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7" style:family="table-cell" style:parent-style-name="Default" style:data-style-name="N14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4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3.38666666666667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1.37583333333333cm"/>
    </style:style>
    <style:style style:name="co4" style:family="table-column">
      <style:table-column-properties fo:break-before="auto" style:column-width="1.21708333333333cm"/>
    </style:style>
    <style:style style:name="co5" style:family="table-column">
      <style:table-column-properties fo:break-before="auto" style:column-width="1.16416666666667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4.07458333333333cm"/>
    </style:style>
    <style:style style:name="co8" style:family="table-column">
      <style:table-column-properties fo:break-before="auto" style:column-width="2.83104166666667cm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2.01083333333333cm"/>
    </style:style>
    <style:style style:name="co11" style:family="table-column">
      <style:table-column-properties fo:break-before="auto" style:column-width="3.43958333333333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1.031875cm" style:use-optimal-column-width="true"/>
    </style:style>
    <style:style style:name="co15" style:family="table-column">
      <style:table-column-properties fo:break-before="auto" style:column-width="4.33916666666667cm" style:use-optimal-column-width="true"/>
    </style:style>
    <style:style style:name="co16" style:family="table-column">
      <style:table-column-properties fo:break-before="auto" style:column-width="0.396875cm" style:use-optimal-column-width="true"/>
    </style:style>
    <style:style style:name="co17" style:family="table-column">
      <style:table-column-properties fo:break-before="auto" style:column-width="2.09020833333333cm" style:use-optimal-column-width="true"/>
    </style:style>
    <style:style style:name="co18" style:family="table-column">
      <style:table-column-properties fo:break-before="auto" style:column-width="2.51354166666667cm" style:use-optimal-column-width="true"/>
    </style:style>
    <style:style style:name="co19" style:family="table-column">
      <style:table-column-properties fo:break-before="auto" style:column-width="1.48166666666667cm" style:use-optimal-column-width="true"/>
    </style:style>
    <style:style style:name="co20" style:family="table-column">
      <style:table-column-properties fo:break-before="auto" style:column-width="1.37583333333333cm" style:use-optimal-column-width="true"/>
    </style:style>
    <style:style style:name="co21" style:family="table-column">
      <style:table-column-properties fo:break-before="auto" style:column-width="1.190625cm" style:use-optimal-column-width="true"/>
    </style:style>
    <style:style style:name="co22" style:family="table-column">
      <style:table-column-properties fo:break-before="auto" style:column-width="2.301875cm" style:use-optimal-column-width="true"/>
    </style:style>
    <style:style style:name="co23" style:family="table-column">
      <style:table-column-properties fo:break-before="auto" style:column-width="4.10104166666667cm" style:use-optimal-column-width="true"/>
    </style:style>
    <style:style style:name="co24" style:family="table-column">
      <style:table-column-properties fo:break-before="auto" style:column-width="2.40770833333333cm" style:use-optimal-column-width="true"/>
    </style:style>
    <style:style style:name="co25" style:family="table-column">
      <style:table-column-properties fo:break-before="auto" style:column-width="3.1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  <style:map style:condition="of:cell-content()&lt;30" style:apply-style-name="cf1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&lt;30" style:apply-style-name="cf1"/>
    </style:style>
    <style:style style:name="ce12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map style:condition="of:cell-content()&lt;30" style:apply-style-name="cf1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  <style:map style:condition="of:cell-content()&lt;50" style:apply-style-name="cf1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&lt;50" style:apply-style-name="cf1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  <style:map style:condition="of:cell-content()&gt;=8.3" style:apply-style-name="cf2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&gt;=8.3" style:apply-style-name="cf2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  <style:map style:condition="of:cell-content()&gt;2160" style:apply-style-name="cf2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&gt;2160" style:apply-style-name="cf2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  <style:map style:condition="of:cell-content()&gt;3840" style:apply-style-name="cf2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&gt;3840" style:apply-style-name="cf2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2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5" table:default-cell-style-name="ce4"/>
        <table:table-column table:style-name="co10" table:default-cell-style-name="ce4"/>
        <table:table-column table:style-name="co6" table:default-cell-style-name="ce4"/>
        <table:table-column table:style-name="co11" table:number-columns-repeated="2" table:default-cell-style-name="ce4"/>
        <table:table-column table:style-name="co12" table:number-columns-repeated="1005" table:default-cell-style-name="ce4"/>
        <table:table-column table:style-name="co13" table:number-columns-repeated="15365" table:default-cell-style-name="ce1"/>
        <table:table-row table:style-name="ro1">
          <table:table-cell office:value-type="string" table:style-name="ce2">
            <text:p>file_name</text:p>
          </table:table-cell>
          <table:table-cell office:value-type="string" table:style-name="ce2">
            <text:p>count</text:p>
          </table:table-cell>
          <table:table-cell office:value-type="string" table:style-name="ce3">
            <text:p>height</text:p>
          </table:table-cell>
          <table:table-cell office:value-type="string" table:style-name="ce3">
            <text:p>width</text:p>
          </table:table-cell>
          <table:table-cell office:value-type="string" table:style-name="ce3">
            <text:p>color</text:p>
          </table:table-cell>
          <table:table-cell office:value-type="string" table:style-name="ce3">
            <text:p>megapixels</text:p>
          </table:table-cell>
          <table:table-cell office:value-type="string" table:style-name="ce3">
            <text:p>density per megapixel</text:p>
          </table:table-cell>
          <table:table-cell office:value-type="string" table:style-name="ce3">
            <text:p>resized_height</text:p>
          </table:table-cell>
          <table:table-cell office:value-type="string" table:style-name="ce3">
            <text:p><text:span text:style-name="T1">resized_</text:span>width</text:p>
          </table:table-cell>
          <table:table-cell office:value-type="string" table:style-name="ce3">
            <text:p>color</text:p>
          </table:table-cell>
          <table:table-cell office:value-type="string" table:style-name="ce3">
            <text:p>prev_mp</text:p>
          </table:table-cell>
          <table:table-cell office:value-type="string" table:style-name="ce3">
            <text:p>current_mp</text:p>
          </table:table-cell>
          <table:table-cell office:value-type="string" table:style-name="ce10">
            <text:p>prev_density</text:p>
          </table:table-cell>
          <table:table-cell office:value-type="string" table:style-name="ce10">
            <text:p>cur_density</text:p>
          </table:table-cell>
          <table:table-cell table:number-columns-repeated="16370" table:style-name="ce3"/>
        </table:table-row>
        <table:table-row table:style-name="ro2">
          <table:table-cell office:value-type="string" table:style-name="ce1">
            <text:p>train_img_0780.jpg</text:p>
          </table:table-cell>
          <table:table-cell office:value-type="float" office:value="110" table:style-name="ce1">
            <text:p>110</text:p>
          </table:table-cell>
          <table:table-cell office:value-type="float" office:value="2160" table:style-name="ce4">
            <text:p>2160</text:p>
          </table:table-cell>
          <table:table-cell office:value-type="float" office:value="4320" table:style-name="ce4">
            <text:p>4320</text:p>
          </table:table-cell>
          <table:table-cell office:value-type="float" office:value="3" table:style-name="ce4">
            <text:p>3</text:p>
          </table:table-cell>
          <table:table-cell office:value-type="float" office:value="9.3312000000000008" table:formula="of:=[Sheet2.$C2]*[Sheet2.$D2]/1000000" table:style-name="ce4">
            <text:p>9.3312</text:p>
          </table:table-cell>
          <table:table-cell office:value-type="float" office:value="11.788408779149499" table:style-name="ce4">
            <text:p>11.78840878</text:p>
          </table:table-cell>
          <table:table-cell office:value-type="float" office:value="1920" table:style-name="ce4">
            <text:p>1920</text:p>
          </table:table-cell>
          <table:table-cell office:value-type="float" office:value="3840" table:style-name="ce4">
            <text:p>3840</text:p>
          </table:table-cell>
          <table:table-cell office:value-type="float" office:value="3" table:style-name="ce4">
            <text:p>3</text:p>
          </table:table-cell>
          <table:table-cell office:value-type="float" office:value="9.3312000000000008" table:formula="of:=[.C2]*[.D2]/1000000" table:style-name="ce4">
            <text:p>9.3312</text:p>
          </table:table-cell>
          <table:table-cell office:value-type="float" office:value="7.3727999999999998" table:formula="of:=[.H2]*[.I2]/1000000" table:style-name="ce4">
            <text:p>7.3728</text:p>
          </table:table-cell>
          <table:table-cell office:value-type="float" office:value="11.788408779149519" table:formula="of:=[.$B2]/[.K2]" table:style-name="ce11">
            <text:p>11.78840878</text:p>
          </table:table-cell>
          <table:table-cell office:value-type="float" office:value="14.919704861111111" table:formula="of:=[.$B2]/[.L2]" table:style-name="ce11">
            <text:p>14.91970486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589.jpg</text:p>
          </table:table-cell>
          <table:table-cell office:value-type="float" office:value="142" table:style-name="ce1">
            <text:p>142</text:p>
          </table:table-cell>
          <table:table-cell office:value-type="float" office:value="2189" table:style-name="ce4">
            <text:p>2189</text:p>
          </table:table-cell>
          <table:table-cell office:value-type="float" office:value="3932" table:style-name="ce4">
            <text:p>3932</text:p>
          </table:table-cell>
          <table:table-cell office:value-type="float" office:value="3" table:style-name="ce4">
            <text:p>3</text:p>
          </table:table-cell>
          <table:table-cell office:value-type="float" office:value="8.6071480000000005" table:formula="of:=[Sheet2.$C3]*[Sheet2.$D3]/1000000" table:style-name="ce4">
            <text:p>8.607148</text:p>
          </table:table-cell>
          <table:table-cell office:value-type="float" office:value="16.4979154535277" table:style-name="ce4">
            <text:p>16.49791545</text:p>
          </table:table-cell>
          <table:table-cell office:value-type="float" office:value="2138" table:style-name="ce4">
            <text:p>2138</text:p>
          </table:table-cell>
          <table:table-cell office:value-type="float" office:value="3840" table:style-name="ce4">
            <text:p>3840</text:p>
          </table:table-cell>
          <table:table-cell office:value-type="float" office:value="3" table:style-name="ce4">
            <text:p>3</text:p>
          </table:table-cell>
          <table:table-cell office:value-type="float" office:value="8.6071480000000005" table:formula="of:=[.C3]*[.D3]/1000000" table:style-name="ce4">
            <text:p>8.607148</text:p>
          </table:table-cell>
          <table:table-cell office:value-type="float" office:value="8.2099200000000003" table:formula="of:=[.H3]*[.I3]/1000000" table:style-name="ce4">
            <text:p>8.20992</text:p>
          </table:table-cell>
          <table:table-cell office:value-type="float" office:value="16.497915453527696" table:formula="of:=[.$B3]/[.K3]" table:style-name="ce11">
            <text:p>16.49791545</text:p>
          </table:table-cell>
          <table:table-cell office:value-type="float" office:value="17.29614904895541" table:formula="of:=[.$B3]/[.L3]" table:style-name="ce11">
            <text:p>17.29614905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973.jpg</text:p>
          </table:table-cell>
          <table:table-cell office:value-type="float" office:value="81" table:style-name="ce1">
            <text:p>81</text:p>
          </table:table-cell>
          <table:table-cell office:value-type="float" office:value="2232" table:style-name="ce4">
            <text:p>2232</text:p>
          </table:table-cell>
          <table:table-cell office:value-type="float" office:value="4288" table:style-name="ce4">
            <text:p>4288</text:p>
          </table:table-cell>
          <table:table-cell office:value-type="float" office:value="3" table:style-name="ce4">
            <text:p>3</text:p>
          </table:table-cell>
          <table:table-cell office:value-type="float" office:value="9.5708160000000007" table:formula="of:=[Sheet2.$C4]*[Sheet2.$D4]/1000000" table:style-name="ce4">
            <text:p>9.570816</text:p>
          </table:table-cell>
          <table:table-cell office:value-type="float" office:value="8.4632282137698596" table:style-name="ce4">
            <text:p>8.463228214</text:p>
          </table:table-cell>
          <table:table-cell office:value-type="float" office:value="1999" table:style-name="ce4">
            <text:p>1999</text:p>
          </table:table-cell>
          <table:table-cell office:value-type="float" office:value="3840" table:style-name="ce4">
            <text:p>3840</text:p>
          </table:table-cell>
          <table:table-cell office:value-type="float" office:value="3" table:style-name="ce4">
            <text:p>3</text:p>
          </table:table-cell>
          <table:table-cell office:value-type="float" office:value="9.5708160000000007" table:formula="of:=[.C4]*[.D4]/1000000" table:style-name="ce4">
            <text:p>9.570816</text:p>
          </table:table-cell>
          <table:table-cell office:value-type="float" office:value="7.6761600000000003" table:formula="of:=[.H4]*[.I4]/1000000" table:style-name="ce4">
            <text:p>7.67616</text:p>
          </table:table-cell>
          <table:table-cell office:value-type="float" office:value="8.4632282137698596" table:formula="of:=[.$B4]/[.K4]" table:style-name="ce11">
            <text:p>8.463228214</text:p>
          </table:table-cell>
          <table:table-cell office:value-type="float" office:value="10.552151075537768" table:formula="of:=[.$B4]/[.L4]" table:style-name="ce11">
            <text:p>10.55215108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024.jpg</text:p>
          </table:table-cell>
          <table:table-cell office:value-type="float" office:value="111" table:style-name="ce1">
            <text:p>111</text:p>
          </table:table-cell>
          <table:table-cell office:value-type="float" office:value="2248" table:style-name="ce4">
            <text:p>2248</text:p>
          </table:table-cell>
          <table:table-cell office:value-type="float" office:value="4000" table:style-name="ce4">
            <text:p>4000</text:p>
          </table:table-cell>
          <table:table-cell office:value-type="float" office:value="3" table:style-name="ce4">
            <text:p>3</text:p>
          </table:table-cell>
          <table:table-cell office:value-type="float" office:value="8.9920000000000009" table:formula="of:=[Sheet2.$C5]*[Sheet2.$D5]/1000000" table:style-name="ce4">
            <text:p>8.992</text:p>
          </table:table-cell>
          <table:table-cell office:value-type="float" office:value="12.3443060498221" table:style-name="ce4">
            <text:p>12.34430605</text:p>
          </table:table-cell>
          <table:table-cell office:value-type="float" office:value="2158" table:style-name="ce4">
            <text:p>2158</text:p>
          </table:table-cell>
          <table:table-cell office:value-type="float" office:value="3840" table:style-name="ce4">
            <text:p>3840</text:p>
          </table:table-cell>
          <table:table-cell office:value-type="float" office:value="3" table:style-name="ce4">
            <text:p>3</text:p>
          </table:table-cell>
          <table:table-cell office:value-type="float" office:value="8.9920000000000009" table:formula="of:=[.C5]*[.D5]/1000000" table:style-name="ce4">
            <text:p>8.992</text:p>
          </table:table-cell>
          <table:table-cell office:value-type="float" office:value="8.2867200000000008" table:formula="of:=[.H5]*[.I5]/1000000" table:style-name="ce4">
            <text:p>8.28672</text:p>
          </table:table-cell>
          <table:table-cell office:value-type="float" office:value="12.344306049822062" table:formula="of:=[.$B5]/[.K5]" table:style-name="ce11">
            <text:p>12.34430605</text:p>
          </table:table-cell>
          <table:table-cell office:value-type="float" office:value="13.394925857275254" table:formula="of:=[.$B5]/[.L5]" table:style-name="ce11">
            <text:p>13.39492586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116.jpg</text:p>
          </table:table-cell>
          <table:table-cell office:value-type="float" office:value="139" table:style-name="ce1">
            <text:p>139</text:p>
          </table:table-cell>
          <table:table-cell office:value-type="float" office:value="2248" table:style-name="ce4">
            <text:p>2248</text:p>
          </table:table-cell>
          <table:table-cell office:value-type="float" office:value="4000" table:style-name="ce4">
            <text:p>4000</text:p>
          </table:table-cell>
          <table:table-cell office:value-type="float" office:value="3" table:style-name="ce4">
            <text:p>3</text:p>
          </table:table-cell>
          <table:table-cell office:value-type="float" office:value="8.9920000000000009" table:formula="of:=[Sheet2.$C6]*[Sheet2.$D6]/1000000" table:style-name="ce4">
            <text:p>8.992</text:p>
          </table:table-cell>
          <table:table-cell office:value-type="float" office:value="15.458185053380801" table:style-name="ce4">
            <text:p>15.45818505</text:p>
          </table:table-cell>
          <table:table-cell office:value-type="float" office:value="2158" table:style-name="ce4">
            <text:p>2158</text:p>
          </table:table-cell>
          <table:table-cell office:value-type="float" office:value="3840" table:style-name="ce4">
            <text:p>3840</text:p>
          </table:table-cell>
          <table:table-cell office:value-type="float" office:value="3" table:style-name="ce4">
            <text:p>3</text:p>
          </table:table-cell>
          <table:table-cell office:value-type="float" office:value="8.9920000000000009" table:formula="of:=[.C6]*[.D6]/1000000" table:style-name="ce4">
            <text:p>8.992</text:p>
          </table:table-cell>
          <table:table-cell office:value-type="float" office:value="8.2867200000000008" table:formula="of:=[.H6]*[.I6]/1000000" table:style-name="ce4">
            <text:p>8.28672</text:p>
          </table:table-cell>
          <table:table-cell office:value-type="float" office:value="15.458185053380781" table:formula="of:=[.$B6]/[.K6]" table:style-name="ce11">
            <text:p>15.45818505</text:p>
          </table:table-cell>
          <table:table-cell office:value-type="float" office:value="16.773826073524866" table:formula="of:=[.$B6]/[.L6]" table:style-name="ce11">
            <text:p>16.77382607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673.jpg</text:p>
          </table:table-cell>
          <table:table-cell office:value-type="float" office:value="267" table:style-name="ce1">
            <text:p>267</text:p>
          </table:table-cell>
          <table:table-cell office:value-type="float" office:value="2248" table:style-name="ce4">
            <text:p>2248</text:p>
          </table:table-cell>
          <table:table-cell office:value-type="float" office:value="4000" table:style-name="ce4">
            <text:p>4000</text:p>
          </table:table-cell>
          <table:table-cell office:value-type="float" office:value="3" table:style-name="ce4">
            <text:p>3</text:p>
          </table:table-cell>
          <table:table-cell office:value-type="float" office:value="8.9920000000000009" table:formula="of:=[Sheet2.$C7]*[Sheet2.$D7]/1000000" table:style-name="ce4">
            <text:p>8.992</text:p>
          </table:table-cell>
          <table:table-cell office:value-type="float" office:value="29.6930604982206" table:style-name="ce4">
            <text:p>29.6930605</text:p>
          </table:table-cell>
          <table:table-cell office:value-type="float" office:value="2158" table:style-name="ce4">
            <text:p>2158</text:p>
          </table:table-cell>
          <table:table-cell office:value-type="float" office:value="3840" table:style-name="ce4">
            <text:p>3840</text:p>
          </table:table-cell>
          <table:table-cell office:value-type="float" office:value="3" table:style-name="ce4">
            <text:p>3</text:p>
          </table:table-cell>
          <table:table-cell office:value-type="float" office:value="8.9920000000000009" table:formula="of:=[.C7]*[.D7]/1000000" table:style-name="ce4">
            <text:p>8.992</text:p>
          </table:table-cell>
          <table:table-cell office:value-type="float" office:value="8.2867200000000008" table:formula="of:=[.H7]*[.I7]/1000000" table:style-name="ce4">
            <text:p>8.28672</text:p>
          </table:table-cell>
          <table:table-cell office:value-type="float" office:value="29.693060498220639" table:formula="of:=[.$B7]/[.K7]" table:style-name="ce11">
            <text:p>29.6930605</text:p>
          </table:table-cell>
          <table:table-cell office:value-type="float" office:value="32.22022706209453" table:formula="of:=[.$B7]/[.L7]" table:style-name="ce11">
            <text:p>32.22022706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630.jpg</text:p>
          </table:table-cell>
          <table:table-cell office:value-type="float" office:value="139" table:style-name="ce1">
            <text:p>139</text:p>
          </table:table-cell>
          <table:table-cell office:value-type="float" office:value="2250" table:style-name="ce4">
            <text:p>2250</text:p>
          </table:table-cell>
          <table:table-cell office:value-type="float" office:value="4000" table:style-name="ce4">
            <text:p>4000</text:p>
          </table:table-cell>
          <table:table-cell office:value-type="float" office:value="3" table:style-name="ce4">
            <text:p>3</text:p>
          </table:table-cell>
          <table:table-cell office:value-type="float" office:value="9" table:formula="of:=[Sheet2.$C8]*[Sheet2.$D8]/1000000" table:style-name="ce4">
            <text:p>9</text:p>
          </table:table-cell>
          <table:table-cell office:value-type="float" office:value="15.4444444444444" table:style-name="ce4">
            <text:p>15.44444444</text:p>
          </table:table-cell>
          <table:table-cell office:value-type="float" office:value="2160" table:style-name="ce4">
            <text:p>2160</text:p>
          </table:table-cell>
          <table:table-cell office:value-type="float" office:value="3840" table:style-name="ce4">
            <text:p>3840</text:p>
          </table:table-cell>
          <table:table-cell office:value-type="float" office:value="3" table:style-name="ce4">
            <text:p>3</text:p>
          </table:table-cell>
          <table:table-cell office:value-type="float" office:value="9" table:formula="of:=[.C8]*[.D8]/1000000" table:style-name="ce4">
            <text:p>9</text:p>
          </table:table-cell>
          <table:table-cell office:value-type="float" office:value="8.2943999999999996" table:formula="of:=[.H8]*[.I8]/1000000" table:style-name="ce4">
            <text:p>8.2944</text:p>
          </table:table-cell>
          <table:table-cell office:value-type="float" office:value="15.444444444444445" table:formula="of:=[.$B8]/[.K8]" table:style-name="ce11">
            <text:p>15.44444444</text:p>
          </table:table-cell>
          <table:table-cell office:value-type="float" office:value="16.758294753086421" table:formula="of:=[.$B8]/[.L8]" table:style-name="ce11">
            <text:p>16.75829475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383.jpg</text:p>
          </table:table-cell>
          <table:table-cell office:value-type="float" office:value="183" table:style-name="ce1">
            <text:p>183</text:p>
          </table:table-cell>
          <table:table-cell office:value-type="float" office:value="2320" table:style-name="ce4">
            <text:p>2320</text:p>
          </table:table-cell>
          <table:table-cell office:value-type="float" office:value="4572" table:style-name="ce4">
            <text:p>4572</text:p>
          </table:table-cell>
          <table:table-cell office:value-type="float" office:value="3" table:style-name="ce4">
            <text:p>3</text:p>
          </table:table-cell>
          <table:table-cell office:value-type="float" office:value="10.60704" table:formula="of:=[Sheet2.$C9]*[Sheet2.$D9]/1000000" table:style-name="ce4">
            <text:p>10.60704</text:p>
          </table:table-cell>
          <table:table-cell office:value-type="float" office:value="17.252692551362099" table:style-name="ce4">
            <text:p>17.25269255</text:p>
          </table:table-cell>
          <table:table-cell office:value-type="float" office:value="1949" table:style-name="ce4">
            <text:p>1949</text:p>
          </table:table-cell>
          <table:table-cell office:value-type="float" office:value="3840" table:style-name="ce4">
            <text:p>3840</text:p>
          </table:table-cell>
          <table:table-cell office:value-type="float" office:value="3" table:style-name="ce4">
            <text:p>3</text:p>
          </table:table-cell>
          <table:table-cell office:value-type="float" office:value="10.60704" table:formula="of:=[.C9]*[.D9]/1000000" table:style-name="ce4">
            <text:p>10.60704</text:p>
          </table:table-cell>
          <table:table-cell office:value-type="float" office:value="7.4841600000000001" table:formula="of:=[.H9]*[.I9]/1000000" table:style-name="ce4">
            <text:p>7.48416</text:p>
          </table:table-cell>
          <table:table-cell office:value-type="float" office:value="17.252692551362117" table:formula="of:=[.$B9]/[.K9]" table:style-name="ce11">
            <text:p>17.25269255</text:p>
          </table:table-cell>
          <table:table-cell office:value-type="float" office:value="24.451641867624421" table:formula="of:=[.$B9]/[.L9]" table:style-name="ce11">
            <text:p>24.45164187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356.jpg</text:p>
          </table:table-cell>
          <table:table-cell office:value-type="float" office:value="232" table:style-name="ce1">
            <text:p>232</text:p>
          </table:table-cell>
          <table:table-cell office:value-type="float" office:value="2332" table:style-name="ce4">
            <text:p>2332</text:p>
          </table:table-cell>
          <table:table-cell office:value-type="float" office:value="6198" table:style-name="ce4">
            <text:p>6198</text:p>
          </table:table-cell>
          <table:table-cell office:value-type="float" office:value="3" table:style-name="ce4">
            <text:p>3</text:p>
          </table:table-cell>
          <table:table-cell office:value-type="float" office:value="14.453735999999999" table:formula="of:=[Sheet2.$C10]*[Sheet2.$D10]/1000000" table:style-name="ce4">
            <text:p>14.453736</text:p>
          </table:table-cell>
          <table:table-cell office:value-type="float" office:value="16.051213333355498" table:style-name="ce4">
            <text:p>16.05121333</text:p>
          </table:table-cell>
          <table:table-cell office:value-type="float" office:value="1445" table:style-name="ce4">
            <text:p>1445</text:p>
          </table:table-cell>
          <table:table-cell office:value-type="float" office:value="3840" table:style-name="ce4">
            <text:p>3840</text:p>
          </table:table-cell>
          <table:table-cell office:value-type="float" office:value="3" table:style-name="ce4">
            <text:p>3</text:p>
          </table:table-cell>
          <table:table-cell office:value-type="float" office:value="14.453735999999999" table:formula="of:=[.C10]*[.D10]/1000000" table:style-name="ce4">
            <text:p>14.453736</text:p>
          </table:table-cell>
          <table:table-cell office:value-type="float" office:value="5.5488" table:formula="of:=[.H10]*[.I10]/1000000" table:style-name="ce4">
            <text:p>5.5488</text:p>
          </table:table-cell>
          <table:table-cell office:value-type="float" office:value="16.051213333355474" table:formula="of:=[.$B10]/[.K10]" table:style-name="ce11">
            <text:p>16.05121333</text:p>
          </table:table-cell>
          <table:table-cell office:value-type="float" office:value="41.810841983852363" table:formula="of:=[.$B10]/[.L10]" table:style-name="ce11">
            <text:p>41.81084198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072.jpg</text:p>
          </table:table-cell>
          <table:table-cell office:value-type="float" office:value="247" table:style-name="ce1">
            <text:p>247</text:p>
          </table:table-cell>
          <table:table-cell office:value-type="float" office:value="2343" table:style-name="ce4">
            <text:p>2343</text:p>
          </table:table-cell>
          <table:table-cell office:value-type="float" office:value="3546" table:style-name="ce4">
            <text:p>3546</text:p>
          </table:table-cell>
          <table:table-cell office:value-type="float" office:value="3" table:style-name="ce4">
            <text:p>3</text:p>
          </table:table-cell>
          <table:table-cell office:value-type="float" office:value="8.3082779999999996" table:formula="of:=[Sheet2.$C11]*[Sheet2.$D11]/1000000" table:style-name="ce4">
            <text:p>8.308278</text:p>
          </table:table-cell>
          <table:table-cell office:value-type="float" office:value="29.7293855597995" table:style-name="ce4">
            <text:p>29.72938556</text:p>
          </table:table-cell>
          <table:table-cell office:value-type="float" office:value="2160" table:style-name="ce4">
            <text:p>2160</text:p>
          </table:table-cell>
          <table:table-cell office:value-type="float" office:value="3269" table:style-name="ce4">
            <text:p>3269</text:p>
          </table:table-cell>
          <table:table-cell office:value-type="float" office:value="3" table:style-name="ce4">
            <text:p>3</text:p>
          </table:table-cell>
          <table:table-cell office:value-type="float" office:value="8.3082779999999996" table:formula="of:=[.C11]*[.D11]/1000000" table:style-name="ce4">
            <text:p>8.308278</text:p>
          </table:table-cell>
          <table:table-cell office:value-type="float" office:value="7.0610400000000002" table:formula="of:=[.H11]*[.I11]/1000000" table:style-name="ce4">
            <text:p>7.06104</text:p>
          </table:table-cell>
          <table:table-cell office:value-type="float" office:value="29.729385559799518" table:formula="of:=[.$B11]/[.K11]" table:style-name="ce11">
            <text:p>29.72938556</text:p>
          </table:table-cell>
          <table:table-cell office:value-type="float" office:value="34.980682732288727" table:formula="of:=[.$B11]/[.L11]" table:style-name="ce11">
            <text:p>34.98068273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189.jpg</text:p>
          </table:table-cell>
          <table:table-cell office:value-type="float" office:value="252" table:style-name="ce1">
            <text:p>252</text:p>
          </table:table-cell>
          <table:table-cell office:value-type="float" office:value="2384" table:style-name="ce4">
            <text:p>2384</text:p>
          </table:table-cell>
          <table:table-cell office:value-type="float" office:value="3600" table:style-name="ce4">
            <text:p>3600</text:p>
          </table:table-cell>
          <table:table-cell office:value-type="float" office:value="3" table:style-name="ce4">
            <text:p>3</text:p>
          </table:table-cell>
          <table:table-cell office:value-type="float" office:value="8.5823999999999998" table:formula="of:=[Sheet2.$C12]*[Sheet2.$D12]/1000000" table:style-name="ce4">
            <text:p>8.5824</text:p>
          </table:table-cell>
          <table:table-cell office:value-type="float" office:value="29.362416107382501" table:style-name="ce4">
            <text:p>29.36241611</text:p>
          </table:table-cell>
          <table:table-cell office:value-type="float" office:value="2160" table:style-name="ce4">
            <text:p>2160</text:p>
          </table:table-cell>
          <table:table-cell office:value-type="float" office:value="3262" table:style-name="ce4">
            <text:p>3262</text:p>
          </table:table-cell>
          <table:table-cell office:value-type="float" office:value="3" table:style-name="ce4">
            <text:p>3</text:p>
          </table:table-cell>
          <table:table-cell office:value-type="float" office:value="8.5823999999999998" table:formula="of:=[.C12]*[.D12]/1000000" table:style-name="ce4">
            <text:p>8.5824</text:p>
          </table:table-cell>
          <table:table-cell office:value-type="float" office:value="7.0459199999999997" table:formula="of:=[.H12]*[.I12]/1000000" table:style-name="ce4">
            <text:p>7.04592</text:p>
          </table:table-cell>
          <table:table-cell office:value-type="float" office:value="29.36241610738255" table:formula="of:=[.$B12]/[.K12]" table:style-name="ce11">
            <text:p>29.36241611</text:p>
          </table:table-cell>
          <table:table-cell office:value-type="float" office:value="35.765379113018597" table:formula="of:=[.$B12]/[.L12]" table:style-name="ce11">
            <text:p>35.76537911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972.jpg</text:p>
          </table:table-cell>
          <table:table-cell office:value-type="float" office:value="86" table:style-name="ce1">
            <text:p>86</text:p>
          </table:table-cell>
          <table:table-cell office:value-type="float" office:value="2387" table:style-name="ce4">
            <text:p>2387</text:p>
          </table:table-cell>
          <table:table-cell office:value-type="float" office:value="4288" table:style-name="ce4">
            <text:p>4288</text:p>
          </table:table-cell>
          <table:table-cell office:value-type="float" office:value="3" table:style-name="ce4">
            <text:p>3</text:p>
          </table:table-cell>
          <table:table-cell office:value-type="float" office:value="10.235455999999999" table:formula="of:=[Sheet2.$C13]*[Sheet2.$D13]/1000000" table:style-name="ce4">
            <text:p>10.235456</text:p>
          </table:table-cell>
          <table:table-cell office:value-type="float" office:value="8.4021659611452595" table:style-name="ce4">
            <text:p>8.402165961</text:p>
          </table:table-cell>
          <table:table-cell office:value-type="float" office:value="2138" table:style-name="ce4">
            <text:p>2138</text:p>
          </table:table-cell>
          <table:table-cell office:value-type="float" office:value="3840" table:style-name="ce4">
            <text:p>3840</text:p>
          </table:table-cell>
          <table:table-cell office:value-type="float" office:value="3" table:style-name="ce4">
            <text:p>3</text:p>
          </table:table-cell>
          <table:table-cell office:value-type="float" office:value="10.235455999999999" table:formula="of:=[.C13]*[.D13]/1000000" table:style-name="ce4">
            <text:p>10.235456</text:p>
          </table:table-cell>
          <table:table-cell office:value-type="float" office:value="8.2099200000000003" table:formula="of:=[.H13]*[.I13]/1000000" table:style-name="ce4">
            <text:p>8.20992</text:p>
          </table:table-cell>
          <table:table-cell office:value-type="float" office:value="8.4021659611452595" table:formula="of:=[.$B13]/[.K13]" table:style-name="ce11">
            <text:p>8.402165961</text:p>
          </table:table-cell>
          <table:table-cell office:value-type="float" office:value="10.475132522606797" table:formula="of:=[.$B13]/[.L13]" table:style-name="ce11">
            <text:p>10.47513252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st_img_0208.jpg</text:p>
          </table:table-cell>
          <table:table-cell office:value-type="float" office:value="204" table:style-name="ce1">
            <text:p>204</text:p>
          </table:table-cell>
          <table:table-cell office:value-type="float" office:value="2461" table:style-name="ce4">
            <text:p>2461</text:p>
          </table:table-cell>
          <table:table-cell office:value-type="float" office:value="3872" table:style-name="ce4">
            <text:p>3872</text:p>
          </table:table-cell>
          <table:table-cell office:value-type="float" office:value="3" table:style-name="ce4">
            <text:p>3</text:p>
          </table:table-cell>
          <table:table-cell office:value-type="float" office:value="9.5289920000000006" table:formula="of:=[Sheet2.$C14]*[Sheet2.$D14]/1000000" table:style-name="ce4">
            <text:p>9.528992</text:p>
          </table:table-cell>
          <table:table-cell office:value-type="float" office:value="21.4083504320289" table:style-name="ce4">
            <text:p>21.40835043</text:p>
          </table:table-cell>
          <table:table-cell office:value-type="float" office:value="2160" table:style-name="ce4">
            <text:p>2160</text:p>
          </table:table-cell>
          <table:table-cell office:value-type="float" office:value="3398" table:style-name="ce4">
            <text:p>3398</text:p>
          </table:table-cell>
          <table:table-cell office:value-type="float" office:value="3" table:style-name="ce4">
            <text:p>3</text:p>
          </table:table-cell>
          <table:table-cell office:value-type="float" office:value="9.5289920000000006" table:formula="of:=[.C14]*[.D14]/1000000" table:style-name="ce4">
            <text:p>9.528992</text:p>
          </table:table-cell>
          <table:table-cell office:value-type="float" office:value="7.3396800000000004" table:formula="of:=[.H14]*[.I14]/1000000" table:style-name="ce4">
            <text:p>7.33968</text:p>
          </table:table-cell>
          <table:table-cell office:value-type="float" office:value="21.408350432028907" table:formula="of:=[.$B14]/[.K14]" table:style-name="ce11">
            <text:p>21.40835043</text:p>
          </table:table-cell>
          <table:table-cell office:value-type="float" office:value="27.794127264403897" table:formula="of:=[.$B14]/[.L14]" table:style-name="ce11">
            <text:p>27.79412726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185.jpg</text:p>
          </table:table-cell>
          <table:table-cell office:value-type="float" office:value="243" table:style-name="ce1">
            <text:p>243</text:p>
          </table:table-cell>
          <table:table-cell office:value-type="float" office:value="2461" table:style-name="ce4">
            <text:p>2461</text:p>
          </table:table-cell>
          <table:table-cell office:value-type="float" office:value="4320" table:style-name="ce4">
            <text:p>4320</text:p>
          </table:table-cell>
          <table:table-cell office:value-type="float" office:value="3" table:style-name="ce4">
            <text:p>3</text:p>
          </table:table-cell>
          <table:table-cell office:value-type="float" office:value="10.63152" table:formula="of:=[Sheet2.$C15]*[Sheet2.$D15]/1000000" table:style-name="ce4">
            <text:p>10.63152</text:p>
          </table:table-cell>
          <table:table-cell office:value-type="float" office:value="22.856562373019099" table:style-name="ce4">
            <text:p>22.85656237</text:p>
          </table:table-cell>
          <table:table-cell office:value-type="float" office:value="2160" table:style-name="ce4">
            <text:p>2160</text:p>
          </table:table-cell>
          <table:table-cell office:value-type="float" office:value="3791" table:style-name="ce4">
            <text:p>3791</text:p>
          </table:table-cell>
          <table:table-cell office:value-type="float" office:value="3" table:style-name="ce4">
            <text:p>3</text:p>
          </table:table-cell>
          <table:table-cell office:value-type="float" office:value="10.63152" table:formula="of:=[.C15]*[.D15]/1000000" table:style-name="ce4">
            <text:p>10.63152</text:p>
          </table:table-cell>
          <table:table-cell office:value-type="float" office:value="8.1885600000000007" table:formula="of:=[.H15]*[.I15]/1000000" table:style-name="ce4">
            <text:p>8.18856</text:p>
          </table:table-cell>
          <table:table-cell office:value-type="float" office:value="22.856562373019099" table:formula="of:=[.$B15]/[.K15]" table:style-name="ce11">
            <text:p>22.85656237</text:p>
          </table:table-cell>
          <table:table-cell office:value-type="float" office:value="29.675547348984434" table:formula="of:=[.$B15]/[.L15]" table:style-name="ce11">
            <text:p>29.67554735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st_img_0247.jpg</text:p>
          </table:table-cell>
          <table:table-cell office:value-type="float" office:value="214" table:style-name="ce1">
            <text:p>214</text:p>
          </table:table-cell>
          <table:table-cell office:value-type="float" office:value="2479" table:style-name="ce4">
            <text:p>2479</text:p>
          </table:table-cell>
          <table:table-cell office:value-type="float" office:value="4410" table:style-name="ce4">
            <text:p>4410</text:p>
          </table:table-cell>
          <table:table-cell office:value-type="float" office:value="3" table:style-name="ce4">
            <text:p>3</text:p>
          </table:table-cell>
          <table:table-cell office:value-type="float" office:value="10.93239" table:formula="of:=[Sheet2.$C16]*[Sheet2.$D16]/1000000" table:style-name="ce4">
            <text:p>10.93239</text:p>
          </table:table-cell>
          <table:table-cell office:value-type="float" office:value="19.574859660147499" table:style-name="ce4">
            <text:p>19.57485966</text:p>
          </table:table-cell>
          <table:table-cell office:value-type="float" office:value="2159" table:style-name="ce4">
            <text:p>2159</text:p>
          </table:table-cell>
          <table:table-cell office:value-type="float" office:value="3840" table:style-name="ce4">
            <text:p>3840</text:p>
          </table:table-cell>
          <table:table-cell office:value-type="float" office:value="3" table:style-name="ce4">
            <text:p>3</text:p>
          </table:table-cell>
          <table:table-cell office:value-type="float" office:value="10.93239" table:formula="of:=[.C16]*[.D16]/1000000" table:style-name="ce4">
            <text:p>10.93239</text:p>
          </table:table-cell>
          <table:table-cell office:value-type="float" office:value="8.2905599999999993" table:formula="of:=[.H16]*[.I16]/1000000" table:style-name="ce4">
            <text:p>8.29056</text:p>
          </table:table-cell>
          <table:table-cell office:value-type="float" office:value="19.574859660147506" table:formula="of:=[.$B16]/[.K16]" table:style-name="ce11">
            <text:p>19.57485966</text:p>
          </table:table-cell>
          <table:table-cell office:value-type="float" office:value="25.812490350470899" table:formula="of:=[.$B16]/[.L16]" table:style-name="ce11">
            <text:p>25.81249035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747.jpg</text:p>
          </table:table-cell>
          <table:table-cell office:value-type="float" office:value="85" table:style-name="ce1">
            <text:p>85</text:p>
          </table:table-cell>
          <table:table-cell office:value-type="float" office:value="2492" table:style-name="ce4">
            <text:p>2492</text:p>
          </table:table-cell>
          <table:table-cell office:value-type="float" office:value="4032" table:style-name="ce4">
            <text:p>4032</text:p>
          </table:table-cell>
          <table:table-cell office:value-type="float" office:value="3" table:style-name="ce4">
            <text:p>3</text:p>
          </table:table-cell>
          <table:table-cell office:value-type="float" office:value="10.047744" table:formula="of:=[Sheet2.$C17]*[Sheet2.$D17]/1000000" table:style-name="ce4">
            <text:p>10.047744</text:p>
          </table:table-cell>
          <table:table-cell office:value-type="float" office:value="8.4596104359346693" table:style-name="ce4">
            <text:p>8.459610436</text:p>
          </table:table-cell>
          <table:table-cell office:value-type="float" office:value="2160" table:style-name="ce4">
            <text:p>2160</text:p>
          </table:table-cell>
          <table:table-cell office:value-type="float" office:value="3495" table:style-name="ce4">
            <text:p>3495</text:p>
          </table:table-cell>
          <table:table-cell office:value-type="float" office:value="3" table:style-name="ce4">
            <text:p>3</text:p>
          </table:table-cell>
          <table:table-cell office:value-type="float" office:value="10.047744" table:formula="of:=[.C17]*[.D17]/1000000" table:style-name="ce4">
            <text:p>10.047744</text:p>
          </table:table-cell>
          <table:table-cell office:value-type="float" office:value="7.5491999999999999" table:formula="of:=[.H17]*[.I17]/1000000" table:style-name="ce4">
            <text:p>7.5492</text:p>
          </table:table-cell>
          <table:table-cell office:value-type="float" office:value="8.4596104359346729" table:formula="of:=[.$B17]/[.K17]" table:style-name="ce11">
            <text:p>8.459610436</text:p>
          </table:table-cell>
          <table:table-cell office:value-type="float" office:value="11.259471202246596" table:formula="of:=[.$B17]/[.L17]" table:style-name="ce11">
            <text:p>11.2594712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429.jpg</text:p>
          </table:table-cell>
          <table:table-cell office:value-type="float" office:value="147" table:style-name="ce1">
            <text:p>147</text:p>
          </table:table-cell>
          <table:table-cell office:value-type="float" office:value="2517" table:style-name="ce4">
            <text:p>2517</text:p>
          </table:table-cell>
          <table:table-cell office:value-type="float" office:value="3782" table:style-name="ce4">
            <text:p>3782</text:p>
          </table:table-cell>
          <table:table-cell office:value-type="float" office:value="3" table:style-name="ce4">
            <text:p>3</text:p>
          </table:table-cell>
          <table:table-cell office:value-type="float" office:value="9.5192940000000004" table:formula="of:=[Sheet2.$C18]*[Sheet2.$D18]/1000000" table:style-name="ce4">
            <text:p>9.519294</text:p>
          </table:table-cell>
          <table:table-cell office:value-type="float" office:value="15.442321667972401" table:style-name="ce4">
            <text:p>15.44232167</text:p>
          </table:table-cell>
          <table:table-cell office:value-type="float" office:value="2160" table:style-name="ce4">
            <text:p>2160</text:p>
          </table:table-cell>
          <table:table-cell office:value-type="float" office:value="3246" table:style-name="ce4">
            <text:p>3246</text:p>
          </table:table-cell>
          <table:table-cell office:value-type="float" office:value="3" table:style-name="ce4">
            <text:p>3</text:p>
          </table:table-cell>
          <table:table-cell office:value-type="float" office:value="9.5192940000000004" table:formula="of:=[.C18]*[.D18]/1000000" table:style-name="ce4">
            <text:p>9.519294</text:p>
          </table:table-cell>
          <table:table-cell office:value-type="float" office:value="7.0113599999999998" table:formula="of:=[.H18]*[.I18]/1000000" table:style-name="ce4">
            <text:p>7.01136</text:p>
          </table:table-cell>
          <table:table-cell office:value-type="float" office:value="15.442321667972434" table:formula="of:=[.$B18]/[.K18]" table:style-name="ce11">
            <text:p>15.44232167</text:p>
          </table:table-cell>
          <table:table-cell office:value-type="float" office:value="20.965975217361539" table:formula="of:=[.$B18]/[.L18]" table:style-name="ce11">
            <text:p>20.96597522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190.jpg</text:p>
          </table:table-cell>
          <table:table-cell office:value-type="float" office:value="347" table:style-name="ce1">
            <text:p>347</text:p>
          </table:table-cell>
          <table:table-cell office:value-type="float" office:value="2520" table:style-name="ce4">
            <text:p>2520</text:p>
          </table:table-cell>
          <table:table-cell office:value-type="float" office:value="4752" table:style-name="ce4">
            <text:p>4752</text:p>
          </table:table-cell>
          <table:table-cell office:value-type="float" office:value="3" table:style-name="ce4">
            <text:p>3</text:p>
          </table:table-cell>
          <table:table-cell office:value-type="float" office:value="11.97504" table:formula="of:=[Sheet2.$C19]*[Sheet2.$D19]/1000000" table:style-name="ce4">
            <text:p>11.97504</text:p>
          </table:table-cell>
          <table:table-cell office:value-type="float" office:value="28.9769386991609" table:style-name="ce4">
            <text:p>28.9769387</text:p>
          </table:table-cell>
          <table:table-cell office:value-type="float" office:value="2036" table:style-name="ce4">
            <text:p>2036</text:p>
          </table:table-cell>
          <table:table-cell office:value-type="float" office:value="3840" table:style-name="ce4">
            <text:p>3840</text:p>
          </table:table-cell>
          <table:table-cell office:value-type="float" office:value="3" table:style-name="ce4">
            <text:p>3</text:p>
          </table:table-cell>
          <table:table-cell office:value-type="float" office:value="11.97504" table:formula="of:=[.C19]*[.D19]/1000000" table:style-name="ce4">
            <text:p>11.97504</text:p>
          </table:table-cell>
          <table:table-cell office:value-type="float" office:value="7.8182400000000003" table:formula="of:=[.H19]*[.I19]/1000000" table:style-name="ce4">
            <text:p>7.81824</text:p>
          </table:table-cell>
          <table:table-cell office:value-type="float" office:value="28.976938699160922" table:formula="of:=[.$B19]/[.K19]" table:style-name="ce11">
            <text:p>28.9769387</text:p>
          </table:table-cell>
          <table:table-cell office:value-type="float" office:value="44.38339063523248" table:formula="of:=[.$B19]/[.L19]" table:style-name="ce11">
            <text:p>44.38339064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878.jpg</text:p>
          </table:table-cell>
          <table:table-cell office:value-type="float" office:value="244" table:style-name="ce1">
            <text:p>244</text:p>
          </table:table-cell>
          <table:table-cell office:value-type="float" office:value="2532" table:style-name="ce4">
            <text:p>2532</text:p>
          </table:table-cell>
          <table:table-cell office:value-type="float" office:value="3648" table:style-name="ce4">
            <text:p>3648</text:p>
          </table:table-cell>
          <table:table-cell office:value-type="float" office:value="3" table:style-name="ce4">
            <text:p>3</text:p>
          </table:table-cell>
          <table:table-cell office:value-type="float" office:value="9.2367360000000005" table:formula="of:=[Sheet2.$C20]*[Sheet2.$D20]/1000000" table:style-name="ce4">
            <text:p>9.236736</text:p>
          </table:table-cell>
          <table:table-cell office:value-type="float" office:value="26.4162578642499" table:style-name="ce4">
            <text:p>26.41625786</text:p>
          </table:table-cell>
          <table:table-cell office:value-type="float" office:value="2160" table:style-name="ce4">
            <text:p>2160</text:p>
          </table:table-cell>
          <table:table-cell office:value-type="float" office:value="3112" table:style-name="ce4">
            <text:p>3112</text:p>
          </table:table-cell>
          <table:table-cell office:value-type="float" office:value="3" table:style-name="ce4">
            <text:p>3</text:p>
          </table:table-cell>
          <table:table-cell office:value-type="float" office:value="9.2367360000000005" table:formula="of:=[.C20]*[.D20]/1000000" table:style-name="ce4">
            <text:p>9.236736</text:p>
          </table:table-cell>
          <table:table-cell office:value-type="float" office:value="6.7219199999999999" table:formula="of:=[.H20]*[.I20]/1000000" table:style-name="ce4">
            <text:p>6.72192</text:p>
          </table:table-cell>
          <table:table-cell office:value-type="float" office:value="26.416257864249882" table:formula="of:=[.$B20]/[.K20]" table:style-name="ce11">
            <text:p>26.41625786</text:p>
          </table:table-cell>
          <table:table-cell office:value-type="float" office:value="36.299152623060081" table:formula="of:=[.$B20]/[.L20]" table:style-name="ce11">
            <text:p>36.29915262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st_img_0192.jpg</text:p>
          </table:table-cell>
          <table:table-cell office:value-type="float" office:value="195" table:style-name="ce1">
            <text:p>195</text:p>
          </table:table-cell>
          <table:table-cell office:value-type="float" office:value="2574" table:style-name="ce4">
            <text:p>2574</text:p>
          </table:table-cell>
          <table:table-cell office:value-type="float" office:value="3861" table:style-name="ce4">
            <text:p>3861</text:p>
          </table:table-cell>
          <table:table-cell office:value-type="float" office:value="3" table:style-name="ce4">
            <text:p>3</text:p>
          </table:table-cell>
          <table:table-cell office:value-type="float" office:value="9.9382140000000003" table:formula="of:=[Sheet2.$C21]*[Sheet2.$D21]/1000000" table:style-name="ce4">
            <text:p>9.938214</text:p>
          </table:table-cell>
          <table:table-cell office:value-type="float" office:value="19.6212317424439" table:style-name="ce4">
            <text:p>19.62123174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9.9382140000000003" table:formula="of:=[.C21]*[.D21]/1000000" table:style-name="ce4">
            <text:p>9.938214</text:p>
          </table:table-cell>
          <table:table-cell office:value-type="float" office:value="6.9984000000000002" table:formula="of:=[.H21]*[.I21]/1000000" table:style-name="ce4">
            <text:p>6.9984</text:p>
          </table:table-cell>
          <table:table-cell office:value-type="float" office:value="19.621231742443864" table:formula="of:=[.$B21]/[.K21]" table:style-name="ce11">
            <text:p>19.62123174</text:p>
          </table:table-cell>
          <table:table-cell office:value-type="float" office:value="27.863511659807955" table:formula="of:=[.$B21]/[.L21]" table:style-name="ce11">
            <text:p>27.86351166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183.jpg</text:p>
          </table:table-cell>
          <table:table-cell office:value-type="float" office:value="329" table:style-name="ce1">
            <text:p>329</text:p>
          </table:table-cell>
          <table:table-cell office:value-type="float" office:value="2575" table:style-name="ce4">
            <text:p>2575</text:p>
          </table:table-cell>
          <table:table-cell office:value-type="float" office:value="4320" table:style-name="ce4">
            <text:p>4320</text:p>
          </table:table-cell>
          <table:table-cell office:value-type="float" office:value="3" table:style-name="ce4">
            <text:p>3</text:p>
          </table:table-cell>
          <table:table-cell office:value-type="float" office:value="11.124000000000001" table:formula="of:=[Sheet2.$C22]*[Sheet2.$D22]/1000000" table:style-name="ce4">
            <text:p>11.124</text:p>
          </table:table-cell>
          <table:table-cell office:value-type="float" office:value="29.575692197051399" table:style-name="ce4">
            <text:p>29.5756922</text:p>
          </table:table-cell>
          <table:table-cell office:value-type="float" office:value="2160" table:style-name="ce4">
            <text:p>2160</text:p>
          </table:table-cell>
          <table:table-cell office:value-type="float" office:value="3624" table:style-name="ce4">
            <text:p>3624</text:p>
          </table:table-cell>
          <table:table-cell office:value-type="float" office:value="3" table:style-name="ce4">
            <text:p>3</text:p>
          </table:table-cell>
          <table:table-cell office:value-type="float" office:value="11.124000000000001" table:formula="of:=[.C22]*[.D22]/1000000" table:style-name="ce4">
            <text:p>11.124</text:p>
          </table:table-cell>
          <table:table-cell office:value-type="float" office:value="7.8278400000000001" table:formula="of:=[.H22]*[.I22]/1000000" table:style-name="ce4">
            <text:p>7.82784</text:p>
          </table:table-cell>
          <table:table-cell office:value-type="float" office:value="29.575692197051421" table:formula="of:=[.$B22]/[.K22]" table:style-name="ce11">
            <text:p>29.5756922</text:p>
          </table:table-cell>
          <table:table-cell office:value-type="float" office:value="42.029474286648679" table:formula="of:=[.$B22]/[.L22]" table:style-name="ce11">
            <text:p>42.02947429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393.jpg</text:p>
          </table:table-cell>
          <table:table-cell office:value-type="float" office:value="166" table:style-name="ce1">
            <text:p>166</text:p>
          </table:table-cell>
          <table:table-cell office:value-type="float" office:value="2588" table:style-name="ce4">
            <text:p>2588</text:p>
          </table:table-cell>
          <table:table-cell office:value-type="float" office:value="3888" table:style-name="ce4">
            <text:p>3888</text:p>
          </table:table-cell>
          <table:table-cell office:value-type="float" office:value="3" table:style-name="ce4">
            <text:p>3</text:p>
          </table:table-cell>
          <table:table-cell office:value-type="float" office:value="10.062144" table:formula="of:=[Sheet2.$C23]*[Sheet2.$D23]/1000000" table:style-name="ce4">
            <text:p>10.062144</text:p>
          </table:table-cell>
          <table:table-cell office:value-type="float" office:value="16.4974780722677" table:style-name="ce4">
            <text:p>16.49747807</text:p>
          </table:table-cell>
          <table:table-cell office:value-type="float" office:value="2160" table:style-name="ce4">
            <text:p>2160</text:p>
          </table:table-cell>
          <table:table-cell office:value-type="float" office:value="3245" table:style-name="ce4">
            <text:p>3245</text:p>
          </table:table-cell>
          <table:table-cell office:value-type="float" office:value="3" table:style-name="ce4">
            <text:p>3</text:p>
          </table:table-cell>
          <table:table-cell office:value-type="float" office:value="10.062144" table:formula="of:=[.C23]*[.D23]/1000000" table:style-name="ce4">
            <text:p>10.062144</text:p>
          </table:table-cell>
          <table:table-cell office:value-type="float" office:value="7.0091999999999999" table:formula="of:=[.H23]*[.I23]/1000000" table:style-name="ce4">
            <text:p>7.0092</text:p>
          </table:table-cell>
          <table:table-cell office:value-type="float" office:value="16.4974780722677" table:formula="of:=[.$B23]/[.K23]" table:style-name="ce11">
            <text:p>16.49747807</text:p>
          </table:table-cell>
          <table:table-cell office:value-type="float" office:value="23.683159276379616" table:formula="of:=[.$B23]/[.L23]" table:style-name="ce11">
            <text:p>23.68315928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st_img_0098.jpg</text:p>
          </table:table-cell>
          <table:table-cell office:value-type="float" office:value="249" table:style-name="ce1">
            <text:p>249</text:p>
          </table:table-cell>
          <table:table-cell office:value-type="float" office:value="2592" table:style-name="ce4">
            <text:p>2592</text:p>
          </table:table-cell>
          <table:table-cell office:value-type="float" office:value="3872" table:style-name="ce4">
            <text:p>3872</text:p>
          </table:table-cell>
          <table:table-cell office:value-type="float" office:value="3" table:style-name="ce4">
            <text:p>3</text:p>
          </table:table-cell>
          <table:table-cell office:value-type="float" office:value="10.036224000000001" table:formula="of:=[Sheet2.$C24]*[Sheet2.$D24]/1000000" table:style-name="ce4">
            <text:p>10.036224</text:p>
          </table:table-cell>
          <table:table-cell office:value-type="float" office:value="24.810127793082302" table:style-name="ce4">
            <text:p>24.81012779</text:p>
          </table:table-cell>
          <table:table-cell office:value-type="float" office:value="2160" table:style-name="ce4">
            <text:p>2160</text:p>
          </table:table-cell>
          <table:table-cell office:value-type="float" office:value="3226" table:style-name="ce4">
            <text:p>3226</text:p>
          </table:table-cell>
          <table:table-cell office:value-type="float" office:value="3" table:style-name="ce4">
            <text:p>3</text:p>
          </table:table-cell>
          <table:table-cell office:value-type="float" office:value="10.036224000000001" table:formula="of:=[.C24]*[.D24]/1000000" table:style-name="ce4">
            <text:p>10.036224</text:p>
          </table:table-cell>
          <table:table-cell office:value-type="float" office:value="6.9681600000000001" table:formula="of:=[.H24]*[.I24]/1000000" table:style-name="ce4">
            <text:p>6.96816</text:p>
          </table:table-cell>
          <table:table-cell office:value-type="float" office:value="24.810127793082337" table:formula="of:=[.$B24]/[.K24]" table:style-name="ce11">
            <text:p>24.81012779</text:p>
          </table:table-cell>
          <table:table-cell office:value-type="float" office:value="35.733967073086724" table:formula="of:=[.$B24]/[.L24]" table:style-name="ce11">
            <text:p>35.73396707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st_img_0145.jpg</text:p>
          </table:table-cell>
          <table:table-cell office:value-type="float" office:value="161" table:style-name="ce1">
            <text:p>161</text:p>
          </table:table-cell>
          <table:table-cell office:value-type="float" office:value="2592" table:style-name="ce4">
            <text:p>2592</text:p>
          </table:table-cell>
          <table:table-cell office:value-type="float" office:value="3872" table:style-name="ce4">
            <text:p>3872</text:p>
          </table:table-cell>
          <table:table-cell office:value-type="float" office:value="3" table:style-name="ce4">
            <text:p>3</text:p>
          </table:table-cell>
          <table:table-cell office:value-type="float" office:value="10.036224000000001" table:formula="of:=[Sheet2.$C25]*[Sheet2.$D25]/1000000" table:style-name="ce4">
            <text:p>10.036224</text:p>
          </table:table-cell>
          <table:table-cell office:value-type="float" office:value="16.041889858177701" table:style-name="ce4">
            <text:p>16.04188986</text:p>
          </table:table-cell>
          <table:table-cell office:value-type="float" office:value="2160" table:style-name="ce4">
            <text:p>2160</text:p>
          </table:table-cell>
          <table:table-cell office:value-type="float" office:value="3226" table:style-name="ce4">
            <text:p>3226</text:p>
          </table:table-cell>
          <table:table-cell office:value-type="float" office:value="3" table:style-name="ce4">
            <text:p>3</text:p>
          </table:table-cell>
          <table:table-cell office:value-type="float" office:value="10.036224000000001" table:formula="of:=[.C25]*[.D25]/1000000" table:style-name="ce4">
            <text:p>10.036224</text:p>
          </table:table-cell>
          <table:table-cell office:value-type="float" office:value="6.9681600000000001" table:formula="of:=[.H25]*[.I25]/1000000" table:style-name="ce4">
            <text:p>6.96816</text:p>
          </table:table-cell>
          <table:table-cell office:value-type="float" office:value="16.041889858177736" table:formula="of:=[.$B25]/[.K25]" table:style-name="ce11">
            <text:p>16.04188986</text:p>
          </table:table-cell>
          <table:table-cell office:value-type="float" office:value="23.105095175770934" table:formula="of:=[.$B25]/[.L25]" table:style-name="ce11">
            <text:p>23.10509518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012.jpg</text:p>
          </table:table-cell>
          <table:table-cell office:value-type="float" office:value="103" table:style-name="ce1">
            <text:p>103</text:p>
          </table:table-cell>
          <table:table-cell office:value-type="float" office:value="2592" table:style-name="ce4">
            <text:p>2592</text:p>
          </table:table-cell>
          <table:table-cell office:value-type="float" office:value="3872" table:style-name="ce4">
            <text:p>3872</text:p>
          </table:table-cell>
          <table:table-cell office:value-type="float" office:value="3" table:style-name="ce4">
            <text:p>3</text:p>
          </table:table-cell>
          <table:table-cell office:value-type="float" office:value="10.036224000000001" table:formula="of:=[Sheet2.$C26]*[Sheet2.$D26]/1000000" table:style-name="ce4">
            <text:p>10.036224</text:p>
          </table:table-cell>
          <table:table-cell office:value-type="float" office:value="10.2628239465361" table:style-name="ce4">
            <text:p>10.26282395</text:p>
          </table:table-cell>
          <table:table-cell office:value-type="float" office:value="2160" table:style-name="ce4">
            <text:p>2160</text:p>
          </table:table-cell>
          <table:table-cell office:value-type="float" office:value="3226" table:style-name="ce4">
            <text:p>3226</text:p>
          </table:table-cell>
          <table:table-cell office:value-type="float" office:value="3" table:style-name="ce4">
            <text:p>3</text:p>
          </table:table-cell>
          <table:table-cell office:value-type="float" office:value="10.036224000000001" table:formula="of:=[.C26]*[.D26]/1000000" table:style-name="ce4">
            <text:p>10.036224</text:p>
          </table:table-cell>
          <table:table-cell office:value-type="float" office:value="6.9681600000000001" table:formula="of:=[.H26]*[.I26]/1000000" table:style-name="ce4">
            <text:p>6.96816</text:p>
          </table:table-cell>
          <table:table-cell office:value-type="float" office:value="10.262823946536066" table:formula="of:=[.$B26]/[.K26]" table:style-name="ce11">
            <text:p>10.26282395</text:p>
          </table:table-cell>
          <table:table-cell office:value-type="float" office:value="14.781520516176437" table:formula="of:=[.$B26]/[.L26]" table:style-name="ce11">
            <text:p>14.78152052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114.jpg</text:p>
          </table:table-cell>
          <table:table-cell office:value-type="float" office:value="294" table:style-name="ce1">
            <text:p>294</text:p>
          </table:table-cell>
          <table:table-cell office:value-type="float" office:value="2592" table:style-name="ce4">
            <text:p>2592</text:p>
          </table:table-cell>
          <table:table-cell office:value-type="float" office:value="3872" table:style-name="ce4">
            <text:p>3872</text:p>
          </table:table-cell>
          <table:table-cell office:value-type="float" office:value="3" table:style-name="ce4">
            <text:p>3</text:p>
          </table:table-cell>
          <table:table-cell office:value-type="float" office:value="10.036224000000001" table:formula="of:=[Sheet2.$C27]*[Sheet2.$D27]/1000000" table:style-name="ce4">
            <text:p>10.036224</text:p>
          </table:table-cell>
          <table:table-cell office:value-type="float" office:value="29.293885827976698" table:style-name="ce4">
            <text:p>29.29388583</text:p>
          </table:table-cell>
          <table:table-cell office:value-type="float" office:value="2160" table:style-name="ce4">
            <text:p>2160</text:p>
          </table:table-cell>
          <table:table-cell office:value-type="float" office:value="3226" table:style-name="ce4">
            <text:p>3226</text:p>
          </table:table-cell>
          <table:table-cell office:value-type="float" office:value="3" table:style-name="ce4">
            <text:p>3</text:p>
          </table:table-cell>
          <table:table-cell office:value-type="float" office:value="10.036224000000001" table:formula="of:=[.C27]*[.D27]/1000000" table:style-name="ce4">
            <text:p>10.036224</text:p>
          </table:table-cell>
          <table:table-cell office:value-type="float" office:value="6.9681600000000001" table:formula="of:=[.H27]*[.I27]/1000000" table:style-name="ce4">
            <text:p>6.96816</text:p>
          </table:table-cell>
          <table:table-cell office:value-type="float" office:value="29.293885827976734" table:formula="of:=[.$B27]/[.K27]" table:style-name="ce11">
            <text:p>29.29388583</text:p>
          </table:table-cell>
          <table:table-cell office:value-type="float" office:value="42.191912929668661" table:formula="of:=[.$B27]/[.L27]" table:style-name="ce11">
            <text:p>42.19191293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115.jpg</text:p>
          </table:table-cell>
          <table:table-cell office:value-type="float" office:value="264" table:style-name="ce1">
            <text:p>264</text:p>
          </table:table-cell>
          <table:table-cell office:value-type="float" office:value="2592" table:style-name="ce4">
            <text:p>2592</text:p>
          </table:table-cell>
          <table:table-cell office:value-type="float" office:value="3872" table:style-name="ce4">
            <text:p>3872</text:p>
          </table:table-cell>
          <table:table-cell office:value-type="float" office:value="3" table:style-name="ce4">
            <text:p>3</text:p>
          </table:table-cell>
          <table:table-cell office:value-type="float" office:value="10.036224000000001" table:formula="of:=[Sheet2.$C28]*[Sheet2.$D28]/1000000" table:style-name="ce4">
            <text:p>10.036224</text:p>
          </table:table-cell>
          <table:table-cell office:value-type="float" office:value="26.304713804713799" table:style-name="ce4">
            <text:p>26.3047138</text:p>
          </table:table-cell>
          <table:table-cell office:value-type="float" office:value="2160" table:style-name="ce4">
            <text:p>2160</text:p>
          </table:table-cell>
          <table:table-cell office:value-type="float" office:value="3226" table:style-name="ce4">
            <text:p>3226</text:p>
          </table:table-cell>
          <table:table-cell office:value-type="float" office:value="3" table:style-name="ce4">
            <text:p>3</text:p>
          </table:table-cell>
          <table:table-cell office:value-type="float" office:value="10.036224000000001" table:formula="of:=[.C28]*[.D28]/1000000" table:style-name="ce4">
            <text:p>10.036224</text:p>
          </table:table-cell>
          <table:table-cell office:value-type="float" office:value="6.9681600000000001" table:formula="of:=[.H28]*[.I28]/1000000" table:style-name="ce4">
            <text:p>6.96816</text:p>
          </table:table-cell>
          <table:table-cell office:value-type="float" office:value="26.304713804713803" table:formula="of:=[.$B28]/[.K28]" table:style-name="ce11">
            <text:p>26.3047138</text:p>
          </table:table-cell>
          <table:table-cell office:value-type="float" office:value="37.88661569194737" table:formula="of:=[.$B28]/[.L28]" table:style-name="ce11">
            <text:p>37.88661569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146.jpg</text:p>
          </table:table-cell>
          <table:table-cell office:value-type="float" office:value="173" table:style-name="ce1">
            <text:p>173</text:p>
          </table:table-cell>
          <table:table-cell office:value-type="float" office:value="2592" table:style-name="ce4">
            <text:p>2592</text:p>
          </table:table-cell>
          <table:table-cell office:value-type="float" office:value="3872" table:style-name="ce4">
            <text:p>3872</text:p>
          </table:table-cell>
          <table:table-cell office:value-type="float" office:value="3" table:style-name="ce4">
            <text:p>3</text:p>
          </table:table-cell>
          <table:table-cell office:value-type="float" office:value="10.036224000000001" table:formula="of:=[Sheet2.$C29]*[Sheet2.$D29]/1000000" table:style-name="ce4">
            <text:p>10.036224</text:p>
          </table:table-cell>
          <table:table-cell office:value-type="float" office:value="17.237558667482901" table:style-name="ce4">
            <text:p>17.23755867</text:p>
          </table:table-cell>
          <table:table-cell office:value-type="float" office:value="2160" table:style-name="ce4">
            <text:p>2160</text:p>
          </table:table-cell>
          <table:table-cell office:value-type="float" office:value="3226" table:style-name="ce4">
            <text:p>3226</text:p>
          </table:table-cell>
          <table:table-cell office:value-type="float" office:value="3" table:style-name="ce4">
            <text:p>3</text:p>
          </table:table-cell>
          <table:table-cell office:value-type="float" office:value="10.036224000000001" table:formula="of:=[.C29]*[.D29]/1000000" table:style-name="ce4">
            <text:p>10.036224</text:p>
          </table:table-cell>
          <table:table-cell office:value-type="float" office:value="6.9681600000000001" table:formula="of:=[.H29]*[.I29]/1000000" table:style-name="ce4">
            <text:p>6.96816</text:p>
          </table:table-cell>
          <table:table-cell office:value-type="float" office:value="17.237558667482908" table:formula="of:=[.$B29]/[.K29]" table:style-name="ce11">
            <text:p>17.23755867</text:p>
          </table:table-cell>
          <table:table-cell office:value-type="float" office:value="24.827214070859451" table:formula="of:=[.$B29]/[.L29]" table:style-name="ce11">
            <text:p>24.82721407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179.jpg</text:p>
          </table:table-cell>
          <table:table-cell office:value-type="float" office:value="265" table:style-name="ce1">
            <text:p>265</text:p>
          </table:table-cell>
          <table:table-cell office:value-type="float" office:value="2592" table:style-name="ce4">
            <text:p>2592</text:p>
          </table:table-cell>
          <table:table-cell office:value-type="float" office:value="3872" table:style-name="ce4">
            <text:p>3872</text:p>
          </table:table-cell>
          <table:table-cell office:value-type="float" office:value="3" table:style-name="ce4">
            <text:p>3</text:p>
          </table:table-cell>
          <table:table-cell office:value-type="float" office:value="10.036224000000001" table:formula="of:=[Sheet2.$C30]*[Sheet2.$D30]/1000000" table:style-name="ce4">
            <text:p>10.036224</text:p>
          </table:table-cell>
          <table:table-cell office:value-type="float" office:value="26.404352872155901" table:style-name="ce4">
            <text:p>26.40435287</text:p>
          </table:table-cell>
          <table:table-cell office:value-type="float" office:value="2160" table:style-name="ce4">
            <text:p>2160</text:p>
          </table:table-cell>
          <table:table-cell office:value-type="float" office:value="3226" table:style-name="ce4">
            <text:p>3226</text:p>
          </table:table-cell>
          <table:table-cell office:value-type="float" office:value="3" table:style-name="ce4">
            <text:p>3</text:p>
          </table:table-cell>
          <table:table-cell office:value-type="float" office:value="10.036224000000001" table:formula="of:=[.C30]*[.D30]/1000000" table:style-name="ce4">
            <text:p>10.036224</text:p>
          </table:table-cell>
          <table:table-cell office:value-type="float" office:value="6.9681600000000001" table:formula="of:=[.H30]*[.I30]/1000000" table:style-name="ce4">
            <text:p>6.96816</text:p>
          </table:table-cell>
          <table:table-cell office:value-type="float" office:value="26.404352872155901" table:formula="of:=[.$B30]/[.K30]" table:style-name="ce11">
            <text:p>26.40435287</text:p>
          </table:table-cell>
          <table:table-cell office:value-type="float" office:value="38.030125599871411" table:formula="of:=[.$B30]/[.L30]" table:style-name="ce11">
            <text:p>38.0301256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199.jpg</text:p>
          </table:table-cell>
          <table:table-cell office:value-type="float" office:value="135" table:style-name="ce1">
            <text:p>135</text:p>
          </table:table-cell>
          <table:table-cell office:value-type="float" office:value="2592" table:style-name="ce4">
            <text:p>2592</text:p>
          </table:table-cell>
          <table:table-cell office:value-type="float" office:value="3872" table:style-name="ce4">
            <text:p>3872</text:p>
          </table:table-cell>
          <table:table-cell office:value-type="float" office:value="3" table:style-name="ce4">
            <text:p>3</text:p>
          </table:table-cell>
          <table:table-cell office:value-type="float" office:value="10.036224000000001" table:formula="of:=[Sheet2.$C31]*[Sheet2.$D31]/1000000" table:style-name="ce4">
            <text:p>10.036224</text:p>
          </table:table-cell>
          <table:table-cell office:value-type="float" office:value="13.451274104683201" table:style-name="ce4">
            <text:p>13.4512741</text:p>
          </table:table-cell>
          <table:table-cell office:value-type="float" office:value="2160" table:style-name="ce4">
            <text:p>2160</text:p>
          </table:table-cell>
          <table:table-cell office:value-type="float" office:value="3226" table:style-name="ce4">
            <text:p>3226</text:p>
          </table:table-cell>
          <table:table-cell office:value-type="float" office:value="3" table:style-name="ce4">
            <text:p>3</text:p>
          </table:table-cell>
          <table:table-cell office:value-type="float" office:value="10.036224000000001" table:formula="of:=[.C31]*[.D31]/1000000" table:style-name="ce4">
            <text:p>10.036224</text:p>
          </table:table-cell>
          <table:table-cell office:value-type="float" office:value="6.9681600000000001" table:formula="of:=[.H31]*[.I31]/1000000" table:style-name="ce4">
            <text:p>6.96816</text:p>
          </table:table-cell>
          <table:table-cell office:value-type="float" office:value="13.451274104683195" table:formula="of:=[.$B31]/[.K31]" table:style-name="ce11">
            <text:p>13.4512741</text:p>
          </table:table-cell>
          <table:table-cell office:value-type="float" office:value="19.373837569745813" table:formula="of:=[.$B31]/[.L31]" table:style-name="ce11">
            <text:p>19.37383757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512.jpg</text:p>
          </table:table-cell>
          <table:table-cell office:value-type="float" office:value="196" table:style-name="ce1">
            <text:p>196</text:p>
          </table:table-cell>
          <table:table-cell office:value-type="float" office:value="2592" table:style-name="ce4">
            <text:p>2592</text:p>
          </table:table-cell>
          <table:table-cell office:value-type="float" office:value="3872" table:style-name="ce4">
            <text:p>3872</text:p>
          </table:table-cell>
          <table:table-cell office:value-type="float" office:value="3" table:style-name="ce4">
            <text:p>3</text:p>
          </table:table-cell>
          <table:table-cell office:value-type="float" office:value="10.036224000000001" table:formula="of:=[Sheet2.$C32]*[Sheet2.$D32]/1000000" table:style-name="ce4">
            <text:p>10.036224</text:p>
          </table:table-cell>
          <table:table-cell office:value-type="float" office:value="19.5292572186512" table:style-name="ce4">
            <text:p>19.52925722</text:p>
          </table:table-cell>
          <table:table-cell office:value-type="float" office:value="2160" table:style-name="ce4">
            <text:p>2160</text:p>
          </table:table-cell>
          <table:table-cell office:value-type="float" office:value="3226" table:style-name="ce4">
            <text:p>3226</text:p>
          </table:table-cell>
          <table:table-cell office:value-type="float" office:value="3" table:style-name="ce4">
            <text:p>3</text:p>
          </table:table-cell>
          <table:table-cell office:value-type="float" office:value="10.036224000000001" table:formula="of:=[.C32]*[.D32]/1000000" table:style-name="ce4">
            <text:p>10.036224</text:p>
          </table:table-cell>
          <table:table-cell office:value-type="float" office:value="6.9681600000000001" table:formula="of:=[.H32]*[.I32]/1000000" table:style-name="ce4">
            <text:p>6.96816</text:p>
          </table:table-cell>
          <table:table-cell office:value-type="float" office:value="19.529257218651157" table:formula="of:=[.$B32]/[.K32]" table:style-name="ce11">
            <text:p>19.52925722</text:p>
          </table:table-cell>
          <table:table-cell office:value-type="float" office:value="28.127941953112444" table:formula="of:=[.$B32]/[.L32]" table:style-name="ce11">
            <text:p>28.12794195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567.jpg</text:p>
          </table:table-cell>
          <table:table-cell office:value-type="float" office:value="212" table:style-name="ce1">
            <text:p>212</text:p>
          </table:table-cell>
          <table:table-cell office:value-type="float" office:value="2592" table:style-name="ce4">
            <text:p>2592</text:p>
          </table:table-cell>
          <table:table-cell office:value-type="float" office:value="3872" table:style-name="ce4">
            <text:p>3872</text:p>
          </table:table-cell>
          <table:table-cell office:value-type="float" office:value="3" table:style-name="ce4">
            <text:p>3</text:p>
          </table:table-cell>
          <table:table-cell office:value-type="float" office:value="10.036224000000001" table:formula="of:=[Sheet2.$C33]*[Sheet2.$D33]/1000000" table:style-name="ce4">
            <text:p>10.036224</text:p>
          </table:table-cell>
          <table:table-cell office:value-type="float" office:value="21.123482297724699" table:style-name="ce4">
            <text:p>21.1234823</text:p>
          </table:table-cell>
          <table:table-cell office:value-type="float" office:value="2160" table:style-name="ce4">
            <text:p>2160</text:p>
          </table:table-cell>
          <table:table-cell office:value-type="float" office:value="3226" table:style-name="ce4">
            <text:p>3226</text:p>
          </table:table-cell>
          <table:table-cell office:value-type="float" office:value="3" table:style-name="ce4">
            <text:p>3</text:p>
          </table:table-cell>
          <table:table-cell office:value-type="float" office:value="10.036224000000001" table:formula="of:=[.C33]*[.D33]/1000000" table:style-name="ce4">
            <text:p>10.036224</text:p>
          </table:table-cell>
          <table:table-cell office:value-type="float" office:value="6.9681600000000001" table:formula="of:=[.H33]*[.I33]/1000000" table:style-name="ce4">
            <text:p>6.96816</text:p>
          </table:table-cell>
          <table:table-cell office:value-type="float" office:value="21.123482297724721" table:formula="of:=[.$B33]/[.K33]" table:style-name="ce11">
            <text:p>21.1234823</text:p>
          </table:table-cell>
          <table:table-cell office:value-type="float" office:value="30.424100479897131" table:formula="of:=[.$B33]/[.L33]" table:style-name="ce11">
            <text:p>30.42410048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568.jpg</text:p>
          </table:table-cell>
          <table:table-cell office:value-type="float" office:value="155" table:style-name="ce1">
            <text:p>155</text:p>
          </table:table-cell>
          <table:table-cell office:value-type="float" office:value="2592" table:style-name="ce4">
            <text:p>2592</text:p>
          </table:table-cell>
          <table:table-cell office:value-type="float" office:value="3872" table:style-name="ce4">
            <text:p>3872</text:p>
          </table:table-cell>
          <table:table-cell office:value-type="float" office:value="3" table:style-name="ce4">
            <text:p>3</text:p>
          </table:table-cell>
          <table:table-cell office:value-type="float" office:value="10.036224000000001" table:formula="of:=[Sheet2.$C34]*[Sheet2.$D34]/1000000" table:style-name="ce4">
            <text:p>10.036224</text:p>
          </table:table-cell>
          <table:table-cell office:value-type="float" office:value="15.4440554535252" table:style-name="ce4">
            <text:p>15.44405545</text:p>
          </table:table-cell>
          <table:table-cell office:value-type="float" office:value="2160" table:style-name="ce4">
            <text:p>2160</text:p>
          </table:table-cell>
          <table:table-cell office:value-type="float" office:value="3226" table:style-name="ce4">
            <text:p>3226</text:p>
          </table:table-cell>
          <table:table-cell office:value-type="float" office:value="3" table:style-name="ce4">
            <text:p>3</text:p>
          </table:table-cell>
          <table:table-cell office:value-type="float" office:value="10.036224000000001" table:formula="of:=[.C34]*[.D34]/1000000" table:style-name="ce4">
            <text:p>10.036224</text:p>
          </table:table-cell>
          <table:table-cell office:value-type="float" office:value="6.9681600000000001" table:formula="of:=[.H34]*[.I34]/1000000" table:style-name="ce4">
            <text:p>6.96816</text:p>
          </table:table-cell>
          <table:table-cell office:value-type="float" office:value="15.444055453525149" table:formula="of:=[.$B34]/[.K34]" table:style-name="ce11">
            <text:p>15.44405545</text:p>
          </table:table-cell>
          <table:table-cell office:value-type="float" office:value="22.244035728226677" table:formula="of:=[.$B34]/[.L34]" table:style-name="ce11">
            <text:p>22.24403573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639.jpg</text:p>
          </table:table-cell>
          <table:table-cell office:value-type="float" office:value="228" table:style-name="ce1">
            <text:p>228</text:p>
          </table:table-cell>
          <table:table-cell office:value-type="float" office:value="2592" table:style-name="ce4">
            <text:p>2592</text:p>
          </table:table-cell>
          <table:table-cell office:value-type="float" office:value="3872" table:style-name="ce4">
            <text:p>3872</text:p>
          </table:table-cell>
          <table:table-cell office:value-type="float" office:value="3" table:style-name="ce4">
            <text:p>3</text:p>
          </table:table-cell>
          <table:table-cell office:value-type="float" office:value="10.036224000000001" table:formula="of:=[Sheet2.$C35]*[Sheet2.$D35]/1000000" table:style-name="ce4">
            <text:p>10.036224</text:p>
          </table:table-cell>
          <table:table-cell office:value-type="float" office:value="22.717707376798302" table:style-name="ce4">
            <text:p>22.71770738</text:p>
          </table:table-cell>
          <table:table-cell office:value-type="float" office:value="2160" table:style-name="ce4">
            <text:p>2160</text:p>
          </table:table-cell>
          <table:table-cell office:value-type="float" office:value="3226" table:style-name="ce4">
            <text:p>3226</text:p>
          </table:table-cell>
          <table:table-cell office:value-type="float" office:value="3" table:style-name="ce4">
            <text:p>3</text:p>
          </table:table-cell>
          <table:table-cell office:value-type="float" office:value="10.036224000000001" table:formula="of:=[.C35]*[.D35]/1000000" table:style-name="ce4">
            <text:p>10.036224</text:p>
          </table:table-cell>
          <table:table-cell office:value-type="float" office:value="6.9681600000000001" table:formula="of:=[.H35]*[.I35]/1000000" table:style-name="ce4">
            <text:p>6.96816</text:p>
          </table:table-cell>
          <table:table-cell office:value-type="float" office:value="22.717707376798284" table:formula="of:=[.$B35]/[.K35]" table:style-name="ce11">
            <text:p>22.71770738</text:p>
          </table:table-cell>
          <table:table-cell office:value-type="float" office:value="32.720259006681822" table:formula="of:=[.$B35]/[.L35]" table:style-name="ce11">
            <text:p>32.72025901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648.jpg</text:p>
          </table:table-cell>
          <table:table-cell office:value-type="float" office:value="260" table:style-name="ce1">
            <text:p>260</text:p>
          </table:table-cell>
          <table:table-cell office:value-type="float" office:value="2592" table:style-name="ce4">
            <text:p>2592</text:p>
          </table:table-cell>
          <table:table-cell office:value-type="float" office:value="3872" table:style-name="ce4">
            <text:p>3872</text:p>
          </table:table-cell>
          <table:table-cell office:value-type="float" office:value="3" table:style-name="ce4">
            <text:p>3</text:p>
          </table:table-cell>
          <table:table-cell office:value-type="float" office:value="10.036224000000001" table:formula="of:=[Sheet2.$C36]*[Sheet2.$D36]/1000000" table:style-name="ce4">
            <text:p>10.036224</text:p>
          </table:table-cell>
          <table:table-cell office:value-type="float" office:value="25.9061575349454" table:style-name="ce4">
            <text:p>25.90615753</text:p>
          </table:table-cell>
          <table:table-cell office:value-type="float" office:value="2160" table:style-name="ce4">
            <text:p>2160</text:p>
          </table:table-cell>
          <table:table-cell office:value-type="float" office:value="3226" table:style-name="ce4">
            <text:p>3226</text:p>
          </table:table-cell>
          <table:table-cell office:value-type="float" office:value="3" table:style-name="ce4">
            <text:p>3</text:p>
          </table:table-cell>
          <table:table-cell office:value-type="float" office:value="10.036224000000001" table:formula="of:=[.C36]*[.D36]/1000000" table:style-name="ce4">
            <text:p>10.036224</text:p>
          </table:table-cell>
          <table:table-cell office:value-type="float" office:value="6.9681600000000001" table:formula="of:=[.H36]*[.I36]/1000000" table:style-name="ce4">
            <text:p>6.96816</text:p>
          </table:table-cell>
          <table:table-cell office:value-type="float" office:value="25.906157534945411" table:formula="of:=[.$B36]/[.K36]" table:style-name="ce11">
            <text:p>25.90615753</text:p>
          </table:table-cell>
          <table:table-cell office:value-type="float" office:value="37.312576060251196" table:formula="of:=[.$B36]/[.L36]" table:style-name="ce11">
            <text:p>37.31257606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st_img_0162.jpg</text:p>
          </table:table-cell>
          <table:table-cell office:value-type="float" office:value="279" table:style-name="ce1">
            <text:p>279</text:p>
          </table:table-cell>
          <table:table-cell office:value-type="float" office:value="2592" table:style-name="ce4">
            <text:p>2592</text:p>
          </table:table-cell>
          <table:table-cell office:value-type="float" office:value="3888" table:style-name="ce4">
            <text:p>3888</text:p>
          </table:table-cell>
          <table:table-cell office:value-type="float" office:value="3" table:style-name="ce4">
            <text:p>3</text:p>
          </table:table-cell>
          <table:table-cell office:value-type="float" office:value="10.077696" table:formula="of:=[Sheet2.$C37]*[Sheet2.$D37]/1000000" table:style-name="ce4">
            <text:p>10.077696</text:p>
          </table:table-cell>
          <table:table-cell office:value-type="float" office:value="27.684899405578399" table:style-name="ce4">
            <text:p>27.68489941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0.077696" table:formula="of:=[.C37]*[.D37]/1000000" table:style-name="ce4">
            <text:p>10.077696</text:p>
          </table:table-cell>
          <table:table-cell office:value-type="float" office:value="6.9984000000000002" table:formula="of:=[.H37]*[.I37]/1000000" table:style-name="ce4">
            <text:p>6.9984</text:p>
          </table:table-cell>
          <table:table-cell office:value-type="float" office:value="27.68489940557842" table:formula="of:=[.$B37]/[.K37]" table:style-name="ce11">
            <text:p>27.68489941</text:p>
          </table:table-cell>
          <table:table-cell office:value-type="float" office:value="39.86625514403292" table:formula="of:=[.$B37]/[.L37]" table:style-name="ce11">
            <text:p>39.86625514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st_img_0172.jpg</text:p>
          </table:table-cell>
          <table:table-cell office:value-type="float" office:value="110" table:style-name="ce1">
            <text:p>110</text:p>
          </table:table-cell>
          <table:table-cell office:value-type="float" office:value="2592" table:style-name="ce4">
            <text:p>2592</text:p>
          </table:table-cell>
          <table:table-cell office:value-type="float" office:value="3888" table:style-name="ce4">
            <text:p>3888</text:p>
          </table:table-cell>
          <table:table-cell office:value-type="float" office:value="3" table:style-name="ce4">
            <text:p>3</text:p>
          </table:table-cell>
          <table:table-cell office:value-type="float" office:value="10.077696" table:formula="of:=[Sheet2.$C38]*[Sheet2.$D38]/1000000" table:style-name="ce4">
            <text:p>10.077696</text:p>
          </table:table-cell>
          <table:table-cell office:value-type="float" office:value="10.915193314027301" table:style-name="ce4">
            <text:p>10.91519331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0.077696" table:formula="of:=[.C38]*[.D38]/1000000" table:style-name="ce4">
            <text:p>10.077696</text:p>
          </table:table-cell>
          <table:table-cell office:value-type="float" office:value="6.9984000000000002" table:formula="of:=[.H38]*[.I38]/1000000" table:style-name="ce4">
            <text:p>6.9984</text:p>
          </table:table-cell>
          <table:table-cell office:value-type="float" office:value="10.915193314027334" table:formula="of:=[.$B38]/[.K38]" table:style-name="ce11">
            <text:p>10.91519331</text:p>
          </table:table-cell>
          <table:table-cell office:value-type="float" office:value="15.71787837219936" table:formula="of:=[.$B38]/[.L38]" table:style-name="ce11">
            <text:p>15.71787837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st_img_0200.jpg</text:p>
          </table:table-cell>
          <table:table-cell office:value-type="float" office:value="299" table:style-name="ce1">
            <text:p>299</text:p>
          </table:table-cell>
          <table:table-cell office:value-type="float" office:value="2592" table:style-name="ce4">
            <text:p>2592</text:p>
          </table:table-cell>
          <table:table-cell office:value-type="float" office:value="3888" table:style-name="ce4">
            <text:p>3888</text:p>
          </table:table-cell>
          <table:table-cell office:value-type="float" office:value="3" table:style-name="ce4">
            <text:p>3</text:p>
          </table:table-cell>
          <table:table-cell office:value-type="float" office:value="10.077696" table:formula="of:=[Sheet2.$C39]*[Sheet2.$D39]/1000000" table:style-name="ce4">
            <text:p>10.077696</text:p>
          </table:table-cell>
          <table:table-cell office:value-type="float" office:value="29.669480008128801" table:style-name="ce4">
            <text:p>29.66948001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0.077696" table:formula="of:=[.C39]*[.D39]/1000000" table:style-name="ce4">
            <text:p>10.077696</text:p>
          </table:table-cell>
          <table:table-cell office:value-type="float" office:value="6.9984000000000002" table:formula="of:=[.H39]*[.I39]/1000000" table:style-name="ce4">
            <text:p>6.9984</text:p>
          </table:table-cell>
          <table:table-cell office:value-type="float" office:value="29.669480008128843" table:formula="of:=[.$B39]/[.K39]" table:style-name="ce11">
            <text:p>29.66948001</text:p>
          </table:table-cell>
          <table:table-cell office:value-type="float" office:value="42.724051211705529" table:formula="of:=[.$B39]/[.L39]" table:style-name="ce11">
            <text:p>42.72405121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st_img_0288.jpg</text:p>
          </table:table-cell>
          <table:table-cell office:value-type="float" office:value="216" table:style-name="ce1">
            <text:p>216</text:p>
          </table:table-cell>
          <table:table-cell office:value-type="float" office:value="2592" table:style-name="ce4">
            <text:p>2592</text:p>
          </table:table-cell>
          <table:table-cell office:value-type="float" office:value="3888" table:style-name="ce4">
            <text:p>3888</text:p>
          </table:table-cell>
          <table:table-cell office:value-type="float" office:value="3" table:style-name="ce4">
            <text:p>3</text:p>
          </table:table-cell>
          <table:table-cell office:value-type="float" office:value="10.077696" table:formula="of:=[Sheet2.$C40]*[Sheet2.$D40]/1000000" table:style-name="ce4">
            <text:p>10.077696</text:p>
          </table:table-cell>
          <table:table-cell office:value-type="float" office:value="21.433470507544602" table:style-name="ce4">
            <text:p>21.43347051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0.077696" table:formula="of:=[.C40]*[.D40]/1000000" table:style-name="ce4">
            <text:p>10.077696</text:p>
          </table:table-cell>
          <table:table-cell office:value-type="float" office:value="6.9984000000000002" table:formula="of:=[.H40]*[.I40]/1000000" table:style-name="ce4">
            <text:p>6.9984</text:p>
          </table:table-cell>
          <table:table-cell office:value-type="float" office:value="21.433470507544584" table:formula="of:=[.$B40]/[.K40]" table:style-name="ce11">
            <text:p>21.43347051</text:p>
          </table:table-cell>
          <table:table-cell office:value-type="float" office:value="30.864197530864196" table:formula="of:=[.$B40]/[.L40]" table:style-name="ce11">
            <text:p>30.86419753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359.jpg</text:p>
          </table:table-cell>
          <table:table-cell office:value-type="float" office:value="124" table:style-name="ce1">
            <text:p>124</text:p>
          </table:table-cell>
          <table:table-cell office:value-type="float" office:value="2592" table:style-name="ce4">
            <text:p>2592</text:p>
          </table:table-cell>
          <table:table-cell office:value-type="float" office:value="3888" table:style-name="ce4">
            <text:p>3888</text:p>
          </table:table-cell>
          <table:table-cell office:value-type="float" office:value="3" table:style-name="ce4">
            <text:p>3</text:p>
          </table:table-cell>
          <table:table-cell office:value-type="float" office:value="10.077696" table:formula="of:=[Sheet2.$C41]*[Sheet2.$D41]/1000000" table:style-name="ce4">
            <text:p>10.077696</text:p>
          </table:table-cell>
          <table:table-cell office:value-type="float" office:value="12.3043997358126" table:style-name="ce4">
            <text:p>12.30439974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0.077696" table:formula="of:=[.C41]*[.D41]/1000000" table:style-name="ce4">
            <text:p>10.077696</text:p>
          </table:table-cell>
          <table:table-cell office:value-type="float" office:value="6.9984000000000002" table:formula="of:=[.H41]*[.I41]/1000000" table:style-name="ce4">
            <text:p>6.9984</text:p>
          </table:table-cell>
          <table:table-cell office:value-type="float" office:value="12.30439973581263" table:formula="of:=[.$B41]/[.K41]" table:style-name="ce11">
            <text:p>12.30439974</text:p>
          </table:table-cell>
          <table:table-cell office:value-type="float" office:value="17.718335619570187" table:formula="of:=[.$B41]/[.L41]" table:style-name="ce11">
            <text:p>17.71833562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442.jpg</text:p>
          </table:table-cell>
          <table:table-cell office:value-type="float" office:value="170" table:style-name="ce1">
            <text:p>170</text:p>
          </table:table-cell>
          <table:table-cell office:value-type="float" office:value="2592" table:style-name="ce4">
            <text:p>2592</text:p>
          </table:table-cell>
          <table:table-cell office:value-type="float" office:value="3888" table:style-name="ce4">
            <text:p>3888</text:p>
          </table:table-cell>
          <table:table-cell office:value-type="float" office:value="3" table:style-name="ce4">
            <text:p>3</text:p>
          </table:table-cell>
          <table:table-cell office:value-type="float" office:value="10.077696" table:formula="of:=[Sheet2.$C42]*[Sheet2.$D42]/1000000" table:style-name="ce4">
            <text:p>10.077696</text:p>
          </table:table-cell>
          <table:table-cell office:value-type="float" office:value="16.8689351216786" table:style-name="ce4">
            <text:p>16.86893512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0.077696" table:formula="of:=[.C42]*[.D42]/1000000" table:style-name="ce4">
            <text:p>10.077696</text:p>
          </table:table-cell>
          <table:table-cell office:value-type="float" office:value="6.9984000000000002" table:formula="of:=[.H42]*[.I42]/1000000" table:style-name="ce4">
            <text:p>6.9984</text:p>
          </table:table-cell>
          <table:table-cell office:value-type="float" office:value="16.868935121678607" table:formula="of:=[.$B42]/[.K42]" table:style-name="ce11">
            <text:p>16.86893512</text:p>
          </table:table-cell>
          <table:table-cell office:value-type="float" office:value="24.291266575217193" table:formula="of:=[.$B42]/[.L42]" table:style-name="ce11">
            <text:p>24.29126658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697.jpg</text:p>
          </table:table-cell>
          <table:table-cell office:value-type="float" office:value="88" table:style-name="ce1">
            <text:p>88</text:p>
          </table:table-cell>
          <table:table-cell office:value-type="float" office:value="2592" table:style-name="ce4">
            <text:p>2592</text:p>
          </table:table-cell>
          <table:table-cell office:value-type="float" office:value="3888" table:style-name="ce4">
            <text:p>3888</text:p>
          </table:table-cell>
          <table:table-cell office:value-type="float" office:value="3" table:style-name="ce4">
            <text:p>3</text:p>
          </table:table-cell>
          <table:table-cell office:value-type="float" office:value="10.077696" table:formula="of:=[Sheet2.$C43]*[Sheet2.$D43]/1000000" table:style-name="ce4">
            <text:p>10.077696</text:p>
          </table:table-cell>
          <table:table-cell office:value-type="float" office:value="8.7321546512218706" table:style-name="ce4">
            <text:p>8.732154651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0.077696" table:formula="of:=[.C43]*[.D43]/1000000" table:style-name="ce4">
            <text:p>10.077696</text:p>
          </table:table-cell>
          <table:table-cell office:value-type="float" office:value="6.9984000000000002" table:formula="of:=[.H43]*[.I43]/1000000" table:style-name="ce4">
            <text:p>6.9984</text:p>
          </table:table-cell>
          <table:table-cell office:value-type="float" office:value="8.7321546512218671" table:formula="of:=[.$B43]/[.K43]" table:style-name="ce11">
            <text:p>8.732154651</text:p>
          </table:table-cell>
          <table:table-cell office:value-type="float" office:value="12.574302697759487" table:formula="of:=[.$B43]/[.L43]" table:style-name="ce11">
            <text:p>12.5743027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698.jpg</text:p>
          </table:table-cell>
          <table:table-cell office:value-type="float" office:value="61" table:style-name="ce1">
            <text:p>61</text:p>
          </table:table-cell>
          <table:table-cell office:value-type="float" office:value="2592" table:style-name="ce4">
            <text:p>2592</text:p>
          </table:table-cell>
          <table:table-cell office:value-type="float" office:value="3888" table:style-name="ce4">
            <text:p>3888</text:p>
          </table:table-cell>
          <table:table-cell office:value-type="float" office:value="3" table:style-name="ce4">
            <text:p>3</text:p>
          </table:table-cell>
          <table:table-cell office:value-type="float" office:value="10.077696" table:formula="of:=[Sheet2.$C44]*[Sheet2.$D44]/1000000" table:style-name="ce4">
            <text:p>10.077696</text:p>
          </table:table-cell>
          <table:table-cell office:value-type="float" office:value="6.0529708377787896" table:style-name="ce4">
            <text:p>6.052970838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0.077696" table:formula="of:=[.C44]*[.D44]/1000000" table:style-name="ce4">
            <text:p>10.077696</text:p>
          </table:table-cell>
          <table:table-cell office:value-type="float" office:value="6.9984000000000002" table:formula="of:=[.H44]*[.I44]/1000000" table:style-name="ce4">
            <text:p>6.9984</text:p>
          </table:table-cell>
          <table:table-cell office:value-type="float" office:value="6.0529708377787941" table:formula="of:=[.$B44]/[.K44]" table:style-name="ce11">
            <text:p>6.052970838</text:p>
          </table:table-cell>
          <table:table-cell office:value-type="float" office:value="8.7162780064014633" table:formula="of:=[.$B44]/[.L44]" table:style-name="ce11">
            <text:p>8.716278006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699.jpg</text:p>
          </table:table-cell>
          <table:table-cell office:value-type="float" office:value="65" table:style-name="ce1">
            <text:p>65</text:p>
          </table:table-cell>
          <table:table-cell office:value-type="float" office:value="2592" table:style-name="ce4">
            <text:p>2592</text:p>
          </table:table-cell>
          <table:table-cell office:value-type="float" office:value="3888" table:style-name="ce4">
            <text:p>3888</text:p>
          </table:table-cell>
          <table:table-cell office:value-type="float" office:value="3" table:style-name="ce4">
            <text:p>3</text:p>
          </table:table-cell>
          <table:table-cell office:value-type="float" office:value="10.077696" table:formula="of:=[Sheet2.$C45]*[Sheet2.$D45]/1000000" table:style-name="ce4">
            <text:p>10.077696</text:p>
          </table:table-cell>
          <table:table-cell office:value-type="float" office:value="6.4498869582888796" table:style-name="ce4">
            <text:p>6.449886958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0.077696" table:formula="of:=[.C45]*[.D45]/1000000" table:style-name="ce4">
            <text:p>10.077696</text:p>
          </table:table-cell>
          <table:table-cell office:value-type="float" office:value="6.9984000000000002" table:formula="of:=[.H45]*[.I45]/1000000" table:style-name="ce4">
            <text:p>6.9984</text:p>
          </table:table-cell>
          <table:table-cell office:value-type="float" office:value="6.4498869582888787" table:formula="of:=[.$B45]/[.K45]" table:style-name="ce11">
            <text:p>6.449886958</text:p>
          </table:table-cell>
          <table:table-cell office:value-type="float" office:value="9.2878372199359855" table:formula="of:=[.$B45]/[.L45]" table:style-name="ce11">
            <text:p>9.28783722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722.jpg</text:p>
          </table:table-cell>
          <table:table-cell office:value-type="float" office:value="110" table:style-name="ce1">
            <text:p>110</text:p>
          </table:table-cell>
          <table:table-cell office:value-type="float" office:value="2592" table:style-name="ce4">
            <text:p>2592</text:p>
          </table:table-cell>
          <table:table-cell office:value-type="float" office:value="3888" table:style-name="ce4">
            <text:p>3888</text:p>
          </table:table-cell>
          <table:table-cell office:value-type="float" office:value="3" table:style-name="ce4">
            <text:p>3</text:p>
          </table:table-cell>
          <table:table-cell office:value-type="float" office:value="10.077696" table:formula="of:=[Sheet2.$C46]*[Sheet2.$D46]/1000000" table:style-name="ce4">
            <text:p>10.077696</text:p>
          </table:table-cell>
          <table:table-cell office:value-type="float" office:value="10.915193314027301" table:style-name="ce4">
            <text:p>10.91519331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0.077696" table:formula="of:=[.C46]*[.D46]/1000000" table:style-name="ce4">
            <text:p>10.077696</text:p>
          </table:table-cell>
          <table:table-cell office:value-type="float" office:value="6.9984000000000002" table:formula="of:=[.H46]*[.I46]/1000000" table:style-name="ce4">
            <text:p>6.9984</text:p>
          </table:table-cell>
          <table:table-cell office:value-type="float" office:value="10.915193314027334" table:formula="of:=[.$B46]/[.K46]" table:style-name="ce11">
            <text:p>10.91519331</text:p>
          </table:table-cell>
          <table:table-cell office:value-type="float" office:value="15.71787837219936" table:formula="of:=[.$B46]/[.L46]" table:style-name="ce11">
            <text:p>15.71787837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897.jpg</text:p>
          </table:table-cell>
          <table:table-cell office:value-type="float" office:value="232" table:style-name="ce1">
            <text:p>232</text:p>
          </table:table-cell>
          <table:table-cell office:value-type="float" office:value="2592" table:style-name="ce4">
            <text:p>2592</text:p>
          </table:table-cell>
          <table:table-cell office:value-type="float" office:value="3888" table:style-name="ce4">
            <text:p>3888</text:p>
          </table:table-cell>
          <table:table-cell office:value-type="float" office:value="3" table:style-name="ce4">
            <text:p>3</text:p>
          </table:table-cell>
          <table:table-cell office:value-type="float" office:value="10.077696" table:formula="of:=[Sheet2.$C47]*[Sheet2.$D47]/1000000" table:style-name="ce4">
            <text:p>10.077696</text:p>
          </table:table-cell>
          <table:table-cell office:value-type="float" office:value="23.021134989584901" table:style-name="ce4">
            <text:p>23.02113499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0.077696" table:formula="of:=[.C47]*[.D47]/1000000" table:style-name="ce4">
            <text:p>10.077696</text:p>
          </table:table-cell>
          <table:table-cell office:value-type="float" office:value="6.9984000000000002" table:formula="of:=[.H47]*[.I47]/1000000" table:style-name="ce4">
            <text:p>6.9984</text:p>
          </table:table-cell>
          <table:table-cell office:value-type="float" office:value="23.021134989584922" table:formula="of:=[.$B47]/[.K47]" table:style-name="ce11">
            <text:p>23.02113499</text:p>
          </table:table-cell>
          <table:table-cell office:value-type="float" office:value="33.150434385002285" table:formula="of:=[.$B47]/[.L47]" table:style-name="ce11">
            <text:p>33.15043439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133.jpg</text:p>
          </table:table-cell>
          <table:table-cell office:value-type="float" office:value="159" table:style-name="ce1">
            <text:p>159</text:p>
          </table:table-cell>
          <table:table-cell office:value-type="float" office:value="2613" table:style-name="ce4">
            <text:p>2613</text:p>
          </table:table-cell>
          <table:table-cell office:value-type="float" office:value="3900" table:style-name="ce4">
            <text:p>3900</text:p>
          </table:table-cell>
          <table:table-cell office:value-type="float" office:value="3" table:style-name="ce4">
            <text:p>3</text:p>
          </table:table-cell>
          <table:table-cell office:value-type="float" office:value="10.1907" table:formula="of:=[Sheet2.$C48]*[Sheet2.$D48]/1000000" table:style-name="ce4">
            <text:p>10.1907</text:p>
          </table:table-cell>
          <table:table-cell office:value-type="float" office:value="15.6024610674438" table:style-name="ce4">
            <text:p>15.60246107</text:p>
          </table:table-cell>
          <table:table-cell office:value-type="float" office:value="2160" table:style-name="ce4">
            <text:p>2160</text:p>
          </table:table-cell>
          <table:table-cell office:value-type="float" office:value="3224" table:style-name="ce4">
            <text:p>3224</text:p>
          </table:table-cell>
          <table:table-cell office:value-type="float" office:value="3" table:style-name="ce4">
            <text:p>3</text:p>
          </table:table-cell>
          <table:table-cell office:value-type="float" office:value="10.1907" table:formula="of:=[.C48]*[.D48]/1000000" table:style-name="ce4">
            <text:p>10.1907</text:p>
          </table:table-cell>
          <table:table-cell office:value-type="float" office:value="6.9638400000000003" table:formula="of:=[.H48]*[.I48]/1000000" table:style-name="ce4">
            <text:p>6.96384</text:p>
          </table:table-cell>
          <table:table-cell office:value-type="float" office:value="15.602461067443846" table:formula="of:=[.$B48]/[.K48]" table:style-name="ce11">
            <text:p>15.60246107</text:p>
          </table:table-cell>
          <table:table-cell office:value-type="float" office:value="22.832230493520814" table:formula="of:=[.$B48]/[.L48]" table:style-name="ce11">
            <text:p>22.83223049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785.jpg</text:p>
          </table:table-cell>
          <table:table-cell office:value-type="float" office:value="187" table:style-name="ce1">
            <text:p>187</text:p>
          </table:table-cell>
          <table:table-cell office:value-type="float" office:value="2616" table:style-name="ce4">
            <text:p>2616</text:p>
          </table:table-cell>
          <table:table-cell office:value-type="float" office:value="3488" table:style-name="ce4">
            <text:p>3488</text:p>
          </table:table-cell>
          <table:table-cell office:value-type="float" office:value="3" table:style-name="ce4">
            <text:p>3</text:p>
          </table:table-cell>
          <table:table-cell office:value-type="float" office:value="9.1246080000000003" table:formula="of:=[Sheet2.$C49]*[Sheet2.$D49]/1000000" table:style-name="ce4">
            <text:p>9.124608</text:p>
          </table:table-cell>
          <table:table-cell office:value-type="float" office:value="20.494031086047801" table:style-name="ce4">
            <text:p>20.49403109</text:p>
          </table:table-cell>
          <table:table-cell office:value-type="float" office:value="2160" table:style-name="ce4">
            <text:p>2160</text:p>
          </table:table-cell>
          <table:table-cell office:value-type="float" office:value="2880" table:style-name="ce4">
            <text:p>2880</text:p>
          </table:table-cell>
          <table:table-cell office:value-type="float" office:value="3" table:style-name="ce4">
            <text:p>3</text:p>
          </table:table-cell>
          <table:table-cell office:value-type="float" office:value="9.1246080000000003" table:formula="of:=[.C49]*[.D49]/1000000" table:style-name="ce4">
            <text:p>9.124608</text:p>
          </table:table-cell>
          <table:table-cell office:value-type="float" office:value="6.2207999999999997" table:formula="of:=[.H49]*[.I49]/1000000" table:style-name="ce4">
            <text:p>6.2208</text:p>
          </table:table-cell>
          <table:table-cell office:value-type="float" office:value="20.494031086047752" table:formula="of:=[.$B49]/[.K49]" table:style-name="ce11">
            <text:p>20.49403109</text:p>
          </table:table-cell>
          <table:table-cell office:value-type="float" office:value="30.060442386831276" table:formula="of:=[.$B49]/[.L49]" table:style-name="ce11">
            <text:p>30.06044239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st_img_0169.jpg</text:p>
          </table:table-cell>
          <table:table-cell office:value-type="float" office:value="174" table:style-name="ce1">
            <text:p>174</text:p>
          </table:table-cell>
          <table:table-cell office:value-type="float" office:value="2662" table:style-name="ce4">
            <text:p>2662</text:p>
          </table:table-cell>
          <table:table-cell office:value-type="float" office:value="4738" table:style-name="ce4">
            <text:p>4738</text:p>
          </table:table-cell>
          <table:table-cell office:value-type="float" office:value="3" table:style-name="ce4">
            <text:p>3</text:p>
          </table:table-cell>
          <table:table-cell office:value-type="float" office:value="12.612556" table:formula="of:=[Sheet2.$C50]*[Sheet2.$D50]/1000000" table:style-name="ce4">
            <text:p>12.612556</text:p>
          </table:table-cell>
          <table:table-cell office:value-type="float" office:value="13.7957762090412" table:style-name="ce4">
            <text:p>13.79577621</text:p>
          </table:table-cell>
          <table:table-cell office:value-type="float" office:value="2157" table:style-name="ce4">
            <text:p>2157</text:p>
          </table:table-cell>
          <table:table-cell office:value-type="float" office:value="3840" table:style-name="ce4">
            <text:p>3840</text:p>
          </table:table-cell>
          <table:table-cell office:value-type="float" office:value="3" table:style-name="ce4">
            <text:p>3</text:p>
          </table:table-cell>
          <table:table-cell office:value-type="float" office:value="12.612556" table:formula="of:=[.C50]*[.D50]/1000000" table:style-name="ce4">
            <text:p>12.612556</text:p>
          </table:table-cell>
          <table:table-cell office:value-type="float" office:value="8.2828800000000005" table:formula="of:=[.H50]*[.I50]/1000000" table:style-name="ce4">
            <text:p>8.28288</text:p>
          </table:table-cell>
          <table:table-cell office:value-type="float" office:value="13.795776209041213" table:formula="of:=[.$B50]/[.K50]" table:style-name="ce11">
            <text:p>13.79577621</text:p>
          </table:table-cell>
          <table:table-cell office:value-type="float" office:value="21.007185906351413" table:formula="of:=[.$B50]/[.L50]" table:style-name="ce11">
            <text:p>21.00718591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086.jpg</text:p>
          </table:table-cell>
          <table:table-cell office:value-type="float" office:value="283" table:style-name="ce1">
            <text:p>283</text:p>
          </table:table-cell>
          <table:table-cell office:value-type="float" office:value="2690" table:style-name="ce4">
            <text:p>2690</text:p>
          </table:table-cell>
          <table:table-cell office:value-type="float" office:value="3677" table:style-name="ce4">
            <text:p>3677</text:p>
          </table:table-cell>
          <table:table-cell office:value-type="float" office:value="3" table:style-name="ce4">
            <text:p>3</text:p>
          </table:table-cell>
          <table:table-cell office:value-type="float" office:value="9.8911300000000004" table:formula="of:=[Sheet2.$C51]*[Sheet2.$D51]/1000000" table:style-name="ce4">
            <text:p>9.89113</text:p>
          </table:table-cell>
          <table:table-cell office:value-type="float" office:value="28.611493327860401" table:style-name="ce4">
            <text:p>28.61149333</text:p>
          </table:table-cell>
          <table:table-cell office:value-type="float" office:value="2160" table:style-name="ce4">
            <text:p>2160</text:p>
          </table:table-cell>
          <table:table-cell office:value-type="float" office:value="2953" table:style-name="ce4">
            <text:p>2953</text:p>
          </table:table-cell>
          <table:table-cell office:value-type="float" office:value="3" table:style-name="ce4">
            <text:p>3</text:p>
          </table:table-cell>
          <table:table-cell office:value-type="float" office:value="9.8911300000000004" table:formula="of:=[.C51]*[.D51]/1000000" table:style-name="ce4">
            <text:p>9.89113</text:p>
          </table:table-cell>
          <table:table-cell office:value-type="float" office:value="6.3784799999999997" table:formula="of:=[.H51]*[.I51]/1000000" table:style-name="ce4">
            <text:p>6.37848</text:p>
          </table:table-cell>
          <table:table-cell office:value-type="float" office:value="28.611493327860416" table:formula="of:=[.$B51]/[.K51]" table:style-name="ce11">
            <text:p>28.61149333</text:p>
          </table:table-cell>
          <table:table-cell office:value-type="float" office:value="44.367937188797335" table:formula="of:=[.$B51]/[.L51]" table:style-name="ce11">
            <text:p>44.36793719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st_img_0198.jpg</text:p>
          </table:table-cell>
          <table:table-cell office:value-type="float" office:value="104" table:style-name="ce1">
            <text:p>104</text:p>
          </table:table-cell>
          <table:table-cell office:value-type="float" office:value="2697" table:style-name="ce4">
            <text:p>2697</text:p>
          </table:table-cell>
          <table:table-cell office:value-type="float" office:value="4004" table:style-name="ce4">
            <text:p>4004</text:p>
          </table:table-cell>
          <table:table-cell office:value-type="float" office:value="3" table:style-name="ce4">
            <text:p>3</text:p>
          </table:table-cell>
          <table:table-cell office:value-type="float" office:value="10.798788" table:formula="of:=[Sheet2.$C52]*[Sheet2.$D52]/1000000" table:style-name="ce4">
            <text:p>10.798788</text:p>
          </table:table-cell>
          <table:table-cell office:value-type="float" office:value="9.63071040935335" table:style-name="ce4">
            <text:p>9.630710409</text:p>
          </table:table-cell>
          <table:table-cell office:value-type="float" office:value="2160" table:style-name="ce4">
            <text:p>2160</text:p>
          </table:table-cell>
          <table:table-cell office:value-type="float" office:value="3206" table:style-name="ce4">
            <text:p>3206</text:p>
          </table:table-cell>
          <table:table-cell office:value-type="float" office:value="3" table:style-name="ce4">
            <text:p>3</text:p>
          </table:table-cell>
          <table:table-cell office:value-type="float" office:value="10.798788" table:formula="of:=[.C52]*[.D52]/1000000" table:style-name="ce4">
            <text:p>10.798788</text:p>
          </table:table-cell>
          <table:table-cell office:value-type="float" office:value="6.9249599999999996" table:formula="of:=[.H52]*[.I52]/1000000" table:style-name="ce4">
            <text:p>6.92496</text:p>
          </table:table-cell>
          <table:table-cell office:value-type="float" office:value="9.6307104093533464" table:formula="of:=[.$B52]/[.K52]" table:style-name="ce11">
            <text:p>9.630710409</text:p>
          </table:table-cell>
          <table:table-cell office:value-type="float" office:value="15.018137288879648" table:formula="of:=[.$B52]/[.L52]" table:style-name="ce11">
            <text:p>15.01813729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st_img_0094.jpg</text:p>
          </table:table-cell>
          <table:table-cell office:value-type="float" office:value="146" table:style-name="ce1">
            <text:p>146</text:p>
          </table:table-cell>
          <table:table-cell office:value-type="float" office:value="2700" table:style-name="ce4">
            <text:p>2700</text:p>
          </table:table-cell>
          <table:table-cell office:value-type="float" office:value="4061" table:style-name="ce4">
            <text:p>4061</text:p>
          </table:table-cell>
          <table:table-cell office:value-type="float" office:value="3" table:style-name="ce4">
            <text:p>3</text:p>
          </table:table-cell>
          <table:table-cell office:value-type="float" office:value="10.964700000000001" table:formula="of:=[Sheet2.$C53]*[Sheet2.$D53]/1000000" table:style-name="ce4">
            <text:p>10.9647</text:p>
          </table:table-cell>
          <table:table-cell office:value-type="float" office:value="13.315457787262799" table:style-name="ce4">
            <text:p>13.31545779</text:p>
          </table:table-cell>
          <table:table-cell office:value-type="float" office:value="2160" table:style-name="ce4">
            <text:p>2160</text:p>
          </table:table-cell>
          <table:table-cell office:value-type="float" office:value="3249" table:style-name="ce4">
            <text:p>3249</text:p>
          </table:table-cell>
          <table:table-cell office:value-type="float" office:value="3" table:style-name="ce4">
            <text:p>3</text:p>
          </table:table-cell>
          <table:table-cell office:value-type="float" office:value="10.964700000000001" table:formula="of:=[.C53]*[.D53]/1000000" table:style-name="ce4">
            <text:p>10.9647</text:p>
          </table:table-cell>
          <table:table-cell office:value-type="float" office:value="7.0178399999999996" table:formula="of:=[.H53]*[.I53]/1000000" table:style-name="ce4">
            <text:p>7.01784</text:p>
          </table:table-cell>
          <table:table-cell office:value-type="float" office:value="13.31545778726276" table:formula="of:=[.$B53]/[.K53]" table:style-name="ce11">
            <text:p>13.31545779</text:p>
          </table:table-cell>
          <table:table-cell office:value-type="float" office:value="20.804122066048812" table:formula="of:=[.$B53]/[.L53]" table:style-name="ce11">
            <text:p>20.80412207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098.jpg</text:p>
          </table:table-cell>
          <table:table-cell office:value-type="float" office:value="233" table:style-name="ce1">
            <text:p>233</text:p>
          </table:table-cell>
          <table:table-cell office:value-type="float" office:value="2706" table:style-name="ce4">
            <text:p>2706</text:p>
          </table:table-cell>
          <table:table-cell office:value-type="float" office:value="4059" table:style-name="ce4">
            <text:p>4059</text:p>
          </table:table-cell>
          <table:table-cell office:value-type="float" office:value="3" table:style-name="ce4">
            <text:p>3</text:p>
          </table:table-cell>
          <table:table-cell office:value-type="float" office:value="10.983654" table:formula="of:=[Sheet2.$C54]*[Sheet2.$D54]/1000000" table:style-name="ce4">
            <text:p>10.983654</text:p>
          </table:table-cell>
          <table:table-cell office:value-type="float" office:value="21.213341206851599" table:style-name="ce4">
            <text:p>21.21334121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0.983654" table:formula="of:=[.C54]*[.D54]/1000000" table:style-name="ce4">
            <text:p>10.983654</text:p>
          </table:table-cell>
          <table:table-cell office:value-type="float" office:value="6.9984000000000002" table:formula="of:=[.H54]*[.I54]/1000000" table:style-name="ce4">
            <text:p>6.9984</text:p>
          </table:table-cell>
          <table:table-cell office:value-type="float" office:value="21.213341206851563" table:formula="of:=[.$B54]/[.K54]" table:style-name="ce11">
            <text:p>21.21334121</text:p>
          </table:table-cell>
          <table:table-cell office:value-type="float" office:value="33.293324188385917" table:formula="of:=[.$B54]/[.L54]" table:style-name="ce11">
            <text:p>33.29332419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011.jpg</text:p>
          </table:table-cell>
          <table:table-cell office:value-type="float" office:value="341" table:style-name="ce1">
            <text:p>341</text:p>
          </table:table-cell>
          <table:table-cell office:value-type="float" office:value="2712" table:style-name="ce4">
            <text:p>2712</text:p>
          </table:table-cell>
          <table:table-cell office:value-type="float" office:value="4252" table:style-name="ce4">
            <text:p>4252</text:p>
          </table:table-cell>
          <table:table-cell office:value-type="float" office:value="3" table:style-name="ce4">
            <text:p>3</text:p>
          </table:table-cell>
          <table:table-cell office:value-type="float" office:value="11.531423999999999" table:formula="of:=[Sheet2.$C55]*[Sheet2.$D55]/1000000" table:style-name="ce4">
            <text:p>11.531424</text:p>
          </table:table-cell>
          <table:table-cell office:value-type="float" office:value="29.571369503020598" table:style-name="ce4">
            <text:p>29.5713695</text:p>
          </table:table-cell>
          <table:table-cell office:value-type="float" office:value="2160" table:style-name="ce4">
            <text:p>2160</text:p>
          </table:table-cell>
          <table:table-cell office:value-type="float" office:value="3387" table:style-name="ce4">
            <text:p>3387</text:p>
          </table:table-cell>
          <table:table-cell office:value-type="float" office:value="3" table:style-name="ce4">
            <text:p>3</text:p>
          </table:table-cell>
          <table:table-cell office:value-type="float" office:value="11.531423999999999" table:formula="of:=[.C55]*[.D55]/1000000" table:style-name="ce4">
            <text:p>11.531424</text:p>
          </table:table-cell>
          <table:table-cell office:value-type="float" office:value="7.3159200000000002" table:formula="of:=[.H55]*[.I55]/1000000" table:style-name="ce4">
            <text:p>7.31592</text:p>
          </table:table-cell>
          <table:table-cell office:value-type="float" office:value="29.571369503020616" table:formula="of:=[.$B55]/[.K55]" table:style-name="ce11">
            <text:p>29.5713695</text:p>
          </table:table-cell>
          <table:table-cell office:value-type="float" office:value="46.610679176371526" table:formula="of:=[.$B55]/[.L55]" table:style-name="ce11">
            <text:p>46.61067918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st_img_0005.jpg</text:p>
          </table:table-cell>
          <table:table-cell office:value-type="float" office:value="103" table:style-name="ce1">
            <text:p>103</text:p>
          </table:table-cell>
          <table:table-cell office:value-type="float" office:value="2736" table:style-name="ce4">
            <text:p>2736</text:p>
          </table:table-cell>
          <table:table-cell office:value-type="float" office:value="3648" table:style-name="ce4">
            <text:p>3648</text:p>
          </table:table-cell>
          <table:table-cell office:value-type="float" office:value="3" table:style-name="ce4">
            <text:p>3</text:p>
          </table:table-cell>
          <table:table-cell office:value-type="float" office:value="9.9809280000000005" table:formula="of:=[Sheet2.$C56]*[Sheet2.$D56]/1000000" table:style-name="ce4">
            <text:p>9.980928</text:p>
          </table:table-cell>
          <table:table-cell office:value-type="float" office:value="10.319681696932401" table:style-name="ce4">
            <text:p>10.3196817</text:p>
          </table:table-cell>
          <table:table-cell office:value-type="float" office:value="2160" table:style-name="ce4">
            <text:p>2160</text:p>
          </table:table-cell>
          <table:table-cell office:value-type="float" office:value="2880" table:style-name="ce4">
            <text:p>2880</text:p>
          </table:table-cell>
          <table:table-cell office:value-type="float" office:value="3" table:style-name="ce4">
            <text:p>3</text:p>
          </table:table-cell>
          <table:table-cell office:value-type="float" office:value="9.9809280000000005" table:formula="of:=[.C56]*[.D56]/1000000" table:style-name="ce4">
            <text:p>9.980928</text:p>
          </table:table-cell>
          <table:table-cell office:value-type="float" office:value="6.2207999999999997" table:formula="of:=[.H56]*[.I56]/1000000" table:style-name="ce4">
            <text:p>6.2208</text:p>
          </table:table-cell>
          <table:table-cell office:value-type="float" office:value="10.319681696932388" table:formula="of:=[.$B56]/[.K56]" table:style-name="ce11">
            <text:p>10.3196817</text:p>
          </table:table-cell>
          <table:table-cell office:value-type="float" office:value="16.557355967078191" table:formula="of:=[.$B56]/[.L56]" table:style-name="ce11">
            <text:p>16.55735597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st_img_0108.jpg</text:p>
          </table:table-cell>
          <table:table-cell office:value-type="float" office:value="188" table:style-name="ce1">
            <text:p>188</text:p>
          </table:table-cell>
          <table:table-cell office:value-type="float" office:value="2736" table:style-name="ce4">
            <text:p>2736</text:p>
          </table:table-cell>
          <table:table-cell office:value-type="float" office:value="3648" table:style-name="ce4">
            <text:p>3648</text:p>
          </table:table-cell>
          <table:table-cell office:value-type="float" office:value="3" table:style-name="ce4">
            <text:p>3</text:p>
          </table:table-cell>
          <table:table-cell office:value-type="float" office:value="9.9809280000000005" table:formula="of:=[Sheet2.$C57]*[Sheet2.$D57]/1000000" table:style-name="ce4">
            <text:p>9.980928</text:p>
          </table:table-cell>
          <table:table-cell office:value-type="float" office:value="18.835923874012501" table:style-name="ce4">
            <text:p>18.83592387</text:p>
          </table:table-cell>
          <table:table-cell office:value-type="float" office:value="2160" table:style-name="ce4">
            <text:p>2160</text:p>
          </table:table-cell>
          <table:table-cell office:value-type="float" office:value="2880" table:style-name="ce4">
            <text:p>2880</text:p>
          </table:table-cell>
          <table:table-cell office:value-type="float" office:value="3" table:style-name="ce4">
            <text:p>3</text:p>
          </table:table-cell>
          <table:table-cell office:value-type="float" office:value="9.9809280000000005" table:formula="of:=[.C57]*[.D57]/1000000" table:style-name="ce4">
            <text:p>9.980928</text:p>
          </table:table-cell>
          <table:table-cell office:value-type="float" office:value="6.2207999999999997" table:formula="of:=[.H57]*[.I57]/1000000" table:style-name="ce4">
            <text:p>6.2208</text:p>
          </table:table-cell>
          <table:table-cell office:value-type="float" office:value="18.835923874012515" table:formula="of:=[.$B57]/[.K57]" table:style-name="ce11">
            <text:p>18.83592387</text:p>
          </table:table-cell>
          <table:table-cell office:value-type="float" office:value="30.221193415637863" table:formula="of:=[.$B57]/[.L57]" table:style-name="ce11">
            <text:p>30.22119342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st_img_0196.jpg</text:p>
          </table:table-cell>
          <table:table-cell office:value-type="float" office:value="287" table:style-name="ce1">
            <text:p>287</text:p>
          </table:table-cell>
          <table:table-cell office:value-type="float" office:value="2736" table:style-name="ce4">
            <text:p>2736</text:p>
          </table:table-cell>
          <table:table-cell office:value-type="float" office:value="3648" table:style-name="ce4">
            <text:p>3648</text:p>
          </table:table-cell>
          <table:table-cell office:value-type="float" office:value="3" table:style-name="ce4">
            <text:p>3</text:p>
          </table:table-cell>
          <table:table-cell office:value-type="float" office:value="9.9809280000000005" table:formula="of:=[Sheet2.$C58]*[Sheet2.$D58]/1000000" table:style-name="ce4">
            <text:p>9.980928</text:p>
          </table:table-cell>
          <table:table-cell office:value-type="float" office:value="28.754841233200001" table:style-name="ce4">
            <text:p>28.75484123</text:p>
          </table:table-cell>
          <table:table-cell office:value-type="float" office:value="2160" table:style-name="ce4">
            <text:p>2160</text:p>
          </table:table-cell>
          <table:table-cell office:value-type="float" office:value="2880" table:style-name="ce4">
            <text:p>2880</text:p>
          </table:table-cell>
          <table:table-cell office:value-type="float" office:value="3" table:style-name="ce4">
            <text:p>3</text:p>
          </table:table-cell>
          <table:table-cell office:value-type="float" office:value="9.9809280000000005" table:formula="of:=[.C58]*[.D58]/1000000" table:style-name="ce4">
            <text:p>9.980928</text:p>
          </table:table-cell>
          <table:table-cell office:value-type="float" office:value="6.2207999999999997" table:formula="of:=[.H58]*[.I58]/1000000" table:style-name="ce4">
            <text:p>6.2208</text:p>
          </table:table-cell>
          <table:table-cell office:value-type="float" office:value="28.754841233199958" table:formula="of:=[.$B58]/[.K58]" table:style-name="ce11">
            <text:p>28.75484123</text:p>
          </table:table-cell>
          <table:table-cell office:value-type="float" office:value="46.135545267489718" table:formula="of:=[.$B58]/[.L58]" table:style-name="ce11">
            <text:p>46.13554527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337.jpg</text:p>
          </table:table-cell>
          <table:table-cell office:value-type="float" office:value="286" table:style-name="ce1">
            <text:p>286</text:p>
          </table:table-cell>
          <table:table-cell office:value-type="float" office:value="2736" table:style-name="ce4">
            <text:p>2736</text:p>
          </table:table-cell>
          <table:table-cell office:value-type="float" office:value="3648" table:style-name="ce4">
            <text:p>3648</text:p>
          </table:table-cell>
          <table:table-cell office:value-type="float" office:value="3" table:style-name="ce4">
            <text:p>3</text:p>
          </table:table-cell>
          <table:table-cell office:value-type="float" office:value="9.9809280000000005" table:formula="of:=[Sheet2.$C59]*[Sheet2.$D59]/1000000" table:style-name="ce4">
            <text:p>9.980928</text:p>
          </table:table-cell>
          <table:table-cell office:value-type="float" office:value="28.6546501487637" table:style-name="ce4">
            <text:p>28.65465015</text:p>
          </table:table-cell>
          <table:table-cell office:value-type="float" office:value="2160" table:style-name="ce4">
            <text:p>2160</text:p>
          </table:table-cell>
          <table:table-cell office:value-type="float" office:value="2880" table:style-name="ce4">
            <text:p>2880</text:p>
          </table:table-cell>
          <table:table-cell office:value-type="float" office:value="3" table:style-name="ce4">
            <text:p>3</text:p>
          </table:table-cell>
          <table:table-cell office:value-type="float" office:value="9.9809280000000005" table:formula="of:=[.C59]*[.D59]/1000000" table:style-name="ce4">
            <text:p>9.980928</text:p>
          </table:table-cell>
          <table:table-cell office:value-type="float" office:value="6.2207999999999997" table:formula="of:=[.H59]*[.I59]/1000000" table:style-name="ce4">
            <text:p>6.2208</text:p>
          </table:table-cell>
          <table:table-cell office:value-type="float" office:value="28.654650148763722" table:formula="of:=[.$B59]/[.K59]" table:style-name="ce11">
            <text:p>28.65465015</text:p>
          </table:table-cell>
          <table:table-cell office:value-type="float" office:value="45.974794238683131" table:formula="of:=[.$B59]/[.L59]" table:style-name="ce11">
            <text:p>45.97479424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554.jpg</text:p>
          </table:table-cell>
          <table:table-cell office:value-type="float" office:value="211" table:style-name="ce1">
            <text:p>211</text:p>
          </table:table-cell>
          <table:table-cell office:value-type="float" office:value="2736" table:style-name="ce4">
            <text:p>2736</text:p>
          </table:table-cell>
          <table:table-cell office:value-type="float" office:value="3648" table:style-name="ce4">
            <text:p>3648</text:p>
          </table:table-cell>
          <table:table-cell office:value-type="float" office:value="3" table:style-name="ce4">
            <text:p>3</text:p>
          </table:table-cell>
          <table:table-cell office:value-type="float" office:value="9.9809280000000005" table:formula="of:=[Sheet2.$C60]*[Sheet2.$D60]/1000000" table:style-name="ce4">
            <text:p>9.980928</text:p>
          </table:table-cell>
          <table:table-cell office:value-type="float" office:value="21.140318816046001" table:style-name="ce4">
            <text:p>21.14031882</text:p>
          </table:table-cell>
          <table:table-cell office:value-type="float" office:value="2160" table:style-name="ce4">
            <text:p>2160</text:p>
          </table:table-cell>
          <table:table-cell office:value-type="float" office:value="2880" table:style-name="ce4">
            <text:p>2880</text:p>
          </table:table-cell>
          <table:table-cell office:value-type="float" office:value="3" table:style-name="ce4">
            <text:p>3</text:p>
          </table:table-cell>
          <table:table-cell office:value-type="float" office:value="9.9809280000000005" table:formula="of:=[.C60]*[.D60]/1000000" table:style-name="ce4">
            <text:p>9.980928</text:p>
          </table:table-cell>
          <table:table-cell office:value-type="float" office:value="6.2207999999999997" table:formula="of:=[.H60]*[.I60]/1000000" table:style-name="ce4">
            <text:p>6.2208</text:p>
          </table:table-cell>
          <table:table-cell office:value-type="float" office:value="21.140318816045962" table:formula="of:=[.$B60]/[.K60]" table:style-name="ce11">
            <text:p>21.14031882</text:p>
          </table:table-cell>
          <table:table-cell office:value-type="float" office:value="33.918467078189302" table:formula="of:=[.$B60]/[.L60]" table:style-name="ce11">
            <text:p>33.91846708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559.jpg</text:p>
          </table:table-cell>
          <table:table-cell office:value-type="float" office:value="196" table:style-name="ce1">
            <text:p>196</text:p>
          </table:table-cell>
          <table:table-cell office:value-type="float" office:value="2736" table:style-name="ce4">
            <text:p>2736</text:p>
          </table:table-cell>
          <table:table-cell office:value-type="float" office:value="3648" table:style-name="ce4">
            <text:p>3648</text:p>
          </table:table-cell>
          <table:table-cell office:value-type="float" office:value="3" table:style-name="ce4">
            <text:p>3</text:p>
          </table:table-cell>
          <table:table-cell office:value-type="float" office:value="9.9809280000000005" table:formula="of:=[Sheet2.$C61]*[Sheet2.$D61]/1000000" table:style-name="ce4">
            <text:p>9.980928</text:p>
          </table:table-cell>
          <table:table-cell office:value-type="float" office:value="19.637452549502399" table:style-name="ce4">
            <text:p>19.63745255</text:p>
          </table:table-cell>
          <table:table-cell office:value-type="float" office:value="2160" table:style-name="ce4">
            <text:p>2160</text:p>
          </table:table-cell>
          <table:table-cell office:value-type="float" office:value="2880" table:style-name="ce4">
            <text:p>2880</text:p>
          </table:table-cell>
          <table:table-cell office:value-type="float" office:value="3" table:style-name="ce4">
            <text:p>3</text:p>
          </table:table-cell>
          <table:table-cell office:value-type="float" office:value="9.9809280000000005" table:formula="of:=[.C61]*[.D61]/1000000" table:style-name="ce4">
            <text:p>9.980928</text:p>
          </table:table-cell>
          <table:table-cell office:value-type="float" office:value="6.2207999999999997" table:formula="of:=[.H61]*[.I61]/1000000" table:style-name="ce4">
            <text:p>6.2208</text:p>
          </table:table-cell>
          <table:table-cell office:value-type="float" office:value="19.637452549502409" table:formula="of:=[.$B61]/[.K61]" table:style-name="ce11">
            <text:p>19.63745255</text:p>
          </table:table-cell>
          <table:table-cell office:value-type="float" office:value="31.507201646090536" table:formula="of:=[.$B61]/[.L61]" table:style-name="ce11">
            <text:p>31.50720165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565.jpg</text:p>
          </table:table-cell>
          <table:table-cell office:value-type="float" office:value="291" table:style-name="ce1">
            <text:p>291</text:p>
          </table:table-cell>
          <table:table-cell office:value-type="float" office:value="2736" table:style-name="ce4">
            <text:p>2736</text:p>
          </table:table-cell>
          <table:table-cell office:value-type="float" office:value="3648" table:style-name="ce4">
            <text:p>3648</text:p>
          </table:table-cell>
          <table:table-cell office:value-type="float" office:value="3" table:style-name="ce4">
            <text:p>3</text:p>
          </table:table-cell>
          <table:table-cell office:value-type="float" office:value="9.9809280000000005" table:formula="of:=[Sheet2.$C62]*[Sheet2.$D62]/1000000" table:style-name="ce4">
            <text:p>9.980928</text:p>
          </table:table-cell>
          <table:table-cell office:value-type="float" office:value="29.1556055709449" table:style-name="ce4">
            <text:p>29.15560557</text:p>
          </table:table-cell>
          <table:table-cell office:value-type="float" office:value="2160" table:style-name="ce4">
            <text:p>2160</text:p>
          </table:table-cell>
          <table:table-cell office:value-type="float" office:value="2880" table:style-name="ce4">
            <text:p>2880</text:p>
          </table:table-cell>
          <table:table-cell office:value-type="float" office:value="3" table:style-name="ce4">
            <text:p>3</text:p>
          </table:table-cell>
          <table:table-cell office:value-type="float" office:value="9.9809280000000005" table:formula="of:=[.C62]*[.D62]/1000000" table:style-name="ce4">
            <text:p>9.980928</text:p>
          </table:table-cell>
          <table:table-cell office:value-type="float" office:value="6.2207999999999997" table:formula="of:=[.H62]*[.I62]/1000000" table:style-name="ce4">
            <text:p>6.2208</text:p>
          </table:table-cell>
          <table:table-cell office:value-type="float" office:value="29.155605570944903" table:formula="of:=[.$B62]/[.K62]" table:style-name="ce11">
            <text:p>29.15560557</text:p>
          </table:table-cell>
          <table:table-cell office:value-type="float" office:value="46.778549382716051" table:formula="of:=[.$B62]/[.L62]" table:style-name="ce11">
            <text:p>46.77854938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139.jpg</text:p>
          </table:table-cell>
          <table:table-cell office:value-type="float" office:value="174" table:style-name="ce1">
            <text:p>174</text:p>
          </table:table-cell>
          <table:table-cell office:value-type="float" office:value="2804" table:style-name="ce4">
            <text:p>2804</text:p>
          </table:table-cell>
          <table:table-cell office:value-type="float" office:value="3724" table:style-name="ce4">
            <text:p>3724</text:p>
          </table:table-cell>
          <table:table-cell office:value-type="float" office:value="3" table:style-name="ce4">
            <text:p>3</text:p>
          </table:table-cell>
          <table:table-cell office:value-type="float" office:value="10.442095999999999" table:formula="of:=[Sheet2.$C63]*[Sheet2.$D63]/1000000" table:style-name="ce4">
            <text:p>10.442096</text:p>
          </table:table-cell>
          <table:table-cell office:value-type="float" office:value="16.6633212335914" table:style-name="ce4">
            <text:p>16.66332123</text:p>
          </table:table-cell>
          <table:table-cell office:value-type="float" office:value="2160" table:style-name="ce4">
            <text:p>2160</text:p>
          </table:table-cell>
          <table:table-cell office:value-type="float" office:value="2869" table:style-name="ce4">
            <text:p>2869</text:p>
          </table:table-cell>
          <table:table-cell office:value-type="float" office:value="3" table:style-name="ce4">
            <text:p>3</text:p>
          </table:table-cell>
          <table:table-cell office:value-type="float" office:value="10.442095999999999" table:formula="of:=[.C63]*[.D63]/1000000" table:style-name="ce4">
            <text:p>10.442096</text:p>
          </table:table-cell>
          <table:table-cell office:value-type="float" office:value="6.1970400000000003" table:formula="of:=[.H63]*[.I63]/1000000" table:style-name="ce4">
            <text:p>6.19704</text:p>
          </table:table-cell>
          <table:table-cell office:value-type="float" office:value="16.663321233591418" table:formula="of:=[.$B63]/[.K63]" table:style-name="ce11">
            <text:p>16.66332123</text:p>
          </table:table-cell>
          <table:table-cell office:value-type="float" office:value="28.077921071995661" table:formula="of:=[.$B63]/[.L63]" table:style-name="ce11">
            <text:p>28.07792107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015.jpg</text:p>
          </table:table-cell>
          <table:table-cell office:value-type="float" office:value="129" table:style-name="ce1">
            <text:p>129</text:p>
          </table:table-cell>
          <table:table-cell office:value-type="float" office:value="2830" table:style-name="ce4">
            <text:p>2830</text:p>
          </table:table-cell>
          <table:table-cell office:value-type="float" office:value="4273" table:style-name="ce4">
            <text:p>4273</text:p>
          </table:table-cell>
          <table:table-cell office:value-type="float" office:value="3" table:style-name="ce4">
            <text:p>3</text:p>
          </table:table-cell>
          <table:table-cell office:value-type="float" office:value="12.09259" table:formula="of:=[Sheet2.$C64]*[Sheet2.$D64]/1000000" table:style-name="ce4">
            <text:p>12.09259</text:p>
          </table:table-cell>
          <table:table-cell office:value-type="float" office:value="10.6676898828125" table:style-name="ce4">
            <text:p>10.66768988</text:p>
          </table:table-cell>
          <table:table-cell office:value-type="float" office:value="2160" table:style-name="ce4">
            <text:p>2160</text:p>
          </table:table-cell>
          <table:table-cell office:value-type="float" office:value="3262" table:style-name="ce4">
            <text:p>3262</text:p>
          </table:table-cell>
          <table:table-cell office:value-type="float" office:value="3" table:style-name="ce4">
            <text:p>3</text:p>
          </table:table-cell>
          <table:table-cell office:value-type="float" office:value="12.09259" table:formula="of:=[.C64]*[.D64]/1000000" table:style-name="ce4">
            <text:p>12.09259</text:p>
          </table:table-cell>
          <table:table-cell office:value-type="float" office:value="7.0459199999999997" table:formula="of:=[.H64]*[.I64]/1000000" table:style-name="ce4">
            <text:p>7.04592</text:p>
          </table:table-cell>
          <table:table-cell office:value-type="float" office:value="10.667689882812533" table:formula="of:=[.$B64]/[.K64]" table:style-name="ce11">
            <text:p>10.66768988</text:p>
          </table:table-cell>
          <table:table-cell office:value-type="float" office:value="18.308467879283331" table:formula="of:=[.$B64]/[.L64]" table:style-name="ce11">
            <text:p>18.30846788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st_img_0008.jpg</text:p>
          </table:table-cell>
          <table:table-cell office:value-type="float" office:value="92" table:style-name="ce1">
            <text:p>92</text:p>
          </table:table-cell>
          <table:table-cell office:value-type="float" office:value="2832" table:style-name="ce4">
            <text:p>2832</text:p>
          </table:table-cell>
          <table:table-cell office:value-type="float" office:value="4240" table:style-name="ce4">
            <text:p>4240</text:p>
          </table:table-cell>
          <table:table-cell office:value-type="float" office:value="3" table:style-name="ce4">
            <text:p>3</text:p>
          </table:table-cell>
          <table:table-cell office:value-type="float" office:value="12.007680000000001" table:formula="of:=[Sheet2.$C65]*[Sheet2.$D65]/1000000" table:style-name="ce4">
            <text:p>12.00768</text:p>
          </table:table-cell>
          <table:table-cell office:value-type="float" office:value="7.6617631382581797" table:style-name="ce4">
            <text:p>7.661763138</text:p>
          </table:table-cell>
          <table:table-cell office:value-type="float" office:value="2160" table:style-name="ce4">
            <text:p>2160</text:p>
          </table:table-cell>
          <table:table-cell office:value-type="float" office:value="3234" table:style-name="ce4">
            <text:p>3234</text:p>
          </table:table-cell>
          <table:table-cell office:value-type="float" office:value="3" table:style-name="ce4">
            <text:p>3</text:p>
          </table:table-cell>
          <table:table-cell office:value-type="float" office:value="12.007680000000001" table:formula="of:=[.C65]*[.D65]/1000000" table:style-name="ce4">
            <text:p>12.00768</text:p>
          </table:table-cell>
          <table:table-cell office:value-type="float" office:value="6.9854399999999996" table:formula="of:=[.H65]*[.I65]/1000000" table:style-name="ce4">
            <text:p>6.98544</text:p>
          </table:table-cell>
          <table:table-cell office:value-type="float" office:value="7.6617631382581814" table:formula="of:=[.$B65]/[.K65]" table:style-name="ce11">
            <text:p>7.661763138</text:p>
          </table:table-cell>
          <table:table-cell office:value-type="float" office:value="13.170251265489361" table:formula="of:=[.$B65]/[.L65]" table:style-name="ce11">
            <text:p>13.17025127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st_img_0067.jpg</text:p>
          </table:table-cell>
          <table:table-cell office:value-type="float" office:value="255" table:style-name="ce1">
            <text:p>255</text:p>
          </table:table-cell>
          <table:table-cell office:value-type="float" office:value="2832" table:style-name="ce4">
            <text:p>2832</text:p>
          </table:table-cell>
          <table:table-cell office:value-type="float" office:value="4240" table:style-name="ce4">
            <text:p>4240</text:p>
          </table:table-cell>
          <table:table-cell office:value-type="float" office:value="3" table:style-name="ce4">
            <text:p>3</text:p>
          </table:table-cell>
          <table:table-cell office:value-type="float" office:value="12.007680000000001" table:formula="of:=[Sheet2.$C66]*[Sheet2.$D66]/1000000" table:style-name="ce4">
            <text:p>12.00768</text:p>
          </table:table-cell>
          <table:table-cell office:value-type="float" office:value="21.236408698432999" table:style-name="ce4">
            <text:p>21.2364087</text:p>
          </table:table-cell>
          <table:table-cell office:value-type="float" office:value="2160" table:style-name="ce4">
            <text:p>2160</text:p>
          </table:table-cell>
          <table:table-cell office:value-type="float" office:value="3234" table:style-name="ce4">
            <text:p>3234</text:p>
          </table:table-cell>
          <table:table-cell office:value-type="float" office:value="3" table:style-name="ce4">
            <text:p>3</text:p>
          </table:table-cell>
          <table:table-cell office:value-type="float" office:value="12.007680000000001" table:formula="of:=[.C66]*[.D66]/1000000" table:style-name="ce4">
            <text:p>12.00768</text:p>
          </table:table-cell>
          <table:table-cell office:value-type="float" office:value="6.9854399999999996" table:formula="of:=[.H66]*[.I66]/1000000" table:style-name="ce4">
            <text:p>6.98544</text:p>
          </table:table-cell>
          <table:table-cell office:value-type="float" office:value="21.236408698433003" table:formula="of:=[.$B66]/[.K66]" table:style-name="ce11">
            <text:p>21.2364087</text:p>
          </table:table-cell>
          <table:table-cell office:value-type="float" office:value="36.504500790215076" table:formula="of:=[.$B66]/[.L66]" table:style-name="ce11">
            <text:p>36.50450079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043.jpg</text:p>
          </table:table-cell>
          <table:table-cell office:value-type="float" office:value="49" table:style-name="ce1">
            <text:p>49</text:p>
          </table:table-cell>
          <table:table-cell office:value-type="float" office:value="2832" table:style-name="ce4">
            <text:p>2832</text:p>
          </table:table-cell>
          <table:table-cell office:value-type="float" office:value="4240" table:style-name="ce4">
            <text:p>4240</text:p>
          </table:table-cell>
          <table:table-cell office:value-type="float" office:value="3" table:style-name="ce4">
            <text:p>3</text:p>
          </table:table-cell>
          <table:table-cell office:value-type="float" office:value="12.007680000000001" table:formula="of:=[Sheet2.$C67]*[Sheet2.$D67]/1000000" table:style-name="ce4">
            <text:p>12.00768</text:p>
          </table:table-cell>
          <table:table-cell office:value-type="float" office:value="4.0807216714635999" table:style-name="ce4">
            <text:p>4.080721671</text:p>
          </table:table-cell>
          <table:table-cell office:value-type="float" office:value="2160" table:style-name="ce4">
            <text:p>2160</text:p>
          </table:table-cell>
          <table:table-cell office:value-type="float" office:value="3234" table:style-name="ce4">
            <text:p>3234</text:p>
          </table:table-cell>
          <table:table-cell office:value-type="float" office:value="3" table:style-name="ce4">
            <text:p>3</text:p>
          </table:table-cell>
          <table:table-cell office:value-type="float" office:value="12.007680000000001" table:formula="of:=[.C67]*[.D67]/1000000" table:style-name="ce4">
            <text:p>12.00768</text:p>
          </table:table-cell>
          <table:table-cell office:value-type="float" office:value="6.9854399999999996" table:formula="of:=[.H67]*[.I67]/1000000" table:style-name="ce4">
            <text:p>6.98544</text:p>
          </table:table-cell>
          <table:table-cell office:value-type="float" office:value="4.0807216714635963" table:formula="of:=[.$B67]/[.K67]" table:style-name="ce11">
            <text:p>4.080721671</text:p>
          </table:table-cell>
          <table:table-cell office:value-type="float" office:value="7.014590347923682" table:formula="of:=[.$B67]/[.L67]" table:style-name="ce11">
            <text:p>7.014590348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051.jpg</text:p>
          </table:table-cell>
          <table:table-cell office:value-type="float" office:value="90" table:style-name="ce1">
            <text:p>90</text:p>
          </table:table-cell>
          <table:table-cell office:value-type="float" office:value="2832" table:style-name="ce4">
            <text:p>2832</text:p>
          </table:table-cell>
          <table:table-cell office:value-type="float" office:value="4240" table:style-name="ce4">
            <text:p>4240</text:p>
          </table:table-cell>
          <table:table-cell office:value-type="float" office:value="3" table:style-name="ce4">
            <text:p>3</text:p>
          </table:table-cell>
          <table:table-cell office:value-type="float" office:value="12.007680000000001" table:formula="of:=[Sheet2.$C68]*[Sheet2.$D68]/1000000" table:style-name="ce4">
            <text:p>12.00768</text:p>
          </table:table-cell>
          <table:table-cell office:value-type="float" office:value="7.4952030700351804" table:style-name="ce4">
            <text:p>7.49520307</text:p>
          </table:table-cell>
          <table:table-cell office:value-type="float" office:value="2160" table:style-name="ce4">
            <text:p>2160</text:p>
          </table:table-cell>
          <table:table-cell office:value-type="float" office:value="3234" table:style-name="ce4">
            <text:p>3234</text:p>
          </table:table-cell>
          <table:table-cell office:value-type="float" office:value="3" table:style-name="ce4">
            <text:p>3</text:p>
          </table:table-cell>
          <table:table-cell office:value-type="float" office:value="12.007680000000001" table:formula="of:=[.C68]*[.D68]/1000000" table:style-name="ce4">
            <text:p>12.00768</text:p>
          </table:table-cell>
          <table:table-cell office:value-type="float" office:value="6.9854399999999996" table:formula="of:=[.H68]*[.I68]/1000000" table:style-name="ce4">
            <text:p>6.98544</text:p>
          </table:table-cell>
          <table:table-cell office:value-type="float" office:value="7.4952030700351768" table:formula="of:=[.$B68]/[.K68]" table:style-name="ce11">
            <text:p>7.49520307</text:p>
          </table:table-cell>
          <table:table-cell office:value-type="float" office:value="12.883941455370028" table:formula="of:=[.$B68]/[.L68]" table:style-name="ce11">
            <text:p>12.88394146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st_img_0086.jpg</text:p>
          </table:table-cell>
          <table:table-cell office:value-type="float" office:value="176" table:style-name="ce1">
            <text:p>176</text:p>
          </table:table-cell>
          <table:table-cell office:value-type="float" office:value="2832" table:style-name="ce4">
            <text:p>2832</text:p>
          </table:table-cell>
          <table:table-cell office:value-type="float" office:value="4256" table:style-name="ce4">
            <text:p>4256</text:p>
          </table:table-cell>
          <table:table-cell office:value-type="float" office:value="3" table:style-name="ce4">
            <text:p>3</text:p>
          </table:table-cell>
          <table:table-cell office:value-type="float" office:value="12.052992" table:formula="of:=[Sheet2.$C69]*[Sheet2.$D69]/1000000" table:style-name="ce4">
            <text:p>12.052992</text:p>
          </table:table-cell>
          <table:table-cell office:value-type="float" office:value="14.6021834246634" table:style-name="ce4">
            <text:p>14.60218342</text:p>
          </table:table-cell>
          <table:table-cell office:value-type="float" office:value="2160" table:style-name="ce4">
            <text:p>2160</text:p>
          </table:table-cell>
          <table:table-cell office:value-type="float" office:value="3246" table:style-name="ce4">
            <text:p>3246</text:p>
          </table:table-cell>
          <table:table-cell office:value-type="float" office:value="3" table:style-name="ce4">
            <text:p>3</text:p>
          </table:table-cell>
          <table:table-cell office:value-type="float" office:value="12.052992" table:formula="of:=[.C69]*[.D69]/1000000" table:style-name="ce4">
            <text:p>12.052992</text:p>
          </table:table-cell>
          <table:table-cell office:value-type="float" office:value="7.0113599999999998" table:formula="of:=[.H69]*[.I69]/1000000" table:style-name="ce4">
            <text:p>7.01136</text:p>
          </table:table-cell>
          <table:table-cell office:value-type="float" office:value="14.602183424663354" table:formula="of:=[.$B69]/[.K69]" table:style-name="ce11">
            <text:p>14.60218342</text:p>
          </table:table-cell>
          <table:table-cell office:value-type="float" office:value="25.102119988133545" table:formula="of:=[.$B69]/[.L69]" table:style-name="ce11">
            <text:p>25.10211999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st_img_0182.jpg</text:p>
          </table:table-cell>
          <table:table-cell office:value-type="float" office:value="269" table:style-name="ce1">
            <text:p>269</text:p>
          </table:table-cell>
          <table:table-cell office:value-type="float" office:value="2832" table:style-name="ce4">
            <text:p>2832</text:p>
          </table:table-cell>
          <table:table-cell office:value-type="float" office:value="4256" table:style-name="ce4">
            <text:p>4256</text:p>
          </table:table-cell>
          <table:table-cell office:value-type="float" office:value="3" table:style-name="ce4">
            <text:p>3</text:p>
          </table:table-cell>
          <table:table-cell office:value-type="float" office:value="12.052992" table:formula="of:=[Sheet2.$C70]*[Sheet2.$D70]/1000000" table:style-name="ce4">
            <text:p>12.052992</text:p>
          </table:table-cell>
          <table:table-cell office:value-type="float" office:value="22.3181098933775" table:style-name="ce4">
            <text:p>22.31810989</text:p>
          </table:table-cell>
          <table:table-cell office:value-type="float" office:value="2160" table:style-name="ce4">
            <text:p>2160</text:p>
          </table:table-cell>
          <table:table-cell office:value-type="float" office:value="3246" table:style-name="ce4">
            <text:p>3246</text:p>
          </table:table-cell>
          <table:table-cell office:value-type="float" office:value="3" table:style-name="ce4">
            <text:p>3</text:p>
          </table:table-cell>
          <table:table-cell office:value-type="float" office:value="12.052992" table:formula="of:=[.C70]*[.D70]/1000000" table:style-name="ce4">
            <text:p>12.052992</text:p>
          </table:table-cell>
          <table:table-cell office:value-type="float" office:value="7.0113599999999998" table:formula="of:=[.H70]*[.I70]/1000000" table:style-name="ce4">
            <text:p>7.01136</text:p>
          </table:table-cell>
          <table:table-cell office:value-type="float" office:value="22.31810989337751" table:formula="of:=[.$B70]/[.K70]" table:style-name="ce11">
            <text:p>22.31810989</text:p>
          </table:table-cell>
          <table:table-cell office:value-type="float" office:value="38.36630839095411" table:formula="of:=[.$B70]/[.L70]" table:style-name="ce11">
            <text:p>38.36630839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st_img_0248.jpg</text:p>
          </table:table-cell>
          <table:table-cell office:value-type="float" office:value="205" table:style-name="ce1">
            <text:p>205</text:p>
          </table:table-cell>
          <table:table-cell office:value-type="float" office:value="2832" table:style-name="ce4">
            <text:p>2832</text:p>
          </table:table-cell>
          <table:table-cell office:value-type="float" office:value="4256" table:style-name="ce4">
            <text:p>4256</text:p>
          </table:table-cell>
          <table:table-cell office:value-type="float" office:value="3" table:style-name="ce4">
            <text:p>3</text:p>
          </table:table-cell>
          <table:table-cell office:value-type="float" office:value="12.052992" table:formula="of:=[Sheet2.$C71]*[Sheet2.$D71]/1000000" table:style-name="ce4">
            <text:p>12.052992</text:p>
          </table:table-cell>
          <table:table-cell office:value-type="float" office:value="17.008225011681699" table:style-name="ce4">
            <text:p>17.00822501</text:p>
          </table:table-cell>
          <table:table-cell office:value-type="float" office:value="2160" table:style-name="ce4">
            <text:p>2160</text:p>
          </table:table-cell>
          <table:table-cell office:value-type="float" office:value="3246" table:style-name="ce4">
            <text:p>3246</text:p>
          </table:table-cell>
          <table:table-cell office:value-type="float" office:value="3" table:style-name="ce4">
            <text:p>3</text:p>
          </table:table-cell>
          <table:table-cell office:value-type="float" office:value="12.052992" table:formula="of:=[.C71]*[.D71]/1000000" table:style-name="ce4">
            <text:p>12.052992</text:p>
          </table:table-cell>
          <table:table-cell office:value-type="float" office:value="7.0113599999999998" table:formula="of:=[.H71]*[.I71]/1000000" table:style-name="ce4">
            <text:p>7.01136</text:p>
          </table:table-cell>
          <table:table-cell office:value-type="float" office:value="17.008225011681748" table:formula="of:=[.$B71]/[.K71]" table:style-name="ce11">
            <text:p>17.00822501</text:p>
          </table:table-cell>
          <table:table-cell office:value-type="float" office:value="29.238264758905547" table:formula="of:=[.$B71]/[.L71]" table:style-name="ce11">
            <text:p>29.23826476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079.jpg</text:p>
          </table:table-cell>
          <table:table-cell office:value-type="float" office:value="251" table:style-name="ce1">
            <text:p>251</text:p>
          </table:table-cell>
          <table:table-cell office:value-type="float" office:value="2832" table:style-name="ce4">
            <text:p>2832</text:p>
          </table:table-cell>
          <table:table-cell office:value-type="float" office:value="4256" table:style-name="ce4">
            <text:p>4256</text:p>
          </table:table-cell>
          <table:table-cell office:value-type="float" office:value="3" table:style-name="ce4">
            <text:p>3</text:p>
          </table:table-cell>
          <table:table-cell office:value-type="float" office:value="12.052992" table:formula="of:=[Sheet2.$C72]*[Sheet2.$D72]/1000000" table:style-name="ce4">
            <text:p>12.052992</text:p>
          </table:table-cell>
          <table:table-cell office:value-type="float" office:value="20.824704770400601" table:style-name="ce4">
            <text:p>20.82470477</text:p>
          </table:table-cell>
          <table:table-cell office:value-type="float" office:value="2160" table:style-name="ce4">
            <text:p>2160</text:p>
          </table:table-cell>
          <table:table-cell office:value-type="float" office:value="3246" table:style-name="ce4">
            <text:p>3246</text:p>
          </table:table-cell>
          <table:table-cell office:value-type="float" office:value="3" table:style-name="ce4">
            <text:p>3</text:p>
          </table:table-cell>
          <table:table-cell office:value-type="float" office:value="12.052992" table:formula="of:=[.C72]*[.D72]/1000000" table:style-name="ce4">
            <text:p>12.052992</text:p>
          </table:table-cell>
          <table:table-cell office:value-type="float" office:value="7.0113599999999998" table:formula="of:=[.H72]*[.I72]/1000000" table:style-name="ce4">
            <text:p>7.01136</text:p>
          </table:table-cell>
          <table:table-cell office:value-type="float" office:value="20.824704770400579" table:formula="of:=[.$B72]/[.K72]" table:style-name="ce11">
            <text:p>20.82470477</text:p>
          </table:table-cell>
          <table:table-cell office:value-type="float" office:value="35.799046119440455" table:formula="of:=[.$B72]/[.L72]" table:style-name="ce11">
            <text:p>35.79904612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312.jpg</text:p>
          </table:table-cell>
          <table:table-cell office:value-type="float" office:value="339" table:style-name="ce1">
            <text:p>339</text:p>
          </table:table-cell>
          <table:table-cell office:value-type="float" office:value="2832" table:style-name="ce4">
            <text:p>2832</text:p>
          </table:table-cell>
          <table:table-cell office:value-type="float" office:value="4256" table:style-name="ce4">
            <text:p>4256</text:p>
          </table:table-cell>
          <table:table-cell office:value-type="float" office:value="3" table:style-name="ce4">
            <text:p>3</text:p>
          </table:table-cell>
          <table:table-cell office:value-type="float" office:value="12.052992" table:formula="of:=[Sheet2.$C73]*[Sheet2.$D73]/1000000" table:style-name="ce4">
            <text:p>12.052992</text:p>
          </table:table-cell>
          <table:table-cell office:value-type="float" office:value="28.125796482732301" table:style-name="ce4">
            <text:p>28.12579648</text:p>
          </table:table-cell>
          <table:table-cell office:value-type="float" office:value="2160" table:style-name="ce4">
            <text:p>2160</text:p>
          </table:table-cell>
          <table:table-cell office:value-type="float" office:value="3246" table:style-name="ce4">
            <text:p>3246</text:p>
          </table:table-cell>
          <table:table-cell office:value-type="float" office:value="3" table:style-name="ce4">
            <text:p>3</text:p>
          </table:table-cell>
          <table:table-cell office:value-type="float" office:value="12.052992" table:formula="of:=[.C73]*[.D73]/1000000" table:style-name="ce4">
            <text:p>12.052992</text:p>
          </table:table-cell>
          <table:table-cell office:value-type="float" office:value="7.0113599999999998" table:formula="of:=[.H73]*[.I73]/1000000" table:style-name="ce4">
            <text:p>7.01136</text:p>
          </table:table-cell>
          <table:table-cell office:value-type="float" office:value="28.125796482732255" table:formula="of:=[.$B73]/[.K73]" table:style-name="ce11">
            <text:p>28.12579648</text:p>
          </table:table-cell>
          <table:table-cell office:value-type="float" office:value="48.350106113507223" table:formula="of:=[.$B73]/[.L73]" table:style-name="ce11">
            <text:p>48.35010611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769.jpg</text:p>
          </table:table-cell>
          <table:table-cell office:value-type="float" office:value="104" table:style-name="ce1">
            <text:p>104</text:p>
          </table:table-cell>
          <table:table-cell office:value-type="float" office:value="2832" table:style-name="ce4">
            <text:p>2832</text:p>
          </table:table-cell>
          <table:table-cell office:value-type="float" office:value="4256" table:style-name="ce4">
            <text:p>4256</text:p>
          </table:table-cell>
          <table:table-cell office:value-type="float" office:value="3" table:style-name="ce4">
            <text:p>3</text:p>
          </table:table-cell>
          <table:table-cell office:value-type="float" office:value="12.052992" table:formula="of:=[Sheet2.$C74]*[Sheet2.$D74]/1000000" table:style-name="ce4">
            <text:p>12.052992</text:p>
          </table:table-cell>
          <table:table-cell office:value-type="float" office:value="8.6285629327556208" table:style-name="ce4">
            <text:p>8.628562933</text:p>
          </table:table-cell>
          <table:table-cell office:value-type="float" office:value="2160" table:style-name="ce4">
            <text:p>2160</text:p>
          </table:table-cell>
          <table:table-cell office:value-type="float" office:value="3246" table:style-name="ce4">
            <text:p>3246</text:p>
          </table:table-cell>
          <table:table-cell office:value-type="float" office:value="3" table:style-name="ce4">
            <text:p>3</text:p>
          </table:table-cell>
          <table:table-cell office:value-type="float" office:value="12.052992" table:formula="of:=[.C74]*[.D74]/1000000" table:style-name="ce4">
            <text:p>12.052992</text:p>
          </table:table-cell>
          <table:table-cell office:value-type="float" office:value="7.0113599999999998" table:formula="of:=[.H74]*[.I74]/1000000" table:style-name="ce4">
            <text:p>7.01136</text:p>
          </table:table-cell>
          <table:table-cell office:value-type="float" office:value="8.6285629327556173" table:formula="of:=[.$B74]/[.K74]" table:style-name="ce11">
            <text:p>8.628562933</text:p>
          </table:table-cell>
          <table:table-cell office:value-type="float" office:value="14.833070902078912" table:formula="of:=[.$B74]/[.L74]" table:style-name="ce11">
            <text:p>14.8330709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830.jpg</text:p>
          </table:table-cell>
          <table:table-cell office:value-type="float" office:value="185" table:style-name="ce1">
            <text:p>185</text:p>
          </table:table-cell>
          <table:table-cell office:value-type="float" office:value="2832" table:style-name="ce4">
            <text:p>2832</text:p>
          </table:table-cell>
          <table:table-cell office:value-type="float" office:value="4256" table:style-name="ce4">
            <text:p>4256</text:p>
          </table:table-cell>
          <table:table-cell office:value-type="float" office:value="3" table:style-name="ce4">
            <text:p>3</text:p>
          </table:table-cell>
          <table:table-cell office:value-type="float" office:value="12.052992" table:formula="of:=[Sheet2.$C75]*[Sheet2.$D75]/1000000" table:style-name="ce4">
            <text:p>12.052992</text:p>
          </table:table-cell>
          <table:table-cell office:value-type="float" office:value="15.348885986151799" table:style-name="ce4">
            <text:p>15.34888599</text:p>
          </table:table-cell>
          <table:table-cell office:value-type="float" office:value="2160" table:style-name="ce4">
            <text:p>2160</text:p>
          </table:table-cell>
          <table:table-cell office:value-type="float" office:value="3246" table:style-name="ce4">
            <text:p>3246</text:p>
          </table:table-cell>
          <table:table-cell office:value-type="float" office:value="3" table:style-name="ce4">
            <text:p>3</text:p>
          </table:table-cell>
          <table:table-cell office:value-type="float" office:value="12.052992" table:formula="of:=[.C75]*[.D75]/1000000" table:style-name="ce4">
            <text:p>12.052992</text:p>
          </table:table-cell>
          <table:table-cell office:value-type="float" office:value="7.0113599999999998" table:formula="of:=[.H75]*[.I75]/1000000" table:style-name="ce4">
            <text:p>7.01136</text:p>
          </table:table-cell>
          <table:table-cell office:value-type="float" office:value="15.348885986151821" table:formula="of:=[.$B75]/[.K75]" table:style-name="ce11">
            <text:p>15.34888599</text:p>
          </table:table-cell>
          <table:table-cell office:value-type="float" office:value="26.385751123890373" table:formula="of:=[.$B75]/[.L75]" table:style-name="ce11">
            <text:p>26.38575112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850.jpg</text:p>
          </table:table-cell>
          <table:table-cell office:value-type="float" office:value="254" table:style-name="ce1">
            <text:p>254</text:p>
          </table:table-cell>
          <table:table-cell office:value-type="float" office:value="2837" table:style-name="ce4">
            <text:p>2837</text:p>
          </table:table-cell>
          <table:table-cell office:value-type="float" office:value="4256" table:style-name="ce4">
            <text:p>4256</text:p>
          </table:table-cell>
          <table:table-cell office:value-type="float" office:value="3" table:style-name="ce4">
            <text:p>3</text:p>
          </table:table-cell>
          <table:table-cell office:value-type="float" office:value="12.074272000000001" table:formula="of:=[Sheet2.$C76]*[Sheet2.$D76]/1000000" table:style-name="ce4">
            <text:p>12.074272</text:p>
          </table:table-cell>
          <table:table-cell office:value-type="float" office:value="21.036464972794999" table:style-name="ce4">
            <text:p>21.03646497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2.074272000000001" table:formula="of:=[.C76]*[.D76]/1000000" table:style-name="ce4">
            <text:p>12.074272</text:p>
          </table:table-cell>
          <table:table-cell office:value-type="float" office:value="6.9984000000000002" table:formula="of:=[.H76]*[.I76]/1000000" table:style-name="ce4">
            <text:p>6.9984</text:p>
          </table:table-cell>
          <table:table-cell office:value-type="float" office:value="21.036464972795045" table:formula="of:=[.$B76]/[.K76]" table:style-name="ce11">
            <text:p>21.03646497</text:p>
          </table:table-cell>
          <table:table-cell office:value-type="float" office:value="36.294010059442158" table:formula="of:=[.$B76]/[.L76]" table:style-name="ce11">
            <text:p>36.29401006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st_img_0107.jpg</text:p>
          </table:table-cell>
          <table:table-cell office:value-type="float" office:value="335" table:style-name="ce1">
            <text:p>335</text:p>
          </table:table-cell>
          <table:table-cell office:value-type="float" office:value="2848" table:style-name="ce4">
            <text:p>2848</text:p>
          </table:table-cell>
          <table:table-cell office:value-type="float" office:value="4256" table:style-name="ce4">
            <text:p>4256</text:p>
          </table:table-cell>
          <table:table-cell office:value-type="float" office:value="3" table:style-name="ce4">
            <text:p>3</text:p>
          </table:table-cell>
          <table:table-cell office:value-type="float" office:value="12.121088" table:formula="of:=[Sheet2.$C77]*[Sheet2.$D77]/1000000" table:style-name="ce4">
            <text:p>12.121088</text:p>
          </table:table-cell>
          <table:table-cell office:value-type="float" office:value="27.637783010898001" table:style-name="ce4">
            <text:p>27.63778301</text:p>
          </table:table-cell>
          <table:table-cell office:value-type="float" office:value="2160" table:style-name="ce4">
            <text:p>2160</text:p>
          </table:table-cell>
          <table:table-cell office:value-type="float" office:value="3227" table:style-name="ce4">
            <text:p>3227</text:p>
          </table:table-cell>
          <table:table-cell office:value-type="float" office:value="3" table:style-name="ce4">
            <text:p>3</text:p>
          </table:table-cell>
          <table:table-cell office:value-type="float" office:value="12.121088" table:formula="of:=[.C77]*[.D77]/1000000" table:style-name="ce4">
            <text:p>12.121088</text:p>
          </table:table-cell>
          <table:table-cell office:value-type="float" office:value="6.9703200000000001" table:formula="of:=[.H77]*[.I77]/1000000" table:style-name="ce4">
            <text:p>6.97032</text:p>
          </table:table-cell>
          <table:table-cell office:value-type="float" office:value="27.63778301089803" table:formula="of:=[.$B77]/[.K77]" table:style-name="ce11">
            <text:p>27.63778301</text:p>
          </table:table-cell>
          <table:table-cell office:value-type="float" office:value="48.060921162873441" table:formula="of:=[.$B77]/[.L77]" table:style-name="ce11">
            <text:p>48.06092116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st_img_0045.jpg</text:p>
          </table:table-cell>
          <table:table-cell office:value-type="float" office:value="153" table:style-name="ce1">
            <text:p>153</text:p>
          </table:table-cell>
          <table:table-cell office:value-type="float" office:value="2848" table:style-name="ce4">
            <text:p>2848</text:p>
          </table:table-cell>
          <table:table-cell office:value-type="float" office:value="4272" table:style-name="ce4">
            <text:p>4272</text:p>
          </table:table-cell>
          <table:table-cell office:value-type="float" office:value="3" table:style-name="ce4">
            <text:p>3</text:p>
          </table:table-cell>
          <table:table-cell office:value-type="float" office:value="12.166656" table:formula="of:=[Sheet2.$C78]*[Sheet2.$D78]/1000000" table:style-name="ce4">
            <text:p>12.166656</text:p>
          </table:table-cell>
          <table:table-cell office:value-type="float" office:value="12.5753534907209" table:style-name="ce4">
            <text:p>12.57535349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2.166656" table:formula="of:=[.C78]*[.D78]/1000000" table:style-name="ce4">
            <text:p>12.166656</text:p>
          </table:table-cell>
          <table:table-cell office:value-type="float" office:value="6.9984000000000002" table:formula="of:=[.H78]*[.I78]/1000000" table:style-name="ce4">
            <text:p>6.9984</text:p>
          </table:table-cell>
          <table:table-cell office:value-type="float" office:value="12.575353490720868" table:formula="of:=[.$B78]/[.K78]" table:style-name="ce11">
            <text:p>12.57535349</text:p>
          </table:table-cell>
          <table:table-cell office:value-type="float" office:value="21.862139917695472" table:formula="of:=[.$B78]/[.L78]" table:style-name="ce11">
            <text:p>21.86213992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076.jpg</text:p>
          </table:table-cell>
          <table:table-cell office:value-type="float" office:value="171" table:style-name="ce1">
            <text:p>171</text:p>
          </table:table-cell>
          <table:table-cell office:value-type="float" office:value="2848" table:style-name="ce4">
            <text:p>2848</text:p>
          </table:table-cell>
          <table:table-cell office:value-type="float" office:value="4272" table:style-name="ce4">
            <text:p>4272</text:p>
          </table:table-cell>
          <table:table-cell office:value-type="float" office:value="3" table:style-name="ce4">
            <text:p>3</text:p>
          </table:table-cell>
          <table:table-cell office:value-type="float" office:value="12.166656" table:formula="of:=[Sheet2.$C79]*[Sheet2.$D79]/1000000" table:style-name="ce4">
            <text:p>12.166656</text:p>
          </table:table-cell>
          <table:table-cell office:value-type="float" office:value="14.0548068425704" table:style-name="ce4">
            <text:p>14.05480684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2.166656" table:formula="of:=[.C79]*[.D79]/1000000" table:style-name="ce4">
            <text:p>12.166656</text:p>
          </table:table-cell>
          <table:table-cell office:value-type="float" office:value="6.9984000000000002" table:formula="of:=[.H79]*[.I79]/1000000" table:style-name="ce4">
            <text:p>6.9984</text:p>
          </table:table-cell>
          <table:table-cell office:value-type="float" office:value="14.054806842570382" table:formula="of:=[.$B79]/[.K79]" table:style-name="ce11">
            <text:p>14.05480684</text:p>
          </table:table-cell>
          <table:table-cell office:value-type="float" office:value="24.434156378600822" table:formula="of:=[.$B79]/[.L79]" table:style-name="ce11">
            <text:p>24.43415638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077.jpg</text:p>
          </table:table-cell>
          <table:table-cell office:value-type="float" office:value="307" table:style-name="ce1">
            <text:p>307</text:p>
          </table:table-cell>
          <table:table-cell office:value-type="float" office:value="2848" table:style-name="ce4">
            <text:p>2848</text:p>
          </table:table-cell>
          <table:table-cell office:value-type="float" office:value="4272" table:style-name="ce4">
            <text:p>4272</text:p>
          </table:table-cell>
          <table:table-cell office:value-type="float" office:value="3" table:style-name="ce4">
            <text:p>3</text:p>
          </table:table-cell>
          <table:table-cell office:value-type="float" office:value="12.166656" table:formula="of:=[Sheet2.$C80]*[Sheet2.$D80]/1000000" table:style-name="ce4">
            <text:p>12.166656</text:p>
          </table:table-cell>
          <table:table-cell office:value-type="float" office:value="25.232898834322299" table:style-name="ce4">
            <text:p>25.23289883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2.166656" table:formula="of:=[.C80]*[.D80]/1000000" table:style-name="ce4">
            <text:p>12.166656</text:p>
          </table:table-cell>
          <table:table-cell office:value-type="float" office:value="6.9984000000000002" table:formula="of:=[.H80]*[.I80]/1000000" table:style-name="ce4">
            <text:p>6.9984</text:p>
          </table:table-cell>
          <table:table-cell office:value-type="float" office:value="25.232898834322267" table:formula="of:=[.$B80]/[.K80]" table:style-name="ce11">
            <text:p>25.23289883</text:p>
          </table:table-cell>
          <table:table-cell office:value-type="float" office:value="43.867169638774577" table:formula="of:=[.$B80]/[.L80]" table:style-name="ce11">
            <text:p>43.86716964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089.jpg</text:p>
          </table:table-cell>
          <table:table-cell office:value-type="float" office:value="349" table:style-name="ce1">
            <text:p>349</text:p>
          </table:table-cell>
          <table:table-cell office:value-type="float" office:value="2848" table:style-name="ce4">
            <text:p>2848</text:p>
          </table:table-cell>
          <table:table-cell office:value-type="float" office:value="4272" table:style-name="ce4">
            <text:p>4272</text:p>
          </table:table-cell>
          <table:table-cell office:value-type="float" office:value="3" table:style-name="ce4">
            <text:p>3</text:p>
          </table:table-cell>
          <table:table-cell office:value-type="float" office:value="12.166656" table:formula="of:=[Sheet2.$C81]*[Sheet2.$D81]/1000000" table:style-name="ce4">
            <text:p>12.166656</text:p>
          </table:table-cell>
          <table:table-cell office:value-type="float" office:value="28.6849566553045" table:style-name="ce4">
            <text:p>28.68495666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2.166656" table:formula="of:=[.C81]*[.D81]/1000000" table:style-name="ce4">
            <text:p>12.166656</text:p>
          </table:table-cell>
          <table:table-cell office:value-type="float" office:value="6.9984000000000002" table:formula="of:=[.H81]*[.I81]/1000000" table:style-name="ce4">
            <text:p>6.9984</text:p>
          </table:table-cell>
          <table:table-cell office:value-type="float" office:value="28.684956655304465" table:formula="of:=[.$B81]/[.K81]" table:style-name="ce11">
            <text:p>28.68495666</text:p>
          </table:table-cell>
          <table:table-cell office:value-type="float" office:value="49.868541380887059" table:formula="of:=[.$B81]/[.L81]" table:style-name="ce11">
            <text:p>49.86854138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197.jpg</text:p>
          </table:table-cell>
          <table:table-cell office:value-type="float" office:value="271" table:style-name="ce1">
            <text:p>271</text:p>
          </table:table-cell>
          <table:table-cell office:value-type="float" office:value="2848" table:style-name="ce4">
            <text:p>2848</text:p>
          </table:table-cell>
          <table:table-cell office:value-type="float" office:value="4272" table:style-name="ce4">
            <text:p>4272</text:p>
          </table:table-cell>
          <table:table-cell office:value-type="float" office:value="3" table:style-name="ce4">
            <text:p>3</text:p>
          </table:table-cell>
          <table:table-cell office:value-type="float" office:value="12.166656" table:formula="of:=[Sheet2.$C82]*[Sheet2.$D82]/1000000" table:style-name="ce4">
            <text:p>12.166656</text:p>
          </table:table-cell>
          <table:table-cell office:value-type="float" office:value="22.273992130623199" table:style-name="ce4">
            <text:p>22.27399213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2.166656" table:formula="of:=[.C82]*[.D82]/1000000" table:style-name="ce4">
            <text:p>12.166656</text:p>
          </table:table-cell>
          <table:table-cell office:value-type="float" office:value="6.9984000000000002" table:formula="of:=[.H82]*[.I82]/1000000" table:style-name="ce4">
            <text:p>6.9984</text:p>
          </table:table-cell>
          <table:table-cell office:value-type="float" office:value="22.273992130623238" table:formula="of:=[.$B82]/[.K82]" table:style-name="ce11">
            <text:p>22.27399213</text:p>
          </table:table-cell>
          <table:table-cell office:value-type="float" office:value="38.723136716963879" table:formula="of:=[.$B82]/[.L82]" table:style-name="ce11">
            <text:p>38.72313672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198.jpg</text:p>
          </table:table-cell>
          <table:table-cell office:value-type="float" office:value="314" table:style-name="ce1">
            <text:p>314</text:p>
          </table:table-cell>
          <table:table-cell office:value-type="float" office:value="2848" table:style-name="ce4">
            <text:p>2848</text:p>
          </table:table-cell>
          <table:table-cell office:value-type="float" office:value="4272" table:style-name="ce4">
            <text:p>4272</text:p>
          </table:table-cell>
          <table:table-cell office:value-type="float" office:value="3" table:style-name="ce4">
            <text:p>3</text:p>
          </table:table-cell>
          <table:table-cell office:value-type="float" office:value="12.166656" table:formula="of:=[Sheet2.$C83]*[Sheet2.$D83]/1000000" table:style-name="ce4">
            <text:p>12.166656</text:p>
          </table:table-cell>
          <table:table-cell office:value-type="float" office:value="25.808241804485998" table:style-name="ce4">
            <text:p>25.8082418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2.166656" table:formula="of:=[.C83]*[.D83]/1000000" table:style-name="ce4">
            <text:p>12.166656</text:p>
          </table:table-cell>
          <table:table-cell office:value-type="float" office:value="6.9984000000000002" table:formula="of:=[.H83]*[.I83]/1000000" table:style-name="ce4">
            <text:p>6.9984</text:p>
          </table:table-cell>
          <table:table-cell office:value-type="float" office:value="25.808241804485966" table:formula="of:=[.$B83]/[.K83]" table:style-name="ce11">
            <text:p>25.8082418</text:p>
          </table:table-cell>
          <table:table-cell office:value-type="float" office:value="44.867398262459993" table:formula="of:=[.$B83]/[.L83]" table:style-name="ce11">
            <text:p>44.86739826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200.jpg</text:p>
          </table:table-cell>
          <table:table-cell office:value-type="float" office:value="161" table:style-name="ce1">
            <text:p>161</text:p>
          </table:table-cell>
          <table:table-cell office:value-type="float" office:value="2848" table:style-name="ce4">
            <text:p>2848</text:p>
          </table:table-cell>
          <table:table-cell office:value-type="float" office:value="4272" table:style-name="ce4">
            <text:p>4272</text:p>
          </table:table-cell>
          <table:table-cell office:value-type="float" office:value="3" table:style-name="ce4">
            <text:p>3</text:p>
          </table:table-cell>
          <table:table-cell office:value-type="float" office:value="12.166656" table:formula="of:=[Sheet2.$C84]*[Sheet2.$D84]/1000000" table:style-name="ce4">
            <text:p>12.166656</text:p>
          </table:table-cell>
          <table:table-cell office:value-type="float" office:value="13.2328883137651" table:style-name="ce4">
            <text:p>13.23288831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2.166656" table:formula="of:=[.C84]*[.D84]/1000000" table:style-name="ce4">
            <text:p>12.166656</text:p>
          </table:table-cell>
          <table:table-cell office:value-type="float" office:value="6.9984000000000002" table:formula="of:=[.H84]*[.I84]/1000000" table:style-name="ce4">
            <text:p>6.9984</text:p>
          </table:table-cell>
          <table:table-cell office:value-type="float" office:value="13.232888313765097" table:formula="of:=[.$B84]/[.K84]" table:style-name="ce11">
            <text:p>13.23288831</text:p>
          </table:table-cell>
          <table:table-cell office:value-type="float" office:value="23.005258344764517" table:formula="of:=[.$B84]/[.L84]" table:style-name="ce11">
            <text:p>23.00525834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587.jpg</text:p>
          </table:table-cell>
          <table:table-cell office:value-type="float" office:value="206" table:style-name="ce1">
            <text:p>206</text:p>
          </table:table-cell>
          <table:table-cell office:value-type="float" office:value="2848" table:style-name="ce4">
            <text:p>2848</text:p>
          </table:table-cell>
          <table:table-cell office:value-type="float" office:value="4272" table:style-name="ce4">
            <text:p>4272</text:p>
          </table:table-cell>
          <table:table-cell office:value-type="float" office:value="3" table:style-name="ce4">
            <text:p>3</text:p>
          </table:table-cell>
          <table:table-cell office:value-type="float" office:value="12.166656" table:formula="of:=[Sheet2.$C85]*[Sheet2.$D85]/1000000" table:style-name="ce4">
            <text:p>12.166656</text:p>
          </table:table-cell>
          <table:table-cell office:value-type="float" office:value="16.931521693388898" table:style-name="ce4">
            <text:p>16.93152169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2.166656" table:formula="of:=[.C85]*[.D85]/1000000" table:style-name="ce4">
            <text:p>12.166656</text:p>
          </table:table-cell>
          <table:table-cell office:value-type="float" office:value="6.9984000000000002" table:formula="of:=[.H85]*[.I85]/1000000" table:style-name="ce4">
            <text:p>6.9984</text:p>
          </table:table-cell>
          <table:table-cell office:value-type="float" office:value="16.931521693388881" table:formula="of:=[.$B85]/[.K85]" table:style-name="ce11">
            <text:p>16.93152169</text:p>
          </table:table-cell>
          <table:table-cell office:value-type="float" office:value="29.435299497027891" table:formula="of:=[.$B85]/[.L85]" table:style-name="ce11">
            <text:p>29.4352995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777.jpg</text:p>
          </table:table-cell>
          <table:table-cell office:value-type="float" office:value="237" table:style-name="ce1">
            <text:p>237</text:p>
          </table:table-cell>
          <table:table-cell office:value-type="float" office:value="2848" table:style-name="ce4">
            <text:p>2848</text:p>
          </table:table-cell>
          <table:table-cell office:value-type="float" office:value="4272" table:style-name="ce4">
            <text:p>4272</text:p>
          </table:table-cell>
          <table:table-cell office:value-type="float" office:value="3" table:style-name="ce4">
            <text:p>3</text:p>
          </table:table-cell>
          <table:table-cell office:value-type="float" office:value="12.166656" table:formula="of:=[Sheet2.$C86]*[Sheet2.$D86]/1000000" table:style-name="ce4">
            <text:p>12.166656</text:p>
          </table:table-cell>
          <table:table-cell office:value-type="float" office:value="19.479469132685299" table:style-name="ce4">
            <text:p>19.47946913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2.166656" table:formula="of:=[.C86]*[.D86]/1000000" table:style-name="ce4">
            <text:p>12.166656</text:p>
          </table:table-cell>
          <table:table-cell office:value-type="float" office:value="6.9984000000000002" table:formula="of:=[.H86]*[.I86]/1000000" table:style-name="ce4">
            <text:p>6.9984</text:p>
          </table:table-cell>
          <table:table-cell office:value-type="float" office:value="19.479469132685267" table:formula="of:=[.$B86]/[.K86]" table:style-name="ce11">
            <text:p>19.47946913</text:p>
          </table:table-cell>
          <table:table-cell office:value-type="float" office:value="33.864883401920437" table:formula="of:=[.$B86]/[.L86]" table:style-name="ce11">
            <text:p>33.8648834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st_img_0014.jpg</text:p>
          </table:table-cell>
          <table:table-cell office:value-type="float" office:value="225" table:style-name="ce1">
            <text:p>225</text:p>
          </table:table-cell>
          <table:table-cell office:value-type="float" office:value="2848" table:style-name="ce4">
            <text:p>2848</text:p>
          </table:table-cell>
          <table:table-cell office:value-type="float" office:value="4288" table:style-name="ce4">
            <text:p>4288</text:p>
          </table:table-cell>
          <table:table-cell office:value-type="float" office:value="3" table:style-name="ce4">
            <text:p>3</text:p>
          </table:table-cell>
          <table:table-cell office:value-type="float" office:value="12.212224000000001" table:formula="of:=[Sheet2.$C87]*[Sheet2.$D87]/1000000" table:style-name="ce4">
            <text:p>12.212224</text:p>
          </table:table-cell>
          <table:table-cell office:value-type="float" office:value="18.424162544021499" table:style-name="ce4">
            <text:p>18.42416254</text:p>
          </table:table-cell>
          <table:table-cell office:value-type="float" office:value="2160" table:style-name="ce4">
            <text:p>2160</text:p>
          </table:table-cell>
          <table:table-cell office:value-type="float" office:value="3253" table:style-name="ce4">
            <text:p>3253</text:p>
          </table:table-cell>
          <table:table-cell office:value-type="float" office:value="3" table:style-name="ce4">
            <text:p>3</text:p>
          </table:table-cell>
          <table:table-cell office:value-type="float" office:value="12.212224000000001" table:formula="of:=[.C87]*[.D87]/1000000" table:style-name="ce4">
            <text:p>12.212224</text:p>
          </table:table-cell>
          <table:table-cell office:value-type="float" office:value="7.0264800000000003" table:formula="of:=[.H87]*[.I87]/1000000" table:style-name="ce4">
            <text:p>7.02648</text:p>
          </table:table-cell>
          <table:table-cell office:value-type="float" office:value="18.424162544021463" table:formula="of:=[.$B87]/[.K87]" table:style-name="ce11">
            <text:p>18.42416254</text:p>
          </table:table-cell>
          <table:table-cell office:value-type="float" office:value="32.021723537247667" table:formula="of:=[.$B87]/[.L87]" table:style-name="ce11">
            <text:p>32.02172354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st_img_0158.jpg</text:p>
          </table:table-cell>
          <table:table-cell office:value-type="float" office:value="247" table:style-name="ce1">
            <text:p>247</text:p>
          </table:table-cell>
          <table:table-cell office:value-type="float" office:value="2848" table:style-name="ce4">
            <text:p>2848</text:p>
          </table:table-cell>
          <table:table-cell office:value-type="float" office:value="4288" table:style-name="ce4">
            <text:p>4288</text:p>
          </table:table-cell>
          <table:table-cell office:value-type="float" office:value="3" table:style-name="ce4">
            <text:p>3</text:p>
          </table:table-cell>
          <table:table-cell office:value-type="float" office:value="12.212224000000001" table:formula="of:=[Sheet2.$C88]*[Sheet2.$D88]/1000000" table:style-name="ce4">
            <text:p>12.212224</text:p>
          </table:table-cell>
          <table:table-cell office:value-type="float" office:value="20.225636214992502" table:style-name="ce4">
            <text:p>20.22563621</text:p>
          </table:table-cell>
          <table:table-cell office:value-type="float" office:value="2160" table:style-name="ce4">
            <text:p>2160</text:p>
          </table:table-cell>
          <table:table-cell office:value-type="float" office:value="3253" table:style-name="ce4">
            <text:p>3253</text:p>
          </table:table-cell>
          <table:table-cell office:value-type="float" office:value="3" table:style-name="ce4">
            <text:p>3</text:p>
          </table:table-cell>
          <table:table-cell office:value-type="float" office:value="12.212224000000001" table:formula="of:=[.C88]*[.D88]/1000000" table:style-name="ce4">
            <text:p>12.212224</text:p>
          </table:table-cell>
          <table:table-cell office:value-type="float" office:value="7.0264800000000003" table:formula="of:=[.H88]*[.I88]/1000000" table:style-name="ce4">
            <text:p>7.02648</text:p>
          </table:table-cell>
          <table:table-cell office:value-type="float" office:value="20.225636214992452" table:formula="of:=[.$B88]/[.K88]" table:style-name="ce11">
            <text:p>20.22563621</text:p>
          </table:table-cell>
          <table:table-cell office:value-type="float" office:value="35.152736505334104" table:formula="of:=[.$B88]/[.L88]" table:style-name="ce11">
            <text:p>35.15273651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st_img_0261.jpg</text:p>
          </table:table-cell>
          <table:table-cell office:value-type="float" office:value="343" table:style-name="ce1">
            <text:p>343</text:p>
          </table:table-cell>
          <table:table-cell office:value-type="float" office:value="2848" table:style-name="ce4">
            <text:p>2848</text:p>
          </table:table-cell>
          <table:table-cell office:value-type="float" office:value="4288" table:style-name="ce4">
            <text:p>4288</text:p>
          </table:table-cell>
          <table:table-cell office:value-type="float" office:value="3" table:style-name="ce4">
            <text:p>3</text:p>
          </table:table-cell>
          <table:table-cell office:value-type="float" office:value="12.212224000000001" table:formula="of:=[Sheet2.$C89]*[Sheet2.$D89]/1000000" table:style-name="ce4">
            <text:p>12.212224</text:p>
          </table:table-cell>
          <table:table-cell office:value-type="float" office:value="28.0866122337749" table:style-name="ce4">
            <text:p>28.08661223</text:p>
          </table:table-cell>
          <table:table-cell office:value-type="float" office:value="2160" table:style-name="ce4">
            <text:p>2160</text:p>
          </table:table-cell>
          <table:table-cell office:value-type="float" office:value="3253" table:style-name="ce4">
            <text:p>3253</text:p>
          </table:table-cell>
          <table:table-cell office:value-type="float" office:value="3" table:style-name="ce4">
            <text:p>3</text:p>
          </table:table-cell>
          <table:table-cell office:value-type="float" office:value="12.212224000000001" table:formula="of:=[.C89]*[.D89]/1000000" table:style-name="ce4">
            <text:p>12.212224</text:p>
          </table:table-cell>
          <table:table-cell office:value-type="float" office:value="7.0264800000000003" table:formula="of:=[.H89]*[.I89]/1000000" table:style-name="ce4">
            <text:p>7.02648</text:p>
          </table:table-cell>
          <table:table-cell office:value-type="float" office:value="28.086612233774943" table:formula="of:=[.$B89]/[.K89]" table:style-name="ce11">
            <text:p>28.08661223</text:p>
          </table:table-cell>
          <table:table-cell office:value-type="float" office:value="48.815338547893113" table:formula="of:=[.$B89]/[.L89]" table:style-name="ce11">
            <text:p>48.81533855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041.jpg</text:p>
          </table:table-cell>
          <table:table-cell office:value-type="float" office:value="250" table:style-name="ce1">
            <text:p>250</text:p>
          </table:table-cell>
          <table:table-cell office:value-type="float" office:value="2848" table:style-name="ce4">
            <text:p>2848</text:p>
          </table:table-cell>
          <table:table-cell office:value-type="float" office:value="4288" table:style-name="ce4">
            <text:p>4288</text:p>
          </table:table-cell>
          <table:table-cell office:value-type="float" office:value="3" table:style-name="ce4">
            <text:p>3</text:p>
          </table:table-cell>
          <table:table-cell office:value-type="float" office:value="12.212224000000001" table:formula="of:=[Sheet2.$C90]*[Sheet2.$D90]/1000000" table:style-name="ce4">
            <text:p>12.212224</text:p>
          </table:table-cell>
          <table:table-cell office:value-type="float" office:value="20.471291715579401" table:style-name="ce4">
            <text:p>20.47129172</text:p>
          </table:table-cell>
          <table:table-cell office:value-type="float" office:value="2160" table:style-name="ce4">
            <text:p>2160</text:p>
          </table:table-cell>
          <table:table-cell office:value-type="float" office:value="3253" table:style-name="ce4">
            <text:p>3253</text:p>
          </table:table-cell>
          <table:table-cell office:value-type="float" office:value="3" table:style-name="ce4">
            <text:p>3</text:p>
          </table:table-cell>
          <table:table-cell office:value-type="float" office:value="12.212224000000001" table:formula="of:=[.C90]*[.D90]/1000000" table:style-name="ce4">
            <text:p>12.212224</text:p>
          </table:table-cell>
          <table:table-cell office:value-type="float" office:value="7.0264800000000003" table:formula="of:=[.H90]*[.I90]/1000000" table:style-name="ce4">
            <text:p>7.02648</text:p>
          </table:table-cell>
          <table:table-cell office:value-type="float" office:value="20.471291715579405" table:formula="of:=[.$B90]/[.K90]" table:style-name="ce11">
            <text:p>20.47129172</text:p>
          </table:table-cell>
          <table:table-cell office:value-type="float" office:value="35.579692819164073" table:formula="of:=[.$B90]/[.L90]" table:style-name="ce11">
            <text:p>35.57969282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044.jpg</text:p>
          </table:table-cell>
          <table:table-cell office:value-type="float" office:value="134" table:style-name="ce1">
            <text:p>134</text:p>
          </table:table-cell>
          <table:table-cell office:value-type="float" office:value="2848" table:style-name="ce4">
            <text:p>2848</text:p>
          </table:table-cell>
          <table:table-cell office:value-type="float" office:value="4288" table:style-name="ce4">
            <text:p>4288</text:p>
          </table:table-cell>
          <table:table-cell office:value-type="float" office:value="3" table:style-name="ce4">
            <text:p>3</text:p>
          </table:table-cell>
          <table:table-cell office:value-type="float" office:value="12.212224000000001" table:formula="of:=[Sheet2.$C91]*[Sheet2.$D91]/1000000" table:style-name="ce4">
            <text:p>12.212224</text:p>
          </table:table-cell>
          <table:table-cell office:value-type="float" office:value="10.972612359550601" table:style-name="ce4">
            <text:p>10.97261236</text:p>
          </table:table-cell>
          <table:table-cell office:value-type="float" office:value="2160" table:style-name="ce4">
            <text:p>2160</text:p>
          </table:table-cell>
          <table:table-cell office:value-type="float" office:value="3253" table:style-name="ce4">
            <text:p>3253</text:p>
          </table:table-cell>
          <table:table-cell office:value-type="float" office:value="3" table:style-name="ce4">
            <text:p>3</text:p>
          </table:table-cell>
          <table:table-cell office:value-type="float" office:value="12.212224000000001" table:formula="of:=[.C91]*[.D91]/1000000" table:style-name="ce4">
            <text:p>12.212224</text:p>
          </table:table-cell>
          <table:table-cell office:value-type="float" office:value="7.0264800000000003" table:formula="of:=[.H91]*[.I91]/1000000" table:style-name="ce4">
            <text:p>7.02648</text:p>
          </table:table-cell>
          <table:table-cell office:value-type="float" office:value="10.972612359550562" table:formula="of:=[.$B91]/[.K91]" table:style-name="ce11">
            <text:p>10.97261236</text:p>
          </table:table-cell>
          <table:table-cell office:value-type="float" office:value="19.070715351071943" table:formula="of:=[.$B91]/[.L91]" table:style-name="ce11">
            <text:p>19.07071535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057.jpg</text:p>
          </table:table-cell>
          <table:table-cell office:value-type="float" office:value="162" table:style-name="ce1">
            <text:p>162</text:p>
          </table:table-cell>
          <table:table-cell office:value-type="float" office:value="2848" table:style-name="ce4">
            <text:p>2848</text:p>
          </table:table-cell>
          <table:table-cell office:value-type="float" office:value="4288" table:style-name="ce4">
            <text:p>4288</text:p>
          </table:table-cell>
          <table:table-cell office:value-type="float" office:value="3" table:style-name="ce4">
            <text:p>3</text:p>
          </table:table-cell>
          <table:table-cell office:value-type="float" office:value="12.212224000000001" table:formula="of:=[Sheet2.$C92]*[Sheet2.$D92]/1000000" table:style-name="ce4">
            <text:p>12.212224</text:p>
          </table:table-cell>
          <table:table-cell office:value-type="float" office:value="13.2653970316955" table:style-name="ce4">
            <text:p>13.26539703</text:p>
          </table:table-cell>
          <table:table-cell office:value-type="float" office:value="2160" table:style-name="ce4">
            <text:p>2160</text:p>
          </table:table-cell>
          <table:table-cell office:value-type="float" office:value="3253" table:style-name="ce4">
            <text:p>3253</text:p>
          </table:table-cell>
          <table:table-cell office:value-type="float" office:value="3" table:style-name="ce4">
            <text:p>3</text:p>
          </table:table-cell>
          <table:table-cell office:value-type="float" office:value="12.212224000000001" table:formula="of:=[.C92]*[.D92]/1000000" table:style-name="ce4">
            <text:p>12.212224</text:p>
          </table:table-cell>
          <table:table-cell office:value-type="float" office:value="7.0264800000000003" table:formula="of:=[.H92]*[.I92]/1000000" table:style-name="ce4">
            <text:p>7.02648</text:p>
          </table:table-cell>
          <table:table-cell office:value-type="float" office:value="13.265397031695455" table:formula="of:=[.$B92]/[.K92]" table:style-name="ce11">
            <text:p>13.26539703</text:p>
          </table:table-cell>
          <table:table-cell office:value-type="float" office:value="23.055640946818322" table:formula="of:=[.$B92]/[.L92]" table:style-name="ce11">
            <text:p>23.05564095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058.jpg</text:p>
          </table:table-cell>
          <table:table-cell office:value-type="float" office:value="110" table:style-name="ce1">
            <text:p>110</text:p>
          </table:table-cell>
          <table:table-cell office:value-type="float" office:value="2848" table:style-name="ce4">
            <text:p>2848</text:p>
          </table:table-cell>
          <table:table-cell office:value-type="float" office:value="4288" table:style-name="ce4">
            <text:p>4288</text:p>
          </table:table-cell>
          <table:table-cell office:value-type="float" office:value="3" table:style-name="ce4">
            <text:p>3</text:p>
          </table:table-cell>
          <table:table-cell office:value-type="float" office:value="12.212224000000001" table:formula="of:=[Sheet2.$C93]*[Sheet2.$D93]/1000000" table:style-name="ce4">
            <text:p>12.212224</text:p>
          </table:table-cell>
          <table:table-cell office:value-type="float" office:value="9.0073683548549397" table:style-name="ce4">
            <text:p>9.007368355</text:p>
          </table:table-cell>
          <table:table-cell office:value-type="float" office:value="2160" table:style-name="ce4">
            <text:p>2160</text:p>
          </table:table-cell>
          <table:table-cell office:value-type="float" office:value="3253" table:style-name="ce4">
            <text:p>3253</text:p>
          </table:table-cell>
          <table:table-cell office:value-type="float" office:value="3" table:style-name="ce4">
            <text:p>3</text:p>
          </table:table-cell>
          <table:table-cell office:value-type="float" office:value="12.212224000000001" table:formula="of:=[.C93]*[.D93]/1000000" table:style-name="ce4">
            <text:p>12.212224</text:p>
          </table:table-cell>
          <table:table-cell office:value-type="float" office:value="7.0264800000000003" table:formula="of:=[.H93]*[.I93]/1000000" table:style-name="ce4">
            <text:p>7.02648</text:p>
          </table:table-cell>
          <table:table-cell office:value-type="float" office:value="9.0073683548549379" table:formula="of:=[.$B93]/[.K93]" table:style-name="ce11">
            <text:p>9.007368355</text:p>
          </table:table-cell>
          <table:table-cell office:value-type="float" office:value="15.655064840432193" table:formula="of:=[.$B93]/[.L93]" table:style-name="ce11">
            <text:p>15.65506484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059.jpg</text:p>
          </table:table-cell>
          <table:table-cell office:value-type="float" office:value="175" table:style-name="ce1">
            <text:p>175</text:p>
          </table:table-cell>
          <table:table-cell office:value-type="float" office:value="2848" table:style-name="ce4">
            <text:p>2848</text:p>
          </table:table-cell>
          <table:table-cell office:value-type="float" office:value="4288" table:style-name="ce4">
            <text:p>4288</text:p>
          </table:table-cell>
          <table:table-cell office:value-type="float" office:value="3" table:style-name="ce4">
            <text:p>3</text:p>
          </table:table-cell>
          <table:table-cell office:value-type="float" office:value="12.212224000000001" table:formula="of:=[Sheet2.$C94]*[Sheet2.$D94]/1000000" table:style-name="ce4">
            <text:p>12.212224</text:p>
          </table:table-cell>
          <table:table-cell office:value-type="float" office:value="14.329904200905601" table:style-name="ce4">
            <text:p>14.3299042</text:p>
          </table:table-cell>
          <table:table-cell office:value-type="float" office:value="2160" table:style-name="ce4">
            <text:p>2160</text:p>
          </table:table-cell>
          <table:table-cell office:value-type="float" office:value="3253" table:style-name="ce4">
            <text:p>3253</text:p>
          </table:table-cell>
          <table:table-cell office:value-type="float" office:value="3" table:style-name="ce4">
            <text:p>3</text:p>
          </table:table-cell>
          <table:table-cell office:value-type="float" office:value="12.212224000000001" table:formula="of:=[.C94]*[.D94]/1000000" table:style-name="ce4">
            <text:p>12.212224</text:p>
          </table:table-cell>
          <table:table-cell office:value-type="float" office:value="7.0264800000000003" table:formula="of:=[.H94]*[.I94]/1000000" table:style-name="ce4">
            <text:p>7.02648</text:p>
          </table:table-cell>
          <table:table-cell office:value-type="float" office:value="14.329904200905583" table:formula="of:=[.$B94]/[.K94]" table:style-name="ce11">
            <text:p>14.3299042</text:p>
          </table:table-cell>
          <table:table-cell office:value-type="float" office:value="24.905784973414853" table:formula="of:=[.$B94]/[.L94]" table:style-name="ce11">
            <text:p>24.90578497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060.jpg</text:p>
          </table:table-cell>
          <table:table-cell office:value-type="float" office:value="233" table:style-name="ce1">
            <text:p>233</text:p>
          </table:table-cell>
          <table:table-cell office:value-type="float" office:value="2848" table:style-name="ce4">
            <text:p>2848</text:p>
          </table:table-cell>
          <table:table-cell office:value-type="float" office:value="4288" table:style-name="ce4">
            <text:p>4288</text:p>
          </table:table-cell>
          <table:table-cell office:value-type="float" office:value="3" table:style-name="ce4">
            <text:p>3</text:p>
          </table:table-cell>
          <table:table-cell office:value-type="float" office:value="12.212224000000001" table:formula="of:=[Sheet2.$C95]*[Sheet2.$D95]/1000000" table:style-name="ce4">
            <text:p>12.212224</text:p>
          </table:table-cell>
          <table:table-cell office:value-type="float" office:value="19.07924387892" table:style-name="ce4">
            <text:p>19.07924388</text:p>
          </table:table-cell>
          <table:table-cell office:value-type="float" office:value="2160" table:style-name="ce4">
            <text:p>2160</text:p>
          </table:table-cell>
          <table:table-cell office:value-type="float" office:value="3253" table:style-name="ce4">
            <text:p>3253</text:p>
          </table:table-cell>
          <table:table-cell office:value-type="float" office:value="3" table:style-name="ce4">
            <text:p>3</text:p>
          </table:table-cell>
          <table:table-cell office:value-type="float" office:value="12.212224000000001" table:formula="of:=[.C95]*[.D95]/1000000" table:style-name="ce4">
            <text:p>12.212224</text:p>
          </table:table-cell>
          <table:table-cell office:value-type="float" office:value="7.0264800000000003" table:formula="of:=[.H95]*[.I95]/1000000" table:style-name="ce4">
            <text:p>7.02648</text:p>
          </table:table-cell>
          <table:table-cell office:value-type="float" office:value="19.079243878920007" table:formula="of:=[.$B95]/[.K95]" table:style-name="ce11">
            <text:p>19.07924388</text:p>
          </table:table-cell>
          <table:table-cell office:value-type="float" office:value="33.160273707460917" table:formula="of:=[.$B95]/[.L95]" table:style-name="ce11">
            <text:p>33.16027371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061.jpg</text:p>
          </table:table-cell>
          <table:table-cell office:value-type="float" office:value="203" table:style-name="ce1">
            <text:p>203</text:p>
          </table:table-cell>
          <table:table-cell office:value-type="float" office:value="2848" table:style-name="ce4">
            <text:p>2848</text:p>
          </table:table-cell>
          <table:table-cell office:value-type="float" office:value="4288" table:style-name="ce4">
            <text:p>4288</text:p>
          </table:table-cell>
          <table:table-cell office:value-type="float" office:value="3" table:style-name="ce4">
            <text:p>3</text:p>
          </table:table-cell>
          <table:table-cell office:value-type="float" office:value="12.212224000000001" table:formula="of:=[Sheet2.$C96]*[Sheet2.$D96]/1000000" table:style-name="ce4">
            <text:p>12.212224</text:p>
          </table:table-cell>
          <table:table-cell office:value-type="float" office:value="16.6226888730505" table:style-name="ce4">
            <text:p>16.62268887</text:p>
          </table:table-cell>
          <table:table-cell office:value-type="float" office:value="2160" table:style-name="ce4">
            <text:p>2160</text:p>
          </table:table-cell>
          <table:table-cell office:value-type="float" office:value="3253" table:style-name="ce4">
            <text:p>3253</text:p>
          </table:table-cell>
          <table:table-cell office:value-type="float" office:value="3" table:style-name="ce4">
            <text:p>3</text:p>
          </table:table-cell>
          <table:table-cell office:value-type="float" office:value="12.212224000000001" table:formula="of:=[.C96]*[.D96]/1000000" table:style-name="ce4">
            <text:p>12.212224</text:p>
          </table:table-cell>
          <table:table-cell office:value-type="float" office:value="7.0264800000000003" table:formula="of:=[.H96]*[.I96]/1000000" table:style-name="ce4">
            <text:p>7.02648</text:p>
          </table:table-cell>
          <table:table-cell office:value-type="float" office:value="16.622688873050478" table:formula="of:=[.$B96]/[.K96]" table:style-name="ce11">
            <text:p>16.62268887</text:p>
          </table:table-cell>
          <table:table-cell office:value-type="float" office:value="28.890710569161229" table:formula="of:=[.$B96]/[.L96]" table:style-name="ce11">
            <text:p>28.89071057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062.jpg</text:p>
          </table:table-cell>
          <table:table-cell office:value-type="float" office:value="106" table:style-name="ce1">
            <text:p>106</text:p>
          </table:table-cell>
          <table:table-cell office:value-type="float" office:value="2848" table:style-name="ce4">
            <text:p>2848</text:p>
          </table:table-cell>
          <table:table-cell office:value-type="float" office:value="4288" table:style-name="ce4">
            <text:p>4288</text:p>
          </table:table-cell>
          <table:table-cell office:value-type="float" office:value="3" table:style-name="ce4">
            <text:p>3</text:p>
          </table:table-cell>
          <table:table-cell office:value-type="float" office:value="12.212224000000001" table:formula="of:=[Sheet2.$C97]*[Sheet2.$D97]/1000000" table:style-name="ce4">
            <text:p>12.212224</text:p>
          </table:table-cell>
          <table:table-cell office:value-type="float" office:value="8.6798276874056697" table:style-name="ce4">
            <text:p>8.679827687</text:p>
          </table:table-cell>
          <table:table-cell office:value-type="float" office:value="2160" table:style-name="ce4">
            <text:p>2160</text:p>
          </table:table-cell>
          <table:table-cell office:value-type="float" office:value="3253" table:style-name="ce4">
            <text:p>3253</text:p>
          </table:table-cell>
          <table:table-cell office:value-type="float" office:value="3" table:style-name="ce4">
            <text:p>3</text:p>
          </table:table-cell>
          <table:table-cell office:value-type="float" office:value="12.212224000000001" table:formula="of:=[.C97]*[.D97]/1000000" table:style-name="ce4">
            <text:p>12.212224</text:p>
          </table:table-cell>
          <table:table-cell office:value-type="float" office:value="7.0264800000000003" table:formula="of:=[.H97]*[.I97]/1000000" table:style-name="ce4">
            <text:p>7.02648</text:p>
          </table:table-cell>
          <table:table-cell office:value-type="float" office:value="8.6798276874056679" table:formula="of:=[.$B97]/[.K97]" table:style-name="ce11">
            <text:p>8.679827687</text:p>
          </table:table-cell>
          <table:table-cell office:value-type="float" office:value="15.085789755325568" table:formula="of:=[.$B97]/[.L97]" table:style-name="ce11">
            <text:p>15.08578976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063.jpg</text:p>
          </table:table-cell>
          <table:table-cell office:value-type="float" office:value="255" table:style-name="ce1">
            <text:p>255</text:p>
          </table:table-cell>
          <table:table-cell office:value-type="float" office:value="2848" table:style-name="ce4">
            <text:p>2848</text:p>
          </table:table-cell>
          <table:table-cell office:value-type="float" office:value="4288" table:style-name="ce4">
            <text:p>4288</text:p>
          </table:table-cell>
          <table:table-cell office:value-type="float" office:value="3" table:style-name="ce4">
            <text:p>3</text:p>
          </table:table-cell>
          <table:table-cell office:value-type="float" office:value="12.212224000000001" table:formula="of:=[Sheet2.$C98]*[Sheet2.$D98]/1000000" table:style-name="ce4">
            <text:p>12.212224</text:p>
          </table:table-cell>
          <table:table-cell office:value-type="float" office:value="20.880717549890999" table:style-name="ce4">
            <text:p>20.88071755</text:p>
          </table:table-cell>
          <table:table-cell office:value-type="float" office:value="2160" table:style-name="ce4">
            <text:p>2160</text:p>
          </table:table-cell>
          <table:table-cell office:value-type="float" office:value="3253" table:style-name="ce4">
            <text:p>3253</text:p>
          </table:table-cell>
          <table:table-cell office:value-type="float" office:value="3" table:style-name="ce4">
            <text:p>3</text:p>
          </table:table-cell>
          <table:table-cell office:value-type="float" office:value="12.212224000000001" table:formula="of:=[.C98]*[.D98]/1000000" table:style-name="ce4">
            <text:p>12.212224</text:p>
          </table:table-cell>
          <table:table-cell office:value-type="float" office:value="7.0264800000000003" table:formula="of:=[.H98]*[.I98]/1000000" table:style-name="ce4">
            <text:p>7.02648</text:p>
          </table:table-cell>
          <table:table-cell office:value-type="float" office:value="20.880717549890992" table:formula="of:=[.$B98]/[.K98]" table:style-name="ce11">
            <text:p>20.88071755</text:p>
          </table:table-cell>
          <table:table-cell office:value-type="float" office:value="36.291286675547354" table:formula="of:=[.$B98]/[.L98]" table:style-name="ce11">
            <text:p>36.29128668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064.jpg</text:p>
          </table:table-cell>
          <table:table-cell office:value-type="float" office:value="174" table:style-name="ce1">
            <text:p>174</text:p>
          </table:table-cell>
          <table:table-cell office:value-type="float" office:value="2848" table:style-name="ce4">
            <text:p>2848</text:p>
          </table:table-cell>
          <table:table-cell office:value-type="float" office:value="4288" table:style-name="ce4">
            <text:p>4288</text:p>
          </table:table-cell>
          <table:table-cell office:value-type="float" office:value="3" table:style-name="ce4">
            <text:p>3</text:p>
          </table:table-cell>
          <table:table-cell office:value-type="float" office:value="12.212224000000001" table:formula="of:=[Sheet2.$C99]*[Sheet2.$D99]/1000000" table:style-name="ce4">
            <text:p>12.212224</text:p>
          </table:table-cell>
          <table:table-cell office:value-type="float" office:value="14.248019034043301" table:style-name="ce4">
            <text:p>14.24801903</text:p>
          </table:table-cell>
          <table:table-cell office:value-type="float" office:value="2160" table:style-name="ce4">
            <text:p>2160</text:p>
          </table:table-cell>
          <table:table-cell office:value-type="float" office:value="3253" table:style-name="ce4">
            <text:p>3253</text:p>
          </table:table-cell>
          <table:table-cell office:value-type="float" office:value="3" table:style-name="ce4">
            <text:p>3</text:p>
          </table:table-cell>
          <table:table-cell office:value-type="float" office:value="12.212224000000001" table:formula="of:=[.C99]*[.D99]/1000000" table:style-name="ce4">
            <text:p>12.212224</text:p>
          </table:table-cell>
          <table:table-cell office:value-type="float" office:value="7.0264800000000003" table:formula="of:=[.H99]*[.I99]/1000000" table:style-name="ce4">
            <text:p>7.02648</text:p>
          </table:table-cell>
          <table:table-cell office:value-type="float" office:value="14.248019034043265" table:formula="of:=[.$B99]/[.K99]" table:style-name="ce11">
            <text:p>14.24801903</text:p>
          </table:table-cell>
          <table:table-cell office:value-type="float" office:value="24.763466202138197" table:formula="of:=[.$B99]/[.L99]" table:style-name="ce11">
            <text:p>24.7634662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234.jpg</text:p>
          </table:table-cell>
          <table:table-cell office:value-type="float" office:value="154" table:style-name="ce1">
            <text:p>154</text:p>
          </table:table-cell>
          <table:table-cell office:value-type="float" office:value="2848" table:style-name="ce4">
            <text:p>2848</text:p>
          </table:table-cell>
          <table:table-cell office:value-type="float" office:value="4288" table:style-name="ce4">
            <text:p>4288</text:p>
          </table:table-cell>
          <table:table-cell office:value-type="float" office:value="3" table:style-name="ce4">
            <text:p>3</text:p>
          </table:table-cell>
          <table:table-cell office:value-type="float" office:value="12.212224000000001" table:formula="of:=[Sheet2.$C100]*[Sheet2.$D100]/1000000" table:style-name="ce4">
            <text:p>12.212224</text:p>
          </table:table-cell>
          <table:table-cell office:value-type="float" office:value="12.610315696796899" table:style-name="ce4">
            <text:p>12.6103157</text:p>
          </table:table-cell>
          <table:table-cell office:value-type="float" office:value="2160" table:style-name="ce4">
            <text:p>2160</text:p>
          </table:table-cell>
          <table:table-cell office:value-type="float" office:value="3253" table:style-name="ce4">
            <text:p>3253</text:p>
          </table:table-cell>
          <table:table-cell office:value-type="float" office:value="3" table:style-name="ce4">
            <text:p>3</text:p>
          </table:table-cell>
          <table:table-cell office:value-type="float" office:value="12.212224000000001" table:formula="of:=[.C100]*[.D100]/1000000" table:style-name="ce4">
            <text:p>12.212224</text:p>
          </table:table-cell>
          <table:table-cell office:value-type="float" office:value="7.0264800000000003" table:formula="of:=[.H100]*[.I100]/1000000" table:style-name="ce4">
            <text:p>7.02648</text:p>
          </table:table-cell>
          <table:table-cell office:value-type="float" office:value="12.610315696796913" table:formula="of:=[.$B100]/[.K100]" table:style-name="ce11">
            <text:p>12.6103157</text:p>
          </table:table-cell>
          <table:table-cell office:value-type="float" office:value="21.917090776605072" table:formula="of:=[.$B100]/[.L100]" table:style-name="ce11">
            <text:p>21.91709078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663.jpg</text:p>
          </table:table-cell>
          <table:table-cell office:value-type="float" office:value="217" table:style-name="ce1">
            <text:p>217</text:p>
          </table:table-cell>
          <table:table-cell office:value-type="float" office:value="2848" table:style-name="ce4">
            <text:p>2848</text:p>
          </table:table-cell>
          <table:table-cell office:value-type="float" office:value="4288" table:style-name="ce4">
            <text:p>4288</text:p>
          </table:table-cell>
          <table:table-cell office:value-type="float" office:value="3" table:style-name="ce4">
            <text:p>3</text:p>
          </table:table-cell>
          <table:table-cell office:value-type="float" office:value="12.212224000000001" table:formula="of:=[Sheet2.$C101]*[Sheet2.$D101]/1000000" table:style-name="ce4">
            <text:p>12.212224</text:p>
          </table:table-cell>
          <table:table-cell office:value-type="float" office:value="17.769081209122898" table:style-name="ce4">
            <text:p>17.76908121</text:p>
          </table:table-cell>
          <table:table-cell office:value-type="float" office:value="2160" table:style-name="ce4">
            <text:p>2160</text:p>
          </table:table-cell>
          <table:table-cell office:value-type="float" office:value="3253" table:style-name="ce4">
            <text:p>3253</text:p>
          </table:table-cell>
          <table:table-cell office:value-type="float" office:value="3" table:style-name="ce4">
            <text:p>3</text:p>
          </table:table-cell>
          <table:table-cell office:value-type="float" office:value="12.212224000000001" table:formula="of:=[.C101]*[.D101]/1000000" table:style-name="ce4">
            <text:p>12.212224</text:p>
          </table:table-cell>
          <table:table-cell office:value-type="float" office:value="7.0264800000000003" table:formula="of:=[.H101]*[.I101]/1000000" table:style-name="ce4">
            <text:p>7.02648</text:p>
          </table:table-cell>
          <table:table-cell office:value-type="float" office:value="17.769081209122923" table:formula="of:=[.$B101]/[.K101]" table:style-name="ce11">
            <text:p>17.76908121</text:p>
          </table:table-cell>
          <table:table-cell office:value-type="float" office:value="30.883173367034416" table:formula="of:=[.$B101]/[.L101]" table:style-name="ce11">
            <text:p>30.88317337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664.jpg</text:p>
          </table:table-cell>
          <table:table-cell office:value-type="float" office:value="275" table:style-name="ce1">
            <text:p>275</text:p>
          </table:table-cell>
          <table:table-cell office:value-type="float" office:value="2848" table:style-name="ce4">
            <text:p>2848</text:p>
          </table:table-cell>
          <table:table-cell office:value-type="float" office:value="4288" table:style-name="ce4">
            <text:p>4288</text:p>
          </table:table-cell>
          <table:table-cell office:value-type="float" office:value="3" table:style-name="ce4">
            <text:p>3</text:p>
          </table:table-cell>
          <table:table-cell office:value-type="float" office:value="12.212224000000001" table:formula="of:=[Sheet2.$C102]*[Sheet2.$D102]/1000000" table:style-name="ce4">
            <text:p>12.212224</text:p>
          </table:table-cell>
          <table:table-cell office:value-type="float" office:value="22.5184208871373" table:style-name="ce4">
            <text:p>22.51842089</text:p>
          </table:table-cell>
          <table:table-cell office:value-type="float" office:value="2160" table:style-name="ce4">
            <text:p>2160</text:p>
          </table:table-cell>
          <table:table-cell office:value-type="float" office:value="3253" table:style-name="ce4">
            <text:p>3253</text:p>
          </table:table-cell>
          <table:table-cell office:value-type="float" office:value="3" table:style-name="ce4">
            <text:p>3</text:p>
          </table:table-cell>
          <table:table-cell office:value-type="float" office:value="12.212224000000001" table:formula="of:=[.C102]*[.D102]/1000000" table:style-name="ce4">
            <text:p>12.212224</text:p>
          </table:table-cell>
          <table:table-cell office:value-type="float" office:value="7.0264800000000003" table:formula="of:=[.H102]*[.I102]/1000000" table:style-name="ce4">
            <text:p>7.02648</text:p>
          </table:table-cell>
          <table:table-cell office:value-type="float" office:value="22.518420887137346" table:formula="of:=[.$B102]/[.K102]" table:style-name="ce11">
            <text:p>22.51842089</text:p>
          </table:table-cell>
          <table:table-cell office:value-type="float" office:value="39.13766210108048" table:formula="of:=[.$B102]/[.L102]" table:style-name="ce11">
            <text:p>39.1376621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773.jpg</text:p>
          </table:table-cell>
          <table:table-cell office:value-type="float" office:value="103" table:style-name="ce1">
            <text:p>103</text:p>
          </table:table-cell>
          <table:table-cell office:value-type="float" office:value="2848" table:style-name="ce4">
            <text:p>2848</text:p>
          </table:table-cell>
          <table:table-cell office:value-type="float" office:value="4288" table:style-name="ce4">
            <text:p>4288</text:p>
          </table:table-cell>
          <table:table-cell office:value-type="float" office:value="3" table:style-name="ce4">
            <text:p>3</text:p>
          </table:table-cell>
          <table:table-cell office:value-type="float" office:value="12.212224000000001" table:formula="of:=[Sheet2.$C103]*[Sheet2.$D103]/1000000" table:style-name="ce4">
            <text:p>12.212224</text:p>
          </table:table-cell>
          <table:table-cell office:value-type="float" office:value="8.4341721868187207" table:style-name="ce4">
            <text:p>8.434172187</text:p>
          </table:table-cell>
          <table:table-cell office:value-type="float" office:value="2160" table:style-name="ce4">
            <text:p>2160</text:p>
          </table:table-cell>
          <table:table-cell office:value-type="float" office:value="3253" table:style-name="ce4">
            <text:p>3253</text:p>
          </table:table-cell>
          <table:table-cell office:value-type="float" office:value="3" table:style-name="ce4">
            <text:p>3</text:p>
          </table:table-cell>
          <table:table-cell office:value-type="float" office:value="12.212224000000001" table:formula="of:=[.C103]*[.D103]/1000000" table:style-name="ce4">
            <text:p>12.212224</text:p>
          </table:table-cell>
          <table:table-cell office:value-type="float" office:value="7.0264800000000003" table:formula="of:=[.H103]*[.I103]/1000000" table:style-name="ce4">
            <text:p>7.02648</text:p>
          </table:table-cell>
          <table:table-cell office:value-type="float" office:value="8.4341721868187154" table:formula="of:=[.$B103]/[.K103]" table:style-name="ce11">
            <text:p>8.434172187</text:p>
          </table:table-cell>
          <table:table-cell office:value-type="float" office:value="14.658833441495599" table:formula="of:=[.$B103]/[.L103]" table:style-name="ce11">
            <text:p>14.65883344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789.jpg</text:p>
          </table:table-cell>
          <table:table-cell office:value-type="float" office:value="210" table:style-name="ce1">
            <text:p>210</text:p>
          </table:table-cell>
          <table:table-cell office:value-type="float" office:value="2848" table:style-name="ce4">
            <text:p>2848</text:p>
          </table:table-cell>
          <table:table-cell office:value-type="float" office:value="4288" table:style-name="ce4">
            <text:p>4288</text:p>
          </table:table-cell>
          <table:table-cell office:value-type="float" office:value="3" table:style-name="ce4">
            <text:p>3</text:p>
          </table:table-cell>
          <table:table-cell office:value-type="float" office:value="12.212224000000001" table:formula="of:=[Sheet2.$C104]*[Sheet2.$D104]/1000000" table:style-name="ce4">
            <text:p>12.212224</text:p>
          </table:table-cell>
          <table:table-cell office:value-type="float" office:value="17.195885041086701" table:style-name="ce4">
            <text:p>17.19588504</text:p>
          </table:table-cell>
          <table:table-cell office:value-type="float" office:value="2160" table:style-name="ce4">
            <text:p>2160</text:p>
          </table:table-cell>
          <table:table-cell office:value-type="float" office:value="3253" table:style-name="ce4">
            <text:p>3253</text:p>
          </table:table-cell>
          <table:table-cell office:value-type="float" office:value="3" table:style-name="ce4">
            <text:p>3</text:p>
          </table:table-cell>
          <table:table-cell office:value-type="float" office:value="12.212224000000001" table:formula="of:=[.C104]*[.D104]/1000000" table:style-name="ce4">
            <text:p>12.212224</text:p>
          </table:table-cell>
          <table:table-cell office:value-type="float" office:value="7.0264800000000003" table:formula="of:=[.H104]*[.I104]/1000000" table:style-name="ce4">
            <text:p>7.02648</text:p>
          </table:table-cell>
          <table:table-cell office:value-type="float" office:value="17.195885041086701" table:formula="of:=[.$B104]/[.K104]" table:style-name="ce11">
            <text:p>17.19588504</text:p>
          </table:table-cell>
          <table:table-cell office:value-type="float" office:value="29.886941968097823" table:formula="of:=[.$B104]/[.L104]" table:style-name="ce11">
            <text:p>29.88694197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824.jpg</text:p>
          </table:table-cell>
          <table:table-cell office:value-type="float" office:value="207" table:style-name="ce1">
            <text:p>207</text:p>
          </table:table-cell>
          <table:table-cell office:value-type="float" office:value="2848" table:style-name="ce4">
            <text:p>2848</text:p>
          </table:table-cell>
          <table:table-cell office:value-type="float" office:value="4288" table:style-name="ce4">
            <text:p>4288</text:p>
          </table:table-cell>
          <table:table-cell office:value-type="float" office:value="3" table:style-name="ce4">
            <text:p>3</text:p>
          </table:table-cell>
          <table:table-cell office:value-type="float" office:value="12.212224000000001" table:formula="of:=[Sheet2.$C105]*[Sheet2.$D105]/1000000" table:style-name="ce4">
            <text:p>12.212224</text:p>
          </table:table-cell>
          <table:table-cell office:value-type="float" office:value="16.950229540499699" table:style-name="ce4">
            <text:p>16.95022954</text:p>
          </table:table-cell>
          <table:table-cell office:value-type="float" office:value="2160" table:style-name="ce4">
            <text:p>2160</text:p>
          </table:table-cell>
          <table:table-cell office:value-type="float" office:value="3253" table:style-name="ce4">
            <text:p>3253</text:p>
          </table:table-cell>
          <table:table-cell office:value-type="float" office:value="3" table:style-name="ce4">
            <text:p>3</text:p>
          </table:table-cell>
          <table:table-cell office:value-type="float" office:value="12.212224000000001" table:formula="of:=[.C105]*[.D105]/1000000" table:style-name="ce4">
            <text:p>12.212224</text:p>
          </table:table-cell>
          <table:table-cell office:value-type="float" office:value="7.0264800000000003" table:formula="of:=[.H105]*[.I105]/1000000" table:style-name="ce4">
            <text:p>7.02648</text:p>
          </table:table-cell>
          <table:table-cell office:value-type="float" office:value="16.950229540499748" table:formula="of:=[.$B105]/[.K105]" table:style-name="ce11">
            <text:p>16.95022954</text:p>
          </table:table-cell>
          <table:table-cell office:value-type="float" office:value="29.459985654267854" table:formula="of:=[.$B105]/[.L105]" table:style-name="ce11">
            <text:p>29.45998565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831.jpg</text:p>
          </table:table-cell>
          <table:table-cell office:value-type="float" office:value="340" table:style-name="ce1">
            <text:p>340</text:p>
          </table:table-cell>
          <table:table-cell office:value-type="float" office:value="2848" table:style-name="ce4">
            <text:p>2848</text:p>
          </table:table-cell>
          <table:table-cell office:value-type="float" office:value="4288" table:style-name="ce4">
            <text:p>4288</text:p>
          </table:table-cell>
          <table:table-cell office:value-type="float" office:value="3" table:style-name="ce4">
            <text:p>3</text:p>
          </table:table-cell>
          <table:table-cell office:value-type="float" office:value="12.212224000000001" table:formula="of:=[Sheet2.$C106]*[Sheet2.$D106]/1000000" table:style-name="ce4">
            <text:p>12.212224</text:p>
          </table:table-cell>
          <table:table-cell office:value-type="float" office:value="27.840956733188001" table:style-name="ce4">
            <text:p>27.84095673</text:p>
          </table:table-cell>
          <table:table-cell office:value-type="float" office:value="2160" table:style-name="ce4">
            <text:p>2160</text:p>
          </table:table-cell>
          <table:table-cell office:value-type="float" office:value="3253" table:style-name="ce4">
            <text:p>3253</text:p>
          </table:table-cell>
          <table:table-cell office:value-type="float" office:value="3" table:style-name="ce4">
            <text:p>3</text:p>
          </table:table-cell>
          <table:table-cell office:value-type="float" office:value="12.212224000000001" table:formula="of:=[.C106]*[.D106]/1000000" table:style-name="ce4">
            <text:p>12.212224</text:p>
          </table:table-cell>
          <table:table-cell office:value-type="float" office:value="7.0264800000000003" table:formula="of:=[.H106]*[.I106]/1000000" table:style-name="ce4">
            <text:p>7.02648</text:p>
          </table:table-cell>
          <table:table-cell office:value-type="float" office:value="27.840956733187991" table:formula="of:=[.$B106]/[.K106]" table:style-name="ce11">
            <text:p>27.84095673</text:p>
          </table:table-cell>
          <table:table-cell office:value-type="float" office:value="48.388382234063144" table:formula="of:=[.$B106]/[.L106]" table:style-name="ce11">
            <text:p>48.38838223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970.jpg</text:p>
          </table:table-cell>
          <table:table-cell office:value-type="float" office:value="73" table:style-name="ce1">
            <text:p>73</text:p>
          </table:table-cell>
          <table:table-cell office:value-type="float" office:value="2848" table:style-name="ce4">
            <text:p>2848</text:p>
          </table:table-cell>
          <table:table-cell office:value-type="float" office:value="4288" table:style-name="ce4">
            <text:p>4288</text:p>
          </table:table-cell>
          <table:table-cell office:value-type="float" office:value="3" table:style-name="ce4">
            <text:p>3</text:p>
          </table:table-cell>
          <table:table-cell office:value-type="float" office:value="12.212224000000001" table:formula="of:=[Sheet2.$C107]*[Sheet2.$D107]/1000000" table:style-name="ce4">
            <text:p>12.212224</text:p>
          </table:table-cell>
          <table:table-cell office:value-type="float" office:value="5.9776171809491903" table:style-name="ce4">
            <text:p>5.977617181</text:p>
          </table:table-cell>
          <table:table-cell office:value-type="float" office:value="2160" table:style-name="ce4">
            <text:p>2160</text:p>
          </table:table-cell>
          <table:table-cell office:value-type="float" office:value="3253" table:style-name="ce4">
            <text:p>3253</text:p>
          </table:table-cell>
          <table:table-cell office:value-type="float" office:value="3" table:style-name="ce4">
            <text:p>3</text:p>
          </table:table-cell>
          <table:table-cell office:value-type="float" office:value="12.212224000000001" table:formula="of:=[.C107]*[.D107]/1000000" table:style-name="ce4">
            <text:p>12.212224</text:p>
          </table:table-cell>
          <table:table-cell office:value-type="float" office:value="7.0264800000000003" table:formula="of:=[.H107]*[.I107]/1000000" table:style-name="ce4">
            <text:p>7.02648</text:p>
          </table:table-cell>
          <table:table-cell office:value-type="float" office:value="5.9776171809491858" table:formula="of:=[.$B107]/[.K107]" table:style-name="ce11">
            <text:p>5.977617181</text:p>
          </table:table-cell>
          <table:table-cell office:value-type="float" office:value="10.389270303195909" table:formula="of:=[.$B107]/[.L107]" table:style-name="ce11">
            <text:p>10.3892703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1046.jpg</text:p>
          </table:table-cell>
          <table:table-cell office:value-type="float" office:value="185" table:style-name="ce1">
            <text:p>185</text:p>
          </table:table-cell>
          <table:table-cell office:value-type="float" office:value="2848" table:style-name="ce4">
            <text:p>2848</text:p>
          </table:table-cell>
          <table:table-cell office:value-type="float" office:value="4288" table:style-name="ce4">
            <text:p>4288</text:p>
          </table:table-cell>
          <table:table-cell office:value-type="float" office:value="3" table:style-name="ce4">
            <text:p>3</text:p>
          </table:table-cell>
          <table:table-cell office:value-type="float" office:value="12.212224000000001" table:formula="of:=[Sheet2.$C108]*[Sheet2.$D108]/1000000" table:style-name="ce4">
            <text:p>12.212224</text:p>
          </table:table-cell>
          <table:table-cell office:value-type="float" office:value="15.1487558695288" table:style-name="ce4">
            <text:p>15.14875587</text:p>
          </table:table-cell>
          <table:table-cell office:value-type="float" office:value="2160" table:style-name="ce4">
            <text:p>2160</text:p>
          </table:table-cell>
          <table:table-cell office:value-type="float" office:value="3253" table:style-name="ce4">
            <text:p>3253</text:p>
          </table:table-cell>
          <table:table-cell office:value-type="float" office:value="3" table:style-name="ce4">
            <text:p>3</text:p>
          </table:table-cell>
          <table:table-cell office:value-type="float" office:value="12.212224000000001" table:formula="of:=[.C108]*[.D108]/1000000" table:style-name="ce4">
            <text:p>12.212224</text:p>
          </table:table-cell>
          <table:table-cell office:value-type="float" office:value="7.0264800000000003" table:formula="of:=[.H108]*[.I108]/1000000" table:style-name="ce4">
            <text:p>7.02648</text:p>
          </table:table-cell>
          <table:table-cell office:value-type="float" office:value="15.14875586952876" table:formula="of:=[.$B108]/[.K108]" table:style-name="ce11">
            <text:p>15.14875587</text:p>
          </table:table-cell>
          <table:table-cell office:value-type="float" office:value="26.328972686181416" table:formula="of:=[.$B108]/[.L108]" table:style-name="ce11">
            <text:p>26.32897269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184.jpg</text:p>
          </table:table-cell>
          <table:table-cell office:value-type="float" office:value="219" table:style-name="ce1">
            <text:p>219</text:p>
          </table:table-cell>
          <table:table-cell office:value-type="float" office:value="2889" table:style-name="ce4">
            <text:p>2889</text:p>
          </table:table-cell>
          <table:table-cell office:value-type="float" office:value="4320" table:style-name="ce4">
            <text:p>4320</text:p>
          </table:table-cell>
          <table:table-cell office:value-type="float" office:value="3" table:style-name="ce4">
            <text:p>3</text:p>
          </table:table-cell>
          <table:table-cell office:value-type="float" office:value="12.48048" table:formula="of:=[Sheet2.$C109]*[Sheet2.$D109]/1000000" table:style-name="ce4">
            <text:p>12.48048</text:p>
          </table:table-cell>
          <table:table-cell office:value-type="float" office:value="17.547402022999101" table:style-name="ce4">
            <text:p>17.54740202</text:p>
          </table:table-cell>
          <table:table-cell office:value-type="float" office:value="2160" table:style-name="ce4">
            <text:p>2160</text:p>
          </table:table-cell>
          <table:table-cell office:value-type="float" office:value="3230" table:style-name="ce4">
            <text:p>3230</text:p>
          </table:table-cell>
          <table:table-cell office:value-type="float" office:value="3" table:style-name="ce4">
            <text:p>3</text:p>
          </table:table-cell>
          <table:table-cell office:value-type="float" office:value="12.48048" table:formula="of:=[.C109]*[.D109]/1000000" table:style-name="ce4">
            <text:p>12.48048</text:p>
          </table:table-cell>
          <table:table-cell office:value-type="float" office:value="6.9767999999999999" table:formula="of:=[.H109]*[.I109]/1000000" table:style-name="ce4">
            <text:p>6.9768</text:p>
          </table:table-cell>
          <table:table-cell office:value-type="float" office:value="17.547402022999115" table:formula="of:=[.$B109]/[.K109]" table:style-name="ce11">
            <text:p>17.54740202</text:p>
          </table:table-cell>
          <table:table-cell office:value-type="float" office:value="31.389748882008945" table:formula="of:=[.$B109]/[.L109]" table:style-name="ce11">
            <text:p>31.38974888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211.jpg</text:p>
          </table:table-cell>
          <table:table-cell office:value-type="float" office:value="201" table:style-name="ce1">
            <text:p>201</text:p>
          </table:table-cell>
          <table:table-cell office:value-type="float" office:value="2910" table:style-name="ce4">
            <text:p>2910</text:p>
          </table:table-cell>
          <table:table-cell office:value-type="float" office:value="4312" table:style-name="ce4">
            <text:p>4312</text:p>
          </table:table-cell>
          <table:table-cell office:value-type="float" office:value="3" table:style-name="ce4">
            <text:p>3</text:p>
          </table:table-cell>
          <table:table-cell office:value-type="float" office:value="12.54792" table:formula="of:=[Sheet2.$C110]*[Sheet2.$D110]/1000000" table:style-name="ce4">
            <text:p>12.54792</text:p>
          </table:table-cell>
          <table:table-cell office:value-type="float" office:value="16.018591129047699" table:style-name="ce4">
            <text:p>16.01859113</text:p>
          </table:table-cell>
          <table:table-cell office:value-type="float" office:value="2160" table:style-name="ce4">
            <text:p>2160</text:p>
          </table:table-cell>
          <table:table-cell office:value-type="float" office:value="3201" table:style-name="ce4">
            <text:p>3201</text:p>
          </table:table-cell>
          <table:table-cell office:value-type="float" office:value="3" table:style-name="ce4">
            <text:p>3</text:p>
          </table:table-cell>
          <table:table-cell office:value-type="float" office:value="12.54792" table:formula="of:=[.C110]*[.D110]/1000000" table:style-name="ce4">
            <text:p>12.54792</text:p>
          </table:table-cell>
          <table:table-cell office:value-type="float" office:value="6.9141599999999999" table:formula="of:=[.H110]*[.I110]/1000000" table:style-name="ce4">
            <text:p>6.91416</text:p>
          </table:table-cell>
          <table:table-cell office:value-type="float" office:value="16.018591129047682" table:formula="of:=[.$B110]/[.K110]" table:style-name="ce11">
            <text:p>16.01859113</text:p>
          </table:table-cell>
          <table:table-cell office:value-type="float" office:value="29.070776493456908" table:formula="of:=[.$B110]/[.L110]" table:style-name="ce11">
            <text:p>29.07077649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st_img_0018.jpg</text:p>
          </table:table-cell>
          <table:table-cell office:value-type="float" office:value="141" table:style-name="ce1">
            <text:p>141</text:p>
          </table:table-cell>
          <table:table-cell office:value-type="float" office:value="2912" table:style-name="ce4">
            <text:p>2912</text:p>
          </table:table-cell>
          <table:table-cell office:value-type="float" office:value="4368" table:style-name="ce4">
            <text:p>4368</text:p>
          </table:table-cell>
          <table:table-cell office:value-type="float" office:value="3" table:style-name="ce4">
            <text:p>3</text:p>
          </table:table-cell>
          <table:table-cell office:value-type="float" office:value="12.719616" table:formula="of:=[Sheet2.$C111]*[Sheet2.$D111]/1000000" table:style-name="ce4">
            <text:p>12.719616</text:p>
          </table:table-cell>
          <table:table-cell office:value-type="float" office:value="11.085240309141399" table:style-name="ce4">
            <text:p>11.08524031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2.719616" table:formula="of:=[.C111]*[.D111]/1000000" table:style-name="ce4">
            <text:p>12.719616</text:p>
          </table:table-cell>
          <table:table-cell office:value-type="float" office:value="6.9984000000000002" table:formula="of:=[.H111]*[.I111]/1000000" table:style-name="ce4">
            <text:p>6.9984</text:p>
          </table:table-cell>
          <table:table-cell office:value-type="float" office:value="11.085240309141408" table:formula="of:=[.$B111]/[.K111]" table:style-name="ce11">
            <text:p>11.08524031</text:p>
          </table:table-cell>
          <table:table-cell office:value-type="float" office:value="20.147462277091908" table:formula="of:=[.$B111]/[.L111]" table:style-name="ce11">
            <text:p>20.14746228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st_img_0019.jpg</text:p>
          </table:table-cell>
          <table:table-cell office:value-type="float" office:value="137" table:style-name="ce1">
            <text:p>137</text:p>
          </table:table-cell>
          <table:table-cell office:value-type="float" office:value="2912" table:style-name="ce4">
            <text:p>2912</text:p>
          </table:table-cell>
          <table:table-cell office:value-type="float" office:value="4368" table:style-name="ce4">
            <text:p>4368</text:p>
          </table:table-cell>
          <table:table-cell office:value-type="float" office:value="3" table:style-name="ce4">
            <text:p>3</text:p>
          </table:table-cell>
          <table:table-cell office:value-type="float" office:value="12.719616" table:formula="of:=[Sheet2.$C112]*[Sheet2.$D112]/1000000" table:style-name="ce4">
            <text:p>12.719616</text:p>
          </table:table-cell>
          <table:table-cell office:value-type="float" office:value="10.7707654067544" table:style-name="ce4">
            <text:p>10.77076541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2.719616" table:formula="of:=[.C112]*[.D112]/1000000" table:style-name="ce4">
            <text:p>12.719616</text:p>
          </table:table-cell>
          <table:table-cell office:value-type="float" office:value="6.9984000000000002" table:formula="of:=[.H112]*[.I112]/1000000" table:style-name="ce4">
            <text:p>6.9984</text:p>
          </table:table-cell>
          <table:table-cell office:value-type="float" office:value="10.770765406754418" table:formula="of:=[.$B112]/[.K112]" table:style-name="ce11">
            <text:p>10.77076541</text:p>
          </table:table-cell>
          <table:table-cell office:value-type="float" office:value="19.575903063557384" table:formula="of:=[.$B112]/[.L112]" table:style-name="ce11">
            <text:p>19.57590306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003.jpg</text:p>
          </table:table-cell>
          <table:table-cell office:value-type="float" office:value="244" table:style-name="ce1">
            <text:p>244</text:p>
          </table:table-cell>
          <table:table-cell office:value-type="float" office:value="2912" table:style-name="ce4">
            <text:p>2912</text:p>
          </table:table-cell>
          <table:table-cell office:value-type="float" office:value="4368" table:style-name="ce4">
            <text:p>4368</text:p>
          </table:table-cell>
          <table:table-cell office:value-type="float" office:value="3" table:style-name="ce4">
            <text:p>3</text:p>
          </table:table-cell>
          <table:table-cell office:value-type="float" office:value="12.719616" table:formula="of:=[Sheet2.$C113]*[Sheet2.$D113]/1000000" table:style-name="ce4">
            <text:p>12.719616</text:p>
          </table:table-cell>
          <table:table-cell office:value-type="float" office:value="19.182969045606399" table:style-name="ce4">
            <text:p>19.18296905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2.719616" table:formula="of:=[.C113]*[.D113]/1000000" table:style-name="ce4">
            <text:p>12.719616</text:p>
          </table:table-cell>
          <table:table-cell office:value-type="float" office:value="6.9984000000000002" table:formula="of:=[.H113]*[.I113]/1000000" table:style-name="ce4">
            <text:p>6.9984</text:p>
          </table:table-cell>
          <table:table-cell office:value-type="float" office:value="19.182969045606409" table:formula="of:=[.$B113]/[.K113]" table:style-name="ce11">
            <text:p>19.18296905</text:p>
          </table:table-cell>
          <table:table-cell office:value-type="float" office:value="34.865112025605853" table:formula="of:=[.$B113]/[.L113]" table:style-name="ce11">
            <text:p>34.86511203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983.jpg</text:p>
          </table:table-cell>
          <table:table-cell office:value-type="float" office:value="132" table:style-name="ce1">
            <text:p>132</text:p>
          </table:table-cell>
          <table:table-cell office:value-type="float" office:value="2912" table:style-name="ce4">
            <text:p>2912</text:p>
          </table:table-cell>
          <table:table-cell office:value-type="float" office:value="4368" table:style-name="ce4">
            <text:p>4368</text:p>
          </table:table-cell>
          <table:table-cell office:value-type="float" office:value="3" table:style-name="ce4">
            <text:p>3</text:p>
          </table:table-cell>
          <table:table-cell office:value-type="float" office:value="12.719616" table:formula="of:=[Sheet2.$C114]*[Sheet2.$D114]/1000000" table:style-name="ce4">
            <text:p>12.719616</text:p>
          </table:table-cell>
          <table:table-cell office:value-type="float" office:value="10.377671778770701" table:style-name="ce4">
            <text:p>10.37767178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2.719616" table:formula="of:=[.C114]*[.D114]/1000000" table:style-name="ce4">
            <text:p>12.719616</text:p>
          </table:table-cell>
          <table:table-cell office:value-type="float" office:value="6.9984000000000002" table:formula="of:=[.H114]*[.I114]/1000000" table:style-name="ce4">
            <text:p>6.9984</text:p>
          </table:table-cell>
          <table:table-cell office:value-type="float" office:value="10.377671778770679" table:formula="of:=[.$B114]/[.K114]" table:style-name="ce11">
            <text:p>10.37767178</text:p>
          </table:table-cell>
          <table:table-cell office:value-type="float" office:value="18.861454046639231" table:formula="of:=[.$B114]/[.L114]" table:style-name="ce11">
            <text:p>18.86145405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188.jpg</text:p>
          </table:table-cell>
          <table:table-cell office:value-type="float" office:value="290" table:style-name="ce1">
            <text:p>290</text:p>
          </table:table-cell>
          <table:table-cell office:value-type="float" office:value="2976" table:style-name="ce4">
            <text:p>2976</text:p>
          </table:table-cell>
          <table:table-cell office:value-type="float" office:value="3968" table:style-name="ce4">
            <text:p>3968</text:p>
          </table:table-cell>
          <table:table-cell office:value-type="float" office:value="3" table:style-name="ce4">
            <text:p>3</text:p>
          </table:table-cell>
          <table:table-cell office:value-type="float" office:value="11.808768000000001" table:formula="of:=[Sheet2.$C115]*[Sheet2.$D115]/1000000" table:style-name="ce4">
            <text:p>11.808768</text:p>
          </table:table-cell>
          <table:table-cell office:value-type="float" office:value="24.5580233263961" table:style-name="ce4">
            <text:p>24.55802333</text:p>
          </table:table-cell>
          <table:table-cell office:value-type="float" office:value="2160" table:style-name="ce4">
            <text:p>2160</text:p>
          </table:table-cell>
          <table:table-cell office:value-type="float" office:value="2880" table:style-name="ce4">
            <text:p>2880</text:p>
          </table:table-cell>
          <table:table-cell office:value-type="float" office:value="3" table:style-name="ce4">
            <text:p>3</text:p>
          </table:table-cell>
          <table:table-cell office:value-type="float" office:value="11.808768000000001" table:formula="of:=[.C115]*[.D115]/1000000" table:style-name="ce4">
            <text:p>11.808768</text:p>
          </table:table-cell>
          <table:table-cell office:value-type="float" office:value="6.2207999999999997" table:formula="of:=[.H115]*[.I115]/1000000" table:style-name="ce4">
            <text:p>6.2208</text:p>
          </table:table-cell>
          <table:table-cell office:value-type="float" office:value="24.558023326396114" table:formula="of:=[.$B115]/[.K115]" table:style-name="ce11">
            <text:p>24.55802333</text:p>
          </table:table-cell>
          <table:table-cell office:value-type="float" office:value="46.617798353909464" table:formula="of:=[.$B115]/[.L115]" table:style-name="ce11">
            <text:p>46.61779835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240.jpg</text:p>
          </table:table-cell>
          <table:table-cell office:value-type="float" office:value="259" table:style-name="ce1">
            <text:p>259</text:p>
          </table:table-cell>
          <table:table-cell office:value-type="float" office:value="2976" table:style-name="ce4">
            <text:p>2976</text:p>
          </table:table-cell>
          <table:table-cell office:value-type="float" office:value="3968" table:style-name="ce4">
            <text:p>3968</text:p>
          </table:table-cell>
          <table:table-cell office:value-type="float" office:value="3" table:style-name="ce4">
            <text:p>3</text:p>
          </table:table-cell>
          <table:table-cell office:value-type="float" office:value="11.808768000000001" table:formula="of:=[Sheet2.$C116]*[Sheet2.$D116]/1000000" table:style-name="ce4">
            <text:p>11.808768</text:p>
          </table:table-cell>
          <table:table-cell office:value-type="float" office:value="21.932855315643401" table:style-name="ce4">
            <text:p>21.93285532</text:p>
          </table:table-cell>
          <table:table-cell office:value-type="float" office:value="2160" table:style-name="ce4">
            <text:p>2160</text:p>
          </table:table-cell>
          <table:table-cell office:value-type="float" office:value="2880" table:style-name="ce4">
            <text:p>2880</text:p>
          </table:table-cell>
          <table:table-cell office:value-type="float" office:value="3" table:style-name="ce4">
            <text:p>3</text:p>
          </table:table-cell>
          <table:table-cell office:value-type="float" office:value="11.808768000000001" table:formula="of:=[.C116]*[.D116]/1000000" table:style-name="ce4">
            <text:p>11.808768</text:p>
          </table:table-cell>
          <table:table-cell office:value-type="float" office:value="6.2207999999999997" table:formula="of:=[.H116]*[.I116]/1000000" table:style-name="ce4">
            <text:p>6.2208</text:p>
          </table:table-cell>
          <table:table-cell office:value-type="float" office:value="21.932855315643426" table:formula="of:=[.$B116]/[.K116]" table:style-name="ce11">
            <text:p>21.93285532</text:p>
          </table:table-cell>
          <table:table-cell office:value-type="float" office:value="41.634516460905353" table:formula="of:=[.$B116]/[.L116]" table:style-name="ce11">
            <text:p>41.63451646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136.jpg</text:p>
          </table:table-cell>
          <table:table-cell office:value-type="float" office:value="267" table:style-name="ce1">
            <text:p>267</text:p>
          </table:table-cell>
          <table:table-cell office:value-type="float" office:value="2979" table:style-name="ce4">
            <text:p>2979</text:p>
          </table:table-cell>
          <table:table-cell office:value-type="float" office:value="4098" table:style-name="ce4">
            <text:p>4098</text:p>
          </table:table-cell>
          <table:table-cell office:value-type="float" office:value="3" table:style-name="ce4">
            <text:p>3</text:p>
          </table:table-cell>
          <table:table-cell office:value-type="float" office:value="12.207941999999999" table:formula="of:=[Sheet2.$C117]*[Sheet2.$D117]/1000000" table:style-name="ce4">
            <text:p>12.207942</text:p>
          </table:table-cell>
          <table:table-cell office:value-type="float" office:value="21.871008233820199" table:style-name="ce4">
            <text:p>21.87100823</text:p>
          </table:table-cell>
          <table:table-cell office:value-type="float" office:value="2160" table:style-name="ce4">
            <text:p>2160</text:p>
          </table:table-cell>
          <table:table-cell office:value-type="float" office:value="2972" table:style-name="ce4">
            <text:p>2972</text:p>
          </table:table-cell>
          <table:table-cell office:value-type="float" office:value="3" table:style-name="ce4">
            <text:p>3</text:p>
          </table:table-cell>
          <table:table-cell office:value-type="float" office:value="12.207941999999999" table:formula="of:=[.C117]*[.D117]/1000000" table:style-name="ce4">
            <text:p>12.207942</text:p>
          </table:table-cell>
          <table:table-cell office:value-type="float" office:value="6.4195200000000003" table:formula="of:=[.H117]*[.I117]/1000000" table:style-name="ce4">
            <text:p>6.41952</text:p>
          </table:table-cell>
          <table:table-cell office:value-type="float" office:value="21.871008233820248" table:formula="of:=[.$B117]/[.K117]" table:style-name="ce11">
            <text:p>21.87100823</text:p>
          </table:table-cell>
          <table:table-cell office:value-type="float" office:value="41.591894721100644" table:formula="of:=[.$B117]/[.L117]" table:style-name="ce11">
            <text:p>41.59189472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st_img_0025.jpg</text:p>
          </table:table-cell>
          <table:table-cell office:value-type="float" office:value="319" table:style-name="ce1">
            <text:p>319</text:p>
          </table:table-cell>
          <table:table-cell office:value-type="float" office:value="3000" table:style-name="ce4">
            <text:p>3000</text:p>
          </table:table-cell>
          <table:table-cell office:value-type="float" office:value="4000" table:style-name="ce4">
            <text:p>4000</text:p>
          </table:table-cell>
          <table:table-cell office:value-type="float" office:value="3" table:style-name="ce4">
            <text:p>3</text:p>
          </table:table-cell>
          <table:table-cell office:value-type="float" office:value="12" table:formula="of:=[Sheet2.$C118]*[Sheet2.$D118]/1000000" table:style-name="ce4">
            <text:p>12</text:p>
          </table:table-cell>
          <table:table-cell office:value-type="float" office:value="26.5833333333333" table:style-name="ce4">
            <text:p>26.58333333</text:p>
          </table:table-cell>
          <table:table-cell office:value-type="float" office:value="2160" table:style-name="ce4">
            <text:p>2160</text:p>
          </table:table-cell>
          <table:table-cell office:value-type="float" office:value="2880" table:style-name="ce4">
            <text:p>2880</text:p>
          </table:table-cell>
          <table:table-cell office:value-type="float" office:value="3" table:style-name="ce4">
            <text:p>3</text:p>
          </table:table-cell>
          <table:table-cell office:value-type="float" office:value="12" table:formula="of:=[.C118]*[.D118]/1000000" table:style-name="ce4">
            <text:p>12</text:p>
          </table:table-cell>
          <table:table-cell office:value-type="float" office:value="6.2207999999999997" table:formula="of:=[.H118]*[.I118]/1000000" table:style-name="ce4">
            <text:p>6.2208</text:p>
          </table:table-cell>
          <table:table-cell office:value-type="float" office:value="26.583333333333332" table:formula="of:=[.$B118]/[.K118]" table:style-name="ce11">
            <text:p>26.58333333</text:p>
          </table:table-cell>
          <table:table-cell office:value-type="float" office:value="51.279578189300416" table:formula="of:=[.$B118]/[.L118]" table:style-name="ce11">
            <text:p>51.27957819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st_img_0129.jpg</text:p>
          </table:table-cell>
          <table:table-cell office:value-type="float" office:value="311" table:style-name="ce1">
            <text:p>311</text:p>
          </table:table-cell>
          <table:table-cell office:value-type="float" office:value="3000" table:style-name="ce4">
            <text:p>3000</text:p>
          </table:table-cell>
          <table:table-cell office:value-type="float" office:value="4000" table:style-name="ce4">
            <text:p>4000</text:p>
          </table:table-cell>
          <table:table-cell office:value-type="float" office:value="3" table:style-name="ce4">
            <text:p>3</text:p>
          </table:table-cell>
          <table:table-cell office:value-type="float" office:value="12" table:formula="of:=[Sheet2.$C119]*[Sheet2.$D119]/1000000" table:style-name="ce4">
            <text:p>12</text:p>
          </table:table-cell>
          <table:table-cell office:value-type="float" office:value="25.9166666666667" table:style-name="ce4">
            <text:p>25.91666667</text:p>
          </table:table-cell>
          <table:table-cell office:value-type="float" office:value="2160" table:style-name="ce4">
            <text:p>2160</text:p>
          </table:table-cell>
          <table:table-cell office:value-type="float" office:value="2880" table:style-name="ce4">
            <text:p>2880</text:p>
          </table:table-cell>
          <table:table-cell office:value-type="float" office:value="3" table:style-name="ce4">
            <text:p>3</text:p>
          </table:table-cell>
          <table:table-cell office:value-type="float" office:value="12" table:formula="of:=[.C119]*[.D119]/1000000" table:style-name="ce4">
            <text:p>12</text:p>
          </table:table-cell>
          <table:table-cell office:value-type="float" office:value="6.2207999999999997" table:formula="of:=[.H119]*[.I119]/1000000" table:style-name="ce4">
            <text:p>6.2208</text:p>
          </table:table-cell>
          <table:table-cell office:value-type="float" office:value="25.916666666666668" table:formula="of:=[.$B119]/[.K119]" table:style-name="ce11">
            <text:p>25.91666667</text:p>
          </table:table-cell>
          <table:table-cell office:value-type="float" office:value="49.993569958847736" table:formula="of:=[.$B119]/[.L119]" table:style-name="ce11">
            <text:p>49.99356996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029.jpg</text:p>
          </table:table-cell>
          <table:table-cell office:value-type="float" office:value="101" table:style-name="ce1">
            <text:p>101</text:p>
          </table:table-cell>
          <table:table-cell office:value-type="float" office:value="3000" table:style-name="ce4">
            <text:p>3000</text:p>
          </table:table-cell>
          <table:table-cell office:value-type="float" office:value="4000" table:style-name="ce4">
            <text:p>4000</text:p>
          </table:table-cell>
          <table:table-cell office:value-type="float" office:value="3" table:style-name="ce4">
            <text:p>3</text:p>
          </table:table-cell>
          <table:table-cell office:value-type="float" office:value="12" table:formula="of:=[Sheet2.$C120]*[Sheet2.$D120]/1000000" table:style-name="ce4">
            <text:p>12</text:p>
          </table:table-cell>
          <table:table-cell office:value-type="float" office:value="8.4166666666666696" table:style-name="ce4">
            <text:p>8.416666667</text:p>
          </table:table-cell>
          <table:table-cell office:value-type="float" office:value="2160" table:style-name="ce4">
            <text:p>2160</text:p>
          </table:table-cell>
          <table:table-cell office:value-type="float" office:value="2880" table:style-name="ce4">
            <text:p>2880</text:p>
          </table:table-cell>
          <table:table-cell office:value-type="float" office:value="3" table:style-name="ce4">
            <text:p>3</text:p>
          </table:table-cell>
          <table:table-cell office:value-type="float" office:value="12" table:formula="of:=[.C120]*[.D120]/1000000" table:style-name="ce4">
            <text:p>12</text:p>
          </table:table-cell>
          <table:table-cell office:value-type="float" office:value="6.2207999999999997" table:formula="of:=[.H120]*[.I120]/1000000" table:style-name="ce4">
            <text:p>6.2208</text:p>
          </table:table-cell>
          <table:table-cell office:value-type="float" office:value="8.4166666666666661" table:formula="of:=[.$B120]/[.K120]" table:style-name="ce11">
            <text:p>8.416666667</text:p>
          </table:table-cell>
          <table:table-cell office:value-type="float" office:value="16.235853909465021" table:formula="of:=[.$B120]/[.L120]" table:style-name="ce11">
            <text:p>16.23585391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548.jpg</text:p>
          </table:table-cell>
          <table:table-cell office:value-type="float" office:value="304" table:style-name="ce1">
            <text:p>304</text:p>
          </table:table-cell>
          <table:table-cell office:value-type="float" office:value="3000" table:style-name="ce4">
            <text:p>3000</text:p>
          </table:table-cell>
          <table:table-cell office:value-type="float" office:value="4000" table:style-name="ce4">
            <text:p>4000</text:p>
          </table:table-cell>
          <table:table-cell office:value-type="float" office:value="3" table:style-name="ce4">
            <text:p>3</text:p>
          </table:table-cell>
          <table:table-cell office:value-type="float" office:value="12" table:formula="of:=[Sheet2.$C121]*[Sheet2.$D121]/1000000" table:style-name="ce4">
            <text:p>12</text:p>
          </table:table-cell>
          <table:table-cell office:value-type="float" office:value="25.3333333333333" table:style-name="ce4">
            <text:p>25.33333333</text:p>
          </table:table-cell>
          <table:table-cell office:value-type="float" office:value="2160" table:style-name="ce4">
            <text:p>2160</text:p>
          </table:table-cell>
          <table:table-cell office:value-type="float" office:value="2880" table:style-name="ce4">
            <text:p>2880</text:p>
          </table:table-cell>
          <table:table-cell office:value-type="float" office:value="3" table:style-name="ce4">
            <text:p>3</text:p>
          </table:table-cell>
          <table:table-cell office:value-type="float" office:value="12" table:formula="of:=[.C121]*[.D121]/1000000" table:style-name="ce4">
            <text:p>12</text:p>
          </table:table-cell>
          <table:table-cell office:value-type="float" office:value="6.2207999999999997" table:formula="of:=[.H121]*[.I121]/1000000" table:style-name="ce4">
            <text:p>6.2208</text:p>
          </table:table-cell>
          <table:table-cell office:value-type="float" office:value="25.333333333333332" table:formula="of:=[.$B121]/[.K121]" table:style-name="ce11">
            <text:p>25.33333333</text:p>
          </table:table-cell>
          <table:table-cell office:value-type="float" office:value="48.86831275720165" table:formula="of:=[.$B121]/[.L121]" table:style-name="ce11">
            <text:p>48.86831276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576.jpg</text:p>
          </table:table-cell>
          <table:table-cell office:value-type="float" office:value="130" table:style-name="ce1">
            <text:p>130</text:p>
          </table:table-cell>
          <table:table-cell office:value-type="float" office:value="3000" table:style-name="ce4">
            <text:p>3000</text:p>
          </table:table-cell>
          <table:table-cell office:value-type="float" office:value="4000" table:style-name="ce4">
            <text:p>4000</text:p>
          </table:table-cell>
          <table:table-cell office:value-type="float" office:value="3" table:style-name="ce4">
            <text:p>3</text:p>
          </table:table-cell>
          <table:table-cell office:value-type="float" office:value="12" table:formula="of:=[Sheet2.$C122]*[Sheet2.$D122]/1000000" table:style-name="ce4">
            <text:p>12</text:p>
          </table:table-cell>
          <table:table-cell office:value-type="float" office:value="10.8333333333333" table:style-name="ce4">
            <text:p>10.83333333</text:p>
          </table:table-cell>
          <table:table-cell office:value-type="float" office:value="2160" table:style-name="ce4">
            <text:p>2160</text:p>
          </table:table-cell>
          <table:table-cell office:value-type="float" office:value="2880" table:style-name="ce4">
            <text:p>2880</text:p>
          </table:table-cell>
          <table:table-cell office:value-type="float" office:value="3" table:style-name="ce4">
            <text:p>3</text:p>
          </table:table-cell>
          <table:table-cell office:value-type="float" office:value="12" table:formula="of:=[.C122]*[.D122]/1000000" table:style-name="ce4">
            <text:p>12</text:p>
          </table:table-cell>
          <table:table-cell office:value-type="float" office:value="6.2207999999999997" table:formula="of:=[.H122]*[.I122]/1000000" table:style-name="ce4">
            <text:p>6.2208</text:p>
          </table:table-cell>
          <table:table-cell office:value-type="float" office:value="10.833333333333334" table:formula="of:=[.$B122]/[.K122]" table:style-name="ce11">
            <text:p>10.83333333</text:p>
          </table:table-cell>
          <table:table-cell office:value-type="float" office:value="20.89763374485597" table:formula="of:=[.$B122]/[.L122]" table:style-name="ce11">
            <text:p>20.89763374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621.jpg</text:p>
          </table:table-cell>
          <table:table-cell office:value-type="float" office:value="277" table:style-name="ce1">
            <text:p>277</text:p>
          </table:table-cell>
          <table:table-cell office:value-type="float" office:value="3000" table:style-name="ce4">
            <text:p>3000</text:p>
          </table:table-cell>
          <table:table-cell office:value-type="float" office:value="4000" table:style-name="ce4">
            <text:p>4000</text:p>
          </table:table-cell>
          <table:table-cell office:value-type="float" office:value="3" table:style-name="ce4">
            <text:p>3</text:p>
          </table:table-cell>
          <table:table-cell office:value-type="float" office:value="12" table:formula="of:=[Sheet2.$C123]*[Sheet2.$D123]/1000000" table:style-name="ce4">
            <text:p>12</text:p>
          </table:table-cell>
          <table:table-cell office:value-type="float" office:value="23.0833333333333" table:style-name="ce4">
            <text:p>23.08333333</text:p>
          </table:table-cell>
          <table:table-cell office:value-type="float" office:value="2160" table:style-name="ce4">
            <text:p>2160</text:p>
          </table:table-cell>
          <table:table-cell office:value-type="float" office:value="2880" table:style-name="ce4">
            <text:p>2880</text:p>
          </table:table-cell>
          <table:table-cell office:value-type="float" office:value="3" table:style-name="ce4">
            <text:p>3</text:p>
          </table:table-cell>
          <table:table-cell office:value-type="float" office:value="12" table:formula="of:=[.C123]*[.D123]/1000000" table:style-name="ce4">
            <text:p>12</text:p>
          </table:table-cell>
          <table:table-cell office:value-type="float" office:value="6.2207999999999997" table:formula="of:=[.H123]*[.I123]/1000000" table:style-name="ce4">
            <text:p>6.2208</text:p>
          </table:table-cell>
          <table:table-cell office:value-type="float" office:value="23.083333333333332" table:formula="of:=[.$B123]/[.K123]" table:style-name="ce11">
            <text:p>23.08333333</text:p>
          </table:table-cell>
          <table:table-cell office:value-type="float" office:value="44.528034979423872" table:formula="of:=[.$B123]/[.L123]" table:style-name="ce11">
            <text:p>44.52803498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820.jpg</text:p>
          </table:table-cell>
          <table:table-cell office:value-type="float" office:value="153" table:style-name="ce1">
            <text:p>153</text:p>
          </table:table-cell>
          <table:table-cell office:value-type="float" office:value="3000" table:style-name="ce4">
            <text:p>3000</text:p>
          </table:table-cell>
          <table:table-cell office:value-type="float" office:value="4000" table:style-name="ce4">
            <text:p>4000</text:p>
          </table:table-cell>
          <table:table-cell office:value-type="float" office:value="3" table:style-name="ce4">
            <text:p>3</text:p>
          </table:table-cell>
          <table:table-cell office:value-type="float" office:value="12" table:formula="of:=[Sheet2.$C124]*[Sheet2.$D124]/1000000" table:style-name="ce4">
            <text:p>12</text:p>
          </table:table-cell>
          <table:table-cell office:value-type="float" office:value="12.75" table:style-name="ce4">
            <text:p>12.75</text:p>
          </table:table-cell>
          <table:table-cell office:value-type="float" office:value="2160" table:style-name="ce4">
            <text:p>2160</text:p>
          </table:table-cell>
          <table:table-cell office:value-type="float" office:value="2880" table:style-name="ce4">
            <text:p>2880</text:p>
          </table:table-cell>
          <table:table-cell office:value-type="float" office:value="3" table:style-name="ce4">
            <text:p>3</text:p>
          </table:table-cell>
          <table:table-cell office:value-type="float" office:value="12" table:formula="of:=[.C124]*[.D124]/1000000" table:style-name="ce4">
            <text:p>12</text:p>
          </table:table-cell>
          <table:table-cell office:value-type="float" office:value="6.2207999999999997" table:formula="of:=[.H124]*[.I124]/1000000" table:style-name="ce4">
            <text:p>6.2208</text:p>
          </table:table-cell>
          <table:table-cell office:value-type="float" office:value="12.75" table:formula="of:=[.$B124]/[.K124]" table:style-name="ce11">
            <text:p>12.75</text:p>
          </table:table-cell>
          <table:table-cell office:value-type="float" office:value="24.594907407407408" table:formula="of:=[.$B124]/[.L124]" table:style-name="ce11">
            <text:p>24.59490741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292.jpg</text:p>
          </table:table-cell>
          <table:table-cell office:value-type="float" office:value="171" table:style-name="ce1">
            <text:p>171</text:p>
          </table:table-cell>
          <table:table-cell office:value-type="float" office:value="3000" table:style-name="ce4">
            <text:p>3000</text:p>
          </table:table-cell>
          <table:table-cell office:value-type="float" office:value="4500" table:style-name="ce4">
            <text:p>4500</text:p>
          </table:table-cell>
          <table:table-cell office:value-type="float" office:value="3" table:style-name="ce4">
            <text:p>3</text:p>
          </table:table-cell>
          <table:table-cell office:value-type="float" office:value="13.5" table:formula="of:=[Sheet2.$C125]*[Sheet2.$D125]/1000000" table:style-name="ce4">
            <text:p>13.5</text:p>
          </table:table-cell>
          <table:table-cell office:value-type="float" office:value="12.6666666666667" table:style-name="ce4">
            <text:p>12.66666667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3.5" table:formula="of:=[.C125]*[.D125]/1000000" table:style-name="ce4">
            <text:p>13.5</text:p>
          </table:table-cell>
          <table:table-cell office:value-type="float" office:value="6.9984000000000002" table:formula="of:=[.H125]*[.I125]/1000000" table:style-name="ce4">
            <text:p>6.9984</text:p>
          </table:table-cell>
          <table:table-cell office:value-type="float" office:value="12.666666666666666" table:formula="of:=[.$B125]/[.K125]" table:style-name="ce11">
            <text:p>12.66666667</text:p>
          </table:table-cell>
          <table:table-cell office:value-type="float" office:value="24.434156378600822" table:formula="of:=[.$B125]/[.L125]" table:style-name="ce11">
            <text:p>24.43415638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099.jpg</text:p>
          </table:table-cell>
          <table:table-cell office:value-type="float" office:value="368" table:style-name="ce1">
            <text:p>368</text:p>
          </table:table-cell>
          <table:table-cell office:value-type="float" office:value="3000" table:style-name="ce4">
            <text:p>3000</text:p>
          </table:table-cell>
          <table:table-cell office:value-type="float" office:value="4512" table:style-name="ce4">
            <text:p>4512</text:p>
          </table:table-cell>
          <table:table-cell office:value-type="float" office:value="3" table:style-name="ce4">
            <text:p>3</text:p>
          </table:table-cell>
          <table:table-cell office:value-type="float" office:value="13.536" table:formula="of:=[Sheet2.$C126]*[Sheet2.$D126]/1000000" table:style-name="ce4">
            <text:p>13.536</text:p>
          </table:table-cell>
          <table:table-cell office:value-type="float" office:value="27.186761229314399" table:style-name="ce4">
            <text:p>27.18676123</text:p>
          </table:table-cell>
          <table:table-cell office:value-type="float" office:value="2160" table:style-name="ce4">
            <text:p>2160</text:p>
          </table:table-cell>
          <table:table-cell office:value-type="float" office:value="3249" table:style-name="ce4">
            <text:p>3249</text:p>
          </table:table-cell>
          <table:table-cell office:value-type="float" office:value="3" table:style-name="ce4">
            <text:p>3</text:p>
          </table:table-cell>
          <table:table-cell office:value-type="float" office:value="13.536" table:formula="of:=[.C126]*[.D126]/1000000" table:style-name="ce4">
            <text:p>13.536</text:p>
          </table:table-cell>
          <table:table-cell office:value-type="float" office:value="7.0178399999999996" table:formula="of:=[.H126]*[.I126]/1000000" table:style-name="ce4">
            <text:p>7.01784</text:p>
          </table:table-cell>
          <table:table-cell office:value-type="float" office:value="27.186761229314421" table:formula="of:=[.$B126]/[.K126]" table:style-name="ce11">
            <text:p>27.18676123</text:p>
          </table:table-cell>
          <table:table-cell office:value-type="float" office:value="52.437787125383309" table:formula="of:=[.$B126]/[.L126]" table:style-name="ce11">
            <text:p>52.43778713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100.jpg</text:p>
          </table:table-cell>
          <table:table-cell office:value-type="float" office:value="333" table:style-name="ce1">
            <text:p>333</text:p>
          </table:table-cell>
          <table:table-cell office:value-type="float" office:value="3000" table:style-name="ce4">
            <text:p>3000</text:p>
          </table:table-cell>
          <table:table-cell office:value-type="float" office:value="4512" table:style-name="ce4">
            <text:p>4512</text:p>
          </table:table-cell>
          <table:table-cell office:value-type="float" office:value="3" table:style-name="ce4">
            <text:p>3</text:p>
          </table:table-cell>
          <table:table-cell office:value-type="float" office:value="13.536" table:formula="of:=[Sheet2.$C127]*[Sheet2.$D127]/1000000" table:style-name="ce4">
            <text:p>13.536</text:p>
          </table:table-cell>
          <table:table-cell office:value-type="float" office:value="24.601063829787201" table:style-name="ce4">
            <text:p>24.60106383</text:p>
          </table:table-cell>
          <table:table-cell office:value-type="float" office:value="2160" table:style-name="ce4">
            <text:p>2160</text:p>
          </table:table-cell>
          <table:table-cell office:value-type="float" office:value="3249" table:style-name="ce4">
            <text:p>3249</text:p>
          </table:table-cell>
          <table:table-cell office:value-type="float" office:value="3" table:style-name="ce4">
            <text:p>3</text:p>
          </table:table-cell>
          <table:table-cell office:value-type="float" office:value="13.536" table:formula="of:=[.C127]*[.D127]/1000000" table:style-name="ce4">
            <text:p>13.536</text:p>
          </table:table-cell>
          <table:table-cell office:value-type="float" office:value="7.0178399999999996" table:formula="of:=[.H127]*[.I127]/1000000" table:style-name="ce4">
            <text:p>7.01784</text:p>
          </table:table-cell>
          <table:table-cell office:value-type="float" office:value="24.601063829787236" table:formula="of:=[.$B127]/[.K127]" table:style-name="ce11">
            <text:p>24.60106383</text:p>
          </table:table-cell>
          <table:table-cell office:value-type="float" office:value="47.450497589001749" table:formula="of:=[.$B127]/[.L127]" table:style-name="ce11">
            <text:p>47.45049759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101.jpg</text:p>
          </table:table-cell>
          <table:table-cell office:value-type="float" office:value="300" table:style-name="ce1">
            <text:p>300</text:p>
          </table:table-cell>
          <table:table-cell office:value-type="float" office:value="3000" table:style-name="ce4">
            <text:p>3000</text:p>
          </table:table-cell>
          <table:table-cell office:value-type="float" office:value="4512" table:style-name="ce4">
            <text:p>4512</text:p>
          </table:table-cell>
          <table:table-cell office:value-type="float" office:value="3" table:style-name="ce4">
            <text:p>3</text:p>
          </table:table-cell>
          <table:table-cell office:value-type="float" office:value="13.536" table:formula="of:=[Sheet2.$C128]*[Sheet2.$D128]/1000000" table:style-name="ce4">
            <text:p>13.536</text:p>
          </table:table-cell>
          <table:table-cell office:value-type="float" office:value="22.163120567375898" table:style-name="ce4">
            <text:p>22.16312057</text:p>
          </table:table-cell>
          <table:table-cell office:value-type="float" office:value="2160" table:style-name="ce4">
            <text:p>2160</text:p>
          </table:table-cell>
          <table:table-cell office:value-type="float" office:value="3249" table:style-name="ce4">
            <text:p>3249</text:p>
          </table:table-cell>
          <table:table-cell office:value-type="float" office:value="3" table:style-name="ce4">
            <text:p>3</text:p>
          </table:table-cell>
          <table:table-cell office:value-type="float" office:value="13.536" table:formula="of:=[.C128]*[.D128]/1000000" table:style-name="ce4">
            <text:p>13.536</text:p>
          </table:table-cell>
          <table:table-cell office:value-type="float" office:value="7.0178399999999996" table:formula="of:=[.H128]*[.I128]/1000000" table:style-name="ce4">
            <text:p>7.01784</text:p>
          </table:table-cell>
          <table:table-cell office:value-type="float" office:value="22.163120567375888" table:formula="of:=[.$B128]/[.K128]" table:style-name="ce11">
            <text:p>22.16312057</text:p>
          </table:table-cell>
          <table:table-cell office:value-type="float" office:value="42.748196026127701" table:formula="of:=[.$B128]/[.L128]" table:style-name="ce11">
            <text:p>42.74819603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122.jpg</text:p>
          </table:table-cell>
          <table:table-cell office:value-type="float" office:value="166" table:style-name="ce1">
            <text:p>166</text:p>
          </table:table-cell>
          <table:table-cell office:value-type="float" office:value="3000" table:style-name="ce4">
            <text:p>3000</text:p>
          </table:table-cell>
          <table:table-cell office:value-type="float" office:value="4512" table:style-name="ce4">
            <text:p>4512</text:p>
          </table:table-cell>
          <table:table-cell office:value-type="float" office:value="3" table:style-name="ce4">
            <text:p>3</text:p>
          </table:table-cell>
          <table:table-cell office:value-type="float" office:value="13.536" table:formula="of:=[Sheet2.$C129]*[Sheet2.$D129]/1000000" table:style-name="ce4">
            <text:p>13.536</text:p>
          </table:table-cell>
          <table:table-cell office:value-type="float" office:value="12.263593380614701" table:style-name="ce4">
            <text:p>12.26359338</text:p>
          </table:table-cell>
          <table:table-cell office:value-type="float" office:value="2160" table:style-name="ce4">
            <text:p>2160</text:p>
          </table:table-cell>
          <table:table-cell office:value-type="float" office:value="3249" table:style-name="ce4">
            <text:p>3249</text:p>
          </table:table-cell>
          <table:table-cell office:value-type="float" office:value="3" table:style-name="ce4">
            <text:p>3</text:p>
          </table:table-cell>
          <table:table-cell office:value-type="float" office:value="13.536" table:formula="of:=[.C129]*[.D129]/1000000" table:style-name="ce4">
            <text:p>13.536</text:p>
          </table:table-cell>
          <table:table-cell office:value-type="float" office:value="7.0178399999999996" table:formula="of:=[.H129]*[.I129]/1000000" table:style-name="ce4">
            <text:p>7.01784</text:p>
          </table:table-cell>
          <table:table-cell office:value-type="float" office:value="12.263593380614658" table:formula="of:=[.$B129]/[.K129]" table:style-name="ce11">
            <text:p>12.26359338</text:p>
          </table:table-cell>
          <table:table-cell office:value-type="float" office:value="23.654001801123993" table:formula="of:=[.$B129]/[.L129]" table:style-name="ce11">
            <text:p>23.6540018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961.jpg</text:p>
          </table:table-cell>
          <table:table-cell office:value-type="float" office:value="319" table:style-name="ce1">
            <text:p>319</text:p>
          </table:table-cell>
          <table:table-cell office:value-type="float" office:value="3000" table:style-name="ce4">
            <text:p>3000</text:p>
          </table:table-cell>
          <table:table-cell office:value-type="float" office:value="4512" table:style-name="ce4">
            <text:p>4512</text:p>
          </table:table-cell>
          <table:table-cell office:value-type="float" office:value="3" table:style-name="ce4">
            <text:p>3</text:p>
          </table:table-cell>
          <table:table-cell office:value-type="float" office:value="13.536" table:formula="of:=[Sheet2.$C130]*[Sheet2.$D130]/1000000" table:style-name="ce4">
            <text:p>13.536</text:p>
          </table:table-cell>
          <table:table-cell office:value-type="float" office:value="23.566784869976399" table:style-name="ce4">
            <text:p>23.56678487</text:p>
          </table:table-cell>
          <table:table-cell office:value-type="float" office:value="2160" table:style-name="ce4">
            <text:p>2160</text:p>
          </table:table-cell>
          <table:table-cell office:value-type="float" office:value="3249" table:style-name="ce4">
            <text:p>3249</text:p>
          </table:table-cell>
          <table:table-cell office:value-type="float" office:value="3" table:style-name="ce4">
            <text:p>3</text:p>
          </table:table-cell>
          <table:table-cell office:value-type="float" office:value="13.536" table:formula="of:=[.C130]*[.D130]/1000000" table:style-name="ce4">
            <text:p>13.536</text:p>
          </table:table-cell>
          <table:table-cell office:value-type="float" office:value="7.0178399999999996" table:formula="of:=[.H130]*[.I130]/1000000" table:style-name="ce4">
            <text:p>7.01784</text:p>
          </table:table-cell>
          <table:table-cell office:value-type="float" office:value="23.56678486997636" table:formula="of:=[.$B130]/[.K130]" table:style-name="ce11">
            <text:p>23.56678487</text:p>
          </table:table-cell>
          <table:table-cell office:value-type="float" office:value="45.455581774449122" table:formula="of:=[.$B130]/[.L130]" table:style-name="ce11">
            <text:p>45.45558177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388.jpg</text:p>
          </table:table-cell>
          <table:table-cell office:value-type="float" office:value="158" table:style-name="ce1">
            <text:p>158</text:p>
          </table:table-cell>
          <table:table-cell office:value-type="float" office:value="3009" table:style-name="ce4">
            <text:p>3009</text:p>
          </table:table-cell>
          <table:table-cell office:value-type="float" office:value="4513" table:style-name="ce4">
            <text:p>4513</text:p>
          </table:table-cell>
          <table:table-cell office:value-type="float" office:value="3" table:style-name="ce4">
            <text:p>3</text:p>
          </table:table-cell>
          <table:table-cell office:value-type="float" office:value="13.579617000000001" table:formula="of:=[Sheet2.$C131]*[Sheet2.$D131]/1000000" table:style-name="ce4">
            <text:p>13.579617</text:p>
          </table:table-cell>
          <table:table-cell office:value-type="float" office:value="11.635085142681101" table:style-name="ce4">
            <text:p>11.63508514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3.579617000000001" table:formula="of:=[.C131]*[.D131]/1000000" table:style-name="ce4">
            <text:p>13.579617</text:p>
          </table:table-cell>
          <table:table-cell office:value-type="float" office:value="6.9984000000000002" table:formula="of:=[.H131]*[.I131]/1000000" table:style-name="ce4">
            <text:p>6.9984</text:p>
          </table:table-cell>
          <table:table-cell office:value-type="float" office:value="11.635085142681122" table:formula="of:=[.$B131]/[.K131]" table:style-name="ce11">
            <text:p>11.63508514</text:p>
          </table:table-cell>
          <table:table-cell office:value-type="float" office:value="22.576588934613625" table:formula="of:=[.$B131]/[.L131]" table:style-name="ce11">
            <text:p>22.57658893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550.jpg</text:p>
          </table:table-cell>
          <table:table-cell office:value-type="float" office:value="295" table:style-name="ce1">
            <text:p>295</text:p>
          </table:table-cell>
          <table:table-cell office:value-type="float" office:value="3024" table:style-name="ce4">
            <text:p>3024</text:p>
          </table:table-cell>
          <table:table-cell office:value-type="float" office:value="4032" table:style-name="ce4">
            <text:p>4032</text:p>
          </table:table-cell>
          <table:table-cell office:value-type="float" office:value="3" table:style-name="ce4">
            <text:p>3</text:p>
          </table:table-cell>
          <table:table-cell office:value-type="float" office:value="12.192767999999999" table:formula="of:=[Sheet2.$C132]*[Sheet2.$D132]/1000000" table:style-name="ce4">
            <text:p>12.192768</text:p>
          </table:table-cell>
          <table:table-cell office:value-type="float" office:value="24.194670152011401" table:style-name="ce4">
            <text:p>24.19467015</text:p>
          </table:table-cell>
          <table:table-cell office:value-type="float" office:value="2160" table:style-name="ce4">
            <text:p>2160</text:p>
          </table:table-cell>
          <table:table-cell office:value-type="float" office:value="2880" table:style-name="ce4">
            <text:p>2880</text:p>
          </table:table-cell>
          <table:table-cell office:value-type="float" office:value="3" table:style-name="ce4">
            <text:p>3</text:p>
          </table:table-cell>
          <table:table-cell office:value-type="float" office:value="12.192767999999999" table:formula="of:=[.C132]*[.D132]/1000000" table:style-name="ce4">
            <text:p>12.192768</text:p>
          </table:table-cell>
          <table:table-cell office:value-type="float" office:value="6.2207999999999997" table:formula="of:=[.H132]*[.I132]/1000000" table:style-name="ce4">
            <text:p>6.2208</text:p>
          </table:table-cell>
          <table:table-cell office:value-type="float" office:value="24.194670152011422" table:formula="of:=[.$B132]/[.K132]" table:style-name="ce11">
            <text:p>24.19467015</text:p>
          </table:table-cell>
          <table:table-cell office:value-type="float" office:value="47.421553497942391" table:formula="of:=[.$B132]/[.L132]" table:style-name="ce11">
            <text:p>47.4215535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374.jpg</text:p>
          </table:table-cell>
          <table:table-cell office:value-type="float" office:value="204" table:style-name="ce1">
            <text:p>204</text:p>
          </table:table-cell>
          <table:table-cell office:value-type="float" office:value="3030" table:style-name="ce4">
            <text:p>3030</text:p>
          </table:table-cell>
          <table:table-cell office:value-type="float" office:value="4574" table:style-name="ce4">
            <text:p>4574</text:p>
          </table:table-cell>
          <table:table-cell office:value-type="float" office:value="3" table:style-name="ce4">
            <text:p>3</text:p>
          </table:table-cell>
          <table:table-cell office:value-type="float" office:value="13.859220000000001" table:formula="of:=[Sheet2.$C133]*[Sheet2.$D133]/1000000" table:style-name="ce4">
            <text:p>13.85922</text:p>
          </table:table-cell>
          <table:table-cell office:value-type="float" office:value="14.719443085541601" table:style-name="ce4">
            <text:p>14.71944309</text:p>
          </table:table-cell>
          <table:table-cell office:value-type="float" office:value="2160" table:style-name="ce4">
            <text:p>2160</text:p>
          </table:table-cell>
          <table:table-cell office:value-type="float" office:value="3260" table:style-name="ce4">
            <text:p>3260</text:p>
          </table:table-cell>
          <table:table-cell office:value-type="float" office:value="3" table:style-name="ce4">
            <text:p>3</text:p>
          </table:table-cell>
          <table:table-cell office:value-type="float" office:value="13.859220000000001" table:formula="of:=[.C133]*[.D133]/1000000" table:style-name="ce4">
            <text:p>13.85922</text:p>
          </table:table-cell>
          <table:table-cell office:value-type="float" office:value="7.0415999999999999" table:formula="of:=[.H133]*[.I133]/1000000" table:style-name="ce4">
            <text:p>7.0416</text:p>
          </table:table-cell>
          <table:table-cell office:value-type="float" office:value="14.719443085541609" table:formula="of:=[.$B133]/[.K133]" table:style-name="ce11">
            <text:p>14.71944309</text:p>
          </table:table-cell>
          <table:table-cell office:value-type="float" office:value="28.970688479890935" table:formula="of:=[.$B133]/[.L133]" table:style-name="ce11">
            <text:p>28.97068848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168.jpg</text:p>
          </table:table-cell>
          <table:table-cell office:value-type="float" office:value="395" table:style-name="ce1">
            <text:p>395</text:p>
          </table:table-cell>
          <table:table-cell office:value-type="float" office:value="3030" table:style-name="ce4">
            <text:p>3030</text:p>
          </table:table-cell>
          <table:table-cell office:value-type="float" office:value="4691" table:style-name="ce4">
            <text:p>4691</text:p>
          </table:table-cell>
          <table:table-cell office:value-type="float" office:value="3" table:style-name="ce4">
            <text:p>3</text:p>
          </table:table-cell>
          <table:table-cell office:value-type="float" office:value="14.21373" table:formula="of:=[Sheet2.$C134]*[Sheet2.$D134]/1000000" table:style-name="ce4">
            <text:p>14.21373</text:p>
          </table:table-cell>
          <table:table-cell office:value-type="float" office:value="27.790031188154" table:style-name="ce4">
            <text:p>27.79003119</text:p>
          </table:table-cell>
          <table:table-cell office:value-type="float" office:value="2160" table:style-name="ce4">
            <text:p>2160</text:p>
          </table:table-cell>
          <table:table-cell office:value-type="float" office:value="3345" table:style-name="ce4">
            <text:p>3345</text:p>
          </table:table-cell>
          <table:table-cell office:value-type="float" office:value="3" table:style-name="ce4">
            <text:p>3</text:p>
          </table:table-cell>
          <table:table-cell office:value-type="float" office:value="14.21373" table:formula="of:=[.C134]*[.D134]/1000000" table:style-name="ce4">
            <text:p>14.21373</text:p>
          </table:table-cell>
          <table:table-cell office:value-type="float" office:value="7.2252000000000001" table:formula="of:=[.H134]*[.I134]/1000000" table:style-name="ce4">
            <text:p>7.2252</text:p>
          </table:table-cell>
          <table:table-cell office:value-type="float" office:value="27.790031188153989" table:formula="of:=[.$B134]/[.K134]" table:style-name="ce11">
            <text:p>27.79003119</text:p>
          </table:table-cell>
          <table:table-cell office:value-type="float" office:value="54.669766926867077" table:formula="of:=[.$B134]/[.L134]" table:style-name="ce11">
            <text:p>54.66976693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980.jpg</text:p>
          </table:table-cell>
          <table:table-cell office:value-type="float" office:value="175" table:style-name="ce1">
            <text:p>175</text:p>
          </table:table-cell>
          <table:table-cell office:value-type="float" office:value="3039" table:style-name="ce4">
            <text:p>3039</text:p>
          </table:table-cell>
          <table:table-cell office:value-type="float" office:value="5906" table:style-name="ce4">
            <text:p>5906</text:p>
          </table:table-cell>
          <table:table-cell office:value-type="float" office:value="3" table:style-name="ce4">
            <text:p>3</text:p>
          </table:table-cell>
          <table:table-cell office:value-type="float" office:value="17.948333999999999" table:formula="of:=[Sheet2.$C135]*[Sheet2.$D135]/1000000" table:style-name="ce4">
            <text:p>17.948334</text:p>
          </table:table-cell>
          <table:table-cell office:value-type="float" office:value="9.7502085708901998" table:style-name="ce4">
            <text:p>9.750208571</text:p>
          </table:table-cell>
          <table:table-cell office:value-type="float" office:value="1976" table:style-name="ce4">
            <text:p>1976</text:p>
          </table:table-cell>
          <table:table-cell office:value-type="float" office:value="3840" table:style-name="ce4">
            <text:p>3840</text:p>
          </table:table-cell>
          <table:table-cell office:value-type="float" office:value="3" table:style-name="ce4">
            <text:p>3</text:p>
          </table:table-cell>
          <table:table-cell office:value-type="float" office:value="17.948333999999999" table:formula="of:=[.C135]*[.D135]/1000000" table:style-name="ce4">
            <text:p>17.948334</text:p>
          </table:table-cell>
          <table:table-cell office:value-type="float" office:value="7.5878399999999999" table:formula="of:=[.H135]*[.I135]/1000000" table:style-name="ce4">
            <text:p>7.58784</text:p>
          </table:table-cell>
          <table:table-cell office:value-type="float" office:value="9.7502085708902015" table:formula="of:=[.$B135]/[.K135]" table:style-name="ce11">
            <text:p>9.750208571</text:p>
          </table:table-cell>
          <table:table-cell office:value-type="float" office:value="23.0632169365722" table:formula="of:=[.$B135]/[.L135]" table:style-name="ce11">
            <text:p>23.06321694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st_img_0233.jpg</text:p>
          </table:table-cell>
          <table:table-cell office:value-type="float" office:value="332" table:style-name="ce1">
            <text:p>332</text:p>
          </table:table-cell>
          <table:table-cell office:value-type="float" office:value="3054" table:style-name="ce4">
            <text:p>3054</text:p>
          </table:table-cell>
          <table:table-cell office:value-type="float" office:value="4522" table:style-name="ce4">
            <text:p>4522</text:p>
          </table:table-cell>
          <table:table-cell office:value-type="float" office:value="3" table:style-name="ce4">
            <text:p>3</text:p>
          </table:table-cell>
          <table:table-cell office:value-type="float" office:value="13.810188" table:formula="of:=[Sheet2.$C136]*[Sheet2.$D136]/1000000" table:style-name="ce4">
            <text:p>13.810188</text:p>
          </table:table-cell>
          <table:table-cell office:value-type="float" office:value="24.040223058513" table:style-name="ce4">
            <text:p>24.04022306</text:p>
          </table:table-cell>
          <table:table-cell office:value-type="float" office:value="2160" table:style-name="ce4">
            <text:p>2160</text:p>
          </table:table-cell>
          <table:table-cell office:value-type="float" office:value="3199" table:style-name="ce4">
            <text:p>3199</text:p>
          </table:table-cell>
          <table:table-cell office:value-type="float" office:value="3" table:style-name="ce4">
            <text:p>3</text:p>
          </table:table-cell>
          <table:table-cell office:value-type="float" office:value="13.810188" table:formula="of:=[.C136]*[.D136]/1000000" table:style-name="ce4">
            <text:p>13.810188</text:p>
          </table:table-cell>
          <table:table-cell office:value-type="float" office:value="6.90984" table:formula="of:=[.H136]*[.I136]/1000000" table:style-name="ce4">
            <text:p>6.90984</text:p>
          </table:table-cell>
          <table:table-cell office:value-type="float" office:value="24.040223058513035" table:formula="of:=[.$B136]/[.K136]" table:style-name="ce11">
            <text:p>24.04022306</text:p>
          </table:table-cell>
          <table:table-cell office:value-type="float" office:value="48.0474222268533" table:formula="of:=[.$B136]/[.L136]" table:style-name="ce11">
            <text:p>48.04742223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150.jpg</text:p>
          </table:table-cell>
          <table:table-cell office:value-type="float" office:value="193" table:style-name="ce1">
            <text:p>193</text:p>
          </table:table-cell>
          <table:table-cell office:value-type="float" office:value="3056" table:style-name="ce4">
            <text:p>3056</text:p>
          </table:table-cell>
          <table:table-cell office:value-type="float" office:value="4592" table:style-name="ce4">
            <text:p>4592</text:p>
          </table:table-cell>
          <table:table-cell office:value-type="float" office:value="3" table:style-name="ce4">
            <text:p>3</text:p>
          </table:table-cell>
          <table:table-cell office:value-type="float" office:value="14.033151999999999" table:formula="of:=[Sheet2.$C137]*[Sheet2.$D137]/1000000" table:style-name="ce4">
            <text:p>14.033152</text:p>
          </table:table-cell>
          <table:table-cell office:value-type="float" office:value="13.7531468340113" table:style-name="ce4">
            <text:p>13.75314683</text:p>
          </table:table-cell>
          <table:table-cell office:value-type="float" office:value="2160" table:style-name="ce4">
            <text:p>2160</text:p>
          </table:table-cell>
          <table:table-cell office:value-type="float" office:value="3245" table:style-name="ce4">
            <text:p>3245</text:p>
          </table:table-cell>
          <table:table-cell office:value-type="float" office:value="3" table:style-name="ce4">
            <text:p>3</text:p>
          </table:table-cell>
          <table:table-cell office:value-type="float" office:value="14.033151999999999" table:formula="of:=[.C137]*[.D137]/1000000" table:style-name="ce4">
            <text:p>14.033152</text:p>
          </table:table-cell>
          <table:table-cell office:value-type="float" office:value="7.0091999999999999" table:formula="of:=[.H137]*[.I137]/1000000" table:style-name="ce4">
            <text:p>7.0092</text:p>
          </table:table-cell>
          <table:table-cell office:value-type="float" office:value="13.753146834011348" table:formula="of:=[.$B137]/[.K137]" table:style-name="ce11">
            <text:p>13.75314683</text:p>
          </table:table-cell>
          <table:table-cell office:value-type="float" office:value="27.53523939964618" table:formula="of:=[.$B137]/[.L137]" table:style-name="ce11">
            <text:p>27.5352394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187.jpg</text:p>
          </table:table-cell>
          <table:table-cell office:value-type="float" office:value="370" table:style-name="ce1">
            <text:p>370</text:p>
          </table:table-cell>
          <table:table-cell office:value-type="float" office:value="3056" table:style-name="ce4">
            <text:p>3056</text:p>
          </table:table-cell>
          <table:table-cell office:value-type="float" office:value="4592" table:style-name="ce4">
            <text:p>4592</text:p>
          </table:table-cell>
          <table:table-cell office:value-type="float" office:value="3" table:style-name="ce4">
            <text:p>3</text:p>
          </table:table-cell>
          <table:table-cell office:value-type="float" office:value="14.033151999999999" table:formula="of:=[Sheet2.$C138]*[Sheet2.$D138]/1000000" table:style-name="ce4">
            <text:p>14.033152</text:p>
          </table:table-cell>
          <table:table-cell office:value-type="float" office:value="26.366136417534701" table:style-name="ce4">
            <text:p>26.36613642</text:p>
          </table:table-cell>
          <table:table-cell office:value-type="float" office:value="2160" table:style-name="ce4">
            <text:p>2160</text:p>
          </table:table-cell>
          <table:table-cell office:value-type="float" office:value="3245" table:style-name="ce4">
            <text:p>3245</text:p>
          </table:table-cell>
          <table:table-cell office:value-type="float" office:value="3" table:style-name="ce4">
            <text:p>3</text:p>
          </table:table-cell>
          <table:table-cell office:value-type="float" office:value="14.033151999999999" table:formula="of:=[.C138]*[.D138]/1000000" table:style-name="ce4">
            <text:p>14.033152</text:p>
          </table:table-cell>
          <table:table-cell office:value-type="float" office:value="7.0091999999999999" table:formula="of:=[.H138]*[.I138]/1000000" table:style-name="ce4">
            <text:p>7.0092</text:p>
          </table:table-cell>
          <table:table-cell office:value-type="float" office:value="26.366136417534708" table:formula="of:=[.$B138]/[.K138]" table:style-name="ce11">
            <text:p>26.36613642</text:p>
          </table:table-cell>
          <table:table-cell office:value-type="float" office:value="52.787764652171433" table:formula="of:=[.$B138]/[.L138]" table:style-name="ce11">
            <text:p>52.78776465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209.jpg</text:p>
          </table:table-cell>
          <table:table-cell office:value-type="float" office:value="131" table:style-name="ce1">
            <text:p>131</text:p>
          </table:table-cell>
          <table:table-cell office:value-type="float" office:value="3056" table:style-name="ce4">
            <text:p>3056</text:p>
          </table:table-cell>
          <table:table-cell office:value-type="float" office:value="4592" table:style-name="ce4">
            <text:p>4592</text:p>
          </table:table-cell>
          <table:table-cell office:value-type="float" office:value="3" table:style-name="ce4">
            <text:p>3</text:p>
          </table:table-cell>
          <table:table-cell office:value-type="float" office:value="14.033151999999999" table:formula="of:=[Sheet2.$C139]*[Sheet2.$D139]/1000000" table:style-name="ce4">
            <text:p>14.033152</text:p>
          </table:table-cell>
          <table:table-cell office:value-type="float" office:value="9.3350374883703999" table:style-name="ce4">
            <text:p>9.335037488</text:p>
          </table:table-cell>
          <table:table-cell office:value-type="float" office:value="2160" table:style-name="ce4">
            <text:p>2160</text:p>
          </table:table-cell>
          <table:table-cell office:value-type="float" office:value="3245" table:style-name="ce4">
            <text:p>3245</text:p>
          </table:table-cell>
          <table:table-cell office:value-type="float" office:value="3" table:style-name="ce4">
            <text:p>3</text:p>
          </table:table-cell>
          <table:table-cell office:value-type="float" office:value="14.033151999999999" table:formula="of:=[.C139]*[.D139]/1000000" table:style-name="ce4">
            <text:p>14.033152</text:p>
          </table:table-cell>
          <table:table-cell office:value-type="float" office:value="7.0091999999999999" table:formula="of:=[.H139]*[.I139]/1000000" table:style-name="ce4">
            <text:p>7.0092</text:p>
          </table:table-cell>
          <table:table-cell office:value-type="float" office:value="9.3350374883703964" table:formula="of:=[.$B139]/[.K139]" table:style-name="ce11">
            <text:p>9.335037488</text:p>
          </table:table-cell>
          <table:table-cell office:value-type="float" office:value="18.689722079552588" table:formula="of:=[.$B139]/[.L139]" table:style-name="ce11">
            <text:p>18.68972208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213.jpg</text:p>
          </table:table-cell>
          <table:table-cell office:value-type="float" office:value="229" table:style-name="ce1">
            <text:p>229</text:p>
          </table:table-cell>
          <table:table-cell office:value-type="float" office:value="3056" table:style-name="ce4">
            <text:p>3056</text:p>
          </table:table-cell>
          <table:table-cell office:value-type="float" office:value="4592" table:style-name="ce4">
            <text:p>4592</text:p>
          </table:table-cell>
          <table:table-cell office:value-type="float" office:value="3" table:style-name="ce4">
            <text:p>3</text:p>
          </table:table-cell>
          <table:table-cell office:value-type="float" office:value="14.033151999999999" table:formula="of:=[Sheet2.$C140]*[Sheet2.$D140]/1000000" table:style-name="ce4">
            <text:p>14.033152</text:p>
          </table:table-cell>
          <table:table-cell office:value-type="float" office:value="16.318500647609302" table:style-name="ce4">
            <text:p>16.31850065</text:p>
          </table:table-cell>
          <table:table-cell office:value-type="float" office:value="2160" table:style-name="ce4">
            <text:p>2160</text:p>
          </table:table-cell>
          <table:table-cell office:value-type="float" office:value="3245" table:style-name="ce4">
            <text:p>3245</text:p>
          </table:table-cell>
          <table:table-cell office:value-type="float" office:value="3" table:style-name="ce4">
            <text:p>3</text:p>
          </table:table-cell>
          <table:table-cell office:value-type="float" office:value="14.033151999999999" table:formula="of:=[.C140]*[.D140]/1000000" table:style-name="ce4">
            <text:p>14.033152</text:p>
          </table:table-cell>
          <table:table-cell office:value-type="float" office:value="7.0091999999999999" table:formula="of:=[.H140]*[.I140]/1000000" table:style-name="ce4">
            <text:p>7.0092</text:p>
          </table:table-cell>
          <table:table-cell office:value-type="float" office:value="16.318500647609319" table:formula="of:=[.$B140]/[.K140]" table:style-name="ce11">
            <text:p>16.31850065</text:p>
          </table:table-cell>
          <table:table-cell office:value-type="float" office:value="32.671346230668263" table:formula="of:=[.$B140]/[.L140]" table:style-name="ce11">
            <text:p>32.67134623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358.jpg</text:p>
          </table:table-cell>
          <table:table-cell office:value-type="float" office:value="122" table:style-name="ce1">
            <text:p>122</text:p>
          </table:table-cell>
          <table:table-cell office:value-type="float" office:value="3071" table:style-name="ce4">
            <text:p>3071</text:p>
          </table:table-cell>
          <table:table-cell office:value-type="float" office:value="4606" table:style-name="ce4">
            <text:p>4606</text:p>
          </table:table-cell>
          <table:table-cell office:value-type="float" office:value="3" table:style-name="ce4">
            <text:p>3</text:p>
          </table:table-cell>
          <table:table-cell office:value-type="float" office:value="14.145026" table:formula="of:=[Sheet2.$C141]*[Sheet2.$D141]/1000000" table:style-name="ce4">
            <text:p>14.145026</text:p>
          </table:table-cell>
          <table:table-cell office:value-type="float" office:value="8.6249399612273603" table:style-name="ce4">
            <text:p>8.624939961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4.145026" table:formula="of:=[.C141]*[.D141]/1000000" table:style-name="ce4">
            <text:p>14.145026</text:p>
          </table:table-cell>
          <table:table-cell office:value-type="float" office:value="6.9984000000000002" table:formula="of:=[.H141]*[.I141]/1000000" table:style-name="ce4">
            <text:p>6.9984</text:p>
          </table:table-cell>
          <table:table-cell office:value-type="float" office:value="8.6249399612273603" table:formula="of:=[.$B141]/[.K141]" table:style-name="ce11">
            <text:p>8.624939961</text:p>
          </table:table-cell>
          <table:table-cell office:value-type="float" office:value="17.432556012802927" table:formula="of:=[.$B141]/[.L141]" table:style-name="ce11">
            <text:p>17.43255601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st_img_0036.jpg</text:p>
          </table:table-cell>
          <table:table-cell office:value-type="float" office:value="302" table:style-name="ce1">
            <text:p>302</text:p>
          </table:table-cell>
          <table:table-cell office:value-type="float" office:value="3072" table:style-name="ce4">
            <text:p>3072</text:p>
          </table:table-cell>
          <table:table-cell office:value-type="float" office:value="4608" table:style-name="ce4">
            <text:p>4608</text:p>
          </table:table-cell>
          <table:table-cell office:value-type="float" office:value="3" table:style-name="ce4">
            <text:p>3</text:p>
          </table:table-cell>
          <table:table-cell office:value-type="float" office:value="14.155775999999999" table:formula="of:=[Sheet2.$C142]*[Sheet2.$D142]/1000000" table:style-name="ce4">
            <text:p>14.155776</text:p>
          </table:table-cell>
          <table:table-cell office:value-type="float" office:value="21.334047670717599" table:style-name="ce4">
            <text:p>21.33404767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4.155775999999999" table:formula="of:=[.C142]*[.D142]/1000000" table:style-name="ce4">
            <text:p>14.155776</text:p>
          </table:table-cell>
          <table:table-cell office:value-type="float" office:value="6.9984000000000002" table:formula="of:=[.H142]*[.I142]/1000000" table:style-name="ce4">
            <text:p>6.9984</text:p>
          </table:table-cell>
          <table:table-cell office:value-type="float" office:value="21.334047670717592" table:formula="of:=[.$B142]/[.K142]" table:style-name="ce11">
            <text:p>21.33404767</text:p>
          </table:table-cell>
          <table:table-cell office:value-type="float" office:value="43.152720621856425" table:formula="of:=[.$B142]/[.L142]" table:style-name="ce11">
            <text:p>43.15272062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004.jpg</text:p>
          </table:table-cell>
          <table:table-cell office:value-type="float" office:value="131" table:style-name="ce1">
            <text:p>131</text:p>
          </table:table-cell>
          <table:table-cell office:value-type="float" office:value="3072" table:style-name="ce4">
            <text:p>3072</text:p>
          </table:table-cell>
          <table:table-cell office:value-type="float" office:value="4608" table:style-name="ce4">
            <text:p>4608</text:p>
          </table:table-cell>
          <table:table-cell office:value-type="float" office:value="3" table:style-name="ce4">
            <text:p>3</text:p>
          </table:table-cell>
          <table:table-cell office:value-type="float" office:value="14.155775999999999" table:formula="of:=[Sheet2.$C143]*[Sheet2.$D143]/1000000" table:style-name="ce4">
            <text:p>14.155776</text:p>
          </table:table-cell>
          <table:table-cell office:value-type="float" office:value="9.2541729962384291" table:style-name="ce4">
            <text:p>9.254172996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4.155775999999999" table:formula="of:=[.C143]*[.D143]/1000000" table:style-name="ce4">
            <text:p>14.155776</text:p>
          </table:table-cell>
          <table:table-cell office:value-type="float" office:value="6.9984000000000002" table:formula="of:=[.H143]*[.I143]/1000000" table:style-name="ce4">
            <text:p>6.9984</text:p>
          </table:table-cell>
          <table:table-cell office:value-type="float" office:value="9.2541729962384256" table:formula="of:=[.$B143]/[.K143]" table:style-name="ce11">
            <text:p>9.254172996</text:p>
          </table:table-cell>
          <table:table-cell office:value-type="float" office:value="18.718564243255599" table:formula="of:=[.$B143]/[.L143]" table:style-name="ce11">
            <text:p>18.71856424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142.jpg</text:p>
          </table:table-cell>
          <table:table-cell office:value-type="float" office:value="336" table:style-name="ce1">
            <text:p>336</text:p>
          </table:table-cell>
          <table:table-cell office:value-type="float" office:value="3072" table:style-name="ce4">
            <text:p>3072</text:p>
          </table:table-cell>
          <table:table-cell office:value-type="float" office:value="4608" table:style-name="ce4">
            <text:p>4608</text:p>
          </table:table-cell>
          <table:table-cell office:value-type="float" office:value="3" table:style-name="ce4">
            <text:p>3</text:p>
          </table:table-cell>
          <table:table-cell office:value-type="float" office:value="14.155775999999999" table:formula="of:=[Sheet2.$C144]*[Sheet2.$D144]/1000000" table:style-name="ce4">
            <text:p>14.155776</text:p>
          </table:table-cell>
          <table:table-cell office:value-type="float" office:value="23.7358940972222" table:style-name="ce4">
            <text:p>23.7358941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4.155775999999999" table:formula="of:=[.C144]*[.D144]/1000000" table:style-name="ce4">
            <text:p>14.155776</text:p>
          </table:table-cell>
          <table:table-cell office:value-type="float" office:value="6.9984000000000002" table:formula="of:=[.H144]*[.I144]/1000000" table:style-name="ce4">
            <text:p>6.9984</text:p>
          </table:table-cell>
          <table:table-cell office:value-type="float" office:value="23.735894097222221" table:formula="of:=[.$B144]/[.K144]" table:style-name="ce11">
            <text:p>23.7358941</text:p>
          </table:table-cell>
          <table:table-cell office:value-type="float" office:value="48.010973936899859" table:formula="of:=[.$B144]/[.L144]" table:style-name="ce11">
            <text:p>48.01097394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143.jpg</text:p>
          </table:table-cell>
          <table:table-cell office:value-type="float" office:value="301" table:style-name="ce1">
            <text:p>301</text:p>
          </table:table-cell>
          <table:table-cell office:value-type="float" office:value="3072" table:style-name="ce4">
            <text:p>3072</text:p>
          </table:table-cell>
          <table:table-cell office:value-type="float" office:value="4608" table:style-name="ce4">
            <text:p>4608</text:p>
          </table:table-cell>
          <table:table-cell office:value-type="float" office:value="3" table:style-name="ce4">
            <text:p>3</text:p>
          </table:table-cell>
          <table:table-cell office:value-type="float" office:value="14.155775999999999" table:formula="of:=[Sheet2.$C145]*[Sheet2.$D145]/1000000" table:style-name="ce4">
            <text:p>14.155776</text:p>
          </table:table-cell>
          <table:table-cell office:value-type="float" office:value="21.263405128761601" table:style-name="ce4">
            <text:p>21.26340513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4.155775999999999" table:formula="of:=[.C145]*[.D145]/1000000" table:style-name="ce4">
            <text:p>14.155776</text:p>
          </table:table-cell>
          <table:table-cell office:value-type="float" office:value="6.9984000000000002" table:formula="of:=[.H145]*[.I145]/1000000" table:style-name="ce4">
            <text:p>6.9984</text:p>
          </table:table-cell>
          <table:table-cell office:value-type="float" office:value="21.263405128761576" table:formula="of:=[.$B145]/[.K145]" table:style-name="ce11">
            <text:p>21.26340513</text:p>
          </table:table-cell>
          <table:table-cell office:value-type="float" office:value="43.009830818472793" table:formula="of:=[.$B145]/[.L145]" table:style-name="ce11">
            <text:p>43.00983082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144.jpg</text:p>
          </table:table-cell>
          <table:table-cell office:value-type="float" office:value="114" table:style-name="ce1">
            <text:p>114</text:p>
          </table:table-cell>
          <table:table-cell office:value-type="float" office:value="3072" table:style-name="ce4">
            <text:p>3072</text:p>
          </table:table-cell>
          <table:table-cell office:value-type="float" office:value="4608" table:style-name="ce4">
            <text:p>4608</text:p>
          </table:table-cell>
          <table:table-cell office:value-type="float" office:value="3" table:style-name="ce4">
            <text:p>3</text:p>
          </table:table-cell>
          <table:table-cell office:value-type="float" office:value="14.155775999999999" table:formula="of:=[Sheet2.$C146]*[Sheet2.$D146]/1000000" table:style-name="ce4">
            <text:p>14.155776</text:p>
          </table:table-cell>
          <table:table-cell office:value-type="float" office:value="8.0532497829861107" table:style-name="ce4">
            <text:p>8.053249783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4.155775999999999" table:formula="of:=[.C146]*[.D146]/1000000" table:style-name="ce4">
            <text:p>14.155776</text:p>
          </table:table-cell>
          <table:table-cell office:value-type="float" office:value="6.9984000000000002" table:formula="of:=[.H146]*[.I146]/1000000" table:style-name="ce4">
            <text:p>6.9984</text:p>
          </table:table-cell>
          <table:table-cell office:value-type="float" office:value="8.0532497829861107" table:formula="of:=[.$B146]/[.K146]" table:style-name="ce11">
            <text:p>8.053249783</text:p>
          </table:table-cell>
          <table:table-cell office:value-type="float" office:value="16.289437585733882" table:formula="of:=[.$B146]/[.L146]" table:style-name="ce11">
            <text:p>16.28943759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157.jpg</text:p>
          </table:table-cell>
          <table:table-cell office:value-type="float" office:value="204" table:style-name="ce1">
            <text:p>204</text:p>
          </table:table-cell>
          <table:table-cell office:value-type="float" office:value="3072" table:style-name="ce4">
            <text:p>3072</text:p>
          </table:table-cell>
          <table:table-cell office:value-type="float" office:value="4608" table:style-name="ce4">
            <text:p>4608</text:p>
          </table:table-cell>
          <table:table-cell office:value-type="float" office:value="3" table:style-name="ce4">
            <text:p>3</text:p>
          </table:table-cell>
          <table:table-cell office:value-type="float" office:value="14.155775999999999" table:formula="of:=[Sheet2.$C147]*[Sheet2.$D147]/1000000" table:style-name="ce4">
            <text:p>14.155776</text:p>
          </table:table-cell>
          <table:table-cell office:value-type="float" office:value="14.4110785590278" table:style-name="ce4">
            <text:p>14.41107856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4.155775999999999" table:formula="of:=[.C147]*[.D147]/1000000" table:style-name="ce4">
            <text:p>14.155776</text:p>
          </table:table-cell>
          <table:table-cell office:value-type="float" office:value="6.9984000000000002" table:formula="of:=[.H147]*[.I147]/1000000" table:style-name="ce4">
            <text:p>6.9984</text:p>
          </table:table-cell>
          <table:table-cell office:value-type="float" office:value="14.411078559027779" table:formula="of:=[.$B147]/[.K147]" table:style-name="ce11">
            <text:p>14.41107856</text:p>
          </table:table-cell>
          <table:table-cell office:value-type="float" office:value="29.149519890260631" table:formula="of:=[.$B147]/[.L147]" table:style-name="ce11">
            <text:p>29.14951989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159.jpg</text:p>
          </table:table-cell>
          <table:table-cell office:value-type="float" office:value="105" table:style-name="ce1">
            <text:p>105</text:p>
          </table:table-cell>
          <table:table-cell office:value-type="float" office:value="3072" table:style-name="ce4">
            <text:p>3072</text:p>
          </table:table-cell>
          <table:table-cell office:value-type="float" office:value="4608" table:style-name="ce4">
            <text:p>4608</text:p>
          </table:table-cell>
          <table:table-cell office:value-type="float" office:value="3" table:style-name="ce4">
            <text:p>3</text:p>
          </table:table-cell>
          <table:table-cell office:value-type="float" office:value="14.155775999999999" table:formula="of:=[Sheet2.$C148]*[Sheet2.$D148]/1000000" table:style-name="ce4">
            <text:p>14.155776</text:p>
          </table:table-cell>
          <table:table-cell office:value-type="float" office:value="7.4174669053819402" table:style-name="ce4">
            <text:p>7.417466905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4.155775999999999" table:formula="of:=[.C148]*[.D148]/1000000" table:style-name="ce4">
            <text:p>14.155776</text:p>
          </table:table-cell>
          <table:table-cell office:value-type="float" office:value="6.9984000000000002" table:formula="of:=[.H148]*[.I148]/1000000" table:style-name="ce4">
            <text:p>6.9984</text:p>
          </table:table-cell>
          <table:table-cell office:value-type="float" office:value="7.4174669053819446" table:formula="of:=[.$B148]/[.K148]" table:style-name="ce11">
            <text:p>7.417466905</text:p>
          </table:table-cell>
          <table:table-cell office:value-type="float" office:value="15.003429355281206" table:formula="of:=[.$B148]/[.L148]" table:style-name="ce11">
            <text:p>15.00342936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161.jpg</text:p>
          </table:table-cell>
          <table:table-cell office:value-type="float" office:value="321" table:style-name="ce1">
            <text:p>321</text:p>
          </table:table-cell>
          <table:table-cell office:value-type="float" office:value="3072" table:style-name="ce4">
            <text:p>3072</text:p>
          </table:table-cell>
          <table:table-cell office:value-type="float" office:value="4608" table:style-name="ce4">
            <text:p>4608</text:p>
          </table:table-cell>
          <table:table-cell office:value-type="float" office:value="3" table:style-name="ce4">
            <text:p>3</text:p>
          </table:table-cell>
          <table:table-cell office:value-type="float" office:value="14.155775999999999" table:formula="of:=[Sheet2.$C149]*[Sheet2.$D149]/1000000" table:style-name="ce4">
            <text:p>14.155776</text:p>
          </table:table-cell>
          <table:table-cell office:value-type="float" office:value="22.6762559678819" table:style-name="ce4">
            <text:p>22.67625597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4.155775999999999" table:formula="of:=[.C149]*[.D149]/1000000" table:style-name="ce4">
            <text:p>14.155776</text:p>
          </table:table-cell>
          <table:table-cell office:value-type="float" office:value="6.9984000000000002" table:formula="of:=[.H149]*[.I149]/1000000" table:style-name="ce4">
            <text:p>6.9984</text:p>
          </table:table-cell>
          <table:table-cell office:value-type="float" office:value="22.676255967881946" table:formula="of:=[.$B149]/[.K149]" table:style-name="ce11">
            <text:p>22.67625597</text:p>
          </table:table-cell>
          <table:table-cell office:value-type="float" office:value="45.867626886145402" table:formula="of:=[.$B149]/[.L149]" table:style-name="ce11">
            <text:p>45.86762689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162.jpg</text:p>
          </table:table-cell>
          <table:table-cell office:value-type="float" office:value="129" table:style-name="ce1">
            <text:p>129</text:p>
          </table:table-cell>
          <table:table-cell office:value-type="float" office:value="3072" table:style-name="ce4">
            <text:p>3072</text:p>
          </table:table-cell>
          <table:table-cell office:value-type="float" office:value="4608" table:style-name="ce4">
            <text:p>4608</text:p>
          </table:table-cell>
          <table:table-cell office:value-type="float" office:value="3" table:style-name="ce4">
            <text:p>3</text:p>
          </table:table-cell>
          <table:table-cell office:value-type="float" office:value="14.155775999999999" table:formula="of:=[Sheet2.$C150]*[Sheet2.$D150]/1000000" table:style-name="ce4">
            <text:p>14.155776</text:p>
          </table:table-cell>
          <table:table-cell office:value-type="float" office:value="9.1128879123263893" table:style-name="ce4">
            <text:p>9.112887912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4.155775999999999" table:formula="of:=[.C150]*[.D150]/1000000" table:style-name="ce4">
            <text:p>14.155776</text:p>
          </table:table-cell>
          <table:table-cell office:value-type="float" office:value="6.9984000000000002" table:formula="of:=[.H150]*[.I150]/1000000" table:style-name="ce4">
            <text:p>6.9984</text:p>
          </table:table-cell>
          <table:table-cell office:value-type="float" office:value="9.1128879123263893" table:formula="of:=[.$B150]/[.K150]" table:style-name="ce11">
            <text:p>9.112887912</text:p>
          </table:table-cell>
          <table:table-cell office:value-type="float" office:value="18.432784636488339" table:formula="of:=[.$B150]/[.L150]" table:style-name="ce11">
            <text:p>18.43278464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163.jpg</text:p>
          </table:table-cell>
          <table:table-cell office:value-type="float" office:value="82" table:style-name="ce1">
            <text:p>82</text:p>
          </table:table-cell>
          <table:table-cell office:value-type="float" office:value="3072" table:style-name="ce4">
            <text:p>3072</text:p>
          </table:table-cell>
          <table:table-cell office:value-type="float" office:value="4608" table:style-name="ce4">
            <text:p>4608</text:p>
          </table:table-cell>
          <table:table-cell office:value-type="float" office:value="3" table:style-name="ce4">
            <text:p>3</text:p>
          </table:table-cell>
          <table:table-cell office:value-type="float" office:value="14.155775999999999" table:formula="of:=[Sheet2.$C151]*[Sheet2.$D151]/1000000" table:style-name="ce4">
            <text:p>14.155776</text:p>
          </table:table-cell>
          <table:table-cell office:value-type="float" office:value="5.7926884403935199" table:style-name="ce4">
            <text:p>5.79268844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4.155775999999999" table:formula="of:=[.C151]*[.D151]/1000000" table:style-name="ce4">
            <text:p>14.155776</text:p>
          </table:table-cell>
          <table:table-cell office:value-type="float" office:value="6.9984000000000002" table:formula="of:=[.H151]*[.I151]/1000000" table:style-name="ce4">
            <text:p>6.9984</text:p>
          </table:table-cell>
          <table:table-cell office:value-type="float" office:value="5.792688440393519" table:formula="of:=[.$B151]/[.K151]" table:style-name="ce11">
            <text:p>5.79268844</text:p>
          </table:table-cell>
          <table:table-cell office:value-type="float" office:value="11.716963877457705" table:formula="of:=[.$B151]/[.L151]" table:style-name="ce11">
            <text:p>11.71696388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164.jpg</text:p>
          </table:table-cell>
          <table:table-cell office:value-type="float" office:value="197" table:style-name="ce1">
            <text:p>197</text:p>
          </table:table-cell>
          <table:table-cell office:value-type="float" office:value="3072" table:style-name="ce4">
            <text:p>3072</text:p>
          </table:table-cell>
          <table:table-cell office:value-type="float" office:value="4608" table:style-name="ce4">
            <text:p>4608</text:p>
          </table:table-cell>
          <table:table-cell office:value-type="float" office:value="3" table:style-name="ce4">
            <text:p>3</text:p>
          </table:table-cell>
          <table:table-cell office:value-type="float" office:value="14.155775999999999" table:formula="of:=[Sheet2.$C152]*[Sheet2.$D152]/1000000" table:style-name="ce4">
            <text:p>14.155776</text:p>
          </table:table-cell>
          <table:table-cell office:value-type="float" office:value="13.916580765335601" table:style-name="ce4">
            <text:p>13.91658077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4.155775999999999" table:formula="of:=[.C152]*[.D152]/1000000" table:style-name="ce4">
            <text:p>14.155776</text:p>
          </table:table-cell>
          <table:table-cell office:value-type="float" office:value="6.9984000000000002" table:formula="of:=[.H152]*[.I152]/1000000" table:style-name="ce4">
            <text:p>6.9984</text:p>
          </table:table-cell>
          <table:table-cell office:value-type="float" office:value="13.916580765335649" table:formula="of:=[.$B152]/[.K152]" table:style-name="ce11">
            <text:p>13.91658077</text:p>
          </table:table-cell>
          <table:table-cell office:value-type="float" office:value="28.149291266575215" table:formula="of:=[.$B152]/[.L152]" table:style-name="ce11">
            <text:p>28.14929127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165.jpg</text:p>
          </table:table-cell>
          <table:table-cell office:value-type="float" office:value="217" table:style-name="ce1">
            <text:p>217</text:p>
          </table:table-cell>
          <table:table-cell office:value-type="float" office:value="3072" table:style-name="ce4">
            <text:p>3072</text:p>
          </table:table-cell>
          <table:table-cell office:value-type="float" office:value="4608" table:style-name="ce4">
            <text:p>4608</text:p>
          </table:table-cell>
          <table:table-cell office:value-type="float" office:value="3" table:style-name="ce4">
            <text:p>3</text:p>
          </table:table-cell>
          <table:table-cell office:value-type="float" office:value="14.155775999999999" table:formula="of:=[Sheet2.$C153]*[Sheet2.$D153]/1000000" table:style-name="ce4">
            <text:p>14.155776</text:p>
          </table:table-cell>
          <table:table-cell office:value-type="float" office:value="15.329431604456" table:style-name="ce4">
            <text:p>15.3294316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4.155775999999999" table:formula="of:=[.C153]*[.D153]/1000000" table:style-name="ce4">
            <text:p>14.155776</text:p>
          </table:table-cell>
          <table:table-cell office:value-type="float" office:value="6.9984000000000002" table:formula="of:=[.H153]*[.I153]/1000000" table:style-name="ce4">
            <text:p>6.9984</text:p>
          </table:table-cell>
          <table:table-cell office:value-type="float" office:value="15.329431604456019" table:formula="of:=[.$B153]/[.K153]" table:style-name="ce11">
            <text:p>15.3294316</text:p>
          </table:table-cell>
          <table:table-cell office:value-type="float" office:value="31.007087334247828" table:formula="of:=[.$B153]/[.L153]" table:style-name="ce11">
            <text:p>31.00708733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933.jpg</text:p>
          </table:table-cell>
          <table:table-cell office:value-type="float" office:value="397" table:style-name="ce1">
            <text:p>397</text:p>
          </table:table-cell>
          <table:table-cell office:value-type="float" office:value="3072" table:style-name="ce4">
            <text:p>3072</text:p>
          </table:table-cell>
          <table:table-cell office:value-type="float" office:value="4608" table:style-name="ce4">
            <text:p>4608</text:p>
          </table:table-cell>
          <table:table-cell office:value-type="float" office:value="3" table:style-name="ce4">
            <text:p>3</text:p>
          </table:table-cell>
          <table:table-cell office:value-type="float" office:value="14.155775999999999" table:formula="of:=[Sheet2.$C154]*[Sheet2.$D154]/1000000" table:style-name="ce4">
            <text:p>14.155776</text:p>
          </table:table-cell>
          <table:table-cell office:value-type="float" office:value="28.045089156539401" table:style-name="ce4">
            <text:p>28.04508916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4.155775999999999" table:formula="of:=[.C154]*[.D154]/1000000" table:style-name="ce4">
            <text:p>14.155776</text:p>
          </table:table-cell>
          <table:table-cell office:value-type="float" office:value="6.9984000000000002" table:formula="of:=[.H154]*[.I154]/1000000" table:style-name="ce4">
            <text:p>6.9984</text:p>
          </table:table-cell>
          <table:table-cell office:value-type="float" office:value="28.045089156539351" table:formula="of:=[.$B154]/[.K154]" table:style-name="ce11">
            <text:p>28.04508916</text:p>
          </table:table-cell>
          <table:table-cell office:value-type="float" office:value="56.727251943301326" table:formula="of:=[.$B154]/[.L154]" table:style-name="ce11">
            <text:p>56.72725194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1051.jpg</text:p>
          </table:table-cell>
          <table:table-cell office:value-type="float" office:value="304" table:style-name="ce1">
            <text:p>304</text:p>
          </table:table-cell>
          <table:table-cell office:value-type="float" office:value="3089" table:style-name="ce4">
            <text:p>3089</text:p>
          </table:table-cell>
          <table:table-cell office:value-type="float" office:value="4664" table:style-name="ce4">
            <text:p>4664</text:p>
          </table:table-cell>
          <table:table-cell office:value-type="float" office:value="3" table:style-name="ce4">
            <text:p>3</text:p>
          </table:table-cell>
          <table:table-cell office:value-type="float" office:value="14.407095999999999" table:formula="of:=[Sheet2.$C155]*[Sheet2.$D155]/1000000" table:style-name="ce4">
            <text:p>14.407096</text:p>
          </table:table-cell>
          <table:table-cell office:value-type="float" office:value="21.100713148576201" table:style-name="ce4">
            <text:p>21.10071315</text:p>
          </table:table-cell>
          <table:table-cell office:value-type="float" office:value="2160" table:style-name="ce4">
            <text:p>2160</text:p>
          </table:table-cell>
          <table:table-cell office:value-type="float" office:value="3262" table:style-name="ce4">
            <text:p>3262</text:p>
          </table:table-cell>
          <table:table-cell office:value-type="float" office:value="3" table:style-name="ce4">
            <text:p>3</text:p>
          </table:table-cell>
          <table:table-cell office:value-type="float" office:value="14.407095999999999" table:formula="of:=[.C155]*[.D155]/1000000" table:style-name="ce4">
            <text:p>14.407096</text:p>
          </table:table-cell>
          <table:table-cell office:value-type="float" office:value="7.0459199999999997" table:formula="of:=[.H155]*[.I155]/1000000" table:style-name="ce4">
            <text:p>7.04592</text:p>
          </table:table-cell>
          <table:table-cell office:value-type="float" office:value="21.100713148576229" table:formula="of:=[.$B155]/[.K155]" table:style-name="ce11">
            <text:p>21.10071315</text:p>
          </table:table-cell>
          <table:table-cell office:value-type="float" office:value="43.145536707768471" table:formula="of:=[.$B155]/[.L155]" table:style-name="ce11">
            <text:p>43.14553671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1014.jpg</text:p>
          </table:table-cell>
          <table:table-cell office:value-type="float" office:value="422" table:style-name="ce1">
            <text:p>422</text:p>
          </table:table-cell>
          <table:table-cell office:value-type="float" office:value="3105" table:style-name="ce4">
            <text:p>3105</text:p>
          </table:table-cell>
          <table:table-cell office:value-type="float" office:value="5183" table:style-name="ce4">
            <text:p>5183</text:p>
          </table:table-cell>
          <table:table-cell office:value-type="float" office:value="3" table:style-name="ce4">
            <text:p>3</text:p>
          </table:table-cell>
          <table:table-cell office:value-type="float" office:value="16.093215000000001" table:formula="of:=[Sheet2.$C156]*[Sheet2.$D156]/1000000" table:style-name="ce4">
            <text:p>16.093215</text:p>
          </table:table-cell>
          <table:table-cell office:value-type="float" office:value="26.222230921540501" table:style-name="ce4">
            <text:p>26.22223092</text:p>
          </table:table-cell>
          <table:table-cell office:value-type="float" office:value="2160" table:style-name="ce4">
            <text:p>2160</text:p>
          </table:table-cell>
          <table:table-cell office:value-type="float" office:value="3606" table:style-name="ce4">
            <text:p>3606</text:p>
          </table:table-cell>
          <table:table-cell office:value-type="float" office:value="3" table:style-name="ce4">
            <text:p>3</text:p>
          </table:table-cell>
          <table:table-cell office:value-type="float" office:value="16.093215000000001" table:formula="of:=[.C156]*[.D156]/1000000" table:style-name="ce4">
            <text:p>16.093215</text:p>
          </table:table-cell>
          <table:table-cell office:value-type="float" office:value="7.7889600000000003" table:formula="of:=[.H156]*[.I156]/1000000" table:style-name="ce4">
            <text:p>7.78896</text:p>
          </table:table-cell>
          <table:table-cell office:value-type="float" office:value="26.222230921540536" table:formula="of:=[.$B156]/[.K156]" table:style-name="ce11">
            <text:p>26.22223092</text:p>
          </table:table-cell>
          <table:table-cell office:value-type="float" office:value="54.179248577473757" table:formula="of:=[.$B156]/[.L156]" table:style-name="ce11">
            <text:p>54.17924858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247.jpg</text:p>
          </table:table-cell>
          <table:table-cell office:value-type="float" office:value="255" table:style-name="ce1">
            <text:p>255</text:p>
          </table:table-cell>
          <table:table-cell office:value-type="float" office:value="3116" table:style-name="ce4">
            <text:p>3116</text:p>
          </table:table-cell>
          <table:table-cell office:value-type="float" office:value="4704" table:style-name="ce4">
            <text:p>4704</text:p>
          </table:table-cell>
          <table:table-cell office:value-type="float" office:value="3" table:style-name="ce4">
            <text:p>3</text:p>
          </table:table-cell>
          <table:table-cell office:value-type="float" office:value="14.657664" table:formula="of:=[Sheet2.$C157]*[Sheet2.$D157]/1000000" table:style-name="ce4">
            <text:p>14.657664</text:p>
          </table:table-cell>
          <table:table-cell office:value-type="float" office:value="17.397042257211002" table:style-name="ce4">
            <text:p>17.39704226</text:p>
          </table:table-cell>
          <table:table-cell office:value-type="float" office:value="2160" table:style-name="ce4">
            <text:p>2160</text:p>
          </table:table-cell>
          <table:table-cell office:value-type="float" office:value="3260" table:style-name="ce4">
            <text:p>3260</text:p>
          </table:table-cell>
          <table:table-cell office:value-type="float" office:value="3" table:style-name="ce4">
            <text:p>3</text:p>
          </table:table-cell>
          <table:table-cell office:value-type="float" office:value="14.657664" table:formula="of:=[.C157]*[.D157]/1000000" table:style-name="ce4">
            <text:p>14.657664</text:p>
          </table:table-cell>
          <table:table-cell office:value-type="float" office:value="7.0415999999999999" table:formula="of:=[.H157]*[.I157]/1000000" table:style-name="ce4">
            <text:p>7.0416</text:p>
          </table:table-cell>
          <table:table-cell office:value-type="float" office:value="17.39704225721097" table:formula="of:=[.$B157]/[.K157]" table:style-name="ce11">
            <text:p>17.39704226</text:p>
          </table:table-cell>
          <table:table-cell office:value-type="float" office:value="36.21336059986367" table:formula="of:=[.$B157]/[.L157]" table:style-name="ce11">
            <text:p>36.2133606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269.jpg</text:p>
          </table:table-cell>
          <table:table-cell office:value-type="float" office:value="118" table:style-name="ce1">
            <text:p>118</text:p>
          </table:table-cell>
          <table:table-cell office:value-type="float" office:value="3126" table:style-name="ce4">
            <text:p>3126</text:p>
          </table:table-cell>
          <table:table-cell office:value-type="float" office:value="4914" table:style-name="ce4">
            <text:p>4914</text:p>
          </table:table-cell>
          <table:table-cell office:value-type="float" office:value="3" table:style-name="ce4">
            <text:p>3</text:p>
          </table:table-cell>
          <table:table-cell office:value-type="float" office:value="15.361164" table:formula="of:=[Sheet2.$C158]*[Sheet2.$D158]/1000000" table:style-name="ce4">
            <text:p>15.361164</text:p>
          </table:table-cell>
          <table:table-cell office:value-type="float" office:value="7.6817095371158102" table:style-name="ce4">
            <text:p>7.681709537</text:p>
          </table:table-cell>
          <table:table-cell office:value-type="float" office:value="2160" table:style-name="ce4">
            <text:p>2160</text:p>
          </table:table-cell>
          <table:table-cell office:value-type="float" office:value="3395" table:style-name="ce4">
            <text:p>3395</text:p>
          </table:table-cell>
          <table:table-cell office:value-type="float" office:value="3" table:style-name="ce4">
            <text:p>3</text:p>
          </table:table-cell>
          <table:table-cell office:value-type="float" office:value="15.361164" table:formula="of:=[.C158]*[.D158]/1000000" table:style-name="ce4">
            <text:p>15.361164</text:p>
          </table:table-cell>
          <table:table-cell office:value-type="float" office:value="7.3331999999999997" table:formula="of:=[.H158]*[.I158]/1000000" table:style-name="ce4">
            <text:p>7.3332</text:p>
          </table:table-cell>
          <table:table-cell office:value-type="float" office:value="7.6817095371158066" table:formula="of:=[.$B158]/[.K158]" table:style-name="ce11">
            <text:p>7.681709537</text:p>
          </table:table-cell>
          <table:table-cell office:value-type="float" office:value="16.091201658211968" table:formula="of:=[.$B158]/[.L158]" table:style-name="ce11">
            <text:p>16.09120166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389.jpg</text:p>
          </table:table-cell>
          <table:table-cell office:value-type="float" office:value="219" table:style-name="ce1">
            <text:p>219</text:p>
          </table:table-cell>
          <table:table-cell office:value-type="float" office:value="3168" table:style-name="ce4">
            <text:p>3168</text:p>
          </table:table-cell>
          <table:table-cell office:value-type="float" office:value="4752" table:style-name="ce4">
            <text:p>4752</text:p>
          </table:table-cell>
          <table:table-cell office:value-type="float" office:value="3" table:style-name="ce4">
            <text:p>3</text:p>
          </table:table-cell>
          <table:table-cell office:value-type="float" office:value="15.054335999999999" table:formula="of:=[Sheet2.$C159]*[Sheet2.$D159]/1000000" table:style-name="ce4">
            <text:p>15.054336</text:p>
          </table:table-cell>
          <table:table-cell office:value-type="float" office:value="14.547303846546299" table:style-name="ce4">
            <text:p>14.54730385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5.054335999999999" table:formula="of:=[.C159]*[.D159]/1000000" table:style-name="ce4">
            <text:p>15.054336</text:p>
          </table:table-cell>
          <table:table-cell office:value-type="float" office:value="6.9984000000000002" table:formula="of:=[.H159]*[.I159]/1000000" table:style-name="ce4">
            <text:p>6.9984</text:p>
          </table:table-cell>
          <table:table-cell office:value-type="float" office:value="14.547303846546271" table:formula="of:=[.$B159]/[.K159]" table:style-name="ce11">
            <text:p>14.54730385</text:p>
          </table:table-cell>
          <table:table-cell office:value-type="float" office:value="31.292866941015088" table:formula="of:=[.$B159]/[.L159]" table:style-name="ce11">
            <text:p>31.29286694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558.jpg</text:p>
          </table:table-cell>
          <table:table-cell office:value-type="float" office:value="434" table:style-name="ce1">
            <text:p>434</text:p>
          </table:table-cell>
          <table:table-cell office:value-type="float" office:value="3168" table:style-name="ce4">
            <text:p>3168</text:p>
          </table:table-cell>
          <table:table-cell office:value-type="float" office:value="4752" table:style-name="ce4">
            <text:p>4752</text:p>
          </table:table-cell>
          <table:table-cell office:value-type="float" office:value="3" table:style-name="ce4">
            <text:p>3</text:p>
          </table:table-cell>
          <table:table-cell office:value-type="float" office:value="15.054335999999999" table:formula="of:=[Sheet2.$C160]*[Sheet2.$D160]/1000000" table:style-name="ce4">
            <text:p>15.054336</text:p>
          </table:table-cell>
          <table:table-cell office:value-type="float" office:value="28.8289035132469" table:style-name="ce4">
            <text:p>28.82890351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5.054335999999999" table:formula="of:=[.C160]*[.D160]/1000000" table:style-name="ce4">
            <text:p>15.054336</text:p>
          </table:table-cell>
          <table:table-cell office:value-type="float" office:value="6.9984000000000002" table:formula="of:=[.H160]*[.I160]/1000000" table:style-name="ce4">
            <text:p>6.9984</text:p>
          </table:table-cell>
          <table:table-cell office:value-type="float" office:value="28.828903513246949" table:formula="of:=[.$B160]/[.K160]" table:style-name="ce11">
            <text:p>28.82890351</text:p>
          </table:table-cell>
          <table:table-cell office:value-type="float" office:value="62.014174668495656" table:formula="of:=[.$B160]/[.L160]" table:style-name="ce11">
            <text:p>62.01417467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584.jpg</text:p>
          </table:table-cell>
          <table:table-cell office:value-type="float" office:value="295" table:style-name="ce1">
            <text:p>295</text:p>
          </table:table-cell>
          <table:table-cell office:value-type="float" office:value="3168" table:style-name="ce4">
            <text:p>3168</text:p>
          </table:table-cell>
          <table:table-cell office:value-type="float" office:value="4752" table:style-name="ce4">
            <text:p>4752</text:p>
          </table:table-cell>
          <table:table-cell office:value-type="float" office:value="3" table:style-name="ce4">
            <text:p>3</text:p>
          </table:table-cell>
          <table:table-cell office:value-type="float" office:value="15.054335999999999" table:formula="of:=[Sheet2.$C161]*[Sheet2.$D161]/1000000" table:style-name="ce4">
            <text:p>15.054336</text:p>
          </table:table-cell>
          <table:table-cell office:value-type="float" office:value="19.595683263612599" table:style-name="ce4">
            <text:p>19.59568326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5.054335999999999" table:formula="of:=[.C161]*[.D161]/1000000" table:style-name="ce4">
            <text:p>15.054336</text:p>
          </table:table-cell>
          <table:table-cell office:value-type="float" office:value="6.9984000000000002" table:formula="of:=[.H161]*[.I161]/1000000" table:style-name="ce4">
            <text:p>6.9984</text:p>
          </table:table-cell>
          <table:table-cell office:value-type="float" office:value="19.595683263612557" table:formula="of:=[.$B161]/[.K161]" table:style-name="ce11">
            <text:p>19.59568326</text:p>
          </table:table-cell>
          <table:table-cell office:value-type="float" office:value="42.152491998171008" table:formula="of:=[.$B161]/[.L161]" table:style-name="ce11">
            <text:p>42.152492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597.jpg</text:p>
          </table:table-cell>
          <table:table-cell office:value-type="float" office:value="359" table:style-name="ce1">
            <text:p>359</text:p>
          </table:table-cell>
          <table:table-cell office:value-type="float" office:value="3168" table:style-name="ce4">
            <text:p>3168</text:p>
          </table:table-cell>
          <table:table-cell office:value-type="float" office:value="4752" table:style-name="ce4">
            <text:p>4752</text:p>
          </table:table-cell>
          <table:table-cell office:value-type="float" office:value="3" table:style-name="ce4">
            <text:p>3</text:p>
          </table:table-cell>
          <table:table-cell office:value-type="float" office:value="15.054335999999999" table:formula="of:=[Sheet2.$C162]*[Sheet2.$D162]/1000000" table:style-name="ce4">
            <text:p>15.054336</text:p>
          </table:table-cell>
          <table:table-cell office:value-type="float" office:value="23.846950141142099" table:style-name="ce4">
            <text:p>23.84695014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5.054335999999999" table:formula="of:=[.C162]*[.D162]/1000000" table:style-name="ce4">
            <text:p>15.054336</text:p>
          </table:table-cell>
          <table:table-cell office:value-type="float" office:value="6.9984000000000002" table:formula="of:=[.H162]*[.I162]/1000000" table:style-name="ce4">
            <text:p>6.9984</text:p>
          </table:table-cell>
          <table:table-cell office:value-type="float" office:value="23.846950141142063" table:formula="of:=[.$B162]/[.K162]" table:style-name="ce11">
            <text:p>23.84695014</text:p>
          </table:table-cell>
          <table:table-cell office:value-type="float" office:value="51.297439414723364" table:formula="of:=[.$B162]/[.L162]" table:style-name="ce11">
            <text:p>51.29743941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725.jpg</text:p>
          </table:table-cell>
          <table:table-cell office:value-type="float" office:value="430" table:style-name="ce1">
            <text:p>430</text:p>
          </table:table-cell>
          <table:table-cell office:value-type="float" office:value="3168" table:style-name="ce4">
            <text:p>3168</text:p>
          </table:table-cell>
          <table:table-cell office:value-type="float" office:value="4752" table:style-name="ce4">
            <text:p>4752</text:p>
          </table:table-cell>
          <table:table-cell office:value-type="float" office:value="3" table:style-name="ce4">
            <text:p>3</text:p>
          </table:table-cell>
          <table:table-cell office:value-type="float" office:value="15.054335999999999" table:formula="of:=[Sheet2.$C163]*[Sheet2.$D163]/1000000" table:style-name="ce4">
            <text:p>15.054336</text:p>
          </table:table-cell>
          <table:table-cell office:value-type="float" office:value="28.5631993334014" table:style-name="ce4">
            <text:p>28.56319933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5.054335999999999" table:formula="of:=[.C163]*[.D163]/1000000" table:style-name="ce4">
            <text:p>15.054336</text:p>
          </table:table-cell>
          <table:table-cell office:value-type="float" office:value="6.9984000000000002" table:formula="of:=[.H163]*[.I163]/1000000" table:style-name="ce4">
            <text:p>6.9984</text:p>
          </table:table-cell>
          <table:table-cell office:value-type="float" office:value="28.563199333401354" table:formula="of:=[.$B163]/[.K163]" table:style-name="ce11">
            <text:p>28.56319933</text:p>
          </table:table-cell>
          <table:table-cell office:value-type="float" office:value="61.442615454961135" table:formula="of:=[.$B163]/[.L163]" table:style-name="ce11">
            <text:p>61.44261545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796.jpg</text:p>
          </table:table-cell>
          <table:table-cell office:value-type="float" office:value="397" table:style-name="ce1">
            <text:p>397</text:p>
          </table:table-cell>
          <table:table-cell office:value-type="float" office:value="3168" table:style-name="ce4">
            <text:p>3168</text:p>
          </table:table-cell>
          <table:table-cell office:value-type="float" office:value="4752" table:style-name="ce4">
            <text:p>4752</text:p>
          </table:table-cell>
          <table:table-cell office:value-type="float" office:value="3" table:style-name="ce4">
            <text:p>3</text:p>
          </table:table-cell>
          <table:table-cell office:value-type="float" office:value="15.054335999999999" table:formula="of:=[Sheet2.$C164]*[Sheet2.$D164]/1000000" table:style-name="ce4">
            <text:p>15.054336</text:p>
          </table:table-cell>
          <table:table-cell office:value-type="float" office:value="26.371139849675199" table:style-name="ce4">
            <text:p>26.37113985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5.054335999999999" table:formula="of:=[.C164]*[.D164]/1000000" table:style-name="ce4">
            <text:p>15.054336</text:p>
          </table:table-cell>
          <table:table-cell office:value-type="float" office:value="6.9984000000000002" table:formula="of:=[.H164]*[.I164]/1000000" table:style-name="ce4">
            <text:p>6.9984</text:p>
          </table:table-cell>
          <table:table-cell office:value-type="float" office:value="26.371139849675206" table:formula="of:=[.$B164]/[.K164]" table:style-name="ce11">
            <text:p>26.37113985</text:p>
          </table:table-cell>
          <table:table-cell office:value-type="float" office:value="56.727251943301326" table:formula="of:=[.$B164]/[.L164]" table:style-name="ce11">
            <text:p>56.72725194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st_img_0213.jpg</text:p>
          </table:table-cell>
          <table:table-cell office:value-type="float" office:value="266" table:style-name="ce1">
            <text:p>266</text:p>
          </table:table-cell>
          <table:table-cell office:value-type="float" office:value="3204" table:style-name="ce4">
            <text:p>3204</text:p>
          </table:table-cell>
          <table:table-cell office:value-type="float" office:value="4660" table:style-name="ce4">
            <text:p>4660</text:p>
          </table:table-cell>
          <table:table-cell office:value-type="float" office:value="3" table:style-name="ce4">
            <text:p>3</text:p>
          </table:table-cell>
          <table:table-cell office:value-type="float" office:value="14.93064" table:formula="of:=[Sheet2.$C165]*[Sheet2.$D165]/1000000" table:style-name="ce4">
            <text:p>14.93064</text:p>
          </table:table-cell>
          <table:table-cell office:value-type="float" office:value="17.815713191129099" table:style-name="ce4">
            <text:p>17.81571319</text:p>
          </table:table-cell>
          <table:table-cell office:value-type="float" office:value="2160" table:style-name="ce4">
            <text:p>2160</text:p>
          </table:table-cell>
          <table:table-cell office:value-type="float" office:value="3142" table:style-name="ce4">
            <text:p>3142</text:p>
          </table:table-cell>
          <table:table-cell office:value-type="float" office:value="3" table:style-name="ce4">
            <text:p>3</text:p>
          </table:table-cell>
          <table:table-cell office:value-type="float" office:value="14.93064" table:formula="of:=[.C165]*[.D165]/1000000" table:style-name="ce4">
            <text:p>14.93064</text:p>
          </table:table-cell>
          <table:table-cell office:value-type="float" office:value="6.7867199999999999" table:formula="of:=[.H165]*[.I165]/1000000" table:style-name="ce4">
            <text:p>6.78672</text:p>
          </table:table-cell>
          <table:table-cell office:value-type="float" office:value="17.815713191129113" table:formula="of:=[.$B165]/[.K165]" table:style-name="ce11">
            <text:p>17.81571319</text:p>
          </table:table-cell>
          <table:table-cell office:value-type="float" office:value="39.194191008322136" table:formula="of:=[.$B165]/[.L165]" table:style-name="ce11">
            <text:p>39.19419101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016.jpg</text:p>
          </table:table-cell>
          <table:table-cell office:value-type="float" office:value="201" table:style-name="ce1">
            <text:p>201</text:p>
          </table:table-cell>
          <table:table-cell office:value-type="float" office:value="3210" table:style-name="ce4">
            <text:p>3210</text:p>
          </table:table-cell>
          <table:table-cell office:value-type="float" office:value="4846" table:style-name="ce4">
            <text:p>4846</text:p>
          </table:table-cell>
          <table:table-cell office:value-type="float" office:value="3" table:style-name="ce4">
            <text:p>3</text:p>
          </table:table-cell>
          <table:table-cell office:value-type="float" office:value="15.55566" table:formula="of:=[Sheet2.$C166]*[Sheet2.$D166]/1000000" table:style-name="ce4">
            <text:p>15.55566</text:p>
          </table:table-cell>
          <table:table-cell office:value-type="float" office:value="12.9213418138478" table:style-name="ce4">
            <text:p>12.92134181</text:p>
          </table:table-cell>
          <table:table-cell office:value-type="float" office:value="2160" table:style-name="ce4">
            <text:p>2160</text:p>
          </table:table-cell>
          <table:table-cell office:value-type="float" office:value="3260" table:style-name="ce4">
            <text:p>3260</text:p>
          </table:table-cell>
          <table:table-cell office:value-type="float" office:value="3" table:style-name="ce4">
            <text:p>3</text:p>
          </table:table-cell>
          <table:table-cell office:value-type="float" office:value="15.55566" table:formula="of:=[.C166]*[.D166]/1000000" table:style-name="ce4">
            <text:p>15.55566</text:p>
          </table:table-cell>
          <table:table-cell office:value-type="float" office:value="7.0415999999999999" table:formula="of:=[.H166]*[.I166]/1000000" table:style-name="ce4">
            <text:p>7.0416</text:p>
          </table:table-cell>
          <table:table-cell office:value-type="float" office:value="12.921341813847821" table:formula="of:=[.$B166]/[.K166]" table:style-name="ce11">
            <text:p>12.92134181</text:p>
          </table:table-cell>
          <table:table-cell office:value-type="float" office:value="28.544648943421951" table:formula="of:=[.$B166]/[.L166]" table:style-name="ce11">
            <text:p>28.54464894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110.jpg</text:p>
          </table:table-cell>
          <table:table-cell office:value-type="float" office:value="430" table:style-name="ce1">
            <text:p>430</text:p>
          </table:table-cell>
          <table:table-cell office:value-type="float" office:value="3221" table:style-name="ce4">
            <text:p>3221</text:p>
          </table:table-cell>
          <table:table-cell office:value-type="float" office:value="4869" table:style-name="ce4">
            <text:p>4869</text:p>
          </table:table-cell>
          <table:table-cell office:value-type="float" office:value="3" table:style-name="ce4">
            <text:p>3</text:p>
          </table:table-cell>
          <table:table-cell office:value-type="float" office:value="15.683049" table:formula="of:=[Sheet2.$C167]*[Sheet2.$D167]/1000000" table:style-name="ce4">
            <text:p>15.683049</text:p>
          </table:table-cell>
          <table:table-cell office:value-type="float" office:value="27.4181378888761" table:style-name="ce4">
            <text:p>27.41813789</text:p>
          </table:table-cell>
          <table:table-cell office:value-type="float" office:value="2160" table:style-name="ce4">
            <text:p>2160</text:p>
          </table:table-cell>
          <table:table-cell office:value-type="float" office:value="3266" table:style-name="ce4">
            <text:p>3266</text:p>
          </table:table-cell>
          <table:table-cell office:value-type="float" office:value="3" table:style-name="ce4">
            <text:p>3</text:p>
          </table:table-cell>
          <table:table-cell office:value-type="float" office:value="15.683049" table:formula="of:=[.C167]*[.D167]/1000000" table:style-name="ce4">
            <text:p>15.683049</text:p>
          </table:table-cell>
          <table:table-cell office:value-type="float" office:value="7.0545600000000004" table:formula="of:=[.H167]*[.I167]/1000000" table:style-name="ce4">
            <text:p>7.05456</text:p>
          </table:table-cell>
          <table:table-cell office:value-type="float" office:value="27.418137888876071" table:formula="of:=[.$B167]/[.K167]" table:style-name="ce11">
            <text:p>27.41813789</text:p>
          </table:table-cell>
          <table:table-cell office:value-type="float" office:value="60.95348257013903" table:formula="of:=[.$B167]/[.L167]" table:style-name="ce11">
            <text:p>60.95348257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979.jpg</text:p>
          </table:table-cell>
          <table:table-cell office:value-type="float" office:value="299" table:style-name="ce1">
            <text:p>299</text:p>
          </table:table-cell>
          <table:table-cell office:value-type="float" office:value="3238" table:style-name="ce4">
            <text:p>3238</text:p>
          </table:table-cell>
          <table:table-cell office:value-type="float" office:value="4858" table:style-name="ce4">
            <text:p>4858</text:p>
          </table:table-cell>
          <table:table-cell office:value-type="float" office:value="3" table:style-name="ce4">
            <text:p>3</text:p>
          </table:table-cell>
          <table:table-cell office:value-type="float" office:value="15.730204000000001" table:formula="of:=[Sheet2.$C168]*[Sheet2.$D168]/1000000" table:style-name="ce4">
            <text:p>15.730204</text:p>
          </table:table-cell>
          <table:table-cell office:value-type="float" office:value="19.008017950688998" table:style-name="ce4">
            <text:p>19.00801795</text:p>
          </table:table-cell>
          <table:table-cell office:value-type="float" office:value="2160" table:style-name="ce4">
            <text:p>2160</text:p>
          </table:table-cell>
          <table:table-cell office:value-type="float" office:value="3241" table:style-name="ce4">
            <text:p>3241</text:p>
          </table:table-cell>
          <table:table-cell office:value-type="float" office:value="3" table:style-name="ce4">
            <text:p>3</text:p>
          </table:table-cell>
          <table:table-cell office:value-type="float" office:value="15.730204000000001" table:formula="of:=[.C168]*[.D168]/1000000" table:style-name="ce4">
            <text:p>15.730204</text:p>
          </table:table-cell>
          <table:table-cell office:value-type="float" office:value="7.0005600000000001" table:formula="of:=[.H168]*[.I168]/1000000" table:style-name="ce4">
            <text:p>7.00056</text:p>
          </table:table-cell>
          <table:table-cell office:value-type="float" office:value="19.008017950689005" table:formula="of:=[.$B168]/[.K168]" table:style-name="ce11">
            <text:p>19.00801795</text:p>
          </table:table-cell>
          <table:table-cell office:value-type="float" office:value="42.710868844778133" table:formula="of:=[.$B168]/[.L168]" table:style-name="ce11">
            <text:p>42.71086884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030.jpg</text:p>
          </table:table-cell>
          <table:table-cell office:value-type="float" office:value="138" table:style-name="ce1">
            <text:p>138</text:p>
          </table:table-cell>
          <table:table-cell office:value-type="float" office:value="3240" table:style-name="ce4">
            <text:p>3240</text:p>
          </table:table-cell>
          <table:table-cell office:value-type="float" office:value="4320" table:style-name="ce4">
            <text:p>4320</text:p>
          </table:table-cell>
          <table:table-cell office:value-type="float" office:value="3" table:style-name="ce4">
            <text:p>3</text:p>
          </table:table-cell>
          <table:table-cell office:value-type="float" office:value="13.9968" table:formula="of:=[Sheet2.$C169]*[Sheet2.$D169]/1000000" table:style-name="ce4">
            <text:p>13.9968</text:p>
          </table:table-cell>
          <table:table-cell office:value-type="float" office:value="9.8593964334705095" table:style-name="ce4">
            <text:p>9.859396433</text:p>
          </table:table-cell>
          <table:table-cell office:value-type="float" office:value="2160" table:style-name="ce4">
            <text:p>2160</text:p>
          </table:table-cell>
          <table:table-cell office:value-type="float" office:value="2880" table:style-name="ce4">
            <text:p>2880</text:p>
          </table:table-cell>
          <table:table-cell office:value-type="float" office:value="3" table:style-name="ce4">
            <text:p>3</text:p>
          </table:table-cell>
          <table:table-cell office:value-type="float" office:value="13.9968" table:formula="of:=[.C169]*[.D169]/1000000" table:style-name="ce4">
            <text:p>13.9968</text:p>
          </table:table-cell>
          <table:table-cell office:value-type="float" office:value="6.2207999999999997" table:formula="of:=[.H169]*[.I169]/1000000" table:style-name="ce4">
            <text:p>6.2208</text:p>
          </table:table-cell>
          <table:table-cell office:value-type="float" office:value="9.8593964334705078" table:formula="of:=[.$B169]/[.K169]" table:style-name="ce11">
            <text:p>9.859396433</text:p>
          </table:table-cell>
          <table:table-cell office:value-type="float" office:value="22.183641975308642" table:formula="of:=[.$B169]/[.L169]" table:style-name="ce11">
            <text:p>22.18364198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709.jpg</text:p>
          </table:table-cell>
          <table:table-cell office:value-type="float" office:value="328" table:style-name="ce1">
            <text:p>328</text:p>
          </table:table-cell>
          <table:table-cell office:value-type="float" office:value="3240" table:style-name="ce4">
            <text:p>3240</text:p>
          </table:table-cell>
          <table:table-cell office:value-type="float" office:value="4320" table:style-name="ce4">
            <text:p>4320</text:p>
          </table:table-cell>
          <table:table-cell office:value-type="float" office:value="3" table:style-name="ce4">
            <text:p>3</text:p>
          </table:table-cell>
          <table:table-cell office:value-type="float" office:value="13.9968" table:formula="of:=[Sheet2.$C170]*[Sheet2.$D170]/1000000" table:style-name="ce4">
            <text:p>13.9968</text:p>
          </table:table-cell>
          <table:table-cell office:value-type="float" office:value="23.433927754915398" table:style-name="ce4">
            <text:p>23.43392775</text:p>
          </table:table-cell>
          <table:table-cell office:value-type="float" office:value="2160" table:style-name="ce4">
            <text:p>2160</text:p>
          </table:table-cell>
          <table:table-cell office:value-type="float" office:value="2880" table:style-name="ce4">
            <text:p>2880</text:p>
          </table:table-cell>
          <table:table-cell office:value-type="float" office:value="3" table:style-name="ce4">
            <text:p>3</text:p>
          </table:table-cell>
          <table:table-cell office:value-type="float" office:value="13.9968" table:formula="of:=[.C170]*[.D170]/1000000" table:style-name="ce4">
            <text:p>13.9968</text:p>
          </table:table-cell>
          <table:table-cell office:value-type="float" office:value="6.2207999999999997" table:formula="of:=[.H170]*[.I170]/1000000" table:style-name="ce4">
            <text:p>6.2208</text:p>
          </table:table-cell>
          <table:table-cell office:value-type="float" office:value="23.433927754915409" table:formula="of:=[.$B170]/[.K170]" table:style-name="ce11">
            <text:p>23.43392775</text:p>
          </table:table-cell>
          <table:table-cell office:value-type="float" office:value="52.726337448559676" table:formula="of:=[.$B170]/[.L170]" table:style-name="ce11">
            <text:p>52.72633745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710.jpg</text:p>
          </table:table-cell>
          <table:table-cell office:value-type="float" office:value="156" table:style-name="ce1">
            <text:p>156</text:p>
          </table:table-cell>
          <table:table-cell office:value-type="float" office:value="3240" table:style-name="ce4">
            <text:p>3240</text:p>
          </table:table-cell>
          <table:table-cell office:value-type="float" office:value="4320" table:style-name="ce4">
            <text:p>4320</text:p>
          </table:table-cell>
          <table:table-cell office:value-type="float" office:value="3" table:style-name="ce4">
            <text:p>3</text:p>
          </table:table-cell>
          <table:table-cell office:value-type="float" office:value="13.9968" table:formula="of:=[Sheet2.$C171]*[Sheet2.$D171]/1000000" table:style-name="ce4">
            <text:p>13.9968</text:p>
          </table:table-cell>
          <table:table-cell office:value-type="float" office:value="11.1454046639232" table:style-name="ce4">
            <text:p>11.14540466</text:p>
          </table:table-cell>
          <table:table-cell office:value-type="float" office:value="2160" table:style-name="ce4">
            <text:p>2160</text:p>
          </table:table-cell>
          <table:table-cell office:value-type="float" office:value="2880" table:style-name="ce4">
            <text:p>2880</text:p>
          </table:table-cell>
          <table:table-cell office:value-type="float" office:value="3" table:style-name="ce4">
            <text:p>3</text:p>
          </table:table-cell>
          <table:table-cell office:value-type="float" office:value="13.9968" table:formula="of:=[.C171]*[.D171]/1000000" table:style-name="ce4">
            <text:p>13.9968</text:p>
          </table:table-cell>
          <table:table-cell office:value-type="float" office:value="6.2207999999999997" table:formula="of:=[.H171]*[.I171]/1000000" table:style-name="ce4">
            <text:p>6.2208</text:p>
          </table:table-cell>
          <table:table-cell office:value-type="float" office:value="11.145404663923182" table:formula="of:=[.$B171]/[.K171]" table:style-name="ce11">
            <text:p>11.14540466</text:p>
          </table:table-cell>
          <table:table-cell office:value-type="float" office:value="25.077160493827162" table:formula="of:=[.$B171]/[.L171]" table:style-name="ce11">
            <text:p>25.07716049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711.jpg</text:p>
          </table:table-cell>
          <table:table-cell office:value-type="float" office:value="298" table:style-name="ce1">
            <text:p>298</text:p>
          </table:table-cell>
          <table:table-cell office:value-type="float" office:value="3240" table:style-name="ce4">
            <text:p>3240</text:p>
          </table:table-cell>
          <table:table-cell office:value-type="float" office:value="4320" table:style-name="ce4">
            <text:p>4320</text:p>
          </table:table-cell>
          <table:table-cell office:value-type="float" office:value="3" table:style-name="ce4">
            <text:p>3</text:p>
          </table:table-cell>
          <table:table-cell office:value-type="float" office:value="13.9968" table:formula="of:=[Sheet2.$C172]*[Sheet2.$D172]/1000000" table:style-name="ce4">
            <text:p>13.9968</text:p>
          </table:table-cell>
          <table:table-cell office:value-type="float" office:value="21.290580704160998" table:style-name="ce4">
            <text:p>21.2905807</text:p>
          </table:table-cell>
          <table:table-cell office:value-type="float" office:value="2160" table:style-name="ce4">
            <text:p>2160</text:p>
          </table:table-cell>
          <table:table-cell office:value-type="float" office:value="2880" table:style-name="ce4">
            <text:p>2880</text:p>
          </table:table-cell>
          <table:table-cell office:value-type="float" office:value="3" table:style-name="ce4">
            <text:p>3</text:p>
          </table:table-cell>
          <table:table-cell office:value-type="float" office:value="13.9968" table:formula="of:=[.C172]*[.D172]/1000000" table:style-name="ce4">
            <text:p>13.9968</text:p>
          </table:table-cell>
          <table:table-cell office:value-type="float" office:value="6.2207999999999997" table:formula="of:=[.H172]*[.I172]/1000000" table:style-name="ce4">
            <text:p>6.2208</text:p>
          </table:table-cell>
          <table:table-cell office:value-type="float" office:value="21.290580704160952" table:formula="of:=[.$B172]/[.K172]" table:style-name="ce11">
            <text:p>21.2905807</text:p>
          </table:table-cell>
          <table:table-cell office:value-type="float" office:value="47.903806584362144" table:formula="of:=[.$B172]/[.L172]" table:style-name="ce11">
            <text:p>47.90380658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1007.jpg</text:p>
          </table:table-cell>
          <table:table-cell office:value-type="float" office:value="93" table:style-name="ce1">
            <text:p>93</text:p>
          </table:table-cell>
          <table:table-cell office:value-type="float" office:value="3240" table:style-name="ce4">
            <text:p>3240</text:p>
          </table:table-cell>
          <table:table-cell office:value-type="float" office:value="4320" table:style-name="ce4">
            <text:p>4320</text:p>
          </table:table-cell>
          <table:table-cell office:value-type="float" office:value="3" table:style-name="ce4">
            <text:p>3</text:p>
          </table:table-cell>
          <table:table-cell office:value-type="float" office:value="13.9968" table:formula="of:=[Sheet2.$C173]*[Sheet2.$D173]/1000000" table:style-name="ce4">
            <text:p>13.9968</text:p>
          </table:table-cell>
          <table:table-cell office:value-type="float" office:value="6.6443758573388196" table:style-name="ce4">
            <text:p>6.644375857</text:p>
          </table:table-cell>
          <table:table-cell office:value-type="float" office:value="2160" table:style-name="ce4">
            <text:p>2160</text:p>
          </table:table-cell>
          <table:table-cell office:value-type="float" office:value="2880" table:style-name="ce4">
            <text:p>2880</text:p>
          </table:table-cell>
          <table:table-cell office:value-type="float" office:value="3" table:style-name="ce4">
            <text:p>3</text:p>
          </table:table-cell>
          <table:table-cell office:value-type="float" office:value="13.9968" table:formula="of:=[.C173]*[.D173]/1000000" table:style-name="ce4">
            <text:p>13.9968</text:p>
          </table:table-cell>
          <table:table-cell office:value-type="float" office:value="6.2207999999999997" table:formula="of:=[.H173]*[.I173]/1000000" table:style-name="ce4">
            <text:p>6.2208</text:p>
          </table:table-cell>
          <table:table-cell office:value-type="float" office:value="6.6443758573388205" table:formula="of:=[.$B173]/[.K173]" table:style-name="ce11">
            <text:p>6.644375857</text:p>
          </table:table-cell>
          <table:table-cell office:value-type="float" office:value="14.949845679012347" table:formula="of:=[.$B173]/[.L173]" table:style-name="ce11">
            <text:p>14.94984568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917.jpg</text:p>
          </table:table-cell>
          <table:table-cell office:value-type="float" office:value="137" table:style-name="ce1">
            <text:p>137</text:p>
          </table:table-cell>
          <table:table-cell office:value-type="float" office:value="3240" table:style-name="ce4">
            <text:p>3240</text:p>
          </table:table-cell>
          <table:table-cell office:value-type="float" office:value="5760" table:style-name="ce4">
            <text:p>5760</text:p>
          </table:table-cell>
          <table:table-cell office:value-type="float" office:value="3" table:style-name="ce4">
            <text:p>3</text:p>
          </table:table-cell>
          <table:table-cell office:value-type="float" office:value="18.662400000000002" table:formula="of:=[Sheet2.$C174]*[Sheet2.$D174]/1000000" table:style-name="ce4">
            <text:p>18.6624</text:p>
          </table:table-cell>
          <table:table-cell office:value-type="float" office:value="7.3409636488340198" table:style-name="ce4">
            <text:p>7.340963649</text:p>
          </table:table-cell>
          <table:table-cell office:value-type="float" office:value="2160" table:style-name="ce4">
            <text:p>2160</text:p>
          </table:table-cell>
          <table:table-cell office:value-type="float" office:value="3840" table:style-name="ce4">
            <text:p>3840</text:p>
          </table:table-cell>
          <table:table-cell office:value-type="float" office:value="3" table:style-name="ce4">
            <text:p>3</text:p>
          </table:table-cell>
          <table:table-cell office:value-type="float" office:value="18.662400000000002" table:formula="of:=[.C174]*[.D174]/1000000" table:style-name="ce4">
            <text:p>18.6624</text:p>
          </table:table-cell>
          <table:table-cell office:value-type="float" office:value="8.2943999999999996" table:formula="of:=[.H174]*[.I174]/1000000" table:style-name="ce4">
            <text:p>8.2944</text:p>
          </table:table-cell>
          <table:table-cell office:value-type="float" office:value="7.3409636488340189" table:formula="of:=[.$B174]/[.K174]" table:style-name="ce11">
            <text:p>7.340963649</text:p>
          </table:table-cell>
          <table:table-cell office:value-type="float" office:value="16.517168209876544" table:formula="of:=[.$B174]/[.L174]" table:style-name="ce11">
            <text:p>16.51716821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014.jpg</text:p>
          </table:table-cell>
          <table:table-cell office:value-type="float" office:value="179" table:style-name="ce1">
            <text:p>179</text:p>
          </table:table-cell>
          <table:table-cell office:value-type="float" office:value="3248" table:style-name="ce4">
            <text:p>3248</text:p>
          </table:table-cell>
          <table:table-cell office:value-type="float" office:value="4904" table:style-name="ce4">
            <text:p>4904</text:p>
          </table:table-cell>
          <table:table-cell office:value-type="float" office:value="3" table:style-name="ce4">
            <text:p>3</text:p>
          </table:table-cell>
          <table:table-cell office:value-type="float" office:value="15.928191999999999" table:formula="of:=[Sheet2.$C175]*[Sheet2.$D175]/1000000" table:style-name="ce4">
            <text:p>15.928192</text:p>
          </table:table-cell>
          <table:table-cell office:value-type="float" office:value="11.2379358561223" table:style-name="ce4">
            <text:p>11.23793586</text:p>
          </table:table-cell>
          <table:table-cell office:value-type="float" office:value="2160" table:style-name="ce4">
            <text:p>2160</text:p>
          </table:table-cell>
          <table:table-cell office:value-type="float" office:value="3262" table:style-name="ce4">
            <text:p>3262</text:p>
          </table:table-cell>
          <table:table-cell office:value-type="float" office:value="3" table:style-name="ce4">
            <text:p>3</text:p>
          </table:table-cell>
          <table:table-cell office:value-type="float" office:value="15.928191999999999" table:formula="of:=[.C175]*[.D175]/1000000" table:style-name="ce4">
            <text:p>15.928192</text:p>
          </table:table-cell>
          <table:table-cell office:value-type="float" office:value="7.0459199999999997" table:formula="of:=[.H175]*[.I175]/1000000" table:style-name="ce4">
            <text:p>7.04592</text:p>
          </table:table-cell>
          <table:table-cell office:value-type="float" office:value="11.237935856122277" table:formula="of:=[.$B175]/[.K175]" table:style-name="ce11">
            <text:p>11.23793586</text:p>
          </table:table-cell>
          <table:table-cell office:value-type="float" office:value="25.404773258850511" table:formula="of:=[.$B175]/[.L175]" table:style-name="ce11">
            <text:p>25.40477326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st_img_0142.jpg</text:p>
          </table:table-cell>
          <table:table-cell office:value-type="float" office:value="353" table:style-name="ce1">
            <text:p>353</text:p>
          </table:table-cell>
          <table:table-cell office:value-type="float" office:value="3264" table:style-name="ce4">
            <text:p>3264</text:p>
          </table:table-cell>
          <table:table-cell office:value-type="float" office:value="4896" table:style-name="ce4">
            <text:p>4896</text:p>
          </table:table-cell>
          <table:table-cell office:value-type="float" office:value="3" table:style-name="ce4">
            <text:p>3</text:p>
          </table:table-cell>
          <table:table-cell office:value-type="float" office:value="15.980544" table:formula="of:=[Sheet2.$C176]*[Sheet2.$D176]/1000000" table:style-name="ce4">
            <text:p>15.980544</text:p>
          </table:table-cell>
          <table:table-cell office:value-type="float" office:value="22.089360662565699" table:style-name="ce4">
            <text:p>22.08936066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5.980544" table:formula="of:=[.C176]*[.D176]/1000000" table:style-name="ce4">
            <text:p>15.980544</text:p>
          </table:table-cell>
          <table:table-cell office:value-type="float" office:value="6.9984000000000002" table:formula="of:=[.H176]*[.I176]/1000000" table:style-name="ce4">
            <text:p>6.9984</text:p>
          </table:table-cell>
          <table:table-cell office:value-type="float" office:value="22.089360662565678" table:formula="of:=[.$B176]/[.K176]" table:style-name="ce11">
            <text:p>22.08936066</text:p>
          </table:table-cell>
          <table:table-cell office:value-type="float" office:value="50.44010059442158" table:formula="of:=[.$B176]/[.L176]" table:style-name="ce11">
            <text:p>50.44010059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st_img_0154.jpg</text:p>
          </table:table-cell>
          <table:table-cell office:value-type="float" office:value="354" table:style-name="ce1">
            <text:p>354</text:p>
          </table:table-cell>
          <table:table-cell office:value-type="float" office:value="3264" table:style-name="ce4">
            <text:p>3264</text:p>
          </table:table-cell>
          <table:table-cell office:value-type="float" office:value="4912" table:style-name="ce4">
            <text:p>4912</text:p>
          </table:table-cell>
          <table:table-cell office:value-type="float" office:value="3" table:style-name="ce4">
            <text:p>3</text:p>
          </table:table-cell>
          <table:table-cell office:value-type="float" office:value="16.032768000000001" table:formula="of:=[Sheet2.$C177]*[Sheet2.$D177]/1000000" table:style-name="ce4">
            <text:p>16.032768</text:p>
          </table:table-cell>
          <table:table-cell office:value-type="float" office:value="22.079780609312099" table:style-name="ce4">
            <text:p>22.07978061</text:p>
          </table:table-cell>
          <table:table-cell office:value-type="float" office:value="2160" table:style-name="ce4">
            <text:p>2160</text:p>
          </table:table-cell>
          <table:table-cell office:value-type="float" office:value="3250" table:style-name="ce4">
            <text:p>3250</text:p>
          </table:table-cell>
          <table:table-cell office:value-type="float" office:value="3" table:style-name="ce4">
            <text:p>3</text:p>
          </table:table-cell>
          <table:table-cell office:value-type="float" office:value="16.032768000000001" table:formula="of:=[.C177]*[.D177]/1000000" table:style-name="ce4">
            <text:p>16.032768</text:p>
          </table:table-cell>
          <table:table-cell office:value-type="float" office:value="7.02" table:formula="of:=[.H177]*[.I177]/1000000" table:style-name="ce4">
            <text:p>7.02</text:p>
          </table:table-cell>
          <table:table-cell office:value-type="float" office:value="22.079780609312127" table:formula="of:=[.$B177]/[.K177]" table:style-name="ce11">
            <text:p>22.07978061</text:p>
          </table:table-cell>
          <table:table-cell office:value-type="float" office:value="50.427350427350433" table:formula="of:=[.$B177]/[.L177]" table:style-name="ce11">
            <text:p>50.42735043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615.jpg</text:p>
          </table:table-cell>
          <table:table-cell office:value-type="float" office:value="313" table:style-name="ce1">
            <text:p>313</text:p>
          </table:table-cell>
          <table:table-cell office:value-type="float" office:value="3264" table:style-name="ce4">
            <text:p>3264</text:p>
          </table:table-cell>
          <table:table-cell office:value-type="float" office:value="4912" table:style-name="ce4">
            <text:p>4912</text:p>
          </table:table-cell>
          <table:table-cell office:value-type="float" office:value="3" table:style-name="ce4">
            <text:p>3</text:p>
          </table:table-cell>
          <table:table-cell office:value-type="float" office:value="16.032768000000001" table:formula="of:=[Sheet2.$C178]*[Sheet2.$D178]/1000000" table:style-name="ce4">
            <text:p>16.032768</text:p>
          </table:table-cell>
          <table:table-cell office:value-type="float" office:value="19.5225178833748" table:style-name="ce4">
            <text:p>19.52251788</text:p>
          </table:table-cell>
          <table:table-cell office:value-type="float" office:value="2160" table:style-name="ce4">
            <text:p>2160</text:p>
          </table:table-cell>
          <table:table-cell office:value-type="float" office:value="3250" table:style-name="ce4">
            <text:p>3250</text:p>
          </table:table-cell>
          <table:table-cell office:value-type="float" office:value="3" table:style-name="ce4">
            <text:p>3</text:p>
          </table:table-cell>
          <table:table-cell office:value-type="float" office:value="16.032768000000001" table:formula="of:=[.C178]*[.D178]/1000000" table:style-name="ce4">
            <text:p>16.032768</text:p>
          </table:table-cell>
          <table:table-cell office:value-type="float" office:value="7.02" table:formula="of:=[.H178]*[.I178]/1000000" table:style-name="ce4">
            <text:p>7.02</text:p>
          </table:table-cell>
          <table:table-cell office:value-type="float" office:value="19.522517883374846" table:formula="of:=[.$B178]/[.K178]" table:style-name="ce11">
            <text:p>19.52251788</text:p>
          </table:table-cell>
          <table:table-cell office:value-type="float" office:value="44.586894586894587" table:formula="of:=[.$B178]/[.L178]" table:style-name="ce11">
            <text:p>44.58689459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617.jpg</text:p>
          </table:table-cell>
          <table:table-cell office:value-type="float" office:value="367" table:style-name="ce1">
            <text:p>367</text:p>
          </table:table-cell>
          <table:table-cell office:value-type="float" office:value="3264" table:style-name="ce4">
            <text:p>3264</text:p>
          </table:table-cell>
          <table:table-cell office:value-type="float" office:value="4912" table:style-name="ce4">
            <text:p>4912</text:p>
          </table:table-cell>
          <table:table-cell office:value-type="float" office:value="3" table:style-name="ce4">
            <text:p>3</text:p>
          </table:table-cell>
          <table:table-cell office:value-type="float" office:value="16.032768000000001" table:formula="of:=[Sheet2.$C179]*[Sheet2.$D179]/1000000" table:style-name="ce4">
            <text:p>16.032768</text:p>
          </table:table-cell>
          <table:table-cell office:value-type="float" office:value="22.890620010219099" table:style-name="ce4">
            <text:p>22.89062001</text:p>
          </table:table-cell>
          <table:table-cell office:value-type="float" office:value="2160" table:style-name="ce4">
            <text:p>2160</text:p>
          </table:table-cell>
          <table:table-cell office:value-type="float" office:value="3250" table:style-name="ce4">
            <text:p>3250</text:p>
          </table:table-cell>
          <table:table-cell office:value-type="float" office:value="3" table:style-name="ce4">
            <text:p>3</text:p>
          </table:table-cell>
          <table:table-cell office:value-type="float" office:value="16.032768000000001" table:formula="of:=[.C179]*[.D179]/1000000" table:style-name="ce4">
            <text:p>16.032768</text:p>
          </table:table-cell>
          <table:table-cell office:value-type="float" office:value="7.02" table:formula="of:=[.H179]*[.I179]/1000000" table:style-name="ce4">
            <text:p>7.02</text:p>
          </table:table-cell>
          <table:table-cell office:value-type="float" office:value="22.89062001021907" table:formula="of:=[.$B179]/[.K179]" table:style-name="ce11">
            <text:p>22.89062001</text:p>
          </table:table-cell>
          <table:table-cell office:value-type="float" office:value="52.279202279202281" table:formula="of:=[.$B179]/[.L179]" table:style-name="ce11">
            <text:p>52.27920228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655.jpg</text:p>
          </table:table-cell>
          <table:table-cell office:value-type="float" office:value="343" table:style-name="ce1">
            <text:p>343</text:p>
          </table:table-cell>
          <table:table-cell office:value-type="float" office:value="3264" table:style-name="ce4">
            <text:p>3264</text:p>
          </table:table-cell>
          <table:table-cell office:value-type="float" office:value="4912" table:style-name="ce4">
            <text:p>4912</text:p>
          </table:table-cell>
          <table:table-cell office:value-type="float" office:value="3" table:style-name="ce4">
            <text:p>3</text:p>
          </table:table-cell>
          <table:table-cell office:value-type="float" office:value="16.032768000000001" table:formula="of:=[Sheet2.$C180]*[Sheet2.$D180]/1000000" table:style-name="ce4">
            <text:p>16.032768</text:p>
          </table:table-cell>
          <table:table-cell office:value-type="float" office:value="21.393685731621598" table:style-name="ce4">
            <text:p>21.39368573</text:p>
          </table:table-cell>
          <table:table-cell office:value-type="float" office:value="2160" table:style-name="ce4">
            <text:p>2160</text:p>
          </table:table-cell>
          <table:table-cell office:value-type="float" office:value="3250" table:style-name="ce4">
            <text:p>3250</text:p>
          </table:table-cell>
          <table:table-cell office:value-type="float" office:value="3" table:style-name="ce4">
            <text:p>3</text:p>
          </table:table-cell>
          <table:table-cell office:value-type="float" office:value="16.032768000000001" table:formula="of:=[.C180]*[.D180]/1000000" table:style-name="ce4">
            <text:p>16.032768</text:p>
          </table:table-cell>
          <table:table-cell office:value-type="float" office:value="7.02" table:formula="of:=[.H180]*[.I180]/1000000" table:style-name="ce4">
            <text:p>7.02</text:p>
          </table:table-cell>
          <table:table-cell office:value-type="float" office:value="21.393685731621638" table:formula="of:=[.$B180]/[.K180]" table:style-name="ce11">
            <text:p>21.39368573</text:p>
          </table:table-cell>
          <table:table-cell office:value-type="float" office:value="48.860398860398867" table:formula="of:=[.$B180]/[.L180]" table:style-name="ce11">
            <text:p>48.86039886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694.jpg</text:p>
          </table:table-cell>
          <table:table-cell office:value-type="float" office:value="170" table:style-name="ce1">
            <text:p>170</text:p>
          </table:table-cell>
          <table:table-cell office:value-type="float" office:value="3264" table:style-name="ce4">
            <text:p>3264</text:p>
          </table:table-cell>
          <table:table-cell office:value-type="float" office:value="4912" table:style-name="ce4">
            <text:p>4912</text:p>
          </table:table-cell>
          <table:table-cell office:value-type="float" office:value="3" table:style-name="ce4">
            <text:p>3</text:p>
          </table:table-cell>
          <table:table-cell office:value-type="float" office:value="16.032768000000001" table:formula="of:=[Sheet2.$C181]*[Sheet2.$D181]/1000000" table:style-name="ce4">
            <text:p>16.032768</text:p>
          </table:table-cell>
          <table:table-cell office:value-type="float" office:value="10.603284473398499" table:style-name="ce4">
            <text:p>10.60328447</text:p>
          </table:table-cell>
          <table:table-cell office:value-type="float" office:value="2160" table:style-name="ce4">
            <text:p>2160</text:p>
          </table:table-cell>
          <table:table-cell office:value-type="float" office:value="3250" table:style-name="ce4">
            <text:p>3250</text:p>
          </table:table-cell>
          <table:table-cell office:value-type="float" office:value="3" table:style-name="ce4">
            <text:p>3</text:p>
          </table:table-cell>
          <table:table-cell office:value-type="float" office:value="16.032768000000001" table:formula="of:=[.C181]*[.D181]/1000000" table:style-name="ce4">
            <text:p>16.032768</text:p>
          </table:table-cell>
          <table:table-cell office:value-type="float" office:value="7.02" table:formula="of:=[.H181]*[.I181]/1000000" table:style-name="ce4">
            <text:p>7.02</text:p>
          </table:table-cell>
          <table:table-cell office:value-type="float" office:value="10.60328447339848" table:formula="of:=[.$B181]/[.K181]" table:style-name="ce11">
            <text:p>10.60328447</text:p>
          </table:table-cell>
          <table:table-cell office:value-type="float" office:value="24.216524216524217" table:formula="of:=[.$B181]/[.L181]" table:style-name="ce11">
            <text:p>24.21652422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696.jpg</text:p>
          </table:table-cell>
          <table:table-cell office:value-type="float" office:value="188" table:style-name="ce1">
            <text:p>188</text:p>
          </table:table-cell>
          <table:table-cell office:value-type="float" office:value="3264" table:style-name="ce4">
            <text:p>3264</text:p>
          </table:table-cell>
          <table:table-cell office:value-type="float" office:value="4912" table:style-name="ce4">
            <text:p>4912</text:p>
          </table:table-cell>
          <table:table-cell office:value-type="float" office:value="3" table:style-name="ce4">
            <text:p>3</text:p>
          </table:table-cell>
          <table:table-cell office:value-type="float" office:value="16.032768000000001" table:formula="of:=[Sheet2.$C182]*[Sheet2.$D182]/1000000" table:style-name="ce4">
            <text:p>16.032768</text:p>
          </table:table-cell>
          <table:table-cell office:value-type="float" office:value="11.7259851823466" table:style-name="ce4">
            <text:p>11.72598518</text:p>
          </table:table-cell>
          <table:table-cell office:value-type="float" office:value="2160" table:style-name="ce4">
            <text:p>2160</text:p>
          </table:table-cell>
          <table:table-cell office:value-type="float" office:value="3250" table:style-name="ce4">
            <text:p>3250</text:p>
          </table:table-cell>
          <table:table-cell office:value-type="float" office:value="3" table:style-name="ce4">
            <text:p>3</text:p>
          </table:table-cell>
          <table:table-cell office:value-type="float" office:value="16.032768000000001" table:formula="of:=[.C182]*[.D182]/1000000" table:style-name="ce4">
            <text:p>16.032768</text:p>
          </table:table-cell>
          <table:table-cell office:value-type="float" office:value="7.02" table:formula="of:=[.H182]*[.I182]/1000000" table:style-name="ce4">
            <text:p>7.02</text:p>
          </table:table-cell>
          <table:table-cell office:value-type="float" office:value="11.725985182346554" table:formula="of:=[.$B182]/[.K182]" table:style-name="ce11">
            <text:p>11.72598518</text:p>
          </table:table-cell>
          <table:table-cell office:value-type="float" office:value="26.780626780626783" table:formula="of:=[.$B182]/[.L182]" table:style-name="ce11">
            <text:p>26.78062678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st_img_0004.jpg</text:p>
          </table:table-cell>
          <table:table-cell office:value-type="float" office:value="183" table:style-name="ce1">
            <text:p>183</text:p>
          </table:table-cell>
          <table:table-cell office:value-type="float" office:value="3264" table:style-name="ce4">
            <text:p>3264</text:p>
          </table:table-cell>
          <table:table-cell office:value-type="float" office:value="4928" table:style-name="ce4">
            <text:p>4928</text:p>
          </table:table-cell>
          <table:table-cell office:value-type="float" office:value="3" table:style-name="ce4">
            <text:p>3</text:p>
          </table:table-cell>
          <table:table-cell office:value-type="float" office:value="16.084992" table:formula="of:=[Sheet2.$C183]*[Sheet2.$D183]/1000000" table:style-name="ce4">
            <text:p>16.084992</text:p>
          </table:table-cell>
          <table:table-cell office:value-type="float" office:value="11.3770650305577" table:style-name="ce4">
            <text:p>11.37706503</text:p>
          </table:table-cell>
          <table:table-cell office:value-type="float" office:value="2160" table:style-name="ce4">
            <text:p>2160</text:p>
          </table:table-cell>
          <table:table-cell office:value-type="float" office:value="3262" table:style-name="ce4">
            <text:p>3262</text:p>
          </table:table-cell>
          <table:table-cell office:value-type="float" office:value="3" table:style-name="ce4">
            <text:p>3</text:p>
          </table:table-cell>
          <table:table-cell office:value-type="float" office:value="16.084992" table:formula="of:=[.C183]*[.D183]/1000000" table:style-name="ce4">
            <text:p>16.084992</text:p>
          </table:table-cell>
          <table:table-cell office:value-type="float" office:value="7.0459199999999997" table:formula="of:=[.H183]*[.I183]/1000000" table:style-name="ce4">
            <text:p>7.04592</text:p>
          </table:table-cell>
          <table:table-cell office:value-type="float" office:value="11.377065030557677" table:formula="of:=[.$B183]/[.K183]" table:style-name="ce11">
            <text:p>11.37706503</text:p>
          </table:table-cell>
          <table:table-cell office:value-type="float" office:value="25.972477689215889" table:formula="of:=[.$B183]/[.L183]" table:style-name="ce11">
            <text:p>25.97247769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st_img_0244.jpg</text:p>
          </table:table-cell>
          <table:table-cell office:value-type="float" office:value="228" table:style-name="ce1">
            <text:p>228</text:p>
          </table:table-cell>
          <table:table-cell office:value-type="float" office:value="3264" table:style-name="ce4">
            <text:p>3264</text:p>
          </table:table-cell>
          <table:table-cell office:value-type="float" office:value="4928" table:style-name="ce4">
            <text:p>4928</text:p>
          </table:table-cell>
          <table:table-cell office:value-type="float" office:value="3" table:style-name="ce4">
            <text:p>3</text:p>
          </table:table-cell>
          <table:table-cell office:value-type="float" office:value="16.084992" table:formula="of:=[Sheet2.$C184]*[Sheet2.$D184]/1000000" table:style-name="ce4">
            <text:p>16.084992</text:p>
          </table:table-cell>
          <table:table-cell office:value-type="float" office:value="14.174703972498101" table:style-name="ce4">
            <text:p>14.17470397</text:p>
          </table:table-cell>
          <table:table-cell office:value-type="float" office:value="2160" table:style-name="ce4">
            <text:p>2160</text:p>
          </table:table-cell>
          <table:table-cell office:value-type="float" office:value="3262" table:style-name="ce4">
            <text:p>3262</text:p>
          </table:table-cell>
          <table:table-cell office:value-type="float" office:value="3" table:style-name="ce4">
            <text:p>3</text:p>
          </table:table-cell>
          <table:table-cell office:value-type="float" office:value="16.084992" table:formula="of:=[.C184]*[.D184]/1000000" table:style-name="ce4">
            <text:p>16.084992</text:p>
          </table:table-cell>
          <table:table-cell office:value-type="float" office:value="7.0459199999999997" table:formula="of:=[.H184]*[.I184]/1000000" table:style-name="ce4">
            <text:p>7.04592</text:p>
          </table:table-cell>
          <table:table-cell office:value-type="float" office:value="14.17470397249809" table:formula="of:=[.$B184]/[.K184]" table:style-name="ce11">
            <text:p>14.17470397</text:p>
          </table:table-cell>
          <table:table-cell office:value-type="float" office:value="32.35915253082635" table:formula="of:=[.$B184]/[.L184]" table:style-name="ce11">
            <text:p>32.35915253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054.jpg</text:p>
          </table:table-cell>
          <table:table-cell office:value-type="float" office:value="157" table:style-name="ce1">
            <text:p>157</text:p>
          </table:table-cell>
          <table:table-cell office:value-type="float" office:value="3264" table:style-name="ce4">
            <text:p>3264</text:p>
          </table:table-cell>
          <table:table-cell office:value-type="float" office:value="4928" table:style-name="ce4">
            <text:p>4928</text:p>
          </table:table-cell>
          <table:table-cell office:value-type="float" office:value="3" table:style-name="ce4">
            <text:p>3</text:p>
          </table:table-cell>
          <table:table-cell office:value-type="float" office:value="16.084992" table:formula="of:=[Sheet2.$C185]*[Sheet2.$D185]/1000000" table:style-name="ce4">
            <text:p>16.084992</text:p>
          </table:table-cell>
          <table:table-cell office:value-type="float" office:value="9.7606514196587693" table:style-name="ce4">
            <text:p>9.76065142</text:p>
          </table:table-cell>
          <table:table-cell office:value-type="float" office:value="2160" table:style-name="ce4">
            <text:p>2160</text:p>
          </table:table-cell>
          <table:table-cell office:value-type="float" office:value="3262" table:style-name="ce4">
            <text:p>3262</text:p>
          </table:table-cell>
          <table:table-cell office:value-type="float" office:value="3" table:style-name="ce4">
            <text:p>3</text:p>
          </table:table-cell>
          <table:table-cell office:value-type="float" office:value="16.084992" table:formula="of:=[.C185]*[.D185]/1000000" table:style-name="ce4">
            <text:p>16.084992</text:p>
          </table:table-cell>
          <table:table-cell office:value-type="float" office:value="7.0459199999999997" table:formula="of:=[.H185]*[.I185]/1000000" table:style-name="ce4">
            <text:p>7.04592</text:p>
          </table:table-cell>
          <table:table-cell office:value-type="float" office:value="9.7606514196587728" table:formula="of:=[.$B185]/[.K185]" table:style-name="ce11">
            <text:p>9.76065142</text:p>
          </table:table-cell>
          <table:table-cell office:value-type="float" office:value="22.282398891840952" table:formula="of:=[.$B185]/[.L185]" table:style-name="ce11">
            <text:p>22.28239889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152.jpg</text:p>
          </table:table-cell>
          <table:table-cell office:value-type="float" office:value="332" table:style-name="ce1">
            <text:p>332</text:p>
          </table:table-cell>
          <table:table-cell office:value-type="float" office:value="3264" table:style-name="ce4">
            <text:p>3264</text:p>
          </table:table-cell>
          <table:table-cell office:value-type="float" office:value="4928" table:style-name="ce4">
            <text:p>4928</text:p>
          </table:table-cell>
          <table:table-cell office:value-type="float" office:value="3" table:style-name="ce4">
            <text:p>3</text:p>
          </table:table-cell>
          <table:table-cell office:value-type="float" office:value="16.084992" table:formula="of:=[Sheet2.$C186]*[Sheet2.$D186]/1000000" table:style-name="ce4">
            <text:p>16.084992</text:p>
          </table:table-cell>
          <table:table-cell office:value-type="float" office:value="20.640358416093701" table:style-name="ce4">
            <text:p>20.64035842</text:p>
          </table:table-cell>
          <table:table-cell office:value-type="float" office:value="2160" table:style-name="ce4">
            <text:p>2160</text:p>
          </table:table-cell>
          <table:table-cell office:value-type="float" office:value="3262" table:style-name="ce4">
            <text:p>3262</text:p>
          </table:table-cell>
          <table:table-cell office:value-type="float" office:value="3" table:style-name="ce4">
            <text:p>3</text:p>
          </table:table-cell>
          <table:table-cell office:value-type="float" office:value="16.084992" table:formula="of:=[.C186]*[.D186]/1000000" table:style-name="ce4">
            <text:p>16.084992</text:p>
          </table:table-cell>
          <table:table-cell office:value-type="float" office:value="7.0459199999999997" table:formula="of:=[.H186]*[.I186]/1000000" table:style-name="ce4">
            <text:p>7.04592</text:p>
          </table:table-cell>
          <table:table-cell office:value-type="float" office:value="20.640358416093711" table:formula="of:=[.$B186]/[.K186]" table:style-name="ce11">
            <text:p>20.64035842</text:p>
          </table:table-cell>
          <table:table-cell office:value-type="float" office:value="47.119467720326092" table:formula="of:=[.$B186]/[.L186]" table:style-name="ce11">
            <text:p>47.11946772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224.jpg</text:p>
          </table:table-cell>
          <table:table-cell office:value-type="float" office:value="231" table:style-name="ce1">
            <text:p>231</text:p>
          </table:table-cell>
          <table:table-cell office:value-type="float" office:value="3264" table:style-name="ce4">
            <text:p>3264</text:p>
          </table:table-cell>
          <table:table-cell office:value-type="float" office:value="4928" table:style-name="ce4">
            <text:p>4928</text:p>
          </table:table-cell>
          <table:table-cell office:value-type="float" office:value="3" table:style-name="ce4">
            <text:p>3</text:p>
          </table:table-cell>
          <table:table-cell office:value-type="float" office:value="16.084992" table:formula="of:=[Sheet2.$C187]*[Sheet2.$D187]/1000000" table:style-name="ce4">
            <text:p>16.084992</text:p>
          </table:table-cell>
          <table:table-cell office:value-type="float" office:value="14.3612132352941" table:style-name="ce4">
            <text:p>14.36121324</text:p>
          </table:table-cell>
          <table:table-cell office:value-type="float" office:value="2160" table:style-name="ce4">
            <text:p>2160</text:p>
          </table:table-cell>
          <table:table-cell office:value-type="float" office:value="3262" table:style-name="ce4">
            <text:p>3262</text:p>
          </table:table-cell>
          <table:table-cell office:value-type="float" office:value="3" table:style-name="ce4">
            <text:p>3</text:p>
          </table:table-cell>
          <table:table-cell office:value-type="float" office:value="16.084992" table:formula="of:=[.C187]*[.D187]/1000000" table:style-name="ce4">
            <text:p>16.084992</text:p>
          </table:table-cell>
          <table:table-cell office:value-type="float" office:value="7.0459199999999997" table:formula="of:=[.H187]*[.I187]/1000000" table:style-name="ce4">
            <text:p>7.04592</text:p>
          </table:table-cell>
          <table:table-cell office:value-type="float" office:value="14.361213235294118" table:formula="of:=[.$B187]/[.K187]" table:style-name="ce11">
            <text:p>14.36121324</text:p>
          </table:table-cell>
          <table:table-cell office:value-type="float" office:value="32.784930853600386" table:formula="of:=[.$B187]/[.L187]" table:style-name="ce11">
            <text:p>32.78493085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260.jpg</text:p>
          </table:table-cell>
          <table:table-cell office:value-type="float" office:value="275" table:style-name="ce1">
            <text:p>275</text:p>
          </table:table-cell>
          <table:table-cell office:value-type="float" office:value="3264" table:style-name="ce4">
            <text:p>3264</text:p>
          </table:table-cell>
          <table:table-cell office:value-type="float" office:value="4928" table:style-name="ce4">
            <text:p>4928</text:p>
          </table:table-cell>
          <table:table-cell office:value-type="float" office:value="3" table:style-name="ce4">
            <text:p>3</text:p>
          </table:table-cell>
          <table:table-cell office:value-type="float" office:value="16.084992" table:formula="of:=[Sheet2.$C188]*[Sheet2.$D188]/1000000" table:style-name="ce4">
            <text:p>16.084992</text:p>
          </table:table-cell>
          <table:table-cell office:value-type="float" office:value="17.096682422969199" table:style-name="ce4">
            <text:p>17.09668242</text:p>
          </table:table-cell>
          <table:table-cell office:value-type="float" office:value="2160" table:style-name="ce4">
            <text:p>2160</text:p>
          </table:table-cell>
          <table:table-cell office:value-type="float" office:value="3262" table:style-name="ce4">
            <text:p>3262</text:p>
          </table:table-cell>
          <table:table-cell office:value-type="float" office:value="3" table:style-name="ce4">
            <text:p>3</text:p>
          </table:table-cell>
          <table:table-cell office:value-type="float" office:value="16.084992" table:formula="of:=[.C188]*[.D188]/1000000" table:style-name="ce4">
            <text:p>16.084992</text:p>
          </table:table-cell>
          <table:table-cell office:value-type="float" office:value="7.0459199999999997" table:formula="of:=[.H188]*[.I188]/1000000" table:style-name="ce4">
            <text:p>7.04592</text:p>
          </table:table-cell>
          <table:table-cell office:value-type="float" office:value="17.096682422969188" table:formula="of:=[.$B188]/[.K188]" table:style-name="ce11">
            <text:p>17.09668242</text:p>
          </table:table-cell>
          <table:table-cell office:value-type="float" office:value="39.029679587619505" table:formula="of:=[.$B188]/[.L188]" table:style-name="ce11">
            <text:p>39.02967959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279.jpg</text:p>
          </table:table-cell>
          <table:table-cell office:value-type="float" office:value="421" table:style-name="ce1">
            <text:p>421</text:p>
          </table:table-cell>
          <table:table-cell office:value-type="float" office:value="3264" table:style-name="ce4">
            <text:p>3264</text:p>
          </table:table-cell>
          <table:table-cell office:value-type="float" office:value="4928" table:style-name="ce4">
            <text:p>4928</text:p>
          </table:table-cell>
          <table:table-cell office:value-type="float" office:value="3" table:style-name="ce4">
            <text:p>3</text:p>
          </table:table-cell>
          <table:table-cell office:value-type="float" office:value="16.084992" table:formula="of:=[Sheet2.$C189]*[Sheet2.$D189]/1000000" table:style-name="ce4">
            <text:p>16.084992</text:p>
          </table:table-cell>
          <table:table-cell office:value-type="float" office:value="26.1734665457092" table:style-name="ce4">
            <text:p>26.17346655</text:p>
          </table:table-cell>
          <table:table-cell office:value-type="float" office:value="2160" table:style-name="ce4">
            <text:p>2160</text:p>
          </table:table-cell>
          <table:table-cell office:value-type="float" office:value="3262" table:style-name="ce4">
            <text:p>3262</text:p>
          </table:table-cell>
          <table:table-cell office:value-type="float" office:value="3" table:style-name="ce4">
            <text:p>3</text:p>
          </table:table-cell>
          <table:table-cell office:value-type="float" office:value="16.084992" table:formula="of:=[.C189]*[.D189]/1000000" table:style-name="ce4">
            <text:p>16.084992</text:p>
          </table:table-cell>
          <table:table-cell office:value-type="float" office:value="7.0459199999999997" table:formula="of:=[.H189]*[.I189]/1000000" table:style-name="ce4">
            <text:p>7.04592</text:p>
          </table:table-cell>
          <table:table-cell office:value-type="float" office:value="26.173466545709193" table:formula="of:=[.$B189]/[.K189]" table:style-name="ce11">
            <text:p>26.17346655</text:p>
          </table:table-cell>
          <table:table-cell office:value-type="float" office:value="59.750891295955675" table:formula="of:=[.$B189]/[.L189]" table:style-name="ce11">
            <text:p>59.7508913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771.jpg</text:p>
          </table:table-cell>
          <table:table-cell office:value-type="float" office:value="318" table:style-name="ce1">
            <text:p>318</text:p>
          </table:table-cell>
          <table:table-cell office:value-type="float" office:value="3264" table:style-name="ce4">
            <text:p>3264</text:p>
          </table:table-cell>
          <table:table-cell office:value-type="float" office:value="4928" table:style-name="ce4">
            <text:p>4928</text:p>
          </table:table-cell>
          <table:table-cell office:value-type="float" office:value="3" table:style-name="ce4">
            <text:p>3</text:p>
          </table:table-cell>
          <table:table-cell office:value-type="float" office:value="16.084992" table:formula="of:=[Sheet2.$C190]*[Sheet2.$D190]/1000000" table:style-name="ce4">
            <text:p>16.084992</text:p>
          </table:table-cell>
          <table:table-cell office:value-type="float" office:value="19.769981856378902" table:style-name="ce4">
            <text:p>19.76998186</text:p>
          </table:table-cell>
          <table:table-cell office:value-type="float" office:value="2160" table:style-name="ce4">
            <text:p>2160</text:p>
          </table:table-cell>
          <table:table-cell office:value-type="float" office:value="3262" table:style-name="ce4">
            <text:p>3262</text:p>
          </table:table-cell>
          <table:table-cell office:value-type="float" office:value="3" table:style-name="ce4">
            <text:p>3</text:p>
          </table:table-cell>
          <table:table-cell office:value-type="float" office:value="16.084992" table:formula="of:=[.C190]*[.D190]/1000000" table:style-name="ce4">
            <text:p>16.084992</text:p>
          </table:table-cell>
          <table:table-cell office:value-type="float" office:value="7.0459199999999997" table:formula="of:=[.H190]*[.I190]/1000000" table:style-name="ce4">
            <text:p>7.04592</text:p>
          </table:table-cell>
          <table:table-cell office:value-type="float" office:value="19.769981856378916" table:formula="of:=[.$B190]/[.K190]" table:style-name="ce11">
            <text:p>19.76998186</text:p>
          </table:table-cell>
          <table:table-cell office:value-type="float" office:value="45.132502214047278" table:formula="of:=[.$B190]/[.L190]" table:style-name="ce11">
            <text:p>45.13250221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839.jpg</text:p>
          </table:table-cell>
          <table:table-cell office:value-type="float" office:value="361" table:style-name="ce1">
            <text:p>361</text:p>
          </table:table-cell>
          <table:table-cell office:value-type="float" office:value="3264" table:style-name="ce4">
            <text:p>3264</text:p>
          </table:table-cell>
          <table:table-cell office:value-type="float" office:value="4928" table:style-name="ce4">
            <text:p>4928</text:p>
          </table:table-cell>
          <table:table-cell office:value-type="float" office:value="3" table:style-name="ce4">
            <text:p>3</text:p>
          </table:table-cell>
          <table:table-cell office:value-type="float" office:value="16.084992" table:formula="of:=[Sheet2.$C191]*[Sheet2.$D191]/1000000" table:style-name="ce4">
            <text:p>16.084992</text:p>
          </table:table-cell>
          <table:table-cell office:value-type="float" office:value="22.443281289788601" table:style-name="ce4">
            <text:p>22.44328129</text:p>
          </table:table-cell>
          <table:table-cell office:value-type="float" office:value="2160" table:style-name="ce4">
            <text:p>2160</text:p>
          </table:table-cell>
          <table:table-cell office:value-type="float" office:value="3262" table:style-name="ce4">
            <text:p>3262</text:p>
          </table:table-cell>
          <table:table-cell office:value-type="float" office:value="3" table:style-name="ce4">
            <text:p>3</text:p>
          </table:table-cell>
          <table:table-cell office:value-type="float" office:value="16.084992" table:formula="of:=[.C191]*[.D191]/1000000" table:style-name="ce4">
            <text:p>16.084992</text:p>
          </table:table-cell>
          <table:table-cell office:value-type="float" office:value="7.0459199999999997" table:formula="of:=[.H191]*[.I191]/1000000" table:style-name="ce4">
            <text:p>7.04592</text:p>
          </table:table-cell>
          <table:table-cell office:value-type="float" office:value="22.443281289788644" table:formula="of:=[.$B191]/[.K191]" table:style-name="ce11">
            <text:p>22.44328129</text:p>
          </table:table-cell>
          <table:table-cell office:value-type="float" office:value="51.235324840475059" table:formula="of:=[.$B191]/[.L191]" table:style-name="ce11">
            <text:p>51.23532484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988.jpg</text:p>
          </table:table-cell>
          <table:table-cell office:value-type="float" office:value="220" table:style-name="ce1">
            <text:p>220</text:p>
          </table:table-cell>
          <table:table-cell office:value-type="float" office:value="3264" table:style-name="ce4">
            <text:p>3264</text:p>
          </table:table-cell>
          <table:table-cell office:value-type="float" office:value="4928" table:style-name="ce4">
            <text:p>4928</text:p>
          </table:table-cell>
          <table:table-cell office:value-type="float" office:value="3" table:style-name="ce4">
            <text:p>3</text:p>
          </table:table-cell>
          <table:table-cell office:value-type="float" office:value="16.084992" table:formula="of:=[Sheet2.$C192]*[Sheet2.$D192]/1000000" table:style-name="ce4">
            <text:p>16.084992</text:p>
          </table:table-cell>
          <table:table-cell office:value-type="float" office:value="13.677345938375399" table:style-name="ce4">
            <text:p>13.67734594</text:p>
          </table:table-cell>
          <table:table-cell office:value-type="float" office:value="2160" table:style-name="ce4">
            <text:p>2160</text:p>
          </table:table-cell>
          <table:table-cell office:value-type="float" office:value="3262" table:style-name="ce4">
            <text:p>3262</text:p>
          </table:table-cell>
          <table:table-cell office:value-type="float" office:value="3" table:style-name="ce4">
            <text:p>3</text:p>
          </table:table-cell>
          <table:table-cell office:value-type="float" office:value="16.084992" table:formula="of:=[.C192]*[.D192]/1000000" table:style-name="ce4">
            <text:p>16.084992</text:p>
          </table:table-cell>
          <table:table-cell office:value-type="float" office:value="7.0459199999999997" table:formula="of:=[.H192]*[.I192]/1000000" table:style-name="ce4">
            <text:p>7.04592</text:p>
          </table:table-cell>
          <table:table-cell office:value-type="float" office:value="13.67734593837535" table:formula="of:=[.$B192]/[.K192]" table:style-name="ce11">
            <text:p>13.67734594</text:p>
          </table:table-cell>
          <table:table-cell office:value-type="float" office:value="31.223743670095601" table:formula="of:=[.$B192]/[.L192]" table:style-name="ce11">
            <text:p>31.22374367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989.jpg</text:p>
          </table:table-cell>
          <table:table-cell office:value-type="float" office:value="384" table:style-name="ce1">
            <text:p>384</text:p>
          </table:table-cell>
          <table:table-cell office:value-type="float" office:value="3264" table:style-name="ce4">
            <text:p>3264</text:p>
          </table:table-cell>
          <table:table-cell office:value-type="float" office:value="4928" table:style-name="ce4">
            <text:p>4928</text:p>
          </table:table-cell>
          <table:table-cell office:value-type="float" office:value="3" table:style-name="ce4">
            <text:p>3</text:p>
          </table:table-cell>
          <table:table-cell office:value-type="float" office:value="16.084992" table:formula="of:=[Sheet2.$C193]*[Sheet2.$D193]/1000000" table:style-name="ce4">
            <text:p>16.084992</text:p>
          </table:table-cell>
          <table:table-cell office:value-type="float" office:value="23.873185637891499" table:style-name="ce4">
            <text:p>23.87318564</text:p>
          </table:table-cell>
          <table:table-cell office:value-type="float" office:value="2160" table:style-name="ce4">
            <text:p>2160</text:p>
          </table:table-cell>
          <table:table-cell office:value-type="float" office:value="3262" table:style-name="ce4">
            <text:p>3262</text:p>
          </table:table-cell>
          <table:table-cell office:value-type="float" office:value="3" table:style-name="ce4">
            <text:p>3</text:p>
          </table:table-cell>
          <table:table-cell office:value-type="float" office:value="16.084992" table:formula="of:=[.C193]*[.D193]/1000000" table:style-name="ce4">
            <text:p>16.084992</text:p>
          </table:table-cell>
          <table:table-cell office:value-type="float" office:value="7.0459199999999997" table:formula="of:=[.H193]*[.I193]/1000000" table:style-name="ce4">
            <text:p>7.04592</text:p>
          </table:table-cell>
          <table:table-cell office:value-type="float" office:value="23.87318563789152" table:formula="of:=[.$B193]/[.K193]" table:style-name="ce11">
            <text:p>23.87318564</text:p>
          </table:table-cell>
          <table:table-cell office:value-type="float" office:value="54.49962531507596" table:formula="of:=[.$B193]/[.L193]" table:style-name="ce11">
            <text:p>54.49962532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1041.jpg</text:p>
          </table:table-cell>
          <table:table-cell office:value-type="float" office:value="331" table:style-name="ce1">
            <text:p>331</text:p>
          </table:table-cell>
          <table:table-cell office:value-type="float" office:value="3264" table:style-name="ce4">
            <text:p>3264</text:p>
          </table:table-cell>
          <table:table-cell office:value-type="float" office:value="4928" table:style-name="ce4">
            <text:p>4928</text:p>
          </table:table-cell>
          <table:table-cell office:value-type="float" office:value="3" table:style-name="ce4">
            <text:p>3</text:p>
          </table:table-cell>
          <table:table-cell office:value-type="float" office:value="16.084992" table:formula="of:=[Sheet2.$C194]*[Sheet2.$D194]/1000000" table:style-name="ce4">
            <text:p>16.084992</text:p>
          </table:table-cell>
          <table:table-cell office:value-type="float" office:value="20.578188661828399" table:style-name="ce4">
            <text:p>20.57818866</text:p>
          </table:table-cell>
          <table:table-cell office:value-type="float" office:value="2160" table:style-name="ce4">
            <text:p>2160</text:p>
          </table:table-cell>
          <table:table-cell office:value-type="float" office:value="3262" table:style-name="ce4">
            <text:p>3262</text:p>
          </table:table-cell>
          <table:table-cell office:value-type="float" office:value="3" table:style-name="ce4">
            <text:p>3</text:p>
          </table:table-cell>
          <table:table-cell office:value-type="float" office:value="16.084992" table:formula="of:=[.C194]*[.D194]/1000000" table:style-name="ce4">
            <text:p>16.084992</text:p>
          </table:table-cell>
          <table:table-cell office:value-type="float" office:value="7.0459199999999997" table:formula="of:=[.H194]*[.I194]/1000000" table:style-name="ce4">
            <text:p>7.04592</text:p>
          </table:table-cell>
          <table:table-cell office:value-type="float" office:value="20.578188661828367" table:formula="of:=[.$B194]/[.K194]" table:style-name="ce11">
            <text:p>20.57818866</text:p>
          </table:table-cell>
          <table:table-cell office:value-type="float" office:value="46.977541612734747" table:formula="of:=[.$B194]/[.L194]" table:style-name="ce11">
            <text:p>46.97754161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083.jpg</text:p>
          </table:table-cell>
          <table:table-cell office:value-type="float" office:value="152" table:style-name="ce1">
            <text:p>152</text:p>
          </table:table-cell>
          <table:table-cell office:value-type="float" office:value="3280" table:style-name="ce4">
            <text:p>3280</text:p>
          </table:table-cell>
          <table:table-cell office:value-type="float" office:value="4928" table:style-name="ce4">
            <text:p>4928</text:p>
          </table:table-cell>
          <table:table-cell office:value-type="float" office:value="3" table:style-name="ce4">
            <text:p>3</text:p>
          </table:table-cell>
          <table:table-cell office:value-type="float" office:value="16.16384" table:formula="of:=[Sheet2.$C195]*[Sheet2.$D195]/1000000" table:style-name="ce4">
            <text:p>16.16384</text:p>
          </table:table-cell>
          <table:table-cell office:value-type="float" office:value="9.4037060500475107" table:style-name="ce4">
            <text:p>9.40370605</text:p>
          </table:table-cell>
          <table:table-cell office:value-type="float" office:value="2160" table:style-name="ce4">
            <text:p>2160</text:p>
          </table:table-cell>
          <table:table-cell office:value-type="float" office:value="3245" table:style-name="ce4">
            <text:p>3245</text:p>
          </table:table-cell>
          <table:table-cell office:value-type="float" office:value="3" table:style-name="ce4">
            <text:p>3</text:p>
          </table:table-cell>
          <table:table-cell office:value-type="float" office:value="16.16384" table:formula="of:=[.C195]*[.D195]/1000000" table:style-name="ce4">
            <text:p>16.16384</text:p>
          </table:table-cell>
          <table:table-cell office:value-type="float" office:value="7.0091999999999999" table:formula="of:=[.H195]*[.I195]/1000000" table:style-name="ce4">
            <text:p>7.0092</text:p>
          </table:table-cell>
          <table:table-cell office:value-type="float" office:value="9.4037060500475125" table:formula="of:=[.$B195]/[.K195]" table:style-name="ce11">
            <text:p>9.40370605</text:p>
          </table:table-cell>
          <table:table-cell office:value-type="float" office:value="21.685784397648806" table:formula="of:=[.$B195]/[.L195]" table:style-name="ce11">
            <text:p>21.6857844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084.jpg</text:p>
          </table:table-cell>
          <table:table-cell office:value-type="float" office:value="114" table:style-name="ce1">
            <text:p>114</text:p>
          </table:table-cell>
          <table:table-cell office:value-type="float" office:value="3280" table:style-name="ce4">
            <text:p>3280</text:p>
          </table:table-cell>
          <table:table-cell office:value-type="float" office:value="4928" table:style-name="ce4">
            <text:p>4928</text:p>
          </table:table-cell>
          <table:table-cell office:value-type="float" office:value="3" table:style-name="ce4">
            <text:p>3</text:p>
          </table:table-cell>
          <table:table-cell office:value-type="float" office:value="16.16384" table:formula="of:=[Sheet2.$C196]*[Sheet2.$D196]/1000000" table:style-name="ce4">
            <text:p>16.16384</text:p>
          </table:table-cell>
          <table:table-cell office:value-type="float" office:value="7.0527795375356401" table:style-name="ce4">
            <text:p>7.052779538</text:p>
          </table:table-cell>
          <table:table-cell office:value-type="float" office:value="2160" table:style-name="ce4">
            <text:p>2160</text:p>
          </table:table-cell>
          <table:table-cell office:value-type="float" office:value="3245" table:style-name="ce4">
            <text:p>3245</text:p>
          </table:table-cell>
          <table:table-cell office:value-type="float" office:value="3" table:style-name="ce4">
            <text:p>3</text:p>
          </table:table-cell>
          <table:table-cell office:value-type="float" office:value="16.16384" table:formula="of:=[.C196]*[.D196]/1000000" table:style-name="ce4">
            <text:p>16.16384</text:p>
          </table:table-cell>
          <table:table-cell office:value-type="float" office:value="7.0091999999999999" table:formula="of:=[.H196]*[.I196]/1000000" table:style-name="ce4">
            <text:p>7.0092</text:p>
          </table:table-cell>
          <table:table-cell office:value-type="float" office:value="7.0527795375356348" table:formula="of:=[.$B196]/[.K196]" table:style-name="ce11">
            <text:p>7.052779538</text:p>
          </table:table-cell>
          <table:table-cell office:value-type="float" office:value="16.264338298236602" table:formula="of:=[.$B196]/[.L196]" table:style-name="ce11">
            <text:p>16.2643383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085.jpg</text:p>
          </table:table-cell>
          <table:table-cell office:value-type="float" office:value="90" table:style-name="ce1">
            <text:p>90</text:p>
          </table:table-cell>
          <table:table-cell office:value-type="float" office:value="3280" table:style-name="ce4">
            <text:p>3280</text:p>
          </table:table-cell>
          <table:table-cell office:value-type="float" office:value="4928" table:style-name="ce4">
            <text:p>4928</text:p>
          </table:table-cell>
          <table:table-cell office:value-type="float" office:value="3" table:style-name="ce4">
            <text:p>3</text:p>
          </table:table-cell>
          <table:table-cell office:value-type="float" office:value="16.16384" table:formula="of:=[Sheet2.$C197]*[Sheet2.$D197]/1000000" table:style-name="ce4">
            <text:p>16.16384</text:p>
          </table:table-cell>
          <table:table-cell office:value-type="float" office:value="5.5679838454228703" table:style-name="ce4">
            <text:p>5.567983845</text:p>
          </table:table-cell>
          <table:table-cell office:value-type="float" office:value="2160" table:style-name="ce4">
            <text:p>2160</text:p>
          </table:table-cell>
          <table:table-cell office:value-type="float" office:value="3245" table:style-name="ce4">
            <text:p>3245</text:p>
          </table:table-cell>
          <table:table-cell office:value-type="float" office:value="3" table:style-name="ce4">
            <text:p>3</text:p>
          </table:table-cell>
          <table:table-cell office:value-type="float" office:value="16.16384" table:formula="of:=[.C197]*[.D197]/1000000" table:style-name="ce4">
            <text:p>16.16384</text:p>
          </table:table-cell>
          <table:table-cell office:value-type="float" office:value="7.0091999999999999" table:formula="of:=[.H197]*[.I197]/1000000" table:style-name="ce4">
            <text:p>7.0092</text:p>
          </table:table-cell>
          <table:table-cell office:value-type="float" office:value="5.5679838454228694" table:formula="of:=[.$B197]/[.K197]" table:style-name="ce11">
            <text:p>5.567983845</text:p>
          </table:table-cell>
          <table:table-cell office:value-type="float" office:value="12.840267077555213" table:formula="of:=[.$B197]/[.L197]" table:style-name="ce11">
            <text:p>12.84026708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102.jpg</text:p>
          </table:table-cell>
          <table:table-cell office:value-type="float" office:value="124" table:style-name="ce1">
            <text:p>124</text:p>
          </table:table-cell>
          <table:table-cell office:value-type="float" office:value="3280" table:style-name="ce4">
            <text:p>3280</text:p>
          </table:table-cell>
          <table:table-cell office:value-type="float" office:value="4928" table:style-name="ce4">
            <text:p>4928</text:p>
          </table:table-cell>
          <table:table-cell office:value-type="float" office:value="3" table:style-name="ce4">
            <text:p>3</text:p>
          </table:table-cell>
          <table:table-cell office:value-type="float" office:value="16.16384" table:formula="of:=[Sheet2.$C198]*[Sheet2.$D198]/1000000" table:style-name="ce4">
            <text:p>16.16384</text:p>
          </table:table-cell>
          <table:table-cell office:value-type="float" office:value="7.6714444092492897" table:style-name="ce4">
            <text:p>7.671444409</text:p>
          </table:table-cell>
          <table:table-cell office:value-type="float" office:value="2160" table:style-name="ce4">
            <text:p>2160</text:p>
          </table:table-cell>
          <table:table-cell office:value-type="float" office:value="3245" table:style-name="ce4">
            <text:p>3245</text:p>
          </table:table-cell>
          <table:table-cell office:value-type="float" office:value="3" table:style-name="ce4">
            <text:p>3</text:p>
          </table:table-cell>
          <table:table-cell office:value-type="float" office:value="16.16384" table:formula="of:=[.C198]*[.D198]/1000000" table:style-name="ce4">
            <text:p>16.16384</text:p>
          </table:table-cell>
          <table:table-cell office:value-type="float" office:value="7.0091999999999999" table:formula="of:=[.H198]*[.I198]/1000000" table:style-name="ce4">
            <text:p>7.0092</text:p>
          </table:table-cell>
          <table:table-cell office:value-type="float" office:value="7.6714444092492871" table:formula="of:=[.$B198]/[.K198]" table:style-name="ce11">
            <text:p>7.671444409</text:p>
          </table:table-cell>
          <table:table-cell office:value-type="float" office:value="17.691034640187183" table:formula="of:=[.$B198]/[.L198]" table:style-name="ce11">
            <text:p>17.69103464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103.jpg</text:p>
          </table:table-cell>
          <table:table-cell office:value-type="float" office:value="215" table:style-name="ce1">
            <text:p>215</text:p>
          </table:table-cell>
          <table:table-cell office:value-type="float" office:value="3280" table:style-name="ce4">
            <text:p>3280</text:p>
          </table:table-cell>
          <table:table-cell office:value-type="float" office:value="4928" table:style-name="ce4">
            <text:p>4928</text:p>
          </table:table-cell>
          <table:table-cell office:value-type="float" office:value="3" table:style-name="ce4">
            <text:p>3</text:p>
          </table:table-cell>
          <table:table-cell office:value-type="float" office:value="16.16384" table:formula="of:=[Sheet2.$C199]*[Sheet2.$D199]/1000000" table:style-name="ce4">
            <text:p>16.16384</text:p>
          </table:table-cell>
          <table:table-cell office:value-type="float" office:value="13.301294741843501" table:style-name="ce4">
            <text:p>13.30129474</text:p>
          </table:table-cell>
          <table:table-cell office:value-type="float" office:value="2160" table:style-name="ce4">
            <text:p>2160</text:p>
          </table:table-cell>
          <table:table-cell office:value-type="float" office:value="3245" table:style-name="ce4">
            <text:p>3245</text:p>
          </table:table-cell>
          <table:table-cell office:value-type="float" office:value="3" table:style-name="ce4">
            <text:p>3</text:p>
          </table:table-cell>
          <table:table-cell office:value-type="float" office:value="16.16384" table:formula="of:=[.C199]*[.D199]/1000000" table:style-name="ce4">
            <text:p>16.16384</text:p>
          </table:table-cell>
          <table:table-cell office:value-type="float" office:value="7.0091999999999999" table:formula="of:=[.H199]*[.I199]/1000000" table:style-name="ce4">
            <text:p>7.0092</text:p>
          </table:table-cell>
          <table:table-cell office:value-type="float" office:value="13.301294741843522" table:formula="of:=[.$B199]/[.K199]" table:style-name="ce11">
            <text:p>13.30129474</text:p>
          </table:table-cell>
          <table:table-cell office:value-type="float" office:value="30.673971351937453" table:formula="of:=[.$B199]/[.L199]" table:style-name="ce11">
            <text:p>30.67397135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169.jpg</text:p>
          </table:table-cell>
          <table:table-cell office:value-type="float" office:value="137" table:style-name="ce1">
            <text:p>137</text:p>
          </table:table-cell>
          <table:table-cell office:value-type="float" office:value="3280" table:style-name="ce4">
            <text:p>3280</text:p>
          </table:table-cell>
          <table:table-cell office:value-type="float" office:value="4928" table:style-name="ce4">
            <text:p>4928</text:p>
          </table:table-cell>
          <table:table-cell office:value-type="float" office:value="3" table:style-name="ce4">
            <text:p>3</text:p>
          </table:table-cell>
          <table:table-cell office:value-type="float" office:value="16.16384" table:formula="of:=[Sheet2.$C200]*[Sheet2.$D200]/1000000" table:style-name="ce4">
            <text:p>16.16384</text:p>
          </table:table-cell>
          <table:table-cell office:value-type="float" office:value="8.4757087424770408" table:style-name="ce4">
            <text:p>8.475708742</text:p>
          </table:table-cell>
          <table:table-cell office:value-type="float" office:value="2160" table:style-name="ce4">
            <text:p>2160</text:p>
          </table:table-cell>
          <table:table-cell office:value-type="float" office:value="3245" table:style-name="ce4">
            <text:p>3245</text:p>
          </table:table-cell>
          <table:table-cell office:value-type="float" office:value="3" table:style-name="ce4">
            <text:p>3</text:p>
          </table:table-cell>
          <table:table-cell office:value-type="float" office:value="16.16384" table:formula="of:=[.C200]*[.D200]/1000000" table:style-name="ce4">
            <text:p>16.16384</text:p>
          </table:table-cell>
          <table:table-cell office:value-type="float" office:value="7.0091999999999999" table:formula="of:=[.H200]*[.I200]/1000000" table:style-name="ce4">
            <text:p>7.0092</text:p>
          </table:table-cell>
          <table:table-cell office:value-type="float" office:value="8.4757087424770354" table:formula="of:=[.$B200]/[.K200]" table:style-name="ce11">
            <text:p>8.475708742</text:p>
          </table:table-cell>
          <table:table-cell office:value-type="float" office:value="19.545739884722934" table:formula="of:=[.$B200]/[.L200]" table:style-name="ce11">
            <text:p>19.54573988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275.jpg</text:p>
          </table:table-cell>
          <table:table-cell office:value-type="float" office:value="364" table:style-name="ce1">
            <text:p>364</text:p>
          </table:table-cell>
          <table:table-cell office:value-type="float" office:value="3280" table:style-name="ce4">
            <text:p>3280</text:p>
          </table:table-cell>
          <table:table-cell office:value-type="float" office:value="4928" table:style-name="ce4">
            <text:p>4928</text:p>
          </table:table-cell>
          <table:table-cell office:value-type="float" office:value="3" table:style-name="ce4">
            <text:p>3</text:p>
          </table:table-cell>
          <table:table-cell office:value-type="float" office:value="16.16384" table:formula="of:=[Sheet2.$C201]*[Sheet2.$D201]/1000000" table:style-name="ce4">
            <text:p>16.16384</text:p>
          </table:table-cell>
          <table:table-cell office:value-type="float" office:value="22.519401330376901" table:style-name="ce4">
            <text:p>22.51940133</text:p>
          </table:table-cell>
          <table:table-cell office:value-type="float" office:value="2160" table:style-name="ce4">
            <text:p>2160</text:p>
          </table:table-cell>
          <table:table-cell office:value-type="float" office:value="3245" table:style-name="ce4">
            <text:p>3245</text:p>
          </table:table-cell>
          <table:table-cell office:value-type="float" office:value="3" table:style-name="ce4">
            <text:p>3</text:p>
          </table:table-cell>
          <table:table-cell office:value-type="float" office:value="16.16384" table:formula="of:=[.C201]*[.D201]/1000000" table:style-name="ce4">
            <text:p>16.16384</text:p>
          </table:table-cell>
          <table:table-cell office:value-type="float" office:value="7.0091999999999999" table:formula="of:=[.H201]*[.I201]/1000000" table:style-name="ce4">
            <text:p>7.0092</text:p>
          </table:table-cell>
          <table:table-cell office:value-type="float" office:value="22.51940133037694" table:formula="of:=[.$B201]/[.K201]" table:style-name="ce11">
            <text:p>22.51940133</text:p>
          </table:table-cell>
          <table:table-cell office:value-type="float" office:value="51.931746847001087" table:formula="of:=[.$B201]/[.L201]" table:style-name="ce11">
            <text:p>51.93174685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st_img_0033.jpg</text:p>
          </table:table-cell>
          <table:table-cell office:value-type="float" office:value="129" table:style-name="ce1">
            <text:p>129</text:p>
          </table:table-cell>
          <table:table-cell office:value-type="float" office:value="3280" table:style-name="ce4">
            <text:p>3280</text:p>
          </table:table-cell>
          <table:table-cell office:value-type="float" office:value="4948" table:style-name="ce4">
            <text:p>4948</text:p>
          </table:table-cell>
          <table:table-cell office:value-type="float" office:value="3" table:style-name="ce4">
            <text:p>3</text:p>
          </table:table-cell>
          <table:table-cell office:value-type="float" office:value="16.22944" table:formula="of:=[Sheet2.$C202]*[Sheet2.$D202]/1000000" table:style-name="ce4">
            <text:p>16.22944</text:p>
          </table:table-cell>
          <table:table-cell office:value-type="float" office:value="7.9485182483191004" table:style-name="ce4">
            <text:p>7.948518248</text:p>
          </table:table-cell>
          <table:table-cell office:value-type="float" office:value="2160" table:style-name="ce4">
            <text:p>2160</text:p>
          </table:table-cell>
          <table:table-cell office:value-type="float" office:value="3258" table:style-name="ce4">
            <text:p>3258</text:p>
          </table:table-cell>
          <table:table-cell office:value-type="float" office:value="3" table:style-name="ce4">
            <text:p>3</text:p>
          </table:table-cell>
          <table:table-cell office:value-type="float" office:value="16.22944" table:formula="of:=[.C202]*[.D202]/1000000" table:style-name="ce4">
            <text:p>16.22944</text:p>
          </table:table-cell>
          <table:table-cell office:value-type="float" office:value="7.03728" table:formula="of:=[.H202]*[.I202]/1000000" table:style-name="ce4">
            <text:p>7.03728</text:p>
          </table:table-cell>
          <table:table-cell office:value-type="float" office:value="7.9485182483191039" table:formula="of:=[.$B202]/[.K202]" table:style-name="ce11">
            <text:p>7.948518248</text:p>
          </table:table-cell>
          <table:table-cell office:value-type="float" office:value="18.330946047336472" table:formula="of:=[.$B202]/[.L202]" table:style-name="ce11">
            <text:p>18.33094605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141.jpg</text:p>
          </table:table-cell>
          <table:table-cell office:value-type="float" office:value="137" table:style-name="ce1">
            <text:p>137</text:p>
          </table:table-cell>
          <table:table-cell office:value-type="float" office:value="3293" table:style-name="ce4">
            <text:p>3293</text:p>
          </table:table-cell>
          <table:table-cell office:value-type="float" office:value="4939" table:style-name="ce4">
            <text:p>4939</text:p>
          </table:table-cell>
          <table:table-cell office:value-type="float" office:value="3" table:style-name="ce4">
            <text:p>3</text:p>
          </table:table-cell>
          <table:table-cell office:value-type="float" office:value="16.264126999999998" table:formula="of:=[Sheet2.$C203]*[Sheet2.$D203]/1000000" table:style-name="ce4">
            <text:p>16.264127</text:p>
          </table:table-cell>
          <table:table-cell office:value-type="float" office:value="8.4234462753518802" table:style-name="ce4">
            <text:p>8.423446275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6.264126999999998" table:formula="of:=[.C203]*[.D203]/1000000" table:style-name="ce4">
            <text:p>16.264127</text:p>
          </table:table-cell>
          <table:table-cell office:value-type="float" office:value="6.9984000000000002" table:formula="of:=[.H203]*[.I203]/1000000" table:style-name="ce4">
            <text:p>6.9984</text:p>
          </table:table-cell>
          <table:table-cell office:value-type="float" office:value="8.4234462753518837" table:formula="of:=[.$B203]/[.K203]" table:style-name="ce11">
            <text:p>8.423446275</text:p>
          </table:table-cell>
          <table:table-cell office:value-type="float" office:value="19.575903063557384" table:formula="of:=[.$B203]/[.L203]" table:style-name="ce11">
            <text:p>19.57590306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st_img_0075.jpg</text:p>
          </table:table-cell>
          <table:table-cell office:value-type="float" office:value="253" table:style-name="ce1">
            <text:p>253</text:p>
          </table:table-cell>
          <table:table-cell office:value-type="float" office:value="3299" table:style-name="ce4">
            <text:p>3299</text:p>
          </table:table-cell>
          <table:table-cell office:value-type="float" office:value="4399" table:style-name="ce4">
            <text:p>4399</text:p>
          </table:table-cell>
          <table:table-cell office:value-type="float" office:value="3" table:style-name="ce4">
            <text:p>3</text:p>
          </table:table-cell>
          <table:table-cell office:value-type="float" office:value="14.512301000000001" table:formula="of:=[Sheet2.$C204]*[Sheet2.$D204]/1000000" table:style-name="ce4">
            <text:p>14.512301</text:p>
          </table:table-cell>
          <table:table-cell office:value-type="float" office:value="17.433486254178401" table:style-name="ce4">
            <text:p>17.43348625</text:p>
          </table:table-cell>
          <table:table-cell office:value-type="float" office:value="2160" table:style-name="ce4">
            <text:p>2160</text:p>
          </table:table-cell>
          <table:table-cell office:value-type="float" office:value="2880" table:style-name="ce4">
            <text:p>2880</text:p>
          </table:table-cell>
          <table:table-cell office:value-type="float" office:value="3" table:style-name="ce4">
            <text:p>3</text:p>
          </table:table-cell>
          <table:table-cell office:value-type="float" office:value="14.512301000000001" table:formula="of:=[.C204]*[.D204]/1000000" table:style-name="ce4">
            <text:p>14.512301</text:p>
          </table:table-cell>
          <table:table-cell office:value-type="float" office:value="6.2207999999999997" table:formula="of:=[.H204]*[.I204]/1000000" table:style-name="ce4">
            <text:p>6.2208</text:p>
          </table:table-cell>
          <table:table-cell office:value-type="float" office:value="17.433486254178437" table:formula="of:=[.$B204]/[.K204]" table:style-name="ce11">
            <text:p>17.43348625</text:p>
          </table:table-cell>
          <table:table-cell office:value-type="float" office:value="40.670010288065846" table:formula="of:=[.$B204]/[.L204]" table:style-name="ce11">
            <text:p>40.67001029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156.jpg</text:p>
          </table:table-cell>
          <table:table-cell office:value-type="float" office:value="349" table:style-name="ce1">
            <text:p>349</text:p>
          </table:table-cell>
          <table:table-cell office:value-type="float" office:value="3339" table:style-name="ce4">
            <text:p>3339</text:p>
          </table:table-cell>
          <table:table-cell office:value-type="float" office:value="5002" table:style-name="ce4">
            <text:p>5002</text:p>
          </table:table-cell>
          <table:table-cell office:value-type="float" office:value="3" table:style-name="ce4">
            <text:p>3</text:p>
          </table:table-cell>
          <table:table-cell office:value-type="float" office:value="16.701678000000001" table:formula="of:=[Sheet2.$C205]*[Sheet2.$D205]/1000000" table:style-name="ce4">
            <text:p>16.701678</text:p>
          </table:table-cell>
          <table:table-cell office:value-type="float" office:value="20.8961039723075" table:style-name="ce4">
            <text:p>20.89610397</text:p>
          </table:table-cell>
          <table:table-cell office:value-type="float" office:value="2160" table:style-name="ce4">
            <text:p>2160</text:p>
          </table:table-cell>
          <table:table-cell office:value-type="float" office:value="3236" table:style-name="ce4">
            <text:p>3236</text:p>
          </table:table-cell>
          <table:table-cell office:value-type="float" office:value="3" table:style-name="ce4">
            <text:p>3</text:p>
          </table:table-cell>
          <table:table-cell office:value-type="float" office:value="16.701678000000001" table:formula="of:=[.C205]*[.D205]/1000000" table:style-name="ce4">
            <text:p>16.701678</text:p>
          </table:table-cell>
          <table:table-cell office:value-type="float" office:value="6.9897600000000004" table:formula="of:=[.H205]*[.I205]/1000000" table:style-name="ce4">
            <text:p>6.98976</text:p>
          </table:table-cell>
          <table:table-cell office:value-type="float" office:value="20.896103972307451" table:formula="of:=[.$B205]/[.K205]" table:style-name="ce11">
            <text:p>20.89610397</text:p>
          </table:table-cell>
          <table:table-cell office:value-type="float" office:value="49.930183582841181" table:formula="of:=[.$B205]/[.L205]" table:style-name="ce11">
            <text:p>49.93018358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st_img_0015.jpg</text:p>
          </table:table-cell>
          <table:table-cell office:value-type="float" office:value="413" table:style-name="ce1">
            <text:p>413</text:p>
          </table:table-cell>
          <table:table-cell office:value-type="float" office:value="3456" table:style-name="ce4">
            <text:p>3456</text:p>
          </table:table-cell>
          <table:table-cell office:value-type="float" office:value="4608" table:style-name="ce4">
            <text:p>4608</text:p>
          </table:table-cell>
          <table:table-cell office:value-type="float" office:value="3" table:style-name="ce4">
            <text:p>3</text:p>
          </table:table-cell>
          <table:table-cell office:value-type="float" office:value="15.925248" table:formula="of:=[Sheet2.$C206]*[Sheet2.$D206]/1000000" table:style-name="ce4">
            <text:p>15.925248</text:p>
          </table:table-cell>
          <table:table-cell office:value-type="float" office:value="25.9336620691872" table:style-name="ce4">
            <text:p>25.93366207</text:p>
          </table:table-cell>
          <table:table-cell office:value-type="float" office:value="2160" table:style-name="ce4">
            <text:p>2160</text:p>
          </table:table-cell>
          <table:table-cell office:value-type="float" office:value="2880" table:style-name="ce4">
            <text:p>2880</text:p>
          </table:table-cell>
          <table:table-cell office:value-type="float" office:value="3" table:style-name="ce4">
            <text:p>3</text:p>
          </table:table-cell>
          <table:table-cell office:value-type="float" office:value="15.925248" table:formula="of:=[.C206]*[.D206]/1000000" table:style-name="ce4">
            <text:p>15.925248</text:p>
          </table:table-cell>
          <table:table-cell office:value-type="float" office:value="6.2207999999999997" table:formula="of:=[.H206]*[.I206]/1000000" table:style-name="ce4">
            <text:p>6.2208</text:p>
          </table:table-cell>
          <table:table-cell office:value-type="float" office:value="25.933662069187243" table:formula="of:=[.$B206]/[.K206]" table:style-name="ce11">
            <text:p>25.93366207</text:p>
          </table:table-cell>
          <table:table-cell office:value-type="float" office:value="66.390174897119351" table:formula="of:=[.$B206]/[.L206]" table:style-name="ce11">
            <text:p>66.3901749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st_img_0095.jpg</text:p>
          </table:table-cell>
          <table:table-cell office:value-type="float" office:value="370" table:style-name="ce1">
            <text:p>370</text:p>
          </table:table-cell>
          <table:table-cell office:value-type="float" office:value="3456" table:style-name="ce4">
            <text:p>3456</text:p>
          </table:table-cell>
          <table:table-cell office:value-type="float" office:value="4608" table:style-name="ce4">
            <text:p>4608</text:p>
          </table:table-cell>
          <table:table-cell office:value-type="float" office:value="3" table:style-name="ce4">
            <text:p>3</text:p>
          </table:table-cell>
          <table:table-cell office:value-type="float" office:value="15.925248" table:formula="of:=[Sheet2.$C207]*[Sheet2.$D207]/1000000" table:style-name="ce4">
            <text:p>15.925248</text:p>
          </table:table-cell>
          <table:table-cell office:value-type="float" office:value="23.233547132201601" table:style-name="ce4">
            <text:p>23.23354713</text:p>
          </table:table-cell>
          <table:table-cell office:value-type="float" office:value="2160" table:style-name="ce4">
            <text:p>2160</text:p>
          </table:table-cell>
          <table:table-cell office:value-type="float" office:value="2880" table:style-name="ce4">
            <text:p>2880</text:p>
          </table:table-cell>
          <table:table-cell office:value-type="float" office:value="3" table:style-name="ce4">
            <text:p>3</text:p>
          </table:table-cell>
          <table:table-cell office:value-type="float" office:value="15.925248" table:formula="of:=[.C207]*[.D207]/1000000" table:style-name="ce4">
            <text:p>15.925248</text:p>
          </table:table-cell>
          <table:table-cell office:value-type="float" office:value="6.2207999999999997" table:formula="of:=[.H207]*[.I207]/1000000" table:style-name="ce4">
            <text:p>6.2208</text:p>
          </table:table-cell>
          <table:table-cell office:value-type="float" office:value="23.233547132201647" table:formula="of:=[.$B207]/[.K207]" table:style-name="ce11">
            <text:p>23.23354713</text:p>
          </table:table-cell>
          <table:table-cell office:value-type="float" office:value="59.47788065843622" table:formula="of:=[.$B207]/[.L207]" table:style-name="ce11">
            <text:p>59.47788066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046.jpg</text:p>
          </table:table-cell>
          <table:table-cell office:value-type="float" office:value="187" table:style-name="ce1">
            <text:p>187</text:p>
          </table:table-cell>
          <table:table-cell office:value-type="float" office:value="3456" table:style-name="ce4">
            <text:p>3456</text:p>
          </table:table-cell>
          <table:table-cell office:value-type="float" office:value="4608" table:style-name="ce4">
            <text:p>4608</text:p>
          </table:table-cell>
          <table:table-cell office:value-type="float" office:value="3" table:style-name="ce4">
            <text:p>3</text:p>
          </table:table-cell>
          <table:table-cell office:value-type="float" office:value="15.925248" table:formula="of:=[Sheet2.$C208]*[Sheet2.$D208]/1000000" table:style-name="ce4">
            <text:p>15.925248</text:p>
          </table:table-cell>
          <table:table-cell office:value-type="float" office:value="11.742360307356" table:style-name="ce4">
            <text:p>11.74236031</text:p>
          </table:table-cell>
          <table:table-cell office:value-type="float" office:value="2160" table:style-name="ce4">
            <text:p>2160</text:p>
          </table:table-cell>
          <table:table-cell office:value-type="float" office:value="2880" table:style-name="ce4">
            <text:p>2880</text:p>
          </table:table-cell>
          <table:table-cell office:value-type="float" office:value="3" table:style-name="ce4">
            <text:p>3</text:p>
          </table:table-cell>
          <table:table-cell office:value-type="float" office:value="15.925248" table:formula="of:=[.C208]*[.D208]/1000000" table:style-name="ce4">
            <text:p>15.925248</text:p>
          </table:table-cell>
          <table:table-cell office:value-type="float" office:value="6.2207999999999997" table:formula="of:=[.H208]*[.I208]/1000000" table:style-name="ce4">
            <text:p>6.2208</text:p>
          </table:table-cell>
          <table:table-cell office:value-type="float" office:value="11.742360307355968" table:formula="of:=[.$B208]/[.K208]" table:style-name="ce11">
            <text:p>11.74236031</text:p>
          </table:table-cell>
          <table:table-cell office:value-type="float" office:value="30.060442386831276" table:formula="of:=[.$B208]/[.L208]" table:style-name="ce11">
            <text:p>30.06044239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065.jpg</text:p>
          </table:table-cell>
          <table:table-cell office:value-type="float" office:value="353" table:style-name="ce1">
            <text:p>353</text:p>
          </table:table-cell>
          <table:table-cell office:value-type="float" office:value="3456" table:style-name="ce4">
            <text:p>3456</text:p>
          </table:table-cell>
          <table:table-cell office:value-type="float" office:value="4608" table:style-name="ce4">
            <text:p>4608</text:p>
          </table:table-cell>
          <table:table-cell office:value-type="float" office:value="3" table:style-name="ce4">
            <text:p>3</text:p>
          </table:table-cell>
          <table:table-cell office:value-type="float" office:value="15.925248" table:formula="of:=[Sheet2.$C209]*[Sheet2.$D209]/1000000" table:style-name="ce4">
            <text:p>15.925248</text:p>
          </table:table-cell>
          <table:table-cell office:value-type="float" office:value="22.166059831532898" table:style-name="ce4">
            <text:p>22.16605983</text:p>
          </table:table-cell>
          <table:table-cell office:value-type="float" office:value="2160" table:style-name="ce4">
            <text:p>2160</text:p>
          </table:table-cell>
          <table:table-cell office:value-type="float" office:value="2880" table:style-name="ce4">
            <text:p>2880</text:p>
          </table:table-cell>
          <table:table-cell office:value-type="float" office:value="3" table:style-name="ce4">
            <text:p>3</text:p>
          </table:table-cell>
          <table:table-cell office:value-type="float" office:value="15.925248" table:formula="of:=[.C209]*[.D209]/1000000" table:style-name="ce4">
            <text:p>15.925248</text:p>
          </table:table-cell>
          <table:table-cell office:value-type="float" office:value="6.2207999999999997" table:formula="of:=[.H209]*[.I209]/1000000" table:style-name="ce4">
            <text:p>6.2208</text:p>
          </table:table-cell>
          <table:table-cell office:value-type="float" office:value="22.166059831532923" table:formula="of:=[.$B209]/[.K209]" table:style-name="ce11">
            <text:p>22.16605983</text:p>
          </table:table-cell>
          <table:table-cell office:value-type="float" office:value="56.745113168724281" table:formula="of:=[.$B209]/[.L209]" table:style-name="ce11">
            <text:p>56.74511317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317.jpg</text:p>
          </table:table-cell>
          <table:table-cell office:value-type="float" office:value="246" table:style-name="ce1">
            <text:p>246</text:p>
          </table:table-cell>
          <table:table-cell office:value-type="float" office:value="3456" table:style-name="ce4">
            <text:p>3456</text:p>
          </table:table-cell>
          <table:table-cell office:value-type="float" office:value="4608" table:style-name="ce4">
            <text:p>4608</text:p>
          </table:table-cell>
          <table:table-cell office:value-type="float" office:value="3" table:style-name="ce4">
            <text:p>3</text:p>
          </table:table-cell>
          <table:table-cell office:value-type="float" office:value="15.925248" table:formula="of:=[Sheet2.$C210]*[Sheet2.$D210]/1000000" table:style-name="ce4">
            <text:p>15.925248</text:p>
          </table:table-cell>
          <table:table-cell office:value-type="float" office:value="15.447169174382701" table:style-name="ce4">
            <text:p>15.44716917</text:p>
          </table:table-cell>
          <table:table-cell office:value-type="float" office:value="2160" table:style-name="ce4">
            <text:p>2160</text:p>
          </table:table-cell>
          <table:table-cell office:value-type="float" office:value="2880" table:style-name="ce4">
            <text:p>2880</text:p>
          </table:table-cell>
          <table:table-cell office:value-type="float" office:value="3" table:style-name="ce4">
            <text:p>3</text:p>
          </table:table-cell>
          <table:table-cell office:value-type="float" office:value="15.925248" table:formula="of:=[.C210]*[.D210]/1000000" table:style-name="ce4">
            <text:p>15.925248</text:p>
          </table:table-cell>
          <table:table-cell office:value-type="float" office:value="6.2207999999999997" table:formula="of:=[.H210]*[.I210]/1000000" table:style-name="ce4">
            <text:p>6.2208</text:p>
          </table:table-cell>
          <table:table-cell office:value-type="float" office:value="15.447169174382717" table:formula="of:=[.$B210]/[.K210]" table:style-name="ce11">
            <text:p>15.44716917</text:p>
          </table:table-cell>
          <table:table-cell office:value-type="float" office:value="39.544753086419753" table:formula="of:=[.$B210]/[.L210]" table:style-name="ce11">
            <text:p>39.54475309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st_img_0050.jpg</text:p>
          </table:table-cell>
          <table:table-cell office:value-type="float" office:value="425" table:style-name="ce1">
            <text:p>425</text:p>
          </table:table-cell>
          <table:table-cell office:value-type="float" office:value="3456" table:style-name="ce4">
            <text:p>3456</text:p>
          </table:table-cell>
          <table:table-cell office:value-type="float" office:value="5184" table:style-name="ce4">
            <text:p>5184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Sheet2.$C211]*[Sheet2.$D211]/1000000" table:style-name="ce4">
            <text:p>17.915904</text:p>
          </table:table-cell>
          <table:table-cell office:value-type="float" office:value="23.7219400148605" table:style-name="ce4">
            <text:p>23.72194001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.C211]*[.D211]/1000000" table:style-name="ce4">
            <text:p>17.915904</text:p>
          </table:table-cell>
          <table:table-cell office:value-type="float" office:value="6.9984000000000002" table:formula="of:=[.H211]*[.I211]/1000000" table:style-name="ce4">
            <text:p>6.9984</text:p>
          </table:table-cell>
          <table:table-cell office:value-type="float" office:value="23.721940014860539" table:formula="of:=[.$B211]/[.K211]" table:style-name="ce11">
            <text:p>23.72194001</text:p>
          </table:table-cell>
          <table:table-cell office:value-type="float" office:value="60.728166438042983" table:formula="of:=[.$B211]/[.L211]" table:style-name="ce11">
            <text:p>60.72816644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st_img_0056.jpg</text:p>
          </table:table-cell>
          <table:table-cell office:value-type="float" office:value="194" table:style-name="ce1">
            <text:p>194</text:p>
          </table:table-cell>
          <table:table-cell office:value-type="float" office:value="3456" table:style-name="ce4">
            <text:p>3456</text:p>
          </table:table-cell>
          <table:table-cell office:value-type="float" office:value="5184" table:style-name="ce4">
            <text:p>5184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Sheet2.$C212]*[Sheet2.$D212]/1000000" table:style-name="ce4">
            <text:p>17.915904</text:p>
          </table:table-cell>
          <table:table-cell office:value-type="float" office:value="10.828367912665801" table:style-name="ce4">
            <text:p>10.82836791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.C212]*[.D212]/1000000" table:style-name="ce4">
            <text:p>17.915904</text:p>
          </table:table-cell>
          <table:table-cell office:value-type="float" office:value="6.9984000000000002" table:formula="of:=[.H212]*[.I212]/1000000" table:style-name="ce4">
            <text:p>6.9984</text:p>
          </table:table-cell>
          <table:table-cell office:value-type="float" office:value="10.828367912665751" table:formula="of:=[.$B212]/[.K212]" table:style-name="ce11">
            <text:p>10.82836791</text:p>
          </table:table-cell>
          <table:table-cell office:value-type="float" office:value="27.720621856424327" table:formula="of:=[.$B212]/[.L212]" table:style-name="ce11">
            <text:p>27.72062186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st_img_0088.jpg</text:p>
          </table:table-cell>
          <table:table-cell office:value-type="float" office:value="197" table:style-name="ce1">
            <text:p>197</text:p>
          </table:table-cell>
          <table:table-cell office:value-type="float" office:value="3456" table:style-name="ce4">
            <text:p>3456</text:p>
          </table:table-cell>
          <table:table-cell office:value-type="float" office:value="5184" table:style-name="ce4">
            <text:p>5184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Sheet2.$C213]*[Sheet2.$D213]/1000000" table:style-name="ce4">
            <text:p>17.915904</text:p>
          </table:table-cell>
          <table:table-cell office:value-type="float" office:value="10.995816901005901" table:style-name="ce4">
            <text:p>10.9958169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.C213]*[.D213]/1000000" table:style-name="ce4">
            <text:p>17.915904</text:p>
          </table:table-cell>
          <table:table-cell office:value-type="float" office:value="6.9984000000000002" table:formula="of:=[.H213]*[.I213]/1000000" table:style-name="ce4">
            <text:p>6.9984</text:p>
          </table:table-cell>
          <table:table-cell office:value-type="float" office:value="10.995816901005943" table:formula="of:=[.$B213]/[.K213]" table:style-name="ce11">
            <text:p>10.9958169</text:p>
          </table:table-cell>
          <table:table-cell office:value-type="float" office:value="28.149291266575215" table:formula="of:=[.$B213]/[.L213]" table:style-name="ce11">
            <text:p>28.14929127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st_img_0210.jpg</text:p>
          </table:table-cell>
          <table:table-cell office:value-type="float" office:value="421" table:style-name="ce1">
            <text:p>421</text:p>
          </table:table-cell>
          <table:table-cell office:value-type="float" office:value="3456" table:style-name="ce4">
            <text:p>3456</text:p>
          </table:table-cell>
          <table:table-cell office:value-type="float" office:value="5184" table:style-name="ce4">
            <text:p>5184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Sheet2.$C214]*[Sheet2.$D214]/1000000" table:style-name="ce4">
            <text:p>17.915904</text:p>
          </table:table-cell>
          <table:table-cell office:value-type="float" office:value="23.4986746970736" table:style-name="ce4">
            <text:p>23.4986747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.C214]*[.D214]/1000000" table:style-name="ce4">
            <text:p>17.915904</text:p>
          </table:table-cell>
          <table:table-cell office:value-type="float" office:value="6.9984000000000002" table:formula="of:=[.H214]*[.I214]/1000000" table:style-name="ce4">
            <text:p>6.9984</text:p>
          </table:table-cell>
          <table:table-cell office:value-type="float" office:value="23.498674697073614" table:formula="of:=[.$B214]/[.K214]" table:style-name="ce11">
            <text:p>23.4986747</text:p>
          </table:table-cell>
          <table:table-cell office:value-type="float" office:value="60.156607224508456" table:formula="of:=[.$B214]/[.L214]" table:style-name="ce11">
            <text:p>60.15660722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st_img_0232.jpg</text:p>
          </table:table-cell>
          <table:table-cell office:value-type="float" office:value="419" table:style-name="ce1">
            <text:p>419</text:p>
          </table:table-cell>
          <table:table-cell office:value-type="float" office:value="3456" table:style-name="ce4">
            <text:p>3456</text:p>
          </table:table-cell>
          <table:table-cell office:value-type="float" office:value="5184" table:style-name="ce4">
            <text:p>5184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Sheet2.$C215]*[Sheet2.$D215]/1000000" table:style-name="ce4">
            <text:p>17.915904</text:p>
          </table:table-cell>
          <table:table-cell office:value-type="float" office:value="23.387042038180201" table:style-name="ce4">
            <text:p>23.38704204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.C215]*[.D215]/1000000" table:style-name="ce4">
            <text:p>17.915904</text:p>
          </table:table-cell>
          <table:table-cell office:value-type="float" office:value="6.9984000000000002" table:formula="of:=[.H215]*[.I215]/1000000" table:style-name="ce4">
            <text:p>6.9984</text:p>
          </table:table-cell>
          <table:table-cell office:value-type="float" office:value="23.387042038180155" table:formula="of:=[.$B215]/[.K215]" table:style-name="ce11">
            <text:p>23.38704204</text:p>
          </table:table-cell>
          <table:table-cell office:value-type="float" office:value="59.870827617741199" table:formula="of:=[.$B215]/[.L215]" table:style-name="ce11">
            <text:p>59.87082762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st_img_0259.jpg</text:p>
          </table:table-cell>
          <table:table-cell office:value-type="float" office:value="338" table:style-name="ce1">
            <text:p>338</text:p>
          </table:table-cell>
          <table:table-cell office:value-type="float" office:value="3456" table:style-name="ce4">
            <text:p>3456</text:p>
          </table:table-cell>
          <table:table-cell office:value-type="float" office:value="5184" table:style-name="ce4">
            <text:p>5184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Sheet2.$C216]*[Sheet2.$D216]/1000000" table:style-name="ce4">
            <text:p>17.915904</text:p>
          </table:table-cell>
          <table:table-cell office:value-type="float" office:value="18.865919352995" table:style-name="ce4">
            <text:p>18.86591935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.C216]*[.D216]/1000000" table:style-name="ce4">
            <text:p>17.915904</text:p>
          </table:table-cell>
          <table:table-cell office:value-type="float" office:value="6.9984000000000002" table:formula="of:=[.H216]*[.I216]/1000000" table:style-name="ce4">
            <text:p>6.9984</text:p>
          </table:table-cell>
          <table:table-cell office:value-type="float" office:value="18.865919352994968" table:formula="of:=[.$B216]/[.K216]" table:style-name="ce11">
            <text:p>18.86591935</text:p>
          </table:table-cell>
          <table:table-cell office:value-type="float" office:value="48.296753543667123" table:formula="of:=[.$B216]/[.L216]" table:style-name="ce11">
            <text:p>48.29675354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010.jpg</text:p>
          </table:table-cell>
          <table:table-cell office:value-type="float" office:value="153" table:style-name="ce1">
            <text:p>153</text:p>
          </table:table-cell>
          <table:table-cell office:value-type="float" office:value="3456" table:style-name="ce4">
            <text:p>3456</text:p>
          </table:table-cell>
          <table:table-cell office:value-type="float" office:value="5184" table:style-name="ce4">
            <text:p>5184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Sheet2.$C217]*[Sheet2.$D217]/1000000" table:style-name="ce4">
            <text:p>17.915904</text:p>
          </table:table-cell>
          <table:table-cell office:value-type="float" office:value="8.5398984053497902" table:style-name="ce4">
            <text:p>8.539898405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.C217]*[.D217]/1000000" table:style-name="ce4">
            <text:p>17.915904</text:p>
          </table:table-cell>
          <table:table-cell office:value-type="float" office:value="6.9984000000000002" table:formula="of:=[.H217]*[.I217]/1000000" table:style-name="ce4">
            <text:p>6.9984</text:p>
          </table:table-cell>
          <table:table-cell office:value-type="float" office:value="8.5398984053497937" table:formula="of:=[.$B217]/[.K217]" table:style-name="ce11">
            <text:p>8.539898405</text:p>
          </table:table-cell>
          <table:table-cell office:value-type="float" office:value="21.862139917695472" table:formula="of:=[.$B217]/[.L217]" table:style-name="ce11">
            <text:p>21.86213992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074.jpg</text:p>
          </table:table-cell>
          <table:table-cell office:value-type="float" office:value="279" table:style-name="ce1">
            <text:p>279</text:p>
          </table:table-cell>
          <table:table-cell office:value-type="float" office:value="3456" table:style-name="ce4">
            <text:p>3456</text:p>
          </table:table-cell>
          <table:table-cell office:value-type="float" office:value="5184" table:style-name="ce4">
            <text:p>5184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Sheet2.$C218]*[Sheet2.$D218]/1000000" table:style-name="ce4">
            <text:p>17.915904</text:p>
          </table:table-cell>
          <table:table-cell office:value-type="float" office:value="15.572755915637901" table:style-name="ce4">
            <text:p>15.57275592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.C218]*[.D218]/1000000" table:style-name="ce4">
            <text:p>17.915904</text:p>
          </table:table-cell>
          <table:table-cell office:value-type="float" office:value="6.9984000000000002" table:formula="of:=[.H218]*[.I218]/1000000" table:style-name="ce4">
            <text:p>6.9984</text:p>
          </table:table-cell>
          <table:table-cell office:value-type="float" office:value="15.57275591563786" table:formula="of:=[.$B218]/[.K218]" table:style-name="ce11">
            <text:p>15.57275592</text:p>
          </table:table-cell>
          <table:table-cell office:value-type="float" office:value="39.86625514403292" table:formula="of:=[.$B218]/[.L218]" table:style-name="ce11">
            <text:p>39.86625514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075.jpg</text:p>
          </table:table-cell>
          <table:table-cell office:value-type="float" office:value="225" table:style-name="ce1">
            <text:p>225</text:p>
          </table:table-cell>
          <table:table-cell office:value-type="float" office:value="3456" table:style-name="ce4">
            <text:p>3456</text:p>
          </table:table-cell>
          <table:table-cell office:value-type="float" office:value="5184" table:style-name="ce4">
            <text:p>5184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Sheet2.$C219]*[Sheet2.$D219]/1000000" table:style-name="ce4">
            <text:p>17.915904</text:p>
          </table:table-cell>
          <table:table-cell office:value-type="float" office:value="12.558674125514401" table:style-name="ce4">
            <text:p>12.55867413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.C219]*[.D219]/1000000" table:style-name="ce4">
            <text:p>17.915904</text:p>
          </table:table-cell>
          <table:table-cell office:value-type="float" office:value="6.9984000000000002" table:formula="of:=[.H219]*[.I219]/1000000" table:style-name="ce4">
            <text:p>6.9984</text:p>
          </table:table-cell>
          <table:table-cell office:value-type="float" office:value="12.558674125514402" table:formula="of:=[.$B219]/[.K219]" table:style-name="ce11">
            <text:p>12.55867413</text:p>
          </table:table-cell>
          <table:table-cell office:value-type="float" office:value="32.150205761316869" table:formula="of:=[.$B219]/[.L219]" table:style-name="ce11">
            <text:p>32.15020576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090.jpg</text:p>
          </table:table-cell>
          <table:table-cell office:value-type="float" office:value="86" table:style-name="ce1">
            <text:p>86</text:p>
          </table:table-cell>
          <table:table-cell office:value-type="float" office:value="3456" table:style-name="ce4">
            <text:p>3456</text:p>
          </table:table-cell>
          <table:table-cell office:value-type="float" office:value="5184" table:style-name="ce4">
            <text:p>5184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Sheet2.$C220]*[Sheet2.$D220]/1000000" table:style-name="ce4">
            <text:p>17.915904</text:p>
          </table:table-cell>
          <table:table-cell office:value-type="float" office:value="4.8002043324188399" table:style-name="ce4">
            <text:p>4.800204332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.C220]*[.D220]/1000000" table:style-name="ce4">
            <text:p>17.915904</text:p>
          </table:table-cell>
          <table:table-cell office:value-type="float" office:value="6.9984000000000002" table:formula="of:=[.H220]*[.I220]/1000000" table:style-name="ce4">
            <text:p>6.9984</text:p>
          </table:table-cell>
          <table:table-cell office:value-type="float" office:value="4.8002043324188381" table:formula="of:=[.$B220]/[.K220]" table:style-name="ce11">
            <text:p>4.800204332</text:p>
          </table:table-cell>
          <table:table-cell office:value-type="float" office:value="12.288523090992227" table:formula="of:=[.$B220]/[.L220]" table:style-name="ce11">
            <text:p>12.28852309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145.jpg</text:p>
          </table:table-cell>
          <table:table-cell office:value-type="float" office:value="217" table:style-name="ce1">
            <text:p>217</text:p>
          </table:table-cell>
          <table:table-cell office:value-type="float" office:value="3456" table:style-name="ce4">
            <text:p>3456</text:p>
          </table:table-cell>
          <table:table-cell office:value-type="float" office:value="5184" table:style-name="ce4">
            <text:p>5184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Sheet2.$C221]*[Sheet2.$D221]/1000000" table:style-name="ce4">
            <text:p>17.915904</text:p>
          </table:table-cell>
          <table:table-cell office:value-type="float" office:value="12.1121434899406" table:style-name="ce4">
            <text:p>12.11214349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.C221]*[.D221]/1000000" table:style-name="ce4">
            <text:p>17.915904</text:p>
          </table:table-cell>
          <table:table-cell office:value-type="float" office:value="6.9984000000000002" table:formula="of:=[.H221]*[.I221]/1000000" table:style-name="ce4">
            <text:p>6.9984</text:p>
          </table:table-cell>
          <table:table-cell office:value-type="float" office:value="12.112143489940557" table:formula="of:=[.$B221]/[.K221]" table:style-name="ce11">
            <text:p>12.11214349</text:p>
          </table:table-cell>
          <table:table-cell office:value-type="float" office:value="31.007087334247828" table:formula="of:=[.$B221]/[.L221]" table:style-name="ce11">
            <text:p>31.00708733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148.jpg</text:p>
          </table:table-cell>
          <table:table-cell office:value-type="float" office:value="229" table:style-name="ce1">
            <text:p>229</text:p>
          </table:table-cell>
          <table:table-cell office:value-type="float" office:value="3456" table:style-name="ce4">
            <text:p>3456</text:p>
          </table:table-cell>
          <table:table-cell office:value-type="float" office:value="5184" table:style-name="ce4">
            <text:p>5184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Sheet2.$C222]*[Sheet2.$D222]/1000000" table:style-name="ce4">
            <text:p>17.915904</text:p>
          </table:table-cell>
          <table:table-cell office:value-type="float" office:value="12.781939443301299" table:style-name="ce4">
            <text:p>12.78193944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.C222]*[.D222]/1000000" table:style-name="ce4">
            <text:p>17.915904</text:p>
          </table:table-cell>
          <table:table-cell office:value-type="float" office:value="6.9984000000000002" table:formula="of:=[.H222]*[.I222]/1000000" table:style-name="ce4">
            <text:p>6.9984</text:p>
          </table:table-cell>
          <table:table-cell office:value-type="float" office:value="12.781939443301326" table:formula="of:=[.$B222]/[.K222]" table:style-name="ce11">
            <text:p>12.78193944</text:p>
          </table:table-cell>
          <table:table-cell office:value-type="float" office:value="32.721764974851396" table:formula="of:=[.$B222]/[.L222]" table:style-name="ce11">
            <text:p>32.72176497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181.jpg</text:p>
          </table:table-cell>
          <table:table-cell office:value-type="float" office:value="199" table:style-name="ce1">
            <text:p>199</text:p>
          </table:table-cell>
          <table:table-cell office:value-type="float" office:value="3456" table:style-name="ce4">
            <text:p>3456</text:p>
          </table:table-cell>
          <table:table-cell office:value-type="float" office:value="5184" table:style-name="ce4">
            <text:p>5184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Sheet2.$C223]*[Sheet2.$D223]/1000000" table:style-name="ce4">
            <text:p>17.915904</text:p>
          </table:table-cell>
          <table:table-cell office:value-type="float" office:value="11.107449559899401" table:style-name="ce4">
            <text:p>11.10744956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.C223]*[.D223]/1000000" table:style-name="ce4">
            <text:p>17.915904</text:p>
          </table:table-cell>
          <table:table-cell office:value-type="float" office:value="6.9984000000000002" table:formula="of:=[.H223]*[.I223]/1000000" table:style-name="ce4">
            <text:p>6.9984</text:p>
          </table:table-cell>
          <table:table-cell office:value-type="float" office:value="11.107449559899404" table:formula="of:=[.$B223]/[.K223]" table:style-name="ce11">
            <text:p>11.10744956</text:p>
          </table:table-cell>
          <table:table-cell office:value-type="float" office:value="28.435070873342479" table:formula="of:=[.$B223]/[.L223]" table:style-name="ce11">
            <text:p>28.43507087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186.jpg</text:p>
          </table:table-cell>
          <table:table-cell office:value-type="float" office:value="362" table:style-name="ce1">
            <text:p>362</text:p>
          </table:table-cell>
          <table:table-cell office:value-type="float" office:value="3456" table:style-name="ce4">
            <text:p>3456</text:p>
          </table:table-cell>
          <table:table-cell office:value-type="float" office:value="5184" table:style-name="ce4">
            <text:p>5184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Sheet2.$C224]*[Sheet2.$D224]/1000000" table:style-name="ce4">
            <text:p>17.915904</text:p>
          </table:table-cell>
          <table:table-cell office:value-type="float" office:value="20.205511259716499" table:style-name="ce4">
            <text:p>20.20551126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.C224]*[.D224]/1000000" table:style-name="ce4">
            <text:p>17.915904</text:p>
          </table:table-cell>
          <table:table-cell office:value-type="float" office:value="6.9984000000000002" table:formula="of:=[.H224]*[.I224]/1000000" table:style-name="ce4">
            <text:p>6.9984</text:p>
          </table:table-cell>
          <table:table-cell office:value-type="float" office:value="20.205511259716506" table:formula="of:=[.$B224]/[.K224]" table:style-name="ce11">
            <text:p>20.20551126</text:p>
          </table:table-cell>
          <table:table-cell office:value-type="float" office:value="51.726108824874252" table:formula="of:=[.$B224]/[.L224]" table:style-name="ce11">
            <text:p>51.72610882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207.jpg</text:p>
          </table:table-cell>
          <table:table-cell office:value-type="float" office:value="348" table:style-name="ce1">
            <text:p>348</text:p>
          </table:table-cell>
          <table:table-cell office:value-type="float" office:value="3456" table:style-name="ce4">
            <text:p>3456</text:p>
          </table:table-cell>
          <table:table-cell office:value-type="float" office:value="5184" table:style-name="ce4">
            <text:p>5184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Sheet2.$C225]*[Sheet2.$D225]/1000000" table:style-name="ce4">
            <text:p>17.915904</text:p>
          </table:table-cell>
          <table:table-cell office:value-type="float" office:value="19.424082647462299" table:style-name="ce4">
            <text:p>19.42408265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.C225]*[.D225]/1000000" table:style-name="ce4">
            <text:p>17.915904</text:p>
          </table:table-cell>
          <table:table-cell office:value-type="float" office:value="6.9984000000000002" table:formula="of:=[.H225]*[.I225]/1000000" table:style-name="ce4">
            <text:p>6.9984</text:p>
          </table:table-cell>
          <table:table-cell office:value-type="float" office:value="19.424082647462274" table:formula="of:=[.$B225]/[.K225]" table:style-name="ce11">
            <text:p>19.42408265</text:p>
          </table:table-cell>
          <table:table-cell office:value-type="float" office:value="49.725651577503427" table:formula="of:=[.$B225]/[.L225]" table:style-name="ce11">
            <text:p>49.72565158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210.jpg</text:p>
          </table:table-cell>
          <table:table-cell office:value-type="float" office:value="388" table:style-name="ce1">
            <text:p>388</text:p>
          </table:table-cell>
          <table:table-cell office:value-type="float" office:value="3456" table:style-name="ce4">
            <text:p>3456</text:p>
          </table:table-cell>
          <table:table-cell office:value-type="float" office:value="5184" table:style-name="ce4">
            <text:p>5184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Sheet2.$C226]*[Sheet2.$D226]/1000000" table:style-name="ce4">
            <text:p>17.915904</text:p>
          </table:table-cell>
          <table:table-cell office:value-type="float" office:value="21.656735825331499" table:style-name="ce4">
            <text:p>21.65673583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.C226]*[.D226]/1000000" table:style-name="ce4">
            <text:p>17.915904</text:p>
          </table:table-cell>
          <table:table-cell office:value-type="float" office:value="6.9984000000000002" table:formula="of:=[.H226]*[.I226]/1000000" table:style-name="ce4">
            <text:p>6.9984</text:p>
          </table:table-cell>
          <table:table-cell office:value-type="float" office:value="21.656735825331502" table:formula="of:=[.$B226]/[.K226]" table:style-name="ce11">
            <text:p>21.65673583</text:p>
          </table:table-cell>
          <table:table-cell office:value-type="float" office:value="55.441243712848653" table:formula="of:=[.$B226]/[.L226]" table:style-name="ce11">
            <text:p>55.44124371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223.jpg</text:p>
          </table:table-cell>
          <table:table-cell office:value-type="float" office:value="206" table:style-name="ce1">
            <text:p>206</text:p>
          </table:table-cell>
          <table:table-cell office:value-type="float" office:value="3456" table:style-name="ce4">
            <text:p>3456</text:p>
          </table:table-cell>
          <table:table-cell office:value-type="float" office:value="5184" table:style-name="ce4">
            <text:p>5184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Sheet2.$C227]*[Sheet2.$D227]/1000000" table:style-name="ce4">
            <text:p>17.915904</text:p>
          </table:table-cell>
          <table:table-cell office:value-type="float" office:value="11.4981638660265" table:style-name="ce4">
            <text:p>11.49816387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.C227]*[.D227]/1000000" table:style-name="ce4">
            <text:p>17.915904</text:p>
          </table:table-cell>
          <table:table-cell office:value-type="float" office:value="6.9984000000000002" table:formula="of:=[.H227]*[.I227]/1000000" table:style-name="ce4">
            <text:p>6.9984</text:p>
          </table:table-cell>
          <table:table-cell office:value-type="float" office:value="11.49816386602652" table:formula="of:=[.$B227]/[.K227]" table:style-name="ce11">
            <text:p>11.49816387</text:p>
          </table:table-cell>
          <table:table-cell office:value-type="float" office:value="29.435299497027891" table:formula="of:=[.$B227]/[.L227]" table:style-name="ce11">
            <text:p>29.4352995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228.jpg</text:p>
          </table:table-cell>
          <table:table-cell office:value-type="float" office:value="264" table:style-name="ce1">
            <text:p>264</text:p>
          </table:table-cell>
          <table:table-cell office:value-type="float" office:value="3456" table:style-name="ce4">
            <text:p>3456</text:p>
          </table:table-cell>
          <table:table-cell office:value-type="float" office:value="5184" table:style-name="ce4">
            <text:p>5184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Sheet2.$C228]*[Sheet2.$D228]/1000000" table:style-name="ce4">
            <text:p>17.915904</text:p>
          </table:table-cell>
          <table:table-cell office:value-type="float" office:value="14.735510973936901" table:style-name="ce4">
            <text:p>14.73551097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.C228]*[.D228]/1000000" table:style-name="ce4">
            <text:p>17.915904</text:p>
          </table:table-cell>
          <table:table-cell office:value-type="float" office:value="6.9984000000000002" table:formula="of:=[.H228]*[.I228]/1000000" table:style-name="ce4">
            <text:p>6.9984</text:p>
          </table:table-cell>
          <table:table-cell office:value-type="float" office:value="14.735510973936899" table:formula="of:=[.$B228]/[.K228]" table:style-name="ce11">
            <text:p>14.73551097</text:p>
          </table:table-cell>
          <table:table-cell office:value-type="float" office:value="37.722908093278463" table:formula="of:=[.$B228]/[.L228]" table:style-name="ce11">
            <text:p>37.72290809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230.jpg</text:p>
          </table:table-cell>
          <table:table-cell office:value-type="float" office:value="471" table:style-name="ce1">
            <text:p>471</text:p>
          </table:table-cell>
          <table:table-cell office:value-type="float" office:value="3456" table:style-name="ce4">
            <text:p>3456</text:p>
          </table:table-cell>
          <table:table-cell office:value-type="float" office:value="5184" table:style-name="ce4">
            <text:p>5184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Sheet2.$C229]*[Sheet2.$D229]/1000000" table:style-name="ce4">
            <text:p>17.915904</text:p>
          </table:table-cell>
          <table:table-cell office:value-type="float" office:value="26.289491169410098" table:style-name="ce4">
            <text:p>26.28949117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.C229]*[.D229]/1000000" table:style-name="ce4">
            <text:p>17.915904</text:p>
          </table:table-cell>
          <table:table-cell office:value-type="float" office:value="6.9984000000000002" table:formula="of:=[.H229]*[.I229]/1000000" table:style-name="ce4">
            <text:p>6.9984</text:p>
          </table:table-cell>
          <table:table-cell office:value-type="float" office:value="26.289491169410148" table:formula="of:=[.$B229]/[.K229]" table:style-name="ce11">
            <text:p>26.28949117</text:p>
          </table:table-cell>
          <table:table-cell office:value-type="float" office:value="67.301097393689986" table:formula="of:=[.$B229]/[.L229]" table:style-name="ce11">
            <text:p>67.30109739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236.jpg</text:p>
          </table:table-cell>
          <table:table-cell office:value-type="float" office:value="362" table:style-name="ce1">
            <text:p>362</text:p>
          </table:table-cell>
          <table:table-cell office:value-type="float" office:value="3456" table:style-name="ce4">
            <text:p>3456</text:p>
          </table:table-cell>
          <table:table-cell office:value-type="float" office:value="5184" table:style-name="ce4">
            <text:p>5184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Sheet2.$C230]*[Sheet2.$D230]/1000000" table:style-name="ce4">
            <text:p>17.915904</text:p>
          </table:table-cell>
          <table:table-cell office:value-type="float" office:value="20.205511259716499" table:style-name="ce4">
            <text:p>20.20551126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.C230]*[.D230]/1000000" table:style-name="ce4">
            <text:p>17.915904</text:p>
          </table:table-cell>
          <table:table-cell office:value-type="float" office:value="6.9984000000000002" table:formula="of:=[.H230]*[.I230]/1000000" table:style-name="ce4">
            <text:p>6.9984</text:p>
          </table:table-cell>
          <table:table-cell office:value-type="float" office:value="20.205511259716506" table:formula="of:=[.$B230]/[.K230]" table:style-name="ce11">
            <text:p>20.20551126</text:p>
          </table:table-cell>
          <table:table-cell office:value-type="float" office:value="51.726108824874252" table:formula="of:=[.$B230]/[.L230]" table:style-name="ce11">
            <text:p>51.72610882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252.jpg</text:p>
          </table:table-cell>
          <table:table-cell office:value-type="float" office:value="312" table:style-name="ce1">
            <text:p>312</text:p>
          </table:table-cell>
          <table:table-cell office:value-type="float" office:value="3456" table:style-name="ce4">
            <text:p>3456</text:p>
          </table:table-cell>
          <table:table-cell office:value-type="float" office:value="5184" table:style-name="ce4">
            <text:p>5184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Sheet2.$C231]*[Sheet2.$D231]/1000000" table:style-name="ce4">
            <text:p>17.915904</text:p>
          </table:table-cell>
          <table:table-cell office:value-type="float" office:value="17.41469478738" table:style-name="ce4">
            <text:p>17.41469479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.C231]*[.D231]/1000000" table:style-name="ce4">
            <text:p>17.915904</text:p>
          </table:table-cell>
          <table:table-cell office:value-type="float" office:value="6.9984000000000002" table:formula="of:=[.H231]*[.I231]/1000000" table:style-name="ce4">
            <text:p>6.9984</text:p>
          </table:table-cell>
          <table:table-cell office:value-type="float" office:value="17.414694787379972" table:formula="of:=[.$B231]/[.K231]" table:style-name="ce11">
            <text:p>17.41469479</text:p>
          </table:table-cell>
          <table:table-cell office:value-type="float" office:value="44.581618655692729" table:formula="of:=[.$B231]/[.L231]" table:style-name="ce11">
            <text:p>44.58161866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288.jpg</text:p>
          </table:table-cell>
          <table:table-cell office:value-type="float" office:value="185" table:style-name="ce1">
            <text:p>185</text:p>
          </table:table-cell>
          <table:table-cell office:value-type="float" office:value="3456" table:style-name="ce4">
            <text:p>3456</text:p>
          </table:table-cell>
          <table:table-cell office:value-type="float" office:value="5184" table:style-name="ce4">
            <text:p>5184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Sheet2.$C232]*[Sheet2.$D232]/1000000" table:style-name="ce4">
            <text:p>17.915904</text:p>
          </table:table-cell>
          <table:table-cell office:value-type="float" office:value="10.326020947645199" table:style-name="ce4">
            <text:p>10.32602095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.C232]*[.D232]/1000000" table:style-name="ce4">
            <text:p>17.915904</text:p>
          </table:table-cell>
          <table:table-cell office:value-type="float" office:value="6.9984000000000002" table:formula="of:=[.H232]*[.I232]/1000000" table:style-name="ce4">
            <text:p>6.9984</text:p>
          </table:table-cell>
          <table:table-cell office:value-type="float" office:value="10.326020947645175" table:formula="of:=[.$B232]/[.K232]" table:style-name="ce11">
            <text:p>10.32602095</text:p>
          </table:table-cell>
          <table:table-cell office:value-type="float" office:value="26.43461362597165" table:formula="of:=[.$B232]/[.L232]" table:style-name="ce11">
            <text:p>26.43461363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290.jpg</text:p>
          </table:table-cell>
          <table:table-cell office:value-type="float" office:value="216" table:style-name="ce1">
            <text:p>216</text:p>
          </table:table-cell>
          <table:table-cell office:value-type="float" office:value="3456" table:style-name="ce4">
            <text:p>3456</text:p>
          </table:table-cell>
          <table:table-cell office:value-type="float" office:value="5184" table:style-name="ce4">
            <text:p>5184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Sheet2.$C233]*[Sheet2.$D233]/1000000" table:style-name="ce4">
            <text:p>17.915904</text:p>
          </table:table-cell>
          <table:table-cell office:value-type="float" office:value="12.056327160493799" table:style-name="ce4">
            <text:p>12.05632716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.C233]*[.D233]/1000000" table:style-name="ce4">
            <text:p>17.915904</text:p>
          </table:table-cell>
          <table:table-cell office:value-type="float" office:value="6.9984000000000002" table:formula="of:=[.H233]*[.I233]/1000000" table:style-name="ce4">
            <text:p>6.9984</text:p>
          </table:table-cell>
          <table:table-cell office:value-type="float" office:value="12.056327160493826" table:formula="of:=[.$B233]/[.K233]" table:style-name="ce11">
            <text:p>12.05632716</text:p>
          </table:table-cell>
          <table:table-cell office:value-type="float" office:value="30.864197530864196" table:formula="of:=[.$B233]/[.L233]" table:style-name="ce11">
            <text:p>30.86419753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593.jpg</text:p>
          </table:table-cell>
          <table:table-cell office:value-type="float" office:value="504" table:style-name="ce1">
            <text:p>504</text:p>
          </table:table-cell>
          <table:table-cell office:value-type="float" office:value="3456" table:style-name="ce4">
            <text:p>3456</text:p>
          </table:table-cell>
          <table:table-cell office:value-type="float" office:value="5184" table:style-name="ce4">
            <text:p>5184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Sheet2.$C234]*[Sheet2.$D234]/1000000" table:style-name="ce4">
            <text:p>17.915904</text:p>
          </table:table-cell>
          <table:table-cell office:value-type="float" office:value="28.131430041152299" table:style-name="ce4">
            <text:p>28.13143004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.C234]*[.D234]/1000000" table:style-name="ce4">
            <text:p>17.915904</text:p>
          </table:table-cell>
          <table:table-cell office:value-type="float" office:value="6.9984000000000002" table:formula="of:=[.H234]*[.I234]/1000000" table:style-name="ce4">
            <text:p>6.9984</text:p>
          </table:table-cell>
          <table:table-cell office:value-type="float" office:value="28.13143004115226" table:formula="of:=[.$B234]/[.K234]" table:style-name="ce11">
            <text:p>28.13143004</text:p>
          </table:table-cell>
          <table:table-cell office:value-type="float" office:value="72.016460905349788" table:formula="of:=[.$B234]/[.L234]" table:style-name="ce11">
            <text:p>72.01646091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645.jpg</text:p>
          </table:table-cell>
          <table:table-cell office:value-type="float" office:value="267" table:style-name="ce1">
            <text:p>267</text:p>
          </table:table-cell>
          <table:table-cell office:value-type="float" office:value="3456" table:style-name="ce4">
            <text:p>3456</text:p>
          </table:table-cell>
          <table:table-cell office:value-type="float" office:value="5184" table:style-name="ce4">
            <text:p>5184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Sheet2.$C235]*[Sheet2.$D235]/1000000" table:style-name="ce4">
            <text:p>17.915904</text:p>
          </table:table-cell>
          <table:table-cell office:value-type="float" office:value="14.9029599622771" table:style-name="ce4">
            <text:p>14.90295996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.C235]*[.D235]/1000000" table:style-name="ce4">
            <text:p>17.915904</text:p>
          </table:table-cell>
          <table:table-cell office:value-type="float" office:value="6.9984000000000002" table:formula="of:=[.H235]*[.I235]/1000000" table:style-name="ce4">
            <text:p>6.9984</text:p>
          </table:table-cell>
          <table:table-cell office:value-type="float" office:value="14.902959962277091" table:formula="of:=[.$B235]/[.K235]" table:style-name="ce11">
            <text:p>14.90295996</text:p>
          </table:table-cell>
          <table:table-cell office:value-type="float" office:value="38.151577503429351" table:formula="of:=[.$B235]/[.L235]" table:style-name="ce11">
            <text:p>38.1515775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864.jpg</text:p>
          </table:table-cell>
          <table:table-cell office:value-type="float" office:value="376" table:style-name="ce1">
            <text:p>376</text:p>
          </table:table-cell>
          <table:table-cell office:value-type="float" office:value="3456" table:style-name="ce4">
            <text:p>3456</text:p>
          </table:table-cell>
          <table:table-cell office:value-type="float" office:value="5184" table:style-name="ce4">
            <text:p>5184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Sheet2.$C236]*[Sheet2.$D236]/1000000" table:style-name="ce4">
            <text:p>17.915904</text:p>
          </table:table-cell>
          <table:table-cell office:value-type="float" office:value="20.986939871970701" table:style-name="ce4">
            <text:p>20.98693987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.C236]*[.D236]/1000000" table:style-name="ce4">
            <text:p>17.915904</text:p>
          </table:table-cell>
          <table:table-cell office:value-type="float" office:value="6.9984000000000002" table:formula="of:=[.H236]*[.I236]/1000000" table:style-name="ce4">
            <text:p>6.9984</text:p>
          </table:table-cell>
          <table:table-cell office:value-type="float" office:value="20.986939871970733" table:formula="of:=[.$B236]/[.K236]" table:style-name="ce11">
            <text:p>20.98693987</text:p>
          </table:table-cell>
          <table:table-cell office:value-type="float" office:value="53.726566072245085" table:formula="of:=[.$B236]/[.L236]" table:style-name="ce11">
            <text:p>53.72656607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945.jpg</text:p>
          </table:table-cell>
          <table:table-cell office:value-type="float" office:value="257" table:style-name="ce1">
            <text:p>257</text:p>
          </table:table-cell>
          <table:table-cell office:value-type="float" office:value="3456" table:style-name="ce4">
            <text:p>3456</text:p>
          </table:table-cell>
          <table:table-cell office:value-type="float" office:value="5184" table:style-name="ce4">
            <text:p>5184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Sheet2.$C237]*[Sheet2.$D237]/1000000" table:style-name="ce4">
            <text:p>17.915904</text:p>
          </table:table-cell>
          <table:table-cell office:value-type="float" office:value="14.344796667809799" table:style-name="ce4">
            <text:p>14.34479667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.C237]*[.D237]/1000000" table:style-name="ce4">
            <text:p>17.915904</text:p>
          </table:table-cell>
          <table:table-cell office:value-type="float" office:value="6.9984000000000002" table:formula="of:=[.H237]*[.I237]/1000000" table:style-name="ce4">
            <text:p>6.9984</text:p>
          </table:table-cell>
          <table:table-cell office:value-type="float" office:value="14.344796667809785" table:formula="of:=[.$B237]/[.K237]" table:style-name="ce11">
            <text:p>14.34479667</text:p>
          </table:table-cell>
          <table:table-cell office:value-type="float" office:value="36.722679469593047" table:formula="of:=[.$B237]/[.L237]" table:style-name="ce11">
            <text:p>36.72267947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955.jpg</text:p>
          </table:table-cell>
          <table:table-cell office:value-type="float" office:value="480" table:style-name="ce1">
            <text:p>480</text:p>
          </table:table-cell>
          <table:table-cell office:value-type="float" office:value="3456" table:style-name="ce4">
            <text:p>3456</text:p>
          </table:table-cell>
          <table:table-cell office:value-type="float" office:value="5184" table:style-name="ce4">
            <text:p>5184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Sheet2.$C238]*[Sheet2.$D238]/1000000" table:style-name="ce4">
            <text:p>17.915904</text:p>
          </table:table-cell>
          <table:table-cell office:value-type="float" office:value="26.791838134430702" table:style-name="ce4">
            <text:p>26.79183813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.C238]*[.D238]/1000000" table:style-name="ce4">
            <text:p>17.915904</text:p>
          </table:table-cell>
          <table:table-cell office:value-type="float" office:value="6.9984000000000002" table:formula="of:=[.H238]*[.I238]/1000000" table:style-name="ce4">
            <text:p>6.9984</text:p>
          </table:table-cell>
          <table:table-cell office:value-type="float" office:value="26.791838134430726" table:formula="of:=[.$B238]/[.K238]" table:style-name="ce11">
            <text:p>26.79183813</text:p>
          </table:table-cell>
          <table:table-cell office:value-type="float" office:value="68.587105624142666" table:formula="of:=[.$B238]/[.L238]" table:style-name="ce11">
            <text:p>68.58710562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974.jpg</text:p>
          </table:table-cell>
          <table:table-cell office:value-type="float" office:value="211" table:style-name="ce1">
            <text:p>211</text:p>
          </table:table-cell>
          <table:table-cell office:value-type="float" office:value="3456" table:style-name="ce4">
            <text:p>3456</text:p>
          </table:table-cell>
          <table:table-cell office:value-type="float" office:value="5184" table:style-name="ce4">
            <text:p>5184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Sheet2.$C239]*[Sheet2.$D239]/1000000" table:style-name="ce4">
            <text:p>17.915904</text:p>
          </table:table-cell>
          <table:table-cell office:value-type="float" office:value="11.777245513260199" table:style-name="ce4">
            <text:p>11.77724551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.C239]*[.D239]/1000000" table:style-name="ce4">
            <text:p>17.915904</text:p>
          </table:table-cell>
          <table:table-cell office:value-type="float" office:value="6.9984000000000002" table:formula="of:=[.H239]*[.I239]/1000000" table:style-name="ce4">
            <text:p>6.9984</text:p>
          </table:table-cell>
          <table:table-cell office:value-type="float" office:value="11.777245513260173" table:formula="of:=[.$B239]/[.K239]" table:style-name="ce11">
            <text:p>11.77724551</text:p>
          </table:table-cell>
          <table:table-cell office:value-type="float" office:value="30.149748513946044" table:formula="of:=[.$B239]/[.L239]" table:style-name="ce11">
            <text:p>30.14974851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978.jpg</text:p>
          </table:table-cell>
          <table:table-cell office:value-type="float" office:value="126" table:style-name="ce1">
            <text:p>126</text:p>
          </table:table-cell>
          <table:table-cell office:value-type="float" office:value="3456" table:style-name="ce4">
            <text:p>3456</text:p>
          </table:table-cell>
          <table:table-cell office:value-type="float" office:value="5184" table:style-name="ce4">
            <text:p>5184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Sheet2.$C240]*[Sheet2.$D240]/1000000" table:style-name="ce4">
            <text:p>17.915904</text:p>
          </table:table-cell>
          <table:table-cell office:value-type="float" office:value="7.0328575102880704" table:style-name="ce4">
            <text:p>7.03285751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.C240]*[.D240]/1000000" table:style-name="ce4">
            <text:p>17.915904</text:p>
          </table:table-cell>
          <table:table-cell office:value-type="float" office:value="6.9984000000000002" table:formula="of:=[.H240]*[.I240]/1000000" table:style-name="ce4">
            <text:p>6.9984</text:p>
          </table:table-cell>
          <table:table-cell office:value-type="float" office:value="7.0328575102880651" table:formula="of:=[.$B240]/[.K240]" table:style-name="ce11">
            <text:p>7.03285751</text:p>
          </table:table-cell>
          <table:table-cell office:value-type="float" office:value="18.004115226337447" table:formula="of:=[.$B240]/[.L240]" table:style-name="ce11">
            <text:p>18.00411523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1012.jpg</text:p>
          </table:table-cell>
          <table:table-cell office:value-type="float" office:value="516" table:style-name="ce1">
            <text:p>516</text:p>
          </table:table-cell>
          <table:table-cell office:value-type="float" office:value="3456" table:style-name="ce4">
            <text:p>3456</text:p>
          </table:table-cell>
          <table:table-cell office:value-type="float" office:value="5184" table:style-name="ce4">
            <text:p>5184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Sheet2.$C241]*[Sheet2.$D241]/1000000" table:style-name="ce4">
            <text:p>17.915904</text:p>
          </table:table-cell>
          <table:table-cell office:value-type="float" office:value="28.801225994513" table:style-name="ce4">
            <text:p>28.80122599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.C241]*[.D241]/1000000" table:style-name="ce4">
            <text:p>17.915904</text:p>
          </table:table-cell>
          <table:table-cell office:value-type="float" office:value="6.9984000000000002" table:formula="of:=[.H241]*[.I241]/1000000" table:style-name="ce4">
            <text:p>6.9984</text:p>
          </table:table-cell>
          <table:table-cell office:value-type="float" office:value="28.801225994513029" table:formula="of:=[.$B241]/[.K241]" table:style-name="ce11">
            <text:p>28.80122599</text:p>
          </table:table-cell>
          <table:table-cell office:value-type="float" office:value="73.731138545953357" table:formula="of:=[.$B241]/[.L241]" table:style-name="ce11">
            <text:p>73.73113855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1154.jpg</text:p>
          </table:table-cell>
          <table:table-cell office:value-type="float" office:value="313" table:style-name="ce1">
            <text:p>313</text:p>
          </table:table-cell>
          <table:table-cell office:value-type="float" office:value="3456" table:style-name="ce4">
            <text:p>3456</text:p>
          </table:table-cell>
          <table:table-cell office:value-type="float" office:value="5184" table:style-name="ce4">
            <text:p>5184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Sheet2.$C242]*[Sheet2.$D242]/1000000" table:style-name="ce4">
            <text:p>17.915904</text:p>
          </table:table-cell>
          <table:table-cell office:value-type="float" office:value="17.4705111168267" table:style-name="ce4">
            <text:p>17.47051112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7.915904000000001" table:formula="of:=[.C242]*[.D242]/1000000" table:style-name="ce4">
            <text:p>17.915904</text:p>
          </table:table-cell>
          <table:table-cell office:value-type="float" office:value="6.9984000000000002" table:formula="of:=[.H242]*[.I242]/1000000" table:style-name="ce4">
            <text:p>6.9984</text:p>
          </table:table-cell>
          <table:table-cell office:value-type="float" office:value="17.470511116826703" table:formula="of:=[.$B242]/[.K242]" table:style-name="ce11">
            <text:p>17.47051112</text:p>
          </table:table-cell>
          <table:table-cell office:value-type="float" office:value="44.724508459076361" table:formula="of:=[.$B242]/[.L242]" table:style-name="ce11">
            <text:p>44.72450846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134.jpg</text:p>
          </table:table-cell>
          <table:table-cell office:value-type="float" office:value="230" table:style-name="ce1">
            <text:p>230</text:p>
          </table:table-cell>
          <table:table-cell office:value-type="float" office:value="3465" table:style-name="ce4">
            <text:p>3465</text:p>
          </table:table-cell>
          <table:table-cell office:value-type="float" office:value="5202" table:style-name="ce4">
            <text:p>5202</text:p>
          </table:table-cell>
          <table:table-cell office:value-type="float" office:value="3" table:style-name="ce4">
            <text:p>3</text:p>
          </table:table-cell>
          <table:table-cell office:value-type="float" office:value="18.024930000000001" table:formula="of:=[Sheet2.$C243]*[Sheet2.$D243]/1000000" table:style-name="ce4">
            <text:p>18.02493</text:p>
          </table:table-cell>
          <table:table-cell office:value-type="float" office:value="12.760105032307999" table:style-name="ce4">
            <text:p>12.76010503</text:p>
          </table:table-cell>
          <table:table-cell office:value-type="float" office:value="2160" table:style-name="ce4">
            <text:p>2160</text:p>
          </table:table-cell>
          <table:table-cell office:value-type="float" office:value="3243" table:style-name="ce4">
            <text:p>3243</text:p>
          </table:table-cell>
          <table:table-cell office:value-type="float" office:value="3" table:style-name="ce4">
            <text:p>3</text:p>
          </table:table-cell>
          <table:table-cell office:value-type="float" office:value="18.024930000000001" table:formula="of:=[.C243]*[.D243]/1000000" table:style-name="ce4">
            <text:p>18.02493</text:p>
          </table:table-cell>
          <table:table-cell office:value-type="float" office:value="7.00488" table:formula="of:=[.H243]*[.I243]/1000000" table:style-name="ce4">
            <text:p>7.00488</text:p>
          </table:table-cell>
          <table:table-cell office:value-type="float" office:value="12.760105032308031" table:formula="of:=[.$B243]/[.K243]" table:style-name="ce11">
            <text:p>12.76010503</text:p>
          </table:table-cell>
          <table:table-cell office:value-type="float" office:value="32.834252692408718" table:formula="of:=[.$B243]/[.L243]" table:style-name="ce11">
            <text:p>32.83425269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1040.jpg</text:p>
          </table:table-cell>
          <table:table-cell office:value-type="float" office:value="402" table:style-name="ce1">
            <text:p>402</text:p>
          </table:table-cell>
          <table:table-cell office:value-type="float" office:value="3607" table:style-name="ce4">
            <text:p>3607</text:p>
          </table:table-cell>
          <table:table-cell office:value-type="float" office:value="5184" table:style-name="ce4">
            <text:p>5184</text:p>
          </table:table-cell>
          <table:table-cell office:value-type="float" office:value="3" table:style-name="ce4">
            <text:p>3</text:p>
          </table:table-cell>
          <table:table-cell office:value-type="float" office:value="18.698688000000001" table:formula="of:=[Sheet2.$C244]*[Sheet2.$D244]/1000000" table:style-name="ce4">
            <text:p>18.698688</text:p>
          </table:table-cell>
          <table:table-cell office:value-type="float" office:value="21.498834570639399" table:style-name="ce4">
            <text:p>21.49883457</text:p>
          </table:table-cell>
          <table:table-cell office:value-type="float" office:value="2160" table:style-name="ce4">
            <text:p>2160</text:p>
          </table:table-cell>
          <table:table-cell office:value-type="float" office:value="3104" table:style-name="ce4">
            <text:p>3104</text:p>
          </table:table-cell>
          <table:table-cell office:value-type="float" office:value="3" table:style-name="ce4">
            <text:p>3</text:p>
          </table:table-cell>
          <table:table-cell office:value-type="float" office:value="18.698688000000001" table:formula="of:=[.C244]*[.D244]/1000000" table:style-name="ce4">
            <text:p>18.698688</text:p>
          </table:table-cell>
          <table:table-cell office:value-type="float" office:value="6.7046400000000004" table:formula="of:=[.H244]*[.I244]/1000000" table:style-name="ce4">
            <text:p>6.70464</text:p>
          </table:table-cell>
          <table:table-cell office:value-type="float" office:value="21.498834570639392" table:formula="of:=[.$B244]/[.K244]" table:style-name="ce11">
            <text:p>21.49883457</text:p>
          </table:table-cell>
          <table:table-cell office:value-type="float" office:value="59.958476517754868" table:formula="of:=[.$B244]/[.L244]" table:style-name="ce11">
            <text:p>59.95847652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229.jpg</text:p>
          </table:table-cell>
          <table:table-cell office:value-type="float" office:value="558" table:style-name="ce1">
            <text:p>558</text:p>
          </table:table-cell>
          <table:table-cell office:value-type="float" office:value="3618" table:style-name="ce4">
            <text:p>3618</text:p>
          </table:table-cell>
          <table:table-cell office:value-type="float" office:value="5427" table:style-name="ce4">
            <text:p>5427</text:p>
          </table:table-cell>
          <table:table-cell office:value-type="float" office:value="3" table:style-name="ce4">
            <text:p>3</text:p>
          </table:table-cell>
          <table:table-cell office:value-type="float" office:value="19.634886000000002" table:formula="of:=[Sheet2.$C245]*[Sheet2.$D245]/1000000" table:style-name="ce4">
            <text:p>19.634886</text:p>
          </table:table-cell>
          <table:table-cell office:value-type="float" office:value="28.4188051817566" table:style-name="ce4">
            <text:p>28.41880518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9.634886000000002" table:formula="of:=[.C245]*[.D245]/1000000" table:style-name="ce4">
            <text:p>19.634886</text:p>
          </table:table-cell>
          <table:table-cell office:value-type="float" office:value="6.9984000000000002" table:formula="of:=[.H245]*[.I245]/1000000" table:style-name="ce4">
            <text:p>6.9984</text:p>
          </table:table-cell>
          <table:table-cell office:value-type="float" office:value="28.418805181756593" table:formula="of:=[.$B245]/[.K245]" table:style-name="ce11">
            <text:p>28.41880518</text:p>
          </table:table-cell>
          <table:table-cell office:value-type="float" office:value="79.732510288065839" table:formula="of:=[.$B245]/[.L245]" table:style-name="ce11">
            <text:p>79.73251029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039.jpg</text:p>
          </table:table-cell>
          <table:table-cell office:value-type="float" office:value="137" table:style-name="ce1">
            <text:p>137</text:p>
          </table:table-cell>
          <table:table-cell office:value-type="float" office:value="3632" table:style-name="ce4">
            <text:p>3632</text:p>
          </table:table-cell>
          <table:table-cell office:value-type="float" office:value="5456" table:style-name="ce4">
            <text:p>5456</text:p>
          </table:table-cell>
          <table:table-cell office:value-type="float" office:value="3" table:style-name="ce4">
            <text:p>3</text:p>
          </table:table-cell>
          <table:table-cell office:value-type="float" office:value="19.816192000000001" table:formula="of:=[Sheet2.$C246]*[Sheet2.$D246]/1000000" table:style-name="ce4">
            <text:p>19.816192</text:p>
          </table:table-cell>
          <table:table-cell office:value-type="float" office:value="6.9135381813014298" table:style-name="ce4">
            <text:p>6.913538181</text:p>
          </table:table-cell>
          <table:table-cell office:value-type="float" office:value="2160" table:style-name="ce4">
            <text:p>2160</text:p>
          </table:table-cell>
          <table:table-cell office:value-type="float" office:value="3245" table:style-name="ce4">
            <text:p>3245</text:p>
          </table:table-cell>
          <table:table-cell office:value-type="float" office:value="3" table:style-name="ce4">
            <text:p>3</text:p>
          </table:table-cell>
          <table:table-cell office:value-type="float" office:value="19.816192000000001" table:formula="of:=[.C246]*[.D246]/1000000" table:style-name="ce4">
            <text:p>19.816192</text:p>
          </table:table-cell>
          <table:table-cell office:value-type="float" office:value="7.0091999999999999" table:formula="of:=[.H246]*[.I246]/1000000" table:style-name="ce4">
            <text:p>7.0092</text:p>
          </table:table-cell>
          <table:table-cell office:value-type="float" office:value="6.9135381813014325" table:formula="of:=[.$B246]/[.K246]" table:style-name="ce11">
            <text:p>6.913538181</text:p>
          </table:table-cell>
          <table:table-cell office:value-type="float" office:value="19.545739884722934" table:formula="of:=[.$B246]/[.L246]" table:style-name="ce11">
            <text:p>19.54573988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040.jpg</text:p>
          </table:table-cell>
          <table:table-cell office:value-type="float" office:value="161" table:style-name="ce1">
            <text:p>161</text:p>
          </table:table-cell>
          <table:table-cell office:value-type="float" office:value="3632" table:style-name="ce4">
            <text:p>3632</text:p>
          </table:table-cell>
          <table:table-cell office:value-type="float" office:value="5456" table:style-name="ce4">
            <text:p>5456</text:p>
          </table:table-cell>
          <table:table-cell office:value-type="float" office:value="3" table:style-name="ce4">
            <text:p>3</text:p>
          </table:table-cell>
          <table:table-cell office:value-type="float" office:value="19.816192000000001" table:formula="of:=[Sheet2.$C247]*[Sheet2.$D247]/1000000" table:style-name="ce4">
            <text:p>19.816192</text:p>
          </table:table-cell>
          <table:table-cell office:value-type="float" office:value="8.1246689575878204" table:style-name="ce4">
            <text:p>8.124668958</text:p>
          </table:table-cell>
          <table:table-cell office:value-type="float" office:value="2160" table:style-name="ce4">
            <text:p>2160</text:p>
          </table:table-cell>
          <table:table-cell office:value-type="float" office:value="3245" table:style-name="ce4">
            <text:p>3245</text:p>
          </table:table-cell>
          <table:table-cell office:value-type="float" office:value="3" table:style-name="ce4">
            <text:p>3</text:p>
          </table:table-cell>
          <table:table-cell office:value-type="float" office:value="19.816192000000001" table:formula="of:=[.C247]*[.D247]/1000000" table:style-name="ce4">
            <text:p>19.816192</text:p>
          </table:table-cell>
          <table:table-cell office:value-type="float" office:value="7.0091999999999999" table:formula="of:=[.H247]*[.I247]/1000000" table:style-name="ce4">
            <text:p>7.0092</text:p>
          </table:table-cell>
          <table:table-cell office:value-type="float" office:value="8.124668957587815" table:formula="of:=[.$B247]/[.K247]" table:style-name="ce11">
            <text:p>8.124668958</text:p>
          </table:table-cell>
          <table:table-cell office:value-type="float" office:value="22.969811105404325" table:formula="of:=[.$B247]/[.L247]" table:style-name="ce11">
            <text:p>22.96981111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659.jpg</text:p>
          </table:table-cell>
          <table:table-cell office:value-type="float" office:value="175" table:style-name="ce1">
            <text:p>175</text:p>
          </table:table-cell>
          <table:table-cell office:value-type="float" office:value="3648" table:style-name="ce4">
            <text:p>3648</text:p>
          </table:table-cell>
          <table:table-cell office:value-type="float" office:value="2736" table:style-name="ce4">
            <text:p>2736</text:p>
          </table:table-cell>
          <table:table-cell office:value-type="float" office:value="3" table:style-name="ce4">
            <text:p>3</text:p>
          </table:table-cell>
          <table:table-cell office:value-type="float" office:value="9.9809280000000005" table:formula="of:=[Sheet2.$C248]*[Sheet2.$D248]/1000000" table:style-name="ce4">
            <text:p>9.980928</text:p>
          </table:table-cell>
          <table:table-cell office:value-type="float" office:value="17.5334397763414" table:style-name="ce4">
            <text:p>17.53343978</text:p>
          </table:table-cell>
          <table:table-cell office:value-type="float" office:value="2160" table:style-name="ce4">
            <text:p>2160</text:p>
          </table:table-cell>
          <table:table-cell office:value-type="float" office:value="1620" table:style-name="ce4">
            <text:p>1620</text:p>
          </table:table-cell>
          <table:table-cell office:value-type="float" office:value="3" table:style-name="ce4">
            <text:p>3</text:p>
          </table:table-cell>
          <table:table-cell office:value-type="float" office:value="9.9809280000000005" table:formula="of:=[.C248]*[.D248]/1000000" table:style-name="ce4">
            <text:p>9.980928</text:p>
          </table:table-cell>
          <table:table-cell office:value-type="float" office:value="3.4992000000000001" table:formula="of:=[.H248]*[.I248]/1000000" table:style-name="ce4">
            <text:p>3.4992</text:p>
          </table:table-cell>
          <table:table-cell office:value-type="float" office:value="17.533439776341439" table:formula="of:=[.$B248]/[.K248]" table:style-name="ce11">
            <text:p>17.53343978</text:p>
          </table:table-cell>
          <table:table-cell office:value-type="float" office:value="50.011431184270691" table:formula="of:=[.$B248]/[.L248]" table:style-name="ce11">
            <text:p>50.01143118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113.jpg</text:p>
          </table:table-cell>
          <table:table-cell office:value-type="float" office:value="143" table:style-name="ce1">
            <text:p>143</text:p>
          </table:table-cell>
          <table:table-cell office:value-type="float" office:value="3648" table:style-name="ce4">
            <text:p>3648</text:p>
          </table:table-cell>
          <table:table-cell office:value-type="float" office:value="5472" table:style-name="ce4">
            <text:p>5472</text:p>
          </table:table-cell>
          <table:table-cell office:value-type="float" office:value="3" table:style-name="ce4">
            <text:p>3</text:p>
          </table:table-cell>
          <table:table-cell office:value-type="float" office:value="19.961856000000001" table:formula="of:=[Sheet2.$C249]*[Sheet2.$D249]/1000000" table:style-name="ce4">
            <text:p>19.961856</text:p>
          </table:table-cell>
          <table:table-cell office:value-type="float" office:value="7.1636625371909304" table:style-name="ce4">
            <text:p>7.163662537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9.961856000000001" table:formula="of:=[.C249]*[.D249]/1000000" table:style-name="ce4">
            <text:p>19.961856</text:p>
          </table:table-cell>
          <table:table-cell office:value-type="float" office:value="6.9984000000000002" table:formula="of:=[.H249]*[.I249]/1000000" table:style-name="ce4">
            <text:p>6.9984</text:p>
          </table:table-cell>
          <table:table-cell office:value-type="float" office:value="7.1636625371909304" table:formula="of:=[.$B249]/[.K249]" table:style-name="ce11">
            <text:p>7.163662537</text:p>
          </table:table-cell>
          <table:table-cell office:value-type="float" office:value="20.433241883859168" table:formula="of:=[.$B249]/[.L249]" table:style-name="ce11">
            <text:p>20.43324188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129.jpg</text:p>
          </table:table-cell>
          <table:table-cell office:value-type="float" office:value="245" table:style-name="ce1">
            <text:p>245</text:p>
          </table:table-cell>
          <table:table-cell office:value-type="float" office:value="3648" table:style-name="ce4">
            <text:p>3648</text:p>
          </table:table-cell>
          <table:table-cell office:value-type="float" office:value="5472" table:style-name="ce4">
            <text:p>5472</text:p>
          </table:table-cell>
          <table:table-cell office:value-type="float" office:value="3" table:style-name="ce4">
            <text:p>3</text:p>
          </table:table-cell>
          <table:table-cell office:value-type="float" office:value="19.961856000000001" table:formula="of:=[Sheet2.$C250]*[Sheet2.$D250]/1000000" table:style-name="ce4">
            <text:p>19.961856</text:p>
          </table:table-cell>
          <table:table-cell office:value-type="float" office:value="12.273407843438999" table:style-name="ce4">
            <text:p>12.27340784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9.961856000000001" table:formula="of:=[.C250]*[.D250]/1000000" table:style-name="ce4">
            <text:p>19.961856</text:p>
          </table:table-cell>
          <table:table-cell office:value-type="float" office:value="6.9984000000000002" table:formula="of:=[.H250]*[.I250]/1000000" table:style-name="ce4">
            <text:p>6.9984</text:p>
          </table:table-cell>
          <table:table-cell office:value-type="float" office:value="12.273407843439006" table:formula="of:=[.$B250]/[.K250]" table:style-name="ce11">
            <text:p>12.27340784</text:p>
          </table:table-cell>
          <table:table-cell office:value-type="float" office:value="35.008001828989485" table:formula="of:=[.$B250]/[.L250]" table:style-name="ce11">
            <text:p>35.00800183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267.jpg</text:p>
          </table:table-cell>
          <table:table-cell office:value-type="float" office:value="233" table:style-name="ce1">
            <text:p>233</text:p>
          </table:table-cell>
          <table:table-cell office:value-type="float" office:value="3648" table:style-name="ce4">
            <text:p>3648</text:p>
          </table:table-cell>
          <table:table-cell office:value-type="float" office:value="5472" table:style-name="ce4">
            <text:p>5472</text:p>
          </table:table-cell>
          <table:table-cell office:value-type="float" office:value="3" table:style-name="ce4">
            <text:p>3</text:p>
          </table:table-cell>
          <table:table-cell office:value-type="float" office:value="19.961856000000001" table:formula="of:=[Sheet2.$C251]*[Sheet2.$D251]/1000000" table:style-name="ce4">
            <text:p>19.961856</text:p>
          </table:table-cell>
          <table:table-cell office:value-type="float" office:value="11.672261336821601" table:style-name="ce4">
            <text:p>11.67226134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9.961856000000001" table:formula="of:=[.C251]*[.D251]/1000000" table:style-name="ce4">
            <text:p>19.961856</text:p>
          </table:table-cell>
          <table:table-cell office:value-type="float" office:value="6.9984000000000002" table:formula="of:=[.H251]*[.I251]/1000000" table:style-name="ce4">
            <text:p>6.9984</text:p>
          </table:table-cell>
          <table:table-cell office:value-type="float" office:value="11.672261336821586" table:formula="of:=[.$B251]/[.K251]" table:style-name="ce11">
            <text:p>11.67226134</text:p>
          </table:table-cell>
          <table:table-cell office:value-type="float" office:value="33.293324188385917" table:formula="of:=[.$B251]/[.L251]" table:style-name="ce11">
            <text:p>33.29332419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985.jpg</text:p>
          </table:table-cell>
          <table:table-cell office:value-type="float" office:value="106" table:style-name="ce1">
            <text:p>106</text:p>
          </table:table-cell>
          <table:table-cell office:value-type="float" office:value="3648" table:style-name="ce4">
            <text:p>3648</text:p>
          </table:table-cell>
          <table:table-cell office:value-type="float" office:value="5472" table:style-name="ce4">
            <text:p>5472</text:p>
          </table:table-cell>
          <table:table-cell office:value-type="float" office:value="3" table:style-name="ce4">
            <text:p>3</text:p>
          </table:table-cell>
          <table:table-cell office:value-type="float" office:value="19.961856000000001" table:formula="of:=[Sheet2.$C252]*[Sheet2.$D252]/1000000" table:style-name="ce4">
            <text:p>19.961856</text:p>
          </table:table-cell>
          <table:table-cell office:value-type="float" office:value="5.3101274751205496" table:style-name="ce4">
            <text:p>5.310127475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19.961856000000001" table:formula="of:=[.C252]*[.D252]/1000000" table:style-name="ce4">
            <text:p>19.961856</text:p>
          </table:table-cell>
          <table:table-cell office:value-type="float" office:value="6.9984000000000002" table:formula="of:=[.H252]*[.I252]/1000000" table:style-name="ce4">
            <text:p>6.9984</text:p>
          </table:table-cell>
          <table:table-cell office:value-type="float" office:value="5.3101274751205496" table:formula="of:=[.$B252]/[.K252]" table:style-name="ce11">
            <text:p>5.310127475</text:p>
          </table:table-cell>
          <table:table-cell office:value-type="float" office:value="15.146319158664838" table:formula="of:=[.$B252]/[.L252]" table:style-name="ce11">
            <text:p>15.14631916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073.jpg</text:p>
          </table:table-cell>
          <table:table-cell office:value-type="float" office:value="269" table:style-name="ce1">
            <text:p>269</text:p>
          </table:table-cell>
          <table:table-cell office:value-type="float" office:value="3666" table:style-name="ce4">
            <text:p>3666</text:p>
          </table:table-cell>
          <table:table-cell office:value-type="float" office:value="5427" table:style-name="ce4">
            <text:p>5427</text:p>
          </table:table-cell>
          <table:table-cell office:value-type="float" office:value="3" table:style-name="ce4">
            <text:p>3</text:p>
          </table:table-cell>
          <table:table-cell office:value-type="float" office:value="19.895382000000001" table:formula="of:=[Sheet2.$C253]*[Sheet2.$D253]/1000000" table:style-name="ce4">
            <text:p>19.895382</text:p>
          </table:table-cell>
          <table:table-cell office:value-type="float" office:value="13.5207255633493" table:style-name="ce4">
            <text:p>13.52072556</text:p>
          </table:table-cell>
          <table:table-cell office:value-type="float" office:value="2160" table:style-name="ce4">
            <text:p>2160</text:p>
          </table:table-cell>
          <table:table-cell office:value-type="float" office:value="3198" table:style-name="ce4">
            <text:p>3198</text:p>
          </table:table-cell>
          <table:table-cell office:value-type="float" office:value="3" table:style-name="ce4">
            <text:p>3</text:p>
          </table:table-cell>
          <table:table-cell office:value-type="float" office:value="19.895382000000001" table:formula="of:=[.C253]*[.D253]/1000000" table:style-name="ce4">
            <text:p>19.895382</text:p>
          </table:table-cell>
          <table:table-cell office:value-type="float" office:value="6.90768" table:formula="of:=[.H253]*[.I253]/1000000" table:style-name="ce4">
            <text:p>6.90768</text:p>
          </table:table-cell>
          <table:table-cell office:value-type="float" office:value="13.520725563349323" table:formula="of:=[.$B253]/[.K253]" table:style-name="ce11">
            <text:p>13.52072556</text:p>
          </table:table-cell>
          <table:table-cell office:value-type="float" office:value="38.942162925902764" table:formula="of:=[.$B253]/[.L253]" table:style-name="ce11">
            <text:p>38.94216293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976.jpg</text:p>
          </table:table-cell>
          <table:table-cell office:value-type="float" office:value="262" table:style-name="ce1">
            <text:p>262</text:p>
          </table:table-cell>
          <table:table-cell office:value-type="float" office:value="3670" table:style-name="ce4">
            <text:p>3670</text:p>
          </table:table-cell>
          <table:table-cell office:value-type="float" office:value="5505" table:style-name="ce4">
            <text:p>5505</text:p>
          </table:table-cell>
          <table:table-cell office:value-type="float" office:value="3" table:style-name="ce4">
            <text:p>3</text:p>
          </table:table-cell>
          <table:table-cell office:value-type="float" office:value="20.20335" table:formula="of:=[Sheet2.$C254]*[Sheet2.$D254]/1000000" table:style-name="ce4">
            <text:p>20.20335</text:p>
          </table:table-cell>
          <table:table-cell office:value-type="float" office:value="12.9681463717651" table:style-name="ce4">
            <text:p>12.96814637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20.20335" table:formula="of:=[.C254]*[.D254]/1000000" table:style-name="ce4">
            <text:p>20.20335</text:p>
          </table:table-cell>
          <table:table-cell office:value-type="float" office:value="6.9984000000000002" table:formula="of:=[.H254]*[.I254]/1000000" table:style-name="ce4">
            <text:p>6.9984</text:p>
          </table:table-cell>
          <table:table-cell office:value-type="float" office:value="12.968146371765078" table:formula="of:=[.$B254]/[.K254]" table:style-name="ce11">
            <text:p>12.96814637</text:p>
          </table:table-cell>
          <table:table-cell office:value-type="float" office:value="37.437128486511199" table:formula="of:=[.$B254]/[.L254]" table:style-name="ce11">
            <text:p>37.43712849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174.jpg</text:p>
          </table:table-cell>
          <table:table-cell office:value-type="float" office:value="133" table:style-name="ce1">
            <text:p>133</text:p>
          </table:table-cell>
          <table:table-cell office:value-type="float" office:value="3672" table:style-name="ce4">
            <text:p>3672</text:p>
          </table:table-cell>
          <table:table-cell office:value-type="float" office:value="4896" table:style-name="ce4">
            <text:p>4896</text:p>
          </table:table-cell>
          <table:table-cell office:value-type="float" office:value="3" table:style-name="ce4">
            <text:p>3</text:p>
          </table:table-cell>
          <table:table-cell office:value-type="float" office:value="17.978111999999999" table:formula="of:=[Sheet2.$C255]*[Sheet2.$D255]/1000000" table:style-name="ce4">
            <text:p>17.978112</text:p>
          </table:table-cell>
          <table:table-cell office:value-type="float" office:value="7.3978847167044002" table:style-name="ce4">
            <text:p>7.397884717</text:p>
          </table:table-cell>
          <table:table-cell office:value-type="float" office:value="2160" table:style-name="ce4">
            <text:p>2160</text:p>
          </table:table-cell>
          <table:table-cell office:value-type="float" office:value="2880" table:style-name="ce4">
            <text:p>2880</text:p>
          </table:table-cell>
          <table:table-cell office:value-type="float" office:value="3" table:style-name="ce4">
            <text:p>3</text:p>
          </table:table-cell>
          <table:table-cell office:value-type="float" office:value="17.978111999999999" table:formula="of:=[.C255]*[.D255]/1000000" table:style-name="ce4">
            <text:p>17.978112</text:p>
          </table:table-cell>
          <table:table-cell office:value-type="float" office:value="6.2207999999999997" table:formula="of:=[.H255]*[.I255]/1000000" table:style-name="ce4">
            <text:p>6.2208</text:p>
          </table:table-cell>
          <table:table-cell office:value-type="float" office:value="7.397884716704402" table:formula="of:=[.$B255]/[.K255]" table:style-name="ce11">
            <text:p>7.397884717</text:p>
          </table:table-cell>
          <table:table-cell office:value-type="float" office:value="21.379886831275723" table:formula="of:=[.$B255]/[.L255]" table:style-name="ce11">
            <text:p>21.37988683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756.jpg</text:p>
          </table:table-cell>
          <table:table-cell office:value-type="float" office:value="301" table:style-name="ce1">
            <text:p>301</text:p>
          </table:table-cell>
          <table:table-cell office:value-type="float" office:value="3716" table:style-name="ce4">
            <text:p>3716</text:p>
          </table:table-cell>
          <table:table-cell office:value-type="float" office:value="5575" table:style-name="ce4">
            <text:p>5575</text:p>
          </table:table-cell>
          <table:table-cell office:value-type="float" office:value="3" table:style-name="ce4">
            <text:p>3</text:p>
          </table:table-cell>
          <table:table-cell office:value-type="float" office:value="20.716699999999999" table:formula="of:=[Sheet2.$C256]*[Sheet2.$D256]/1000000" table:style-name="ce4">
            <text:p>20.7167</text:p>
          </table:table-cell>
          <table:table-cell office:value-type="float" office:value="14.5293410630071" table:style-name="ce4">
            <text:p>14.52934106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20.716699999999999" table:formula="of:=[.C256]*[.D256]/1000000" table:style-name="ce4">
            <text:p>20.7167</text:p>
          </table:table-cell>
          <table:table-cell office:value-type="float" office:value="6.9984000000000002" table:formula="of:=[.H256]*[.I256]/1000000" table:style-name="ce4">
            <text:p>6.9984</text:p>
          </table:table-cell>
          <table:table-cell office:value-type="float" office:value="14.52934106300714" table:formula="of:=[.$B256]/[.K256]" table:style-name="ce11">
            <text:p>14.52934106</text:p>
          </table:table-cell>
          <table:table-cell office:value-type="float" office:value="43.009830818472793" table:formula="of:=[.$B256]/[.L256]" table:style-name="ce11">
            <text:p>43.00983082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st_img_0140.jpg</text:p>
          </table:table-cell>
          <table:table-cell office:value-type="float" office:value="398" table:style-name="ce1">
            <text:p>398</text:p>
          </table:table-cell>
          <table:table-cell office:value-type="float" office:value="3744" table:style-name="ce4">
            <text:p>3744</text:p>
          </table:table-cell>
          <table:table-cell office:value-type="float" office:value="5616" table:style-name="ce4">
            <text:p>5616</text:p>
          </table:table-cell>
          <table:table-cell office:value-type="float" office:value="3" table:style-name="ce4">
            <text:p>3</text:p>
          </table:table-cell>
          <table:table-cell office:value-type="float" office:value="21.026304" table:formula="of:=[Sheet2.$C257]*[Sheet2.$D257]/1000000" table:style-name="ce4">
            <text:p>21.026304</text:p>
          </table:table-cell>
          <table:table-cell office:value-type="float" office:value="18.928671439355199" table:style-name="ce4">
            <text:p>18.92867144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21.026304" table:formula="of:=[.C257]*[.D257]/1000000" table:style-name="ce4">
            <text:p>21.026304</text:p>
          </table:table-cell>
          <table:table-cell office:value-type="float" office:value="6.9984000000000002" table:formula="of:=[.H257]*[.I257]/1000000" table:style-name="ce4">
            <text:p>6.9984</text:p>
          </table:table-cell>
          <table:table-cell office:value-type="float" office:value="18.928671439355199" table:formula="of:=[.$B257]/[.K257]" table:style-name="ce11">
            <text:p>18.92867144</text:p>
          </table:table-cell>
          <table:table-cell office:value-type="float" office:value="56.870141746684958" table:formula="of:=[.$B257]/[.L257]" table:style-name="ce11">
            <text:p>56.87014175</text:p>
          </table:table-cell>
          <table:table-cell table:number-columns-repeated="1005" table:style-name="ce4"/>
          <table:table-cell table:number-columns-repeated="15365"/>
        </table:table-row>
        <table:table-row table:style-name="ro2">
          <table:table-cell office:value-type="string" table:style-name="ce1">
            <text:p>train_img_0208.jpg</text:p>
          </table:table-cell>
          <table:table-cell office:value-type="float" office:value="376" table:style-name="ce1">
            <text:p>376</text:p>
          </table:table-cell>
          <table:table-cell office:value-type="float" office:value="3744" table:style-name="ce4">
            <text:p>3744</text:p>
          </table:table-cell>
          <table:table-cell office:value-type="float" office:value="5616" table:style-name="ce4">
            <text:p>5616</text:p>
          </table:table-cell>
          <table:table-cell office:value-type="float" office:value="3" table:style-name="ce4">
            <text:p>3</text:p>
          </table:table-cell>
          <table:table-cell office:value-type="float" office:value="21.026304" table:formula="of:=[Sheet2.$C258]*[Sheet2.$D258]/1000000" table:style-name="ce4">
            <text:p>21.026304</text:p>
          </table:table-cell>
          <table:table-cell office:value-type="float" office:value="17.8823629678331" table:style-name="ce4">
            <text:p>17.88236297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21.026304" table:formula="of:=[.C258]*[.D258]/1000000" table:style-name="ce4">
            <text:p>21.026304</text:p>
          </table:table-cell>
          <table:table-cell office:value-type="float" office:value="6.9984000000000002" table:formula="of:=[.H258]*[.I258]/1000000" table:style-name="ce4">
            <text:p>6.9984</text:p>
          </table:table-cell>
          <table:table-cell office:value-type="float" office:value="17.882362967833053" table:formula="of:=[.$B258]/[.K258]" table:style-name="ce11">
            <text:p>17.88236297</text:p>
          </table:table-cell>
          <table:table-cell office:value-type="float" office:value="53.726566072245085" table:formula="of:=[.$B258]/[.L258]" table:style-name="ce11">
            <text:p>53.72656607</text:p>
          </table:table-cell>
          <table:table-cell table:number-columns-repeated="1005" table:style-name="ce4"/>
          <table:table-cell table:number-columns-repeated="15365"/>
        </table:table-row>
        <table:table-row table:style-name="ro2">
          <table:table-cell office:value-type="string" table:style-name="ce1">
            <text:p>train_img_0534.jpg</text:p>
          </table:table-cell>
          <table:table-cell office:value-type="float" office:value="524" table:style-name="ce1">
            <text:p>524</text:p>
          </table:table-cell>
          <table:table-cell office:value-type="float" office:value="3744" table:style-name="ce4">
            <text:p>3744</text:p>
          </table:table-cell>
          <table:table-cell office:value-type="float" office:value="5616" table:style-name="ce4">
            <text:p>5616</text:p>
          </table:table-cell>
          <table:table-cell office:value-type="float" office:value="3" table:style-name="ce4">
            <text:p>3</text:p>
          </table:table-cell>
          <table:table-cell office:value-type="float" office:value="21.026304" table:formula="of:=[Sheet2.$C259]*[Sheet2.$D259]/1000000" table:style-name="ce4">
            <text:p>21.026304</text:p>
          </table:table-cell>
          <table:table-cell office:value-type="float" office:value="24.9211654126184" table:style-name="ce4">
            <text:p>24.92116541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21.026304" table:formula="of:=[.C259]*[.D259]/1000000" table:style-name="ce4">
            <text:p>21.026304</text:p>
          </table:table-cell>
          <table:table-cell office:value-type="float" office:value="6.9984000000000002" table:formula="of:=[.H259]*[.I259]/1000000" table:style-name="ce4">
            <text:p>6.9984</text:p>
          </table:table-cell>
          <table:table-cell office:value-type="float" office:value="24.921165412618404" table:formula="of:=[.$B259]/[.K259]" table:style-name="ce11">
            <text:p>24.92116541</text:p>
          </table:table-cell>
          <table:table-cell office:value-type="float" office:value="74.874256973022398" table:formula="of:=[.$B259]/[.L259]" table:style-name="ce11">
            <text:p>74.87425697</text:p>
          </table:table-cell>
          <table:table-cell table:number-columns-repeated="1005" table:style-name="ce4"/>
          <table:table-cell table:number-columns-repeated="15365"/>
        </table:table-row>
        <table:table-row table:style-name="ro2">
          <table:table-cell office:value-type="string" table:style-name="ce1">
            <text:p>train_img_0726.jpg</text:p>
          </table:table-cell>
          <table:table-cell office:value-type="float" office:value="353" table:style-name="ce1">
            <text:p>353</text:p>
          </table:table-cell>
          <table:table-cell office:value-type="float" office:value="3744" table:style-name="ce4">
            <text:p>3744</text:p>
          </table:table-cell>
          <table:table-cell office:value-type="float" office:value="5616" table:style-name="ce4">
            <text:p>5616</text:p>
          </table:table-cell>
          <table:table-cell office:value-type="float" office:value="3" table:style-name="ce4">
            <text:p>3</text:p>
          </table:table-cell>
          <table:table-cell office:value-type="float" office:value="21.026304" table:formula="of:=[Sheet2.$C260]*[Sheet2.$D260]/1000000" table:style-name="ce4">
            <text:p>21.026304</text:p>
          </table:table-cell>
          <table:table-cell office:value-type="float" office:value="16.788495020332601" table:style-name="ce4">
            <text:p>16.78849502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21.026304" table:formula="of:=[.C260]*[.D260]/1000000" table:style-name="ce4">
            <text:p>21.026304</text:p>
          </table:table-cell>
          <table:table-cell office:value-type="float" office:value="6.9984000000000002" table:formula="of:=[.H260]*[.I260]/1000000" table:style-name="ce4">
            <text:p>6.9984</text:p>
          </table:table-cell>
          <table:table-cell office:value-type="float" office:value="16.788495020332629" table:formula="of:=[.$B260]/[.K260]" table:style-name="ce11">
            <text:p>16.78849502</text:p>
          </table:table-cell>
          <table:table-cell office:value-type="float" office:value="50.44010059442158" table:formula="of:=[.$B260]/[.L260]" table:style-name="ce11">
            <text:p>50.44010059</text:p>
          </table:table-cell>
          <table:table-cell table:number-columns-repeated="1005" table:style-name="ce4"/>
          <table:table-cell table:number-columns-repeated="15365"/>
        </table:table-row>
        <table:table-row table:style-name="ro2">
          <table:table-cell office:value-type="string" table:style-name="ce1">
            <text:p>train_img_0861.jpg</text:p>
          </table:table-cell>
          <table:table-cell office:value-type="float" office:value="627" table:style-name="ce1">
            <text:p>627</text:p>
          </table:table-cell>
          <table:table-cell office:value-type="float" office:value="3744" table:style-name="ce4">
            <text:p>3744</text:p>
          </table:table-cell>
          <table:table-cell office:value-type="float" office:value="5616" table:style-name="ce4">
            <text:p>5616</text:p>
          </table:table-cell>
          <table:table-cell office:value-type="float" office:value="3" table:style-name="ce4">
            <text:p>3</text:p>
          </table:table-cell>
          <table:table-cell office:value-type="float" office:value="21.026304" table:formula="of:=[Sheet2.$C261]*[Sheet2.$D261]/1000000" table:style-name="ce4">
            <text:p>21.026304</text:p>
          </table:table-cell>
          <table:table-cell office:value-type="float" office:value="29.819791438381198" table:style-name="ce4">
            <text:p>29.81979144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21.026304" table:formula="of:=[.C261]*[.D261]/1000000" table:style-name="ce4">
            <text:p>21.026304</text:p>
          </table:table-cell>
          <table:table-cell office:value-type="float" office:value="6.9984000000000002" table:formula="of:=[.H261]*[.I261]/1000000" table:style-name="ce4">
            <text:p>6.9984</text:p>
          </table:table-cell>
          <table:table-cell office:value-type="float" office:value="29.819791438381184" table:formula="of:=[.$B261]/[.K261]" table:style-name="ce11">
            <text:p>29.81979144</text:p>
          </table:table-cell>
          <table:table-cell office:value-type="float" office:value="89.591906721536347" table:formula="of:=[.$B261]/[.L261]" table:style-name="ce11">
            <text:p>89.59190672</text:p>
          </table:table-cell>
          <table:table-cell table:number-columns-repeated="1005" table:style-name="ce4"/>
          <table:table-cell table:number-columns-repeated="15365"/>
        </table:table-row>
        <table:table-row table:style-name="ro2">
          <table:table-cell office:value-type="string" table:style-name="ce1">
            <text:p>train_img_0865.jpg</text:p>
          </table:table-cell>
          <table:table-cell office:value-type="float" office:value="353" table:style-name="ce1">
            <text:p>353</text:p>
          </table:table-cell>
          <table:table-cell office:value-type="float" office:value="3744" table:style-name="ce4">
            <text:p>3744</text:p>
          </table:table-cell>
          <table:table-cell office:value-type="float" office:value="5616" table:style-name="ce4">
            <text:p>5616</text:p>
          </table:table-cell>
          <table:table-cell office:value-type="float" office:value="3" table:style-name="ce4">
            <text:p>3</text:p>
          </table:table-cell>
          <table:table-cell office:value-type="float" office:value="21.026304" table:formula="of:=[Sheet2.$C262]*[Sheet2.$D262]/1000000" table:style-name="ce4">
            <text:p>21.026304</text:p>
          </table:table-cell>
          <table:table-cell office:value-type="float" office:value="16.788495020332601" table:style-name="ce4">
            <text:p>16.78849502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21.026304" table:formula="of:=[.C262]*[.D262]/1000000" table:style-name="ce4">
            <text:p>21.026304</text:p>
          </table:table-cell>
          <table:table-cell office:value-type="float" office:value="6.9984000000000002" table:formula="of:=[.H262]*[.I262]/1000000" table:style-name="ce4">
            <text:p>6.9984</text:p>
          </table:table-cell>
          <table:table-cell office:value-type="float" office:value="16.788495020332629" table:formula="of:=[.$B262]/[.K262]" table:style-name="ce11">
            <text:p>16.78849502</text:p>
          </table:table-cell>
          <table:table-cell office:value-type="float" office:value="50.44010059442158" table:formula="of:=[.$B262]/[.L262]" table:style-name="ce11">
            <text:p>50.44010059</text:p>
          </table:table-cell>
          <table:table-cell table:number-columns-repeated="1005" table:style-name="ce4"/>
          <table:table-cell table:number-columns-repeated="15365"/>
        </table:table-row>
        <table:table-row table:style-name="ro2">
          <table:table-cell office:value-type="string" table:style-name="ce1">
            <text:p>train_img_0914.jpg</text:p>
          </table:table-cell>
          <table:table-cell office:value-type="float" office:value="451" table:style-name="ce1">
            <text:p>451</text:p>
          </table:table-cell>
          <table:table-cell office:value-type="float" office:value="3744" table:style-name="ce4">
            <text:p>3744</text:p>
          </table:table-cell>
          <table:table-cell office:value-type="float" office:value="5616" table:style-name="ce4">
            <text:p>5616</text:p>
          </table:table-cell>
          <table:table-cell office:value-type="float" office:value="3" table:style-name="ce4">
            <text:p>3</text:p>
          </table:table-cell>
          <table:table-cell office:value-type="float" office:value="21.026304" table:formula="of:=[Sheet2.$C263]*[Sheet2.$D263]/1000000" table:style-name="ce4">
            <text:p>21.026304</text:p>
          </table:table-cell>
          <table:table-cell office:value-type="float" office:value="21.449323666203998" table:style-name="ce4">
            <text:p>21.44932367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21.026304" table:formula="of:=[.C263]*[.D263]/1000000" table:style-name="ce4">
            <text:p>21.026304</text:p>
          </table:table-cell>
          <table:table-cell office:value-type="float" office:value="6.9984000000000002" table:formula="of:=[.H263]*[.I263]/1000000" table:style-name="ce4">
            <text:p>6.9984</text:p>
          </table:table-cell>
          <table:table-cell office:value-type="float" office:value="21.449323666204009" table:formula="of:=[.$B263]/[.K263]" table:style-name="ce11">
            <text:p>21.44932367</text:p>
          </table:table-cell>
          <table:table-cell office:value-type="float" office:value="64.443301326017377" table:formula="of:=[.$B263]/[.L263]" table:style-name="ce11">
            <text:p>64.44330133</text:p>
          </table:table-cell>
          <table:table-cell table:number-columns-repeated="1005" table:style-name="ce4"/>
          <table:table-cell table:number-columns-repeated="15365"/>
        </table:table-row>
        <table:table-row table:style-name="ro2">
          <table:table-cell office:value-type="string" table:style-name="ce1">
            <text:p>train_img_0929.jpg</text:p>
          </table:table-cell>
          <table:table-cell office:value-type="float" office:value="166" table:style-name="ce1">
            <text:p>166</text:p>
          </table:table-cell>
          <table:table-cell office:value-type="float" office:value="3744" table:style-name="ce4">
            <text:p>3744</text:p>
          </table:table-cell>
          <table:table-cell office:value-type="float" office:value="5616" table:style-name="ce4">
            <text:p>5616</text:p>
          </table:table-cell>
          <table:table-cell office:value-type="float" office:value="3" table:style-name="ce4">
            <text:p>3</text:p>
          </table:table-cell>
          <table:table-cell office:value-type="float" office:value="21.026304" table:formula="of:=[Sheet2.$C264]*[Sheet2.$D264]/1000000" table:style-name="ce4">
            <text:p>21.026304</text:p>
          </table:table-cell>
          <table:table-cell office:value-type="float" office:value="7.8948730123943802" table:style-name="ce4">
            <text:p>7.894873012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21.026304" table:formula="of:=[.C264]*[.D264]/1000000" table:style-name="ce4">
            <text:p>21.026304</text:p>
          </table:table-cell>
          <table:table-cell office:value-type="float" office:value="6.9984000000000002" table:formula="of:=[.H264]*[.I264]/1000000" table:style-name="ce4">
            <text:p>6.9984</text:p>
          </table:table-cell>
          <table:table-cell office:value-type="float" office:value="7.8948730123943802" table:formula="of:=[.$B264]/[.K264]" table:style-name="ce11">
            <text:p>7.894873012</text:p>
          </table:table-cell>
          <table:table-cell office:value-type="float" office:value="23.719707361682669" table:formula="of:=[.$B264]/[.L264]" table:style-name="ce11">
            <text:p>23.71970736</text:p>
          </table:table-cell>
          <table:table-cell table:number-columns-repeated="1005" table:style-name="ce4"/>
          <table:table-cell table:number-columns-repeated="15365"/>
        </table:table-row>
        <table:table-row table:style-name="ro2">
          <table:table-cell office:value-type="string" table:style-name="ce1">
            <text:p>train_img_0935.jpg</text:p>
          </table:table-cell>
          <table:table-cell office:value-type="float" office:value="241" table:style-name="ce1">
            <text:p>241</text:p>
          </table:table-cell>
          <table:table-cell office:value-type="float" office:value="3744" table:style-name="ce4">
            <text:p>3744</text:p>
          </table:table-cell>
          <table:table-cell office:value-type="float" office:value="5616" table:style-name="ce4">
            <text:p>5616</text:p>
          </table:table-cell>
          <table:table-cell office:value-type="float" office:value="3" table:style-name="ce4">
            <text:p>3</text:p>
          </table:table-cell>
          <table:table-cell office:value-type="float" office:value="21.026304" table:formula="of:=[Sheet2.$C265]*[Sheet2.$D265]/1000000" table:style-name="ce4">
            <text:p>21.026304</text:p>
          </table:table-cell>
          <table:table-cell office:value-type="float" office:value="11.461833710765299" table:style-name="ce4">
            <text:p>11.46183371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21.026304" table:formula="of:=[.C265]*[.D265]/1000000" table:style-name="ce4">
            <text:p>21.026304</text:p>
          </table:table-cell>
          <table:table-cell office:value-type="float" office:value="6.9984000000000002" table:formula="of:=[.H265]*[.I265]/1000000" table:style-name="ce4">
            <text:p>6.9984</text:p>
          </table:table-cell>
          <table:table-cell office:value-type="float" office:value="11.461833710765335" table:formula="of:=[.$B265]/[.K265]" table:style-name="ce11">
            <text:p>11.46183371</text:p>
          </table:table-cell>
          <table:table-cell office:value-type="float" office:value="34.436442615454958" table:formula="of:=[.$B265]/[.L265]" table:style-name="ce11">
            <text:p>34.43644262</text:p>
          </table:table-cell>
          <table:table-cell table:number-columns-repeated="1005" table:style-name="ce4"/>
          <table:table-cell table:number-columns-repeated="15365"/>
        </table:table-row>
        <table:table-row table:style-name="ro2">
          <table:table-cell office:value-type="string" table:style-name="ce1">
            <text:p>train_img_0975.jpg</text:p>
          </table:table-cell>
          <table:table-cell office:value-type="float" office:value="425" table:style-name="ce1">
            <text:p>425</text:p>
          </table:table-cell>
          <table:table-cell office:value-type="float" office:value="3744" table:style-name="ce4">
            <text:p>3744</text:p>
          </table:table-cell>
          <table:table-cell office:value-type="float" office:value="5616" table:style-name="ce4">
            <text:p>5616</text:p>
          </table:table-cell>
          <table:table-cell office:value-type="float" office:value="3" table:style-name="ce4">
            <text:p>3</text:p>
          </table:table-cell>
          <table:table-cell office:value-type="float" office:value="21.026304" table:formula="of:=[Sheet2.$C266]*[Sheet2.$D266]/1000000" table:style-name="ce4">
            <text:p>21.026304</text:p>
          </table:table-cell>
          <table:table-cell office:value-type="float" office:value="20.212777290768699" table:style-name="ce4">
            <text:p>20.21277729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21.026304" table:formula="of:=[.C266]*[.D266]/1000000" table:style-name="ce4">
            <text:p>21.026304</text:p>
          </table:table-cell>
          <table:table-cell office:value-type="float" office:value="6.9984000000000002" table:formula="of:=[.H266]*[.I266]/1000000" table:style-name="ce4">
            <text:p>6.9984</text:p>
          </table:table-cell>
          <table:table-cell office:value-type="float" office:value="20.212777290768745" table:formula="of:=[.$B266]/[.K266]" table:style-name="ce11">
            <text:p>20.21277729</text:p>
          </table:table-cell>
          <table:table-cell office:value-type="float" office:value="60.728166438042983" table:formula="of:=[.$B266]/[.L266]" table:style-name="ce11">
            <text:p>60.72816644</text:p>
          </table:table-cell>
          <table:table-cell table:number-columns-repeated="1005" table:style-name="ce4"/>
          <table:table-cell table:number-columns-repeated="15365"/>
        </table:table-row>
        <table:table-row table:style-name="ro2">
          <table:table-cell office:value-type="string" table:style-name="ce1">
            <text:p>test_img_0052.jpg</text:p>
          </table:table-cell>
          <table:table-cell office:value-type="float" office:value="139" table:style-name="ce1">
            <text:p>139</text:p>
          </table:table-cell>
          <table:table-cell office:value-type="float" office:value="3870" table:style-name="ce4">
            <text:p>3870</text:p>
          </table:table-cell>
          <table:table-cell office:value-type="float" office:value="5796" table:style-name="ce4">
            <text:p>5796</text:p>
          </table:table-cell>
          <table:table-cell office:value-type="float" office:value="3" table:style-name="ce4">
            <text:p>3</text:p>
          </table:table-cell>
          <table:table-cell office:value-type="float" office:value="22.430520000000001" table:formula="of:=[Sheet2.$C267]*[Sheet2.$D267]/1000000" table:style-name="ce4">
            <text:p>22.43052</text:p>
          </table:table-cell>
          <table:table-cell office:value-type="float" office:value="6.1969138477395997" table:style-name="ce4">
            <text:p>6.196913848</text:p>
          </table:table-cell>
          <table:table-cell office:value-type="float" office:value="2160" table:style-name="ce4">
            <text:p>2160</text:p>
          </table:table-cell>
          <table:table-cell office:value-type="float" office:value="3235" table:style-name="ce4">
            <text:p>3235</text:p>
          </table:table-cell>
          <table:table-cell office:value-type="float" office:value="3" table:style-name="ce4">
            <text:p>3</text:p>
          </table:table-cell>
          <table:table-cell office:value-type="float" office:value="22.430520000000001" table:formula="of:=[.C267]*[.D267]/1000000" table:style-name="ce4">
            <text:p>22.43052</text:p>
          </table:table-cell>
          <table:table-cell office:value-type="float" office:value="6.9875999999999996" table:formula="of:=[.H267]*[.I267]/1000000" table:style-name="ce4">
            <text:p>6.9876</text:p>
          </table:table-cell>
          <table:table-cell office:value-type="float" office:value="6.1969138477395971" table:formula="of:=[.$B267]/[.K267]" table:style-name="ce11">
            <text:p>6.196913848</text:p>
          </table:table-cell>
          <table:table-cell office:value-type="float" office:value="19.892380788825921" table:formula="of:=[.$B267]/[.L267]" table:style-name="ce11">
            <text:p>19.89238079</text:p>
          </table:table-cell>
          <table:table-cell table:number-columns-repeated="1005" table:style-name="ce4"/>
          <table:table-cell table:number-columns-repeated="15365"/>
        </table:table-row>
        <table:table-row table:style-name="ro2">
          <table:table-cell office:value-type="string" table:style-name="ce1">
            <text:p>test_img_0023.jpg</text:p>
          </table:table-cell>
          <table:table-cell office:value-type="float" office:value="274" table:style-name="ce1">
            <text:p>274</text:p>
          </table:table-cell>
          <table:table-cell office:value-type="float" office:value="3979" table:style-name="ce4">
            <text:p>3979</text:p>
          </table:table-cell>
          <table:table-cell office:value-type="float" office:value="5969" table:style-name="ce4">
            <text:p>5969</text:p>
          </table:table-cell>
          <table:table-cell office:value-type="float" office:value="3" table:style-name="ce4">
            <text:p>3</text:p>
          </table:table-cell>
          <table:table-cell office:value-type="float" office:value="23.750651000000001" table:formula="of:=[Sheet2.$C268]*[Sheet2.$D268]/1000000" table:style-name="ce4">
            <text:p>23.750651</text:p>
          </table:table-cell>
          <table:table-cell office:value-type="float" office:value="11.5365258830168" table:style-name="ce4">
            <text:p>11.53652588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23.750651000000001" table:formula="of:=[.C268]*[.D268]/1000000" table:style-name="ce4">
            <text:p>23.750651</text:p>
          </table:table-cell>
          <table:table-cell office:value-type="float" office:value="6.9984000000000002" table:formula="of:=[.H268]*[.I268]/1000000" table:style-name="ce4">
            <text:p>6.9984</text:p>
          </table:table-cell>
          <table:table-cell office:value-type="float" office:value="11.536525883016848" table:formula="of:=[.$B268]/[.K268]" table:style-name="ce11">
            <text:p>11.53652588</text:p>
          </table:table-cell>
          <table:table-cell office:value-type="float" office:value="39.151806127114767" table:formula="of:=[.$B268]/[.L268]" table:style-name="ce11">
            <text:p>39.15180613</text:p>
          </table:table-cell>
          <table:table-cell table:number-columns-repeated="1005" table:style-name="ce4"/>
          <table:table-cell table:number-columns-repeated="15365"/>
        </table:table-row>
        <table:table-row table:style-name="ro2">
          <table:table-cell office:value-type="string" table:style-name="ce1">
            <text:p>test_img_0020.jpg</text:p>
          </table:table-cell>
          <table:table-cell office:value-type="float" office:value="133" table:style-name="ce1">
            <text:p>133</text:p>
          </table:table-cell>
          <table:table-cell office:value-type="float" office:value="4000" table:style-name="ce4">
            <text:p>4000</text:p>
          </table:table-cell>
          <table:table-cell office:value-type="float" office:value="6000" table:style-name="ce4">
            <text:p>6000</text:p>
          </table:table-cell>
          <table:table-cell office:value-type="float" office:value="3" table:style-name="ce4">
            <text:p>3</text:p>
          </table:table-cell>
          <table:table-cell office:value-type="float" office:value="24" table:formula="of:=[Sheet2.$C269]*[Sheet2.$D269]/1000000" table:style-name="ce4">
            <text:p>24</text:p>
          </table:table-cell>
          <table:table-cell office:value-type="float" office:value="5.5416666666666696" table:style-name="ce4">
            <text:p>5.541666667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24" table:formula="of:=[.C269]*[.D269]/1000000" table:style-name="ce4">
            <text:p>24</text:p>
          </table:table-cell>
          <table:table-cell office:value-type="float" office:value="6.9984000000000002" table:formula="of:=[.H269]*[.I269]/1000000" table:style-name="ce4">
            <text:p>6.9984</text:p>
          </table:table-cell>
          <table:table-cell office:value-type="float" office:value="5.541666666666667" table:formula="of:=[.$B269]/[.K269]" table:style-name="ce11">
            <text:p>5.541666667</text:p>
          </table:table-cell>
          <table:table-cell office:value-type="float" office:value="19.004343850022863" table:formula="of:=[.$B269]/[.L269]" table:style-name="ce11">
            <text:p>19.00434385</text:p>
          </table:table-cell>
          <table:table-cell table:number-columns-repeated="1005" table:style-name="ce4"/>
          <table:table-cell table:number-columns-repeated="15365"/>
        </table:table-row>
        <table:table-row table:style-name="ro2">
          <table:table-cell office:value-type="string" table:style-name="ce1">
            <text:p>test_img_0021.jpg</text:p>
          </table:table-cell>
          <table:table-cell office:value-type="float" office:value="127" table:style-name="ce1">
            <text:p>127</text:p>
          </table:table-cell>
          <table:table-cell office:value-type="float" office:value="4000" table:style-name="ce4">
            <text:p>4000</text:p>
          </table:table-cell>
          <table:table-cell office:value-type="float" office:value="6000" table:style-name="ce4">
            <text:p>6000</text:p>
          </table:table-cell>
          <table:table-cell office:value-type="float" office:value="3" table:style-name="ce4">
            <text:p>3</text:p>
          </table:table-cell>
          <table:table-cell office:value-type="float" office:value="24" table:formula="of:=[Sheet2.$C270]*[Sheet2.$D270]/1000000" table:style-name="ce4">
            <text:p>24</text:p>
          </table:table-cell>
          <table:table-cell office:value-type="float" office:value="5.2916666666666696" table:style-name="ce4">
            <text:p>5.291666667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24" table:formula="of:=[.C270]*[.D270]/1000000" table:style-name="ce4">
            <text:p>24</text:p>
          </table:table-cell>
          <table:table-cell office:value-type="float" office:value="6.9984000000000002" table:formula="of:=[.H270]*[.I270]/1000000" table:style-name="ce4">
            <text:p>6.9984</text:p>
          </table:table-cell>
          <table:table-cell office:value-type="float" office:value="5.291666666666667" table:formula="of:=[.$B270]/[.K270]" table:style-name="ce11">
            <text:p>5.291666667</text:p>
          </table:table-cell>
          <table:table-cell office:value-type="float" office:value="18.147005029721079" table:formula="of:=[.$B270]/[.L270]" table:style-name="ce11">
            <text:p>18.14700503</text:p>
          </table:table-cell>
          <table:table-cell table:number-columns-repeated="1005" table:style-name="ce4"/>
          <table:table-cell table:number-columns-repeated="15365"/>
        </table:table-row>
        <table:table-row table:style-name="ro2">
          <table:table-cell office:value-type="string" table:style-name="ce1">
            <text:p>test_img_0027.jpg</text:p>
          </table:table-cell>
          <table:table-cell office:value-type="float" office:value="181" table:style-name="ce1">
            <text:p>181</text:p>
          </table:table-cell>
          <table:table-cell office:value-type="float" office:value="4000" table:style-name="ce4">
            <text:p>4000</text:p>
          </table:table-cell>
          <table:table-cell office:value-type="float" office:value="6000" table:style-name="ce4">
            <text:p>6000</text:p>
          </table:table-cell>
          <table:table-cell office:value-type="float" office:value="3" table:style-name="ce4">
            <text:p>3</text:p>
          </table:table-cell>
          <table:table-cell office:value-type="float" office:value="24" table:formula="of:=[Sheet2.$C271]*[Sheet2.$D271]/1000000" table:style-name="ce4">
            <text:p>24</text:p>
          </table:table-cell>
          <table:table-cell office:value-type="float" office:value="7.5416666666666696" table:style-name="ce4">
            <text:p>7.541666667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24" table:formula="of:=[.C271]*[.D271]/1000000" table:style-name="ce4">
            <text:p>24</text:p>
          </table:table-cell>
          <table:table-cell office:value-type="float" office:value="6.9984000000000002" table:formula="of:=[.H271]*[.I271]/1000000" table:style-name="ce4">
            <text:p>6.9984</text:p>
          </table:table-cell>
          <table:table-cell office:value-type="float" office:value="7.541666666666667" table:formula="of:=[.$B271]/[.K271]" table:style-name="ce11">
            <text:p>7.541666667</text:p>
          </table:table-cell>
          <table:table-cell office:value-type="float" office:value="25.863054412437126" table:formula="of:=[.$B271]/[.L271]" table:style-name="ce11">
            <text:p>25.86305441</text:p>
          </table:table-cell>
          <table:table-cell table:number-columns-repeated="1005" table:style-name="ce4"/>
          <table:table-cell table:number-columns-repeated="15365"/>
        </table:table-row>
        <table:table-row table:style-name="ro2">
          <table:table-cell office:value-type="string" table:style-name="ce5">
            <text:p>test_img_0043.jpg</text:p>
          </table:table-cell>
          <table:table-cell office:value-type="float" office:value="155" table:style-name="ce5">
            <text:p>155</text:p>
          </table:table-cell>
          <table:table-cell office:value-type="float" office:value="4000" table:style-name="ce6">
            <text:p>4000</text:p>
          </table:table-cell>
          <table:table-cell office:value-type="float" office:value="6000" table:style-name="ce6">
            <text:p>6000</text:p>
          </table:table-cell>
          <table:table-cell office:value-type="float" office:value="3" table:style-name="ce6">
            <text:p>3</text:p>
          </table:table-cell>
          <table:table-cell office:value-type="float" office:value="24" table:formula="of:=[Sheet2.$C272]*[Sheet2.$D272]/1000000" table:style-name="ce6">
            <text:p>24</text:p>
          </table:table-cell>
          <table:table-cell office:value-type="float" office:value="6.4583333333333304" table:style-name="ce6">
            <text:p>6.458333333</text:p>
          </table:table-cell>
          <table:table-cell office:value-type="float" office:value="2160" table:style-name="ce6">
            <text:p>2160</text:p>
          </table:table-cell>
          <table:table-cell office:value-type="float" office:value="3240" table:style-name="ce6">
            <text:p>3240</text:p>
          </table:table-cell>
          <table:table-cell office:value-type="float" office:value="3" table:style-name="ce6">
            <text:p>3</text:p>
          </table:table-cell>
          <table:table-cell office:value-type="float" office:value="24" table:formula="of:=[.C272]*[.D272]/1000000" table:style-name="ce6">
            <text:p>24</text:p>
          </table:table-cell>
          <table:table-cell office:value-type="float" office:value="6.9984000000000002" table:formula="of:=[.H272]*[.I272]/1000000" table:style-name="ce6">
            <text:p>6.9984</text:p>
          </table:table-cell>
          <table:table-cell office:value-type="float" office:value="6.458333333333333" table:formula="of:=[.$B272]/[.K272]" table:style-name="ce12">
            <text:p>6.458333333</text:p>
          </table:table-cell>
          <table:table-cell office:value-type="float" office:value="22.147919524462733" table:formula="of:=[.$B272]/[.L272]" table:style-name="ce12">
            <text:p>22.14791952</text:p>
          </table:table-cell>
          <table:table-cell table:number-columns-repeated="1005" table:style-name="ce6"/>
          <table:table-cell table:number-columns-repeated="15365" table:style-name="ce5"/>
        </table:table-row>
        <table:table-row table:style-name="ro2">
          <table:table-cell office:value-type="string" table:style-name="ce1">
            <text:p>train_img_0080.jpg</text:p>
          </table:table-cell>
          <table:table-cell office:value-type="float" office:value="129" table:style-name="ce1">
            <text:p>129</text:p>
          </table:table-cell>
          <table:table-cell office:value-type="float" office:value="4000" table:style-name="ce4">
            <text:p>4000</text:p>
          </table:table-cell>
          <table:table-cell office:value-type="float" office:value="6000" table:style-name="ce4">
            <text:p>6000</text:p>
          </table:table-cell>
          <table:table-cell office:value-type="float" office:value="3" table:style-name="ce4">
            <text:p>3</text:p>
          </table:table-cell>
          <table:table-cell office:value-type="float" office:value="24" table:formula="of:=[Sheet2.$C273]*[Sheet2.$D273]/1000000" table:style-name="ce4">
            <text:p>24</text:p>
          </table:table-cell>
          <table:table-cell office:value-type="float" office:value="5.375" table:style-name="ce4">
            <text:p>5.375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24" table:formula="of:=[.C273]*[.D273]/1000000" table:style-name="ce4">
            <text:p>24</text:p>
          </table:table-cell>
          <table:table-cell office:value-type="float" office:value="6.9984000000000002" table:formula="of:=[.H273]*[.I273]/1000000" table:style-name="ce4">
            <text:p>6.9984</text:p>
          </table:table-cell>
          <table:table-cell office:value-type="float" office:value="5.375" table:formula="of:=[.$B273]/[.K273]" table:style-name="ce11">
            <text:p>5.375</text:p>
          </table:table-cell>
          <table:table-cell office:value-type="float" office:value="18.432784636488339" table:formula="of:=[.$B273]/[.L273]" table:style-name="ce11">
            <text:p>18.43278464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081.jpg</text:p>
          </table:table-cell>
          <table:table-cell office:value-type="float" office:value="122" table:style-name="ce1">
            <text:p>122</text:p>
          </table:table-cell>
          <table:table-cell office:value-type="float" office:value="4000" table:style-name="ce4">
            <text:p>4000</text:p>
          </table:table-cell>
          <table:table-cell office:value-type="float" office:value="6000" table:style-name="ce4">
            <text:p>6000</text:p>
          </table:table-cell>
          <table:table-cell office:value-type="float" office:value="3" table:style-name="ce4">
            <text:p>3</text:p>
          </table:table-cell>
          <table:table-cell office:value-type="float" office:value="24" table:formula="of:=[Sheet2.$C274]*[Sheet2.$D274]/1000000" table:style-name="ce4">
            <text:p>24</text:p>
          </table:table-cell>
          <table:table-cell office:value-type="float" office:value="5.0833333333333304" table:style-name="ce4">
            <text:p>5.083333333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24" table:formula="of:=[.C274]*[.D274]/1000000" table:style-name="ce4">
            <text:p>24</text:p>
          </table:table-cell>
          <table:table-cell office:value-type="float" office:value="6.9984000000000002" table:formula="of:=[.H274]*[.I274]/1000000" table:style-name="ce4">
            <text:p>6.9984</text:p>
          </table:table-cell>
          <table:table-cell office:value-type="float" office:value="5.083333333333333" table:formula="of:=[.$B274]/[.K274]" table:style-name="ce11">
            <text:p>5.083333333</text:p>
          </table:table-cell>
          <table:table-cell office:value-type="float" office:value="17.432556012802927" table:formula="of:=[.$B274]/[.L274]" table:style-name="ce11">
            <text:p>17.43255601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201.jpg</text:p>
          </table:table-cell>
          <table:table-cell office:value-type="float" office:value="204" table:style-name="ce1">
            <text:p>204</text:p>
          </table:table-cell>
          <table:table-cell office:value-type="float" office:value="4000" table:style-name="ce4">
            <text:p>4000</text:p>
          </table:table-cell>
          <table:table-cell office:value-type="float" office:value="6000" table:style-name="ce4">
            <text:p>6000</text:p>
          </table:table-cell>
          <table:table-cell office:value-type="float" office:value="3" table:style-name="ce4">
            <text:p>3</text:p>
          </table:table-cell>
          <table:table-cell office:value-type="float" office:value="24" table:formula="of:=[Sheet2.$C275]*[Sheet2.$D275]/1000000" table:style-name="ce4">
            <text:p>24</text:p>
          </table:table-cell>
          <table:table-cell office:value-type="float" office:value="8.5" table:style-name="ce4">
            <text:p>8.5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24" table:formula="of:=[.C275]*[.D275]/1000000" table:style-name="ce4">
            <text:p>24</text:p>
          </table:table-cell>
          <table:table-cell office:value-type="float" office:value="6.9984000000000002" table:formula="of:=[.H275]*[.I275]/1000000" table:style-name="ce4">
            <text:p>6.9984</text:p>
          </table:table-cell>
          <table:table-cell office:value-type="float" office:value="8.5" table:formula="of:=[.$B275]/[.K275]" table:style-name="ce11">
            <text:p>8.5</text:p>
          </table:table-cell>
          <table:table-cell office:value-type="float" office:value="29.149519890260631" table:formula="of:=[.$B275]/[.L275]" table:style-name="ce11">
            <text:p>29.14951989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235.jpg</text:p>
          </table:table-cell>
          <table:table-cell office:value-type="float" office:value="131" table:style-name="ce1">
            <text:p>131</text:p>
          </table:table-cell>
          <table:table-cell office:value-type="float" office:value="4000" table:style-name="ce4">
            <text:p>4000</text:p>
          </table:table-cell>
          <table:table-cell office:value-type="float" office:value="6000" table:style-name="ce4">
            <text:p>6000</text:p>
          </table:table-cell>
          <table:table-cell office:value-type="float" office:value="3" table:style-name="ce4">
            <text:p>3</text:p>
          </table:table-cell>
          <table:table-cell office:value-type="float" office:value="24" table:formula="of:=[Sheet2.$C276]*[Sheet2.$D276]/1000000" table:style-name="ce4">
            <text:p>24</text:p>
          </table:table-cell>
          <table:table-cell office:value-type="float" office:value="5.4583333333333304" table:style-name="ce4">
            <text:p>5.458333333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24" table:formula="of:=[.C276]*[.D276]/1000000" table:style-name="ce4">
            <text:p>24</text:p>
          </table:table-cell>
          <table:table-cell office:value-type="float" office:value="6.9984000000000002" table:formula="of:=[.H276]*[.I276]/1000000" table:style-name="ce4">
            <text:p>6.9984</text:p>
          </table:table-cell>
          <table:table-cell office:value-type="float" office:value="5.458333333333333" table:formula="of:=[.$B276]/[.K276]" table:style-name="ce11">
            <text:p>5.458333333</text:p>
          </table:table-cell>
          <table:table-cell office:value-type="float" office:value="18.718564243255599" table:formula="of:=[.$B276]/[.L276]" table:style-name="ce11">
            <text:p>18.71856424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296.jpg</text:p>
          </table:table-cell>
          <table:table-cell office:value-type="float" office:value="166" table:style-name="ce1">
            <text:p>166</text:p>
          </table:table-cell>
          <table:table-cell office:value-type="float" office:value="4000" table:style-name="ce4">
            <text:p>4000</text:p>
          </table:table-cell>
          <table:table-cell office:value-type="float" office:value="6000" table:style-name="ce4">
            <text:p>6000</text:p>
          </table:table-cell>
          <table:table-cell office:value-type="float" office:value="3" table:style-name="ce4">
            <text:p>3</text:p>
          </table:table-cell>
          <table:table-cell office:value-type="float" office:value="24" table:formula="of:=[Sheet2.$C277]*[Sheet2.$D277]/1000000" table:style-name="ce4">
            <text:p>24</text:p>
          </table:table-cell>
          <table:table-cell office:value-type="float" office:value="6.9166666666666696" table:style-name="ce4">
            <text:p>6.916666667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24" table:formula="of:=[.C277]*[.D277]/1000000" table:style-name="ce4">
            <text:p>24</text:p>
          </table:table-cell>
          <table:table-cell office:value-type="float" office:value="6.9984000000000002" table:formula="of:=[.H277]*[.I277]/1000000" table:style-name="ce4">
            <text:p>6.9984</text:p>
          </table:table-cell>
          <table:table-cell office:value-type="float" office:value="6.916666666666667" table:formula="of:=[.$B277]/[.K277]" table:style-name="ce11">
            <text:p>6.916666667</text:p>
          </table:table-cell>
          <table:table-cell office:value-type="float" office:value="23.719707361682669" table:formula="of:=[.$B277]/[.L277]" table:style-name="ce11">
            <text:p>23.71970736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950.jpg</text:p>
          </table:table-cell>
          <table:table-cell office:value-type="float" office:value="440" table:style-name="ce1">
            <text:p>440</text:p>
          </table:table-cell>
          <table:table-cell office:value-type="float" office:value="4000" table:style-name="ce4">
            <text:p>4000</text:p>
          </table:table-cell>
          <table:table-cell office:value-type="float" office:value="6000" table:style-name="ce4">
            <text:p>6000</text:p>
          </table:table-cell>
          <table:table-cell office:value-type="float" office:value="3" table:style-name="ce4">
            <text:p>3</text:p>
          </table:table-cell>
          <table:table-cell office:value-type="float" office:value="24" table:formula="of:=[Sheet2.$C278]*[Sheet2.$D278]/1000000" table:style-name="ce4">
            <text:p>24</text:p>
          </table:table-cell>
          <table:table-cell office:value-type="float" office:value="18.3333333333333" table:style-name="ce4">
            <text:p>18.33333333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24" table:formula="of:=[.C278]*[.D278]/1000000" table:style-name="ce4">
            <text:p>24</text:p>
          </table:table-cell>
          <table:table-cell office:value-type="float" office:value="6.9984000000000002" table:formula="of:=[.H278]*[.I278]/1000000" table:style-name="ce4">
            <text:p>6.9984</text:p>
          </table:table-cell>
          <table:table-cell office:value-type="float" office:value="18.333333333333332" table:formula="of:=[.$B278]/[.K278]" table:style-name="ce11">
            <text:p>18.33333333</text:p>
          </table:table-cell>
          <table:table-cell office:value-type="float" office:value="62.87151348879744" table:formula="of:=[.$B278]/[.L278]" table:style-name="ce11">
            <text:p>62.87151349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951.jpg</text:p>
          </table:table-cell>
          <table:table-cell office:value-type="float" office:value="594" table:style-name="ce1">
            <text:p>594</text:p>
          </table:table-cell>
          <table:table-cell office:value-type="float" office:value="4000" table:style-name="ce4">
            <text:p>4000</text:p>
          </table:table-cell>
          <table:table-cell office:value-type="float" office:value="6000" table:style-name="ce4">
            <text:p>6000</text:p>
          </table:table-cell>
          <table:table-cell office:value-type="float" office:value="3" table:style-name="ce4">
            <text:p>3</text:p>
          </table:table-cell>
          <table:table-cell office:value-type="float" office:value="24" table:formula="of:=[Sheet2.$C279]*[Sheet2.$D279]/1000000" table:style-name="ce4">
            <text:p>24</text:p>
          </table:table-cell>
          <table:table-cell office:value-type="float" office:value="24.75" table:style-name="ce4">
            <text:p>24.75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24" table:formula="of:=[.C279]*[.D279]/1000000" table:style-name="ce4">
            <text:p>24</text:p>
          </table:table-cell>
          <table:table-cell office:value-type="float" office:value="6.9984000000000002" table:formula="of:=[.H279]*[.I279]/1000000" table:style-name="ce4">
            <text:p>6.9984</text:p>
          </table:table-cell>
          <table:table-cell office:value-type="float" office:value="24.75" table:formula="of:=[.$B279]/[.K279]" table:style-name="ce11">
            <text:p>24.75</text:p>
          </table:table-cell>
          <table:table-cell office:value-type="float" office:value="84.876543209876544" table:formula="of:=[.$B279]/[.L279]" table:style-name="ce11">
            <text:p>84.87654321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952.jpg</text:p>
          </table:table-cell>
          <table:table-cell office:value-type="float" office:value="370" table:style-name="ce1">
            <text:p>370</text:p>
          </table:table-cell>
          <table:table-cell office:value-type="float" office:value="4000" table:style-name="ce4">
            <text:p>4000</text:p>
          </table:table-cell>
          <table:table-cell office:value-type="float" office:value="6000" table:style-name="ce4">
            <text:p>6000</text:p>
          </table:table-cell>
          <table:table-cell office:value-type="float" office:value="3" table:style-name="ce4">
            <text:p>3</text:p>
          </table:table-cell>
          <table:table-cell office:value-type="float" office:value="24" table:formula="of:=[Sheet2.$C280]*[Sheet2.$D280]/1000000" table:style-name="ce4">
            <text:p>24</text:p>
          </table:table-cell>
          <table:table-cell office:value-type="float" office:value="15.4166666666667" table:style-name="ce4">
            <text:p>15.41666667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24" table:formula="of:=[.C280]*[.D280]/1000000" table:style-name="ce4">
            <text:p>24</text:p>
          </table:table-cell>
          <table:table-cell office:value-type="float" office:value="6.9984000000000002" table:formula="of:=[.H280]*[.I280]/1000000" table:style-name="ce4">
            <text:p>6.9984</text:p>
          </table:table-cell>
          <table:table-cell office:value-type="float" office:value="15.416666666666666" table:formula="of:=[.$B280]/[.K280]" table:style-name="ce11">
            <text:p>15.41666667</text:p>
          </table:table-cell>
          <table:table-cell office:value-type="float" office:value="52.8692272519433" table:formula="of:=[.$B280]/[.L280]" table:style-name="ce11">
            <text:p>52.86922725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953.jpg</text:p>
          </table:table-cell>
          <table:table-cell office:value-type="float" office:value="549" table:style-name="ce1">
            <text:p>549</text:p>
          </table:table-cell>
          <table:table-cell office:value-type="float" office:value="4000" table:style-name="ce4">
            <text:p>4000</text:p>
          </table:table-cell>
          <table:table-cell office:value-type="float" office:value="6000" table:style-name="ce4">
            <text:p>6000</text:p>
          </table:table-cell>
          <table:table-cell office:value-type="float" office:value="3" table:style-name="ce4">
            <text:p>3</text:p>
          </table:table-cell>
          <table:table-cell office:value-type="float" office:value="24" table:formula="of:=[Sheet2.$C281]*[Sheet2.$D281]/1000000" table:style-name="ce4">
            <text:p>24</text:p>
          </table:table-cell>
          <table:table-cell office:value-type="float" office:value="22.875" table:style-name="ce4">
            <text:p>22.875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24" table:formula="of:=[.C281]*[.D281]/1000000" table:style-name="ce4">
            <text:p>24</text:p>
          </table:table-cell>
          <table:table-cell office:value-type="float" office:value="6.9984000000000002" table:formula="of:=[.H281]*[.I281]/1000000" table:style-name="ce4">
            <text:p>6.9984</text:p>
          </table:table-cell>
          <table:table-cell office:value-type="float" office:value="22.875" table:formula="of:=[.$B281]/[.K281]" table:style-name="ce11">
            <text:p>22.875</text:p>
          </table:table-cell>
          <table:table-cell office:value-type="float" office:value="78.446502057613174" table:formula="of:=[.$B281]/[.L281]" table:style-name="ce11">
            <text:p>78.44650206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954.jpg</text:p>
          </table:table-cell>
          <table:table-cell office:value-type="float" office:value="325" table:style-name="ce1">
            <text:p>325</text:p>
          </table:table-cell>
          <table:table-cell office:value-type="float" office:value="4000" table:style-name="ce4">
            <text:p>4000</text:p>
          </table:table-cell>
          <table:table-cell office:value-type="float" office:value="6000" table:style-name="ce4">
            <text:p>6000</text:p>
          </table:table-cell>
          <table:table-cell office:value-type="float" office:value="3" table:style-name="ce4">
            <text:p>3</text:p>
          </table:table-cell>
          <table:table-cell office:value-type="float" office:value="24" table:formula="of:=[Sheet2.$C282]*[Sheet2.$D282]/1000000" table:style-name="ce4">
            <text:p>24</text:p>
          </table:table-cell>
          <table:table-cell office:value-type="float" office:value="13.5416666666667" table:style-name="ce4">
            <text:p>13.54166667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24" table:formula="of:=[.C282]*[.D282]/1000000" table:style-name="ce4">
            <text:p>24</text:p>
          </table:table-cell>
          <table:table-cell office:value-type="float" office:value="6.9984000000000002" table:formula="of:=[.H282]*[.I282]/1000000" table:style-name="ce4">
            <text:p>6.9984</text:p>
          </table:table-cell>
          <table:table-cell office:value-type="float" office:value="13.541666666666666" table:formula="of:=[.$B282]/[.K282]" table:style-name="ce11">
            <text:p>13.54166667</text:p>
          </table:table-cell>
          <table:table-cell office:value-type="float" office:value="46.439186099679922" table:formula="of:=[.$B282]/[.L282]" table:style-name="ce11">
            <text:p>46.4391861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984.jpg</text:p>
          </table:table-cell>
          <table:table-cell office:value-type="float" office:value="221" table:style-name="ce1">
            <text:p>221</text:p>
          </table:table-cell>
          <table:table-cell office:value-type="float" office:value="4000" table:style-name="ce4">
            <text:p>4000</text:p>
          </table:table-cell>
          <table:table-cell office:value-type="float" office:value="6000" table:style-name="ce4">
            <text:p>6000</text:p>
          </table:table-cell>
          <table:table-cell office:value-type="float" office:value="3" table:style-name="ce4">
            <text:p>3</text:p>
          </table:table-cell>
          <table:table-cell office:value-type="float" office:value="24" table:formula="of:=[Sheet2.$C283]*[Sheet2.$D283]/1000000" table:style-name="ce4">
            <text:p>24</text:p>
          </table:table-cell>
          <table:table-cell office:value-type="float" office:value="9.2083333333333304" table:style-name="ce4">
            <text:p>9.208333333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24" table:formula="of:=[.C283]*[.D283]/1000000" table:style-name="ce4">
            <text:p>24</text:p>
          </table:table-cell>
          <table:table-cell office:value-type="float" office:value="6.9984000000000002" table:formula="of:=[.H283]*[.I283]/1000000" table:style-name="ce4">
            <text:p>6.9984</text:p>
          </table:table-cell>
          <table:table-cell office:value-type="float" office:value="9.2083333333333339" table:formula="of:=[.$B283]/[.K283]" table:style-name="ce11">
            <text:p>9.208333333</text:p>
          </table:table-cell>
          <table:table-cell office:value-type="float" office:value="31.578646547782348" table:formula="of:=[.$B283]/[.L283]" table:style-name="ce11">
            <text:p>31.57864655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1185.jpg</text:p>
          </table:table-cell>
          <table:table-cell office:value-type="float" office:value="519" table:style-name="ce1">
            <text:p>519</text:p>
          </table:table-cell>
          <table:table-cell office:value-type="float" office:value="4000" table:style-name="ce4">
            <text:p>4000</text:p>
          </table:table-cell>
          <table:table-cell office:value-type="float" office:value="6000" table:style-name="ce4">
            <text:p>6000</text:p>
          </table:table-cell>
          <table:table-cell office:value-type="float" office:value="3" table:style-name="ce4">
            <text:p>3</text:p>
          </table:table-cell>
          <table:table-cell office:value-type="float" office:value="24" table:formula="of:=[Sheet2.$C284]*[Sheet2.$D284]/1000000" table:style-name="ce4">
            <text:p>24</text:p>
          </table:table-cell>
          <table:table-cell office:value-type="float" office:value="21.625" table:style-name="ce4">
            <text:p>21.625</text:p>
          </table:table-cell>
          <table:table-cell office:value-type="float" office:value="2160" table:style-name="ce4">
            <text:p>2160</text:p>
          </table:table-cell>
          <table:table-cell office:value-type="float" office:value="3240" table:style-name="ce4">
            <text:p>3240</text:p>
          </table:table-cell>
          <table:table-cell office:value-type="float" office:value="3" table:style-name="ce4">
            <text:p>3</text:p>
          </table:table-cell>
          <table:table-cell office:value-type="float" office:value="24" table:formula="of:=[.C284]*[.D284]/1000000" table:style-name="ce4">
            <text:p>24</text:p>
          </table:table-cell>
          <table:table-cell office:value-type="float" office:value="6.9984000000000002" table:formula="of:=[.H284]*[.I284]/1000000" table:style-name="ce4">
            <text:p>6.9984</text:p>
          </table:table-cell>
          <table:table-cell office:value-type="float" office:value="21.625" table:formula="of:=[.$B284]/[.K284]" table:style-name="ce11">
            <text:p>21.625</text:p>
          </table:table-cell>
          <table:table-cell office:value-type="float" office:value="74.159807956104245" table:formula="of:=[.$B284]/[.L284]" table:style-name="ce11">
            <text:p>74.15980796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st_img_0034.jpg</text:p>
          </table:table-cell>
          <table:table-cell office:value-type="float" office:value="221" table:style-name="ce1">
            <text:p>221</text:p>
          </table:table-cell>
          <table:table-cell office:value-type="float" office:value="4000" table:style-name="ce4">
            <text:p>4000</text:p>
          </table:table-cell>
          <table:table-cell office:value-type="float" office:value="6016" table:style-name="ce4">
            <text:p>6016</text:p>
          </table:table-cell>
          <table:table-cell office:value-type="float" office:value="3" table:style-name="ce4">
            <text:p>3</text:p>
          </table:table-cell>
          <table:table-cell office:value-type="float" office:value="24.064" table:formula="of:=[Sheet2.$C285]*[Sheet2.$D285]/1000000" table:style-name="ce4">
            <text:p>24.064</text:p>
          </table:table-cell>
          <table:table-cell office:value-type="float" office:value="9.1838430851063801" table:style-name="ce4">
            <text:p>9.183843085</text:p>
          </table:table-cell>
          <table:table-cell office:value-type="float" office:value="2160" table:style-name="ce4">
            <text:p>2160</text:p>
          </table:table-cell>
          <table:table-cell office:value-type="float" office:value="3249" table:style-name="ce4">
            <text:p>3249</text:p>
          </table:table-cell>
          <table:table-cell office:value-type="float" office:value="3" table:style-name="ce4">
            <text:p>3</text:p>
          </table:table-cell>
          <table:table-cell office:value-type="float" office:value="24.064" table:formula="of:=[.C285]*[.D285]/1000000" table:style-name="ce4">
            <text:p>24.064</text:p>
          </table:table-cell>
          <table:table-cell office:value-type="float" office:value="7.0178399999999996" table:formula="of:=[.H285]*[.I285]/1000000" table:style-name="ce4">
            <text:p>7.01784</text:p>
          </table:table-cell>
          <table:table-cell office:value-type="float" office:value="9.1838430851063837" table:formula="of:=[.$B285]/[.K285]" table:style-name="ce11">
            <text:p>9.183843085</text:p>
          </table:table-cell>
          <table:table-cell office:value-type="float" office:value="31.491171072580737" table:formula="of:=[.$B285]/[.L285]" table:style-name="ce11">
            <text:p>31.49117107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st_img_0249.jpg</text:p>
          </table:table-cell>
          <table:table-cell office:value-type="float" office:value="83" table:style-name="ce1">
            <text:p>83</text:p>
          </table:table-cell>
          <table:table-cell office:value-type="float" office:value="4000" table:style-name="ce4">
            <text:p>4000</text:p>
          </table:table-cell>
          <table:table-cell office:value-type="float" office:value="6016" table:style-name="ce4">
            <text:p>6016</text:p>
          </table:table-cell>
          <table:table-cell office:value-type="float" office:value="3" table:style-name="ce4">
            <text:p>3</text:p>
          </table:table-cell>
          <table:table-cell office:value-type="float" office:value="24.064" table:formula="of:=[Sheet2.$C286]*[Sheet2.$D286]/1000000" table:style-name="ce4">
            <text:p>24.064</text:p>
          </table:table-cell>
          <table:table-cell office:value-type="float" office:value="3.4491356382978702" table:style-name="ce4">
            <text:p>3.449135638</text:p>
          </table:table-cell>
          <table:table-cell office:value-type="float" office:value="2160" table:style-name="ce4">
            <text:p>2160</text:p>
          </table:table-cell>
          <table:table-cell office:value-type="float" office:value="3249" table:style-name="ce4">
            <text:p>3249</text:p>
          </table:table-cell>
          <table:table-cell office:value-type="float" office:value="3" table:style-name="ce4">
            <text:p>3</text:p>
          </table:table-cell>
          <table:table-cell office:value-type="float" office:value="24.064" table:formula="of:=[.C286]*[.D286]/1000000" table:style-name="ce4">
            <text:p>24.064</text:p>
          </table:table-cell>
          <table:table-cell office:value-type="float" office:value="7.0178399999999996" table:formula="of:=[.H286]*[.I286]/1000000" table:style-name="ce4">
            <text:p>7.01784</text:p>
          </table:table-cell>
          <table:table-cell office:value-type="float" office:value="3.4491356382978724" table:formula="of:=[.$B286]/[.K286]" table:style-name="ce11">
            <text:p>3.449135638</text:p>
          </table:table-cell>
          <table:table-cell office:value-type="float" office:value="11.827000900561996" table:formula="of:=[.$B286]/[.L286]" table:style-name="ce11">
            <text:p>11.8270009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986.jpg</text:p>
          </table:table-cell>
          <table:table-cell office:value-type="float" office:value="592" table:style-name="ce1">
            <text:p>592</text:p>
          </table:table-cell>
          <table:table-cell office:value-type="float" office:value="4000" table:style-name="ce4">
            <text:p>4000</text:p>
          </table:table-cell>
          <table:table-cell office:value-type="float" office:value="6016" table:style-name="ce4">
            <text:p>6016</text:p>
          </table:table-cell>
          <table:table-cell office:value-type="float" office:value="3" table:style-name="ce4">
            <text:p>3</text:p>
          </table:table-cell>
          <table:table-cell office:value-type="float" office:value="24.064" table:formula="of:=[Sheet2.$C287]*[Sheet2.$D287]/1000000" table:style-name="ce4">
            <text:p>24.064</text:p>
          </table:table-cell>
          <table:table-cell office:value-type="float" office:value="24.601063829787201" table:style-name="ce4">
            <text:p>24.60106383</text:p>
          </table:table-cell>
          <table:table-cell office:value-type="float" office:value="2160" table:style-name="ce4">
            <text:p>2160</text:p>
          </table:table-cell>
          <table:table-cell office:value-type="float" office:value="3249" table:style-name="ce4">
            <text:p>3249</text:p>
          </table:table-cell>
          <table:table-cell office:value-type="float" office:value="3" table:style-name="ce4">
            <text:p>3</text:p>
          </table:table-cell>
          <table:table-cell office:value-type="float" office:value="24.064" table:formula="of:=[.C287]*[.D287]/1000000" table:style-name="ce4">
            <text:p>24.064</text:p>
          </table:table-cell>
          <table:table-cell office:value-type="float" office:value="7.0178399999999996" table:formula="of:=[.H287]*[.I287]/1000000" table:style-name="ce4">
            <text:p>7.01784</text:p>
          </table:table-cell>
          <table:table-cell office:value-type="float" office:value="24.601063829787233" table:formula="of:=[.$B287]/[.K287]" table:style-name="ce11">
            <text:p>24.60106383</text:p>
          </table:table-cell>
          <table:table-cell office:value-type="float" office:value="84.356440158225325" table:formula="of:=[.$B287]/[.L287]" table:style-name="ce11">
            <text:p>84.35644016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1024.jpg</text:p>
          </table:table-cell>
          <table:table-cell office:value-type="float" office:value="73" table:style-name="ce1">
            <text:p>73</text:p>
          </table:table-cell>
          <table:table-cell office:value-type="float" office:value="4000" table:style-name="ce4">
            <text:p>4000</text:p>
          </table:table-cell>
          <table:table-cell office:value-type="float" office:value="6016" table:style-name="ce4">
            <text:p>6016</text:p>
          </table:table-cell>
          <table:table-cell office:value-type="float" office:value="3" table:style-name="ce4">
            <text:p>3</text:p>
          </table:table-cell>
          <table:table-cell office:value-type="float" office:value="24.064" table:formula="of:=[Sheet2.$C288]*[Sheet2.$D288]/1000000" table:style-name="ce4">
            <text:p>24.064</text:p>
          </table:table-cell>
          <table:table-cell office:value-type="float" office:value="3.0335771276595702" table:style-name="ce4">
            <text:p>3.033577128</text:p>
          </table:table-cell>
          <table:table-cell office:value-type="float" office:value="2160" table:style-name="ce4">
            <text:p>2160</text:p>
          </table:table-cell>
          <table:table-cell office:value-type="float" office:value="3249" table:style-name="ce4">
            <text:p>3249</text:p>
          </table:table-cell>
          <table:table-cell office:value-type="float" office:value="3" table:style-name="ce4">
            <text:p>3</text:p>
          </table:table-cell>
          <table:table-cell office:value-type="float" office:value="24.064" table:formula="of:=[.C288]*[.D288]/1000000" table:style-name="ce4">
            <text:p>24.064</text:p>
          </table:table-cell>
          <table:table-cell office:value-type="float" office:value="7.0178399999999996" table:formula="of:=[.H288]*[.I288]/1000000" table:style-name="ce4">
            <text:p>7.01784</text:p>
          </table:table-cell>
          <table:table-cell office:value-type="float" office:value="3.0335771276595747" table:formula="of:=[.$B288]/[.K288]" table:style-name="ce11">
            <text:p>3.033577128</text:p>
          </table:table-cell>
          <table:table-cell office:value-type="float" office:value="10.402061033024406" table:formula="of:=[.$B288]/[.L288]" table:style-name="ce11">
            <text:p>10.40206103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1025.jpg</text:p>
          </table:table-cell>
          <table:table-cell office:value-type="float" office:value="246" table:style-name="ce1">
            <text:p>246</text:p>
          </table:table-cell>
          <table:table-cell office:value-type="float" office:value="4000" table:style-name="ce4">
            <text:p>4000</text:p>
          </table:table-cell>
          <table:table-cell office:value-type="float" office:value="6016" table:style-name="ce4">
            <text:p>6016</text:p>
          </table:table-cell>
          <table:table-cell office:value-type="float" office:value="3" table:style-name="ce4">
            <text:p>3</text:p>
          </table:table-cell>
          <table:table-cell office:value-type="float" office:value="24.064" table:formula="of:=[Sheet2.$C289]*[Sheet2.$D289]/1000000" table:style-name="ce4">
            <text:p>24.064</text:p>
          </table:table-cell>
          <table:table-cell office:value-type="float" office:value="10.2227393617021" table:style-name="ce4">
            <text:p>10.22273936</text:p>
          </table:table-cell>
          <table:table-cell office:value-type="float" office:value="2160" table:style-name="ce4">
            <text:p>2160</text:p>
          </table:table-cell>
          <table:table-cell office:value-type="float" office:value="3249" table:style-name="ce4">
            <text:p>3249</text:p>
          </table:table-cell>
          <table:table-cell office:value-type="float" office:value="3" table:style-name="ce4">
            <text:p>3</text:p>
          </table:table-cell>
          <table:table-cell office:value-type="float" office:value="24.064" table:formula="of:=[.C289]*[.D289]/1000000" table:style-name="ce4">
            <text:p>24.064</text:p>
          </table:table-cell>
          <table:table-cell office:value-type="float" office:value="7.0178399999999996" table:formula="of:=[.H289]*[.I289]/1000000" table:style-name="ce4">
            <text:p>7.01784</text:p>
          </table:table-cell>
          <table:table-cell office:value-type="float" office:value="10.222739361702128" table:formula="of:=[.$B289]/[.K289]" table:style-name="ce11">
            <text:p>10.22273936</text:p>
          </table:table-cell>
          <table:table-cell office:value-type="float" office:value="35.053520741424713" table:formula="of:=[.$B289]/[.L289]" table:style-name="ce11">
            <text:p>35.05352074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st_img_0009.jpg</text:p>
          </table:table-cell>
          <table:table-cell office:value-type="float" office:value="237" table:style-name="ce1">
            <text:p>237</text:p>
          </table:table-cell>
          <table:table-cell office:value-type="float" office:value="4288" table:style-name="ce4">
            <text:p>4288</text:p>
          </table:table-cell>
          <table:table-cell office:value-type="float" office:value="2848" table:style-name="ce4">
            <text:p>2848</text:p>
          </table:table-cell>
          <table:table-cell office:value-type="float" office:value="3" table:style-name="ce4">
            <text:p>3</text:p>
          </table:table-cell>
          <table:table-cell office:value-type="float" office:value="12.212224000000001" table:formula="of:=[Sheet2.$C290]*[Sheet2.$D290]/1000000" table:style-name="ce4">
            <text:p>12.212224</text:p>
          </table:table-cell>
          <table:table-cell office:value-type="float" office:value="19.406784546369298" table:style-name="ce4">
            <text:p>19.40678455</text:p>
          </table:table-cell>
          <table:table-cell office:value-type="float" office:value="2160" table:style-name="ce4">
            <text:p>2160</text:p>
          </table:table-cell>
          <table:table-cell office:value-type="float" office:value="1435" table:style-name="ce4">
            <text:p>1435</text:p>
          </table:table-cell>
          <table:table-cell office:value-type="float" office:value="3" table:style-name="ce4">
            <text:p>3</text:p>
          </table:table-cell>
          <table:table-cell office:value-type="float" office:value="12.212224000000001" table:formula="of:=[.C290]*[.D290]/1000000" table:style-name="ce4">
            <text:p>12.212224</text:p>
          </table:table-cell>
          <table:table-cell office:value-type="float" office:value="3.0996000000000001" table:formula="of:=[.H290]*[.I290]/1000000" table:style-name="ce4">
            <text:p>3.0996</text:p>
          </table:table-cell>
          <table:table-cell office:value-type="float" office:value="19.406784546369277" table:formula="of:=[.$B290]/[.K290]" table:style-name="ce11">
            <text:p>19.40678455</text:p>
          </table:table-cell>
          <table:table-cell office:value-type="float" office:value="76.46147890050328" table:formula="of:=[.$B290]/[.L290]" table:style-name="ce11">
            <text:p>76.4614789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753.jpg</text:p>
          </table:table-cell>
          <table:table-cell office:value-type="float" office:value="198" table:style-name="ce1">
            <text:p>198</text:p>
          </table:table-cell>
          <table:table-cell office:value-type="float" office:value="4318" table:style-name="ce4">
            <text:p>4318</text:p>
          </table:table-cell>
          <table:table-cell office:value-type="float" office:value="3072" table:style-name="ce4">
            <text:p>3072</text:p>
          </table:table-cell>
          <table:table-cell office:value-type="float" office:value="3" table:style-name="ce4">
            <text:p>3</text:p>
          </table:table-cell>
          <table:table-cell office:value-type="float" office:value="13.264896" table:formula="of:=[Sheet2.$C291]*[Sheet2.$D291]/1000000" table:style-name="ce4">
            <text:p>13.264896</text:p>
          </table:table-cell>
          <table:table-cell office:value-type="float" office:value="14.926615331171799" table:style-name="ce4">
            <text:p>14.92661533</text:p>
          </table:table-cell>
          <table:table-cell office:value-type="float" office:value="2160" table:style-name="ce4">
            <text:p>2160</text:p>
          </table:table-cell>
          <table:table-cell office:value-type="float" office:value="1537" table:style-name="ce4">
            <text:p>1537</text:p>
          </table:table-cell>
          <table:table-cell office:value-type="float" office:value="3" table:style-name="ce4">
            <text:p>3</text:p>
          </table:table-cell>
          <table:table-cell office:value-type="float" office:value="13.264896" table:formula="of:=[.C291]*[.D291]/1000000" table:style-name="ce4">
            <text:p>13.264896</text:p>
          </table:table-cell>
          <table:table-cell office:value-type="float" office:value="3.3199200000000002" table:formula="of:=[.H291]*[.I291]/1000000" table:style-name="ce4">
            <text:p>3.31992</text:p>
          </table:table-cell>
          <table:table-cell office:value-type="float" office:value="14.926615331171838" table:formula="of:=[.$B291]/[.K291]" table:style-name="ce11">
            <text:p>14.92661533</text:p>
          </table:table-cell>
          <table:table-cell office:value-type="float" office:value="59.639991325092168" table:formula="of:=[.$B291]/[.L291]" table:style-name="ce11">
            <text:p>59.63999133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649.jpg</text:p>
          </table:table-cell>
          <table:table-cell office:value-type="float" office:value="385" table:style-name="ce1">
            <text:p>385</text:p>
          </table:table-cell>
          <table:table-cell office:value-type="float" office:value="4321" table:style-name="ce4">
            <text:p>4321</text:p>
          </table:table-cell>
          <table:table-cell office:value-type="float" office:value="3072" table:style-name="ce4">
            <text:p>3072</text:p>
          </table:table-cell>
          <table:table-cell office:value-type="float" office:value="3" table:style-name="ce4">
            <text:p>3</text:p>
          </table:table-cell>
          <table:table-cell office:value-type="float" office:value="13.274112000000001" table:formula="of:=[Sheet2.$C292]*[Sheet2.$D292]/1000000" table:style-name="ce4">
            <text:p>13.274112</text:p>
          </table:table-cell>
          <table:table-cell office:value-type="float" office:value="29.003823381933199" table:style-name="ce4">
            <text:p>29.00382338</text:p>
          </table:table-cell>
          <table:table-cell office:value-type="float" office:value="2160" table:style-name="ce4">
            <text:p>2160</text:p>
          </table:table-cell>
          <table:table-cell office:value-type="float" office:value="1536" table:style-name="ce4">
            <text:p>1536</text:p>
          </table:table-cell>
          <table:table-cell office:value-type="float" office:value="3" table:style-name="ce4">
            <text:p>3</text:p>
          </table:table-cell>
          <table:table-cell office:value-type="float" office:value="13.274112000000001" table:formula="of:=[.C292]*[.D292]/1000000" table:style-name="ce4">
            <text:p>13.274112</text:p>
          </table:table-cell>
          <table:table-cell office:value-type="float" office:value="3.3177599999999998" table:formula="of:=[.H292]*[.I292]/1000000" table:style-name="ce4">
            <text:p>3.31776</text:p>
          </table:table-cell>
          <table:table-cell office:value-type="float" office:value="29.003823381933195" table:formula="of:=[.$B292]/[.K292]" table:style-name="ce11">
            <text:p>29.00382338</text:p>
          </table:table-cell>
          <table:table-cell office:value-type="float" office:value="116.04214891975309" table:formula="of:=[.$B292]/[.L292]" table:style-name="ce11">
            <text:p>116.0421489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743.jpg</text:p>
          </table:table-cell>
          <table:table-cell office:value-type="float" office:value="178" table:style-name="ce1">
            <text:p>178</text:p>
          </table:table-cell>
          <table:table-cell office:value-type="float" office:value="4590" table:style-name="ce4">
            <text:p>4590</text:p>
          </table:table-cell>
          <table:table-cell office:value-type="float" office:value="3072" table:style-name="ce4">
            <text:p>3072</text:p>
          </table:table-cell>
          <table:table-cell office:value-type="float" office:value="3" table:style-name="ce4">
            <text:p>3</text:p>
          </table:table-cell>
          <table:table-cell office:value-type="float" office:value="14.100479999999999" table:formula="of:=[Sheet2.$C293]*[Sheet2.$D293]/1000000" table:style-name="ce4">
            <text:p>14.10048</text:p>
          </table:table-cell>
          <table:table-cell office:value-type="float" office:value="12.623683732752401" table:style-name="ce4">
            <text:p>12.62368373</text:p>
          </table:table-cell>
          <table:table-cell office:value-type="float" office:value="2160" table:style-name="ce4">
            <text:p>2160</text:p>
          </table:table-cell>
          <table:table-cell office:value-type="float" office:value="1446" table:style-name="ce4">
            <text:p>1446</text:p>
          </table:table-cell>
          <table:table-cell office:value-type="float" office:value="3" table:style-name="ce4">
            <text:p>3</text:p>
          </table:table-cell>
          <table:table-cell office:value-type="float" office:value="14.100479999999999" table:formula="of:=[.C293]*[.D293]/1000000" table:style-name="ce4">
            <text:p>14.10048</text:p>
          </table:table-cell>
          <table:table-cell office:value-type="float" office:value="3.1233599999999999" table:formula="of:=[.H293]*[.I293]/1000000" table:style-name="ce4">
            <text:p>3.12336</text:p>
          </table:table-cell>
          <table:table-cell office:value-type="float" office:value="12.623683732752362" table:formula="of:=[.$B293]/[.K293]" table:style-name="ce11">
            <text:p>12.62368373</text:p>
          </table:table-cell>
          <table:table-cell office:value-type="float" office:value="56.989908303877876" table:formula="of:=[.$B293]/[.L293]" table:style-name="ce11">
            <text:p>56.9899083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745.jpg</text:p>
          </table:table-cell>
          <table:table-cell office:value-type="float" office:value="153" table:style-name="ce1">
            <text:p>153</text:p>
          </table:table-cell>
          <table:table-cell office:value-type="float" office:value="4590" table:style-name="ce4">
            <text:p>4590</text:p>
          </table:table-cell>
          <table:table-cell office:value-type="float" office:value="3072" table:style-name="ce4">
            <text:p>3072</text:p>
          </table:table-cell>
          <table:table-cell office:value-type="float" office:value="3" table:style-name="ce4">
            <text:p>3</text:p>
          </table:table-cell>
          <table:table-cell office:value-type="float" office:value="14.100479999999999" table:formula="of:=[Sheet2.$C294]*[Sheet2.$D294]/1000000" table:style-name="ce4">
            <text:p>14.10048</text:p>
          </table:table-cell>
          <table:table-cell office:value-type="float" office:value="10.8506944444444" table:style-name="ce4">
            <text:p>10.85069444</text:p>
          </table:table-cell>
          <table:table-cell office:value-type="float" office:value="2160" table:style-name="ce4">
            <text:p>2160</text:p>
          </table:table-cell>
          <table:table-cell office:value-type="float" office:value="1446" table:style-name="ce4">
            <text:p>1446</text:p>
          </table:table-cell>
          <table:table-cell office:value-type="float" office:value="3" table:style-name="ce4">
            <text:p>3</text:p>
          </table:table-cell>
          <table:table-cell office:value-type="float" office:value="14.100479999999999" table:formula="of:=[.C294]*[.D294]/1000000" table:style-name="ce4">
            <text:p>14.10048</text:p>
          </table:table-cell>
          <table:table-cell office:value-type="float" office:value="3.1233599999999999" table:formula="of:=[.H294]*[.I294]/1000000" table:style-name="ce4">
            <text:p>3.12336</text:p>
          </table:table-cell>
          <table:table-cell office:value-type="float" office:value="10.850694444444445" table:formula="of:=[.$B294]/[.K294]" table:style-name="ce11">
            <text:p>10.85069444</text:p>
          </table:table-cell>
          <table:table-cell office:value-type="float" office:value="48.985707699400649" table:formula="of:=[.$B294]/[.L294]" table:style-name="ce11">
            <text:p>48.9857077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st_img_0228.jpg</text:p>
          </table:table-cell>
          <table:table-cell office:value-type="float" office:value="172" table:style-name="ce1">
            <text:p>172</text:p>
          </table:table-cell>
          <table:table-cell office:value-type="float" office:value="4603" table:style-name="ce4">
            <text:p>4603</text:p>
          </table:table-cell>
          <table:table-cell office:value-type="float" office:value="3072" table:style-name="ce4">
            <text:p>3072</text:p>
          </table:table-cell>
          <table:table-cell office:value-type="float" office:value="3" table:style-name="ce4">
            <text:p>3</text:p>
          </table:table-cell>
          <table:table-cell office:value-type="float" office:value="14.140416" table:formula="of:=[Sheet2.$C295]*[Sheet2.$D295]/1000000" table:style-name="ce4">
            <text:p>14.140416</text:p>
          </table:table-cell>
          <table:table-cell office:value-type="float" office:value="12.1637156926642" table:style-name="ce4">
            <text:p>12.16371569</text:p>
          </table:table-cell>
          <table:table-cell office:value-type="float" office:value="2160" table:style-name="ce4">
            <text:p>2160</text:p>
          </table:table-cell>
          <table:table-cell office:value-type="float" office:value="1442" table:style-name="ce4">
            <text:p>1442</text:p>
          </table:table-cell>
          <table:table-cell office:value-type="float" office:value="3" table:style-name="ce4">
            <text:p>3</text:p>
          </table:table-cell>
          <table:table-cell office:value-type="float" office:value="14.140416" table:formula="of:=[.C295]*[.D295]/1000000" table:style-name="ce4">
            <text:p>14.140416</text:p>
          </table:table-cell>
          <table:table-cell office:value-type="float" office:value="3.1147200000000002" table:formula="of:=[.H295]*[.I295]/1000000" table:style-name="ce4">
            <text:p>3.11472</text:p>
          </table:table-cell>
          <table:table-cell office:value-type="float" office:value="12.163715692664205" table:formula="of:=[.$B295]/[.K295]" table:style-name="ce11">
            <text:p>12.16371569</text:p>
          </table:table-cell>
          <table:table-cell office:value-type="float" office:value="55.221657163404736" table:formula="of:=[.$B295]/[.L295]" table:style-name="ce11">
            <text:p>55.22165716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377.jpg</text:p>
          </table:table-cell>
          <table:table-cell office:value-type="float" office:value="407" table:style-name="ce1">
            <text:p>407</text:p>
          </table:table-cell>
          <table:table-cell office:value-type="float" office:value="4608" table:style-name="ce4">
            <text:p>4608</text:p>
          </table:table-cell>
          <table:table-cell office:value-type="float" office:value="3072" table:style-name="ce4">
            <text:p>3072</text:p>
          </table:table-cell>
          <table:table-cell office:value-type="float" office:value="3" table:style-name="ce4">
            <text:p>3</text:p>
          </table:table-cell>
          <table:table-cell office:value-type="float" office:value="14.155775999999999" table:formula="of:=[Sheet2.$C296]*[Sheet2.$D296]/1000000" table:style-name="ce4">
            <text:p>14.155776</text:p>
          </table:table-cell>
          <table:table-cell office:value-type="float" office:value="28.751514576099499" table:style-name="ce4">
            <text:p>28.75151458</text:p>
          </table:table-cell>
          <table:table-cell office:value-type="float" office:value="2160" table:style-name="ce4">
            <text:p>2160</text:p>
          </table:table-cell>
          <table:table-cell office:value-type="float" office:value="1440" table:style-name="ce4">
            <text:p>1440</text:p>
          </table:table-cell>
          <table:table-cell office:value-type="float" office:value="3" table:style-name="ce4">
            <text:p>3</text:p>
          </table:table-cell>
          <table:table-cell office:value-type="float" office:value="14.155775999999999" table:formula="of:=[.C296]*[.D296]/1000000" table:style-name="ce4">
            <text:p>14.155776</text:p>
          </table:table-cell>
          <table:table-cell office:value-type="float" office:value="3.1103999999999998" table:formula="of:=[.H296]*[.I296]/1000000" table:style-name="ce4">
            <text:p>3.1104</text:p>
          </table:table-cell>
          <table:table-cell office:value-type="float" office:value="28.751514576099538" table:formula="of:=[.$B296]/[.K296]" table:style-name="ce11">
            <text:p>28.75151458</text:p>
          </table:table-cell>
          <table:table-cell office:value-type="float" office:value="130.85133744855969" table:formula="of:=[.$B296]/[.L296]" table:style-name="ce11">
            <text:p>130.8513374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1015.jpg</text:p>
          </table:table-cell>
          <table:table-cell office:value-type="float" office:value="396" table:style-name="ce1">
            <text:p>396</text:p>
          </table:table-cell>
          <table:table-cell office:value-type="float" office:value="4735" table:style-name="ce4">
            <text:p>4735</text:p>
          </table:table-cell>
          <table:table-cell office:value-type="float" office:value="3337" table:style-name="ce4">
            <text:p>3337</text:p>
          </table:table-cell>
          <table:table-cell office:value-type="float" office:value="3" table:style-name="ce4">
            <text:p>3</text:p>
          </table:table-cell>
          <table:table-cell office:value-type="float" office:value="15.800694999999999" table:formula="of:=[Sheet2.$C297]*[Sheet2.$D297]/1000000" table:style-name="ce4">
            <text:p>15.800695</text:p>
          </table:table-cell>
          <table:table-cell office:value-type="float" office:value="25.062188720179702" table:style-name="ce4">
            <text:p>25.06218872</text:p>
          </table:table-cell>
          <table:table-cell office:value-type="float" office:value="2160" table:style-name="ce4">
            <text:p>2160</text:p>
          </table:table-cell>
          <table:table-cell office:value-type="float" office:value="1522" table:style-name="ce4">
            <text:p>1522</text:p>
          </table:table-cell>
          <table:table-cell office:value-type="float" office:value="3" table:style-name="ce4">
            <text:p>3</text:p>
          </table:table-cell>
          <table:table-cell office:value-type="float" office:value="15.800694999999999" table:formula="of:=[.C297]*[.D297]/1000000" table:style-name="ce4">
            <text:p>15.800695</text:p>
          </table:table-cell>
          <table:table-cell office:value-type="float" office:value="3.2875200000000002" table:formula="of:=[.H297]*[.I297]/1000000" table:style-name="ce4">
            <text:p>3.28752</text:p>
          </table:table-cell>
          <table:table-cell office:value-type="float" office:value="25.062188720179716" table:formula="of:=[.$B297]/[.K297]" table:style-name="ce11">
            <text:p>25.06218872</text:p>
          </table:table-cell>
          <table:table-cell office:value-type="float" office:value="120.45554095488392" table:formula="of:=[.$B297]/[.L297]" table:style-name="ce11">
            <text:p>120.455541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est_img_0042.jpg</text:p>
          </table:table-cell>
          <table:table-cell office:value-type="float" office:value="130" table:style-name="ce1">
            <text:p>130</text:p>
          </table:table-cell>
          <table:table-cell office:value-type="float" office:value="4912" table:style-name="ce4">
            <text:p>4912</text:p>
          </table:table-cell>
          <table:table-cell office:value-type="float" office:value="7360" table:style-name="ce4">
            <text:p>7360</text:p>
          </table:table-cell>
          <table:table-cell office:value-type="float" office:value="3" table:style-name="ce4">
            <text:p>3</text:p>
          </table:table-cell>
          <table:table-cell office:value-type="float" office:value="36.152320000000003" table:formula="of:=[Sheet2.$C298]*[Sheet2.$D298]/1000000" table:style-name="ce4">
            <text:p>36.15232</text:p>
          </table:table-cell>
          <table:table-cell office:value-type="float" office:value="3.59589647358731" table:style-name="ce4">
            <text:p>3.595896474</text:p>
          </table:table-cell>
          <table:table-cell office:value-type="float" office:value="2160" table:style-name="ce4">
            <text:p>2160</text:p>
          </table:table-cell>
          <table:table-cell office:value-type="float" office:value="3236" table:style-name="ce4">
            <text:p>3236</text:p>
          </table:table-cell>
          <table:table-cell office:value-type="float" office:value="3" table:style-name="ce4">
            <text:p>3</text:p>
          </table:table-cell>
          <table:table-cell office:value-type="float" office:value="36.152320000000003" table:formula="of:=[.C298]*[.D298]/1000000" table:style-name="ce4">
            <text:p>36.15232</text:p>
          </table:table-cell>
          <table:table-cell office:value-type="float" office:value="6.9897600000000004" table:formula="of:=[.H298]*[.I298]/1000000" table:style-name="ce4">
            <text:p>6.98976</text:p>
          </table:table-cell>
          <table:table-cell office:value-type="float" office:value="3.5958964735873105" table:formula="of:=[.$B298]/[.K298]" table:style-name="ce11">
            <text:p>3.595896474</text:p>
          </table:table-cell>
          <table:table-cell office:value-type="float" office:value="18.59863571853683" table:formula="of:=[.$B298]/[.L298]" table:style-name="ce11">
            <text:p>18.59863572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886.jpg</text:p>
          </table:table-cell>
          <table:table-cell office:value-type="float" office:value="181" table:style-name="ce1">
            <text:p>181</text:p>
          </table:table-cell>
          <table:table-cell office:value-type="float" office:value="5000" table:style-name="ce4">
            <text:p>5000</text:p>
          </table:table-cell>
          <table:table-cell office:value-type="float" office:value="3333" table:style-name="ce4">
            <text:p>3333</text:p>
          </table:table-cell>
          <table:table-cell office:value-type="float" office:value="3" table:style-name="ce4">
            <text:p>3</text:p>
          </table:table-cell>
          <table:table-cell office:value-type="float" office:value="16.664999999999999" table:formula="of:=[Sheet2.$C299]*[Sheet2.$D299]/1000000" table:style-name="ce4">
            <text:p>16.665</text:p>
          </table:table-cell>
          <table:table-cell office:value-type="float" office:value="10.8610861086109" table:style-name="ce4">
            <text:p>10.86108611</text:p>
          </table:table-cell>
          <table:table-cell office:value-type="float" office:value="2160" table:style-name="ce4">
            <text:p>2160</text:p>
          </table:table-cell>
          <table:table-cell office:value-type="float" office:value="1440" table:style-name="ce4">
            <text:p>1440</text:p>
          </table:table-cell>
          <table:table-cell office:value-type="float" office:value="3" table:style-name="ce4">
            <text:p>3</text:p>
          </table:table-cell>
          <table:table-cell office:value-type="float" office:value="16.664999999999999" table:formula="of:=[.C299]*[.D299]/1000000" table:style-name="ce4">
            <text:p>16.665</text:p>
          </table:table-cell>
          <table:table-cell office:value-type="float" office:value="3.1103999999999998" table:formula="of:=[.H299]*[.I299]/1000000" table:style-name="ce4">
            <text:p>3.1104</text:p>
          </table:table-cell>
          <table:table-cell office:value-type="float" office:value="10.861086108610861" table:formula="of:=[.$B299]/[.K299]" table:style-name="ce11">
            <text:p>10.86108611</text:p>
          </table:table-cell>
          <table:table-cell office:value-type="float" office:value="58.19187242798354" table:formula="of:=[.$B299]/[.L299]" table:style-name="ce11">
            <text:p>58.19187243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261.jpg</text:p>
          </table:table-cell>
          <table:table-cell office:value-type="float" office:value="282" table:style-name="ce1">
            <text:p>282</text:p>
          </table:table-cell>
          <table:table-cell office:value-type="float" office:value="5472" table:style-name="ce4">
            <text:p>5472</text:p>
          </table:table-cell>
          <table:table-cell office:value-type="float" office:value="3648" table:style-name="ce4">
            <text:p>3648</text:p>
          </table:table-cell>
          <table:table-cell office:value-type="float" office:value="3" table:style-name="ce4">
            <text:p>3</text:p>
          </table:table-cell>
          <table:table-cell office:value-type="float" office:value="19.961856000000001" table:formula="of:=[Sheet2.$C300]*[Sheet2.$D300]/1000000" table:style-name="ce4">
            <text:p>19.961856</text:p>
          </table:table-cell>
          <table:table-cell office:value-type="float" office:value="14.1269429055094" table:style-name="ce4">
            <text:p>14.12694291</text:p>
          </table:table-cell>
          <table:table-cell office:value-type="float" office:value="2160" table:style-name="ce4">
            <text:p>2160</text:p>
          </table:table-cell>
          <table:table-cell office:value-type="float" office:value="1440" table:style-name="ce4">
            <text:p>1440</text:p>
          </table:table-cell>
          <table:table-cell office:value-type="float" office:value="3" table:style-name="ce4">
            <text:p>3</text:p>
          </table:table-cell>
          <table:table-cell office:value-type="float" office:value="19.961856000000001" table:formula="of:=[.C300]*[.D300]/1000000" table:style-name="ce4">
            <text:p>19.961856</text:p>
          </table:table-cell>
          <table:table-cell office:value-type="float" office:value="3.1103999999999998" table:formula="of:=[.H300]*[.I300]/1000000" table:style-name="ce4">
            <text:p>3.1104</text:p>
          </table:table-cell>
          <table:table-cell office:value-type="float" office:value="14.126942905509386" table:formula="of:=[.$B300]/[.K300]" table:style-name="ce11">
            <text:p>14.12694291</text:p>
          </table:table-cell>
          <table:table-cell office:value-type="float" office:value="90.663580246913583" table:formula="of:=[.$B300]/[.L300]" table:style-name="ce11">
            <text:p>90.66358025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297.jpg</text:p>
          </table:table-cell>
          <table:table-cell office:value-type="float" office:value="273" table:style-name="ce1">
            <text:p>273</text:p>
          </table:table-cell>
          <table:table-cell office:value-type="float" office:value="6000" table:style-name="ce4">
            <text:p>6000</text:p>
          </table:table-cell>
          <table:table-cell office:value-type="float" office:value="4000" table:style-name="ce4">
            <text:p>4000</text:p>
          </table:table-cell>
          <table:table-cell office:value-type="float" office:value="3" table:style-name="ce4">
            <text:p>3</text:p>
          </table:table-cell>
          <table:table-cell office:value-type="float" office:value="24" table:formula="of:=[Sheet2.$C301]*[Sheet2.$D301]/1000000" table:style-name="ce4">
            <text:p>24</text:p>
          </table:table-cell>
          <table:table-cell office:value-type="float" office:value="11.375" table:style-name="ce4">
            <text:p>11.375</text:p>
          </table:table-cell>
          <table:table-cell office:value-type="float" office:value="2160" table:style-name="ce4">
            <text:p>2160</text:p>
          </table:table-cell>
          <table:table-cell office:value-type="float" office:value="1440" table:style-name="ce4">
            <text:p>1440</text:p>
          </table:table-cell>
          <table:table-cell office:value-type="float" office:value="3" table:style-name="ce4">
            <text:p>3</text:p>
          </table:table-cell>
          <table:table-cell office:value-type="float" office:value="24" table:formula="of:=[.C301]*[.D301]/1000000" table:style-name="ce4">
            <text:p>24</text:p>
          </table:table-cell>
          <table:table-cell office:value-type="float" office:value="3.1103999999999998" table:formula="of:=[.H301]*[.I301]/1000000" table:style-name="ce4">
            <text:p>3.1104</text:p>
          </table:table-cell>
          <table:table-cell office:value-type="float" office:value="11.375" table:formula="of:=[.$B301]/[.K301]" table:style-name="ce11">
            <text:p>11.375</text:p>
          </table:table-cell>
          <table:table-cell office:value-type="float" office:value="87.770061728395063" table:formula="of:=[.$B301]/[.L301]" table:style-name="ce11">
            <text:p>87.77006173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ain_img_0137.jpg</text:p>
          </table:table-cell>
          <table:table-cell office:value-type="float" office:value="1695" table:style-name="ce1">
            <text:p>1695</text:p>
          </table:table-cell>
          <table:table-cell office:value-type="float" office:value="9999" table:style-name="ce4">
            <text:p>9999</text:p>
          </table:table-cell>
          <table:table-cell office:value-type="float" office:value="6666" table:style-name="ce4">
            <text:p>6666</text:p>
          </table:table-cell>
          <table:table-cell office:value-type="float" office:value="3" table:style-name="ce4">
            <text:p>3</text:p>
          </table:table-cell>
          <table:table-cell office:value-type="float" office:value="66.653334000000001" table:formula="of:=[Sheet2.$C302]*[Sheet2.$D302]/1000000" table:style-name="ce4">
            <text:p>66.653334</text:p>
          </table:table-cell>
          <table:table-cell office:value-type="float" office:value="25.4300857628517" table:style-name="ce4">
            <text:p>25.43008576</text:p>
          </table:table-cell>
          <table:table-cell office:value-type="float" office:value="2160" table:style-name="ce4">
            <text:p>2160</text:p>
          </table:table-cell>
          <table:table-cell office:value-type="float" office:value="1440" table:style-name="ce4">
            <text:p>1440</text:p>
          </table:table-cell>
          <table:table-cell office:value-type="float" office:value="3" table:style-name="ce4">
            <text:p>3</text:p>
          </table:table-cell>
          <table:table-cell office:value-type="float" office:value="66.653334000000001" table:formula="of:=[.C302]*[.D302]/1000000" table:style-name="ce4">
            <text:p>66.653334</text:p>
          </table:table-cell>
          <table:table-cell office:value-type="float" office:value="3.1103999999999998" table:formula="of:=[.H302]*[.I302]/1000000" table:style-name="ce4">
            <text:p>3.1104</text:p>
          </table:table-cell>
          <table:table-cell office:value-type="float" office:value="25.430085762851711" table:formula="of:=[.$B302]/[.K302]" table:style-name="ce11">
            <text:p>25.43008576</text:p>
          </table:table-cell>
          <table:table-cell office:value-type="float" office:value="544.94598765432102" table:formula="of:=[.$B302]/[.L302]" table:style-name="ce11">
            <text:p>544.9459877</text:p>
          </table:table-cell>
          <table:table-cell table:number-columns-repeated="16370"/>
        </table:table-row>
        <table:table-row table:number-rows-repeated="1048274" table:style-name="ro3">
          <table:table-cell table:number-columns-repeated="12"/>
          <table:table-cell table:style-name="ce11"/>
          <table:table-cell table:style-name="ce11"/>
          <table:table-cell table:number-columns-repeated="16370"/>
        </table:table-row>
      </table:table>
      <table:table table:name="Sheet3" table:style-name="ta2">
        <table:table-column table:style-name="co14" table:default-cell-style-name="ce1"/>
        <table:table-column table:style-name="co15" table:default-cell-style-name="ce1"/>
        <table:table-column table:style-name="co14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4" table:number-columns-repeated="2" table:default-cell-style-name="ce1"/>
        <table:table-column table:style-name="co16" table:default-cell-style-name="ce1"/>
        <table:table-column table:style-name="co13" table:number-columns-repeated="16373" table:default-cell-style-name="ce1"/>
        <table:table-row table:style-name="ro2">
          <table:table-cell office:value-type="float" office:value="476" table:style-name="ce1">
            <text:p>476</text:p>
          </table:table-cell>
          <table:table-cell office:value-type="string" table:style-name="ce1">
            <text:p>train_img_0958_4k.jpg</text:p>
          </table:table-cell>
          <table:table-cell office:value-type="float" office:value="80" table:style-name="ce1">
            <text:p>80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3" table:style-name="ce1">
            <text:p>3</text:p>
          </table:table-cell>
          <table:table-cell office:value-type="float" office:value="2.16" table:style-name="ce1">
            <text:p>2.16</text:p>
          </table:table-cell>
          <table:table-cell office:value-type="float" office:value="37.037037037037003" table:style-name="ce1">
            <text:p>37.03703704</text:p>
          </table:table-cell>
          <table:table-cell office:value-type="float" office:value="1080" table:style-name="ce1">
            <text:p>1080</text:p>
          </table:table-cell>
          <table:table-cell office:value-type="float" office:value="1620" table:style-name="ce1">
            <text:p>162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496" table:style-name="ce1">
            <text:p>496</text:p>
          </table:table-cell>
          <table:table-cell office:value-type="string" table:style-name="ce1">
            <text:p>test_img_0047_4k.jpg</text:p>
          </table:table-cell>
          <table:table-cell office:value-type="float" office:value="100" table:style-name="ce1">
            <text:p>100</text:p>
          </table:table-cell>
          <table:table-cell office:value-type="float" office:value="1280" table:style-name="ce1">
            <text:p>1280</text:p>
          </table:table-cell>
          <table:table-cell office:value-type="float" office:value="1920" table:style-name="ce1">
            <text:p>1920</text:p>
          </table:table-cell>
          <table:table-cell office:value-type="float" office:value="3" table:style-name="ce1">
            <text:p>3</text:p>
          </table:table-cell>
          <table:table-cell office:value-type="float" office:value="2.4575999999999998" table:style-name="ce1">
            <text:p>2.4576</text:p>
          </table:table-cell>
          <table:table-cell office:value-type="float" office:value="40.6901041666666" table:style-name="ce1">
            <text:p>40.69010417</text:p>
          </table:table-cell>
          <table:table-cell office:value-type="float" office:value="1080" table:style-name="ce1">
            <text:p>1080</text:p>
          </table:table-cell>
          <table:table-cell office:value-type="float" office:value="1620" table:style-name="ce1">
            <text:p>162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515" table:style-name="ce1">
            <text:p>515</text:p>
          </table:table-cell>
          <table:table-cell office:value-type="string" table:style-name="ce1">
            <text:p>train_img_0120_4k.jpg</text:p>
          </table:table-cell>
          <table:table-cell office:value-type="float" office:value="136" table:style-name="ce1">
            <text:p>136</text:p>
          </table:table-cell>
          <table:table-cell office:value-type="float" office:value="1363" table:style-name="ce1">
            <text:p>1363</text:p>
          </table:table-cell>
          <table:table-cell office:value-type="float" office:value="2048" table:style-name="ce1">
            <text:p>2048</text:p>
          </table:table-cell>
          <table:table-cell office:value-type="float" office:value="3" table:style-name="ce1">
            <text:p>3</text:p>
          </table:table-cell>
          <table:table-cell office:value-type="float" office:value="2.7914240000000001" table:style-name="ce1">
            <text:p>2.791424</text:p>
          </table:table-cell>
          <table:table-cell office:value-type="float" office:value="48.720652971386599" table:style-name="ce1">
            <text:p>48.72065297</text:p>
          </table:table-cell>
          <table:table-cell office:value-type="float" office:value="1080" table:style-name="ce1">
            <text:p>1080</text:p>
          </table:table-cell>
          <table:table-cell office:value-type="float" office:value="1623" table:style-name="ce1">
            <text:p>1623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516" table:style-name="ce1">
            <text:p>516</text:p>
          </table:table-cell>
          <table:table-cell office:value-type="string" table:style-name="ce1">
            <text:p>train_img_0123_4k.jpg</text:p>
          </table:table-cell>
          <table:table-cell office:value-type="float" office:value="110" table:style-name="ce1">
            <text:p>110</text:p>
          </table:table-cell>
          <table:table-cell office:value-type="float" office:value="1363" table:style-name="ce1">
            <text:p>1363</text:p>
          </table:table-cell>
          <table:table-cell office:value-type="float" office:value="2048" table:style-name="ce1">
            <text:p>2048</text:p>
          </table:table-cell>
          <table:table-cell office:value-type="float" office:value="3" table:style-name="ce1">
            <text:p>3</text:p>
          </table:table-cell>
          <table:table-cell office:value-type="float" office:value="2.7914240000000001" table:style-name="ce1">
            <text:p>2.791424</text:p>
          </table:table-cell>
          <table:table-cell office:value-type="float" office:value="39.406410491562703" table:style-name="ce1">
            <text:p>39.40641049</text:p>
          </table:table-cell>
          <table:table-cell office:value-type="float" office:value="1080" table:style-name="ce1">
            <text:p>1080</text:p>
          </table:table-cell>
          <table:table-cell office:value-type="float" office:value="1623" table:style-name="ce1">
            <text:p>1623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519" table:style-name="ce1">
            <text:p>519</text:p>
          </table:table-cell>
          <table:table-cell office:value-type="string" table:style-name="ce1">
            <text:p>test_img_0096_4k.jpg</text:p>
          </table:table-cell>
          <table:table-cell office:value-type="float" office:value="107" table:style-name="ce1">
            <text:p>107</text:p>
          </table:table-cell>
          <table:table-cell office:value-type="float" office:value="1365" table:style-name="ce1">
            <text:p>1365</text:p>
          </table:table-cell>
          <table:table-cell office:value-type="float" office:value="2048" table:style-name="ce1">
            <text:p>2048</text:p>
          </table:table-cell>
          <table:table-cell office:value-type="float" office:value="3" table:style-name="ce1">
            <text:p>3</text:p>
          </table:table-cell>
          <table:table-cell office:value-type="float" office:value="2.7955199999999998" table:style-name="ce1">
            <text:p>2.79552</text:p>
          </table:table-cell>
          <table:table-cell office:value-type="float" office:value="38.275526556776498" table:style-name="ce1">
            <text:p>38.27552656</text:p>
          </table:table-cell>
          <table:table-cell office:value-type="float" office:value="1080" table:style-name="ce1">
            <text:p>1080</text:p>
          </table:table-cell>
          <table:table-cell office:value-type="float" office:value="1620" table:style-name="ce1">
            <text:p>162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534" table:style-name="ce1">
            <text:p>534</text:p>
          </table:table-cell>
          <table:table-cell office:value-type="string" table:style-name="ce1">
            <text:p>train_img_0560_4k.jpg</text:p>
          </table:table-cell>
          <table:table-cell office:value-type="float" office:value="108" table:style-name="ce1">
            <text:p>108</text:p>
          </table:table-cell>
          <table:table-cell office:value-type="float" office:value="1371" table:style-name="ce1">
            <text:p>1371</text:p>
          </table:table-cell>
          <table:table-cell office:value-type="float" office:value="2048" table:style-name="ce1">
            <text:p>2048</text:p>
          </table:table-cell>
          <table:table-cell office:value-type="float" office:value="3" table:style-name="ce1">
            <text:p>3</text:p>
          </table:table-cell>
          <table:table-cell office:value-type="float" office:value="2.8078080000000001" table:style-name="ce1">
            <text:p>2.807808</text:p>
          </table:table-cell>
          <table:table-cell office:value-type="float" office:value="38.464168490153099" table:style-name="ce1">
            <text:p>38.46416849</text:p>
          </table:table-cell>
          <table:table-cell office:value-type="float" office:value="1080" table:style-name="ce1">
            <text:p>1080</text:p>
          </table:table-cell>
          <table:table-cell office:value-type="float" office:value="1613" table:style-name="ce1">
            <text:p>1613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539" table:style-name="ce1">
            <text:p>539</text:p>
          </table:table-cell>
          <table:table-cell office:value-type="string" table:style-name="ce1">
            <text:p>test_img_0250_4k.jpg</text:p>
          </table:table-cell>
          <table:table-cell office:value-type="float" office:value="65" table:style-name="ce1">
            <text:p>65</text:p>
          </table:table-cell>
          <table:table-cell office:value-type="float" office:value="1400" table:style-name="ce1">
            <text:p>1400</text:p>
          </table:table-cell>
          <table:table-cell office:value-type="float" office:value="2100" table:style-name="ce1">
            <text:p>2100</text:p>
          </table:table-cell>
          <table:table-cell office:value-type="float" office:value="3" table:style-name="ce1">
            <text:p>3</text:p>
          </table:table-cell>
          <table:table-cell office:value-type="float" office:value="2.94" table:style-name="ce1">
            <text:p>2.94</text:p>
          </table:table-cell>
          <table:table-cell office:value-type="float" office:value="22.108843537414899" table:style-name="ce1">
            <text:p>22.10884354</text:p>
          </table:table-cell>
          <table:table-cell office:value-type="float" office:value="1080" table:style-name="ce1">
            <text:p>1080</text:p>
          </table:table-cell>
          <table:table-cell office:value-type="float" office:value="1620" table:style-name="ce1">
            <text:p>162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542" table:style-name="ce1">
            <text:p>542</text:p>
          </table:table-cell>
          <table:table-cell office:value-type="string" table:style-name="ce1">
            <text:p>test_img_0170_4k.jpg</text:p>
          </table:table-cell>
          <table:table-cell office:value-type="float" office:value="148" table:style-name="ce1">
            <text:p>148</text:p>
          </table:table-cell>
          <table:table-cell office:value-type="float" office:value="1424" table:style-name="ce1">
            <text:p>1424</text:p>
          </table:table-cell>
          <table:table-cell office:value-type="float" office:value="2144" table:style-name="ce1">
            <text:p>2144</text:p>
          </table:table-cell>
          <table:table-cell office:value-type="float" office:value="3" table:style-name="ce1">
            <text:p>3</text:p>
          </table:table-cell>
          <table:table-cell office:value-type="float" office:value="3.0530560000000002" table:style-name="ce1">
            <text:p>3.053056</text:p>
          </table:table-cell>
          <table:table-cell office:value-type="float" office:value="48.476018782491998" table:style-name="ce1">
            <text:p>48.47601878</text:p>
          </table:table-cell>
          <table:table-cell office:value-type="float" office:value="1080" table:style-name="ce1">
            <text:p>1080</text:p>
          </table:table-cell>
          <table:table-cell office:value-type="float" office:value="1626" table:style-name="ce1">
            <text:p>1626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547" table:style-name="ce1">
            <text:p>547</text:p>
          </table:table-cell>
          <table:table-cell office:value-type="string" table:style-name="ce1">
            <text:p>train_img_0880_4k.jpg</text:p>
          </table:table-cell>
          <table:table-cell office:value-type="float" office:value="162" table:style-name="ce1">
            <text:p>162</text:p>
          </table:table-cell>
          <table:table-cell office:value-type="float" office:value="1440" table:style-name="ce1">
            <text:p>1440</text:p>
          </table:table-cell>
          <table:table-cell office:value-type="float" office:value="2560" table:style-name="ce1">
            <text:p>2560</text:p>
          </table:table-cell>
          <table:table-cell office:value-type="float" office:value="3" table:style-name="ce1">
            <text:p>3</text:p>
          </table:table-cell>
          <table:table-cell office:value-type="float" office:value="3.6863999999999999" table:style-name="ce1">
            <text:p>3.6864</text:p>
          </table:table-cell>
          <table:table-cell office:value-type="float" office:value="43.9453125" table:style-name="ce1">
            <text:p>43.9453125</text:p>
          </table:table-cell>
          <table:table-cell office:value-type="float" office:value="1080" table:style-name="ce1">
            <text:p>1080</text:p>
          </table:table-cell>
          <table:table-cell office:value-type="float" office:value="1920" table:style-name="ce1">
            <text:p>192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560" table:style-name="ce1">
            <text:p>560</text:p>
          </table:table-cell>
          <table:table-cell office:value-type="string" table:style-name="ce1">
            <text:p>train_img_0596_4k.jpg</text:p>
          </table:table-cell>
          <table:table-cell office:value-type="float" office:value="126" table:style-name="ce1">
            <text:p>126</text:p>
          </table:table-cell>
          <table:table-cell office:value-type="float" office:value="1496" table:style-name="ce1">
            <text:p>1496</text:p>
          </table:table-cell>
          <table:table-cell office:value-type="float" office:value="2256" table:style-name="ce1">
            <text:p>2256</text:p>
          </table:table-cell>
          <table:table-cell office:value-type="float" office:value="3" table:style-name="ce1">
            <text:p>3</text:p>
          </table:table-cell>
          <table:table-cell office:value-type="float" office:value="3.3749760000000002" table:style-name="ce1">
            <text:p>3.374976</text:p>
          </table:table-cell>
          <table:table-cell office:value-type="float" office:value="37.333598816702697" table:style-name="ce1">
            <text:p>37.33359882</text:p>
          </table:table-cell>
          <table:table-cell office:value-type="float" office:value="1080" table:style-name="ce1">
            <text:p>1080</text:p>
          </table:table-cell>
          <table:table-cell office:value-type="float" office:value="1629" table:style-name="ce1">
            <text:p>1629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564" table:style-name="ce1">
            <text:p>564</text:p>
          </table:table-cell>
          <table:table-cell office:value-type="string" table:style-name="ce1">
            <text:p>train_img_0205_4k.jpg</text:p>
          </table:table-cell>
          <table:table-cell office:value-type="float" office:value="72" table:style-name="ce1">
            <text:p>72</text:p>
          </table:table-cell>
          <table:table-cell office:value-type="float" office:value="1500" table:style-name="ce1">
            <text:p>1500</text:p>
          </table:table-cell>
          <table:table-cell office:value-type="float" office:value="2100" table:style-name="ce1">
            <text:p>2100</text:p>
          </table:table-cell>
          <table:table-cell office:value-type="float" office:value="3" table:style-name="ce1">
            <text:p>3</text:p>
          </table:table-cell>
          <table:table-cell office:value-type="float" office:value="3.15" table:style-name="ce1">
            <text:p>3.15</text:p>
          </table:table-cell>
          <table:table-cell office:value-type="float" office:value="22.857142857142801" table:style-name="ce1">
            <text:p>22.85714286</text:p>
          </table:table-cell>
          <table:table-cell office:value-type="float" office:value="1080" table:style-name="ce1">
            <text:p>1080</text:p>
          </table:table-cell>
          <table:table-cell office:value-type="float" office:value="1512" table:style-name="ce1">
            <text:p>1512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565" table:style-name="ce1">
            <text:p>565</text:p>
          </table:table-cell>
          <table:table-cell office:value-type="string" table:style-name="ce1">
            <text:p>train_img_1139_4k.jpg</text:p>
          </table:table-cell>
          <table:table-cell office:value-type="float" office:value="138" table:style-name="ce1">
            <text:p>138</text:p>
          </table:table-cell>
          <table:table-cell office:value-type="float" office:value="1500" table:style-name="ce1">
            <text:p>1500</text:p>
          </table:table-cell>
          <table:table-cell office:value-type="float" office:value="2700" table:style-name="ce1">
            <text:p>2700</text:p>
          </table:table-cell>
          <table:table-cell office:value-type="float" office:value="3" table:style-name="ce1">
            <text:p>3</text:p>
          </table:table-cell>
          <table:table-cell office:value-type="float" office:value="4.05" table:style-name="ce1">
            <text:p>4.05</text:p>
          </table:table-cell>
          <table:table-cell office:value-type="float" office:value="34.074074074073998" table:style-name="ce1">
            <text:p>34.07407407</text:p>
          </table:table-cell>
          <table:table-cell office:value-type="float" office:value="1067" table:style-name="ce1">
            <text:p>1067</text:p>
          </table:table-cell>
          <table:table-cell office:value-type="float" office:value="1920" table:style-name="ce1">
            <text:p>192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570" table:style-name="ce1">
            <text:p>570</text:p>
          </table:table-cell>
          <table:table-cell office:value-type="string" table:style-name="ce1">
            <text:p>test_img_0007_4k.jpg</text:p>
          </table:table-cell>
          <table:table-cell office:value-type="float" office:value="77" table:style-name="ce1">
            <text:p>77</text:p>
          </table:table-cell>
          <table:table-cell office:value-type="float" office:value="1536" table:style-name="ce1">
            <text:p>1536</text:p>
          </table:table-cell>
          <table:table-cell office:value-type="float" office:value="2048" table:style-name="ce1">
            <text:p>2048</text:p>
          </table:table-cell>
          <table:table-cell office:value-type="float" office:value="3" table:style-name="ce1">
            <text:p>3</text:p>
          </table:table-cell>
          <table:table-cell office:value-type="float" office:value="3.1457280000000001" table:style-name="ce1">
            <text:p>3.145728</text:p>
          </table:table-cell>
          <table:table-cell office:value-type="float" office:value="24.4776407877604" table:style-name="ce1">
            <text:p>24.47764079</text:p>
          </table:table-cell>
          <table:table-cell office:value-type="float" office:value="1080" table:style-name="ce1">
            <text:p>1080</text:p>
          </table:table-cell>
          <table:table-cell office:value-type="float" office:value="1440" table:style-name="ce1">
            <text:p>14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605" table:style-name="ce1">
            <text:p>605</text:p>
          </table:table-cell>
          <table:table-cell office:value-type="string" table:style-name="ce1">
            <text:p>train_img_0982_4k.jpg</text:p>
          </table:table-cell>
          <table:table-cell office:value-type="float" office:value="131" table:style-name="ce1">
            <text:p>131</text:p>
          </table:table-cell>
          <table:table-cell office:value-type="float" office:value="1602" table:style-name="ce1">
            <text:p>1602</text:p>
          </table:table-cell>
          <table:table-cell office:value-type="float" office:value="2400" table:style-name="ce1">
            <text:p>2400</text:p>
          </table:table-cell>
          <table:table-cell office:value-type="float" office:value="3" table:style-name="ce1">
            <text:p>3</text:p>
          </table:table-cell>
          <table:table-cell office:value-type="float" office:value="3.8448000000000002" table:style-name="ce1">
            <text:p>3.8448</text:p>
          </table:table-cell>
          <table:table-cell office:value-type="float" office:value="34.071993341656203" table:style-name="ce1">
            <text:p>34.07199334</text:p>
          </table:table-cell>
          <table:table-cell office:value-type="float" office:value="1080" table:style-name="ce1">
            <text:p>1080</text:p>
          </table:table-cell>
          <table:table-cell office:value-type="float" office:value="1618" table:style-name="ce1">
            <text:p>1618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609" table:style-name="ce1">
            <text:p>609</text:p>
          </table:table-cell>
          <table:table-cell office:value-type="string" table:style-name="ce1">
            <text:p>train_img_0248_4k.jpg</text:p>
          </table:table-cell>
          <table:table-cell office:value-type="float" office:value="122" table:style-name="ce1">
            <text:p>122</text:p>
          </table:table-cell>
          <table:table-cell office:value-type="float" office:value="1634" table:style-name="ce1">
            <text:p>1634</text:p>
          </table:table-cell>
          <table:table-cell office:value-type="float" office:value="2400" table:style-name="ce1">
            <text:p>2400</text:p>
          </table:table-cell>
          <table:table-cell office:value-type="float" office:value="3" table:style-name="ce1">
            <text:p>3</text:p>
          </table:table-cell>
          <table:table-cell office:value-type="float" office:value="3.9216000000000002" table:style-name="ce1">
            <text:p>3.9216</text:p>
          </table:table-cell>
          <table:table-cell office:value-type="float" office:value="31.109751121991" table:style-name="ce1">
            <text:p>31.10975112</text:p>
          </table:table-cell>
          <table:table-cell office:value-type="float" office:value="1080" table:style-name="ce1">
            <text:p>1080</text:p>
          </table:table-cell>
          <table:table-cell office:value-type="float" office:value="1586" table:style-name="ce1">
            <text:p>1586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611" table:style-name="ce1">
            <text:p>611</text:p>
          </table:table-cell>
          <table:table-cell office:value-type="string" table:style-name="ce1">
            <text:p>test_img_0197_4k.jpg</text:p>
          </table:table-cell>
          <table:table-cell office:value-type="float" office:value="165" table:style-name="ce1">
            <text:p>165</text:p>
          </table:table-cell>
          <table:table-cell office:value-type="float" office:value="1650" table:style-name="ce1">
            <text:p>1650</text:p>
          </table:table-cell>
          <table:table-cell office:value-type="float" office:value="2200" table:style-name="ce1">
            <text:p>2200</text:p>
          </table:table-cell>
          <table:table-cell office:value-type="float" office:value="3" table:style-name="ce1">
            <text:p>3</text:p>
          </table:table-cell>
          <table:table-cell office:value-type="float" office:value="3.63" table:style-name="ce1">
            <text:p>3.63</text:p>
          </table:table-cell>
          <table:table-cell office:value-type="float" office:value="45.454545454545404" table:style-name="ce1">
            <text:p>45.45454545</text:p>
          </table:table-cell>
          <table:table-cell office:value-type="float" office:value="1080" table:style-name="ce1">
            <text:p>1080</text:p>
          </table:table-cell>
          <table:table-cell office:value-type="float" office:value="1440" table:style-name="ce1">
            <text:p>14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627" table:style-name="ce1">
            <text:p>627</text:p>
          </table:table-cell>
          <table:table-cell office:value-type="string" table:style-name="ce1">
            <text:p>train_img_0107_4k.jpg</text:p>
          </table:table-cell>
          <table:table-cell office:value-type="float" office:value="160" table:style-name="ce1">
            <text:p>160</text:p>
          </table:table-cell>
          <table:table-cell office:value-type="float" office:value="1728" table:style-name="ce1">
            <text:p>1728</text:p>
          </table:table-cell>
          <table:table-cell office:value-type="float" office:value="2592" table:style-name="ce1">
            <text:p>2592</text:p>
          </table:table-cell>
          <table:table-cell office:value-type="float" office:value="3" table:style-name="ce1">
            <text:p>3</text:p>
          </table:table-cell>
          <table:table-cell office:value-type="float" office:value="4.4789760000000003" table:style-name="ce1">
            <text:p>4.478976</text:p>
          </table:table-cell>
          <table:table-cell office:value-type="float" office:value="35.722450845907602" table:style-name="ce1">
            <text:p>35.72245085</text:p>
          </table:table-cell>
          <table:table-cell office:value-type="float" office:value="1080" table:style-name="ce1">
            <text:p>1080</text:p>
          </table:table-cell>
          <table:table-cell office:value-type="float" office:value="1620" table:style-name="ce1">
            <text:p>162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628" table:style-name="ce1">
            <text:p>628</text:p>
          </table:table-cell>
          <table:table-cell office:value-type="string" table:style-name="ce1">
            <text:p>train_img_0093_4k.jpg</text:p>
          </table:table-cell>
          <table:table-cell office:value-type="float" office:value="205" table:style-name="ce1">
            <text:p>205</text:p>
          </table:table-cell>
          <table:table-cell office:value-type="float" office:value="1728" table:style-name="ce1">
            <text:p>1728</text:p>
          </table:table-cell>
          <table:table-cell office:value-type="float" office:value="2696" table:style-name="ce1">
            <text:p>2696</text:p>
          </table:table-cell>
          <table:table-cell office:value-type="float" office:value="3" table:style-name="ce1">
            <text:p>3</text:p>
          </table:table-cell>
          <table:table-cell office:value-type="float" office:value="4.6586879999999997" table:style-name="ce1">
            <text:p>4.658688</text:p>
          </table:table-cell>
          <table:table-cell office:value-type="float" office:value="44.003805363226697" table:style-name="ce1">
            <text:p>44.00380536</text:p>
          </table:table-cell>
          <table:table-cell office:value-type="float" office:value="1080" table:style-name="ce1">
            <text:p>1080</text:p>
          </table:table-cell>
          <table:table-cell office:value-type="float" office:value="1685" table:style-name="ce1">
            <text:p>1685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629" table:style-name="ce1">
            <text:p>629</text:p>
          </table:table-cell>
          <table:table-cell office:value-type="string" table:style-name="ce1">
            <text:p>test_img_0189_4k.jpg</text:p>
          </table:table-cell>
          <table:table-cell office:value-type="float" office:value="122" table:style-name="ce1">
            <text:p>122</text:p>
          </table:table-cell>
          <table:table-cell office:value-type="float" office:value="1728" table:style-name="ce1">
            <text:p>1728</text:p>
          </table:table-cell>
          <table:table-cell office:value-type="float" office:value="3072" table:style-name="ce1">
            <text:p>3072</text:p>
          </table:table-cell>
          <table:table-cell office:value-type="float" office:value="3" table:style-name="ce1">
            <text:p>3</text:p>
          </table:table-cell>
          <table:table-cell office:value-type="float" office:value="5.3084160000000002" table:style-name="ce1">
            <text:p>5.308416</text:p>
          </table:table-cell>
          <table:table-cell office:value-type="float" office:value="22.982373649691301" table:style-name="ce1">
            <text:p>22.98237365</text:p>
          </table:table-cell>
          <table:table-cell office:value-type="float" office:value="1080" table:style-name="ce1">
            <text:p>1080</text:p>
          </table:table-cell>
          <table:table-cell office:value-type="float" office:value="1920" table:style-name="ce1">
            <text:p>192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630" table:style-name="ce1">
            <text:p>630</text:p>
          </table:table-cell>
          <table:table-cell office:value-type="string" table:style-name="ce1">
            <text:p>train_img_0543_4k.jpg</text:p>
          </table:table-cell>
          <table:table-cell office:value-type="float" office:value="233" table:style-name="ce1">
            <text:p>233</text:p>
          </table:table-cell>
          <table:table-cell office:value-type="float" office:value="1728" table:style-name="ce1">
            <text:p>1728</text:p>
          </table:table-cell>
          <table:table-cell office:value-type="float" office:value="3072" table:style-name="ce1">
            <text:p>3072</text:p>
          </table:table-cell>
          <table:table-cell office:value-type="float" office:value="3" table:style-name="ce1">
            <text:p>3</text:p>
          </table:table-cell>
          <table:table-cell office:value-type="float" office:value="5.3084160000000002" table:style-name="ce1">
            <text:p>5.308416</text:p>
          </table:table-cell>
          <table:table-cell office:value-type="float" office:value="43.892566068672799" table:style-name="ce1">
            <text:p>43.89256607</text:p>
          </table:table-cell>
          <table:table-cell office:value-type="float" office:value="1080" table:style-name="ce1">
            <text:p>1080</text:p>
          </table:table-cell>
          <table:table-cell office:value-type="float" office:value="1920" table:style-name="ce1">
            <text:p>192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631" table:style-name="ce1">
            <text:p>631</text:p>
          </table:table-cell>
          <table:table-cell office:value-type="string" table:style-name="ce1">
            <text:p>train_img_0754_4k.jpg</text:p>
          </table:table-cell>
          <table:table-cell office:value-type="float" office:value="96" table:style-name="ce1">
            <text:p>96</text:p>
          </table:table-cell>
          <table:table-cell office:value-type="float" office:value="1728" table:style-name="ce1">
            <text:p>1728</text:p>
          </table:table-cell>
          <table:table-cell office:value-type="float" office:value="3072" table:style-name="ce1">
            <text:p>3072</text:p>
          </table:table-cell>
          <table:table-cell office:value-type="float" office:value="3" table:style-name="ce1">
            <text:p>3</text:p>
          </table:table-cell>
          <table:table-cell office:value-type="float" office:value="5.3084160000000002" table:style-name="ce1">
            <text:p>5.308416</text:p>
          </table:table-cell>
          <table:table-cell office:value-type="float" office:value="18.084490740740701" table:style-name="ce1">
            <text:p>18.08449074</text:p>
          </table:table-cell>
          <table:table-cell office:value-type="float" office:value="1080" table:style-name="ce1">
            <text:p>1080</text:p>
          </table:table-cell>
          <table:table-cell office:value-type="float" office:value="1920" table:style-name="ce1">
            <text:p>192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632" table:style-name="ce1">
            <text:p>632</text:p>
          </table:table-cell>
          <table:table-cell office:value-type="string" table:style-name="ce1">
            <text:p>train_img_0755_4k.jpg</text:p>
          </table:table-cell>
          <table:table-cell office:value-type="float" office:value="175" table:style-name="ce1">
            <text:p>175</text:p>
          </table:table-cell>
          <table:table-cell office:value-type="float" office:value="1728" table:style-name="ce1">
            <text:p>1728</text:p>
          </table:table-cell>
          <table:table-cell office:value-type="float" office:value="3072" table:style-name="ce1">
            <text:p>3072</text:p>
          </table:table-cell>
          <table:table-cell office:value-type="float" office:value="3" table:style-name="ce1">
            <text:p>3</text:p>
          </table:table-cell>
          <table:table-cell office:value-type="float" office:value="5.3084160000000002" table:style-name="ce1">
            <text:p>5.308416</text:p>
          </table:table-cell>
          <table:table-cell office:value-type="float" office:value="32.966519579475303" table:style-name="ce1">
            <text:p>32.96651958</text:p>
          </table:table-cell>
          <table:table-cell office:value-type="float" office:value="1080" table:style-name="ce1">
            <text:p>1080</text:p>
          </table:table-cell>
          <table:table-cell office:value-type="float" office:value="1920" table:style-name="ce1">
            <text:p>192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636" table:style-name="ce1">
            <text:p>636</text:p>
          </table:table-cell>
          <table:table-cell office:value-type="string" table:style-name="ce1">
            <text:p>train_img_0400_4k.jpg</text:p>
          </table:table-cell>
          <table:table-cell office:value-type="float" office:value="180" table:style-name="ce1">
            <text:p>180</text:p>
          </table:table-cell>
          <table:table-cell office:value-type="float" office:value="1765" table:style-name="ce1">
            <text:p>1765</text:p>
          </table:table-cell>
          <table:table-cell office:value-type="float" office:value="2775" table:style-name="ce1">
            <text:p>2775</text:p>
          </table:table-cell>
          <table:table-cell office:value-type="float" office:value="3" table:style-name="ce1">
            <text:p>3</text:p>
          </table:table-cell>
          <table:table-cell office:value-type="float" office:value="4.897875" table:style-name="ce1">
            <text:p>4.897875</text:p>
          </table:table-cell>
          <table:table-cell office:value-type="float" office:value="36.750631651481498" table:style-name="ce1">
            <text:p>36.75063165</text:p>
          </table:table-cell>
          <table:table-cell office:value-type="float" office:value="1080" table:style-name="ce1">
            <text:p>1080</text:p>
          </table:table-cell>
          <table:table-cell office:value-type="float" office:value="1698" table:style-name="ce1">
            <text:p>1698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648" table:style-name="ce1">
            <text:p>648</text:p>
          </table:table-cell>
          <table:table-cell office:value-type="string" table:style-name="ce1">
            <text:p>test_img_0077_4k.jpg</text:p>
          </table:table-cell>
          <table:table-cell office:value-type="float" office:value="203" table:style-name="ce1">
            <text:p>203</text:p>
          </table:table-cell>
          <table:table-cell office:value-type="float" office:value="1825" table:style-name="ce1">
            <text:p>1825</text:p>
          </table:table-cell>
          <table:table-cell office:value-type="float" office:value="2738" table:style-name="ce1">
            <text:p>2738</text:p>
          </table:table-cell>
          <table:table-cell office:value-type="float" office:value="3" table:style-name="ce1">
            <text:p>3</text:p>
          </table:table-cell>
          <table:table-cell office:value-type="float" office:value="4.9968500000000002" table:style-name="ce1">
            <text:p>4.99685</text:p>
          </table:table-cell>
          <table:table-cell office:value-type="float" office:value="40.625594124298303" table:style-name="ce1">
            <text:p>40.62559412</text:p>
          </table:table-cell>
          <table:table-cell office:value-type="float" office:value="1080" table:style-name="ce1">
            <text:p>1080</text:p>
          </table:table-cell>
          <table:table-cell office:value-type="float" office:value="1620" table:style-name="ce1">
            <text:p>162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658" table:style-name="ce1">
            <text:p>658</text:p>
          </table:table-cell>
          <table:table-cell office:value-type="string" table:style-name="ce1">
            <text:p>train_img_0775_4k.jpg</text:p>
          </table:table-cell>
          <table:table-cell office:value-type="float" office:value="195" table:style-name="ce1">
            <text:p>195</text:p>
          </table:table-cell>
          <table:table-cell office:value-type="float" office:value="1826" table:style-name="ce1">
            <text:p>1826</text:p>
          </table:table-cell>
          <table:table-cell office:value-type="float" office:value="3648" table:style-name="ce1">
            <text:p>3648</text:p>
          </table:table-cell>
          <table:table-cell office:value-type="float" office:value="3" table:style-name="ce1">
            <text:p>3</text:p>
          </table:table-cell>
          <table:table-cell office:value-type="float" office:value="6.6612479999999996" table:style-name="ce1">
            <text:p>6.661248</text:p>
          </table:table-cell>
          <table:table-cell office:value-type="float" office:value="29.2737937395515" table:style-name="ce1">
            <text:p>29.27379374</text:p>
          </table:table-cell>
          <table:table-cell office:value-type="float" office:value="961" table:style-name="ce1">
            <text:p>961</text:p>
          </table:table-cell>
          <table:table-cell office:value-type="float" office:value="1920" table:style-name="ce1">
            <text:p>192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665" table:style-name="ce1">
            <text:p>665</text:p>
          </table:table-cell>
          <table:table-cell office:value-type="string" table:style-name="ce1">
            <text:p>train_img_0575_4k.jpg</text:p>
          </table:table-cell>
          <table:table-cell office:value-type="float" office:value="359" table:style-name="ce1">
            <text:p>359</text:p>
          </table:table-cell>
          <table:table-cell office:value-type="float" office:value="1861" table:style-name="ce1">
            <text:p>1861</text:p>
          </table:table-cell>
          <table:table-cell office:value-type="float" office:value="3872" table:style-name="ce1">
            <text:p>3872</text:p>
          </table:table-cell>
          <table:table-cell office:value-type="float" office:value="3" table:style-name="ce1">
            <text:p>3</text:p>
          </table:table-cell>
          <table:table-cell office:value-type="float" office:value="7.2057919999999998" table:style-name="ce1">
            <text:p>7.205792</text:p>
          </table:table-cell>
          <table:table-cell office:value-type="float" office:value="49.821032858012003" table:style-name="ce1">
            <text:p>49.82103286</text:p>
          </table:table-cell>
          <table:table-cell office:value-type="float" office:value="923" table:style-name="ce1">
            <text:p>923</text:p>
          </table:table-cell>
          <table:table-cell office:value-type="float" office:value="1920" table:style-name="ce1">
            <text:p>192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671" table:style-name="ce1">
            <text:p>671</text:p>
          </table:table-cell>
          <table:table-cell office:value-type="string" table:style-name="ce1">
            <text:p>train_img_0588_4k.jpg</text:p>
          </table:table-cell>
          <table:table-cell office:value-type="float" office:value="176" table:style-name="ce1">
            <text:p>176</text:p>
          </table:table-cell>
          <table:table-cell office:value-type="float" office:value="1917" table:style-name="ce1">
            <text:p>1917</text:p>
          </table:table-cell>
          <table:table-cell office:value-type="float" office:value="3571" table:style-name="ce1">
            <text:p>3571</text:p>
          </table:table-cell>
          <table:table-cell office:value-type="float" office:value="3" table:style-name="ce1">
            <text:p>3</text:p>
          </table:table-cell>
          <table:table-cell office:value-type="float" office:value="6.8456070000000002" table:style-name="ce1">
            <text:p>6.845607</text:p>
          </table:table-cell>
          <table:table-cell office:value-type="float" office:value="25.709918784411599" table:style-name="ce1">
            <text:p>25.70991878</text:p>
          </table:table-cell>
          <table:table-cell office:value-type="float" office:value="1031" table:style-name="ce1">
            <text:p>1031</text:p>
          </table:table-cell>
          <table:table-cell office:value-type="float" office:value="1920" table:style-name="ce1">
            <text:p>192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672" table:style-name="ce1">
            <text:p>672</text:p>
          </table:table-cell>
          <table:table-cell office:value-type="string" table:style-name="ce1">
            <text:p>test_img_0141_4k.jpg</text:p>
          </table:table-cell>
          <table:table-cell office:value-type="float" office:value="171" table:style-name="ce1">
            <text:p>171</text:p>
          </table:table-cell>
          <table:table-cell office:value-type="float" office:value="1920" table:style-name="ce1">
            <text:p>1920</text:p>
          </table:table-cell>
          <table:table-cell office:value-type="float" office:value="2560" table:style-name="ce1">
            <text:p>2560</text:p>
          </table:table-cell>
          <table:table-cell office:value-type="float" office:value="3" table:style-name="ce1">
            <text:p>3</text:p>
          </table:table-cell>
          <table:table-cell office:value-type="float" office:value="4.9151999999999996" table:style-name="ce1">
            <text:p>4.9152</text:p>
          </table:table-cell>
          <table:table-cell office:value-type="float" office:value="34.7900390625" table:style-name="ce1">
            <text:p>34.79003906</text:p>
          </table:table-cell>
          <table:table-cell office:value-type="float" office:value="1080" table:style-name="ce1">
            <text:p>1080</text:p>
          </table:table-cell>
          <table:table-cell office:value-type="float" office:value="1440" table:style-name="ce1">
            <text:p>14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673" table:style-name="ce1">
            <text:p>673</text:p>
          </table:table-cell>
          <table:table-cell office:value-type="string" table:style-name="ce1">
            <text:p>test_img_0237_4k.jpg</text:p>
          </table:table-cell>
          <table:table-cell office:value-type="float" office:value="178" table:style-name="ce1">
            <text:p>178</text:p>
          </table:table-cell>
          <table:table-cell office:value-type="float" office:value="1920" table:style-name="ce1">
            <text:p>1920</text:p>
          </table:table-cell>
          <table:table-cell office:value-type="float" office:value="2560" table:style-name="ce1">
            <text:p>2560</text:p>
          </table:table-cell>
          <table:table-cell office:value-type="float" office:value="3" table:style-name="ce1">
            <text:p>3</text:p>
          </table:table-cell>
          <table:table-cell office:value-type="float" office:value="4.9151999999999996" table:style-name="ce1">
            <text:p>4.9152</text:p>
          </table:table-cell>
          <table:table-cell office:value-type="float" office:value="36.2141927083333" table:style-name="ce1">
            <text:p>36.21419271</text:p>
          </table:table-cell>
          <table:table-cell office:value-type="float" office:value="1080" table:style-name="ce1">
            <text:p>1080</text:p>
          </table:table-cell>
          <table:table-cell office:value-type="float" office:value="1440" table:style-name="ce1">
            <text:p>14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675" table:style-name="ce1">
            <text:p>675</text:p>
          </table:table-cell>
          <table:table-cell office:value-type="string" table:style-name="ce1">
            <text:p>train_img_0514_4k.jpg</text:p>
          </table:table-cell>
          <table:table-cell office:value-type="float" office:value="165" table:style-name="ce1">
            <text:p>165</text:p>
          </table:table-cell>
          <table:table-cell office:value-type="float" office:value="1920" table:style-name="ce1">
            <text:p>1920</text:p>
          </table:table-cell>
          <table:table-cell office:value-type="float" office:value="2560" table:style-name="ce1">
            <text:p>2560</text:p>
          </table:table-cell>
          <table:table-cell office:value-type="float" office:value="3" table:style-name="ce1">
            <text:p>3</text:p>
          </table:table-cell>
          <table:table-cell office:value-type="float" office:value="4.9151999999999996" table:style-name="ce1">
            <text:p>4.9152</text:p>
          </table:table-cell>
          <table:table-cell office:value-type="float" office:value="33.5693359375" table:style-name="ce1">
            <text:p>33.56933594</text:p>
          </table:table-cell>
          <table:table-cell office:value-type="float" office:value="1080" table:style-name="ce1">
            <text:p>1080</text:p>
          </table:table-cell>
          <table:table-cell office:value-type="float" office:value="1440" table:style-name="ce1">
            <text:p>14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681" table:style-name="ce1">
            <text:p>681</text:p>
          </table:table-cell>
          <table:table-cell office:value-type="string" table:style-name="ce1">
            <text:p>test_img_0253_4k.jpg</text:p>
          </table:table-cell>
          <table:table-cell office:value-type="float" office:value="163" table:style-name="ce1">
            <text:p>163</text:p>
          </table:table-cell>
          <table:table-cell office:value-type="float" office:value="1920" table:style-name="ce1">
            <text:p>192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office:value-type="float" office:value="5.5296000000000003" table:style-name="ce1">
            <text:p>5.5296</text:p>
          </table:table-cell>
          <table:table-cell office:value-type="float" office:value="29.477719907407401" table:style-name="ce1">
            <text:p>29.47771991</text:p>
          </table:table-cell>
          <table:table-cell office:value-type="float" office:value="1080" table:style-name="ce1">
            <text:p>1080</text:p>
          </table:table-cell>
          <table:table-cell office:value-type="float" office:value="1620" table:style-name="ce1">
            <text:p>162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684" table:style-name="ce1">
            <text:p>684</text:p>
          </table:table-cell>
          <table:table-cell office:value-type="string" table:style-name="ce1">
            <text:p>train_img_1031_4k.jpg</text:p>
          </table:table-cell>
          <table:table-cell office:value-type="float" office:value="204" table:style-name="ce1">
            <text:p>204</text:p>
          </table:table-cell>
          <table:table-cell office:value-type="float" office:value="1920" table:style-name="ce1">
            <text:p>192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office:value-type="float" office:value="5.5296000000000003" table:style-name="ce1">
            <text:p>5.5296</text:p>
          </table:table-cell>
          <table:table-cell office:value-type="float" office:value="36.8923611111111" table:style-name="ce1">
            <text:p>36.89236111</text:p>
          </table:table-cell>
          <table:table-cell office:value-type="float" office:value="1080" table:style-name="ce1">
            <text:p>1080</text:p>
          </table:table-cell>
          <table:table-cell office:value-type="float" office:value="1620" table:style-name="ce1">
            <text:p>162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685" table:style-name="ce1">
            <text:p>685</text:p>
          </table:table-cell>
          <table:table-cell office:value-type="string" table:style-name="ce1">
            <text:p>train_img_1032_4k.jpg</text:p>
          </table:table-cell>
          <table:table-cell office:value-type="float" office:value="217" table:style-name="ce1">
            <text:p>217</text:p>
          </table:table-cell>
          <table:table-cell office:value-type="float" office:value="1920" table:style-name="ce1">
            <text:p>192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office:value-type="float" office:value="5.5296000000000003" table:style-name="ce1">
            <text:p>5.5296</text:p>
          </table:table-cell>
          <table:table-cell office:value-type="float" office:value="39.243344907407398" table:style-name="ce1">
            <text:p>39.24334491</text:p>
          </table:table-cell>
          <table:table-cell office:value-type="float" office:value="1080" table:style-name="ce1">
            <text:p>1080</text:p>
          </table:table-cell>
          <table:table-cell office:value-type="float" office:value="1620" table:style-name="ce1">
            <text:p>162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686" table:style-name="ce1">
            <text:p>686</text:p>
          </table:table-cell>
          <table:table-cell office:value-type="string" table:style-name="ce1">
            <text:p>train_img_1033_4k.jpg</text:p>
          </table:table-cell>
          <table:table-cell office:value-type="float" office:value="263" table:style-name="ce1">
            <text:p>263</text:p>
          </table:table-cell>
          <table:table-cell office:value-type="float" office:value="1920" table:style-name="ce1">
            <text:p>192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office:value-type="float" office:value="5.5296000000000003" table:style-name="ce1">
            <text:p>5.5296</text:p>
          </table:table-cell>
          <table:table-cell office:value-type="float" office:value="47.562210648148103" table:style-name="ce1">
            <text:p>47.56221065</text:p>
          </table:table-cell>
          <table:table-cell office:value-type="float" office:value="1080" table:style-name="ce1">
            <text:p>1080</text:p>
          </table:table-cell>
          <table:table-cell office:value-type="float" office:value="1620" table:style-name="ce1">
            <text:p>162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687" table:style-name="ce1">
            <text:p>687</text:p>
          </table:table-cell>
          <table:table-cell office:value-type="string" table:style-name="ce1">
            <text:p>train_img_0526_4k.jpg</text:p>
          </table:table-cell>
          <table:table-cell office:value-type="float" office:value="144" table:style-name="ce1">
            <text:p>144</text:p>
          </table:table-cell>
          <table:table-cell office:value-type="float" office:value="1928" table:style-name="ce1">
            <text:p>1928</text:p>
          </table:table-cell>
          <table:table-cell office:value-type="float" office:value="2572" table:style-name="ce1">
            <text:p>2572</text:p>
          </table:table-cell>
          <table:table-cell office:value-type="float" office:value="3" table:style-name="ce1">
            <text:p>3</text:p>
          </table:table-cell>
          <table:table-cell office:value-type="float" office:value="4.9588159999999997" table:style-name="ce1">
            <text:p>4.958816</text:p>
          </table:table-cell>
          <table:table-cell office:value-type="float" office:value="29.0391900001935" table:style-name="ce1">
            <text:p>29.03919</text:p>
          </table:table-cell>
          <table:table-cell office:value-type="float" office:value="1080" table:style-name="ce1">
            <text:p>1080</text:p>
          </table:table-cell>
          <table:table-cell office:value-type="float" office:value="1441" table:style-name="ce1">
            <text:p>1441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690" table:style-name="ce1">
            <text:p>690</text:p>
          </table:table-cell>
          <table:table-cell office:value-type="string" table:style-name="ce1">
            <text:p>train_img_0720_4k.jpg</text:p>
          </table:table-cell>
          <table:table-cell office:value-type="float" office:value="119" table:style-name="ce1">
            <text:p>119</text:p>
          </table:table-cell>
          <table:table-cell office:value-type="float" office:value="1936" table:style-name="ce1">
            <text:p>1936</text:p>
          </table:table-cell>
          <table:table-cell office:value-type="float" office:value="2592" table:style-name="ce1">
            <text:p>2592</text:p>
          </table:table-cell>
          <table:table-cell office:value-type="float" office:value="3" table:style-name="ce1">
            <text:p>3</text:p>
          </table:table-cell>
          <table:table-cell office:value-type="float" office:value="5.0181120000000004" table:style-name="ce1">
            <text:p>5.018112</text:p>
          </table:table-cell>
          <table:table-cell office:value-type="float" office:value="23.714098051219199" table:style-name="ce1">
            <text:p>23.71409805</text:p>
          </table:table-cell>
          <table:table-cell office:value-type="float" office:value="1080" table:style-name="ce1">
            <text:p>1080</text:p>
          </table:table-cell>
          <table:table-cell office:value-type="float" office:value="1446" table:style-name="ce1">
            <text:p>1446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707" table:style-name="ce1">
            <text:p>707</text:p>
          </table:table-cell>
          <table:table-cell office:value-type="string" table:style-name="ce1">
            <text:p>test_img_0186_4k.jpg</text:p>
          </table:table-cell>
          <table:table-cell office:value-type="float" office:value="158" table:style-name="ce1">
            <text:p>158</text:p>
          </table:table-cell>
          <table:table-cell office:value-type="float" office:value="1944" table:style-name="ce1">
            <text:p>1944</text:p>
          </table:table-cell>
          <table:table-cell office:value-type="float" office:value="2896" table:style-name="ce1">
            <text:p>2896</text:p>
          </table:table-cell>
          <table:table-cell office:value-type="float" office:value="3" table:style-name="ce1">
            <text:p>3</text:p>
          </table:table-cell>
          <table:table-cell office:value-type="float" office:value="5.6298240000000002" table:style-name="ce1">
            <text:p>5.629824</text:p>
          </table:table-cell>
          <table:table-cell office:value-type="float" office:value="28.064820498829" table:style-name="ce1">
            <text:p>28.0648205</text:p>
          </table:table-cell>
          <table:table-cell office:value-type="float" office:value="1080" table:style-name="ce1">
            <text:p>1080</text:p>
          </table:table-cell>
          <table:table-cell office:value-type="float" office:value="1609" table:style-name="ce1">
            <text:p>1609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718" table:style-name="ce1">
            <text:p>718</text:p>
          </table:table-cell>
          <table:table-cell office:value-type="string" table:style-name="ce1">
            <text:p>train_img_0509_4k.jpg</text:p>
          </table:table-cell>
          <table:table-cell office:value-type="float" office:value="256" table:style-name="ce1">
            <text:p>256</text:p>
          </table:table-cell>
          <table:table-cell office:value-type="float" office:value="1980" table:style-name="ce1">
            <text:p>1980</text:p>
          </table:table-cell>
          <table:table-cell office:value-type="float" office:value="2640" table:style-name="ce1">
            <text:p>2640</text:p>
          </table:table-cell>
          <table:table-cell office:value-type="float" office:value="3" table:style-name="ce1">
            <text:p>3</text:p>
          </table:table-cell>
          <table:table-cell office:value-type="float" office:value="5.2271999999999998" table:style-name="ce1">
            <text:p>5.2272</text:p>
          </table:table-cell>
          <table:table-cell office:value-type="float" office:value="48.974594429139799" table:style-name="ce1">
            <text:p>48.97459443</text:p>
          </table:table-cell>
          <table:table-cell office:value-type="float" office:value="1080" table:style-name="ce1">
            <text:p>1080</text:p>
          </table:table-cell>
          <table:table-cell office:value-type="float" office:value="1440" table:style-name="ce1">
            <text:p>14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719" table:style-name="ce1">
            <text:p>719</text:p>
          </table:table-cell>
          <table:table-cell office:value-type="string" table:style-name="ce1">
            <text:p>train_img_0733_4k.jpg</text:p>
          </table:table-cell>
          <table:table-cell office:value-type="float" office:value="266" table:style-name="ce1">
            <text:p>266</text:p>
          </table:table-cell>
          <table:table-cell office:value-type="float" office:value="1994" table:style-name="ce1">
            <text:p>1994</text:p>
          </table:table-cell>
          <table:table-cell office:value-type="float" office:value="2990" table:style-name="ce1">
            <text:p>2990</text:p>
          </table:table-cell>
          <table:table-cell office:value-type="float" office:value="3" table:style-name="ce1">
            <text:p>3</text:p>
          </table:table-cell>
          <table:table-cell office:value-type="float" office:value="5.9620600000000001" table:style-name="ce1">
            <text:p>5.96206</text:p>
          </table:table-cell>
          <table:table-cell office:value-type="float" office:value="44.615451706289399" table:style-name="ce1">
            <text:p>44.61545171</text:p>
          </table:table-cell>
          <table:table-cell office:value-type="float" office:value="1080" table:style-name="ce1">
            <text:p>1080</text:p>
          </table:table-cell>
          <table:table-cell office:value-type="float" office:value="1619" table:style-name="ce1">
            <text:p>1619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730" table:style-name="ce1">
            <text:p>730</text:p>
          </table:table-cell>
          <table:table-cell office:value-type="string" table:style-name="ce1">
            <text:p>train_img_0375_4k.jpg</text:p>
          </table:table-cell>
          <table:table-cell office:value-type="float" office:value="131" table:style-name="ce1">
            <text:p>131</text:p>
          </table:table-cell>
          <table:table-cell office:value-type="float" office:value="2000" table:style-name="ce1">
            <text:p>2000</text:p>
          </table:table-cell>
          <table:table-cell office:value-type="float" office:value="3008" table:style-name="ce1">
            <text:p>3008</text:p>
          </table:table-cell>
          <table:table-cell office:value-type="float" office:value="3" table:style-name="ce1">
            <text:p>3</text:p>
          </table:table-cell>
          <table:table-cell office:value-type="float" office:value="6.016" table:style-name="ce1">
            <text:p>6.016</text:p>
          </table:table-cell>
          <table:table-cell office:value-type="float" office:value="21.775265957446798" table:style-name="ce1">
            <text:p>21.77526596</text:p>
          </table:table-cell>
          <table:table-cell office:value-type="float" office:value="1080" table:style-name="ce1">
            <text:p>1080</text:p>
          </table:table-cell>
          <table:table-cell office:value-type="float" office:value="1624" table:style-name="ce1">
            <text:p>1624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735" table:style-name="ce1">
            <text:p>735</text:p>
          </table:table-cell>
          <table:table-cell office:value-type="string" table:style-name="ce1">
            <text:p>train_img_0467_4k.jpg</text:p>
          </table:table-cell>
          <table:table-cell office:value-type="float" office:value="155" table:style-name="ce1">
            <text:p>155</text:p>
          </table:table-cell>
          <table:table-cell office:value-type="float" office:value="2000" table:style-name="ce1">
            <text:p>2000</text:p>
          </table:table-cell>
          <table:table-cell office:value-type="float" office:value="3008" table:style-name="ce1">
            <text:p>3008</text:p>
          </table:table-cell>
          <table:table-cell office:value-type="float" office:value="3" table:style-name="ce1">
            <text:p>3</text:p>
          </table:table-cell>
          <table:table-cell office:value-type="float" office:value="6.016" table:style-name="ce1">
            <text:p>6.016</text:p>
          </table:table-cell>
          <table:table-cell office:value-type="float" office:value="25.764627659574401" table:style-name="ce1">
            <text:p>25.76462766</text:p>
          </table:table-cell>
          <table:table-cell office:value-type="float" office:value="1080" table:style-name="ce1">
            <text:p>1080</text:p>
          </table:table-cell>
          <table:table-cell office:value-type="float" office:value="1624" table:style-name="ce1">
            <text:p>1624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737" table:style-name="ce1">
            <text:p>737</text:p>
          </table:table-cell>
          <table:table-cell office:value-type="string" table:style-name="ce1">
            <text:p>train_img_0700_4k.jpg</text:p>
          </table:table-cell>
          <table:table-cell office:value-type="float" office:value="86" table:style-name="ce1">
            <text:p>86</text:p>
          </table:table-cell>
          <table:table-cell office:value-type="float" office:value="2000" table:style-name="ce1">
            <text:p>2000</text:p>
          </table:table-cell>
          <table:table-cell office:value-type="float" office:value="3008" table:style-name="ce1">
            <text:p>3008</text:p>
          </table:table-cell>
          <table:table-cell office:value-type="float" office:value="3" table:style-name="ce1">
            <text:p>3</text:p>
          </table:table-cell>
          <table:table-cell office:value-type="float" office:value="6.016" table:style-name="ce1">
            <text:p>6.016</text:p>
          </table:table-cell>
          <table:table-cell office:value-type="float" office:value="14.2952127659574" table:style-name="ce1">
            <text:p>14.29521277</text:p>
          </table:table-cell>
          <table:table-cell office:value-type="float" office:value="1080" table:style-name="ce1">
            <text:p>1080</text:p>
          </table:table-cell>
          <table:table-cell office:value-type="float" office:value="1624" table:style-name="ce1">
            <text:p>1624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738" table:style-name="ce1">
            <text:p>738</text:p>
          </table:table-cell>
          <table:table-cell office:value-type="string" table:style-name="ce1">
            <text:p>train_img_0702_4k.jpg</text:p>
          </table:table-cell>
          <table:table-cell office:value-type="float" office:value="94" table:style-name="ce1">
            <text:p>94</text:p>
          </table:table-cell>
          <table:table-cell office:value-type="float" office:value="2000" table:style-name="ce1">
            <text:p>2000</text:p>
          </table:table-cell>
          <table:table-cell office:value-type="float" office:value="3008" table:style-name="ce1">
            <text:p>3008</text:p>
          </table:table-cell>
          <table:table-cell office:value-type="float" office:value="3" table:style-name="ce1">
            <text:p>3</text:p>
          </table:table-cell>
          <table:table-cell office:value-type="float" office:value="6.016" table:style-name="ce1">
            <text:p>6.016</text:p>
          </table:table-cell>
          <table:table-cell office:value-type="float" office:value="15.625" table:style-name="ce1">
            <text:p>15.625</text:p>
          </table:table-cell>
          <table:table-cell office:value-type="float" office:value="1080" table:style-name="ce1">
            <text:p>1080</text:p>
          </table:table-cell>
          <table:table-cell office:value-type="float" office:value="1624" table:style-name="ce1">
            <text:p>1624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739" table:style-name="ce1">
            <text:p>739</text:p>
          </table:table-cell>
          <table:table-cell office:value-type="string" table:style-name="ce1">
            <text:p>train_img_0730_4k.jpg</text:p>
          </table:table-cell>
          <table:table-cell office:value-type="float" office:value="223" table:style-name="ce1">
            <text:p>223</text:p>
          </table:table-cell>
          <table:table-cell office:value-type="float" office:value="2000" table:style-name="ce1">
            <text:p>2000</text:p>
          </table:table-cell>
          <table:table-cell office:value-type="float" office:value="3008" table:style-name="ce1">
            <text:p>3008</text:p>
          </table:table-cell>
          <table:table-cell office:value-type="float" office:value="3" table:style-name="ce1">
            <text:p>3</text:p>
          </table:table-cell>
          <table:table-cell office:value-type="float" office:value="6.016" table:style-name="ce1">
            <text:p>6.016</text:p>
          </table:table-cell>
          <table:table-cell office:value-type="float" office:value="37.067819148936103" table:style-name="ce1">
            <text:p>37.06781915</text:p>
          </table:table-cell>
          <table:table-cell office:value-type="float" office:value="1080" table:style-name="ce1">
            <text:p>1080</text:p>
          </table:table-cell>
          <table:table-cell office:value-type="float" office:value="1624" table:style-name="ce1">
            <text:p>1624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740" table:style-name="ce1">
            <text:p>740</text:p>
          </table:table-cell>
          <table:table-cell office:value-type="string" table:style-name="ce1">
            <text:p>train_img_0795_4k.jpg</text:p>
          </table:table-cell>
          <table:table-cell office:value-type="float" office:value="113" table:style-name="ce1">
            <text:p>113</text:p>
          </table:table-cell>
          <table:table-cell office:value-type="float" office:value="2000" table:style-name="ce1">
            <text:p>2000</text:p>
          </table:table-cell>
          <table:table-cell office:value-type="float" office:value="3008" table:style-name="ce1">
            <text:p>3008</text:p>
          </table:table-cell>
          <table:table-cell office:value-type="float" office:value="3" table:style-name="ce1">
            <text:p>3</text:p>
          </table:table-cell>
          <table:table-cell office:value-type="float" office:value="6.016" table:style-name="ce1">
            <text:p>6.016</text:p>
          </table:table-cell>
          <table:table-cell office:value-type="float" office:value="18.783244680850999" table:style-name="ce1">
            <text:p>18.78324468</text:p>
          </table:table-cell>
          <table:table-cell office:value-type="float" office:value="1080" table:style-name="ce1">
            <text:p>1080</text:p>
          </table:table-cell>
          <table:table-cell office:value-type="float" office:value="1624" table:style-name="ce1">
            <text:p>1624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747" table:style-name="ce1">
            <text:p>747</text:p>
          </table:table-cell>
          <table:table-cell office:value-type="string" table:style-name="ce1">
            <text:p>train_img_1176_4k.jpg</text:p>
          </table:table-cell>
          <table:table-cell office:value-type="float" office:value="193" table:style-name="ce1">
            <text:p>193</text:p>
          </table:table-cell>
          <table:table-cell office:value-type="float" office:value="2000" table:style-name="ce1">
            <text:p>2000</text:p>
          </table:table-cell>
          <table:table-cell office:value-type="float" office:value="3008" table:style-name="ce1">
            <text:p>3008</text:p>
          </table:table-cell>
          <table:table-cell office:value-type="float" office:value="3" table:style-name="ce1">
            <text:p>3</text:p>
          </table:table-cell>
          <table:table-cell office:value-type="float" office:value="6.016" table:style-name="ce1">
            <text:p>6.016</text:p>
          </table:table-cell>
          <table:table-cell office:value-type="float" office:value="32.081117021276597" table:style-name="ce1">
            <text:p>32.08111702</text:p>
          </table:table-cell>
          <table:table-cell office:value-type="float" office:value="1080" table:style-name="ce1">
            <text:p>1080</text:p>
          </table:table-cell>
          <table:table-cell office:value-type="float" office:value="1624" table:style-name="ce1">
            <text:p>1624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750" table:style-name="ce1">
            <text:p>750</text:p>
          </table:table-cell>
          <table:table-cell office:value-type="string" table:style-name="ce1">
            <text:p>train_img_0752_4k.jpg</text:p>
          </table:table-cell>
          <table:table-cell office:value-type="float" office:value="126" table:style-name="ce1">
            <text:p>126</text:p>
          </table:table-cell>
          <table:table-cell office:value-type="float" office:value="2011" table:style-name="ce1">
            <text:p>2011</text:p>
          </table:table-cell>
          <table:table-cell office:value-type="float" office:value="3648" table:style-name="ce1">
            <text:p>3648</text:p>
          </table:table-cell>
          <table:table-cell office:value-type="float" office:value="3" table:style-name="ce1">
            <text:p>3</text:p>
          </table:table-cell>
          <table:table-cell office:value-type="float" office:value="7.3361280000000004" table:style-name="ce1">
            <text:p>7.336128</text:p>
          </table:table-cell>
          <table:table-cell office:value-type="float" office:value="17.175272841477099" table:style-name="ce1">
            <text:p>17.17527284</text:p>
          </table:table-cell>
          <table:table-cell office:value-type="float" office:value="1058" table:style-name="ce1">
            <text:p>1058</text:p>
          </table:table-cell>
          <table:table-cell office:value-type="float" office:value="1920" table:style-name="ce1">
            <text:p>192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752" table:style-name="ce1">
            <text:p>752</text:p>
          </table:table-cell>
          <table:table-cell office:value-type="string" table:style-name="ce1">
            <text:p>train_img_0127_4k.jpg</text:p>
          </table:table-cell>
          <table:table-cell office:value-type="float" office:value="179" table:style-name="ce1">
            <text:p>179</text:p>
          </table:table-cell>
          <table:table-cell office:value-type="float" office:value="2035" table:style-name="ce1">
            <text:p>2035</text:p>
          </table:table-cell>
          <table:table-cell office:value-type="float" office:value="2804" table:style-name="ce1">
            <text:p>2804</text:p>
          </table:table-cell>
          <table:table-cell office:value-type="float" office:value="3" table:style-name="ce1">
            <text:p>3</text:p>
          </table:table-cell>
          <table:table-cell office:value-type="float" office:value="5.7061400000000004" table:style-name="ce1">
            <text:p>5.70614</text:p>
          </table:table-cell>
          <table:table-cell office:value-type="float" office:value="31.3697175323423" table:style-name="ce1">
            <text:p>31.36971753</text:p>
          </table:table-cell>
          <table:table-cell office:value-type="float" office:value="1080" table:style-name="ce1">
            <text:p>1080</text:p>
          </table:table-cell>
          <table:table-cell office:value-type="float" office:value="1488" table:style-name="ce1">
            <text:p>1488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754" table:style-name="ce1">
            <text:p>754</text:p>
          </table:table-cell>
          <table:table-cell office:value-type="string" table:style-name="ce1">
            <text:p>train_img_0873_4k.jpg</text:p>
          </table:table-cell>
          <table:table-cell office:value-type="float" office:value="129" table:style-name="ce1">
            <text:p>129</text:p>
          </table:table-cell>
          <table:table-cell office:value-type="float" office:value="2035" table:style-name="ce1">
            <text:p>2035</text:p>
          </table:table-cell>
          <table:table-cell office:value-type="float" office:value="3072" table:style-name="ce1">
            <text:p>3072</text:p>
          </table:table-cell>
          <table:table-cell office:value-type="float" office:value="3" table:style-name="ce1">
            <text:p>3</text:p>
          </table:table-cell>
          <table:table-cell office:value-type="float" office:value="6.2515200000000002" table:style-name="ce1">
            <text:p>6.25152</text:p>
          </table:table-cell>
          <table:table-cell office:value-type="float" office:value="20.6349815724815" table:style-name="ce1">
            <text:p>20.63498157</text:p>
          </table:table-cell>
          <table:table-cell office:value-type="float" office:value="1080" table:style-name="ce1">
            <text:p>1080</text:p>
          </table:table-cell>
          <table:table-cell office:value-type="float" office:value="1630" table:style-name="ce1">
            <text:p>163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758" table:style-name="ce1">
            <text:p>758</text:p>
          </table:table-cell>
          <table:table-cell office:value-type="string" table:style-name="ce1">
            <text:p>train_img_0536_4k.jpg</text:p>
          </table:table-cell>
          <table:table-cell office:value-type="float" office:value="259" table:style-name="ce1">
            <text:p>259</text:p>
          </table:table-cell>
          <table:table-cell office:value-type="float" office:value="2040" table:style-name="ce1">
            <text:p>2040</text:p>
          </table:table-cell>
          <table:table-cell office:value-type="float" office:value="3072" table:style-name="ce1">
            <text:p>3072</text:p>
          </table:table-cell>
          <table:table-cell office:value-type="float" office:value="3" table:style-name="ce1">
            <text:p>3</text:p>
          </table:table-cell>
          <table:table-cell office:value-type="float" office:value="6.2668799999999996" table:style-name="ce1">
            <text:p>6.26688</text:p>
          </table:table-cell>
          <table:table-cell office:value-type="float" office:value="41.328380310457497" table:style-name="ce1">
            <text:p>41.32838031</text:p>
          </table:table-cell>
          <table:table-cell office:value-type="float" office:value="1080" table:style-name="ce1">
            <text:p>1080</text:p>
          </table:table-cell>
          <table:table-cell office:value-type="float" office:value="1626" table:style-name="ce1">
            <text:p>1626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763" table:style-name="ce1">
            <text:p>763</text:p>
          </table:table-cell>
          <table:table-cell office:value-type="string" table:style-name="ce1">
            <text:p>train_img_0870_4k.jpg</text:p>
          </table:table-cell>
          <table:table-cell office:value-type="float" office:value="260" table:style-name="ce1">
            <text:p>260</text:p>
          </table:table-cell>
          <table:table-cell office:value-type="float" office:value="2041" table:style-name="ce1">
            <text:p>2041</text:p>
          </table:table-cell>
          <table:table-cell office:value-type="float" office:value="3072" table:style-name="ce1">
            <text:p>3072</text:p>
          </table:table-cell>
          <table:table-cell office:value-type="float" office:value="3" table:style-name="ce1">
            <text:p>3</text:p>
          </table:table-cell>
          <table:table-cell office:value-type="float" office:value="6.269952" table:style-name="ce1">
            <text:p>6.269952</text:p>
          </table:table-cell>
          <table:table-cell office:value-type="float" office:value="41.467622080679398" table:style-name="ce1">
            <text:p>41.46762208</text:p>
          </table:table-cell>
          <table:table-cell office:value-type="float" office:value="1080" table:style-name="ce1">
            <text:p>1080</text:p>
          </table:table-cell>
          <table:table-cell office:value-type="float" office:value="1626" table:style-name="ce1">
            <text:p>1626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765" table:style-name="ce1">
            <text:p>765</text:p>
          </table:table-cell>
          <table:table-cell office:value-type="string" table:style-name="ce1">
            <text:p>train_img_0724_4k.jpg</text:p>
          </table:table-cell>
          <table:table-cell office:value-type="float" office:value="128" table:style-name="ce1">
            <text:p>128</text:p>
          </table:table-cell>
          <table:table-cell office:value-type="float" office:value="2048" table:style-name="ce1">
            <text:p>2048</text:p>
          </table:table-cell>
          <table:table-cell office:value-type="float" office:value="1371" table:style-name="ce1">
            <text:p>1371</text:p>
          </table:table-cell>
          <table:table-cell office:value-type="float" office:value="3" table:style-name="ce1">
            <text:p>3</text:p>
          </table:table-cell>
          <table:table-cell office:value-type="float" office:value="2.8078080000000001" table:style-name="ce1">
            <text:p>2.807808</text:p>
          </table:table-cell>
          <table:table-cell office:value-type="float" office:value="45.587162654996298" table:style-name="ce1">
            <text:p>45.58716265</text:p>
          </table:table-cell>
          <table:table-cell office:value-type="float" office:value="1080" table:style-name="ce1">
            <text:p>1080</text:p>
          </table:table-cell>
          <table:table-cell office:value-type="float" office:value="723" table:style-name="ce1">
            <text:p>723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767" table:style-name="ce1">
            <text:p>767</text:p>
          </table:table-cell>
          <table:table-cell office:value-type="string" table:style-name="ce1">
            <text:p>train_img_1130_4k.jpg</text:p>
          </table:table-cell>
          <table:table-cell office:value-type="float" office:value="269" table:style-name="ce1">
            <text:p>269</text:p>
          </table:table-cell>
          <table:table-cell office:value-type="float" office:value="2048" table:style-name="ce1">
            <text:p>2048</text:p>
          </table:table-cell>
          <table:table-cell office:value-type="float" office:value="2712" table:style-name="ce1">
            <text:p>2712</text:p>
          </table:table-cell>
          <table:table-cell office:value-type="float" office:value="3" table:style-name="ce1">
            <text:p>3</text:p>
          </table:table-cell>
          <table:table-cell office:value-type="float" office:value="5.554176" table:style-name="ce1">
            <text:p>5.554176</text:p>
          </table:table-cell>
          <table:table-cell office:value-type="float" office:value="48.432026640855398" table:style-name="ce1">
            <text:p>48.43202664</text:p>
          </table:table-cell>
          <table:table-cell office:value-type="float" office:value="1080" table:style-name="ce1">
            <text:p>1080</text:p>
          </table:table-cell>
          <table:table-cell office:value-type="float" office:value="1430" table:style-name="ce1">
            <text:p>143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770" table:style-name="ce1">
            <text:p>770</text:p>
          </table:table-cell>
          <table:table-cell office:value-type="string" table:style-name="ce1">
            <text:p>train_img_0302_4k.jpg</text:p>
          </table:table-cell>
          <table:table-cell office:value-type="float" office:value="289" table:style-name="ce1">
            <text:p>289</text:p>
          </table:table-cell>
          <table:table-cell office:value-type="float" office:value="2048" table:style-name="ce1">
            <text:p>2048</text:p>
          </table:table-cell>
          <table:table-cell office:value-type="float" office:value="3072" table:style-name="ce1">
            <text:p>3072</text:p>
          </table:table-cell>
          <table:table-cell office:value-type="float" office:value="3" table:style-name="ce1">
            <text:p>3</text:p>
          </table:table-cell>
          <table:table-cell office:value-type="float" office:value="6.2914560000000002" table:style-name="ce1">
            <text:p>6.291456</text:p>
          </table:table-cell>
          <table:table-cell office:value-type="float" office:value="45.935312906900997" table:style-name="ce1">
            <text:p>45.93531291</text:p>
          </table:table-cell>
          <table:table-cell office:value-type="float" office:value="1080" table:style-name="ce1">
            <text:p>1080</text:p>
          </table:table-cell>
          <table:table-cell office:value-type="float" office:value="1620" table:style-name="ce1">
            <text:p>162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774" table:style-name="ce1">
            <text:p>774</text:p>
          </table:table-cell>
          <table:table-cell office:value-type="string" table:style-name="ce1">
            <text:p>train_img_0404_4k.jpg</text:p>
          </table:table-cell>
          <table:table-cell office:value-type="float" office:value="249" table:style-name="ce1">
            <text:p>249</text:p>
          </table:table-cell>
          <table:table-cell office:value-type="float" office:value="2048" table:style-name="ce1">
            <text:p>2048</text:p>
          </table:table-cell>
          <table:table-cell office:value-type="float" office:value="3072" table:style-name="ce1">
            <text:p>3072</text:p>
          </table:table-cell>
          <table:table-cell office:value-type="float" office:value="3" table:style-name="ce1">
            <text:p>3</text:p>
          </table:table-cell>
          <table:table-cell office:value-type="float" office:value="6.2914560000000002" table:style-name="ce1">
            <text:p>6.291456</text:p>
          </table:table-cell>
          <table:table-cell office:value-type="float" office:value="39.577484130859297" table:style-name="ce1">
            <text:p>39.57748413</text:p>
          </table:table-cell>
          <table:table-cell office:value-type="float" office:value="1080" table:style-name="ce1">
            <text:p>1080</text:p>
          </table:table-cell>
          <table:table-cell office:value-type="float" office:value="1620" table:style-name="ce1">
            <text:p>162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776" table:style-name="ce1">
            <text:p>776</text:p>
          </table:table-cell>
          <table:table-cell office:value-type="string" table:style-name="ce1">
            <text:p>train_img_0869_4k.jpg</text:p>
          </table:table-cell>
          <table:table-cell office:value-type="float" office:value="226" table:style-name="ce1">
            <text:p>226</text:p>
          </table:table-cell>
          <table:table-cell office:value-type="float" office:value="2048" table:style-name="ce1">
            <text:p>2048</text:p>
          </table:table-cell>
          <table:table-cell office:value-type="float" office:value="3072" table:style-name="ce1">
            <text:p>3072</text:p>
          </table:table-cell>
          <table:table-cell office:value-type="float" office:value="3" table:style-name="ce1">
            <text:p>3</text:p>
          </table:table-cell>
          <table:table-cell office:value-type="float" office:value="6.2914560000000002" table:style-name="ce1">
            <text:p>6.291456</text:p>
          </table:table-cell>
          <table:table-cell office:value-type="float" office:value="35.9217325846354" table:style-name="ce1">
            <text:p>35.92173258</text:p>
          </table:table-cell>
          <table:table-cell office:value-type="float" office:value="1080" table:style-name="ce1">
            <text:p>1080</text:p>
          </table:table-cell>
          <table:table-cell office:value-type="float" office:value="1620" table:style-name="ce1">
            <text:p>162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782" table:style-name="ce1">
            <text:p>782</text:p>
          </table:table-cell>
          <table:table-cell office:value-type="string" table:style-name="ce1">
            <text:p>train_img_0520_4k.jpg</text:p>
          </table:table-cell>
          <table:table-cell office:value-type="float" office:value="204" table:style-name="ce1">
            <text:p>204</text:p>
          </table:table-cell>
          <table:table-cell office:value-type="float" office:value="2049" table:style-name="ce1">
            <text:p>2049</text:p>
          </table:table-cell>
          <table:table-cell office:value-type="float" office:value="3072" table:style-name="ce1">
            <text:p>3072</text:p>
          </table:table-cell>
          <table:table-cell office:value-type="float" office:value="3" table:style-name="ce1">
            <text:p>3</text:p>
          </table:table-cell>
          <table:table-cell office:value-type="float" office:value="6.2945279999999997" table:style-name="ce1">
            <text:p>6.294528</text:p>
          </table:table-cell>
          <table:table-cell office:value-type="float" office:value="32.409102000975999" table:style-name="ce1">
            <text:p>32.409102</text:p>
          </table:table-cell>
          <table:table-cell office:value-type="float" office:value="1080" table:style-name="ce1">
            <text:p>1080</text:p>
          </table:table-cell>
          <table:table-cell office:value-type="float" office:value="1619" table:style-name="ce1">
            <text:p>1619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787" table:style-name="ce1">
            <text:p>787</text:p>
          </table:table-cell>
          <table:table-cell office:value-type="string" table:style-name="ce1">
            <text:p>train_img_0643_4k.jpg</text:p>
          </table:table-cell>
          <table:table-cell office:value-type="float" office:value="195" table:style-name="ce1">
            <text:p>195</text:p>
          </table:table-cell>
          <table:table-cell office:value-type="float" office:value="2049" table:style-name="ce1">
            <text:p>2049</text:p>
          </table:table-cell>
          <table:table-cell office:value-type="float" office:value="3072" table:style-name="ce1">
            <text:p>3072</text:p>
          </table:table-cell>
          <table:table-cell office:value-type="float" office:value="3" table:style-name="ce1">
            <text:p>3</text:p>
          </table:table-cell>
          <table:table-cell office:value-type="float" office:value="6.2945279999999997" table:style-name="ce1">
            <text:p>6.294528</text:p>
          </table:table-cell>
          <table:table-cell office:value-type="float" office:value="30.979288677403598" table:style-name="ce1">
            <text:p>30.97928868</text:p>
          </table:table-cell>
          <table:table-cell office:value-type="float" office:value="1080" table:style-name="ce1">
            <text:p>1080</text:p>
          </table:table-cell>
          <table:table-cell office:value-type="float" office:value="1619" table:style-name="ce1">
            <text:p>1619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788" table:style-name="ce1">
            <text:p>788</text:p>
          </table:table-cell>
          <table:table-cell office:value-type="string" table:style-name="ce1">
            <text:p>train_img_0871_4k.jpg</text:p>
          </table:table-cell>
          <table:table-cell office:value-type="float" office:value="268" table:style-name="ce1">
            <text:p>268</text:p>
          </table:table-cell>
          <table:table-cell office:value-type="float" office:value="2051" table:style-name="ce1">
            <text:p>2051</text:p>
          </table:table-cell>
          <table:table-cell office:value-type="float" office:value="3072" table:style-name="ce1">
            <text:p>3072</text:p>
          </table:table-cell>
          <table:table-cell office:value-type="float" office:value="3" table:style-name="ce1">
            <text:p>3</text:p>
          </table:table-cell>
          <table:table-cell office:value-type="float" office:value="6.3006719999999996" table:style-name="ce1">
            <text:p>6.300672</text:p>
          </table:table-cell>
          <table:table-cell office:value-type="float" office:value="42.535145457500398" table:style-name="ce1">
            <text:p>42.53514546</text:p>
          </table:table-cell>
          <table:table-cell office:value-type="float" office:value="1080" table:style-name="ce1">
            <text:p>1080</text:p>
          </table:table-cell>
          <table:table-cell office:value-type="float" office:value="1618" table:style-name="ce1">
            <text:p>1618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789" table:style-name="ce1">
            <text:p>789</text:p>
          </table:table-cell>
          <table:table-cell office:value-type="string" table:style-name="ce1">
            <text:p>train_img_0591_4k.jpg</text:p>
          </table:table-cell>
          <table:table-cell office:value-type="float" office:value="193" table:style-name="ce1">
            <text:p>193</text:p>
          </table:table-cell>
          <table:table-cell office:value-type="float" office:value="2054" table:style-name="ce1">
            <text:p>2054</text:p>
          </table:table-cell>
          <table:table-cell office:value-type="float" office:value="3915" table:style-name="ce1">
            <text:p>3915</text:p>
          </table:table-cell>
          <table:table-cell office:value-type="float" office:value="3" table:style-name="ce1">
            <text:p>3</text:p>
          </table:table-cell>
          <table:table-cell office:value-type="float" office:value="8.0414100000000008" table:style-name="ce1">
            <text:p>8.04141</text:p>
          </table:table-cell>
          <table:table-cell office:value-type="float" office:value="24.000766034812301" table:style-name="ce1">
            <text:p>24.00076603</text:p>
          </table:table-cell>
          <table:table-cell office:value-type="float" office:value="1007" table:style-name="ce1">
            <text:p>1007</text:p>
          </table:table-cell>
          <table:table-cell office:value-type="float" office:value="1920" table:style-name="ce1">
            <text:p>192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803" table:style-name="ce1">
            <text:p>803</text:p>
          </table:table-cell>
          <table:table-cell office:value-type="string" table:style-name="ce1">
            <text:p>train_img_0042_4k.jpg</text:p>
          </table:table-cell>
          <table:table-cell office:value-type="float" office:value="65" table:style-name="ce1">
            <text:p>65</text:p>
          </table:table-cell>
          <table:table-cell office:value-type="float" office:value="2112" table:style-name="ce1">
            <text:p>2112</text:p>
          </table:table-cell>
          <table:table-cell office:value-type="float" office:value="2816" table:style-name="ce1">
            <text:p>2816</text:p>
          </table:table-cell>
          <table:table-cell office:value-type="float" office:value="3" table:style-name="ce1">
            <text:p>3</text:p>
          </table:table-cell>
          <table:table-cell office:value-type="float" office:value="5.9473919999999998" table:style-name="ce1">
            <text:p>5.947392</text:p>
          </table:table-cell>
          <table:table-cell office:value-type="float" office:value="10.929160210055" table:style-name="ce1">
            <text:p>10.92916021</text:p>
          </table:table-cell>
          <table:table-cell office:value-type="float" office:value="1080" table:style-name="ce1">
            <text:p>1080</text:p>
          </table:table-cell>
          <table:table-cell office:value-type="float" office:value="1440" table:style-name="ce1">
            <text:p>14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815" table:style-name="ce1">
            <text:p>815</text:p>
          </table:table-cell>
          <table:table-cell office:value-type="string" table:style-name="ce1">
            <text:p>train_img_0911_4k.jpg</text:p>
          </table:table-cell>
          <table:table-cell office:value-type="float" office:value="162" table:style-name="ce1">
            <text:p>162</text:p>
          </table:table-cell>
          <table:table-cell office:value-type="float" office:value="2134" table:style-name="ce1">
            <text:p>2134</text:p>
          </table:table-cell>
          <table:table-cell office:value-type="float" office:value="2848" table:style-name="ce1">
            <text:p>2848</text:p>
          </table:table-cell>
          <table:table-cell office:value-type="float" office:value="3" table:style-name="ce1">
            <text:p>3</text:p>
          </table:table-cell>
          <table:table-cell office:value-type="float" office:value="6.0776320000000004" table:style-name="ce1">
            <text:p>6.077632</text:p>
          </table:table-cell>
          <table:table-cell office:value-type="float" office:value="26.655118309236201" table:style-name="ce1">
            <text:p>26.65511831</text:p>
          </table:table-cell>
          <table:table-cell office:value-type="float" office:value="1080" table:style-name="ce1">
            <text:p>1080</text:p>
          </table:table-cell>
          <table:table-cell office:value-type="float" office:value="1441" table:style-name="ce1">
            <text:p>1441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818" table:style-name="ce1">
            <text:p>818</text:p>
          </table:table-cell>
          <table:table-cell office:value-type="string" table:style-name="ce1">
            <text:p>train_img_0599_4k.jpg</text:p>
          </table:table-cell>
          <table:table-cell office:value-type="float" office:value="264" table:style-name="ce1">
            <text:p>264</text:p>
          </table:table-cell>
          <table:table-cell office:value-type="float" office:value="2136" table:style-name="ce1">
            <text:p>2136</text:p>
          </table:table-cell>
          <table:table-cell office:value-type="float" office:value="2848" table:style-name="ce1">
            <text:p>2848</text:p>
          </table:table-cell>
          <table:table-cell office:value-type="float" office:value="3" table:style-name="ce1">
            <text:p>3</text:p>
          </table:table-cell>
          <table:table-cell office:value-type="float" office:value="6.0833279999999998" table:style-name="ce1">
            <text:p>6.083328</text:p>
          </table:table-cell>
          <table:table-cell office:value-type="float" office:value="43.397298320918999" table:style-name="ce1">
            <text:p>43.39729832</text:p>
          </table:table-cell>
          <table:table-cell office:value-type="float" office:value="1080" table:style-name="ce1">
            <text:p>1080</text:p>
          </table:table-cell>
          <table:table-cell office:value-type="float" office:value="1440" table:style-name="ce1">
            <text:p>14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819" table:style-name="ce1">
            <text:p>819</text:p>
          </table:table-cell>
          <table:table-cell office:value-type="string" table:style-name="ce1">
            <text:p>train_img_0601_4k.jpg</text:p>
          </table:table-cell>
          <table:table-cell office:value-type="float" office:value="216" table:style-name="ce1">
            <text:p>216</text:p>
          </table:table-cell>
          <table:table-cell office:value-type="float" office:value="2136" table:style-name="ce1">
            <text:p>2136</text:p>
          </table:table-cell>
          <table:table-cell office:value-type="float" office:value="2848" table:style-name="ce1">
            <text:p>2848</text:p>
          </table:table-cell>
          <table:table-cell office:value-type="float" office:value="3" table:style-name="ce1">
            <text:p>3</text:p>
          </table:table-cell>
          <table:table-cell office:value-type="float" office:value="6.0833279999999998" table:style-name="ce1">
            <text:p>6.083328</text:p>
          </table:table-cell>
          <table:table-cell office:value-type="float" office:value="35.506880444388301" table:style-name="ce1">
            <text:p>35.50688044</text:p>
          </table:table-cell>
          <table:table-cell office:value-type="float" office:value="1080" table:style-name="ce1">
            <text:p>1080</text:p>
          </table:table-cell>
          <table:table-cell office:value-type="float" office:value="1440" table:style-name="ce1">
            <text:p>14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825" table:style-name="ce1">
            <text:p>825</text:p>
          </table:table-cell>
          <table:table-cell office:value-type="string" table:style-name="ce1">
            <text:p>test_img_0165_4k.jpg</text:p>
          </table:table-cell>
          <table:table-cell office:value-type="float" office:value="198" table:style-name="ce1">
            <text:p>198</text:p>
          </table:table-cell>
          <table:table-cell office:value-type="float" office:value="2136" table:style-name="ce1">
            <text:p>2136</text:p>
          </table:table-cell>
          <table:table-cell office:value-type="float" office:value="3216" table:style-name="ce1">
            <text:p>3216</text:p>
          </table:table-cell>
          <table:table-cell office:value-type="float" office:value="3" table:style-name="ce1">
            <text:p>3</text:p>
          </table:table-cell>
          <table:table-cell office:value-type="float" office:value="6.8693759999999999" table:style-name="ce1">
            <text:p>6.869376</text:p>
          </table:table-cell>
          <table:table-cell office:value-type="float" office:value="28.823578735535801" table:style-name="ce1">
            <text:p>28.82357874</text:p>
          </table:table-cell>
          <table:table-cell office:value-type="float" office:value="1080" table:style-name="ce1">
            <text:p>1080</text:p>
          </table:table-cell>
          <table:table-cell office:value-type="float" office:value="1626" table:style-name="ce1">
            <text:p>1626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828" table:style-name="ce1">
            <text:p>828</text:p>
          </table:table-cell>
          <table:table-cell office:value-type="string" table:style-name="ce1">
            <text:p>test_img_0168_4k.jpg</text:p>
          </table:table-cell>
          <table:table-cell office:value-type="float" office:value="138" table:style-name="ce1">
            <text:p>138</text:p>
          </table:table-cell>
          <table:table-cell office:value-type="float" office:value="2136" table:style-name="ce1">
            <text:p>2136</text:p>
          </table:table-cell>
          <table:table-cell office:value-type="float" office:value="3216" table:style-name="ce1">
            <text:p>3216</text:p>
          </table:table-cell>
          <table:table-cell office:value-type="float" office:value="3" table:style-name="ce1">
            <text:p>3</text:p>
          </table:table-cell>
          <table:table-cell office:value-type="float" office:value="6.8693759999999999" table:style-name="ce1">
            <text:p>6.869376</text:p>
          </table:table-cell>
          <table:table-cell office:value-type="float" office:value="20.089160936888501" table:style-name="ce1">
            <text:p>20.08916094</text:p>
          </table:table-cell>
          <table:table-cell office:value-type="float" office:value="1080" table:style-name="ce1">
            <text:p>1080</text:p>
          </table:table-cell>
          <table:table-cell office:value-type="float" office:value="1626" table:style-name="ce1">
            <text:p>1626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829" table:style-name="ce1">
            <text:p>829</text:p>
          </table:table-cell>
          <table:table-cell office:value-type="string" table:style-name="ce1">
            <text:p>train_img_0675_4k.jpg</text:p>
          </table:table-cell>
          <table:table-cell office:value-type="float" office:value="243" table:style-name="ce1">
            <text:p>243</text:p>
          </table:table-cell>
          <table:table-cell office:value-type="float" office:value="2136" table:style-name="ce1">
            <text:p>2136</text:p>
          </table:table-cell>
          <table:table-cell office:value-type="float" office:value="3216" table:style-name="ce1">
            <text:p>3216</text:p>
          </table:table-cell>
          <table:table-cell office:value-type="float" office:value="3" table:style-name="ce1">
            <text:p>3</text:p>
          </table:table-cell>
          <table:table-cell office:value-type="float" office:value="6.8693759999999999" table:style-name="ce1">
            <text:p>6.869376</text:p>
          </table:table-cell>
          <table:table-cell office:value-type="float" office:value="35.374392084521197" table:style-name="ce1">
            <text:p>35.37439208</text:p>
          </table:table-cell>
          <table:table-cell office:value-type="float" office:value="1080" table:style-name="ce1">
            <text:p>1080</text:p>
          </table:table-cell>
          <table:table-cell office:value-type="float" office:value="1626" table:style-name="ce1">
            <text:p>1626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830" table:style-name="ce1">
            <text:p>830</text:p>
          </table:table-cell>
          <table:table-cell office:value-type="string" table:style-name="ce1">
            <text:p>train_img_0676_4k.jpg</text:p>
          </table:table-cell>
          <table:table-cell office:value-type="float" office:value="190" table:style-name="ce1">
            <text:p>190</text:p>
          </table:table-cell>
          <table:table-cell office:value-type="float" office:value="2136" table:style-name="ce1">
            <text:p>2136</text:p>
          </table:table-cell>
          <table:table-cell office:value-type="float" office:value="3216" table:style-name="ce1">
            <text:p>3216</text:p>
          </table:table-cell>
          <table:table-cell office:value-type="float" office:value="3" table:style-name="ce1">
            <text:p>3</text:p>
          </table:table-cell>
          <table:table-cell office:value-type="float" office:value="6.8693759999999999" table:style-name="ce1">
            <text:p>6.869376</text:p>
          </table:table-cell>
          <table:table-cell office:value-type="float" office:value="27.658989695716102" table:style-name="ce1">
            <text:p>27.6589897</text:p>
          </table:table-cell>
          <table:table-cell office:value-type="float" office:value="1080" table:style-name="ce1">
            <text:p>1080</text:p>
          </table:table-cell>
          <table:table-cell office:value-type="float" office:value="1626" table:style-name="ce1">
            <text:p>1626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836" table:style-name="ce1">
            <text:p>836</text:p>
          </table:table-cell>
          <table:table-cell office:value-type="string" table:style-name="ce1">
            <text:p>train_img_0682_4k.jpg</text:p>
          </table:table-cell>
          <table:table-cell office:value-type="float" office:value="236" table:style-name="ce1">
            <text:p>236</text:p>
          </table:table-cell>
          <table:table-cell office:value-type="float" office:value="2136" table:style-name="ce1">
            <text:p>2136</text:p>
          </table:table-cell>
          <table:table-cell office:value-type="float" office:value="3216" table:style-name="ce1">
            <text:p>3216</text:p>
          </table:table-cell>
          <table:table-cell office:value-type="float" office:value="3" table:style-name="ce1">
            <text:p>3</text:p>
          </table:table-cell>
          <table:table-cell office:value-type="float" office:value="6.8693759999999999" table:style-name="ce1">
            <text:p>6.869376</text:p>
          </table:table-cell>
          <table:table-cell office:value-type="float" office:value="34.355376674679" table:style-name="ce1">
            <text:p>34.35537667</text:p>
          </table:table-cell>
          <table:table-cell office:value-type="float" office:value="1080" table:style-name="ce1">
            <text:p>1080</text:p>
          </table:table-cell>
          <table:table-cell office:value-type="float" office:value="1626" table:style-name="ce1">
            <text:p>1626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840" table:style-name="ce1">
            <text:p>840</text:p>
          </table:table-cell>
          <table:table-cell office:value-type="string" table:style-name="ce1">
            <text:p>train_img_0687_4k.jpg</text:p>
          </table:table-cell>
          <table:table-cell office:value-type="float" office:value="192" table:style-name="ce1">
            <text:p>192</text:p>
          </table:table-cell>
          <table:table-cell office:value-type="float" office:value="2136" table:style-name="ce1">
            <text:p>2136</text:p>
          </table:table-cell>
          <table:table-cell office:value-type="float" office:value="3216" table:style-name="ce1">
            <text:p>3216</text:p>
          </table:table-cell>
          <table:table-cell office:value-type="float" office:value="3" table:style-name="ce1">
            <text:p>3</text:p>
          </table:table-cell>
          <table:table-cell office:value-type="float" office:value="6.8693759999999999" table:style-name="ce1">
            <text:p>6.869376</text:p>
          </table:table-cell>
          <table:table-cell office:value-type="float" office:value="27.950136955670999" table:style-name="ce1">
            <text:p>27.95013696</text:p>
          </table:table-cell>
          <table:table-cell office:value-type="float" office:value="1080" table:style-name="ce1">
            <text:p>1080</text:p>
          </table:table-cell>
          <table:table-cell office:value-type="float" office:value="1626" table:style-name="ce1">
            <text:p>1626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841" table:style-name="ce1">
            <text:p>841</text:p>
          </table:table-cell>
          <table:table-cell office:value-type="string" table:style-name="ce1">
            <text:p>train_img_0688_4k.jpg</text:p>
          </table:table-cell>
          <table:table-cell office:value-type="float" office:value="103" table:style-name="ce1">
            <text:p>103</text:p>
          </table:table-cell>
          <table:table-cell office:value-type="float" office:value="2136" table:style-name="ce1">
            <text:p>2136</text:p>
          </table:table-cell>
          <table:table-cell office:value-type="float" office:value="3216" table:style-name="ce1">
            <text:p>3216</text:p>
          </table:table-cell>
          <table:table-cell office:value-type="float" office:value="3" table:style-name="ce1">
            <text:p>3</text:p>
          </table:table-cell>
          <table:table-cell office:value-type="float" office:value="6.8693759999999999" table:style-name="ce1">
            <text:p>6.869376</text:p>
          </table:table-cell>
          <table:table-cell office:value-type="float" office:value="14.9940838876777" table:style-name="ce1">
            <text:p>14.99408389</text:p>
          </table:table-cell>
          <table:table-cell office:value-type="float" office:value="1080" table:style-name="ce1">
            <text:p>1080</text:p>
          </table:table-cell>
          <table:table-cell office:value-type="float" office:value="1626" table:style-name="ce1">
            <text:p>1626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843" table:style-name="ce1">
            <text:p>843</text:p>
          </table:table-cell>
          <table:table-cell office:value-type="string" table:style-name="ce1">
            <text:p>train_img_0690_4k.jpg</text:p>
          </table:table-cell>
          <table:table-cell office:value-type="float" office:value="321" table:style-name="ce1">
            <text:p>321</text:p>
          </table:table-cell>
          <table:table-cell office:value-type="float" office:value="2136" table:style-name="ce1">
            <text:p>2136</text:p>
          </table:table-cell>
          <table:table-cell office:value-type="float" office:value="3216" table:style-name="ce1">
            <text:p>3216</text:p>
          </table:table-cell>
          <table:table-cell office:value-type="float" office:value="3" table:style-name="ce1">
            <text:p>3</text:p>
          </table:table-cell>
          <table:table-cell office:value-type="float" office:value="6.8693759999999999" table:style-name="ce1">
            <text:p>6.869376</text:p>
          </table:table-cell>
          <table:table-cell office:value-type="float" office:value="46.729135222762501" table:style-name="ce1">
            <text:p>46.72913522</text:p>
          </table:table-cell>
          <table:table-cell office:value-type="float" office:value="1080" table:style-name="ce1">
            <text:p>1080</text:p>
          </table:table-cell>
          <table:table-cell office:value-type="float" office:value="1626" table:style-name="ce1">
            <text:p>1626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844" table:style-name="ce1">
            <text:p>844</text:p>
          </table:table-cell>
          <table:table-cell office:value-type="string" table:style-name="ce1">
            <text:p>train_img_0256_4k.jpg</text:p>
          </table:table-cell>
          <table:table-cell office:value-type="float" office:value="252" table:style-name="ce1">
            <text:p>252</text:p>
          </table:table-cell>
          <table:table-cell office:value-type="float" office:value="2149" table:style-name="ce1">
            <text:p>2149</text:p>
          </table:table-cell>
          <table:table-cell office:value-type="float" office:value="2922" table:style-name="ce1">
            <text:p>2922</text:p>
          </table:table-cell>
          <table:table-cell office:value-type="float" office:value="3" table:style-name="ce1">
            <text:p>3</text:p>
          </table:table-cell>
          <table:table-cell office:value-type="float" office:value="6.2793780000000003" table:style-name="ce1">
            <text:p>6.279378</text:p>
          </table:table-cell>
          <table:table-cell office:value-type="float" office:value="40.131363329297898" table:style-name="ce1">
            <text:p>40.13136333</text:p>
          </table:table-cell>
          <table:table-cell office:value-type="float" office:value="1080" table:style-name="ce1">
            <text:p>1080</text:p>
          </table:table-cell>
          <table:table-cell office:value-type="float" office:value="1468" table:style-name="ce1">
            <text:p>1468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845" table:style-name="ce1">
            <text:p>845</text:p>
          </table:table-cell>
          <table:table-cell office:value-type="string" table:style-name="ce1">
            <text:p>train_img_0219_4k.jpg</text:p>
          </table:table-cell>
          <table:table-cell office:value-type="float" office:value="199" table:style-name="ce1">
            <text:p>199</text:p>
          </table:table-cell>
          <table:table-cell office:value-type="float" office:value="2149" table:style-name="ce1">
            <text:p>2149</text:p>
          </table:table-cell>
          <table:table-cell office:value-type="float" office:value="3361" table:style-name="ce1">
            <text:p>3361</text:p>
          </table:table-cell>
          <table:table-cell office:value-type="float" office:value="3" table:style-name="ce1">
            <text:p>3</text:p>
          </table:table-cell>
          <table:table-cell office:value-type="float" office:value="7.2227889999999997" table:style-name="ce1">
            <text:p>7.222789</text:p>
          </table:table-cell>
          <table:table-cell office:value-type="float" office:value="27.551683982461601" table:style-name="ce1">
            <text:p>27.55168398</text:p>
          </table:table-cell>
          <table:table-cell office:value-type="float" office:value="1080" table:style-name="ce1">
            <text:p>1080</text:p>
          </table:table-cell>
          <table:table-cell office:value-type="float" office:value="1689" table:style-name="ce1">
            <text:p>1689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847" table:style-name="ce1">
            <text:p>847</text:p>
          </table:table-cell>
          <table:table-cell office:value-type="string" table:style-name="ce1">
            <text:p>test_img_0264_4k.jpg</text:p>
          </table:table-cell>
          <table:table-cell office:value-type="float" office:value="225" table:style-name="ce1">
            <text:p>225</text:p>
          </table:table-cell>
          <table:table-cell office:value-type="float" office:value="2160" table:style-name="ce1">
            <text:p>216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office:value-type="float" office:value="6.2207999999999997" table:style-name="ce1">
            <text:p>6.2208</text:p>
          </table:table-cell>
          <table:table-cell office:value-type="float" office:value="36.168981481481403" table:style-name="ce1">
            <text:p>36.16898148</text:p>
          </table:table-cell>
          <table:table-cell office:value-type="float" office:value="1080" table:style-name="ce1">
            <text:p>1080</text:p>
          </table:table-cell>
          <table:table-cell office:value-type="float" office:value="1440" table:style-name="ce1">
            <text:p>14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848" table:style-name="ce1">
            <text:p>848</text:p>
          </table:table-cell>
          <table:table-cell office:value-type="string" table:style-name="ce1">
            <text:p>test_img_0147_4k.jpg</text:p>
          </table:table-cell>
          <table:table-cell office:value-type="float" office:value="135" table:style-name="ce1">
            <text:p>135</text:p>
          </table:table-cell>
          <table:table-cell office:value-type="float" office:value="2160" table:style-name="ce1">
            <text:p>2160</text:p>
          </table:table-cell>
          <table:table-cell office:value-type="float" office:value="3809" table:style-name="ce1">
            <text:p>3809</text:p>
          </table:table-cell>
          <table:table-cell office:value-type="float" office:value="3" table:style-name="ce1">
            <text:p>3</text:p>
          </table:table-cell>
          <table:table-cell office:value-type="float" office:value="8.2274399999999996" table:style-name="ce1">
            <text:p>8.22744</text:p>
          </table:table-cell>
          <table:table-cell office:value-type="float" office:value="16.408506169598301" table:style-name="ce1">
            <text:p>16.40850617</text:p>
          </table:table-cell>
          <table:table-cell office:value-type="float" office:value="1080" table:style-name="ce1">
            <text:p>1080</text:p>
          </table:table-cell>
          <table:table-cell office:value-type="float" office:value="1904" table:style-name="ce1">
            <text:p>1904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849" table:style-name="ce1">
            <text:p>849</text:p>
          </table:table-cell>
          <table:table-cell office:value-type="string" table:style-name="ce1">
            <text:p>train_img_0780_4k.jpg</text:p>
          </table:table-cell>
          <table:table-cell office:value-type="float" office:value="110" table:style-name="ce1">
            <text:p>110</text:p>
          </table:table-cell>
          <table:table-cell office:value-type="float" office:value="2160" table:style-name="ce1">
            <text:p>2160</text:p>
          </table:table-cell>
          <table:table-cell office:value-type="float" office:value="4320" table:style-name="ce1">
            <text:p>4320</text:p>
          </table:table-cell>
          <table:table-cell office:value-type="float" office:value="3" table:style-name="ce1">
            <text:p>3</text:p>
          </table:table-cell>
          <table:table-cell office:value-type="float" office:value="9.3312000000000008" table:style-name="ce1">
            <text:p>9.3312</text:p>
          </table:table-cell>
          <table:table-cell office:value-type="float" office:value="11.788408779149499" table:style-name="ce1">
            <text:p>11.78840878</text:p>
          </table:table-cell>
          <table:table-cell office:value-type="float" office:value="1920" table:style-name="ce1">
            <text:p>1920</text:p>
          </table:table-cell>
          <table:table-cell office:value-type="float" office:value="3840" table:style-name="ce1">
            <text:p>38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851" table:style-name="ce1">
            <text:p>851</text:p>
          </table:table-cell>
          <table:table-cell office:value-type="string" table:style-name="ce1">
            <text:p>test_img_0298_4k.jpg</text:p>
          </table:table-cell>
          <table:table-cell office:value-type="float" office:value="284" table:style-name="ce1">
            <text:p>284</text:p>
          </table:table-cell>
          <table:table-cell office:value-type="float" office:value="2172" table:style-name="ce1">
            <text:p>2172</text:p>
          </table:table-cell>
          <table:table-cell office:value-type="float" office:value="3236" table:style-name="ce1">
            <text:p>3236</text:p>
          </table:table-cell>
          <table:table-cell office:value-type="float" office:value="3" table:style-name="ce1">
            <text:p>3</text:p>
          </table:table-cell>
          <table:table-cell office:value-type="float" office:value="7.0285919999999997" table:style-name="ce1">
            <text:p>7.028592</text:p>
          </table:table-cell>
          <table:table-cell office:value-type="float" office:value="40.406385802448" table:style-name="ce1">
            <text:p>40.4063858</text:p>
          </table:table-cell>
          <table:table-cell office:value-type="float" office:value="1080" table:style-name="ce1">
            <text:p>1080</text:p>
          </table:table-cell>
          <table:table-cell office:value-type="float" office:value="1609" table:style-name="ce1">
            <text:p>1609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853" table:style-name="ce1">
            <text:p>853</text:p>
          </table:table-cell>
          <table:table-cell office:value-type="string" table:style-name="ce1">
            <text:p>test_img_0240_4k.jpg</text:p>
          </table:table-cell>
          <table:table-cell office:value-type="float" office:value="329" table:style-name="ce1">
            <text:p>329</text:p>
          </table:table-cell>
          <table:table-cell office:value-type="float" office:value="2177" table:style-name="ce1">
            <text:p>2177</text:p>
          </table:table-cell>
          <table:table-cell office:value-type="float" office:value="3311" table:style-name="ce1">
            <text:p>3311</text:p>
          </table:table-cell>
          <table:table-cell office:value-type="float" office:value="3" table:style-name="ce1">
            <text:p>3</text:p>
          </table:table-cell>
          <table:table-cell office:value-type="float" office:value="7.2080469999999996" table:style-name="ce1">
            <text:p>7.208047</text:p>
          </table:table-cell>
          <table:table-cell office:value-type="float" office:value="45.6434315702991" table:style-name="ce1">
            <text:p>45.64343157</text:p>
          </table:table-cell>
          <table:table-cell office:value-type="float" office:value="1080" table:style-name="ce1">
            <text:p>1080</text:p>
          </table:table-cell>
          <table:table-cell office:value-type="float" office:value="1643" table:style-name="ce1">
            <text:p>1643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854" table:style-name="ce1">
            <text:p>854</text:p>
          </table:table-cell>
          <table:table-cell office:value-type="string" table:style-name="ce1">
            <text:p>train_img_0493_4k.jpg</text:p>
          </table:table-cell>
          <table:table-cell office:value-type="float" office:value="335" table:style-name="ce1">
            <text:p>335</text:p>
          </table:table-cell>
          <table:table-cell office:value-type="float" office:value="2178" table:style-name="ce1">
            <text:p>2178</text:p>
          </table:table-cell>
          <table:table-cell office:value-type="float" office:value="3267" table:style-name="ce1">
            <text:p>3267</text:p>
          </table:table-cell>
          <table:table-cell office:value-type="float" office:value="3" table:style-name="ce1">
            <text:p>3</text:p>
          </table:table-cell>
          <table:table-cell office:value-type="float" office:value="7.115526" table:style-name="ce1">
            <text:p>7.115526</text:p>
          </table:table-cell>
          <table:table-cell office:value-type="float" office:value="47.080145585863903" table:style-name="ce1">
            <text:p>47.08014559</text:p>
          </table:table-cell>
          <table:table-cell office:value-type="float" office:value="1080" table:style-name="ce1">
            <text:p>1080</text:p>
          </table:table-cell>
          <table:table-cell office:value-type="float" office:value="1620" table:style-name="ce1">
            <text:p>162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855" table:style-name="ce1">
            <text:p>855</text:p>
          </table:table-cell>
          <table:table-cell office:value-type="string" table:style-name="ce1">
            <text:p>train_img_0589_4k.jpg</text:p>
          </table:table-cell>
          <table:table-cell office:value-type="float" office:value="142" table:style-name="ce1">
            <text:p>142</text:p>
          </table:table-cell>
          <table:table-cell office:value-type="float" office:value="2189" table:style-name="ce1">
            <text:p>2189</text:p>
          </table:table-cell>
          <table:table-cell office:value-type="float" office:value="3932" table:style-name="ce1">
            <text:p>3932</text:p>
          </table:table-cell>
          <table:table-cell office:value-type="float" office:value="3" table:style-name="ce1">
            <text:p>3</text:p>
          </table:table-cell>
          <table:table-cell office:value-type="float" office:value="8.6071480000000005" table:style-name="ce1">
            <text:p>8.607148</text:p>
          </table:table-cell>
          <table:table-cell office:value-type="float" office:value="16.4979154535276" table:style-name="ce1">
            <text:p>16.49791545</text:p>
          </table:table-cell>
          <table:table-cell office:value-type="float" office:value="2138" table:style-name="ce1">
            <text:p>2138</text:p>
          </table:table-cell>
          <table:table-cell office:value-type="float" office:value="3840" table:style-name="ce1">
            <text:p>38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857" table:style-name="ce1">
            <text:p>857</text:p>
          </table:table-cell>
          <table:table-cell office:value-type="string" table:style-name="ce1">
            <text:p>train_img_0050_4k.jpg</text:p>
          </table:table-cell>
          <table:table-cell office:value-type="float" office:value="82" table:style-name="ce1">
            <text:p>82</text:p>
          </table:table-cell>
          <table:table-cell office:value-type="float" office:value="2222" table:style-name="ce1">
            <text:p>2222</text:p>
          </table:table-cell>
          <table:table-cell office:value-type="float" office:value="3333" table:style-name="ce1">
            <text:p>3333</text:p>
          </table:table-cell>
          <table:table-cell office:value-type="float" office:value="3" table:style-name="ce1">
            <text:p>3</text:p>
          </table:table-cell>
          <table:table-cell office:value-type="float" office:value="7.405926" table:style-name="ce1">
            <text:p>7.405926</text:p>
          </table:table-cell>
          <table:table-cell office:value-type="float" office:value="11.072214332144201" table:style-name="ce1">
            <text:p>11.07221433</text:p>
          </table:table-cell>
          <table:table-cell office:value-type="float" office:value="1080" table:style-name="ce1">
            <text:p>1080</text:p>
          </table:table-cell>
          <table:table-cell office:value-type="float" office:value="1620" table:style-name="ce1">
            <text:p>162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859" table:style-name="ce1">
            <text:p>859</text:p>
          </table:table-cell>
          <table:table-cell office:value-type="string" table:style-name="ce1">
            <text:p>train_img_0973_4k.jpg</text:p>
          </table:table-cell>
          <table:table-cell office:value-type="float" office:value="81" table:style-name="ce1">
            <text:p>81</text:p>
          </table:table-cell>
          <table:table-cell office:value-type="float" office:value="2232" table:style-name="ce1">
            <text:p>2232</text:p>
          </table:table-cell>
          <table:table-cell office:value-type="float" office:value="4288" table:style-name="ce1">
            <text:p>4288</text:p>
          </table:table-cell>
          <table:table-cell office:value-type="float" office:value="3" table:style-name="ce1">
            <text:p>3</text:p>
          </table:table-cell>
          <table:table-cell office:value-type="float" office:value="9.5708160000000007" table:style-name="ce1">
            <text:p>9.570816</text:p>
          </table:table-cell>
          <table:table-cell office:value-type="float" office:value="8.4632282137698596" table:style-name="ce1">
            <text:p>8.463228214</text:p>
          </table:table-cell>
          <table:table-cell office:value-type="float" office:value="1999" table:style-name="ce1">
            <text:p>1999</text:p>
          </table:table-cell>
          <table:table-cell office:value-type="float" office:value="3840" table:style-name="ce1">
            <text:p>38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866" table:style-name="ce1">
            <text:p>866</text:p>
          </table:table-cell>
          <table:table-cell office:value-type="string" table:style-name="ce1">
            <text:p>train_img_1089_4k.jpg</text:p>
          </table:table-cell>
          <table:table-cell office:value-type="float" office:value="290" table:style-name="ce1">
            <text:p>290</text:p>
          </table:table-cell>
          <table:table-cell office:value-type="float" office:value="2240" table:style-name="ce1">
            <text:p>2240</text:p>
          </table:table-cell>
          <table:table-cell office:value-type="float" office:value="3984" table:style-name="ce1">
            <text:p>3984</text:p>
          </table:table-cell>
          <table:table-cell office:value-type="float" office:value="3" table:style-name="ce1">
            <text:p>3</text:p>
          </table:table-cell>
          <table:table-cell office:value-type="float" office:value="8.9241600000000005" table:style-name="ce1">
            <text:p>8.92416</text:p>
          </table:table-cell>
          <table:table-cell office:value-type="float" office:value="32.4960556511761" table:style-name="ce1">
            <text:p>32.49605565</text:p>
          </table:table-cell>
          <table:table-cell office:value-type="float" office:value="2159" table:style-name="ce1">
            <text:p>2159</text:p>
          </table:table-cell>
          <table:table-cell office:value-type="float" office:value="3840" table:style-name="ce1">
            <text:p>38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869" table:style-name="ce1">
            <text:p>869</text:p>
          </table:table-cell>
          <table:table-cell office:value-type="string" table:style-name="ce1">
            <text:p>train_img_0024_4k.jpg</text:p>
          </table:table-cell>
          <table:table-cell office:value-type="float" office:value="111" table:style-name="ce1">
            <text:p>111</text:p>
          </table:table-cell>
          <table:table-cell office:value-type="float" office:value="2248" table:style-name="ce1">
            <text:p>2248</text:p>
          </table:table-cell>
          <table:table-cell office:value-type="float" office:value="4000" table:style-name="ce1">
            <text:p>4000</text:p>
          </table:table-cell>
          <table:table-cell office:value-type="float" office:value="3" table:style-name="ce1">
            <text:p>3</text:p>
          </table:table-cell>
          <table:table-cell office:value-type="float" office:value="8.9920000000000009" table:style-name="ce1">
            <text:p>8.992</text:p>
          </table:table-cell>
          <table:table-cell office:value-type="float" office:value="12.344306049822" table:style-name="ce1">
            <text:p>12.34430605</text:p>
          </table:table-cell>
          <table:table-cell office:value-type="float" office:value="2158" table:style-name="ce1">
            <text:p>2158</text:p>
          </table:table-cell>
          <table:table-cell office:value-type="float" office:value="3840" table:style-name="ce1">
            <text:p>38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870" table:style-name="ce1">
            <text:p>870</text:p>
          </table:table-cell>
          <table:table-cell office:value-type="string" table:style-name="ce1">
            <text:p>train_img_0025_4k.jpg</text:p>
          </table:table-cell>
          <table:table-cell office:value-type="float" office:value="383" table:style-name="ce1">
            <text:p>383</text:p>
          </table:table-cell>
          <table:table-cell office:value-type="float" office:value="2248" table:style-name="ce1">
            <text:p>2248</text:p>
          </table:table-cell>
          <table:table-cell office:value-type="float" office:value="4000" table:style-name="ce1">
            <text:p>4000</text:p>
          </table:table-cell>
          <table:table-cell office:value-type="float" office:value="3" table:style-name="ce1">
            <text:p>3</text:p>
          </table:table-cell>
          <table:table-cell office:value-type="float" office:value="8.9920000000000009" table:style-name="ce1">
            <text:p>8.992</text:p>
          </table:table-cell>
          <table:table-cell office:value-type="float" office:value="42.593416370106702" table:style-name="ce1">
            <text:p>42.59341637</text:p>
          </table:table-cell>
          <table:table-cell office:value-type="float" office:value="2158" table:style-name="ce1">
            <text:p>2158</text:p>
          </table:table-cell>
          <table:table-cell office:value-type="float" office:value="3840" table:style-name="ce1">
            <text:p>38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871" table:style-name="ce1">
            <text:p>871</text:p>
          </table:table-cell>
          <table:table-cell office:value-type="string" table:style-name="ce1">
            <text:p>train_img_0116_4k.jpg</text:p>
          </table:table-cell>
          <table:table-cell office:value-type="float" office:value="139" table:style-name="ce1">
            <text:p>139</text:p>
          </table:table-cell>
          <table:table-cell office:value-type="float" office:value="2248" table:style-name="ce1">
            <text:p>2248</text:p>
          </table:table-cell>
          <table:table-cell office:value-type="float" office:value="4000" table:style-name="ce1">
            <text:p>4000</text:p>
          </table:table-cell>
          <table:table-cell office:value-type="float" office:value="3" table:style-name="ce1">
            <text:p>3</text:p>
          </table:table-cell>
          <table:table-cell office:value-type="float" office:value="8.9920000000000009" table:style-name="ce1">
            <text:p>8.992</text:p>
          </table:table-cell>
          <table:table-cell office:value-type="float" office:value="15.458185053380699" table:style-name="ce1">
            <text:p>15.45818505</text:p>
          </table:table-cell>
          <table:table-cell office:value-type="float" office:value="2158" table:style-name="ce1">
            <text:p>2158</text:p>
          </table:table-cell>
          <table:table-cell office:value-type="float" office:value="3840" table:style-name="ce1">
            <text:p>38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874" table:style-name="ce1">
            <text:p>874</text:p>
          </table:table-cell>
          <table:table-cell office:value-type="string" table:style-name="ce1">
            <text:p>train_img_0670_4k.jpg</text:p>
          </table:table-cell>
          <table:table-cell office:value-type="float" office:value="356" table:style-name="ce1">
            <text:p>356</text:p>
          </table:table-cell>
          <table:table-cell office:value-type="float" office:value="2248" table:style-name="ce1">
            <text:p>2248</text:p>
          </table:table-cell>
          <table:table-cell office:value-type="float" office:value="4000" table:style-name="ce1">
            <text:p>4000</text:p>
          </table:table-cell>
          <table:table-cell office:value-type="float" office:value="3" table:style-name="ce1">
            <text:p>3</text:p>
          </table:table-cell>
          <table:table-cell office:value-type="float" office:value="8.9920000000000009" table:style-name="ce1">
            <text:p>8.992</text:p>
          </table:table-cell>
          <table:table-cell office:value-type="float" office:value="39.590747330960802" table:style-name="ce1">
            <text:p>39.59074733</text:p>
          </table:table-cell>
          <table:table-cell office:value-type="float" office:value="2158" table:style-name="ce1">
            <text:p>2158</text:p>
          </table:table-cell>
          <table:table-cell office:value-type="float" office:value="3840" table:style-name="ce1">
            <text:p>38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875" table:style-name="ce1">
            <text:p>875</text:p>
          </table:table-cell>
          <table:table-cell office:value-type="string" table:style-name="ce1">
            <text:p>train_img_0671_4k.jpg</text:p>
          </table:table-cell>
          <table:table-cell office:value-type="float" office:value="389" table:style-name="ce1">
            <text:p>389</text:p>
          </table:table-cell>
          <table:table-cell office:value-type="float" office:value="2248" table:style-name="ce1">
            <text:p>2248</text:p>
          </table:table-cell>
          <table:table-cell office:value-type="float" office:value="4000" table:style-name="ce1">
            <text:p>4000</text:p>
          </table:table-cell>
          <table:table-cell office:value-type="float" office:value="3" table:style-name="ce1">
            <text:p>3</text:p>
          </table:table-cell>
          <table:table-cell office:value-type="float" office:value="8.9920000000000009" table:style-name="ce1">
            <text:p>8.992</text:p>
          </table:table-cell>
          <table:table-cell office:value-type="float" office:value="43.2606761565836" table:style-name="ce1">
            <text:p>43.26067616</text:p>
          </table:table-cell>
          <table:table-cell office:value-type="float" office:value="2158" table:style-name="ce1">
            <text:p>2158</text:p>
          </table:table-cell>
          <table:table-cell office:value-type="float" office:value="3840" table:style-name="ce1">
            <text:p>38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877" table:style-name="ce1">
            <text:p>877</text:p>
          </table:table-cell>
          <table:table-cell office:value-type="string" table:style-name="ce1">
            <text:p>train_img_0673_4k.jpg</text:p>
          </table:table-cell>
          <table:table-cell office:value-type="float" office:value="267" table:style-name="ce1">
            <text:p>267</text:p>
          </table:table-cell>
          <table:table-cell office:value-type="float" office:value="2248" table:style-name="ce1">
            <text:p>2248</text:p>
          </table:table-cell>
          <table:table-cell office:value-type="float" office:value="4000" table:style-name="ce1">
            <text:p>4000</text:p>
          </table:table-cell>
          <table:table-cell office:value-type="float" office:value="3" table:style-name="ce1">
            <text:p>3</text:p>
          </table:table-cell>
          <table:table-cell office:value-type="float" office:value="8.9920000000000009" table:style-name="ce1">
            <text:p>8.992</text:p>
          </table:table-cell>
          <table:table-cell office:value-type="float" office:value="29.6930604982206" table:style-name="ce1">
            <text:p>29.6930605</text:p>
          </table:table-cell>
          <table:table-cell office:value-type="float" office:value="2158" table:style-name="ce1">
            <text:p>2158</text:p>
          </table:table-cell>
          <table:table-cell office:value-type="float" office:value="3840" table:style-name="ce1">
            <text:p>38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878" table:style-name="ce1">
            <text:p>878</text:p>
          </table:table-cell>
          <table:table-cell office:value-type="string" table:style-name="ce1">
            <text:p>train_img_0729_4k.jpg</text:p>
          </table:table-cell>
          <table:table-cell office:value-type="float" office:value="360" table:style-name="ce1">
            <text:p>360</text:p>
          </table:table-cell>
          <table:table-cell office:value-type="float" office:value="2248" table:style-name="ce1">
            <text:p>2248</text:p>
          </table:table-cell>
          <table:table-cell office:value-type="float" office:value="4000" table:style-name="ce1">
            <text:p>4000</text:p>
          </table:table-cell>
          <table:table-cell office:value-type="float" office:value="3" table:style-name="ce1">
            <text:p>3</text:p>
          </table:table-cell>
          <table:table-cell office:value-type="float" office:value="8.9920000000000009" table:style-name="ce1">
            <text:p>8.992</text:p>
          </table:table-cell>
          <table:table-cell office:value-type="float" office:value="40.035587188612098" table:style-name="ce1">
            <text:p>40.03558719</text:p>
          </table:table-cell>
          <table:table-cell office:value-type="float" office:value="2158" table:style-name="ce1">
            <text:p>2158</text:p>
          </table:table-cell>
          <table:table-cell office:value-type="float" office:value="3840" table:style-name="ce1">
            <text:p>38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880" table:style-name="ce1">
            <text:p>880</text:p>
          </table:table-cell>
          <table:table-cell office:value-type="string" table:style-name="ce1">
            <text:p>train_img_0630_4k.jpg</text:p>
          </table:table-cell>
          <table:table-cell office:value-type="float" office:value="139" table:style-name="ce1">
            <text:p>139</text:p>
          </table:table-cell>
          <table:table-cell office:value-type="float" office:value="2250" table:style-name="ce1">
            <text:p>2250</text:p>
          </table:table-cell>
          <table:table-cell office:value-type="float" office:value="4000" table:style-name="ce1">
            <text:p>4000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15.4444444444444" table:style-name="ce1">
            <text:p>15.44444444</text:p>
          </table:table-cell>
          <table:table-cell office:value-type="float" office:value="2160" table:style-name="ce1">
            <text:p>2160</text:p>
          </table:table-cell>
          <table:table-cell office:value-type="float" office:value="3840" table:style-name="ce1">
            <text:p>38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883" table:style-name="ce1">
            <text:p>883</text:p>
          </table:table-cell>
          <table:table-cell office:value-type="string" table:style-name="ce1">
            <text:p>train_img_0863_4k.jpg</text:p>
          </table:table-cell>
          <table:table-cell office:value-type="float" office:value="241" table:style-name="ce1">
            <text:p>241</text:p>
          </table:table-cell>
          <table:table-cell office:value-type="float" office:value="2264" table:style-name="ce1">
            <text:p>2264</text:p>
          </table:table-cell>
          <table:table-cell office:value-type="float" office:value="3395" table:style-name="ce1">
            <text:p>3395</text:p>
          </table:table-cell>
          <table:table-cell office:value-type="float" office:value="3" table:style-name="ce1">
            <text:p>3</text:p>
          </table:table-cell>
          <table:table-cell office:value-type="float" office:value="7.68628" table:style-name="ce1">
            <text:p>7.68628</text:p>
          </table:table-cell>
          <table:table-cell office:value-type="float" office:value="31.354569440613599" table:style-name="ce1">
            <text:p>31.35456944</text:p>
          </table:table-cell>
          <table:table-cell office:value-type="float" office:value="1080" table:style-name="ce1">
            <text:p>1080</text:p>
          </table:table-cell>
          <table:table-cell office:value-type="float" office:value="1620" table:style-name="ce1">
            <text:p>162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886" table:style-name="ce1">
            <text:p>886</text:p>
          </table:table-cell>
          <table:table-cell office:value-type="string" table:style-name="ce1">
            <text:p>test_img_0277_4k.jpg</text:p>
          </table:table-cell>
          <table:table-cell office:value-type="float" office:value="259" table:style-name="ce1">
            <text:p>259</text:p>
          </table:table-cell>
          <table:table-cell office:value-type="float" office:value="2298" table:style-name="ce1">
            <text:p>2298</text:p>
          </table:table-cell>
          <table:table-cell office:value-type="float" office:value="3456" table:style-name="ce1">
            <text:p>3456</text:p>
          </table:table-cell>
          <table:table-cell office:value-type="float" office:value="3" table:style-name="ce1">
            <text:p>3</text:p>
          </table:table-cell>
          <table:table-cell office:value-type="float" office:value="7.9418879999999996" table:style-name="ce1">
            <text:p>7.941888</text:p>
          </table:table-cell>
          <table:table-cell office:value-type="float" office:value="32.611892789220903" table:style-name="ce1">
            <text:p>32.61189279</text:p>
          </table:table-cell>
          <table:table-cell office:value-type="float" office:value="1080" table:style-name="ce1">
            <text:p>1080</text:p>
          </table:table-cell>
          <table:table-cell office:value-type="float" office:value="1624" table:style-name="ce1">
            <text:p>1624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887" table:style-name="ce1">
            <text:p>887</text:p>
          </table:table-cell>
          <table:table-cell office:value-type="string" table:style-name="ce1">
            <text:p>test_img_0300_4k.jpg</text:p>
          </table:table-cell>
          <table:table-cell office:value-type="float" office:value="236" table:style-name="ce1">
            <text:p>236</text:p>
          </table:table-cell>
          <table:table-cell office:value-type="float" office:value="2304" table:style-name="ce1">
            <text:p>2304</text:p>
          </table:table-cell>
          <table:table-cell office:value-type="float" office:value="3072" table:style-name="ce1">
            <text:p>3072</text:p>
          </table:table-cell>
          <table:table-cell office:value-type="float" office:value="3" table:style-name="ce1">
            <text:p>3</text:p>
          </table:table-cell>
          <table:table-cell office:value-type="float" office:value="7.0778879999999997" table:style-name="ce1">
            <text:p>7.077888</text:p>
          </table:table-cell>
          <table:table-cell office:value-type="float" office:value="33.343279803240698" table:style-name="ce1">
            <text:p>33.3432798</text:p>
          </table:table-cell>
          <table:table-cell office:value-type="float" office:value="1080" table:style-name="ce1">
            <text:p>1080</text:p>
          </table:table-cell>
          <table:table-cell office:value-type="float" office:value="1440" table:style-name="ce1">
            <text:p>14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896" table:style-name="ce1">
            <text:p>896</text:p>
          </table:table-cell>
          <table:table-cell office:value-type="string" table:style-name="ce1">
            <text:p>train_img_0585_4k.jpg</text:p>
          </table:table-cell>
          <table:table-cell office:value-type="float" office:value="197" table:style-name="ce1">
            <text:p>197</text:p>
          </table:table-cell>
          <table:table-cell office:value-type="float" office:value="2304" table:style-name="ce1">
            <text:p>2304</text:p>
          </table:table-cell>
          <table:table-cell office:value-type="float" office:value="3072" table:style-name="ce1">
            <text:p>3072</text:p>
          </table:table-cell>
          <table:table-cell office:value-type="float" office:value="3" table:style-name="ce1">
            <text:p>3</text:p>
          </table:table-cell>
          <table:table-cell office:value-type="float" office:value="7.0778879999999997" table:style-name="ce1">
            <text:p>7.077888</text:p>
          </table:table-cell>
          <table:table-cell office:value-type="float" office:value="27.833161530671202" table:style-name="ce1">
            <text:p>27.83316153</text:p>
          </table:table-cell>
          <table:table-cell office:value-type="float" office:value="1080" table:style-name="ce1">
            <text:p>1080</text:p>
          </table:table-cell>
          <table:table-cell office:value-type="float" office:value="1440" table:style-name="ce1">
            <text:p>14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899" table:style-name="ce1">
            <text:p>899</text:p>
          </table:table-cell>
          <table:table-cell office:value-type="string" table:style-name="ce1">
            <text:p>train_img_0910_4k.jpg</text:p>
          </table:table-cell>
          <table:table-cell office:value-type="float" office:value="303" table:style-name="ce1">
            <text:p>303</text:p>
          </table:table-cell>
          <table:table-cell office:value-type="float" office:value="2304" table:style-name="ce1">
            <text:p>2304</text:p>
          </table:table-cell>
          <table:table-cell office:value-type="float" office:value="3072" table:style-name="ce1">
            <text:p>3072</text:p>
          </table:table-cell>
          <table:table-cell office:value-type="float" office:value="3" table:style-name="ce1">
            <text:p>3</text:p>
          </table:table-cell>
          <table:table-cell office:value-type="float" office:value="7.0778879999999997" table:style-name="ce1">
            <text:p>7.077888</text:p>
          </table:table-cell>
          <table:table-cell office:value-type="float" office:value="42.8093804253472" table:style-name="ce1">
            <text:p>42.80938043</text:p>
          </table:table-cell>
          <table:table-cell office:value-type="float" office:value="1080" table:style-name="ce1">
            <text:p>1080</text:p>
          </table:table-cell>
          <table:table-cell office:value-type="float" office:value="1440" table:style-name="ce1">
            <text:p>14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01" table:style-name="ce1">
            <text:p>901</text:p>
          </table:table-cell>
          <table:table-cell office:value-type="string" table:style-name="ce1">
            <text:p>test_img_0055_4k.jpg</text:p>
          </table:table-cell>
          <table:table-cell office:value-type="float" office:value="361" table:style-name="ce1">
            <text:p>361</text:p>
          </table:table-cell>
          <table:table-cell office:value-type="float" office:value="2304" table:style-name="ce1">
            <text:p>2304</text:p>
          </table:table-cell>
          <table:table-cell office:value-type="float" office:value="3456" table:style-name="ce1">
            <text:p>3456</text:p>
          </table:table-cell>
          <table:table-cell office:value-type="float" office:value="3" table:style-name="ce1">
            <text:p>3</text:p>
          </table:table-cell>
          <table:table-cell office:value-type="float" office:value="7.9626239999999999" table:style-name="ce1">
            <text:p>7.962624</text:p>
          </table:table-cell>
          <table:table-cell office:value-type="float" office:value="45.336813593106903" table:style-name="ce1">
            <text:p>45.33681359</text:p>
          </table:table-cell>
          <table:table-cell office:value-type="float" office:value="1080" table:style-name="ce1">
            <text:p>1080</text:p>
          </table:table-cell>
          <table:table-cell office:value-type="float" office:value="1620" table:style-name="ce1">
            <text:p>162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02" table:style-name="ce1">
            <text:p>902</text:p>
          </table:table-cell>
          <table:table-cell office:value-type="string" table:style-name="ce1">
            <text:p>test_img_0199_4k.jpg</text:p>
          </table:table-cell>
          <table:table-cell office:value-type="float" office:value="263" table:style-name="ce1">
            <text:p>263</text:p>
          </table:table-cell>
          <table:table-cell office:value-type="float" office:value="2304" table:style-name="ce1">
            <text:p>2304</text:p>
          </table:table-cell>
          <table:table-cell office:value-type="float" office:value="3456" table:style-name="ce1">
            <text:p>3456</text:p>
          </table:table-cell>
          <table:table-cell office:value-type="float" office:value="3" table:style-name="ce1">
            <text:p>3</text:p>
          </table:table-cell>
          <table:table-cell office:value-type="float" office:value="7.9626239999999999" table:style-name="ce1">
            <text:p>7.962624</text:p>
          </table:table-cell>
          <table:table-cell office:value-type="float" office:value="33.029312950102799" table:style-name="ce1">
            <text:p>33.02931295</text:p>
          </table:table-cell>
          <table:table-cell office:value-type="float" office:value="1080" table:style-name="ce1">
            <text:p>1080</text:p>
          </table:table-cell>
          <table:table-cell office:value-type="float" office:value="1620" table:style-name="ce1">
            <text:p>162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05" table:style-name="ce1">
            <text:p>905</text:p>
          </table:table-cell>
          <table:table-cell office:value-type="string" table:style-name="ce1">
            <text:p>train_img_0177_4k.jpg</text:p>
          </table:table-cell>
          <table:table-cell office:value-type="float" office:value="388" table:style-name="ce1">
            <text:p>388</text:p>
          </table:table-cell>
          <table:table-cell office:value-type="float" office:value="2304" table:style-name="ce1">
            <text:p>2304</text:p>
          </table:table-cell>
          <table:table-cell office:value-type="float" office:value="3456" table:style-name="ce1">
            <text:p>3456</text:p>
          </table:table-cell>
          <table:table-cell office:value-type="float" office:value="3" table:style-name="ce1">
            <text:p>3</text:p>
          </table:table-cell>
          <table:table-cell office:value-type="float" office:value="7.9626239999999999" table:style-name="ce1">
            <text:p>7.962624</text:p>
          </table:table-cell>
          <table:table-cell office:value-type="float" office:value="48.727655606995803" table:style-name="ce1">
            <text:p>48.72765561</text:p>
          </table:table-cell>
          <table:table-cell office:value-type="float" office:value="1080" table:style-name="ce1">
            <text:p>1080</text:p>
          </table:table-cell>
          <table:table-cell office:value-type="float" office:value="1620" table:style-name="ce1">
            <text:p>162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06" table:style-name="ce1">
            <text:p>906</text:p>
          </table:table-cell>
          <table:table-cell office:value-type="string" table:style-name="ce1">
            <text:p>train_img_0178_4k.jpg</text:p>
          </table:table-cell>
          <table:table-cell office:value-type="float" office:value="284" table:style-name="ce1">
            <text:p>284</text:p>
          </table:table-cell>
          <table:table-cell office:value-type="float" office:value="2304" table:style-name="ce1">
            <text:p>2304</text:p>
          </table:table-cell>
          <table:table-cell office:value-type="float" office:value="3456" table:style-name="ce1">
            <text:p>3456</text:p>
          </table:table-cell>
          <table:table-cell office:value-type="float" office:value="3" table:style-name="ce1">
            <text:p>3</text:p>
          </table:table-cell>
          <table:table-cell office:value-type="float" office:value="7.9626239999999999" table:style-name="ce1">
            <text:p>7.962624</text:p>
          </table:table-cell>
          <table:table-cell office:value-type="float" office:value="35.666634516460903" table:style-name="ce1">
            <text:p>35.66663452</text:p>
          </table:table-cell>
          <table:table-cell office:value-type="float" office:value="1080" table:style-name="ce1">
            <text:p>1080</text:p>
          </table:table-cell>
          <table:table-cell office:value-type="float" office:value="1620" table:style-name="ce1">
            <text:p>162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08" table:style-name="ce1">
            <text:p>908</text:p>
          </table:table-cell>
          <table:table-cell office:value-type="string" table:style-name="ce1">
            <text:p>train_img_0455_4k.jpg</text:p>
          </table:table-cell>
          <table:table-cell office:value-type="float" office:value="201" table:style-name="ce1">
            <text:p>201</text:p>
          </table:table-cell>
          <table:table-cell office:value-type="float" office:value="2304" table:style-name="ce1">
            <text:p>2304</text:p>
          </table:table-cell>
          <table:table-cell office:value-type="float" office:value="3456" table:style-name="ce1">
            <text:p>3456</text:p>
          </table:table-cell>
          <table:table-cell office:value-type="float" office:value="3" table:style-name="ce1">
            <text:p>3</text:p>
          </table:table-cell>
          <table:table-cell office:value-type="float" office:value="7.9626239999999999" table:style-name="ce1">
            <text:p>7.962624</text:p>
          </table:table-cell>
          <table:table-cell office:value-type="float" office:value="25.242934992283899" table:style-name="ce1">
            <text:p>25.24293499</text:p>
          </table:table-cell>
          <table:table-cell office:value-type="float" office:value="1080" table:style-name="ce1">
            <text:p>1080</text:p>
          </table:table-cell>
          <table:table-cell office:value-type="float" office:value="1620" table:style-name="ce1">
            <text:p>162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09" table:style-name="ce1">
            <text:p>909</text:p>
          </table:table-cell>
          <table:table-cell office:value-type="string" table:style-name="ce1">
            <text:p>train_img_0476_4k.jpg</text:p>
          </table:table-cell>
          <table:table-cell office:value-type="float" office:value="265" table:style-name="ce1">
            <text:p>265</text:p>
          </table:table-cell>
          <table:table-cell office:value-type="float" office:value="2304" table:style-name="ce1">
            <text:p>2304</text:p>
          </table:table-cell>
          <table:table-cell office:value-type="float" office:value="3456" table:style-name="ce1">
            <text:p>3456</text:p>
          </table:table-cell>
          <table:table-cell office:value-type="float" office:value="3" table:style-name="ce1">
            <text:p>3</text:p>
          </table:table-cell>
          <table:table-cell office:value-type="float" office:value="7.9626239999999999" table:style-name="ce1">
            <text:p>7.962624</text:p>
          </table:table-cell>
          <table:table-cell office:value-type="float" office:value="33.280486432613102" table:style-name="ce1">
            <text:p>33.28048643</text:p>
          </table:table-cell>
          <table:table-cell office:value-type="float" office:value="1080" table:style-name="ce1">
            <text:p>1080</text:p>
          </table:table-cell>
          <table:table-cell office:value-type="float" office:value="1620" table:style-name="ce1">
            <text:p>162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12" table:style-name="ce1">
            <text:p>912</text:p>
          </table:table-cell>
          <table:table-cell office:value-type="string" table:style-name="ce1">
            <text:p>train_img_0851_4k.jpg</text:p>
          </table:table-cell>
          <table:table-cell office:value-type="float" office:value="147" table:style-name="ce1">
            <text:p>147</text:p>
          </table:table-cell>
          <table:table-cell office:value-type="float" office:value="2304" table:style-name="ce1">
            <text:p>2304</text:p>
          </table:table-cell>
          <table:table-cell office:value-type="float" office:value="3456" table:style-name="ce1">
            <text:p>3456</text:p>
          </table:table-cell>
          <table:table-cell office:value-type="float" office:value="3" table:style-name="ce1">
            <text:p>3</text:p>
          </table:table-cell>
          <table:table-cell office:value-type="float" office:value="7.9626239999999999" table:style-name="ce1">
            <text:p>7.962624</text:p>
          </table:table-cell>
          <table:table-cell office:value-type="float" office:value="18.4612509645061" table:style-name="ce1">
            <text:p>18.46125096</text:p>
          </table:table-cell>
          <table:table-cell office:value-type="float" office:value="1080" table:style-name="ce1">
            <text:p>1080</text:p>
          </table:table-cell>
          <table:table-cell office:value-type="float" office:value="1620" table:style-name="ce1">
            <text:p>162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13" table:style-name="ce1">
            <text:p>913</text:p>
          </table:table-cell>
          <table:table-cell office:value-type="string" table:style-name="ce1">
            <text:p>train_img_0941_4k.jpg</text:p>
          </table:table-cell>
          <table:table-cell office:value-type="float" office:value="170" table:style-name="ce1">
            <text:p>170</text:p>
          </table:table-cell>
          <table:table-cell office:value-type="float" office:value="2304" table:style-name="ce1">
            <text:p>2304</text:p>
          </table:table-cell>
          <table:table-cell office:value-type="float" office:value="3456" table:style-name="ce1">
            <text:p>3456</text:p>
          </table:table-cell>
          <table:table-cell office:value-type="float" office:value="3" table:style-name="ce1">
            <text:p>3</text:p>
          </table:table-cell>
          <table:table-cell office:value-type="float" office:value="7.9626239999999999" table:style-name="ce1">
            <text:p>7.962624</text:p>
          </table:table-cell>
          <table:table-cell office:value-type="float" office:value="21.3497460133744" table:style-name="ce1">
            <text:p>21.34974601</text:p>
          </table:table-cell>
          <table:table-cell office:value-type="float" office:value="1080" table:style-name="ce1">
            <text:p>1080</text:p>
          </table:table-cell>
          <table:table-cell office:value-type="float" office:value="1620" table:style-name="ce1">
            <text:p>162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14" table:style-name="ce1">
            <text:p>914</text:p>
          </table:table-cell>
          <table:table-cell office:value-type="string" table:style-name="ce1">
            <text:p>train_img_1048_4k.jpg</text:p>
          </table:table-cell>
          <table:table-cell office:value-type="float" office:value="126" table:style-name="ce1">
            <text:p>126</text:p>
          </table:table-cell>
          <table:table-cell office:value-type="float" office:value="2304" table:style-name="ce1">
            <text:p>2304</text:p>
          </table:table-cell>
          <table:table-cell office:value-type="float" office:value="3456" table:style-name="ce1">
            <text:p>3456</text:p>
          </table:table-cell>
          <table:table-cell office:value-type="float" office:value="3" table:style-name="ce1">
            <text:p>3</text:p>
          </table:table-cell>
          <table:table-cell office:value-type="float" office:value="7.9626239999999999" table:style-name="ce1">
            <text:p>7.962624</text:p>
          </table:table-cell>
          <table:table-cell office:value-type="float" office:value="15.823929398148101" table:style-name="ce1">
            <text:p>15.8239294</text:p>
          </table:table-cell>
          <table:table-cell office:value-type="float" office:value="1080" table:style-name="ce1">
            <text:p>1080</text:p>
          </table:table-cell>
          <table:table-cell office:value-type="float" office:value="1620" table:style-name="ce1">
            <text:p>162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15" table:style-name="ce1">
            <text:p>915</text:p>
          </table:table-cell>
          <table:table-cell office:value-type="string" table:style-name="ce1">
            <text:p>train_img_1049_4k.jpg</text:p>
          </table:table-cell>
          <table:table-cell office:value-type="float" office:value="244" table:style-name="ce1">
            <text:p>244</text:p>
          </table:table-cell>
          <table:table-cell office:value-type="float" office:value="2304" table:style-name="ce1">
            <text:p>2304</text:p>
          </table:table-cell>
          <table:table-cell office:value-type="float" office:value="3456" table:style-name="ce1">
            <text:p>3456</text:p>
          </table:table-cell>
          <table:table-cell office:value-type="float" office:value="3" table:style-name="ce1">
            <text:p>3</text:p>
          </table:table-cell>
          <table:table-cell office:value-type="float" office:value="7.9626239999999999" table:style-name="ce1">
            <text:p>7.962624</text:p>
          </table:table-cell>
          <table:table-cell office:value-type="float" office:value="30.643164866255098" table:style-name="ce1">
            <text:p>30.64316487</text:p>
          </table:table-cell>
          <table:table-cell office:value-type="float" office:value="1080" table:style-name="ce1">
            <text:p>1080</text:p>
          </table:table-cell>
          <table:table-cell office:value-type="float" office:value="1620" table:style-name="ce1">
            <text:p>162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16" table:style-name="ce1">
            <text:p>916</text:p>
          </table:table-cell>
          <table:table-cell office:value-type="string" table:style-name="ce1">
            <text:p>train_img_1050_4k.jpg</text:p>
          </table:table-cell>
          <table:table-cell office:value-type="float" office:value="150" table:style-name="ce1">
            <text:p>150</text:p>
          </table:table-cell>
          <table:table-cell office:value-type="float" office:value="2304" table:style-name="ce1">
            <text:p>2304</text:p>
          </table:table-cell>
          <table:table-cell office:value-type="float" office:value="3456" table:style-name="ce1">
            <text:p>3456</text:p>
          </table:table-cell>
          <table:table-cell office:value-type="float" office:value="3" table:style-name="ce1">
            <text:p>3</text:p>
          </table:table-cell>
          <table:table-cell office:value-type="float" office:value="7.9626239999999999" table:style-name="ce1">
            <text:p>7.962624</text:p>
          </table:table-cell>
          <table:table-cell office:value-type="float" office:value="18.838011188271601" table:style-name="ce1">
            <text:p>18.83801119</text:p>
          </table:table-cell>
          <table:table-cell office:value-type="float" office:value="1080" table:style-name="ce1">
            <text:p>1080</text:p>
          </table:table-cell>
          <table:table-cell office:value-type="float" office:value="1620" table:style-name="ce1">
            <text:p>162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17" table:style-name="ce1">
            <text:p>917</text:p>
          </table:table-cell>
          <table:table-cell office:value-type="string" table:style-name="ce1">
            <text:p>test_img_0176_4k.jpg</text:p>
          </table:table-cell>
          <table:table-cell office:value-type="float" office:value="326" table:style-name="ce1">
            <text:p>326</text:p>
          </table:table-cell>
          <table:table-cell office:value-type="float" office:value="2305" table:style-name="ce1">
            <text:p>2305</text:p>
          </table:table-cell>
          <table:table-cell office:value-type="float" office:value="3470" table:style-name="ce1">
            <text:p>3470</text:p>
          </table:table-cell>
          <table:table-cell office:value-type="float" office:value="3" table:style-name="ce1">
            <text:p>3</text:p>
          </table:table-cell>
          <table:table-cell office:value-type="float" office:value="7.9983500000000003" table:style-name="ce1">
            <text:p>7.99835</text:p>
          </table:table-cell>
          <table:table-cell office:value-type="float" office:value="40.758406421324302" table:style-name="ce1">
            <text:p>40.75840642</text:p>
          </table:table-cell>
          <table:table-cell office:value-type="float" office:value="1080" table:style-name="ce1">
            <text:p>1080</text:p>
          </table:table-cell>
          <table:table-cell office:value-type="float" office:value="1626" table:style-name="ce1">
            <text:p>1626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19" table:style-name="ce1">
            <text:p>919</text:p>
          </table:table-cell>
          <table:table-cell office:value-type="string" table:style-name="ce1">
            <text:p>train_img_0713_4k.jpg</text:p>
          </table:table-cell>
          <table:table-cell office:value-type="float" office:value="149" table:style-name="ce1">
            <text:p>149</text:p>
          </table:table-cell>
          <table:table-cell office:value-type="float" office:value="2305" table:style-name="ce1">
            <text:p>2305</text:p>
          </table:table-cell>
          <table:table-cell office:value-type="float" office:value="3470" table:style-name="ce1">
            <text:p>3470</text:p>
          </table:table-cell>
          <table:table-cell office:value-type="float" office:value="3" table:style-name="ce1">
            <text:p>3</text:p>
          </table:table-cell>
          <table:table-cell office:value-type="float" office:value="7.9983500000000003" table:style-name="ce1">
            <text:p>7.99835</text:p>
          </table:table-cell>
          <table:table-cell office:value-type="float" office:value="18.628842198703399" table:style-name="ce1">
            <text:p>18.6288422</text:p>
          </table:table-cell>
          <table:table-cell office:value-type="float" office:value="1080" table:style-name="ce1">
            <text:p>1080</text:p>
          </table:table-cell>
          <table:table-cell office:value-type="float" office:value="1626" table:style-name="ce1">
            <text:p>1626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20" table:style-name="ce1">
            <text:p>920</text:p>
          </table:table-cell>
          <table:table-cell office:value-type="string" table:style-name="ce1">
            <text:p>train_img_0714_4k.jpg</text:p>
          </table:table-cell>
          <table:table-cell office:value-type="float" office:value="313" table:style-name="ce1">
            <text:p>313</text:p>
          </table:table-cell>
          <table:table-cell office:value-type="float" office:value="2305" table:style-name="ce1">
            <text:p>2305</text:p>
          </table:table-cell>
          <table:table-cell office:value-type="float" office:value="3470" table:style-name="ce1">
            <text:p>3470</text:p>
          </table:table-cell>
          <table:table-cell office:value-type="float" office:value="3" table:style-name="ce1">
            <text:p>3</text:p>
          </table:table-cell>
          <table:table-cell office:value-type="float" office:value="7.9983500000000003" table:style-name="ce1">
            <text:p>7.99835</text:p>
          </table:table-cell>
          <table:table-cell office:value-type="float" office:value="39.1330711959341" table:style-name="ce1">
            <text:p>39.1330712</text:p>
          </table:table-cell>
          <table:table-cell office:value-type="float" office:value="1080" table:style-name="ce1">
            <text:p>1080</text:p>
          </table:table-cell>
          <table:table-cell office:value-type="float" office:value="1626" table:style-name="ce1">
            <text:p>1626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21" table:style-name="ce1">
            <text:p>921</text:p>
          </table:table-cell>
          <table:table-cell office:value-type="string" table:style-name="ce1">
            <text:p>train_img_0715_4k.jpg</text:p>
          </table:table-cell>
          <table:table-cell office:value-type="float" office:value="305" table:style-name="ce1">
            <text:p>305</text:p>
          </table:table-cell>
          <table:table-cell office:value-type="float" office:value="2305" table:style-name="ce1">
            <text:p>2305</text:p>
          </table:table-cell>
          <table:table-cell office:value-type="float" office:value="3470" table:style-name="ce1">
            <text:p>3470</text:p>
          </table:table-cell>
          <table:table-cell office:value-type="float" office:value="3" table:style-name="ce1">
            <text:p>3</text:p>
          </table:table-cell>
          <table:table-cell office:value-type="float" office:value="7.9983500000000003" table:style-name="ce1">
            <text:p>7.99835</text:p>
          </table:table-cell>
          <table:table-cell office:value-type="float" office:value="38.132864903386299" table:style-name="ce1">
            <text:p>38.1328649</text:p>
          </table:table-cell>
          <table:table-cell office:value-type="float" office:value="1080" table:style-name="ce1">
            <text:p>1080</text:p>
          </table:table-cell>
          <table:table-cell office:value-type="float" office:value="1626" table:style-name="ce1">
            <text:p>1626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22" table:style-name="ce1">
            <text:p>922</text:p>
          </table:table-cell>
          <table:table-cell office:value-type="string" table:style-name="ce1">
            <text:p>train_img_0716_4k.jpg</text:p>
          </table:table-cell>
          <table:table-cell office:value-type="float" office:value="323" table:style-name="ce1">
            <text:p>323</text:p>
          </table:table-cell>
          <table:table-cell office:value-type="float" office:value="2305" table:style-name="ce1">
            <text:p>2305</text:p>
          </table:table-cell>
          <table:table-cell office:value-type="float" office:value="3470" table:style-name="ce1">
            <text:p>3470</text:p>
          </table:table-cell>
          <table:table-cell office:value-type="float" office:value="3" table:style-name="ce1">
            <text:p>3</text:p>
          </table:table-cell>
          <table:table-cell office:value-type="float" office:value="7.9983500000000003" table:style-name="ce1">
            <text:p>7.99835</text:p>
          </table:table-cell>
          <table:table-cell office:value-type="float" office:value="40.383329061618902" table:style-name="ce1">
            <text:p>40.38332906</text:p>
          </table:table-cell>
          <table:table-cell office:value-type="float" office:value="1080" table:style-name="ce1">
            <text:p>1080</text:p>
          </table:table-cell>
          <table:table-cell office:value-type="float" office:value="1626" table:style-name="ce1">
            <text:p>1626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24" table:style-name="ce1">
            <text:p>924</text:p>
          </table:table-cell>
          <table:table-cell office:value-type="string" table:style-name="ce1">
            <text:p>train_img_0383_4k.jpg</text:p>
          </table:table-cell>
          <table:table-cell office:value-type="float" office:value="183" table:style-name="ce1">
            <text:p>183</text:p>
          </table:table-cell>
          <table:table-cell office:value-type="float" office:value="2320" table:style-name="ce1">
            <text:p>2320</text:p>
          </table:table-cell>
          <table:table-cell office:value-type="float" office:value="4572" table:style-name="ce1">
            <text:p>4572</text:p>
          </table:table-cell>
          <table:table-cell office:value-type="float" office:value="3" table:style-name="ce1">
            <text:p>3</text:p>
          </table:table-cell>
          <table:table-cell office:value-type="float" office:value="10.60704" table:style-name="ce1">
            <text:p>10.60704</text:p>
          </table:table-cell>
          <table:table-cell office:value-type="float" office:value="17.252692551362099" table:style-name="ce1">
            <text:p>17.25269255</text:p>
          </table:table-cell>
          <table:table-cell office:value-type="float" office:value="1949" table:style-name="ce1">
            <text:p>1949</text:p>
          </table:table-cell>
          <table:table-cell office:value-type="float" office:value="3840" table:style-name="ce1">
            <text:p>38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25" table:style-name="ce1">
            <text:p>925</text:p>
          </table:table-cell>
          <table:table-cell office:value-type="string" table:style-name="ce1">
            <text:p>train_img_0356_4k.jpg</text:p>
          </table:table-cell>
          <table:table-cell office:value-type="float" office:value="232" table:style-name="ce1">
            <text:p>232</text:p>
          </table:table-cell>
          <table:table-cell office:value-type="float" office:value="2332" table:style-name="ce1">
            <text:p>2332</text:p>
          </table:table-cell>
          <table:table-cell office:value-type="float" office:value="6198" table:style-name="ce1">
            <text:p>6198</text:p>
          </table:table-cell>
          <table:table-cell office:value-type="float" office:value="3" table:style-name="ce1">
            <text:p>3</text:p>
          </table:table-cell>
          <table:table-cell office:value-type="float" office:value="14.453735999999999" table:style-name="ce1">
            <text:p>14.453736</text:p>
          </table:table-cell>
          <table:table-cell office:value-type="float" office:value="16.051213333355399" table:style-name="ce1">
            <text:p>16.05121333</text:p>
          </table:table-cell>
          <table:table-cell office:value-type="float" office:value="1445" table:style-name="ce1">
            <text:p>1445</text:p>
          </table:table-cell>
          <table:table-cell office:value-type="float" office:value="3840" table:style-name="ce1">
            <text:p>38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26" table:style-name="ce1">
            <text:p>926</text:p>
          </table:table-cell>
          <table:table-cell office:value-type="string" table:style-name="ce1">
            <text:p>test_img_0061_4k.jpg</text:p>
          </table:table-cell>
          <table:table-cell office:value-type="float" office:value="236" table:style-name="ce1">
            <text:p>236</text:p>
          </table:table-cell>
          <table:table-cell office:value-type="float" office:value="2336" table:style-name="ce1">
            <text:p>2336</text:p>
          </table:table-cell>
          <table:table-cell office:value-type="float" office:value="3504" table:style-name="ce1">
            <text:p>3504</text:p>
          </table:table-cell>
          <table:table-cell office:value-type="float" office:value="3" table:style-name="ce1">
            <text:p>3</text:p>
          </table:table-cell>
          <table:table-cell office:value-type="float" office:value="8.1853440000000006" table:style-name="ce1">
            <text:p>8.185344</text:p>
          </table:table-cell>
          <table:table-cell office:value-type="float" office:value="28.832019766059901" table:style-name="ce1">
            <text:p>28.83201977</text:p>
          </table:table-cell>
          <table:table-cell office:value-type="float" office:value="1080" table:style-name="ce1">
            <text:p>1080</text:p>
          </table:table-cell>
          <table:table-cell office:value-type="float" office:value="1620" table:style-name="ce1">
            <text:p>162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27" table:style-name="ce1">
            <text:p>927</text:p>
          </table:table-cell>
          <table:table-cell office:value-type="string" table:style-name="ce1">
            <text:p>test_img_0126_4k.jpg</text:p>
          </table:table-cell>
          <table:table-cell office:value-type="float" office:value="305" table:style-name="ce1">
            <text:p>305</text:p>
          </table:table-cell>
          <table:table-cell office:value-type="float" office:value="2336" table:style-name="ce1">
            <text:p>2336</text:p>
          </table:table-cell>
          <table:table-cell office:value-type="float" office:value="3504" table:style-name="ce1">
            <text:p>3504</text:p>
          </table:table-cell>
          <table:table-cell office:value-type="float" office:value="3" table:style-name="ce1">
            <text:p>3</text:p>
          </table:table-cell>
          <table:table-cell office:value-type="float" office:value="8.1853440000000006" table:style-name="ce1">
            <text:p>8.185344</text:p>
          </table:table-cell>
          <table:table-cell office:value-type="float" office:value="37.261720460374001" table:style-name="ce1">
            <text:p>37.26172046</text:p>
          </table:table-cell>
          <table:table-cell office:value-type="float" office:value="1080" table:style-name="ce1">
            <text:p>1080</text:p>
          </table:table-cell>
          <table:table-cell office:value-type="float" office:value="1620" table:style-name="ce1">
            <text:p>162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28" table:style-name="ce1">
            <text:p>928</text:p>
          </table:table-cell>
          <table:table-cell office:value-type="string" table:style-name="ce1">
            <text:p>train_img_0056_4k.jpg</text:p>
          </table:table-cell>
          <table:table-cell office:value-type="float" office:value="116" table:style-name="ce1">
            <text:p>116</text:p>
          </table:table-cell>
          <table:table-cell office:value-type="float" office:value="2336" table:style-name="ce1">
            <text:p>2336</text:p>
          </table:table-cell>
          <table:table-cell office:value-type="float" office:value="3504" table:style-name="ce1">
            <text:p>3504</text:p>
          </table:table-cell>
          <table:table-cell office:value-type="float" office:value="3" table:style-name="ce1">
            <text:p>3</text:p>
          </table:table-cell>
          <table:table-cell office:value-type="float" office:value="8.1853440000000006" table:style-name="ce1">
            <text:p>8.185344</text:p>
          </table:table-cell>
          <table:table-cell office:value-type="float" office:value="14.171670732470099" table:style-name="ce1">
            <text:p>14.17167073</text:p>
          </table:table-cell>
          <table:table-cell office:value-type="float" office:value="1080" table:style-name="ce1">
            <text:p>1080</text:p>
          </table:table-cell>
          <table:table-cell office:value-type="float" office:value="1620" table:style-name="ce1">
            <text:p>162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29" table:style-name="ce1">
            <text:p>929</text:p>
          </table:table-cell>
          <table:table-cell office:value-type="string" table:style-name="ce1">
            <text:p>train_img_0505_4k.jpg</text:p>
          </table:table-cell>
          <table:table-cell office:value-type="float" office:value="229" table:style-name="ce1">
            <text:p>229</text:p>
          </table:table-cell>
          <table:table-cell office:value-type="float" office:value="2336" table:style-name="ce1">
            <text:p>2336</text:p>
          </table:table-cell>
          <table:table-cell office:value-type="float" office:value="3504" table:style-name="ce1">
            <text:p>3504</text:p>
          </table:table-cell>
          <table:table-cell office:value-type="float" office:value="3" table:style-name="ce1">
            <text:p>3</text:p>
          </table:table-cell>
          <table:table-cell office:value-type="float" office:value="8.1853440000000006" table:style-name="ce1">
            <text:p>8.185344</text:p>
          </table:table-cell>
          <table:table-cell office:value-type="float" office:value="27.976832739100502" table:style-name="ce1">
            <text:p>27.97683274</text:p>
          </table:table-cell>
          <table:table-cell office:value-type="float" office:value="1080" table:style-name="ce1">
            <text:p>1080</text:p>
          </table:table-cell>
          <table:table-cell office:value-type="float" office:value="1620" table:style-name="ce1">
            <text:p>162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31" table:style-name="ce1">
            <text:p>931</text:p>
          </table:table-cell>
          <table:table-cell office:value-type="string" table:style-name="ce1">
            <text:p>train_img_0852_4k.jpg</text:p>
          </table:table-cell>
          <table:table-cell office:value-type="float" office:value="395" table:style-name="ce1">
            <text:p>395</text:p>
          </table:table-cell>
          <table:table-cell office:value-type="float" office:value="2336" table:style-name="ce1">
            <text:p>2336</text:p>
          </table:table-cell>
          <table:table-cell office:value-type="float" office:value="3504" table:style-name="ce1">
            <text:p>3504</text:p>
          </table:table-cell>
          <table:table-cell office:value-type="float" office:value="3" table:style-name="ce1">
            <text:p>3</text:p>
          </table:table-cell>
          <table:table-cell office:value-type="float" office:value="8.1853440000000006" table:style-name="ce1">
            <text:p>8.185344</text:p>
          </table:table-cell>
          <table:table-cell office:value-type="float" office:value="48.256982235566397" table:style-name="ce1">
            <text:p>48.25698224</text:p>
          </table:table-cell>
          <table:table-cell office:value-type="float" office:value="1080" table:style-name="ce1">
            <text:p>1080</text:p>
          </table:table-cell>
          <table:table-cell office:value-type="float" office:value="1620" table:style-name="ce1">
            <text:p>162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33" table:style-name="ce1">
            <text:p>933</text:p>
          </table:table-cell>
          <table:table-cell office:value-type="string" table:style-name="ce1">
            <text:p>train_img_0072_4k.jpg</text:p>
          </table:table-cell>
          <table:table-cell office:value-type="float" office:value="247" table:style-name="ce1">
            <text:p>247</text:p>
          </table:table-cell>
          <table:table-cell office:value-type="float" office:value="2343" table:style-name="ce1">
            <text:p>2343</text:p>
          </table:table-cell>
          <table:table-cell office:value-type="float" office:value="3546" table:style-name="ce1">
            <text:p>3546</text:p>
          </table:table-cell>
          <table:table-cell office:value-type="float" office:value="3" table:style-name="ce1">
            <text:p>3</text:p>
          </table:table-cell>
          <table:table-cell office:value-type="float" office:value="8.3082779999999996" table:style-name="ce1">
            <text:p>8.308278</text:p>
          </table:table-cell>
          <table:table-cell office:value-type="float" office:value="29.7293855597995" table:style-name="ce1">
            <text:p>29.72938556</text:p>
          </table:table-cell>
          <table:table-cell office:value-type="float" office:value="2160" table:style-name="ce1">
            <text:p>2160</text:p>
          </table:table-cell>
          <table:table-cell office:value-type="float" office:value="3269" table:style-name="ce1">
            <text:p>3269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38" table:style-name="ce1">
            <text:p>938</text:p>
          </table:table-cell>
          <table:table-cell office:value-type="string" table:style-name="ce1">
            <text:p>train_img_0656_4k.jpg</text:p>
          </table:table-cell>
          <table:table-cell office:value-type="float" office:value="372" table:style-name="ce1">
            <text:p>372</text:p>
          </table:table-cell>
          <table:table-cell office:value-type="float" office:value="2368" table:style-name="ce1">
            <text:p>2368</text:p>
          </table:table-cell>
          <table:table-cell office:value-type="float" office:value="4288" table:style-name="ce1">
            <text:p>4288</text:p>
          </table:table-cell>
          <table:table-cell office:value-type="float" office:value="3" table:style-name="ce1">
            <text:p>3</text:p>
          </table:table-cell>
          <table:table-cell office:value-type="float" office:value="10.153983999999999" table:style-name="ce1">
            <text:p>10.153984</text:p>
          </table:table-cell>
          <table:table-cell office:value-type="float" office:value="36.6358662767244" table:style-name="ce1">
            <text:p>36.63586628</text:p>
          </table:table-cell>
          <table:table-cell office:value-type="float" office:value="2121" table:style-name="ce1">
            <text:p>2121</text:p>
          </table:table-cell>
          <table:table-cell office:value-type="float" office:value="3840" table:style-name="ce1">
            <text:p>38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39" table:style-name="ce1">
            <text:p>939</text:p>
          </table:table-cell>
          <table:table-cell office:value-type="string" table:style-name="ce1">
            <text:p>train_img_0189_4k.jpg</text:p>
          </table:table-cell>
          <table:table-cell office:value-type="float" office:value="252" table:style-name="ce1">
            <text:p>252</text:p>
          </table:table-cell>
          <table:table-cell office:value-type="float" office:value="2384" table:style-name="ce1">
            <text:p>2384</text:p>
          </table:table-cell>
          <table:table-cell office:value-type="float" office:value="3600" table:style-name="ce1">
            <text:p>3600</text:p>
          </table:table-cell>
          <table:table-cell office:value-type="float" office:value="3" table:style-name="ce1">
            <text:p>3</text:p>
          </table:table-cell>
          <table:table-cell office:value-type="float" office:value="8.5823999999999998" table:style-name="ce1">
            <text:p>8.5824</text:p>
          </table:table-cell>
          <table:table-cell office:value-type="float" office:value="29.362416107382501" table:style-name="ce1">
            <text:p>29.36241611</text:p>
          </table:table-cell>
          <table:table-cell office:value-type="float" office:value="2160" table:style-name="ce1">
            <text:p>2160</text:p>
          </table:table-cell>
          <table:table-cell office:value-type="float" office:value="3262" table:style-name="ce1">
            <text:p>3262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40" table:style-name="ce1">
            <text:p>940</text:p>
          </table:table-cell>
          <table:table-cell office:value-type="string" table:style-name="ce1">
            <text:p>train_img_0972_4k.jpg</text:p>
          </table:table-cell>
          <table:table-cell office:value-type="float" office:value="86" table:style-name="ce1">
            <text:p>86</text:p>
          </table:table-cell>
          <table:table-cell office:value-type="float" office:value="2387" table:style-name="ce1">
            <text:p>2387</text:p>
          </table:table-cell>
          <table:table-cell office:value-type="float" office:value="4288" table:style-name="ce1">
            <text:p>4288</text:p>
          </table:table-cell>
          <table:table-cell office:value-type="float" office:value="3" table:style-name="ce1">
            <text:p>3</text:p>
          </table:table-cell>
          <table:table-cell office:value-type="float" office:value="10.235455999999999" table:style-name="ce1">
            <text:p>10.235456</text:p>
          </table:table-cell>
          <table:table-cell office:value-type="float" office:value="8.4021659611452595" table:style-name="ce1">
            <text:p>8.402165961</text:p>
          </table:table-cell>
          <table:table-cell office:value-type="float" office:value="2138" table:style-name="ce1">
            <text:p>2138</text:p>
          </table:table-cell>
          <table:table-cell office:value-type="float" office:value="3840" table:style-name="ce1">
            <text:p>38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42" table:style-name="ce1">
            <text:p>942</text:p>
          </table:table-cell>
          <table:table-cell office:value-type="string" table:style-name="ce1">
            <text:p>test_img_0073_4k.jpg</text:p>
          </table:table-cell>
          <table:table-cell office:value-type="float" office:value="481" table:style-name="ce1">
            <text:p>481</text:p>
          </table:table-cell>
          <table:table-cell office:value-type="float" office:value="2437" table:style-name="ce1">
            <text:p>2437</text:p>
          </table:table-cell>
          <table:table-cell office:value-type="float" office:value="4288" table:style-name="ce1">
            <text:p>4288</text:p>
          </table:table-cell>
          <table:table-cell office:value-type="float" office:value="3" table:style-name="ce1">
            <text:p>3</text:p>
          </table:table-cell>
          <table:table-cell office:value-type="float" office:value="10.449856" table:style-name="ce1">
            <text:p>10.449856</text:p>
          </table:table-cell>
          <table:table-cell office:value-type="float" office:value="46.029342413904999" table:style-name="ce1">
            <text:p>46.02934241</text:p>
          </table:table-cell>
          <table:table-cell office:value-type="float" office:value="2160" table:style-name="ce1">
            <text:p>2160</text:p>
          </table:table-cell>
          <table:table-cell office:value-type="float" office:value="3801" table:style-name="ce1">
            <text:p>3801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44" table:style-name="ce1">
            <text:p>944</text:p>
          </table:table-cell>
          <table:table-cell office:value-type="string" table:style-name="ce1">
            <text:p>test_img_0241_4k.jpg</text:p>
          </table:table-cell>
          <table:table-cell office:value-type="float" office:value="207" table:style-name="ce1">
            <text:p>207</text:p>
          </table:table-cell>
          <table:table-cell office:value-type="float" office:value="2448" table:style-name="ce1">
            <text:p>2448</text:p>
          </table:table-cell>
          <table:table-cell office:value-type="float" office:value="3264" table:style-name="ce1">
            <text:p>3264</text:p>
          </table:table-cell>
          <table:table-cell office:value-type="float" office:value="3" table:style-name="ce1">
            <text:p>3</text:p>
          </table:table-cell>
          <table:table-cell office:value-type="float" office:value="7.990272" table:style-name="ce1">
            <text:p>7.990272</text:p>
          </table:table-cell>
          <table:table-cell office:value-type="float" office:value="25.906502306804999" table:style-name="ce1">
            <text:p>25.90650231</text:p>
          </table:table-cell>
          <table:table-cell office:value-type="float" office:value="1080" table:style-name="ce1">
            <text:p>1080</text:p>
          </table:table-cell>
          <table:table-cell office:value-type="float" office:value="1440" table:style-name="ce1">
            <text:p>14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45" table:style-name="ce1">
            <text:p>945</text:p>
          </table:table-cell>
          <table:table-cell office:value-type="string" table:style-name="ce1">
            <text:p>test_img_0251_4k.jpg</text:p>
          </table:table-cell>
          <table:table-cell office:value-type="float" office:value="184" table:style-name="ce1">
            <text:p>184</text:p>
          </table:table-cell>
          <table:table-cell office:value-type="float" office:value="2448" table:style-name="ce1">
            <text:p>2448</text:p>
          </table:table-cell>
          <table:table-cell office:value-type="float" office:value="3264" table:style-name="ce1">
            <text:p>3264</text:p>
          </table:table-cell>
          <table:table-cell office:value-type="float" office:value="3" table:style-name="ce1">
            <text:p>3</text:p>
          </table:table-cell>
          <table:table-cell office:value-type="float" office:value="7.990272" table:style-name="ce1">
            <text:p>7.990272</text:p>
          </table:table-cell>
          <table:table-cell office:value-type="float" office:value="23.028002050493399" table:style-name="ce1">
            <text:p>23.02800205</text:p>
          </table:table-cell>
          <table:table-cell office:value-type="float" office:value="1080" table:style-name="ce1">
            <text:p>1080</text:p>
          </table:table-cell>
          <table:table-cell office:value-type="float" office:value="1440" table:style-name="ce1">
            <text:p>14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48" table:style-name="ce1">
            <text:p>948</text:p>
          </table:table-cell>
          <table:table-cell office:value-type="string" table:style-name="ce1">
            <text:p>train_img_0045_4k.jpg</text:p>
          </table:table-cell>
          <table:table-cell office:value-type="float" office:value="153" table:style-name="ce1">
            <text:p>153</text:p>
          </table:table-cell>
          <table:table-cell office:value-type="float" office:value="2448" table:style-name="ce1">
            <text:p>2448</text:p>
          </table:table-cell>
          <table:table-cell office:value-type="float" office:value="3264" table:style-name="ce1">
            <text:p>3264</text:p>
          </table:table-cell>
          <table:table-cell office:value-type="float" office:value="3" table:style-name="ce1">
            <text:p>3</text:p>
          </table:table-cell>
          <table:table-cell office:value-type="float" office:value="7.990272" table:style-name="ce1">
            <text:p>7.990272</text:p>
          </table:table-cell>
          <table:table-cell office:value-type="float" office:value="19.148284313725402" table:style-name="ce1">
            <text:p>19.14828431</text:p>
          </table:table-cell>
          <table:table-cell office:value-type="float" office:value="1080" table:style-name="ce1">
            <text:p>1080</text:p>
          </table:table-cell>
          <table:table-cell office:value-type="float" office:value="1440" table:style-name="ce1">
            <text:p>14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56" table:style-name="ce1">
            <text:p>956</text:p>
          </table:table-cell>
          <table:table-cell office:value-type="string" table:style-name="ce1">
            <text:p>train_img_0757_4k.jpg</text:p>
          </table:table-cell>
          <table:table-cell office:value-type="float" office:value="142" table:style-name="ce1">
            <text:p>142</text:p>
          </table:table-cell>
          <table:table-cell office:value-type="float" office:value="2448" table:style-name="ce1">
            <text:p>2448</text:p>
          </table:table-cell>
          <table:table-cell office:value-type="float" office:value="3264" table:style-name="ce1">
            <text:p>3264</text:p>
          </table:table-cell>
          <table:table-cell office:value-type="float" office:value="3" table:style-name="ce1">
            <text:p>3</text:p>
          </table:table-cell>
          <table:table-cell office:value-type="float" office:value="7.990272" table:style-name="ce1">
            <text:p>7.990272</text:p>
          </table:table-cell>
          <table:table-cell office:value-type="float" office:value="17.771610278098098" table:style-name="ce1">
            <text:p>17.77161028</text:p>
          </table:table-cell>
          <table:table-cell office:value-type="float" office:value="1080" table:style-name="ce1">
            <text:p>1080</text:p>
          </table:table-cell>
          <table:table-cell office:value-type="float" office:value="1440" table:style-name="ce1">
            <text:p>14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57" table:style-name="ce1">
            <text:p>957</text:p>
          </table:table-cell>
          <table:table-cell office:value-type="string" table:style-name="ce1">
            <text:p>train_img_0809_4k.jpg</text:p>
          </table:table-cell>
          <table:table-cell office:value-type="float" office:value="171" table:style-name="ce1">
            <text:p>171</text:p>
          </table:table-cell>
          <table:table-cell office:value-type="float" office:value="2448" table:style-name="ce1">
            <text:p>2448</text:p>
          </table:table-cell>
          <table:table-cell office:value-type="float" office:value="3264" table:style-name="ce1">
            <text:p>3264</text:p>
          </table:table-cell>
          <table:table-cell office:value-type="float" office:value="3" table:style-name="ce1">
            <text:p>3</text:p>
          </table:table-cell>
          <table:table-cell office:value-type="float" office:value="7.990272" table:style-name="ce1">
            <text:p>7.990272</text:p>
          </table:table-cell>
          <table:table-cell office:value-type="float" office:value="21.401023644752001" table:style-name="ce1">
            <text:p>21.40102364</text:p>
          </table:table-cell>
          <table:table-cell office:value-type="float" office:value="1080" table:style-name="ce1">
            <text:p>1080</text:p>
          </table:table-cell>
          <table:table-cell office:value-type="float" office:value="1440" table:style-name="ce1">
            <text:p>14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61" table:style-name="ce1">
            <text:p>961</text:p>
          </table:table-cell>
          <table:table-cell office:value-type="string" table:style-name="ce1">
            <text:p>train_img_0981_4k.jpg</text:p>
          </table:table-cell>
          <table:table-cell office:value-type="float" office:value="163" table:style-name="ce1">
            <text:p>163</text:p>
          </table:table-cell>
          <table:table-cell office:value-type="float" office:value="2448" table:style-name="ce1">
            <text:p>2448</text:p>
          </table:table-cell>
          <table:table-cell office:value-type="float" office:value="3264" table:style-name="ce1">
            <text:p>3264</text:p>
          </table:table-cell>
          <table:table-cell office:value-type="float" office:value="3" table:style-name="ce1">
            <text:p>3</text:p>
          </table:table-cell>
          <table:table-cell office:value-type="float" office:value="7.990272" table:style-name="ce1">
            <text:p>7.990272</text:p>
          </table:table-cell>
          <table:table-cell office:value-type="float" office:value="20.3998061642957" table:style-name="ce1">
            <text:p>20.39980616</text:p>
          </table:table-cell>
          <table:table-cell office:value-type="float" office:value="1080" table:style-name="ce1">
            <text:p>1080</text:p>
          </table:table-cell>
          <table:table-cell office:value-type="float" office:value="1440" table:style-name="ce1">
            <text:p>14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62" table:style-name="ce1">
            <text:p>962</text:p>
          </table:table-cell>
          <table:table-cell office:value-type="string" table:style-name="ce1">
            <text:p>train_img_1028_4k.jpg</text:p>
          </table:table-cell>
          <table:table-cell office:value-type="float" office:value="197" table:style-name="ce1">
            <text:p>197</text:p>
          </table:table-cell>
          <table:table-cell office:value-type="float" office:value="2448" table:style-name="ce1">
            <text:p>2448</text:p>
          </table:table-cell>
          <table:table-cell office:value-type="float" office:value="3264" table:style-name="ce1">
            <text:p>3264</text:p>
          </table:table-cell>
          <table:table-cell office:value-type="float" office:value="3" table:style-name="ce1">
            <text:p>3</text:p>
          </table:table-cell>
          <table:table-cell office:value-type="float" office:value="7.990272" table:style-name="ce1">
            <text:p>7.990272</text:p>
          </table:table-cell>
          <table:table-cell office:value-type="float" office:value="24.6549804562347" table:style-name="ce1">
            <text:p>24.65498046</text:p>
          </table:table-cell>
          <table:table-cell office:value-type="float" office:value="1080" table:style-name="ce1">
            <text:p>1080</text:p>
          </table:table-cell>
          <table:table-cell office:value-type="float" office:value="1440" table:style-name="ce1">
            <text:p>14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65" table:style-name="ce1">
            <text:p>965</text:p>
          </table:table-cell>
          <table:table-cell office:value-type="string" table:style-name="ce1">
            <text:p>train_img_1001_4k.jpg</text:p>
          </table:table-cell>
          <table:table-cell office:value-type="float" office:value="440" table:style-name="ce1">
            <text:p>440</text:p>
          </table:table-cell>
          <table:table-cell office:value-type="float" office:value="2456" table:style-name="ce1">
            <text:p>2456</text:p>
          </table:table-cell>
          <table:table-cell office:value-type="float" office:value="3680" table:style-name="ce1">
            <text:p>3680</text:p>
          </table:table-cell>
          <table:table-cell office:value-type="float" office:value="3" table:style-name="ce1">
            <text:p>3</text:p>
          </table:table-cell>
          <table:table-cell office:value-type="float" office:value="9.0380800000000008" table:style-name="ce1">
            <text:p>9.03808</text:p>
          </table:table-cell>
          <table:table-cell office:value-type="float" office:value="48.682906103951197" table:style-name="ce1">
            <text:p>48.6829061</text:p>
          </table:table-cell>
          <table:table-cell office:value-type="float" office:value="2160" table:style-name="ce1">
            <text:p>2160</text:p>
          </table:table-cell>
          <table:table-cell office:value-type="float" office:value="3236" table:style-name="ce1">
            <text:p>3236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66" table:style-name="ce1">
            <text:p>966</text:p>
          </table:table-cell>
          <table:table-cell office:value-type="string" table:style-name="ce1">
            <text:p>train_img_1004_4k.jpg</text:p>
          </table:table-cell>
          <table:table-cell office:value-type="float" office:value="434" table:style-name="ce1">
            <text:p>434</text:p>
          </table:table-cell>
          <table:table-cell office:value-type="float" office:value="2456" table:style-name="ce1">
            <text:p>2456</text:p>
          </table:table-cell>
          <table:table-cell office:value-type="float" office:value="3680" table:style-name="ce1">
            <text:p>3680</text:p>
          </table:table-cell>
          <table:table-cell office:value-type="float" office:value="3" table:style-name="ce1">
            <text:p>3</text:p>
          </table:table-cell>
          <table:table-cell office:value-type="float" office:value="9.0380800000000008" table:style-name="ce1">
            <text:p>9.03808</text:p>
          </table:table-cell>
          <table:table-cell office:value-type="float" office:value="48.0190482934428" table:style-name="ce1">
            <text:p>48.01904829</text:p>
          </table:table-cell>
          <table:table-cell office:value-type="float" office:value="2160" table:style-name="ce1">
            <text:p>2160</text:p>
          </table:table-cell>
          <table:table-cell office:value-type="float" office:value="3236" table:style-name="ce1">
            <text:p>3236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67" table:style-name="ce1">
            <text:p>967</text:p>
          </table:table-cell>
          <table:table-cell office:value-type="string" table:style-name="ce1">
            <text:p>train_img_0023_4k.jpg</text:p>
          </table:table-cell>
          <table:table-cell office:value-type="float" office:value="378" table:style-name="ce1">
            <text:p>378</text:p>
          </table:table-cell>
          <table:table-cell office:value-type="float" office:value="2459" table:style-name="ce1">
            <text:p>2459</text:p>
          </table:table-cell>
          <table:table-cell office:value-type="float" office:value="4918" table:style-name="ce1">
            <text:p>4918</text:p>
          </table:table-cell>
          <table:table-cell office:value-type="float" office:value="3" table:style-name="ce1">
            <text:p>3</text:p>
          </table:table-cell>
          <table:table-cell office:value-type="float" office:value="12.093362000000001" table:style-name="ce1">
            <text:p>12.093362</text:p>
          </table:table-cell>
          <table:table-cell office:value-type="float" office:value="31.256816756167499" table:style-name="ce1">
            <text:p>31.25681676</text:p>
          </table:table-cell>
          <table:table-cell office:value-type="float" office:value="1920" table:style-name="ce1">
            <text:p>1920</text:p>
          </table:table-cell>
          <table:table-cell office:value-type="float" office:value="3840" table:style-name="ce1">
            <text:p>38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68" table:style-name="ce1">
            <text:p>968</text:p>
          </table:table-cell>
          <table:table-cell office:value-type="string" table:style-name="ce1">
            <text:p>test_img_0208_4k.jpg</text:p>
          </table:table-cell>
          <table:table-cell office:value-type="float" office:value="204" table:style-name="ce1">
            <text:p>204</text:p>
          </table:table-cell>
          <table:table-cell office:value-type="float" office:value="2461" table:style-name="ce1">
            <text:p>2461</text:p>
          </table:table-cell>
          <table:table-cell office:value-type="float" office:value="3872" table:style-name="ce1">
            <text:p>3872</text:p>
          </table:table-cell>
          <table:table-cell office:value-type="float" office:value="3" table:style-name="ce1">
            <text:p>3</text:p>
          </table:table-cell>
          <table:table-cell office:value-type="float" office:value="9.5289920000000006" table:style-name="ce1">
            <text:p>9.528992</text:p>
          </table:table-cell>
          <table:table-cell office:value-type="float" office:value="21.4083504320289" table:style-name="ce1">
            <text:p>21.40835043</text:p>
          </table:table-cell>
          <table:table-cell office:value-type="float" office:value="2160" table:style-name="ce1">
            <text:p>2160</text:p>
          </table:table-cell>
          <table:table-cell office:value-type="float" office:value="3398" table:style-name="ce1">
            <text:p>3398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69" table:style-name="ce1">
            <text:p>969</text:p>
          </table:table-cell>
          <table:table-cell office:value-type="string" table:style-name="ce1">
            <text:p>train_img_0185_4k.jpg</text:p>
          </table:table-cell>
          <table:table-cell office:value-type="float" office:value="243" table:style-name="ce1">
            <text:p>243</text:p>
          </table:table-cell>
          <table:table-cell office:value-type="float" office:value="2461" table:style-name="ce1">
            <text:p>2461</text:p>
          </table:table-cell>
          <table:table-cell office:value-type="float" office:value="4320" table:style-name="ce1">
            <text:p>4320</text:p>
          </table:table-cell>
          <table:table-cell office:value-type="float" office:value="3" table:style-name="ce1">
            <text:p>3</text:p>
          </table:table-cell>
          <table:table-cell office:value-type="float" office:value="10.63152" table:style-name="ce1">
            <text:p>10.63152</text:p>
          </table:table-cell>
          <table:table-cell office:value-type="float" office:value="22.856562373019099" table:style-name="ce1">
            <text:p>22.85656237</text:p>
          </table:table-cell>
          <table:table-cell office:value-type="float" office:value="2160" table:style-name="ce1">
            <text:p>2160</text:p>
          </table:table-cell>
          <table:table-cell office:value-type="float" office:value="3792" table:style-name="ce1">
            <text:p>3792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71" table:style-name="ce1">
            <text:p>971</text:p>
          </table:table-cell>
          <table:table-cell office:value-type="string" table:style-name="ce1">
            <text:p>train_img_0473_4k.jpg</text:p>
          </table:table-cell>
          <table:table-cell office:value-type="float" office:value="182" table:style-name="ce1">
            <text:p>182</text:p>
          </table:table-cell>
          <table:table-cell office:value-type="float" office:value="2472" table:style-name="ce1">
            <text:p>2472</text:p>
          </table:table-cell>
          <table:table-cell office:value-type="float" office:value="3296" table:style-name="ce1">
            <text:p>3296</text:p>
          </table:table-cell>
          <table:table-cell office:value-type="float" office:value="3" table:style-name="ce1">
            <text:p>3</text:p>
          </table:table-cell>
          <table:table-cell office:value-type="float" office:value="8.1477120000000003" table:style-name="ce1">
            <text:p>8.147712</text:p>
          </table:table-cell>
          <table:table-cell office:value-type="float" office:value="22.337559304992599" table:style-name="ce1">
            <text:p>22.3375593</text:p>
          </table:table-cell>
          <table:table-cell office:value-type="float" office:value="1080" table:style-name="ce1">
            <text:p>1080</text:p>
          </table:table-cell>
          <table:table-cell office:value-type="float" office:value="1440" table:style-name="ce1">
            <text:p>14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72" table:style-name="ce1">
            <text:p>972</text:p>
          </table:table-cell>
          <table:table-cell office:value-type="string" table:style-name="ce1">
            <text:p>train_img_0357_4k.jpg</text:p>
          </table:table-cell>
          <table:table-cell office:value-type="float" office:value="429" table:style-name="ce1">
            <text:p>429</text:p>
          </table:table-cell>
          <table:table-cell office:value-type="float" office:value="2472" table:style-name="ce1">
            <text:p>2472</text:p>
          </table:table-cell>
          <table:table-cell office:value-type="float" office:value="5496" table:style-name="ce1">
            <text:p>5496</text:p>
          </table:table-cell>
          <table:table-cell office:value-type="float" office:value="3" table:style-name="ce1">
            <text:p>3</text:p>
          </table:table-cell>
          <table:table-cell office:value-type="float" office:value="13.586112" table:style-name="ce1">
            <text:p>13.586112</text:p>
          </table:table-cell>
          <table:table-cell office:value-type="float" office:value="31.576362685660101" table:style-name="ce1">
            <text:p>31.57636269</text:p>
          </table:table-cell>
          <table:table-cell office:value-type="float" office:value="1727" table:style-name="ce1">
            <text:p>1727</text:p>
          </table:table-cell>
          <table:table-cell office:value-type="float" office:value="3840" table:style-name="ce1">
            <text:p>38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73" table:style-name="ce1">
            <text:p>973</text:p>
          </table:table-cell>
          <table:table-cell office:value-type="string" table:style-name="ce1">
            <text:p>test_img_0247_4k.jpg</text:p>
          </table:table-cell>
          <table:table-cell office:value-type="float" office:value="214" table:style-name="ce1">
            <text:p>214</text:p>
          </table:table-cell>
          <table:table-cell office:value-type="float" office:value="2479" table:style-name="ce1">
            <text:p>2479</text:p>
          </table:table-cell>
          <table:table-cell office:value-type="float" office:value="4410" table:style-name="ce1">
            <text:p>4410</text:p>
          </table:table-cell>
          <table:table-cell office:value-type="float" office:value="3" table:style-name="ce1">
            <text:p>3</text:p>
          </table:table-cell>
          <table:table-cell office:value-type="float" office:value="10.93239" table:style-name="ce1">
            <text:p>10.93239</text:p>
          </table:table-cell>
          <table:table-cell office:value-type="float" office:value="19.574859660147499" table:style-name="ce1">
            <text:p>19.57485966</text:p>
          </table:table-cell>
          <table:table-cell office:value-type="float" office:value="2159" table:style-name="ce1">
            <text:p>2159</text:p>
          </table:table-cell>
          <table:table-cell office:value-type="float" office:value="3840" table:style-name="ce1">
            <text:p>38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74" table:style-name="ce1">
            <text:p>974</text:p>
          </table:table-cell>
          <table:table-cell office:value-type="string" table:style-name="ce1">
            <text:p>train_img_0747_4k.jpg</text:p>
          </table:table-cell>
          <table:table-cell office:value-type="float" office:value="85" table:style-name="ce1">
            <text:p>85</text:p>
          </table:table-cell>
          <table:table-cell office:value-type="float" office:value="2492" table:style-name="ce1">
            <text:p>2492</text:p>
          </table:table-cell>
          <table:table-cell office:value-type="float" office:value="4032" table:style-name="ce1">
            <text:p>4032</text:p>
          </table:table-cell>
          <table:table-cell office:value-type="float" office:value="3" table:style-name="ce1">
            <text:p>3</text:p>
          </table:table-cell>
          <table:table-cell office:value-type="float" office:value="10.047744" table:style-name="ce1">
            <text:p>10.047744</text:p>
          </table:table-cell>
          <table:table-cell office:value-type="float" office:value="8.4596104359346693" table:style-name="ce1">
            <text:p>8.459610436</text:p>
          </table:table-cell>
          <table:table-cell office:value-type="float" office:value="2160" table:style-name="ce1">
            <text:p>2160</text:p>
          </table:table-cell>
          <table:table-cell office:value-type="float" office:value="3495" table:style-name="ce1">
            <text:p>3495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77" table:style-name="ce1">
            <text:p>977</text:p>
          </table:table-cell>
          <table:table-cell office:value-type="string" table:style-name="ce1">
            <text:p>train_img_0429_4k.jpg</text:p>
          </table:table-cell>
          <table:table-cell office:value-type="float" office:value="147" table:style-name="ce1">
            <text:p>147</text:p>
          </table:table-cell>
          <table:table-cell office:value-type="float" office:value="2517" table:style-name="ce1">
            <text:p>2517</text:p>
          </table:table-cell>
          <table:table-cell office:value-type="float" office:value="3782" table:style-name="ce1">
            <text:p>3782</text:p>
          </table:table-cell>
          <table:table-cell office:value-type="float" office:value="3" table:style-name="ce1">
            <text:p>3</text:p>
          </table:table-cell>
          <table:table-cell office:value-type="float" office:value="9.5192940000000004" table:style-name="ce1">
            <text:p>9.519294</text:p>
          </table:table-cell>
          <table:table-cell office:value-type="float" office:value="15.442321667972401" table:style-name="ce1">
            <text:p>15.44232167</text:p>
          </table:table-cell>
          <table:table-cell office:value-type="float" office:value="2160" table:style-name="ce1">
            <text:p>2160</text:p>
          </table:table-cell>
          <table:table-cell office:value-type="float" office:value="3246" table:style-name="ce1">
            <text:p>3246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80" table:style-name="ce1">
            <text:p>980</text:p>
          </table:table-cell>
          <table:table-cell office:value-type="string" table:style-name="ce1">
            <text:p>train_img_0190_4k.jpg</text:p>
          </table:table-cell>
          <table:table-cell office:value-type="float" office:value="347" table:style-name="ce1">
            <text:p>347</text:p>
          </table:table-cell>
          <table:table-cell office:value-type="float" office:value="2520" table:style-name="ce1">
            <text:p>2520</text:p>
          </table:table-cell>
          <table:table-cell office:value-type="float" office:value="4752" table:style-name="ce1">
            <text:p>4752</text:p>
          </table:table-cell>
          <table:table-cell office:value-type="float" office:value="3" table:style-name="ce1">
            <text:p>3</text:p>
          </table:table-cell>
          <table:table-cell office:value-type="float" office:value="11.97504" table:style-name="ce1">
            <text:p>11.97504</text:p>
          </table:table-cell>
          <table:table-cell office:value-type="float" office:value="28.9769386991609" table:style-name="ce1">
            <text:p>28.9769387</text:p>
          </table:table-cell>
          <table:table-cell office:value-type="float" office:value="2036" table:style-name="ce1">
            <text:p>2036</text:p>
          </table:table-cell>
          <table:table-cell office:value-type="float" office:value="3840" table:style-name="ce1">
            <text:p>38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81" table:style-name="ce1">
            <text:p>981</text:p>
          </table:table-cell>
          <table:table-cell office:value-type="string" table:style-name="ce1">
            <text:p>train_img_0878_4k.jpg</text:p>
          </table:table-cell>
          <table:table-cell office:value-type="float" office:value="244" table:style-name="ce1">
            <text:p>244</text:p>
          </table:table-cell>
          <table:table-cell office:value-type="float" office:value="2532" table:style-name="ce1">
            <text:p>2532</text:p>
          </table:table-cell>
          <table:table-cell office:value-type="float" office:value="3648" table:style-name="ce1">
            <text:p>3648</text:p>
          </table:table-cell>
          <table:table-cell office:value-type="float" office:value="3" table:style-name="ce1">
            <text:p>3</text:p>
          </table:table-cell>
          <table:table-cell office:value-type="float" office:value="9.2367360000000005" table:style-name="ce1">
            <text:p>9.236736</text:p>
          </table:table-cell>
          <table:table-cell office:value-type="float" office:value="26.4162578642498" table:style-name="ce1">
            <text:p>26.41625786</text:p>
          </table:table-cell>
          <table:table-cell office:value-type="float" office:value="2160" table:style-name="ce1">
            <text:p>2160</text:p>
          </table:table-cell>
          <table:table-cell office:value-type="float" office:value="3112" table:style-name="ce1">
            <text:p>3112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82" table:style-name="ce1">
            <text:p>982</text:p>
          </table:table-cell>
          <table:table-cell office:value-type="string" table:style-name="ce1">
            <text:p>train_img_0636_4k.jpg</text:p>
          </table:table-cell>
          <table:table-cell office:value-type="float" office:value="183" table:style-name="ce1">
            <text:p>183</text:p>
          </table:table-cell>
          <table:table-cell office:value-type="float" office:value="2538" table:style-name="ce1">
            <text:p>2538</text:p>
          </table:table-cell>
          <table:table-cell office:value-type="float" office:value="2916" table:style-name="ce1">
            <text:p>2916</text:p>
          </table:table-cell>
          <table:table-cell office:value-type="float" office:value="3" table:style-name="ce1">
            <text:p>3</text:p>
          </table:table-cell>
          <table:table-cell office:value-type="float" office:value="7.4008079999999996" table:style-name="ce1">
            <text:p>7.400808</text:p>
          </table:table-cell>
          <table:table-cell office:value-type="float" office:value="24.727029805394199" table:style-name="ce1">
            <text:p>24.72702981</text:p>
          </table:table-cell>
          <table:table-cell office:value-type="float" office:value="1080" table:style-name="ce1">
            <text:p>1080</text:p>
          </table:table-cell>
          <table:table-cell office:value-type="float" office:value="1241" table:style-name="ce1">
            <text:p>1241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83" table:style-name="ce1">
            <text:p>983</text:p>
          </table:table-cell>
          <table:table-cell office:value-type="string" table:style-name="ce1">
            <text:p>train_img_0206_4k.jpg</text:p>
          </table:table-cell>
          <table:table-cell office:value-type="float" office:value="404" table:style-name="ce1">
            <text:p>404</text:p>
          </table:table-cell>
          <table:table-cell office:value-type="float" office:value="2542" table:style-name="ce1">
            <text:p>2542</text:p>
          </table:table-cell>
          <table:table-cell office:value-type="float" office:value="3797" table:style-name="ce1">
            <text:p>3797</text:p>
          </table:table-cell>
          <table:table-cell office:value-type="float" office:value="3" table:style-name="ce1">
            <text:p>3</text:p>
          </table:table-cell>
          <table:table-cell office:value-type="float" office:value="9.6519739999999992" table:style-name="ce1">
            <text:p>9.651974</text:p>
          </table:table-cell>
          <table:table-cell office:value-type="float" office:value="41.856722780231202" table:style-name="ce1">
            <text:p>41.85672278</text:p>
          </table:table-cell>
          <table:table-cell office:value-type="float" office:value="2160" table:style-name="ce1">
            <text:p>2160</text:p>
          </table:table-cell>
          <table:table-cell office:value-type="float" office:value="3226" table:style-name="ce1">
            <text:p>3226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85" table:style-name="ce1">
            <text:p>985</text:p>
          </table:table-cell>
          <table:table-cell office:value-type="string" table:style-name="ce1">
            <text:p>test_img_0105_4k.jpg</text:p>
          </table:table-cell>
          <table:table-cell office:value-type="float" office:value="166" table:style-name="ce1">
            <text:p>166</text:p>
          </table:table-cell>
          <table:table-cell office:value-type="float" office:value="2560" table:style-name="ce1">
            <text:p>2560</text:p>
          </table:table-cell>
          <table:table-cell office:value-type="float" office:value="1920" table:style-name="ce1">
            <text:p>1920</text:p>
          </table:table-cell>
          <table:table-cell office:value-type="float" office:value="3" table:style-name="ce1">
            <text:p>3</text:p>
          </table:table-cell>
          <table:table-cell office:value-type="float" office:value="4.9151999999999996" table:style-name="ce1">
            <text:p>4.9152</text:p>
          </table:table-cell>
          <table:table-cell office:value-type="float" office:value="33.7727864583333" table:style-name="ce1">
            <text:p>33.77278646</text:p>
          </table:table-cell>
          <table:table-cell office:value-type="float" office:value="1080" table:style-name="ce1">
            <text:p>1080</text:p>
          </table:table-cell>
          <table:table-cell office:value-type="float" office:value="810" table:style-name="ce1">
            <text:p>81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86" table:style-name="ce1">
            <text:p>986</text:p>
          </table:table-cell>
          <table:table-cell office:value-type="string" table:style-name="ce1">
            <text:p>train_img_0612_4k.jpg</text:p>
          </table:table-cell>
          <table:table-cell office:value-type="float" office:value="228" table:style-name="ce1">
            <text:p>228</text:p>
          </table:table-cell>
          <table:table-cell office:value-type="float" office:value="2560" table:style-name="ce1">
            <text:p>2560</text:p>
          </table:table-cell>
          <table:table-cell office:value-type="float" office:value="1920" table:style-name="ce1">
            <text:p>1920</text:p>
          </table:table-cell>
          <table:table-cell office:value-type="float" office:value="3" table:style-name="ce1">
            <text:p>3</text:p>
          </table:table-cell>
          <table:table-cell office:value-type="float" office:value="4.9151999999999996" table:style-name="ce1">
            <text:p>4.9152</text:p>
          </table:table-cell>
          <table:table-cell office:value-type="float" office:value="46.38671875" table:style-name="ce1">
            <text:p>46.38671875</text:p>
          </table:table-cell>
          <table:table-cell office:value-type="float" office:value="1080" table:style-name="ce1">
            <text:p>1080</text:p>
          </table:table-cell>
          <table:table-cell office:value-type="float" office:value="810" table:style-name="ce1">
            <text:p>81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89" table:style-name="ce1">
            <text:p>989</text:p>
          </table:table-cell>
          <table:table-cell office:value-type="string" table:style-name="ce1">
            <text:p>test_img_0192_4k.jpg</text:p>
          </table:table-cell>
          <table:table-cell office:value-type="float" office:value="195" table:style-name="ce1">
            <text:p>195</text:p>
          </table:table-cell>
          <table:table-cell office:value-type="float" office:value="2574" table:style-name="ce1">
            <text:p>2574</text:p>
          </table:table-cell>
          <table:table-cell office:value-type="float" office:value="3861" table:style-name="ce1">
            <text:p>3861</text:p>
          </table:table-cell>
          <table:table-cell office:value-type="float" office:value="3" table:style-name="ce1">
            <text:p>3</text:p>
          </table:table-cell>
          <table:table-cell office:value-type="float" office:value="9.9382140000000003" table:style-name="ce1">
            <text:p>9.938214</text:p>
          </table:table-cell>
          <table:table-cell office:value-type="float" office:value="19.621231742443801" table:style-name="ce1">
            <text:p>19.62123174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90" table:style-name="ce1">
            <text:p>990</text:p>
          </table:table-cell>
          <table:table-cell office:value-type="string" table:style-name="ce1">
            <text:p>train_img_0183_4k.jpg</text:p>
          </table:table-cell>
          <table:table-cell office:value-type="float" office:value="329" table:style-name="ce1">
            <text:p>329</text:p>
          </table:table-cell>
          <table:table-cell office:value-type="float" office:value="2575" table:style-name="ce1">
            <text:p>2575</text:p>
          </table:table-cell>
          <table:table-cell office:value-type="float" office:value="4320" table:style-name="ce1">
            <text:p>4320</text:p>
          </table:table-cell>
          <table:table-cell office:value-type="float" office:value="3" table:style-name="ce1">
            <text:p>3</text:p>
          </table:table-cell>
          <table:table-cell office:value-type="float" office:value="11.124000000000001" table:style-name="ce1">
            <text:p>11.124</text:p>
          </table:table-cell>
          <table:table-cell office:value-type="float" office:value="29.575692197051399" table:style-name="ce1">
            <text:p>29.5756922</text:p>
          </table:table-cell>
          <table:table-cell office:value-type="float" office:value="2160" table:style-name="ce1">
            <text:p>2160</text:p>
          </table:table-cell>
          <table:table-cell office:value-type="float" office:value="3624" table:style-name="ce1">
            <text:p>3624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92" table:style-name="ce1">
            <text:p>992</text:p>
          </table:table-cell>
          <table:table-cell office:value-type="string" table:style-name="ce1">
            <text:p>train_img_0393_4k.jpg</text:p>
          </table:table-cell>
          <table:table-cell office:value-type="float" office:value="166" table:style-name="ce1">
            <text:p>166</text:p>
          </table:table-cell>
          <table:table-cell office:value-type="float" office:value="2588" table:style-name="ce1">
            <text:p>2588</text:p>
          </table:table-cell>
          <table:table-cell office:value-type="float" office:value="3888" table:style-name="ce1">
            <text:p>3888</text:p>
          </table:table-cell>
          <table:table-cell office:value-type="float" office:value="3" table:style-name="ce1">
            <text:p>3</text:p>
          </table:table-cell>
          <table:table-cell office:value-type="float" office:value="10.062144" table:style-name="ce1">
            <text:p>10.062144</text:p>
          </table:table-cell>
          <table:table-cell office:value-type="float" office:value="16.4974780722677" table:style-name="ce1">
            <text:p>16.49747807</text:p>
          </table:table-cell>
          <table:table-cell office:value-type="float" office:value="2160" table:style-name="ce1">
            <text:p>2160</text:p>
          </table:table-cell>
          <table:table-cell office:value-type="float" office:value="3245" table:style-name="ce1">
            <text:p>3245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93" table:style-name="ce1">
            <text:p>993</text:p>
          </table:table-cell>
          <table:table-cell office:value-type="string" table:style-name="ce1">
            <text:p>train_img_0557_4k.jpg</text:p>
          </table:table-cell>
          <table:table-cell office:value-type="float" office:value="314" table:style-name="ce1">
            <text:p>314</text:p>
          </table:table-cell>
          <table:table-cell office:value-type="float" office:value="2588" table:style-name="ce1">
            <text:p>2588</text:p>
          </table:table-cell>
          <table:table-cell office:value-type="float" office:value="3888" table:style-name="ce1">
            <text:p>3888</text:p>
          </table:table-cell>
          <table:table-cell office:value-type="float" office:value="3" table:style-name="ce1">
            <text:p>3</text:p>
          </table:table-cell>
          <table:table-cell office:value-type="float" office:value="10.062144" table:style-name="ce1">
            <text:p>10.062144</text:p>
          </table:table-cell>
          <table:table-cell office:value-type="float" office:value="31.206072980072602" table:style-name="ce1">
            <text:p>31.20607298</text:p>
          </table:table-cell>
          <table:table-cell office:value-type="float" office:value="2160" table:style-name="ce1">
            <text:p>2160</text:p>
          </table:table-cell>
          <table:table-cell office:value-type="float" office:value="3245" table:style-name="ce1">
            <text:p>3245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997" table:style-name="ce1">
            <text:p>997</text:p>
          </table:table-cell>
          <table:table-cell office:value-type="string" table:style-name="ce1">
            <text:p>test_img_0098_4k.jpg</text:p>
          </table:table-cell>
          <table:table-cell office:value-type="float" office:value="249" table:style-name="ce1">
            <text:p>249</text:p>
          </table:table-cell>
          <table:table-cell office:value-type="float" office:value="2592" table:style-name="ce1">
            <text:p>2592</text:p>
          </table:table-cell>
          <table:table-cell office:value-type="float" office:value="3872" table:style-name="ce1">
            <text:p>3872</text:p>
          </table:table-cell>
          <table:table-cell office:value-type="float" office:value="3" table:style-name="ce1">
            <text:p>3</text:p>
          </table:table-cell>
          <table:table-cell office:value-type="float" office:value="10.036224000000001" table:style-name="ce1">
            <text:p>10.036224</text:p>
          </table:table-cell>
          <table:table-cell office:value-type="float" office:value="24.810127793082302" table:style-name="ce1">
            <text:p>24.81012779</text:p>
          </table:table-cell>
          <table:table-cell office:value-type="float" office:value="2160" table:style-name="ce1">
            <text:p>2160</text:p>
          </table:table-cell>
          <table:table-cell office:value-type="float" office:value="3227" table:style-name="ce1">
            <text:p>3227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string" table:style-name="ce1">
            <text:p>test_img_0145_4k.jpg</text:p>
          </table:table-cell>
          <table:table-cell office:value-type="float" office:value="161" table:style-name="ce1">
            <text:p>161</text:p>
          </table:table-cell>
          <table:table-cell office:value-type="float" office:value="2592" table:style-name="ce1">
            <text:p>2592</text:p>
          </table:table-cell>
          <table:table-cell office:value-type="float" office:value="3872" table:style-name="ce1">
            <text:p>3872</text:p>
          </table:table-cell>
          <table:table-cell office:value-type="float" office:value="3" table:style-name="ce1">
            <text:p>3</text:p>
          </table:table-cell>
          <table:table-cell office:value-type="float" office:value="10.036224000000001" table:style-name="ce1">
            <text:p>10.036224</text:p>
          </table:table-cell>
          <table:table-cell office:value-type="float" office:value="16.041889858177701" table:style-name="ce1">
            <text:p>16.04188986</text:p>
          </table:table-cell>
          <table:table-cell office:value-type="float" office:value="2160" table:style-name="ce1">
            <text:p>2160</text:p>
          </table:table-cell>
          <table:table-cell office:value-type="float" office:value="3227" table:style-name="ce1">
            <text:p>3227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004" table:style-name="ce1">
            <text:p>1004</text:p>
          </table:table-cell>
          <table:table-cell office:value-type="string" table:style-name="ce1">
            <text:p>train_img_0012_4k.jpg</text:p>
          </table:table-cell>
          <table:table-cell office:value-type="float" office:value="103" table:style-name="ce1">
            <text:p>103</text:p>
          </table:table-cell>
          <table:table-cell office:value-type="float" office:value="2592" table:style-name="ce1">
            <text:p>2592</text:p>
          </table:table-cell>
          <table:table-cell office:value-type="float" office:value="3872" table:style-name="ce1">
            <text:p>3872</text:p>
          </table:table-cell>
          <table:table-cell office:value-type="float" office:value="3" table:style-name="ce1">
            <text:p>3</text:p>
          </table:table-cell>
          <table:table-cell office:value-type="float" office:value="10.036224000000001" table:style-name="ce1">
            <text:p>10.036224</text:p>
          </table:table-cell>
          <table:table-cell office:value-type="float" office:value="10.262823946536001" table:style-name="ce1">
            <text:p>10.26282395</text:p>
          </table:table-cell>
          <table:table-cell office:value-type="float" office:value="2160" table:style-name="ce1">
            <text:p>2160</text:p>
          </table:table-cell>
          <table:table-cell office:value-type="float" office:value="3227" table:style-name="ce1">
            <text:p>3227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005" table:style-name="ce1">
            <text:p>1005</text:p>
          </table:table-cell>
          <table:table-cell office:value-type="string" table:style-name="ce1">
            <text:p>train_img_0114_4k.jpg</text:p>
          </table:table-cell>
          <table:table-cell office:value-type="float" office:value="294" table:style-name="ce1">
            <text:p>294</text:p>
          </table:table-cell>
          <table:table-cell office:value-type="float" office:value="2592" table:style-name="ce1">
            <text:p>2592</text:p>
          </table:table-cell>
          <table:table-cell office:value-type="float" office:value="3872" table:style-name="ce1">
            <text:p>3872</text:p>
          </table:table-cell>
          <table:table-cell office:value-type="float" office:value="3" table:style-name="ce1">
            <text:p>3</text:p>
          </table:table-cell>
          <table:table-cell office:value-type="float" office:value="10.036224000000001" table:style-name="ce1">
            <text:p>10.036224</text:p>
          </table:table-cell>
          <table:table-cell office:value-type="float" office:value="29.293885827976698" table:style-name="ce1">
            <text:p>29.29388583</text:p>
          </table:table-cell>
          <table:table-cell office:value-type="float" office:value="2160" table:style-name="ce1">
            <text:p>2160</text:p>
          </table:table-cell>
          <table:table-cell office:value-type="float" office:value="3227" table:style-name="ce1">
            <text:p>3227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006" table:style-name="ce1">
            <text:p>1006</text:p>
          </table:table-cell>
          <table:table-cell office:value-type="string" table:style-name="ce1">
            <text:p>train_img_0115_4k.jpg</text:p>
          </table:table-cell>
          <table:table-cell office:value-type="float" office:value="264" table:style-name="ce1">
            <text:p>264</text:p>
          </table:table-cell>
          <table:table-cell office:value-type="float" office:value="2592" table:style-name="ce1">
            <text:p>2592</text:p>
          </table:table-cell>
          <table:table-cell office:value-type="float" office:value="3872" table:style-name="ce1">
            <text:p>3872</text:p>
          </table:table-cell>
          <table:table-cell office:value-type="float" office:value="3" table:style-name="ce1">
            <text:p>3</text:p>
          </table:table-cell>
          <table:table-cell office:value-type="float" office:value="10.036224000000001" table:style-name="ce1">
            <text:p>10.036224</text:p>
          </table:table-cell>
          <table:table-cell office:value-type="float" office:value="26.304713804713799" table:style-name="ce1">
            <text:p>26.3047138</text:p>
          </table:table-cell>
          <table:table-cell office:value-type="float" office:value="2160" table:style-name="ce1">
            <text:p>2160</text:p>
          </table:table-cell>
          <table:table-cell office:value-type="float" office:value="3227" table:style-name="ce1">
            <text:p>3227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007" table:style-name="ce1">
            <text:p>1007</text:p>
          </table:table-cell>
          <table:table-cell office:value-type="string" table:style-name="ce1">
            <text:p>train_img_0146_4k.jpg</text:p>
          </table:table-cell>
          <table:table-cell office:value-type="float" office:value="173" table:style-name="ce1">
            <text:p>173</text:p>
          </table:table-cell>
          <table:table-cell office:value-type="float" office:value="2592" table:style-name="ce1">
            <text:p>2592</text:p>
          </table:table-cell>
          <table:table-cell office:value-type="float" office:value="3872" table:style-name="ce1">
            <text:p>3872</text:p>
          </table:table-cell>
          <table:table-cell office:value-type="float" office:value="3" table:style-name="ce1">
            <text:p>3</text:p>
          </table:table-cell>
          <table:table-cell office:value-type="float" office:value="10.036224000000001" table:style-name="ce1">
            <text:p>10.036224</text:p>
          </table:table-cell>
          <table:table-cell office:value-type="float" office:value="17.237558667482901" table:style-name="ce1">
            <text:p>17.23755867</text:p>
          </table:table-cell>
          <table:table-cell office:value-type="float" office:value="2160" table:style-name="ce1">
            <text:p>2160</text:p>
          </table:table-cell>
          <table:table-cell office:value-type="float" office:value="3227" table:style-name="ce1">
            <text:p>3227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008" table:style-name="ce1">
            <text:p>1008</text:p>
          </table:table-cell>
          <table:table-cell office:value-type="string" table:style-name="ce1">
            <text:p>train_img_0179_4k.jpg</text:p>
          </table:table-cell>
          <table:table-cell office:value-type="float" office:value="265" table:style-name="ce1">
            <text:p>265</text:p>
          </table:table-cell>
          <table:table-cell office:value-type="float" office:value="2592" table:style-name="ce1">
            <text:p>2592</text:p>
          </table:table-cell>
          <table:table-cell office:value-type="float" office:value="3872" table:style-name="ce1">
            <text:p>3872</text:p>
          </table:table-cell>
          <table:table-cell office:value-type="float" office:value="3" table:style-name="ce1">
            <text:p>3</text:p>
          </table:table-cell>
          <table:table-cell office:value-type="float" office:value="10.036224000000001" table:style-name="ce1">
            <text:p>10.036224</text:p>
          </table:table-cell>
          <table:table-cell office:value-type="float" office:value="26.404352872155901" table:style-name="ce1">
            <text:p>26.40435287</text:p>
          </table:table-cell>
          <table:table-cell office:value-type="float" office:value="2160" table:style-name="ce1">
            <text:p>2160</text:p>
          </table:table-cell>
          <table:table-cell office:value-type="float" office:value="3227" table:style-name="ce1">
            <text:p>3227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009" table:style-name="ce1">
            <text:p>1009</text:p>
          </table:table-cell>
          <table:table-cell office:value-type="string" table:style-name="ce1">
            <text:p>train_img_0199_4k.jpg</text:p>
          </table:table-cell>
          <table:table-cell office:value-type="float" office:value="135" table:style-name="ce1">
            <text:p>135</text:p>
          </table:table-cell>
          <table:table-cell office:value-type="float" office:value="2592" table:style-name="ce1">
            <text:p>2592</text:p>
          </table:table-cell>
          <table:table-cell office:value-type="float" office:value="3872" table:style-name="ce1">
            <text:p>3872</text:p>
          </table:table-cell>
          <table:table-cell office:value-type="float" office:value="3" table:style-name="ce1">
            <text:p>3</text:p>
          </table:table-cell>
          <table:table-cell office:value-type="float" office:value="10.036224000000001" table:style-name="ce1">
            <text:p>10.036224</text:p>
          </table:table-cell>
          <table:table-cell office:value-type="float" office:value="13.451274104683099" table:style-name="ce1">
            <text:p>13.4512741</text:p>
          </table:table-cell>
          <table:table-cell office:value-type="float" office:value="2160" table:style-name="ce1">
            <text:p>2160</text:p>
          </table:table-cell>
          <table:table-cell office:value-type="float" office:value="3227" table:style-name="ce1">
            <text:p>3227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010" table:style-name="ce1">
            <text:p>1010</text:p>
          </table:table-cell>
          <table:table-cell office:value-type="string" table:style-name="ce1">
            <text:p>train_img_0202_4k.jpg</text:p>
          </table:table-cell>
          <table:table-cell office:value-type="float" office:value="303" table:style-name="ce1">
            <text:p>303</text:p>
          </table:table-cell>
          <table:table-cell office:value-type="float" office:value="2592" table:style-name="ce1">
            <text:p>2592</text:p>
          </table:table-cell>
          <table:table-cell office:value-type="float" office:value="3872" table:style-name="ce1">
            <text:p>3872</text:p>
          </table:table-cell>
          <table:table-cell office:value-type="float" office:value="3" table:style-name="ce1">
            <text:p>3</text:p>
          </table:table-cell>
          <table:table-cell office:value-type="float" office:value="10.036224000000001" table:style-name="ce1">
            <text:p>10.036224</text:p>
          </table:table-cell>
          <table:table-cell office:value-type="float" office:value="30.190637434955601" table:style-name="ce1">
            <text:p>30.19063743</text:p>
          </table:table-cell>
          <table:table-cell office:value-type="float" office:value="2160" table:style-name="ce1">
            <text:p>2160</text:p>
          </table:table-cell>
          <table:table-cell office:value-type="float" office:value="3227" table:style-name="ce1">
            <text:p>3227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015" table:style-name="ce1">
            <text:p>1015</text:p>
          </table:table-cell>
          <table:table-cell office:value-type="string" table:style-name="ce1">
            <text:p>train_img_0492_4k.jpg</text:p>
          </table:table-cell>
          <table:table-cell office:value-type="float" office:value="319" table:style-name="ce1">
            <text:p>319</text:p>
          </table:table-cell>
          <table:table-cell office:value-type="float" office:value="2592" table:style-name="ce1">
            <text:p>2592</text:p>
          </table:table-cell>
          <table:table-cell office:value-type="float" office:value="3872" table:style-name="ce1">
            <text:p>3872</text:p>
          </table:table-cell>
          <table:table-cell office:value-type="float" office:value="3" table:style-name="ce1">
            <text:p>3</text:p>
          </table:table-cell>
          <table:table-cell office:value-type="float" office:value="10.036224000000001" table:style-name="ce1">
            <text:p>10.036224</text:p>
          </table:table-cell>
          <table:table-cell office:value-type="float" office:value="31.784862514029101" table:style-name="ce1">
            <text:p>31.78486251</text:p>
          </table:table-cell>
          <table:table-cell office:value-type="float" office:value="2160" table:style-name="ce1">
            <text:p>2160</text:p>
          </table:table-cell>
          <table:table-cell office:value-type="float" office:value="3227" table:style-name="ce1">
            <text:p>3227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016" table:style-name="ce1">
            <text:p>1016</text:p>
          </table:table-cell>
          <table:table-cell office:value-type="string" table:style-name="ce1">
            <text:p>train_img_0512_4k.jpg</text:p>
          </table:table-cell>
          <table:table-cell office:value-type="float" office:value="196" table:style-name="ce1">
            <text:p>196</text:p>
          </table:table-cell>
          <table:table-cell office:value-type="float" office:value="2592" table:style-name="ce1">
            <text:p>2592</text:p>
          </table:table-cell>
          <table:table-cell office:value-type="float" office:value="3872" table:style-name="ce1">
            <text:p>3872</text:p>
          </table:table-cell>
          <table:table-cell office:value-type="float" office:value="3" table:style-name="ce1">
            <text:p>3</text:p>
          </table:table-cell>
          <table:table-cell office:value-type="float" office:value="10.036224000000001" table:style-name="ce1">
            <text:p>10.036224</text:p>
          </table:table-cell>
          <table:table-cell office:value-type="float" office:value="19.5292572186511" table:style-name="ce1">
            <text:p>19.52925722</text:p>
          </table:table-cell>
          <table:table-cell office:value-type="float" office:value="2160" table:style-name="ce1">
            <text:p>2160</text:p>
          </table:table-cell>
          <table:table-cell office:value-type="float" office:value="3227" table:style-name="ce1">
            <text:p>3227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017" table:style-name="ce1">
            <text:p>1017</text:p>
          </table:table-cell>
          <table:table-cell office:value-type="string" table:style-name="ce1">
            <text:p>train_img_0567_4k.jpg</text:p>
          </table:table-cell>
          <table:table-cell office:value-type="float" office:value="212" table:style-name="ce1">
            <text:p>212</text:p>
          </table:table-cell>
          <table:table-cell office:value-type="float" office:value="2592" table:style-name="ce1">
            <text:p>2592</text:p>
          </table:table-cell>
          <table:table-cell office:value-type="float" office:value="3872" table:style-name="ce1">
            <text:p>3872</text:p>
          </table:table-cell>
          <table:table-cell office:value-type="float" office:value="3" table:style-name="ce1">
            <text:p>3</text:p>
          </table:table-cell>
          <table:table-cell office:value-type="float" office:value="10.036224000000001" table:style-name="ce1">
            <text:p>10.036224</text:p>
          </table:table-cell>
          <table:table-cell office:value-type="float" office:value="21.123482297724699" table:style-name="ce1">
            <text:p>21.1234823</text:p>
          </table:table-cell>
          <table:table-cell office:value-type="float" office:value="2160" table:style-name="ce1">
            <text:p>2160</text:p>
          </table:table-cell>
          <table:table-cell office:value-type="float" office:value="3227" table:style-name="ce1">
            <text:p>3227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018" table:style-name="ce1">
            <text:p>1018</text:p>
          </table:table-cell>
          <table:table-cell office:value-type="string" table:style-name="ce1">
            <text:p>train_img_0568_4k.jpg</text:p>
          </table:table-cell>
          <table:table-cell office:value-type="float" office:value="155" table:style-name="ce1">
            <text:p>155</text:p>
          </table:table-cell>
          <table:table-cell office:value-type="float" office:value="2592" table:style-name="ce1">
            <text:p>2592</text:p>
          </table:table-cell>
          <table:table-cell office:value-type="float" office:value="3872" table:style-name="ce1">
            <text:p>3872</text:p>
          </table:table-cell>
          <table:table-cell office:value-type="float" office:value="3" table:style-name="ce1">
            <text:p>3</text:p>
          </table:table-cell>
          <table:table-cell office:value-type="float" office:value="10.036224000000001" table:style-name="ce1">
            <text:p>10.036224</text:p>
          </table:table-cell>
          <table:table-cell office:value-type="float" office:value="15.444055453525101" table:style-name="ce1">
            <text:p>15.44405545</text:p>
          </table:table-cell>
          <table:table-cell office:value-type="float" office:value="2160" table:style-name="ce1">
            <text:p>2160</text:p>
          </table:table-cell>
          <table:table-cell office:value-type="float" office:value="3227" table:style-name="ce1">
            <text:p>3227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020" table:style-name="ce1">
            <text:p>1020</text:p>
          </table:table-cell>
          <table:table-cell office:value-type="string" table:style-name="ce1">
            <text:p>train_img_0572_4k.jpg</text:p>
          </table:table-cell>
          <table:table-cell office:value-type="float" office:value="355" table:style-name="ce1">
            <text:p>355</text:p>
          </table:table-cell>
          <table:table-cell office:value-type="float" office:value="2592" table:style-name="ce1">
            <text:p>2592</text:p>
          </table:table-cell>
          <table:table-cell office:value-type="float" office:value="3872" table:style-name="ce1">
            <text:p>3872</text:p>
          </table:table-cell>
          <table:table-cell office:value-type="float" office:value="3" table:style-name="ce1">
            <text:p>3</text:p>
          </table:table-cell>
          <table:table-cell office:value-type="float" office:value="10.036224000000001" table:style-name="ce1">
            <text:p>10.036224</text:p>
          </table:table-cell>
          <table:table-cell office:value-type="float" office:value="35.371868941944697" table:style-name="ce1">
            <text:p>35.37186894</text:p>
          </table:table-cell>
          <table:table-cell office:value-type="float" office:value="2160" table:style-name="ce1">
            <text:p>2160</text:p>
          </table:table-cell>
          <table:table-cell office:value-type="float" office:value="3227" table:style-name="ce1">
            <text:p>3227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021" table:style-name="ce1">
            <text:p>1021</text:p>
          </table:table-cell>
          <table:table-cell office:value-type="string" table:style-name="ce1">
            <text:p>train_img_0639_4k.jpg</text:p>
          </table:table-cell>
          <table:table-cell office:value-type="float" office:value="228" table:style-name="ce1">
            <text:p>228</text:p>
          </table:table-cell>
          <table:table-cell office:value-type="float" office:value="2592" table:style-name="ce1">
            <text:p>2592</text:p>
          </table:table-cell>
          <table:table-cell office:value-type="float" office:value="3872" table:style-name="ce1">
            <text:p>3872</text:p>
          </table:table-cell>
          <table:table-cell office:value-type="float" office:value="3" table:style-name="ce1">
            <text:p>3</text:p>
          </table:table-cell>
          <table:table-cell office:value-type="float" office:value="10.036224000000001" table:style-name="ce1">
            <text:p>10.036224</text:p>
          </table:table-cell>
          <table:table-cell office:value-type="float" office:value="22.717707376798199" table:style-name="ce1">
            <text:p>22.71770738</text:p>
          </table:table-cell>
          <table:table-cell office:value-type="float" office:value="2160" table:style-name="ce1">
            <text:p>2160</text:p>
          </table:table-cell>
          <table:table-cell office:value-type="float" office:value="3227" table:style-name="ce1">
            <text:p>3227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022" table:style-name="ce1">
            <text:p>1022</text:p>
          </table:table-cell>
          <table:table-cell office:value-type="string" table:style-name="ce1">
            <text:p>train_img_0648_4k.jpg</text:p>
          </table:table-cell>
          <table:table-cell office:value-type="float" office:value="260" table:style-name="ce1">
            <text:p>260</text:p>
          </table:table-cell>
          <table:table-cell office:value-type="float" office:value="2592" table:style-name="ce1">
            <text:p>2592</text:p>
          </table:table-cell>
          <table:table-cell office:value-type="float" office:value="3872" table:style-name="ce1">
            <text:p>3872</text:p>
          </table:table-cell>
          <table:table-cell office:value-type="float" office:value="3" table:style-name="ce1">
            <text:p>3</text:p>
          </table:table-cell>
          <table:table-cell office:value-type="float" office:value="10.036224000000001" table:style-name="ce1">
            <text:p>10.036224</text:p>
          </table:table-cell>
          <table:table-cell office:value-type="float" office:value="25.9061575349454" table:style-name="ce1">
            <text:p>25.90615753</text:p>
          </table:table-cell>
          <table:table-cell office:value-type="float" office:value="2160" table:style-name="ce1">
            <text:p>2160</text:p>
          </table:table-cell>
          <table:table-cell office:value-type="float" office:value="3227" table:style-name="ce1">
            <text:p>3227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029" table:style-name="ce1">
            <text:p>1029</text:p>
          </table:table-cell>
          <table:table-cell office:value-type="string" table:style-name="ce1">
            <text:p>train_img_0896_4k.jpg</text:p>
          </table:table-cell>
          <table:table-cell office:value-type="float" office:value="367" table:style-name="ce1">
            <text:p>367</text:p>
          </table:table-cell>
          <table:table-cell office:value-type="float" office:value="2592" table:style-name="ce1">
            <text:p>2592</text:p>
          </table:table-cell>
          <table:table-cell office:value-type="float" office:value="3872" table:style-name="ce1">
            <text:p>3872</text:p>
          </table:table-cell>
          <table:table-cell office:value-type="float" office:value="3" table:style-name="ce1">
            <text:p>3</text:p>
          </table:table-cell>
          <table:table-cell office:value-type="float" office:value="10.036224000000001" table:style-name="ce1">
            <text:p>10.036224</text:p>
          </table:table-cell>
          <table:table-cell office:value-type="float" office:value="36.567537751249802" table:style-name="ce1">
            <text:p>36.56753775</text:p>
          </table:table-cell>
          <table:table-cell office:value-type="float" office:value="2160" table:style-name="ce1">
            <text:p>2160</text:p>
          </table:table-cell>
          <table:table-cell office:value-type="float" office:value="3227" table:style-name="ce1">
            <text:p>3227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038" table:style-name="ce1">
            <text:p>1038</text:p>
          </table:table-cell>
          <table:table-cell office:value-type="string" table:style-name="ce1">
            <text:p>test_img_0161_4k.jpg</text:p>
          </table:table-cell>
          <table:table-cell office:value-type="float" office:value="313" table:style-name="ce1">
            <text:p>313</text:p>
          </table:table-cell>
          <table:table-cell office:value-type="float" office:value="2592" table:style-name="ce1">
            <text:p>2592</text:p>
          </table:table-cell>
          <table:table-cell office:value-type="float" office:value="3888" table:style-name="ce1">
            <text:p>3888</text:p>
          </table:table-cell>
          <table:table-cell office:value-type="float" office:value="3" table:style-name="ce1">
            <text:p>3</text:p>
          </table:table-cell>
          <table:table-cell office:value-type="float" office:value="10.077696" table:style-name="ce1">
            <text:p>10.077696</text:p>
          </table:table-cell>
          <table:table-cell office:value-type="float" office:value="31.058686429914101" table:style-name="ce1">
            <text:p>31.05868643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039" table:style-name="ce1">
            <text:p>1039</text:p>
          </table:table-cell>
          <table:table-cell office:value-type="string" table:style-name="ce1">
            <text:p>test_img_0162_4k.jpg</text:p>
          </table:table-cell>
          <table:table-cell office:value-type="float" office:value="279" table:style-name="ce1">
            <text:p>279</text:p>
          </table:table-cell>
          <table:table-cell office:value-type="float" office:value="2592" table:style-name="ce1">
            <text:p>2592</text:p>
          </table:table-cell>
          <table:table-cell office:value-type="float" office:value="3888" table:style-name="ce1">
            <text:p>3888</text:p>
          </table:table-cell>
          <table:table-cell office:value-type="float" office:value="3" table:style-name="ce1">
            <text:p>3</text:p>
          </table:table-cell>
          <table:table-cell office:value-type="float" office:value="10.077696" table:style-name="ce1">
            <text:p>10.077696</text:p>
          </table:table-cell>
          <table:table-cell office:value-type="float" office:value="27.684899405578399" table:style-name="ce1">
            <text:p>27.68489941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040" table:style-name="ce1">
            <text:p>1040</text:p>
          </table:table-cell>
          <table:table-cell office:value-type="string" table:style-name="ce1">
            <text:p>test_img_0163_4k.jpg</text:p>
          </table:table-cell>
          <table:table-cell office:value-type="float" office:value="372" table:style-name="ce1">
            <text:p>372</text:p>
          </table:table-cell>
          <table:table-cell office:value-type="float" office:value="2592" table:style-name="ce1">
            <text:p>2592</text:p>
          </table:table-cell>
          <table:table-cell office:value-type="float" office:value="3888" table:style-name="ce1">
            <text:p>3888</text:p>
          </table:table-cell>
          <table:table-cell office:value-type="float" office:value="3" table:style-name="ce1">
            <text:p>3</text:p>
          </table:table-cell>
          <table:table-cell office:value-type="float" office:value="10.077696" table:style-name="ce1">
            <text:p>10.077696</text:p>
          </table:table-cell>
          <table:table-cell office:value-type="float" office:value="36.913199207437799" table:style-name="ce1">
            <text:p>36.91319921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041" table:style-name="ce1">
            <text:p>1041</text:p>
          </table:table-cell>
          <table:table-cell office:value-type="string" table:style-name="ce1">
            <text:p>test_img_0172_4k.jpg</text:p>
          </table:table-cell>
          <table:table-cell office:value-type="float" office:value="110" table:style-name="ce1">
            <text:p>110</text:p>
          </table:table-cell>
          <table:table-cell office:value-type="float" office:value="2592" table:style-name="ce1">
            <text:p>2592</text:p>
          </table:table-cell>
          <table:table-cell office:value-type="float" office:value="3888" table:style-name="ce1">
            <text:p>3888</text:p>
          </table:table-cell>
          <table:table-cell office:value-type="float" office:value="3" table:style-name="ce1">
            <text:p>3</text:p>
          </table:table-cell>
          <table:table-cell office:value-type="float" office:value="10.077696" table:style-name="ce1">
            <text:p>10.077696</text:p>
          </table:table-cell>
          <table:table-cell office:value-type="float" office:value="10.915193314027301" table:style-name="ce1">
            <text:p>10.91519331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042" table:style-name="ce1">
            <text:p>1042</text:p>
          </table:table-cell>
          <table:table-cell office:value-type="string" table:style-name="ce1">
            <text:p>test_img_0200_4k.jpg</text:p>
          </table:table-cell>
          <table:table-cell office:value-type="float" office:value="299" table:style-name="ce1">
            <text:p>299</text:p>
          </table:table-cell>
          <table:table-cell office:value-type="float" office:value="2592" table:style-name="ce1">
            <text:p>2592</text:p>
          </table:table-cell>
          <table:table-cell office:value-type="float" office:value="3888" table:style-name="ce1">
            <text:p>3888</text:p>
          </table:table-cell>
          <table:table-cell office:value-type="float" office:value="3" table:style-name="ce1">
            <text:p>3</text:p>
          </table:table-cell>
          <table:table-cell office:value-type="float" office:value="10.077696" table:style-name="ce1">
            <text:p>10.077696</text:p>
          </table:table-cell>
          <table:table-cell office:value-type="float" office:value="29.669480008128801" table:style-name="ce1">
            <text:p>29.66948001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043" table:style-name="ce1">
            <text:p>1043</text:p>
          </table:table-cell>
          <table:table-cell office:value-type="string" table:style-name="ce1">
            <text:p>test_img_0288_4k.jpg</text:p>
          </table:table-cell>
          <table:table-cell office:value-type="float" office:value="216" table:style-name="ce1">
            <text:p>216</text:p>
          </table:table-cell>
          <table:table-cell office:value-type="float" office:value="2592" table:style-name="ce1">
            <text:p>2592</text:p>
          </table:table-cell>
          <table:table-cell office:value-type="float" office:value="3888" table:style-name="ce1">
            <text:p>3888</text:p>
          </table:table-cell>
          <table:table-cell office:value-type="float" office:value="3" table:style-name="ce1">
            <text:p>3</text:p>
          </table:table-cell>
          <table:table-cell office:value-type="float" office:value="10.077696" table:style-name="ce1">
            <text:p>10.077696</text:p>
          </table:table-cell>
          <table:table-cell office:value-type="float" office:value="21.433470507544499" table:style-name="ce1">
            <text:p>21.43347051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045" table:style-name="ce1">
            <text:p>1045</text:p>
          </table:table-cell>
          <table:table-cell office:value-type="string" table:style-name="ce1">
            <text:p>train_img_0359_4k.jpg</text:p>
          </table:table-cell>
          <table:table-cell office:value-type="float" office:value="124" table:style-name="ce1">
            <text:p>124</text:p>
          </table:table-cell>
          <table:table-cell office:value-type="float" office:value="2592" table:style-name="ce1">
            <text:p>2592</text:p>
          </table:table-cell>
          <table:table-cell office:value-type="float" office:value="3888" table:style-name="ce1">
            <text:p>3888</text:p>
          </table:table-cell>
          <table:table-cell office:value-type="float" office:value="3" table:style-name="ce1">
            <text:p>3</text:p>
          </table:table-cell>
          <table:table-cell office:value-type="float" office:value="10.077696" table:style-name="ce1">
            <text:p>10.077696</text:p>
          </table:table-cell>
          <table:table-cell office:value-type="float" office:value="12.3043997358126" table:style-name="ce1">
            <text:p>12.30439974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048" table:style-name="ce1">
            <text:p>1048</text:p>
          </table:table-cell>
          <table:table-cell office:value-type="string" table:style-name="ce1">
            <text:p>train_img_0442_4k.jpg</text:p>
          </table:table-cell>
          <table:table-cell office:value-type="float" office:value="170" table:style-name="ce1">
            <text:p>170</text:p>
          </table:table-cell>
          <table:table-cell office:value-type="float" office:value="2592" table:style-name="ce1">
            <text:p>2592</text:p>
          </table:table-cell>
          <table:table-cell office:value-type="float" office:value="3888" table:style-name="ce1">
            <text:p>3888</text:p>
          </table:table-cell>
          <table:table-cell office:value-type="float" office:value="3" table:style-name="ce1">
            <text:p>3</text:p>
          </table:table-cell>
          <table:table-cell office:value-type="float" office:value="10.077696" table:style-name="ce1">
            <text:p>10.077696</text:p>
          </table:table-cell>
          <table:table-cell office:value-type="float" office:value="16.8689351216786" table:style-name="ce1">
            <text:p>16.86893512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049" table:style-name="ce1">
            <text:p>1049</text:p>
          </table:table-cell>
          <table:table-cell office:value-type="string" table:style-name="ce1">
            <text:p>train_img_0674_4k.jpg</text:p>
          </table:table-cell>
          <table:table-cell office:value-type="float" office:value="309" table:style-name="ce1">
            <text:p>309</text:p>
          </table:table-cell>
          <table:table-cell office:value-type="float" office:value="2592" table:style-name="ce1">
            <text:p>2592</text:p>
          </table:table-cell>
          <table:table-cell office:value-type="float" office:value="3888" table:style-name="ce1">
            <text:p>3888</text:p>
          </table:table-cell>
          <table:table-cell office:value-type="float" office:value="3" table:style-name="ce1">
            <text:p>3</text:p>
          </table:table-cell>
          <table:table-cell office:value-type="float" office:value="10.077696" table:style-name="ce1">
            <text:p>10.077696</text:p>
          </table:table-cell>
          <table:table-cell office:value-type="float" office:value="30.661770309404002" table:style-name="ce1">
            <text:p>30.66177031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050" table:style-name="ce1">
            <text:p>1050</text:p>
          </table:table-cell>
          <table:table-cell office:value-type="string" table:style-name="ce1">
            <text:p>train_img_0697_4k.jpg</text:p>
          </table:table-cell>
          <table:table-cell office:value-type="float" office:value="88" table:style-name="ce1">
            <text:p>88</text:p>
          </table:table-cell>
          <table:table-cell office:value-type="float" office:value="2592" table:style-name="ce1">
            <text:p>2592</text:p>
          </table:table-cell>
          <table:table-cell office:value-type="float" office:value="3888" table:style-name="ce1">
            <text:p>3888</text:p>
          </table:table-cell>
          <table:table-cell office:value-type="float" office:value="3" table:style-name="ce1">
            <text:p>3</text:p>
          </table:table-cell>
          <table:table-cell office:value-type="float" office:value="10.077696" table:style-name="ce1">
            <text:p>10.077696</text:p>
          </table:table-cell>
          <table:table-cell office:value-type="float" office:value="8.73215465122186" table:style-name="ce1">
            <text:p>8.732154651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051" table:style-name="ce1">
            <text:p>1051</text:p>
          </table:table-cell>
          <table:table-cell office:value-type="string" table:style-name="ce1">
            <text:p>train_img_0698_4k.jpg</text:p>
          </table:table-cell>
          <table:table-cell office:value-type="float" office:value="61" table:style-name="ce1">
            <text:p>61</text:p>
          </table:table-cell>
          <table:table-cell office:value-type="float" office:value="2592" table:style-name="ce1">
            <text:p>2592</text:p>
          </table:table-cell>
          <table:table-cell office:value-type="float" office:value="3888" table:style-name="ce1">
            <text:p>3888</text:p>
          </table:table-cell>
          <table:table-cell office:value-type="float" office:value="3" table:style-name="ce1">
            <text:p>3</text:p>
          </table:table-cell>
          <table:table-cell office:value-type="float" office:value="10.077696" table:style-name="ce1">
            <text:p>10.077696</text:p>
          </table:table-cell>
          <table:table-cell office:value-type="float" office:value="6.0529708377787896" table:style-name="ce1">
            <text:p>6.052970838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052" table:style-name="ce1">
            <text:p>1052</text:p>
          </table:table-cell>
          <table:table-cell office:value-type="string" table:style-name="ce1">
            <text:p>train_img_0699_4k.jpg</text:p>
          </table:table-cell>
          <table:table-cell office:value-type="float" office:value="65" table:style-name="ce1">
            <text:p>65</text:p>
          </table:table-cell>
          <table:table-cell office:value-type="float" office:value="2592" table:style-name="ce1">
            <text:p>2592</text:p>
          </table:table-cell>
          <table:table-cell office:value-type="float" office:value="3888" table:style-name="ce1">
            <text:p>3888</text:p>
          </table:table-cell>
          <table:table-cell office:value-type="float" office:value="3" table:style-name="ce1">
            <text:p>3</text:p>
          </table:table-cell>
          <table:table-cell office:value-type="float" office:value="10.077696" table:style-name="ce1">
            <text:p>10.077696</text:p>
          </table:table-cell>
          <table:table-cell office:value-type="float" office:value="6.4498869582888698" table:style-name="ce1">
            <text:p>6.449886958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053" table:style-name="ce1">
            <text:p>1053</text:p>
          </table:table-cell>
          <table:table-cell office:value-type="string" table:style-name="ce1">
            <text:p>train_img_0722_4k.jpg</text:p>
          </table:table-cell>
          <table:table-cell office:value-type="float" office:value="110" table:style-name="ce1">
            <text:p>110</text:p>
          </table:table-cell>
          <table:table-cell office:value-type="float" office:value="2592" table:style-name="ce1">
            <text:p>2592</text:p>
          </table:table-cell>
          <table:table-cell office:value-type="float" office:value="3888" table:style-name="ce1">
            <text:p>3888</text:p>
          </table:table-cell>
          <table:table-cell office:value-type="float" office:value="3" table:style-name="ce1">
            <text:p>3</text:p>
          </table:table-cell>
          <table:table-cell office:value-type="float" office:value="10.077696" table:style-name="ce1">
            <text:p>10.077696</text:p>
          </table:table-cell>
          <table:table-cell office:value-type="float" office:value="10.915193314027301" table:style-name="ce1">
            <text:p>10.91519331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054" table:style-name="ce1">
            <text:p>1054</text:p>
          </table:table-cell>
          <table:table-cell office:value-type="string" table:style-name="ce1">
            <text:p>train_img_0814_4k.jpg</text:p>
          </table:table-cell>
          <table:table-cell office:value-type="float" office:value="369" table:style-name="ce1">
            <text:p>369</text:p>
          </table:table-cell>
          <table:table-cell office:value-type="float" office:value="2592" table:style-name="ce1">
            <text:p>2592</text:p>
          </table:table-cell>
          <table:table-cell office:value-type="float" office:value="3888" table:style-name="ce1">
            <text:p>3888</text:p>
          </table:table-cell>
          <table:table-cell office:value-type="float" office:value="3" table:style-name="ce1">
            <text:p>3</text:p>
          </table:table-cell>
          <table:table-cell office:value-type="float" office:value="10.077696" table:style-name="ce1">
            <text:p>10.077696</text:p>
          </table:table-cell>
          <table:table-cell office:value-type="float" office:value="36.615512117055303" table:style-name="ce1">
            <text:p>36.61551212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056" table:style-name="ce1">
            <text:p>1056</text:p>
          </table:table-cell>
          <table:table-cell office:value-type="string" table:style-name="ce1">
            <text:p>train_img_0858_4k.jpg</text:p>
          </table:table-cell>
          <table:table-cell office:value-type="float" office:value="457" table:style-name="ce1">
            <text:p>457</text:p>
          </table:table-cell>
          <table:table-cell office:value-type="float" office:value="2592" table:style-name="ce1">
            <text:p>2592</text:p>
          </table:table-cell>
          <table:table-cell office:value-type="float" office:value="3888" table:style-name="ce1">
            <text:p>3888</text:p>
          </table:table-cell>
          <table:table-cell office:value-type="float" office:value="3" table:style-name="ce1">
            <text:p>3</text:p>
          </table:table-cell>
          <table:table-cell office:value-type="float" office:value="10.077696" table:style-name="ce1">
            <text:p>10.077696</text:p>
          </table:table-cell>
          <table:table-cell office:value-type="float" office:value="45.347666768277101" table:style-name="ce1">
            <text:p>45.34766677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057" table:style-name="ce1">
            <text:p>1057</text:p>
          </table:table-cell>
          <table:table-cell office:value-type="string" table:style-name="ce1">
            <text:p>train_img_0897_4k.jpg</text:p>
          </table:table-cell>
          <table:table-cell office:value-type="float" office:value="232" table:style-name="ce1">
            <text:p>232</text:p>
          </table:table-cell>
          <table:table-cell office:value-type="float" office:value="2592" table:style-name="ce1">
            <text:p>2592</text:p>
          </table:table-cell>
          <table:table-cell office:value-type="float" office:value="3888" table:style-name="ce1">
            <text:p>3888</text:p>
          </table:table-cell>
          <table:table-cell office:value-type="float" office:value="3" table:style-name="ce1">
            <text:p>3</text:p>
          </table:table-cell>
          <table:table-cell office:value-type="float" office:value="10.077696" table:style-name="ce1">
            <text:p>10.077696</text:p>
          </table:table-cell>
          <table:table-cell office:value-type="float" office:value="23.021134989584901" table:style-name="ce1">
            <text:p>23.02113499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062" table:style-name="ce1">
            <text:p>1062</text:p>
          </table:table-cell>
          <table:table-cell office:value-type="string" table:style-name="ce1">
            <text:p>train_img_0854_4k.jpg</text:p>
          </table:table-cell>
          <table:table-cell office:value-type="float" office:value="180" table:style-name="ce1">
            <text:p>180</text:p>
          </table:table-cell>
          <table:table-cell office:value-type="float" office:value="2598" table:style-name="ce1">
            <text:p>2598</text:p>
          </table:table-cell>
          <table:table-cell office:value-type="float" office:value="3116" table:style-name="ce1">
            <text:p>3116</text:p>
          </table:table-cell>
          <table:table-cell office:value-type="float" office:value="3" table:style-name="ce1">
            <text:p>3</text:p>
          </table:table-cell>
          <table:table-cell office:value-type="float" office:value="8.0953680000000006" table:style-name="ce1">
            <text:p>8.095368</text:p>
          </table:table-cell>
          <table:table-cell office:value-type="float" office:value="22.234937312300001" table:style-name="ce1">
            <text:p>22.23493731</text:p>
          </table:table-cell>
          <table:table-cell office:value-type="float" office:value="1080" table:style-name="ce1">
            <text:p>1080</text:p>
          </table:table-cell>
          <table:table-cell office:value-type="float" office:value="1295" table:style-name="ce1">
            <text:p>1295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063" table:style-name="ce1">
            <text:p>1063</text:p>
          </table:table-cell>
          <table:table-cell office:value-type="string" table:style-name="ce1">
            <text:p>train_img_0436_4k.jpg</text:p>
          </table:table-cell>
          <table:table-cell office:value-type="float" office:value="308" table:style-name="ce1">
            <text:p>308</text:p>
          </table:table-cell>
          <table:table-cell office:value-type="float" office:value="2600" table:style-name="ce1">
            <text:p>2600</text:p>
          </table:table-cell>
          <table:table-cell office:value-type="float" office:value="3888" table:style-name="ce1">
            <text:p>3888</text:p>
          </table:table-cell>
          <table:table-cell office:value-type="float" office:value="3" table:style-name="ce1">
            <text:p>3</text:p>
          </table:table-cell>
          <table:table-cell office:value-type="float" office:value="10.1088" table:style-name="ce1">
            <text:p>10.1088</text:p>
          </table:table-cell>
          <table:table-cell office:value-type="float" office:value="30.4685026907249" table:style-name="ce1">
            <text:p>30.46850269</text:p>
          </table:table-cell>
          <table:table-cell office:value-type="float" office:value="2160" table:style-name="ce1">
            <text:p>2160</text:p>
          </table:table-cell>
          <table:table-cell office:value-type="float" office:value="3230" table:style-name="ce1">
            <text:p>323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066" table:style-name="ce1">
            <text:p>1066</text:p>
          </table:table-cell>
          <table:table-cell office:value-type="string" table:style-name="ce1">
            <text:p>train_img_1010_4k.jpg</text:p>
          </table:table-cell>
          <table:table-cell office:value-type="float" office:value="512" table:style-name="ce1">
            <text:p>512</text:p>
          </table:table-cell>
          <table:table-cell office:value-type="float" office:value="2605" table:style-name="ce1">
            <text:p>2605</text:p>
          </table:table-cell>
          <table:table-cell office:value-type="float" office:value="4059" table:style-name="ce1">
            <text:p>4059</text:p>
          </table:table-cell>
          <table:table-cell office:value-type="float" office:value="3" table:style-name="ce1">
            <text:p>3</text:p>
          </table:table-cell>
          <table:table-cell office:value-type="float" office:value="10.573695000000001" table:style-name="ce1">
            <text:p>10.573695</text:p>
          </table:table-cell>
          <table:table-cell office:value-type="float" office:value="48.422051137279801" table:style-name="ce1">
            <text:p>48.42205114</text:p>
          </table:table-cell>
          <table:table-cell office:value-type="float" office:value="2160" table:style-name="ce1">
            <text:p>2160</text:p>
          </table:table-cell>
          <table:table-cell office:value-type="float" office:value="3366" table:style-name="ce1">
            <text:p>3366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068" table:style-name="ce1">
            <text:p>1068</text:p>
          </table:table-cell>
          <table:table-cell office:value-type="string" table:style-name="ce1">
            <text:p>train_img_0133_4k.jpg</text:p>
          </table:table-cell>
          <table:table-cell office:value-type="float" office:value="159" table:style-name="ce1">
            <text:p>159</text:p>
          </table:table-cell>
          <table:table-cell office:value-type="float" office:value="2613" table:style-name="ce1">
            <text:p>2613</text:p>
          </table:table-cell>
          <table:table-cell office:value-type="float" office:value="3900" table:style-name="ce1">
            <text:p>3900</text:p>
          </table:table-cell>
          <table:table-cell office:value-type="float" office:value="3" table:style-name="ce1">
            <text:p>3</text:p>
          </table:table-cell>
          <table:table-cell office:value-type="float" office:value="10.1907" table:style-name="ce1">
            <text:p>10.1907</text:p>
          </table:table-cell>
          <table:table-cell office:value-type="float" office:value="15.6024610674438" table:style-name="ce1">
            <text:p>15.60246107</text:p>
          </table:table-cell>
          <table:table-cell office:value-type="float" office:value="2160" table:style-name="ce1">
            <text:p>2160</text:p>
          </table:table-cell>
          <table:table-cell office:value-type="float" office:value="3224" table:style-name="ce1">
            <text:p>3224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069" table:style-name="ce1">
            <text:p>1069</text:p>
          </table:table-cell>
          <table:table-cell office:value-type="string" table:style-name="ce1">
            <text:p>train_img_0785_4k.jpg</text:p>
          </table:table-cell>
          <table:table-cell office:value-type="float" office:value="187" table:style-name="ce1">
            <text:p>187</text:p>
          </table:table-cell>
          <table:table-cell office:value-type="float" office:value="2616" table:style-name="ce1">
            <text:p>2616</text:p>
          </table:table-cell>
          <table:table-cell office:value-type="float" office:value="3488" table:style-name="ce1">
            <text:p>3488</text:p>
          </table:table-cell>
          <table:table-cell office:value-type="float" office:value="3" table:style-name="ce1">
            <text:p>3</text:p>
          </table:table-cell>
          <table:table-cell office:value-type="float" office:value="9.1246080000000003" table:style-name="ce1">
            <text:p>9.124608</text:p>
          </table:table-cell>
          <table:table-cell office:value-type="float" office:value="20.494031086047698" table:style-name="ce1">
            <text:p>20.49403109</text:p>
          </table:table-cell>
          <table:table-cell office:value-type="float" office:value="2160" table:style-name="ce1">
            <text:p>216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071" table:style-name="ce1">
            <text:p>1071</text:p>
          </table:table-cell>
          <table:table-cell office:value-type="string" table:style-name="ce1">
            <text:p>test_img_0169_4k.jpg</text:p>
          </table:table-cell>
          <table:table-cell office:value-type="float" office:value="174" table:style-name="ce1">
            <text:p>174</text:p>
          </table:table-cell>
          <table:table-cell office:value-type="float" office:value="2662" table:style-name="ce1">
            <text:p>2662</text:p>
          </table:table-cell>
          <table:table-cell office:value-type="float" office:value="4738" table:style-name="ce1">
            <text:p>4738</text:p>
          </table:table-cell>
          <table:table-cell office:value-type="float" office:value="3" table:style-name="ce1">
            <text:p>3</text:p>
          </table:table-cell>
          <table:table-cell office:value-type="float" office:value="12.612556" table:style-name="ce1">
            <text:p>12.612556</text:p>
          </table:table-cell>
          <table:table-cell office:value-type="float" office:value="13.7957762090412" table:style-name="ce1">
            <text:p>13.79577621</text:p>
          </table:table-cell>
          <table:table-cell office:value-type="float" office:value="2157" table:style-name="ce1">
            <text:p>2157</text:p>
          </table:table-cell>
          <table:table-cell office:value-type="float" office:value="3840" table:style-name="ce1">
            <text:p>38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074" table:style-name="ce1">
            <text:p>1074</text:p>
          </table:table-cell>
          <table:table-cell office:value-type="string" table:style-name="ce1">
            <text:p>train_img_0086_4k.jpg</text:p>
          </table:table-cell>
          <table:table-cell office:value-type="float" office:value="283" table:style-name="ce1">
            <text:p>283</text:p>
          </table:table-cell>
          <table:table-cell office:value-type="float" office:value="2690" table:style-name="ce1">
            <text:p>2690</text:p>
          </table:table-cell>
          <table:table-cell office:value-type="float" office:value="3677" table:style-name="ce1">
            <text:p>3677</text:p>
          </table:table-cell>
          <table:table-cell office:value-type="float" office:value="3" table:style-name="ce1">
            <text:p>3</text:p>
          </table:table-cell>
          <table:table-cell office:value-type="float" office:value="9.8911300000000004" table:style-name="ce1">
            <text:p>9.89113</text:p>
          </table:table-cell>
          <table:table-cell office:value-type="float" office:value="28.611493327860401" table:style-name="ce1">
            <text:p>28.61149333</text:p>
          </table:table-cell>
          <table:table-cell office:value-type="float" office:value="2160" table:style-name="ce1">
            <text:p>2160</text:p>
          </table:table-cell>
          <table:table-cell office:value-type="float" office:value="2953" table:style-name="ce1">
            <text:p>2953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075" table:style-name="ce1">
            <text:p>1075</text:p>
          </table:table-cell>
          <table:table-cell office:value-type="string" table:style-name="ce1">
            <text:p>test_img_0198_4k.jpg</text:p>
          </table:table-cell>
          <table:table-cell office:value-type="float" office:value="104" table:style-name="ce1">
            <text:p>104</text:p>
          </table:table-cell>
          <table:table-cell office:value-type="float" office:value="2697" table:style-name="ce1">
            <text:p>2697</text:p>
          </table:table-cell>
          <table:table-cell office:value-type="float" office:value="4004" table:style-name="ce1">
            <text:p>4004</text:p>
          </table:table-cell>
          <table:table-cell office:value-type="float" office:value="3" table:style-name="ce1">
            <text:p>3</text:p>
          </table:table-cell>
          <table:table-cell office:value-type="float" office:value="10.798788" table:style-name="ce1">
            <text:p>10.798788</text:p>
          </table:table-cell>
          <table:table-cell office:value-type="float" office:value="9.6307104093533393" table:style-name="ce1">
            <text:p>9.630710409</text:p>
          </table:table-cell>
          <table:table-cell office:value-type="float" office:value="2160" table:style-name="ce1">
            <text:p>2160</text:p>
          </table:table-cell>
          <table:table-cell office:value-type="float" office:value="3207" table:style-name="ce1">
            <text:p>3207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078" table:style-name="ce1">
            <text:p>1078</text:p>
          </table:table-cell>
          <table:table-cell office:value-type="string" table:style-name="ce1">
            <text:p>test_img_0094_4k.jpg</text:p>
          </table:table-cell>
          <table:table-cell office:value-type="float" office:value="146" table:style-name="ce1">
            <text:p>146</text:p>
          </table:table-cell>
          <table:table-cell office:value-type="float" office:value="2700" table:style-name="ce1">
            <text:p>2700</text:p>
          </table:table-cell>
          <table:table-cell office:value-type="float" office:value="4061" table:style-name="ce1">
            <text:p>4061</text:p>
          </table:table-cell>
          <table:table-cell office:value-type="float" office:value="3" table:style-name="ce1">
            <text:p>3</text:p>
          </table:table-cell>
          <table:table-cell office:value-type="float" office:value="10.964700000000001" table:style-name="ce1">
            <text:p>10.9647</text:p>
          </table:table-cell>
          <table:table-cell office:value-type="float" office:value="13.3154577872627" table:style-name="ce1">
            <text:p>13.31545779</text:p>
          </table:table-cell>
          <table:table-cell office:value-type="float" office:value="2160" table:style-name="ce1">
            <text:p>2160</text:p>
          </table:table-cell>
          <table:table-cell office:value-type="float" office:value="3249" table:style-name="ce1">
            <text:p>3249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079" table:style-name="ce1">
            <text:p>1079</text:p>
          </table:table-cell>
          <table:table-cell office:value-type="string" table:style-name="ce1">
            <text:p>test_img_0181_4k.jpg</text:p>
          </table:table-cell>
          <table:table-cell office:value-type="float" office:value="466" table:style-name="ce1">
            <text:p>466</text:p>
          </table:table-cell>
          <table:table-cell office:value-type="float" office:value="2700" table:style-name="ce1">
            <text:p>2700</text:p>
          </table:table-cell>
          <table:table-cell office:value-type="float" office:value="4176" table:style-name="ce1">
            <text:p>4176</text:p>
          </table:table-cell>
          <table:table-cell office:value-type="float" office:value="3" table:style-name="ce1">
            <text:p>3</text:p>
          </table:table-cell>
          <table:table-cell office:value-type="float" office:value="11.2752" table:style-name="ce1">
            <text:p>11.2752</text:p>
          </table:table-cell>
          <table:table-cell office:value-type="float" office:value="41.329643820065201" table:style-name="ce1">
            <text:p>41.32964382</text:p>
          </table:table-cell>
          <table:table-cell office:value-type="float" office:value="2160" table:style-name="ce1">
            <text:p>2160</text:p>
          </table:table-cell>
          <table:table-cell office:value-type="float" office:value="3341" table:style-name="ce1">
            <text:p>3341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080" table:style-name="ce1">
            <text:p>1080</text:p>
          </table:table-cell>
          <table:table-cell office:value-type="string" table:style-name="ce1">
            <text:p>train_img_0098_4k.jpg</text:p>
          </table:table-cell>
          <table:table-cell office:value-type="float" office:value="233" table:style-name="ce1">
            <text:p>233</text:p>
          </table:table-cell>
          <table:table-cell office:value-type="float" office:value="2706" table:style-name="ce1">
            <text:p>2706</text:p>
          </table:table-cell>
          <table:table-cell office:value-type="float" office:value="4059" table:style-name="ce1">
            <text:p>4059</text:p>
          </table:table-cell>
          <table:table-cell office:value-type="float" office:value="3" table:style-name="ce1">
            <text:p>3</text:p>
          </table:table-cell>
          <table:table-cell office:value-type="float" office:value="10.983654" table:style-name="ce1">
            <text:p>10.983654</text:p>
          </table:table-cell>
          <table:table-cell office:value-type="float" office:value="21.213341206851499" table:style-name="ce1">
            <text:p>21.21334121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081" table:style-name="ce1">
            <text:p>1081</text:p>
          </table:table-cell>
          <table:table-cell office:value-type="string" table:style-name="ce1">
            <text:p>train_img_0011_4k.jpg</text:p>
          </table:table-cell>
          <table:table-cell office:value-type="float" office:value="341" table:style-name="ce1">
            <text:p>341</text:p>
          </table:table-cell>
          <table:table-cell office:value-type="float" office:value="2712" table:style-name="ce1">
            <text:p>2712</text:p>
          </table:table-cell>
          <table:table-cell office:value-type="float" office:value="4252" table:style-name="ce1">
            <text:p>4252</text:p>
          </table:table-cell>
          <table:table-cell office:value-type="float" office:value="3" table:style-name="ce1">
            <text:p>3</text:p>
          </table:table-cell>
          <table:table-cell office:value-type="float" office:value="11.531423999999999" table:style-name="ce1">
            <text:p>11.531424</text:p>
          </table:table-cell>
          <table:table-cell office:value-type="float" office:value="29.571369503020598" table:style-name="ce1">
            <text:p>29.5713695</text:p>
          </table:table-cell>
          <table:table-cell office:value-type="float" office:value="2160" table:style-name="ce1">
            <text:p>2160</text:p>
          </table:table-cell>
          <table:table-cell office:value-type="float" office:value="3387" table:style-name="ce1">
            <text:p>3387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082" table:style-name="ce1">
            <text:p>1082</text:p>
          </table:table-cell>
          <table:table-cell office:value-type="string" table:style-name="ce1">
            <text:p>train_img_0944_4k.jpg</text:p>
          </table:table-cell>
          <table:table-cell office:value-type="float" office:value="406" table:style-name="ce1">
            <text:p>406</text:p>
          </table:table-cell>
          <table:table-cell office:value-type="float" office:value="2720" table:style-name="ce1">
            <text:p>2720</text:p>
          </table:table-cell>
          <table:table-cell office:value-type="float" office:value="4080" table:style-name="ce1">
            <text:p>4080</text:p>
          </table:table-cell>
          <table:table-cell office:value-type="float" office:value="3" table:style-name="ce1">
            <text:p>3</text:p>
          </table:table-cell>
          <table:table-cell office:value-type="float" office:value="11.0976" table:style-name="ce1">
            <text:p>11.0976</text:p>
          </table:table-cell>
          <table:table-cell office:value-type="float" office:value="36.584486735870797" table:style-name="ce1">
            <text:p>36.58448674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084" table:style-name="ce1">
            <text:p>1084</text:p>
          </table:table-cell>
          <table:table-cell office:value-type="string" table:style-name="ce1">
            <text:p>test_img_0005_4k.jpg</text:p>
          </table:table-cell>
          <table:table-cell office:value-type="float" office:value="103" table:style-name="ce1">
            <text:p>103</text:p>
          </table:table-cell>
          <table:table-cell office:value-type="float" office:value="2736" table:style-name="ce1">
            <text:p>2736</text:p>
          </table:table-cell>
          <table:table-cell office:value-type="float" office:value="3648" table:style-name="ce1">
            <text:p>3648</text:p>
          </table:table-cell>
          <table:table-cell office:value-type="float" office:value="3" table:style-name="ce1">
            <text:p>3</text:p>
          </table:table-cell>
          <table:table-cell office:value-type="float" office:value="9.9809280000000005" table:style-name="ce1">
            <text:p>9.980928</text:p>
          </table:table-cell>
          <table:table-cell office:value-type="float" office:value="10.3196816969323" table:style-name="ce1">
            <text:p>10.3196817</text:p>
          </table:table-cell>
          <table:table-cell office:value-type="float" office:value="2160" table:style-name="ce1">
            <text:p>216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085" table:style-name="ce1">
            <text:p>1085</text:p>
          </table:table-cell>
          <table:table-cell office:value-type="string" table:style-name="ce1">
            <text:p>test_img_0108_4k.jpg</text:p>
          </table:table-cell>
          <table:table-cell office:value-type="float" office:value="188" table:style-name="ce1">
            <text:p>188</text:p>
          </table:table-cell>
          <table:table-cell office:value-type="float" office:value="2736" table:style-name="ce1">
            <text:p>2736</text:p>
          </table:table-cell>
          <table:table-cell office:value-type="float" office:value="3648" table:style-name="ce1">
            <text:p>3648</text:p>
          </table:table-cell>
          <table:table-cell office:value-type="float" office:value="3" table:style-name="ce1">
            <text:p>3</text:p>
          </table:table-cell>
          <table:table-cell office:value-type="float" office:value="9.9809280000000005" table:style-name="ce1">
            <text:p>9.980928</text:p>
          </table:table-cell>
          <table:table-cell office:value-type="float" office:value="18.835923874012501" table:style-name="ce1">
            <text:p>18.83592387</text:p>
          </table:table-cell>
          <table:table-cell office:value-type="float" office:value="2160" table:style-name="ce1">
            <text:p>216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088" table:style-name="ce1">
            <text:p>1088</text:p>
          </table:table-cell>
          <table:table-cell office:value-type="string" table:style-name="ce1">
            <text:p>test_img_0187_4k.jpg</text:p>
          </table:table-cell>
          <table:table-cell office:value-type="float" office:value="403" table:style-name="ce1">
            <text:p>403</text:p>
          </table:table-cell>
          <table:table-cell office:value-type="float" office:value="2736" table:style-name="ce1">
            <text:p>2736</text:p>
          </table:table-cell>
          <table:table-cell office:value-type="float" office:value="3648" table:style-name="ce1">
            <text:p>3648</text:p>
          </table:table-cell>
          <table:table-cell office:value-type="float" office:value="3" table:style-name="ce1">
            <text:p>3</text:p>
          </table:table-cell>
          <table:table-cell office:value-type="float" office:value="9.9809280000000005" table:style-name="ce1">
            <text:p>9.980928</text:p>
          </table:table-cell>
          <table:table-cell office:value-type="float" office:value="40.377007027803401" table:style-name="ce1">
            <text:p>40.37700703</text:p>
          </table:table-cell>
          <table:table-cell office:value-type="float" office:value="2160" table:style-name="ce1">
            <text:p>216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089" table:style-name="ce1">
            <text:p>1089</text:p>
          </table:table-cell>
          <table:table-cell office:value-type="string" table:style-name="ce1">
            <text:p>test_img_0196_4k.jpg</text:p>
          </table:table-cell>
          <table:table-cell office:value-type="float" office:value="287" table:style-name="ce1">
            <text:p>287</text:p>
          </table:table-cell>
          <table:table-cell office:value-type="float" office:value="2736" table:style-name="ce1">
            <text:p>2736</text:p>
          </table:table-cell>
          <table:table-cell office:value-type="float" office:value="3648" table:style-name="ce1">
            <text:p>3648</text:p>
          </table:table-cell>
          <table:table-cell office:value-type="float" office:value="3" table:style-name="ce1">
            <text:p>3</text:p>
          </table:table-cell>
          <table:table-cell office:value-type="float" office:value="9.9809280000000005" table:style-name="ce1">
            <text:p>9.980928</text:p>
          </table:table-cell>
          <table:table-cell office:value-type="float" office:value="28.754841233199901" table:style-name="ce1">
            <text:p>28.75484123</text:p>
          </table:table-cell>
          <table:table-cell office:value-type="float" office:value="2160" table:style-name="ce1">
            <text:p>216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090" table:style-name="ce1">
            <text:p>1090</text:p>
          </table:table-cell>
          <table:table-cell office:value-type="string" table:style-name="ce1">
            <text:p>train_img_0282_4k.jpg</text:p>
          </table:table-cell>
          <table:table-cell office:value-type="float" office:value="424" table:style-name="ce1">
            <text:p>424</text:p>
          </table:table-cell>
          <table:table-cell office:value-type="float" office:value="2736" table:style-name="ce1">
            <text:p>2736</text:p>
          </table:table-cell>
          <table:table-cell office:value-type="float" office:value="3648" table:style-name="ce1">
            <text:p>3648</text:p>
          </table:table-cell>
          <table:table-cell office:value-type="float" office:value="3" table:style-name="ce1">
            <text:p>3</text:p>
          </table:table-cell>
          <table:table-cell office:value-type="float" office:value="9.9809280000000005" table:style-name="ce1">
            <text:p>9.980928</text:p>
          </table:table-cell>
          <table:table-cell office:value-type="float" office:value="42.481019800964397" table:style-name="ce1">
            <text:p>42.4810198</text:p>
          </table:table-cell>
          <table:table-cell office:value-type="float" office:value="2160" table:style-name="ce1">
            <text:p>216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099" table:style-name="ce1">
            <text:p>1099</text:p>
          </table:table-cell>
          <table:table-cell office:value-type="string" table:style-name="ce1">
            <text:p>train_img_0335_4k.jpg</text:p>
          </table:table-cell>
          <table:table-cell office:value-type="float" office:value="419" table:style-name="ce1">
            <text:p>419</text:p>
          </table:table-cell>
          <table:table-cell office:value-type="float" office:value="2736" table:style-name="ce1">
            <text:p>2736</text:p>
          </table:table-cell>
          <table:table-cell office:value-type="float" office:value="3648" table:style-name="ce1">
            <text:p>3648</text:p>
          </table:table-cell>
          <table:table-cell office:value-type="float" office:value="3" table:style-name="ce1">
            <text:p>3</text:p>
          </table:table-cell>
          <table:table-cell office:value-type="float" office:value="9.9809280000000005" table:style-name="ce1">
            <text:p>9.980928</text:p>
          </table:table-cell>
          <table:table-cell office:value-type="float" office:value="41.980064378783197" table:style-name="ce1">
            <text:p>41.98006438</text:p>
          </table:table-cell>
          <table:table-cell office:value-type="float" office:value="2160" table:style-name="ce1">
            <text:p>216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01" table:style-name="ce1">
            <text:p>1101</text:p>
          </table:table-cell>
          <table:table-cell office:value-type="string" table:style-name="ce1">
            <text:p>train_img_0337_4k.jpg</text:p>
          </table:table-cell>
          <table:table-cell office:value-type="float" office:value="286" table:style-name="ce1">
            <text:p>286</text:p>
          </table:table-cell>
          <table:table-cell office:value-type="float" office:value="2736" table:style-name="ce1">
            <text:p>2736</text:p>
          </table:table-cell>
          <table:table-cell office:value-type="float" office:value="3648" table:style-name="ce1">
            <text:p>3648</text:p>
          </table:table-cell>
          <table:table-cell office:value-type="float" office:value="3" table:style-name="ce1">
            <text:p>3</text:p>
          </table:table-cell>
          <table:table-cell office:value-type="float" office:value="9.9809280000000005" table:style-name="ce1">
            <text:p>9.980928</text:p>
          </table:table-cell>
          <table:table-cell office:value-type="float" office:value="28.6546501487637" table:style-name="ce1">
            <text:p>28.65465015</text:p>
          </table:table-cell>
          <table:table-cell office:value-type="float" office:value="2160" table:style-name="ce1">
            <text:p>216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04" table:style-name="ce1">
            <text:p>1104</text:p>
          </table:table-cell>
          <table:table-cell office:value-type="string" table:style-name="ce1">
            <text:p>train_img_0421_4k.jpg</text:p>
          </table:table-cell>
          <table:table-cell office:value-type="float" office:value="337" table:style-name="ce1">
            <text:p>337</text:p>
          </table:table-cell>
          <table:table-cell office:value-type="float" office:value="2736" table:style-name="ce1">
            <text:p>2736</text:p>
          </table:table-cell>
          <table:table-cell office:value-type="float" office:value="3648" table:style-name="ce1">
            <text:p>3648</text:p>
          </table:table-cell>
          <table:table-cell office:value-type="float" office:value="3" table:style-name="ce1">
            <text:p>3</text:p>
          </table:table-cell>
          <table:table-cell office:value-type="float" office:value="9.9809280000000005" table:style-name="ce1">
            <text:p>9.980928</text:p>
          </table:table-cell>
          <table:table-cell office:value-type="float" office:value="33.764395455011702" table:style-name="ce1">
            <text:p>33.76439546</text:p>
          </table:table-cell>
          <table:table-cell office:value-type="float" office:value="2160" table:style-name="ce1">
            <text:p>216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06" table:style-name="ce1">
            <text:p>1106</text:p>
          </table:table-cell>
          <table:table-cell office:value-type="string" table:style-name="ce1">
            <text:p>train_img_0435_4k.jpg</text:p>
          </table:table-cell>
          <table:table-cell office:value-type="float" office:value="372" table:style-name="ce1">
            <text:p>372</text:p>
          </table:table-cell>
          <table:table-cell office:value-type="float" office:value="2736" table:style-name="ce1">
            <text:p>2736</text:p>
          </table:table-cell>
          <table:table-cell office:value-type="float" office:value="3648" table:style-name="ce1">
            <text:p>3648</text:p>
          </table:table-cell>
          <table:table-cell office:value-type="float" office:value="3" table:style-name="ce1">
            <text:p>3</text:p>
          </table:table-cell>
          <table:table-cell office:value-type="float" office:value="9.9809280000000005" table:style-name="ce1">
            <text:p>9.980928</text:p>
          </table:table-cell>
          <table:table-cell office:value-type="float" office:value="37.271083410279999" table:style-name="ce1">
            <text:p>37.27108341</text:p>
          </table:table-cell>
          <table:table-cell office:value-type="float" office:value="2160" table:style-name="ce1">
            <text:p>216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07" table:style-name="ce1">
            <text:p>1107</text:p>
          </table:table-cell>
          <table:table-cell office:value-type="string" table:style-name="ce1">
            <text:p>train_img_0489_4k.jpg</text:p>
          </table:table-cell>
          <table:table-cell office:value-type="float" office:value="487" table:style-name="ce1">
            <text:p>487</text:p>
          </table:table-cell>
          <table:table-cell office:value-type="float" office:value="2736" table:style-name="ce1">
            <text:p>2736</text:p>
          </table:table-cell>
          <table:table-cell office:value-type="float" office:value="3648" table:style-name="ce1">
            <text:p>3648</text:p>
          </table:table-cell>
          <table:table-cell office:value-type="float" office:value="3" table:style-name="ce1">
            <text:p>3</text:p>
          </table:table-cell>
          <table:table-cell office:value-type="float" office:value="9.9809280000000005" table:style-name="ce1">
            <text:p>9.980928</text:p>
          </table:table-cell>
          <table:table-cell office:value-type="float" office:value="48.793058120447299" table:style-name="ce1">
            <text:p>48.79305812</text:p>
          </table:table-cell>
          <table:table-cell office:value-type="float" office:value="2160" table:style-name="ce1">
            <text:p>216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12" table:style-name="ce1">
            <text:p>1112</text:p>
          </table:table-cell>
          <table:table-cell office:value-type="string" table:style-name="ce1">
            <text:p>train_img_0554_4k.jpg</text:p>
          </table:table-cell>
          <table:table-cell office:value-type="float" office:value="211" table:style-name="ce1">
            <text:p>211</text:p>
          </table:table-cell>
          <table:table-cell office:value-type="float" office:value="2736" table:style-name="ce1">
            <text:p>2736</text:p>
          </table:table-cell>
          <table:table-cell office:value-type="float" office:value="3648" table:style-name="ce1">
            <text:p>3648</text:p>
          </table:table-cell>
          <table:table-cell office:value-type="float" office:value="3" table:style-name="ce1">
            <text:p>3</text:p>
          </table:table-cell>
          <table:table-cell office:value-type="float" office:value="9.9809280000000005" table:style-name="ce1">
            <text:p>9.980928</text:p>
          </table:table-cell>
          <table:table-cell office:value-type="float" office:value="21.140318816045902" table:style-name="ce1">
            <text:p>21.14031882</text:p>
          </table:table-cell>
          <table:table-cell office:value-type="float" office:value="2160" table:style-name="ce1">
            <text:p>216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13" table:style-name="ce1">
            <text:p>1113</text:p>
          </table:table-cell>
          <table:table-cell office:value-type="string" table:style-name="ce1">
            <text:p>train_img_0559_4k.jpg</text:p>
          </table:table-cell>
          <table:table-cell office:value-type="float" office:value="196" table:style-name="ce1">
            <text:p>196</text:p>
          </table:table-cell>
          <table:table-cell office:value-type="float" office:value="2736" table:style-name="ce1">
            <text:p>2736</text:p>
          </table:table-cell>
          <table:table-cell office:value-type="float" office:value="3648" table:style-name="ce1">
            <text:p>3648</text:p>
          </table:table-cell>
          <table:table-cell office:value-type="float" office:value="3" table:style-name="ce1">
            <text:p>3</text:p>
          </table:table-cell>
          <table:table-cell office:value-type="float" office:value="9.9809280000000005" table:style-name="ce1">
            <text:p>9.980928</text:p>
          </table:table-cell>
          <table:table-cell office:value-type="float" office:value="19.637452549502399" table:style-name="ce1">
            <text:p>19.63745255</text:p>
          </table:table-cell>
          <table:table-cell office:value-type="float" office:value="2160" table:style-name="ce1">
            <text:p>216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14" table:style-name="ce1">
            <text:p>1114</text:p>
          </table:table-cell>
          <table:table-cell office:value-type="string" table:style-name="ce1">
            <text:p>train_img_0565_4k.jpg</text:p>
          </table:table-cell>
          <table:table-cell office:value-type="float" office:value="291" table:style-name="ce1">
            <text:p>291</text:p>
          </table:table-cell>
          <table:table-cell office:value-type="float" office:value="2736" table:style-name="ce1">
            <text:p>2736</text:p>
          </table:table-cell>
          <table:table-cell office:value-type="float" office:value="3648" table:style-name="ce1">
            <text:p>3648</text:p>
          </table:table-cell>
          <table:table-cell office:value-type="float" office:value="3" table:style-name="ce1">
            <text:p>3</text:p>
          </table:table-cell>
          <table:table-cell office:value-type="float" office:value="9.9809280000000005" table:style-name="ce1">
            <text:p>9.980928</text:p>
          </table:table-cell>
          <table:table-cell office:value-type="float" office:value="29.1556055709449" table:style-name="ce1">
            <text:p>29.15560557</text:p>
          </table:table-cell>
          <table:table-cell office:value-type="float" office:value="2160" table:style-name="ce1">
            <text:p>216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17" table:style-name="ce1">
            <text:p>1117</text:p>
          </table:table-cell>
          <table:table-cell office:value-type="string" table:style-name="ce1">
            <text:p>train_img_0751_4k.jpg</text:p>
          </table:table-cell>
          <table:table-cell office:value-type="float" office:value="304" table:style-name="ce1">
            <text:p>304</text:p>
          </table:table-cell>
          <table:table-cell office:value-type="float" office:value="2736" table:style-name="ce1">
            <text:p>2736</text:p>
          </table:table-cell>
          <table:table-cell office:value-type="float" office:value="3648" table:style-name="ce1">
            <text:p>3648</text:p>
          </table:table-cell>
          <table:table-cell office:value-type="float" office:value="3" table:style-name="ce1">
            <text:p>3</text:p>
          </table:table-cell>
          <table:table-cell office:value-type="float" office:value="9.9809280000000005" table:style-name="ce1">
            <text:p>9.980928</text:p>
          </table:table-cell>
          <table:table-cell office:value-type="float" office:value="30.458089668615902" table:style-name="ce1">
            <text:p>30.45808967</text:p>
          </table:table-cell>
          <table:table-cell office:value-type="float" office:value="2160" table:style-name="ce1">
            <text:p>216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18" table:style-name="ce1">
            <text:p>1118</text:p>
          </table:table-cell>
          <table:table-cell office:value-type="string" table:style-name="ce1">
            <text:p>train_img_0840_4k.jpg</text:p>
          </table:table-cell>
          <table:table-cell office:value-type="float" office:value="481" table:style-name="ce1">
            <text:p>481</text:p>
          </table:table-cell>
          <table:table-cell office:value-type="float" office:value="2736" table:style-name="ce1">
            <text:p>2736</text:p>
          </table:table-cell>
          <table:table-cell office:value-type="float" office:value="3648" table:style-name="ce1">
            <text:p>3648</text:p>
          </table:table-cell>
          <table:table-cell office:value-type="float" office:value="3" table:style-name="ce1">
            <text:p>3</text:p>
          </table:table-cell>
          <table:table-cell office:value-type="float" office:value="9.9809280000000005" table:style-name="ce1">
            <text:p>9.980928</text:p>
          </table:table-cell>
          <table:table-cell office:value-type="float" office:value="48.191911613829802" table:style-name="ce1">
            <text:p>48.19191161</text:p>
          </table:table-cell>
          <table:table-cell office:value-type="float" office:value="2160" table:style-name="ce1">
            <text:p>216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19" table:style-name="ce1">
            <text:p>1119</text:p>
          </table:table-cell>
          <table:table-cell office:value-type="string" table:style-name="ce1">
            <text:p>train_img_0882_4k.jpg</text:p>
          </table:table-cell>
          <table:table-cell office:value-type="float" office:value="379" table:style-name="ce1">
            <text:p>379</text:p>
          </table:table-cell>
          <table:table-cell office:value-type="float" office:value="2739" table:style-name="ce1">
            <text:p>2739</text:p>
          </table:table-cell>
          <table:table-cell office:value-type="float" office:value="4124" table:style-name="ce1">
            <text:p>4124</text:p>
          </table:table-cell>
          <table:table-cell office:value-type="float" office:value="3" table:style-name="ce1">
            <text:p>3</text:p>
          </table:table-cell>
          <table:table-cell office:value-type="float" office:value="11.295636" table:style-name="ce1">
            <text:p>11.295636</text:p>
          </table:table-cell>
          <table:table-cell office:value-type="float" office:value="33.552780914682401" table:style-name="ce1">
            <text:p>33.55278091</text:p>
          </table:table-cell>
          <table:table-cell office:value-type="float" office:value="2160" table:style-name="ce1">
            <text:p>2160</text:p>
          </table:table-cell>
          <table:table-cell office:value-type="float" office:value="3252" table:style-name="ce1">
            <text:p>3252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22" table:style-name="ce1">
            <text:p>1122</text:p>
          </table:table-cell>
          <table:table-cell office:value-type="string" table:style-name="ce1">
            <text:p>test_img_0151_4k.jpg</text:p>
          </table:table-cell>
          <table:table-cell office:value-type="float" office:value="648" table:style-name="ce1">
            <text:p>648</text:p>
          </table:table-cell>
          <table:table-cell office:value-type="float" office:value="2760" table:style-name="ce1">
            <text:p>2760</text:p>
          </table:table-cell>
          <table:table-cell office:value-type="float" office:value="4912" table:style-name="ce1">
            <text:p>4912</text:p>
          </table:table-cell>
          <table:table-cell office:value-type="float" office:value="3" table:style-name="ce1">
            <text:p>3</text:p>
          </table:table-cell>
          <table:table-cell office:value-type="float" office:value="13.557119999999999" table:style-name="ce1">
            <text:p>13.55712</text:p>
          </table:table-cell>
          <table:table-cell office:value-type="float" office:value="47.797762356606697" table:style-name="ce1">
            <text:p>47.79776236</text:p>
          </table:table-cell>
          <table:table-cell office:value-type="float" office:value="2158" table:style-name="ce1">
            <text:p>2158</text:p>
          </table:table-cell>
          <table:table-cell office:value-type="float" office:value="3840" table:style-name="ce1">
            <text:p>38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26" table:style-name="ce1">
            <text:p>1126</text:p>
          </table:table-cell>
          <table:table-cell office:value-type="string" table:style-name="ce1">
            <text:p>train_img_0139_4k.jpg</text:p>
          </table:table-cell>
          <table:table-cell office:value-type="float" office:value="174" table:style-name="ce1">
            <text:p>174</text:p>
          </table:table-cell>
          <table:table-cell office:value-type="float" office:value="2804" table:style-name="ce1">
            <text:p>2804</text:p>
          </table:table-cell>
          <table:table-cell office:value-type="float" office:value="3724" table:style-name="ce1">
            <text:p>3724</text:p>
          </table:table-cell>
          <table:table-cell office:value-type="float" office:value="3" table:style-name="ce1">
            <text:p>3</text:p>
          </table:table-cell>
          <table:table-cell office:value-type="float" office:value="10.442095999999999" table:style-name="ce1">
            <text:p>10.442096</text:p>
          </table:table-cell>
          <table:table-cell office:value-type="float" office:value="16.6633212335914" table:style-name="ce1">
            <text:p>16.66332123</text:p>
          </table:table-cell>
          <table:table-cell office:value-type="float" office:value="2160" table:style-name="ce1">
            <text:p>2160</text:p>
          </table:table-cell>
          <table:table-cell office:value-type="float" office:value="2869" table:style-name="ce1">
            <text:p>2869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28" table:style-name="ce1">
            <text:p>1128</text:p>
          </table:table-cell>
          <table:table-cell office:value-type="string" table:style-name="ce1">
            <text:p>train_img_0015_4k.jpg</text:p>
          </table:table-cell>
          <table:table-cell office:value-type="float" office:value="129" table:style-name="ce1">
            <text:p>129</text:p>
          </table:table-cell>
          <table:table-cell office:value-type="float" office:value="2830" table:style-name="ce1">
            <text:p>2830</text:p>
          </table:table-cell>
          <table:table-cell office:value-type="float" office:value="4273" table:style-name="ce1">
            <text:p>4273</text:p>
          </table:table-cell>
          <table:table-cell office:value-type="float" office:value="3" table:style-name="ce1">
            <text:p>3</text:p>
          </table:table-cell>
          <table:table-cell office:value-type="float" office:value="12.09259" table:style-name="ce1">
            <text:p>12.09259</text:p>
          </table:table-cell>
          <table:table-cell office:value-type="float" office:value="10.6676898828125" table:style-name="ce1">
            <text:p>10.66768988</text:p>
          </table:table-cell>
          <table:table-cell office:value-type="float" office:value="2160" table:style-name="ce1">
            <text:p>2160</text:p>
          </table:table-cell>
          <table:table-cell office:value-type="float" office:value="3261" table:style-name="ce1">
            <text:p>3261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29" table:style-name="ce1">
            <text:p>1129</text:p>
          </table:table-cell>
          <table:table-cell office:value-type="string" table:style-name="ce1">
            <text:p>test_img_0008_4k.jpg</text:p>
          </table:table-cell>
          <table:table-cell office:value-type="float" office:value="92" table:style-name="ce1">
            <text:p>92</text:p>
          </table:table-cell>
          <table:table-cell office:value-type="float" office:value="2832" table:style-name="ce1">
            <text:p>2832</text:p>
          </table:table-cell>
          <table:table-cell office:value-type="float" office:value="4240" table:style-name="ce1">
            <text:p>4240</text:p>
          </table:table-cell>
          <table:table-cell office:value-type="float" office:value="3" table:style-name="ce1">
            <text:p>3</text:p>
          </table:table-cell>
          <table:table-cell office:value-type="float" office:value="12.007680000000001" table:style-name="ce1">
            <text:p>12.00768</text:p>
          </table:table-cell>
          <table:table-cell office:value-type="float" office:value="7.6617631382581797" table:style-name="ce1">
            <text:p>7.661763138</text:p>
          </table:table-cell>
          <table:table-cell office:value-type="float" office:value="2160" table:style-name="ce1">
            <text:p>2160</text:p>
          </table:table-cell>
          <table:table-cell office:value-type="float" office:value="3234" table:style-name="ce1">
            <text:p>3234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30" table:style-name="ce1">
            <text:p>1130</text:p>
          </table:table-cell>
          <table:table-cell office:value-type="string" table:style-name="ce1">
            <text:p>test_img_0067_4k.jpg</text:p>
          </table:table-cell>
          <table:table-cell office:value-type="float" office:value="255" table:style-name="ce1">
            <text:p>255</text:p>
          </table:table-cell>
          <table:table-cell office:value-type="float" office:value="2832" table:style-name="ce1">
            <text:p>2832</text:p>
          </table:table-cell>
          <table:table-cell office:value-type="float" office:value="4240" table:style-name="ce1">
            <text:p>4240</text:p>
          </table:table-cell>
          <table:table-cell office:value-type="float" office:value="3" table:style-name="ce1">
            <text:p>3</text:p>
          </table:table-cell>
          <table:table-cell office:value-type="float" office:value="12.007680000000001" table:style-name="ce1">
            <text:p>12.00768</text:p>
          </table:table-cell>
          <table:table-cell office:value-type="float" office:value="21.236408698432999" table:style-name="ce1">
            <text:p>21.2364087</text:p>
          </table:table-cell>
          <table:table-cell office:value-type="float" office:value="2160" table:style-name="ce1">
            <text:p>2160</text:p>
          </table:table-cell>
          <table:table-cell office:value-type="float" office:value="3234" table:style-name="ce1">
            <text:p>3234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31" table:style-name="ce1">
            <text:p>1131</text:p>
          </table:table-cell>
          <table:table-cell office:value-type="string" table:style-name="ce1">
            <text:p>train_img_0043_4k.jpg</text:p>
          </table:table-cell>
          <table:table-cell office:value-type="float" office:value="49" table:style-name="ce1">
            <text:p>49</text:p>
          </table:table-cell>
          <table:table-cell office:value-type="float" office:value="2832" table:style-name="ce1">
            <text:p>2832</text:p>
          </table:table-cell>
          <table:table-cell office:value-type="float" office:value="4240" table:style-name="ce1">
            <text:p>4240</text:p>
          </table:table-cell>
          <table:table-cell office:value-type="float" office:value="3" table:style-name="ce1">
            <text:p>3</text:p>
          </table:table-cell>
          <table:table-cell office:value-type="float" office:value="12.007680000000001" table:style-name="ce1">
            <text:p>12.00768</text:p>
          </table:table-cell>
          <table:table-cell office:value-type="float" office:value="4.0807216714635901" table:style-name="ce1">
            <text:p>4.080721671</text:p>
          </table:table-cell>
          <table:table-cell office:value-type="float" office:value="2160" table:style-name="ce1">
            <text:p>2160</text:p>
          </table:table-cell>
          <table:table-cell office:value-type="float" office:value="3234" table:style-name="ce1">
            <text:p>3234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32" table:style-name="ce1">
            <text:p>1132</text:p>
          </table:table-cell>
          <table:table-cell office:value-type="string" table:style-name="ce1">
            <text:p>train_img_0051_4k.jpg</text:p>
          </table:table-cell>
          <table:table-cell office:value-type="float" office:value="90" table:style-name="ce1">
            <text:p>90</text:p>
          </table:table-cell>
          <table:table-cell office:value-type="float" office:value="2832" table:style-name="ce1">
            <text:p>2832</text:p>
          </table:table-cell>
          <table:table-cell office:value-type="float" office:value="4240" table:style-name="ce1">
            <text:p>4240</text:p>
          </table:table-cell>
          <table:table-cell office:value-type="float" office:value="3" table:style-name="ce1">
            <text:p>3</text:p>
          </table:table-cell>
          <table:table-cell office:value-type="float" office:value="12.007680000000001" table:style-name="ce1">
            <text:p>12.00768</text:p>
          </table:table-cell>
          <table:table-cell office:value-type="float" office:value="7.4952030700351697" table:style-name="ce1">
            <text:p>7.49520307</text:p>
          </table:table-cell>
          <table:table-cell office:value-type="float" office:value="2160" table:style-name="ce1">
            <text:p>2160</text:p>
          </table:table-cell>
          <table:table-cell office:value-type="float" office:value="3234" table:style-name="ce1">
            <text:p>3234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34" table:style-name="ce1">
            <text:p>1134</text:p>
          </table:table-cell>
          <table:table-cell office:value-type="string" table:style-name="ce1">
            <text:p>test_img_0086_4k.jpg</text:p>
          </table:table-cell>
          <table:table-cell office:value-type="float" office:value="176" table:style-name="ce1">
            <text:p>176</text:p>
          </table:table-cell>
          <table:table-cell office:value-type="float" office:value="2832" table:style-name="ce1">
            <text:p>2832</text:p>
          </table:table-cell>
          <table:table-cell office:value-type="float" office:value="4256" table:style-name="ce1">
            <text:p>4256</text:p>
          </table:table-cell>
          <table:table-cell office:value-type="float" office:value="3" table:style-name="ce1">
            <text:p>3</text:p>
          </table:table-cell>
          <table:table-cell office:value-type="float" office:value="12.052992" table:style-name="ce1">
            <text:p>12.052992</text:p>
          </table:table-cell>
          <table:table-cell office:value-type="float" office:value="14.6021834246633" table:style-name="ce1">
            <text:p>14.60218342</text:p>
          </table:table-cell>
          <table:table-cell office:value-type="float" office:value="2160" table:style-name="ce1">
            <text:p>2160</text:p>
          </table:table-cell>
          <table:table-cell office:value-type="float" office:value="3246" table:style-name="ce1">
            <text:p>3246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35" table:style-name="ce1">
            <text:p>1135</text:p>
          </table:table-cell>
          <table:table-cell office:value-type="string" table:style-name="ce1">
            <text:p>test_img_0182_4k.jpg</text:p>
          </table:table-cell>
          <table:table-cell office:value-type="float" office:value="269" table:style-name="ce1">
            <text:p>269</text:p>
          </table:table-cell>
          <table:table-cell office:value-type="float" office:value="2832" table:style-name="ce1">
            <text:p>2832</text:p>
          </table:table-cell>
          <table:table-cell office:value-type="float" office:value="4256" table:style-name="ce1">
            <text:p>4256</text:p>
          </table:table-cell>
          <table:table-cell office:value-type="float" office:value="3" table:style-name="ce1">
            <text:p>3</text:p>
          </table:table-cell>
          <table:table-cell office:value-type="float" office:value="12.052992" table:style-name="ce1">
            <text:p>12.052992</text:p>
          </table:table-cell>
          <table:table-cell office:value-type="float" office:value="22.3181098933775" table:style-name="ce1">
            <text:p>22.31810989</text:p>
          </table:table-cell>
          <table:table-cell office:value-type="float" office:value="2160" table:style-name="ce1">
            <text:p>2160</text:p>
          </table:table-cell>
          <table:table-cell office:value-type="float" office:value="3246" table:style-name="ce1">
            <text:p>3246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36" table:style-name="ce1">
            <text:p>1136</text:p>
          </table:table-cell>
          <table:table-cell office:value-type="string" table:style-name="ce1">
            <text:p>test_img_0248_4k.jpg</text:p>
          </table:table-cell>
          <table:table-cell office:value-type="float" office:value="205" table:style-name="ce1">
            <text:p>205</text:p>
          </table:table-cell>
          <table:table-cell office:value-type="float" office:value="2832" table:style-name="ce1">
            <text:p>2832</text:p>
          </table:table-cell>
          <table:table-cell office:value-type="float" office:value="4256" table:style-name="ce1">
            <text:p>4256</text:p>
          </table:table-cell>
          <table:table-cell office:value-type="float" office:value="3" table:style-name="ce1">
            <text:p>3</text:p>
          </table:table-cell>
          <table:table-cell office:value-type="float" office:value="12.052992" table:style-name="ce1">
            <text:p>12.052992</text:p>
          </table:table-cell>
          <table:table-cell office:value-type="float" office:value="17.008225011681699" table:style-name="ce1">
            <text:p>17.00822501</text:p>
          </table:table-cell>
          <table:table-cell office:value-type="float" office:value="2160" table:style-name="ce1">
            <text:p>2160</text:p>
          </table:table-cell>
          <table:table-cell office:value-type="float" office:value="3246" table:style-name="ce1">
            <text:p>3246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37" table:style-name="ce1">
            <text:p>1137</text:p>
          </table:table-cell>
          <table:table-cell office:value-type="string" table:style-name="ce1">
            <text:p>train_img_0001_4k.jpg</text:p>
          </table:table-cell>
          <table:table-cell office:value-type="float" office:value="433" table:style-name="ce1">
            <text:p>433</text:p>
          </table:table-cell>
          <table:table-cell office:value-type="float" office:value="2832" table:style-name="ce1">
            <text:p>2832</text:p>
          </table:table-cell>
          <table:table-cell office:value-type="float" office:value="4256" table:style-name="ce1">
            <text:p>4256</text:p>
          </table:table-cell>
          <table:table-cell office:value-type="float" office:value="3" table:style-name="ce1">
            <text:p>3</text:p>
          </table:table-cell>
          <table:table-cell office:value-type="float" office:value="12.052992" table:style-name="ce1">
            <text:p>12.052992</text:p>
          </table:table-cell>
          <table:table-cell office:value-type="float" office:value="35.924689902722903" table:style-name="ce1">
            <text:p>35.9246899</text:p>
          </table:table-cell>
          <table:table-cell office:value-type="float" office:value="2160" table:style-name="ce1">
            <text:p>2160</text:p>
          </table:table-cell>
          <table:table-cell office:value-type="float" office:value="3246" table:style-name="ce1">
            <text:p>3246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38" table:style-name="ce1">
            <text:p>1138</text:p>
          </table:table-cell>
          <table:table-cell office:value-type="string" table:style-name="ce1">
            <text:p>train_img_0068_4k.jpg</text:p>
          </table:table-cell>
          <table:table-cell office:value-type="float" office:value="368" table:style-name="ce1">
            <text:p>368</text:p>
          </table:table-cell>
          <table:table-cell office:value-type="float" office:value="2832" table:style-name="ce1">
            <text:p>2832</text:p>
          </table:table-cell>
          <table:table-cell office:value-type="float" office:value="4256" table:style-name="ce1">
            <text:p>4256</text:p>
          </table:table-cell>
          <table:table-cell office:value-type="float" office:value="3" table:style-name="ce1">
            <text:p>3</text:p>
          </table:table-cell>
          <table:table-cell office:value-type="float" office:value="12.052992" table:style-name="ce1">
            <text:p>12.052992</text:p>
          </table:table-cell>
          <table:table-cell office:value-type="float" office:value="30.531838069750599" table:style-name="ce1">
            <text:p>30.53183807</text:p>
          </table:table-cell>
          <table:table-cell office:value-type="float" office:value="2160" table:style-name="ce1">
            <text:p>2160</text:p>
          </table:table-cell>
          <table:table-cell office:value-type="float" office:value="3246" table:style-name="ce1">
            <text:p>3246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39" table:style-name="ce1">
            <text:p>1139</text:p>
          </table:table-cell>
          <table:table-cell office:value-type="string" table:style-name="ce1">
            <text:p>train_img_0079_4k.jpg</text:p>
          </table:table-cell>
          <table:table-cell office:value-type="float" office:value="251" table:style-name="ce1">
            <text:p>251</text:p>
          </table:table-cell>
          <table:table-cell office:value-type="float" office:value="2832" table:style-name="ce1">
            <text:p>2832</text:p>
          </table:table-cell>
          <table:table-cell office:value-type="float" office:value="4256" table:style-name="ce1">
            <text:p>4256</text:p>
          </table:table-cell>
          <table:table-cell office:value-type="float" office:value="3" table:style-name="ce1">
            <text:p>3</text:p>
          </table:table-cell>
          <table:table-cell office:value-type="float" office:value="12.052992" table:style-name="ce1">
            <text:p>12.052992</text:p>
          </table:table-cell>
          <table:table-cell office:value-type="float" office:value="20.824704770400501" table:style-name="ce1">
            <text:p>20.82470477</text:p>
          </table:table-cell>
          <table:table-cell office:value-type="float" office:value="2160" table:style-name="ce1">
            <text:p>2160</text:p>
          </table:table-cell>
          <table:table-cell office:value-type="float" office:value="3246" table:style-name="ce1">
            <text:p>3246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40" table:style-name="ce1">
            <text:p>1140</text:p>
          </table:table-cell>
          <table:table-cell office:value-type="string" table:style-name="ce1">
            <text:p>train_img_0312_4k.jpg</text:p>
          </table:table-cell>
          <table:table-cell office:value-type="float" office:value="339" table:style-name="ce1">
            <text:p>339</text:p>
          </table:table-cell>
          <table:table-cell office:value-type="float" office:value="2832" table:style-name="ce1">
            <text:p>2832</text:p>
          </table:table-cell>
          <table:table-cell office:value-type="float" office:value="4256" table:style-name="ce1">
            <text:p>4256</text:p>
          </table:table-cell>
          <table:table-cell office:value-type="float" office:value="3" table:style-name="ce1">
            <text:p>3</text:p>
          </table:table-cell>
          <table:table-cell office:value-type="float" office:value="12.052992" table:style-name="ce1">
            <text:p>12.052992</text:p>
          </table:table-cell>
          <table:table-cell office:value-type="float" office:value="28.125796482732198" table:style-name="ce1">
            <text:p>28.12579648</text:p>
          </table:table-cell>
          <table:table-cell office:value-type="float" office:value="2160" table:style-name="ce1">
            <text:p>2160</text:p>
          </table:table-cell>
          <table:table-cell office:value-type="float" office:value="3246" table:style-name="ce1">
            <text:p>3246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41" table:style-name="ce1">
            <text:p>1141</text:p>
          </table:table-cell>
          <table:table-cell office:value-type="string" table:style-name="ce1">
            <text:p>train_img_0769_4k.jpg</text:p>
          </table:table-cell>
          <table:table-cell office:value-type="float" office:value="104" table:style-name="ce1">
            <text:p>104</text:p>
          </table:table-cell>
          <table:table-cell office:value-type="float" office:value="2832" table:style-name="ce1">
            <text:p>2832</text:p>
          </table:table-cell>
          <table:table-cell office:value-type="float" office:value="4256" table:style-name="ce1">
            <text:p>4256</text:p>
          </table:table-cell>
          <table:table-cell office:value-type="float" office:value="3" table:style-name="ce1">
            <text:p>3</text:p>
          </table:table-cell>
          <table:table-cell office:value-type="float" office:value="12.052992" table:style-name="ce1">
            <text:p>12.052992</text:p>
          </table:table-cell>
          <table:table-cell office:value-type="float" office:value="8.6285629327556101" table:style-name="ce1">
            <text:p>8.628562933</text:p>
          </table:table-cell>
          <table:table-cell office:value-type="float" office:value="2160" table:style-name="ce1">
            <text:p>2160</text:p>
          </table:table-cell>
          <table:table-cell office:value-type="float" office:value="3246" table:style-name="ce1">
            <text:p>3246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42" table:style-name="ce1">
            <text:p>1142</text:p>
          </table:table-cell>
          <table:table-cell office:value-type="string" table:style-name="ce1">
            <text:p>train_img_0830_4k.jpg</text:p>
          </table:table-cell>
          <table:table-cell office:value-type="float" office:value="185" table:style-name="ce1">
            <text:p>185</text:p>
          </table:table-cell>
          <table:table-cell office:value-type="float" office:value="2832" table:style-name="ce1">
            <text:p>2832</text:p>
          </table:table-cell>
          <table:table-cell office:value-type="float" office:value="4256" table:style-name="ce1">
            <text:p>4256</text:p>
          </table:table-cell>
          <table:table-cell office:value-type="float" office:value="3" table:style-name="ce1">
            <text:p>3</text:p>
          </table:table-cell>
          <table:table-cell office:value-type="float" office:value="12.052992" table:style-name="ce1">
            <text:p>12.052992</text:p>
          </table:table-cell>
          <table:table-cell office:value-type="float" office:value="15.348885986151799" table:style-name="ce1">
            <text:p>15.34888599</text:p>
          </table:table-cell>
          <table:table-cell office:value-type="float" office:value="2160" table:style-name="ce1">
            <text:p>2160</text:p>
          </table:table-cell>
          <table:table-cell office:value-type="float" office:value="3246" table:style-name="ce1">
            <text:p>3246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43" table:style-name="ce1">
            <text:p>1143</text:p>
          </table:table-cell>
          <table:table-cell office:value-type="string" table:style-name="ce1">
            <text:p>train_img_0850_4k.jpg</text:p>
          </table:table-cell>
          <table:table-cell office:value-type="float" office:value="254" table:style-name="ce1">
            <text:p>254</text:p>
          </table:table-cell>
          <table:table-cell office:value-type="float" office:value="2837" table:style-name="ce1">
            <text:p>2837</text:p>
          </table:table-cell>
          <table:table-cell office:value-type="float" office:value="4256" table:style-name="ce1">
            <text:p>4256</text:p>
          </table:table-cell>
          <table:table-cell office:value-type="float" office:value="3" table:style-name="ce1">
            <text:p>3</text:p>
          </table:table-cell>
          <table:table-cell office:value-type="float" office:value="12.074272000000001" table:style-name="ce1">
            <text:p>12.074272</text:p>
          </table:table-cell>
          <table:table-cell office:value-type="float" office:value="21.036464972794999" table:style-name="ce1">
            <text:p>21.03646497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45" table:style-name="ce1">
            <text:p>1145</text:p>
          </table:table-cell>
          <table:table-cell office:value-type="string" table:style-name="ce1">
            <text:p>train_img_0600_4k.jpg</text:p>
          </table:table-cell>
          <table:table-cell office:value-type="float" office:value="198" table:style-name="ce1">
            <text:p>198</text:p>
          </table:table-cell>
          <table:table-cell office:value-type="float" office:value="2848" table:style-name="ce1">
            <text:p>2848</text:p>
          </table:table-cell>
          <table:table-cell office:value-type="float" office:value="2136" table:style-name="ce1">
            <text:p>2136</text:p>
          </table:table-cell>
          <table:table-cell office:value-type="float" office:value="3" table:style-name="ce1">
            <text:p>3</text:p>
          </table:table-cell>
          <table:table-cell office:value-type="float" office:value="6.0833279999999998" table:style-name="ce1">
            <text:p>6.083328</text:p>
          </table:table-cell>
          <table:table-cell office:value-type="float" office:value="32.547973740689301" table:style-name="ce1">
            <text:p>32.54797374</text:p>
          </table:table-cell>
          <table:table-cell office:value-type="float" office:value="1080" table:style-name="ce1">
            <text:p>1080</text:p>
          </table:table-cell>
          <table:table-cell office:value-type="float" office:value="810" table:style-name="ce1">
            <text:p>81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48" table:style-name="ce1">
            <text:p>1148</text:p>
          </table:table-cell>
          <table:table-cell office:value-type="string" table:style-name="ce1">
            <text:p>test_img_0107_4k.jpg</text:p>
          </table:table-cell>
          <table:table-cell office:value-type="float" office:value="335" table:style-name="ce1">
            <text:p>335</text:p>
          </table:table-cell>
          <table:table-cell office:value-type="float" office:value="2848" table:style-name="ce1">
            <text:p>2848</text:p>
          </table:table-cell>
          <table:table-cell office:value-type="float" office:value="4256" table:style-name="ce1">
            <text:p>4256</text:p>
          </table:table-cell>
          <table:table-cell office:value-type="float" office:value="3" table:style-name="ce1">
            <text:p>3</text:p>
          </table:table-cell>
          <table:table-cell office:value-type="float" office:value="12.121088" table:style-name="ce1">
            <text:p>12.121088</text:p>
          </table:table-cell>
          <table:table-cell office:value-type="float" office:value="27.637783010898001" table:style-name="ce1">
            <text:p>27.63778301</text:p>
          </table:table-cell>
          <table:table-cell office:value-type="float" office:value="2160" table:style-name="ce1">
            <text:p>2160</text:p>
          </table:table-cell>
          <table:table-cell office:value-type="float" office:value="3228" table:style-name="ce1">
            <text:p>3228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49" table:style-name="ce1">
            <text:p>1149</text:p>
          </table:table-cell>
          <table:table-cell office:value-type="string" table:style-name="ce1">
            <text:p>test_img_0045_4k.jpg</text:p>
          </table:table-cell>
          <table:table-cell office:value-type="float" office:value="153" table:style-name="ce1">
            <text:p>153</text:p>
          </table:table-cell>
          <table:table-cell office:value-type="float" office:value="2848" table:style-name="ce1">
            <text:p>2848</text:p>
          </table:table-cell>
          <table:table-cell office:value-type="float" office:value="4272" table:style-name="ce1">
            <text:p>4272</text:p>
          </table:table-cell>
          <table:table-cell office:value-type="float" office:value="3" table:style-name="ce1">
            <text:p>3</text:p>
          </table:table-cell>
          <table:table-cell office:value-type="float" office:value="12.166656" table:style-name="ce1">
            <text:p>12.166656</text:p>
          </table:table-cell>
          <table:table-cell office:value-type="float" office:value="12.575353490720801" table:style-name="ce1">
            <text:p>12.57535349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50" table:style-name="ce1">
            <text:p>1150</text:p>
          </table:table-cell>
          <table:table-cell office:value-type="string" table:style-name="ce1">
            <text:p>test_img_0146_4k.jpg</text:p>
          </table:table-cell>
          <table:table-cell office:value-type="float" office:value="387" table:style-name="ce1">
            <text:p>387</text:p>
          </table:table-cell>
          <table:table-cell office:value-type="float" office:value="2848" table:style-name="ce1">
            <text:p>2848</text:p>
          </table:table-cell>
          <table:table-cell office:value-type="float" office:value="4272" table:style-name="ce1">
            <text:p>4272</text:p>
          </table:table-cell>
          <table:table-cell office:value-type="float" office:value="3" table:style-name="ce1">
            <text:p>3</text:p>
          </table:table-cell>
          <table:table-cell office:value-type="float" office:value="12.166656" table:style-name="ce1">
            <text:p>12.166656</text:p>
          </table:table-cell>
          <table:table-cell office:value-type="float" office:value="31.808247064764501" table:style-name="ce1">
            <text:p>31.80824706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51" table:style-name="ce1">
            <text:p>1151</text:p>
          </table:table-cell>
          <table:table-cell office:value-type="string" table:style-name="ce1">
            <text:p>test_img_0214_4k.jpg</text:p>
          </table:table-cell>
          <table:table-cell office:value-type="float" office:value="514" table:style-name="ce1">
            <text:p>514</text:p>
          </table:table-cell>
          <table:table-cell office:value-type="float" office:value="2848" table:style-name="ce1">
            <text:p>2848</text:p>
          </table:table-cell>
          <table:table-cell office:value-type="float" office:value="4272" table:style-name="ce1">
            <text:p>4272</text:p>
          </table:table-cell>
          <table:table-cell office:value-type="float" office:value="3" table:style-name="ce1">
            <text:p>3</text:p>
          </table:table-cell>
          <table:table-cell office:value-type="float" office:value="12.166656" table:style-name="ce1">
            <text:p>12.166656</text:p>
          </table:table-cell>
          <table:table-cell office:value-type="float" office:value="42.2466123805916" table:style-name="ce1">
            <text:p>42.24661238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52" table:style-name="ce1">
            <text:p>1152</text:p>
          </table:table-cell>
          <table:table-cell office:value-type="string" table:style-name="ce1">
            <text:p>train_img_0035_4k.jpg</text:p>
          </table:table-cell>
          <table:table-cell office:value-type="float" office:value="488" table:style-name="ce1">
            <text:p>488</text:p>
          </table:table-cell>
          <table:table-cell office:value-type="float" office:value="2848" table:style-name="ce1">
            <text:p>2848</text:p>
          </table:table-cell>
          <table:table-cell office:value-type="float" office:value="4272" table:style-name="ce1">
            <text:p>4272</text:p>
          </table:table-cell>
          <table:table-cell office:value-type="float" office:value="3" table:style-name="ce1">
            <text:p>3</text:p>
          </table:table-cell>
          <table:table-cell office:value-type="float" office:value="12.166656" table:style-name="ce1">
            <text:p>12.166656</text:p>
          </table:table-cell>
          <table:table-cell office:value-type="float" office:value="40.109624205697898" table:style-name="ce1">
            <text:p>40.10962421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53" table:style-name="ce1">
            <text:p>1153</text:p>
          </table:table-cell>
          <table:table-cell office:value-type="string" table:style-name="ce1">
            <text:p>train_img_0076_4k.jpg</text:p>
          </table:table-cell>
          <table:table-cell office:value-type="float" office:value="171" table:style-name="ce1">
            <text:p>171</text:p>
          </table:table-cell>
          <table:table-cell office:value-type="float" office:value="2848" table:style-name="ce1">
            <text:p>2848</text:p>
          </table:table-cell>
          <table:table-cell office:value-type="float" office:value="4272" table:style-name="ce1">
            <text:p>4272</text:p>
          </table:table-cell>
          <table:table-cell office:value-type="float" office:value="3" table:style-name="ce1">
            <text:p>3</text:p>
          </table:table-cell>
          <table:table-cell office:value-type="float" office:value="12.166656" table:style-name="ce1">
            <text:p>12.166656</text:p>
          </table:table-cell>
          <table:table-cell office:value-type="float" office:value="14.054806842570301" table:style-name="ce1">
            <text:p>14.05480684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54" table:style-name="ce1">
            <text:p>1154</text:p>
          </table:table-cell>
          <table:table-cell office:value-type="string" table:style-name="ce1">
            <text:p>train_img_0077_4k.jpg</text:p>
          </table:table-cell>
          <table:table-cell office:value-type="float" office:value="307" table:style-name="ce1">
            <text:p>307</text:p>
          </table:table-cell>
          <table:table-cell office:value-type="float" office:value="2848" table:style-name="ce1">
            <text:p>2848</text:p>
          </table:table-cell>
          <table:table-cell office:value-type="float" office:value="4272" table:style-name="ce1">
            <text:p>4272</text:p>
          </table:table-cell>
          <table:table-cell office:value-type="float" office:value="3" table:style-name="ce1">
            <text:p>3</text:p>
          </table:table-cell>
          <table:table-cell office:value-type="float" office:value="12.166656" table:style-name="ce1">
            <text:p>12.166656</text:p>
          </table:table-cell>
          <table:table-cell office:value-type="float" office:value="25.232898834322199" table:style-name="ce1">
            <text:p>25.23289883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56" table:style-name="ce1">
            <text:p>1156</text:p>
          </table:table-cell>
          <table:table-cell office:value-type="string" table:style-name="ce1">
            <text:p>train_img_0089_4k.jpg</text:p>
          </table:table-cell>
          <table:table-cell office:value-type="float" office:value="349" table:style-name="ce1">
            <text:p>349</text:p>
          </table:table-cell>
          <table:table-cell office:value-type="float" office:value="2848" table:style-name="ce1">
            <text:p>2848</text:p>
          </table:table-cell>
          <table:table-cell office:value-type="float" office:value="4272" table:style-name="ce1">
            <text:p>4272</text:p>
          </table:table-cell>
          <table:table-cell office:value-type="float" office:value="3" table:style-name="ce1">
            <text:p>3</text:p>
          </table:table-cell>
          <table:table-cell office:value-type="float" office:value="12.166656" table:style-name="ce1">
            <text:p>12.166656</text:p>
          </table:table-cell>
          <table:table-cell office:value-type="float" office:value="28.684956655304401" table:style-name="ce1">
            <text:p>28.68495666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57" table:style-name="ce1">
            <text:p>1157</text:p>
          </table:table-cell>
          <table:table-cell office:value-type="string" table:style-name="ce1">
            <text:p>train_img_0197_4k.jpg</text:p>
          </table:table-cell>
          <table:table-cell office:value-type="float" office:value="271" table:style-name="ce1">
            <text:p>271</text:p>
          </table:table-cell>
          <table:table-cell office:value-type="float" office:value="2848" table:style-name="ce1">
            <text:p>2848</text:p>
          </table:table-cell>
          <table:table-cell office:value-type="float" office:value="4272" table:style-name="ce1">
            <text:p>4272</text:p>
          </table:table-cell>
          <table:table-cell office:value-type="float" office:value="3" table:style-name="ce1">
            <text:p>3</text:p>
          </table:table-cell>
          <table:table-cell office:value-type="float" office:value="12.166656" table:style-name="ce1">
            <text:p>12.166656</text:p>
          </table:table-cell>
          <table:table-cell office:value-type="float" office:value="22.273992130623199" table:style-name="ce1">
            <text:p>22.27399213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58" table:style-name="ce1">
            <text:p>1158</text:p>
          </table:table-cell>
          <table:table-cell office:value-type="string" table:style-name="ce1">
            <text:p>train_img_0198_4k.jpg</text:p>
          </table:table-cell>
          <table:table-cell office:value-type="float" office:value="314" table:style-name="ce1">
            <text:p>314</text:p>
          </table:table-cell>
          <table:table-cell office:value-type="float" office:value="2848" table:style-name="ce1">
            <text:p>2848</text:p>
          </table:table-cell>
          <table:table-cell office:value-type="float" office:value="4272" table:style-name="ce1">
            <text:p>4272</text:p>
          </table:table-cell>
          <table:table-cell office:value-type="float" office:value="3" table:style-name="ce1">
            <text:p>3</text:p>
          </table:table-cell>
          <table:table-cell office:value-type="float" office:value="12.166656" table:style-name="ce1">
            <text:p>12.166656</text:p>
          </table:table-cell>
          <table:table-cell office:value-type="float" office:value="25.808241804485899" table:style-name="ce1">
            <text:p>25.8082418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59" table:style-name="ce1">
            <text:p>1159</text:p>
          </table:table-cell>
          <table:table-cell office:value-type="string" table:style-name="ce1">
            <text:p>train_img_0200_4k.jpg</text:p>
          </table:table-cell>
          <table:table-cell office:value-type="float" office:value="161" table:style-name="ce1">
            <text:p>161</text:p>
          </table:table-cell>
          <table:table-cell office:value-type="float" office:value="2848" table:style-name="ce1">
            <text:p>2848</text:p>
          </table:table-cell>
          <table:table-cell office:value-type="float" office:value="4272" table:style-name="ce1">
            <text:p>4272</text:p>
          </table:table-cell>
          <table:table-cell office:value-type="float" office:value="3" table:style-name="ce1">
            <text:p>3</text:p>
          </table:table-cell>
          <table:table-cell office:value-type="float" office:value="12.166656" table:style-name="ce1">
            <text:p>12.166656</text:p>
          </table:table-cell>
          <table:table-cell office:value-type="float" office:value="13.232888313765001" table:style-name="ce1">
            <text:p>13.23288831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60" table:style-name="ce1">
            <text:p>1160</text:p>
          </table:table-cell>
          <table:table-cell office:value-type="string" table:style-name="ce1">
            <text:p>train_img_0587_4k.jpg</text:p>
          </table:table-cell>
          <table:table-cell office:value-type="float" office:value="206" table:style-name="ce1">
            <text:p>206</text:p>
          </table:table-cell>
          <table:table-cell office:value-type="float" office:value="2848" table:style-name="ce1">
            <text:p>2848</text:p>
          </table:table-cell>
          <table:table-cell office:value-type="float" office:value="4272" table:style-name="ce1">
            <text:p>4272</text:p>
          </table:table-cell>
          <table:table-cell office:value-type="float" office:value="3" table:style-name="ce1">
            <text:p>3</text:p>
          </table:table-cell>
          <table:table-cell office:value-type="float" office:value="12.166656" table:style-name="ce1">
            <text:p>12.166656</text:p>
          </table:table-cell>
          <table:table-cell office:value-type="float" office:value="16.931521693388799" table:style-name="ce1">
            <text:p>16.93152169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61" table:style-name="ce1">
            <text:p>1161</text:p>
          </table:table-cell>
          <table:table-cell office:value-type="string" table:style-name="ce1">
            <text:p>train_img_0777_4k.jpg</text:p>
          </table:table-cell>
          <table:table-cell office:value-type="float" office:value="237" table:style-name="ce1">
            <text:p>237</text:p>
          </table:table-cell>
          <table:table-cell office:value-type="float" office:value="2848" table:style-name="ce1">
            <text:p>2848</text:p>
          </table:table-cell>
          <table:table-cell office:value-type="float" office:value="4272" table:style-name="ce1">
            <text:p>4272</text:p>
          </table:table-cell>
          <table:table-cell office:value-type="float" office:value="3" table:style-name="ce1">
            <text:p>3</text:p>
          </table:table-cell>
          <table:table-cell office:value-type="float" office:value="12.166656" table:style-name="ce1">
            <text:p>12.166656</text:p>
          </table:table-cell>
          <table:table-cell office:value-type="float" office:value="19.4794691326852" table:style-name="ce1">
            <text:p>19.47946913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62" table:style-name="ce1">
            <text:p>1162</text:p>
          </table:table-cell>
          <table:table-cell office:value-type="string" table:style-name="ce1">
            <text:p>test_img_0014_4k.jpg</text:p>
          </table:table-cell>
          <table:table-cell office:value-type="float" office:value="225" table:style-name="ce1">
            <text:p>225</text:p>
          </table:table-cell>
          <table:table-cell office:value-type="float" office:value="2848" table:style-name="ce1">
            <text:p>2848</text:p>
          </table:table-cell>
          <table:table-cell office:value-type="float" office:value="4288" table:style-name="ce1">
            <text:p>4288</text:p>
          </table:table-cell>
          <table:table-cell office:value-type="float" office:value="3" table:style-name="ce1">
            <text:p>3</text:p>
          </table:table-cell>
          <table:table-cell office:value-type="float" office:value="12.212224000000001" table:style-name="ce1">
            <text:p>12.212224</text:p>
          </table:table-cell>
          <table:table-cell office:value-type="float" office:value="18.424162544021399" table:style-name="ce1">
            <text:p>18.42416254</text:p>
          </table:table-cell>
          <table:table-cell office:value-type="float" office:value="2160" table:style-name="ce1">
            <text:p>2160</text:p>
          </table:table-cell>
          <table:table-cell office:value-type="float" office:value="3252" table:style-name="ce1">
            <text:p>3252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63" table:style-name="ce1">
            <text:p>1163</text:p>
          </table:table-cell>
          <table:table-cell office:value-type="string" table:style-name="ce1">
            <text:p>test_img_0123_4k.jpg</text:p>
          </table:table-cell>
          <table:table-cell office:value-type="float" office:value="485" table:style-name="ce1">
            <text:p>485</text:p>
          </table:table-cell>
          <table:table-cell office:value-type="float" office:value="2848" table:style-name="ce1">
            <text:p>2848</text:p>
          </table:table-cell>
          <table:table-cell office:value-type="float" office:value="4288" table:style-name="ce1">
            <text:p>4288</text:p>
          </table:table-cell>
          <table:table-cell office:value-type="float" office:value="3" table:style-name="ce1">
            <text:p>3</text:p>
          </table:table-cell>
          <table:table-cell office:value-type="float" office:value="12.212224000000001" table:style-name="ce1">
            <text:p>12.212224</text:p>
          </table:table-cell>
          <table:table-cell office:value-type="float" office:value="39.714305928224" table:style-name="ce1">
            <text:p>39.71430593</text:p>
          </table:table-cell>
          <table:table-cell office:value-type="float" office:value="2160" table:style-name="ce1">
            <text:p>2160</text:p>
          </table:table-cell>
          <table:table-cell office:value-type="float" office:value="3252" table:style-name="ce1">
            <text:p>3252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64" table:style-name="ce1">
            <text:p>1164</text:p>
          </table:table-cell>
          <table:table-cell office:value-type="string" table:style-name="ce1">
            <text:p>test_img_0157_4k.jpg</text:p>
          </table:table-cell>
          <table:table-cell office:value-type="float" office:value="471" table:style-name="ce1">
            <text:p>471</text:p>
          </table:table-cell>
          <table:table-cell office:value-type="float" office:value="2848" table:style-name="ce1">
            <text:p>2848</text:p>
          </table:table-cell>
          <table:table-cell office:value-type="float" office:value="4288" table:style-name="ce1">
            <text:p>4288</text:p>
          </table:table-cell>
          <table:table-cell office:value-type="float" office:value="3" table:style-name="ce1">
            <text:p>3</text:p>
          </table:table-cell>
          <table:table-cell office:value-type="float" office:value="12.212224000000001" table:style-name="ce1">
            <text:p>12.212224</text:p>
          </table:table-cell>
          <table:table-cell office:value-type="float" office:value="38.567913592151598" table:style-name="ce1">
            <text:p>38.56791359</text:p>
          </table:table-cell>
          <table:table-cell office:value-type="float" office:value="2160" table:style-name="ce1">
            <text:p>2160</text:p>
          </table:table-cell>
          <table:table-cell office:value-type="float" office:value="3252" table:style-name="ce1">
            <text:p>3252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65" table:style-name="ce1">
            <text:p>1165</text:p>
          </table:table-cell>
          <table:table-cell office:value-type="string" table:style-name="ce1">
            <text:p>test_img_0158_4k.jpg</text:p>
          </table:table-cell>
          <table:table-cell office:value-type="float" office:value="247" table:style-name="ce1">
            <text:p>247</text:p>
          </table:table-cell>
          <table:table-cell office:value-type="float" office:value="2848" table:style-name="ce1">
            <text:p>2848</text:p>
          </table:table-cell>
          <table:table-cell office:value-type="float" office:value="4288" table:style-name="ce1">
            <text:p>4288</text:p>
          </table:table-cell>
          <table:table-cell office:value-type="float" office:value="3" table:style-name="ce1">
            <text:p>3</text:p>
          </table:table-cell>
          <table:table-cell office:value-type="float" office:value="12.212224000000001" table:style-name="ce1">
            <text:p>12.212224</text:p>
          </table:table-cell>
          <table:table-cell office:value-type="float" office:value="20.225636214992399" table:style-name="ce1">
            <text:p>20.22563621</text:p>
          </table:table-cell>
          <table:table-cell office:value-type="float" office:value="2160" table:style-name="ce1">
            <text:p>2160</text:p>
          </table:table-cell>
          <table:table-cell office:value-type="float" office:value="3252" table:style-name="ce1">
            <text:p>3252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68" table:style-name="ce1">
            <text:p>1168</text:p>
          </table:table-cell>
          <table:table-cell office:value-type="string" table:style-name="ce1">
            <text:p>test_img_0224_4k.jpg</text:p>
          </table:table-cell>
          <table:table-cell office:value-type="float" office:value="379" table:style-name="ce1">
            <text:p>379</text:p>
          </table:table-cell>
          <table:table-cell office:value-type="float" office:value="2848" table:style-name="ce1">
            <text:p>2848</text:p>
          </table:table-cell>
          <table:table-cell office:value-type="float" office:value="4288" table:style-name="ce1">
            <text:p>4288</text:p>
          </table:table-cell>
          <table:table-cell office:value-type="float" office:value="3" table:style-name="ce1">
            <text:p>3</text:p>
          </table:table-cell>
          <table:table-cell office:value-type="float" office:value="12.212224000000001" table:style-name="ce1">
            <text:p>12.212224</text:p>
          </table:table-cell>
          <table:table-cell office:value-type="float" office:value="31.034478240818299" table:style-name="ce1">
            <text:p>31.03447824</text:p>
          </table:table-cell>
          <table:table-cell office:value-type="float" office:value="2160" table:style-name="ce1">
            <text:p>2160</text:p>
          </table:table-cell>
          <table:table-cell office:value-type="float" office:value="3252" table:style-name="ce1">
            <text:p>3252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72" table:style-name="ce1">
            <text:p>1172</text:p>
          </table:table-cell>
          <table:table-cell office:value-type="string" table:style-name="ce1">
            <text:p>test_img_0261_4k.jpg</text:p>
          </table:table-cell>
          <table:table-cell office:value-type="float" office:value="343" table:style-name="ce1">
            <text:p>343</text:p>
          </table:table-cell>
          <table:table-cell office:value-type="float" office:value="2848" table:style-name="ce1">
            <text:p>2848</text:p>
          </table:table-cell>
          <table:table-cell office:value-type="float" office:value="4288" table:style-name="ce1">
            <text:p>4288</text:p>
          </table:table-cell>
          <table:table-cell office:value-type="float" office:value="3" table:style-name="ce1">
            <text:p>3</text:p>
          </table:table-cell>
          <table:table-cell office:value-type="float" office:value="12.212224000000001" table:style-name="ce1">
            <text:p>12.212224</text:p>
          </table:table-cell>
          <table:table-cell office:value-type="float" office:value="28.0866122337749" table:style-name="ce1">
            <text:p>28.08661223</text:p>
          </table:table-cell>
          <table:table-cell office:value-type="float" office:value="2160" table:style-name="ce1">
            <text:p>2160</text:p>
          </table:table-cell>
          <table:table-cell office:value-type="float" office:value="3252" table:style-name="ce1">
            <text:p>3252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73" table:style-name="ce1">
            <text:p>1173</text:p>
          </table:table-cell>
          <table:table-cell office:value-type="string" table:style-name="ce1">
            <text:p>train_img_0041_4k.jpg</text:p>
          </table:table-cell>
          <table:table-cell office:value-type="float" office:value="250" table:style-name="ce1">
            <text:p>250</text:p>
          </table:table-cell>
          <table:table-cell office:value-type="float" office:value="2848" table:style-name="ce1">
            <text:p>2848</text:p>
          </table:table-cell>
          <table:table-cell office:value-type="float" office:value="4288" table:style-name="ce1">
            <text:p>4288</text:p>
          </table:table-cell>
          <table:table-cell office:value-type="float" office:value="3" table:style-name="ce1">
            <text:p>3</text:p>
          </table:table-cell>
          <table:table-cell office:value-type="float" office:value="12.212224000000001" table:style-name="ce1">
            <text:p>12.212224</text:p>
          </table:table-cell>
          <table:table-cell office:value-type="float" office:value="20.471291715579401" table:style-name="ce1">
            <text:p>20.47129172</text:p>
          </table:table-cell>
          <table:table-cell office:value-type="float" office:value="2160" table:style-name="ce1">
            <text:p>2160</text:p>
          </table:table-cell>
          <table:table-cell office:value-type="float" office:value="3252" table:style-name="ce1">
            <text:p>3252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74" table:style-name="ce1">
            <text:p>1174</text:p>
          </table:table-cell>
          <table:table-cell office:value-type="string" table:style-name="ce1">
            <text:p>train_img_0044_4k.jpg</text:p>
          </table:table-cell>
          <table:table-cell office:value-type="float" office:value="134" table:style-name="ce1">
            <text:p>134</text:p>
          </table:table-cell>
          <table:table-cell office:value-type="float" office:value="2848" table:style-name="ce1">
            <text:p>2848</text:p>
          </table:table-cell>
          <table:table-cell office:value-type="float" office:value="4288" table:style-name="ce1">
            <text:p>4288</text:p>
          </table:table-cell>
          <table:table-cell office:value-type="float" office:value="3" table:style-name="ce1">
            <text:p>3</text:p>
          </table:table-cell>
          <table:table-cell office:value-type="float" office:value="12.212224000000001" table:style-name="ce1">
            <text:p>12.212224</text:p>
          </table:table-cell>
          <table:table-cell office:value-type="float" office:value="10.972612359550499" table:style-name="ce1">
            <text:p>10.97261236</text:p>
          </table:table-cell>
          <table:table-cell office:value-type="float" office:value="2160" table:style-name="ce1">
            <text:p>2160</text:p>
          </table:table-cell>
          <table:table-cell office:value-type="float" office:value="3252" table:style-name="ce1">
            <text:p>3252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75" table:style-name="ce1">
            <text:p>1175</text:p>
          </table:table-cell>
          <table:table-cell office:value-type="string" table:style-name="ce1">
            <text:p>train_img_0057_4k.jpg</text:p>
          </table:table-cell>
          <table:table-cell office:value-type="float" office:value="162" table:style-name="ce1">
            <text:p>162</text:p>
          </table:table-cell>
          <table:table-cell office:value-type="float" office:value="2848" table:style-name="ce1">
            <text:p>2848</text:p>
          </table:table-cell>
          <table:table-cell office:value-type="float" office:value="4288" table:style-name="ce1">
            <text:p>4288</text:p>
          </table:table-cell>
          <table:table-cell office:value-type="float" office:value="3" table:style-name="ce1">
            <text:p>3</text:p>
          </table:table-cell>
          <table:table-cell office:value-type="float" office:value="12.212224000000001" table:style-name="ce1">
            <text:p>12.212224</text:p>
          </table:table-cell>
          <table:table-cell office:value-type="float" office:value="13.2653970316954" table:style-name="ce1">
            <text:p>13.26539703</text:p>
          </table:table-cell>
          <table:table-cell office:value-type="float" office:value="2160" table:style-name="ce1">
            <text:p>2160</text:p>
          </table:table-cell>
          <table:table-cell office:value-type="float" office:value="3252" table:style-name="ce1">
            <text:p>3252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76" table:style-name="ce1">
            <text:p>1176</text:p>
          </table:table-cell>
          <table:table-cell office:value-type="string" table:style-name="ce1">
            <text:p>train_img_0058_4k.jpg</text:p>
          </table:table-cell>
          <table:table-cell office:value-type="float" office:value="110" table:style-name="ce1">
            <text:p>110</text:p>
          </table:table-cell>
          <table:table-cell office:value-type="float" office:value="2848" table:style-name="ce1">
            <text:p>2848</text:p>
          </table:table-cell>
          <table:table-cell office:value-type="float" office:value="4288" table:style-name="ce1">
            <text:p>4288</text:p>
          </table:table-cell>
          <table:table-cell office:value-type="float" office:value="3" table:style-name="ce1">
            <text:p>3</text:p>
          </table:table-cell>
          <table:table-cell office:value-type="float" office:value="12.212224000000001" table:style-name="ce1">
            <text:p>12.212224</text:p>
          </table:table-cell>
          <table:table-cell office:value-type="float" office:value="9.0073683548549308" table:style-name="ce1">
            <text:p>9.007368355</text:p>
          </table:table-cell>
          <table:table-cell office:value-type="float" office:value="2160" table:style-name="ce1">
            <text:p>2160</text:p>
          </table:table-cell>
          <table:table-cell office:value-type="float" office:value="3252" table:style-name="ce1">
            <text:p>3252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77" table:style-name="ce1">
            <text:p>1177</text:p>
          </table:table-cell>
          <table:table-cell office:value-type="string" table:style-name="ce1">
            <text:p>train_img_0059_4k.jpg</text:p>
          </table:table-cell>
          <table:table-cell office:value-type="float" office:value="175" table:style-name="ce1">
            <text:p>175</text:p>
          </table:table-cell>
          <table:table-cell office:value-type="float" office:value="2848" table:style-name="ce1">
            <text:p>2848</text:p>
          </table:table-cell>
          <table:table-cell office:value-type="float" office:value="4288" table:style-name="ce1">
            <text:p>4288</text:p>
          </table:table-cell>
          <table:table-cell office:value-type="float" office:value="3" table:style-name="ce1">
            <text:p>3</text:p>
          </table:table-cell>
          <table:table-cell office:value-type="float" office:value="12.212224000000001" table:style-name="ce1">
            <text:p>12.212224</text:p>
          </table:table-cell>
          <table:table-cell office:value-type="float" office:value="14.329904200905499" table:style-name="ce1">
            <text:p>14.3299042</text:p>
          </table:table-cell>
          <table:table-cell office:value-type="float" office:value="2160" table:style-name="ce1">
            <text:p>2160</text:p>
          </table:table-cell>
          <table:table-cell office:value-type="float" office:value="3252" table:style-name="ce1">
            <text:p>3252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78" table:style-name="ce1">
            <text:p>1178</text:p>
          </table:table-cell>
          <table:table-cell office:value-type="string" table:style-name="ce1">
            <text:p>train_img_0060_4k.jpg</text:p>
          </table:table-cell>
          <table:table-cell office:value-type="float" office:value="233" table:style-name="ce1">
            <text:p>233</text:p>
          </table:table-cell>
          <table:table-cell office:value-type="float" office:value="2848" table:style-name="ce1">
            <text:p>2848</text:p>
          </table:table-cell>
          <table:table-cell office:value-type="float" office:value="4288" table:style-name="ce1">
            <text:p>4288</text:p>
          </table:table-cell>
          <table:table-cell office:value-type="float" office:value="3" table:style-name="ce1">
            <text:p>3</text:p>
          </table:table-cell>
          <table:table-cell office:value-type="float" office:value="12.212224000000001" table:style-name="ce1">
            <text:p>12.212224</text:p>
          </table:table-cell>
          <table:table-cell office:value-type="float" office:value="19.07924387892" table:style-name="ce1">
            <text:p>19.07924388</text:p>
          </table:table-cell>
          <table:table-cell office:value-type="float" office:value="2160" table:style-name="ce1">
            <text:p>2160</text:p>
          </table:table-cell>
          <table:table-cell office:value-type="float" office:value="3252" table:style-name="ce1">
            <text:p>3252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79" table:style-name="ce1">
            <text:p>1179</text:p>
          </table:table-cell>
          <table:table-cell office:value-type="string" table:style-name="ce1">
            <text:p>train_img_0061_4k.jpg</text:p>
          </table:table-cell>
          <table:table-cell office:value-type="float" office:value="203" table:style-name="ce1">
            <text:p>203</text:p>
          </table:table-cell>
          <table:table-cell office:value-type="float" office:value="2848" table:style-name="ce1">
            <text:p>2848</text:p>
          </table:table-cell>
          <table:table-cell office:value-type="float" office:value="4288" table:style-name="ce1">
            <text:p>4288</text:p>
          </table:table-cell>
          <table:table-cell office:value-type="float" office:value="3" table:style-name="ce1">
            <text:p>3</text:p>
          </table:table-cell>
          <table:table-cell office:value-type="float" office:value="12.212224000000001" table:style-name="ce1">
            <text:p>12.212224</text:p>
          </table:table-cell>
          <table:table-cell office:value-type="float" office:value="16.6226888730504" table:style-name="ce1">
            <text:p>16.62268887</text:p>
          </table:table-cell>
          <table:table-cell office:value-type="float" office:value="2160" table:style-name="ce1">
            <text:p>2160</text:p>
          </table:table-cell>
          <table:table-cell office:value-type="float" office:value="3252" table:style-name="ce1">
            <text:p>3252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80" table:style-name="ce1">
            <text:p>1180</text:p>
          </table:table-cell>
          <table:table-cell office:value-type="string" table:style-name="ce1">
            <text:p>train_img_0062_4k.jpg</text:p>
          </table:table-cell>
          <table:table-cell office:value-type="float" office:value="106" table:style-name="ce1">
            <text:p>106</text:p>
          </table:table-cell>
          <table:table-cell office:value-type="float" office:value="2848" table:style-name="ce1">
            <text:p>2848</text:p>
          </table:table-cell>
          <table:table-cell office:value-type="float" office:value="4288" table:style-name="ce1">
            <text:p>4288</text:p>
          </table:table-cell>
          <table:table-cell office:value-type="float" office:value="3" table:style-name="ce1">
            <text:p>3</text:p>
          </table:table-cell>
          <table:table-cell office:value-type="float" office:value="12.212224000000001" table:style-name="ce1">
            <text:p>12.212224</text:p>
          </table:table-cell>
          <table:table-cell office:value-type="float" office:value="8.6798276874056608" table:style-name="ce1">
            <text:p>8.679827687</text:p>
          </table:table-cell>
          <table:table-cell office:value-type="float" office:value="2160" table:style-name="ce1">
            <text:p>2160</text:p>
          </table:table-cell>
          <table:table-cell office:value-type="float" office:value="3252" table:style-name="ce1">
            <text:p>3252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81" table:style-name="ce1">
            <text:p>1181</text:p>
          </table:table-cell>
          <table:table-cell office:value-type="string" table:style-name="ce1">
            <text:p>train_img_0063_4k.jpg</text:p>
          </table:table-cell>
          <table:table-cell office:value-type="float" office:value="255" table:style-name="ce1">
            <text:p>255</text:p>
          </table:table-cell>
          <table:table-cell office:value-type="float" office:value="2848" table:style-name="ce1">
            <text:p>2848</text:p>
          </table:table-cell>
          <table:table-cell office:value-type="float" office:value="4288" table:style-name="ce1">
            <text:p>4288</text:p>
          </table:table-cell>
          <table:table-cell office:value-type="float" office:value="3" table:style-name="ce1">
            <text:p>3</text:p>
          </table:table-cell>
          <table:table-cell office:value-type="float" office:value="12.212224000000001" table:style-name="ce1">
            <text:p>12.212224</text:p>
          </table:table-cell>
          <table:table-cell office:value-type="float" office:value="20.8807175498909" table:style-name="ce1">
            <text:p>20.88071755</text:p>
          </table:table-cell>
          <table:table-cell office:value-type="float" office:value="2160" table:style-name="ce1">
            <text:p>2160</text:p>
          </table:table-cell>
          <table:table-cell office:value-type="float" office:value="3252" table:style-name="ce1">
            <text:p>3252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82" table:style-name="ce1">
            <text:p>1182</text:p>
          </table:table-cell>
          <table:table-cell office:value-type="string" table:style-name="ce1">
            <text:p>train_img_0064_4k.jpg</text:p>
          </table:table-cell>
          <table:table-cell office:value-type="float" office:value="174" table:style-name="ce1">
            <text:p>174</text:p>
          </table:table-cell>
          <table:table-cell office:value-type="float" office:value="2848" table:style-name="ce1">
            <text:p>2848</text:p>
          </table:table-cell>
          <table:table-cell office:value-type="float" office:value="4288" table:style-name="ce1">
            <text:p>4288</text:p>
          </table:table-cell>
          <table:table-cell office:value-type="float" office:value="3" table:style-name="ce1">
            <text:p>3</text:p>
          </table:table-cell>
          <table:table-cell office:value-type="float" office:value="12.212224000000001" table:style-name="ce1">
            <text:p>12.212224</text:p>
          </table:table-cell>
          <table:table-cell office:value-type="float" office:value="14.2480190340432" table:style-name="ce1">
            <text:p>14.24801903</text:p>
          </table:table-cell>
          <table:table-cell office:value-type="float" office:value="2160" table:style-name="ce1">
            <text:p>2160</text:p>
          </table:table-cell>
          <table:table-cell office:value-type="float" office:value="3252" table:style-name="ce1">
            <text:p>3252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85" table:style-name="ce1">
            <text:p>1185</text:p>
          </table:table-cell>
          <table:table-cell office:value-type="string" table:style-name="ce1">
            <text:p>train_img_0234_4k.jpg</text:p>
          </table:table-cell>
          <table:table-cell office:value-type="float" office:value="154" table:style-name="ce1">
            <text:p>154</text:p>
          </table:table-cell>
          <table:table-cell office:value-type="float" office:value="2848" table:style-name="ce1">
            <text:p>2848</text:p>
          </table:table-cell>
          <table:table-cell office:value-type="float" office:value="4288" table:style-name="ce1">
            <text:p>4288</text:p>
          </table:table-cell>
          <table:table-cell office:value-type="float" office:value="3" table:style-name="ce1">
            <text:p>3</text:p>
          </table:table-cell>
          <table:table-cell office:value-type="float" office:value="12.212224000000001" table:style-name="ce1">
            <text:p>12.212224</text:p>
          </table:table-cell>
          <table:table-cell office:value-type="float" office:value="12.610315696796899" table:style-name="ce1">
            <text:p>12.6103157</text:p>
          </table:table-cell>
          <table:table-cell office:value-type="float" office:value="2160" table:style-name="ce1">
            <text:p>2160</text:p>
          </table:table-cell>
          <table:table-cell office:value-type="float" office:value="3252" table:style-name="ce1">
            <text:p>3252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87" table:style-name="ce1">
            <text:p>1187</text:p>
          </table:table-cell>
          <table:table-cell office:value-type="string" table:style-name="ce1">
            <text:p>train_img_0613_4k.jpg</text:p>
          </table:table-cell>
          <table:table-cell office:value-type="float" office:value="489" table:style-name="ce1">
            <text:p>489</text:p>
          </table:table-cell>
          <table:table-cell office:value-type="float" office:value="2848" table:style-name="ce1">
            <text:p>2848</text:p>
          </table:table-cell>
          <table:table-cell office:value-type="float" office:value="4288" table:style-name="ce1">
            <text:p>4288</text:p>
          </table:table-cell>
          <table:table-cell office:value-type="float" office:value="3" table:style-name="ce1">
            <text:p>3</text:p>
          </table:table-cell>
          <table:table-cell office:value-type="float" office:value="12.212224000000001" table:style-name="ce1">
            <text:p>12.212224</text:p>
          </table:table-cell>
          <table:table-cell office:value-type="float" office:value="40.041846595673299" table:style-name="ce1">
            <text:p>40.0418466</text:p>
          </table:table-cell>
          <table:table-cell office:value-type="float" office:value="2160" table:style-name="ce1">
            <text:p>2160</text:p>
          </table:table-cell>
          <table:table-cell office:value-type="float" office:value="3252" table:style-name="ce1">
            <text:p>3252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88" table:style-name="ce1">
            <text:p>1188</text:p>
          </table:table-cell>
          <table:table-cell office:value-type="string" table:style-name="ce1">
            <text:p>train_img_0663_4k.jpg</text:p>
          </table:table-cell>
          <table:table-cell office:value-type="float" office:value="217" table:style-name="ce1">
            <text:p>217</text:p>
          </table:table-cell>
          <table:table-cell office:value-type="float" office:value="2848" table:style-name="ce1">
            <text:p>2848</text:p>
          </table:table-cell>
          <table:table-cell office:value-type="float" office:value="4288" table:style-name="ce1">
            <text:p>4288</text:p>
          </table:table-cell>
          <table:table-cell office:value-type="float" office:value="3" table:style-name="ce1">
            <text:p>3</text:p>
          </table:table-cell>
          <table:table-cell office:value-type="float" office:value="12.212224000000001" table:style-name="ce1">
            <text:p>12.212224</text:p>
          </table:table-cell>
          <table:table-cell office:value-type="float" office:value="17.769081209122898" table:style-name="ce1">
            <text:p>17.76908121</text:p>
          </table:table-cell>
          <table:table-cell office:value-type="float" office:value="2160" table:style-name="ce1">
            <text:p>2160</text:p>
          </table:table-cell>
          <table:table-cell office:value-type="float" office:value="3252" table:style-name="ce1">
            <text:p>3252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89" table:style-name="ce1">
            <text:p>1189</text:p>
          </table:table-cell>
          <table:table-cell office:value-type="string" table:style-name="ce1">
            <text:p>train_img_0664_4k.jpg</text:p>
          </table:table-cell>
          <table:table-cell office:value-type="float" office:value="275" table:style-name="ce1">
            <text:p>275</text:p>
          </table:table-cell>
          <table:table-cell office:value-type="float" office:value="2848" table:style-name="ce1">
            <text:p>2848</text:p>
          </table:table-cell>
          <table:table-cell office:value-type="float" office:value="4288" table:style-name="ce1">
            <text:p>4288</text:p>
          </table:table-cell>
          <table:table-cell office:value-type="float" office:value="3" table:style-name="ce1">
            <text:p>3</text:p>
          </table:table-cell>
          <table:table-cell office:value-type="float" office:value="12.212224000000001" table:style-name="ce1">
            <text:p>12.212224</text:p>
          </table:table-cell>
          <table:table-cell office:value-type="float" office:value="22.5184208871373" table:style-name="ce1">
            <text:p>22.51842089</text:p>
          </table:table-cell>
          <table:table-cell office:value-type="float" office:value="2160" table:style-name="ce1">
            <text:p>2160</text:p>
          </table:table-cell>
          <table:table-cell office:value-type="float" office:value="3252" table:style-name="ce1">
            <text:p>3252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91" table:style-name="ce1">
            <text:p>1191</text:p>
          </table:table-cell>
          <table:table-cell office:value-type="string" table:style-name="ce1">
            <text:p>train_img_0773_4k.jpg</text:p>
          </table:table-cell>
          <table:table-cell office:value-type="float" office:value="103" table:style-name="ce1">
            <text:p>103</text:p>
          </table:table-cell>
          <table:table-cell office:value-type="float" office:value="2848" table:style-name="ce1">
            <text:p>2848</text:p>
          </table:table-cell>
          <table:table-cell office:value-type="float" office:value="4288" table:style-name="ce1">
            <text:p>4288</text:p>
          </table:table-cell>
          <table:table-cell office:value-type="float" office:value="3" table:style-name="ce1">
            <text:p>3</text:p>
          </table:table-cell>
          <table:table-cell office:value-type="float" office:value="12.212224000000001" table:style-name="ce1">
            <text:p>12.212224</text:p>
          </table:table-cell>
          <table:table-cell office:value-type="float" office:value="8.4341721868187101" table:style-name="ce1">
            <text:p>8.434172187</text:p>
          </table:table-cell>
          <table:table-cell office:value-type="float" office:value="2160" table:style-name="ce1">
            <text:p>2160</text:p>
          </table:table-cell>
          <table:table-cell office:value-type="float" office:value="3252" table:style-name="ce1">
            <text:p>3252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92" table:style-name="ce1">
            <text:p>1192</text:p>
          </table:table-cell>
          <table:table-cell office:value-type="string" table:style-name="ce1">
            <text:p>train_img_0789_4k.jpg</text:p>
          </table:table-cell>
          <table:table-cell office:value-type="float" office:value="210" table:style-name="ce1">
            <text:p>210</text:p>
          </table:table-cell>
          <table:table-cell office:value-type="float" office:value="2848" table:style-name="ce1">
            <text:p>2848</text:p>
          </table:table-cell>
          <table:table-cell office:value-type="float" office:value="4288" table:style-name="ce1">
            <text:p>4288</text:p>
          </table:table-cell>
          <table:table-cell office:value-type="float" office:value="3" table:style-name="ce1">
            <text:p>3</text:p>
          </table:table-cell>
          <table:table-cell office:value-type="float" office:value="12.212224000000001" table:style-name="ce1">
            <text:p>12.212224</text:p>
          </table:table-cell>
          <table:table-cell office:value-type="float" office:value="17.195885041086701" table:style-name="ce1">
            <text:p>17.19588504</text:p>
          </table:table-cell>
          <table:table-cell office:value-type="float" office:value="2160" table:style-name="ce1">
            <text:p>2160</text:p>
          </table:table-cell>
          <table:table-cell office:value-type="float" office:value="3252" table:style-name="ce1">
            <text:p>3252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93" table:style-name="ce1">
            <text:p>1193</text:p>
          </table:table-cell>
          <table:table-cell office:value-type="string" table:style-name="ce1">
            <text:p>train_img_0791_4k.jpg</text:p>
          </table:table-cell>
          <table:table-cell office:value-type="float" office:value="459" table:style-name="ce1">
            <text:p>459</text:p>
          </table:table-cell>
          <table:table-cell office:value-type="float" office:value="2848" table:style-name="ce1">
            <text:p>2848</text:p>
          </table:table-cell>
          <table:table-cell office:value-type="float" office:value="4288" table:style-name="ce1">
            <text:p>4288</text:p>
          </table:table-cell>
          <table:table-cell office:value-type="float" office:value="3" table:style-name="ce1">
            <text:p>3</text:p>
          </table:table-cell>
          <table:table-cell office:value-type="float" office:value="12.212224000000001" table:style-name="ce1">
            <text:p>12.212224</text:p>
          </table:table-cell>
          <table:table-cell office:value-type="float" office:value="37.585291589803703" table:style-name="ce1">
            <text:p>37.58529159</text:p>
          </table:table-cell>
          <table:table-cell office:value-type="float" office:value="2160" table:style-name="ce1">
            <text:p>2160</text:p>
          </table:table-cell>
          <table:table-cell office:value-type="float" office:value="3252" table:style-name="ce1">
            <text:p>3252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94" table:style-name="ce1">
            <text:p>1194</text:p>
          </table:table-cell>
          <table:table-cell office:value-type="string" table:style-name="ce1">
            <text:p>train_img_0822_4k.jpg</text:p>
          </table:table-cell>
          <table:table-cell office:value-type="float" office:value="491" table:style-name="ce1">
            <text:p>491</text:p>
          </table:table-cell>
          <table:table-cell office:value-type="float" office:value="2848" table:style-name="ce1">
            <text:p>2848</text:p>
          </table:table-cell>
          <table:table-cell office:value-type="float" office:value="4288" table:style-name="ce1">
            <text:p>4288</text:p>
          </table:table-cell>
          <table:table-cell office:value-type="float" office:value="3" table:style-name="ce1">
            <text:p>3</text:p>
          </table:table-cell>
          <table:table-cell office:value-type="float" office:value="12.212224000000001" table:style-name="ce1">
            <text:p>12.212224</text:p>
          </table:table-cell>
          <table:table-cell office:value-type="float" office:value="40.205616929397898" table:style-name="ce1">
            <text:p>40.20561693</text:p>
          </table:table-cell>
          <table:table-cell office:value-type="float" office:value="2160" table:style-name="ce1">
            <text:p>2160</text:p>
          </table:table-cell>
          <table:table-cell office:value-type="float" office:value="3252" table:style-name="ce1">
            <text:p>3252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95" table:style-name="ce1">
            <text:p>1195</text:p>
          </table:table-cell>
          <table:table-cell office:value-type="string" table:style-name="ce1">
            <text:p>train_img_0824_4k.jpg</text:p>
          </table:table-cell>
          <table:table-cell office:value-type="float" office:value="207" table:style-name="ce1">
            <text:p>207</text:p>
          </table:table-cell>
          <table:table-cell office:value-type="float" office:value="2848" table:style-name="ce1">
            <text:p>2848</text:p>
          </table:table-cell>
          <table:table-cell office:value-type="float" office:value="4288" table:style-name="ce1">
            <text:p>4288</text:p>
          </table:table-cell>
          <table:table-cell office:value-type="float" office:value="3" table:style-name="ce1">
            <text:p>3</text:p>
          </table:table-cell>
          <table:table-cell office:value-type="float" office:value="12.212224000000001" table:style-name="ce1">
            <text:p>12.212224</text:p>
          </table:table-cell>
          <table:table-cell office:value-type="float" office:value="16.950229540499699" table:style-name="ce1">
            <text:p>16.95022954</text:p>
          </table:table-cell>
          <table:table-cell office:value-type="float" office:value="2160" table:style-name="ce1">
            <text:p>2160</text:p>
          </table:table-cell>
          <table:table-cell office:value-type="float" office:value="3252" table:style-name="ce1">
            <text:p>3252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196" table:style-name="ce1">
            <text:p>1196</text:p>
          </table:table-cell>
          <table:table-cell office:value-type="string" table:style-name="ce1">
            <text:p>train_img_0831_4k.jpg</text:p>
          </table:table-cell>
          <table:table-cell office:value-type="float" office:value="340" table:style-name="ce1">
            <text:p>340</text:p>
          </table:table-cell>
          <table:table-cell office:value-type="float" office:value="2848" table:style-name="ce1">
            <text:p>2848</text:p>
          </table:table-cell>
          <table:table-cell office:value-type="float" office:value="4288" table:style-name="ce1">
            <text:p>4288</text:p>
          </table:table-cell>
          <table:table-cell office:value-type="float" office:value="3" table:style-name="ce1">
            <text:p>3</text:p>
          </table:table-cell>
          <table:table-cell office:value-type="float" office:value="12.212224000000001" table:style-name="ce1">
            <text:p>12.212224</text:p>
          </table:table-cell>
          <table:table-cell office:value-type="float" office:value="27.840956733187902" table:style-name="ce1">
            <text:p>27.84095673</text:p>
          </table:table-cell>
          <table:table-cell office:value-type="float" office:value="2160" table:style-name="ce1">
            <text:p>2160</text:p>
          </table:table-cell>
          <table:table-cell office:value-type="float" office:value="3252" table:style-name="ce1">
            <text:p>3252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00" table:style-name="ce1">
            <text:p>1200</text:p>
          </table:table-cell>
          <table:table-cell office:value-type="string" table:style-name="ce1">
            <text:p>train_img_0970_4k.jpg</text:p>
          </table:table-cell>
          <table:table-cell office:value-type="float" office:value="73" table:style-name="ce1">
            <text:p>73</text:p>
          </table:table-cell>
          <table:table-cell office:value-type="float" office:value="2848" table:style-name="ce1">
            <text:p>2848</text:p>
          </table:table-cell>
          <table:table-cell office:value-type="float" office:value="4288" table:style-name="ce1">
            <text:p>4288</text:p>
          </table:table-cell>
          <table:table-cell office:value-type="float" office:value="3" table:style-name="ce1">
            <text:p>3</text:p>
          </table:table-cell>
          <table:table-cell office:value-type="float" office:value="12.212224000000001" table:style-name="ce1">
            <text:p>12.212224</text:p>
          </table:table-cell>
          <table:table-cell office:value-type="float" office:value="5.9776171809491796" table:style-name="ce1">
            <text:p>5.977617181</text:p>
          </table:table-cell>
          <table:table-cell office:value-type="float" office:value="2160" table:style-name="ce1">
            <text:p>2160</text:p>
          </table:table-cell>
          <table:table-cell office:value-type="float" office:value="3252" table:style-name="ce1">
            <text:p>3252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01" table:style-name="ce1">
            <text:p>1201</text:p>
          </table:table-cell>
          <table:table-cell office:value-type="string" table:style-name="ce1">
            <text:p>train_img_0995_4k.jpg</text:p>
          </table:table-cell>
          <table:table-cell office:value-type="float" office:value="376" table:style-name="ce1">
            <text:p>376</text:p>
          </table:table-cell>
          <table:table-cell office:value-type="float" office:value="2848" table:style-name="ce1">
            <text:p>2848</text:p>
          </table:table-cell>
          <table:table-cell office:value-type="float" office:value="4288" table:style-name="ce1">
            <text:p>4288</text:p>
          </table:table-cell>
          <table:table-cell office:value-type="float" office:value="3" table:style-name="ce1">
            <text:p>3</text:p>
          </table:table-cell>
          <table:table-cell office:value-type="float" office:value="12.212224000000001" table:style-name="ce1">
            <text:p>12.212224</text:p>
          </table:table-cell>
          <table:table-cell office:value-type="float" office:value="30.788822740231399" table:style-name="ce1">
            <text:p>30.78882274</text:p>
          </table:table-cell>
          <table:table-cell office:value-type="float" office:value="2160" table:style-name="ce1">
            <text:p>2160</text:p>
          </table:table-cell>
          <table:table-cell office:value-type="float" office:value="3252" table:style-name="ce1">
            <text:p>3252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02" table:style-name="ce1">
            <text:p>1202</text:p>
          </table:table-cell>
          <table:table-cell office:value-type="string" table:style-name="ce1">
            <text:p>train_img_1046_4k.jpg</text:p>
          </table:table-cell>
          <table:table-cell office:value-type="float" office:value="185" table:style-name="ce1">
            <text:p>185</text:p>
          </table:table-cell>
          <table:table-cell office:value-type="float" office:value="2848" table:style-name="ce1">
            <text:p>2848</text:p>
          </table:table-cell>
          <table:table-cell office:value-type="float" office:value="4288" table:style-name="ce1">
            <text:p>4288</text:p>
          </table:table-cell>
          <table:table-cell office:value-type="float" office:value="3" table:style-name="ce1">
            <text:p>3</text:p>
          </table:table-cell>
          <table:table-cell office:value-type="float" office:value="12.212224000000001" table:style-name="ce1">
            <text:p>12.212224</text:p>
          </table:table-cell>
          <table:table-cell office:value-type="float" office:value="15.148755869528699" table:style-name="ce1">
            <text:p>15.14875587</text:p>
          </table:table-cell>
          <table:table-cell office:value-type="float" office:value="2160" table:style-name="ce1">
            <text:p>2160</text:p>
          </table:table-cell>
          <table:table-cell office:value-type="float" office:value="3252" table:style-name="ce1">
            <text:p>3252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03" table:style-name="ce1">
            <text:p>1203</text:p>
          </table:table-cell>
          <table:table-cell office:value-type="string" table:style-name="ce1">
            <text:p>train_img_0091_4k.jpg</text:p>
          </table:table-cell>
          <table:table-cell office:value-type="float" office:value="405" table:style-name="ce1">
            <text:p>405</text:p>
          </table:table-cell>
          <table:table-cell office:value-type="float" office:value="2856" table:style-name="ce1">
            <text:p>2856</text:p>
          </table:table-cell>
          <table:table-cell office:value-type="float" office:value="4313" table:style-name="ce1">
            <text:p>4313</text:p>
          </table:table-cell>
          <table:table-cell office:value-type="float" office:value="3" table:style-name="ce1">
            <text:p>3</text:p>
          </table:table-cell>
          <table:table-cell office:value-type="float" office:value="12.317928" table:style-name="ce1">
            <text:p>12.317928</text:p>
          </table:table-cell>
          <table:table-cell office:value-type="float" office:value="32.878906257610801" table:style-name="ce1">
            <text:p>32.87890626</text:p>
          </table:table-cell>
          <table:table-cell office:value-type="float" office:value="2160" table:style-name="ce1">
            <text:p>2160</text:p>
          </table:table-cell>
          <table:table-cell office:value-type="float" office:value="3262" table:style-name="ce1">
            <text:p>3262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04" table:style-name="ce1">
            <text:p>1204</text:p>
          </table:table-cell>
          <table:table-cell office:value-type="string" table:style-name="ce1">
            <text:p>train_img_0184_4k.jpg</text:p>
          </table:table-cell>
          <table:table-cell office:value-type="float" office:value="219" table:style-name="ce1">
            <text:p>219</text:p>
          </table:table-cell>
          <table:table-cell office:value-type="float" office:value="2889" table:style-name="ce1">
            <text:p>2889</text:p>
          </table:table-cell>
          <table:table-cell office:value-type="float" office:value="4320" table:style-name="ce1">
            <text:p>4320</text:p>
          </table:table-cell>
          <table:table-cell office:value-type="float" office:value="3" table:style-name="ce1">
            <text:p>3</text:p>
          </table:table-cell>
          <table:table-cell office:value-type="float" office:value="12.48048" table:style-name="ce1">
            <text:p>12.48048</text:p>
          </table:table-cell>
          <table:table-cell office:value-type="float" office:value="17.547402022999101" table:style-name="ce1">
            <text:p>17.54740202</text:p>
          </table:table-cell>
          <table:table-cell office:value-type="float" office:value="2160" table:style-name="ce1">
            <text:p>2160</text:p>
          </table:table-cell>
          <table:table-cell office:value-type="float" office:value="3230" table:style-name="ce1">
            <text:p>323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05" table:style-name="ce1">
            <text:p>1205</text:p>
          </table:table-cell>
          <table:table-cell office:value-type="string" table:style-name="ce1">
            <text:p>test_img_0185_4k.jpg</text:p>
          </table:table-cell>
          <table:table-cell office:value-type="float" office:value="507" table:style-name="ce1">
            <text:p>507</text:p>
          </table:table-cell>
          <table:table-cell office:value-type="float" office:value="2907" table:style-name="ce1">
            <text:p>2907</text:p>
          </table:table-cell>
          <table:table-cell office:value-type="float" office:value="4356" table:style-name="ce1">
            <text:p>4356</text:p>
          </table:table-cell>
          <table:table-cell office:value-type="float" office:value="3" table:style-name="ce1">
            <text:p>3</text:p>
          </table:table-cell>
          <table:table-cell office:value-type="float" office:value="12.662891999999999" table:style-name="ce1">
            <text:p>12.662892</text:p>
          </table:table-cell>
          <table:table-cell office:value-type="float" office:value="40.038247187135397" table:style-name="ce1">
            <text:p>40.03824719</text:p>
          </table:table-cell>
          <table:table-cell office:value-type="float" office:value="2160" table:style-name="ce1">
            <text:p>2160</text:p>
          </table:table-cell>
          <table:table-cell office:value-type="float" office:value="3237" table:style-name="ce1">
            <text:p>3237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06" table:style-name="ce1">
            <text:p>1206</text:p>
          </table:table-cell>
          <table:table-cell office:value-type="string" table:style-name="ce1">
            <text:p>train_img_0211_4k.jpg</text:p>
          </table:table-cell>
          <table:table-cell office:value-type="float" office:value="201" table:style-name="ce1">
            <text:p>201</text:p>
          </table:table-cell>
          <table:table-cell office:value-type="float" office:value="2910" table:style-name="ce1">
            <text:p>2910</text:p>
          </table:table-cell>
          <table:table-cell office:value-type="float" office:value="4312" table:style-name="ce1">
            <text:p>4312</text:p>
          </table:table-cell>
          <table:table-cell office:value-type="float" office:value="3" table:style-name="ce1">
            <text:p>3</text:p>
          </table:table-cell>
          <table:table-cell office:value-type="float" office:value="12.54792" table:style-name="ce1">
            <text:p>12.54792</text:p>
          </table:table-cell>
          <table:table-cell office:value-type="float" office:value="16.0185911290476" table:style-name="ce1">
            <text:p>16.01859113</text:p>
          </table:table-cell>
          <table:table-cell office:value-type="float" office:value="2160" table:style-name="ce1">
            <text:p>2160</text:p>
          </table:table-cell>
          <table:table-cell office:value-type="float" office:value="3201" table:style-name="ce1">
            <text:p>3201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08" table:style-name="ce1">
            <text:p>1208</text:p>
          </table:table-cell>
          <table:table-cell office:value-type="string" table:style-name="ce1">
            <text:p>test_img_0018_4k.jpg</text:p>
          </table:table-cell>
          <table:table-cell office:value-type="float" office:value="141" table:style-name="ce1">
            <text:p>141</text:p>
          </table:table-cell>
          <table:table-cell office:value-type="float" office:value="2912" table:style-name="ce1">
            <text:p>2912</text:p>
          </table:table-cell>
          <table:table-cell office:value-type="float" office:value="4368" table:style-name="ce1">
            <text:p>4368</text:p>
          </table:table-cell>
          <table:table-cell office:value-type="float" office:value="3" table:style-name="ce1">
            <text:p>3</text:p>
          </table:table-cell>
          <table:table-cell office:value-type="float" office:value="12.719616" table:style-name="ce1">
            <text:p>12.719616</text:p>
          </table:table-cell>
          <table:table-cell office:value-type="float" office:value="11.085240309141399" table:style-name="ce1">
            <text:p>11.08524031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09" table:style-name="ce1">
            <text:p>1209</text:p>
          </table:table-cell>
          <table:table-cell office:value-type="string" table:style-name="ce1">
            <text:p>test_img_0019_4k.jpg</text:p>
          </table:table-cell>
          <table:table-cell office:value-type="float" office:value="137" table:style-name="ce1">
            <text:p>137</text:p>
          </table:table-cell>
          <table:table-cell office:value-type="float" office:value="2912" table:style-name="ce1">
            <text:p>2912</text:p>
          </table:table-cell>
          <table:table-cell office:value-type="float" office:value="4368" table:style-name="ce1">
            <text:p>4368</text:p>
          </table:table-cell>
          <table:table-cell office:value-type="float" office:value="3" table:style-name="ce1">
            <text:p>3</text:p>
          </table:table-cell>
          <table:table-cell office:value-type="float" office:value="12.719616" table:style-name="ce1">
            <text:p>12.719616</text:p>
          </table:table-cell>
          <table:table-cell office:value-type="float" office:value="10.7707654067544" table:style-name="ce1">
            <text:p>10.77076541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10" table:style-name="ce1">
            <text:p>1210</text:p>
          </table:table-cell>
          <table:table-cell office:value-type="string" table:style-name="ce1">
            <text:p>test_img_0139_4k.jpg</text:p>
          </table:table-cell>
          <table:table-cell office:value-type="float" office:value="428" table:style-name="ce1">
            <text:p>428</text:p>
          </table:table-cell>
          <table:table-cell office:value-type="float" office:value="2912" table:style-name="ce1">
            <text:p>2912</text:p>
          </table:table-cell>
          <table:table-cell office:value-type="float" office:value="4368" table:style-name="ce1">
            <text:p>4368</text:p>
          </table:table-cell>
          <table:table-cell office:value-type="float" office:value="3" table:style-name="ce1">
            <text:p>3</text:p>
          </table:table-cell>
          <table:table-cell office:value-type="float" office:value="12.719616" table:style-name="ce1">
            <text:p>12.719616</text:p>
          </table:table-cell>
          <table:table-cell office:value-type="float" office:value="33.648814555407903" table:style-name="ce1">
            <text:p>33.64881456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12" table:style-name="ce1">
            <text:p>1212</text:p>
          </table:table-cell>
          <table:table-cell office:value-type="string" table:style-name="ce1">
            <text:p>train_img_0003_4k.jpg</text:p>
          </table:table-cell>
          <table:table-cell office:value-type="float" office:value="244" table:style-name="ce1">
            <text:p>244</text:p>
          </table:table-cell>
          <table:table-cell office:value-type="float" office:value="2912" table:style-name="ce1">
            <text:p>2912</text:p>
          </table:table-cell>
          <table:table-cell office:value-type="float" office:value="4368" table:style-name="ce1">
            <text:p>4368</text:p>
          </table:table-cell>
          <table:table-cell office:value-type="float" office:value="3" table:style-name="ce1">
            <text:p>3</text:p>
          </table:table-cell>
          <table:table-cell office:value-type="float" office:value="12.719616" table:style-name="ce1">
            <text:p>12.719616</text:p>
          </table:table-cell>
          <table:table-cell office:value-type="float" office:value="19.182969045606399" table:style-name="ce1">
            <text:p>19.18296905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14" table:style-name="ce1">
            <text:p>1214</text:p>
          </table:table-cell>
          <table:table-cell office:value-type="string" table:style-name="ce1">
            <text:p>train_img_0983_4k.jpg</text:p>
          </table:table-cell>
          <table:table-cell office:value-type="float" office:value="132" table:style-name="ce1">
            <text:p>132</text:p>
          </table:table-cell>
          <table:table-cell office:value-type="float" office:value="2912" table:style-name="ce1">
            <text:p>2912</text:p>
          </table:table-cell>
          <table:table-cell office:value-type="float" office:value="4368" table:style-name="ce1">
            <text:p>4368</text:p>
          </table:table-cell>
          <table:table-cell office:value-type="float" office:value="3" table:style-name="ce1">
            <text:p>3</text:p>
          </table:table-cell>
          <table:table-cell office:value-type="float" office:value="12.719616" table:style-name="ce1">
            <text:p>12.719616</text:p>
          </table:table-cell>
          <table:table-cell office:value-type="float" office:value="10.377671778770599" table:style-name="ce1">
            <text:p>10.37767178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17" table:style-name="ce1">
            <text:p>1217</text:p>
          </table:table-cell>
          <table:table-cell office:value-type="string" table:style-name="ce1">
            <text:p>train_img_1017_4k.jpg</text:p>
          </table:table-cell>
          <table:table-cell office:value-type="float" office:value="679" table:style-name="ce1">
            <text:p>679</text:p>
          </table:table-cell>
          <table:table-cell office:value-type="float" office:value="2931" table:style-name="ce1">
            <text:p>2931</text:p>
          </table:table-cell>
          <table:table-cell office:value-type="float" office:value="5159" table:style-name="ce1">
            <text:p>5159</text:p>
          </table:table-cell>
          <table:table-cell office:value-type="float" office:value="3" table:style-name="ce1">
            <text:p>3</text:p>
          </table:table-cell>
          <table:table-cell office:value-type="float" office:value="15.121029" table:style-name="ce1">
            <text:p>15.121029</text:p>
          </table:table-cell>
          <table:table-cell office:value-type="float" office:value="44.904351416824802" table:style-name="ce1">
            <text:p>44.90435142</text:p>
          </table:table-cell>
          <table:table-cell office:value-type="float" office:value="2160" table:style-name="ce1">
            <text:p>2160</text:p>
          </table:table-cell>
          <table:table-cell office:value-type="float" office:value="3802" table:style-name="ce1">
            <text:p>3802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18" table:style-name="ce1">
            <text:p>1218</text:p>
          </table:table-cell>
          <table:table-cell office:value-type="string" table:style-name="ce1">
            <text:p>train_img_1035_4k.jpg</text:p>
          </table:table-cell>
          <table:table-cell office:value-type="float" office:value="532" table:style-name="ce1">
            <text:p>532</text:p>
          </table:table-cell>
          <table:table-cell office:value-type="float" office:value="2947" table:style-name="ce1">
            <text:p>2947</text:p>
          </table:table-cell>
          <table:table-cell office:value-type="float" office:value="4420" table:style-name="ce1">
            <text:p>4420</text:p>
          </table:table-cell>
          <table:table-cell office:value-type="float" office:value="3" table:style-name="ce1">
            <text:p>3</text:p>
          </table:table-cell>
          <table:table-cell office:value-type="float" office:value="13.025740000000001" table:style-name="ce1">
            <text:p>13.02574</text:p>
          </table:table-cell>
          <table:table-cell office:value-type="float" office:value="40.842209348566698" table:style-name="ce1">
            <text:p>40.84220935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19" table:style-name="ce1">
            <text:p>1219</text:p>
          </table:table-cell>
          <table:table-cell office:value-type="string" table:style-name="ce1">
            <text:p>train_img_0238_4k.jpg</text:p>
          </table:table-cell>
          <table:table-cell office:value-type="float" office:value="550" table:style-name="ce1">
            <text:p>550</text:p>
          </table:table-cell>
          <table:table-cell office:value-type="float" office:value="2975" table:style-name="ce1">
            <text:p>2975</text:p>
          </table:table-cell>
          <table:table-cell office:value-type="float" office:value="4424" table:style-name="ce1">
            <text:p>4424</text:p>
          </table:table-cell>
          <table:table-cell office:value-type="float" office:value="3" table:style-name="ce1">
            <text:p>3</text:p>
          </table:table-cell>
          <table:table-cell office:value-type="float" office:value="13.1614" table:style-name="ce1">
            <text:p>13.1614</text:p>
          </table:table-cell>
          <table:table-cell office:value-type="float" office:value="41.788867445712398" table:style-name="ce1">
            <text:p>41.78886745</text:p>
          </table:table-cell>
          <table:table-cell office:value-type="float" office:value="2160" table:style-name="ce1">
            <text:p>2160</text:p>
          </table:table-cell>
          <table:table-cell office:value-type="float" office:value="3212" table:style-name="ce1">
            <text:p>3212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20" table:style-name="ce1">
            <text:p>1220</text:p>
          </table:table-cell>
          <table:table-cell office:value-type="string" table:style-name="ce1">
            <text:p>train_img_0188_4k.jpg</text:p>
          </table:table-cell>
          <table:table-cell office:value-type="float" office:value="290" table:style-name="ce1">
            <text:p>290</text:p>
          </table:table-cell>
          <table:table-cell office:value-type="float" office:value="2976" table:style-name="ce1">
            <text:p>2976</text:p>
          </table:table-cell>
          <table:table-cell office:value-type="float" office:value="3968" table:style-name="ce1">
            <text:p>3968</text:p>
          </table:table-cell>
          <table:table-cell office:value-type="float" office:value="3" table:style-name="ce1">
            <text:p>3</text:p>
          </table:table-cell>
          <table:table-cell office:value-type="float" office:value="11.808768000000001" table:style-name="ce1">
            <text:p>11.808768</text:p>
          </table:table-cell>
          <table:table-cell office:value-type="float" office:value="24.5580233263961" table:style-name="ce1">
            <text:p>24.55802333</text:p>
          </table:table-cell>
          <table:table-cell office:value-type="float" office:value="2160" table:style-name="ce1">
            <text:p>216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22" table:style-name="ce1">
            <text:p>1222</text:p>
          </table:table-cell>
          <table:table-cell office:value-type="string" table:style-name="ce1">
            <text:p>train_img_0240_4k.jpg</text:p>
          </table:table-cell>
          <table:table-cell office:value-type="float" office:value="259" table:style-name="ce1">
            <text:p>259</text:p>
          </table:table-cell>
          <table:table-cell office:value-type="float" office:value="2976" table:style-name="ce1">
            <text:p>2976</text:p>
          </table:table-cell>
          <table:table-cell office:value-type="float" office:value="3968" table:style-name="ce1">
            <text:p>3968</text:p>
          </table:table-cell>
          <table:table-cell office:value-type="float" office:value="3" table:style-name="ce1">
            <text:p>3</text:p>
          </table:table-cell>
          <table:table-cell office:value-type="float" office:value="11.808768000000001" table:style-name="ce1">
            <text:p>11.808768</text:p>
          </table:table-cell>
          <table:table-cell office:value-type="float" office:value="21.932855315643401" table:style-name="ce1">
            <text:p>21.93285532</text:p>
          </table:table-cell>
          <table:table-cell office:value-type="float" office:value="2160" table:style-name="ce1">
            <text:p>216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23" table:style-name="ce1">
            <text:p>1223</text:p>
          </table:table-cell>
          <table:table-cell office:value-type="string" table:style-name="ce1">
            <text:p>train_img_0136_4k.jpg</text:p>
          </table:table-cell>
          <table:table-cell office:value-type="float" office:value="267" table:style-name="ce1">
            <text:p>267</text:p>
          </table:table-cell>
          <table:table-cell office:value-type="float" office:value="2979" table:style-name="ce1">
            <text:p>2979</text:p>
          </table:table-cell>
          <table:table-cell office:value-type="float" office:value="4098" table:style-name="ce1">
            <text:p>4098</text:p>
          </table:table-cell>
          <table:table-cell office:value-type="float" office:value="3" table:style-name="ce1">
            <text:p>3</text:p>
          </table:table-cell>
          <table:table-cell office:value-type="float" office:value="12.207941999999999" table:style-name="ce1">
            <text:p>12.207942</text:p>
          </table:table-cell>
          <table:table-cell office:value-type="float" office:value="21.871008233820199" table:style-name="ce1">
            <text:p>21.87100823</text:p>
          </table:table-cell>
          <table:table-cell office:value-type="float" office:value="2160" table:style-name="ce1">
            <text:p>2160</text:p>
          </table:table-cell>
          <table:table-cell office:value-type="float" office:value="2971" table:style-name="ce1">
            <text:p>2971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25" table:style-name="ce1">
            <text:p>1225</text:p>
          </table:table-cell>
          <table:table-cell office:value-type="string" table:style-name="ce1">
            <text:p>test_img_0025_4k.jpg</text:p>
          </table:table-cell>
          <table:table-cell office:value-type="float" office:value="319" table:style-name="ce1">
            <text:p>319</text:p>
          </table:table-cell>
          <table:table-cell office:value-type="float" office:value="3000" table:style-name="ce1">
            <text:p>3000</text:p>
          </table:table-cell>
          <table:table-cell office:value-type="float" office:value="4000" table:style-name="ce1">
            <text:p>400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26.5833333333333" table:style-name="ce1">
            <text:p>26.58333333</text:p>
          </table:table-cell>
          <table:table-cell office:value-type="float" office:value="2160" table:style-name="ce1">
            <text:p>216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26" table:style-name="ce1">
            <text:p>1226</text:p>
          </table:table-cell>
          <table:table-cell office:value-type="string" table:style-name="ce1">
            <text:p>test_img_0129_4k.jpg</text:p>
          </table:table-cell>
          <table:table-cell office:value-type="float" office:value="311" table:style-name="ce1">
            <text:p>311</text:p>
          </table:table-cell>
          <table:table-cell office:value-type="float" office:value="3000" table:style-name="ce1">
            <text:p>3000</text:p>
          </table:table-cell>
          <table:table-cell office:value-type="float" office:value="4000" table:style-name="ce1">
            <text:p>400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25.9166666666666" table:style-name="ce1">
            <text:p>25.91666667</text:p>
          </table:table-cell>
          <table:table-cell office:value-type="float" office:value="2160" table:style-name="ce1">
            <text:p>216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27" table:style-name="ce1">
            <text:p>1227</text:p>
          </table:table-cell>
          <table:table-cell office:value-type="string" table:style-name="ce1">
            <text:p>test_img_0297_4k.jpg</text:p>
          </table:table-cell>
          <table:table-cell office:value-type="float" office:value="429" table:style-name="ce1">
            <text:p>429</text:p>
          </table:table-cell>
          <table:table-cell office:value-type="float" office:value="3000" table:style-name="ce1">
            <text:p>3000</text:p>
          </table:table-cell>
          <table:table-cell office:value-type="float" office:value="4000" table:style-name="ce1">
            <text:p>400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35.75" table:style-name="ce1">
            <text:p>35.75</text:p>
          </table:table-cell>
          <table:table-cell office:value-type="float" office:value="2160" table:style-name="ce1">
            <text:p>216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28" table:style-name="ce1">
            <text:p>1228</text:p>
          </table:table-cell>
          <table:table-cell office:value-type="string" table:style-name="ce1">
            <text:p>train_img_0029_4k.jpg</text:p>
          </table:table-cell>
          <table:table-cell office:value-type="float" office:value="101" table:style-name="ce1">
            <text:p>101</text:p>
          </table:table-cell>
          <table:table-cell office:value-type="float" office:value="3000" table:style-name="ce1">
            <text:p>3000</text:p>
          </table:table-cell>
          <table:table-cell office:value-type="float" office:value="4000" table:style-name="ce1">
            <text:p>400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8.4166666666666607" table:style-name="ce1">
            <text:p>8.416666667</text:p>
          </table:table-cell>
          <table:table-cell office:value-type="float" office:value="2160" table:style-name="ce1">
            <text:p>216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30" table:style-name="ce1">
            <text:p>1230</text:p>
          </table:table-cell>
          <table:table-cell office:value-type="string" table:style-name="ce1">
            <text:p>train_img_0277_4k.jpg</text:p>
          </table:table-cell>
          <table:table-cell office:value-type="float" office:value="579" table:style-name="ce1">
            <text:p>579</text:p>
          </table:table-cell>
          <table:table-cell office:value-type="float" office:value="3000" table:style-name="ce1">
            <text:p>3000</text:p>
          </table:table-cell>
          <table:table-cell office:value-type="float" office:value="4000" table:style-name="ce1">
            <text:p>400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48.25" table:style-name="ce1">
            <text:p>48.25</text:p>
          </table:table-cell>
          <table:table-cell office:value-type="float" office:value="2160" table:style-name="ce1">
            <text:p>216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31" table:style-name="ce1">
            <text:p>1231</text:p>
          </table:table-cell>
          <table:table-cell office:value-type="string" table:style-name="ce1">
            <text:p>train_img_0369_4k.jpg</text:p>
          </table:table-cell>
          <table:table-cell office:value-type="float" office:value="384" table:style-name="ce1">
            <text:p>384</text:p>
          </table:table-cell>
          <table:table-cell office:value-type="float" office:value="3000" table:style-name="ce1">
            <text:p>3000</text:p>
          </table:table-cell>
          <table:table-cell office:value-type="float" office:value="4000" table:style-name="ce1">
            <text:p>400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32" table:style-name="ce1">
            <text:p>32</text:p>
          </table:table-cell>
          <table:table-cell office:value-type="float" office:value="2160" table:style-name="ce1">
            <text:p>216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34" table:style-name="ce1">
            <text:p>1234</text:p>
          </table:table-cell>
          <table:table-cell office:value-type="string" table:style-name="ce1">
            <text:p>train_img_0544_4k.jpg</text:p>
          </table:table-cell>
          <table:table-cell office:value-type="float" office:value="462" table:style-name="ce1">
            <text:p>462</text:p>
          </table:table-cell>
          <table:table-cell office:value-type="float" office:value="3000" table:style-name="ce1">
            <text:p>3000</text:p>
          </table:table-cell>
          <table:table-cell office:value-type="float" office:value="4000" table:style-name="ce1">
            <text:p>400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38.5" table:style-name="ce1">
            <text:p>38.5</text:p>
          </table:table-cell>
          <table:table-cell office:value-type="float" office:value="2160" table:style-name="ce1">
            <text:p>216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35" table:style-name="ce1">
            <text:p>1235</text:p>
          </table:table-cell>
          <table:table-cell office:value-type="string" table:style-name="ce1">
            <text:p>train_img_0548_4k.jpg</text:p>
          </table:table-cell>
          <table:table-cell office:value-type="float" office:value="304" table:style-name="ce1">
            <text:p>304</text:p>
          </table:table-cell>
          <table:table-cell office:value-type="float" office:value="3000" table:style-name="ce1">
            <text:p>3000</text:p>
          </table:table-cell>
          <table:table-cell office:value-type="float" office:value="4000" table:style-name="ce1">
            <text:p>400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25.3333333333333" table:style-name="ce1">
            <text:p>25.33333333</text:p>
          </table:table-cell>
          <table:table-cell office:value-type="float" office:value="2160" table:style-name="ce1">
            <text:p>216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36" table:style-name="ce1">
            <text:p>1236</text:p>
          </table:table-cell>
          <table:table-cell office:value-type="string" table:style-name="ce1">
            <text:p>train_img_0576_4k.jpg</text:p>
          </table:table-cell>
          <table:table-cell office:value-type="float" office:value="130" table:style-name="ce1">
            <text:p>130</text:p>
          </table:table-cell>
          <table:table-cell office:value-type="float" office:value="3000" table:style-name="ce1">
            <text:p>3000</text:p>
          </table:table-cell>
          <table:table-cell office:value-type="float" office:value="4000" table:style-name="ce1">
            <text:p>400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0.8333333333333" table:style-name="ce1">
            <text:p>10.83333333</text:p>
          </table:table-cell>
          <table:table-cell office:value-type="float" office:value="2160" table:style-name="ce1">
            <text:p>216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37" table:style-name="ce1">
            <text:p>1237</text:p>
          </table:table-cell>
          <table:table-cell office:value-type="string" table:style-name="ce1">
            <text:p>train_img_0621_4k.jpg</text:p>
          </table:table-cell>
          <table:table-cell office:value-type="float" office:value="277" table:style-name="ce1">
            <text:p>277</text:p>
          </table:table-cell>
          <table:table-cell office:value-type="float" office:value="3000" table:style-name="ce1">
            <text:p>3000</text:p>
          </table:table-cell>
          <table:table-cell office:value-type="float" office:value="4000" table:style-name="ce1">
            <text:p>400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23.0833333333333" table:style-name="ce1">
            <text:p>23.08333333</text:p>
          </table:table-cell>
          <table:table-cell office:value-type="float" office:value="2160" table:style-name="ce1">
            <text:p>216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38" table:style-name="ce1">
            <text:p>1238</text:p>
          </table:table-cell>
          <table:table-cell office:value-type="string" table:style-name="ce1">
            <text:p>train_img_0820_4k.jpg</text:p>
          </table:table-cell>
          <table:table-cell office:value-type="float" office:value="153" table:style-name="ce1">
            <text:p>153</text:p>
          </table:table-cell>
          <table:table-cell office:value-type="float" office:value="3000" table:style-name="ce1">
            <text:p>3000</text:p>
          </table:table-cell>
          <table:table-cell office:value-type="float" office:value="4000" table:style-name="ce1">
            <text:p>400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2.75" table:style-name="ce1">
            <text:p>12.75</text:p>
          </table:table-cell>
          <table:table-cell office:value-type="float" office:value="2160" table:style-name="ce1">
            <text:p>216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42" table:style-name="ce1">
            <text:p>1242</text:p>
          </table:table-cell>
          <table:table-cell office:value-type="string" table:style-name="ce1">
            <text:p>train_img_1187_4k.jpg</text:p>
          </table:table-cell>
          <table:table-cell office:value-type="float" office:value="402" table:style-name="ce1">
            <text:p>402</text:p>
          </table:table-cell>
          <table:table-cell office:value-type="float" office:value="3000" table:style-name="ce1">
            <text:p>3000</text:p>
          </table:table-cell>
          <table:table-cell office:value-type="float" office:value="4000" table:style-name="ce1">
            <text:p>400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33.5" table:style-name="ce1">
            <text:p>33.5</text:p>
          </table:table-cell>
          <table:table-cell office:value-type="float" office:value="2160" table:style-name="ce1">
            <text:p>216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43" table:style-name="ce1">
            <text:p>1243</text:p>
          </table:table-cell>
          <table:table-cell office:value-type="string" table:style-name="ce1">
            <text:p>train_img_0292_4k.jpg</text:p>
          </table:table-cell>
          <table:table-cell office:value-type="float" office:value="171" table:style-name="ce1">
            <text:p>171</text:p>
          </table:table-cell>
          <table:table-cell office:value-type="float" office:value="3000" table:style-name="ce1">
            <text:p>3000</text:p>
          </table:table-cell>
          <table:table-cell office:value-type="float" office:value="4500" table:style-name="ce1">
            <text:p>4500</text:p>
          </table:table-cell>
          <table:table-cell office:value-type="float" office:value="3" table:style-name="ce1">
            <text:p>3</text:p>
          </table:table-cell>
          <table:table-cell office:value-type="float" office:value="13.5" table:style-name="ce1">
            <text:p>13.5</text:p>
          </table:table-cell>
          <table:table-cell office:value-type="float" office:value="12.6666666666666" table:style-name="ce1">
            <text:p>12.66666667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44" table:style-name="ce1">
            <text:p>1244</text:p>
          </table:table-cell>
          <table:table-cell office:value-type="string" table:style-name="ce1">
            <text:p>train_img_0099_4k.jpg</text:p>
          </table:table-cell>
          <table:table-cell office:value-type="float" office:value="368" table:style-name="ce1">
            <text:p>368</text:p>
          </table:table-cell>
          <table:table-cell office:value-type="float" office:value="3000" table:style-name="ce1">
            <text:p>3000</text:p>
          </table:table-cell>
          <table:table-cell office:value-type="float" office:value="4512" table:style-name="ce1">
            <text:p>4512</text:p>
          </table:table-cell>
          <table:table-cell office:value-type="float" office:value="3" table:style-name="ce1">
            <text:p>3</text:p>
          </table:table-cell>
          <table:table-cell office:value-type="float" office:value="13.536" table:style-name="ce1">
            <text:p>13.536</text:p>
          </table:table-cell>
          <table:table-cell office:value-type="float" office:value="27.186761229314399" table:style-name="ce1">
            <text:p>27.18676123</text:p>
          </table:table-cell>
          <table:table-cell office:value-type="float" office:value="2160" table:style-name="ce1">
            <text:p>2160</text:p>
          </table:table-cell>
          <table:table-cell office:value-type="float" office:value="3249" table:style-name="ce1">
            <text:p>3249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45" table:style-name="ce1">
            <text:p>1245</text:p>
          </table:table-cell>
          <table:table-cell office:value-type="string" table:style-name="ce1">
            <text:p>train_img_0100_4k.jpg</text:p>
          </table:table-cell>
          <table:table-cell office:value-type="float" office:value="333" table:style-name="ce1">
            <text:p>333</text:p>
          </table:table-cell>
          <table:table-cell office:value-type="float" office:value="3000" table:style-name="ce1">
            <text:p>3000</text:p>
          </table:table-cell>
          <table:table-cell office:value-type="float" office:value="4512" table:style-name="ce1">
            <text:p>4512</text:p>
          </table:table-cell>
          <table:table-cell office:value-type="float" office:value="3" table:style-name="ce1">
            <text:p>3</text:p>
          </table:table-cell>
          <table:table-cell office:value-type="float" office:value="13.536" table:style-name="ce1">
            <text:p>13.536</text:p>
          </table:table-cell>
          <table:table-cell office:value-type="float" office:value="24.601063829787201" table:style-name="ce1">
            <text:p>24.60106383</text:p>
          </table:table-cell>
          <table:table-cell office:value-type="float" office:value="2160" table:style-name="ce1">
            <text:p>2160</text:p>
          </table:table-cell>
          <table:table-cell office:value-type="float" office:value="3249" table:style-name="ce1">
            <text:p>3249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46" table:style-name="ce1">
            <text:p>1246</text:p>
          </table:table-cell>
          <table:table-cell office:value-type="string" table:style-name="ce1">
            <text:p>train_img_0101_4k.jpg</text:p>
          </table:table-cell>
          <table:table-cell office:value-type="float" office:value="300" table:style-name="ce1">
            <text:p>300</text:p>
          </table:table-cell>
          <table:table-cell office:value-type="float" office:value="3000" table:style-name="ce1">
            <text:p>3000</text:p>
          </table:table-cell>
          <table:table-cell office:value-type="float" office:value="4512" table:style-name="ce1">
            <text:p>4512</text:p>
          </table:table-cell>
          <table:table-cell office:value-type="float" office:value="3" table:style-name="ce1">
            <text:p>3</text:p>
          </table:table-cell>
          <table:table-cell office:value-type="float" office:value="13.536" table:style-name="ce1">
            <text:p>13.536</text:p>
          </table:table-cell>
          <table:table-cell office:value-type="float" office:value="22.163120567375799" table:style-name="ce1">
            <text:p>22.16312057</text:p>
          </table:table-cell>
          <table:table-cell office:value-type="float" office:value="2160" table:style-name="ce1">
            <text:p>2160</text:p>
          </table:table-cell>
          <table:table-cell office:value-type="float" office:value="3249" table:style-name="ce1">
            <text:p>3249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48" table:style-name="ce1">
            <text:p>1248</text:p>
          </table:table-cell>
          <table:table-cell office:value-type="string" table:style-name="ce1">
            <text:p>train_img_0122_4k.jpg</text:p>
          </table:table-cell>
          <table:table-cell office:value-type="float" office:value="166" table:style-name="ce1">
            <text:p>166</text:p>
          </table:table-cell>
          <table:table-cell office:value-type="float" office:value="3000" table:style-name="ce1">
            <text:p>3000</text:p>
          </table:table-cell>
          <table:table-cell office:value-type="float" office:value="4512" table:style-name="ce1">
            <text:p>4512</text:p>
          </table:table-cell>
          <table:table-cell office:value-type="float" office:value="3" table:style-name="ce1">
            <text:p>3</text:p>
          </table:table-cell>
          <table:table-cell office:value-type="float" office:value="13.536" table:style-name="ce1">
            <text:p>13.536</text:p>
          </table:table-cell>
          <table:table-cell office:value-type="float" office:value="12.2635933806146" table:style-name="ce1">
            <text:p>12.26359338</text:p>
          </table:table-cell>
          <table:table-cell office:value-type="float" office:value="2160" table:style-name="ce1">
            <text:p>2160</text:p>
          </table:table-cell>
          <table:table-cell office:value-type="float" office:value="3249" table:style-name="ce1">
            <text:p>3249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49" table:style-name="ce1">
            <text:p>1249</text:p>
          </table:table-cell>
          <table:table-cell office:value-type="string" table:style-name="ce1">
            <text:p>train_img_0961_4k.jpg</text:p>
          </table:table-cell>
          <table:table-cell office:value-type="float" office:value="319" table:style-name="ce1">
            <text:p>319</text:p>
          </table:table-cell>
          <table:table-cell office:value-type="float" office:value="3000" table:style-name="ce1">
            <text:p>3000</text:p>
          </table:table-cell>
          <table:table-cell office:value-type="float" office:value="4512" table:style-name="ce1">
            <text:p>4512</text:p>
          </table:table-cell>
          <table:table-cell office:value-type="float" office:value="3" table:style-name="ce1">
            <text:p>3</text:p>
          </table:table-cell>
          <table:table-cell office:value-type="float" office:value="13.536" table:style-name="ce1">
            <text:p>13.536</text:p>
          </table:table-cell>
          <table:table-cell office:value-type="float" office:value="23.566784869976299" table:style-name="ce1">
            <text:p>23.56678487</text:p>
          </table:table-cell>
          <table:table-cell office:value-type="float" office:value="2160" table:style-name="ce1">
            <text:p>2160</text:p>
          </table:table-cell>
          <table:table-cell office:value-type="float" office:value="3249" table:style-name="ce1">
            <text:p>3249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50" table:style-name="ce1">
            <text:p>1250</text:p>
          </table:table-cell>
          <table:table-cell office:value-type="string" table:style-name="ce1">
            <text:p>train_img_0388_4k.jpg</text:p>
          </table:table-cell>
          <table:table-cell office:value-type="float" office:value="158" table:style-name="ce1">
            <text:p>158</text:p>
          </table:table-cell>
          <table:table-cell office:value-type="float" office:value="3009" table:style-name="ce1">
            <text:p>3009</text:p>
          </table:table-cell>
          <table:table-cell office:value-type="float" office:value="4513" table:style-name="ce1">
            <text:p>4513</text:p>
          </table:table-cell>
          <table:table-cell office:value-type="float" office:value="3" table:style-name="ce1">
            <text:p>3</text:p>
          </table:table-cell>
          <table:table-cell office:value-type="float" office:value="13.579617000000001" table:style-name="ce1">
            <text:p>13.579617</text:p>
          </table:table-cell>
          <table:table-cell office:value-type="float" office:value="11.635085142681101" table:style-name="ce1">
            <text:p>11.63508514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51" table:style-name="ce1">
            <text:p>1251</text:p>
          </table:table-cell>
          <table:table-cell office:value-type="string" table:style-name="ce1">
            <text:p>train_img_0550_4k.jpg</text:p>
          </table:table-cell>
          <table:table-cell office:value-type="float" office:value="295" table:style-name="ce1">
            <text:p>295</text:p>
          </table:table-cell>
          <table:table-cell office:value-type="float" office:value="3024" table:style-name="ce1">
            <text:p>3024</text:p>
          </table:table-cell>
          <table:table-cell office:value-type="float" office:value="4032" table:style-name="ce1">
            <text:p>4032</text:p>
          </table:table-cell>
          <table:table-cell office:value-type="float" office:value="3" table:style-name="ce1">
            <text:p>3</text:p>
          </table:table-cell>
          <table:table-cell office:value-type="float" office:value="12.192767999999999" table:style-name="ce1">
            <text:p>12.192768</text:p>
          </table:table-cell>
          <table:table-cell office:value-type="float" office:value="24.194670152011401" table:style-name="ce1">
            <text:p>24.19467015</text:p>
          </table:table-cell>
          <table:table-cell office:value-type="float" office:value="2160" table:style-name="ce1">
            <text:p>216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52" table:style-name="ce1">
            <text:p>1252</text:p>
          </table:table-cell>
          <table:table-cell office:value-type="string" table:style-name="ce1">
            <text:p>train_img_0570_4k.jpg</text:p>
          </table:table-cell>
          <table:table-cell office:value-type="float" office:value="568" table:style-name="ce1">
            <text:p>568</text:p>
          </table:table-cell>
          <table:table-cell office:value-type="float" office:value="3024" table:style-name="ce1">
            <text:p>3024</text:p>
          </table:table-cell>
          <table:table-cell office:value-type="float" office:value="4032" table:style-name="ce1">
            <text:p>4032</text:p>
          </table:table-cell>
          <table:table-cell office:value-type="float" office:value="3" table:style-name="ce1">
            <text:p>3</text:p>
          </table:table-cell>
          <table:table-cell office:value-type="float" office:value="12.192767999999999" table:style-name="ce1">
            <text:p>12.192768</text:p>
          </table:table-cell>
          <table:table-cell office:value-type="float" office:value="46.5849920214999" table:style-name="ce1">
            <text:p>46.58499202</text:p>
          </table:table-cell>
          <table:table-cell office:value-type="float" office:value="2160" table:style-name="ce1">
            <text:p>216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53" table:style-name="ce1">
            <text:p>1253</text:p>
          </table:table-cell>
          <table:table-cell office:value-type="string" table:style-name="ce1">
            <text:p>train_img_0374_4k.jpg</text:p>
          </table:table-cell>
          <table:table-cell office:value-type="float" office:value="204" table:style-name="ce1">
            <text:p>204</text:p>
          </table:table-cell>
          <table:table-cell office:value-type="float" office:value="3030" table:style-name="ce1">
            <text:p>3030</text:p>
          </table:table-cell>
          <table:table-cell office:value-type="float" office:value="4574" table:style-name="ce1">
            <text:p>4574</text:p>
          </table:table-cell>
          <table:table-cell office:value-type="float" office:value="3" table:style-name="ce1">
            <text:p>3</text:p>
          </table:table-cell>
          <table:table-cell office:value-type="float" office:value="13.859220000000001" table:style-name="ce1">
            <text:p>13.85922</text:p>
          </table:table-cell>
          <table:table-cell office:value-type="float" office:value="14.719443085541601" table:style-name="ce1">
            <text:p>14.71944309</text:p>
          </table:table-cell>
          <table:table-cell office:value-type="float" office:value="2160" table:style-name="ce1">
            <text:p>2160</text:p>
          </table:table-cell>
          <table:table-cell office:value-type="float" office:value="3261" table:style-name="ce1">
            <text:p>3261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54" table:style-name="ce1">
            <text:p>1254</text:p>
          </table:table-cell>
          <table:table-cell office:value-type="string" table:style-name="ce1">
            <text:p>train_img_0168_4k.jpg</text:p>
          </table:table-cell>
          <table:table-cell office:value-type="float" office:value="395" table:style-name="ce1">
            <text:p>395</text:p>
          </table:table-cell>
          <table:table-cell office:value-type="float" office:value="3030" table:style-name="ce1">
            <text:p>3030</text:p>
          </table:table-cell>
          <table:table-cell office:value-type="float" office:value="4691" table:style-name="ce1">
            <text:p>4691</text:p>
          </table:table-cell>
          <table:table-cell office:value-type="float" office:value="3" table:style-name="ce1">
            <text:p>3</text:p>
          </table:table-cell>
          <table:table-cell office:value-type="float" office:value="14.21373" table:style-name="ce1">
            <text:p>14.21373</text:p>
          </table:table-cell>
          <table:table-cell office:value-type="float" office:value="27.7900311881539" table:style-name="ce1">
            <text:p>27.79003119</text:p>
          </table:table-cell>
          <table:table-cell office:value-type="float" office:value="2160" table:style-name="ce1">
            <text:p>2160</text:p>
          </table:table-cell>
          <table:table-cell office:value-type="float" office:value="3344" table:style-name="ce1">
            <text:p>3344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55" table:style-name="ce1">
            <text:p>1255</text:p>
          </table:table-cell>
          <table:table-cell office:value-type="string" table:style-name="ce1">
            <text:p>train_img_0980_4k.jpg</text:p>
          </table:table-cell>
          <table:table-cell office:value-type="float" office:value="175" table:style-name="ce1">
            <text:p>175</text:p>
          </table:table-cell>
          <table:table-cell office:value-type="float" office:value="3039" table:style-name="ce1">
            <text:p>3039</text:p>
          </table:table-cell>
          <table:table-cell office:value-type="float" office:value="5906" table:style-name="ce1">
            <text:p>5906</text:p>
          </table:table-cell>
          <table:table-cell office:value-type="float" office:value="3" table:style-name="ce1">
            <text:p>3</text:p>
          </table:table-cell>
          <table:table-cell office:value-type="float" office:value="17.948333999999999" table:style-name="ce1">
            <text:p>17.948334</text:p>
          </table:table-cell>
          <table:table-cell office:value-type="float" office:value="9.7502085708901998" table:style-name="ce1">
            <text:p>9.750208571</text:p>
          </table:table-cell>
          <table:table-cell office:value-type="float" office:value="1976" table:style-name="ce1">
            <text:p>1976</text:p>
          </table:table-cell>
          <table:table-cell office:value-type="float" office:value="3840" table:style-name="ce1">
            <text:p>38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56" table:style-name="ce1">
            <text:p>1256</text:p>
          </table:table-cell>
          <table:table-cell office:value-type="string" table:style-name="ce1">
            <text:p>test_img_0233_4k.jpg</text:p>
          </table:table-cell>
          <table:table-cell office:value-type="float" office:value="332" table:style-name="ce1">
            <text:p>332</text:p>
          </table:table-cell>
          <table:table-cell office:value-type="float" office:value="3054" table:style-name="ce1">
            <text:p>3054</text:p>
          </table:table-cell>
          <table:table-cell office:value-type="float" office:value="4522" table:style-name="ce1">
            <text:p>4522</text:p>
          </table:table-cell>
          <table:table-cell office:value-type="float" office:value="3" table:style-name="ce1">
            <text:p>3</text:p>
          </table:table-cell>
          <table:table-cell office:value-type="float" office:value="13.810188" table:style-name="ce1">
            <text:p>13.810188</text:p>
          </table:table-cell>
          <table:table-cell office:value-type="float" office:value="24.040223058513" table:style-name="ce1">
            <text:p>24.04022306</text:p>
          </table:table-cell>
          <table:table-cell office:value-type="float" office:value="2160" table:style-name="ce1">
            <text:p>2160</text:p>
          </table:table-cell>
          <table:table-cell office:value-type="float" office:value="3198" table:style-name="ce1">
            <text:p>3198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57" table:style-name="ce1">
            <text:p>1257</text:p>
          </table:table-cell>
          <table:table-cell office:value-type="string" table:style-name="ce1">
            <text:p>train_img_1016_4k.jpg</text:p>
          </table:table-cell>
          <table:table-cell office:value-type="float" office:value="534" table:style-name="ce1">
            <text:p>534</text:p>
          </table:table-cell>
          <table:table-cell office:value-type="float" office:value="3056" table:style-name="ce1">
            <text:p>3056</text:p>
          </table:table-cell>
          <table:table-cell office:value-type="float" office:value="4333" table:style-name="ce1">
            <text:p>4333</text:p>
          </table:table-cell>
          <table:table-cell office:value-type="float" office:value="3" table:style-name="ce1">
            <text:p>3</text:p>
          </table:table-cell>
          <table:table-cell office:value-type="float" office:value="13.241648" table:style-name="ce1">
            <text:p>13.241648</text:p>
          </table:table-cell>
          <table:table-cell office:value-type="float" office:value="40.327306691734996" table:style-name="ce1">
            <text:p>40.32730669</text:p>
          </table:table-cell>
          <table:table-cell office:value-type="float" office:value="2160" table:style-name="ce1">
            <text:p>2160</text:p>
          </table:table-cell>
          <table:table-cell office:value-type="float" office:value="3063" table:style-name="ce1">
            <text:p>3063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58" table:style-name="ce1">
            <text:p>1258</text:p>
          </table:table-cell>
          <table:table-cell office:value-type="string" table:style-name="ce1">
            <text:p>train_img_0150_4k.jpg</text:p>
          </table:table-cell>
          <table:table-cell office:value-type="float" office:value="193" table:style-name="ce1">
            <text:p>193</text:p>
          </table:table-cell>
          <table:table-cell office:value-type="float" office:value="3056" table:style-name="ce1">
            <text:p>3056</text:p>
          </table:table-cell>
          <table:table-cell office:value-type="float" office:value="4592" table:style-name="ce1">
            <text:p>4592</text:p>
          </table:table-cell>
          <table:table-cell office:value-type="float" office:value="3" table:style-name="ce1">
            <text:p>3</text:p>
          </table:table-cell>
          <table:table-cell office:value-type="float" office:value="14.033151999999999" table:style-name="ce1">
            <text:p>14.033152</text:p>
          </table:table-cell>
          <table:table-cell office:value-type="float" office:value="13.7531468340113" table:style-name="ce1">
            <text:p>13.75314683</text:p>
          </table:table-cell>
          <table:table-cell office:value-type="float" office:value="2160" table:style-name="ce1">
            <text:p>2160</text:p>
          </table:table-cell>
          <table:table-cell office:value-type="float" office:value="3246" table:style-name="ce1">
            <text:p>3246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59" table:style-name="ce1">
            <text:p>1259</text:p>
          </table:table-cell>
          <table:table-cell office:value-type="string" table:style-name="ce1">
            <text:p>train_img_0187_4k.jpg</text:p>
          </table:table-cell>
          <table:table-cell office:value-type="float" office:value="370" table:style-name="ce1">
            <text:p>370</text:p>
          </table:table-cell>
          <table:table-cell office:value-type="float" office:value="3056" table:style-name="ce1">
            <text:p>3056</text:p>
          </table:table-cell>
          <table:table-cell office:value-type="float" office:value="4592" table:style-name="ce1">
            <text:p>4592</text:p>
          </table:table-cell>
          <table:table-cell office:value-type="float" office:value="3" table:style-name="ce1">
            <text:p>3</text:p>
          </table:table-cell>
          <table:table-cell office:value-type="float" office:value="14.033151999999999" table:style-name="ce1">
            <text:p>14.033152</text:p>
          </table:table-cell>
          <table:table-cell office:value-type="float" office:value="26.366136417534701" table:style-name="ce1">
            <text:p>26.36613642</text:p>
          </table:table-cell>
          <table:table-cell office:value-type="float" office:value="2160" table:style-name="ce1">
            <text:p>2160</text:p>
          </table:table-cell>
          <table:table-cell office:value-type="float" office:value="3246" table:style-name="ce1">
            <text:p>3246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60" table:style-name="ce1">
            <text:p>1260</text:p>
          </table:table-cell>
          <table:table-cell office:value-type="string" table:style-name="ce1">
            <text:p>train_img_0209_4k.jpg</text:p>
          </table:table-cell>
          <table:table-cell office:value-type="float" office:value="131" table:style-name="ce1">
            <text:p>131</text:p>
          </table:table-cell>
          <table:table-cell office:value-type="float" office:value="3056" table:style-name="ce1">
            <text:p>3056</text:p>
          </table:table-cell>
          <table:table-cell office:value-type="float" office:value="4592" table:style-name="ce1">
            <text:p>4592</text:p>
          </table:table-cell>
          <table:table-cell office:value-type="float" office:value="3" table:style-name="ce1">
            <text:p>3</text:p>
          </table:table-cell>
          <table:table-cell office:value-type="float" office:value="14.033151999999999" table:style-name="ce1">
            <text:p>14.033152</text:p>
          </table:table-cell>
          <table:table-cell office:value-type="float" office:value="9.3350374883703893" table:style-name="ce1">
            <text:p>9.335037488</text:p>
          </table:table-cell>
          <table:table-cell office:value-type="float" office:value="2160" table:style-name="ce1">
            <text:p>2160</text:p>
          </table:table-cell>
          <table:table-cell office:value-type="float" office:value="3246" table:style-name="ce1">
            <text:p>3246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61" table:style-name="ce1">
            <text:p>1261</text:p>
          </table:table-cell>
          <table:table-cell office:value-type="string" table:style-name="ce1">
            <text:p>train_img_0212_4k.jpg</text:p>
          </table:table-cell>
          <table:table-cell office:value-type="float" office:value="684" table:style-name="ce1">
            <text:p>684</text:p>
          </table:table-cell>
          <table:table-cell office:value-type="float" office:value="3056" table:style-name="ce1">
            <text:p>3056</text:p>
          </table:table-cell>
          <table:table-cell office:value-type="float" office:value="4592" table:style-name="ce1">
            <text:p>4592</text:p>
          </table:table-cell>
          <table:table-cell office:value-type="float" office:value="3" table:style-name="ce1">
            <text:p>3</text:p>
          </table:table-cell>
          <table:table-cell office:value-type="float" office:value="14.033151999999999" table:style-name="ce1">
            <text:p>14.033152</text:p>
          </table:table-cell>
          <table:table-cell office:value-type="float" office:value="48.741722458361401" table:style-name="ce1">
            <text:p>48.74172246</text:p>
          </table:table-cell>
          <table:table-cell office:value-type="float" office:value="2160" table:style-name="ce1">
            <text:p>2160</text:p>
          </table:table-cell>
          <table:table-cell office:value-type="float" office:value="3246" table:style-name="ce1">
            <text:p>3246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62" table:style-name="ce1">
            <text:p>1262</text:p>
          </table:table-cell>
          <table:table-cell office:value-type="string" table:style-name="ce1">
            <text:p>train_img_0213_4k.jpg</text:p>
          </table:table-cell>
          <table:table-cell office:value-type="float" office:value="229" table:style-name="ce1">
            <text:p>229</text:p>
          </table:table-cell>
          <table:table-cell office:value-type="float" office:value="3056" table:style-name="ce1">
            <text:p>3056</text:p>
          </table:table-cell>
          <table:table-cell office:value-type="float" office:value="4592" table:style-name="ce1">
            <text:p>4592</text:p>
          </table:table-cell>
          <table:table-cell office:value-type="float" office:value="3" table:style-name="ce1">
            <text:p>3</text:p>
          </table:table-cell>
          <table:table-cell office:value-type="float" office:value="14.033151999999999" table:style-name="ce1">
            <text:p>14.033152</text:p>
          </table:table-cell>
          <table:table-cell office:value-type="float" office:value="16.318500647609302" table:style-name="ce1">
            <text:p>16.31850065</text:p>
          </table:table-cell>
          <table:table-cell office:value-type="float" office:value="2160" table:style-name="ce1">
            <text:p>2160</text:p>
          </table:table-cell>
          <table:table-cell office:value-type="float" office:value="3246" table:style-name="ce1">
            <text:p>3246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63" table:style-name="ce1">
            <text:p>1263</text:p>
          </table:table-cell>
          <table:table-cell office:value-type="string" table:style-name="ce1">
            <text:p>train_img_1011_4k.jpg</text:p>
          </table:table-cell>
          <table:table-cell office:value-type="float" office:value="560" table:style-name="ce1">
            <text:p>560</text:p>
          </table:table-cell>
          <table:table-cell office:value-type="float" office:value="3057" table:style-name="ce1">
            <text:p>3057</text:p>
          </table:table-cell>
          <table:table-cell office:value-type="float" office:value="4586" table:style-name="ce1">
            <text:p>4586</text:p>
          </table:table-cell>
          <table:table-cell office:value-type="float" office:value="3" table:style-name="ce1">
            <text:p>3</text:p>
          </table:table-cell>
          <table:table-cell office:value-type="float" office:value="14.019401999999999" table:style-name="ce1">
            <text:p>14.019402</text:p>
          </table:table-cell>
          <table:table-cell office:value-type="float" office:value="39.944642431966699" table:style-name="ce1">
            <text:p>39.94464243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64" table:style-name="ce1">
            <text:p>1264</text:p>
          </table:table-cell>
          <table:table-cell office:value-type="string" table:style-name="ce1">
            <text:p>train_img_0908_4k.jpg</text:p>
          </table:table-cell>
          <table:table-cell office:value-type="float" office:value="470" table:style-name="ce1">
            <text:p>470</text:p>
          </table:table-cell>
          <table:table-cell office:value-type="float" office:value="3068" table:style-name="ce1">
            <text:p>3068</text:p>
          </table:table-cell>
          <table:table-cell office:value-type="float" office:value="4610" table:style-name="ce1">
            <text:p>4610</text:p>
          </table:table-cell>
          <table:table-cell office:value-type="float" office:value="3" table:style-name="ce1">
            <text:p>3</text:p>
          </table:table-cell>
          <table:table-cell office:value-type="float" office:value="14.14348" table:style-name="ce1">
            <text:p>14.14348</text:p>
          </table:table-cell>
          <table:table-cell office:value-type="float" office:value="33.230859731834002" table:style-name="ce1">
            <text:p>33.23085973</text:p>
          </table:table-cell>
          <table:table-cell office:value-type="float" office:value="2160" table:style-name="ce1">
            <text:p>2160</text:p>
          </table:table-cell>
          <table:table-cell office:value-type="float" office:value="3246" table:style-name="ce1">
            <text:p>3246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65" table:style-name="ce1">
            <text:p>1265</text:p>
          </table:table-cell>
          <table:table-cell office:value-type="string" table:style-name="ce1">
            <text:p>train_img_0358_4k.jpg</text:p>
          </table:table-cell>
          <table:table-cell office:value-type="float" office:value="122" table:style-name="ce1">
            <text:p>122</text:p>
          </table:table-cell>
          <table:table-cell office:value-type="float" office:value="3071" table:style-name="ce1">
            <text:p>3071</text:p>
          </table:table-cell>
          <table:table-cell office:value-type="float" office:value="4606" table:style-name="ce1">
            <text:p>4606</text:p>
          </table:table-cell>
          <table:table-cell office:value-type="float" office:value="3" table:style-name="ce1">
            <text:p>3</text:p>
          </table:table-cell>
          <table:table-cell office:value-type="float" office:value="14.145026" table:style-name="ce1">
            <text:p>14.145026</text:p>
          </table:table-cell>
          <table:table-cell office:value-type="float" office:value="8.6249399612273603" table:style-name="ce1">
            <text:p>8.624939961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67" table:style-name="ce1">
            <text:p>1267</text:p>
          </table:table-cell>
          <table:table-cell office:value-type="string" table:style-name="ce1">
            <text:p>test_img_0029_4k.jpg</text:p>
          </table:table-cell>
          <table:table-cell office:value-type="float" office:value="450" table:style-name="ce1">
            <text:p>450</text:p>
          </table:table-cell>
          <table:table-cell office:value-type="float" office:value="3072" table:style-name="ce1">
            <text:p>3072</text:p>
          </table:table-cell>
          <table:table-cell office:value-type="float" office:value="4608" table:style-name="ce1">
            <text:p>4608</text:p>
          </table:table-cell>
          <table:table-cell office:value-type="float" office:value="3" table:style-name="ce1">
            <text:p>3</text:p>
          </table:table-cell>
          <table:table-cell office:value-type="float" office:value="14.155775999999999" table:style-name="ce1">
            <text:p>14.155776</text:p>
          </table:table-cell>
          <table:table-cell office:value-type="float" office:value="31.7891438802083" table:style-name="ce1">
            <text:p>31.78914388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69" table:style-name="ce1">
            <text:p>1269</text:p>
          </table:table-cell>
          <table:table-cell office:value-type="string" table:style-name="ce1">
            <text:p>test_img_0036_4k.jpg</text:p>
          </table:table-cell>
          <table:table-cell office:value-type="float" office:value="302" table:style-name="ce1">
            <text:p>302</text:p>
          </table:table-cell>
          <table:table-cell office:value-type="float" office:value="3072" table:style-name="ce1">
            <text:p>3072</text:p>
          </table:table-cell>
          <table:table-cell office:value-type="float" office:value="4608" table:style-name="ce1">
            <text:p>4608</text:p>
          </table:table-cell>
          <table:table-cell office:value-type="float" office:value="3" table:style-name="ce1">
            <text:p>3</text:p>
          </table:table-cell>
          <table:table-cell office:value-type="float" office:value="14.155775999999999" table:style-name="ce1">
            <text:p>14.155776</text:p>
          </table:table-cell>
          <table:table-cell office:value-type="float" office:value="21.334047670717499" table:style-name="ce1">
            <text:p>21.33404767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70" table:style-name="ce1">
            <text:p>1270</text:p>
          </table:table-cell>
          <table:table-cell office:value-type="string" table:style-name="ce1">
            <text:p>test_img_0057_4k.jpg</text:p>
          </table:table-cell>
          <table:table-cell office:value-type="float" office:value="687" table:style-name="ce1">
            <text:p>687</text:p>
          </table:table-cell>
          <table:table-cell office:value-type="float" office:value="3072" table:style-name="ce1">
            <text:p>3072</text:p>
          </table:table-cell>
          <table:table-cell office:value-type="float" office:value="4608" table:style-name="ce1">
            <text:p>4608</text:p>
          </table:table-cell>
          <table:table-cell office:value-type="float" office:value="3" table:style-name="ce1">
            <text:p>3</text:p>
          </table:table-cell>
          <table:table-cell office:value-type="float" office:value="14.155775999999999" table:style-name="ce1">
            <text:p>14.155776</text:p>
          </table:table-cell>
          <table:table-cell office:value-type="float" office:value="48.5314263237847" table:style-name="ce1">
            <text:p>48.53142632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71" table:style-name="ce1">
            <text:p>1271</text:p>
          </table:table-cell>
          <table:table-cell office:value-type="string" table:style-name="ce1">
            <text:p>train_img_0004_4k.jpg</text:p>
          </table:table-cell>
          <table:table-cell office:value-type="float" office:value="131" table:style-name="ce1">
            <text:p>131</text:p>
          </table:table-cell>
          <table:table-cell office:value-type="float" office:value="3072" table:style-name="ce1">
            <text:p>3072</text:p>
          </table:table-cell>
          <table:table-cell office:value-type="float" office:value="4608" table:style-name="ce1">
            <text:p>4608</text:p>
          </table:table-cell>
          <table:table-cell office:value-type="float" office:value="3" table:style-name="ce1">
            <text:p>3</text:p>
          </table:table-cell>
          <table:table-cell office:value-type="float" office:value="14.155775999999999" table:style-name="ce1">
            <text:p>14.155776</text:p>
          </table:table-cell>
          <table:table-cell office:value-type="float" office:value="9.2541729962384203" table:style-name="ce1">
            <text:p>9.254172996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72" table:style-name="ce1">
            <text:p>1272</text:p>
          </table:table-cell>
          <table:table-cell office:value-type="string" table:style-name="ce1">
            <text:p>train_img_0142_4k.jpg</text:p>
          </table:table-cell>
          <table:table-cell office:value-type="float" office:value="336" table:style-name="ce1">
            <text:p>336</text:p>
          </table:table-cell>
          <table:table-cell office:value-type="float" office:value="3072" table:style-name="ce1">
            <text:p>3072</text:p>
          </table:table-cell>
          <table:table-cell office:value-type="float" office:value="4608" table:style-name="ce1">
            <text:p>4608</text:p>
          </table:table-cell>
          <table:table-cell office:value-type="float" office:value="3" table:style-name="ce1">
            <text:p>3</text:p>
          </table:table-cell>
          <table:table-cell office:value-type="float" office:value="14.155775999999999" table:style-name="ce1">
            <text:p>14.155776</text:p>
          </table:table-cell>
          <table:table-cell office:value-type="float" office:value="23.7358940972222" table:style-name="ce1">
            <text:p>23.7358941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73" table:style-name="ce1">
            <text:p>1273</text:p>
          </table:table-cell>
          <table:table-cell office:value-type="string" table:style-name="ce1">
            <text:p>train_img_0143_4k.jpg</text:p>
          </table:table-cell>
          <table:table-cell office:value-type="float" office:value="301" table:style-name="ce1">
            <text:p>301</text:p>
          </table:table-cell>
          <table:table-cell office:value-type="float" office:value="3072" table:style-name="ce1">
            <text:p>3072</text:p>
          </table:table-cell>
          <table:table-cell office:value-type="float" office:value="4608" table:style-name="ce1">
            <text:p>4608</text:p>
          </table:table-cell>
          <table:table-cell office:value-type="float" office:value="3" table:style-name="ce1">
            <text:p>3</text:p>
          </table:table-cell>
          <table:table-cell office:value-type="float" office:value="14.155775999999999" table:style-name="ce1">
            <text:p>14.155776</text:p>
          </table:table-cell>
          <table:table-cell office:value-type="float" office:value="21.263405128761502" table:style-name="ce1">
            <text:p>21.26340513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74" table:style-name="ce1">
            <text:p>1274</text:p>
          </table:table-cell>
          <table:table-cell office:value-type="string" table:style-name="ce1">
            <text:p>train_img_0144_4k.jpg</text:p>
          </table:table-cell>
          <table:table-cell office:value-type="float" office:value="114" table:style-name="ce1">
            <text:p>114</text:p>
          </table:table-cell>
          <table:table-cell office:value-type="float" office:value="3072" table:style-name="ce1">
            <text:p>3072</text:p>
          </table:table-cell>
          <table:table-cell office:value-type="float" office:value="4608" table:style-name="ce1">
            <text:p>4608</text:p>
          </table:table-cell>
          <table:table-cell office:value-type="float" office:value="3" table:style-name="ce1">
            <text:p>3</text:p>
          </table:table-cell>
          <table:table-cell office:value-type="float" office:value="14.155775999999999" table:style-name="ce1">
            <text:p>14.155776</text:p>
          </table:table-cell>
          <table:table-cell office:value-type="float" office:value="8.0532497829861107" table:style-name="ce1">
            <text:p>8.053249783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75" table:style-name="ce1">
            <text:p>1275</text:p>
          </table:table-cell>
          <table:table-cell office:value-type="string" table:style-name="ce1">
            <text:p>train_img_0157_4k.jpg</text:p>
          </table:table-cell>
          <table:table-cell office:value-type="float" office:value="204" table:style-name="ce1">
            <text:p>204</text:p>
          </table:table-cell>
          <table:table-cell office:value-type="float" office:value="3072" table:style-name="ce1">
            <text:p>3072</text:p>
          </table:table-cell>
          <table:table-cell office:value-type="float" office:value="4608" table:style-name="ce1">
            <text:p>4608</text:p>
          </table:table-cell>
          <table:table-cell office:value-type="float" office:value="3" table:style-name="ce1">
            <text:p>3</text:p>
          </table:table-cell>
          <table:table-cell office:value-type="float" office:value="14.155775999999999" table:style-name="ce1">
            <text:p>14.155776</text:p>
          </table:table-cell>
          <table:table-cell office:value-type="float" office:value="14.4110785590277" table:style-name="ce1">
            <text:p>14.41107856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76" table:style-name="ce1">
            <text:p>1276</text:p>
          </table:table-cell>
          <table:table-cell office:value-type="string" table:style-name="ce1">
            <text:p>train_img_0159_4k.jpg</text:p>
          </table:table-cell>
          <table:table-cell office:value-type="float" office:value="105" table:style-name="ce1">
            <text:p>105</text:p>
          </table:table-cell>
          <table:table-cell office:value-type="float" office:value="3072" table:style-name="ce1">
            <text:p>3072</text:p>
          </table:table-cell>
          <table:table-cell office:value-type="float" office:value="4608" table:style-name="ce1">
            <text:p>4608</text:p>
          </table:table-cell>
          <table:table-cell office:value-type="float" office:value="3" table:style-name="ce1">
            <text:p>3</text:p>
          </table:table-cell>
          <table:table-cell office:value-type="float" office:value="14.155775999999999" table:style-name="ce1">
            <text:p>14.155776</text:p>
          </table:table-cell>
          <table:table-cell office:value-type="float" office:value="7.4174669053819402" table:style-name="ce1">
            <text:p>7.417466905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77" table:style-name="ce1">
            <text:p>1277</text:p>
          </table:table-cell>
          <table:table-cell office:value-type="string" table:style-name="ce1">
            <text:p>train_img_0160_4k.jpg</text:p>
          </table:table-cell>
          <table:table-cell office:value-type="float" office:value="432" table:style-name="ce1">
            <text:p>432</text:p>
          </table:table-cell>
          <table:table-cell office:value-type="float" office:value="3072" table:style-name="ce1">
            <text:p>3072</text:p>
          </table:table-cell>
          <table:table-cell office:value-type="float" office:value="4608" table:style-name="ce1">
            <text:p>4608</text:p>
          </table:table-cell>
          <table:table-cell office:value-type="float" office:value="3" table:style-name="ce1">
            <text:p>3</text:p>
          </table:table-cell>
          <table:table-cell office:value-type="float" office:value="14.155775999999999" table:style-name="ce1">
            <text:p>14.155776</text:p>
          </table:table-cell>
          <table:table-cell office:value-type="float" office:value="30.517578125" table:style-name="ce1">
            <text:p>30.51757813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78" table:style-name="ce1">
            <text:p>1278</text:p>
          </table:table-cell>
          <table:table-cell office:value-type="string" table:style-name="ce1">
            <text:p>train_img_0161_4k.jpg</text:p>
          </table:table-cell>
          <table:table-cell office:value-type="float" office:value="321" table:style-name="ce1">
            <text:p>321</text:p>
          </table:table-cell>
          <table:table-cell office:value-type="float" office:value="3072" table:style-name="ce1">
            <text:p>3072</text:p>
          </table:table-cell>
          <table:table-cell office:value-type="float" office:value="4608" table:style-name="ce1">
            <text:p>4608</text:p>
          </table:table-cell>
          <table:table-cell office:value-type="float" office:value="3" table:style-name="ce1">
            <text:p>3</text:p>
          </table:table-cell>
          <table:table-cell office:value-type="float" office:value="14.155775999999999" table:style-name="ce1">
            <text:p>14.155776</text:p>
          </table:table-cell>
          <table:table-cell office:value-type="float" office:value="22.6762559678819" table:style-name="ce1">
            <text:p>22.67625597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79" table:style-name="ce1">
            <text:p>1279</text:p>
          </table:table-cell>
          <table:table-cell office:value-type="string" table:style-name="ce1">
            <text:p>train_img_0162_4k.jpg</text:p>
          </table:table-cell>
          <table:table-cell office:value-type="float" office:value="129" table:style-name="ce1">
            <text:p>129</text:p>
          </table:table-cell>
          <table:table-cell office:value-type="float" office:value="3072" table:style-name="ce1">
            <text:p>3072</text:p>
          </table:table-cell>
          <table:table-cell office:value-type="float" office:value="4608" table:style-name="ce1">
            <text:p>4608</text:p>
          </table:table-cell>
          <table:table-cell office:value-type="float" office:value="3" table:style-name="ce1">
            <text:p>3</text:p>
          </table:table-cell>
          <table:table-cell office:value-type="float" office:value="14.155775999999999" table:style-name="ce1">
            <text:p>14.155776</text:p>
          </table:table-cell>
          <table:table-cell office:value-type="float" office:value="9.1128879123263893" table:style-name="ce1">
            <text:p>9.112887912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80" table:style-name="ce1">
            <text:p>1280</text:p>
          </table:table-cell>
          <table:table-cell office:value-type="string" table:style-name="ce1">
            <text:p>train_img_0163_4k.jpg</text:p>
          </table:table-cell>
          <table:table-cell office:value-type="float" office:value="82" table:style-name="ce1">
            <text:p>82</text:p>
          </table:table-cell>
          <table:table-cell office:value-type="float" office:value="3072" table:style-name="ce1">
            <text:p>3072</text:p>
          </table:table-cell>
          <table:table-cell office:value-type="float" office:value="4608" table:style-name="ce1">
            <text:p>4608</text:p>
          </table:table-cell>
          <table:table-cell office:value-type="float" office:value="3" table:style-name="ce1">
            <text:p>3</text:p>
          </table:table-cell>
          <table:table-cell office:value-type="float" office:value="14.155775999999999" table:style-name="ce1">
            <text:p>14.155776</text:p>
          </table:table-cell>
          <table:table-cell office:value-type="float" office:value="5.7926884403935102" table:style-name="ce1">
            <text:p>5.79268844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81" table:style-name="ce1">
            <text:p>1281</text:p>
          </table:table-cell>
          <table:table-cell office:value-type="string" table:style-name="ce1">
            <text:p>train_img_0164_4k.jpg</text:p>
          </table:table-cell>
          <table:table-cell office:value-type="float" office:value="197" table:style-name="ce1">
            <text:p>197</text:p>
          </table:table-cell>
          <table:table-cell office:value-type="float" office:value="3072" table:style-name="ce1">
            <text:p>3072</text:p>
          </table:table-cell>
          <table:table-cell office:value-type="float" office:value="4608" table:style-name="ce1">
            <text:p>4608</text:p>
          </table:table-cell>
          <table:table-cell office:value-type="float" office:value="3" table:style-name="ce1">
            <text:p>3</text:p>
          </table:table-cell>
          <table:table-cell office:value-type="float" office:value="14.155775999999999" table:style-name="ce1">
            <text:p>14.155776</text:p>
          </table:table-cell>
          <table:table-cell office:value-type="float" office:value="13.916580765335601" table:style-name="ce1">
            <text:p>13.91658077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82" table:style-name="ce1">
            <text:p>1282</text:p>
          </table:table-cell>
          <table:table-cell office:value-type="string" table:style-name="ce1">
            <text:p>train_img_0165_4k.jpg</text:p>
          </table:table-cell>
          <table:table-cell office:value-type="float" office:value="217" table:style-name="ce1">
            <text:p>217</text:p>
          </table:table-cell>
          <table:table-cell office:value-type="float" office:value="3072" table:style-name="ce1">
            <text:p>3072</text:p>
          </table:table-cell>
          <table:table-cell office:value-type="float" office:value="4608" table:style-name="ce1">
            <text:p>4608</text:p>
          </table:table-cell>
          <table:table-cell office:value-type="float" office:value="3" table:style-name="ce1">
            <text:p>3</text:p>
          </table:table-cell>
          <table:table-cell office:value-type="float" office:value="14.155775999999999" table:style-name="ce1">
            <text:p>14.155776</text:p>
          </table:table-cell>
          <table:table-cell office:value-type="float" office:value="15.329431604456" table:style-name="ce1">
            <text:p>15.3294316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83" table:style-name="ce1">
            <text:p>1283</text:p>
          </table:table-cell>
          <table:table-cell office:value-type="string" table:style-name="ce1">
            <text:p>train_img_0216_4k.jpg</text:p>
          </table:table-cell>
          <table:table-cell office:value-type="float" office:value="534" table:style-name="ce1">
            <text:p>534</text:p>
          </table:table-cell>
          <table:table-cell office:value-type="float" office:value="3072" table:style-name="ce1">
            <text:p>3072</text:p>
          </table:table-cell>
          <table:table-cell office:value-type="float" office:value="4608" table:style-name="ce1">
            <text:p>4608</text:p>
          </table:table-cell>
          <table:table-cell office:value-type="float" office:value="3" table:style-name="ce1">
            <text:p>3</text:p>
          </table:table-cell>
          <table:table-cell office:value-type="float" office:value="14.155775999999999" table:style-name="ce1">
            <text:p>14.155776</text:p>
          </table:table-cell>
          <table:table-cell office:value-type="float" office:value="37.7231174045138" table:style-name="ce1">
            <text:p>37.7231174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84" table:style-name="ce1">
            <text:p>1284</text:p>
          </table:table-cell>
          <table:table-cell office:value-type="string" table:style-name="ce1">
            <text:p>train_img_0933_4k.jpg</text:p>
          </table:table-cell>
          <table:table-cell office:value-type="float" office:value="397" table:style-name="ce1">
            <text:p>397</text:p>
          </table:table-cell>
          <table:table-cell office:value-type="float" office:value="3072" table:style-name="ce1">
            <text:p>3072</text:p>
          </table:table-cell>
          <table:table-cell office:value-type="float" office:value="4608" table:style-name="ce1">
            <text:p>4608</text:p>
          </table:table-cell>
          <table:table-cell office:value-type="float" office:value="3" table:style-name="ce1">
            <text:p>3</text:p>
          </table:table-cell>
          <table:table-cell office:value-type="float" office:value="14.155775999999999" table:style-name="ce1">
            <text:p>14.155776</text:p>
          </table:table-cell>
          <table:table-cell office:value-type="float" office:value="28.045089156539301" table:style-name="ce1">
            <text:p>28.04508916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86" table:style-name="ce1">
            <text:p>1286</text:p>
          </table:table-cell>
          <table:table-cell office:value-type="string" table:style-name="ce1">
            <text:p>train_img_1051_4k.jpg</text:p>
          </table:table-cell>
          <table:table-cell office:value-type="float" office:value="304" table:style-name="ce1">
            <text:p>304</text:p>
          </table:table-cell>
          <table:table-cell office:value-type="float" office:value="3089" table:style-name="ce1">
            <text:p>3089</text:p>
          </table:table-cell>
          <table:table-cell office:value-type="float" office:value="4664" table:style-name="ce1">
            <text:p>4664</text:p>
          </table:table-cell>
          <table:table-cell office:value-type="float" office:value="3" table:style-name="ce1">
            <text:p>3</text:p>
          </table:table-cell>
          <table:table-cell office:value-type="float" office:value="14.407095999999999" table:style-name="ce1">
            <text:p>14.407096</text:p>
          </table:table-cell>
          <table:table-cell office:value-type="float" office:value="21.100713148576201" table:style-name="ce1">
            <text:p>21.10071315</text:p>
          </table:table-cell>
          <table:table-cell office:value-type="float" office:value="2160" table:style-name="ce1">
            <text:p>2160</text:p>
          </table:table-cell>
          <table:table-cell office:value-type="float" office:value="3261" table:style-name="ce1">
            <text:p>3261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87" table:style-name="ce1">
            <text:p>1287</text:p>
          </table:table-cell>
          <table:table-cell office:value-type="string" table:style-name="ce1">
            <text:p>train_img_1014_4k.jpg</text:p>
          </table:table-cell>
          <table:table-cell office:value-type="float" office:value="422" table:style-name="ce1">
            <text:p>422</text:p>
          </table:table-cell>
          <table:table-cell office:value-type="float" office:value="3105" table:style-name="ce1">
            <text:p>3105</text:p>
          </table:table-cell>
          <table:table-cell office:value-type="float" office:value="5183" table:style-name="ce1">
            <text:p>5183</text:p>
          </table:table-cell>
          <table:table-cell office:value-type="float" office:value="3" table:style-name="ce1">
            <text:p>3</text:p>
          </table:table-cell>
          <table:table-cell office:value-type="float" office:value="16.093215000000001" table:style-name="ce1">
            <text:p>16.093215</text:p>
          </table:table-cell>
          <table:table-cell office:value-type="float" office:value="26.222230921540501" table:style-name="ce1">
            <text:p>26.22223092</text:p>
          </table:table-cell>
          <table:table-cell office:value-type="float" office:value="2160" table:style-name="ce1">
            <text:p>2160</text:p>
          </table:table-cell>
          <table:table-cell office:value-type="float" office:value="3606" table:style-name="ce1">
            <text:p>3606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88" table:style-name="ce1">
            <text:p>1288</text:p>
          </table:table-cell>
          <table:table-cell office:value-type="string" table:style-name="ce1">
            <text:p>train_img_0247_4k.jpg</text:p>
          </table:table-cell>
          <table:table-cell office:value-type="float" office:value="255" table:style-name="ce1">
            <text:p>255</text:p>
          </table:table-cell>
          <table:table-cell office:value-type="float" office:value="3116" table:style-name="ce1">
            <text:p>3116</text:p>
          </table:table-cell>
          <table:table-cell office:value-type="float" office:value="4704" table:style-name="ce1">
            <text:p>4704</text:p>
          </table:table-cell>
          <table:table-cell office:value-type="float" office:value="3" table:style-name="ce1">
            <text:p>3</text:p>
          </table:table-cell>
          <table:table-cell office:value-type="float" office:value="14.657664" table:style-name="ce1">
            <text:p>14.657664</text:p>
          </table:table-cell>
          <table:table-cell office:value-type="float" office:value="17.397042257210899" table:style-name="ce1">
            <text:p>17.39704226</text:p>
          </table:table-cell>
          <table:table-cell office:value-type="float" office:value="2160" table:style-name="ce1">
            <text:p>2160</text:p>
          </table:table-cell>
          <table:table-cell office:value-type="float" office:value="3261" table:style-name="ce1">
            <text:p>3261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90" table:style-name="ce1">
            <text:p>1290</text:p>
          </table:table-cell>
          <table:table-cell office:value-type="string" table:style-name="ce1">
            <text:p>train_img_0269_4k.jpg</text:p>
          </table:table-cell>
          <table:table-cell office:value-type="float" office:value="118" table:style-name="ce1">
            <text:p>118</text:p>
          </table:table-cell>
          <table:table-cell office:value-type="float" office:value="3126" table:style-name="ce1">
            <text:p>3126</text:p>
          </table:table-cell>
          <table:table-cell office:value-type="float" office:value="4914" table:style-name="ce1">
            <text:p>4914</text:p>
          </table:table-cell>
          <table:table-cell office:value-type="float" office:value="3" table:style-name="ce1">
            <text:p>3</text:p>
          </table:table-cell>
          <table:table-cell office:value-type="float" office:value="15.361164" table:style-name="ce1">
            <text:p>15.361164</text:p>
          </table:table-cell>
          <table:table-cell office:value-type="float" office:value="7.6817095371158004" table:style-name="ce1">
            <text:p>7.681709537</text:p>
          </table:table-cell>
          <table:table-cell office:value-type="float" office:value="2160" table:style-name="ce1">
            <text:p>2160</text:p>
          </table:table-cell>
          <table:table-cell office:value-type="float" office:value="3395" table:style-name="ce1">
            <text:p>3395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92" table:style-name="ce1">
            <text:p>1292</text:p>
          </table:table-cell>
          <table:table-cell office:value-type="string" table:style-name="ce1">
            <text:p>test_img_0117_4k.jpg</text:p>
          </table:table-cell>
          <table:table-cell office:value-type="float" office:value="737" table:style-name="ce1">
            <text:p>737</text:p>
          </table:table-cell>
          <table:table-cell office:value-type="float" office:value="3150" table:style-name="ce1">
            <text:p>3150</text:p>
          </table:table-cell>
          <table:table-cell office:value-type="float" office:value="4724" table:style-name="ce1">
            <text:p>4724</text:p>
          </table:table-cell>
          <table:table-cell office:value-type="float" office:value="3" table:style-name="ce1">
            <text:p>3</text:p>
          </table:table-cell>
          <table:table-cell office:value-type="float" office:value="14.880599999999999" table:style-name="ce1">
            <text:p>14.8806</text:p>
          </table:table-cell>
          <table:table-cell office:value-type="float" office:value="49.527572812924198" table:style-name="ce1">
            <text:p>49.52757281</text:p>
          </table:table-cell>
          <table:table-cell office:value-type="float" office:value="2160" table:style-name="ce1">
            <text:p>2160</text:p>
          </table:table-cell>
          <table:table-cell office:value-type="float" office:value="3239" table:style-name="ce1">
            <text:p>3239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93" table:style-name="ce1">
            <text:p>1293</text:p>
          </table:table-cell>
          <table:table-cell office:value-type="string" table:style-name="ce1">
            <text:p>test_img_0059_4k.jpg</text:p>
          </table:table-cell>
          <table:table-cell office:value-type="float" office:value="452" table:style-name="ce1">
            <text:p>452</text:p>
          </table:table-cell>
          <table:table-cell office:value-type="float" office:value="3153" table:style-name="ce1">
            <text:p>3153</text:p>
          </table:table-cell>
          <table:table-cell office:value-type="float" office:value="4737" table:style-name="ce1">
            <text:p>4737</text:p>
          </table:table-cell>
          <table:table-cell office:value-type="float" office:value="3" table:style-name="ce1">
            <text:p>3</text:p>
          </table:table-cell>
          <table:table-cell office:value-type="float" office:value="14.935760999999999" table:style-name="ce1">
            <text:p>14.935761</text:p>
          </table:table-cell>
          <table:table-cell office:value-type="float" office:value="30.2629373889954" table:style-name="ce1">
            <text:p>30.26293739</text:p>
          </table:table-cell>
          <table:table-cell office:value-type="float" office:value="2160" table:style-name="ce1">
            <text:p>2160</text:p>
          </table:table-cell>
          <table:table-cell office:value-type="float" office:value="3245" table:style-name="ce1">
            <text:p>3245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96" table:style-name="ce1">
            <text:p>1296</text:p>
          </table:table-cell>
          <table:table-cell office:value-type="string" table:style-name="ce1">
            <text:p>train_img_0389_4k.jpg</text:p>
          </table:table-cell>
          <table:table-cell office:value-type="float" office:value="219" table:style-name="ce1">
            <text:p>219</text:p>
          </table:table-cell>
          <table:table-cell office:value-type="float" office:value="3168" table:style-name="ce1">
            <text:p>3168</text:p>
          </table:table-cell>
          <table:table-cell office:value-type="float" office:value="4752" table:style-name="ce1">
            <text:p>4752</text:p>
          </table:table-cell>
          <table:table-cell office:value-type="float" office:value="3" table:style-name="ce1">
            <text:p>3</text:p>
          </table:table-cell>
          <table:table-cell office:value-type="float" office:value="15.054335999999999" table:style-name="ce1">
            <text:p>15.054336</text:p>
          </table:table-cell>
          <table:table-cell office:value-type="float" office:value="14.5473038465462" table:style-name="ce1">
            <text:p>14.54730385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97" table:style-name="ce1">
            <text:p>1297</text:p>
          </table:table-cell>
          <table:table-cell office:value-type="string" table:style-name="ce1">
            <text:p>train_img_0558_4k.jpg</text:p>
          </table:table-cell>
          <table:table-cell office:value-type="float" office:value="434" table:style-name="ce1">
            <text:p>434</text:p>
          </table:table-cell>
          <table:table-cell office:value-type="float" office:value="3168" table:style-name="ce1">
            <text:p>3168</text:p>
          </table:table-cell>
          <table:table-cell office:value-type="float" office:value="4752" table:style-name="ce1">
            <text:p>4752</text:p>
          </table:table-cell>
          <table:table-cell office:value-type="float" office:value="3" table:style-name="ce1">
            <text:p>3</text:p>
          </table:table-cell>
          <table:table-cell office:value-type="float" office:value="15.054335999999999" table:style-name="ce1">
            <text:p>15.054336</text:p>
          </table:table-cell>
          <table:table-cell office:value-type="float" office:value="28.8289035132469" table:style-name="ce1">
            <text:p>28.82890351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299" table:style-name="ce1">
            <text:p>1299</text:p>
          </table:table-cell>
          <table:table-cell office:value-type="string" table:style-name="ce1">
            <text:p>train_img_0584_4k.jpg</text:p>
          </table:table-cell>
          <table:table-cell office:value-type="float" office:value="295" table:style-name="ce1">
            <text:p>295</text:p>
          </table:table-cell>
          <table:table-cell office:value-type="float" office:value="3168" table:style-name="ce1">
            <text:p>3168</text:p>
          </table:table-cell>
          <table:table-cell office:value-type="float" office:value="4752" table:style-name="ce1">
            <text:p>4752</text:p>
          </table:table-cell>
          <table:table-cell office:value-type="float" office:value="3" table:style-name="ce1">
            <text:p>3</text:p>
          </table:table-cell>
          <table:table-cell office:value-type="float" office:value="15.054335999999999" table:style-name="ce1">
            <text:p>15.054336</text:p>
          </table:table-cell>
          <table:table-cell office:value-type="float" office:value="19.5956832636125" table:style-name="ce1">
            <text:p>19.59568326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00" table:style-name="ce1">
            <text:p>1300</text:p>
          </table:table-cell>
          <table:table-cell office:value-type="string" table:style-name="ce1">
            <text:p>train_img_0597_4k.jpg</text:p>
          </table:table-cell>
          <table:table-cell office:value-type="float" office:value="359" table:style-name="ce1">
            <text:p>359</text:p>
          </table:table-cell>
          <table:table-cell office:value-type="float" office:value="3168" table:style-name="ce1">
            <text:p>3168</text:p>
          </table:table-cell>
          <table:table-cell office:value-type="float" office:value="4752" table:style-name="ce1">
            <text:p>4752</text:p>
          </table:table-cell>
          <table:table-cell office:value-type="float" office:value="3" table:style-name="ce1">
            <text:p>3</text:p>
          </table:table-cell>
          <table:table-cell office:value-type="float" office:value="15.054335999999999" table:style-name="ce1">
            <text:p>15.054336</text:p>
          </table:table-cell>
          <table:table-cell office:value-type="float" office:value="23.846950141141999" table:style-name="ce1">
            <text:p>23.84695014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01" table:style-name="ce1">
            <text:p>1301</text:p>
          </table:table-cell>
          <table:table-cell office:value-type="string" table:style-name="ce1">
            <text:p>train_img_0725_4k.jpg</text:p>
          </table:table-cell>
          <table:table-cell office:value-type="float" office:value="430" table:style-name="ce1">
            <text:p>430</text:p>
          </table:table-cell>
          <table:table-cell office:value-type="float" office:value="3168" table:style-name="ce1">
            <text:p>3168</text:p>
          </table:table-cell>
          <table:table-cell office:value-type="float" office:value="4752" table:style-name="ce1">
            <text:p>4752</text:p>
          </table:table-cell>
          <table:table-cell office:value-type="float" office:value="3" table:style-name="ce1">
            <text:p>3</text:p>
          </table:table-cell>
          <table:table-cell office:value-type="float" office:value="15.054335999999999" table:style-name="ce1">
            <text:p>15.054336</text:p>
          </table:table-cell>
          <table:table-cell office:value-type="float" office:value="28.5631993334013" table:style-name="ce1">
            <text:p>28.56319933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03" table:style-name="ce1">
            <text:p>1303</text:p>
          </table:table-cell>
          <table:table-cell office:value-type="string" table:style-name="ce1">
            <text:p>train_img_0796_4k.jpg</text:p>
          </table:table-cell>
          <table:table-cell office:value-type="float" office:value="397" table:style-name="ce1">
            <text:p>397</text:p>
          </table:table-cell>
          <table:table-cell office:value-type="float" office:value="3168" table:style-name="ce1">
            <text:p>3168</text:p>
          </table:table-cell>
          <table:table-cell office:value-type="float" office:value="4752" table:style-name="ce1">
            <text:p>4752</text:p>
          </table:table-cell>
          <table:table-cell office:value-type="float" office:value="3" table:style-name="ce1">
            <text:p>3</text:p>
          </table:table-cell>
          <table:table-cell office:value-type="float" office:value="15.054335999999999" table:style-name="ce1">
            <text:p>15.054336</text:p>
          </table:table-cell>
          <table:table-cell office:value-type="float" office:value="26.371139849675199" table:style-name="ce1">
            <text:p>26.37113985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05" table:style-name="ce1">
            <text:p>1305</text:p>
          </table:table-cell>
          <table:table-cell office:value-type="string" table:style-name="ce1">
            <text:p>test_img_0213_4k.jpg</text:p>
          </table:table-cell>
          <table:table-cell office:value-type="float" office:value="266" table:style-name="ce1">
            <text:p>266</text:p>
          </table:table-cell>
          <table:table-cell office:value-type="float" office:value="3204" table:style-name="ce1">
            <text:p>3204</text:p>
          </table:table-cell>
          <table:table-cell office:value-type="float" office:value="4660" table:style-name="ce1">
            <text:p>4660</text:p>
          </table:table-cell>
          <table:table-cell office:value-type="float" office:value="3" table:style-name="ce1">
            <text:p>3</text:p>
          </table:table-cell>
          <table:table-cell office:value-type="float" office:value="14.93064" table:style-name="ce1">
            <text:p>14.93064</text:p>
          </table:table-cell>
          <table:table-cell office:value-type="float" office:value="17.815713191129099" table:style-name="ce1">
            <text:p>17.81571319</text:p>
          </table:table-cell>
          <table:table-cell office:value-type="float" office:value="2160" table:style-name="ce1">
            <text:p>2160</text:p>
          </table:table-cell>
          <table:table-cell office:value-type="float" office:value="3142" table:style-name="ce1">
            <text:p>3142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06" table:style-name="ce1">
            <text:p>1306</text:p>
          </table:table-cell>
          <table:table-cell office:value-type="string" table:style-name="ce1">
            <text:p>train_img_0016_4k.jpg</text:p>
          </table:table-cell>
          <table:table-cell office:value-type="float" office:value="201" table:style-name="ce1">
            <text:p>201</text:p>
          </table:table-cell>
          <table:table-cell office:value-type="float" office:value="3210" table:style-name="ce1">
            <text:p>3210</text:p>
          </table:table-cell>
          <table:table-cell office:value-type="float" office:value="4846" table:style-name="ce1">
            <text:p>4846</text:p>
          </table:table-cell>
          <table:table-cell office:value-type="float" office:value="3" table:style-name="ce1">
            <text:p>3</text:p>
          </table:table-cell>
          <table:table-cell office:value-type="float" office:value="15.55566" table:style-name="ce1">
            <text:p>15.55566</text:p>
          </table:table-cell>
          <table:table-cell office:value-type="float" office:value="12.9213418138478" table:style-name="ce1">
            <text:p>12.92134181</text:p>
          </table:table-cell>
          <table:table-cell office:value-type="float" office:value="2160" table:style-name="ce1">
            <text:p>2160</text:p>
          </table:table-cell>
          <table:table-cell office:value-type="float" office:value="3261" table:style-name="ce1">
            <text:p>3261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10" table:style-name="ce1">
            <text:p>1310</text:p>
          </table:table-cell>
          <table:table-cell office:value-type="string" table:style-name="ce1">
            <text:p>train_img_0110_4k.jpg</text:p>
          </table:table-cell>
          <table:table-cell office:value-type="float" office:value="430" table:style-name="ce1">
            <text:p>430</text:p>
          </table:table-cell>
          <table:table-cell office:value-type="float" office:value="3221" table:style-name="ce1">
            <text:p>3221</text:p>
          </table:table-cell>
          <table:table-cell office:value-type="float" office:value="4869" table:style-name="ce1">
            <text:p>4869</text:p>
          </table:table-cell>
          <table:table-cell office:value-type="float" office:value="3" table:style-name="ce1">
            <text:p>3</text:p>
          </table:table-cell>
          <table:table-cell office:value-type="float" office:value="15.683049" table:style-name="ce1">
            <text:p>15.683049</text:p>
          </table:table-cell>
          <table:table-cell office:value-type="float" office:value="27.418137888876" table:style-name="ce1">
            <text:p>27.41813789</text:p>
          </table:table-cell>
          <table:table-cell office:value-type="float" office:value="2160" table:style-name="ce1">
            <text:p>2160</text:p>
          </table:table-cell>
          <table:table-cell office:value-type="float" office:value="3265" table:style-name="ce1">
            <text:p>3265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11" table:style-name="ce1">
            <text:p>1311</text:p>
          </table:table-cell>
          <table:table-cell office:value-type="string" table:style-name="ce1">
            <text:p>train_img_0979_4k.jpg</text:p>
          </table:table-cell>
          <table:table-cell office:value-type="float" office:value="299" table:style-name="ce1">
            <text:p>299</text:p>
          </table:table-cell>
          <table:table-cell office:value-type="float" office:value="3238" table:style-name="ce1">
            <text:p>3238</text:p>
          </table:table-cell>
          <table:table-cell office:value-type="float" office:value="4858" table:style-name="ce1">
            <text:p>4858</text:p>
          </table:table-cell>
          <table:table-cell office:value-type="float" office:value="3" table:style-name="ce1">
            <text:p>3</text:p>
          </table:table-cell>
          <table:table-cell office:value-type="float" office:value="15.730204000000001" table:style-name="ce1">
            <text:p>15.730204</text:p>
          </table:table-cell>
          <table:table-cell office:value-type="float" office:value="19.008017950688998" table:style-name="ce1">
            <text:p>19.00801795</text:p>
          </table:table-cell>
          <table:table-cell office:value-type="float" office:value="2160" table:style-name="ce1">
            <text:p>2160</text:p>
          </table:table-cell>
          <table:table-cell office:value-type="float" office:value="3241" table:style-name="ce1">
            <text:p>3241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12" table:style-name="ce1">
            <text:p>1312</text:p>
          </table:table-cell>
          <table:table-cell office:value-type="string" table:style-name="ce1">
            <text:p>train_img_0030_4k.jpg</text:p>
          </table:table-cell>
          <table:table-cell office:value-type="float" office:value="138" table:style-name="ce1">
            <text:p>138</text:p>
          </table:table-cell>
          <table:table-cell office:value-type="float" office:value="3240" table:style-name="ce1">
            <text:p>3240</text:p>
          </table:table-cell>
          <table:table-cell office:value-type="float" office:value="4320" table:style-name="ce1">
            <text:p>4320</text:p>
          </table:table-cell>
          <table:table-cell office:value-type="float" office:value="3" table:style-name="ce1">
            <text:p>3</text:p>
          </table:table-cell>
          <table:table-cell office:value-type="float" office:value="13.9968" table:style-name="ce1">
            <text:p>13.9968</text:p>
          </table:table-cell>
          <table:table-cell office:value-type="float" office:value="9.8593964334705007" table:style-name="ce1">
            <text:p>9.859396433</text:p>
          </table:table-cell>
          <table:table-cell office:value-type="float" office:value="2160" table:style-name="ce1">
            <text:p>216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13" table:style-name="ce1">
            <text:p>1313</text:p>
          </table:table-cell>
          <table:table-cell office:value-type="string" table:style-name="ce1">
            <text:p>train_img_0140_4k.jpg</text:p>
          </table:table-cell>
          <table:table-cell office:value-type="float" office:value="463" table:style-name="ce1">
            <text:p>463</text:p>
          </table:table-cell>
          <table:table-cell office:value-type="float" office:value="3240" table:style-name="ce1">
            <text:p>3240</text:p>
          </table:table-cell>
          <table:table-cell office:value-type="float" office:value="4320" table:style-name="ce1">
            <text:p>4320</text:p>
          </table:table-cell>
          <table:table-cell office:value-type="float" office:value="3" table:style-name="ce1">
            <text:p>3</text:p>
          </table:table-cell>
          <table:table-cell office:value-type="float" office:value="13.9968" table:style-name="ce1">
            <text:p>13.9968</text:p>
          </table:table-cell>
          <table:table-cell office:value-type="float" office:value="33.078989483310401" table:style-name="ce1">
            <text:p>33.07898948</text:p>
          </table:table-cell>
          <table:table-cell office:value-type="float" office:value="2160" table:style-name="ce1">
            <text:p>216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15" table:style-name="ce1">
            <text:p>1315</text:p>
          </table:table-cell>
          <table:table-cell office:value-type="string" table:style-name="ce1">
            <text:p>train_img_0283_4k.jpg</text:p>
          </table:table-cell>
          <table:table-cell office:value-type="float" office:value="691" table:style-name="ce1">
            <text:p>691</text:p>
          </table:table-cell>
          <table:table-cell office:value-type="float" office:value="3240" table:style-name="ce1">
            <text:p>3240</text:p>
          </table:table-cell>
          <table:table-cell office:value-type="float" office:value="4320" table:style-name="ce1">
            <text:p>4320</text:p>
          </table:table-cell>
          <table:table-cell office:value-type="float" office:value="3" table:style-name="ce1">
            <text:p>3</text:p>
          </table:table-cell>
          <table:table-cell office:value-type="float" office:value="13.9968" table:style-name="ce1">
            <text:p>13.9968</text:p>
          </table:table-cell>
          <table:table-cell office:value-type="float" office:value="49.368427069044301" table:style-name="ce1">
            <text:p>49.36842707</text:p>
          </table:table-cell>
          <table:table-cell office:value-type="float" office:value="2160" table:style-name="ce1">
            <text:p>216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16" table:style-name="ce1">
            <text:p>1316</text:p>
          </table:table-cell>
          <table:table-cell office:value-type="string" table:style-name="ce1">
            <text:p>train_img_0709_4k.jpg</text:p>
          </table:table-cell>
          <table:table-cell office:value-type="float" office:value="328" table:style-name="ce1">
            <text:p>328</text:p>
          </table:table-cell>
          <table:table-cell office:value-type="float" office:value="3240" table:style-name="ce1">
            <text:p>3240</text:p>
          </table:table-cell>
          <table:table-cell office:value-type="float" office:value="4320" table:style-name="ce1">
            <text:p>4320</text:p>
          </table:table-cell>
          <table:table-cell office:value-type="float" office:value="3" table:style-name="ce1">
            <text:p>3</text:p>
          </table:table-cell>
          <table:table-cell office:value-type="float" office:value="13.9968" table:style-name="ce1">
            <text:p>13.9968</text:p>
          </table:table-cell>
          <table:table-cell office:value-type="float" office:value="23.433927754915398" table:style-name="ce1">
            <text:p>23.43392775</text:p>
          </table:table-cell>
          <table:table-cell office:value-type="float" office:value="2160" table:style-name="ce1">
            <text:p>216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17" table:style-name="ce1">
            <text:p>1317</text:p>
          </table:table-cell>
          <table:table-cell office:value-type="string" table:style-name="ce1">
            <text:p>train_img_0710_4k.jpg</text:p>
          </table:table-cell>
          <table:table-cell office:value-type="float" office:value="156" table:style-name="ce1">
            <text:p>156</text:p>
          </table:table-cell>
          <table:table-cell office:value-type="float" office:value="3240" table:style-name="ce1">
            <text:p>3240</text:p>
          </table:table-cell>
          <table:table-cell office:value-type="float" office:value="4320" table:style-name="ce1">
            <text:p>4320</text:p>
          </table:table-cell>
          <table:table-cell office:value-type="float" office:value="3" table:style-name="ce1">
            <text:p>3</text:p>
          </table:table-cell>
          <table:table-cell office:value-type="float" office:value="13.9968" table:style-name="ce1">
            <text:p>13.9968</text:p>
          </table:table-cell>
          <table:table-cell office:value-type="float" office:value="11.145404663923101" table:style-name="ce1">
            <text:p>11.14540466</text:p>
          </table:table-cell>
          <table:table-cell office:value-type="float" office:value="2160" table:style-name="ce1">
            <text:p>216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18" table:style-name="ce1">
            <text:p>1318</text:p>
          </table:table-cell>
          <table:table-cell office:value-type="string" table:style-name="ce1">
            <text:p>train_img_0711_4k.jpg</text:p>
          </table:table-cell>
          <table:table-cell office:value-type="float" office:value="298" table:style-name="ce1">
            <text:p>298</text:p>
          </table:table-cell>
          <table:table-cell office:value-type="float" office:value="3240" table:style-name="ce1">
            <text:p>3240</text:p>
          </table:table-cell>
          <table:table-cell office:value-type="float" office:value="4320" table:style-name="ce1">
            <text:p>4320</text:p>
          </table:table-cell>
          <table:table-cell office:value-type="float" office:value="3" table:style-name="ce1">
            <text:p>3</text:p>
          </table:table-cell>
          <table:table-cell office:value-type="float" office:value="13.9968" table:style-name="ce1">
            <text:p>13.9968</text:p>
          </table:table-cell>
          <table:table-cell office:value-type="float" office:value="21.290580704160899" table:style-name="ce1">
            <text:p>21.2905807</text:p>
          </table:table-cell>
          <table:table-cell office:value-type="float" office:value="2160" table:style-name="ce1">
            <text:p>216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19" table:style-name="ce1">
            <text:p>1319</text:p>
          </table:table-cell>
          <table:table-cell office:value-type="string" table:style-name="ce1">
            <text:p>train_img_1007_4k.jpg</text:p>
          </table:table-cell>
          <table:table-cell office:value-type="float" office:value="93" table:style-name="ce1">
            <text:p>93</text:p>
          </table:table-cell>
          <table:table-cell office:value-type="float" office:value="3240" table:style-name="ce1">
            <text:p>3240</text:p>
          </table:table-cell>
          <table:table-cell office:value-type="float" office:value="4320" table:style-name="ce1">
            <text:p>4320</text:p>
          </table:table-cell>
          <table:table-cell office:value-type="float" office:value="3" table:style-name="ce1">
            <text:p>3</text:p>
          </table:table-cell>
          <table:table-cell office:value-type="float" office:value="13.9968" table:style-name="ce1">
            <text:p>13.9968</text:p>
          </table:table-cell>
          <table:table-cell office:value-type="float" office:value="6.6443758573388196" table:style-name="ce1">
            <text:p>6.644375857</text:p>
          </table:table-cell>
          <table:table-cell office:value-type="float" office:value="2160" table:style-name="ce1">
            <text:p>216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20" table:style-name="ce1">
            <text:p>1320</text:p>
          </table:table-cell>
          <table:table-cell office:value-type="string" table:style-name="ce1">
            <text:p>train_img_0917_4k.jpg</text:p>
          </table:table-cell>
          <table:table-cell office:value-type="float" office:value="137" table:style-name="ce1">
            <text:p>137</text:p>
          </table:table-cell>
          <table:table-cell office:value-type="float" office:value="3240" table:style-name="ce1">
            <text:p>3240</text:p>
          </table:table-cell>
          <table:table-cell office:value-type="float" office:value="5760" table:style-name="ce1">
            <text:p>5760</text:p>
          </table:table-cell>
          <table:table-cell office:value-type="float" office:value="3" table:style-name="ce1">
            <text:p>3</text:p>
          </table:table-cell>
          <table:table-cell office:value-type="float" office:value="18.662400000000002" table:style-name="ce1">
            <text:p>18.6624</text:p>
          </table:table-cell>
          <table:table-cell office:value-type="float" office:value="7.34096364883401" table:style-name="ce1">
            <text:p>7.340963649</text:p>
          </table:table-cell>
          <table:table-cell office:value-type="float" office:value="2160" table:style-name="ce1">
            <text:p>2160</text:p>
          </table:table-cell>
          <table:table-cell office:value-type="float" office:value="3840" table:style-name="ce1">
            <text:p>38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21" table:style-name="ce1">
            <text:p>1321</text:p>
          </table:table-cell>
          <table:table-cell office:value-type="string" table:style-name="ce1">
            <text:p>train_img_0014_4k.jpg</text:p>
          </table:table-cell>
          <table:table-cell office:value-type="float" office:value="179" table:style-name="ce1">
            <text:p>179</text:p>
          </table:table-cell>
          <table:table-cell office:value-type="float" office:value="3248" table:style-name="ce1">
            <text:p>3248</text:p>
          </table:table-cell>
          <table:table-cell office:value-type="float" office:value="4904" table:style-name="ce1">
            <text:p>4904</text:p>
          </table:table-cell>
          <table:table-cell office:value-type="float" office:value="3" table:style-name="ce1">
            <text:p>3</text:p>
          </table:table-cell>
          <table:table-cell office:value-type="float" office:value="15.928191999999999" table:style-name="ce1">
            <text:p>15.928192</text:p>
          </table:table-cell>
          <table:table-cell office:value-type="float" office:value="11.237935856122199" table:style-name="ce1">
            <text:p>11.23793586</text:p>
          </table:table-cell>
          <table:table-cell office:value-type="float" office:value="2160" table:style-name="ce1">
            <text:p>2160</text:p>
          </table:table-cell>
          <table:table-cell office:value-type="float" office:value="3261" table:style-name="ce1">
            <text:p>3261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25" table:style-name="ce1">
            <text:p>1325</text:p>
          </table:table-cell>
          <table:table-cell office:value-type="string" table:style-name="ce1">
            <text:p>test_img_0032_4k.jpg</text:p>
          </table:table-cell>
          <table:table-cell office:value-type="float" office:value="674" table:style-name="ce1">
            <text:p>674</text:p>
          </table:table-cell>
          <table:table-cell office:value-type="float" office:value="3264" table:style-name="ce1">
            <text:p>3264</text:p>
          </table:table-cell>
          <table:table-cell office:value-type="float" office:value="4896" table:style-name="ce1">
            <text:p>4896</text:p>
          </table:table-cell>
          <table:table-cell office:value-type="float" office:value="3" table:style-name="ce1">
            <text:p>3</text:p>
          </table:table-cell>
          <table:table-cell office:value-type="float" office:value="15.980544" table:style-name="ce1">
            <text:p>15.980544</text:p>
          </table:table-cell>
          <table:table-cell office:value-type="float" office:value="42.176286364218797" table:style-name="ce1">
            <text:p>42.17628636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26" table:style-name="ce1">
            <text:p>1326</text:p>
          </table:table-cell>
          <table:table-cell office:value-type="string" table:style-name="ce1">
            <text:p>test_img_0136_4k.jpg</text:p>
          </table:table-cell>
          <table:table-cell office:value-type="float" office:value="652" table:style-name="ce1">
            <text:p>652</text:p>
          </table:table-cell>
          <table:table-cell office:value-type="float" office:value="3264" table:style-name="ce1">
            <text:p>3264</text:p>
          </table:table-cell>
          <table:table-cell office:value-type="float" office:value="4896" table:style-name="ce1">
            <text:p>4896</text:p>
          </table:table-cell>
          <table:table-cell office:value-type="float" office:value="3" table:style-name="ce1">
            <text:p>3</text:p>
          </table:table-cell>
          <table:table-cell office:value-type="float" office:value="15.980544" table:style-name="ce1">
            <text:p>15.980544</text:p>
          </table:table-cell>
          <table:table-cell office:value-type="float" office:value="40.7996123285915" table:style-name="ce1">
            <text:p>40.79961233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27" table:style-name="ce1">
            <text:p>1327</text:p>
          </table:table-cell>
          <table:table-cell office:value-type="string" table:style-name="ce1">
            <text:p>test_img_0142_4k.jpg</text:p>
          </table:table-cell>
          <table:table-cell office:value-type="float" office:value="353" table:style-name="ce1">
            <text:p>353</text:p>
          </table:table-cell>
          <table:table-cell office:value-type="float" office:value="3264" table:style-name="ce1">
            <text:p>3264</text:p>
          </table:table-cell>
          <table:table-cell office:value-type="float" office:value="4896" table:style-name="ce1">
            <text:p>4896</text:p>
          </table:table-cell>
          <table:table-cell office:value-type="float" office:value="3" table:style-name="ce1">
            <text:p>3</text:p>
          </table:table-cell>
          <table:table-cell office:value-type="float" office:value="15.980544" table:style-name="ce1">
            <text:p>15.980544</text:p>
          </table:table-cell>
          <table:table-cell office:value-type="float" office:value="22.0893606625656" table:style-name="ce1">
            <text:p>22.08936066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28" table:style-name="ce1">
            <text:p>1328</text:p>
          </table:table-cell>
          <table:table-cell office:value-type="string" table:style-name="ce1">
            <text:p>train_img_0069_4k.jpg</text:p>
          </table:table-cell>
          <table:table-cell office:value-type="float" office:value="718" table:style-name="ce1">
            <text:p>718</text:p>
          </table:table-cell>
          <table:table-cell office:value-type="float" office:value="3264" table:style-name="ce1">
            <text:p>3264</text:p>
          </table:table-cell>
          <table:table-cell office:value-type="float" office:value="4896" table:style-name="ce1">
            <text:p>4896</text:p>
          </table:table-cell>
          <table:table-cell office:value-type="float" office:value="3" table:style-name="ce1">
            <text:p>3</text:p>
          </table:table-cell>
          <table:table-cell office:value-type="float" office:value="15.980544" table:style-name="ce1">
            <text:p>15.980544</text:p>
          </table:table-cell>
          <table:table-cell office:value-type="float" office:value="44.929634435473503" table:style-name="ce1">
            <text:p>44.92963444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31" table:style-name="ce1">
            <text:p>1331</text:p>
          </table:table-cell>
          <table:table-cell office:value-type="string" table:style-name="ce1">
            <text:p>test_img_0154_4k.jpg</text:p>
          </table:table-cell>
          <table:table-cell office:value-type="float" office:value="354" table:style-name="ce1">
            <text:p>354</text:p>
          </table:table-cell>
          <table:table-cell office:value-type="float" office:value="3264" table:style-name="ce1">
            <text:p>3264</text:p>
          </table:table-cell>
          <table:table-cell office:value-type="float" office:value="4912" table:style-name="ce1">
            <text:p>4912</text:p>
          </table:table-cell>
          <table:table-cell office:value-type="float" office:value="3" table:style-name="ce1">
            <text:p>3</text:p>
          </table:table-cell>
          <table:table-cell office:value-type="float" office:value="16.032768000000001" table:style-name="ce1">
            <text:p>16.032768</text:p>
          </table:table-cell>
          <table:table-cell office:value-type="float" office:value="22.079780609312099" table:style-name="ce1">
            <text:p>22.07978061</text:p>
          </table:table-cell>
          <table:table-cell office:value-type="float" office:value="2160" table:style-name="ce1">
            <text:p>2160</text:p>
          </table:table-cell>
          <table:table-cell office:value-type="float" office:value="3251" table:style-name="ce1">
            <text:p>3251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35" table:style-name="ce1">
            <text:p>1335</text:p>
          </table:table-cell>
          <table:table-cell office:value-type="string" table:style-name="ce1">
            <text:p>train_img_0020_4k.jpg</text:p>
          </table:table-cell>
          <table:table-cell office:value-type="float" office:value="611" table:style-name="ce1">
            <text:p>611</text:p>
          </table:table-cell>
          <table:table-cell office:value-type="float" office:value="3264" table:style-name="ce1">
            <text:p>3264</text:p>
          </table:table-cell>
          <table:table-cell office:value-type="float" office:value="4912" table:style-name="ce1">
            <text:p>4912</text:p>
          </table:table-cell>
          <table:table-cell office:value-type="float" office:value="3" table:style-name="ce1">
            <text:p>3</text:p>
          </table:table-cell>
          <table:table-cell office:value-type="float" office:value="16.032768000000001" table:style-name="ce1">
            <text:p>16.032768</text:p>
          </table:table-cell>
          <table:table-cell office:value-type="float" office:value="38.109451842626299" table:style-name="ce1">
            <text:p>38.10945184</text:p>
          </table:table-cell>
          <table:table-cell office:value-type="float" office:value="2160" table:style-name="ce1">
            <text:p>2160</text:p>
          </table:table-cell>
          <table:table-cell office:value-type="float" office:value="3251" table:style-name="ce1">
            <text:p>3251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36" table:style-name="ce1">
            <text:p>1336</text:p>
          </table:table-cell>
          <table:table-cell office:value-type="string" table:style-name="ce1">
            <text:p>train_img_0615_4k.jpg</text:p>
          </table:table-cell>
          <table:table-cell office:value-type="float" office:value="313" table:style-name="ce1">
            <text:p>313</text:p>
          </table:table-cell>
          <table:table-cell office:value-type="float" office:value="3264" table:style-name="ce1">
            <text:p>3264</text:p>
          </table:table-cell>
          <table:table-cell office:value-type="float" office:value="4912" table:style-name="ce1">
            <text:p>4912</text:p>
          </table:table-cell>
          <table:table-cell office:value-type="float" office:value="3" table:style-name="ce1">
            <text:p>3</text:p>
          </table:table-cell>
          <table:table-cell office:value-type="float" office:value="16.032768000000001" table:style-name="ce1">
            <text:p>16.032768</text:p>
          </table:table-cell>
          <table:table-cell office:value-type="float" office:value="19.5225178833748" table:style-name="ce1">
            <text:p>19.52251788</text:p>
          </table:table-cell>
          <table:table-cell office:value-type="float" office:value="2160" table:style-name="ce1">
            <text:p>2160</text:p>
          </table:table-cell>
          <table:table-cell office:value-type="float" office:value="3251" table:style-name="ce1">
            <text:p>3251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37" table:style-name="ce1">
            <text:p>1337</text:p>
          </table:table-cell>
          <table:table-cell office:value-type="string" table:style-name="ce1">
            <text:p>train_img_0616_4k.jpg</text:p>
          </table:table-cell>
          <table:table-cell office:value-type="float" office:value="755" table:style-name="ce1">
            <text:p>755</text:p>
          </table:table-cell>
          <table:table-cell office:value-type="float" office:value="3264" table:style-name="ce1">
            <text:p>3264</text:p>
          </table:table-cell>
          <table:table-cell office:value-type="float" office:value="4912" table:style-name="ce1">
            <text:p>4912</text:p>
          </table:table-cell>
          <table:table-cell office:value-type="float" office:value="3" table:style-name="ce1">
            <text:p>3</text:p>
          </table:table-cell>
          <table:table-cell office:value-type="float" office:value="16.032768000000001" table:style-name="ce1">
            <text:p>16.032768</text:p>
          </table:table-cell>
          <table:table-cell office:value-type="float" office:value="47.091057514210803" table:style-name="ce1">
            <text:p>47.09105751</text:p>
          </table:table-cell>
          <table:table-cell office:value-type="float" office:value="2160" table:style-name="ce1">
            <text:p>2160</text:p>
          </table:table-cell>
          <table:table-cell office:value-type="float" office:value="3251" table:style-name="ce1">
            <text:p>3251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38" table:style-name="ce1">
            <text:p>1338</text:p>
          </table:table-cell>
          <table:table-cell office:value-type="string" table:style-name="ce1">
            <text:p>train_img_0617_4k.jpg</text:p>
          </table:table-cell>
          <table:table-cell office:value-type="float" office:value="367" table:style-name="ce1">
            <text:p>367</text:p>
          </table:table-cell>
          <table:table-cell office:value-type="float" office:value="3264" table:style-name="ce1">
            <text:p>3264</text:p>
          </table:table-cell>
          <table:table-cell office:value-type="float" office:value="4912" table:style-name="ce1">
            <text:p>4912</text:p>
          </table:table-cell>
          <table:table-cell office:value-type="float" office:value="3" table:style-name="ce1">
            <text:p>3</text:p>
          </table:table-cell>
          <table:table-cell office:value-type="float" office:value="16.032768000000001" table:style-name="ce1">
            <text:p>16.032768</text:p>
          </table:table-cell>
          <table:table-cell office:value-type="float" office:value="22.890620010218999" table:style-name="ce1">
            <text:p>22.89062001</text:p>
          </table:table-cell>
          <table:table-cell office:value-type="float" office:value="2160" table:style-name="ce1">
            <text:p>2160</text:p>
          </table:table-cell>
          <table:table-cell office:value-type="float" office:value="3251" table:style-name="ce1">
            <text:p>3251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41" table:style-name="ce1">
            <text:p>1341</text:p>
          </table:table-cell>
          <table:table-cell office:value-type="string" table:style-name="ce1">
            <text:p>train_img_0655_4k.jpg</text:p>
          </table:table-cell>
          <table:table-cell office:value-type="float" office:value="343" table:style-name="ce1">
            <text:p>343</text:p>
          </table:table-cell>
          <table:table-cell office:value-type="float" office:value="3264" table:style-name="ce1">
            <text:p>3264</text:p>
          </table:table-cell>
          <table:table-cell office:value-type="float" office:value="4912" table:style-name="ce1">
            <text:p>4912</text:p>
          </table:table-cell>
          <table:table-cell office:value-type="float" office:value="3" table:style-name="ce1">
            <text:p>3</text:p>
          </table:table-cell>
          <table:table-cell office:value-type="float" office:value="16.032768000000001" table:style-name="ce1">
            <text:p>16.032768</text:p>
          </table:table-cell>
          <table:table-cell office:value-type="float" office:value="21.393685731621598" table:style-name="ce1">
            <text:p>21.39368573</text:p>
          </table:table-cell>
          <table:table-cell office:value-type="float" office:value="2160" table:style-name="ce1">
            <text:p>2160</text:p>
          </table:table-cell>
          <table:table-cell office:value-type="float" office:value="3251" table:style-name="ce1">
            <text:p>3251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42" table:style-name="ce1">
            <text:p>1342</text:p>
          </table:table-cell>
          <table:table-cell office:value-type="string" table:style-name="ce1">
            <text:p>train_img_0694_4k.jpg</text:p>
          </table:table-cell>
          <table:table-cell office:value-type="float" office:value="170" table:style-name="ce1">
            <text:p>170</text:p>
          </table:table-cell>
          <table:table-cell office:value-type="float" office:value="3264" table:style-name="ce1">
            <text:p>3264</text:p>
          </table:table-cell>
          <table:table-cell office:value-type="float" office:value="4912" table:style-name="ce1">
            <text:p>4912</text:p>
          </table:table-cell>
          <table:table-cell office:value-type="float" office:value="3" table:style-name="ce1">
            <text:p>3</text:p>
          </table:table-cell>
          <table:table-cell office:value-type="float" office:value="16.032768000000001" table:style-name="ce1">
            <text:p>16.032768</text:p>
          </table:table-cell>
          <table:table-cell office:value-type="float" office:value="10.6032844733984" table:style-name="ce1">
            <text:p>10.60328447</text:p>
          </table:table-cell>
          <table:table-cell office:value-type="float" office:value="2160" table:style-name="ce1">
            <text:p>2160</text:p>
          </table:table-cell>
          <table:table-cell office:value-type="float" office:value="3251" table:style-name="ce1">
            <text:p>3251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43" table:style-name="ce1">
            <text:p>1343</text:p>
          </table:table-cell>
          <table:table-cell office:value-type="string" table:style-name="ce1">
            <text:p>train_img_0696_4k.jpg</text:p>
          </table:table-cell>
          <table:table-cell office:value-type="float" office:value="188" table:style-name="ce1">
            <text:p>188</text:p>
          </table:table-cell>
          <table:table-cell office:value-type="float" office:value="3264" table:style-name="ce1">
            <text:p>3264</text:p>
          </table:table-cell>
          <table:table-cell office:value-type="float" office:value="4912" table:style-name="ce1">
            <text:p>4912</text:p>
          </table:table-cell>
          <table:table-cell office:value-type="float" office:value="3" table:style-name="ce1">
            <text:p>3</text:p>
          </table:table-cell>
          <table:table-cell office:value-type="float" office:value="16.032768000000001" table:style-name="ce1">
            <text:p>16.032768</text:p>
          </table:table-cell>
          <table:table-cell office:value-type="float" office:value="11.7259851823465" table:style-name="ce1">
            <text:p>11.72598518</text:p>
          </table:table-cell>
          <table:table-cell office:value-type="float" office:value="2160" table:style-name="ce1">
            <text:p>2160</text:p>
          </table:table-cell>
          <table:table-cell office:value-type="float" office:value="3251" table:style-name="ce1">
            <text:p>3251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44" table:style-name="ce1">
            <text:p>1344</text:p>
          </table:table-cell>
          <table:table-cell office:value-type="string" table:style-name="ce1">
            <text:p>train_img_0723_4k.jpg</text:p>
          </table:table-cell>
          <table:table-cell office:value-type="float" office:value="678" table:style-name="ce1">
            <text:p>678</text:p>
          </table:table-cell>
          <table:table-cell office:value-type="float" office:value="3264" table:style-name="ce1">
            <text:p>3264</text:p>
          </table:table-cell>
          <table:table-cell office:value-type="float" office:value="4912" table:style-name="ce1">
            <text:p>4912</text:p>
          </table:table-cell>
          <table:table-cell office:value-type="float" office:value="3" table:style-name="ce1">
            <text:p>3</text:p>
          </table:table-cell>
          <table:table-cell office:value-type="float" office:value="16.032768000000001" table:style-name="ce1">
            <text:p>16.032768</text:p>
          </table:table-cell>
          <table:table-cell office:value-type="float" office:value="42.288393370377399" table:style-name="ce1">
            <text:p>42.28839337</text:p>
          </table:table-cell>
          <table:table-cell office:value-type="float" office:value="2160" table:style-name="ce1">
            <text:p>2160</text:p>
          </table:table-cell>
          <table:table-cell office:value-type="float" office:value="3251" table:style-name="ce1">
            <text:p>3251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45" table:style-name="ce1">
            <text:p>1345</text:p>
          </table:table-cell>
          <table:table-cell office:value-type="string" table:style-name="ce1">
            <text:p>train_img_0825_4k.jpg</text:p>
          </table:table-cell>
          <table:table-cell office:value-type="float" office:value="721" table:style-name="ce1">
            <text:p>721</text:p>
          </table:table-cell>
          <table:table-cell office:value-type="float" office:value="3264" table:style-name="ce1">
            <text:p>3264</text:p>
          </table:table-cell>
          <table:table-cell office:value-type="float" office:value="4912" table:style-name="ce1">
            <text:p>4912</text:p>
          </table:table-cell>
          <table:table-cell office:value-type="float" office:value="3" table:style-name="ce1">
            <text:p>3</text:p>
          </table:table-cell>
          <table:table-cell office:value-type="float" office:value="16.032768000000001" table:style-name="ce1">
            <text:p>16.032768</text:p>
          </table:table-cell>
          <table:table-cell office:value-type="float" office:value="44.970400619531198" table:style-name="ce1">
            <text:p>44.97040062</text:p>
          </table:table-cell>
          <table:table-cell office:value-type="float" office:value="2160" table:style-name="ce1">
            <text:p>2160</text:p>
          </table:table-cell>
          <table:table-cell office:value-type="float" office:value="3251" table:style-name="ce1">
            <text:p>3251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46" table:style-name="ce1">
            <text:p>1346</text:p>
          </table:table-cell>
          <table:table-cell office:value-type="string" table:style-name="ce1">
            <text:p>test_img_0004_4k.jpg</text:p>
          </table:table-cell>
          <table:table-cell office:value-type="float" office:value="183" table:style-name="ce1">
            <text:p>183</text:p>
          </table:table-cell>
          <table:table-cell office:value-type="float" office:value="3264" table:style-name="ce1">
            <text:p>3264</text:p>
          </table:table-cell>
          <table:table-cell office:value-type="float" office:value="4928" table:style-name="ce1">
            <text:p>4928</text:p>
          </table:table-cell>
          <table:table-cell office:value-type="float" office:value="3" table:style-name="ce1">
            <text:p>3</text:p>
          </table:table-cell>
          <table:table-cell office:value-type="float" office:value="16.084992" table:style-name="ce1">
            <text:p>16.084992</text:p>
          </table:table-cell>
          <table:table-cell office:value-type="float" office:value="11.377065030557601" table:style-name="ce1">
            <text:p>11.37706503</text:p>
          </table:table-cell>
          <table:table-cell office:value-type="float" office:value="2160" table:style-name="ce1">
            <text:p>2160</text:p>
          </table:table-cell>
          <table:table-cell office:value-type="float" office:value="3261" table:style-name="ce1">
            <text:p>3261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47" table:style-name="ce1">
            <text:p>1347</text:p>
          </table:table-cell>
          <table:table-cell office:value-type="string" table:style-name="ce1">
            <text:p>test_img_0244_4k.jpg</text:p>
          </table:table-cell>
          <table:table-cell office:value-type="float" office:value="228" table:style-name="ce1">
            <text:p>228</text:p>
          </table:table-cell>
          <table:table-cell office:value-type="float" office:value="3264" table:style-name="ce1">
            <text:p>3264</text:p>
          </table:table-cell>
          <table:table-cell office:value-type="float" office:value="4928" table:style-name="ce1">
            <text:p>4928</text:p>
          </table:table-cell>
          <table:table-cell office:value-type="float" office:value="3" table:style-name="ce1">
            <text:p>3</text:p>
          </table:table-cell>
          <table:table-cell office:value-type="float" office:value="16.084992" table:style-name="ce1">
            <text:p>16.084992</text:p>
          </table:table-cell>
          <table:table-cell office:value-type="float" office:value="14.174703972498" table:style-name="ce1">
            <text:p>14.17470397</text:p>
          </table:table-cell>
          <table:table-cell office:value-type="float" office:value="2160" table:style-name="ce1">
            <text:p>2160</text:p>
          </table:table-cell>
          <table:table-cell office:value-type="float" office:value="3261" table:style-name="ce1">
            <text:p>3261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49" table:style-name="ce1">
            <text:p>1349</text:p>
          </table:table-cell>
          <table:table-cell office:value-type="string" table:style-name="ce1">
            <text:p>train_img_0054_4k.jpg</text:p>
          </table:table-cell>
          <table:table-cell office:value-type="float" office:value="157" table:style-name="ce1">
            <text:p>157</text:p>
          </table:table-cell>
          <table:table-cell office:value-type="float" office:value="3264" table:style-name="ce1">
            <text:p>3264</text:p>
          </table:table-cell>
          <table:table-cell office:value-type="float" office:value="4928" table:style-name="ce1">
            <text:p>4928</text:p>
          </table:table-cell>
          <table:table-cell office:value-type="float" office:value="3" table:style-name="ce1">
            <text:p>3</text:p>
          </table:table-cell>
          <table:table-cell office:value-type="float" office:value="16.084992" table:style-name="ce1">
            <text:p>16.084992</text:p>
          </table:table-cell>
          <table:table-cell office:value-type="float" office:value="9.7606514196587693" table:style-name="ce1">
            <text:p>9.76065142</text:p>
          </table:table-cell>
          <table:table-cell office:value-type="float" office:value="2160" table:style-name="ce1">
            <text:p>2160</text:p>
          </table:table-cell>
          <table:table-cell office:value-type="float" office:value="3261" table:style-name="ce1">
            <text:p>3261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50" table:style-name="ce1">
            <text:p>1350</text:p>
          </table:table-cell>
          <table:table-cell office:value-type="string" table:style-name="ce1">
            <text:p>train_img_0152_4k.jpg</text:p>
          </table:table-cell>
          <table:table-cell office:value-type="float" office:value="332" table:style-name="ce1">
            <text:p>332</text:p>
          </table:table-cell>
          <table:table-cell office:value-type="float" office:value="3264" table:style-name="ce1">
            <text:p>3264</text:p>
          </table:table-cell>
          <table:table-cell office:value-type="float" office:value="4928" table:style-name="ce1">
            <text:p>4928</text:p>
          </table:table-cell>
          <table:table-cell office:value-type="float" office:value="3" table:style-name="ce1">
            <text:p>3</text:p>
          </table:table-cell>
          <table:table-cell office:value-type="float" office:value="16.084992" table:style-name="ce1">
            <text:p>16.084992</text:p>
          </table:table-cell>
          <table:table-cell office:value-type="float" office:value="20.640358416093701" table:style-name="ce1">
            <text:p>20.64035842</text:p>
          </table:table-cell>
          <table:table-cell office:value-type="float" office:value="2160" table:style-name="ce1">
            <text:p>2160</text:p>
          </table:table-cell>
          <table:table-cell office:value-type="float" office:value="3261" table:style-name="ce1">
            <text:p>3261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52" table:style-name="ce1">
            <text:p>1352</text:p>
          </table:table-cell>
          <table:table-cell office:value-type="string" table:style-name="ce1">
            <text:p>train_img_0224_4k.jpg</text:p>
          </table:table-cell>
          <table:table-cell office:value-type="float" office:value="231" table:style-name="ce1">
            <text:p>231</text:p>
          </table:table-cell>
          <table:table-cell office:value-type="float" office:value="3264" table:style-name="ce1">
            <text:p>3264</text:p>
          </table:table-cell>
          <table:table-cell office:value-type="float" office:value="4928" table:style-name="ce1">
            <text:p>4928</text:p>
          </table:table-cell>
          <table:table-cell office:value-type="float" office:value="3" table:style-name="ce1">
            <text:p>3</text:p>
          </table:table-cell>
          <table:table-cell office:value-type="float" office:value="16.084992" table:style-name="ce1">
            <text:p>16.084992</text:p>
          </table:table-cell>
          <table:table-cell office:value-type="float" office:value="14.3612132352941" table:style-name="ce1">
            <text:p>14.36121324</text:p>
          </table:table-cell>
          <table:table-cell office:value-type="float" office:value="2160" table:style-name="ce1">
            <text:p>2160</text:p>
          </table:table-cell>
          <table:table-cell office:value-type="float" office:value="3261" table:style-name="ce1">
            <text:p>3261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54" table:style-name="ce1">
            <text:p>1354</text:p>
          </table:table-cell>
          <table:table-cell office:value-type="string" table:style-name="ce1">
            <text:p>train_img_0260_4k.jpg</text:p>
          </table:table-cell>
          <table:table-cell office:value-type="float" office:value="275" table:style-name="ce1">
            <text:p>275</text:p>
          </table:table-cell>
          <table:table-cell office:value-type="float" office:value="3264" table:style-name="ce1">
            <text:p>3264</text:p>
          </table:table-cell>
          <table:table-cell office:value-type="float" office:value="4928" table:style-name="ce1">
            <text:p>4928</text:p>
          </table:table-cell>
          <table:table-cell office:value-type="float" office:value="3" table:style-name="ce1">
            <text:p>3</text:p>
          </table:table-cell>
          <table:table-cell office:value-type="float" office:value="16.084992" table:style-name="ce1">
            <text:p>16.084992</text:p>
          </table:table-cell>
          <table:table-cell office:value-type="float" office:value="17.096682422969099" table:style-name="ce1">
            <text:p>17.09668242</text:p>
          </table:table-cell>
          <table:table-cell office:value-type="float" office:value="2160" table:style-name="ce1">
            <text:p>2160</text:p>
          </table:table-cell>
          <table:table-cell office:value-type="float" office:value="3261" table:style-name="ce1">
            <text:p>3261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55" table:style-name="ce1">
            <text:p>1355</text:p>
          </table:table-cell>
          <table:table-cell office:value-type="string" table:style-name="ce1">
            <text:p>train_img_0279_4k.jpg</text:p>
          </table:table-cell>
          <table:table-cell office:value-type="float" office:value="421" table:style-name="ce1">
            <text:p>421</text:p>
          </table:table-cell>
          <table:table-cell office:value-type="float" office:value="3264" table:style-name="ce1">
            <text:p>3264</text:p>
          </table:table-cell>
          <table:table-cell office:value-type="float" office:value="4928" table:style-name="ce1">
            <text:p>4928</text:p>
          </table:table-cell>
          <table:table-cell office:value-type="float" office:value="3" table:style-name="ce1">
            <text:p>3</text:p>
          </table:table-cell>
          <table:table-cell office:value-type="float" office:value="16.084992" table:style-name="ce1">
            <text:p>16.084992</text:p>
          </table:table-cell>
          <table:table-cell office:value-type="float" office:value="26.1734665457091" table:style-name="ce1">
            <text:p>26.17346655</text:p>
          </table:table-cell>
          <table:table-cell office:value-type="float" office:value="2160" table:style-name="ce1">
            <text:p>2160</text:p>
          </table:table-cell>
          <table:table-cell office:value-type="float" office:value="3261" table:style-name="ce1">
            <text:p>3261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56" table:style-name="ce1">
            <text:p>1356</text:p>
          </table:table-cell>
          <table:table-cell office:value-type="string" table:style-name="ce1">
            <text:p>train_img_0771_4k.jpg</text:p>
          </table:table-cell>
          <table:table-cell office:value-type="float" office:value="318" table:style-name="ce1">
            <text:p>318</text:p>
          </table:table-cell>
          <table:table-cell office:value-type="float" office:value="3264" table:style-name="ce1">
            <text:p>3264</text:p>
          </table:table-cell>
          <table:table-cell office:value-type="float" office:value="4928" table:style-name="ce1">
            <text:p>4928</text:p>
          </table:table-cell>
          <table:table-cell office:value-type="float" office:value="3" table:style-name="ce1">
            <text:p>3</text:p>
          </table:table-cell>
          <table:table-cell office:value-type="float" office:value="16.084992" table:style-name="ce1">
            <text:p>16.084992</text:p>
          </table:table-cell>
          <table:table-cell office:value-type="float" office:value="19.769981856378902" table:style-name="ce1">
            <text:p>19.76998186</text:p>
          </table:table-cell>
          <table:table-cell office:value-type="float" office:value="2160" table:style-name="ce1">
            <text:p>2160</text:p>
          </table:table-cell>
          <table:table-cell office:value-type="float" office:value="3261" table:style-name="ce1">
            <text:p>3261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58" table:style-name="ce1">
            <text:p>1358</text:p>
          </table:table-cell>
          <table:table-cell office:value-type="string" table:style-name="ce1">
            <text:p>train_img_0839_4k.jpg</text:p>
          </table:table-cell>
          <table:table-cell office:value-type="float" office:value="361" table:style-name="ce1">
            <text:p>361</text:p>
          </table:table-cell>
          <table:table-cell office:value-type="float" office:value="3264" table:style-name="ce1">
            <text:p>3264</text:p>
          </table:table-cell>
          <table:table-cell office:value-type="float" office:value="4928" table:style-name="ce1">
            <text:p>4928</text:p>
          </table:table-cell>
          <table:table-cell office:value-type="float" office:value="3" table:style-name="ce1">
            <text:p>3</text:p>
          </table:table-cell>
          <table:table-cell office:value-type="float" office:value="16.084992" table:style-name="ce1">
            <text:p>16.084992</text:p>
          </table:table-cell>
          <table:table-cell office:value-type="float" office:value="22.443281289788601" table:style-name="ce1">
            <text:p>22.44328129</text:p>
          </table:table-cell>
          <table:table-cell office:value-type="float" office:value="2160" table:style-name="ce1">
            <text:p>2160</text:p>
          </table:table-cell>
          <table:table-cell office:value-type="float" office:value="3261" table:style-name="ce1">
            <text:p>3261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59" table:style-name="ce1">
            <text:p>1359</text:p>
          </table:table-cell>
          <table:table-cell office:value-type="string" table:style-name="ce1">
            <text:p>train_img_0988_4k.jpg</text:p>
          </table:table-cell>
          <table:table-cell office:value-type="float" office:value="220" table:style-name="ce1">
            <text:p>220</text:p>
          </table:table-cell>
          <table:table-cell office:value-type="float" office:value="3264" table:style-name="ce1">
            <text:p>3264</text:p>
          </table:table-cell>
          <table:table-cell office:value-type="float" office:value="4928" table:style-name="ce1">
            <text:p>4928</text:p>
          </table:table-cell>
          <table:table-cell office:value-type="float" office:value="3" table:style-name="ce1">
            <text:p>3</text:p>
          </table:table-cell>
          <table:table-cell office:value-type="float" office:value="16.084992" table:style-name="ce1">
            <text:p>16.084992</text:p>
          </table:table-cell>
          <table:table-cell office:value-type="float" office:value="13.6773459383753" table:style-name="ce1">
            <text:p>13.67734594</text:p>
          </table:table-cell>
          <table:table-cell office:value-type="float" office:value="2160" table:style-name="ce1">
            <text:p>2160</text:p>
          </table:table-cell>
          <table:table-cell office:value-type="float" office:value="3261" table:style-name="ce1">
            <text:p>3261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60" table:style-name="ce1">
            <text:p>1360</text:p>
          </table:table-cell>
          <table:table-cell office:value-type="string" table:style-name="ce1">
            <text:p>train_img_0989_4k.jpg</text:p>
          </table:table-cell>
          <table:table-cell office:value-type="float" office:value="384" table:style-name="ce1">
            <text:p>384</text:p>
          </table:table-cell>
          <table:table-cell office:value-type="float" office:value="3264" table:style-name="ce1">
            <text:p>3264</text:p>
          </table:table-cell>
          <table:table-cell office:value-type="float" office:value="4928" table:style-name="ce1">
            <text:p>4928</text:p>
          </table:table-cell>
          <table:table-cell office:value-type="float" office:value="3" table:style-name="ce1">
            <text:p>3</text:p>
          </table:table-cell>
          <table:table-cell office:value-type="float" office:value="16.084992" table:style-name="ce1">
            <text:p>16.084992</text:p>
          </table:table-cell>
          <table:table-cell office:value-type="float" office:value="23.873185637891499" table:style-name="ce1">
            <text:p>23.87318564</text:p>
          </table:table-cell>
          <table:table-cell office:value-type="float" office:value="2160" table:style-name="ce1">
            <text:p>2160</text:p>
          </table:table-cell>
          <table:table-cell office:value-type="float" office:value="3261" table:style-name="ce1">
            <text:p>3261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61" table:style-name="ce1">
            <text:p>1361</text:p>
          </table:table-cell>
          <table:table-cell office:value-type="string" table:style-name="ce1">
            <text:p>train_img_1036_4k.jpg</text:p>
          </table:table-cell>
          <table:table-cell office:value-type="float" office:value="748" table:style-name="ce1">
            <text:p>748</text:p>
          </table:table-cell>
          <table:table-cell office:value-type="float" office:value="3264" table:style-name="ce1">
            <text:p>3264</text:p>
          </table:table-cell>
          <table:table-cell office:value-type="float" office:value="4928" table:style-name="ce1">
            <text:p>4928</text:p>
          </table:table-cell>
          <table:table-cell office:value-type="float" office:value="3" table:style-name="ce1">
            <text:p>3</text:p>
          </table:table-cell>
          <table:table-cell office:value-type="float" office:value="16.084992" table:style-name="ce1">
            <text:p>16.084992</text:p>
          </table:table-cell>
          <table:table-cell office:value-type="float" office:value="46.502976190476097" table:style-name="ce1">
            <text:p>46.50297619</text:p>
          </table:table-cell>
          <table:table-cell office:value-type="float" office:value="2160" table:style-name="ce1">
            <text:p>2160</text:p>
          </table:table-cell>
          <table:table-cell office:value-type="float" office:value="3261" table:style-name="ce1">
            <text:p>3261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62" table:style-name="ce1">
            <text:p>1362</text:p>
          </table:table-cell>
          <table:table-cell office:value-type="string" table:style-name="ce1">
            <text:p>train_img_1041_4k.jpg</text:p>
          </table:table-cell>
          <table:table-cell office:value-type="float" office:value="331" table:style-name="ce1">
            <text:p>331</text:p>
          </table:table-cell>
          <table:table-cell office:value-type="float" office:value="3264" table:style-name="ce1">
            <text:p>3264</text:p>
          </table:table-cell>
          <table:table-cell office:value-type="float" office:value="4928" table:style-name="ce1">
            <text:p>4928</text:p>
          </table:table-cell>
          <table:table-cell office:value-type="float" office:value="3" table:style-name="ce1">
            <text:p>3</text:p>
          </table:table-cell>
          <table:table-cell office:value-type="float" office:value="16.084992" table:style-name="ce1">
            <text:p>16.084992</text:p>
          </table:table-cell>
          <table:table-cell office:value-type="float" office:value="20.5781886618283" table:style-name="ce1">
            <text:p>20.57818866</text:p>
          </table:table-cell>
          <table:table-cell office:value-type="float" office:value="2160" table:style-name="ce1">
            <text:p>2160</text:p>
          </table:table-cell>
          <table:table-cell office:value-type="float" office:value="3261" table:style-name="ce1">
            <text:p>3261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63" table:style-name="ce1">
            <text:p>1363</text:p>
          </table:table-cell>
          <table:table-cell office:value-type="string" table:style-name="ce1">
            <text:p>train_img_1013_4k.jpg</text:p>
          </table:table-cell>
          <table:table-cell office:value-type="float" office:value="516" table:style-name="ce1">
            <text:p>516</text:p>
          </table:table-cell>
          <table:table-cell office:value-type="float" office:value="3279" table:style-name="ce1">
            <text:p>3279</text:p>
          </table:table-cell>
          <table:table-cell office:value-type="float" office:value="4919" table:style-name="ce1">
            <text:p>4919</text:p>
          </table:table-cell>
          <table:table-cell office:value-type="float" office:value="3" table:style-name="ce1">
            <text:p>3</text:p>
          </table:table-cell>
          <table:table-cell office:value-type="float" office:value="16.129401000000001" table:style-name="ce1">
            <text:p>16.129401</text:p>
          </table:table-cell>
          <table:table-cell office:value-type="float" office:value="31.991268615616899" table:style-name="ce1">
            <text:p>31.99126862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64" table:style-name="ce1">
            <text:p>1364</text:p>
          </table:table-cell>
          <table:table-cell office:value-type="string" table:style-name="ce1">
            <text:p>train_img_0083_4k.jpg</text:p>
          </table:table-cell>
          <table:table-cell office:value-type="float" office:value="152" table:style-name="ce1">
            <text:p>152</text:p>
          </table:table-cell>
          <table:table-cell office:value-type="float" office:value="3280" table:style-name="ce1">
            <text:p>3280</text:p>
          </table:table-cell>
          <table:table-cell office:value-type="float" office:value="4928" table:style-name="ce1">
            <text:p>4928</text:p>
          </table:table-cell>
          <table:table-cell office:value-type="float" office:value="3" table:style-name="ce1">
            <text:p>3</text:p>
          </table:table-cell>
          <table:table-cell office:value-type="float" office:value="16.16384" table:style-name="ce1">
            <text:p>16.16384</text:p>
          </table:table-cell>
          <table:table-cell office:value-type="float" office:value="9.4037060500475107" table:style-name="ce1">
            <text:p>9.40370605</text:p>
          </table:table-cell>
          <table:table-cell office:value-type="float" office:value="2160" table:style-name="ce1">
            <text:p>2160</text:p>
          </table:table-cell>
          <table:table-cell office:value-type="float" office:value="3245" table:style-name="ce1">
            <text:p>3245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65" table:style-name="ce1">
            <text:p>1365</text:p>
          </table:table-cell>
          <table:table-cell office:value-type="string" table:style-name="ce1">
            <text:p>train_img_0084_4k.jpg</text:p>
          </table:table-cell>
          <table:table-cell office:value-type="float" office:value="114" table:style-name="ce1">
            <text:p>114</text:p>
          </table:table-cell>
          <table:table-cell office:value-type="float" office:value="3280" table:style-name="ce1">
            <text:p>3280</text:p>
          </table:table-cell>
          <table:table-cell office:value-type="float" office:value="4928" table:style-name="ce1">
            <text:p>4928</text:p>
          </table:table-cell>
          <table:table-cell office:value-type="float" office:value="3" table:style-name="ce1">
            <text:p>3</text:p>
          </table:table-cell>
          <table:table-cell office:value-type="float" office:value="16.16384" table:style-name="ce1">
            <text:p>16.16384</text:p>
          </table:table-cell>
          <table:table-cell office:value-type="float" office:value="7.0527795375356304" table:style-name="ce1">
            <text:p>7.052779538</text:p>
          </table:table-cell>
          <table:table-cell office:value-type="float" office:value="2160" table:style-name="ce1">
            <text:p>2160</text:p>
          </table:table-cell>
          <table:table-cell office:value-type="float" office:value="3245" table:style-name="ce1">
            <text:p>3245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66" table:style-name="ce1">
            <text:p>1366</text:p>
          </table:table-cell>
          <table:table-cell office:value-type="string" table:style-name="ce1">
            <text:p>train_img_0085_4k.jpg</text:p>
          </table:table-cell>
          <table:table-cell office:value-type="float" office:value="90" table:style-name="ce1">
            <text:p>90</text:p>
          </table:table-cell>
          <table:table-cell office:value-type="float" office:value="3280" table:style-name="ce1">
            <text:p>3280</text:p>
          </table:table-cell>
          <table:table-cell office:value-type="float" office:value="4928" table:style-name="ce1">
            <text:p>4928</text:p>
          </table:table-cell>
          <table:table-cell office:value-type="float" office:value="3" table:style-name="ce1">
            <text:p>3</text:p>
          </table:table-cell>
          <table:table-cell office:value-type="float" office:value="16.16384" table:style-name="ce1">
            <text:p>16.16384</text:p>
          </table:table-cell>
          <table:table-cell office:value-type="float" office:value="5.5679838454228596" table:style-name="ce1">
            <text:p>5.567983845</text:p>
          </table:table-cell>
          <table:table-cell office:value-type="float" office:value="2160" table:style-name="ce1">
            <text:p>2160</text:p>
          </table:table-cell>
          <table:table-cell office:value-type="float" office:value="3245" table:style-name="ce1">
            <text:p>3245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67" table:style-name="ce1">
            <text:p>1367</text:p>
          </table:table-cell>
          <table:table-cell office:value-type="string" table:style-name="ce1">
            <text:p>train_img_0102_4k.jpg</text:p>
          </table:table-cell>
          <table:table-cell office:value-type="float" office:value="124" table:style-name="ce1">
            <text:p>124</text:p>
          </table:table-cell>
          <table:table-cell office:value-type="float" office:value="3280" table:style-name="ce1">
            <text:p>3280</text:p>
          </table:table-cell>
          <table:table-cell office:value-type="float" office:value="4928" table:style-name="ce1">
            <text:p>4928</text:p>
          </table:table-cell>
          <table:table-cell office:value-type="float" office:value="3" table:style-name="ce1">
            <text:p>3</text:p>
          </table:table-cell>
          <table:table-cell office:value-type="float" office:value="16.16384" table:style-name="ce1">
            <text:p>16.16384</text:p>
          </table:table-cell>
          <table:table-cell office:value-type="float" office:value="7.6714444092492799" table:style-name="ce1">
            <text:p>7.671444409</text:p>
          </table:table-cell>
          <table:table-cell office:value-type="float" office:value="2160" table:style-name="ce1">
            <text:p>2160</text:p>
          </table:table-cell>
          <table:table-cell office:value-type="float" office:value="3245" table:style-name="ce1">
            <text:p>3245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68" table:style-name="ce1">
            <text:p>1368</text:p>
          </table:table-cell>
          <table:table-cell office:value-type="string" table:style-name="ce1">
            <text:p>train_img_0103_4k.jpg</text:p>
          </table:table-cell>
          <table:table-cell office:value-type="float" office:value="215" table:style-name="ce1">
            <text:p>215</text:p>
          </table:table-cell>
          <table:table-cell office:value-type="float" office:value="3280" table:style-name="ce1">
            <text:p>3280</text:p>
          </table:table-cell>
          <table:table-cell office:value-type="float" office:value="4928" table:style-name="ce1">
            <text:p>4928</text:p>
          </table:table-cell>
          <table:table-cell office:value-type="float" office:value="3" table:style-name="ce1">
            <text:p>3</text:p>
          </table:table-cell>
          <table:table-cell office:value-type="float" office:value="16.16384" table:style-name="ce1">
            <text:p>16.16384</text:p>
          </table:table-cell>
          <table:table-cell office:value-type="float" office:value="13.301294741843501" table:style-name="ce1">
            <text:p>13.30129474</text:p>
          </table:table-cell>
          <table:table-cell office:value-type="float" office:value="2160" table:style-name="ce1">
            <text:p>2160</text:p>
          </table:table-cell>
          <table:table-cell office:value-type="float" office:value="3245" table:style-name="ce1">
            <text:p>3245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69" table:style-name="ce1">
            <text:p>1369</text:p>
          </table:table-cell>
          <table:table-cell office:value-type="string" table:style-name="ce1">
            <text:p>train_img_0169_4k.jpg</text:p>
          </table:table-cell>
          <table:table-cell office:value-type="float" office:value="137" table:style-name="ce1">
            <text:p>137</text:p>
          </table:table-cell>
          <table:table-cell office:value-type="float" office:value="3280" table:style-name="ce1">
            <text:p>3280</text:p>
          </table:table-cell>
          <table:table-cell office:value-type="float" office:value="4928" table:style-name="ce1">
            <text:p>4928</text:p>
          </table:table-cell>
          <table:table-cell office:value-type="float" office:value="3" table:style-name="ce1">
            <text:p>3</text:p>
          </table:table-cell>
          <table:table-cell office:value-type="float" office:value="16.16384" table:style-name="ce1">
            <text:p>16.16384</text:p>
          </table:table-cell>
          <table:table-cell office:value-type="float" office:value="8.4757087424770301" table:style-name="ce1">
            <text:p>8.475708742</text:p>
          </table:table-cell>
          <table:table-cell office:value-type="float" office:value="2160" table:style-name="ce1">
            <text:p>2160</text:p>
          </table:table-cell>
          <table:table-cell office:value-type="float" office:value="3245" table:style-name="ce1">
            <text:p>3245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70" table:style-name="ce1">
            <text:p>1370</text:p>
          </table:table-cell>
          <table:table-cell office:value-type="string" table:style-name="ce1">
            <text:p>train_img_0275_4k.jpg</text:p>
          </table:table-cell>
          <table:table-cell office:value-type="float" office:value="364" table:style-name="ce1">
            <text:p>364</text:p>
          </table:table-cell>
          <table:table-cell office:value-type="float" office:value="3280" table:style-name="ce1">
            <text:p>3280</text:p>
          </table:table-cell>
          <table:table-cell office:value-type="float" office:value="4928" table:style-name="ce1">
            <text:p>4928</text:p>
          </table:table-cell>
          <table:table-cell office:value-type="float" office:value="3" table:style-name="ce1">
            <text:p>3</text:p>
          </table:table-cell>
          <table:table-cell office:value-type="float" office:value="16.16384" table:style-name="ce1">
            <text:p>16.16384</text:p>
          </table:table-cell>
          <table:table-cell office:value-type="float" office:value="22.519401330376901" table:style-name="ce1">
            <text:p>22.51940133</text:p>
          </table:table-cell>
          <table:table-cell office:value-type="float" office:value="2160" table:style-name="ce1">
            <text:p>2160</text:p>
          </table:table-cell>
          <table:table-cell office:value-type="float" office:value="3245" table:style-name="ce1">
            <text:p>3245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71" table:style-name="ce1">
            <text:p>1371</text:p>
          </table:table-cell>
          <table:table-cell office:value-type="string" table:style-name="ce1">
            <text:p>test_img_0033_4k.jpg</text:p>
          </table:table-cell>
          <table:table-cell office:value-type="float" office:value="129" table:style-name="ce1">
            <text:p>129</text:p>
          </table:table-cell>
          <table:table-cell office:value-type="float" office:value="3280" table:style-name="ce1">
            <text:p>3280</text:p>
          </table:table-cell>
          <table:table-cell office:value-type="float" office:value="4948" table:style-name="ce1">
            <text:p>4948</text:p>
          </table:table-cell>
          <table:table-cell office:value-type="float" office:value="3" table:style-name="ce1">
            <text:p>3</text:p>
          </table:table-cell>
          <table:table-cell office:value-type="float" office:value="16.22944" table:style-name="ce1">
            <text:p>16.22944</text:p>
          </table:table-cell>
          <table:table-cell office:value-type="float" office:value="7.9485182483191004" table:style-name="ce1">
            <text:p>7.948518248</text:p>
          </table:table-cell>
          <table:table-cell office:value-type="float" office:value="2160" table:style-name="ce1">
            <text:p>2160</text:p>
          </table:table-cell>
          <table:table-cell office:value-type="float" office:value="3258" table:style-name="ce1">
            <text:p>3258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73" table:style-name="ce1">
            <text:p>1373</text:p>
          </table:table-cell>
          <table:table-cell office:value-type="string" table:style-name="ce1">
            <text:p>train_img_0141_4k.jpg</text:p>
          </table:table-cell>
          <table:table-cell office:value-type="float" office:value="137" table:style-name="ce1">
            <text:p>137</text:p>
          </table:table-cell>
          <table:table-cell office:value-type="float" office:value="3293" table:style-name="ce1">
            <text:p>3293</text:p>
          </table:table-cell>
          <table:table-cell office:value-type="float" office:value="4939" table:style-name="ce1">
            <text:p>4939</text:p>
          </table:table-cell>
          <table:table-cell office:value-type="float" office:value="3" table:style-name="ce1">
            <text:p>3</text:p>
          </table:table-cell>
          <table:table-cell office:value-type="float" office:value="16.264126999999998" table:style-name="ce1">
            <text:p>16.264127</text:p>
          </table:table-cell>
          <table:table-cell office:value-type="float" office:value="8.4234462753518802" table:style-name="ce1">
            <text:p>8.423446275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74" table:style-name="ce1">
            <text:p>1374</text:p>
          </table:table-cell>
          <table:table-cell office:value-type="string" table:style-name="ce1">
            <text:p>test_img_0075_4k.jpg</text:p>
          </table:table-cell>
          <table:table-cell office:value-type="float" office:value="253" table:style-name="ce1">
            <text:p>253</text:p>
          </table:table-cell>
          <table:table-cell office:value-type="float" office:value="3299" table:style-name="ce1">
            <text:p>3299</text:p>
          </table:table-cell>
          <table:table-cell office:value-type="float" office:value="4399" table:style-name="ce1">
            <text:p>4399</text:p>
          </table:table-cell>
          <table:table-cell office:value-type="float" office:value="3" table:style-name="ce1">
            <text:p>3</text:p>
          </table:table-cell>
          <table:table-cell office:value-type="float" office:value="14.512301000000001" table:style-name="ce1">
            <text:p>14.512301</text:p>
          </table:table-cell>
          <table:table-cell office:value-type="float" office:value="17.433486254178401" table:style-name="ce1">
            <text:p>17.43348625</text:p>
          </table:table-cell>
          <table:table-cell office:value-type="float" office:value="2160" table:style-name="ce1">
            <text:p>216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75" table:style-name="ce1">
            <text:p>1375</text:p>
          </table:table-cell>
          <table:table-cell office:value-type="string" table:style-name="ce1">
            <text:p>train_img_0156_4k.jpg</text:p>
          </table:table-cell>
          <table:table-cell office:value-type="float" office:value="349" table:style-name="ce1">
            <text:p>349</text:p>
          </table:table-cell>
          <table:table-cell office:value-type="float" office:value="3339" table:style-name="ce1">
            <text:p>3339</text:p>
          </table:table-cell>
          <table:table-cell office:value-type="float" office:value="5002" table:style-name="ce1">
            <text:p>5002</text:p>
          </table:table-cell>
          <table:table-cell office:value-type="float" office:value="3" table:style-name="ce1">
            <text:p>3</text:p>
          </table:table-cell>
          <table:table-cell office:value-type="float" office:value="16.701678000000001" table:style-name="ce1">
            <text:p>16.701678</text:p>
          </table:table-cell>
          <table:table-cell office:value-type="float" office:value="20.896103972307401" table:style-name="ce1">
            <text:p>20.89610397</text:p>
          </table:table-cell>
          <table:table-cell office:value-type="float" office:value="2160" table:style-name="ce1">
            <text:p>2160</text:p>
          </table:table-cell>
          <table:table-cell office:value-type="float" office:value="3236" table:style-name="ce1">
            <text:p>3236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76" table:style-name="ce1">
            <text:p>1376</text:p>
          </table:table-cell>
          <table:table-cell office:value-type="string" table:style-name="ce1">
            <text:p>test_img_0015_4k.jpg</text:p>
          </table:table-cell>
          <table:table-cell office:value-type="float" office:value="413" table:style-name="ce1">
            <text:p>413</text:p>
          </table:table-cell>
          <table:table-cell office:value-type="float" office:value="3456" table:style-name="ce1">
            <text:p>3456</text:p>
          </table:table-cell>
          <table:table-cell office:value-type="float" office:value="4608" table:style-name="ce1">
            <text:p>4608</text:p>
          </table:table-cell>
          <table:table-cell office:value-type="float" office:value="3" table:style-name="ce1">
            <text:p>3</text:p>
          </table:table-cell>
          <table:table-cell office:value-type="float" office:value="15.925248" table:style-name="ce1">
            <text:p>15.925248</text:p>
          </table:table-cell>
          <table:table-cell office:value-type="float" office:value="25.9336620691872" table:style-name="ce1">
            <text:p>25.93366207</text:p>
          </table:table-cell>
          <table:table-cell office:value-type="float" office:value="2160" table:style-name="ce1">
            <text:p>216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77" table:style-name="ce1">
            <text:p>1377</text:p>
          </table:table-cell>
          <table:table-cell office:value-type="string" table:style-name="ce1">
            <text:p>test_img_0065_4k.jpg</text:p>
          </table:table-cell>
          <table:table-cell office:value-type="float" office:value="490" table:style-name="ce1">
            <text:p>490</text:p>
          </table:table-cell>
          <table:table-cell office:value-type="float" office:value="3456" table:style-name="ce1">
            <text:p>3456</text:p>
          </table:table-cell>
          <table:table-cell office:value-type="float" office:value="4608" table:style-name="ce1">
            <text:p>4608</text:p>
          </table:table-cell>
          <table:table-cell office:value-type="float" office:value="3" table:style-name="ce1">
            <text:p>3</text:p>
          </table:table-cell>
          <table:table-cell office:value-type="float" office:value="15.925248" table:style-name="ce1">
            <text:p>15.925248</text:p>
          </table:table-cell>
          <table:table-cell office:value-type="float" office:value="30.7687516075102" table:style-name="ce1">
            <text:p>30.76875161</text:p>
          </table:table-cell>
          <table:table-cell office:value-type="float" office:value="2160" table:style-name="ce1">
            <text:p>216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78" table:style-name="ce1">
            <text:p>1378</text:p>
          </table:table-cell>
          <table:table-cell office:value-type="string" table:style-name="ce1">
            <text:p>test_img_0069_4k.jpg</text:p>
          </table:table-cell>
          <table:table-cell office:value-type="float" office:value="547" table:style-name="ce1">
            <text:p>547</text:p>
          </table:table-cell>
          <table:table-cell office:value-type="float" office:value="3456" table:style-name="ce1">
            <text:p>3456</text:p>
          </table:table-cell>
          <table:table-cell office:value-type="float" office:value="4608" table:style-name="ce1">
            <text:p>4608</text:p>
          </table:table-cell>
          <table:table-cell office:value-type="float" office:value="3" table:style-name="ce1">
            <text:p>3</text:p>
          </table:table-cell>
          <table:table-cell office:value-type="float" office:value="15.925248" table:style-name="ce1">
            <text:p>15.925248</text:p>
          </table:table-cell>
          <table:table-cell office:value-type="float" office:value="34.347973733281798" table:style-name="ce1">
            <text:p>34.34797373</text:p>
          </table:table-cell>
          <table:table-cell office:value-type="float" office:value="2160" table:style-name="ce1">
            <text:p>216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80" table:style-name="ce1">
            <text:p>1380</text:p>
          </table:table-cell>
          <table:table-cell office:value-type="string" table:style-name="ce1">
            <text:p>test_img_0095_4k.jpg</text:p>
          </table:table-cell>
          <table:table-cell office:value-type="float" office:value="370" table:style-name="ce1">
            <text:p>370</text:p>
          </table:table-cell>
          <table:table-cell office:value-type="float" office:value="3456" table:style-name="ce1">
            <text:p>3456</text:p>
          </table:table-cell>
          <table:table-cell office:value-type="float" office:value="4608" table:style-name="ce1">
            <text:p>4608</text:p>
          </table:table-cell>
          <table:table-cell office:value-type="float" office:value="3" table:style-name="ce1">
            <text:p>3</text:p>
          </table:table-cell>
          <table:table-cell office:value-type="float" office:value="15.925248" table:style-name="ce1">
            <text:p>15.925248</text:p>
          </table:table-cell>
          <table:table-cell office:value-type="float" office:value="23.233547132201601" table:style-name="ce1">
            <text:p>23.23354713</text:p>
          </table:table-cell>
          <table:table-cell office:value-type="float" office:value="2160" table:style-name="ce1">
            <text:p>216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81" table:style-name="ce1">
            <text:p>1381</text:p>
          </table:table-cell>
          <table:table-cell office:value-type="string" table:style-name="ce1">
            <text:p>train_img_0046_4k.jpg</text:p>
          </table:table-cell>
          <table:table-cell office:value-type="float" office:value="187" table:style-name="ce1">
            <text:p>187</text:p>
          </table:table-cell>
          <table:table-cell office:value-type="float" office:value="3456" table:style-name="ce1">
            <text:p>3456</text:p>
          </table:table-cell>
          <table:table-cell office:value-type="float" office:value="4608" table:style-name="ce1">
            <text:p>4608</text:p>
          </table:table-cell>
          <table:table-cell office:value-type="float" office:value="3" table:style-name="ce1">
            <text:p>3</text:p>
          </table:table-cell>
          <table:table-cell office:value-type="float" office:value="15.925248" table:style-name="ce1">
            <text:p>15.925248</text:p>
          </table:table-cell>
          <table:table-cell office:value-type="float" office:value="11.7423603073559" table:style-name="ce1">
            <text:p>11.74236031</text:p>
          </table:table-cell>
          <table:table-cell office:value-type="float" office:value="2160" table:style-name="ce1">
            <text:p>216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82" table:style-name="ce1">
            <text:p>1382</text:p>
          </table:table-cell>
          <table:table-cell office:value-type="string" table:style-name="ce1">
            <text:p>train_img_0065_4k.jpg</text:p>
          </table:table-cell>
          <table:table-cell office:value-type="float" office:value="353" table:style-name="ce1">
            <text:p>353</text:p>
          </table:table-cell>
          <table:table-cell office:value-type="float" office:value="3456" table:style-name="ce1">
            <text:p>3456</text:p>
          </table:table-cell>
          <table:table-cell office:value-type="float" office:value="4608" table:style-name="ce1">
            <text:p>4608</text:p>
          </table:table-cell>
          <table:table-cell office:value-type="float" office:value="3" table:style-name="ce1">
            <text:p>3</text:p>
          </table:table-cell>
          <table:table-cell office:value-type="float" office:value="15.925248" table:style-name="ce1">
            <text:p>15.925248</text:p>
          </table:table-cell>
          <table:table-cell office:value-type="float" office:value="22.166059831532898" table:style-name="ce1">
            <text:p>22.16605983</text:p>
          </table:table-cell>
          <table:table-cell office:value-type="float" office:value="2160" table:style-name="ce1">
            <text:p>216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83" table:style-name="ce1">
            <text:p>1383</text:p>
          </table:table-cell>
          <table:table-cell office:value-type="string" table:style-name="ce1">
            <text:p>train_img_0317_4k.jpg</text:p>
          </table:table-cell>
          <table:table-cell office:value-type="float" office:value="246" table:style-name="ce1">
            <text:p>246</text:p>
          </table:table-cell>
          <table:table-cell office:value-type="float" office:value="3456" table:style-name="ce1">
            <text:p>3456</text:p>
          </table:table-cell>
          <table:table-cell office:value-type="float" office:value="4608" table:style-name="ce1">
            <text:p>4608</text:p>
          </table:table-cell>
          <table:table-cell office:value-type="float" office:value="3" table:style-name="ce1">
            <text:p>3</text:p>
          </table:table-cell>
          <table:table-cell office:value-type="float" office:value="15.925248" table:style-name="ce1">
            <text:p>15.925248</text:p>
          </table:table-cell>
          <table:table-cell office:value-type="float" office:value="15.447169174382701" table:style-name="ce1">
            <text:p>15.44716917</text:p>
          </table:table-cell>
          <table:table-cell office:value-type="float" office:value="2160" table:style-name="ce1">
            <text:p>216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84" table:style-name="ce1">
            <text:p>1384</text:p>
          </table:table-cell>
          <table:table-cell office:value-type="string" table:style-name="ce1">
            <text:p>test_img_0050_4k.jpg</text:p>
          </table:table-cell>
          <table:table-cell office:value-type="float" office:value="425" table:style-name="ce1">
            <text:p>425</text:p>
          </table:table-cell>
          <table:table-cell office:value-type="float" office:value="3456" table:style-name="ce1">
            <text:p>3456</text:p>
          </table:table-cell>
          <table:table-cell office:value-type="float" office:value="5184" table:style-name="ce1">
            <text:p>5184</text:p>
          </table:table-cell>
          <table:table-cell office:value-type="float" office:value="3" table:style-name="ce1">
            <text:p>3</text:p>
          </table:table-cell>
          <table:table-cell office:value-type="float" office:value="17.915904000000001" table:style-name="ce1">
            <text:p>17.915904</text:p>
          </table:table-cell>
          <table:table-cell office:value-type="float" office:value="23.7219400148605" table:style-name="ce1">
            <text:p>23.72194001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85" table:style-name="ce1">
            <text:p>1385</text:p>
          </table:table-cell>
          <table:table-cell office:value-type="string" table:style-name="ce1">
            <text:p>test_img_0056_4k.jpg</text:p>
          </table:table-cell>
          <table:table-cell office:value-type="float" office:value="194" table:style-name="ce1">
            <text:p>194</text:p>
          </table:table-cell>
          <table:table-cell office:value-type="float" office:value="3456" table:style-name="ce1">
            <text:p>3456</text:p>
          </table:table-cell>
          <table:table-cell office:value-type="float" office:value="5184" table:style-name="ce1">
            <text:p>5184</text:p>
          </table:table-cell>
          <table:table-cell office:value-type="float" office:value="3" table:style-name="ce1">
            <text:p>3</text:p>
          </table:table-cell>
          <table:table-cell office:value-type="float" office:value="17.915904000000001" table:style-name="ce1">
            <text:p>17.915904</text:p>
          </table:table-cell>
          <table:table-cell office:value-type="float" office:value="10.8283679126657" table:style-name="ce1">
            <text:p>10.82836791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86" table:style-name="ce1">
            <text:p>1386</text:p>
          </table:table-cell>
          <table:table-cell office:value-type="string" table:style-name="ce1">
            <text:p>test_img_0087_4k.jpg</text:p>
          </table:table-cell>
          <table:table-cell office:value-type="float" office:value="626" table:style-name="ce1">
            <text:p>626</text:p>
          </table:table-cell>
          <table:table-cell office:value-type="float" office:value="3456" table:style-name="ce1">
            <text:p>3456</text:p>
          </table:table-cell>
          <table:table-cell office:value-type="float" office:value="5184" table:style-name="ce1">
            <text:p>5184</text:p>
          </table:table-cell>
          <table:table-cell office:value-type="float" office:value="3" table:style-name="ce1">
            <text:p>3</text:p>
          </table:table-cell>
          <table:table-cell office:value-type="float" office:value="17.915904000000001" table:style-name="ce1">
            <text:p>17.915904</text:p>
          </table:table-cell>
          <table:table-cell office:value-type="float" office:value="34.941022233653399" table:style-name="ce1">
            <text:p>34.94102223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87" table:style-name="ce1">
            <text:p>1387</text:p>
          </table:table-cell>
          <table:table-cell office:value-type="string" table:style-name="ce1">
            <text:p>test_img_0088_4k.jpg</text:p>
          </table:table-cell>
          <table:table-cell office:value-type="float" office:value="197" table:style-name="ce1">
            <text:p>197</text:p>
          </table:table-cell>
          <table:table-cell office:value-type="float" office:value="3456" table:style-name="ce1">
            <text:p>3456</text:p>
          </table:table-cell>
          <table:table-cell office:value-type="float" office:value="5184" table:style-name="ce1">
            <text:p>5184</text:p>
          </table:table-cell>
          <table:table-cell office:value-type="float" office:value="3" table:style-name="ce1">
            <text:p>3</text:p>
          </table:table-cell>
          <table:table-cell office:value-type="float" office:value="17.915904000000001" table:style-name="ce1">
            <text:p>17.915904</text:p>
          </table:table-cell>
          <table:table-cell office:value-type="float" office:value="10.995816901005901" table:style-name="ce1">
            <text:p>10.9958169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89" table:style-name="ce1">
            <text:p>1389</text:p>
          </table:table-cell>
          <table:table-cell office:value-type="string" table:style-name="ce1">
            <text:p>test_img_0173_4k.jpg</text:p>
          </table:table-cell>
          <table:table-cell office:value-type="float" office:value="883" table:style-name="ce1">
            <text:p>883</text:p>
          </table:table-cell>
          <table:table-cell office:value-type="float" office:value="3456" table:style-name="ce1">
            <text:p>3456</text:p>
          </table:table-cell>
          <table:table-cell office:value-type="float" office:value="5184" table:style-name="ce1">
            <text:p>5184</text:p>
          </table:table-cell>
          <table:table-cell office:value-type="float" office:value="3" table:style-name="ce1">
            <text:p>3</text:p>
          </table:table-cell>
          <table:table-cell office:value-type="float" office:value="17.915904000000001" table:style-name="ce1">
            <text:p>17.915904</text:p>
          </table:table-cell>
          <table:table-cell office:value-type="float" office:value="49.285818901463102" table:style-name="ce1">
            <text:p>49.2858189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91" table:style-name="ce1">
            <text:p>1391</text:p>
          </table:table-cell>
          <table:table-cell office:value-type="string" table:style-name="ce1">
            <text:p>test_img_0190_4k.jpg</text:p>
          </table:table-cell>
          <table:table-cell office:value-type="float" office:value="732" table:style-name="ce1">
            <text:p>732</text:p>
          </table:table-cell>
          <table:table-cell office:value-type="float" office:value="3456" table:style-name="ce1">
            <text:p>3456</text:p>
          </table:table-cell>
          <table:table-cell office:value-type="float" office:value="5184" table:style-name="ce1">
            <text:p>5184</text:p>
          </table:table-cell>
          <table:table-cell office:value-type="float" office:value="3" table:style-name="ce1">
            <text:p>3</text:p>
          </table:table-cell>
          <table:table-cell office:value-type="float" office:value="17.915904000000001" table:style-name="ce1">
            <text:p>17.915904</text:p>
          </table:table-cell>
          <table:table-cell office:value-type="float" office:value="40.857553155006798" table:style-name="ce1">
            <text:p>40.85755316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92" table:style-name="ce1">
            <text:p>1392</text:p>
          </table:table-cell>
          <table:table-cell office:value-type="string" table:style-name="ce1">
            <text:p>test_img_0210_4k.jpg</text:p>
          </table:table-cell>
          <table:table-cell office:value-type="float" office:value="421" table:style-name="ce1">
            <text:p>421</text:p>
          </table:table-cell>
          <table:table-cell office:value-type="float" office:value="3456" table:style-name="ce1">
            <text:p>3456</text:p>
          </table:table-cell>
          <table:table-cell office:value-type="float" office:value="5184" table:style-name="ce1">
            <text:p>5184</text:p>
          </table:table-cell>
          <table:table-cell office:value-type="float" office:value="3" table:style-name="ce1">
            <text:p>3</text:p>
          </table:table-cell>
          <table:table-cell office:value-type="float" office:value="17.915904000000001" table:style-name="ce1">
            <text:p>17.915904</text:p>
          </table:table-cell>
          <table:table-cell office:value-type="float" office:value="23.4986746970736" table:style-name="ce1">
            <text:p>23.4986747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94" table:style-name="ce1">
            <text:p>1394</text:p>
          </table:table-cell>
          <table:table-cell office:value-type="string" table:style-name="ce1">
            <text:p>test_img_0232_4k.jpg</text:p>
          </table:table-cell>
          <table:table-cell office:value-type="float" office:value="419" table:style-name="ce1">
            <text:p>419</text:p>
          </table:table-cell>
          <table:table-cell office:value-type="float" office:value="3456" table:style-name="ce1">
            <text:p>3456</text:p>
          </table:table-cell>
          <table:table-cell office:value-type="float" office:value="5184" table:style-name="ce1">
            <text:p>5184</text:p>
          </table:table-cell>
          <table:table-cell office:value-type="float" office:value="3" table:style-name="ce1">
            <text:p>3</text:p>
          </table:table-cell>
          <table:table-cell office:value-type="float" office:value="17.915904000000001" table:style-name="ce1">
            <text:p>17.915904</text:p>
          </table:table-cell>
          <table:table-cell office:value-type="float" office:value="23.387042038180098" table:style-name="ce1">
            <text:p>23.38704204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398" table:style-name="ce1">
            <text:p>1398</text:p>
          </table:table-cell>
          <table:table-cell office:value-type="string" table:style-name="ce1">
            <text:p>test_img_0259_4k.jpg</text:p>
          </table:table-cell>
          <table:table-cell office:value-type="float" office:value="338" table:style-name="ce1">
            <text:p>338</text:p>
          </table:table-cell>
          <table:table-cell office:value-type="float" office:value="3456" table:style-name="ce1">
            <text:p>3456</text:p>
          </table:table-cell>
          <table:table-cell office:value-type="float" office:value="5184" table:style-name="ce1">
            <text:p>5184</text:p>
          </table:table-cell>
          <table:table-cell office:value-type="float" office:value="3" table:style-name="ce1">
            <text:p>3</text:p>
          </table:table-cell>
          <table:table-cell office:value-type="float" office:value="17.915904000000001" table:style-name="ce1">
            <text:p>17.915904</text:p>
          </table:table-cell>
          <table:table-cell office:value-type="float" office:value="18.865919352994901" table:style-name="ce1">
            <text:p>18.86591935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00" table:style-name="ce1">
            <text:p>1400</text:p>
          </table:table-cell>
          <table:table-cell office:value-type="string" table:style-name="ce1">
            <text:p>train_img_0010_4k.jpg</text:p>
          </table:table-cell>
          <table:table-cell office:value-type="float" office:value="153" table:style-name="ce1">
            <text:p>153</text:p>
          </table:table-cell>
          <table:table-cell office:value-type="float" office:value="3456" table:style-name="ce1">
            <text:p>3456</text:p>
          </table:table-cell>
          <table:table-cell office:value-type="float" office:value="5184" table:style-name="ce1">
            <text:p>5184</text:p>
          </table:table-cell>
          <table:table-cell office:value-type="float" office:value="3" table:style-name="ce1">
            <text:p>3</text:p>
          </table:table-cell>
          <table:table-cell office:value-type="float" office:value="17.915904000000001" table:style-name="ce1">
            <text:p>17.915904</text:p>
          </table:table-cell>
          <table:table-cell office:value-type="float" office:value="8.5398984053497902" table:style-name="ce1">
            <text:p>8.539898405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01" table:style-name="ce1">
            <text:p>1401</text:p>
          </table:table-cell>
          <table:table-cell office:value-type="string" table:style-name="ce1">
            <text:p>train_img_0074_4k.jpg</text:p>
          </table:table-cell>
          <table:table-cell office:value-type="float" office:value="279" table:style-name="ce1">
            <text:p>279</text:p>
          </table:table-cell>
          <table:table-cell office:value-type="float" office:value="3456" table:style-name="ce1">
            <text:p>3456</text:p>
          </table:table-cell>
          <table:table-cell office:value-type="float" office:value="5184" table:style-name="ce1">
            <text:p>5184</text:p>
          </table:table-cell>
          <table:table-cell office:value-type="float" office:value="3" table:style-name="ce1">
            <text:p>3</text:p>
          </table:table-cell>
          <table:table-cell office:value-type="float" office:value="17.915904000000001" table:style-name="ce1">
            <text:p>17.915904</text:p>
          </table:table-cell>
          <table:table-cell office:value-type="float" office:value="15.572755915637799" table:style-name="ce1">
            <text:p>15.57275592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02" table:style-name="ce1">
            <text:p>1402</text:p>
          </table:table-cell>
          <table:table-cell office:value-type="string" table:style-name="ce1">
            <text:p>train_img_0075_4k.jpg</text:p>
          </table:table-cell>
          <table:table-cell office:value-type="float" office:value="225" table:style-name="ce1">
            <text:p>225</text:p>
          </table:table-cell>
          <table:table-cell office:value-type="float" office:value="3456" table:style-name="ce1">
            <text:p>3456</text:p>
          </table:table-cell>
          <table:table-cell office:value-type="float" office:value="5184" table:style-name="ce1">
            <text:p>5184</text:p>
          </table:table-cell>
          <table:table-cell office:value-type="float" office:value="3" table:style-name="ce1">
            <text:p>3</text:p>
          </table:table-cell>
          <table:table-cell office:value-type="float" office:value="17.915904000000001" table:style-name="ce1">
            <text:p>17.915904</text:p>
          </table:table-cell>
          <table:table-cell office:value-type="float" office:value="12.558674125514401" table:style-name="ce1">
            <text:p>12.55867413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03" table:style-name="ce1">
            <text:p>1403</text:p>
          </table:table-cell>
          <table:table-cell office:value-type="string" table:style-name="ce1">
            <text:p>train_img_0090_4k.jpg</text:p>
          </table:table-cell>
          <table:table-cell office:value-type="float" office:value="86" table:style-name="ce1">
            <text:p>86</text:p>
          </table:table-cell>
          <table:table-cell office:value-type="float" office:value="3456" table:style-name="ce1">
            <text:p>3456</text:p>
          </table:table-cell>
          <table:table-cell office:value-type="float" office:value="5184" table:style-name="ce1">
            <text:p>5184</text:p>
          </table:table-cell>
          <table:table-cell office:value-type="float" office:value="3" table:style-name="ce1">
            <text:p>3</text:p>
          </table:table-cell>
          <table:table-cell office:value-type="float" office:value="17.915904000000001" table:style-name="ce1">
            <text:p>17.915904</text:p>
          </table:table-cell>
          <table:table-cell office:value-type="float" office:value="4.8002043324188302" table:style-name="ce1">
            <text:p>4.800204332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04" table:style-name="ce1">
            <text:p>1404</text:p>
          </table:table-cell>
          <table:table-cell office:value-type="string" table:style-name="ce1">
            <text:p>train_img_0118_4k.jpg</text:p>
          </table:table-cell>
          <table:table-cell office:value-type="float" office:value="551" table:style-name="ce1">
            <text:p>551</text:p>
          </table:table-cell>
          <table:table-cell office:value-type="float" office:value="3456" table:style-name="ce1">
            <text:p>3456</text:p>
          </table:table-cell>
          <table:table-cell office:value-type="float" office:value="5184" table:style-name="ce1">
            <text:p>5184</text:p>
          </table:table-cell>
          <table:table-cell office:value-type="float" office:value="3" table:style-name="ce1">
            <text:p>3</text:p>
          </table:table-cell>
          <table:table-cell office:value-type="float" office:value="17.915904000000001" table:style-name="ce1">
            <text:p>17.915904</text:p>
          </table:table-cell>
          <table:table-cell office:value-type="float" office:value="30.7547975251486" table:style-name="ce1">
            <text:p>30.75479753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05" table:style-name="ce1">
            <text:p>1405</text:p>
          </table:table-cell>
          <table:table-cell office:value-type="string" table:style-name="ce1">
            <text:p>train_img_0145_4k.jpg</text:p>
          </table:table-cell>
          <table:table-cell office:value-type="float" office:value="217" table:style-name="ce1">
            <text:p>217</text:p>
          </table:table-cell>
          <table:table-cell office:value-type="float" office:value="3456" table:style-name="ce1">
            <text:p>3456</text:p>
          </table:table-cell>
          <table:table-cell office:value-type="float" office:value="5184" table:style-name="ce1">
            <text:p>5184</text:p>
          </table:table-cell>
          <table:table-cell office:value-type="float" office:value="3" table:style-name="ce1">
            <text:p>3</text:p>
          </table:table-cell>
          <table:table-cell office:value-type="float" office:value="17.915904000000001" table:style-name="ce1">
            <text:p>17.915904</text:p>
          </table:table-cell>
          <table:table-cell office:value-type="float" office:value="12.1121434899405" table:style-name="ce1">
            <text:p>12.11214349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06" table:style-name="ce1">
            <text:p>1406</text:p>
          </table:table-cell>
          <table:table-cell office:value-type="string" table:style-name="ce1">
            <text:p>train_img_0148_4k.jpg</text:p>
          </table:table-cell>
          <table:table-cell office:value-type="float" office:value="229" table:style-name="ce1">
            <text:p>229</text:p>
          </table:table-cell>
          <table:table-cell office:value-type="float" office:value="3456" table:style-name="ce1">
            <text:p>3456</text:p>
          </table:table-cell>
          <table:table-cell office:value-type="float" office:value="5184" table:style-name="ce1">
            <text:p>5184</text:p>
          </table:table-cell>
          <table:table-cell office:value-type="float" office:value="3" table:style-name="ce1">
            <text:p>3</text:p>
          </table:table-cell>
          <table:table-cell office:value-type="float" office:value="17.915904000000001" table:style-name="ce1">
            <text:p>17.915904</text:p>
          </table:table-cell>
          <table:table-cell office:value-type="float" office:value="12.781939443301299" table:style-name="ce1">
            <text:p>12.78193944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07" table:style-name="ce1">
            <text:p>1407</text:p>
          </table:table-cell>
          <table:table-cell office:value-type="string" table:style-name="ce1">
            <text:p>train_img_0154_4k.jpg</text:p>
          </table:table-cell>
          <table:table-cell office:value-type="float" office:value="843" table:style-name="ce1">
            <text:p>843</text:p>
          </table:table-cell>
          <table:table-cell office:value-type="float" office:value="3456" table:style-name="ce1">
            <text:p>3456</text:p>
          </table:table-cell>
          <table:table-cell office:value-type="float" office:value="5184" table:style-name="ce1">
            <text:p>5184</text:p>
          </table:table-cell>
          <table:table-cell office:value-type="float" office:value="3" table:style-name="ce1">
            <text:p>3</text:p>
          </table:table-cell>
          <table:table-cell office:value-type="float" office:value="17.915904000000001" table:style-name="ce1">
            <text:p>17.915904</text:p>
          </table:table-cell>
          <table:table-cell office:value-type="float" office:value="47.053165723593899" table:style-name="ce1">
            <text:p>47.05316572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08" table:style-name="ce1">
            <text:p>1408</text:p>
          </table:table-cell>
          <table:table-cell office:value-type="string" table:style-name="ce1">
            <text:p>train_img_0181_4k.jpg</text:p>
          </table:table-cell>
          <table:table-cell office:value-type="float" office:value="199" table:style-name="ce1">
            <text:p>199</text:p>
          </table:table-cell>
          <table:table-cell office:value-type="float" office:value="3456" table:style-name="ce1">
            <text:p>3456</text:p>
          </table:table-cell>
          <table:table-cell office:value-type="float" office:value="5184" table:style-name="ce1">
            <text:p>5184</text:p>
          </table:table-cell>
          <table:table-cell office:value-type="float" office:value="3" table:style-name="ce1">
            <text:p>3</text:p>
          </table:table-cell>
          <table:table-cell office:value-type="float" office:value="17.915904000000001" table:style-name="ce1">
            <text:p>17.915904</text:p>
          </table:table-cell>
          <table:table-cell office:value-type="float" office:value="11.107449559899401" table:style-name="ce1">
            <text:p>11.10744956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09" table:style-name="ce1">
            <text:p>1409</text:p>
          </table:table-cell>
          <table:table-cell office:value-type="string" table:style-name="ce1">
            <text:p>train_img_0186_4k.jpg</text:p>
          </table:table-cell>
          <table:table-cell office:value-type="float" office:value="362" table:style-name="ce1">
            <text:p>362</text:p>
          </table:table-cell>
          <table:table-cell office:value-type="float" office:value="3456" table:style-name="ce1">
            <text:p>3456</text:p>
          </table:table-cell>
          <table:table-cell office:value-type="float" office:value="5184" table:style-name="ce1">
            <text:p>5184</text:p>
          </table:table-cell>
          <table:table-cell office:value-type="float" office:value="3" table:style-name="ce1">
            <text:p>3</text:p>
          </table:table-cell>
          <table:table-cell office:value-type="float" office:value="17.915904000000001" table:style-name="ce1">
            <text:p>17.915904</text:p>
          </table:table-cell>
          <table:table-cell office:value-type="float" office:value="20.205511259716499" table:style-name="ce1">
            <text:p>20.20551126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10" table:style-name="ce1">
            <text:p>1410</text:p>
          </table:table-cell>
          <table:table-cell office:value-type="string" table:style-name="ce1">
            <text:p>train_img_0207_4k.jpg</text:p>
          </table:table-cell>
          <table:table-cell office:value-type="float" office:value="348" table:style-name="ce1">
            <text:p>348</text:p>
          </table:table-cell>
          <table:table-cell office:value-type="float" office:value="3456" table:style-name="ce1">
            <text:p>3456</text:p>
          </table:table-cell>
          <table:table-cell office:value-type="float" office:value="5184" table:style-name="ce1">
            <text:p>5184</text:p>
          </table:table-cell>
          <table:table-cell office:value-type="float" office:value="3" table:style-name="ce1">
            <text:p>3</text:p>
          </table:table-cell>
          <table:table-cell office:value-type="float" office:value="17.915904000000001" table:style-name="ce1">
            <text:p>17.915904</text:p>
          </table:table-cell>
          <table:table-cell office:value-type="float" office:value="19.4240826474622" table:style-name="ce1">
            <text:p>19.42408265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11" table:style-name="ce1">
            <text:p>1411</text:p>
          </table:table-cell>
          <table:table-cell office:value-type="string" table:style-name="ce1">
            <text:p>train_img_0210_4k.jpg</text:p>
          </table:table-cell>
          <table:table-cell office:value-type="float" office:value="388" table:style-name="ce1">
            <text:p>388</text:p>
          </table:table-cell>
          <table:table-cell office:value-type="float" office:value="3456" table:style-name="ce1">
            <text:p>3456</text:p>
          </table:table-cell>
          <table:table-cell office:value-type="float" office:value="5184" table:style-name="ce1">
            <text:p>5184</text:p>
          </table:table-cell>
          <table:table-cell office:value-type="float" office:value="3" table:style-name="ce1">
            <text:p>3</text:p>
          </table:table-cell>
          <table:table-cell office:value-type="float" office:value="17.915904000000001" table:style-name="ce1">
            <text:p>17.915904</text:p>
          </table:table-cell>
          <table:table-cell office:value-type="float" office:value="21.656735825331499" table:style-name="ce1">
            <text:p>21.65673583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12" table:style-name="ce1">
            <text:p>1412</text:p>
          </table:table-cell>
          <table:table-cell office:value-type="string" table:style-name="ce1">
            <text:p>train_img_0223_4k.jpg</text:p>
          </table:table-cell>
          <table:table-cell office:value-type="float" office:value="206" table:style-name="ce1">
            <text:p>206</text:p>
          </table:table-cell>
          <table:table-cell office:value-type="float" office:value="3456" table:style-name="ce1">
            <text:p>3456</text:p>
          </table:table-cell>
          <table:table-cell office:value-type="float" office:value="5184" table:style-name="ce1">
            <text:p>5184</text:p>
          </table:table-cell>
          <table:table-cell office:value-type="float" office:value="3" table:style-name="ce1">
            <text:p>3</text:p>
          </table:table-cell>
          <table:table-cell office:value-type="float" office:value="17.915904000000001" table:style-name="ce1">
            <text:p>17.915904</text:p>
          </table:table-cell>
          <table:table-cell office:value-type="float" office:value="11.4981638660265" table:style-name="ce1">
            <text:p>11.49816387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13" table:style-name="ce1">
            <text:p>1413</text:p>
          </table:table-cell>
          <table:table-cell office:value-type="string" table:style-name="ce1">
            <text:p>train_img_0228_4k.jpg</text:p>
          </table:table-cell>
          <table:table-cell office:value-type="float" office:value="264" table:style-name="ce1">
            <text:p>264</text:p>
          </table:table-cell>
          <table:table-cell office:value-type="float" office:value="3456" table:style-name="ce1">
            <text:p>3456</text:p>
          </table:table-cell>
          <table:table-cell office:value-type="float" office:value="5184" table:style-name="ce1">
            <text:p>5184</text:p>
          </table:table-cell>
          <table:table-cell office:value-type="float" office:value="3" table:style-name="ce1">
            <text:p>3</text:p>
          </table:table-cell>
          <table:table-cell office:value-type="float" office:value="17.915904000000001" table:style-name="ce1">
            <text:p>17.915904</text:p>
          </table:table-cell>
          <table:table-cell office:value-type="float" office:value="14.735510973936799" table:style-name="ce1">
            <text:p>14.73551097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14" table:style-name="ce1">
            <text:p>1414</text:p>
          </table:table-cell>
          <table:table-cell office:value-type="string" table:style-name="ce1">
            <text:p>train_img_0230_4k.jpg</text:p>
          </table:table-cell>
          <table:table-cell office:value-type="float" office:value="471" table:style-name="ce1">
            <text:p>471</text:p>
          </table:table-cell>
          <table:table-cell office:value-type="float" office:value="3456" table:style-name="ce1">
            <text:p>3456</text:p>
          </table:table-cell>
          <table:table-cell office:value-type="float" office:value="5184" table:style-name="ce1">
            <text:p>5184</text:p>
          </table:table-cell>
          <table:table-cell office:value-type="float" office:value="3" table:style-name="ce1">
            <text:p>3</text:p>
          </table:table-cell>
          <table:table-cell office:value-type="float" office:value="17.915904000000001" table:style-name="ce1">
            <text:p>17.915904</text:p>
          </table:table-cell>
          <table:table-cell office:value-type="float" office:value="26.289491169410098" table:style-name="ce1">
            <text:p>26.28949117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15" table:style-name="ce1">
            <text:p>1415</text:p>
          </table:table-cell>
          <table:table-cell office:value-type="string" table:style-name="ce1">
            <text:p>train_img_0236_4k.jpg</text:p>
          </table:table-cell>
          <table:table-cell office:value-type="float" office:value="362" table:style-name="ce1">
            <text:p>362</text:p>
          </table:table-cell>
          <table:table-cell office:value-type="float" office:value="3456" table:style-name="ce1">
            <text:p>3456</text:p>
          </table:table-cell>
          <table:table-cell office:value-type="float" office:value="5184" table:style-name="ce1">
            <text:p>5184</text:p>
          </table:table-cell>
          <table:table-cell office:value-type="float" office:value="3" table:style-name="ce1">
            <text:p>3</text:p>
          </table:table-cell>
          <table:table-cell office:value-type="float" office:value="17.915904000000001" table:style-name="ce1">
            <text:p>17.915904</text:p>
          </table:table-cell>
          <table:table-cell office:value-type="float" office:value="20.205511259716499" table:style-name="ce1">
            <text:p>20.20551126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16" table:style-name="ce1">
            <text:p>1416</text:p>
          </table:table-cell>
          <table:table-cell office:value-type="string" table:style-name="ce1">
            <text:p>train_img_0252_4k.jpg</text:p>
          </table:table-cell>
          <table:table-cell office:value-type="float" office:value="312" table:style-name="ce1">
            <text:p>312</text:p>
          </table:table-cell>
          <table:table-cell office:value-type="float" office:value="3456" table:style-name="ce1">
            <text:p>3456</text:p>
          </table:table-cell>
          <table:table-cell office:value-type="float" office:value="5184" table:style-name="ce1">
            <text:p>5184</text:p>
          </table:table-cell>
          <table:table-cell office:value-type="float" office:value="3" table:style-name="ce1">
            <text:p>3</text:p>
          </table:table-cell>
          <table:table-cell office:value-type="float" office:value="17.915904000000001" table:style-name="ce1">
            <text:p>17.915904</text:p>
          </table:table-cell>
          <table:table-cell office:value-type="float" office:value="17.414694787379901" table:style-name="ce1">
            <text:p>17.41469479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17" table:style-name="ce1">
            <text:p>1417</text:p>
          </table:table-cell>
          <table:table-cell office:value-type="string" table:style-name="ce1">
            <text:p>train_img_0264_4k.jpg</text:p>
          </table:table-cell>
          <table:table-cell office:value-type="float" office:value="702" table:style-name="ce1">
            <text:p>702</text:p>
          </table:table-cell>
          <table:table-cell office:value-type="float" office:value="3456" table:style-name="ce1">
            <text:p>3456</text:p>
          </table:table-cell>
          <table:table-cell office:value-type="float" office:value="5184" table:style-name="ce1">
            <text:p>5184</text:p>
          </table:table-cell>
          <table:table-cell office:value-type="float" office:value="3" table:style-name="ce1">
            <text:p>3</text:p>
          </table:table-cell>
          <table:table-cell office:value-type="float" office:value="17.915904000000001" table:style-name="ce1">
            <text:p>17.915904</text:p>
          </table:table-cell>
          <table:table-cell office:value-type="float" office:value="39.183063271604901" table:style-name="ce1">
            <text:p>39.18306327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18" table:style-name="ce1">
            <text:p>1418</text:p>
          </table:table-cell>
          <table:table-cell office:value-type="string" table:style-name="ce1">
            <text:p>train_img_0288_4k.jpg</text:p>
          </table:table-cell>
          <table:table-cell office:value-type="float" office:value="185" table:style-name="ce1">
            <text:p>185</text:p>
          </table:table-cell>
          <table:table-cell office:value-type="float" office:value="3456" table:style-name="ce1">
            <text:p>3456</text:p>
          </table:table-cell>
          <table:table-cell office:value-type="float" office:value="5184" table:style-name="ce1">
            <text:p>5184</text:p>
          </table:table-cell>
          <table:table-cell office:value-type="float" office:value="3" table:style-name="ce1">
            <text:p>3</text:p>
          </table:table-cell>
          <table:table-cell office:value-type="float" office:value="17.915904000000001" table:style-name="ce1">
            <text:p>17.915904</text:p>
          </table:table-cell>
          <table:table-cell office:value-type="float" office:value="10.3260209476451" table:style-name="ce1">
            <text:p>10.32602095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19" table:style-name="ce1">
            <text:p>1419</text:p>
          </table:table-cell>
          <table:table-cell office:value-type="string" table:style-name="ce1">
            <text:p>train_img_0289_4k.jpg</text:p>
          </table:table-cell>
          <table:table-cell office:value-type="float" office:value="557" table:style-name="ce1">
            <text:p>557</text:p>
          </table:table-cell>
          <table:table-cell office:value-type="float" office:value="3456" table:style-name="ce1">
            <text:p>3456</text:p>
          </table:table-cell>
          <table:table-cell office:value-type="float" office:value="5184" table:style-name="ce1">
            <text:p>5184</text:p>
          </table:table-cell>
          <table:table-cell office:value-type="float" office:value="3" table:style-name="ce1">
            <text:p>3</text:p>
          </table:table-cell>
          <table:table-cell office:value-type="float" office:value="17.915904000000001" table:style-name="ce1">
            <text:p>17.915904</text:p>
          </table:table-cell>
          <table:table-cell office:value-type="float" office:value="31.089695501828899" table:style-name="ce1">
            <text:p>31.0896955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20" table:style-name="ce1">
            <text:p>1420</text:p>
          </table:table-cell>
          <table:table-cell office:value-type="string" table:style-name="ce1">
            <text:p>train_img_0290_4k.jpg</text:p>
          </table:table-cell>
          <table:table-cell office:value-type="float" office:value="216" table:style-name="ce1">
            <text:p>216</text:p>
          </table:table-cell>
          <table:table-cell office:value-type="float" office:value="3456" table:style-name="ce1">
            <text:p>3456</text:p>
          </table:table-cell>
          <table:table-cell office:value-type="float" office:value="5184" table:style-name="ce1">
            <text:p>5184</text:p>
          </table:table-cell>
          <table:table-cell office:value-type="float" office:value="3" table:style-name="ce1">
            <text:p>3</text:p>
          </table:table-cell>
          <table:table-cell office:value-type="float" office:value="17.915904000000001" table:style-name="ce1">
            <text:p>17.915904</text:p>
          </table:table-cell>
          <table:table-cell office:value-type="float" office:value="12.056327160493799" table:style-name="ce1">
            <text:p>12.05632716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21" table:style-name="ce1">
            <text:p>1421</text:p>
          </table:table-cell>
          <table:table-cell office:value-type="string" table:style-name="ce1">
            <text:p>train_img_0295_4k.jpg</text:p>
          </table:table-cell>
          <table:table-cell office:value-type="float" office:value="697" table:style-name="ce1">
            <text:p>697</text:p>
          </table:table-cell>
          <table:table-cell office:value-type="float" office:value="3456" table:style-name="ce1">
            <text:p>3456</text:p>
          </table:table-cell>
          <table:table-cell office:value-type="float" office:value="5184" table:style-name="ce1">
            <text:p>5184</text:p>
          </table:table-cell>
          <table:table-cell office:value-type="float" office:value="3" table:style-name="ce1">
            <text:p>3</text:p>
          </table:table-cell>
          <table:table-cell office:value-type="float" office:value="17.915904000000001" table:style-name="ce1">
            <text:p>17.915904</text:p>
          </table:table-cell>
          <table:table-cell office:value-type="float" office:value="38.903981624371198" table:style-name="ce1">
            <text:p>38.90398162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23" table:style-name="ce1">
            <text:p>1423</text:p>
          </table:table-cell>
          <table:table-cell office:value-type="string" table:style-name="ce1">
            <text:p>train_img_0545_4k.jpg</text:p>
          </table:table-cell>
          <table:table-cell office:value-type="float" office:value="765" table:style-name="ce1">
            <text:p>765</text:p>
          </table:table-cell>
          <table:table-cell office:value-type="float" office:value="3456" table:style-name="ce1">
            <text:p>3456</text:p>
          </table:table-cell>
          <table:table-cell office:value-type="float" office:value="5184" table:style-name="ce1">
            <text:p>5184</text:p>
          </table:table-cell>
          <table:table-cell office:value-type="float" office:value="3" table:style-name="ce1">
            <text:p>3</text:p>
          </table:table-cell>
          <table:table-cell office:value-type="float" office:value="17.915904000000001" table:style-name="ce1">
            <text:p>17.915904</text:p>
          </table:table-cell>
          <table:table-cell office:value-type="float" office:value="42.699492026748899" table:style-name="ce1">
            <text:p>42.69949203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24" table:style-name="ce1">
            <text:p>1424</text:p>
          </table:table-cell>
          <table:table-cell office:value-type="string" table:style-name="ce1">
            <text:p>train_img_0593_4k.jpg</text:p>
          </table:table-cell>
          <table:table-cell office:value-type="float" office:value="504" table:style-name="ce1">
            <text:p>504</text:p>
          </table:table-cell>
          <table:table-cell office:value-type="float" office:value="3456" table:style-name="ce1">
            <text:p>3456</text:p>
          </table:table-cell>
          <table:table-cell office:value-type="float" office:value="5184" table:style-name="ce1">
            <text:p>5184</text:p>
          </table:table-cell>
          <table:table-cell office:value-type="float" office:value="3" table:style-name="ce1">
            <text:p>3</text:p>
          </table:table-cell>
          <table:table-cell office:value-type="float" office:value="17.915904000000001" table:style-name="ce1">
            <text:p>17.915904</text:p>
          </table:table-cell>
          <table:table-cell office:value-type="float" office:value="28.1314300411522" table:style-name="ce1">
            <text:p>28.13143004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26" table:style-name="ce1">
            <text:p>1426</text:p>
          </table:table-cell>
          <table:table-cell office:value-type="string" table:style-name="ce1">
            <text:p>train_img_0645_4k.jpg</text:p>
          </table:table-cell>
          <table:table-cell office:value-type="float" office:value="267" table:style-name="ce1">
            <text:p>267</text:p>
          </table:table-cell>
          <table:table-cell office:value-type="float" office:value="3456" table:style-name="ce1">
            <text:p>3456</text:p>
          </table:table-cell>
          <table:table-cell office:value-type="float" office:value="5184" table:style-name="ce1">
            <text:p>5184</text:p>
          </table:table-cell>
          <table:table-cell office:value-type="float" office:value="3" table:style-name="ce1">
            <text:p>3</text:p>
          </table:table-cell>
          <table:table-cell office:value-type="float" office:value="17.915904000000001" table:style-name="ce1">
            <text:p>17.915904</text:p>
          </table:table-cell>
          <table:table-cell office:value-type="float" office:value="14.902959962277" table:style-name="ce1">
            <text:p>14.90295996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29" table:style-name="ce1">
            <text:p>1429</text:p>
          </table:table-cell>
          <table:table-cell office:value-type="string" table:style-name="ce1">
            <text:p>train_img_0864_4k.jpg</text:p>
          </table:table-cell>
          <table:table-cell office:value-type="float" office:value="376" table:style-name="ce1">
            <text:p>376</text:p>
          </table:table-cell>
          <table:table-cell office:value-type="float" office:value="3456" table:style-name="ce1">
            <text:p>3456</text:p>
          </table:table-cell>
          <table:table-cell office:value-type="float" office:value="5184" table:style-name="ce1">
            <text:p>5184</text:p>
          </table:table-cell>
          <table:table-cell office:value-type="float" office:value="3" table:style-name="ce1">
            <text:p>3</text:p>
          </table:table-cell>
          <table:table-cell office:value-type="float" office:value="17.915904000000001" table:style-name="ce1">
            <text:p>17.915904</text:p>
          </table:table-cell>
          <table:table-cell office:value-type="float" office:value="20.986939871970701" table:style-name="ce1">
            <text:p>20.98693987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30" table:style-name="ce1">
            <text:p>1430</text:p>
          </table:table-cell>
          <table:table-cell office:value-type="string" table:style-name="ce1">
            <text:p>train_img_0891_4k.jpg</text:p>
          </table:table-cell>
          <table:table-cell office:value-type="float" office:value="860" table:style-name="ce1">
            <text:p>860</text:p>
          </table:table-cell>
          <table:table-cell office:value-type="float" office:value="3456" table:style-name="ce1">
            <text:p>3456</text:p>
          </table:table-cell>
          <table:table-cell office:value-type="float" office:value="5184" table:style-name="ce1">
            <text:p>5184</text:p>
          </table:table-cell>
          <table:table-cell office:value-type="float" office:value="3" table:style-name="ce1">
            <text:p>3</text:p>
          </table:table-cell>
          <table:table-cell office:value-type="float" office:value="17.915904000000001" table:style-name="ce1">
            <text:p>17.915904</text:p>
          </table:table-cell>
          <table:table-cell office:value-type="float" office:value="48.0020433241883" table:style-name="ce1">
            <text:p>48.00204332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31" table:style-name="ce1">
            <text:p>1431</text:p>
          </table:table-cell>
          <table:table-cell office:value-type="string" table:style-name="ce1">
            <text:p>train_img_0945_4k.jpg</text:p>
          </table:table-cell>
          <table:table-cell office:value-type="float" office:value="257" table:style-name="ce1">
            <text:p>257</text:p>
          </table:table-cell>
          <table:table-cell office:value-type="float" office:value="3456" table:style-name="ce1">
            <text:p>3456</text:p>
          </table:table-cell>
          <table:table-cell office:value-type="float" office:value="5184" table:style-name="ce1">
            <text:p>5184</text:p>
          </table:table-cell>
          <table:table-cell office:value-type="float" office:value="3" table:style-name="ce1">
            <text:p>3</text:p>
          </table:table-cell>
          <table:table-cell office:value-type="float" office:value="17.915904000000001" table:style-name="ce1">
            <text:p>17.915904</text:p>
          </table:table-cell>
          <table:table-cell office:value-type="float" office:value="14.3447966678097" table:style-name="ce1">
            <text:p>14.34479667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32" table:style-name="ce1">
            <text:p>1432</text:p>
          </table:table-cell>
          <table:table-cell office:value-type="string" table:style-name="ce1">
            <text:p>train_img_0955_4k.jpg</text:p>
          </table:table-cell>
          <table:table-cell office:value-type="float" office:value="480" table:style-name="ce1">
            <text:p>480</text:p>
          </table:table-cell>
          <table:table-cell office:value-type="float" office:value="3456" table:style-name="ce1">
            <text:p>3456</text:p>
          </table:table-cell>
          <table:table-cell office:value-type="float" office:value="5184" table:style-name="ce1">
            <text:p>5184</text:p>
          </table:table-cell>
          <table:table-cell office:value-type="float" office:value="3" table:style-name="ce1">
            <text:p>3</text:p>
          </table:table-cell>
          <table:table-cell office:value-type="float" office:value="17.915904000000001" table:style-name="ce1">
            <text:p>17.915904</text:p>
          </table:table-cell>
          <table:table-cell office:value-type="float" office:value="26.791838134430702" table:style-name="ce1">
            <text:p>26.79183813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33" table:style-name="ce1">
            <text:p>1433</text:p>
          </table:table-cell>
          <table:table-cell office:value-type="string" table:style-name="ce1">
            <text:p>train_img_0974_4k.jpg</text:p>
          </table:table-cell>
          <table:table-cell office:value-type="float" office:value="211" table:style-name="ce1">
            <text:p>211</text:p>
          </table:table-cell>
          <table:table-cell office:value-type="float" office:value="3456" table:style-name="ce1">
            <text:p>3456</text:p>
          </table:table-cell>
          <table:table-cell office:value-type="float" office:value="5184" table:style-name="ce1">
            <text:p>5184</text:p>
          </table:table-cell>
          <table:table-cell office:value-type="float" office:value="3" table:style-name="ce1">
            <text:p>3</text:p>
          </table:table-cell>
          <table:table-cell office:value-type="float" office:value="17.915904000000001" table:style-name="ce1">
            <text:p>17.915904</text:p>
          </table:table-cell>
          <table:table-cell office:value-type="float" office:value="11.7772455132601" table:style-name="ce1">
            <text:p>11.77724551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34" table:style-name="ce1">
            <text:p>1434</text:p>
          </table:table-cell>
          <table:table-cell office:value-type="string" table:style-name="ce1">
            <text:p>train_img_0978_4k.jpg</text:p>
          </table:table-cell>
          <table:table-cell office:value-type="float" office:value="126" table:style-name="ce1">
            <text:p>126</text:p>
          </table:table-cell>
          <table:table-cell office:value-type="float" office:value="3456" table:style-name="ce1">
            <text:p>3456</text:p>
          </table:table-cell>
          <table:table-cell office:value-type="float" office:value="5184" table:style-name="ce1">
            <text:p>5184</text:p>
          </table:table-cell>
          <table:table-cell office:value-type="float" office:value="3" table:style-name="ce1">
            <text:p>3</text:p>
          </table:table-cell>
          <table:table-cell office:value-type="float" office:value="17.915904000000001" table:style-name="ce1">
            <text:p>17.915904</text:p>
          </table:table-cell>
          <table:table-cell office:value-type="float" office:value="7.0328575102880597" table:style-name="ce1">
            <text:p>7.03285751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35" table:style-name="ce1">
            <text:p>1435</text:p>
          </table:table-cell>
          <table:table-cell office:value-type="string" table:style-name="ce1">
            <text:p>train_img_1012_4k.jpg</text:p>
          </table:table-cell>
          <table:table-cell office:value-type="float" office:value="516" table:style-name="ce1">
            <text:p>516</text:p>
          </table:table-cell>
          <table:table-cell office:value-type="float" office:value="3456" table:style-name="ce1">
            <text:p>3456</text:p>
          </table:table-cell>
          <table:table-cell office:value-type="float" office:value="5184" table:style-name="ce1">
            <text:p>5184</text:p>
          </table:table-cell>
          <table:table-cell office:value-type="float" office:value="3" table:style-name="ce1">
            <text:p>3</text:p>
          </table:table-cell>
          <table:table-cell office:value-type="float" office:value="17.915904000000001" table:style-name="ce1">
            <text:p>17.915904</text:p>
          </table:table-cell>
          <table:table-cell office:value-type="float" office:value="28.801225994513" table:style-name="ce1">
            <text:p>28.80122599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37" table:style-name="ce1">
            <text:p>1437</text:p>
          </table:table-cell>
          <table:table-cell office:value-type="string" table:style-name="ce1">
            <text:p>train_img_1154_4k.jpg</text:p>
          </table:table-cell>
          <table:table-cell office:value-type="float" office:value="313" table:style-name="ce1">
            <text:p>313</text:p>
          </table:table-cell>
          <table:table-cell office:value-type="float" office:value="3456" table:style-name="ce1">
            <text:p>3456</text:p>
          </table:table-cell>
          <table:table-cell office:value-type="float" office:value="5184" table:style-name="ce1">
            <text:p>5184</text:p>
          </table:table-cell>
          <table:table-cell office:value-type="float" office:value="3" table:style-name="ce1">
            <text:p>3</text:p>
          </table:table-cell>
          <table:table-cell office:value-type="float" office:value="17.915904000000001" table:style-name="ce1">
            <text:p>17.915904</text:p>
          </table:table-cell>
          <table:table-cell office:value-type="float" office:value="17.4705111168267" table:style-name="ce1">
            <text:p>17.47051112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39" table:style-name="ce1">
            <text:p>1439</text:p>
          </table:table-cell>
          <table:table-cell office:value-type="string" table:style-name="ce1">
            <text:p>train_img_0134_4k.jpg</text:p>
          </table:table-cell>
          <table:table-cell office:value-type="float" office:value="230" table:style-name="ce1">
            <text:p>230</text:p>
          </table:table-cell>
          <table:table-cell office:value-type="float" office:value="3465" table:style-name="ce1">
            <text:p>3465</text:p>
          </table:table-cell>
          <table:table-cell office:value-type="float" office:value="5202" table:style-name="ce1">
            <text:p>5202</text:p>
          </table:table-cell>
          <table:table-cell office:value-type="float" office:value="3" table:style-name="ce1">
            <text:p>3</text:p>
          </table:table-cell>
          <table:table-cell office:value-type="float" office:value="18.024930000000001" table:style-name="ce1">
            <text:p>18.02493</text:p>
          </table:table-cell>
          <table:table-cell office:value-type="float" office:value="12.760105032307999" table:style-name="ce1">
            <text:p>12.76010503</text:p>
          </table:table-cell>
          <table:table-cell office:value-type="float" office:value="2160" table:style-name="ce1">
            <text:p>2160</text:p>
          </table:table-cell>
          <table:table-cell office:value-type="float" office:value="3243" table:style-name="ce1">
            <text:p>3243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41" table:style-name="ce1">
            <text:p>1441</text:p>
          </table:table-cell>
          <table:table-cell office:value-type="string" table:style-name="ce1">
            <text:p>train_img_0607_4k.jpg</text:p>
          </table:table-cell>
          <table:table-cell office:value-type="float" office:value="164" table:style-name="ce1">
            <text:p>164</text:p>
          </table:table-cell>
          <table:table-cell office:value-type="float" office:value="3504" table:style-name="ce1">
            <text:p>3504</text:p>
          </table:table-cell>
          <table:table-cell office:value-type="float" office:value="2336" table:style-name="ce1">
            <text:p>2336</text:p>
          </table:table-cell>
          <table:table-cell office:value-type="float" office:value="3" table:style-name="ce1">
            <text:p>3</text:p>
          </table:table-cell>
          <table:table-cell office:value-type="float" office:value="8.1853440000000006" table:style-name="ce1">
            <text:p>8.185344</text:p>
          </table:table-cell>
          <table:table-cell office:value-type="float" office:value="20.035810345906" table:style-name="ce1">
            <text:p>20.03581035</text:p>
          </table:table-cell>
          <table:table-cell office:value-type="float" office:value="1080" table:style-name="ce1">
            <text:p>1080</text:p>
          </table:table-cell>
          <table:table-cell office:value-type="float" office:value="720" table:style-name="ce1">
            <text:p>72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42" table:style-name="ce1">
            <text:p>1442</text:p>
          </table:table-cell>
          <table:table-cell office:value-type="string" table:style-name="ce1">
            <text:p>test_img_0074_4k.jpg</text:p>
          </table:table-cell>
          <table:table-cell office:value-type="float" office:value="704" table:style-name="ce1">
            <text:p>704</text:p>
          </table:table-cell>
          <table:table-cell office:value-type="float" office:value="3545" table:style-name="ce1">
            <text:p>3545</text:p>
          </table:table-cell>
          <table:table-cell office:value-type="float" office:value="5317" table:style-name="ce1">
            <text:p>5317</text:p>
          </table:table-cell>
          <table:table-cell office:value-type="float" office:value="3" table:style-name="ce1">
            <text:p>3</text:p>
          </table:table-cell>
          <table:table-cell office:value-type="float" office:value="18.848765" table:style-name="ce1">
            <text:p>18.848765</text:p>
          </table:table-cell>
          <table:table-cell office:value-type="float" office:value="37.349927170294698" table:style-name="ce1">
            <text:p>37.34992717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45" table:style-name="ce1">
            <text:p>1445</text:p>
          </table:table-cell>
          <table:table-cell office:value-type="string" table:style-name="ce1">
            <text:p>train_img_1040_4k.jpg</text:p>
          </table:table-cell>
          <table:table-cell office:value-type="float" office:value="402" table:style-name="ce1">
            <text:p>402</text:p>
          </table:table-cell>
          <table:table-cell office:value-type="float" office:value="3607" table:style-name="ce1">
            <text:p>3607</text:p>
          </table:table-cell>
          <table:table-cell office:value-type="float" office:value="5184" table:style-name="ce1">
            <text:p>5184</text:p>
          </table:table-cell>
          <table:table-cell office:value-type="float" office:value="3" table:style-name="ce1">
            <text:p>3</text:p>
          </table:table-cell>
          <table:table-cell office:value-type="float" office:value="18.698688000000001" table:style-name="ce1">
            <text:p>18.698688</text:p>
          </table:table-cell>
          <table:table-cell office:value-type="float" office:value="21.4988345706393" table:style-name="ce1">
            <text:p>21.49883457</text:p>
          </table:table-cell>
          <table:table-cell office:value-type="float" office:value="2160" table:style-name="ce1">
            <text:p>2160</text:p>
          </table:table-cell>
          <table:table-cell office:value-type="float" office:value="3104" table:style-name="ce1">
            <text:p>3104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46" table:style-name="ce1">
            <text:p>1446</text:p>
          </table:table-cell>
          <table:table-cell office:value-type="string" table:style-name="ce1">
            <text:p>train_img_0229_4k.jpg</text:p>
          </table:table-cell>
          <table:table-cell office:value-type="float" office:value="558" table:style-name="ce1">
            <text:p>558</text:p>
          </table:table-cell>
          <table:table-cell office:value-type="float" office:value="3618" table:style-name="ce1">
            <text:p>3618</text:p>
          </table:table-cell>
          <table:table-cell office:value-type="float" office:value="5427" table:style-name="ce1">
            <text:p>5427</text:p>
          </table:table-cell>
          <table:table-cell office:value-type="float" office:value="3" table:style-name="ce1">
            <text:p>3</text:p>
          </table:table-cell>
          <table:table-cell office:value-type="float" office:value="19.634886000000002" table:style-name="ce1">
            <text:p>19.634886</text:p>
          </table:table-cell>
          <table:table-cell office:value-type="float" office:value="28.4188051817565" table:style-name="ce1">
            <text:p>28.41880518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47" table:style-name="ce1">
            <text:p>1447</text:p>
          </table:table-cell>
          <table:table-cell office:value-type="string" table:style-name="ce1">
            <text:p>train_img_0039_4k.jpg</text:p>
          </table:table-cell>
          <table:table-cell office:value-type="float" office:value="137" table:style-name="ce1">
            <text:p>137</text:p>
          </table:table-cell>
          <table:table-cell office:value-type="float" office:value="3632" table:style-name="ce1">
            <text:p>3632</text:p>
          </table:table-cell>
          <table:table-cell office:value-type="float" office:value="5456" table:style-name="ce1">
            <text:p>5456</text:p>
          </table:table-cell>
          <table:table-cell office:value-type="float" office:value="3" table:style-name="ce1">
            <text:p>3</text:p>
          </table:table-cell>
          <table:table-cell office:value-type="float" office:value="19.816192000000001" table:style-name="ce1">
            <text:p>19.816192</text:p>
          </table:table-cell>
          <table:table-cell office:value-type="float" office:value="6.9135381813014298" table:style-name="ce1">
            <text:p>6.913538181</text:p>
          </table:table-cell>
          <table:table-cell office:value-type="float" office:value="2160" table:style-name="ce1">
            <text:p>2160</text:p>
          </table:table-cell>
          <table:table-cell office:value-type="float" office:value="3245" table:style-name="ce1">
            <text:p>3245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48" table:style-name="ce1">
            <text:p>1448</text:p>
          </table:table-cell>
          <table:table-cell office:value-type="string" table:style-name="ce1">
            <text:p>train_img_0040_4k.jpg</text:p>
          </table:table-cell>
          <table:table-cell office:value-type="float" office:value="161" table:style-name="ce1">
            <text:p>161</text:p>
          </table:table-cell>
          <table:table-cell office:value-type="float" office:value="3632" table:style-name="ce1">
            <text:p>3632</text:p>
          </table:table-cell>
          <table:table-cell office:value-type="float" office:value="5456" table:style-name="ce1">
            <text:p>5456</text:p>
          </table:table-cell>
          <table:table-cell office:value-type="float" office:value="3" table:style-name="ce1">
            <text:p>3</text:p>
          </table:table-cell>
          <table:table-cell office:value-type="float" office:value="19.816192000000001" table:style-name="ce1">
            <text:p>19.816192</text:p>
          </table:table-cell>
          <table:table-cell office:value-type="float" office:value="8.1246689575878097" table:style-name="ce1">
            <text:p>8.124668958</text:p>
          </table:table-cell>
          <table:table-cell office:value-type="float" office:value="2160" table:style-name="ce1">
            <text:p>2160</text:p>
          </table:table-cell>
          <table:table-cell office:value-type="float" office:value="3245" table:style-name="ce1">
            <text:p>3245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49" table:style-name="ce1">
            <text:p>1449</text:p>
          </table:table-cell>
          <table:table-cell office:value-type="string" table:style-name="ce1">
            <text:p>train_img_0659_4k.jpg</text:p>
          </table:table-cell>
          <table:table-cell office:value-type="float" office:value="175" table:style-name="ce1">
            <text:p>175</text:p>
          </table:table-cell>
          <table:table-cell office:value-type="float" office:value="3648" table:style-name="ce1">
            <text:p>3648</text:p>
          </table:table-cell>
          <table:table-cell office:value-type="float" office:value="2736" table:style-name="ce1">
            <text:p>2736</text:p>
          </table:table-cell>
          <table:table-cell office:value-type="float" office:value="3" table:style-name="ce1">
            <text:p>3</text:p>
          </table:table-cell>
          <table:table-cell office:value-type="float" office:value="9.9809280000000005" table:style-name="ce1">
            <text:p>9.980928</text:p>
          </table:table-cell>
          <table:table-cell office:value-type="float" office:value="17.5334397763414" table:style-name="ce1">
            <text:p>17.53343978</text:p>
          </table:table-cell>
          <table:table-cell office:value-type="float" office:value="2160" table:style-name="ce1">
            <text:p>2160</text:p>
          </table:table-cell>
          <table:table-cell office:value-type="float" office:value="1620" table:style-name="ce1">
            <text:p>162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50" table:style-name="ce1">
            <text:p>1450</text:p>
          </table:table-cell>
          <table:table-cell office:value-type="string" table:style-name="ce1">
            <text:p>train_img_0087_4k.jpg</text:p>
          </table:table-cell>
          <table:table-cell office:value-type="float" office:value="612" table:style-name="ce1">
            <text:p>612</text:p>
          </table:table-cell>
          <table:table-cell office:value-type="float" office:value="5472" table:style-name="ce1">
            <text:p>5472</text:p>
          </table:table-cell>
          <table:table-cell office:value-type="float" office:value="3648" table:style-name="ce1">
            <text:p>3648</text:p>
          </table:table-cell>
          <table:table-cell office:value-type="float" office:value="3" table:style-name="ce1">
            <text:p>3</text:p>
          </table:table-cell>
          <table:table-cell office:value-type="float" office:value="19.961856000000001" table:style-name="ce1">
            <text:p>19.961856</text:p>
          </table:table-cell>
          <table:table-cell office:value-type="float" office:value="30.658471837488399" table:style-name="ce1">
            <text:p>30.65847184</text:p>
          </table:table-cell>
          <table:table-cell office:value-type="float" office:value="2160" table:style-name="ce1">
            <text:p>2160</text:p>
          </table:table-cell>
          <table:table-cell office:value-type="float" office:value="1440" table:style-name="ce1">
            <text:p>14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52" table:style-name="ce1">
            <text:p>1452</text:p>
          </table:table-cell>
          <table:table-cell office:value-type="string" table:style-name="ce1">
            <text:p>train_img_0113_4k.jpg</text:p>
          </table:table-cell>
          <table:table-cell office:value-type="float" office:value="143" table:style-name="ce1">
            <text:p>143</text:p>
          </table:table-cell>
          <table:table-cell office:value-type="float" office:value="3648" table:style-name="ce1">
            <text:p>3648</text:p>
          </table:table-cell>
          <table:table-cell office:value-type="float" office:value="5472" table:style-name="ce1">
            <text:p>5472</text:p>
          </table:table-cell>
          <table:table-cell office:value-type="float" office:value="3" table:style-name="ce1">
            <text:p>3</text:p>
          </table:table-cell>
          <table:table-cell office:value-type="float" office:value="19.961856000000001" table:style-name="ce1">
            <text:p>19.961856</text:p>
          </table:table-cell>
          <table:table-cell office:value-type="float" office:value="7.1636625371909304" table:style-name="ce1">
            <text:p>7.163662537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53" table:style-name="ce1">
            <text:p>1453</text:p>
          </table:table-cell>
          <table:table-cell office:value-type="string" table:style-name="ce1">
            <text:p>train_img_0129_4k.jpg</text:p>
          </table:table-cell>
          <table:table-cell office:value-type="float" office:value="245" table:style-name="ce1">
            <text:p>245</text:p>
          </table:table-cell>
          <table:table-cell office:value-type="float" office:value="3648" table:style-name="ce1">
            <text:p>3648</text:p>
          </table:table-cell>
          <table:table-cell office:value-type="float" office:value="5472" table:style-name="ce1">
            <text:p>5472</text:p>
          </table:table-cell>
          <table:table-cell office:value-type="float" office:value="3" table:style-name="ce1">
            <text:p>3</text:p>
          </table:table-cell>
          <table:table-cell office:value-type="float" office:value="19.961856000000001" table:style-name="ce1">
            <text:p>19.961856</text:p>
          </table:table-cell>
          <table:table-cell office:value-type="float" office:value="12.273407843438999" table:style-name="ce1">
            <text:p>12.27340784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54" table:style-name="ce1">
            <text:p>1454</text:p>
          </table:table-cell>
          <table:table-cell office:value-type="string" table:style-name="ce1">
            <text:p>train_img_0267_4k.jpg</text:p>
          </table:table-cell>
          <table:table-cell office:value-type="float" office:value="233" table:style-name="ce1">
            <text:p>233</text:p>
          </table:table-cell>
          <table:table-cell office:value-type="float" office:value="3648" table:style-name="ce1">
            <text:p>3648</text:p>
          </table:table-cell>
          <table:table-cell office:value-type="float" office:value="5472" table:style-name="ce1">
            <text:p>5472</text:p>
          </table:table-cell>
          <table:table-cell office:value-type="float" office:value="3" table:style-name="ce1">
            <text:p>3</text:p>
          </table:table-cell>
          <table:table-cell office:value-type="float" office:value="19.961856000000001" table:style-name="ce1">
            <text:p>19.961856</text:p>
          </table:table-cell>
          <table:table-cell office:value-type="float" office:value="11.672261336821499" table:style-name="ce1">
            <text:p>11.67226134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55" table:style-name="ce1">
            <text:p>1455</text:p>
          </table:table-cell>
          <table:table-cell office:value-type="string" table:style-name="ce1">
            <text:p>train_img_0985_4k.jpg</text:p>
          </table:table-cell>
          <table:table-cell office:value-type="float" office:value="106" table:style-name="ce1">
            <text:p>106</text:p>
          </table:table-cell>
          <table:table-cell office:value-type="float" office:value="3648" table:style-name="ce1">
            <text:p>3648</text:p>
          </table:table-cell>
          <table:table-cell office:value-type="float" office:value="5472" table:style-name="ce1">
            <text:p>5472</text:p>
          </table:table-cell>
          <table:table-cell office:value-type="float" office:value="3" table:style-name="ce1">
            <text:p>3</text:p>
          </table:table-cell>
          <table:table-cell office:value-type="float" office:value="19.961856000000001" table:style-name="ce1">
            <text:p>19.961856</text:p>
          </table:table-cell>
          <table:table-cell office:value-type="float" office:value="5.3101274751205496" table:style-name="ce1">
            <text:p>5.310127475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57" table:style-name="ce1">
            <text:p>1457</text:p>
          </table:table-cell>
          <table:table-cell office:value-type="string" table:style-name="ce1">
            <text:p>train_img_0073_4k.jpg</text:p>
          </table:table-cell>
          <table:table-cell office:value-type="float" office:value="269" table:style-name="ce1">
            <text:p>269</text:p>
          </table:table-cell>
          <table:table-cell office:value-type="float" office:value="3666" table:style-name="ce1">
            <text:p>3666</text:p>
          </table:table-cell>
          <table:table-cell office:value-type="float" office:value="5427" table:style-name="ce1">
            <text:p>5427</text:p>
          </table:table-cell>
          <table:table-cell office:value-type="float" office:value="3" table:style-name="ce1">
            <text:p>3</text:p>
          </table:table-cell>
          <table:table-cell office:value-type="float" office:value="19.895382000000001" table:style-name="ce1">
            <text:p>19.895382</text:p>
          </table:table-cell>
          <table:table-cell office:value-type="float" office:value="13.5207255633493" table:style-name="ce1">
            <text:p>13.52072556</text:p>
          </table:table-cell>
          <table:table-cell office:value-type="float" office:value="2160" table:style-name="ce1">
            <text:p>2160</text:p>
          </table:table-cell>
          <table:table-cell office:value-type="float" office:value="3198" table:style-name="ce1">
            <text:p>3198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58" table:style-name="ce1">
            <text:p>1458</text:p>
          </table:table-cell>
          <table:table-cell office:value-type="string" table:style-name="ce1">
            <text:p>train_img_0976_4k.jpg</text:p>
          </table:table-cell>
          <table:table-cell office:value-type="float" office:value="262" table:style-name="ce1">
            <text:p>262</text:p>
          </table:table-cell>
          <table:table-cell office:value-type="float" office:value="3670" table:style-name="ce1">
            <text:p>3670</text:p>
          </table:table-cell>
          <table:table-cell office:value-type="float" office:value="5505" table:style-name="ce1">
            <text:p>5505</text:p>
          </table:table-cell>
          <table:table-cell office:value-type="float" office:value="3" table:style-name="ce1">
            <text:p>3</text:p>
          </table:table-cell>
          <table:table-cell office:value-type="float" office:value="20.20335" table:style-name="ce1">
            <text:p>20.20335</text:p>
          </table:table-cell>
          <table:table-cell office:value-type="float" office:value="12.968146371765" table:style-name="ce1">
            <text:p>12.96814637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59" table:style-name="ce1">
            <text:p>1459</text:p>
          </table:table-cell>
          <table:table-cell office:value-type="string" table:style-name="ce1">
            <text:p>train_img_0174_4k.jpg</text:p>
          </table:table-cell>
          <table:table-cell office:value-type="float" office:value="133" table:style-name="ce1">
            <text:p>133</text:p>
          </table:table-cell>
          <table:table-cell office:value-type="float" office:value="3672" table:style-name="ce1">
            <text:p>3672</text:p>
          </table:table-cell>
          <table:table-cell office:value-type="float" office:value="4896" table:style-name="ce1">
            <text:p>4896</text:p>
          </table:table-cell>
          <table:table-cell office:value-type="float" office:value="3" table:style-name="ce1">
            <text:p>3</text:p>
          </table:table-cell>
          <table:table-cell office:value-type="float" office:value="17.978111999999999" table:style-name="ce1">
            <text:p>17.978112</text:p>
          </table:table-cell>
          <table:table-cell office:value-type="float" office:value="7.3978847167044002" table:style-name="ce1">
            <text:p>7.397884717</text:p>
          </table:table-cell>
          <table:table-cell office:value-type="float" office:value="2160" table:style-name="ce1">
            <text:p>216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60" table:style-name="ce1">
            <text:p>1460</text:p>
          </table:table-cell>
          <table:table-cell office:value-type="string" table:style-name="ce1">
            <text:p>train_img_0996_4k.jpg</text:p>
          </table:table-cell>
          <table:table-cell office:value-type="float" office:value="703" table:style-name="ce1">
            <text:p>703</text:p>
          </table:table-cell>
          <table:table-cell office:value-type="float" office:value="3672" table:style-name="ce1">
            <text:p>3672</text:p>
          </table:table-cell>
          <table:table-cell office:value-type="float" office:value="4896" table:style-name="ce1">
            <text:p>4896</text:p>
          </table:table-cell>
          <table:table-cell office:value-type="float" office:value="3" table:style-name="ce1">
            <text:p>3</text:p>
          </table:table-cell>
          <table:table-cell office:value-type="float" office:value="17.978111999999999" table:style-name="ce1">
            <text:p>17.978112</text:p>
          </table:table-cell>
          <table:table-cell office:value-type="float" office:value="39.103104931151798" table:style-name="ce1">
            <text:p>39.10310493</text:p>
          </table:table-cell>
          <table:table-cell office:value-type="float" office:value="2160" table:style-name="ce1">
            <text:p>2160</text:p>
          </table:table-cell>
          <table:table-cell office:value-type="float" office:value="2880" table:style-name="ce1">
            <text:p>288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62" table:style-name="ce1">
            <text:p>1462</text:p>
          </table:table-cell>
          <table:table-cell office:value-type="string" table:style-name="ce1">
            <text:p>test_img_0294_4k.jpg</text:p>
          </table:table-cell>
          <table:table-cell office:value-type="float" office:value="791" table:style-name="ce1">
            <text:p>791</text:p>
          </table:table-cell>
          <table:table-cell office:value-type="float" office:value="3699" table:style-name="ce1">
            <text:p>3699</text:p>
          </table:table-cell>
          <table:table-cell office:value-type="float" office:value="4849" table:style-name="ce1">
            <text:p>4849</text:p>
          </table:table-cell>
          <table:table-cell office:value-type="float" office:value="3" table:style-name="ce1">
            <text:p>3</text:p>
          </table:table-cell>
          <table:table-cell office:value-type="float" office:value="17.936451000000002" table:style-name="ce1">
            <text:p>17.936451</text:p>
          </table:table-cell>
          <table:table-cell office:value-type="float" office:value="44.1001399886744" table:style-name="ce1">
            <text:p>44.10013999</text:p>
          </table:table-cell>
          <table:table-cell office:value-type="float" office:value="2160" table:style-name="ce1">
            <text:p>2160</text:p>
          </table:table-cell>
          <table:table-cell office:value-type="float" office:value="2832" table:style-name="ce1">
            <text:p>2832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63" table:style-name="ce1">
            <text:p>1463</text:p>
          </table:table-cell>
          <table:table-cell office:value-type="string" table:style-name="ce1">
            <text:p>train_img_0756_4k.jpg</text:p>
          </table:table-cell>
          <table:table-cell office:value-type="float" office:value="301" table:style-name="ce1">
            <text:p>301</text:p>
          </table:table-cell>
          <table:table-cell office:value-type="float" office:value="3716" table:style-name="ce1">
            <text:p>3716</text:p>
          </table:table-cell>
          <table:table-cell office:value-type="float" office:value="5575" table:style-name="ce1">
            <text:p>5575</text:p>
          </table:table-cell>
          <table:table-cell office:value-type="float" office:value="3" table:style-name="ce1">
            <text:p>3</text:p>
          </table:table-cell>
          <table:table-cell office:value-type="float" office:value="20.716699999999999" table:style-name="ce1">
            <text:p>20.7167</text:p>
          </table:table-cell>
          <table:table-cell office:value-type="float" office:value="14.5293410630071" table:style-name="ce1">
            <text:p>14.52934106</text:p>
          </table:table-cell>
          <table:table-cell office:value-type="float" office:value="2160" table:style-name="ce1">
            <text:p>2160</text:p>
          </table:table-cell>
          <table:table-cell office:value-type="float" office:value="3241" table:style-name="ce1">
            <text:p>3241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65" table:style-name="ce1">
            <text:p>1465</text:p>
          </table:table-cell>
          <table:table-cell office:value-type="string" table:style-name="ce1">
            <text:p>test_img_0140_4k.jpg</text:p>
          </table:table-cell>
          <table:table-cell office:value-type="float" office:value="398" table:style-name="ce1">
            <text:p>398</text:p>
          </table:table-cell>
          <table:table-cell office:value-type="float" office:value="3744" table:style-name="ce1">
            <text:p>3744</text:p>
          </table:table-cell>
          <table:table-cell office:value-type="float" office:value="5616" table:style-name="ce1">
            <text:p>5616</text:p>
          </table:table-cell>
          <table:table-cell office:value-type="float" office:value="3" table:style-name="ce1">
            <text:p>3</text:p>
          </table:table-cell>
          <table:table-cell office:value-type="float" office:value="21.026304" table:style-name="ce1">
            <text:p>21.026304</text:p>
          </table:table-cell>
          <table:table-cell office:value-type="float" office:value="18.928671439355199" table:style-name="ce1">
            <text:p>18.92867144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66" table:style-name="ce1">
            <text:p>1466</text:p>
          </table:table-cell>
          <table:table-cell office:value-type="string" table:style-name="ce1">
            <text:p>train_img_0208_4k.jpg</text:p>
          </table:table-cell>
          <table:table-cell office:value-type="float" office:value="376" table:style-name="ce1">
            <text:p>376</text:p>
          </table:table-cell>
          <table:table-cell office:value-type="float" office:value="3744" table:style-name="ce1">
            <text:p>3744</text:p>
          </table:table-cell>
          <table:table-cell office:value-type="float" office:value="5616" table:style-name="ce1">
            <text:p>5616</text:p>
          </table:table-cell>
          <table:table-cell office:value-type="float" office:value="3" table:style-name="ce1">
            <text:p>3</text:p>
          </table:table-cell>
          <table:table-cell office:value-type="float" office:value="21.026304" table:style-name="ce1">
            <text:p>21.026304</text:p>
          </table:table-cell>
          <table:table-cell office:value-type="float" office:value="17.882362967833" table:style-name="ce1">
            <text:p>17.88236297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67" table:style-name="ce1">
            <text:p>1467</text:p>
          </table:table-cell>
          <table:table-cell office:value-type="string" table:style-name="ce1">
            <text:p>train_img_0534_4k.jpg</text:p>
          </table:table-cell>
          <table:table-cell office:value-type="float" office:value="524" table:style-name="ce1">
            <text:p>524</text:p>
          </table:table-cell>
          <table:table-cell office:value-type="float" office:value="3744" table:style-name="ce1">
            <text:p>3744</text:p>
          </table:table-cell>
          <table:table-cell office:value-type="float" office:value="5616" table:style-name="ce1">
            <text:p>5616</text:p>
          </table:table-cell>
          <table:table-cell office:value-type="float" office:value="3" table:style-name="ce1">
            <text:p>3</text:p>
          </table:table-cell>
          <table:table-cell office:value-type="float" office:value="21.026304" table:style-name="ce1">
            <text:p>21.026304</text:p>
          </table:table-cell>
          <table:table-cell office:value-type="float" office:value="24.9211654126184" table:style-name="ce1">
            <text:p>24.92116541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70" table:style-name="ce1">
            <text:p>1470</text:p>
          </table:table-cell>
          <table:table-cell office:value-type="string" table:style-name="ce1">
            <text:p>train_img_0726_4k.jpg</text:p>
          </table:table-cell>
          <table:table-cell office:value-type="float" office:value="353" table:style-name="ce1">
            <text:p>353</text:p>
          </table:table-cell>
          <table:table-cell office:value-type="float" office:value="3744" table:style-name="ce1">
            <text:p>3744</text:p>
          </table:table-cell>
          <table:table-cell office:value-type="float" office:value="5616" table:style-name="ce1">
            <text:p>5616</text:p>
          </table:table-cell>
          <table:table-cell office:value-type="float" office:value="3" table:style-name="ce1">
            <text:p>3</text:p>
          </table:table-cell>
          <table:table-cell office:value-type="float" office:value="21.026304" table:style-name="ce1">
            <text:p>21.026304</text:p>
          </table:table-cell>
          <table:table-cell office:value-type="float" office:value="16.788495020332601" table:style-name="ce1">
            <text:p>16.78849502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71" table:style-name="ce1">
            <text:p>1471</text:p>
          </table:table-cell>
          <table:table-cell office:value-type="string" table:style-name="ce1">
            <text:p>train_img_0861_4k.jpg</text:p>
          </table:table-cell>
          <table:table-cell office:value-type="float" office:value="627" table:style-name="ce1">
            <text:p>627</text:p>
          </table:table-cell>
          <table:table-cell office:value-type="float" office:value="3744" table:style-name="ce1">
            <text:p>3744</text:p>
          </table:table-cell>
          <table:table-cell office:value-type="float" office:value="5616" table:style-name="ce1">
            <text:p>5616</text:p>
          </table:table-cell>
          <table:table-cell office:value-type="float" office:value="3" table:style-name="ce1">
            <text:p>3</text:p>
          </table:table-cell>
          <table:table-cell office:value-type="float" office:value="21.026304" table:style-name="ce1">
            <text:p>21.026304</text:p>
          </table:table-cell>
          <table:table-cell office:value-type="float" office:value="29.819791438381099" table:style-name="ce1">
            <text:p>29.81979144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73" table:style-name="ce1">
            <text:p>1473</text:p>
          </table:table-cell>
          <table:table-cell office:value-type="string" table:style-name="ce1">
            <text:p>train_img_0865_4k.jpg</text:p>
          </table:table-cell>
          <table:table-cell office:value-type="float" office:value="353" table:style-name="ce1">
            <text:p>353</text:p>
          </table:table-cell>
          <table:table-cell office:value-type="float" office:value="3744" table:style-name="ce1">
            <text:p>3744</text:p>
          </table:table-cell>
          <table:table-cell office:value-type="float" office:value="5616" table:style-name="ce1">
            <text:p>5616</text:p>
          </table:table-cell>
          <table:table-cell office:value-type="float" office:value="3" table:style-name="ce1">
            <text:p>3</text:p>
          </table:table-cell>
          <table:table-cell office:value-type="float" office:value="21.026304" table:style-name="ce1">
            <text:p>21.026304</text:p>
          </table:table-cell>
          <table:table-cell office:value-type="float" office:value="16.788495020332601" table:style-name="ce1">
            <text:p>16.78849502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74" table:style-name="ce1">
            <text:p>1474</text:p>
          </table:table-cell>
          <table:table-cell office:value-type="string" table:style-name="ce1">
            <text:p>train_img_0884_4k.jpg</text:p>
          </table:table-cell>
          <table:table-cell office:value-type="float" office:value="757" table:style-name="ce1">
            <text:p>757</text:p>
          </table:table-cell>
          <table:table-cell office:value-type="float" office:value="3744" table:style-name="ce1">
            <text:p>3744</text:p>
          </table:table-cell>
          <table:table-cell office:value-type="float" office:value="5616" table:style-name="ce1">
            <text:p>5616</text:p>
          </table:table-cell>
          <table:table-cell office:value-type="float" office:value="3" table:style-name="ce1">
            <text:p>3</text:p>
          </table:table-cell>
          <table:table-cell office:value-type="float" office:value="21.026304" table:style-name="ce1">
            <text:p>21.026304</text:p>
          </table:table-cell>
          <table:table-cell office:value-type="float" office:value="36.002523315557497" table:style-name="ce1">
            <text:p>36.00252332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76" table:style-name="ce1">
            <text:p>1476</text:p>
          </table:table-cell>
          <table:table-cell office:value-type="string" table:style-name="ce1">
            <text:p>train_img_0914_4k.jpg</text:p>
          </table:table-cell>
          <table:table-cell office:value-type="float" office:value="451" table:style-name="ce1">
            <text:p>451</text:p>
          </table:table-cell>
          <table:table-cell office:value-type="float" office:value="3744" table:style-name="ce1">
            <text:p>3744</text:p>
          </table:table-cell>
          <table:table-cell office:value-type="float" office:value="5616" table:style-name="ce1">
            <text:p>5616</text:p>
          </table:table-cell>
          <table:table-cell office:value-type="float" office:value="3" table:style-name="ce1">
            <text:p>3</text:p>
          </table:table-cell>
          <table:table-cell office:value-type="float" office:value="21.026304" table:style-name="ce1">
            <text:p>21.026304</text:p>
          </table:table-cell>
          <table:table-cell office:value-type="float" office:value="21.449323666203998" table:style-name="ce1">
            <text:p>21.44932367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77" table:style-name="ce1">
            <text:p>1477</text:p>
          </table:table-cell>
          <table:table-cell office:value-type="string" table:style-name="ce1">
            <text:p>train_img_0929_4k.jpg</text:p>
          </table:table-cell>
          <table:table-cell office:value-type="float" office:value="166" table:style-name="ce1">
            <text:p>166</text:p>
          </table:table-cell>
          <table:table-cell office:value-type="float" office:value="3744" table:style-name="ce1">
            <text:p>3744</text:p>
          </table:table-cell>
          <table:table-cell office:value-type="float" office:value="5616" table:style-name="ce1">
            <text:p>5616</text:p>
          </table:table-cell>
          <table:table-cell office:value-type="float" office:value="3" table:style-name="ce1">
            <text:p>3</text:p>
          </table:table-cell>
          <table:table-cell office:value-type="float" office:value="21.026304" table:style-name="ce1">
            <text:p>21.026304</text:p>
          </table:table-cell>
          <table:table-cell office:value-type="float" office:value="7.8948730123943802" table:style-name="ce1">
            <text:p>7.894873012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78" table:style-name="ce1">
            <text:p>1478</text:p>
          </table:table-cell>
          <table:table-cell office:value-type="string" table:style-name="ce1">
            <text:p>train_img_0935_4k.jpg</text:p>
          </table:table-cell>
          <table:table-cell office:value-type="float" office:value="241" table:style-name="ce1">
            <text:p>241</text:p>
          </table:table-cell>
          <table:table-cell office:value-type="float" office:value="3744" table:style-name="ce1">
            <text:p>3744</text:p>
          </table:table-cell>
          <table:table-cell office:value-type="float" office:value="5616" table:style-name="ce1">
            <text:p>5616</text:p>
          </table:table-cell>
          <table:table-cell office:value-type="float" office:value="3" table:style-name="ce1">
            <text:p>3</text:p>
          </table:table-cell>
          <table:table-cell office:value-type="float" office:value="21.026304" table:style-name="ce1">
            <text:p>21.026304</text:p>
          </table:table-cell>
          <table:table-cell office:value-type="float" office:value="11.461833710765299" table:style-name="ce1">
            <text:p>11.46183371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79" table:style-name="ce1">
            <text:p>1479</text:p>
          </table:table-cell>
          <table:table-cell office:value-type="string" table:style-name="ce1">
            <text:p>train_img_0975_4k.jpg</text:p>
          </table:table-cell>
          <table:table-cell office:value-type="float" office:value="425" table:style-name="ce1">
            <text:p>425</text:p>
          </table:table-cell>
          <table:table-cell office:value-type="float" office:value="3744" table:style-name="ce1">
            <text:p>3744</text:p>
          </table:table-cell>
          <table:table-cell office:value-type="float" office:value="5616" table:style-name="ce1">
            <text:p>5616</text:p>
          </table:table-cell>
          <table:table-cell office:value-type="float" office:value="3" table:style-name="ce1">
            <text:p>3</text:p>
          </table:table-cell>
          <table:table-cell office:value-type="float" office:value="21.026304" table:style-name="ce1">
            <text:p>21.026304</text:p>
          </table:table-cell>
          <table:table-cell office:value-type="float" office:value="20.212777290768699" table:style-name="ce1">
            <text:p>20.21277729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80" table:style-name="ce1">
            <text:p>1480</text:p>
          </table:table-cell>
          <table:table-cell office:value-type="string" table:style-name="ce1">
            <text:p>train_img_0997_4k.jpg</text:p>
          </table:table-cell>
          <table:table-cell office:value-type="float" office:value="471" table:style-name="ce1">
            <text:p>471</text:p>
          </table:table-cell>
          <table:table-cell office:value-type="float" office:value="3750" table:style-name="ce1">
            <text:p>3750</text:p>
          </table:table-cell>
          <table:table-cell office:value-type="float" office:value="3000" table:style-name="ce1">
            <text:p>3000</text:p>
          </table:table-cell>
          <table:table-cell office:value-type="float" office:value="3" table:style-name="ce1">
            <text:p>3</text:p>
          </table:table-cell>
          <table:table-cell office:value-type="float" office:value="11.25" table:style-name="ce1">
            <text:p>11.25</text:p>
          </table:table-cell>
          <table:table-cell office:value-type="float" office:value="41.866666666666603" table:style-name="ce1">
            <text:p>41.86666667</text:p>
          </table:table-cell>
          <table:table-cell office:value-type="float" office:value="2160" table:style-name="ce1">
            <text:p>2160</text:p>
          </table:table-cell>
          <table:table-cell office:value-type="float" office:value="1728" table:style-name="ce1">
            <text:p>1728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81" table:style-name="ce1">
            <text:p>1481</text:p>
          </table:table-cell>
          <table:table-cell office:value-type="string" table:style-name="ce1">
            <text:p>test_img_0024_4k.jpg</text:p>
          </table:table-cell>
          <table:table-cell office:value-type="float" office:value="385" table:style-name="ce1">
            <text:p>385</text:p>
          </table:table-cell>
          <table:table-cell office:value-type="float" office:value="3794" table:style-name="ce1">
            <text:p>3794</text:p>
          </table:table-cell>
          <table:table-cell office:value-type="float" office:value="2473" table:style-name="ce1">
            <text:p>2473</text:p>
          </table:table-cell>
          <table:table-cell office:value-type="float" office:value="3" table:style-name="ce1">
            <text:p>3</text:p>
          </table:table-cell>
          <table:table-cell office:value-type="float" office:value="9.3825620000000001" table:style-name="ce1">
            <text:p>9.382562</text:p>
          </table:table-cell>
          <table:table-cell office:value-type="float" office:value="41.033568443246097" table:style-name="ce1">
            <text:p>41.03356844</text:p>
          </table:table-cell>
          <table:table-cell office:value-type="float" office:value="2160" table:style-name="ce1">
            <text:p>2160</text:p>
          </table:table-cell>
          <table:table-cell office:value-type="float" office:value="1408" table:style-name="ce1">
            <text:p>1408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82" table:style-name="ce1">
            <text:p>1482</text:p>
          </table:table-cell>
          <table:table-cell office:value-type="string" table:style-name="ce1">
            <text:p>test_img_0052_4k.jpg</text:p>
          </table:table-cell>
          <table:table-cell office:value-type="float" office:value="139" table:style-name="ce1">
            <text:p>139</text:p>
          </table:table-cell>
          <table:table-cell office:value-type="float" office:value="3870" table:style-name="ce1">
            <text:p>3870</text:p>
          </table:table-cell>
          <table:table-cell office:value-type="float" office:value="5796" table:style-name="ce1">
            <text:p>5796</text:p>
          </table:table-cell>
          <table:table-cell office:value-type="float" office:value="3" table:style-name="ce1">
            <text:p>3</text:p>
          </table:table-cell>
          <table:table-cell office:value-type="float" office:value="22.430520000000001" table:style-name="ce1">
            <text:p>22.43052</text:p>
          </table:table-cell>
          <table:table-cell office:value-type="float" office:value="6.19691384773959" table:style-name="ce1">
            <text:p>6.196913848</text:p>
          </table:table-cell>
          <table:table-cell office:value-type="float" office:value="2160" table:style-name="ce1">
            <text:p>2160</text:p>
          </table:table-cell>
          <table:table-cell office:value-type="float" office:value="3235" table:style-name="ce1">
            <text:p>3235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84" table:style-name="ce1">
            <text:p>1484</text:p>
          </table:table-cell>
          <table:table-cell office:value-type="string" table:style-name="ce1">
            <text:p>test_img_0023_4k.jpg</text:p>
          </table:table-cell>
          <table:table-cell office:value-type="float" office:value="274" table:style-name="ce1">
            <text:p>274</text:p>
          </table:table-cell>
          <table:table-cell office:value-type="float" office:value="3979" table:style-name="ce1">
            <text:p>3979</text:p>
          </table:table-cell>
          <table:table-cell office:value-type="float" office:value="5969" table:style-name="ce1">
            <text:p>5969</text:p>
          </table:table-cell>
          <table:table-cell office:value-type="float" office:value="3" table:style-name="ce1">
            <text:p>3</text:p>
          </table:table-cell>
          <table:table-cell office:value-type="float" office:value="23.750651000000001" table:style-name="ce1">
            <text:p>23.750651</text:p>
          </table:table-cell>
          <table:table-cell office:value-type="float" office:value="11.5365258830168" table:style-name="ce1">
            <text:p>11.53652588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85" table:style-name="ce1">
            <text:p>1485</text:p>
          </table:table-cell>
          <table:table-cell office:value-type="string" table:style-name="ce1">
            <text:p>test_img_0020_4k.jpg</text:p>
          </table:table-cell>
          <table:table-cell office:value-type="float" office:value="133" table:style-name="ce1">
            <text:p>133</text:p>
          </table:table-cell>
          <table:table-cell office:value-type="float" office:value="4000" table:style-name="ce1">
            <text:p>4000</text:p>
          </table:table-cell>
          <table:table-cell office:value-type="float" office:value="6000" table:style-name="ce1">
            <text:p>6000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5.5416666666666599" table:style-name="ce1">
            <text:p>5.541666667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86" table:style-name="ce1">
            <text:p>1486</text:p>
          </table:table-cell>
          <table:table-cell office:value-type="string" table:style-name="ce1">
            <text:p>test_img_0021_4k.jpg</text:p>
          </table:table-cell>
          <table:table-cell office:value-type="float" office:value="127" table:style-name="ce1">
            <text:p>127</text:p>
          </table:table-cell>
          <table:table-cell office:value-type="float" office:value="4000" table:style-name="ce1">
            <text:p>4000</text:p>
          </table:table-cell>
          <table:table-cell office:value-type="float" office:value="6000" table:style-name="ce1">
            <text:p>6000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5.2916666666666599" table:style-name="ce1">
            <text:p>5.291666667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87" table:style-name="ce1">
            <text:p>1487</text:p>
          </table:table-cell>
          <table:table-cell office:value-type="string" table:style-name="ce1">
            <text:p>test_img_0027_4k.jpg</text:p>
          </table:table-cell>
          <table:table-cell office:value-type="float" office:value="181" table:style-name="ce1">
            <text:p>181</text:p>
          </table:table-cell>
          <table:table-cell office:value-type="float" office:value="4000" table:style-name="ce1">
            <text:p>4000</text:p>
          </table:table-cell>
          <table:table-cell office:value-type="float" office:value="6000" table:style-name="ce1">
            <text:p>6000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7.5416666666666599" table:style-name="ce1">
            <text:p>7.541666667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88" table:style-name="ce1">
            <text:p>1488</text:p>
          </table:table-cell>
          <table:table-cell office:value-type="string" table:style-name="ce1">
            <text:p>test_img_0043_4k.jpg</text:p>
          </table:table-cell>
          <table:table-cell office:value-type="float" office:value="155" table:style-name="ce1">
            <text:p>155</text:p>
          </table:table-cell>
          <table:table-cell office:value-type="float" office:value="4000" table:style-name="ce1">
            <text:p>4000</text:p>
          </table:table-cell>
          <table:table-cell office:value-type="float" office:value="6000" table:style-name="ce1">
            <text:p>6000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6.4583333333333304" table:style-name="ce1">
            <text:p>6.458333333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89" table:style-name="ce1">
            <text:p>1489</text:p>
          </table:table-cell>
          <table:table-cell office:value-type="string" table:style-name="ce1">
            <text:p>train_img_0080_4k.jpg</text:p>
          </table:table-cell>
          <table:table-cell office:value-type="float" office:value="129" table:style-name="ce1">
            <text:p>129</text:p>
          </table:table-cell>
          <table:table-cell office:value-type="float" office:value="4000" table:style-name="ce1">
            <text:p>4000</text:p>
          </table:table-cell>
          <table:table-cell office:value-type="float" office:value="6000" table:style-name="ce1">
            <text:p>6000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5.375" table:style-name="ce1">
            <text:p>5.375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90" table:style-name="ce1">
            <text:p>1490</text:p>
          </table:table-cell>
          <table:table-cell office:value-type="string" table:style-name="ce1">
            <text:p>train_img_0081_4k.jpg</text:p>
          </table:table-cell>
          <table:table-cell office:value-type="float" office:value="122" table:style-name="ce1">
            <text:p>122</text:p>
          </table:table-cell>
          <table:table-cell office:value-type="float" office:value="4000" table:style-name="ce1">
            <text:p>4000</text:p>
          </table:table-cell>
          <table:table-cell office:value-type="float" office:value="6000" table:style-name="ce1">
            <text:p>6000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5.0833333333333304" table:style-name="ce1">
            <text:p>5.083333333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91" table:style-name="ce1">
            <text:p>1491</text:p>
          </table:table-cell>
          <table:table-cell office:value-type="string" table:style-name="ce1">
            <text:p>train_img_0201_4k.jpg</text:p>
          </table:table-cell>
          <table:table-cell office:value-type="float" office:value="204" table:style-name="ce1">
            <text:p>204</text:p>
          </table:table-cell>
          <table:table-cell office:value-type="float" office:value="4000" table:style-name="ce1">
            <text:p>4000</text:p>
          </table:table-cell>
          <table:table-cell office:value-type="float" office:value="6000" table:style-name="ce1">
            <text:p>6000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8.5" table:style-name="ce1">
            <text:p>8.5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92" table:style-name="ce1">
            <text:p>1492</text:p>
          </table:table-cell>
          <table:table-cell office:value-type="string" table:style-name="ce1">
            <text:p>train_img_0235_4k.jpg</text:p>
          </table:table-cell>
          <table:table-cell office:value-type="float" office:value="131" table:style-name="ce1">
            <text:p>131</text:p>
          </table:table-cell>
          <table:table-cell office:value-type="float" office:value="4000" table:style-name="ce1">
            <text:p>4000</text:p>
          </table:table-cell>
          <table:table-cell office:value-type="float" office:value="6000" table:style-name="ce1">
            <text:p>6000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5.4583333333333304" table:style-name="ce1">
            <text:p>5.458333333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93" table:style-name="ce1">
            <text:p>1493</text:p>
          </table:table-cell>
          <table:table-cell office:value-type="string" table:style-name="ce1">
            <text:p>train_img_0296_4k.jpg</text:p>
          </table:table-cell>
          <table:table-cell office:value-type="float" office:value="166" table:style-name="ce1">
            <text:p>166</text:p>
          </table:table-cell>
          <table:table-cell office:value-type="float" office:value="4000" table:style-name="ce1">
            <text:p>4000</text:p>
          </table:table-cell>
          <table:table-cell office:value-type="float" office:value="6000" table:style-name="ce1">
            <text:p>6000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6.9166666666666599" table:style-name="ce1">
            <text:p>6.916666667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94" table:style-name="ce1">
            <text:p>1494</text:p>
          </table:table-cell>
          <table:table-cell office:value-type="string" table:style-name="ce1">
            <text:p>train_img_0368_4k.jpg</text:p>
          </table:table-cell>
          <table:table-cell office:value-type="float" office:value="947" table:style-name="ce1">
            <text:p>947</text:p>
          </table:table-cell>
          <table:table-cell office:value-type="float" office:value="4000" table:style-name="ce1">
            <text:p>4000</text:p>
          </table:table-cell>
          <table:table-cell office:value-type="float" office:value="6000" table:style-name="ce1">
            <text:p>6000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39.4583333333333" table:style-name="ce1">
            <text:p>39.45833333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95" table:style-name="ce1">
            <text:p>1495</text:p>
          </table:table-cell>
          <table:table-cell office:value-type="string" table:style-name="ce1">
            <text:p>train_img_0950_4k.jpg</text:p>
          </table:table-cell>
          <table:table-cell office:value-type="float" office:value="440" table:style-name="ce1">
            <text:p>440</text:p>
          </table:table-cell>
          <table:table-cell office:value-type="float" office:value="4000" table:style-name="ce1">
            <text:p>4000</text:p>
          </table:table-cell>
          <table:table-cell office:value-type="float" office:value="6000" table:style-name="ce1">
            <text:p>6000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18.3333333333333" table:style-name="ce1">
            <text:p>18.33333333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96" table:style-name="ce1">
            <text:p>1496</text:p>
          </table:table-cell>
          <table:table-cell office:value-type="string" table:style-name="ce1">
            <text:p>train_img_0951_4k.jpg</text:p>
          </table:table-cell>
          <table:table-cell office:value-type="float" office:value="594" table:style-name="ce1">
            <text:p>594</text:p>
          </table:table-cell>
          <table:table-cell office:value-type="float" office:value="4000" table:style-name="ce1">
            <text:p>4000</text:p>
          </table:table-cell>
          <table:table-cell office:value-type="float" office:value="6000" table:style-name="ce1">
            <text:p>6000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24.75" table:style-name="ce1">
            <text:p>24.75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97" table:style-name="ce1">
            <text:p>1497</text:p>
          </table:table-cell>
          <table:table-cell office:value-type="string" table:style-name="ce1">
            <text:p>train_img_0952_4k.jpg</text:p>
          </table:table-cell>
          <table:table-cell office:value-type="float" office:value="370" table:style-name="ce1">
            <text:p>370</text:p>
          </table:table-cell>
          <table:table-cell office:value-type="float" office:value="4000" table:style-name="ce1">
            <text:p>4000</text:p>
          </table:table-cell>
          <table:table-cell office:value-type="float" office:value="6000" table:style-name="ce1">
            <text:p>6000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15.4166666666666" table:style-name="ce1">
            <text:p>15.41666667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98" table:style-name="ce1">
            <text:p>1498</text:p>
          </table:table-cell>
          <table:table-cell office:value-type="string" table:style-name="ce1">
            <text:p>train_img_0953_4k.jpg</text:p>
          </table:table-cell>
          <table:table-cell office:value-type="float" office:value="549" table:style-name="ce1">
            <text:p>549</text:p>
          </table:table-cell>
          <table:table-cell office:value-type="float" office:value="4000" table:style-name="ce1">
            <text:p>4000</text:p>
          </table:table-cell>
          <table:table-cell office:value-type="float" office:value="6000" table:style-name="ce1">
            <text:p>6000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22.875" table:style-name="ce1">
            <text:p>22.875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499" table:style-name="ce1">
            <text:p>1499</text:p>
          </table:table-cell>
          <table:table-cell office:value-type="string" table:style-name="ce1">
            <text:p>train_img_0954_4k.jpg</text:p>
          </table:table-cell>
          <table:table-cell office:value-type="float" office:value="325" table:style-name="ce1">
            <text:p>325</text:p>
          </table:table-cell>
          <table:table-cell office:value-type="float" office:value="4000" table:style-name="ce1">
            <text:p>4000</text:p>
          </table:table-cell>
          <table:table-cell office:value-type="float" office:value="6000" table:style-name="ce1">
            <text:p>6000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13.5416666666666" table:style-name="ce1">
            <text:p>13.54166667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500" table:style-name="ce1">
            <text:p>1500</text:p>
          </table:table-cell>
          <table:table-cell office:value-type="string" table:style-name="ce1">
            <text:p>train_img_0984_4k.jpg</text:p>
          </table:table-cell>
          <table:table-cell office:value-type="float" office:value="221" table:style-name="ce1">
            <text:p>221</text:p>
          </table:table-cell>
          <table:table-cell office:value-type="float" office:value="4000" table:style-name="ce1">
            <text:p>4000</text:p>
          </table:table-cell>
          <table:table-cell office:value-type="float" office:value="6000" table:style-name="ce1">
            <text:p>6000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9.2083333333333304" table:style-name="ce1">
            <text:p>9.208333333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501" table:style-name="ce1">
            <text:p>1501</text:p>
          </table:table-cell>
          <table:table-cell office:value-type="string" table:style-name="ce1">
            <text:p>train_img_0991_4k.jpg</text:p>
          </table:table-cell>
          <table:table-cell office:value-type="float" office:value="758" table:style-name="ce1">
            <text:p>758</text:p>
          </table:table-cell>
          <table:table-cell office:value-type="float" office:value="4000" table:style-name="ce1">
            <text:p>4000</text:p>
          </table:table-cell>
          <table:table-cell office:value-type="float" office:value="6000" table:style-name="ce1">
            <text:p>6000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31.5833333333333" table:style-name="ce1">
            <text:p>31.58333333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502" table:style-name="ce1">
            <text:p>1502</text:p>
          </table:table-cell>
          <table:table-cell office:value-type="string" table:style-name="ce1">
            <text:p>train_img_1185_4k.jpg</text:p>
          </table:table-cell>
          <table:table-cell office:value-type="float" office:value="519" table:style-name="ce1">
            <text:p>519</text:p>
          </table:table-cell>
          <table:table-cell office:value-type="float" office:value="4000" table:style-name="ce1">
            <text:p>4000</text:p>
          </table:table-cell>
          <table:table-cell office:value-type="float" office:value="6000" table:style-name="ce1">
            <text:p>6000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21.625" table:style-name="ce1">
            <text:p>21.625</text:p>
          </table:table-cell>
          <table:table-cell office:value-type="float" office:value="2160" table:style-name="ce1">
            <text:p>2160</text:p>
          </table:table-cell>
          <table:table-cell office:value-type="float" office:value="3240" table:style-name="ce1">
            <text:p>32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503" table:style-name="ce1">
            <text:p>1503</text:p>
          </table:table-cell>
          <table:table-cell office:value-type="string" table:style-name="ce1">
            <text:p>test_img_0034_4k.jpg</text:p>
          </table:table-cell>
          <table:table-cell office:value-type="float" office:value="221" table:style-name="ce1">
            <text:p>221</text:p>
          </table:table-cell>
          <table:table-cell office:value-type="float" office:value="4000" table:style-name="ce1">
            <text:p>4000</text:p>
          </table:table-cell>
          <table:table-cell office:value-type="float" office:value="6016" table:style-name="ce1">
            <text:p>6016</text:p>
          </table:table-cell>
          <table:table-cell office:value-type="float" office:value="3" table:style-name="ce1">
            <text:p>3</text:p>
          </table:table-cell>
          <table:table-cell office:value-type="float" office:value="24.064" table:style-name="ce1">
            <text:p>24.064</text:p>
          </table:table-cell>
          <table:table-cell office:value-type="float" office:value="9.1838430851063801" table:style-name="ce1">
            <text:p>9.183843085</text:p>
          </table:table-cell>
          <table:table-cell office:value-type="float" office:value="2160" table:style-name="ce1">
            <text:p>2160</text:p>
          </table:table-cell>
          <table:table-cell office:value-type="float" office:value="3249" table:style-name="ce1">
            <text:p>3249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504" table:style-name="ce1">
            <text:p>1504</text:p>
          </table:table-cell>
          <table:table-cell office:value-type="string" table:style-name="ce1">
            <text:p>test_img_0249_4k.jpg</text:p>
          </table:table-cell>
          <table:table-cell office:value-type="float" office:value="83" table:style-name="ce1">
            <text:p>83</text:p>
          </table:table-cell>
          <table:table-cell office:value-type="float" office:value="4000" table:style-name="ce1">
            <text:p>4000</text:p>
          </table:table-cell>
          <table:table-cell office:value-type="float" office:value="6016" table:style-name="ce1">
            <text:p>6016</text:p>
          </table:table-cell>
          <table:table-cell office:value-type="float" office:value="3" table:style-name="ce1">
            <text:p>3</text:p>
          </table:table-cell>
          <table:table-cell office:value-type="float" office:value="24.064" table:style-name="ce1">
            <text:p>24.064</text:p>
          </table:table-cell>
          <table:table-cell office:value-type="float" office:value="3.4491356382978702" table:style-name="ce1">
            <text:p>3.449135638</text:p>
          </table:table-cell>
          <table:table-cell office:value-type="float" office:value="2160" table:style-name="ce1">
            <text:p>2160</text:p>
          </table:table-cell>
          <table:table-cell office:value-type="float" office:value="3249" table:style-name="ce1">
            <text:p>3249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505" table:style-name="ce1">
            <text:p>1505</text:p>
          </table:table-cell>
          <table:table-cell office:value-type="string" table:style-name="ce1">
            <text:p>train_img_0986_4k.jpg</text:p>
          </table:table-cell>
          <table:table-cell office:value-type="float" office:value="592" table:style-name="ce1">
            <text:p>592</text:p>
          </table:table-cell>
          <table:table-cell office:value-type="float" office:value="4000" table:style-name="ce1">
            <text:p>4000</text:p>
          </table:table-cell>
          <table:table-cell office:value-type="float" office:value="6016" table:style-name="ce1">
            <text:p>6016</text:p>
          </table:table-cell>
          <table:table-cell office:value-type="float" office:value="3" table:style-name="ce1">
            <text:p>3</text:p>
          </table:table-cell>
          <table:table-cell office:value-type="float" office:value="24.064" table:style-name="ce1">
            <text:p>24.064</text:p>
          </table:table-cell>
          <table:table-cell office:value-type="float" office:value="24.601063829787201" table:style-name="ce1">
            <text:p>24.60106383</text:p>
          </table:table-cell>
          <table:table-cell office:value-type="float" office:value="2160" table:style-name="ce1">
            <text:p>2160</text:p>
          </table:table-cell>
          <table:table-cell office:value-type="float" office:value="3249" table:style-name="ce1">
            <text:p>3249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506" table:style-name="ce1">
            <text:p>1506</text:p>
          </table:table-cell>
          <table:table-cell office:value-type="string" table:style-name="ce1">
            <text:p>train_img_1024_4k.jpg</text:p>
          </table:table-cell>
          <table:table-cell office:value-type="float" office:value="73" table:style-name="ce1">
            <text:p>73</text:p>
          </table:table-cell>
          <table:table-cell office:value-type="float" office:value="4000" table:style-name="ce1">
            <text:p>4000</text:p>
          </table:table-cell>
          <table:table-cell office:value-type="float" office:value="6016" table:style-name="ce1">
            <text:p>6016</text:p>
          </table:table-cell>
          <table:table-cell office:value-type="float" office:value="3" table:style-name="ce1">
            <text:p>3</text:p>
          </table:table-cell>
          <table:table-cell office:value-type="float" office:value="24.064" table:style-name="ce1">
            <text:p>24.064</text:p>
          </table:table-cell>
          <table:table-cell office:value-type="float" office:value="3.0335771276595702" table:style-name="ce1">
            <text:p>3.033577128</text:p>
          </table:table-cell>
          <table:table-cell office:value-type="float" office:value="2160" table:style-name="ce1">
            <text:p>2160</text:p>
          </table:table-cell>
          <table:table-cell office:value-type="float" office:value="3249" table:style-name="ce1">
            <text:p>3249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507" table:style-name="ce1">
            <text:p>1507</text:p>
          </table:table-cell>
          <table:table-cell office:value-type="string" table:style-name="ce1">
            <text:p>train_img_1025_4k.jpg</text:p>
          </table:table-cell>
          <table:table-cell office:value-type="float" office:value="246" table:style-name="ce1">
            <text:p>246</text:p>
          </table:table-cell>
          <table:table-cell office:value-type="float" office:value="4000" table:style-name="ce1">
            <text:p>4000</text:p>
          </table:table-cell>
          <table:table-cell office:value-type="float" office:value="6016" table:style-name="ce1">
            <text:p>6016</text:p>
          </table:table-cell>
          <table:table-cell office:value-type="float" office:value="3" table:style-name="ce1">
            <text:p>3</text:p>
          </table:table-cell>
          <table:table-cell office:value-type="float" office:value="24.064" table:style-name="ce1">
            <text:p>24.064</text:p>
          </table:table-cell>
          <table:table-cell office:value-type="float" office:value="10.2227393617021" table:style-name="ce1">
            <text:p>10.22273936</text:p>
          </table:table-cell>
          <table:table-cell office:value-type="float" office:value="2160" table:style-name="ce1">
            <text:p>2160</text:p>
          </table:table-cell>
          <table:table-cell office:value-type="float" office:value="3249" table:style-name="ce1">
            <text:p>3249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509" table:style-name="ce1">
            <text:p>1509</text:p>
          </table:table-cell>
          <table:table-cell office:value-type="string" table:style-name="ce1">
            <text:p>test_img_0315_4k.jpg</text:p>
          </table:table-cell>
          <table:table-cell office:value-type="float" office:value="383" table:style-name="ce1">
            <text:p>383</text:p>
          </table:table-cell>
          <table:table-cell office:value-type="float" office:value="4066" table:style-name="ce1">
            <text:p>4066</text:p>
          </table:table-cell>
          <table:table-cell office:value-type="float" office:value="2701" table:style-name="ce1">
            <text:p>2701</text:p>
          </table:table-cell>
          <table:table-cell office:value-type="float" office:value="3" table:style-name="ce1">
            <text:p>3</text:p>
          </table:table-cell>
          <table:table-cell office:value-type="float" office:value="10.982265999999999" table:style-name="ce1">
            <text:p>10.982266</text:p>
          </table:table-cell>
          <table:table-cell office:value-type="float" office:value="34.874405700972801" table:style-name="ce1">
            <text:p>34.8744057</text:p>
          </table:table-cell>
          <table:table-cell office:value-type="float" office:value="2160" table:style-name="ce1">
            <text:p>2160</text:p>
          </table:table-cell>
          <table:table-cell office:value-type="float" office:value="1435" table:style-name="ce1">
            <text:p>1435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510" table:style-name="ce1">
            <text:p>1510</text:p>
          </table:table-cell>
          <table:table-cell office:value-type="string" table:style-name="ce1">
            <text:p>test_img_0130_4k.jpg</text:p>
          </table:table-cell>
          <table:table-cell office:value-type="float" office:value="456" table:style-name="ce1">
            <text:p>456</text:p>
          </table:table-cell>
          <table:table-cell office:value-type="float" office:value="4096" table:style-name="ce1">
            <text:p>4096</text:p>
          </table:table-cell>
          <table:table-cell office:value-type="float" office:value="2684" table:style-name="ce1">
            <text:p>2684</text:p>
          </table:table-cell>
          <table:table-cell office:value-type="float" office:value="3" table:style-name="ce1">
            <text:p>3</text:p>
          </table:table-cell>
          <table:table-cell office:value-type="float" office:value="10.993664000000001" table:style-name="ce1">
            <text:p>10.993664</text:p>
          </table:table-cell>
          <table:table-cell office:value-type="float" office:value="41.4784370342771" table:style-name="ce1">
            <text:p>41.47843703</text:p>
          </table:table-cell>
          <table:table-cell office:value-type="float" office:value="2160" table:style-name="ce1">
            <text:p>2160</text:p>
          </table:table-cell>
          <table:table-cell office:value-type="float" office:value="1415" table:style-name="ce1">
            <text:p>1415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512" table:style-name="ce1">
            <text:p>1512</text:p>
          </table:table-cell>
          <table:table-cell office:value-type="string" table:style-name="ce1">
            <text:p>train_img_0372_4k.jpg</text:p>
          </table:table-cell>
          <table:table-cell office:value-type="float" office:value="478" table:style-name="ce1">
            <text:p>478</text:p>
          </table:table-cell>
          <table:table-cell office:value-type="float" office:value="4096" table:style-name="ce1">
            <text:p>4096</text:p>
          </table:table-cell>
          <table:table-cell office:value-type="float" office:value="2740" table:style-name="ce1">
            <text:p>2740</text:p>
          </table:table-cell>
          <table:table-cell office:value-type="float" office:value="3" table:style-name="ce1">
            <text:p>3</text:p>
          </table:table-cell>
          <table:table-cell office:value-type="float" office:value="11.223039999999999" table:style-name="ce1">
            <text:p>11.22304</text:p>
          </table:table-cell>
          <table:table-cell office:value-type="float" office:value="42.590955748175098" table:style-name="ce1">
            <text:p>42.59095575</text:p>
          </table:table-cell>
          <table:table-cell office:value-type="float" office:value="2160" table:style-name="ce1">
            <text:p>2160</text:p>
          </table:table-cell>
          <table:table-cell office:value-type="float" office:value="1445" table:style-name="ce1">
            <text:p>1445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513" table:style-name="ce1">
            <text:p>1513</text:p>
          </table:table-cell>
          <table:table-cell office:value-type="string" table:style-name="ce1">
            <text:p>test_img_0009_4k.jpg</text:p>
          </table:table-cell>
          <table:table-cell office:value-type="float" office:value="237" table:style-name="ce1">
            <text:p>237</text:p>
          </table:table-cell>
          <table:table-cell office:value-type="float" office:value="4288" table:style-name="ce1">
            <text:p>4288</text:p>
          </table:table-cell>
          <table:table-cell office:value-type="float" office:value="2848" table:style-name="ce1">
            <text:p>2848</text:p>
          </table:table-cell>
          <table:table-cell office:value-type="float" office:value="3" table:style-name="ce1">
            <text:p>3</text:p>
          </table:table-cell>
          <table:table-cell office:value-type="float" office:value="12.212224000000001" table:style-name="ce1">
            <text:p>12.212224</text:p>
          </table:table-cell>
          <table:table-cell office:value-type="float" office:value="19.406784546369199" table:style-name="ce1">
            <text:p>19.40678455</text:p>
          </table:table-cell>
          <table:table-cell office:value-type="float" office:value="2160" table:style-name="ce1">
            <text:p>2160</text:p>
          </table:table-cell>
          <table:table-cell office:value-type="float" office:value="1435" table:style-name="ce1">
            <text:p>1435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514" table:style-name="ce1">
            <text:p>1514</text:p>
          </table:table-cell>
          <table:table-cell office:value-type="string" table:style-name="ce1">
            <text:p>train_img_0750_4k.jpg</text:p>
          </table:table-cell>
          <table:table-cell office:value-type="float" office:value="456" table:style-name="ce1">
            <text:p>456</text:p>
          </table:table-cell>
          <table:table-cell office:value-type="float" office:value="4288" table:style-name="ce1">
            <text:p>4288</text:p>
          </table:table-cell>
          <table:table-cell office:value-type="float" office:value="2848" table:style-name="ce1">
            <text:p>2848</text:p>
          </table:table-cell>
          <table:table-cell office:value-type="float" office:value="3" table:style-name="ce1">
            <text:p>3</text:p>
          </table:table-cell>
          <table:table-cell office:value-type="float" office:value="12.212224000000001" table:style-name="ce1">
            <text:p>12.212224</text:p>
          </table:table-cell>
          <table:table-cell office:value-type="float" office:value="37.339636089216803" table:style-name="ce1">
            <text:p>37.33963609</text:p>
          </table:table-cell>
          <table:table-cell office:value-type="float" office:value="2160" table:style-name="ce1">
            <text:p>2160</text:p>
          </table:table-cell>
          <table:table-cell office:value-type="float" office:value="1435" table:style-name="ce1">
            <text:p>1435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515" table:style-name="ce1">
            <text:p>1515</text:p>
          </table:table-cell>
          <table:table-cell office:value-type="string" table:style-name="ce1">
            <text:p>train_img_0753_4k.jpg</text:p>
          </table:table-cell>
          <table:table-cell office:value-type="float" office:value="198" table:style-name="ce1">
            <text:p>198</text:p>
          </table:table-cell>
          <table:table-cell office:value-type="float" office:value="4318" table:style-name="ce1">
            <text:p>4318</text:p>
          </table:table-cell>
          <table:table-cell office:value-type="float" office:value="3072" table:style-name="ce1">
            <text:p>3072</text:p>
          </table:table-cell>
          <table:table-cell office:value-type="float" office:value="3" table:style-name="ce1">
            <text:p>3</text:p>
          </table:table-cell>
          <table:table-cell office:value-type="float" office:value="13.264896" table:style-name="ce1">
            <text:p>13.264896</text:p>
          </table:table-cell>
          <table:table-cell office:value-type="float" office:value="14.926615331171799" table:style-name="ce1">
            <text:p>14.92661533</text:p>
          </table:table-cell>
          <table:table-cell office:value-type="float" office:value="2160" table:style-name="ce1">
            <text:p>2160</text:p>
          </table:table-cell>
          <table:table-cell office:value-type="float" office:value="1537" table:style-name="ce1">
            <text:p>1537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516" table:style-name="ce1">
            <text:p>1516</text:p>
          </table:table-cell>
          <table:table-cell office:value-type="string" table:style-name="ce1">
            <text:p>train_img_0649_4k.jpg</text:p>
          </table:table-cell>
          <table:table-cell office:value-type="float" office:value="385" table:style-name="ce1">
            <text:p>385</text:p>
          </table:table-cell>
          <table:table-cell office:value-type="float" office:value="4321" table:style-name="ce1">
            <text:p>4321</text:p>
          </table:table-cell>
          <table:table-cell office:value-type="float" office:value="3072" table:style-name="ce1">
            <text:p>3072</text:p>
          </table:table-cell>
          <table:table-cell office:value-type="float" office:value="3" table:style-name="ce1">
            <text:p>3</text:p>
          </table:table-cell>
          <table:table-cell office:value-type="float" office:value="13.274112000000001" table:style-name="ce1">
            <text:p>13.274112</text:p>
          </table:table-cell>
          <table:table-cell office:value-type="float" office:value="29.003823381933099" table:style-name="ce1">
            <text:p>29.00382338</text:p>
          </table:table-cell>
          <table:table-cell office:value-type="float" office:value="2160" table:style-name="ce1">
            <text:p>2160</text:p>
          </table:table-cell>
          <table:table-cell office:value-type="float" office:value="1536" table:style-name="ce1">
            <text:p>1536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517" table:style-name="ce1">
            <text:p>1517</text:p>
          </table:table-cell>
          <table:table-cell office:value-type="string" table:style-name="ce1">
            <text:p>train_img_0743_4k.jpg</text:p>
          </table:table-cell>
          <table:table-cell office:value-type="float" office:value="178" table:style-name="ce1">
            <text:p>178</text:p>
          </table:table-cell>
          <table:table-cell office:value-type="float" office:value="4590" table:style-name="ce1">
            <text:p>4590</text:p>
          </table:table-cell>
          <table:table-cell office:value-type="float" office:value="3072" table:style-name="ce1">
            <text:p>3072</text:p>
          </table:table-cell>
          <table:table-cell office:value-type="float" office:value="3" table:style-name="ce1">
            <text:p>3</text:p>
          </table:table-cell>
          <table:table-cell office:value-type="float" office:value="14.100479999999999" table:style-name="ce1">
            <text:p>14.10048</text:p>
          </table:table-cell>
          <table:table-cell office:value-type="float" office:value="12.623683732752299" table:style-name="ce1">
            <text:p>12.62368373</text:p>
          </table:table-cell>
          <table:table-cell office:value-type="float" office:value="2160" table:style-name="ce1">
            <text:p>2160</text:p>
          </table:table-cell>
          <table:table-cell office:value-type="float" office:value="1446" table:style-name="ce1">
            <text:p>1446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518" table:style-name="ce1">
            <text:p>1518</text:p>
          </table:table-cell>
          <table:table-cell office:value-type="string" table:style-name="ce1">
            <text:p>train_img_0745_4k.jpg</text:p>
          </table:table-cell>
          <table:table-cell office:value-type="float" office:value="153" table:style-name="ce1">
            <text:p>153</text:p>
          </table:table-cell>
          <table:table-cell office:value-type="float" office:value="4590" table:style-name="ce1">
            <text:p>4590</text:p>
          </table:table-cell>
          <table:table-cell office:value-type="float" office:value="3072" table:style-name="ce1">
            <text:p>3072</text:p>
          </table:table-cell>
          <table:table-cell office:value-type="float" office:value="3" table:style-name="ce1">
            <text:p>3</text:p>
          </table:table-cell>
          <table:table-cell office:value-type="float" office:value="14.100479999999999" table:style-name="ce1">
            <text:p>14.10048</text:p>
          </table:table-cell>
          <table:table-cell office:value-type="float" office:value="10.8506944444444" table:style-name="ce1">
            <text:p>10.85069444</text:p>
          </table:table-cell>
          <table:table-cell office:value-type="float" office:value="2160" table:style-name="ce1">
            <text:p>2160</text:p>
          </table:table-cell>
          <table:table-cell office:value-type="float" office:value="1446" table:style-name="ce1">
            <text:p>1446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519" table:style-name="ce1">
            <text:p>1519</text:p>
          </table:table-cell>
          <table:table-cell office:value-type="string" table:style-name="ce1">
            <text:p>test_img_0228_4k.jpg</text:p>
          </table:table-cell>
          <table:table-cell office:value-type="float" office:value="172" table:style-name="ce1">
            <text:p>172</text:p>
          </table:table-cell>
          <table:table-cell office:value-type="float" office:value="4603" table:style-name="ce1">
            <text:p>4603</text:p>
          </table:table-cell>
          <table:table-cell office:value-type="float" office:value="3072" table:style-name="ce1">
            <text:p>3072</text:p>
          </table:table-cell>
          <table:table-cell office:value-type="float" office:value="3" table:style-name="ce1">
            <text:p>3</text:p>
          </table:table-cell>
          <table:table-cell office:value-type="float" office:value="14.140416" table:style-name="ce1">
            <text:p>14.140416</text:p>
          </table:table-cell>
          <table:table-cell office:value-type="float" office:value="12.1637156926642" table:style-name="ce1">
            <text:p>12.16371569</text:p>
          </table:table-cell>
          <table:table-cell office:value-type="float" office:value="2160" table:style-name="ce1">
            <text:p>2160</text:p>
          </table:table-cell>
          <table:table-cell office:value-type="float" office:value="1442" table:style-name="ce1">
            <text:p>1442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520" table:style-name="ce1">
            <text:p>1520</text:p>
          </table:table-cell>
          <table:table-cell office:value-type="string" table:style-name="ce1">
            <text:p>train_img_0377_4k.jpg</text:p>
          </table:table-cell>
          <table:table-cell office:value-type="float" office:value="407" table:style-name="ce1">
            <text:p>407</text:p>
          </table:table-cell>
          <table:table-cell office:value-type="float" office:value="4608" table:style-name="ce1">
            <text:p>4608</text:p>
          </table:table-cell>
          <table:table-cell office:value-type="float" office:value="3072" table:style-name="ce1">
            <text:p>3072</text:p>
          </table:table-cell>
          <table:table-cell office:value-type="float" office:value="3" table:style-name="ce1">
            <text:p>3</text:p>
          </table:table-cell>
          <table:table-cell office:value-type="float" office:value="14.155775999999999" table:style-name="ce1">
            <text:p>14.155776</text:p>
          </table:table-cell>
          <table:table-cell office:value-type="float" office:value="28.751514576099499" table:style-name="ce1">
            <text:p>28.75151458</text:p>
          </table:table-cell>
          <table:table-cell office:value-type="float" office:value="2160" table:style-name="ce1">
            <text:p>2160</text:p>
          </table:table-cell>
          <table:table-cell office:value-type="float" office:value="1440" table:style-name="ce1">
            <text:p>14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521" table:style-name="ce1">
            <text:p>1521</text:p>
          </table:table-cell>
          <table:table-cell office:value-type="string" table:style-name="ce1">
            <text:p>train_img_0378_4k.jpg</text:p>
          </table:table-cell>
          <table:table-cell office:value-type="float" office:value="451" table:style-name="ce1">
            <text:p>451</text:p>
          </table:table-cell>
          <table:table-cell office:value-type="float" office:value="4608" table:style-name="ce1">
            <text:p>4608</text:p>
          </table:table-cell>
          <table:table-cell office:value-type="float" office:value="3072" table:style-name="ce1">
            <text:p>3072</text:p>
          </table:table-cell>
          <table:table-cell office:value-type="float" office:value="3" table:style-name="ce1">
            <text:p>3</text:p>
          </table:table-cell>
          <table:table-cell office:value-type="float" office:value="14.155775999999999" table:style-name="ce1">
            <text:p>14.155776</text:p>
          </table:table-cell>
          <table:table-cell office:value-type="float" office:value="31.859786422164301" table:style-name="ce1">
            <text:p>31.85978642</text:p>
          </table:table-cell>
          <table:table-cell office:value-type="float" office:value="2160" table:style-name="ce1">
            <text:p>2160</text:p>
          </table:table-cell>
          <table:table-cell office:value-type="float" office:value="1440" table:style-name="ce1">
            <text:p>14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523" table:style-name="ce1">
            <text:p>1523</text:p>
          </table:table-cell>
          <table:table-cell office:value-type="string" table:style-name="ce1">
            <text:p>train_img_1015_4k.jpg</text:p>
          </table:table-cell>
          <table:table-cell office:value-type="float" office:value="396" table:style-name="ce1">
            <text:p>396</text:p>
          </table:table-cell>
          <table:table-cell office:value-type="float" office:value="4735" table:style-name="ce1">
            <text:p>4735</text:p>
          </table:table-cell>
          <table:table-cell office:value-type="float" office:value="3337" table:style-name="ce1">
            <text:p>3337</text:p>
          </table:table-cell>
          <table:table-cell office:value-type="float" office:value="3" table:style-name="ce1">
            <text:p>3</text:p>
          </table:table-cell>
          <table:table-cell office:value-type="float" office:value="15.800694999999999" table:style-name="ce1">
            <text:p>15.800695</text:p>
          </table:table-cell>
          <table:table-cell office:value-type="float" office:value="25.062188720179702" table:style-name="ce1">
            <text:p>25.06218872</text:p>
          </table:table-cell>
          <table:table-cell office:value-type="float" office:value="2160" table:style-name="ce1">
            <text:p>2160</text:p>
          </table:table-cell>
          <table:table-cell office:value-type="float" office:value="1522" table:style-name="ce1">
            <text:p>1522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524" table:style-name="ce1">
            <text:p>1524</text:p>
          </table:table-cell>
          <table:table-cell office:value-type="string" table:style-name="ce1">
            <text:p>test_img_0042_4k.jpg</text:p>
          </table:table-cell>
          <table:table-cell office:value-type="float" office:value="130" table:style-name="ce1">
            <text:p>130</text:p>
          </table:table-cell>
          <table:table-cell office:value-type="float" office:value="4912" table:style-name="ce1">
            <text:p>4912</text:p>
          </table:table-cell>
          <table:table-cell office:value-type="float" office:value="7360" table:style-name="ce1">
            <text:p>7360</text:p>
          </table:table-cell>
          <table:table-cell office:value-type="float" office:value="3" table:style-name="ce1">
            <text:p>3</text:p>
          </table:table-cell>
          <table:table-cell office:value-type="float" office:value="36.152320000000003" table:style-name="ce1">
            <text:p>36.15232</text:p>
          </table:table-cell>
          <table:table-cell office:value-type="float" office:value="3.59589647358731" table:style-name="ce1">
            <text:p>3.595896474</text:p>
          </table:table-cell>
          <table:table-cell office:value-type="float" office:value="2160" table:style-name="ce1">
            <text:p>2160</text:p>
          </table:table-cell>
          <table:table-cell office:value-type="float" office:value="3236" table:style-name="ce1">
            <text:p>3236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529" table:style-name="ce1">
            <text:p>1529</text:p>
          </table:table-cell>
          <table:table-cell office:value-type="string" table:style-name="ce1">
            <text:p>train_img_0886_4k.jpg</text:p>
          </table:table-cell>
          <table:table-cell office:value-type="float" office:value="181" table:style-name="ce1">
            <text:p>181</text:p>
          </table:table-cell>
          <table:table-cell office:value-type="float" office:value="5000" table:style-name="ce1">
            <text:p>5000</text:p>
          </table:table-cell>
          <table:table-cell office:value-type="float" office:value="3333" table:style-name="ce1">
            <text:p>3333</text:p>
          </table:table-cell>
          <table:table-cell office:value-type="float" office:value="3" table:style-name="ce1">
            <text:p>3</text:p>
          </table:table-cell>
          <table:table-cell office:value-type="float" office:value="16.664999999999999" table:style-name="ce1">
            <text:p>16.665</text:p>
          </table:table-cell>
          <table:table-cell office:value-type="float" office:value="10.861086108610801" table:style-name="ce1">
            <text:p>10.86108611</text:p>
          </table:table-cell>
          <table:table-cell office:value-type="float" office:value="2160" table:style-name="ce1">
            <text:p>2160</text:p>
          </table:table-cell>
          <table:table-cell office:value-type="float" office:value="1440" table:style-name="ce1">
            <text:p>14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530" table:style-name="ce1">
            <text:p>1530</text:p>
          </table:table-cell>
          <table:table-cell office:value-type="string" table:style-name="ce1">
            <text:p>test_img_0090_4k.jpg</text:p>
          </table:table-cell>
          <table:table-cell office:value-type="float" office:value="792" table:style-name="ce1">
            <text:p>792</text:p>
          </table:table-cell>
          <table:table-cell office:value-type="float" office:value="5184" table:style-name="ce1">
            <text:p>5184</text:p>
          </table:table-cell>
          <table:table-cell office:value-type="float" office:value="3456" table:style-name="ce1">
            <text:p>3456</text:p>
          </table:table-cell>
          <table:table-cell office:value-type="float" office:value="3" table:style-name="ce1">
            <text:p>3</text:p>
          </table:table-cell>
          <table:table-cell office:value-type="float" office:value="17.915904000000001" table:style-name="ce1">
            <text:p>17.915904</text:p>
          </table:table-cell>
          <table:table-cell office:value-type="float" office:value="44.206532921810698" table:style-name="ce1">
            <text:p>44.20653292</text:p>
          </table:table-cell>
          <table:table-cell office:value-type="float" office:value="2160" table:style-name="ce1">
            <text:p>2160</text:p>
          </table:table-cell>
          <table:table-cell office:value-type="float" office:value="1440" table:style-name="ce1">
            <text:p>14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531" table:style-name="ce1">
            <text:p>1531</text:p>
          </table:table-cell>
          <table:table-cell office:value-type="string" table:style-name="ce1">
            <text:p>train_img_0261_4k.jpg</text:p>
          </table:table-cell>
          <table:table-cell office:value-type="float" office:value="282" table:style-name="ce1">
            <text:p>282</text:p>
          </table:table-cell>
          <table:table-cell office:value-type="float" office:value="5472" table:style-name="ce1">
            <text:p>5472</text:p>
          </table:table-cell>
          <table:table-cell office:value-type="float" office:value="3648" table:style-name="ce1">
            <text:p>3648</text:p>
          </table:table-cell>
          <table:table-cell office:value-type="float" office:value="3" table:style-name="ce1">
            <text:p>3</text:p>
          </table:table-cell>
          <table:table-cell office:value-type="float" office:value="19.961856000000001" table:style-name="ce1">
            <text:p>19.961856</text:p>
          </table:table-cell>
          <table:table-cell office:value-type="float" office:value="14.126942905509299" table:style-name="ce1">
            <text:p>14.12694291</text:p>
          </table:table-cell>
          <table:table-cell office:value-type="float" office:value="2160" table:style-name="ce1">
            <text:p>2160</text:p>
          </table:table-cell>
          <table:table-cell office:value-type="float" office:value="1440" table:style-name="ce1">
            <text:p>14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533" table:style-name="ce1">
            <text:p>1533</text:p>
          </table:table-cell>
          <table:table-cell office:value-type="string" table:style-name="ce1">
            <text:p>train_img_0297_4k.jpg</text:p>
          </table:table-cell>
          <table:table-cell office:value-type="float" office:value="273" table:style-name="ce1">
            <text:p>273</text:p>
          </table:table-cell>
          <table:table-cell office:value-type="float" office:value="6000" table:style-name="ce1">
            <text:p>6000</text:p>
          </table:table-cell>
          <table:table-cell office:value-type="float" office:value="4000" table:style-name="ce1">
            <text:p>4000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11.375" table:style-name="ce1">
            <text:p>11.375</text:p>
          </table:table-cell>
          <table:table-cell office:value-type="float" office:value="2160" table:style-name="ce1">
            <text:p>2160</text:p>
          </table:table-cell>
          <table:table-cell office:value-type="float" office:value="1440" table:style-name="ce1">
            <text:p>14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float" office:value="1534" table:style-name="ce1">
            <text:p>1534</text:p>
          </table:table-cell>
          <table:table-cell office:value-type="string" table:style-name="ce1">
            <text:p>train_img_0137_4k.jpg</text:p>
          </table:table-cell>
          <table:table-cell office:value-type="float" office:value="1695" table:style-name="ce1">
            <text:p>1695</text:p>
          </table:table-cell>
          <table:table-cell office:value-type="float" office:value="9999" table:style-name="ce1">
            <text:p>9999</text:p>
          </table:table-cell>
          <table:table-cell office:value-type="float" office:value="6666" table:style-name="ce1">
            <text:p>6666</text:p>
          </table:table-cell>
          <table:table-cell office:value-type="float" office:value="3" table:style-name="ce1">
            <text:p>3</text:p>
          </table:table-cell>
          <table:table-cell office:value-type="float" office:value="66.653334000000001" table:style-name="ce1">
            <text:p>66.653334</text:p>
          </table:table-cell>
          <table:table-cell office:value-type="float" office:value="25.4300857628517" table:style-name="ce1">
            <text:p>25.43008576</text:p>
          </table:table-cell>
          <table:table-cell office:value-type="float" office:value="2160" table:style-name="ce1">
            <text:p>2160</text:p>
          </table:table-cell>
          <table:table-cell office:value-type="float" office:value="1440" table:style-name="ce1">
            <text:p>1440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number-rows-repeated="1048047" table:style-name="ro2">
          <table:table-cell table:number-columns-repeated="16384"/>
        </table:table-row>
      </table:table>
      <table:table table:name="Sheet1" table:style-name="ta3">
        <table:table-column table:style-name="co19" table:default-cell-style-name="ce8"/>
        <table:table-column table:style-name="co18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18" table:default-cell-style-name="ce4"/>
        <table:table-column table:style-name="co15" table:default-cell-style-name="ce4"/>
        <table:table-column table:style-name="co22" table:default-cell-style-name="ce4"/>
        <table:table-column table:style-name="co18" table:default-cell-style-name="ce4"/>
        <table:table-column table:style-name="co24" table:default-cell-style-name="ce4"/>
        <table:table-column table:style-name="co18" table:number-columns-repeated="2" table:default-cell-style-name="ce4"/>
        <table:table-column table:style-name="co25" table:default-cell-style-name="ce4"/>
        <table:table-column table:style-name="co18" table:number-columns-repeated="2" table:default-cell-style-name="ce4"/>
        <table:table-column table:style-name="co12" table:number-columns-repeated="1007" table:default-cell-style-name="ce4"/>
        <table:table-column table:style-name="co13" table:number-columns-repeated="15361" table:default-cell-style-name="ce1"/>
        <table:table-row table:style-name="ro1">
          <table:table-cell office:value-type="string" table:style-name="ce7">
            <text:p>f1</text:p>
          </table:table-cell>
          <table:table-cell office:value-type="string" table:style-name="ce13">
            <text:p>density</text:p>
          </table:table-cell>
          <table:table-cell office:value-type="string" table:style-name="ce17">
            <text:p>height</text:p>
          </table:table-cell>
          <table:table-cell office:value-type="string" table:style-name="ce19">
            <text:p>width</text:p>
          </table:table-cell>
          <table:table-cell office:value-type="string" table:style-name="ce15">
            <text:p>megapixels</text:p>
          </table:table-cell>
          <table:table-cell office:value-type="string" table:style-name="ce3">
            <text:p>file_name</text:p>
          </table:table-cell>
          <table:table-cell office:value-type="string" table:style-name="ce3">
            <text:p>count</text:p>
          </table:table-cell>
          <table:table-cell office:value-type="string" table:style-name="ce3">
            <text:p>multi_msep_bcep_a32</text:p>
          </table:table-cell>
          <table:table-cell office:value-type="string" table:style-name="ce3">
            <text:p>abs_err</text:p>
          </table:table-cell>
          <table:table-cell office:value-type="string" table:style-name="ce3">
            <text:p>sqr_error</text:p>
          </table:table-cell>
          <table:table-cell office:value-type="string" table:style-name="ce3">
            <text:p>percent_err</text:p>
          </table:table-cell>
          <table:table-cell office:value-type="string" table:style-name="ce3">
            <text:p>psnr_msep</text:p>
          </table:table-cell>
          <table:table-cell office:value-type="string" table:style-name="ce3">
            <text:p>ssim_msep</text:p>
          </table:table-cell>
          <table:table-cell office:value-type="string" table:style-name="ce3">
            <text:p>precision_msep</text:p>
          </table:table-cell>
          <table:table-cell office:value-type="string" table:style-name="ce3">
            <text:p>recall_msep</text:p>
          </table:table-cell>
          <table:table-cell office:value-type="string" table:style-name="ce3">
            <text:p>time_msep</text:p>
          </table:table-cell>
          <table:table-cell table:number-columns-repeated="16368" table:style-name="ce3"/>
        </table:table-row>
        <table:table-row table:style-name="ro2">
          <table:table-cell office:value-type="percentage" office:value="3.236246703029922E-3" table:formula="of:=2/(1/[.N2]+1/[.O2])" table:style-name="ce8">
            <text:p>0.32%</text:p>
          </table:table-cell>
          <table:table-cell office:value-type="float" office:value="34.941022233653406" table:formula="of:=[.G2]/[.E2]" table:style-name="ce14">
            <text:p>34.94102223</text:p>
          </table:table-cell>
          <table:table-cell office:value-type="float" office:value="3456" table:style-name="ce18">
            <text:p>3456</text:p>
          </table:table-cell>
          <table:table-cell office:value-type="float" office:value="5184" table:style-name="ce20">
            <text:p>5184</text:p>
          </table:table-cell>
          <table:table-cell office:value-type="float" office:value="17.915904000000001" table:formula="of:=[Sheet1.$C2]*[Sheet1.$D2]/1000000" table:style-name="ce16">
            <text:p>17.915904</text:p>
          </table:table-cell>
          <table:table-cell office:value-type="string" table:style-name="ce4">
            <text:p>test_img_0087.jpg</text:p>
          </table:table-cell>
          <table:table-cell office:value-type="float" office:value="626" table:style-name="ce4">
            <text:p>626</text:p>
          </table:table-cell>
          <table:table-cell office:value-type="float" office:value="2" table:style-name="ce4">
            <text:p>2</text:p>
          </table:table-cell>
          <table:table-cell office:value-type="float" office:value="624" table:style-name="ce4">
            <text:p>624</text:p>
          </table:table-cell>
          <table:table-cell office:value-type="float" office:value="389376" table:style-name="ce4">
            <text:p>389376</text:p>
          </table:table-cell>
          <table:table-cell office:value-type="string" table:style-name="ce9">
            <text:p>99.68%</text:p>
          </table:table-cell>
          <table:table-cell office:value-type="float" office:value="89.979344019999999" table:style-name="ce4">
            <text:p>89.97934402</text:p>
          </table:table-cell>
          <table:table-cell office:value-type="float" office:value="0.97114131100000001" table:style-name="ce4">
            <text:p>0.971141311</text:p>
          </table:table-cell>
          <table:table-cell office:value-type="float" office:value="0.499999998" table:style-name="ce4">
            <text:p>0.499999998</text:p>
          </table:table-cell>
          <table:table-cell office:value-type="float" office:value="1.6233770000000001E-3" table:style-name="ce4">
            <text:p>0.001623377</text:p>
          </table:table-cell>
          <table:table-cell office:value-type="float" office:value="5.5939552780000001" table:style-name="ce4">
            <text:p>5.593955278</text:p>
          </table:table-cell>
          <table:table-cell table:number-columns-repeated="16368"/>
        </table:table-row>
        <table:table-row table:style-name="ro2">
          <table:table-cell office:value-type="percentage" office:value="4.17536522797582E-3" table:formula="of:=2/(1/[.N3]+1/[.O3])" table:style-name="ce8">
            <text:p>0.42%</text:p>
          </table:table-cell>
          <table:table-cell office:value-type="float" office:value="39.714305928224043" table:formula="of:=[.G3]/[.E3]" table:style-name="ce14">
            <text:p>39.71430593</text:p>
          </table:table-cell>
          <table:table-cell office:value-type="float" office:value="2848" table:style-name="ce18">
            <text:p>2848</text:p>
          </table:table-cell>
          <table:table-cell office:value-type="float" office:value="4288" table:style-name="ce20">
            <text:p>4288</text:p>
          </table:table-cell>
          <table:table-cell office:value-type="float" office:value="12.212224000000001" table:formula="of:=[Sheet1.$C3]*[Sheet1.$D3]/1000000" table:style-name="ce16">
            <text:p>12.212224</text:p>
          </table:table-cell>
          <table:table-cell office:value-type="string" table:style-name="ce4">
            <text:p>test_img_0123.jpg</text:p>
          </table:table-cell>
          <table:table-cell office:value-type="float" office:value="485" table:style-name="ce4">
            <text:p>485</text:p>
          </table:table-cell>
          <table:table-cell office:value-type="float" office:value="2" table:style-name="ce4">
            <text:p>2</text:p>
          </table:table-cell>
          <table:table-cell office:value-type="float" office:value="483" table:style-name="ce4">
            <text:p>483</text:p>
          </table:table-cell>
          <table:table-cell office:value-type="float" office:value="233289" table:style-name="ce4">
            <text:p>233289</text:p>
          </table:table-cell>
          <table:table-cell office:value-type="string" table:style-name="ce9">
            <text:p>99.59%</text:p>
          </table:table-cell>
          <table:table-cell office:value-type="float" office:value="65.253455349999996" table:style-name="ce4">
            <text:p>65.25345535</text:p>
          </table:table-cell>
          <table:table-cell office:value-type="float" office:value="0.96347237900000005" table:style-name="ce4">
            <text:p>0.963472379</text:p>
          </table:table-cell>
          <table:table-cell office:value-type="float" office:value="0.499999998" table:style-name="ce4">
            <text:p>0.499999998</text:p>
          </table:table-cell>
          <table:table-cell office:value-type="float" office:value="2.0964360000000001E-3" table:style-name="ce4">
            <text:p>0.002096436</text:p>
          </table:table-cell>
          <table:table-cell office:value-type="float" office:value="3.8493988510000001" table:style-name="ce4">
            <text:p>3.849398851</text:p>
          </table:table-cell>
          <table:table-cell table:number-columns-repeated="16368"/>
        </table:table-row>
        <table:table-row table:style-name="ro2">
          <table:table-cell office:value-type="percentage" office:value="5.6179784196124152E-3" table:formula="of:=2/(1/[.N4]+1/[.O4])" table:style-name="ce8">
            <text:p>0.56%</text:p>
          </table:table-cell>
          <table:table-cell office:value-type="float" office:value="48.830349414605251" table:formula="of:=[.G4]/[.E4]" table:style-name="ce14">
            <text:p>48.83034941</text:p>
          </table:table-cell>
          <table:table-cell office:value-type="float" office:value="2160" table:style-name="ce18">
            <text:p>2160</text:p>
          </table:table-cell>
          <table:table-cell office:value-type="float" office:value="3252" table:style-name="ce20">
            <text:p>3252</text:p>
          </table:table-cell>
          <table:table-cell office:value-type="float" office:value="7.0243200000000003" table:formula="of:=[Sheet1.$C4]*[Sheet1.$D4]/1000000" table:style-name="ce16">
            <text:p>7.02432</text:p>
          </table:table-cell>
          <table:table-cell office:value-type="string" table:style-name="ce4">
            <text:p>test_img_0261_4k.jpg</text:p>
          </table:table-cell>
          <table:table-cell office:value-type="float" office:value="343" table:style-name="ce4">
            <text:p>343</text:p>
          </table:table-cell>
          <table:table-cell office:value-type="float" office:value="17" table:style-name="ce4">
            <text:p>17</text:p>
          </table:table-cell>
          <table:table-cell office:value-type="float" office:value="326" table:style-name="ce4">
            <text:p>326</text:p>
          </table:table-cell>
          <table:table-cell office:value-type="float" office:value="106276" table:style-name="ce4">
            <text:p>106276</text:p>
          </table:table-cell>
          <table:table-cell office:value-type="string" table:style-name="ce9">
            <text:p>95.04%</text:p>
          </table:table-cell>
          <table:table-cell office:value-type="float" office:value="49.992716430000002" table:style-name="ce4">
            <text:p>49.99271643</text:p>
          </table:table-cell>
          <table:table-cell office:value-type="float" office:value="0.96082234600000005" table:style-name="ce4">
            <text:p>0.960822346</text:p>
          </table:table-cell>
          <table:table-cell office:value-type="float" office:value="5.8823528999999999E-2" table:style-name="ce4">
            <text:p>0.058823529</text:p>
          </table:table-cell>
          <table:table-cell office:value-type="float" office:value="2.9498530000000001E-3" table:style-name="ce4">
            <text:p>0.002949853</text:p>
          </table:table-cell>
          <table:table-cell office:value-type="float" office:value="2.1411266329999998" table:style-name="ce4">
            <text:p>2.141126633</text:p>
          </table:table-cell>
          <table:table-cell table:number-columns-repeated="16368"/>
        </table:table-row>
        <table:table-row table:style-name="ro2">
          <table:table-cell office:value-type="percentage" office:value="7.6335872882990442E-3" table:formula="of:=2/(1/[.N5]+1/[.O5])" table:style-name="ce8">
            <text:p>0.76%</text:p>
          </table:table-cell>
          <table:table-cell office:value-type="float" office:value="28.832019766059922" table:formula="of:=[.G5]/[.E5]" table:style-name="ce14">
            <text:p>28.83201977</text:p>
          </table:table-cell>
          <table:table-cell office:value-type="float" office:value="2336" table:style-name="ce18">
            <text:p>2336</text:p>
          </table:table-cell>
          <table:table-cell office:value-type="float" office:value="3504" table:style-name="ce20">
            <text:p>3504</text:p>
          </table:table-cell>
          <table:table-cell office:value-type="float" office:value="8.1853440000000006" table:formula="of:=[Sheet1.$C5]*[Sheet1.$D5]/1000000" table:style-name="ce16">
            <text:p>8.185344</text:p>
          </table:table-cell>
          <table:table-cell office:value-type="string" table:style-name="ce4">
            <text:p>test_img_0061.jpg</text:p>
          </table:table-cell>
          <table:table-cell office:value-type="float" office:value="236" table:style-name="ce4">
            <text:p>236</text:p>
          </table:table-cell>
          <table:table-cell office:value-type="float" office:value="31" table:style-name="ce4">
            <text:p>31</text:p>
          </table:table-cell>
          <table:table-cell office:value-type="float" office:value="205" table:style-name="ce4">
            <text:p>205</text:p>
          </table:table-cell>
          <table:table-cell office:value-type="float" office:value="42025" table:style-name="ce4">
            <text:p>42025</text:p>
          </table:table-cell>
          <table:table-cell office:value-type="string" table:style-name="ce9">
            <text:p>86.86%</text:p>
          </table:table-cell>
          <table:table-cell office:value-type="float" office:value="57.517519790000001" table:style-name="ce4">
            <text:p>57.51751979</text:p>
          </table:table-cell>
          <table:table-cell office:value-type="float" office:value="0.97035949399999999" table:style-name="ce4">
            <text:p>0.970359494</text:p>
          </table:table-cell>
          <table:table-cell office:value-type="float" office:value="3.2258065000000002E-2" table:style-name="ce4">
            <text:p>0.032258065</text:p>
          </table:table-cell>
          <table:table-cell office:value-type="float" office:value="4.329004E-3" table:style-name="ce4">
            <text:p>0.004329004</text:p>
          </table:table-cell>
          <table:table-cell office:value-type="float" office:value="1.9300990099999999" table:style-name="ce4">
            <text:p>1.93009901</text:p>
          </table:table-cell>
          <table:table-cell table:number-columns-repeated="16368"/>
        </table:table-row>
        <table:table-row table:style-name="ro2">
          <table:table-cell office:value-type="percentage" office:value="7.9051384350638191E-3" table:formula="of:=2/(1/[.N6]+1/[.O6])" table:style-name="ce8">
            <text:p>0.79%</text:p>
          </table:table-cell>
          <table:table-cell office:value-type="float" office:value="30.262937388995446" table:formula="of:=[.G6]/[.E6]" table:style-name="ce14">
            <text:p>30.26293739</text:p>
          </table:table-cell>
          <table:table-cell office:value-type="float" office:value="3153" table:style-name="ce18">
            <text:p>3153</text:p>
          </table:table-cell>
          <table:table-cell office:value-type="float" office:value="4737" table:style-name="ce20">
            <text:p>4737</text:p>
          </table:table-cell>
          <table:table-cell office:value-type="float" office:value="14.935760999999999" table:formula="of:=[Sheet1.$C6]*[Sheet1.$D6]/1000000" table:style-name="ce16">
            <text:p>14.935761</text:p>
          </table:table-cell>
          <table:table-cell office:value-type="string" table:style-name="ce4">
            <text:p>test_img_0059.jpg</text:p>
          </table:table-cell>
          <table:table-cell office:value-type="float" office:value="452" table:style-name="ce4">
            <text:p>452</text:p>
          </table:table-cell>
          <table:table-cell office:value-type="float" office:value="60" table:style-name="ce4">
            <text:p>60</text:p>
          </table:table-cell>
          <table:table-cell office:value-type="float" office:value="392" table:style-name="ce4">
            <text:p>392</text:p>
          </table:table-cell>
          <table:table-cell office:value-type="float" office:value="153664" table:style-name="ce4">
            <text:p>153664</text:p>
          </table:table-cell>
          <table:table-cell office:value-type="string" table:style-name="ce9">
            <text:p>86.73%</text:p>
          </table:table-cell>
          <table:table-cell office:value-type="float" office:value="57.103205930000001" table:style-name="ce4">
            <text:p>57.10320593</text:p>
          </table:table-cell>
          <table:table-cell office:value-type="float" office:value="0.96722640500000001" table:style-name="ce4">
            <text:p>0.967226405</text:p>
          </table:table-cell>
          <table:table-cell office:value-type="float" office:value="3.3333333E-2" table:style-name="ce4">
            <text:p>0.033333333</text:p>
          </table:table-cell>
          <table:table-cell office:value-type="float" office:value="4.4843050000000001E-3" table:style-name="ce4">
            <text:p>0.004484305</text:p>
          </table:table-cell>
          <table:table-cell office:value-type="float" office:value="4.6879312989999997" table:style-name="ce4">
            <text:p>4.687931299</text:p>
          </table:table-cell>
          <table:table-cell table:number-columns-repeated="16368"/>
        </table:table-row>
        <table:table-row table:style-name="ro2">
          <table:table-cell office:value-type="percentage" office:value="1.2195122695289263E-2" table:formula="of:=2/(1/[.N7]+1/[.O7])" table:style-name="ce8">
            <text:p>1.22%</text:p>
          </table:table-cell>
          <table:table-cell office:value-type="float" office:value="40.799612328591564" table:formula="of:=[.G7]/[.E7]" table:style-name="ce14">
            <text:p>40.79961233</text:p>
          </table:table-cell>
          <table:table-cell office:value-type="float" office:value="3264" table:style-name="ce18">
            <text:p>3264</text:p>
          </table:table-cell>
          <table:table-cell office:value-type="float" office:value="4896" table:style-name="ce20">
            <text:p>4896</text:p>
          </table:table-cell>
          <table:table-cell office:value-type="float" office:value="15.980544" table:formula="of:=[Sheet1.$C7]*[Sheet1.$D7]/1000000" table:style-name="ce16">
            <text:p>15.980544</text:p>
          </table:table-cell>
          <table:table-cell office:value-type="string" table:style-name="ce4">
            <text:p>test_img_0136.jpg</text:p>
          </table:table-cell>
          <table:table-cell office:value-type="float" office:value="652" table:style-name="ce4">
            <text:p>652</text:p>
          </table:table-cell>
          <table:table-cell office:value-type="float" office:value="15" table:style-name="ce4">
            <text:p>15</text:p>
          </table:table-cell>
          <table:table-cell office:value-type="float" office:value="637" table:style-name="ce4">
            <text:p>637</text:p>
          </table:table-cell>
          <table:table-cell office:value-type="float" office:value="405769" table:style-name="ce4">
            <text:p>405769</text:p>
          </table:table-cell>
          <table:table-cell office:value-type="string" table:style-name="ce9">
            <text:p>97.70%</text:p>
          </table:table-cell>
          <table:table-cell office:value-type="float" office:value="48.832469949999997" table:style-name="ce4">
            <text:p>48.83246995</text:p>
          </table:table-cell>
          <table:table-cell office:value-type="float" office:value="0.95689241300000005" table:style-name="ce4">
            <text:p>0.956892413</text:p>
          </table:table-cell>
          <table:table-cell office:value-type="float" office:value="0.266666666" table:style-name="ce4">
            <text:p>0.266666666</text:p>
          </table:table-cell>
          <table:table-cell office:value-type="float" office:value="6.2402500000000001E-3" table:style-name="ce4">
            <text:p>0.00624025</text:p>
          </table:table-cell>
          <table:table-cell office:value-type="float" office:value="4.78061676" table:style-name="ce4">
            <text:p>4.78061676</text:p>
          </table:table-cell>
          <table:table-cell table:number-columns-repeated="16368"/>
        </table:table-row>
        <table:table-row table:style-name="ro2">
          <table:table-cell office:value-type="percentage" office:value="1.2285011529764741E-2" table:formula="of:=2/(1/[.N8]+1/[.O8])" table:style-name="ce8">
            <text:p>1.23%</text:p>
          </table:table-cell>
          <table:table-cell office:value-type="float" office:value="44.100139988674457" table:formula="of:=[.G8]/[.E8]" table:style-name="ce14">
            <text:p>44.10013999</text:p>
          </table:table-cell>
          <table:table-cell office:value-type="float" office:value="3699" table:style-name="ce18">
            <text:p>3699</text:p>
          </table:table-cell>
          <table:table-cell office:value-type="float" office:value="4849" table:style-name="ce20">
            <text:p>4849</text:p>
          </table:table-cell>
          <table:table-cell office:value-type="float" office:value="17.936451000000002" table:formula="of:=[Sheet1.$C8]*[Sheet1.$D8]/1000000" table:style-name="ce16">
            <text:p>17.936451</text:p>
          </table:table-cell>
          <table:table-cell office:value-type="string" table:style-name="ce4">
            <text:p>test_img_0294.jpg</text:p>
          </table:table-cell>
          <table:table-cell office:value-type="float" office:value="791" table:style-name="ce4">
            <text:p>791</text:p>
          </table:table-cell>
          <table:table-cell office:value-type="float" office:value="34" table:style-name="ce4">
            <text:p>34</text:p>
          </table:table-cell>
          <table:table-cell office:value-type="float" office:value="757" table:style-name="ce4">
            <text:p>757</text:p>
          </table:table-cell>
          <table:table-cell office:value-type="float" office:value="573049" table:style-name="ce4">
            <text:p>573049</text:p>
          </table:table-cell>
          <table:table-cell office:value-type="string" table:style-name="ce9">
            <text:p>95.70%</text:p>
          </table:table-cell>
          <table:table-cell office:value-type="float" office:value="68.168384369999998" table:style-name="ce4">
            <text:p>68.16838437</text:p>
          </table:table-cell>
          <table:table-cell office:value-type="float" office:value="0.95939297599999995" table:style-name="ce4">
            <text:p>0.959392976</text:p>
          </table:table-cell>
          <table:table-cell office:value-type="float" office:value="0.14705882300000001" table:style-name="ce4">
            <text:p>0.147058823</text:p>
          </table:table-cell>
          <table:table-cell office:value-type="float" office:value="6.4102559999999996E-3" table:style-name="ce4">
            <text:p>0.006410256</text:p>
          </table:table-cell>
          <table:table-cell office:value-type="float" office:value="5.3503284449999997" table:style-name="ce4">
            <text:p>5.350328445</text:p>
          </table:table-cell>
          <table:table-cell table:number-columns-repeated="16368"/>
        </table:table-row>
        <table:table-row table:style-name="ro2">
          <table:table-cell office:value-type="percentage" office:value="1.3029315631009347E-2" table:formula="of:=2/(1/[.N9]+1/[.O9])" table:style-name="ce8">
            <text:p>1.30%</text:p>
          </table:table-cell>
          <table:table-cell office:value-type="float" office:value="50.113722119738384" table:formula="of:=[.G9]/[.E9]" table:style-name="ce14">
            <text:p>50.11372212</text:p>
          </table:table-cell>
          <table:table-cell office:value-type="float" office:value="2848" table:style-name="ce18">
            <text:p>2848</text:p>
          </table:table-cell>
          <table:table-cell office:value-type="float" office:value="4288" table:style-name="ce20">
            <text:p>4288</text:p>
          </table:table-cell>
          <table:table-cell office:value-type="float" office:value="12.212224000000001" table:formula="of:=[Sheet1.$C9]*[Sheet1.$D9]/1000000" table:style-name="ce16">
            <text:p>12.212224</text:p>
          </table:table-cell>
          <table:table-cell office:value-type="string" table:style-name="ce4">
            <text:p>test_img_0227.jpg</text:p>
          </table:table-cell>
          <table:table-cell office:value-type="float" office:value="612" table:style-name="ce4">
            <text:p>612</text:p>
          </table:table-cell>
          <table:table-cell office:value-type="float" office:value="11" table:style-name="ce4">
            <text:p>11</text:p>
          </table:table-cell>
          <table:table-cell office:value-type="float" office:value="601" table:style-name="ce4">
            <text:p>601</text:p>
          </table:table-cell>
          <table:table-cell office:value-type="float" office:value="361201" table:style-name="ce4">
            <text:p>361201</text:p>
          </table:table-cell>
          <table:table-cell office:value-type="string" table:style-name="ce9">
            <text:p>98.20%</text:p>
          </table:table-cell>
          <table:table-cell office:value-type="float" office:value="77.748365770000007" table:style-name="ce4">
            <text:p>77.74836577</text:p>
          </table:table-cell>
          <table:table-cell office:value-type="float" office:value="0.94242347699999995" table:style-name="ce4">
            <text:p>0.942423477</text:p>
          </table:table-cell>
          <table:table-cell office:value-type="float" office:value="0.36363636300000002" table:style-name="ce4">
            <text:p>0.363636363</text:p>
          </table:table-cell>
          <table:table-cell office:value-type="float" office:value="6.6334990000000002E-3" table:style-name="ce4">
            <text:p>0.006633499</text:p>
          </table:table-cell>
          <table:table-cell office:value-type="float" office:value="3.684867144" table:style-name="ce4">
            <text:p>3.684867144</text:p>
          </table:table-cell>
          <table:table-cell table:number-columns-repeated="16368"/>
        </table:table-row>
        <table:table-row table:style-name="ro2">
          <table:table-cell office:value-type="percentage" office:value="1.4218009857372078E-2" table:formula="of:=2/(1/[.N10]+1/[.O10])" table:style-name="ce8">
            <text:p>1.42%</text:p>
          </table:table-cell>
          <table:table-cell office:value-type="float" office:value="53.940591759579647" table:formula="of:=[.G10]/[.E10]" table:style-name="ce14">
            <text:p>53.94059176</text:p>
          </table:table-cell>
          <table:table-cell office:value-type="float" office:value="3264" table:style-name="ce18">
            <text:p>3264</text:p>
          </table:table-cell>
          <table:table-cell office:value-type="float" office:value="2448" table:style-name="ce20">
            <text:p>2448</text:p>
          </table:table-cell>
          <table:table-cell office:value-type="float" office:value="7.990272" table:formula="of:=[Sheet1.$C10]*[Sheet1.$D10]/1000000" table:style-name="ce16">
            <text:p>7.990272</text:p>
          </table:table-cell>
          <table:table-cell office:value-type="string" table:style-name="ce4">
            <text:p>test_img_0097.jpg</text:p>
          </table:table-cell>
          <table:table-cell office:value-type="float" office:value="431" table:style-name="ce4">
            <text:p>431</text:p>
          </table:table-cell>
          <table:table-cell office:value-type="float" office:value="1263" table:style-name="ce4">
            <text:p>1263</text:p>
          </table:table-cell>
          <table:table-cell office:value-type="float" office:value="832" table:style-name="ce4">
            <text:p>832</text:p>
          </table:table-cell>
          <table:table-cell office:value-type="float" office:value="692224" table:style-name="ce4">
            <text:p>692224</text:p>
          </table:table-cell>
          <table:table-cell office:value-type="string" table:style-name="ce9">
            <text:p>193.04%</text:p>
          </table:table-cell>
          <table:table-cell office:value-type="float" office:value="91.671219469999997" table:style-name="ce4">
            <text:p>91.67121947</text:p>
          </table:table-cell>
          <table:table-cell office:value-type="float" office:value="0.88036065500000005" table:style-name="ce4">
            <text:p>0.880360655</text:p>
          </table:table-cell>
          <table:table-cell office:value-type="float" office:value="9.5011880000000007E-3" table:style-name="ce4">
            <text:p>0.009501188</text:p>
          </table:table-cell>
          <table:table-cell office:value-type="float" office:value="2.8235294000000001E-2" table:style-name="ce4">
            <text:p>0.028235294</text:p>
          </table:table-cell>
          <table:table-cell office:value-type="float" office:value="1.850701809" table:style-name="ce4">
            <text:p>1.850701809</text:p>
          </table:table-cell>
          <table:table-cell table:number-columns-repeated="16368"/>
        </table:table-row>
        <table:table-row table:style-name="ro2">
          <table:table-cell office:value-type="percentage" office:value="1.4814814828532235E-2" table:formula="of:=2/(1/[.N11]+1/[.O11])" table:style-name="ce8">
            <text:p>1.48%</text:p>
          </table:table-cell>
          <table:table-cell office:value-type="float" office:value="16.408506169598322" table:formula="of:=[.G11]/[.E11]" table:style-name="ce14">
            <text:p>16.40850617</text:p>
          </table:table-cell>
          <table:table-cell office:value-type="float" office:value="2160" table:style-name="ce18">
            <text:p>2160</text:p>
          </table:table-cell>
          <table:table-cell office:value-type="float" office:value="3809" table:style-name="ce20">
            <text:p>3809</text:p>
          </table:table-cell>
          <table:table-cell office:value-type="float" office:value="8.2274399999999996" table:formula="of:=[Sheet1.$C11]*[Sheet1.$D11]/1000000" table:style-name="ce16">
            <text:p>8.22744</text:p>
          </table:table-cell>
          <table:table-cell office:value-type="string" table:style-name="ce4">
            <text:p>test_img_0147.jpg</text:p>
          </table:table-cell>
          <table:table-cell office:value-type="float" office:value="135" table:style-name="ce4">
            <text:p>135</text:p>
          </table:table-cell>
          <table:table-cell office:value-type="float" office:value="2" table:style-name="ce4">
            <text:p>2</text:p>
          </table:table-cell>
          <table:table-cell office:value-type="float" office:value="133" table:style-name="ce4">
            <text:p>133</text:p>
          </table:table-cell>
          <table:table-cell office:value-type="float" office:value="17689" table:style-name="ce4">
            <text:p>17689</text:p>
          </table:table-cell>
          <table:table-cell office:value-type="string" table:style-name="ce9">
            <text:p>98.52%</text:p>
          </table:table-cell>
          <table:table-cell office:value-type="float" office:value="101.03959260000001" table:style-name="ce4">
            <text:p>101.0395926</text:p>
          </table:table-cell>
          <table:table-cell office:value-type="float" office:value="0.98376250700000001" table:style-name="ce4">
            <text:p>0.983762507</text:p>
          </table:table-cell>
          <table:table-cell office:value-type="float" office:value="0.499999998" table:style-name="ce4">
            <text:p>0.499999998</text:p>
          </table:table-cell>
          <table:table-cell office:value-type="float" office:value="7.5187969999999998E-3" table:style-name="ce4">
            <text:p>0.007518797</text:p>
          </table:table-cell>
          <table:table-cell office:value-type="float" office:value="1.824336052" table:style-name="ce4">
            <text:p>1.824336052</text:p>
          </table:table-cell>
          <table:table-cell table:number-columns-repeated="16368"/>
        </table:table-row>
        <table:table-row table:style-name="ro2">
          <table:table-cell office:value-type="percentage" office:value="1.6597509447495738E-2" table:formula="of:=2/(1/[.N12]+1/[.O12])" table:style-name="ce8">
            <text:p>1.66%</text:p>
          </table:table-cell>
          <table:table-cell office:value-type="float" office:value="38.567913592151598" table:formula="of:=[.G12]/[.E12]" table:style-name="ce14">
            <text:p>38.56791359</text:p>
          </table:table-cell>
          <table:table-cell office:value-type="float" office:value="2848" table:style-name="ce18">
            <text:p>2848</text:p>
          </table:table-cell>
          <table:table-cell office:value-type="float" office:value="4288" table:style-name="ce20">
            <text:p>4288</text:p>
          </table:table-cell>
          <table:table-cell office:value-type="float" office:value="12.212224000000001" table:formula="of:=[Sheet1.$C12]*[Sheet1.$D12]/1000000" table:style-name="ce16">
            <text:p>12.212224</text:p>
          </table:table-cell>
          <table:table-cell office:value-type="string" table:style-name="ce4">
            <text:p>test_img_0157.jpg</text:p>
          </table:table-cell>
          <table:table-cell office:value-type="float" office:value="471" table:style-name="ce4">
            <text:p>471</text:p>
          </table:table-cell>
          <table:table-cell office:value-type="float" office:value="15" table:style-name="ce4">
            <text:p>15</text:p>
          </table:table-cell>
          <table:table-cell office:value-type="float" office:value="456" table:style-name="ce4">
            <text:p>456</text:p>
          </table:table-cell>
          <table:table-cell office:value-type="float" office:value="207936" table:style-name="ce4">
            <text:p>207936</text:p>
          </table:table-cell>
          <table:table-cell office:value-type="string" table:style-name="ce9">
            <text:p>96.82%</text:p>
          </table:table-cell>
          <table:table-cell office:value-type="float" office:value="59.844905060000002" table:style-name="ce4">
            <text:p>59.84490506</text:p>
          </table:table-cell>
          <table:table-cell office:value-type="float" office:value="0.96782613699999998" table:style-name="ce4">
            <text:p>0.967826137</text:p>
          </table:table-cell>
          <table:table-cell office:value-type="float" office:value="0.266666666" table:style-name="ce4">
            <text:p>0.266666666</text:p>
          </table:table-cell>
          <table:table-cell office:value-type="float" office:value="8.5653099999999996E-3" table:style-name="ce4">
            <text:p>0.00856531</text:p>
          </table:table-cell>
          <table:table-cell office:value-type="float" office:value="3.7486960890000001" table:style-name="ce4">
            <text:p>3.748696089</text:p>
          </table:table-cell>
          <table:table-cell table:number-columns-repeated="16368"/>
        </table:table-row>
        <table:table-row table:style-name="ro2">
          <table:table-cell office:value-type="percentage" office:value="1.6759777187977904E-2" table:formula="of:=2/(1/[.N13]+1/[.O13])" table:style-name="ce8">
            <text:p>1.68%</text:p>
          </table:table-cell>
          <table:table-cell office:value-type="float" office:value="37.349927170294713" table:formula="of:=[.G13]/[.E13]" table:style-name="ce14">
            <text:p>37.34992717</text:p>
          </table:table-cell>
          <table:table-cell office:value-type="float" office:value="3545" table:style-name="ce18">
            <text:p>3545</text:p>
          </table:table-cell>
          <table:table-cell office:value-type="float" office:value="5317" table:style-name="ce20">
            <text:p>5317</text:p>
          </table:table-cell>
          <table:table-cell office:value-type="float" office:value="18.848765" table:formula="of:=[Sheet1.$C13]*[Sheet1.$D13]/1000000" table:style-name="ce16">
            <text:p>18.848765</text:p>
          </table:table-cell>
          <table:table-cell office:value-type="string" table:style-name="ce4">
            <text:p>test_img_0074.jpg</text:p>
          </table:table-cell>
          <table:table-cell office:value-type="float" office:value="704" table:style-name="ce4">
            <text:p>704</text:p>
          </table:table-cell>
          <table:table-cell office:value-type="float" office:value="20" table:style-name="ce4">
            <text:p>20</text:p>
          </table:table-cell>
          <table:table-cell office:value-type="float" office:value="684" table:style-name="ce4">
            <text:p>684</text:p>
          </table:table-cell>
          <table:table-cell office:value-type="float" office:value="467856" table:style-name="ce4">
            <text:p>467856</text:p>
          </table:table-cell>
          <table:table-cell office:value-type="string" table:style-name="ce9">
            <text:p>97.16%</text:p>
          </table:table-cell>
          <table:table-cell office:value-type="float" office:value="56.090468680000001" table:style-name="ce4">
            <text:p>56.09046868</text:p>
          </table:table-cell>
          <table:table-cell office:value-type="float" office:value="0.96404778300000005" table:style-name="ce4">
            <text:p>0.964047783</text:p>
          </table:table-cell>
          <table:table-cell office:value-type="float" office:value="0.3" table:style-name="ce4">
            <text:p>0.3</text:p>
          </table:table-cell>
          <table:table-cell office:value-type="float" office:value="8.6206900000000003E-3" table:style-name="ce4">
            <text:p>0.00862069</text:p>
          </table:table-cell>
          <table:table-cell office:value-type="float" office:value="5.7030339239999996" table:style-name="ce4">
            <text:p>5.703033924</text:p>
          </table:table-cell>
          <table:table-cell table:number-columns-repeated="16368"/>
        </table:table-row>
        <table:table-row table:style-name="ro2">
          <table:table-cell office:value-type="percentage" office:value="1.709401798553583E-2" table:formula="of:=2/(1/[.N14]+1/[.O14])" table:style-name="ce8">
            <text:p>1.71%</text:p>
          </table:table-cell>
          <table:table-cell office:value-type="float" office:value="32.369075607346076" table:formula="of:=[.G14]/[.E14]" table:style-name="ce14">
            <text:p>32.36907561</text:p>
          </table:table-cell>
          <table:table-cell office:value-type="float" office:value="2160" table:style-name="ce18">
            <text:p>2160</text:p>
          </table:table-cell>
          <table:table-cell office:value-type="float" office:value="3261" table:style-name="ce20">
            <text:p>3261</text:p>
          </table:table-cell>
          <table:table-cell office:value-type="float" office:value="7.0437599999999998" table:formula="of:=[Sheet1.$C14]*[Sheet1.$D14]/1000000" table:style-name="ce16">
            <text:p>7.04376</text:p>
          </table:table-cell>
          <table:table-cell office:value-type="string" table:style-name="ce4">
            <text:p>test_img_0244_4k.jpg</text:p>
          </table:table-cell>
          <table:table-cell office:value-type="float" office:value="228" table:style-name="ce4">
            <text:p>228</text:p>
          </table:table-cell>
          <table:table-cell office:value-type="float" office:value="8" table:style-name="ce4">
            <text:p>8</text:p>
          </table:table-cell>
          <table:table-cell office:value-type="float" office:value="220" table:style-name="ce4">
            <text:p>220</text:p>
          </table:table-cell>
          <table:table-cell office:value-type="float" office:value="48400" table:style-name="ce4">
            <text:p>48400</text:p>
          </table:table-cell>
          <table:table-cell office:value-type="string" table:style-name="ce9">
            <text:p>96.49%</text:p>
          </table:table-cell>
          <table:table-cell office:value-type="float" office:value="49.984115520000003" table:style-name="ce4">
            <text:p>49.98411552</text:p>
          </table:table-cell>
          <table:table-cell office:value-type="float" office:value="0.96287895800000001" table:style-name="ce4">
            <text:p>0.962878958</text:p>
          </table:table-cell>
          <table:table-cell office:value-type="float" office:value="0.25" table:style-name="ce4">
            <text:p>0.25</text:p>
          </table:table-cell>
          <table:table-cell office:value-type="float" office:value="8.8495580000000004E-3" table:style-name="ce4">
            <text:p>0.008849558</text:p>
          </table:table-cell>
          <table:table-cell office:value-type="float" office:value="2.1188230510000001" table:style-name="ce4">
            <text:p>2.118823051</text:p>
          </table:table-cell>
          <table:table-cell table:number-columns-repeated="16368"/>
        </table:table-row>
        <table:table-row table:style-name="ro2">
          <table:table-cell office:value-type="percentage" office:value="2.068965558896552E-2" table:formula="of:=2/(1/[.N15]+1/[.O15])" table:style-name="ce8">
            <text:p>2.07%</text:p>
          </table:table-cell>
          <table:table-cell office:value-type="float" office:value="132.31964975564011" table:formula="of:=[.G15]/[.E15]" table:style-name="ce14">
            <text:p>132.3196498</text:p>
          </table:table-cell>
          <table:table-cell office:value-type="float" office:value="1083" table:style-name="ce18">
            <text:p>1083</text:p>
          </table:table-cell>
          <table:table-cell office:value-type="float" office:value="1926" table:style-name="ce20">
            <text:p>1926</text:p>
          </table:table-cell>
          <table:table-cell office:value-type="float" office:value="2.085858" table:formula="of:=[Sheet1.$C15]*[Sheet1.$D15]/1000000" table:style-name="ce16">
            <text:p>2.085858</text:p>
          </table:table-cell>
          <table:table-cell office:value-type="string" table:style-name="ce4">
            <text:p>test_img_0270.jpg</text:p>
          </table:table-cell>
          <table:table-cell office:value-type="float" office:value="276" table:style-name="ce4">
            <text:p>276</text:p>
          </table:table-cell>
          <table:table-cell office:value-type="float" office:value="18" table:style-name="ce4">
            <text:p>18</text:p>
          </table:table-cell>
          <table:table-cell office:value-type="float" office:value="258" table:style-name="ce4">
            <text:p>258</text:p>
          </table:table-cell>
          <table:table-cell office:value-type="float" office:value="66564" table:style-name="ce4">
            <text:p>66564</text:p>
          </table:table-cell>
          <table:table-cell office:value-type="string" table:style-name="ce9">
            <text:p>93.48%</text:p>
          </table:table-cell>
          <table:table-cell office:value-type="float" office:value="50.904943000000003" table:style-name="ce4">
            <text:p>50.904943</text:p>
          </table:table-cell>
          <table:table-cell office:value-type="float" office:value="0.93534941000000005" table:style-name="ce4">
            <text:p>0.93534941</text:p>
          </table:table-cell>
          <table:table-cell office:value-type="float" office:value="0.16666666699999999" table:style-name="ce4">
            <text:p>0.166666667</text:p>
          </table:table-cell>
          <table:table-cell office:value-type="float" office:value="1.1029412000000001E-2" table:style-name="ce4">
            <text:p>0.011029412</text:p>
          </table:table-cell>
          <table:table-cell office:value-type="float" office:value="0.58196711499999998" table:style-name="ce4">
            <text:p>0.581967115</text:p>
          </table:table-cell>
          <table:table-cell table:number-columns-repeated="16368"/>
        </table:table-row>
        <table:table-row table:style-name="ro2">
          <table:table-cell office:value-type="percentage" office:value="2.5974026053877556E-2" table:formula="of:=2/(1/[.N16]+1/[.O16])" table:style-name="ce8">
            <text:p>2.60%</text:p>
          </table:table-cell>
          <table:table-cell office:value-type="float" office:value="31.034478240818377" table:formula="of:=[.G16]/[.E16]" table:style-name="ce14">
            <text:p>31.03447824</text:p>
          </table:table-cell>
          <table:table-cell office:value-type="float" office:value="2848" table:style-name="ce18">
            <text:p>2848</text:p>
          </table:table-cell>
          <table:table-cell office:value-type="float" office:value="4288" table:style-name="ce20">
            <text:p>4288</text:p>
          </table:table-cell>
          <table:table-cell office:value-type="float" office:value="12.212224000000001" table:formula="of:=[Sheet1.$C16]*[Sheet1.$D16]/1000000" table:style-name="ce16">
            <text:p>12.212224</text:p>
          </table:table-cell>
          <table:table-cell office:value-type="string" table:style-name="ce4">
            <text:p>test_img_0224.jpg</text:p>
          </table:table-cell>
          <table:table-cell office:value-type="float" office:value="379" table:style-name="ce4">
            <text:p>379</text:p>
          </table:table-cell>
          <table:table-cell office:value-type="float" office:value="11" table:style-name="ce4">
            <text:p>11</text:p>
          </table:table-cell>
          <table:table-cell office:value-type="float" office:value="368" table:style-name="ce4">
            <text:p>368</text:p>
          </table:table-cell>
          <table:table-cell office:value-type="float" office:value="135424" table:style-name="ce4">
            <text:p>135424</text:p>
          </table:table-cell>
          <table:table-cell office:value-type="string" table:style-name="ce9">
            <text:p>97.10%</text:p>
          </table:table-cell>
          <table:table-cell office:value-type="float" office:value="79.450210670000004" table:style-name="ce4">
            <text:p>79.45021067</text:p>
          </table:table-cell>
          <table:table-cell office:value-type="float" office:value="0.97168188899999997" table:style-name="ce4">
            <text:p>0.971681889</text:p>
          </table:table-cell>
          <table:table-cell office:value-type="float" office:value="0.45454545400000002" table:style-name="ce4">
            <text:p>0.454545454</text:p>
          </table:table-cell>
          <table:table-cell office:value-type="float" office:value="1.3368984E-2" table:style-name="ce4">
            <text:p>0.013368984</text:p>
          </table:table-cell>
          <table:table-cell office:value-type="float" office:value="3.787392139" table:style-name="ce4">
            <text:p>3.787392139</text:p>
          </table:table-cell>
          <table:table-cell table:number-columns-repeated="16368"/>
        </table:table-row>
        <table:table-row table:style-name="ro2">
          <table:table-cell office:value-type="percentage" office:value="2.8169014794683596E-2" table:formula="of:=2/(1/[.N17]+1/[.O17])" table:style-name="ce8">
            <text:p>2.82%</text:p>
          </table:table-cell>
          <table:table-cell office:value-type="float" office:value="19.892380788825921" table:formula="of:=[.G17]/[.E17]" table:style-name="ce14">
            <text:p>19.89238079</text:p>
          </table:table-cell>
          <table:table-cell office:value-type="float" office:value="2160" table:style-name="ce18">
            <text:p>2160</text:p>
          </table:table-cell>
          <table:table-cell office:value-type="float" office:value="3235" table:style-name="ce20">
            <text:p>3235</text:p>
          </table:table-cell>
          <table:table-cell office:value-type="float" office:value="6.9875999999999996" table:formula="of:=[Sheet1.$C17]*[Sheet1.$D17]/1000000" table:style-name="ce16">
            <text:p>6.9876</text:p>
          </table:table-cell>
          <table:table-cell office:value-type="string" table:style-name="ce4">
            <text:p>test_img_0052_4k.jpg</text:p>
          </table:table-cell>
          <table:table-cell office:value-type="float" office:value="139" table:style-name="ce4">
            <text:p>139</text:p>
          </table:table-cell>
          <table:table-cell office:value-type="float" office:value="4" table:style-name="ce4">
            <text:p>4</text:p>
          </table:table-cell>
          <table:table-cell office:value-type="float" office:value="135" table:style-name="ce4">
            <text:p>135</text:p>
          </table:table-cell>
          <table:table-cell office:value-type="float" office:value="18225" table:style-name="ce4">
            <text:p>18225</text:p>
          </table:table-cell>
          <table:table-cell office:value-type="string" table:style-name="ce9">
            <text:p>97.12%</text:p>
          </table:table-cell>
          <table:table-cell office:value-type="float" office:value="125.008515" table:style-name="ce4">
            <text:p>125.008515</text:p>
          </table:table-cell>
          <table:table-cell office:value-type="float" office:value="0.97398543800000004" table:style-name="ce4">
            <text:p>0.973985438</text:p>
          </table:table-cell>
          <table:table-cell office:value-type="float" office:value="0.49999999899999997" table:style-name="ce4">
            <text:p>0.499999999</text:p>
          </table:table-cell>
          <table:table-cell office:value-type="float" office:value="1.4492754E-2" table:style-name="ce4">
            <text:p>0.014492754</text:p>
          </table:table-cell>
          <table:table-cell office:value-type="float" office:value="2.2829060550000002" table:style-name="ce4">
            <text:p>2.282906055</text:p>
          </table:table-cell>
          <table:table-cell table:number-columns-repeated="16368"/>
        </table:table-row>
        <table:table-row table:style-name="ro2">
          <table:table-cell office:value-type="percentage" office:value="3.3613445087776285E-2" table:formula="of:=2/(1/[.N18]+1/[.O18])" table:style-name="ce8">
            <text:p>3.36%</text:p>
          </table:table-cell>
          <table:table-cell office:value-type="float" office:value="27.794127264403897" table:formula="of:=[.G18]/[.E18]" table:style-name="ce14">
            <text:p>27.79412726</text:p>
          </table:table-cell>
          <table:table-cell office:value-type="float" office:value="2160" table:style-name="ce18">
            <text:p>2160</text:p>
          </table:table-cell>
          <table:table-cell office:value-type="float" office:value="3398" table:style-name="ce20">
            <text:p>3398</text:p>
          </table:table-cell>
          <table:table-cell office:value-type="float" office:value="7.3396800000000004" table:formula="of:=[Sheet1.$C18]*[Sheet1.$D18]/1000000" table:style-name="ce16">
            <text:p>7.33968</text:p>
          </table:table-cell>
          <table:table-cell office:value-type="string" table:style-name="ce4">
            <text:p>test_img_0208_4k.jpg</text:p>
          </table:table-cell>
          <table:table-cell office:value-type="float" office:value="204" table:style-name="ce4">
            <text:p>204</text:p>
          </table:table-cell>
          <table:table-cell office:value-type="float" office:value="36" table:style-name="ce4">
            <text:p>36</text:p>
          </table:table-cell>
          <table:table-cell office:value-type="float" office:value="168" table:style-name="ce4">
            <text:p>168</text:p>
          </table:table-cell>
          <table:table-cell office:value-type="float" office:value="28224" table:style-name="ce4">
            <text:p>28224</text:p>
          </table:table-cell>
          <table:table-cell office:value-type="string" table:style-name="ce9">
            <text:p>82.35%</text:p>
          </table:table-cell>
          <table:table-cell office:value-type="float" office:value="64.792019449999998" table:style-name="ce4">
            <text:p>64.79201945</text:p>
          </table:table-cell>
          <table:table-cell office:value-type="float" office:value="0.96892755500000005" table:style-name="ce4">
            <text:p>0.968927555</text:p>
          </table:table-cell>
          <table:table-cell office:value-type="float" office:value="0.111111111" table:style-name="ce4">
            <text:p>0.111111111</text:p>
          </table:table-cell>
          <table:table-cell office:value-type="float" office:value="1.980198E-2" table:style-name="ce4">
            <text:p>0.01980198</text:p>
          </table:table-cell>
          <table:table-cell office:value-type="float" office:value="1.709437847" table:style-name="ce4">
            <text:p>1.709437847</text:p>
          </table:table-cell>
          <table:table-cell table:number-columns-repeated="16368"/>
        </table:table-row>
        <table:table-row table:style-name="ro2">
          <table:table-cell office:value-type="percentage" office:value="6.6914498580948306E-2" table:formula="of:=2/(1/[.N19]+1/[.O19])" table:style-name="ce8">
            <text:p>6.69%</text:p>
          </table:table-cell>
          <table:table-cell office:value-type="float" office:value="27.863511659807955" table:formula="of:=[.G19]/[.E19]" table:style-name="ce14">
            <text:p>27.86351166</text:p>
          </table:table-cell>
          <table:table-cell office:value-type="float" office:value="2160" table:style-name="ce18">
            <text:p>2160</text:p>
          </table:table-cell>
          <table:table-cell office:value-type="float" office:value="3240" table:style-name="ce20">
            <text:p>3240</text:p>
          </table:table-cell>
          <table:table-cell office:value-type="float" office:value="6.9984000000000002" table:formula="of:=[Sheet1.$C19]*[Sheet1.$D19]/1000000" table:style-name="ce16">
            <text:p>6.9984</text:p>
          </table:table-cell>
          <table:table-cell office:value-type="string" table:style-name="ce4">
            <text:p>test_img_0192_4k.jpg</text:p>
          </table:table-cell>
          <table:table-cell office:value-type="float" office:value="195" table:style-name="ce4">
            <text:p>195</text:p>
          </table:table-cell>
          <table:table-cell office:value-type="float" office:value="75" table:style-name="ce4">
            <text:p>75</text:p>
          </table:table-cell>
          <table:table-cell office:value-type="float" office:value="120" table:style-name="ce4">
            <text:p>120</text:p>
          </table:table-cell>
          <table:table-cell office:value-type="float" office:value="14400" table:style-name="ce4">
            <text:p>14400</text:p>
          </table:table-cell>
          <table:table-cell office:value-type="string" table:style-name="ce9">
            <text:p>61.54%</text:p>
          </table:table-cell>
          <table:table-cell office:value-type="float" office:value="71.752824110000006" table:style-name="ce4">
            <text:p>71.75282411</text:p>
          </table:table-cell>
          <table:table-cell office:value-type="float" office:value="0.96320851100000004" table:style-name="ce4">
            <text:p>0.963208511</text:p>
          </table:table-cell>
          <table:table-cell office:value-type="float" office:value="0.12" table:style-name="ce4">
            <text:p>0.12</text:p>
          </table:table-cell>
          <table:table-cell office:value-type="float" office:value="4.6391753000000001E-2" table:style-name="ce4">
            <text:p>0.046391753</text:p>
          </table:table-cell>
          <table:table-cell office:value-type="float" office:value="1.5767908100000001" table:style-name="ce4">
            <text:p>1.57679081</text:p>
          </table:table-cell>
          <table:table-cell table:number-columns-repeated="16368"/>
        </table:table-row>
        <table:table-row table:style-name="ro2">
          <table:table-cell office:value-type="percentage" office:value="6.8181818426652885E-2" table:formula="of:=2/(1/[.N20]+1/[.O20])" table:style-name="ce8">
            <text:p>6.82%</text:p>
          </table:table-cell>
          <table:table-cell office:value-type="float" office:value="11.827000900561996" table:formula="of:=[.G20]/[.E20]" table:style-name="ce14">
            <text:p>11.8270009</text:p>
          </table:table-cell>
          <table:table-cell office:value-type="float" office:value="2160" table:style-name="ce18">
            <text:p>2160</text:p>
          </table:table-cell>
          <table:table-cell office:value-type="float" office:value="3249" table:style-name="ce20">
            <text:p>3249</text:p>
          </table:table-cell>
          <table:table-cell office:value-type="float" office:value="7.0178399999999996" table:formula="of:=[Sheet1.$C20]*[Sheet1.$D20]/1000000" table:style-name="ce16">
            <text:p>7.01784</text:p>
          </table:table-cell>
          <table:table-cell office:value-type="string" table:style-name="ce4">
            <text:p>test_img_0249_4k.jpg</text:p>
          </table:table-cell>
          <table:table-cell office:value-type="float" office:value="83" table:style-name="ce4">
            <text:p>83</text:p>
          </table:table-cell>
          <table:table-cell office:value-type="float" office:value="6" table:style-name="ce4">
            <text:p>6</text:p>
          </table:table-cell>
          <table:table-cell office:value-type="float" office:value="77" table:style-name="ce4">
            <text:p>77</text:p>
          </table:table-cell>
          <table:table-cell office:value-type="float" office:value="5929" table:style-name="ce4">
            <text:p>5929</text:p>
          </table:table-cell>
          <table:table-cell office:value-type="string" table:style-name="ce9">
            <text:p>92.77%</text:p>
          </table:table-cell>
          <table:table-cell office:value-type="float" office:value="107.95340760000001" table:style-name="ce4">
            <text:p>107.9534076</text:p>
          </table:table-cell>
          <table:table-cell office:value-type="float" office:value="0.98932568799999998" table:style-name="ce4">
            <text:p>0.989325688</text:p>
          </table:table-cell>
          <table:table-cell office:value-type="float" office:value="0.49999999899999997" table:style-name="ce4">
            <text:p>0.499999999</text:p>
          </table:table-cell>
          <table:table-cell office:value-type="float" office:value="3.6585366000000001E-2" table:style-name="ce4">
            <text:p>0.036585366</text:p>
          </table:table-cell>
          <table:table-cell office:value-type="float" office:value="2.0086438659999999" table:style-name="ce4">
            <text:p>2.008643866</text:p>
          </table:table-cell>
          <table:table-cell table:number-columns-repeated="16368"/>
        </table:table-row>
        <table:table-row table:style-name="ro2">
          <table:table-cell office:value-type="percentage" office:value="8.3623693755951869E-2" table:formula="of:=2/(1/[.N21]+1/[.O21])" table:style-name="ce8">
            <text:p>8.36%</text:p>
          </table:table-cell>
          <table:table-cell office:value-type="float" office:value="40.625594124298303" table:formula="of:=[.G21]/[.E21]" table:style-name="ce14">
            <text:p>40.62559412</text:p>
          </table:table-cell>
          <table:table-cell office:value-type="float" office:value="1825" table:style-name="ce18">
            <text:p>1825</text:p>
          </table:table-cell>
          <table:table-cell office:value-type="float" office:value="2738" table:style-name="ce20">
            <text:p>2738</text:p>
          </table:table-cell>
          <table:table-cell office:value-type="float" office:value="4.9968500000000002" table:formula="of:=[Sheet1.$C21]*[Sheet1.$D21]/1000000" table:style-name="ce16">
            <text:p>4.99685</text:p>
          </table:table-cell>
          <table:table-cell office:value-type="string" table:style-name="ce4">
            <text:p>test_img_0077.jpg</text:p>
          </table:table-cell>
          <table:table-cell office:value-type="float" office:value="203" table:style-name="ce4">
            <text:p>203</text:p>
          </table:table-cell>
          <table:table-cell office:value-type="float" office:value="88" table:style-name="ce4">
            <text:p>88</text:p>
          </table:table-cell>
          <table:table-cell office:value-type="float" office:value="115" table:style-name="ce4">
            <text:p>115</text:p>
          </table:table-cell>
          <table:table-cell office:value-type="float" office:value="13225" table:style-name="ce4">
            <text:p>13225</text:p>
          </table:table-cell>
          <table:table-cell office:value-type="string" table:style-name="ce9">
            <text:p>56.65%</text:p>
          </table:table-cell>
          <table:table-cell office:value-type="float" office:value="50.956104850000003" table:style-name="ce4">
            <text:p>50.95610485</text:p>
          </table:table-cell>
          <table:table-cell office:value-type="float" office:value="0.95683434599999995" table:style-name="ce4">
            <text:p>0.956834346</text:p>
          </table:table-cell>
          <table:table-cell office:value-type="float" office:value="0.13636363600000001" table:style-name="ce4">
            <text:p>0.136363636</text:p>
          </table:table-cell>
          <table:table-cell office:value-type="float" office:value="6.0301507999999997E-2" table:style-name="ce4">
            <text:p>0.060301508</text:p>
          </table:table-cell>
          <table:table-cell office:value-type="float" office:value="1.2951948639999999" table:style-name="ce4">
            <text:p>1.295194864</text:p>
          </table:table-cell>
          <table:table-cell table:number-columns-repeated="16368"/>
        </table:table-row>
        <table:table-row table:style-name="ro2">
          <table:table-cell office:value-type="percentage" office:value="0.11428571348000001" table:formula="of:=2/(1/[.N22]+1/[.O22])" table:style-name="ce8">
            <text:p>11.43%</text:p>
          </table:table-cell>
          <table:table-cell office:value-type="float" office:value="18.147005029721079" table:formula="of:=[.G22]/[.E22]" table:style-name="ce14">
            <text:p>18.14700503</text:p>
          </table:table-cell>
          <table:table-cell office:value-type="float" office:value="2160" table:style-name="ce18">
            <text:p>2160</text:p>
          </table:table-cell>
          <table:table-cell office:value-type="float" office:value="3240" table:style-name="ce20">
            <text:p>3240</text:p>
          </table:table-cell>
          <table:table-cell office:value-type="float" office:value="6.9984000000000002" table:formula="of:=[Sheet1.$C22]*[Sheet1.$D22]/1000000" table:style-name="ce16">
            <text:p>6.9984</text:p>
          </table:table-cell>
          <table:table-cell office:value-type="string" table:style-name="ce4">
            <text:p>test_img_0021_4k.jpg</text:p>
          </table:table-cell>
          <table:table-cell office:value-type="float" office:value="127" table:style-name="ce4">
            <text:p>127</text:p>
          </table:table-cell>
          <table:table-cell office:value-type="float" office:value="14" table:style-name="ce4">
            <text:p>14</text:p>
          </table:table-cell>
          <table:table-cell office:value-type="float" office:value="113" table:style-name="ce4">
            <text:p>113</text:p>
          </table:table-cell>
          <table:table-cell office:value-type="float" office:value="12769" table:style-name="ce4">
            <text:p>12769</text:p>
          </table:table-cell>
          <table:table-cell office:value-type="string" table:style-name="ce9">
            <text:p>88.98%</text:p>
          </table:table-cell>
          <table:table-cell office:value-type="float" office:value="83.093672490000003" table:style-name="ce4">
            <text:p>83.09367249</text:p>
          </table:table-cell>
          <table:table-cell office:value-type="float" office:value="0.98266720900000004" table:style-name="ce4">
            <text:p>0.982667209</text:p>
          </table:table-cell>
          <table:table-cell office:value-type="float" office:value="0.571428571" table:style-name="ce4">
            <text:p>0.571428571</text:p>
          </table:table-cell>
          <table:table-cell office:value-type="float" office:value="6.3492063000000001E-2" table:style-name="ce4">
            <text:p>0.063492063</text:p>
          </table:table-cell>
          <table:table-cell office:value-type="float" office:value="2.1372940539999998" table:style-name="ce4">
            <text:p>2.137294054</text:p>
          </table:table-cell>
          <table:table-cell table:number-columns-repeated="16368"/>
        </table:table-row>
        <table:table-row table:style-name="ro2">
          <table:table-cell office:value-type="percentage" office:value="0.11590628777202187" table:formula="of:=2/(1/[.N23]+1/[.O23])" table:style-name="ce8">
            <text:p>11.59%</text:p>
          </table:table-cell>
          <table:table-cell office:value-type="float" office:value="49.527572812924213" table:formula="of:=[.G23]/[.E23]" table:style-name="ce14">
            <text:p>49.52757281</text:p>
          </table:table-cell>
          <table:table-cell office:value-type="float" office:value="3150" table:style-name="ce18">
            <text:p>3150</text:p>
          </table:table-cell>
          <table:table-cell office:value-type="float" office:value="4724" table:style-name="ce20">
            <text:p>4724</text:p>
          </table:table-cell>
          <table:table-cell office:value-type="float" office:value="14.880599999999999" table:formula="of:=[Sheet1.$C23]*[Sheet1.$D23]/1000000" table:style-name="ce16">
            <text:p>14.8806</text:p>
          </table:table-cell>
          <table:table-cell office:value-type="string" table:style-name="ce4">
            <text:p>test_img_0117.jpg</text:p>
          </table:table-cell>
          <table:table-cell office:value-type="float" office:value="737" table:style-name="ce4">
            <text:p>737</text:p>
          </table:table-cell>
          <table:table-cell office:value-type="float" office:value="84" table:style-name="ce4">
            <text:p>84</text:p>
          </table:table-cell>
          <table:table-cell office:value-type="float" office:value="653" table:style-name="ce4">
            <text:p>653</text:p>
          </table:table-cell>
          <table:table-cell office:value-type="float" office:value="426409" table:style-name="ce4">
            <text:p>426409</text:p>
          </table:table-cell>
          <table:table-cell office:value-type="string" table:style-name="ce9">
            <text:p>88.60%</text:p>
          </table:table-cell>
          <table:table-cell office:value-type="float" office:value="52.167638590000003" table:style-name="ce4">
            <text:p>52.16763859</text:p>
          </table:table-cell>
          <table:table-cell office:value-type="float" office:value="0.95629389799999998" table:style-name="ce4">
            <text:p>0.956293898</text:p>
          </table:table-cell>
          <table:table-cell office:value-type="float" office:value="0.55952380899999998" table:style-name="ce4">
            <text:p>0.559523809</text:p>
          </table:table-cell>
          <table:table-cell office:value-type="float" office:value="6.4649242999999995E-2" table:style-name="ce4">
            <text:p>0.064649243</text:p>
          </table:table-cell>
          <table:table-cell office:value-type="float" office:value="4.6404116149999997" table:style-name="ce4">
            <text:p>4.640411615</text:p>
          </table:table-cell>
          <table:table-cell table:number-columns-repeated="16368"/>
        </table:table-row>
        <table:table-row table:style-name="ro2">
          <table:table-cell office:value-type="percentage" office:value="0.11872146164908988" table:formula="of:=2/(1/[.N24]+1/[.O24])" table:style-name="ce8">
            <text:p>11.87%</text:p>
          </table:table-cell>
          <table:table-cell office:value-type="float" office:value="28.823578735535804" table:formula="of:=[.G24]/[.E24]" table:style-name="ce14">
            <text:p>28.82357874</text:p>
          </table:table-cell>
          <table:table-cell office:value-type="float" office:value="2136" table:style-name="ce18">
            <text:p>2136</text:p>
          </table:table-cell>
          <table:table-cell office:value-type="float" office:value="3216" table:style-name="ce20">
            <text:p>3216</text:p>
          </table:table-cell>
          <table:table-cell office:value-type="float" office:value="6.8693759999999999" table:formula="of:=[Sheet1.$C24]*[Sheet1.$D24]/1000000" table:style-name="ce16">
            <text:p>6.869376</text:p>
          </table:table-cell>
          <table:table-cell office:value-type="string" table:style-name="ce4">
            <text:p>test_img_0165.jpg</text:p>
          </table:table-cell>
          <table:table-cell office:value-type="float" office:value="198" table:style-name="ce4">
            <text:p>198</text:p>
          </table:table-cell>
          <table:table-cell office:value-type="float" office:value="22" table:style-name="ce4">
            <text:p>22</text:p>
          </table:table-cell>
          <table:table-cell office:value-type="float" office:value="176" table:style-name="ce4">
            <text:p>176</text:p>
          </table:table-cell>
          <table:table-cell office:value-type="float" office:value="30976" table:style-name="ce4">
            <text:p>30976</text:p>
          </table:table-cell>
          <table:table-cell office:value-type="string" table:style-name="ce9">
            <text:p>88.89%</text:p>
          </table:table-cell>
          <table:table-cell office:value-type="float" office:value="68.034168179999995" table:style-name="ce4">
            <text:p>68.03416818</text:p>
          </table:table-cell>
          <table:table-cell office:value-type="float" office:value="0.97358937400000001" table:style-name="ce4">
            <text:p>0.973589374</text:p>
          </table:table-cell>
          <table:table-cell office:value-type="float" office:value="0.590909091" table:style-name="ce4">
            <text:p>0.590909091</text:p>
          </table:table-cell>
          <table:table-cell office:value-type="float" office:value="6.5989848000000004E-2" table:style-name="ce4">
            <text:p>0.065989848</text:p>
          </table:table-cell>
          <table:table-cell office:value-type="float" office:value="1.6380619999999999" table:style-name="ce4">
            <text:p>1.638062</text:p>
          </table:table-cell>
          <table:table-cell table:number-columns-repeated="16368"/>
        </table:table-row>
        <table:table-row table:style-name="ro2">
          <table:table-cell office:value-type="percentage" office:value="0.1319796959253266" table:formula="of:=2/(1/[.N25]+1/[.O25])" table:style-name="ce8">
            <text:p>13.20%</text:p>
          </table:table-cell>
          <table:table-cell office:value-type="float" office:value="50.44010059442158" table:formula="of:=[.G25]/[.E25]" table:style-name="ce14">
            <text:p>50.44010059</text:p>
          </table:table-cell>
          <table:table-cell office:value-type="float" office:value="2160" table:style-name="ce18">
            <text:p>2160</text:p>
          </table:table-cell>
          <table:table-cell office:value-type="float" office:value="3240" table:style-name="ce20">
            <text:p>3240</text:p>
          </table:table-cell>
          <table:table-cell office:value-type="float" office:value="6.9984000000000002" table:formula="of:=[Sheet1.$C25]*[Sheet1.$D25]/1000000" table:style-name="ce16">
            <text:p>6.9984</text:p>
          </table:table-cell>
          <table:table-cell office:value-type="string" table:style-name="ce4">
            <text:p>test_img_0142_4k.jpg</text:p>
          </table:table-cell>
          <table:table-cell office:value-type="float" office:value="353" table:style-name="ce4">
            <text:p>353</text:p>
          </table:table-cell>
          <table:table-cell office:value-type="float" office:value="46" table:style-name="ce4">
            <text:p>46</text:p>
          </table:table-cell>
          <table:table-cell office:value-type="float" office:value="307" table:style-name="ce4">
            <text:p>307</text:p>
          </table:table-cell>
          <table:table-cell office:value-type="float" office:value="94249" table:style-name="ce4">
            <text:p>94249</text:p>
          </table:table-cell>
          <table:table-cell office:value-type="string" table:style-name="ce9">
            <text:p>86.97%</text:p>
          </table:table-cell>
          <table:table-cell office:value-type="float" office:value="47.602279119999999" table:style-name="ce4">
            <text:p>47.60227912</text:p>
          </table:table-cell>
          <table:table-cell office:value-type="float" office:value="0.95923344899999996" table:style-name="ce4">
            <text:p>0.959233449</text:p>
          </table:table-cell>
          <table:table-cell office:value-type="float" office:value="0.56521739100000001" table:style-name="ce4">
            <text:p>0.565217391</text:p>
          </table:table-cell>
          <table:table-cell office:value-type="float" office:value="7.4712643999999995E-2" table:style-name="ce4">
            <text:p>0.074712644</text:p>
          </table:table-cell>
          <table:table-cell office:value-type="float" office:value="2.1015155320000001" table:style-name="ce4">
            <text:p>2.101515532</text:p>
          </table:table-cell>
          <table:table-cell table:number-columns-repeated="16368"/>
        </table:table-row>
        <table:table-row table:style-name="ro2">
          <table:table-cell office:value-type="percentage" office:value="0.13559322068600976" table:formula="of:=2/(1/[.N26]+1/[.O26])" table:style-name="ce8">
            <text:p>13.56%</text:p>
          </table:table-cell>
          <table:table-cell office:value-type="float" office:value="20.147462277091908" table:formula="of:=[.G26]/[.E26]" table:style-name="ce14">
            <text:p>20.14746228</text:p>
          </table:table-cell>
          <table:table-cell office:value-type="float" office:value="2160" table:style-name="ce18">
            <text:p>2160</text:p>
          </table:table-cell>
          <table:table-cell office:value-type="float" office:value="3240" table:style-name="ce20">
            <text:p>3240</text:p>
          </table:table-cell>
          <table:table-cell office:value-type="float" office:value="6.9984000000000002" table:formula="of:=[Sheet1.$C26]*[Sheet1.$D26]/1000000" table:style-name="ce16">
            <text:p>6.9984</text:p>
          </table:table-cell>
          <table:table-cell office:value-type="string" table:style-name="ce4">
            <text:p>test_img_0018_4k.jpg</text:p>
          </table:table-cell>
          <table:table-cell office:value-type="float" office:value="141" table:style-name="ce4">
            <text:p>141</text:p>
          </table:table-cell>
          <table:table-cell office:value-type="float" office:value="39" table:style-name="ce4">
            <text:p>39</text:p>
          </table:table-cell>
          <table:table-cell office:value-type="float" office:value="102" table:style-name="ce4">
            <text:p>102</text:p>
          </table:table-cell>
          <table:table-cell office:value-type="float" office:value="10404" table:style-name="ce4">
            <text:p>10404</text:p>
          </table:table-cell>
          <table:table-cell office:value-type="string" table:style-name="ce9">
            <text:p>72.34%</text:p>
          </table:table-cell>
          <table:table-cell office:value-type="float" office:value="96.238293670000004" table:style-name="ce4">
            <text:p>96.23829367</text:p>
          </table:table-cell>
          <table:table-cell office:value-type="float" office:value="0.97601063099999996" table:style-name="ce4">
            <text:p>0.976010631</text:p>
          </table:table-cell>
          <table:table-cell office:value-type="float" office:value="0.30769230800000003" table:style-name="ce4">
            <text:p>0.307692308</text:p>
          </table:table-cell>
          <table:table-cell office:value-type="float" office:value="8.6956521999999994E-2" table:style-name="ce4">
            <text:p>0.086956522</text:p>
          </table:table-cell>
          <table:table-cell office:value-type="float" office:value="2.1388864519999999" table:style-name="ce4">
            <text:p>2.138886452</text:p>
          </table:table-cell>
          <table:table-cell table:number-columns-repeated="16368"/>
        </table:table-row>
        <table:table-row table:style-name="ro2">
          <table:table-cell office:value-type="percentage" office:value="0.16455696197596539" table:formula="of:=2/(1/[.N27]+1/[.O27])" table:style-name="ce8">
            <text:p>16.46%</text:p>
          </table:table-cell>
          <table:table-cell office:value-type="float" office:value="16.557355967078191" table:formula="of:=[.G27]/[.E27]" table:style-name="ce14">
            <text:p>16.55735597</text:p>
          </table:table-cell>
          <table:table-cell office:value-type="float" office:value="2160" table:style-name="ce18">
            <text:p>2160</text:p>
          </table:table-cell>
          <table:table-cell office:value-type="float" office:value="2880" table:style-name="ce20">
            <text:p>2880</text:p>
          </table:table-cell>
          <table:table-cell office:value-type="float" office:value="6.2207999999999997" table:formula="of:=[Sheet1.$C27]*[Sheet1.$D27]/1000000" table:style-name="ce16">
            <text:p>6.2208</text:p>
          </table:table-cell>
          <table:table-cell office:value-type="string" table:style-name="ce4">
            <text:p>test_img_0005_4k.jpg</text:p>
          </table:table-cell>
          <table:table-cell office:value-type="float" office:value="103" table:style-name="ce4">
            <text:p>103</text:p>
          </table:table-cell>
          <table:table-cell office:value-type="float" office:value="214" table:style-name="ce4">
            <text:p>214</text:p>
          </table:table-cell>
          <table:table-cell office:value-type="float" office:value="111" table:style-name="ce4">
            <text:p>111</text:p>
          </table:table-cell>
          <table:table-cell office:value-type="float" office:value="12321" table:style-name="ce4">
            <text:p>12321</text:p>
          </table:table-cell>
          <table:table-cell office:value-type="string" table:style-name="ce9">
            <text:p>107.77%</text:p>
          </table:table-cell>
          <table:table-cell office:value-type="float" office:value="97.027604530000005" table:style-name="ce4">
            <text:p>97.02760453</text:p>
          </table:table-cell>
          <table:table-cell office:value-type="float" office:value="0.96626621000000001" table:style-name="ce4">
            <text:p>0.96626621</text:p>
          </table:table-cell>
          <table:table-cell office:value-type="float" office:value="0.121495327" table:style-name="ce4">
            <text:p>0.121495327</text:p>
          </table:table-cell>
          <table:table-cell office:value-type="float" office:value="0.25490196100000001" table:style-name="ce4">
            <text:p>0.254901961</text:p>
          </table:table-cell>
          <table:table-cell office:value-type="float" office:value="2.0091927049999998" table:style-name="ce4">
            <text:p>2.009192705</text:p>
          </table:table-cell>
          <table:table-cell table:number-columns-repeated="16368"/>
        </table:table-row>
        <table:table-row table:style-name="ro2">
          <table:table-cell office:value-type="percentage" office:value="0.16494845389371879" table:formula="of:=2/(1/[.N28]+1/[.O28])" table:style-name="ce8">
            <text:p>16.49%</text:p>
          </table:table-cell>
          <table:table-cell office:value-type="float" office:value="33.029312950102884" table:formula="of:=[.G28]/[.E28]" table:style-name="ce14">
            <text:p>33.02931295</text:p>
          </table:table-cell>
          <table:table-cell office:value-type="float" office:value="2304" table:style-name="ce18">
            <text:p>2304</text:p>
          </table:table-cell>
          <table:table-cell office:value-type="float" office:value="3456" table:style-name="ce20">
            <text:p>3456</text:p>
          </table:table-cell>
          <table:table-cell office:value-type="float" office:value="7.9626239999999999" table:formula="of:=[Sheet1.$C28]*[Sheet1.$D28]/1000000" table:style-name="ce16">
            <text:p>7.962624</text:p>
          </table:table-cell>
          <table:table-cell office:value-type="string" table:style-name="ce4">
            <text:p>test_img_0199.jpg</text:p>
          </table:table-cell>
          <table:table-cell office:value-type="float" office:value="263" table:style-name="ce4">
            <text:p>263</text:p>
          </table:table-cell>
          <table:table-cell office:value-type="float" office:value="33" table:style-name="ce4">
            <text:p>33</text:p>
          </table:table-cell>
          <table:table-cell office:value-type="float" office:value="230" table:style-name="ce4">
            <text:p>230</text:p>
          </table:table-cell>
          <table:table-cell office:value-type="float" office:value="52900" table:style-name="ce4">
            <text:p>52900</text:p>
          </table:table-cell>
          <table:table-cell office:value-type="string" table:style-name="ce9">
            <text:p>87.45%</text:p>
          </table:table-cell>
          <table:table-cell office:value-type="float" office:value="62.776644060000002" table:style-name="ce4">
            <text:p>62.77664406</text:p>
          </table:table-cell>
          <table:table-cell office:value-type="float" office:value="0.96159072999999995" table:style-name="ce4">
            <text:p>0.96159073</text:p>
          </table:table-cell>
          <table:table-cell office:value-type="float" office:value="0.72727272700000001" table:style-name="ce4">
            <text:p>0.727272727</text:p>
          </table:table-cell>
          <table:table-cell office:value-type="float" office:value="9.3023255999999999E-2" table:style-name="ce4">
            <text:p>0.093023256</text:p>
          </table:table-cell>
          <table:table-cell office:value-type="float" office:value="1.6561543940000001" table:style-name="ce4">
            <text:p>1.656154394</text:p>
          </table:table-cell>
          <table:table-cell table:number-columns-repeated="16368"/>
        </table:table-row>
        <table:table-row table:style-name="ro2">
          <table:table-cell office:value-type="percentage" office:value="0.168141593188151" table:formula="of:=2/(1/[.N29]+1/[.O29])" table:style-name="ce8">
            <text:p>16.81%</text:p>
          </table:table-cell>
          <table:table-cell office:value-type="float" office:value="25.906502306805073" table:formula="of:=[.G29]/[.E29]" table:style-name="ce14">
            <text:p>25.90650231</text:p>
          </table:table-cell>
          <table:table-cell office:value-type="float" office:value="2448" table:style-name="ce18">
            <text:p>2448</text:p>
          </table:table-cell>
          <table:table-cell office:value-type="float" office:value="3264" table:style-name="ce20">
            <text:p>3264</text:p>
          </table:table-cell>
          <table:table-cell office:value-type="float" office:value="7.990272" table:formula="of:=[Sheet1.$C29]*[Sheet1.$D29]/1000000" table:style-name="ce16">
            <text:p>7.990272</text:p>
          </table:table-cell>
          <table:table-cell office:value-type="string" table:style-name="ce4">
            <text:p>test_img_0241.jpg</text:p>
          </table:table-cell>
          <table:table-cell office:value-type="float" office:value="207" table:style-name="ce4">
            <text:p>207</text:p>
          </table:table-cell>
          <table:table-cell office:value-type="float" office:value="21" table:style-name="ce4">
            <text:p>21</text:p>
          </table:table-cell>
          <table:table-cell office:value-type="float" office:value="186" table:style-name="ce4">
            <text:p>186</text:p>
          </table:table-cell>
          <table:table-cell office:value-type="float" office:value="34596" table:style-name="ce4">
            <text:p>34596</text:p>
          </table:table-cell>
          <table:table-cell office:value-type="string" table:style-name="ce9">
            <text:p>89.86%</text:p>
          </table:table-cell>
          <table:table-cell office:value-type="float" office:value="116.5525794" table:style-name="ce4">
            <text:p>116.5525794</text:p>
          </table:table-cell>
          <table:table-cell office:value-type="float" office:value="0.98257121700000005" table:style-name="ce4">
            <text:p>0.982571217</text:p>
          </table:table-cell>
          <table:table-cell office:value-type="float" office:value="0.90476190400000001" table:style-name="ce4">
            <text:p>0.904761904</text:p>
          </table:table-cell>
          <table:table-cell office:value-type="float" office:value="9.2682926999999998E-2" table:style-name="ce4">
            <text:p>0.092682927</text:p>
          </table:table-cell>
          <table:table-cell office:value-type="float" office:value="1.7468769550000001" table:style-name="ce4">
            <text:p>1.746876955</text:p>
          </table:table-cell>
          <table:table-cell table:number-columns-repeated="16368"/>
        </table:table-row>
        <table:table-row table:style-name="ro2">
          <table:table-cell office:value-type="percentage" office:value="0.17117117168736304" table:formula="of:=2/(1/[.N30]+1/[.O30])" table:style-name="ce8">
            <text:p>17.12%</text:p>
          </table:table-cell>
          <table:table-cell office:value-type="float" office:value="25.98044226379093" table:formula="of:=[.G30]/[.E30]" table:style-name="ce14">
            <text:p>25.98044226</text:p>
          </table:table-cell>
          <table:table-cell office:value-type="float" office:value="2160" table:style-name="ce18">
            <text:p>2160</text:p>
          </table:table-cell>
          <table:table-cell office:value-type="float" office:value="3261" table:style-name="ce20">
            <text:p>3261</text:p>
          </table:table-cell>
          <table:table-cell office:value-type="float" office:value="7.0437599999999998" table:formula="of:=[Sheet1.$C30]*[Sheet1.$D30]/1000000" table:style-name="ce16">
            <text:p>7.04376</text:p>
          </table:table-cell>
          <table:table-cell office:value-type="string" table:style-name="ce4">
            <text:p>test_img_0004_4k.jpg</text:p>
          </table:table-cell>
          <table:table-cell office:value-type="float" office:value="183" table:style-name="ce4">
            <text:p>183</text:p>
          </table:table-cell>
          <table:table-cell office:value-type="float" office:value="39" table:style-name="ce4">
            <text:p>39</text:p>
          </table:table-cell>
          <table:table-cell office:value-type="float" office:value="144" table:style-name="ce4">
            <text:p>144</text:p>
          </table:table-cell>
          <table:table-cell office:value-type="float" office:value="20736" table:style-name="ce4">
            <text:p>20736</text:p>
          </table:table-cell>
          <table:table-cell office:value-type="string" table:style-name="ce9">
            <text:p>78.69%</text:p>
          </table:table-cell>
          <table:table-cell office:value-type="float" office:value="82.775052529999996" table:style-name="ce4">
            <text:p>82.77505253</text:p>
          </table:table-cell>
          <table:table-cell office:value-type="float" office:value="0.97686535900000004" table:style-name="ce4">
            <text:p>0.976865359</text:p>
          </table:table-cell>
          <table:table-cell office:value-type="float" office:value="0.48717948700000002" table:style-name="ce4">
            <text:p>0.487179487</text:p>
          </table:table-cell>
          <table:table-cell office:value-type="float" office:value="0.103825137" table:style-name="ce4">
            <text:p>0.103825137</text:p>
          </table:table-cell>
          <table:table-cell office:value-type="float" office:value="2.165118933" table:style-name="ce4">
            <text:p>2.165118933</text:p>
          </table:table-cell>
          <table:table-cell table:number-columns-repeated="16368"/>
        </table:table-row>
        <table:table-row table:style-name="ro2">
          <table:table-cell office:value-type="percentage" office:value="0.17877094971711247" table:formula="of:=2/(1/[.N31]+1/[.O31])" table:style-name="ce8">
            <text:p>17.88%</text:p>
          </table:table-cell>
          <table:table-cell office:value-type="float" office:value="23.097935245440667" table:formula="of:=[.G31]/[.E31]" table:style-name="ce14">
            <text:p>23.09793525</text:p>
          </table:table-cell>
          <table:table-cell office:value-type="float" office:value="2160" table:style-name="ce18">
            <text:p>2160</text:p>
          </table:table-cell>
          <table:table-cell office:value-type="float" office:value="3227" table:style-name="ce20">
            <text:p>3227</text:p>
          </table:table-cell>
          <table:table-cell office:value-type="float" office:value="6.9703200000000001" table:formula="of:=[Sheet1.$C31]*[Sheet1.$D31]/1000000" table:style-name="ce16">
            <text:p>6.97032</text:p>
          </table:table-cell>
          <table:table-cell office:value-type="string" table:style-name="ce4">
            <text:p>test_img_0145_4k.jpg</text:p>
          </table:table-cell>
          <table:table-cell office:value-type="float" office:value="161" table:style-name="ce4">
            <text:p>161</text:p>
          </table:table-cell>
          <table:table-cell office:value-type="float" office:value="19" table:style-name="ce4">
            <text:p>19</text:p>
          </table:table-cell>
          <table:table-cell office:value-type="float" office:value="142" table:style-name="ce4">
            <text:p>142</text:p>
          </table:table-cell>
          <table:table-cell office:value-type="float" office:value="20164" table:style-name="ce4">
            <text:p>20164</text:p>
          </table:table-cell>
          <table:table-cell office:value-type="string" table:style-name="ce9">
            <text:p>88.20%</text:p>
          </table:table-cell>
          <table:table-cell office:value-type="float" office:value="110.5950732" table:style-name="ce4">
            <text:p>110.5950732</text:p>
          </table:table-cell>
          <table:table-cell office:value-type="float" office:value="0.98122164300000003" table:style-name="ce4">
            <text:p>0.981221643</text:p>
          </table:table-cell>
          <table:table-cell office:value-type="float" office:value="0.84210526299999999" table:style-name="ce4">
            <text:p>0.842105263</text:p>
          </table:table-cell>
          <table:table-cell office:value-type="float" office:value="0.1" table:style-name="ce4">
            <text:p>0.1</text:p>
          </table:table-cell>
          <table:table-cell office:value-type="float" office:value="2.1514835360000002" table:style-name="ce4">
            <text:p>2.151483536</text:p>
          </table:table-cell>
          <table:table-cell table:number-columns-repeated="16368"/>
        </table:table-row>
        <table:table-row table:style-name="ro2">
          <table:table-cell office:value-type="percentage" office:value="0.18181818169329658" table:formula="of:=2/(1/[.N32]+1/[.O32])" table:style-name="ce8">
            <text:p>18.18%</text:p>
          </table:table-cell>
          <table:table-cell office:value-type="float" office:value="18.330946047336472" table:formula="of:=[.G32]/[.E32]" table:style-name="ce14">
            <text:p>18.33094605</text:p>
          </table:table-cell>
          <table:table-cell office:value-type="float" office:value="2160" table:style-name="ce18">
            <text:p>2160</text:p>
          </table:table-cell>
          <table:table-cell office:value-type="float" office:value="3258" table:style-name="ce20">
            <text:p>3258</text:p>
          </table:table-cell>
          <table:table-cell office:value-type="float" office:value="7.03728" table:formula="of:=[Sheet1.$C32]*[Sheet1.$D32]/1000000" table:style-name="ce16">
            <text:p>7.03728</text:p>
          </table:table-cell>
          <table:table-cell office:value-type="string" table:style-name="ce4">
            <text:p>test_img_0033_4k.jpg</text:p>
          </table:table-cell>
          <table:table-cell office:value-type="float" office:value="129" table:style-name="ce4">
            <text:p>129</text:p>
          </table:table-cell>
          <table:table-cell office:value-type="float" office:value="136" table:style-name="ce4">
            <text:p>136</text:p>
          </table:table-cell>
          <table:table-cell office:value-type="float" office:value="7" table:style-name="ce4">
            <text:p>7</text:p>
          </table:table-cell>
          <table:table-cell office:value-type="float" office:value="49" table:style-name="ce4">
            <text:p>49</text:p>
          </table:table-cell>
          <table:table-cell office:value-type="string" table:style-name="ce9">
            <text:p>5.43%</text:p>
          </table:table-cell>
          <table:table-cell office:value-type="float" office:value="100.9069705" table:style-name="ce4">
            <text:p>100.9069705</text:p>
          </table:table-cell>
          <table:table-cell office:value-type="float" office:value="0.97941635100000002" table:style-name="ce4">
            <text:p>0.979416351</text:p>
          </table:table-cell>
          <table:table-cell office:value-type="float" office:value="0.17647058800000001" table:style-name="ce4">
            <text:p>0.176470588</text:p>
          </table:table-cell>
          <table:table-cell office:value-type="float" office:value="0.1875" table:style-name="ce4">
            <text:p>0.1875</text:p>
          </table:table-cell>
          <table:table-cell office:value-type="float" office:value="2.158708334" table:style-name="ce4">
            <text:p>2.158708334</text:p>
          </table:table-cell>
          <table:table-cell table:number-columns-repeated="16368"/>
        </table:table-row>
        <table:table-row table:style-name="ro2">
          <table:table-cell office:value-type="percentage" office:value="0.18652849753786679" table:formula="of:=2/(1/[.N33]+1/[.O33])" table:style-name="ce8">
            <text:p>18.65%</text:p>
          </table:table-cell>
          <table:table-cell office:value-type="float" office:value="19.575903063557384" table:formula="of:=[.G33]/[.E33]" table:style-name="ce14">
            <text:p>19.57590306</text:p>
          </table:table-cell>
          <table:table-cell office:value-type="float" office:value="2160" table:style-name="ce18">
            <text:p>2160</text:p>
          </table:table-cell>
          <table:table-cell office:value-type="float" office:value="3240" table:style-name="ce20">
            <text:p>3240</text:p>
          </table:table-cell>
          <table:table-cell office:value-type="float" office:value="6.9984000000000002" table:formula="of:=[Sheet1.$C33]*[Sheet1.$D33]/1000000" table:style-name="ce16">
            <text:p>6.9984</text:p>
          </table:table-cell>
          <table:table-cell office:value-type="string" table:style-name="ce4">
            <text:p>test_img_0019_4k.jpg</text:p>
          </table:table-cell>
          <table:table-cell office:value-type="float" office:value="137" table:style-name="ce4">
            <text:p>137</text:p>
          </table:table-cell>
          <table:table-cell office:value-type="float" office:value="60" table:style-name="ce4">
            <text:p>60</text:p>
          </table:table-cell>
          <table:table-cell office:value-type="float" office:value="77" table:style-name="ce4">
            <text:p>77</text:p>
          </table:table-cell>
          <table:table-cell office:value-type="float" office:value="5929" table:style-name="ce4">
            <text:p>5929</text:p>
          </table:table-cell>
          <table:table-cell office:value-type="string" table:style-name="ce9">
            <text:p>56.20%</text:p>
          </table:table-cell>
          <table:table-cell office:value-type="float" office:value="105.5282842" table:style-name="ce4">
            <text:p>105.5282842</text:p>
          </table:table-cell>
          <table:table-cell office:value-type="float" office:value="0.979420348" table:style-name="ce4">
            <text:p>0.979420348</text:p>
          </table:table-cell>
          <table:table-cell office:value-type="float" office:value="0.3" table:style-name="ce4">
            <text:p>0.3</text:p>
          </table:table-cell>
          <table:table-cell office:value-type="float" office:value="0.135338346" table:style-name="ce4">
            <text:p>0.135338346</text:p>
          </table:table-cell>
          <table:table-cell office:value-type="float" office:value="2.155255795" table:style-name="ce4">
            <text:p>2.155255795</text:p>
          </table:table-cell>
          <table:table-cell table:number-columns-repeated="16368"/>
        </table:table-row>
        <table:table-row table:style-name="ro2">
          <table:table-cell office:value-type="percentage" office:value="0.19221967952260313" table:formula="of:=2/(1/[.N34]+1/[.O34])" table:style-name="ce8">
            <text:p>19.22%</text:p>
          </table:table-cell>
          <table:table-cell office:value-type="float" office:value="48.046032401670566" table:formula="of:=[.G34]/[.E34]" table:style-name="ce14">
            <text:p>48.0460324</text:p>
          </table:table-cell>
          <table:table-cell office:value-type="float" office:value="2160" table:style-name="ce18">
            <text:p>2160</text:p>
          </table:table-cell>
          <table:table-cell office:value-type="float" office:value="3228" table:style-name="ce20">
            <text:p>3228</text:p>
          </table:table-cell>
          <table:table-cell office:value-type="float" office:value="6.97248" table:formula="of:=[Sheet1.$C34]*[Sheet1.$D34]/1000000" table:style-name="ce16">
            <text:p>6.97248</text:p>
          </table:table-cell>
          <table:table-cell office:value-type="string" table:style-name="ce4">
            <text:p>test_img_0107_4k.jpg</text:p>
          </table:table-cell>
          <table:table-cell office:value-type="float" office:value="335" table:style-name="ce4">
            <text:p>335</text:p>
          </table:table-cell>
          <table:table-cell office:value-type="float" office:value="105" table:style-name="ce4">
            <text:p>105</text:p>
          </table:table-cell>
          <table:table-cell office:value-type="float" office:value="230" table:style-name="ce4">
            <text:p>230</text:p>
          </table:table-cell>
          <table:table-cell office:value-type="float" office:value="52900" table:style-name="ce4">
            <text:p>52900</text:p>
          </table:table-cell>
          <table:table-cell office:value-type="string" table:style-name="ce9">
            <text:p>68.66%</text:p>
          </table:table-cell>
          <table:table-cell office:value-type="float" office:value="55.251416659999997" table:style-name="ce4">
            <text:p>55.25141666</text:p>
          </table:table-cell>
          <table:table-cell office:value-type="float" office:value="0.94992795200000002" table:style-name="ce4">
            <text:p>0.949927952</text:p>
          </table:table-cell>
          <table:table-cell office:value-type="float" office:value="0.4" table:style-name="ce4">
            <text:p>0.4</text:p>
          </table:table-cell>
          <table:table-cell office:value-type="float" office:value="0.12650602399999999" table:style-name="ce4">
            <text:p>0.126506024</text:p>
          </table:table-cell>
          <table:table-cell office:value-type="float" office:value="2.1573839189999999" table:style-name="ce4">
            <text:p>2.157383919</text:p>
          </table:table-cell>
          <table:table-cell table:number-columns-repeated="16368"/>
        </table:table-row>
        <table:table-row table:style-name="ro2">
          <table:table-cell office:value-type="percentage" office:value="0.19235225983919579" table:formula="of:=2/(1/[.N35]+1/[.O35])" table:style-name="ce8">
            <text:p>19.24%</text:p>
          </table:table-cell>
          <table:table-cell office:value-type="float" office:value="40.857553155006855" table:formula="of:=[.G35]/[.E35]" table:style-name="ce14">
            <text:p>40.85755316</text:p>
          </table:table-cell>
          <table:table-cell office:value-type="float" office:value="3456" table:style-name="ce18">
            <text:p>3456</text:p>
          </table:table-cell>
          <table:table-cell office:value-type="float" office:value="5184" table:style-name="ce20">
            <text:p>5184</text:p>
          </table:table-cell>
          <table:table-cell office:value-type="float" office:value="17.915904000000001" table:formula="of:=[Sheet1.$C35]*[Sheet1.$D35]/1000000" table:style-name="ce16">
            <text:p>17.915904</text:p>
          </table:table-cell>
          <table:table-cell office:value-type="string" table:style-name="ce4">
            <text:p>test_img_0190.jpg</text:p>
          </table:table-cell>
          <table:table-cell office:value-type="float" office:value="732" table:style-name="ce4">
            <text:p>732</text:p>
          </table:table-cell>
          <table:table-cell office:value-type="float" office:value="145" table:style-name="ce4">
            <text:p>145</text:p>
          </table:table-cell>
          <table:table-cell office:value-type="float" office:value="587" table:style-name="ce4">
            <text:p>587</text:p>
          </table:table-cell>
          <table:table-cell office:value-type="float" office:value="344569" table:style-name="ce4">
            <text:p>344569</text:p>
          </table:table-cell>
          <table:table-cell office:value-type="string" table:style-name="ce9">
            <text:p>80.19%</text:p>
          </table:table-cell>
          <table:table-cell office:value-type="float" office:value="83.536566219999997" table:style-name="ce4">
            <text:p>83.53656622</text:p>
          </table:table-cell>
          <table:table-cell office:value-type="float" office:value="0.96760075499999998" table:style-name="ce4">
            <text:p>0.967600755</text:p>
          </table:table-cell>
          <table:table-cell office:value-type="float" office:value="0.57241379299999995" table:style-name="ce4">
            <text:p>0.572413793</text:p>
          </table:table-cell>
          <table:table-cell office:value-type="float" office:value="0.115598886" table:style-name="ce4">
            <text:p>0.115598886</text:p>
          </table:table-cell>
          <table:table-cell office:value-type="float" office:value="5.7589688299999997" table:style-name="ce4">
            <text:p>5.75896883</text:p>
          </table:table-cell>
          <table:table-cell table:number-columns-repeated="16368"/>
        </table:table-row>
        <table:table-row table:style-name="ro2">
          <table:table-cell office:value-type="percentage" office:value="0.2033898310283124" table:formula="of:=2/(1/[.N36]+1/[.O36])" table:style-name="ce8">
            <text:p>20.34%</text:p>
          </table:table-cell>
          <table:table-cell office:value-type="float" office:value="42.724051211705529" table:formula="of:=[.G36]/[.E36]" table:style-name="ce14">
            <text:p>42.72405121</text:p>
          </table:table-cell>
          <table:table-cell office:value-type="float" office:value="2160" table:style-name="ce18">
            <text:p>2160</text:p>
          </table:table-cell>
          <table:table-cell office:value-type="float" office:value="3240" table:style-name="ce20">
            <text:p>3240</text:p>
          </table:table-cell>
          <table:table-cell office:value-type="float" office:value="6.9984000000000002" table:formula="of:=[Sheet1.$C36]*[Sheet1.$D36]/1000000" table:style-name="ce16">
            <text:p>6.9984</text:p>
          </table:table-cell>
          <table:table-cell office:value-type="string" table:style-name="ce4">
            <text:p>test_img_0200_4k.jpg</text:p>
          </table:table-cell>
          <table:table-cell office:value-type="float" office:value="299" table:style-name="ce4">
            <text:p>299</text:p>
          </table:table-cell>
          <table:table-cell office:value-type="float" office:value="58" table:style-name="ce4">
            <text:p>58</text:p>
          </table:table-cell>
          <table:table-cell office:value-type="float" office:value="241" table:style-name="ce4">
            <text:p>241</text:p>
          </table:table-cell>
          <table:table-cell office:value-type="float" office:value="58081" table:style-name="ce4">
            <text:p>58081</text:p>
          </table:table-cell>
          <table:table-cell office:value-type="string" table:style-name="ce9">
            <text:p>80.60%</text:p>
          </table:table-cell>
          <table:table-cell office:value-type="float" office:value="76.415801630000004" table:style-name="ce4">
            <text:p>76.41580163</text:p>
          </table:table-cell>
          <table:table-cell office:value-type="float" office:value="0.96662894300000002" table:style-name="ce4">
            <text:p>0.966628943</text:p>
          </table:table-cell>
          <table:table-cell office:value-type="float" office:value="0.62068965499999995" table:style-name="ce4">
            <text:p>0.620689655</text:p>
          </table:table-cell>
          <table:table-cell office:value-type="float" office:value="0.121621622" table:style-name="ce4">
            <text:p>0.121621622</text:p>
          </table:table-cell>
          <table:table-cell office:value-type="float" office:value="2.1482498649999999" table:style-name="ce4">
            <text:p>2.148249865</text:p>
          </table:table-cell>
          <table:table-cell table:number-columns-repeated="16368"/>
        </table:table-row>
        <table:table-row table:style-name="ro2">
          <table:table-cell office:value-type="percentage" office:value="0.22993492391199929" table:formula="of:=2/(1/[.N37]+1/[.O37])" table:style-name="ce8">
            <text:p>22.99%</text:p>
          </table:table-cell>
          <table:table-cell office:value-type="float" office:value="18.59863571853683" table:formula="of:=[.G37]/[.E37]" table:style-name="ce14">
            <text:p>18.59863572</text:p>
          </table:table-cell>
          <table:table-cell office:value-type="float" office:value="2160" table:style-name="ce18">
            <text:p>2160</text:p>
          </table:table-cell>
          <table:table-cell office:value-type="float" office:value="3236" table:style-name="ce20">
            <text:p>3236</text:p>
          </table:table-cell>
          <table:table-cell office:value-type="float" office:value="6.9897600000000004" table:formula="of:=[Sheet1.$C37]*[Sheet1.$D37]/1000000" table:style-name="ce16">
            <text:p>6.98976</text:p>
          </table:table-cell>
          <table:table-cell office:value-type="string" table:style-name="ce4">
            <text:p>test_img_0042_4k.jpg</text:p>
          </table:table-cell>
          <table:table-cell office:value-type="float" office:value="130" table:style-name="ce4">
            <text:p>130</text:p>
          </table:table-cell>
          <table:table-cell office:value-type="float" office:value="333" table:style-name="ce4">
            <text:p>333</text:p>
          </table:table-cell>
          <table:table-cell office:value-type="float" office:value="203" table:style-name="ce4">
            <text:p>203</text:p>
          </table:table-cell>
          <table:table-cell office:value-type="float" office:value="41209" table:style-name="ce4">
            <text:p>41209</text:p>
          </table:table-cell>
          <table:table-cell office:value-type="string" table:style-name="ce9">
            <text:p>156.15%</text:p>
          </table:table-cell>
          <table:table-cell office:value-type="float" office:value="105.1060944" table:style-name="ce4">
            <text:p>105.1060944</text:p>
          </table:table-cell>
          <table:table-cell office:value-type="float" office:value="0.96601278800000001" table:style-name="ce4">
            <text:p>0.966012788</text:p>
          </table:table-cell>
          <table:table-cell office:value-type="float" office:value="0.15915915899999999" table:style-name="ce4">
            <text:p>0.159159159</text:p>
          </table:table-cell>
          <table:table-cell office:value-type="float" office:value="0.4140625" table:style-name="ce4">
            <text:p>0.4140625</text:p>
          </table:table-cell>
          <table:table-cell office:value-type="float" office:value="2.1613688469999999" table:style-name="ce4">
            <text:p>2.161368847</text:p>
          </table:table-cell>
          <table:table-cell table:number-columns-repeated="16368"/>
        </table:table-row>
        <table:table-row table:style-name="ro2">
          <table:table-cell office:value-type="percentage" office:value="0.23433242463757251" table:formula="of:=2/(1/[.N38]+1/[.O38])" table:style-name="ce8">
            <text:p>23.43%</text:p>
          </table:table-cell>
          <table:table-cell office:value-type="float" office:value="64.458734457334288" table:formula="of:=[.G38]/[.E38]" table:style-name="ce14">
            <text:p>64.45873446</text:p>
          </table:table-cell>
          <table:table-cell office:value-type="float" office:value="1772" table:style-name="ce18">
            <text:p>1772</text:p>
          </table:table-cell>
          <table:table-cell office:value-type="float" office:value="2644" table:style-name="ce20">
            <text:p>2644</text:p>
          </table:table-cell>
          <table:table-cell office:value-type="float" office:value="4.685168" table:formula="of:=[Sheet1.$C38]*[Sheet1.$D38]/1000000" table:style-name="ce16">
            <text:p>4.685168</text:p>
          </table:table-cell>
          <table:table-cell office:value-type="string" table:style-name="ce4">
            <text:p>test_img_0276.jpg</text:p>
          </table:table-cell>
          <table:table-cell office:value-type="float" office:value="302" table:style-name="ce4">
            <text:p>302</text:p>
          </table:table-cell>
          <table:table-cell office:value-type="float" office:value="67" table:style-name="ce4">
            <text:p>67</text:p>
          </table:table-cell>
          <table:table-cell office:value-type="float" office:value="235" table:style-name="ce4">
            <text:p>235</text:p>
          </table:table-cell>
          <table:table-cell office:value-type="float" office:value="55225" table:style-name="ce4">
            <text:p>55225</text:p>
          </table:table-cell>
          <table:table-cell office:value-type="string" table:style-name="ce9">
            <text:p>77.81%</text:p>
          </table:table-cell>
          <table:table-cell office:value-type="float" office:value="49.937513240000001" table:style-name="ce4">
            <text:p>49.93751324</text:p>
          </table:table-cell>
          <table:table-cell office:value-type="float" office:value="0.94763724400000005" table:style-name="ce4">
            <text:p>0.947637244</text:p>
          </table:table-cell>
          <table:table-cell office:value-type="float" office:value="0.64179104499999995" table:style-name="ce4">
            <text:p>0.641791045</text:p>
          </table:table-cell>
          <table:table-cell office:value-type="float" office:value="0.14333333300000001" table:style-name="ce4">
            <text:p>0.143333333</text:p>
          </table:table-cell>
          <table:table-cell office:value-type="float" office:value="1.1320295330000001" table:style-name="ce4">
            <text:p>1.132029533</text:p>
          </table:table-cell>
          <table:table-cell table:number-columns-repeated="16368"/>
        </table:table-row>
        <table:table-row table:style-name="ro2">
          <table:table-cell office:value-type="percentage" office:value="0.25196850352687594" table:formula="of:=2/(1/[.N39]+1/[.O39])" table:style-name="ce8">
            <text:p>25.20%</text:p>
          </table:table-cell>
          <table:table-cell office:value-type="float" office:value="64.661296237380427" table:formula="of:=[.G39]/[.E39]" table:style-name="ce14">
            <text:p>64.66129624</text:p>
          </table:table-cell>
          <table:table-cell office:value-type="float" office:value="2991" table:style-name="ce18">
            <text:p>2991</text:p>
          </table:table-cell>
          <table:table-cell office:value-type="float" office:value="6608" table:style-name="ce20">
            <text:p>6608</text:p>
          </table:table-cell>
          <table:table-cell office:value-type="float" office:value="19.764527999999999" table:formula="of:=[Sheet1.$C39]*[Sheet1.$D39]/1000000" table:style-name="ce16">
            <text:p>19.764528</text:p>
          </table:table-cell>
          <table:table-cell office:value-type="string" table:style-name="ce4">
            <text:p>test_img_0113.jpg</text:p>
          </table:table-cell>
          <table:table-cell office:value-type="float" office:value="1278" table:style-name="ce4">
            <text:p>1278</text:p>
          </table:table-cell>
          <table:table-cell office:value-type="float" office:value="393" table:style-name="ce4">
            <text:p>393</text:p>
          </table:table-cell>
          <table:table-cell office:value-type="float" office:value="885" table:style-name="ce4">
            <text:p>885</text:p>
          </table:table-cell>
          <table:table-cell office:value-type="float" office:value="783225" table:style-name="ce4">
            <text:p>783225</text:p>
          </table:table-cell>
          <table:table-cell office:value-type="string" table:style-name="ce9">
            <text:p>69.25%</text:p>
          </table:table-cell>
          <table:table-cell office:value-type="float" office:value="84.561794160000005" table:style-name="ce4">
            <text:p>84.56179416</text:p>
          </table:table-cell>
          <table:table-cell office:value-type="float" office:value="0.94376385600000001" table:style-name="ce4">
            <text:p>0.943763856</text:p>
          </table:table-cell>
          <table:table-cell office:value-type="float" office:value="0.52926208699999999" table:style-name="ce4">
            <text:p>0.529262087</text:p>
          </table:table-cell>
          <table:table-cell office:value-type="float" office:value="0.165341812" table:style-name="ce4">
            <text:p>0.165341812</text:p>
          </table:table-cell>
          <table:table-cell office:value-type="float" office:value="5.9764826299999996" table:style-name="ce4">
            <text:p>5.97648263</text:p>
          </table:table-cell>
          <table:table-cell table:number-columns-repeated="16368"/>
        </table:table-row>
        <table:table-row table:style-name="ro2">
          <table:table-cell office:value-type="percentage" office:value="0.25531914886471707" table:formula="of:=2/(1/[.N40]+1/[.O40])" table:style-name="ce8">
            <text:p>25.53%</text:p>
          </table:table-cell>
          <table:table-cell office:value-type="float" office:value="25.102119988133545" table:formula="of:=[.G40]/[.E40]" table:style-name="ce14">
            <text:p>25.10211999</text:p>
          </table:table-cell>
          <table:table-cell office:value-type="float" office:value="2160" table:style-name="ce18">
            <text:p>2160</text:p>
          </table:table-cell>
          <table:table-cell office:value-type="float" office:value="3246" table:style-name="ce20">
            <text:p>3246</text:p>
          </table:table-cell>
          <table:table-cell office:value-type="float" office:value="7.0113599999999998" table:formula="of:=[Sheet1.$C40]*[Sheet1.$D40]/1000000" table:style-name="ce16">
            <text:p>7.01136</text:p>
          </table:table-cell>
          <table:table-cell office:value-type="string" table:style-name="ce4">
            <text:p>test_img_0086_4k.jpg</text:p>
          </table:table-cell>
          <table:table-cell office:value-type="float" office:value="176" table:style-name="ce4">
            <text:p>176</text:p>
          </table:table-cell>
          <table:table-cell office:value-type="float" office:value="61" table:style-name="ce4">
            <text:p>61</text:p>
          </table:table-cell>
          <table:table-cell office:value-type="float" office:value="115" table:style-name="ce4">
            <text:p>115</text:p>
          </table:table-cell>
          <table:table-cell office:value-type="float" office:value="13225" table:style-name="ce4">
            <text:p>13225</text:p>
          </table:table-cell>
          <table:table-cell office:value-type="string" table:style-name="ce9">
            <text:p>65.34%</text:p>
          </table:table-cell>
          <table:table-cell office:value-type="float" office:value="79.25206403" table:style-name="ce4">
            <text:p>79.25206403</text:p>
          </table:table-cell>
          <table:table-cell office:value-type="float" office:value="0.96858805199999998" table:style-name="ce4">
            <text:p>0.968588052</text:p>
          </table:table-cell>
          <table:table-cell office:value-type="float" office:value="0.49180327899999998" table:style-name="ce4">
            <text:p>0.491803279</text:p>
          </table:table-cell>
          <table:table-cell office:value-type="float" office:value="0.17241379300000001" table:style-name="ce4">
            <text:p>0.172413793</text:p>
          </table:table-cell>
          <table:table-cell office:value-type="float" office:value="2.1685061449999998" table:style-name="ce4">
            <text:p>2.168506145</text:p>
          </table:table-cell>
          <table:table-cell table:number-columns-repeated="16368"/>
        </table:table-row>
        <table:table-row table:style-name="ro2">
          <table:table-cell office:value-type="percentage" office:value="0.27480915981364723" table:formula="of:=2/(1/[.N41]+1/[.O41])" table:style-name="ce8">
            <text:p>27.48%</text:p>
          </table:table-cell>
          <table:table-cell office:value-type="float" office:value="28.149291266575215" table:formula="of:=[.G41]/[.E41]" table:style-name="ce14">
            <text:p>28.14929127</text:p>
          </table:table-cell>
          <table:table-cell office:value-type="float" office:value="2160" table:style-name="ce18">
            <text:p>2160</text:p>
          </table:table-cell>
          <table:table-cell office:value-type="float" office:value="3240" table:style-name="ce20">
            <text:p>3240</text:p>
          </table:table-cell>
          <table:table-cell office:value-type="float" office:value="6.9984000000000002" table:formula="of:=[Sheet1.$C41]*[Sheet1.$D41]/1000000" table:style-name="ce16">
            <text:p>6.9984</text:p>
          </table:table-cell>
          <table:table-cell office:value-type="string" table:style-name="ce4">
            <text:p>test_img_0088_4k.jpg</text:p>
          </table:table-cell>
          <table:table-cell office:value-type="float" office:value="197" table:style-name="ce4">
            <text:p>197</text:p>
          </table:table-cell>
          <table:table-cell office:value-type="float" office:value="66" table:style-name="ce4">
            <text:p>66</text:p>
          </table:table-cell>
          <table:table-cell office:value-type="float" office:value="131" table:style-name="ce4">
            <text:p>131</text:p>
          </table:table-cell>
          <table:table-cell office:value-type="float" office:value="17161" table:style-name="ce4">
            <text:p>17161</text:p>
          </table:table-cell>
          <table:table-cell office:value-type="string" table:style-name="ce9">
            <text:p>66.50%</text:p>
          </table:table-cell>
          <table:table-cell office:value-type="float" office:value="74.937320569999997" table:style-name="ce4">
            <text:p>74.93732057</text:p>
          </table:table-cell>
          <table:table-cell office:value-type="float" office:value="0.97290102099999998" table:style-name="ce4">
            <text:p>0.972901021</text:p>
          </table:table-cell>
          <table:table-cell office:value-type="float" office:value="0.54545454500000001" table:style-name="ce4">
            <text:p>0.545454545</text:p>
          </table:table-cell>
          <table:table-cell office:value-type="float" office:value="0.18367346900000001" table:style-name="ce4">
            <text:p>0.183673469</text:p>
          </table:table-cell>
          <table:table-cell office:value-type="float" office:value="2.1678867340000001" table:style-name="ce4">
            <text:p>2.167886734</text:p>
          </table:table-cell>
          <table:table-cell table:number-columns-repeated="16368"/>
        </table:table-row>
        <table:table-row table:style-name="ro2">
          <table:table-cell office:value-type="percentage" office:value="0.2822580644433858" table:formula="of:=2/(1/[.N42]+1/[.O42])" table:style-name="ce8">
            <text:p>28.23%</text:p>
          </table:table-cell>
          <table:table-cell office:value-type="float" office:value="36.214192708333336" table:formula="of:=[.G42]/[.E42]" table:style-name="ce14">
            <text:p>36.21419271</text:p>
          </table:table-cell>
          <table:table-cell office:value-type="float" office:value="1920" table:style-name="ce18">
            <text:p>1920</text:p>
          </table:table-cell>
          <table:table-cell office:value-type="float" office:value="2560" table:style-name="ce20">
            <text:p>2560</text:p>
          </table:table-cell>
          <table:table-cell office:value-type="float" office:value="4.9151999999999996" table:formula="of:=[Sheet1.$C42]*[Sheet1.$D42]/1000000" table:style-name="ce16">
            <text:p>4.9152</text:p>
          </table:table-cell>
          <table:table-cell office:value-type="string" table:style-name="ce4">
            <text:p>test_img_0237.jpg</text:p>
          </table:table-cell>
          <table:table-cell office:value-type="float" office:value="178" table:style-name="ce4">
            <text:p>178</text:p>
          </table:table-cell>
          <table:table-cell office:value-type="float" office:value="71" table:style-name="ce4">
            <text:p>71</text:p>
          </table:table-cell>
          <table:table-cell office:value-type="float" office:value="107" table:style-name="ce4">
            <text:p>107</text:p>
          </table:table-cell>
          <table:table-cell office:value-type="float" office:value="11449" table:style-name="ce4">
            <text:p>11449</text:p>
          </table:table-cell>
          <table:table-cell office:value-type="string" table:style-name="ce9">
            <text:p>60.11%</text:p>
          </table:table-cell>
          <table:table-cell office:value-type="float" office:value="66.356856769999993" table:style-name="ce4">
            <text:p>66.35685677</text:p>
          </table:table-cell>
          <table:table-cell office:value-type="float" office:value="0.96766835399999995" table:style-name="ce4">
            <text:p>0.967668354</text:p>
          </table:table-cell>
          <table:table-cell office:value-type="float" office:value="0.49295774599999997" table:style-name="ce4">
            <text:p>0.492957746</text:p>
          </table:table-cell>
          <table:table-cell office:value-type="float" office:value="0.197740113" table:style-name="ce4">
            <text:p>0.197740113</text:p>
          </table:table-cell>
          <table:table-cell office:value-type="float" office:value="1.167737722" table:style-name="ce4">
            <text:p>1.167737722</text:p>
          </table:table-cell>
          <table:table-cell table:number-columns-repeated="16368"/>
        </table:table-row>
        <table:table-row table:style-name="ro2">
          <table:table-cell office:value-type="percentage" office:value="0.28440366968188702" table:formula="of:=2/(1/[.N43]+1/[.O43])" table:style-name="ce8">
            <text:p>28.44%</text:p>
          </table:table-cell>
          <table:table-cell office:value-type="float" office:value="59.023008241758248" table:formula="of:=[.G43]/[.E43]" table:style-name="ce14">
            <text:p>59.02300824</text:p>
          </table:table-cell>
          <table:table-cell office:value-type="float" office:value="1365" table:style-name="ce18">
            <text:p>1365</text:p>
          </table:table-cell>
          <table:table-cell office:value-type="float" office:value="2048" table:style-name="ce20">
            <text:p>2048</text:p>
          </table:table-cell>
          <table:table-cell office:value-type="float" office:value="2.7955199999999998" table:formula="of:=[Sheet1.$C43]*[Sheet1.$D43]/1000000" table:style-name="ce16">
            <text:p>2.79552</text:p>
          </table:table-cell>
          <table:table-cell office:value-type="string" table:style-name="ce4">
            <text:p>test_img_0326.jpg</text:p>
          </table:table-cell>
          <table:table-cell office:value-type="float" office:value="165" table:style-name="ce4">
            <text:p>165</text:p>
          </table:table-cell>
          <table:table-cell office:value-type="float" office:value="55" table:style-name="ce4">
            <text:p>55</text:p>
          </table:table-cell>
          <table:table-cell office:value-type="float" office:value="110" table:style-name="ce4">
            <text:p>110</text:p>
          </table:table-cell>
          <table:table-cell office:value-type="float" office:value="12100" table:style-name="ce4">
            <text:p>12100</text:p>
          </table:table-cell>
          <table:table-cell office:value-type="string" table:style-name="ce9">
            <text:p>66.67%</text:p>
          </table:table-cell>
          <table:table-cell office:value-type="float" office:value="43.703789030000003" table:style-name="ce4">
            <text:p>43.70378903</text:p>
          </table:table-cell>
          <table:table-cell office:value-type="float" office:value="0.95700105800000002" table:style-name="ce4">
            <text:p>0.957001058</text:p>
          </table:table-cell>
          <table:table-cell office:value-type="float" office:value="0.56363636399999995" table:style-name="ce4">
            <text:p>0.563636364</text:p>
          </table:table-cell>
          <table:table-cell office:value-type="float" office:value="0.19018404899999999" table:style-name="ce4">
            <text:p>0.190184049</text:p>
          </table:table-cell>
          <table:table-cell office:value-type="float" office:value="0.71873903299999997" table:style-name="ce4">
            <text:p>0.718739033</text:p>
          </table:table-cell>
          <table:table-cell table:number-columns-repeated="16368"/>
        </table:table-row>
        <table:table-row table:style-name="ro2">
          <table:table-cell office:value-type="percentage" office:value="0.2905263151997784" table:formula="of:=2/(1/[.N44]+1/[.O44])" table:style-name="ce8">
            <text:p>29.05%</text:p>
          </table:table-cell>
          <table:table-cell office:value-type="float" office:value="97.525233733020286" table:formula="of:=[.G44]/[.E44]" table:style-name="ce14">
            <text:p>97.52523373</text:p>
          </table:table-cell>
          <table:table-cell office:value-type="float" office:value="2848" table:style-name="ce18">
            <text:p>2848</text:p>
          </table:table-cell>
          <table:table-cell office:value-type="float" office:value="4288" table:style-name="ce20">
            <text:p>4288</text:p>
          </table:table-cell>
          <table:table-cell office:value-type="float" office:value="12.212224000000001" table:formula="of:=[Sheet1.$C44]*[Sheet1.$D44]/1000000" table:style-name="ce16">
            <text:p>12.212224</text:p>
          </table:table-cell>
          <table:table-cell office:value-type="string" table:style-name="ce4">
            <text:p>test_img_0225.jpg</text:p>
          </table:table-cell>
          <table:table-cell office:value-type="float" office:value="1191" table:style-name="ce4">
            <text:p>1191</text:p>
          </table:table-cell>
          <table:table-cell office:value-type="float" office:value="260" table:style-name="ce4">
            <text:p>260</text:p>
          </table:table-cell>
          <table:table-cell office:value-type="float" office:value="931" table:style-name="ce4">
            <text:p>931</text:p>
          </table:table-cell>
          <table:table-cell office:value-type="float" office:value="866761" table:style-name="ce4">
            <text:p>866761</text:p>
          </table:table-cell>
          <table:table-cell office:value-type="string" table:style-name="ce9">
            <text:p>78.17%</text:p>
          </table:table-cell>
          <table:table-cell office:value-type="float" office:value="55.73372466" table:style-name="ce4">
            <text:p>55.73372466</text:p>
          </table:table-cell>
          <table:table-cell office:value-type="float" office:value="0.92996650800000003" table:style-name="ce4">
            <text:p>0.929966508</text:p>
          </table:table-cell>
          <table:table-cell office:value-type="float" office:value="0.79615384600000005" table:style-name="ce4">
            <text:p>0.796153846</text:p>
          </table:table-cell>
          <table:table-cell office:value-type="float" office:value="0.17768240299999999" table:style-name="ce4">
            <text:p>0.177682403</text:p>
          </table:table-cell>
          <table:table-cell office:value-type="float" office:value="3.991358757" table:style-name="ce4">
            <text:p>3.991358757</text:p>
          </table:table-cell>
          <table:table-cell table:number-columns-repeated="16368"/>
        </table:table-row>
        <table:table-row table:style-name="ro2">
          <table:table-cell office:value-type="percentage" office:value="0.29770992338838065" table:formula="of:=2/(1/[.N45]+1/[.O45])" table:style-name="ce8">
            <text:p>29.77%</text:p>
          </table:table-cell>
          <table:table-cell office:value-type="float" office:value="23.028002050493399" table:formula="of:=[.G45]/[.E45]" table:style-name="ce14">
            <text:p>23.02800205</text:p>
          </table:table-cell>
          <table:table-cell office:value-type="float" office:value="2448" table:style-name="ce18">
            <text:p>2448</text:p>
          </table:table-cell>
          <table:table-cell office:value-type="float" office:value="3264" table:style-name="ce20">
            <text:p>3264</text:p>
          </table:table-cell>
          <table:table-cell office:value-type="float" office:value="7.990272" table:formula="of:=[Sheet1.$C45]*[Sheet1.$D45]/1000000" table:style-name="ce16">
            <text:p>7.990272</text:p>
          </table:table-cell>
          <table:table-cell office:value-type="string" table:style-name="ce4">
            <text:p>test_img_0251.jpg</text:p>
          </table:table-cell>
          <table:table-cell office:value-type="float" office:value="184" table:style-name="ce4">
            <text:p>184</text:p>
          </table:table-cell>
          <table:table-cell office:value-type="float" office:value="80" table:style-name="ce4">
            <text:p>80</text:p>
          </table:table-cell>
          <table:table-cell office:value-type="float" office:value="104" table:style-name="ce4">
            <text:p>104</text:p>
          </table:table-cell>
          <table:table-cell office:value-type="float" office:value="10816" table:style-name="ce4">
            <text:p>10816</text:p>
          </table:table-cell>
          <table:table-cell office:value-type="string" table:style-name="ce9">
            <text:p>56.52%</text:p>
          </table:table-cell>
          <table:table-cell office:value-type="float" office:value="101.7564868" table:style-name="ce4">
            <text:p>101.7564868</text:p>
          </table:table-cell>
          <table:table-cell office:value-type="float" office:value="0.97266532500000003" table:style-name="ce4">
            <text:p>0.972665325</text:p>
          </table:table-cell>
          <table:table-cell office:value-type="float" office:value="0.48749999999999999" table:style-name="ce4">
            <text:p>0.4875</text:p>
          </table:table-cell>
          <table:table-cell office:value-type="float" office:value="0.21428571399999999" table:style-name="ce4">
            <text:p>0.214285714</text:p>
          </table:table-cell>
          <table:table-cell office:value-type="float" office:value="1.7637073990000001" table:style-name="ce4">
            <text:p>1.763707399</text:p>
          </table:table-cell>
          <table:table-cell table:number-columns-repeated="16368"/>
        </table:table-row>
        <table:table-row table:style-name="ro2">
          <table:table-cell office:value-type="percentage" office:value="0.29824561347194189" table:formula="of:=2/(1/[.N46]+1/[.O46])" table:style-name="ce8">
            <text:p>29.82%</text:p>
          </table:table-cell>
          <table:table-cell office:value-type="float" office:value="126.81200438755384" table:formula="of:=[.G46]/[.E46]" table:style-name="ce14">
            <text:p>126.8120044</text:p>
          </table:table-cell>
          <table:table-cell office:value-type="float" office:value="2912" table:style-name="ce18">
            <text:p>2912</text:p>
          </table:table-cell>
          <table:table-cell office:value-type="float" office:value="4368" table:style-name="ce20">
            <text:p>4368</text:p>
          </table:table-cell>
          <table:table-cell office:value-type="float" office:value="12.719616" table:formula="of:=[Sheet1.$C46]*[Sheet1.$D46]/1000000" table:style-name="ce16">
            <text:p>12.719616</text:p>
          </table:table-cell>
          <table:table-cell office:value-type="string" table:style-name="ce4">
            <text:p>test_img_0322.jpg</text:p>
          </table:table-cell>
          <table:table-cell office:value-type="float" office:value="1613" table:style-name="ce4">
            <text:p>1613</text:p>
          </table:table-cell>
          <table:table-cell office:value-type="float" office:value="350" table:style-name="ce4">
            <text:p>350</text:p>
          </table:table-cell>
          <table:table-cell office:value-type="float" office:value="1263" table:style-name="ce4">
            <text:p>1263</text:p>
          </table:table-cell>
          <table:table-cell office:value-type="float" office:value="1595169" table:style-name="ce4">
            <text:p>1595169</text:p>
          </table:table-cell>
          <table:table-cell office:value-type="string" table:style-name="ce9">
            <text:p>78.30%</text:p>
          </table:table-cell>
          <table:table-cell office:value-type="float" office:value="46.524109230000001" table:style-name="ce4">
            <text:p>46.52410923</text:p>
          </table:table-cell>
          <table:table-cell office:value-type="float" office:value="0.92279245200000004" table:style-name="ce4">
            <text:p>0.922792452</text:p>
          </table:table-cell>
          <table:table-cell office:value-type="float" office:value="0.82571428599999996" table:style-name="ce4">
            <text:p>0.825714286</text:p>
          </table:table-cell>
          <table:table-cell office:value-type="float" office:value="0.181989924" table:style-name="ce4">
            <text:p>0.181989924</text:p>
          </table:table-cell>
          <table:table-cell office:value-type="float" office:value="4.3404929640000001" table:style-name="ce4">
            <text:p>4.340492964</text:p>
          </table:table-cell>
          <table:table-cell table:number-columns-repeated="16368"/>
        </table:table-row>
        <table:table-row table:style-name="ro2">
          <table:table-cell office:value-type="percentage" office:value="0.30882352968482379" table:formula="of:=2/(1/[.N47]+1/[.O47])" table:style-name="ce8">
            <text:p>30.88%</text:p>
          </table:table-cell>
          <table:table-cell office:value-type="float" office:value="56.942419825072882" table:formula="of:=[.G47]/[.E47]" table:style-name="ce14">
            <text:p>56.94241983</text:p>
          </table:table-cell>
          <table:table-cell office:value-type="float" office:value="1568" table:style-name="ce18">
            <text:p>1568</text:p>
          </table:table-cell>
          <table:table-cell office:value-type="float" office:value="2352" table:style-name="ce20">
            <text:p>2352</text:p>
          </table:table-cell>
          <table:table-cell office:value-type="float" office:value="3.6879360000000001" table:formula="of:=[Sheet1.$C47]*[Sheet1.$D47]/1000000" table:style-name="ce16">
            <text:p>3.687936</text:p>
          </table:table-cell>
          <table:table-cell office:value-type="string" table:style-name="ce4">
            <text:p>test_img_0193.jpg</text:p>
          </table:table-cell>
          <table:table-cell office:value-type="float" office:value="210" table:style-name="ce4">
            <text:p>210</text:p>
          </table:table-cell>
          <table:table-cell office:value-type="float" office:value="63" table:style-name="ce4">
            <text:p>63</text:p>
          </table:table-cell>
          <table:table-cell office:value-type="float" office:value="147" table:style-name="ce4">
            <text:p>147</text:p>
          </table:table-cell>
          <table:table-cell office:value-type="float" office:value="21609" table:style-name="ce4">
            <text:p>21609</text:p>
          </table:table-cell>
          <table:table-cell office:value-type="string" table:style-name="ce9">
            <text:p>70.00%</text:p>
          </table:table-cell>
          <table:table-cell office:value-type="float" office:value="76.927102640000001" table:style-name="ce4">
            <text:p>76.92710264</text:p>
          </table:table-cell>
          <table:table-cell office:value-type="float" office:value="0.96805363200000005" table:style-name="ce4">
            <text:p>0.968053632</text:p>
          </table:table-cell>
          <table:table-cell office:value-type="float" office:value="0.66666666699999999" table:style-name="ce4">
            <text:p>0.666666667</text:p>
          </table:table-cell>
          <table:table-cell office:value-type="float" office:value="0.200956938" table:style-name="ce4">
            <text:p>0.200956938</text:p>
          </table:table-cell>
          <table:table-cell office:value-type="float" office:value="1.0326659680000001" table:style-name="ce4">
            <text:p>1.032665968</text:p>
          </table:table-cell>
          <table:table-cell table:number-columns-repeated="16368"/>
        </table:table-row>
        <table:table-row table:style-name="ro2">
          <table:table-cell office:value-type="percentage" office:value="0.31144781115523507" table:formula="of:=2/(1/[.N48]+1/[.O48])" table:style-name="ce8">
            <text:p>31.14%</text:p>
          </table:table-cell>
          <table:table-cell office:value-type="float" office:value="49.285818901463188" table:formula="of:=[.G48]/[.E48]" table:style-name="ce14">
            <text:p>49.2858189</text:p>
          </table:table-cell>
          <table:table-cell office:value-type="float" office:value="3456" table:style-name="ce18">
            <text:p>3456</text:p>
          </table:table-cell>
          <table:table-cell office:value-type="float" office:value="5184" table:style-name="ce20">
            <text:p>5184</text:p>
          </table:table-cell>
          <table:table-cell office:value-type="float" office:value="17.915904000000001" table:formula="of:=[Sheet1.$C48]*[Sheet1.$D48]/1000000" table:style-name="ce16">
            <text:p>17.915904</text:p>
          </table:table-cell>
          <table:table-cell office:value-type="string" table:style-name="ce4">
            <text:p>test_img_0173.jpg</text:p>
          </table:table-cell>
          <table:table-cell office:value-type="float" office:value="883" table:style-name="ce4">
            <text:p>883</text:p>
          </table:table-cell>
          <table:table-cell office:value-type="float" office:value="311" table:style-name="ce4">
            <text:p>311</text:p>
          </table:table-cell>
          <table:table-cell office:value-type="float" office:value="572" table:style-name="ce4">
            <text:p>572</text:p>
          </table:table-cell>
          <table:table-cell office:value-type="float" office:value="327184" table:style-name="ce4">
            <text:p>327184</text:p>
          </table:table-cell>
          <table:table-cell office:value-type="string" table:style-name="ce9">
            <text:p>64.78%</text:p>
          </table:table-cell>
          <table:table-cell office:value-type="float" office:value="71.072680410000004" table:style-name="ce4">
            <text:p>71.07268041</text:p>
          </table:table-cell>
          <table:table-cell office:value-type="float" office:value="0.95639249100000001" table:style-name="ce4">
            <text:p>0.956392491</text:p>
          </table:table-cell>
          <table:table-cell office:value-type="float" office:value="0.59485530499999995" table:style-name="ce4">
            <text:p>0.594855305</text:p>
          </table:table-cell>
          <table:table-cell office:value-type="float" office:value="0.210946408" table:style-name="ce4">
            <text:p>0.210946408</text:p>
          </table:table-cell>
          <table:table-cell office:value-type="float" office:value="5.9474580289999999" table:style-name="ce4">
            <text:p>5.947458029</text:p>
          </table:table-cell>
          <table:table-cell table:number-columns-repeated="16368"/>
        </table:table-row>
        <table:table-row table:style-name="ro2">
          <table:table-cell office:value-type="percentage" office:value="0.3258426971088404" table:formula="of:=2/(1/[.N49]+1/[.O49])" table:style-name="ce8">
            <text:p>32.58%</text:p>
          </table:table-cell>
          <table:table-cell office:value-type="float" office:value="56.63568047870158" table:formula="of:=[.G49]/[.E49]" table:style-name="ce14">
            <text:p>56.63568048</text:p>
          </table:table-cell>
          <table:table-cell office:value-type="float" office:value="1825" table:style-name="ce18">
            <text:p>1825</text:p>
          </table:table-cell>
          <table:table-cell office:value-type="float" office:value="2738" table:style-name="ce20">
            <text:p>2738</text:p>
          </table:table-cell>
          <table:table-cell office:value-type="float" office:value="4.9968500000000002" table:formula="of:=[Sheet1.$C49]*[Sheet1.$D49]/1000000" table:style-name="ce16">
            <text:p>4.99685</text:p>
          </table:table-cell>
          <table:table-cell office:value-type="string" table:style-name="ce4">
            <text:p>test_img_0085.jpg</text:p>
          </table:table-cell>
          <table:table-cell office:value-type="float" office:value="283" table:style-name="ce4">
            <text:p>283</text:p>
          </table:table-cell>
          <table:table-cell office:value-type="float" office:value="79" table:style-name="ce4">
            <text:p>79</text:p>
          </table:table-cell>
          <table:table-cell office:value-type="float" office:value="204" table:style-name="ce4">
            <text:p>204</text:p>
          </table:table-cell>
          <table:table-cell office:value-type="float" office:value="41616" table:style-name="ce4">
            <text:p>41616</text:p>
          </table:table-cell>
          <table:table-cell office:value-type="string" table:style-name="ce9">
            <text:p>72.08%</text:p>
          </table:table-cell>
          <table:table-cell office:value-type="float" office:value="47.566141500000001" table:style-name="ce4">
            <text:p>47.5661415</text:p>
          </table:table-cell>
          <table:table-cell office:value-type="float" office:value="0.95699780899999998" table:style-name="ce4">
            <text:p>0.956997809</text:p>
          </table:table-cell>
          <table:table-cell office:value-type="float" office:value="0.73417721499999999" table:style-name="ce4">
            <text:p>0.734177215</text:p>
          </table:table-cell>
          <table:table-cell office:value-type="float" office:value="0.20938628200000001" table:style-name="ce4">
            <text:p>0.209386282</text:p>
          </table:table-cell>
          <table:table-cell office:value-type="float" office:value="1.325045824" table:style-name="ce4">
            <text:p>1.325045824</text:p>
          </table:table-cell>
          <table:table-cell table:number-columns-repeated="16368"/>
        </table:table-row>
        <table:table-row table:style-name="ro2">
          <table:table-cell office:value-type="percentage" office:value="0.33103448234720573" table:formula="of:=2/(1/[.N50]+1/[.O50])" table:style-name="ce8">
            <text:p>33.10%</text:p>
          </table:table-cell>
          <table:table-cell office:value-type="float" office:value="30.221193415637863" table:formula="of:=[.G50]/[.E50]" table:style-name="ce14">
            <text:p>30.22119342</text:p>
          </table:table-cell>
          <table:table-cell office:value-type="float" office:value="2160" table:style-name="ce18">
            <text:p>2160</text:p>
          </table:table-cell>
          <table:table-cell office:value-type="float" office:value="2880" table:style-name="ce20">
            <text:p>2880</text:p>
          </table:table-cell>
          <table:table-cell office:value-type="float" office:value="6.2207999999999997" table:formula="of:=[Sheet1.$C50]*[Sheet1.$D50]/1000000" table:style-name="ce16">
            <text:p>6.2208</text:p>
          </table:table-cell>
          <table:table-cell office:value-type="string" table:style-name="ce4">
            <text:p>test_img_0108_4k.jpg</text:p>
          </table:table-cell>
          <table:table-cell office:value-type="float" office:value="188" table:style-name="ce4">
            <text:p>188</text:p>
          </table:table-cell>
          <table:table-cell office:value-type="float" office:value="105" table:style-name="ce4">
            <text:p>105</text:p>
          </table:table-cell>
          <table:table-cell office:value-type="float" office:value="83" table:style-name="ce4">
            <text:p>83</text:p>
          </table:table-cell>
          <table:table-cell office:value-type="float" office:value="6889" table:style-name="ce4">
            <text:p>6889</text:p>
          </table:table-cell>
          <table:table-cell office:value-type="string" table:style-name="ce9">
            <text:p>44.15%</text:p>
          </table:table-cell>
          <table:table-cell office:value-type="float" office:value="88.395304920000001" table:style-name="ce4">
            <text:p>88.39530492</text:p>
          </table:table-cell>
          <table:table-cell office:value-type="float" office:value="0.95858285200000004" table:style-name="ce4">
            <text:p>0.958582852</text:p>
          </table:table-cell>
          <table:table-cell office:value-type="float" office:value="0.45714285700000001" table:style-name="ce4">
            <text:p>0.457142857</text:p>
          </table:table-cell>
          <table:table-cell office:value-type="float" office:value="0.259459459" table:style-name="ce4">
            <text:p>0.259459459</text:p>
          </table:table-cell>
          <table:table-cell office:value-type="float" office:value="2.0113663669999999" table:style-name="ce4">
            <text:p>2.011366367</text:p>
          </table:table-cell>
          <table:table-cell table:number-columns-repeated="16368"/>
        </table:table-row>
        <table:table-row table:style-name="ro2">
          <table:table-cell office:value-type="percentage" office:value="0.33846153866666667" table:formula="of:=2/(1/[.N51]+1/[.O51])" table:style-name="ce8">
            <text:p>33.85%</text:p>
          </table:table-cell>
          <table:table-cell office:value-type="float" office:value="19.004343850022863" table:formula="of:=[.G51]/[.E51]" table:style-name="ce14">
            <text:p>19.00434385</text:p>
          </table:table-cell>
          <table:table-cell office:value-type="float" office:value="2160" table:style-name="ce18">
            <text:p>2160</text:p>
          </table:table-cell>
          <table:table-cell office:value-type="float" office:value="3240" table:style-name="ce20">
            <text:p>3240</text:p>
          </table:table-cell>
          <table:table-cell office:value-type="float" office:value="6.9984000000000002" table:formula="of:=[Sheet1.$C51]*[Sheet1.$D51]/1000000" table:style-name="ce16">
            <text:p>6.9984</text:p>
          </table:table-cell>
          <table:table-cell office:value-type="string" table:style-name="ce4">
            <text:p>test_img_0020_4k.jpg</text:p>
          </table:table-cell>
          <table:table-cell office:value-type="float" office:value="133" table:style-name="ce4">
            <text:p>133</text:p>
          </table:table-cell>
          <table:table-cell office:value-type="float" office:value="65" table:style-name="ce4">
            <text:p>65</text:p>
          </table:table-cell>
          <table:table-cell office:value-type="float" office:value="68" table:style-name="ce4">
            <text:p>68</text:p>
          </table:table-cell>
          <table:table-cell office:value-type="float" office:value="4624" table:style-name="ce4">
            <text:p>4624</text:p>
          </table:table-cell>
          <table:table-cell office:value-type="string" table:style-name="ce9">
            <text:p>51.13%</text:p>
          </table:table-cell>
          <table:table-cell office:value-type="float" office:value="87.555592520000005" table:style-name="ce4">
            <text:p>87.55559252</text:p>
          </table:table-cell>
          <table:table-cell office:value-type="float" office:value="0.98409601999999996" table:style-name="ce4">
            <text:p>0.98409602</text:p>
          </table:table-cell>
          <table:table-cell office:value-type="float" office:value="0.50769230799999998" table:style-name="ce4">
            <text:p>0.507692308</text:p>
          </table:table-cell>
          <table:table-cell office:value-type="float" office:value="0.25384615399999999" table:style-name="ce4">
            <text:p>0.253846154</text:p>
          </table:table-cell>
          <table:table-cell office:value-type="float" office:value="2.16759944" table:style-name="ce4">
            <text:p>2.16759944</text:p>
          </table:table-cell>
          <table:table-cell table:number-columns-repeated="16368"/>
        </table:table-row>
        <table:table-row table:style-name="ro2">
          <table:table-cell office:value-type="percentage" office:value="0.35638297896435034" table:formula="of:=2/(1/[.N52]+1/[.O52])" table:style-name="ce8">
            <text:p>35.64%</text:p>
          </table:table-cell>
          <table:table-cell office:value-type="float" office:value="58.346669714982475" table:formula="of:=[.G52]/[.E52]" table:style-name="ce14">
            <text:p>58.34666971</text:p>
          </table:table-cell>
          <table:table-cell office:value-type="float" office:value="1944" table:style-name="ce18">
            <text:p>1944</text:p>
          </table:table-cell>
          <table:table-cell office:value-type="float" office:value="2592" table:style-name="ce20">
            <text:p>2592</text:p>
          </table:table-cell>
          <table:table-cell office:value-type="float" office:value="5.0388479999999998" table:formula="of:=[Sheet1.$C52]*[Sheet1.$D52]/1000000" table:style-name="ce16">
            <text:p>5.038848</text:p>
          </table:table-cell>
          <table:table-cell office:value-type="string" table:style-name="ce4">
            <text:p>test_img_0132.jpg</text:p>
          </table:table-cell>
          <table:table-cell office:value-type="float" office:value="294" table:style-name="ce4">
            <text:p>294</text:p>
          </table:table-cell>
          <table:table-cell office:value-type="float" office:value="86" table:style-name="ce4">
            <text:p>86</text:p>
          </table:table-cell>
          <table:table-cell office:value-type="float" office:value="208" table:style-name="ce4">
            <text:p>208</text:p>
          </table:table-cell>
          <table:table-cell office:value-type="float" office:value="43264" table:style-name="ce4">
            <text:p>43264</text:p>
          </table:table-cell>
          <table:table-cell office:value-type="string" table:style-name="ce9">
            <text:p>70.75%</text:p>
          </table:table-cell>
          <table:table-cell office:value-type="float" office:value="55.923537920000001" table:style-name="ce4">
            <text:p>55.92353792</text:p>
          </table:table-cell>
          <table:table-cell office:value-type="float" office:value="0.96513274900000001" table:style-name="ce4">
            <text:p>0.965132749</text:p>
          </table:table-cell>
          <table:table-cell office:value-type="float" office:value="0.77906976699999997" table:style-name="ce4">
            <text:p>0.779069767</text:p>
          </table:table-cell>
          <table:table-cell office:value-type="float" office:value="0.23103448300000001" table:style-name="ce4">
            <text:p>0.231034483</text:p>
          </table:table-cell>
          <table:table-cell office:value-type="float" office:value="1.2735693450000001" table:style-name="ce4">
            <text:p>1.273569345</text:p>
          </table:table-cell>
          <table:table-cell table:number-columns-repeated="16368"/>
        </table:table-row>
        <table:table-row table:style-name="ro2">
          <table:table-cell office:value-type="percentage" office:value="0.35761589393471777" table:formula="of:=2/(1/[.N53]+1/[.O53])" table:style-name="ce8">
            <text:p>35.76%</text:p>
          </table:table-cell>
          <table:table-cell office:value-type="float" office:value="74.979520635079652" table:formula="of:=[.G53]/[.E53]" table:style-name="ce14">
            <text:p>74.97952064</text:p>
          </table:table-cell>
          <table:table-cell office:value-type="float" office:value="1463" table:style-name="ce18">
            <text:p>1463</text:p>
          </table:table-cell>
          <table:table-cell office:value-type="float" office:value="2197" table:style-name="ce20">
            <text:p>2197</text:p>
          </table:table-cell>
          <table:table-cell office:value-type="float" office:value="3.2142110000000002" table:formula="of:=[Sheet1.$C53]*[Sheet1.$D53]/1000000" table:style-name="ce16">
            <text:p>3.214211</text:p>
          </table:table-cell>
          <table:table-cell office:value-type="string" table:style-name="ce4">
            <text:p>test_img_0283.jpg</text:p>
          </table:table-cell>
          <table:table-cell office:value-type="float" office:value="241" table:style-name="ce4">
            <text:p>241</text:p>
          </table:table-cell>
          <table:table-cell office:value-type="float" office:value="61" table:style-name="ce4">
            <text:p>61</text:p>
          </table:table-cell>
          <table:table-cell office:value-type="float" office:value="180" table:style-name="ce4">
            <text:p>180</text:p>
          </table:table-cell>
          <table:table-cell office:value-type="float" office:value="32400" table:style-name="ce4">
            <text:p>32400</text:p>
          </table:table-cell>
          <table:table-cell office:value-type="string" table:style-name="ce9">
            <text:p>74.69%</text:p>
          </table:table-cell>
          <table:table-cell office:value-type="float" office:value="53.353532080000001" table:style-name="ce4">
            <text:p>53.35353208</text:p>
          </table:table-cell>
          <table:table-cell office:value-type="float" office:value="0.94541204499999998" table:style-name="ce4">
            <text:p>0.945412045</text:p>
          </table:table-cell>
          <table:table-cell office:value-type="float" office:value="0.885245901" table:style-name="ce4">
            <text:p>0.885245901</text:p>
          </table:table-cell>
          <table:table-cell office:value-type="float" office:value="0.22406639" table:style-name="ce4">
            <text:p>0.22406639</text:p>
          </table:table-cell>
          <table:table-cell office:value-type="float" office:value="0.78393053999999995" table:style-name="ce4">
            <text:p>0.78393054</text:p>
          </table:table-cell>
          <table:table-cell table:number-columns-repeated="16368"/>
        </table:table-row>
        <table:table-row table:style-name="ro2">
          <table:table-cell office:value-type="percentage" office:value="0.35971222972508904" table:formula="of:=2/(1/[.N54]+1/[.O54])" table:style-name="ce8">
            <text:p>35.97%</text:p>
          </table:table-cell>
          <table:table-cell office:value-type="float" office:value="62.97189062340577" table:formula="of:=[.G54]/[.E54]" table:style-name="ce14">
            <text:p>62.97189062</text:p>
          </table:table-cell>
          <table:table-cell office:value-type="float" office:value="2592" table:style-name="ce18">
            <text:p>2592</text:p>
          </table:table-cell>
          <table:table-cell office:value-type="float" office:value="3872" table:style-name="ce20">
            <text:p>3872</text:p>
          </table:table-cell>
          <table:table-cell office:value-type="float" office:value="10.036224000000001" table:formula="of:=[Sheet1.$C54]*[Sheet1.$D54]/1000000" table:style-name="ce16">
            <text:p>10.036224</text:p>
          </table:table-cell>
          <table:table-cell office:value-type="string" table:style-name="ce4">
            <text:p>test_img_0138.jpg</text:p>
          </table:table-cell>
          <table:table-cell office:value-type="float" office:value="632" table:style-name="ce4">
            <text:p>632</text:p>
          </table:table-cell>
          <table:table-cell office:value-type="float" office:value="208" table:style-name="ce4">
            <text:p>208</text:p>
          </table:table-cell>
          <table:table-cell office:value-type="float" office:value="424" table:style-name="ce4">
            <text:p>424</text:p>
          </table:table-cell>
          <table:table-cell office:value-type="float" office:value="179776" table:style-name="ce4">
            <text:p>179776</text:p>
          </table:table-cell>
          <table:table-cell office:value-type="string" table:style-name="ce9">
            <text:p>67.09%</text:p>
          </table:table-cell>
          <table:table-cell office:value-type="float" office:value="61.05812813" table:style-name="ce4">
            <text:p>61.05812813</text:p>
          </table:table-cell>
          <table:table-cell office:value-type="float" office:value="0.96056973899999998" table:style-name="ce4">
            <text:p>0.960569739</text:p>
          </table:table-cell>
          <table:table-cell office:value-type="float" office:value="0.72115384599999999" table:style-name="ce4">
            <text:p>0.721153846</text:p>
          </table:table-cell>
          <table:table-cell office:value-type="float" office:value="0.23961661300000001" table:style-name="ce4">
            <text:p>0.239616613</text:p>
          </table:table-cell>
          <table:table-cell office:value-type="float" office:value="3.3233115670000002" table:style-name="ce4">
            <text:p>3.323311567</text:p>
          </table:table-cell>
          <table:table-cell table:number-columns-repeated="16368"/>
        </table:table-row>
        <table:table-row table:style-name="ro2">
          <table:table-cell office:value-type="percentage" office:value="0.3718592969061893" table:formula="of:=2/(1/[.N55]+1/[.O55])" table:style-name="ce8">
            <text:p>37.19%</text:p>
          </table:table-cell>
          <table:table-cell office:value-type="float" office:value="48.476018782492034" table:formula="of:=[.G55]/[.E55]" table:style-name="ce14">
            <text:p>48.47601878</text:p>
          </table:table-cell>
          <table:table-cell office:value-type="float" office:value="1424" table:style-name="ce18">
            <text:p>1424</text:p>
          </table:table-cell>
          <table:table-cell office:value-type="float" office:value="2144" table:style-name="ce20">
            <text:p>2144</text:p>
          </table:table-cell>
          <table:table-cell office:value-type="float" office:value="3.0530560000000002" table:formula="of:=[Sheet1.$C55]*[Sheet1.$D55]/1000000" table:style-name="ce16">
            <text:p>3.053056</text:p>
          </table:table-cell>
          <table:table-cell office:value-type="string" table:style-name="ce4">
            <text:p>test_img_0170.jpg</text:p>
          </table:table-cell>
          <table:table-cell office:value-type="float" office:value="148" table:style-name="ce4">
            <text:p>148</text:p>
          </table:table-cell>
          <table:table-cell office:value-type="float" office:value="53" table:style-name="ce4">
            <text:p>53</text:p>
          </table:table-cell>
          <table:table-cell office:value-type="float" office:value="95" table:style-name="ce4">
            <text:p>95</text:p>
          </table:table-cell>
          <table:table-cell office:value-type="float" office:value="9025" table:style-name="ce4">
            <text:p>9025</text:p>
          </table:table-cell>
          <table:table-cell office:value-type="string" table:style-name="ce9">
            <text:p>64.19%</text:p>
          </table:table-cell>
          <table:table-cell office:value-type="float" office:value="55.78372538" table:style-name="ce4">
            <text:p>55.78372538</text:p>
          </table:table-cell>
          <table:table-cell office:value-type="float" office:value="0.96632681300000001" table:style-name="ce4">
            <text:p>0.966326813</text:p>
          </table:table-cell>
          <table:table-cell office:value-type="float" office:value="0.69811320700000001" table:style-name="ce4">
            <text:p>0.698113207</text:p>
          </table:table-cell>
          <table:table-cell office:value-type="float" office:value="0.25342465800000002" table:style-name="ce4">
            <text:p>0.253424658</text:p>
          </table:table-cell>
          <table:table-cell office:value-type="float" office:value="0.75923728899999998" table:style-name="ce4">
            <text:p>0.759237289</text:p>
          </table:table-cell>
          <table:table-cell table:number-columns-repeated="16368"/>
        </table:table-row>
        <table:table-row table:style-name="ro2">
          <table:table-cell office:value-type="percentage" office:value="0.37241379281189063" table:formula="of:=2/(1/[.N56]+1/[.O56])" table:style-name="ce8">
            <text:p>37.24%</text:p>
          </table:table-cell>
          <table:table-cell office:value-type="float" office:value="32.031570315703156" table:formula="of:=[.G56]/[.E56]" table:style-name="ce14">
            <text:p>32.03157032</text:p>
          </table:table-cell>
          <table:table-cell office:value-type="float" office:value="2160" table:style-name="ce18">
            <text:p>2160</text:p>
          </table:table-cell>
          <table:table-cell office:value-type="float" office:value="3252" table:style-name="ce20">
            <text:p>3252</text:p>
          </table:table-cell>
          <table:table-cell office:value-type="float" office:value="7.0243200000000003" table:formula="of:=[Sheet1.$C56]*[Sheet1.$D56]/1000000" table:style-name="ce16">
            <text:p>7.02432</text:p>
          </table:table-cell>
          <table:table-cell office:value-type="string" table:style-name="ce4">
            <text:p>test_img_0014_4k.jpg</text:p>
          </table:table-cell>
          <table:table-cell office:value-type="float" office:value="225" table:style-name="ce4">
            <text:p>225</text:p>
          </table:table-cell>
          <table:table-cell office:value-type="float" office:value="68" table:style-name="ce4">
            <text:p>68</text:p>
          </table:table-cell>
          <table:table-cell office:value-type="float" office:value="157" table:style-name="ce4">
            <text:p>157</text:p>
          </table:table-cell>
          <table:table-cell office:value-type="float" office:value="24649" table:style-name="ce4">
            <text:p>24649</text:p>
          </table:table-cell>
          <table:table-cell office:value-type="string" table:style-name="ce9">
            <text:p>69.78%</text:p>
          </table:table-cell>
          <table:table-cell office:value-type="float" office:value="91.262723179999995" table:style-name="ce4">
            <text:p>91.26272318</text:p>
          </table:table-cell>
          <table:table-cell office:value-type="float" office:value="0.97578758399999999" table:style-name="ce4">
            <text:p>0.975787584</text:p>
          </table:table-cell>
          <table:table-cell office:value-type="float" office:value="0.79411764699999998" table:style-name="ce4">
            <text:p>0.794117647</text:p>
          </table:table-cell>
          <table:table-cell office:value-type="float" office:value="0.243243243" table:style-name="ce4">
            <text:p>0.243243243</text:p>
          </table:table-cell>
          <table:table-cell office:value-type="float" office:value="2.172720671" table:style-name="ce4">
            <text:p>2.172720671</text:p>
          </table:table-cell>
          <table:table-cell table:number-columns-repeated="16368"/>
        </table:table-row>
        <table:table-row table:style-name="ro2">
          <table:table-cell office:value-type="percentage" office:value="0.38968481367128349" table:formula="of:=2/(1/[.N57]+1/[.O57])" table:style-name="ce8">
            <text:p>38.97%</text:p>
          </table:table-cell>
          <table:table-cell office:value-type="float" office:value="21.007185906351413" table:formula="of:=[.G57]/[.E57]" table:style-name="ce14">
            <text:p>21.00718591</text:p>
          </table:table-cell>
          <table:table-cell office:value-type="float" office:value="2157" table:style-name="ce18">
            <text:p>2157</text:p>
          </table:table-cell>
          <table:table-cell office:value-type="float" office:value="3840" table:style-name="ce20">
            <text:p>3840</text:p>
          </table:table-cell>
          <table:table-cell office:value-type="float" office:value="8.2828800000000005" table:formula="of:=[Sheet1.$C57]*[Sheet1.$D57]/1000000" table:style-name="ce16">
            <text:p>8.28288</text:p>
          </table:table-cell>
          <table:table-cell office:value-type="string" table:style-name="ce4">
            <text:p>test_img_0169_4k.jpg</text:p>
          </table:table-cell>
          <table:table-cell office:value-type="float" office:value="174" table:style-name="ce4">
            <text:p>174</text:p>
          </table:table-cell>
          <table:table-cell office:value-type="float" office:value="179" table:style-name="ce4">
            <text:p>179</text:p>
          </table:table-cell>
          <table:table-cell office:value-type="float" office:value="5" table:style-name="ce4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9">
            <text:p>2.87%</text:p>
          </table:table-cell>
          <table:table-cell office:value-type="float" office:value="107.1552307" table:style-name="ce4">
            <text:p>107.1552307</text:p>
          </table:table-cell>
          <table:table-cell office:value-type="float" office:value="0.98738836600000002" table:style-name="ce4">
            <text:p>0.987388366</text:p>
          </table:table-cell>
          <table:table-cell office:value-type="float" office:value="0.37988826799999997" table:style-name="ce4">
            <text:p>0.379888268</text:p>
          </table:table-cell>
          <table:table-cell office:value-type="float" office:value="0.4" table:style-name="ce4">
            <text:p>0.4</text:p>
          </table:table-cell>
          <table:table-cell office:value-type="float" office:value="2.5399520400000002" table:style-name="ce4">
            <text:p>2.53995204</text:p>
          </table:table-cell>
          <table:table-cell table:number-columns-repeated="16368"/>
        </table:table-row>
        <table:table-row table:style-name="ro2">
          <table:table-cell office:value-type="percentage" office:value="0.39446366736421379" table:formula="of:=2/(1/[.N58]+1/[.O58])" table:style-name="ce8">
            <text:p>39.45%</text:p>
          </table:table-cell>
          <table:table-cell office:value-type="float" office:value="56.197407709011941" table:formula="of:=[.G58]/[.E58]" table:style-name="ce14">
            <text:p>56.19740771</text:p>
          </table:table-cell>
          <table:table-cell office:value-type="float" office:value="3264" table:style-name="ce18">
            <text:p>3264</text:p>
          </table:table-cell>
          <table:table-cell office:value-type="float" office:value="4912" table:style-name="ce20">
            <text:p>4912</text:p>
          </table:table-cell>
          <table:table-cell office:value-type="float" office:value="16.032768000000001" table:formula="of:=[Sheet1.$C58]*[Sheet1.$D58]/1000000" table:style-name="ce16">
            <text:p>16.032768</text:p>
          </table:table-cell>
          <table:table-cell office:value-type="string" table:style-name="ce4">
            <text:p>test_img_0152.jpg</text:p>
          </table:table-cell>
          <table:table-cell office:value-type="float" office:value="901" table:style-name="ce4">
            <text:p>901</text:p>
          </table:table-cell>
          <table:table-cell office:value-type="float" office:value="274" table:style-name="ce4">
            <text:p>274</text:p>
          </table:table-cell>
          <table:table-cell office:value-type="float" office:value="627" table:style-name="ce4">
            <text:p>627</text:p>
          </table:table-cell>
          <table:table-cell office:value-type="float" office:value="393129" table:style-name="ce4">
            <text:p>393129</text:p>
          </table:table-cell>
          <table:table-cell office:value-type="string" table:style-name="ce9">
            <text:p>69.59%</text:p>
          </table:table-cell>
          <table:table-cell office:value-type="float" office:value="90.390103629999999" table:style-name="ce4">
            <text:p>90.39010363</text:p>
          </table:table-cell>
          <table:table-cell office:value-type="float" office:value="0.95933630999999997" table:style-name="ce4">
            <text:p>0.95933631</text:p>
          </table:table-cell>
          <table:table-cell office:value-type="float" office:value="0.832116788" table:style-name="ce4">
            <text:p>0.832116788</text:p>
          </table:table-cell>
          <table:table-cell office:value-type="float" office:value="0.25850340100000002" table:style-name="ce4">
            <text:p>0.258503401</text:p>
          </table:table-cell>
          <table:table-cell office:value-type="float" office:value="5.0738370420000001" table:style-name="ce4">
            <text:p>5.073837042</text:p>
          </table:table-cell>
          <table:table-cell table:number-columns-repeated="16368"/>
        </table:table-row>
        <table:table-row table:style-name="ro2">
          <table:table-cell office:value-type="percentage" office:value="0.40892193296123602" table:formula="of:=2/(1/[.N59]+1/[.O59])" table:style-name="ce8">
            <text:p>40.89%</text:p>
          </table:table-cell>
          <table:table-cell office:value-type="float" office:value="63.548368566176464" table:formula="of:=[.G59]/[.E59]" table:style-name="ce14">
            <text:p>63.54836857</text:p>
          </table:table-cell>
          <table:table-cell office:value-type="float" office:value="1360" table:style-name="ce18">
            <text:p>1360</text:p>
          </table:table-cell>
          <table:table-cell office:value-type="float" office:value="2048" table:style-name="ce20">
            <text:p>2048</text:p>
          </table:table-cell>
          <table:table-cell office:value-type="float" office:value="2.7852800000000002" table:formula="of:=[Sheet1.$C59]*[Sheet1.$D59]/1000000" table:style-name="ce16">
            <text:p>2.78528</text:p>
          </table:table-cell>
          <table:table-cell office:value-type="string" table:style-name="ce4">
            <text:p>test_img_0046.jpg</text:p>
          </table:table-cell>
          <table:table-cell office:value-type="float" office:value="177" table:style-name="ce4">
            <text:p>177</text:p>
          </table:table-cell>
          <table:table-cell office:value-type="float" office:value="95" table:style-name="ce4">
            <text:p>95</text:p>
          </table:table-cell>
          <table:table-cell office:value-type="float" office:value="82" table:style-name="ce4">
            <text:p>82</text:p>
          </table:table-cell>
          <table:table-cell office:value-type="float" office:value="6724" table:style-name="ce4">
            <text:p>6724</text:p>
          </table:table-cell>
          <table:table-cell office:value-type="string" table:style-name="ce9">
            <text:p>46.33%</text:p>
          </table:table-cell>
          <table:table-cell office:value-type="float" office:value="44.527139230000003" table:style-name="ce4">
            <text:p>44.52713923</text:p>
          </table:table-cell>
          <table:table-cell office:value-type="float" office:value="0.943915901" table:style-name="ce4">
            <text:p>0.943915901</text:p>
          </table:table-cell>
          <table:table-cell office:value-type="float" office:value="0.57894736800000002" table:style-name="ce4">
            <text:p>0.578947368</text:p>
          </table:table-cell>
          <table:table-cell office:value-type="float" office:value="0.31609195400000001" table:style-name="ce4">
            <text:p>0.316091954</text:p>
          </table:table-cell>
          <table:table-cell office:value-type="float" office:value="0.73530864699999998" table:style-name="ce4">
            <text:p>0.735308647</text:p>
          </table:table-cell>
          <table:table-cell table:number-columns-repeated="16368"/>
        </table:table-row>
        <table:table-row table:style-name="ro2">
          <table:table-cell office:value-type="percentage" office:value="0.4173553723269009" table:formula="of:=2/(1/[.N60]+1/[.O60])" table:style-name="ce8">
            <text:p>41.74%</text:p>
          </table:table-cell>
          <table:table-cell office:value-type="float" office:value="48.531426323784721" table:formula="of:=[.G60]/[.E60]" table:style-name="ce14">
            <text:p>48.53142632</text:p>
          </table:table-cell>
          <table:table-cell office:value-type="float" office:value="3072" table:style-name="ce18">
            <text:p>3072</text:p>
          </table:table-cell>
          <table:table-cell office:value-type="float" office:value="4608" table:style-name="ce20">
            <text:p>4608</text:p>
          </table:table-cell>
          <table:table-cell office:value-type="float" office:value="14.155775999999999" table:formula="of:=[Sheet1.$C60]*[Sheet1.$D60]/1000000" table:style-name="ce16">
            <text:p>14.155776</text:p>
          </table:table-cell>
          <table:table-cell office:value-type="string" table:style-name="ce4">
            <text:p>test_img_0057.jpg</text:p>
          </table:table-cell>
          <table:table-cell office:value-type="float" office:value="687" table:style-name="ce4">
            <text:p>687</text:p>
          </table:table-cell>
          <table:table-cell office:value-type="float" office:value="291" table:style-name="ce4">
            <text:p>291</text:p>
          </table:table-cell>
          <table:table-cell office:value-type="float" office:value="396" table:style-name="ce4">
            <text:p>396</text:p>
          </table:table-cell>
          <table:table-cell office:value-type="float" office:value="156816" table:style-name="ce4">
            <text:p>156816</text:p>
          </table:table-cell>
          <table:table-cell office:value-type="string" table:style-name="ce9">
            <text:p>57.64%</text:p>
          </table:table-cell>
          <table:table-cell office:value-type="float" office:value="91.539450130000006" table:style-name="ce4">
            <text:p>91.53945013</text:p>
          </table:table-cell>
          <table:table-cell office:value-type="float" office:value="0.97111885899999995" table:style-name="ce4">
            <text:p>0.971118859</text:p>
          </table:table-cell>
          <table:table-cell office:value-type="float" office:value="0.69415807600000001" table:style-name="ce4">
            <text:p>0.694158076</text:p>
          </table:table-cell>
          <table:table-cell office:value-type="float" office:value="0.29837518499999999" table:style-name="ce4">
            <text:p>0.298375185</text:p>
          </table:table-cell>
          <table:table-cell office:value-type="float" office:value="4.120887518" table:style-name="ce4">
            <text:p>4.120887518</text:p>
          </table:table-cell>
          <table:table-cell table:number-columns-repeated="16368"/>
        </table:table-row>
        <table:table-row table:style-name="ro2">
          <table:table-cell office:value-type="percentage" office:value="0.42083842102668007" table:formula="of:=2/(1/[.N61]+1/[.O61])" table:style-name="ce8">
            <text:p>42.08%</text:p>
          </table:table-cell>
          <table:table-cell office:value-type="float" office:value="201.47554503729202" table:formula="of:=[.G61]/[.E61]" table:style-name="ce14">
            <text:p>201.475545</text:p>
          </table:table-cell>
          <table:table-cell office:value-type="float" office:value="2240" table:style-name="ce18">
            <text:p>2240</text:p>
          </table:table-cell>
          <table:table-cell office:value-type="float" office:value="3984" table:style-name="ce20">
            <text:p>3984</text:p>
          </table:table-cell>
          <table:table-cell office:value-type="float" office:value="8.9241600000000005" table:formula="of:=[Sheet1.$C61]*[Sheet1.$D61]/1000000" table:style-name="ce16">
            <text:p>8.92416</text:p>
          </table:table-cell>
          <table:table-cell office:value-type="string" table:style-name="ce4">
            <text:p>test_img_0272.jpg</text:p>
          </table:table-cell>
          <table:table-cell office:value-type="float" office:value="1798" table:style-name="ce4">
            <text:p>1798</text:p>
          </table:table-cell>
          <table:table-cell office:value-type="float" office:value="686" table:style-name="ce4">
            <text:p>686</text:p>
          </table:table-cell>
          <table:table-cell office:value-type="float" office:value="1112" table:style-name="ce4">
            <text:p>1112</text:p>
          </table:table-cell>
          <table:table-cell office:value-type="float" office:value="1236544" table:style-name="ce4">
            <text:p>1236544</text:p>
          </table:table-cell>
          <table:table-cell office:value-type="string" table:style-name="ce9">
            <text:p>61.85%</text:p>
          </table:table-cell>
          <table:table-cell office:value-type="float" office:value="51.836812199999997" table:style-name="ce4">
            <text:p>51.8368122</text:p>
          </table:table-cell>
          <table:table-cell office:value-type="float" office:value="0.89025692099999998" table:style-name="ce4">
            <text:p>0.890256921</text:p>
          </table:table-cell>
          <table:table-cell office:value-type="float" office:value="0.75364431499999995" table:style-name="ce4">
            <text:p>0.753644315</text:p>
          </table:table-cell>
          <table:table-cell office:value-type="float" office:value="0.29192546600000002" table:style-name="ce4">
            <text:p>0.291925466</text:p>
          </table:table-cell>
          <table:table-cell office:value-type="float" office:value="2.5344851020000001" table:style-name="ce4">
            <text:p>2.534485102</text:p>
          </table:table-cell>
          <table:table-cell table:number-columns-repeated="16368"/>
        </table:table-row>
        <table:table-row table:style-name="ro2">
          <table:table-cell office:value-type="percentage" office:value="0.42753623162027415" table:formula="of:=2/(1/[.N62]+1/[.O62])" table:style-name="ce8">
            <text:p>42.75%</text:p>
          </table:table-cell>
          <table:table-cell office:value-type="float" office:value="25.863054412437126" table:formula="of:=[.G62]/[.E62]" table:style-name="ce14">
            <text:p>25.86305441</text:p>
          </table:table-cell>
          <table:table-cell office:value-type="float" office:value="2160" table:style-name="ce18">
            <text:p>2160</text:p>
          </table:table-cell>
          <table:table-cell office:value-type="float" office:value="3240" table:style-name="ce20">
            <text:p>3240</text:p>
          </table:table-cell>
          <table:table-cell office:value-type="float" office:value="6.9984000000000002" table:formula="of:=[Sheet1.$C62]*[Sheet1.$D62]/1000000" table:style-name="ce16">
            <text:p>6.9984</text:p>
          </table:table-cell>
          <table:table-cell office:value-type="string" table:style-name="ce4">
            <text:p>test_img_0027_4k.jpg</text:p>
          </table:table-cell>
          <table:table-cell office:value-type="float" office:value="181" table:style-name="ce4">
            <text:p>181</text:p>
          </table:table-cell>
          <table:table-cell office:value-type="float" office:value="99" table:style-name="ce4">
            <text:p>99</text:p>
          </table:table-cell>
          <table:table-cell office:value-type="float" office:value="82" table:style-name="ce4">
            <text:p>82</text:p>
          </table:table-cell>
          <table:table-cell office:value-type="float" office:value="6724" table:style-name="ce4">
            <text:p>6724</text:p>
          </table:table-cell>
          <table:table-cell office:value-type="string" table:style-name="ce9">
            <text:p>45.30%</text:p>
          </table:table-cell>
          <table:table-cell office:value-type="float" office:value="104.9206398" table:style-name="ce4">
            <text:p>104.9206398</text:p>
          </table:table-cell>
          <table:table-cell office:value-type="float" office:value="0.96859830899999999" table:style-name="ce4">
            <text:p>0.968598309</text:p>
          </table:table-cell>
          <table:table-cell office:value-type="float" office:value="0.59595959600000004" table:style-name="ce4">
            <text:p>0.595959596</text:p>
          </table:table-cell>
          <table:table-cell office:value-type="float" office:value="0.33333333300000001" table:style-name="ce4">
            <text:p>0.333333333</text:p>
          </table:table-cell>
          <table:table-cell office:value-type="float" office:value="2.1304585930000002" table:style-name="ce4">
            <text:p>2.130458593</text:p>
          </table:table-cell>
          <table:table-cell table:number-columns-repeated="16368"/>
        </table:table-row>
        <table:table-row table:style-name="ro2">
          <table:table-cell office:value-type="percentage" office:value="0.43185395075986843" table:formula="of:=2/(1/[.N63]+1/[.O63])" table:style-name="ce8">
            <text:p>43.19%</text:p>
          </table:table-cell>
          <table:table-cell office:value-type="float" office:value="125.02857796067671" table:formula="of:=[.G63]/[.E63]" table:style-name="ce14">
            <text:p>125.028578</text:p>
          </table:table-cell>
          <table:table-cell office:value-type="float" office:value="3456" table:style-name="ce18">
            <text:p>3456</text:p>
          </table:table-cell>
          <table:table-cell office:value-type="float" office:value="5184" table:style-name="ce20">
            <text:p>5184</text:p>
          </table:table-cell>
          <table:table-cell office:value-type="float" office:value="17.915904000000001" table:formula="of:=[Sheet1.$C63]*[Sheet1.$D63]/1000000" table:style-name="ce16">
            <text:p>17.915904</text:p>
          </table:table-cell>
          <table:table-cell office:value-type="string" table:style-name="ce4">
            <text:p>test_img_0256.jpg</text:p>
          </table:table-cell>
          <table:table-cell office:value-type="float" office:value="2240" table:style-name="ce4">
            <text:p>2240</text:p>
          </table:table-cell>
          <table:table-cell office:value-type="float" office:value="966" table:style-name="ce4">
            <text:p>966</text:p>
          </table:table-cell>
          <table:table-cell office:value-type="float" office:value="1274" table:style-name="ce4">
            <text:p>1274</text:p>
          </table:table-cell>
          <table:table-cell office:value-type="float" office:value="1623076" table:style-name="ce4">
            <text:p>1623076</text:p>
          </table:table-cell>
          <table:table-cell office:value-type="string" table:style-name="ce9">
            <text:p>56.88%</text:p>
          </table:table-cell>
          <table:table-cell office:value-type="float" office:value="50.587442979999999" table:style-name="ce4">
            <text:p>50.58744298</text:p>
          </table:table-cell>
          <table:table-cell office:value-type="float" office:value="0.911101932" table:style-name="ce4">
            <text:p>0.911101932</text:p>
          </table:table-cell>
          <table:table-cell office:value-type="float" office:value="0.71014492799999995" table:style-name="ce4">
            <text:p>0.710144928</text:p>
          </table:table-cell>
          <table:table-cell office:value-type="float" office:value="0.31026684799999998" table:style-name="ce4">
            <text:p>0.310266848</text:p>
          </table:table-cell>
          <table:table-cell office:value-type="float" office:value="6.2303829190000002" table:style-name="ce4">
            <text:p>6.230382919</text:p>
          </table:table-cell>
          <table:table-cell table:number-columns-repeated="16368"/>
        </table:table-row>
        <table:table-row table:style-name="ro2">
          <table:table-cell office:value-type="percentage" office:value="0.43303571455154855" table:formula="of:=2/(1/[.N64]+1/[.O64])" table:style-name="ce8">
            <text:p>43.30%</text:p>
          </table:table-cell>
          <table:table-cell office:value-type="float" office:value="40.406385802448057" table:formula="of:=[.G64]/[.E64]" table:style-name="ce14">
            <text:p>40.4063858</text:p>
          </table:table-cell>
          <table:table-cell office:value-type="float" office:value="2172" table:style-name="ce18">
            <text:p>2172</text:p>
          </table:table-cell>
          <table:table-cell office:value-type="float" office:value="3236" table:style-name="ce20">
            <text:p>3236</text:p>
          </table:table-cell>
          <table:table-cell office:value-type="float" office:value="7.0285919999999997" table:formula="of:=[Sheet1.$C64]*[Sheet1.$D64]/1000000" table:style-name="ce16">
            <text:p>7.028592</text:p>
          </table:table-cell>
          <table:table-cell office:value-type="string" table:style-name="ce4">
            <text:p>test_img_0298.jpg</text:p>
          </table:table-cell>
          <table:table-cell office:value-type="float" office:value="284" table:style-name="ce4">
            <text:p>284</text:p>
          </table:table-cell>
          <table:table-cell office:value-type="float" office:value="167" table:style-name="ce4">
            <text:p>167</text:p>
          </table:table-cell>
          <table:table-cell office:value-type="float" office:value="117" table:style-name="ce4">
            <text:p>117</text:p>
          </table:table-cell>
          <table:table-cell office:value-type="float" office:value="13689" table:style-name="ce4">
            <text:p>13689</text:p>
          </table:table-cell>
          <table:table-cell office:value-type="string" table:style-name="ce9">
            <text:p>41.20%</text:p>
          </table:table-cell>
          <table:table-cell office:value-type="float" office:value="64.769884349999998" table:style-name="ce4">
            <text:p>64.76988435</text:p>
          </table:table-cell>
          <table:table-cell office:value-type="float" office:value="0.96729067000000002" table:style-name="ce4">
            <text:p>0.96729067</text:p>
          </table:table-cell>
          <table:table-cell office:value-type="float" office:value="0.58083832300000005" table:style-name="ce4">
            <text:p>0.580838323</text:p>
          </table:table-cell>
          <table:table-cell office:value-type="float" office:value="0.34519572999999998" table:style-name="ce4">
            <text:p>0.34519573</text:p>
          </table:table-cell>
          <table:table-cell office:value-type="float" office:value="1.6596899030000001" table:style-name="ce4">
            <text:p>1.659689903</text:p>
          </table:table-cell>
          <table:table-cell table:number-columns-repeated="16368"/>
        </table:table-row>
        <table:table-row table:style-name="ro2">
          <table:table-cell office:value-type="percentage" office:value="0.44604316540375755" table:formula="of:=2/(1/[.N65]+1/[.O65])" table:style-name="ce8">
            <text:p>44.60%</text:p>
          </table:table-cell>
          <table:table-cell office:value-type="float" office:value="28.064820498829093" table:formula="of:=[.G65]/[.E65]" table:style-name="ce14">
            <text:p>28.0648205</text:p>
          </table:table-cell>
          <table:table-cell office:value-type="float" office:value="1944" table:style-name="ce18">
            <text:p>1944</text:p>
          </table:table-cell>
          <table:table-cell office:value-type="float" office:value="2896" table:style-name="ce20">
            <text:p>2896</text:p>
          </table:table-cell>
          <table:table-cell office:value-type="float" office:value="5.6298240000000002" table:formula="of:=[Sheet1.$C65]*[Sheet1.$D65]/1000000" table:style-name="ce16">
            <text:p>5.629824</text:p>
          </table:table-cell>
          <table:table-cell office:value-type="string" table:style-name="ce4">
            <text:p>test_img_0186.jpg</text:p>
          </table:table-cell>
          <table:table-cell office:value-type="float" office:value="158" table:style-name="ce4">
            <text:p>158</text:p>
          </table:table-cell>
          <table:table-cell office:value-type="float" office:value="120" table:style-name="ce4">
            <text:p>120</text:p>
          </table:table-cell>
          <table:table-cell office:value-type="float" office:value="38" table:style-name="ce4">
            <text:p>38</text:p>
          </table:table-cell>
          <table:table-cell office:value-type="float" office:value="1444" table:style-name="ce4">
            <text:p>1444</text:p>
          </table:table-cell>
          <table:table-cell office:value-type="string" table:style-name="ce9">
            <text:p>24.05%</text:p>
          </table:table-cell>
          <table:table-cell office:value-type="float" office:value="94.578261690000005" table:style-name="ce4">
            <text:p>94.57826169</text:p>
          </table:table-cell>
          <table:table-cell office:value-type="float" office:value="0.97621322099999996" table:style-name="ce4">
            <text:p>0.976213221</text:p>
          </table:table-cell>
          <table:table-cell office:value-type="float" office:value="0.51666666699999997" table:style-name="ce4">
            <text:p>0.516666667</text:p>
          </table:table-cell>
          <table:table-cell office:value-type="float" office:value="0.392405063" table:style-name="ce4">
            <text:p>0.392405063</text:p>
          </table:table-cell>
          <table:table-cell office:value-type="float" office:value="1.339235306" table:style-name="ce4">
            <text:p>1.339235306</text:p>
          </table:table-cell>
          <table:table-cell table:number-columns-repeated="16368"/>
        </table:table-row>
        <table:table-row table:style-name="ro2">
          <table:table-cell office:value-type="percentage" office:value="0.45182724245207007" table:formula="of:=2/(1/[.N66]+1/[.O66])" table:style-name="ce8">
            <text:p>45.18%</text:p>
          </table:table-cell>
          <table:table-cell office:value-type="float" office:value="33.772786458333336" table:formula="of:=[.G66]/[.E66]" table:style-name="ce14">
            <text:p>33.77278646</text:p>
          </table:table-cell>
          <table:table-cell office:value-type="float" office:value="2560" table:style-name="ce18">
            <text:p>2560</text:p>
          </table:table-cell>
          <table:table-cell office:value-type="float" office:value="1920" table:style-name="ce20">
            <text:p>1920</text:p>
          </table:table-cell>
          <table:table-cell office:value-type="float" office:value="4.9151999999999996" table:formula="of:=[Sheet1.$C66]*[Sheet1.$D66]/1000000" table:style-name="ce16">
            <text:p>4.9152</text:p>
          </table:table-cell>
          <table:table-cell office:value-type="string" table:style-name="ce4">
            <text:p>test_img_0105.jpg</text:p>
          </table:table-cell>
          <table:table-cell office:value-type="float" office:value="166" table:style-name="ce4">
            <text:p>166</text:p>
          </table:table-cell>
          <table:table-cell office:value-type="float" office:value="136" table:style-name="ce4">
            <text:p>136</text:p>
          </table:table-cell>
          <table:table-cell office:value-type="float" office:value="30" table:style-name="ce4">
            <text:p>30</text:p>
          </table:table-cell>
          <table:table-cell office:value-type="float" office:value="900" table:style-name="ce4">
            <text:p>900</text:p>
          </table:table-cell>
          <table:table-cell office:value-type="string" table:style-name="ce9">
            <text:p>18.07%</text:p>
          </table:table-cell>
          <table:table-cell office:value-type="float" office:value="82.024614299999996" table:style-name="ce4">
            <text:p>82.0246143</text:p>
          </table:table-cell>
          <table:table-cell office:value-type="float" office:value="0.973367447" table:style-name="ce4">
            <text:p>0.973367447</text:p>
          </table:table-cell>
          <table:table-cell office:value-type="float" office:value="0.5" table:style-name="ce4">
            <text:p>0.5</text:p>
          </table:table-cell>
          <table:table-cell office:value-type="float" office:value="0.41212121200000001" table:style-name="ce4">
            <text:p>0.412121212</text:p>
          </table:table-cell>
          <table:table-cell office:value-type="float" office:value="1.148286819" table:style-name="ce4">
            <text:p>1.148286819</text:p>
          </table:table-cell>
          <table:table-cell table:number-columns-repeated="16368"/>
        </table:table-row>
        <table:table-row table:style-name="ro2">
          <table:table-cell office:value-type="percentage" office:value="0.46038543919901964" table:formula="of:=2/(1/[.N67]+1/[.O67])" table:style-name="ce8">
            <text:p>46.04%</text:p>
          </table:table-cell>
          <table:table-cell office:value-type="float" office:value="82.169848605834758" table:formula="of:=[.G67]/[.E67]" table:style-name="ce14">
            <text:p>82.16984861</text:p>
          </table:table-cell>
          <table:table-cell office:value-type="float" office:value="2288" table:style-name="ce18">
            <text:p>2288</text:p>
          </table:table-cell>
          <table:table-cell office:value-type="float" office:value="2601" table:style-name="ce20">
            <text:p>2601</text:p>
          </table:table-cell>
          <table:table-cell office:value-type="float" office:value="5.9510880000000004" table:formula="of:=[Sheet1.$C67]*[Sheet1.$D67]/1000000" table:style-name="ce16">
            <text:p>5.951088</text:p>
          </table:table-cell>
          <table:table-cell office:value-type="string" table:style-name="ce4">
            <text:p>test_img_0076.jpg</text:p>
          </table:table-cell>
          <table:table-cell office:value-type="float" office:value="489" table:style-name="ce4">
            <text:p>489</text:p>
          </table:table-cell>
          <table:table-cell office:value-type="float" office:value="453" table:style-name="ce4">
            <text:p>453</text:p>
          </table:table-cell>
          <table:table-cell office:value-type="float" office:value="36" table:style-name="ce4">
            <text:p>36</text:p>
          </table:table-cell>
          <table:table-cell office:value-type="float" office:value="1296" table:style-name="ce4">
            <text:p>1296</text:p>
          </table:table-cell>
          <table:table-cell office:value-type="string" table:style-name="ce9">
            <text:p>7.36%</text:p>
          </table:table-cell>
          <table:table-cell office:value-type="float" office:value="70.063598670000005" table:style-name="ce4">
            <text:p>70.06359867</text:p>
          </table:table-cell>
          <table:table-cell office:value-type="float" office:value="0.93715177699999996" table:style-name="ce4">
            <text:p>0.937151777</text:p>
          </table:table-cell>
          <table:table-cell office:value-type="float" office:value="0.47461368700000001" table:style-name="ce4">
            <text:p>0.474613687</text:p>
          </table:table-cell>
          <table:table-cell office:value-type="float" office:value="0.44698544699999998" table:style-name="ce4">
            <text:p>0.446985447</text:p>
          </table:table-cell>
          <table:table-cell office:value-type="float" office:value="1.5390527249999999" table:style-name="ce4">
            <text:p>1.539052725</text:p>
          </table:table-cell>
          <table:table-cell table:number-columns-repeated="16368"/>
        </table:table-row>
        <table:table-row table:style-name="ro2">
          <table:table-cell office:value-type="percentage" office:value="0.46177847083110685" table:formula="of:=2/(1/[.N68]+1/[.O68])" table:style-name="ce8">
            <text:p>46.18%</text:p>
          </table:table-cell>
          <table:table-cell office:value-type="float" office:value="35.75" table:formula="of:=[.G68]/[.E68]" table:style-name="ce14">
            <text:p>35.75</text:p>
          </table:table-cell>
          <table:table-cell office:value-type="float" office:value="3000" table:style-name="ce18">
            <text:p>3000</text:p>
          </table:table-cell>
          <table:table-cell office:value-type="float" office:value="4000" table:style-name="ce20">
            <text:p>4000</text:p>
          </table:table-cell>
          <table:table-cell office:value-type="float" office:value="12" table:formula="of:=[Sheet1.$C68]*[Sheet1.$D68]/1000000" table:style-name="ce16">
            <text:p>12</text:p>
          </table:table-cell>
          <table:table-cell office:value-type="string" table:style-name="ce4">
            <text:p>test_img_0297.jpg</text:p>
          </table:table-cell>
          <table:table-cell office:value-type="float" office:value="429" table:style-name="ce4">
            <text:p>429</text:p>
          </table:table-cell>
          <table:table-cell office:value-type="float" office:value="221" table:style-name="ce4">
            <text:p>221</text:p>
          </table:table-cell>
          <table:table-cell office:value-type="float" office:value="208" table:style-name="ce4">
            <text:p>208</text:p>
          </table:table-cell>
          <table:table-cell office:value-type="float" office:value="43264" table:style-name="ce4">
            <text:p>43264</text:p>
          </table:table-cell>
          <table:table-cell office:value-type="string" table:style-name="ce9">
            <text:p>48.48%</text:p>
          </table:table-cell>
          <table:table-cell office:value-type="float" office:value="113.4570519" table:style-name="ce4">
            <text:p>113.4570519</text:p>
          </table:table-cell>
          <table:table-cell office:value-type="float" office:value="0.97633228100000002" table:style-name="ce4">
            <text:p>0.976332281</text:p>
          </table:table-cell>
          <table:table-cell office:value-type="float" office:value="0.66968325799999995" table:style-name="ce4">
            <text:p>0.669683258</text:p>
          </table:table-cell>
          <table:table-cell office:value-type="float" office:value="0.35238095200000003" table:style-name="ce4">
            <text:p>0.352380952</text:p>
          </table:table-cell>
          <table:table-cell office:value-type="float" office:value="3.5547904969999999" table:style-name="ce4">
            <text:p>3.554790497</text:p>
          </table:table-cell>
          <table:table-cell table:number-columns-repeated="16368"/>
        </table:table-row>
        <table:table-row table:style-name="ro2">
          <table:table-cell office:value-type="percentage" office:value="0.47126436791108473" table:formula="of:=2/(1/[.N69]+1/[.O69])" table:style-name="ce8">
            <text:p>47.13%</text:p>
          </table:table-cell>
          <table:table-cell office:value-type="float" office:value="29.238264758905547" table:formula="of:=[.G69]/[.E69]" table:style-name="ce14">
            <text:p>29.23826476</text:p>
          </table:table-cell>
          <table:table-cell office:value-type="float" office:value="2160" table:style-name="ce18">
            <text:p>2160</text:p>
          </table:table-cell>
          <table:table-cell office:value-type="float" office:value="3246" table:style-name="ce20">
            <text:p>3246</text:p>
          </table:table-cell>
          <table:table-cell office:value-type="float" office:value="7.0113599999999998" table:formula="of:=[Sheet1.$C69]*[Sheet1.$D69]/1000000" table:style-name="ce16">
            <text:p>7.01136</text:p>
          </table:table-cell>
          <table:table-cell office:value-type="string" table:style-name="ce4">
            <text:p>test_img_0248_4k.jpg</text:p>
          </table:table-cell>
          <table:table-cell office:value-type="float" office:value="205" table:style-name="ce4">
            <text:p>205</text:p>
          </table:table-cell>
          <table:table-cell office:value-type="float" office:value="146" table:style-name="ce4">
            <text:p>146</text:p>
          </table:table-cell>
          <table:table-cell office:value-type="float" office:value="59" table:style-name="ce4">
            <text:p>59</text:p>
          </table:table-cell>
          <table:table-cell office:value-type="float" office:value="3481" table:style-name="ce4">
            <text:p>3481</text:p>
          </table:table-cell>
          <table:table-cell office:value-type="string" table:style-name="ce9">
            <text:p>28.78%</text:p>
          </table:table-cell>
          <table:table-cell office:value-type="float" office:value="106.3866888" table:style-name="ce4">
            <text:p>106.3866888</text:p>
          </table:table-cell>
          <table:table-cell office:value-type="float" office:value="0.98043604799999995" table:style-name="ce4">
            <text:p>0.980436048</text:p>
          </table:table-cell>
          <table:table-cell office:value-type="float" office:value="0.56164383600000001" table:style-name="ce4">
            <text:p>0.561643836</text:p>
          </table:table-cell>
          <table:table-cell office:value-type="float" office:value="0.40594059399999999" table:style-name="ce4">
            <text:p>0.405940594</text:p>
          </table:table-cell>
          <table:table-cell office:value-type="float" office:value="2.1960308550000001" table:style-name="ce4">
            <text:p>2.196030855</text:p>
          </table:table-cell>
          <table:table-cell table:number-columns-repeated="16368"/>
        </table:table-row>
        <table:table-row table:style-name="ro2">
          <table:table-cell office:value-type="percentage" office:value="0.47457627131820962" table:formula="of:=2/(1/[.N70]+1/[.O70])" table:style-name="ce8">
            <text:p>47.46%</text:p>
          </table:table-cell>
          <table:table-cell office:value-type="float" office:value="31.05868642991414" table:formula="of:=[.G70]/[.E70]" table:style-name="ce14">
            <text:p>31.05868643</text:p>
          </table:table-cell>
          <table:table-cell office:value-type="float" office:value="2592" table:style-name="ce18">
            <text:p>2592</text:p>
          </table:table-cell>
          <table:table-cell office:value-type="float" office:value="3888" table:style-name="ce20">
            <text:p>3888</text:p>
          </table:table-cell>
          <table:table-cell office:value-type="float" office:value="10.077696" table:formula="of:=[Sheet1.$C70]*[Sheet1.$D70]/1000000" table:style-name="ce16">
            <text:p>10.077696</text:p>
          </table:table-cell>
          <table:table-cell office:value-type="string" table:style-name="ce4">
            <text:p>test_img_0161.jpg</text:p>
          </table:table-cell>
          <table:table-cell office:value-type="float" office:value="313" table:style-name="ce4">
            <text:p>313</text:p>
          </table:table-cell>
          <table:table-cell office:value-type="float" office:value="165" table:style-name="ce4">
            <text:p>165</text:p>
          </table:table-cell>
          <table:table-cell office:value-type="float" office:value="148" table:style-name="ce4">
            <text:p>148</text:p>
          </table:table-cell>
          <table:table-cell office:value-type="float" office:value="21904" table:style-name="ce4">
            <text:p>21904</text:p>
          </table:table-cell>
          <table:table-cell office:value-type="string" table:style-name="ce9">
            <text:p>47.28%</text:p>
          </table:table-cell>
          <table:table-cell office:value-type="float" office:value="110.9335547" table:style-name="ce4">
            <text:p>110.9335547</text:p>
          </table:table-cell>
          <table:table-cell office:value-type="float" office:value="0.97999584100000003" table:style-name="ce4">
            <text:p>0.979995841</text:p>
          </table:table-cell>
          <table:table-cell office:value-type="float" office:value="0.67878787900000004" table:style-name="ce4">
            <text:p>0.678787879</text:p>
          </table:table-cell>
          <table:table-cell office:value-type="float" office:value="0.364820847" table:style-name="ce4">
            <text:p>0.364820847</text:p>
          </table:table-cell>
          <table:table-cell office:value-type="float" office:value="3.2545921799999999" table:style-name="ce4">
            <text:p>3.25459218</text:p>
          </table:table-cell>
          <table:table-cell table:number-columns-repeated="16368"/>
        </table:table-row>
        <table:table-row table:style-name="ro2">
          <table:table-cell office:value-type="percentage" office:value="0.47599164910988884" table:formula="of:=2/(1/[.N71]+1/[.O71])" table:style-name="ce8">
            <text:p>47.60%</text:p>
          </table:table-cell>
          <table:table-cell office:value-type="float" office:value="27.720621856424327" table:formula="of:=[.G71]/[.E71]" table:style-name="ce14">
            <text:p>27.72062186</text:p>
          </table:table-cell>
          <table:table-cell office:value-type="float" office:value="2160" table:style-name="ce18">
            <text:p>2160</text:p>
          </table:table-cell>
          <table:table-cell office:value-type="float" office:value="3240" table:style-name="ce20">
            <text:p>3240</text:p>
          </table:table-cell>
          <table:table-cell office:value-type="float" office:value="6.9984000000000002" table:formula="of:=[Sheet1.$C71]*[Sheet1.$D71]/1000000" table:style-name="ce16">
            <text:p>6.9984</text:p>
          </table:table-cell>
          <table:table-cell office:value-type="string" table:style-name="ce4">
            <text:p>test_img_0056_4k.jpg</text:p>
          </table:table-cell>
          <table:table-cell office:value-type="float" office:value="194" table:style-name="ce4">
            <text:p>194</text:p>
          </table:table-cell>
          <table:table-cell office:value-type="float" office:value="288" table:style-name="ce4">
            <text:p>288</text:p>
          </table:table-cell>
          <table:table-cell office:value-type="float" office:value="94" table:style-name="ce4">
            <text:p>94</text:p>
          </table:table-cell>
          <table:table-cell office:value-type="float" office:value="8836" table:style-name="ce4">
            <text:p>8836</text:p>
          </table:table-cell>
          <table:table-cell office:value-type="string" table:style-name="ce9">
            <text:p>48.45%</text:p>
          </table:table-cell>
          <table:table-cell office:value-type="float" office:value="88.588781920000002" table:style-name="ce4">
            <text:p>88.58878192</text:p>
          </table:table-cell>
          <table:table-cell office:value-type="float" office:value="0.97506535900000002" table:style-name="ce4">
            <text:p>0.975065359</text:p>
          </table:table-cell>
          <table:table-cell office:value-type="float" office:value="0.39583333300000001" table:style-name="ce4">
            <text:p>0.395833333</text:p>
          </table:table-cell>
          <table:table-cell office:value-type="float" office:value="0.59685863900000002" table:style-name="ce4">
            <text:p>0.596858639</text:p>
          </table:table-cell>
          <table:table-cell office:value-type="float" office:value="2.1922092439999998" table:style-name="ce4">
            <text:p>2.192209244</text:p>
          </table:table-cell>
          <table:table-cell table:number-columns-repeated="16368"/>
        </table:table-row>
        <table:table-row table:style-name="ro2">
          <table:table-cell office:value-type="percentage" office:value="0.48010107437117128" table:formula="of:=2/(1/[.N72]+1/[.O72])" table:style-name="ce8">
            <text:p>48.01%</text:p>
          </table:table-cell>
          <table:table-cell office:value-type="float" office:value="42.176286364218889" table:formula="of:=[.G72]/[.E72]" table:style-name="ce14">
            <text:p>42.17628636</text:p>
          </table:table-cell>
          <table:table-cell office:value-type="float" office:value="3264" table:style-name="ce18">
            <text:p>3264</text:p>
          </table:table-cell>
          <table:table-cell office:value-type="float" office:value="4896" table:style-name="ce20">
            <text:p>4896</text:p>
          </table:table-cell>
          <table:table-cell office:value-type="float" office:value="15.980544" table:formula="of:=[Sheet1.$C72]*[Sheet1.$D72]/1000000" table:style-name="ce16">
            <text:p>15.980544</text:p>
          </table:table-cell>
          <table:table-cell office:value-type="string" table:style-name="ce4">
            <text:p>test_img_0032.jpg</text:p>
          </table:table-cell>
          <table:table-cell office:value-type="float" office:value="674" table:style-name="ce4">
            <text:p>674</text:p>
          </table:table-cell>
          <table:table-cell office:value-type="float" office:value="917" table:style-name="ce4">
            <text:p>917</text:p>
          </table:table-cell>
          <table:table-cell office:value-type="float" office:value="243" table:style-name="ce4">
            <text:p>243</text:p>
          </table:table-cell>
          <table:table-cell office:value-type="float" office:value="59049" table:style-name="ce4">
            <text:p>59049</text:p>
          </table:table-cell>
          <table:table-cell office:value-type="string" table:style-name="ce9">
            <text:p>36.05%</text:p>
          </table:table-cell>
          <table:table-cell office:value-type="float" office:value="112.24307090000001" table:style-name="ce4">
            <text:p>112.2430709</text:p>
          </table:table-cell>
          <table:table-cell office:value-type="float" office:value="0.96558008399999995" table:style-name="ce4">
            <text:p>0.965580084</text:p>
          </table:table-cell>
          <table:table-cell office:value-type="float" office:value="0.41439476600000003" table:style-name="ce4">
            <text:p>0.414394766</text:p>
          </table:table-cell>
          <table:table-cell office:value-type="float" office:value="0.57057057099999997" table:style-name="ce4">
            <text:p>0.570570571</text:p>
          </table:table-cell>
          <table:table-cell office:value-type="float" office:value="5.0248944760000001" table:style-name="ce4">
            <text:p>5.024894476</text:p>
          </table:table-cell>
          <table:table-cell table:number-columns-repeated="16368"/>
        </table:table-row>
        <table:table-row table:style-name="ro2">
          <table:table-cell office:value-type="percentage" office:value="0.48144220619026618" table:formula="of:=2/(1/[.N73]+1/[.O73])" table:style-name="ce8">
            <text:p>48.14%</text:p>
          </table:table-cell>
          <table:table-cell office:value-type="float" office:value="47.797762356606718" table:formula="of:=[.G73]/[.E73]" table:style-name="ce14">
            <text:p>47.79776236</text:p>
          </table:table-cell>
          <table:table-cell office:value-type="float" office:value="2760" table:style-name="ce18">
            <text:p>2760</text:p>
          </table:table-cell>
          <table:table-cell office:value-type="float" office:value="4912" table:style-name="ce20">
            <text:p>4912</text:p>
          </table:table-cell>
          <table:table-cell office:value-type="float" office:value="13.557119999999999" table:formula="of:=[Sheet1.$C73]*[Sheet1.$D73]/1000000" table:style-name="ce16">
            <text:p>13.55712</text:p>
          </table:table-cell>
          <table:table-cell office:value-type="string" table:style-name="ce4">
            <text:p>test_img_0151.jpg</text:p>
          </table:table-cell>
          <table:table-cell office:value-type="float" office:value="648" table:style-name="ce4">
            <text:p>648</text:p>
          </table:table-cell>
          <table:table-cell office:value-type="float" office:value="301" table:style-name="ce4">
            <text:p>301</text:p>
          </table:table-cell>
          <table:table-cell office:value-type="float" office:value="347" table:style-name="ce4">
            <text:p>347</text:p>
          </table:table-cell>
          <table:table-cell office:value-type="float" office:value="120409" table:style-name="ce4">
            <text:p>120409</text:p>
          </table:table-cell>
          <table:table-cell office:value-type="string" table:style-name="ce9">
            <text:p>53.55%</text:p>
          </table:table-cell>
          <table:table-cell office:value-type="float" office:value="103.84457190000001" table:style-name="ce4">
            <text:p>103.8445719</text:p>
          </table:table-cell>
          <table:table-cell office:value-type="float" office:value="0.962741293" table:style-name="ce4">
            <text:p>0.962741293</text:p>
          </table:table-cell>
          <table:table-cell office:value-type="float" office:value="0.75415282400000005" table:style-name="ce4">
            <text:p>0.754152824</text:p>
          </table:table-cell>
          <table:table-cell office:value-type="float" office:value="0.35358255500000002" table:style-name="ce4">
            <text:p>0.353582555</text:p>
          </table:table-cell>
          <table:table-cell office:value-type="float" office:value="4.2378132339999999" table:style-name="ce4">
            <text:p>4.237813234</text:p>
          </table:table-cell>
          <table:table-cell table:number-columns-repeated="16368"/>
        </table:table-row>
        <table:table-row table:style-name="ro2">
          <table:table-cell office:value-type="percentage" office:value="0.48327137541614962" table:formula="of:=2/(1/[.N74]+1/[.O74])" table:style-name="ce8">
            <text:p>48.33%</text:p>
          </table:table-cell>
          <table:table-cell office:value-type="float" office:value="34.7900390625" table:formula="of:=[.G74]/[.E74]" table:style-name="ce14">
            <text:p>34.79003906</text:p>
          </table:table-cell>
          <table:table-cell office:value-type="float" office:value="1920" table:style-name="ce18">
            <text:p>1920</text:p>
          </table:table-cell>
          <table:table-cell office:value-type="float" office:value="2560" table:style-name="ce20">
            <text:p>2560</text:p>
          </table:table-cell>
          <table:table-cell office:value-type="float" office:value="4.9151999999999996" table:formula="of:=[Sheet1.$C74]*[Sheet1.$D74]/1000000" table:style-name="ce16">
            <text:p>4.9152</text:p>
          </table:table-cell>
          <table:table-cell office:value-type="string" table:style-name="ce4">
            <text:p>test_img_0141.jpg</text:p>
          </table:table-cell>
          <table:table-cell office:value-type="float" office:value="171" table:style-name="ce4">
            <text:p>171</text:p>
          </table:table-cell>
          <table:table-cell office:value-type="float" office:value="101" table:style-name="ce4">
            <text:p>101</text:p>
          </table:table-cell>
          <table:table-cell office:value-type="float" office:value="70" table:style-name="ce4">
            <text:p>70</text:p>
          </table:table-cell>
          <table:table-cell office:value-type="float" office:value="4900" table:style-name="ce4">
            <text:p>4900</text:p>
          </table:table-cell>
          <table:table-cell office:value-type="string" table:style-name="ce9">
            <text:p>40.94%</text:p>
          </table:table-cell>
          <table:table-cell office:value-type="float" office:value="77.751864710000007" table:style-name="ce4">
            <text:p>77.75186471</text:p>
          </table:table-cell>
          <table:table-cell office:value-type="float" office:value="0.97295400700000001" table:style-name="ce4">
            <text:p>0.972954007</text:p>
          </table:table-cell>
          <table:table-cell office:value-type="float" office:value="0.64356435599999995" table:style-name="ce4">
            <text:p>0.643564356</text:p>
          </table:table-cell>
          <table:table-cell office:value-type="float" office:value="0.38690476200000001" table:style-name="ce4">
            <text:p>0.386904762</text:p>
          </table:table-cell>
          <table:table-cell office:value-type="float" office:value="1.1433417800000001" table:style-name="ce4">
            <text:p>1.14334178</text:p>
          </table:table-cell>
          <table:table-cell table:number-columns-repeated="16368"/>
        </table:table-row>
        <table:table-row table:style-name="ro2">
          <table:table-cell office:value-type="percentage" office:value="0.48567870452595119" table:formula="of:=2/(1/[.N75]+1/[.O75])" table:style-name="ce8">
            <text:p>48.57%</text:p>
          </table:table-cell>
          <table:table-cell office:value-type="float" office:value="51.703603209285376" table:formula="of:=[.G75]/[.E75]" table:style-name="ce14">
            <text:p>51.70360321</text:p>
          </table:table-cell>
          <table:table-cell office:value-type="float" office:value="2765" table:style-name="ce18">
            <text:p>2765</text:p>
          </table:table-cell>
          <table:table-cell office:value-type="float" office:value="4148" table:style-name="ce20">
            <text:p>4148</text:p>
          </table:table-cell>
          <table:table-cell office:value-type="float" office:value="11.46922" table:formula="of:=[Sheet1.$C75]*[Sheet1.$D75]/1000000" table:style-name="ce16">
            <text:p>11.46922</text:p>
          </table:table-cell>
          <table:table-cell office:value-type="string" table:style-name="ce4">
            <text:p>test_img_0216.jpg</text:p>
          </table:table-cell>
          <table:table-cell office:value-type="float" office:value="593" table:style-name="ce4">
            <text:p>593</text:p>
          </table:table-cell>
          <table:table-cell office:value-type="float" office:value="218" table:style-name="ce4">
            <text:p>218</text:p>
          </table:table-cell>
          <table:table-cell office:value-type="float" office:value="375" table:style-name="ce4">
            <text:p>375</text:p>
          </table:table-cell>
          <table:table-cell office:value-type="float" office:value="140625" table:style-name="ce4">
            <text:p>140625</text:p>
          </table:table-cell>
          <table:table-cell office:value-type="string" table:style-name="ce9">
            <text:p>63.24%</text:p>
          </table:table-cell>
          <table:table-cell office:value-type="float" office:value="100.8003889" table:style-name="ce4">
            <text:p>100.8003889</text:p>
          </table:table-cell>
          <table:table-cell office:value-type="float" office:value="0.967267137" table:style-name="ce4">
            <text:p>0.967267137</text:p>
          </table:table-cell>
          <table:table-cell office:value-type="float" office:value="0.89449541300000002" table:style-name="ce4">
            <text:p>0.894495413</text:p>
          </table:table-cell>
          <table:table-cell office:value-type="float" office:value="0.33333333300000001" table:style-name="ce4">
            <text:p>0.333333333</text:p>
          </table:table-cell>
          <table:table-cell office:value-type="float" office:value="3.6803691390000002" table:style-name="ce4">
            <text:p>3.680369139</text:p>
          </table:table-cell>
          <table:table-cell table:number-columns-repeated="16368"/>
        </table:table-row>
        <table:table-row table:style-name="ro2">
          <table:table-cell office:value-type="percentage" office:value="0.48571428571428565" table:formula="of:=2/(1/[.N76]+1/[.O76])" table:style-name="ce8">
            <text:p>48.57%</text:p>
          </table:table-cell>
          <table:table-cell office:value-type="float" office:value="40.670010288065846" table:formula="of:=[.G76]/[.E76]" table:style-name="ce14">
            <text:p>40.67001029</text:p>
          </table:table-cell>
          <table:table-cell office:value-type="float" office:value="2160" table:style-name="ce18">
            <text:p>2160</text:p>
          </table:table-cell>
          <table:table-cell office:value-type="float" office:value="2880" table:style-name="ce20">
            <text:p>2880</text:p>
          </table:table-cell>
          <table:table-cell office:value-type="float" office:value="6.2207999999999997" table:formula="of:=[Sheet1.$C76]*[Sheet1.$D76]/1000000" table:style-name="ce16">
            <text:p>6.2208</text:p>
          </table:table-cell>
          <table:table-cell office:value-type="string" table:style-name="ce4">
            <text:p>test_img_0075_4k.jpg</text:p>
          </table:table-cell>
          <table:table-cell office:value-type="float" office:value="253" table:style-name="ce4">
            <text:p>253</text:p>
          </table:table-cell>
          <table:table-cell office:value-type="float" office:value="170" table:style-name="ce4">
            <text:p>170</text:p>
          </table:table-cell>
          <table:table-cell office:value-type="float" office:value="83" table:style-name="ce4">
            <text:p>83</text:p>
          </table:table-cell>
          <table:table-cell office:value-type="float" office:value="6889" table:style-name="ce4">
            <text:p>6889</text:p>
          </table:table-cell>
          <table:table-cell office:value-type="string" table:style-name="ce9">
            <text:p>32.81%</text:p>
          </table:table-cell>
          <table:table-cell office:value-type="float" office:value="71.43850243" table:style-name="ce4">
            <text:p>71.43850243</text:p>
          </table:table-cell>
          <table:table-cell office:value-type="float" office:value="0.95852283500000002" table:style-name="ce4">
            <text:p>0.958522835</text:p>
          </table:table-cell>
          <table:table-cell office:value-type="float" office:value="0.6" table:style-name="ce4">
            <text:p>0.6</text:p>
          </table:table-cell>
          <table:table-cell office:value-type="float" office:value="0.40799999999999997" table:style-name="ce4">
            <text:p>0.408</text:p>
          </table:table-cell>
          <table:table-cell office:value-type="float" office:value="2.0635843280000001" table:style-name="ce4">
            <text:p>2.063584328</text:p>
          </table:table-cell>
          <table:table-cell table:number-columns-repeated="16368"/>
        </table:table-row>
        <table:table-row table:style-name="ro2">
          <table:table-cell office:value-type="percentage" office:value="0.48736176918308216" table:formula="of:=2/(1/[.N77]+1/[.O77])" table:style-name="ce8">
            <text:p>48.74%</text:p>
          </table:table-cell>
          <table:table-cell office:value-type="float" office:value="181.94093714927047" table:formula="of:=[.G77]/[.E77]" table:style-name="ce14">
            <text:p>181.9409371</text:p>
          </table:table-cell>
          <table:table-cell office:value-type="float" office:value="2592" table:style-name="ce18">
            <text:p>2592</text:p>
          </table:table-cell>
          <table:table-cell office:value-type="float" office:value="3872" table:style-name="ce20">
            <text:p>3872</text:p>
          </table:table-cell>
          <table:table-cell office:value-type="float" office:value="10.036224000000001" table:formula="of:=[Sheet1.$C77]*[Sheet1.$D77]/1000000" table:style-name="ce16">
            <text:p>10.036224</text:p>
          </table:table-cell>
          <table:table-cell office:value-type="string" table:style-name="ce4">
            <text:p>test_img_0223.jpg</text:p>
          </table:table-cell>
          <table:table-cell office:value-type="float" office:value="1826" table:style-name="ce4">
            <text:p>1826</text:p>
          </table:table-cell>
          <table:table-cell office:value-type="float" office:value="726" table:style-name="ce4">
            <text:p>726</text:p>
          </table:table-cell>
          <table:table-cell office:value-type="float" office:value="1100" table:style-name="ce4">
            <text:p>1100</text:p>
          </table:table-cell>
          <table:table-cell office:value-type="float" office:value="1210000" table:style-name="ce4">
            <text:p>1210000</text:p>
          </table:table-cell>
          <table:table-cell office:value-type="string" table:style-name="ce9">
            <text:p>60.24%</text:p>
          </table:table-cell>
          <table:table-cell office:value-type="float" office:value="86.329938279999993" table:style-name="ce4">
            <text:p>86.32993828</text:p>
          </table:table-cell>
          <table:table-cell office:value-type="float" office:value="0.93092261600000004" table:style-name="ce4">
            <text:p>0.930922616</text:p>
          </table:table-cell>
          <table:table-cell office:value-type="float" office:value="0.84986225900000001" table:style-name="ce4">
            <text:p>0.849862259</text:p>
          </table:table-cell>
          <table:table-cell office:value-type="float" office:value="0.34163898100000001" table:style-name="ce4">
            <text:p>0.341638981</text:p>
          </table:table-cell>
          <table:table-cell office:value-type="float" office:value="3.7635385989999999" table:style-name="ce4">
            <text:p>3.763538599</text:p>
          </table:table-cell>
          <table:table-cell table:number-columns-repeated="16368"/>
        </table:table-row>
        <table:table-row table:style-name="ro2">
          <table:table-cell office:value-type="percentage" office:value="0.48929663561434228" table:formula="of:=2/(1/[.N78]+1/[.O78])" table:style-name="ce8">
            <text:p>48.93%</text:p>
          </table:table-cell>
          <table:table-cell office:value-type="float" office:value="40.690104166666671" table:formula="of:=[.G78]/[.E78]" table:style-name="ce14">
            <text:p>40.69010417</text:p>
          </table:table-cell>
          <table:table-cell office:value-type="float" office:value="1280" table:style-name="ce18">
            <text:p>1280</text:p>
          </table:table-cell>
          <table:table-cell office:value-type="float" office:value="1920" table:style-name="ce20">
            <text:p>1920</text:p>
          </table:table-cell>
          <table:table-cell office:value-type="float" office:value="2.4575999999999998" table:formula="of:=[Sheet1.$C78]*[Sheet1.$D78]/1000000" table:style-name="ce16">
            <text:p>2.4576</text:p>
          </table:table-cell>
          <table:table-cell office:value-type="string" table:style-name="ce4">
            <text:p>test_img_0047.jpg</text:p>
          </table:table-cell>
          <table:table-cell office:value-type="float" office:value="100" table:style-name="ce4">
            <text:p>100</text:p>
          </table:table-cell>
          <table:table-cell office:value-type="float" office:value="227" table:style-name="ce4">
            <text:p>227</text:p>
          </table:table-cell>
          <table:table-cell office:value-type="float" office:value="127" table:style-name="ce4">
            <text:p>127</text:p>
          </table:table-cell>
          <table:table-cell office:value-type="float" office:value="16129" table:style-name="ce4">
            <text:p>16129</text:p>
          </table:table-cell>
          <table:table-cell office:value-type="string" table:style-name="ce9">
            <text:p>127.00%</text:p>
          </table:table-cell>
          <table:table-cell office:value-type="float" office:value="70.520712099999997" table:style-name="ce4">
            <text:p>70.5207121</text:p>
          </table:table-cell>
          <table:table-cell office:value-type="float" office:value="0.93883567099999998" table:style-name="ce4">
            <text:p>0.938835671</text:p>
          </table:table-cell>
          <table:table-cell office:value-type="float" office:value="0.35242290700000001" table:style-name="ce4">
            <text:p>0.352422907</text:p>
          </table:table-cell>
          <table:table-cell office:value-type="float" office:value="0.8" table:style-name="ce4">
            <text:p>0.8</text:p>
          </table:table-cell>
          <table:table-cell office:value-type="float" office:value="0.61077141800000001" table:style-name="ce4">
            <text:p>0.610771418</text:p>
          </table:table-cell>
          <table:table-cell table:number-columns-repeated="16368"/>
        </table:table-row>
        <table:table-row table:style-name="ro2">
          <table:table-cell office:value-type="percentage" office:value="0.49177330920775109" table:formula="of:=2/(1/[.N79]+1/[.O79])" table:style-name="ce8">
            <text:p>49.18%</text:p>
          </table:table-cell>
          <table:table-cell office:value-type="float" office:value="60.916179337231966" table:formula="of:=[.G79]/[.E79]" table:style-name="ce14">
            <text:p>60.91617934</text:p>
          </table:table-cell>
          <table:table-cell office:value-type="float" office:value="2736" table:style-name="ce18">
            <text:p>2736</text:p>
          </table:table-cell>
          <table:table-cell office:value-type="float" office:value="3648" table:style-name="ce20">
            <text:p>3648</text:p>
          </table:table-cell>
          <table:table-cell office:value-type="float" office:value="9.9809280000000005" table:formula="of:=[Sheet1.$C79]*[Sheet1.$D79]/1000000" table:style-name="ce16">
            <text:p>9.980928</text:p>
          </table:table-cell>
          <table:table-cell office:value-type="string" table:style-name="ce4">
            <text:p>test_img_0171.jpg</text:p>
          </table:table-cell>
          <table:table-cell office:value-type="float" office:value="608" table:style-name="ce4">
            <text:p>608</text:p>
          </table:table-cell>
          <table:table-cell office:value-type="float" office:value="498" table:style-name="ce4">
            <text:p>498</text:p>
          </table:table-cell>
          <table:table-cell office:value-type="float" office:value="110" table:style-name="ce4">
            <text:p>110</text:p>
          </table:table-cell>
          <table:table-cell office:value-type="float" office:value="12100" table:style-name="ce4">
            <text:p>12100</text:p>
          </table:table-cell>
          <table:table-cell office:value-type="string" table:style-name="ce9">
            <text:p>18.09%</text:p>
          </table:table-cell>
          <table:table-cell office:value-type="float" office:value="65.853687089999994" table:style-name="ce4">
            <text:p>65.85368709</text:p>
          </table:table-cell>
          <table:table-cell office:value-type="float" office:value="0.95652703400000005" table:style-name="ce4">
            <text:p>0.956527034</text:p>
          </table:table-cell>
          <table:table-cell office:value-type="float" office:value="0.540160643" table:style-name="ce4">
            <text:p>0.540160643</text:p>
          </table:table-cell>
          <table:table-cell office:value-type="float" office:value="0.45134228199999998" table:style-name="ce4">
            <text:p>0.451342282</text:p>
          </table:table-cell>
          <table:table-cell office:value-type="float" office:value="3.1549496650000002" table:style-name="ce4">
            <text:p>3.154949665</text:p>
          </table:table-cell>
          <table:table-cell table:number-columns-repeated="16368"/>
        </table:table-row>
        <table:table-row table:style-name="ro2">
          <table:table-cell office:value-type="percentage" office:value="0.49258160255313505" table:formula="of:=2/(1/[.N80]+1/[.O80])" table:style-name="ce8">
            <text:p>49.26%</text:p>
          </table:table-cell>
          <table:table-cell office:value-type="float" office:value="58.453167508744656" table:formula="of:=[.G80]/[.E80]" table:style-name="ce14">
            <text:p>58.45316751</text:p>
          </table:table-cell>
          <table:table-cell office:value-type="float" office:value="2075" table:style-name="ce18">
            <text:p>2075</text:p>
          </table:table-cell>
          <table:table-cell office:value-type="float" office:value="3100" table:style-name="ce20">
            <text:p>3100</text:p>
          </table:table-cell>
          <table:table-cell office:value-type="float" office:value="6.4325000000000001" table:formula="of:=[Sheet1.$C80]*[Sheet1.$D80]/1000000" table:style-name="ce16">
            <text:p>6.4325</text:p>
          </table:table-cell>
          <table:table-cell office:value-type="string" table:style-name="ce4">
            <text:p>test_img_0284.jpg</text:p>
          </table:table-cell>
          <table:table-cell office:value-type="float" office:value="376" table:style-name="ce4">
            <text:p>376</text:p>
          </table:table-cell>
          <table:table-cell office:value-type="float" office:value="305" table:style-name="ce4">
            <text:p>305</text:p>
          </table:table-cell>
          <table:table-cell office:value-type="float" office:value="71" table:style-name="ce4">
            <text:p>71</text:p>
          </table:table-cell>
          <table:table-cell office:value-type="float" office:value="5041" table:style-name="ce4">
            <text:p>5041</text:p>
          </table:table-cell>
          <table:table-cell office:value-type="string" table:style-name="ce9">
            <text:p>18.88%</text:p>
          </table:table-cell>
          <table:table-cell office:value-type="float" office:value="77.238031660000004" table:style-name="ce4">
            <text:p>77.23803166</text:p>
          </table:table-cell>
          <table:table-cell office:value-type="float" office:value="0.95533294000000002" table:style-name="ce4">
            <text:p>0.95533294</text:p>
          </table:table-cell>
          <table:table-cell office:value-type="float" office:value="0.54426229500000001" table:style-name="ce4">
            <text:p>0.544262295</text:p>
          </table:table-cell>
          <table:table-cell office:value-type="float" office:value="0.44986449899999997" table:style-name="ce4">
            <text:p>0.449864499</text:p>
          </table:table-cell>
          <table:table-cell office:value-type="float" office:value="1.715969324" table:style-name="ce4">
            <text:p>1.715969324</text:p>
          </table:table-cell>
          <table:table-cell table:number-columns-repeated="16368"/>
        </table:table-row>
        <table:table-row table:style-name="ro2">
          <table:table-cell office:value-type="percentage" office:value="0.49799656506333689" table:formula="of:=2/(1/[.N81]+1/[.O81])" table:style-name="ce8">
            <text:p>49.80%</text:p>
          </table:table-cell>
          <table:table-cell office:value-type="float" office:value="77.612606095679013" table:formula="of:=[.G81]/[.E81]" table:style-name="ce14">
            <text:p>77.6126061</text:p>
          </table:table-cell>
          <table:table-cell office:value-type="float" office:value="3456" table:style-name="ce18">
            <text:p>3456</text:p>
          </table:table-cell>
          <table:table-cell office:value-type="float" office:value="4608" table:style-name="ce20">
            <text:p>4608</text:p>
          </table:table-cell>
          <table:table-cell office:value-type="float" office:value="15.925248" table:formula="of:=[Sheet1.$C81]*[Sheet1.$D81]/1000000" table:style-name="ce16">
            <text:p>15.925248</text:p>
          </table:table-cell>
          <table:table-cell office:value-type="string" table:style-name="ce4">
            <text:p>test_img_0071.jpg</text:p>
          </table:table-cell>
          <table:table-cell office:value-type="float" office:value="1236" table:style-name="ce4">
            <text:p>1236</text:p>
          </table:table-cell>
          <table:table-cell office:value-type="float" office:value="541" table:style-name="ce4">
            <text:p>541</text:p>
          </table:table-cell>
          <table:table-cell office:value-type="float" office:value="695" table:style-name="ce4">
            <text:p>695</text:p>
          </table:table-cell>
          <table:table-cell office:value-type="float" office:value="483025" table:style-name="ce4">
            <text:p>483025</text:p>
          </table:table-cell>
          <table:table-cell office:value-type="string" table:style-name="ce9">
            <text:p>56.23%</text:p>
          </table:table-cell>
          <table:table-cell office:value-type="float" office:value="75.557136259999993" table:style-name="ce4">
            <text:p>75.55713626</text:p>
          </table:table-cell>
          <table:table-cell office:value-type="float" office:value="0.95254250799999995" table:style-name="ce4">
            <text:p>0.952542508</text:p>
          </table:table-cell>
          <table:table-cell office:value-type="float" office:value="0.80406654300000002" table:style-name="ce4">
            <text:p>0.804066543</text:p>
          </table:table-cell>
          <table:table-cell office:value-type="float" office:value="0.36069651699999999" table:style-name="ce4">
            <text:p>0.360696517</text:p>
          </table:table-cell>
          <table:table-cell office:value-type="float" office:value="5.2059986589999996" table:style-name="ce4">
            <text:p>5.205998659</text:p>
          </table:table-cell>
          <table:table-cell table:number-columns-repeated="16368"/>
        </table:table-row>
        <table:table-row table:style-name="ro2">
          <table:table-cell office:value-type="percentage" office:value="0.50574712672951072" table:formula="of:=2/(1/[.N82]+1/[.O82])" table:style-name="ce8">
            <text:p>50.57%</text:p>
          </table:table-cell>
          <table:table-cell office:value-type="float" office:value="48.062446436430179" table:formula="of:=[.G82]/[.E82]" table:style-name="ce14">
            <text:p>48.06244644</text:p>
          </table:table-cell>
          <table:table-cell office:value-type="float" office:value="2160" table:style-name="ce18">
            <text:p>2160</text:p>
          </table:table-cell>
          <table:table-cell office:value-type="float" office:value="3198" table:style-name="ce20">
            <text:p>3198</text:p>
          </table:table-cell>
          <table:table-cell office:value-type="float" office:value="6.90768" table:formula="of:=[Sheet1.$C82]*[Sheet1.$D82]/1000000" table:style-name="ce16">
            <text:p>6.90768</text:p>
          </table:table-cell>
          <table:table-cell office:value-type="string" table:style-name="ce4">
            <text:p>test_img_0233_4k.jpg</text:p>
          </table:table-cell>
          <table:table-cell office:value-type="float" office:value="332" table:style-name="ce4">
            <text:p>332</text:p>
          </table:table-cell>
          <table:table-cell office:value-type="float" office:value="199" table:style-name="ce4">
            <text:p>199</text:p>
          </table:table-cell>
          <table:table-cell office:value-type="float" office:value="133" table:style-name="ce4">
            <text:p>133</text:p>
          </table:table-cell>
          <table:table-cell office:value-type="float" office:value="17689" table:style-name="ce4">
            <text:p>17689</text:p>
          </table:table-cell>
          <table:table-cell office:value-type="string" table:style-name="ce9">
            <text:p>40.06%</text:p>
          </table:table-cell>
          <table:table-cell office:value-type="float" office:value="102.4636836" table:style-name="ce4">
            <text:p>102.4636836</text:p>
          </table:table-cell>
          <table:table-cell office:value-type="float" office:value="0.96604835" table:style-name="ce4">
            <text:p>0.96604835</text:p>
          </table:table-cell>
          <table:table-cell office:value-type="float" office:value="0.66331658299999996" table:style-name="ce4">
            <text:p>0.663316583</text:p>
          </table:table-cell>
          <table:table-cell office:value-type="float" office:value="0.40866873100000001" table:style-name="ce4">
            <text:p>0.408668731</text:p>
          </table:table-cell>
          <table:table-cell office:value-type="float" office:value="2.1731116770000001" table:style-name="ce4">
            <text:p>2.173111677</text:p>
          </table:table-cell>
          <table:table-cell table:number-columns-repeated="16368"/>
        </table:table-row>
        <table:table-row table:style-name="ro2">
          <table:table-cell office:value-type="percentage" office:value="0.51184834112284094" table:formula="of:=2/(1/[.N83]+1/[.O83])" table:style-name="ce8">
            <text:p>51.18%</text:p>
          </table:table-cell>
          <table:table-cell office:value-type="float" office:value="15.71787837219936" table:formula="of:=[.G83]/[.E83]" table:style-name="ce14">
            <text:p>15.71787837</text:p>
          </table:table-cell>
          <table:table-cell office:value-type="float" office:value="2160" table:style-name="ce18">
            <text:p>2160</text:p>
          </table:table-cell>
          <table:table-cell office:value-type="float" office:value="3240" table:style-name="ce20">
            <text:p>3240</text:p>
          </table:table-cell>
          <table:table-cell office:value-type="float" office:value="6.9984000000000002" table:formula="of:=[Sheet1.$C83]*[Sheet1.$D83]/1000000" table:style-name="ce16">
            <text:p>6.9984</text:p>
          </table:table-cell>
          <table:table-cell office:value-type="string" table:style-name="ce4">
            <text:p>test_img_0172_4k.jpg</text:p>
          </table:table-cell>
          <table:table-cell office:value-type="float" office:value="110" table:style-name="ce4">
            <text:p>110</text:p>
          </table:table-cell>
          <table:table-cell office:value-type="float" office:value="101" table:style-name="ce4">
            <text:p>101</text:p>
          </table:table-cell>
          <table:table-cell office:value-type="float" office:value="9" table:style-name="ce4">
            <text:p>9</text:p>
          </table:table-cell>
          <table:table-cell office:value-type="float" office:value="81" table:style-name="ce4">
            <text:p>81</text:p>
          </table:table-cell>
          <table:table-cell office:value-type="string" table:style-name="ce9">
            <text:p>8.18%</text:p>
          </table:table-cell>
          <table:table-cell office:value-type="float" office:value="92.446811249999996" table:style-name="ce4">
            <text:p>92.44681125</text:p>
          </table:table-cell>
          <table:table-cell office:value-type="float" office:value="0.98386560099999998" table:style-name="ce4">
            <text:p>0.983865601</text:p>
          </table:table-cell>
          <table:table-cell office:value-type="float" office:value="0.53465346499999999" table:style-name="ce4">
            <text:p>0.534653465</text:p>
          </table:table-cell>
          <table:table-cell office:value-type="float" office:value="0.49090909100000002" table:style-name="ce4">
            <text:p>0.490909091</text:p>
          </table:table-cell>
          <table:table-cell office:value-type="float" office:value="2.1581556800000001" table:style-name="ce4">
            <text:p>2.15815568</text:p>
          </table:table-cell>
          <table:table-cell table:number-columns-repeated="16368"/>
        </table:table-row>
        <table:table-row table:style-name="ro2">
          <table:table-cell office:value-type="percentage" office:value="0.51583710423312379" table:formula="of:=2/(1/[.N84]+1/[.O84])" table:style-name="ce8">
            <text:p>51.58%</text:p>
          </table:table-cell>
          <table:table-cell office:value-type="float" office:value="92.049718574108823" table:formula="of:=[.G84]/[.E84]" table:style-name="ce14">
            <text:p>92.04971857</text:p>
          </table:table-cell>
          <table:table-cell office:value-type="float" office:value="1066" table:style-name="ce18">
            <text:p>1066</text:p>
          </table:table-cell>
          <table:table-cell office:value-type="float" office:value="1600" table:style-name="ce20">
            <text:p>1600</text:p>
          </table:table-cell>
          <table:table-cell office:value-type="float" office:value="1.7056" table:formula="of:=[Sheet1.$C84]*[Sheet1.$D84]/1000000" table:style-name="ce16">
            <text:p>1.7056</text:p>
          </table:table-cell>
          <table:table-cell office:value-type="string" table:style-name="ce4">
            <text:p>test_img_0111.jpg</text:p>
          </table:table-cell>
          <table:table-cell office:value-type="float" office:value="157" table:style-name="ce4">
            <text:p>157</text:p>
          </table:table-cell>
          <table:table-cell office:value-type="float" office:value="64" table:style-name="ce4">
            <text:p>64</text:p>
          </table:table-cell>
          <table:table-cell office:value-type="float" office:value="93" table:style-name="ce4">
            <text:p>93</text:p>
          </table:table-cell>
          <table:table-cell office:value-type="float" office:value="8649" table:style-name="ce4">
            <text:p>8649</text:p>
          </table:table-cell>
          <table:table-cell office:value-type="string" table:style-name="ce9">
            <text:p>59.24%</text:p>
          </table:table-cell>
          <table:table-cell office:value-type="float" office:value="95.808062849999999" table:style-name="ce4">
            <text:p>95.80806285</text:p>
          </table:table-cell>
          <table:table-cell office:value-type="float" office:value="0.93981064400000003" table:style-name="ce4">
            <text:p>0.939810644</text:p>
          </table:table-cell>
          <table:table-cell office:value-type="float" office:value="0.890625" table:style-name="ce4">
            <text:p>0.890625</text:p>
          </table:table-cell>
          <table:table-cell office:value-type="float" office:value="0.36305732499999999" table:style-name="ce4">
            <text:p>0.363057325</text:p>
          </table:table-cell>
          <table:table-cell office:value-type="float" office:value="0.53831791900000003" table:style-name="ce4">
            <text:p>0.538317919</text:p>
          </table:table-cell>
          <table:table-cell table:number-columns-repeated="16368"/>
        </table:table-row>
        <table:table-row table:style-name="ro2">
          <table:table-cell office:value-type="percentage" office:value="0.51803278730627245" table:formula="of:=2/(1/[.N85]+1/[.O85])" table:style-name="ce8">
            <text:p>51.80%</text:p>
          </table:table-cell>
          <table:table-cell office:value-type="float" office:value="60.156607224508456" table:formula="of:=[.G85]/[.E85]" table:style-name="ce14">
            <text:p>60.15660722</text:p>
          </table:table-cell>
          <table:table-cell office:value-type="float" office:value="2160" table:style-name="ce18">
            <text:p>2160</text:p>
          </table:table-cell>
          <table:table-cell office:value-type="float" office:value="3240" table:style-name="ce20">
            <text:p>3240</text:p>
          </table:table-cell>
          <table:table-cell office:value-type="float" office:value="6.9984000000000002" table:formula="of:=[Sheet1.$C85]*[Sheet1.$D85]/1000000" table:style-name="ce16">
            <text:p>6.9984</text:p>
          </table:table-cell>
          <table:table-cell office:value-type="string" table:style-name="ce4">
            <text:p>test_img_0210_4k.jpg</text:p>
          </table:table-cell>
          <table:table-cell office:value-type="float" office:value="421" table:style-name="ce4">
            <text:p>421</text:p>
          </table:table-cell>
          <table:table-cell office:value-type="float" office:value="192" table:style-name="ce4">
            <text:p>192</text:p>
          </table:table-cell>
          <table:table-cell office:value-type="float" office:value="229" table:style-name="ce4">
            <text:p>229</text:p>
          </table:table-cell>
          <table:table-cell office:value-type="float" office:value="52441" table:style-name="ce4">
            <text:p>52441</text:p>
          </table:table-cell>
          <table:table-cell office:value-type="string" table:style-name="ce9">
            <text:p>54.39%</text:p>
          </table:table-cell>
          <table:table-cell office:value-type="float" office:value="121.1494246" table:style-name="ce4">
            <text:p>121.1494246</text:p>
          </table:table-cell>
          <table:table-cell office:value-type="float" office:value="0.96034031200000003" table:style-name="ce4">
            <text:p>0.960340312</text:p>
          </table:table-cell>
          <table:table-cell office:value-type="float" office:value="0.82291666699999999" table:style-name="ce4">
            <text:p>0.822916667</text:p>
          </table:table-cell>
          <table:table-cell office:value-type="float" office:value="0.37799043100000002" table:style-name="ce4">
            <text:p>0.377990431</text:p>
          </table:table-cell>
          <table:table-cell office:value-type="float" office:value="2.2112057209999998" table:style-name="ce4">
            <text:p>2.211205721</text:p>
          </table:table-cell>
          <table:table-cell table:number-columns-repeated="16368"/>
        </table:table-row>
        <table:table-row table:style-name="ro2">
          <table:table-cell office:value-type="percentage" office:value="0.52631578962725767" table:formula="of:=2/(1/[.N86]+1/[.O86])" table:style-name="ce8">
            <text:p>52.63%</text:p>
          </table:table-cell>
          <table:table-cell office:value-type="float" office:value="22.108843537414966" table:formula="of:=[.G86]/[.E86]" table:style-name="ce14">
            <text:p>22.10884354</text:p>
          </table:table-cell>
          <table:table-cell office:value-type="float" office:value="1400" table:style-name="ce18">
            <text:p>1400</text:p>
          </table:table-cell>
          <table:table-cell office:value-type="float" office:value="2100" table:style-name="ce20">
            <text:p>2100</text:p>
          </table:table-cell>
          <table:table-cell office:value-type="float" office:value="2.94" table:formula="of:=[Sheet1.$C86]*[Sheet1.$D86]/1000000" table:style-name="ce16">
            <text:p>2.94</text:p>
          </table:table-cell>
          <table:table-cell office:value-type="string" table:style-name="ce4">
            <text:p>test_img_0250.jpg</text:p>
          </table:table-cell>
          <table:table-cell office:value-type="float" office:value="65" table:style-name="ce4">
            <text:p>65</text:p>
          </table:table-cell>
          <table:table-cell office:value-type="float" office:value="32" table:style-name="ce4">
            <text:p>32</text:p>
          </table:table-cell>
          <table:table-cell office:value-type="float" office:value="33" table:style-name="ce4">
            <text:p>33</text:p>
          </table:table-cell>
          <table:table-cell office:value-type="float" office:value="1089" table:style-name="ce4">
            <text:p>1089</text:p>
          </table:table-cell>
          <table:table-cell office:value-type="string" table:style-name="ce9">
            <text:p>50.77%</text:p>
          </table:table-cell>
          <table:table-cell office:value-type="float" office:value="107.0582539" table:style-name="ce4">
            <text:p>107.0582539</text:p>
          </table:table-cell>
          <table:table-cell office:value-type="float" office:value="0.98901509799999998" table:style-name="ce4">
            <text:p>0.989015098</text:p>
          </table:table-cell>
          <table:table-cell office:value-type="float" office:value="0.78125" table:style-name="ce4">
            <text:p>0.78125</text:p>
          </table:table-cell>
          <table:table-cell office:value-type="float" office:value="0.39682539700000002" table:style-name="ce4">
            <text:p>0.396825397</text:p>
          </table:table-cell>
          <table:table-cell office:value-type="float" office:value="0.83312797500000002" table:style-name="ce4">
            <text:p>0.833127975</text:p>
          </table:table-cell>
          <table:table-cell table:number-columns-repeated="16368"/>
        </table:table-row>
        <table:table-row table:style-name="ro2">
          <table:table-cell office:value-type="percentage" office:value="0.53273809536718741" table:formula="of:=2/(1/[.N87]+1/[.O87])" table:style-name="ce8">
            <text:p>53.27%</text:p>
          </table:table-cell>
          <table:table-cell office:value-type="float" office:value="41.033568443246097" table:formula="of:=[.G87]/[.E87]" table:style-name="ce14">
            <text:p>41.03356844</text:p>
          </table:table-cell>
          <table:table-cell office:value-type="float" office:value="3794" table:style-name="ce18">
            <text:p>3794</text:p>
          </table:table-cell>
          <table:table-cell office:value-type="float" office:value="2473" table:style-name="ce20">
            <text:p>2473</text:p>
          </table:table-cell>
          <table:table-cell office:value-type="float" office:value="9.3825620000000001" table:formula="of:=[Sheet1.$C87]*[Sheet1.$D87]/1000000" table:style-name="ce16">
            <text:p>9.382562</text:p>
          </table:table-cell>
          <table:table-cell office:value-type="string" table:style-name="ce4">
            <text:p>test_img_0024.jpg</text:p>
          </table:table-cell>
          <table:table-cell office:value-type="float" office:value="385" table:style-name="ce4">
            <text:p>385</text:p>
          </table:table-cell>
          <table:table-cell office:value-type="float" office:value="294" table:style-name="ce4">
            <text:p>294</text:p>
          </table:table-cell>
          <table:table-cell office:value-type="float" office:value="91" table:style-name="ce4">
            <text:p>91</text:p>
          </table:table-cell>
          <table:table-cell office:value-type="float" office:value="8281" table:style-name="ce4">
            <text:p>8281</text:p>
          </table:table-cell>
          <table:table-cell office:value-type="string" table:style-name="ce9">
            <text:p>23.64%</text:p>
          </table:table-cell>
          <table:table-cell office:value-type="float" office:value="87.6614048" table:style-name="ce4">
            <text:p>87.6614048</text:p>
          </table:table-cell>
          <table:table-cell office:value-type="float" office:value="0.96955733099999997" table:style-name="ce4">
            <text:p>0.969557331</text:p>
          </table:table-cell>
          <table:table-cell office:value-type="float" office:value="0.60884353700000005" table:style-name="ce4">
            <text:p>0.608843537</text:p>
          </table:table-cell>
          <table:table-cell office:value-type="float" office:value="0.47354497400000001" table:style-name="ce4">
            <text:p>0.473544974</text:p>
          </table:table-cell>
          <table:table-cell office:value-type="float" office:value="2.8553669450000001" table:style-name="ce4">
            <text:p>2.855366945</text:p>
          </table:table-cell>
          <table:table-cell table:number-columns-repeated="16368"/>
        </table:table-row>
        <table:table-row table:style-name="ro2">
          <table:table-cell office:value-type="percentage" office:value="0.53615520287074825" table:formula="of:=2/(1/[.N88]+1/[.O88])" table:style-name="ce8">
            <text:p>53.62%</text:p>
          </table:table-cell>
          <table:table-cell office:value-type="float" office:value="50.411839092245117" table:formula="of:=[.G88]/[.E88]" table:style-name="ce14">
            <text:p>50.41183909</text:p>
          </table:table-cell>
          <table:table-cell office:value-type="float" office:value="2160" table:style-name="ce18">
            <text:p>2160</text:p>
          </table:table-cell>
          <table:table-cell office:value-type="float" office:value="3251" table:style-name="ce20">
            <text:p>3251</text:p>
          </table:table-cell>
          <table:table-cell office:value-type="float" office:value="7.0221600000000004" table:formula="of:=[Sheet1.$C88]*[Sheet1.$D88]/1000000" table:style-name="ce16">
            <text:p>7.02216</text:p>
          </table:table-cell>
          <table:table-cell office:value-type="string" table:style-name="ce4">
            <text:p>test_img_0154_4k.jpg</text:p>
          </table:table-cell>
          <table:table-cell office:value-type="float" office:value="354" table:style-name="ce4">
            <text:p>354</text:p>
          </table:table-cell>
          <table:table-cell office:value-type="float" office:value="216" table:style-name="ce4">
            <text:p>216</text:p>
          </table:table-cell>
          <table:table-cell office:value-type="float" office:value="138" table:style-name="ce4">
            <text:p>138</text:p>
          </table:table-cell>
          <table:table-cell office:value-type="float" office:value="19044" table:style-name="ce4">
            <text:p>19044</text:p>
          </table:table-cell>
          <table:table-cell office:value-type="string" table:style-name="ce9">
            <text:p>38.98%</text:p>
          </table:table-cell>
          <table:table-cell office:value-type="float" office:value="117.6988698" table:style-name="ce4">
            <text:p>117.6988698</text:p>
          </table:table-cell>
          <table:table-cell office:value-type="float" office:value="0.97356240199999999" table:style-name="ce4">
            <text:p>0.973562402</text:p>
          </table:table-cell>
          <table:table-cell office:value-type="float" office:value="0.70370370400000004" table:style-name="ce4">
            <text:p>0.703703704</text:p>
          </table:table-cell>
          <table:table-cell office:value-type="float" office:value="0.43304843300000001" table:style-name="ce4">
            <text:p>0.433048433</text:p>
          </table:table-cell>
          <table:table-cell office:value-type="float" office:value="2.1384971140000002" table:style-name="ce4">
            <text:p>2.138497114</text:p>
          </table:table-cell>
          <table:table-cell table:number-columns-repeated="16368"/>
        </table:table-row>
        <table:table-row table:style-name="ro2">
          <table:table-cell office:value-type="percentage" office:value="0.53940455320584224" table:formula="of:=2/(1/[.N89]+1/[.O89])" table:style-name="ce8">
            <text:p>53.94%</text:p>
          </table:table-cell>
          <table:table-cell office:value-type="float" office:value="71.871602128353729" table:formula="of:=[.G89]/[.E89]" table:style-name="ce14">
            <text:p>71.87160213</text:p>
          </table:table-cell>
          <table:table-cell office:value-type="float" office:value="1198" table:style-name="ce18">
            <text:p>1198</text:p>
          </table:table-cell>
          <table:table-cell office:value-type="float" office:value="2799" table:style-name="ce20">
            <text:p>2799</text:p>
          </table:table-cell>
          <table:table-cell office:value-type="float" office:value="3.353202" table:formula="of:=[Sheet1.$C89]*[Sheet1.$D89]/1000000" table:style-name="ce16">
            <text:p>3.353202</text:p>
          </table:table-cell>
          <table:table-cell office:value-type="string" table:style-name="ce4">
            <text:p>test_img_0072.jpg</text:p>
          </table:table-cell>
          <table:table-cell office:value-type="float" office:value="241" table:style-name="ce4">
            <text:p>241</text:p>
          </table:table-cell>
          <table:table-cell office:value-type="float" office:value="336" table:style-name="ce4">
            <text:p>336</text:p>
          </table:table-cell>
          <table:table-cell office:value-type="float" office:value="95" table:style-name="ce4">
            <text:p>95</text:p>
          </table:table-cell>
          <table:table-cell office:value-type="float" office:value="9025" table:style-name="ce4">
            <text:p>9025</text:p>
          </table:table-cell>
          <table:table-cell office:value-type="string" table:style-name="ce9">
            <text:p>39.42%</text:p>
          </table:table-cell>
          <table:table-cell office:value-type="float" office:value="69.529931959999999" table:style-name="ce4">
            <text:p>69.52993196</text:p>
          </table:table-cell>
          <table:table-cell office:value-type="float" office:value="0.96212565800000005" table:style-name="ce4">
            <text:p>0.962125658</text:p>
          </table:table-cell>
          <table:table-cell office:value-type="float" office:value="0.45833333300000001" table:style-name="ce4">
            <text:p>0.458333333</text:p>
          </table:table-cell>
          <table:table-cell office:value-type="float" office:value="0.65531914899999999" table:style-name="ce4">
            <text:p>0.655319149</text:p>
          </table:table-cell>
          <table:table-cell office:value-type="float" office:value="0.86697149299999998" table:style-name="ce4">
            <text:p>0.866971493</text:p>
          </table:table-cell>
          <table:table-cell table:number-columns-repeated="16368"/>
        </table:table-row>
        <table:table-row table:style-name="ro2">
          <table:table-cell office:value-type="percentage" office:value="0.54101694952082735" table:formula="of:=2/(1/[.N90]+1/[.O90])" table:style-name="ce8">
            <text:p>54.10%</text:p>
          </table:table-cell>
          <table:table-cell office:value-type="float" office:value="57.825717306812983" table:formula="of:=[.G90]/[.E90]" table:style-name="ce14">
            <text:p>57.82571731</text:p>
          </table:table-cell>
          <table:table-cell office:value-type="float" office:value="3456" table:style-name="ce18">
            <text:p>3456</text:p>
          </table:table-cell>
          <table:table-cell office:value-type="float" office:value="5184" table:style-name="ce20">
            <text:p>5184</text:p>
          </table:table-cell>
          <table:table-cell office:value-type="float" office:value="17.915904000000001" table:formula="of:=[Sheet1.$C90]*[Sheet1.$D90]/1000000" table:style-name="ce16">
            <text:p>17.915904</text:p>
          </table:table-cell>
          <table:table-cell office:value-type="string" table:style-name="ce4">
            <text:p>test_img_0246.jpg</text:p>
          </table:table-cell>
          <table:table-cell office:value-type="float" office:value="1036" table:style-name="ce4">
            <text:p>1036</text:p>
          </table:table-cell>
          <table:table-cell office:value-type="float" office:value="450" table:style-name="ce4">
            <text:p>450</text:p>
          </table:table-cell>
          <table:table-cell office:value-type="float" office:value="586" table:style-name="ce4">
            <text:p>586</text:p>
          </table:table-cell>
          <table:table-cell office:value-type="float" office:value="343396" table:style-name="ce4">
            <text:p>343396</text:p>
          </table:table-cell>
          <table:table-cell office:value-type="string" table:style-name="ce9">
            <text:p>56.56%</text:p>
          </table:table-cell>
          <table:table-cell office:value-type="float" office:value="79.803006780000004" table:style-name="ce4">
            <text:p>79.80300678</text:p>
          </table:table-cell>
          <table:table-cell office:value-type="float" office:value="0.95717121199999999" table:style-name="ce4">
            <text:p>0.957171212</text:p>
          </table:table-cell>
          <table:table-cell office:value-type="float" office:value="0.88666666699999996" table:style-name="ce4">
            <text:p>0.886666667</text:p>
          </table:table-cell>
          <table:table-cell office:value-type="float" office:value="0.38926829299999999" table:style-name="ce4">
            <text:p>0.389268293</text:p>
          </table:table-cell>
          <table:table-cell office:value-type="float" office:value="6.2868802549999998" table:style-name="ce4">
            <text:p>6.286880255</text:p>
          </table:table-cell>
          <table:table-cell table:number-columns-repeated="16368"/>
        </table:table-row>
        <table:table-row table:style-name="ro2">
          <table:table-cell office:value-type="percentage" office:value="0.54138398903825147" table:formula="of:=2/(1/[.N91]+1/[.O91])" table:style-name="ce8">
            <text:p>54.14%</text:p>
          </table:table-cell>
          <table:table-cell office:value-type="float" office:value="122.19589924125515" table:formula="of:=[.G91]/[.E91]" table:style-name="ce14">
            <text:p>122.1958992</text:p>
          </table:table-cell>
          <table:table-cell office:value-type="float" office:value="2304" table:style-name="ce18">
            <text:p>2304</text:p>
          </table:table-cell>
          <table:table-cell office:value-type="float" office:value="3456" table:style-name="ce20">
            <text:p>3456</text:p>
          </table:table-cell>
          <table:table-cell office:value-type="float" office:value="7.9626239999999999" table:formula="of:=[Sheet1.$C91]*[Sheet1.$D91]/1000000" table:style-name="ce16">
            <text:p>7.962624</text:p>
          </table:table-cell>
          <table:table-cell office:value-type="string" table:style-name="ce4">
            <text:p>test_img_0316.jpg</text:p>
          </table:table-cell>
          <table:table-cell office:value-type="float" office:value="973" table:style-name="ce4">
            <text:p>973</text:p>
          </table:table-cell>
          <table:table-cell office:value-type="float" office:value="514" table:style-name="ce4">
            <text:p>514</text:p>
          </table:table-cell>
          <table:table-cell office:value-type="float" office:value="459" table:style-name="ce4">
            <text:p>459</text:p>
          </table:table-cell>
          <table:table-cell office:value-type="float" office:value="210681" table:style-name="ce4">
            <text:p>210681</text:p>
          </table:table-cell>
          <table:table-cell office:value-type="string" table:style-name="ce9">
            <text:p>47.17%</text:p>
          </table:table-cell>
          <table:table-cell office:value-type="float" office:value="51.908672899999999" table:style-name="ce4">
            <text:p>51.9086729</text:p>
          </table:table-cell>
          <table:table-cell office:value-type="float" office:value="0.93809573199999996" table:style-name="ce4">
            <text:p>0.938095732</text:p>
          </table:table-cell>
          <table:table-cell office:value-type="float" office:value="0.776264591" table:style-name="ce4">
            <text:p>0.776264591</text:p>
          </table:table-cell>
          <table:table-cell office:value-type="float" office:value="0.41562500000000002" table:style-name="ce4">
            <text:p>0.415625</text:p>
          </table:table-cell>
          <table:table-cell office:value-type="float" office:value="1.9103016850000001" table:style-name="ce4">
            <text:p>1.910301685</text:p>
          </table:table-cell>
          <table:table-cell table:number-columns-repeated="16368"/>
        </table:table-row>
        <table:table-row table:style-name="ro2">
          <table:table-cell office:value-type="percentage" office:value="0.54878048753885333" table:formula="of:=2/(1/[.N92]+1/[.O92])" table:style-name="ce8">
            <text:p>54.88%</text:p>
          </table:table-cell>
          <table:table-cell office:value-type="float" office:value="130.97157092614304" table:formula="of:=[.G92]/[.E92]" table:style-name="ce14">
            <text:p>130.9715709</text:p>
          </table:table-cell>
          <table:table-cell office:value-type="float" office:value="853" table:style-name="ce18">
            <text:p>853</text:p>
          </table:table-cell>
          <table:table-cell office:value-type="float" office:value="1280" table:style-name="ce20">
            <text:p>1280</text:p>
          </table:table-cell>
          <table:table-cell office:value-type="float" office:value="1.0918399999999999" table:formula="of:=[Sheet1.$C92]*[Sheet1.$D92]/1000000" table:style-name="ce16">
            <text:p>1.09184</text:p>
          </table:table-cell>
          <table:table-cell office:value-type="string" table:style-name="ce4">
            <text:p>test_img_0209.jpg</text:p>
          </table:table-cell>
          <table:table-cell office:value-type="float" office:value="143" table:style-name="ce4">
            <text:p>143</text:p>
          </table:table-cell>
          <table:table-cell office:value-type="float" office:value="189" table:style-name="ce4">
            <text:p>189</text:p>
          </table:table-cell>
          <table:table-cell office:value-type="float" office:value="46" table:style-name="ce4">
            <text:p>46</text:p>
          </table:table-cell>
          <table:table-cell office:value-type="float" office:value="2116" table:style-name="ce4">
            <text:p>2116</text:p>
          </table:table-cell>
          <table:table-cell office:value-type="string" table:style-name="ce9">
            <text:p>32.17%</text:p>
          </table:table-cell>
          <table:table-cell office:value-type="float" office:value="92.693765150000004" table:style-name="ce4">
            <text:p>92.69376515</text:p>
          </table:table-cell>
          <table:table-cell office:value-type="float" office:value="0.93587089899999998" table:style-name="ce4">
            <text:p>0.935870899</text:p>
          </table:table-cell>
          <table:table-cell office:value-type="float" office:value="0.47619047599999997" table:style-name="ce4">
            <text:p>0.476190476</text:p>
          </table:table-cell>
          <table:table-cell office:value-type="float" office:value="0.64748201400000005" table:style-name="ce4">
            <text:p>0.647482014</text:p>
          </table:table-cell>
          <table:table-cell office:value-type="float" office:value="0.35671186399999999" table:style-name="ce4">
            <text:p>0.356711864</text:p>
          </table:table-cell>
          <table:table-cell table:number-columns-repeated="16368"/>
        </table:table-row>
        <table:table-row table:style-name="ro2">
          <table:table-cell office:value-type="percentage" office:value="0.54953271033889417" table:formula="of:=2/(1/[.N93]+1/[.O93])" table:style-name="ce8">
            <text:p>54.95%</text:p>
          </table:table-cell>
          <table:table-cell office:value-type="float" office:value="46.135545267489718" table:formula="of:=[.G93]/[.E93]" table:style-name="ce14">
            <text:p>46.13554527</text:p>
          </table:table-cell>
          <table:table-cell office:value-type="float" office:value="2160" table:style-name="ce18">
            <text:p>2160</text:p>
          </table:table-cell>
          <table:table-cell office:value-type="float" office:value="2880" table:style-name="ce20">
            <text:p>2880</text:p>
          </table:table-cell>
          <table:table-cell office:value-type="float" office:value="6.2207999999999997" table:formula="of:=[Sheet1.$C93]*[Sheet1.$D93]/1000000" table:style-name="ce16">
            <text:p>6.2208</text:p>
          </table:table-cell>
          <table:table-cell office:value-type="string" table:style-name="ce4">
            <text:p>test_img_0196_4k.jpg</text:p>
          </table:table-cell>
          <table:table-cell office:value-type="float" office:value="287" table:style-name="ce4">
            <text:p>287</text:p>
          </table:table-cell>
          <table:table-cell office:value-type="float" office:value="260" table:style-name="ce4">
            <text:p>260</text:p>
          </table:table-cell>
          <table:table-cell office:value-type="float" office:value="27" table:style-name="ce4">
            <text:p>27</text:p>
          </table:table-cell>
          <table:table-cell office:value-type="float" office:value="729" table:style-name="ce4">
            <text:p>729</text:p>
          </table:table-cell>
          <table:table-cell office:value-type="string" table:style-name="ce9">
            <text:p>9.41%</text:p>
          </table:table-cell>
          <table:table-cell office:value-type="float" office:value="108.9540106" table:style-name="ce4">
            <text:p>108.9540106</text:p>
          </table:table-cell>
          <table:table-cell office:value-type="float" office:value="0.982793374" table:style-name="ce4">
            <text:p>0.982793374</text:p>
          </table:table-cell>
          <table:table-cell office:value-type="float" office:value="0.56538461500000003" table:style-name="ce4">
            <text:p>0.565384615</text:p>
          </table:table-cell>
          <table:table-cell office:value-type="float" office:value="0.53454545499999995" table:style-name="ce4">
            <text:p>0.534545455</text:p>
          </table:table-cell>
          <table:table-cell office:value-type="float" office:value="2.0708794589999999" table:style-name="ce4">
            <text:p>2.070879459</text:p>
          </table:table-cell>
          <table:table-cell table:number-columns-repeated="16368"/>
        </table:table-row>
        <table:table-row table:style-name="ro2">
          <table:table-cell office:value-type="percentage" office:value="0.55097613878040286" table:formula="of:=2/(1/[.N94]+1/[.O94])" table:style-name="ce8">
            <text:p>55.10%</text:p>
          </table:table-cell>
          <table:table-cell office:value-type="float" office:value="226.08240223463687" table:formula="of:=[.G94]/[.E94]" table:style-name="ce14">
            <text:p>226.0824022</text:p>
          </table:table-cell>
          <table:table-cell office:value-type="float" office:value="895" table:style-name="ce18">
            <text:p>895</text:p>
          </table:table-cell>
          <table:table-cell office:value-type="float" office:value="1280" table:style-name="ce20">
            <text:p>1280</text:p>
          </table:table-cell>
          <table:table-cell office:value-type="float" office:value="1.1456" table:formula="of:=[Sheet1.$C94]*[Sheet1.$D94]/1000000" table:style-name="ce16">
            <text:p>1.1456</text:p>
          </table:table-cell>
          <table:table-cell office:value-type="string" table:style-name="ce4">
            <text:p>test_img_0174.jpg</text:p>
          </table:table-cell>
          <table:table-cell office:value-type="float" office:value="259" table:style-name="ce4">
            <text:p>259</text:p>
          </table:table-cell>
          <table:table-cell office:value-type="float" office:value="205" table:style-name="ce4">
            <text:p>205</text:p>
          </table:table-cell>
          <table:table-cell office:value-type="float" office:value="54" table:style-name="ce4">
            <text:p>54</text:p>
          </table:table-cell>
          <table:table-cell office:value-type="float" office:value="2916" table:style-name="ce4">
            <text:p>2916</text:p>
          </table:table-cell>
          <table:table-cell office:value-type="string" table:style-name="ce9">
            <text:p>20.85%</text:p>
          </table:table-cell>
          <table:table-cell office:value-type="float" office:value="43.600371320000001" table:style-name="ce4">
            <text:p>43.60037132</text:p>
          </table:table-cell>
          <table:table-cell office:value-type="float" office:value="0.87140720199999999" table:style-name="ce4">
            <text:p>0.871407202</text:p>
          </table:table-cell>
          <table:table-cell office:value-type="float" office:value="0.61951219499999999" table:style-name="ce4">
            <text:p>0.619512195</text:p>
          </table:table-cell>
          <table:table-cell office:value-type="float" office:value="0.49609375" table:style-name="ce4">
            <text:p>0.49609375</text:p>
          </table:table-cell>
          <table:table-cell office:value-type="float" office:value="0.39801049199999999" table:style-name="ce4">
            <text:p>0.398010492</text:p>
          </table:table-cell>
          <table:table-cell table:number-columns-repeated="16368"/>
        </table:table-row>
        <table:table-row table:style-name="ro2">
          <table:table-cell office:value-type="percentage" office:value="0.55690072651343436" table:formula="of:=2/(1/[.N95]+1/[.O95])" table:style-name="ce8">
            <text:p>55.69%</text:p>
          </table:table-cell>
          <table:table-cell office:value-type="float" office:value="25.812490350470899" table:formula="of:=[.G95]/[.E95]" table:style-name="ce14">
            <text:p>25.81249035</text:p>
          </table:table-cell>
          <table:table-cell office:value-type="float" office:value="2159" table:style-name="ce18">
            <text:p>2159</text:p>
          </table:table-cell>
          <table:table-cell office:value-type="float" office:value="3840" table:style-name="ce20">
            <text:p>3840</text:p>
          </table:table-cell>
          <table:table-cell office:value-type="float" office:value="8.2905599999999993" table:formula="of:=[Sheet1.$C95]*[Sheet1.$D95]/1000000" table:style-name="ce16">
            <text:p>8.29056</text:p>
          </table:table-cell>
          <table:table-cell office:value-type="string" table:style-name="ce4">
            <text:p>test_img_0247_4k.jpg</text:p>
          </table:table-cell>
          <table:table-cell office:value-type="float" office:value="214" table:style-name="ce4">
            <text:p>214</text:p>
          </table:table-cell>
          <table:table-cell office:value-type="float" office:value="199" table:style-name="ce4">
            <text:p>199</text:p>
          </table:table-cell>
          <table:table-cell office:value-type="float" office:value="15" table:style-name="ce4">
            <text:p>15</text:p>
          </table:table-cell>
          <table:table-cell office:value-type="float" office:value="225" table:style-name="ce4">
            <text:p>225</text:p>
          </table:table-cell>
          <table:table-cell office:value-type="string" table:style-name="ce9">
            <text:p>7.01%</text:p>
          </table:table-cell>
          <table:table-cell office:value-type="float" office:value="116.5547808" table:style-name="ce4">
            <text:p>116.5547808</text:p>
          </table:table-cell>
          <table:table-cell office:value-type="float" office:value="0.98494453000000004" table:style-name="ce4">
            <text:p>0.98494453</text:p>
          </table:table-cell>
          <table:table-cell office:value-type="float" office:value="0.577889447" table:style-name="ce4">
            <text:p>0.577889447</text:p>
          </table:table-cell>
          <table:table-cell office:value-type="float" office:value="0.53738317800000002" table:style-name="ce4">
            <text:p>0.537383178</text:p>
          </table:table-cell>
          <table:table-cell office:value-type="float" office:value="1.7988982200000001" table:style-name="ce4">
            <text:p>1.79889822</text:p>
          </table:table-cell>
          <table:table-cell table:number-columns-repeated="16368"/>
        </table:table-row>
        <table:table-row table:style-name="ro2">
          <table:table-cell office:value-type="percentage" office:value="0.55952380928571421" table:formula="of:=2/(1/[.N96]+1/[.O96])" table:style-name="ce8">
            <text:p>55.95%</text:p>
          </table:table-cell>
          <table:table-cell office:value-type="float" office:value="42.246612380591678" table:formula="of:=[.G96]/[.E96]" table:style-name="ce14">
            <text:p>42.24661238</text:p>
          </table:table-cell>
          <table:table-cell office:value-type="float" office:value="2848" table:style-name="ce18">
            <text:p>2848</text:p>
          </table:table-cell>
          <table:table-cell office:value-type="float" office:value="4272" table:style-name="ce20">
            <text:p>4272</text:p>
          </table:table-cell>
          <table:table-cell office:value-type="float" office:value="12.166656" table:formula="of:=[Sheet1.$C96]*[Sheet1.$D96]/1000000" table:style-name="ce16">
            <text:p>12.166656</text:p>
          </table:table-cell>
          <table:table-cell office:value-type="string" table:style-name="ce4">
            <text:p>test_img_0214.jpg</text:p>
          </table:table-cell>
          <table:table-cell office:value-type="float" office:value="514" table:style-name="ce4">
            <text:p>514</text:p>
          </table:table-cell>
          <table:table-cell office:value-type="float" office:value="332" table:style-name="ce4">
            <text:p>332</text:p>
          </table:table-cell>
          <table:table-cell office:value-type="float" office:value="182" table:style-name="ce4">
            <text:p>182</text:p>
          </table:table-cell>
          <table:table-cell office:value-type="float" office:value="33124" table:style-name="ce4">
            <text:p>33124</text:p>
          </table:table-cell>
          <table:table-cell office:value-type="string" table:style-name="ce9">
            <text:p>35.41%</text:p>
          </table:table-cell>
          <table:table-cell office:value-type="float" office:value="105.277683" table:style-name="ce4">
            <text:p>105.277683</text:p>
          </table:table-cell>
          <table:table-cell office:value-type="float" office:value="0.97577777300000001" table:style-name="ce4">
            <text:p>0.975777773</text:p>
          </table:table-cell>
          <table:table-cell office:value-type="float" office:value="0.70783132500000001" table:style-name="ce4">
            <text:p>0.707831325</text:p>
          </table:table-cell>
          <table:table-cell office:value-type="float" office:value="0.46259842499999998" table:style-name="ce4">
            <text:p>0.462598425</text:p>
          </table:table-cell>
          <table:table-cell office:value-type="float" office:value="3.8620619770000002" table:style-name="ce4">
            <text:p>3.862061977</text:p>
          </table:table-cell>
          <table:table-cell table:number-columns-repeated="16368"/>
        </table:table-row>
        <table:table-row table:style-name="ro2">
          <table:table-cell office:value-type="percentage" office:value="0.56089743584303609" table:formula="of:=2/(1/[.N97]+1/[.O97])" table:style-name="ce8">
            <text:p>56.09%</text:p>
          </table:table-cell>
          <table:table-cell office:value-type="float" office:value="30.768751607510289" table:formula="of:=[.G97]/[.E97]" table:style-name="ce14">
            <text:p>30.76875161</text:p>
          </table:table-cell>
          <table:table-cell office:value-type="float" office:value="3456" table:style-name="ce18">
            <text:p>3456</text:p>
          </table:table-cell>
          <table:table-cell office:value-type="float" office:value="4608" table:style-name="ce20">
            <text:p>4608</text:p>
          </table:table-cell>
          <table:table-cell office:value-type="float" office:value="15.925248" table:formula="of:=[Sheet1.$C97]*[Sheet1.$D97]/1000000" table:style-name="ce16">
            <text:p>15.925248</text:p>
          </table:table-cell>
          <table:table-cell office:value-type="string" table:style-name="ce4">
            <text:p>test_img_0065.jpg</text:p>
          </table:table-cell>
          <table:table-cell office:value-type="float" office:value="490" table:style-name="ce4">
            <text:p>490</text:p>
          </table:table-cell>
          <table:table-cell office:value-type="float" office:value="769" table:style-name="ce4">
            <text:p>769</text:p>
          </table:table-cell>
          <table:table-cell office:value-type="float" office:value="279" table:style-name="ce4">
            <text:p>279</text:p>
          </table:table-cell>
          <table:table-cell office:value-type="float" office:value="77841" table:style-name="ce4">
            <text:p>77841</text:p>
          </table:table-cell>
          <table:table-cell office:value-type="string" table:style-name="ce9">
            <text:p>56.94%</text:p>
          </table:table-cell>
          <table:table-cell office:value-type="float" office:value="109.1379317" table:style-name="ce4">
            <text:p>109.1379317</text:p>
          </table:table-cell>
          <table:table-cell office:value-type="float" office:value="0.97726087900000003" table:style-name="ce4">
            <text:p>0.977260879</text:p>
          </table:table-cell>
          <table:table-cell office:value-type="float" office:value="0.45513654100000001" table:style-name="ce4">
            <text:p>0.455136541</text:p>
          </table:table-cell>
          <table:table-cell office:value-type="float" office:value="0.73068893499999998" table:style-name="ce4">
            <text:p>0.730688935</text:p>
          </table:table-cell>
          <table:table-cell office:value-type="float" office:value="5.0906012059999997" table:style-name="ce4">
            <text:p>5.090601206</text:p>
          </table:table-cell>
          <table:table-cell table:number-columns-repeated="16368"/>
        </table:table-row>
        <table:table-row table:style-name="ro2">
          <table:table-cell office:value-type="percentage" office:value="0.56902356888888894" table:formula="of:=2/(1/[.N98]+1/[.O98])" table:style-name="ce8">
            <text:p>56.90%</text:p>
          </table:table-cell>
          <table:table-cell office:value-type="float" office:value="39.151806127114767" table:formula="of:=[.G98]/[.E98]" table:style-name="ce14">
            <text:p>39.15180613</text:p>
          </table:table-cell>
          <table:table-cell office:value-type="float" office:value="2160" table:style-name="ce18">
            <text:p>2160</text:p>
          </table:table-cell>
          <table:table-cell office:value-type="float" office:value="3240" table:style-name="ce20">
            <text:p>3240</text:p>
          </table:table-cell>
          <table:table-cell office:value-type="float" office:value="6.9984000000000002" table:formula="of:=[Sheet1.$C98]*[Sheet1.$D98]/1000000" table:style-name="ce16">
            <text:p>6.9984</text:p>
          </table:table-cell>
          <table:table-cell office:value-type="string" table:style-name="ce4">
            <text:p>test_img_0023_4k.jpg</text:p>
          </table:table-cell>
          <table:table-cell office:value-type="float" office:value="274" table:style-name="ce4">
            <text:p>274</text:p>
          </table:table-cell>
          <table:table-cell office:value-type="float" office:value="330" table:style-name="ce4">
            <text:p>330</text:p>
          </table:table-cell>
          <table:table-cell office:value-type="float" office:value="56" table:style-name="ce4">
            <text:p>56</text:p>
          </table:table-cell>
          <table:table-cell office:value-type="float" office:value="3136" table:style-name="ce4">
            <text:p>3136</text:p>
          </table:table-cell>
          <table:table-cell office:value-type="string" table:style-name="ce9">
            <text:p>20.44%</text:p>
          </table:table-cell>
          <table:table-cell office:value-type="float" office:value="92.201420499999998" table:style-name="ce4">
            <text:p>92.2014205</text:p>
          </table:table-cell>
          <table:table-cell office:value-type="float" office:value="0.97360487900000003" table:style-name="ce4">
            <text:p>0.973604879</text:p>
          </table:table-cell>
          <table:table-cell office:value-type="float" office:value="0.51212121200000005" table:style-name="ce4">
            <text:p>0.512121212</text:p>
          </table:table-cell>
          <table:table-cell office:value-type="float" office:value="0.640151515" table:style-name="ce4">
            <text:p>0.640151515</text:p>
          </table:table-cell>
          <table:table-cell office:value-type="float" office:value="2.1599001879999999" table:style-name="ce4">
            <text:p>2.159900188</text:p>
          </table:table-cell>
          <table:table-cell table:number-columns-repeated="16368"/>
        </table:table-row>
        <table:table-row table:style-name="ro2">
          <table:table-cell office:value-type="percentage" office:value="0.57065637085167364" table:formula="of:=2/(1/[.N99]+1/[.O99])" table:style-name="ce8">
            <text:p>57.07%</text:p>
          </table:table-cell>
          <table:table-cell office:value-type="float" office:value="139.9417501677008" table:formula="of:=[.G99]/[.E99]" table:style-name="ce14">
            <text:p>139.9417502</text:p>
          </table:table-cell>
          <table:table-cell office:value-type="float" office:value="2848" table:style-name="ce18">
            <text:p>2848</text:p>
          </table:table-cell>
          <table:table-cell office:value-type="float" office:value="4288" table:style-name="ce20">
            <text:p>4288</text:p>
          </table:table-cell>
          <table:table-cell office:value-type="float" office:value="12.212224000000001" table:formula="of:=[Sheet1.$C99]*[Sheet1.$D99]/1000000" table:style-name="ce16">
            <text:p>12.212224</text:p>
          </table:table-cell>
          <table:table-cell office:value-type="string" table:style-name="ce4">
            <text:p>test_img_0221.jpg</text:p>
          </table:table-cell>
          <table:table-cell office:value-type="float" office:value="1709" table:style-name="ce4">
            <text:p>1709</text:p>
          </table:table-cell>
          <table:table-cell office:value-type="float" office:value="904" table:style-name="ce4">
            <text:p>904</text:p>
          </table:table-cell>
          <table:table-cell office:value-type="float" office:value="805" table:style-name="ce4">
            <text:p>805</text:p>
          </table:table-cell>
          <table:table-cell office:value-type="float" office:value="648025" table:style-name="ce4">
            <text:p>648025</text:p>
          </table:table-cell>
          <table:table-cell office:value-type="string" table:style-name="ce9">
            <text:p>47.10%</text:p>
          </table:table-cell>
          <table:table-cell office:value-type="float" office:value="53.610296820000002" table:style-name="ce4">
            <text:p>53.61029682</text:p>
          </table:table-cell>
          <table:table-cell office:value-type="float" office:value="0.93450188899999997" table:style-name="ce4">
            <text:p>0.934501889</text:p>
          </table:table-cell>
          <table:table-cell office:value-type="float" office:value="0.81747787599999999" table:style-name="ce4">
            <text:p>0.817477876</text:p>
          </table:table-cell>
          <table:table-cell office:value-type="float" office:value="0.43831554" table:style-name="ce4">
            <text:p>0.43831554</text:p>
          </table:table-cell>
          <table:table-cell office:value-type="float" office:value="4.2764620779999998" table:style-name="ce4">
            <text:p>4.276462078</text:p>
          </table:table-cell>
          <table:table-cell table:number-columns-repeated="16368"/>
        </table:table-row>
        <table:table-row table:style-name="ro2">
          <table:table-cell office:value-type="percentage" office:value="0.57250945750697535" table:formula="of:=2/(1/[.N100]+1/[.O100])" table:style-name="ce8">
            <text:p>57.25%</text:p>
          </table:table-cell>
          <table:table-cell office:value-type="float" office:value="41.329643820065279" table:formula="of:=[.G100]/[.E100]" table:style-name="ce14">
            <text:p>41.32964382</text:p>
          </table:table-cell>
          <table:table-cell office:value-type="float" office:value="2700" table:style-name="ce18">
            <text:p>2700</text:p>
          </table:table-cell>
          <table:table-cell office:value-type="float" office:value="4176" table:style-name="ce20">
            <text:p>4176</text:p>
          </table:table-cell>
          <table:table-cell office:value-type="float" office:value="11.2752" table:formula="of:=[Sheet1.$C100]*[Sheet1.$D100]/1000000" table:style-name="ce16">
            <text:p>11.2752</text:p>
          </table:table-cell>
          <table:table-cell office:value-type="string" table:style-name="ce4">
            <text:p>test_img_0181.jpg</text:p>
          </table:table-cell>
          <table:table-cell office:value-type="float" office:value="466" table:style-name="ce4">
            <text:p>466</text:p>
          </table:table-cell>
          <table:table-cell office:value-type="float" office:value="342" table:style-name="ce4">
            <text:p>342</text:p>
          </table:table-cell>
          <table:table-cell office:value-type="float" office:value="124" table:style-name="ce4">
            <text:p>124</text:p>
          </table:table-cell>
          <table:table-cell office:value-type="float" office:value="15376" table:style-name="ce4">
            <text:p>15376</text:p>
          </table:table-cell>
          <table:table-cell office:value-type="string" table:style-name="ce9">
            <text:p>26.61%</text:p>
          </table:table-cell>
          <table:table-cell office:value-type="float" office:value="111.1896704" table:style-name="ce4">
            <text:p>111.1896704</text:p>
          </table:table-cell>
          <table:table-cell office:value-type="float" office:value="0.98013298900000001" table:style-name="ce4">
            <text:p>0.980132989</text:p>
          </table:table-cell>
          <table:table-cell office:value-type="float" office:value="0.66374268999999997" table:style-name="ce4">
            <text:p>0.66374269</text:p>
          </table:table-cell>
          <table:table-cell office:value-type="float" office:value="0.50332594200000003" table:style-name="ce4">
            <text:p>0.503325942</text:p>
          </table:table-cell>
          <table:table-cell office:value-type="float" office:value="3.5376949309999999" table:style-name="ce4">
            <text:p>3.537694931</text:p>
          </table:table-cell>
          <table:table-cell table:number-columns-repeated="16368"/>
        </table:table-row>
        <table:table-row table:style-name="ro2">
          <table:table-cell office:value-type="percentage" office:value="0.57420249635246545" table:formula="of:=2/(1/[.N101]+1/[.O101])" table:style-name="ce8">
            <text:p>57.42%</text:p>
          </table:table-cell>
          <table:table-cell office:value-type="float" office:value="52.157473309608534" table:formula="of:=[.G101]/[.E101]" table:style-name="ce14">
            <text:p>52.15747331</text:p>
          </table:table-cell>
          <table:table-cell office:value-type="float" office:value="2248" table:style-name="ce18">
            <text:p>2248</text:p>
          </table:table-cell>
          <table:table-cell office:value-type="float" office:value="4000" table:style-name="ce20">
            <text:p>4000</text:p>
          </table:table-cell>
          <table:table-cell office:value-type="float" office:value="8.9920000000000009" table:formula="of:=[Sheet1.$C101]*[Sheet1.$D101]/1000000" table:style-name="ce16">
            <text:p>8.992</text:p>
          </table:table-cell>
          <table:table-cell office:value-type="string" table:style-name="ce4">
            <text:p>test_img_0159.jpg</text:p>
          </table:table-cell>
          <table:table-cell office:value-type="float" office:value="469" table:style-name="ce4">
            <text:p>469</text:p>
          </table:table-cell>
          <table:table-cell office:value-type="float" office:value="260" table:style-name="ce4">
            <text:p>260</text:p>
          </table:table-cell>
          <table:table-cell office:value-type="float" office:value="209" table:style-name="ce4">
            <text:p>209</text:p>
          </table:table-cell>
          <table:table-cell office:value-type="float" office:value="43681" table:style-name="ce4">
            <text:p>43681</text:p>
          </table:table-cell>
          <table:table-cell office:value-type="string" table:style-name="ce9">
            <text:p>44.56%</text:p>
          </table:table-cell>
          <table:table-cell office:value-type="float" office:value="79.166528049999997" table:style-name="ce4">
            <text:p>79.16652805</text:p>
          </table:table-cell>
          <table:table-cell office:value-type="float" office:value="0.96542766199999996" table:style-name="ce4">
            <text:p>0.965427662</text:p>
          </table:table-cell>
          <table:table-cell office:value-type="float" office:value="0.79615384600000005" table:style-name="ce4">
            <text:p>0.796153846</text:p>
          </table:table-cell>
          <table:table-cell office:value-type="float" office:value="0.44902386100000002" table:style-name="ce4">
            <text:p>0.449023861</text:p>
          </table:table-cell>
          <table:table-cell office:value-type="float" office:value="2.0804646020000002" table:style-name="ce4">
            <text:p>2.080464602</text:p>
          </table:table-cell>
          <table:table-cell table:number-columns-repeated="16368"/>
        </table:table-row>
        <table:table-row table:style-name="ro2">
          <table:table-cell office:value-type="percentage" office:value="0.57462686553670095" table:formula="of:=2/(1/[.N102]+1/[.O102])" table:style-name="ce8">
            <text:p>57.46%</text:p>
          </table:table-cell>
          <table:table-cell office:value-type="float" office:value="55.221657163404736" table:formula="of:=[.G102]/[.E102]" table:style-name="ce14">
            <text:p>55.22165716</text:p>
          </table:table-cell>
          <table:table-cell office:value-type="float" office:value="2160" table:style-name="ce18">
            <text:p>2160</text:p>
          </table:table-cell>
          <table:table-cell office:value-type="float" office:value="1442" table:style-name="ce20">
            <text:p>1442</text:p>
          </table:table-cell>
          <table:table-cell office:value-type="float" office:value="3.1147200000000002" table:formula="of:=[Sheet1.$C102]*[Sheet1.$D102]/1000000" table:style-name="ce16">
            <text:p>3.11472</text:p>
          </table:table-cell>
          <table:table-cell office:value-type="string" table:style-name="ce4">
            <text:p>test_img_0228_4k.jpg</text:p>
          </table:table-cell>
          <table:table-cell office:value-type="float" office:value="172" table:style-name="ce4">
            <text:p>172</text:p>
          </table:table-cell>
          <table:table-cell office:value-type="float" office:value="101" table:style-name="ce4">
            <text:p>101</text:p>
          </table:table-cell>
          <table:table-cell office:value-type="float" office:value="71" table:style-name="ce4">
            <text:p>71</text:p>
          </table:table-cell>
          <table:table-cell office:value-type="float" office:value="5041" table:style-name="ce4">
            <text:p>5041</text:p>
          </table:table-cell>
          <table:table-cell office:value-type="string" table:style-name="ce9">
            <text:p>41.28%</text:p>
          </table:table-cell>
          <table:table-cell office:value-type="float" office:value="55.506807610000003" table:style-name="ce4">
            <text:p>55.50680761</text:p>
          </table:table-cell>
          <table:table-cell office:value-type="float" office:value="0.96120339899999996" table:style-name="ce4">
            <text:p>0.961203399</text:p>
          </table:table-cell>
          <table:table-cell office:value-type="float" office:value="0.76237623799999998" table:style-name="ce4">
            <text:p>0.762376238</text:p>
          </table:table-cell>
          <table:table-cell office:value-type="float" office:value="0.46107784400000001" table:style-name="ce4">
            <text:p>0.461077844</text:p>
          </table:table-cell>
          <table:table-cell office:value-type="float" office:value="1.0485770699999999" table:style-name="ce4">
            <text:p>1.04857707</text:p>
          </table:table-cell>
          <table:table-cell table:number-columns-repeated="16368"/>
        </table:table-row>
        <table:table-row table:style-name="ro2">
          <table:table-cell office:value-type="percentage" office:value="0.57661927289169157" table:formula="of:=2/(1/[.N103]+1/[.O103])" table:style-name="ce8">
            <text:p>57.66%</text:p>
          </table:table-cell>
          <table:table-cell office:value-type="float" office:value="183.32594115828664" table:formula="of:=[.G103]/[.E103]" table:style-name="ce14">
            <text:p>183.3259412</text:p>
          </table:table-cell>
          <table:table-cell office:value-type="float" office:value="1575" table:style-name="ce18">
            <text:p>1575</text:p>
          </table:table-cell>
          <table:table-cell office:value-type="float" office:value="2362" table:style-name="ce20">
            <text:p>2362</text:p>
          </table:table-cell>
          <table:table-cell office:value-type="float" office:value="3.7201499999999998" table:formula="of:=[Sheet1.$C103]*[Sheet1.$D103]/1000000" table:style-name="ce16">
            <text:p>3.72015</text:p>
          </table:table-cell>
          <table:table-cell office:value-type="string" table:style-name="ce4">
            <text:p>test_img_0231.jpg</text:p>
          </table:table-cell>
          <table:table-cell office:value-type="float" office:value="682" table:style-name="ce4">
            <text:p>682</text:p>
          </table:table-cell>
          <table:table-cell office:value-type="float" office:value="603" table:style-name="ce4">
            <text:p>603</text:p>
          </table:table-cell>
          <table:table-cell office:value-type="float" office:value="79" table:style-name="ce4">
            <text:p>79</text:p>
          </table:table-cell>
          <table:table-cell office:value-type="float" office:value="6241" table:style-name="ce4">
            <text:p>6241</text:p>
          </table:table-cell>
          <table:table-cell office:value-type="string" table:style-name="ce9">
            <text:p>11.58%</text:p>
          </table:table-cell>
          <table:table-cell office:value-type="float" office:value="69.187113229999994" table:style-name="ce4">
            <text:p>69.18711323</text:p>
          </table:table-cell>
          <table:table-cell office:value-type="float" office:value="0.92063287400000005" table:style-name="ce4">
            <text:p>0.920632874</text:p>
          </table:table-cell>
          <table:table-cell office:value-type="float" office:value="0.60530679899999995" table:style-name="ce4">
            <text:p>0.605306799</text:p>
          </table:table-cell>
          <table:table-cell office:value-type="float" office:value="0.55052790299999999" table:style-name="ce4">
            <text:p>0.550527903</text:p>
          </table:table-cell>
          <table:table-cell office:value-type="float" office:value="1.2005202770000001" table:style-name="ce4">
            <text:p>1.200520277</text:p>
          </table:table-cell>
          <table:table-cell table:number-columns-repeated="16368"/>
        </table:table-row>
        <table:table-row table:style-name="ro2">
          <table:table-cell office:value-type="percentage" office:value="0.57698961909108448" table:formula="of:=2/(1/[.N104]+1/[.O104])" table:style-name="ce8">
            <text:p>57.70%</text:p>
          </table:table-cell>
          <table:table-cell office:value-type="float" office:value="1008.5292761641309" table:formula="of:=[.G104]/[.E104]" table:style-name="ce14">
            <text:p>1008.529276</text:p>
          </table:table-cell>
          <table:table-cell office:value-type="float" office:value="723" table:style-name="ce18">
            <text:p>723</text:p>
          </table:table-cell>
          <table:table-cell office:value-type="float" office:value="1920" table:style-name="ce20">
            <text:p>1920</text:p>
          </table:table-cell>
          <table:table-cell office:value-type="float" office:value="1.3881600000000001" table:formula="of:=[Sheet1.$C104]*[Sheet1.$D104]/1000000" table:style-name="ce16">
            <text:p>1.38816</text:p>
          </table:table-cell>
          <table:table-cell office:value-type="string" table:style-name="ce4">
            <text:p>test_img_0268.jpg</text:p>
          </table:table-cell>
          <table:table-cell office:value-type="float" office:value="1400" table:style-name="ce4">
            <text:p>1400</text:p>
          </table:table-cell>
          <table:table-cell office:value-type="float" office:value="931" table:style-name="ce4">
            <text:p>931</text:p>
          </table:table-cell>
          <table:table-cell office:value-type="float" office:value="469" table:style-name="ce4">
            <text:p>469</text:p>
          </table:table-cell>
          <table:table-cell office:value-type="float" office:value="219961" table:style-name="ce4">
            <text:p>219961</text:p>
          </table:table-cell>
          <table:table-cell office:value-type="string" table:style-name="ce9">
            <text:p>33.50%</text:p>
          </table:table-cell>
          <table:table-cell office:value-type="float" office:value="25.98529104" table:style-name="ce4">
            <text:p>25.98529104</text:p>
          </table:table-cell>
          <table:table-cell office:value-type="float" office:value="0.64165130199999998" table:style-name="ce4">
            <text:p>0.641651302</text:p>
          </table:table-cell>
          <table:table-cell office:value-type="float" office:value="0.71643394199999999" table:style-name="ce4">
            <text:p>0.716433942</text:p>
          </table:table-cell>
          <table:table-cell office:value-type="float" office:value="0.48298334500000001" table:style-name="ce4">
            <text:p>0.482983345</text:p>
          </table:table-cell>
          <table:table-cell office:value-type="float" office:value="0.89245200199999997" table:style-name="ce4">
            <text:p>0.892452002</text:p>
          </table:table-cell>
          <table:table-cell table:number-columns-repeated="16368"/>
        </table:table-row>
        <table:table-row table:style-name="ro2">
          <table:table-cell office:value-type="percentage" office:value="0.57783641143011388" table:formula="of:=2/(1/[.N105]+1/[.O105])" table:style-name="ce8">
            <text:p>57.78%</text:p>
          </table:table-cell>
          <table:table-cell office:value-type="float" office:value="40.758406421324395" table:formula="of:=[.G105]/[.E105]" table:style-name="ce14">
            <text:p>40.75840642</text:p>
          </table:table-cell>
          <table:table-cell office:value-type="float" office:value="2305" table:style-name="ce18">
            <text:p>2305</text:p>
          </table:table-cell>
          <table:table-cell office:value-type="float" office:value="3470" table:style-name="ce20">
            <text:p>3470</text:p>
          </table:table-cell>
          <table:table-cell office:value-type="float" office:value="7.9983500000000003" table:formula="of:=[Sheet1.$C105]*[Sheet1.$D105]/1000000" table:style-name="ce16">
            <text:p>7.99835</text:p>
          </table:table-cell>
          <table:table-cell office:value-type="string" table:style-name="ce4">
            <text:p>test_img_0176.jpg</text:p>
          </table:table-cell>
          <table:table-cell office:value-type="float" office:value="326" table:style-name="ce4">
            <text:p>326</text:p>
          </table:table-cell>
          <table:table-cell office:value-type="float" office:value="443" table:style-name="ce4">
            <text:p>443</text:p>
          </table:table-cell>
          <table:table-cell office:value-type="float" office:value="117" table:style-name="ce4">
            <text:p>117</text:p>
          </table:table-cell>
          <table:table-cell office:value-type="float" office:value="13689" table:style-name="ce4">
            <text:p>13689</text:p>
          </table:table-cell>
          <table:table-cell office:value-type="string" table:style-name="ce9">
            <text:p>35.89%</text:p>
          </table:table-cell>
          <table:table-cell office:value-type="float" office:value="126.26840129999999" table:style-name="ce4">
            <text:p>126.2684013</text:p>
          </table:table-cell>
          <table:table-cell office:value-type="float" office:value="0.98654309799999995" table:style-name="ce4">
            <text:p>0.986543098</text:p>
          </table:table-cell>
          <table:table-cell office:value-type="float" office:value="0.49435665899999998" table:style-name="ce4">
            <text:p>0.494356659</text:p>
          </table:table-cell>
          <table:table-cell office:value-type="float" office:value="0.695238095" table:style-name="ce4">
            <text:p>0.695238095</text:p>
          </table:table-cell>
          <table:table-cell office:value-type="float" office:value="2.020581961" table:style-name="ce4">
            <text:p>2.020581961</text:p>
          </table:table-cell>
          <table:table-cell table:number-columns-repeated="16368"/>
        </table:table-row>
        <table:table-row table:style-name="ro2">
          <table:table-cell office:value-type="percentage" office:value="0.57915057928504343" table:formula="of:=2/(1/[.N106]+1/[.O106])" table:style-name="ce8">
            <text:p>57.92%</text:p>
          </table:table-cell>
          <table:table-cell office:value-type="float" office:value="298.14814814814815" table:formula="of:=[.G106]/[.E106]" table:style-name="ce14">
            <text:p>298.1481481</text:p>
          </table:table-cell>
          <table:table-cell office:value-type="float" office:value="900" table:style-name="ce18">
            <text:p>900</text:p>
          </table:table-cell>
          <table:table-cell office:value-type="float" office:value="1200" table:style-name="ce20">
            <text:p>1200</text:p>
          </table:table-cell>
          <table:table-cell office:value-type="float" office:value="1.08" table:formula="of:=[Sheet1.$C106]*[Sheet1.$D106]/1000000" table:style-name="ce16">
            <text:p>1.08</text:p>
          </table:table-cell>
          <table:table-cell office:value-type="string" table:style-name="ce4">
            <text:p>test_img_0084.jpg</text:p>
          </table:table-cell>
          <table:table-cell office:value-type="float" office:value="322" table:style-name="ce4">
            <text:p>322</text:p>
          </table:table-cell>
          <table:table-cell office:value-type="float" office:value="199" table:style-name="ce4">
            <text:p>199</text:p>
          </table:table-cell>
          <table:table-cell office:value-type="float" office:value="123" table:style-name="ce4">
            <text:p>123</text:p>
          </table:table-cell>
          <table:table-cell office:value-type="float" office:value="15129" table:style-name="ce4">
            <text:p>15129</text:p>
          </table:table-cell>
          <table:table-cell office:value-type="string" table:style-name="ce9">
            <text:p>38.20%</text:p>
          </table:table-cell>
          <table:table-cell office:value-type="float" office:value="36.056353280000003" table:style-name="ce4">
            <text:p>36.05635328</text:p>
          </table:table-cell>
          <table:table-cell office:value-type="float" office:value="0.85176742500000002" table:style-name="ce4">
            <text:p>0.851767425</text:p>
          </table:table-cell>
          <table:table-cell office:value-type="float" office:value="0.75376884399999999" table:style-name="ce4">
            <text:p>0.753768844</text:p>
          </table:table-cell>
          <table:table-cell office:value-type="float" office:value="0.47021943599999999" table:style-name="ce4">
            <text:p>0.470219436</text:p>
          </table:table-cell>
          <table:table-cell office:value-type="float" office:value="0.432964087" table:style-name="ce4">
            <text:p>0.432964087</text:p>
          </table:table-cell>
          <table:table-cell table:number-columns-repeated="16368"/>
        </table:table-row>
        <table:table-row table:style-name="ro2">
          <table:table-cell office:value-type="percentage" office:value="0.58854166663062879" table:formula="of:=2/(1/[.N107]+1/[.O107])" table:style-name="ce8">
            <text:p>58.85%</text:p>
          </table:table-cell>
          <table:table-cell office:value-type="float" office:value="45.454545454545453" table:formula="of:=[.G107]/[.E107]" table:style-name="ce14">
            <text:p>45.45454545</text:p>
          </table:table-cell>
          <table:table-cell office:value-type="float" office:value="1650" table:style-name="ce18">
            <text:p>1650</text:p>
          </table:table-cell>
          <table:table-cell office:value-type="float" office:value="2200" table:style-name="ce20">
            <text:p>2200</text:p>
          </table:table-cell>
          <table:table-cell office:value-type="float" office:value="3.63" table:formula="of:=[Sheet1.$C107]*[Sheet1.$D107]/1000000" table:style-name="ce16">
            <text:p>3.63</text:p>
          </table:table-cell>
          <table:table-cell office:value-type="string" table:style-name="ce4">
            <text:p>test_img_0197.jpg</text:p>
          </table:table-cell>
          <table:table-cell office:value-type="float" office:value="165" table:style-name="ce4">
            <text:p>165</text:p>
          </table:table-cell>
          <table:table-cell office:value-type="float" office:value="221" table:style-name="ce4">
            <text:p>221</text:p>
          </table:table-cell>
          <table:table-cell office:value-type="float" office:value="56" table:style-name="ce4">
            <text:p>56</text:p>
          </table:table-cell>
          <table:table-cell office:value-type="float" office:value="3136" table:style-name="ce4">
            <text:p>3136</text:p>
          </table:table-cell>
          <table:table-cell office:value-type="string" table:style-name="ce9">
            <text:p>33.94%</text:p>
          </table:table-cell>
          <table:table-cell office:value-type="float" office:value="97.825434659999999" table:style-name="ce4">
            <text:p>97.82543466</text:p>
          </table:table-cell>
          <table:table-cell office:value-type="float" office:value="0.97383791200000003" table:style-name="ce4">
            <text:p>0.973837912</text:p>
          </table:table-cell>
          <table:table-cell office:value-type="float" office:value="0.51131221699999996" table:style-name="ce4">
            <text:p>0.511312217</text:p>
          </table:table-cell>
          <table:table-cell office:value-type="float" office:value="0.69325153399999995" table:style-name="ce4">
            <text:p>0.693251534</text:p>
          </table:table-cell>
          <table:table-cell office:value-type="float" office:value="0.95247077899999999" table:style-name="ce4">
            <text:p>0.952470779</text:p>
          </table:table-cell>
          <table:table-cell table:number-columns-repeated="16368"/>
        </table:table-row>
        <table:table-row table:style-name="ro2">
          <table:table-cell office:value-type="percentage" office:value="0.58957654744024868" table:formula="of:=2/(1/[.N108]+1/[.O108])" table:style-name="ce8">
            <text:p>58.96%</text:p>
          </table:table-cell>
          <table:table-cell office:value-type="float" office:value="63.534162663238789" table:formula="of:=[.G108]/[.E108]" table:style-name="ce14">
            <text:p>63.53416266</text:p>
          </table:table-cell>
          <table:table-cell office:value-type="float" office:value="1819" table:style-name="ce18">
            <text:p>1819</text:p>
          </table:table-cell>
          <table:table-cell office:value-type="float" office:value="2717" table:style-name="ce20">
            <text:p>2717</text:p>
          </table:table-cell>
          <table:table-cell office:value-type="float" office:value="4.9422230000000003" table:formula="of:=[Sheet1.$C108]*[Sheet1.$D108]/1000000" table:style-name="ce16">
            <text:p>4.942223</text:p>
          </table:table-cell>
          <table:table-cell office:value-type="string" table:style-name="ce4">
            <text:p>test_img_0135.jpg</text:p>
          </table:table-cell>
          <table:table-cell office:value-type="float" office:value="314" table:style-name="ce4">
            <text:p>314</text:p>
          </table:table-cell>
          <table:table-cell office:value-type="float" office:value="304" table:style-name="ce4">
            <text:p>304</text:p>
          </table:table-cell>
          <table:table-cell office:value-type="float" office:value="10" table:style-name="ce4">
            <text:p>10</text:p>
          </table:table-cell>
          <table:table-cell office:value-type="float" office:value="100" table:style-name="ce4">
            <text:p>100</text:p>
          </table:table-cell>
          <table:table-cell office:value-type="string" table:style-name="ce9">
            <text:p>3.18%</text:p>
          </table:table-cell>
          <table:table-cell office:value-type="float" office:value="102.70789499999999" table:style-name="ce4">
            <text:p>102.707895</text:p>
          </table:table-cell>
          <table:table-cell office:value-type="float" office:value="0.97031176299999999" table:style-name="ce4">
            <text:p>0.970311763</text:p>
          </table:table-cell>
          <table:table-cell office:value-type="float" office:value="0.59539473700000001" table:style-name="ce4">
            <text:p>0.595394737</text:p>
          </table:table-cell>
          <table:table-cell office:value-type="float" office:value="0.58387096800000005" table:style-name="ce4">
            <text:p>0.583870968</text:p>
          </table:table-cell>
          <table:table-cell office:value-type="float" office:value="1.3085050579999999" table:style-name="ce4">
            <text:p>1.308505058</text:p>
          </table:table-cell>
          <table:table-cell table:number-columns-repeated="16368"/>
        </table:table-row>
        <table:table-row table:style-name="ro2">
          <table:table-cell office:value-type="percentage" office:value="0.58986175104563698" table:formula="of:=2/(1/[.N109]+1/[.O109])" table:style-name="ce8">
            <text:p>58.99%</text:p>
          </table:table-cell>
          <table:table-cell office:value-type="float" office:value="15.013454364873136" table:formula="of:=[.G109]/[.E109]" table:style-name="ce14">
            <text:p>15.01345436</text:p>
          </table:table-cell>
          <table:table-cell office:value-type="float" office:value="2160" table:style-name="ce18">
            <text:p>2160</text:p>
          </table:table-cell>
          <table:table-cell office:value-type="float" office:value="3207" table:style-name="ce20">
            <text:p>3207</text:p>
          </table:table-cell>
          <table:table-cell office:value-type="float" office:value="6.9271200000000004" table:formula="of:=[Sheet1.$C109]*[Sheet1.$D109]/1000000" table:style-name="ce16">
            <text:p>6.92712</text:p>
          </table:table-cell>
          <table:table-cell office:value-type="string" table:style-name="ce4">
            <text:p>test_img_0198_4k.jpg</text:p>
          </table:table-cell>
          <table:table-cell office:value-type="float" office:value="104" table:style-name="ce4">
            <text:p>104</text:p>
          </table:table-cell>
          <table:table-cell office:value-type="float" office:value="116" table:style-name="ce4">
            <text:p>116</text:p>
          </table:table-cell>
          <table:table-cell office:value-type="float" office:value="12" table:style-name="ce4">
            <text:p>12</text:p>
          </table:table-cell>
          <table:table-cell office:value-type="float" office:value="144" table:style-name="ce4">
            <text:p>144</text:p>
          </table:table-cell>
          <table:table-cell office:value-type="string" table:style-name="ce9">
            <text:p>11.54%</text:p>
          </table:table-cell>
          <table:table-cell office:value-type="float" office:value="114.49935000000001" table:style-name="ce4">
            <text:p>114.49935</text:p>
          </table:table-cell>
          <table:table-cell office:value-type="float" office:value="0.99181116400000002" table:style-name="ce4">
            <text:p>0.991811164</text:p>
          </table:table-cell>
          <table:table-cell office:value-type="float" office:value="0.55172413799999998" table:style-name="ce4">
            <text:p>0.551724138</text:p>
          </table:table-cell>
          <table:table-cell office:value-type="float" office:value="0.63366336599999995" table:style-name="ce4">
            <text:p>0.633663366</text:p>
          </table:table-cell>
          <table:table-cell office:value-type="float" office:value="2.1765282149999998" table:style-name="ce4">
            <text:p>2.176528215</text:p>
          </table:table-cell>
          <table:table-cell table:number-columns-repeated="16368"/>
        </table:table-row>
        <table:table-row table:style-name="ro2">
          <table:table-cell office:value-type="percentage" office:value="0.59233449517816172" table:formula="of:=2/(1/[.N110]+1/[.O110])" table:style-name="ce8">
            <text:p>59.23%</text:p>
          </table:table-cell>
          <table:table-cell office:value-type="float" office:value="32.611892789220903" table:formula="of:=[.G110]/[.E110]" table:style-name="ce14">
            <text:p>32.61189279</text:p>
          </table:table-cell>
          <table:table-cell office:value-type="float" office:value="2298" table:style-name="ce18">
            <text:p>2298</text:p>
          </table:table-cell>
          <table:table-cell office:value-type="float" office:value="3456" table:style-name="ce20">
            <text:p>3456</text:p>
          </table:table-cell>
          <table:table-cell office:value-type="float" office:value="7.9418879999999996" table:formula="of:=[Sheet1.$C110]*[Sheet1.$D110]/1000000" table:style-name="ce16">
            <text:p>7.941888</text:p>
          </table:table-cell>
          <table:table-cell office:value-type="string" table:style-name="ce4">
            <text:p>test_img_0277.jpg</text:p>
          </table:table-cell>
          <table:table-cell office:value-type="float" office:value="259" table:style-name="ce4">
            <text:p>259</text:p>
          </table:table-cell>
          <table:table-cell office:value-type="float" office:value="316" table:style-name="ce4">
            <text:p>316</text:p>
          </table:table-cell>
          <table:table-cell office:value-type="float" office:value="57" table:style-name="ce4">
            <text:p>57</text:p>
          </table:table-cell>
          <table:table-cell office:value-type="float" office:value="3249" table:style-name="ce4">
            <text:p>3249</text:p>
          </table:table-cell>
          <table:table-cell office:value-type="string" table:style-name="ce9">
            <text:p>22.01%</text:p>
          </table:table-cell>
          <table:table-cell office:value-type="float" office:value="93.212468419999993" table:style-name="ce4">
            <text:p>93.21246842</text:p>
          </table:table-cell>
          <table:table-cell office:value-type="float" office:value="0.97347964200000003" table:style-name="ce4">
            <text:p>0.973479642</text:p>
          </table:table-cell>
          <table:table-cell office:value-type="float" office:value="0.53797468400000004" table:style-name="ce4">
            <text:p>0.537974684</text:p>
          </table:table-cell>
          <table:table-cell office:value-type="float" office:value="0.65891472900000003" table:style-name="ce4">
            <text:p>0.658914729</text:p>
          </table:table-cell>
          <table:table-cell office:value-type="float" office:value="1.798049212" table:style-name="ce4">
            <text:p>1.798049212</text:p>
          </table:table-cell>
          <table:table-cell table:number-columns-repeated="16368"/>
        </table:table-row>
        <table:table-row table:style-name="ro2">
          <table:table-cell office:value-type="percentage" office:value="0.59296482389520477" table:formula="of:=2/(1/[.N111]+1/[.O111])" table:style-name="ce8">
            <text:p>59.30%</text:p>
          </table:table-cell>
          <table:table-cell office:value-type="float" office:value="34.874405700972822" table:formula="of:=[.G111]/[.E111]" table:style-name="ce14">
            <text:p>34.8744057</text:p>
          </table:table-cell>
          <table:table-cell office:value-type="float" office:value="4066" table:style-name="ce18">
            <text:p>4066</text:p>
          </table:table-cell>
          <table:table-cell office:value-type="float" office:value="2701" table:style-name="ce20">
            <text:p>2701</text:p>
          </table:table-cell>
          <table:table-cell office:value-type="float" office:value="10.982265999999999" table:formula="of:=[Sheet1.$C111]*[Sheet1.$D111]/1000000" table:style-name="ce16">
            <text:p>10.982266</text:p>
          </table:table-cell>
          <table:table-cell office:value-type="string" table:style-name="ce4">
            <text:p>test_img_0315.jpg</text:p>
          </table:table-cell>
          <table:table-cell office:value-type="float" office:value="383" table:style-name="ce4">
            <text:p>383</text:p>
          </table:table-cell>
          <table:table-cell office:value-type="float" office:value="216" table:style-name="ce4">
            <text:p>216</text:p>
          </table:table-cell>
          <table:table-cell office:value-type="float" office:value="167" table:style-name="ce4">
            <text:p>167</text:p>
          </table:table-cell>
          <table:table-cell office:value-type="float" office:value="27889" table:style-name="ce4">
            <text:p>27889</text:p>
          </table:table-cell>
          <table:table-cell office:value-type="string" table:style-name="ce9">
            <text:p>43.60%</text:p>
          </table:table-cell>
          <table:table-cell office:value-type="float" office:value="89.057054100000002" table:style-name="ce4">
            <text:p>89.0570541</text:p>
          </table:table-cell>
          <table:table-cell office:value-type="float" office:value="0.97304679800000005" table:style-name="ce4">
            <text:p>0.973046798</text:p>
          </table:table-cell>
          <table:table-cell office:value-type="float" office:value="0.81944444400000005" table:style-name="ce4">
            <text:p>0.819444444</text:p>
          </table:table-cell>
          <table:table-cell office:value-type="float" office:value="0.46456692900000002" table:style-name="ce4">
            <text:p>0.464566929</text:p>
          </table:table-cell>
          <table:table-cell office:value-type="float" office:value="3.1915228369999999" table:style-name="ce4">
            <text:p>3.191522837</text:p>
          </table:table-cell>
          <table:table-cell table:number-columns-repeated="16368"/>
        </table:table-row>
        <table:table-row table:style-name="ro2">
          <table:table-cell office:value-type="percentage" office:value="0.59548872183955681" table:formula="of:=2/(1/[.N112]+1/[.O112])" table:style-name="ce8">
            <text:p>59.55%</text:p>
          </table:table-cell>
          <table:table-cell office:value-type="float" office:value="40.377007027803423" table:formula="of:=[.G112]/[.E112]" table:style-name="ce14">
            <text:p>40.37700703</text:p>
          </table:table-cell>
          <table:table-cell office:value-type="float" office:value="2736" table:style-name="ce18">
            <text:p>2736</text:p>
          </table:table-cell>
          <table:table-cell office:value-type="float" office:value="3648" table:style-name="ce20">
            <text:p>3648</text:p>
          </table:table-cell>
          <table:table-cell office:value-type="float" office:value="9.9809280000000005" table:formula="of:=[Sheet1.$C112]*[Sheet1.$D112]/1000000" table:style-name="ce16">
            <text:p>9.980928</text:p>
          </table:table-cell>
          <table:table-cell office:value-type="string" table:style-name="ce4">
            <text:p>test_img_0187.jpg</text:p>
          </table:table-cell>
          <table:table-cell office:value-type="float" office:value="403" table:style-name="ce4">
            <text:p>403</text:p>
          </table:table-cell>
          <table:table-cell office:value-type="float" office:value="273" table:style-name="ce4">
            <text:p>273</text:p>
          </table:table-cell>
          <table:table-cell office:value-type="float" office:value="130" table:style-name="ce4">
            <text:p>130</text:p>
          </table:table-cell>
          <table:table-cell office:value-type="float" office:value="16900" table:style-name="ce4">
            <text:p>16900</text:p>
          </table:table-cell>
          <table:table-cell office:value-type="string" table:style-name="ce9">
            <text:p>32.26%</text:p>
          </table:table-cell>
          <table:table-cell office:value-type="float" office:value="109.532685" table:style-name="ce4">
            <text:p>109.532685</text:p>
          </table:table-cell>
          <table:table-cell office:value-type="float" office:value="0.97509143499999995" table:style-name="ce4">
            <text:p>0.975091435</text:p>
          </table:table-cell>
          <table:table-cell office:value-type="float" office:value="0.72527472500000001" table:style-name="ce4">
            <text:p>0.725274725</text:p>
          </table:table-cell>
          <table:table-cell office:value-type="float" office:value="0.505102041" table:style-name="ce4">
            <text:p>0.505102041</text:p>
          </table:table-cell>
          <table:table-cell office:value-type="float" office:value="3.127373934" table:style-name="ce4">
            <text:p>3.127373934</text:p>
          </table:table-cell>
          <table:table-cell table:number-columns-repeated="16368"/>
        </table:table-row>
        <table:table-row table:style-name="ro2">
          <table:table-cell office:value-type="percentage" office:value="0.59569377999474316" table:formula="of:=2/(1/[.N113]+1/[.O113])" table:style-name="ce8">
            <text:p>59.57%</text:p>
          </table:table-cell>
          <table:table-cell office:value-type="float" office:value="151.63112331081081" table:formula="of:=[.G113]/[.E113]" table:style-name="ce14">
            <text:p>151.6311233</text:p>
          </table:table-cell>
          <table:table-cell office:value-type="float" office:value="2368" table:style-name="ce18">
            <text:p>2368</text:p>
          </table:table-cell>
          <table:table-cell office:value-type="float" office:value="3200" table:style-name="ce20">
            <text:p>3200</text:p>
          </table:table-cell>
          <table:table-cell office:value-type="float" office:value="7.5776000000000003" table:formula="of:=[Sheet1.$C113]*[Sheet1.$D113]/1000000" table:style-name="ce16">
            <text:p>7.5776</text:p>
          </table:table-cell>
          <table:table-cell office:value-type="string" table:style-name="ce4">
            <text:p>test_img_0063.jpg</text:p>
          </table:table-cell>
          <table:table-cell office:value-type="float" office:value="1149" table:style-name="ce4">
            <text:p>1149</text:p>
          </table:table-cell>
          <table:table-cell office:value-type="float" office:value="530" table:style-name="ce4">
            <text:p>530</text:p>
          </table:table-cell>
          <table:table-cell office:value-type="float" office:value="619" table:style-name="ce4">
            <text:p>619</text:p>
          </table:table-cell>
          <table:table-cell office:value-type="float" office:value="383161" table:style-name="ce4">
            <text:p>383161</text:p>
          </table:table-cell>
          <table:table-cell office:value-type="string" table:style-name="ce9">
            <text:p>53.87%</text:p>
          </table:table-cell>
          <table:table-cell office:value-type="float" office:value="120.7411271" table:style-name="ce4">
            <text:p>120.7411271</text:p>
          </table:table-cell>
          <table:table-cell office:value-type="float" office:value="0.97100413799999996" table:style-name="ce4">
            <text:p>0.971004138</text:p>
          </table:table-cell>
          <table:table-cell office:value-type="float" office:value="0.93962264100000004" table:style-name="ce4">
            <text:p>0.939622641</text:p>
          </table:table-cell>
          <table:table-cell office:value-type="float" office:value="0.43607705800000002" table:style-name="ce4">
            <text:p>0.436077058</text:p>
          </table:table-cell>
          <table:table-cell office:value-type="float" office:value="2.277173758" table:style-name="ce4">
            <text:p>2.277173758</text:p>
          </table:table-cell>
          <table:table-cell table:number-columns-repeated="16368"/>
        </table:table-row>
        <table:table-row table:style-name="ro2">
          <table:table-cell office:value-type="percentage" office:value="0.5982905983031469" table:formula="of:=2/(1/[.N114]+1/[.O114])" table:style-name="ce8">
            <text:p>59.83%</text:p>
          </table:table-cell>
          <table:table-cell office:value-type="float" office:value="29.477719907407405" table:formula="of:=[.G114]/[.E114]" table:style-name="ce14">
            <text:p>29.47771991</text:p>
          </table:table-cell>
          <table:table-cell office:value-type="float" office:value="1920" table:style-name="ce18">
            <text:p>1920</text:p>
          </table:table-cell>
          <table:table-cell office:value-type="float" office:value="2880" table:style-name="ce20">
            <text:p>2880</text:p>
          </table:table-cell>
          <table:table-cell office:value-type="float" office:value="5.5296000000000003" table:formula="of:=[Sheet1.$C114]*[Sheet1.$D114]/1000000" table:style-name="ce16">
            <text:p>5.5296</text:p>
          </table:table-cell>
          <table:table-cell office:value-type="string" table:style-name="ce4">
            <text:p>test_img_0253.jpg</text:p>
          </table:table-cell>
          <table:table-cell office:value-type="float" office:value="163" table:style-name="ce4">
            <text:p>163</text:p>
          </table:table-cell>
          <table:table-cell office:value-type="float" office:value="190" table:style-name="ce4">
            <text:p>190</text:p>
          </table:table-cell>
          <table:table-cell office:value-type="float" office:value="27" table:style-name="ce4">
            <text:p>27</text:p>
          </table:table-cell>
          <table:table-cell office:value-type="float" office:value="729" table:style-name="ce4">
            <text:p>729</text:p>
          </table:table-cell>
          <table:table-cell office:value-type="string" table:style-name="ce9">
            <text:p>16.56%</text:p>
          </table:table-cell>
          <table:table-cell office:value-type="float" office:value="118.4216071" table:style-name="ce4">
            <text:p>118.4216071</text:p>
          </table:table-cell>
          <table:table-cell office:value-type="float" office:value="0.98595057200000003" table:style-name="ce4">
            <text:p>0.985950572</text:p>
          </table:table-cell>
          <table:table-cell office:value-type="float" office:value="0.55263157900000004" table:style-name="ce4">
            <text:p>0.552631579</text:p>
          </table:table-cell>
          <table:table-cell office:value-type="float" office:value="0.65217391300000005" table:style-name="ce4">
            <text:p>0.652173913</text:p>
          </table:table-cell>
          <table:table-cell office:value-type="float" office:value="1.3560800550000001" table:style-name="ce4">
            <text:p>1.356080055</text:p>
          </table:table-cell>
          <table:table-cell table:number-columns-repeated="16368"/>
        </table:table-row>
        <table:table-row table:style-name="ro2">
          <table:table-cell office:value-type="percentage" office:value="0.60007958579025611" table:formula="of:=2/(1/[.N115]+1/[.O115])" table:style-name="ce8">
            <text:p>60.01%</text:p>
          </table:table-cell>
          <table:table-cell office:value-type="float" office:value="75.977366255144034" table:formula="of:=[.G115]/[.E115]" table:style-name="ce14">
            <text:p>75.97736626</text:p>
          </table:table-cell>
          <table:table-cell office:value-type="float" office:value="3600" table:style-name="ce18">
            <text:p>3600</text:p>
          </table:table-cell>
          <table:table-cell office:value-type="float" office:value="5400" table:style-name="ce20">
            <text:p>5400</text:p>
          </table:table-cell>
          <table:table-cell office:value-type="float" office:value="19.440000000000001" table:formula="of:=[Sheet1.$C115]*[Sheet1.$D115]/1000000" table:style-name="ce16">
            <text:p>19.44</text:p>
          </table:table-cell>
          <table:table-cell office:value-type="string" table:style-name="ce4">
            <text:p>test_img_0295.jpg</text:p>
          </table:table-cell>
          <table:table-cell office:value-type="float" office:value="1477" table:style-name="ce4">
            <text:p>1477</text:p>
          </table:table-cell>
          <table:table-cell office:value-type="float" office:value="1050" table:style-name="ce4">
            <text:p>1050</text:p>
          </table:table-cell>
          <table:table-cell office:value-type="float" office:value="427" table:style-name="ce4">
            <text:p>427</text:p>
          </table:table-cell>
          <table:table-cell office:value-type="float" office:value="182329" table:style-name="ce4">
            <text:p>182329</text:p>
          </table:table-cell>
          <table:table-cell office:value-type="string" table:style-name="ce9">
            <text:p>28.91%</text:p>
          </table:table-cell>
          <table:table-cell office:value-type="float" office:value="93.870195010000003" table:style-name="ce4">
            <text:p>93.87019501</text:p>
          </table:table-cell>
          <table:table-cell office:value-type="float" office:value="0.95663000200000003" table:style-name="ce4">
            <text:p>0.956630002</text:p>
          </table:table-cell>
          <table:table-cell office:value-type="float" office:value="0.71809523799999997" table:style-name="ce4">
            <text:p>0.718095238</text:p>
          </table:table-cell>
          <table:table-cell office:value-type="float" office:value="0.51537935700000004" table:style-name="ce4">
            <text:p>0.515379357</text:p>
          </table:table-cell>
          <table:table-cell office:value-type="float" office:value="6.9867086409999999" table:style-name="ce4">
            <text:p>6.986708641</text:p>
          </table:table-cell>
          <table:table-cell table:number-columns-repeated="16368"/>
        </table:table-row>
        <table:table-row table:style-name="ro2">
          <table:table-cell office:value-type="percentage" office:value="0.60069848647605772" table:formula="of:=2/(1/[.N116]+1/[.O116])" table:style-name="ce8">
            <text:p>60.07%</text:p>
          </table:table-cell>
          <table:table-cell office:value-type="float" office:value="59.870827617741199" table:formula="of:=[.G116]/[.E116]" table:style-name="ce14">
            <text:p>59.87082762</text:p>
          </table:table-cell>
          <table:table-cell office:value-type="float" office:value="2160" table:style-name="ce18">
            <text:p>2160</text:p>
          </table:table-cell>
          <table:table-cell office:value-type="float" office:value="3240" table:style-name="ce20">
            <text:p>3240</text:p>
          </table:table-cell>
          <table:table-cell office:value-type="float" office:value="6.9984000000000002" table:formula="of:=[Sheet1.$C116]*[Sheet1.$D116]/1000000" table:style-name="ce16">
            <text:p>6.9984</text:p>
          </table:table-cell>
          <table:table-cell office:value-type="string" table:style-name="ce4">
            <text:p>test_img_0232_4k.jpg</text:p>
          </table:table-cell>
          <table:table-cell office:value-type="float" office:value="419" table:style-name="ce4">
            <text:p>419</text:p>
          </table:table-cell>
          <table:table-cell office:value-type="float" office:value="447" table:style-name="ce4">
            <text:p>447</text:p>
          </table:table-cell>
          <table:table-cell office:value-type="float" office:value="28" table:style-name="ce4">
            <text:p>28</text:p>
          </table:table-cell>
          <table:table-cell office:value-type="float" office:value="784" table:style-name="ce4">
            <text:p>784</text:p>
          </table:table-cell>
          <table:table-cell office:value-type="string" table:style-name="ce9">
            <text:p>6.68%</text:p>
          </table:table-cell>
          <table:table-cell office:value-type="float" office:value="106.8952022" table:style-name="ce4">
            <text:p>106.8952022</text:p>
          </table:table-cell>
          <table:table-cell office:value-type="float" office:value="0.96615222199999995" table:style-name="ce4">
            <text:p>0.966152222</text:p>
          </table:table-cell>
          <table:table-cell office:value-type="float" office:value="0.57718120799999995" table:style-name="ce4">
            <text:p>0.577181208</text:p>
          </table:table-cell>
          <table:table-cell office:value-type="float" office:value="0.62621359200000004" table:style-name="ce4">
            <text:p>0.626213592</text:p>
          </table:table-cell>
          <table:table-cell office:value-type="float" office:value="2.2543399329999998" table:style-name="ce4">
            <text:p>2.254339933</text:p>
          </table:table-cell>
          <table:table-cell table:number-columns-repeated="16368"/>
        </table:table-row>
        <table:table-row table:style-name="ro2">
          <table:table-cell office:value-type="percentage" office:value="0.60408781264190381" table:formula="of:=2/(1/[.N117]+1/[.O117])" table:style-name="ce8">
            <text:p>60.41%</text:p>
          </table:table-cell>
          <table:table-cell office:value-type="float" office:value="165.89904729109273" table:formula="of:=[.G117]/[.E117]" table:style-name="ce14">
            <text:p>165.8990473</text:p>
          </table:table-cell>
          <table:table-cell office:value-type="float" office:value="2592" table:style-name="ce18">
            <text:p>2592</text:p>
          </table:table-cell>
          <table:table-cell office:value-type="float" office:value="3872" table:style-name="ce20">
            <text:p>3872</text:p>
          </table:table-cell>
          <table:table-cell office:value-type="float" office:value="10.036224000000001" table:formula="of:=[Sheet1.$C117]*[Sheet1.$D117]/1000000" table:style-name="ce16">
            <text:p>10.036224</text:p>
          </table:table-cell>
          <table:table-cell office:value-type="string" table:style-name="ce4">
            <text:p>test_img_0226.jpg</text:p>
          </table:table-cell>
          <table:table-cell office:value-type="float" office:value="1665" table:style-name="ce4">
            <text:p>1665</text:p>
          </table:table-cell>
          <table:table-cell office:value-type="float" office:value="1015" table:style-name="ce4">
            <text:p>1015</text:p>
          </table:table-cell>
          <table:table-cell office:value-type="float" office:value="650" table:style-name="ce4">
            <text:p>650</text:p>
          </table:table-cell>
          <table:table-cell office:value-type="float" office:value="422500" table:style-name="ce4">
            <text:p>422500</text:p>
          </table:table-cell>
          <table:table-cell office:value-type="string" table:style-name="ce9">
            <text:p>39.04%</text:p>
          </table:table-cell>
          <table:table-cell office:value-type="float" office:value="53.754983879999997" table:style-name="ce4">
            <text:p>53.75498388</text:p>
          </table:table-cell>
          <table:table-cell office:value-type="float" office:value="0.92915235299999999" table:style-name="ce4">
            <text:p>0.929152353</text:p>
          </table:table-cell>
          <table:table-cell office:value-type="float" office:value="0.78620689700000002" table:style-name="ce4">
            <text:p>0.786206897</text:p>
          </table:table-cell>
          <table:table-cell office:value-type="float" office:value="0.49047326400000002" table:style-name="ce4">
            <text:p>0.490473264</text:p>
          </table:table-cell>
          <table:table-cell office:value-type="float" office:value="3.6764397620000002" table:style-name="ce4">
            <text:p>3.676439762</text:p>
          </table:table-cell>
          <table:table-cell table:number-columns-repeated="16368"/>
        </table:table-row>
        <table:table-row table:style-name="ro2">
          <table:table-cell office:value-type="percentage" office:value="0.60526315771675898" table:formula="of:=2/(1/[.N118]+1/[.O118])" table:style-name="ce8">
            <text:p>60.53%</text:p>
          </table:table-cell>
          <table:table-cell office:value-type="float" office:value="120.5500228937729" table:formula="of:=[.G118]/[.E118]" table:style-name="ce14">
            <text:p>120.5500229</text:p>
          </table:table-cell>
          <table:table-cell office:value-type="float" office:value="1365" table:style-name="ce18">
            <text:p>1365</text:p>
          </table:table-cell>
          <table:table-cell office:value-type="float" office:value="2048" table:style-name="ce20">
            <text:p>2048</text:p>
          </table:table-cell>
          <table:table-cell office:value-type="float" office:value="2.7955199999999998" table:formula="of:=[Sheet1.$C118]*[Sheet1.$D118]/1000000" table:style-name="ce16">
            <text:p>2.79552</text:p>
          </table:table-cell>
          <table:table-cell office:value-type="string" table:style-name="ce4">
            <text:p>test_img_0082.jpg</text:p>
          </table:table-cell>
          <table:table-cell office:value-type="float" office:value="337" table:style-name="ce4">
            <text:p>337</text:p>
          </table:table-cell>
          <table:table-cell office:value-type="float" office:value="203" table:style-name="ce4">
            <text:p>203</text:p>
          </table:table-cell>
          <table:table-cell office:value-type="float" office:value="134" table:style-name="ce4">
            <text:p>134</text:p>
          </table:table-cell>
          <table:table-cell office:value-type="float" office:value="17956" table:style-name="ce4">
            <text:p>17956</text:p>
          </table:table-cell>
          <table:table-cell office:value-type="string" table:style-name="ce9">
            <text:p>39.76%</text:p>
          </table:table-cell>
          <table:table-cell office:value-type="float" office:value="102.1280397" table:style-name="ce4">
            <text:p>102.1280397</text:p>
          </table:table-cell>
          <table:table-cell office:value-type="float" office:value="0.94705822500000003" table:style-name="ce4">
            <text:p>0.947058225</text:p>
          </table:table-cell>
          <table:table-cell office:value-type="float" office:value="0.79310344799999999" table:style-name="ce4">
            <text:p>0.793103448</text:p>
          </table:table-cell>
          <table:table-cell office:value-type="float" office:value="0.48936170200000001" table:style-name="ce4">
            <text:p>0.489361702</text:p>
          </table:table-cell>
          <table:table-cell office:value-type="float" office:value="0.76208639099999997" table:style-name="ce4">
            <text:p>0.762086391</text:p>
          </table:table-cell>
          <table:table-cell table:number-columns-repeated="16368"/>
        </table:table-row>
        <table:table-row table:style-name="ro2">
          <table:table-cell office:value-type="percentage" office:value="0.60613004901516088" table:formula="of:=2/(1/[.N119]+1/[.O119])" table:style-name="ce8">
            <text:p>60.61%</text:p>
          </table:table-cell>
          <table:table-cell office:value-type="float" office:value="3554.7226386806597" table:formula="of:=[.G119]/[.E119]" table:style-name="ce14">
            <text:p>3554.722639</text:p>
          </table:table-cell>
          <table:table-cell office:value-type="float" office:value="667" table:style-name="ce18">
            <text:p>667</text:p>
          </table:table-cell>
          <table:table-cell office:value-type="float" office:value="1000" table:style-name="ce20">
            <text:p>1000</text:p>
          </table:table-cell>
          <table:table-cell office:value-type="float" office:value="0.66700000000000004" table:formula="of:=[Sheet1.$C119]*[Sheet1.$D119]/1000000" table:style-name="ce16">
            <text:p>0.667</text:p>
          </table:table-cell>
          <table:table-cell office:value-type="string" table:style-name="ce4">
            <text:p>test_img_0257.jpg</text:p>
          </table:table-cell>
          <table:table-cell office:value-type="float" office:value="2371" table:style-name="ce4">
            <text:p>2371</text:p>
          </table:table-cell>
          <table:table-cell office:value-type="float" office:value="1140" table:style-name="ce4">
            <text:p>1140</text:p>
          </table:table-cell>
          <table:table-cell office:value-type="float" office:value="1231" table:style-name="ce4">
            <text:p>1231</text:p>
          </table:table-cell>
          <table:table-cell office:value-type="float" office:value="1515361" table:style-name="ce4">
            <text:p>1515361</text:p>
          </table:table-cell>
          <table:table-cell office:value-type="string" table:style-name="ce9">
            <text:p>51.92%</text:p>
          </table:table-cell>
          <table:table-cell office:value-type="float" office:value="52.017409469999997" table:style-name="ce4">
            <text:p>52.01740947</text:p>
          </table:table-cell>
          <table:table-cell office:value-type="float" office:value="0.79543544799999999" table:style-name="ce4">
            <text:p>0.795435448</text:p>
          </table:table-cell>
          <table:table-cell office:value-type="float" office:value="0.928070175" table:style-name="ce4">
            <text:p>0.928070175</text:p>
          </table:table-cell>
          <table:table-cell office:value-type="float" office:value="0.45002126799999997" table:style-name="ce4">
            <text:p>0.450021268</text:p>
          </table:table-cell>
          <table:table-cell office:value-type="float" office:value="1.2830710409999999" table:style-name="ce4">
            <text:p>1.283071041</text:p>
          </table:table-cell>
          <table:table-cell table:number-columns-repeated="16368"/>
        </table:table-row>
        <table:table-row table:style-name="ro2">
          <table:table-cell office:value-type="percentage" office:value="0.60997067414568162" table:formula="of:=2/(1/[.N120]+1/[.O120])" table:style-name="ce8">
            <text:p>61.00%</text:p>
          </table:table-cell>
          <table:table-cell office:value-type="float" office:value="60.728166438042983" table:formula="of:=[.G120]/[.E120]" table:style-name="ce14">
            <text:p>60.72816644</text:p>
          </table:table-cell>
          <table:table-cell office:value-type="float" office:value="2160" table:style-name="ce18">
            <text:p>2160</text:p>
          </table:table-cell>
          <table:table-cell office:value-type="float" office:value="3240" table:style-name="ce20">
            <text:p>3240</text:p>
          </table:table-cell>
          <table:table-cell office:value-type="float" office:value="6.9984000000000002" table:formula="of:=[Sheet1.$C120]*[Sheet1.$D120]/1000000" table:style-name="ce16">
            <text:p>6.9984</text:p>
          </table:table-cell>
          <table:table-cell office:value-type="string" table:style-name="ce4">
            <text:p>test_img_0050_4k.jpg</text:p>
          </table:table-cell>
          <table:table-cell office:value-type="float" office:value="425" table:style-name="ce4">
            <text:p>425</text:p>
          </table:table-cell>
          <table:table-cell office:value-type="float" office:value="264" table:style-name="ce4">
            <text:p>264</text:p>
          </table:table-cell>
          <table:table-cell office:value-type="float" office:value="161" table:style-name="ce4">
            <text:p>161</text:p>
          </table:table-cell>
          <table:table-cell office:value-type="float" office:value="25921" table:style-name="ce4">
            <text:p>25921</text:p>
          </table:table-cell>
          <table:table-cell office:value-type="string" table:style-name="ce9">
            <text:p>37.88%</text:p>
          </table:table-cell>
          <table:table-cell office:value-type="float" office:value="82.179723269999997" table:style-name="ce4">
            <text:p>82.17972327</text:p>
          </table:table-cell>
          <table:table-cell office:value-type="float" office:value="0.96697070100000004" table:style-name="ce4">
            <text:p>0.966970701</text:p>
          </table:table-cell>
          <table:table-cell office:value-type="float" office:value="0.787878788" table:style-name="ce4">
            <text:p>0.787878788</text:p>
          </table:table-cell>
          <table:table-cell office:value-type="float" office:value="0.49760765499999998" table:style-name="ce4">
            <text:p>0.497607655</text:p>
          </table:table-cell>
          <table:table-cell office:value-type="float" office:value="2.2756400110000001" table:style-name="ce4">
            <text:p>2.275640011</text:p>
          </table:table-cell>
          <table:table-cell table:number-columns-repeated="16368"/>
        </table:table-row>
        <table:table-row table:style-name="ro2">
          <table:table-cell office:value-type="percentage" office:value="0.61006982726534409" table:formula="of:=2/(1/[.N121]+1/[.O121])" table:style-name="ce8">
            <text:p>61.01%</text:p>
          </table:table-cell>
          <table:table-cell office:value-type="float" office:value="119.06103261780981" table:formula="of:=[.G121]/[.E121]" table:style-name="ce14">
            <text:p>119.0610326</text:p>
          </table:table-cell>
          <table:table-cell office:value-type="float" office:value="2848" table:style-name="ce18">
            <text:p>2848</text:p>
          </table:table-cell>
          <table:table-cell office:value-type="float" office:value="4288" table:style-name="ce20">
            <text:p>4288</text:p>
          </table:table-cell>
          <table:table-cell office:value-type="float" office:value="12.212224000000001" table:formula="of:=[Sheet1.$C121]*[Sheet1.$D121]/1000000" table:style-name="ce16">
            <text:p>12.212224</text:p>
          </table:table-cell>
          <table:table-cell office:value-type="string" table:style-name="ce4">
            <text:p>test_img_0230.jpg</text:p>
          </table:table-cell>
          <table:table-cell office:value-type="float" office:value="1454" table:style-name="ce4">
            <text:p>1454</text:p>
          </table:table-cell>
          <table:table-cell office:value-type="float" office:value="1290" table:style-name="ce4">
            <text:p>1290</text:p>
          </table:table-cell>
          <table:table-cell office:value-type="float" office:value="164" table:style-name="ce4">
            <text:p>164</text:p>
          </table:table-cell>
          <table:table-cell office:value-type="float" office:value="26896" table:style-name="ce4">
            <text:p>26896</text:p>
          </table:table-cell>
          <table:table-cell office:value-type="string" table:style-name="ce9">
            <text:p>11.28%</text:p>
          </table:table-cell>
          <table:table-cell office:value-type="float" office:value="97.698827629999997" table:style-name="ce4">
            <text:p>97.69882763</text:p>
          </table:table-cell>
          <table:table-cell office:value-type="float" office:value="0.94338626800000003" table:style-name="ce4">
            <text:p>0.943386268</text:p>
          </table:table-cell>
          <table:table-cell office:value-type="float" office:value="0.643410853" table:style-name="ce4">
            <text:p>0.643410853</text:p>
          </table:table-cell>
          <table:table-cell office:value-type="float" office:value="0.58001397600000004" table:style-name="ce4">
            <text:p>0.580013976</text:p>
          </table:table-cell>
          <table:table-cell office:value-type="float" office:value="4.2461066250000004" table:style-name="ce4">
            <text:p>4.246106625</text:p>
          </table:table-cell>
          <table:table-cell table:number-columns-repeated="16368"/>
        </table:table-row>
        <table:table-row table:style-name="ro2">
          <table:table-cell office:value-type="percentage" office:value="0.61052631553494108" table:formula="of:=2/(1/[.N122]+1/[.O122])" table:style-name="ce8">
            <text:p>61.05%</text:p>
          </table:table-cell>
          <table:table-cell office:value-type="float" office:value="57.594525409696352" table:formula="of:=[.G122]/[.E122]" table:style-name="ce14">
            <text:p>57.59452541</text:p>
          </table:table-cell>
          <table:table-cell office:value-type="float" office:value="3744" table:style-name="ce18">
            <text:p>3744</text:p>
          </table:table-cell>
          <table:table-cell office:value-type="float" office:value="5616" table:style-name="ce20">
            <text:p>5616</text:p>
          </table:table-cell>
          <table:table-cell office:value-type="float" office:value="21.026304" table:formula="of:=[Sheet1.$C122]*[Sheet1.$D122]/1000000" table:style-name="ce16">
            <text:p>21.026304</text:p>
          </table:table-cell>
          <table:table-cell office:value-type="string" table:style-name="ce4">
            <text:p>test_img_0048.jpg</text:p>
          </table:table-cell>
          <table:table-cell office:value-type="float" office:value="1211" table:style-name="ce4">
            <text:p>1211</text:p>
          </table:table-cell>
          <table:table-cell office:value-type="float" office:value="797" table:style-name="ce4">
            <text:p>797</text:p>
          </table:table-cell>
          <table:table-cell office:value-type="float" office:value="414" table:style-name="ce4">
            <text:p>414</text:p>
          </table:table-cell>
          <table:table-cell office:value-type="float" office:value="171396" table:style-name="ce4">
            <text:p>171396</text:p>
          </table:table-cell>
          <table:table-cell office:value-type="string" table:style-name="ce9">
            <text:p>34.19%</text:p>
          </table:table-cell>
          <table:table-cell office:value-type="float" office:value="80.972210369999999" table:style-name="ce4">
            <text:p>80.97221037</text:p>
          </table:table-cell>
          <table:table-cell office:value-type="float" office:value="0.967399436" table:style-name="ce4">
            <text:p>0.967399436</text:p>
          </table:table-cell>
          <table:table-cell office:value-type="float" office:value="0.76411543299999996" table:style-name="ce4">
            <text:p>0.764115433</text:p>
          </table:table-cell>
          <table:table-cell office:value-type="float" office:value="0.50834724499999995" table:style-name="ce4">
            <text:p>0.508347245</text:p>
          </table:table-cell>
          <table:table-cell office:value-type="float" office:value="6.5349159239999999" table:style-name="ce4">
            <text:p>6.534915924</text:p>
          </table:table-cell>
          <table:table-cell table:number-columns-repeated="16368"/>
        </table:table-row>
        <table:table-row table:style-name="ro2">
          <table:table-cell office:value-type="percentage" office:value="0.61195104400408229" table:formula="of:=2/(1/[.N123]+1/[.O123])" table:style-name="ce8">
            <text:p>61.20%</text:p>
          </table:table-cell>
          <table:table-cell office:value-type="float" office:value="1779.2421746293246" table:formula="of:=[.G123]/[.E123]" table:style-name="ce14">
            <text:p>1779.242175</text:p>
          </table:table-cell>
          <table:table-cell office:value-type="float" office:value="607" table:style-name="ce18">
            <text:p>607</text:p>
          </table:table-cell>
          <table:table-cell office:value-type="float" office:value="800" table:style-name="ce20">
            <text:p>800</text:p>
          </table:table-cell>
          <table:table-cell office:value-type="float" office:value="0.48559999999999998" table:formula="of:=[Sheet1.$C123]*[Sheet1.$D123]/1000000" table:style-name="ce16">
            <text:p>0.4856</text:p>
          </table:table-cell>
          <table:table-cell office:value-type="string" table:style-name="ce4">
            <text:p>test_img_0202.jpg</text:p>
          </table:table-cell>
          <table:table-cell office:value-type="float" office:value="864" table:style-name="ce4">
            <text:p>864</text:p>
          </table:table-cell>
          <table:table-cell office:value-type="float" office:value="544" table:style-name="ce4">
            <text:p>544</text:p>
          </table:table-cell>
          <table:table-cell office:value-type="float" office:value="320" table:style-name="ce4">
            <text:p>320</text:p>
          </table:table-cell>
          <table:table-cell office:value-type="float" office:value="102400" table:style-name="ce4">
            <text:p>102400</text:p>
          </table:table-cell>
          <table:table-cell office:value-type="string" table:style-name="ce9">
            <text:p>37.04%</text:p>
          </table:table-cell>
          <table:table-cell office:value-type="float" office:value="22.995593889999999" table:style-name="ce4">
            <text:p>22.99559389</text:p>
          </table:table-cell>
          <table:table-cell office:value-type="float" office:value="0.77459737200000001" table:style-name="ce4">
            <text:p>0.774597372</text:p>
          </table:table-cell>
          <table:table-cell office:value-type="float" office:value="0.78125" table:style-name="ce4">
            <text:p>0.78125</text:p>
          </table:table-cell>
          <table:table-cell office:value-type="float" office:value="0.50295858000000004" table:style-name="ce4">
            <text:p>0.50295858</text:p>
          </table:table-cell>
          <table:table-cell office:value-type="float" office:value="0.55211257899999999" table:style-name="ce4">
            <text:p>0.552112579</text:p>
          </table:table-cell>
          <table:table-cell table:number-columns-repeated="16368"/>
        </table:table-row>
        <table:table-row table:style-name="ro2">
          <table:table-cell office:value-type="percentage" office:value="0.61230769266641893" table:formula="of:=2/(1/[.N124]+1/[.O124])" table:style-name="ce8">
            <text:p>61.23%</text:p>
          </table:table-cell>
          <table:table-cell office:value-type="float" office:value="49.993569958847736" table:formula="of:=[.G124]/[.E124]" table:style-name="ce14">
            <text:p>49.99356996</text:p>
          </table:table-cell>
          <table:table-cell office:value-type="float" office:value="2160" table:style-name="ce18">
            <text:p>2160</text:p>
          </table:table-cell>
          <table:table-cell office:value-type="float" office:value="2880" table:style-name="ce20">
            <text:p>2880</text:p>
          </table:table-cell>
          <table:table-cell office:value-type="float" office:value="6.2207999999999997" table:formula="of:=[Sheet1.$C124]*[Sheet1.$D124]/1000000" table:style-name="ce16">
            <text:p>6.2208</text:p>
          </table:table-cell>
          <table:table-cell office:value-type="string" table:style-name="ce4">
            <text:p>test_img_0129_4k.jpg</text:p>
          </table:table-cell>
          <table:table-cell office:value-type="float" office:value="311" table:style-name="ce4">
            <text:p>311</text:p>
          </table:table-cell>
          <table:table-cell office:value-type="float" office:value="347" table:style-name="ce4">
            <text:p>347</text:p>
          </table:table-cell>
          <table:table-cell office:value-type="float" office:value="36" table:style-name="ce4">
            <text:p>36</text:p>
          </table:table-cell>
          <table:table-cell office:value-type="float" office:value="1296" table:style-name="ce4">
            <text:p>1296</text:p>
          </table:table-cell>
          <table:table-cell office:value-type="string" table:style-name="ce9">
            <text:p>11.58%</text:p>
          </table:table-cell>
          <table:table-cell office:value-type="float" office:value="88.831971420000002" table:style-name="ce4">
            <text:p>88.83197142</text:p>
          </table:table-cell>
          <table:table-cell office:value-type="float" office:value="0.971802363" table:style-name="ce4">
            <text:p>0.971802363</text:p>
          </table:table-cell>
          <table:table-cell office:value-type="float" office:value="0.57348703199999995" table:style-name="ce4">
            <text:p>0.573487032</text:p>
          </table:table-cell>
          <table:table-cell office:value-type="float" office:value="0.65676567699999999" table:style-name="ce4">
            <text:p>0.656765677</text:p>
          </table:table-cell>
          <table:table-cell office:value-type="float" office:value="2.0884191990000001" table:style-name="ce4">
            <text:p>2.088419199</text:p>
          </table:table-cell>
          <table:table-cell table:number-columns-repeated="16368"/>
        </table:table-row>
        <table:table-row table:style-name="ro2">
          <table:table-cell office:value-type="percentage" office:value="0.61290322615715986" table:formula="of:=2/(1/[.N125]+1/[.O125])" table:style-name="ce8">
            <text:p>61.29%</text:p>
          </table:table-cell>
          <table:table-cell office:value-type="float" office:value="36.168981481481481" table:formula="of:=[.G125]/[.E125]" table:style-name="ce14">
            <text:p>36.16898148</text:p>
          </table:table-cell>
          <table:table-cell office:value-type="float" office:value="2160" table:style-name="ce18">
            <text:p>2160</text:p>
          </table:table-cell>
          <table:table-cell office:value-type="float" office:value="2880" table:style-name="ce20">
            <text:p>2880</text:p>
          </table:table-cell>
          <table:table-cell office:value-type="float" office:value="6.2207999999999997" table:formula="of:=[Sheet1.$C125]*[Sheet1.$D125]/1000000" table:style-name="ce16">
            <text:p>6.2208</text:p>
          </table:table-cell>
          <table:table-cell office:value-type="string" table:style-name="ce4">
            <text:p>test_img_0264.jpg</text:p>
          </table:table-cell>
          <table:table-cell office:value-type="float" office:value="225" table:style-name="ce4">
            <text:p>225</text:p>
          </table:table-cell>
          <table:table-cell office:value-type="float" office:value="213" table:style-name="ce4">
            <text:p>213</text:p>
          </table:table-cell>
          <table:table-cell office:value-type="float" office:value="12" table:style-name="ce4">
            <text:p>12</text:p>
          </table:table-cell>
          <table:table-cell office:value-type="float" office:value="144" table:style-name="ce4">
            <text:p>144</text:p>
          </table:table-cell>
          <table:table-cell office:value-type="string" table:style-name="ce9">
            <text:p>5.33%</text:p>
          </table:table-cell>
          <table:table-cell office:value-type="float" office:value="113.8227478" table:style-name="ce4">
            <text:p>113.8227478</text:p>
          </table:table-cell>
          <table:table-cell office:value-type="float" office:value="0.98259835600000001" table:style-name="ce4">
            <text:p>0.982598356</text:p>
          </table:table-cell>
          <table:table-cell office:value-type="float" office:value="0.62441314599999997" table:style-name="ce4">
            <text:p>0.624413146</text:p>
          </table:table-cell>
          <table:table-cell office:value-type="float" office:value="0.60180995500000001" table:style-name="ce4">
            <text:p>0.601809955</text:p>
          </table:table-cell>
          <table:table-cell office:value-type="float" office:value="1.5215451719999999" table:style-name="ce4">
            <text:p>1.521545172</text:p>
          </table:table-cell>
          <table:table-cell table:number-columns-repeated="16368"/>
        </table:table-row>
        <table:table-row table:style-name="ro2">
          <table:table-cell office:value-type="percentage" office:value="0.61484716189085642" table:formula="of:=2/(1/[.N126]+1/[.O126])" table:style-name="ce8">
            <text:p>61.48%</text:p>
          </table:table-cell>
          <table:table-cell office:value-type="float" office:value="91.666666666666671" table:formula="of:=[.G126]/[.E126]" table:style-name="ce14">
            <text:p>91.66666667</text:p>
          </table:table-cell>
          <table:table-cell office:value-type="float" office:value="2000" table:style-name="ce18">
            <text:p>2000</text:p>
          </table:table-cell>
          <table:table-cell office:value-type="float" office:value="3000" table:style-name="ce20">
            <text:p>3000</text:p>
          </table:table-cell>
          <table:table-cell office:value-type="float" office:value="6" table:formula="of:=[Sheet1.$C126]*[Sheet1.$D126]/1000000" table:style-name="ce16">
            <text:p>6</text:p>
          </table:table-cell>
          <table:table-cell office:value-type="string" table:style-name="ce4">
            <text:p>test_img_0262.jpg</text:p>
          </table:table-cell>
          <table:table-cell office:value-type="float" office:value="550" table:style-name="ce4">
            <text:p>550</text:p>
          </table:table-cell>
          <table:table-cell office:value-type="float" office:value="601" table:style-name="ce4">
            <text:p>601</text:p>
          </table:table-cell>
          <table:table-cell office:value-type="float" office:value="51" table:style-name="ce4">
            <text:p>51</text:p>
          </table:table-cell>
          <table:table-cell office:value-type="float" office:value="2601" table:style-name="ce4">
            <text:p>2601</text:p>
          </table:table-cell>
          <table:table-cell office:value-type="string" table:style-name="ce9">
            <text:p>9.27%</text:p>
          </table:table-cell>
          <table:table-cell office:value-type="float" office:value="62.920901659999998" table:style-name="ce4">
            <text:p>62.92090166</text:p>
          </table:table-cell>
          <table:table-cell office:value-type="float" office:value="0.944428881" table:style-name="ce4">
            <text:p>0.944428881</text:p>
          </table:table-cell>
          <table:table-cell office:value-type="float" office:value="0.58569051599999999" table:style-name="ce4">
            <text:p>0.585690516</text:p>
          </table:table-cell>
          <table:table-cell office:value-type="float" office:value="0.64705882400000003" table:style-name="ce4">
            <text:p>0.647058824</text:p>
          </table:table-cell>
          <table:table-cell office:value-type="float" office:value="1.567575932" table:style-name="ce4">
            <text:p>1.567575932</text:p>
          </table:table-cell>
          <table:table-cell table:number-columns-repeated="16368"/>
        </table:table-row>
        <table:table-row table:style-name="ro2">
          <table:table-cell office:value-type="percentage" office:value="0.61538461535401667" table:formula="of:=2/(1/[.N127]+1/[.O127])" table:style-name="ce8">
            <text:p>61.54%</text:p>
          </table:table-cell>
          <table:table-cell office:value-type="float" office:value="105.13117283950618" table:formula="of:=[.G127]/[.E127]" table:style-name="ce14">
            <text:p>105.1311728</text:p>
          </table:table-cell>
          <table:table-cell office:value-type="float" office:value="1080" table:style-name="ce18">
            <text:p>1080</text:p>
          </table:table-cell>
          <table:table-cell office:value-type="float" office:value="1920" table:style-name="ce20">
            <text:p>1920</text:p>
          </table:table-cell>
          <table:table-cell office:value-type="float" office:value="2.0735999999999999" table:formula="of:=[Sheet1.$C127]*[Sheet1.$D127]/1000000" table:style-name="ce16">
            <text:p>2.0736</text:p>
          </table:table-cell>
          <table:table-cell office:value-type="string" table:style-name="ce4">
            <text:p>test_img_0212.jpg</text:p>
          </table:table-cell>
          <table:table-cell office:value-type="float" office:value="218" table:style-name="ce4">
            <text:p>218</text:p>
          </table:table-cell>
          <table:table-cell office:value-type="float" office:value="112" table:style-name="ce4">
            <text:p>112</text:p>
          </table:table-cell>
          <table:table-cell office:value-type="float" office:value="106" table:style-name="ce4">
            <text:p>106</text:p>
          </table:table-cell>
          <table:table-cell office:value-type="float" office:value="11236" table:style-name="ce4">
            <text:p>11236</text:p>
          </table:table-cell>
          <table:table-cell office:value-type="string" table:style-name="ce9">
            <text:p>48.62%</text:p>
          </table:table-cell>
          <table:table-cell office:value-type="float" office:value="69.60401177" table:style-name="ce4">
            <text:p>69.60401177</text:p>
          </table:table-cell>
          <table:table-cell office:value-type="float" office:value="0.94176078299999999" table:style-name="ce4">
            <text:p>0.941760783</text:p>
          </table:table-cell>
          <table:table-cell office:value-type="float" office:value="0.89285714299999996" table:style-name="ce4">
            <text:p>0.892857143</text:p>
          </table:table-cell>
          <table:table-cell office:value-type="float" office:value="0.46948356800000002" table:style-name="ce4">
            <text:p>0.469483568</text:p>
          </table:table-cell>
          <table:table-cell office:value-type="float" office:value="0.64305782300000003" table:style-name="ce4">
            <text:p>0.643057823</text:p>
          </table:table-cell>
          <table:table-cell table:number-columns-repeated="16368"/>
        </table:table-row>
        <table:table-row table:style-name="ro2">
          <table:table-cell office:value-type="percentage" office:value="0.61596958190588269" table:formula="of:=2/(1/[.N128]+1/[.O128])" table:style-name="ce8">
            <text:p>61.60%</text:p>
          </table:table-cell>
          <table:table-cell office:value-type="float" office:value="126.35756056808688" table:formula="of:=[.G128]/[.E128]" table:style-name="ce14">
            <text:p>126.3575606</text:p>
          </table:table-cell>
          <table:table-cell office:value-type="float" office:value="798" table:style-name="ce18">
            <text:p>798</text:p>
          </table:table-cell>
          <table:table-cell office:value-type="float" office:value="1200" table:style-name="ce20">
            <text:p>1200</text:p>
          </table:table-cell>
          <table:table-cell office:value-type="float" office:value="0.95760000000000001" table:formula="of:=[Sheet1.$C128]*[Sheet1.$D128]/1000000" table:style-name="ce16">
            <text:p>0.9576</text:p>
          </table:table-cell>
          <table:table-cell office:value-type="string" table:style-name="ce4">
            <text:p>test_img_0081.jpg</text:p>
          </table:table-cell>
          <table:table-cell office:value-type="float" office:value="121" table:style-name="ce4">
            <text:p>121</text:p>
          </table:table-cell>
          <table:table-cell office:value-type="float" office:value="146" table:style-name="ce4">
            <text:p>146</text:p>
          </table:table-cell>
          <table:table-cell office:value-type="float" office:value="25" table:style-name="ce4">
            <text:p>25</text:p>
          </table:table-cell>
          <table:table-cell office:value-type="float" office:value="625" table:style-name="ce4">
            <text:p>625</text:p>
          </table:table-cell>
          <table:table-cell office:value-type="string" table:style-name="ce9">
            <text:p>20.66%</text:p>
          </table:table-cell>
          <table:table-cell office:value-type="float" office:value="67.355846779999993" table:style-name="ce4">
            <text:p>67.35584678</text:p>
          </table:table-cell>
          <table:table-cell office:value-type="float" office:value="0.93859197299999997" table:style-name="ce4">
            <text:p>0.938591973</text:p>
          </table:table-cell>
          <table:table-cell office:value-type="float" office:value="0.55479452100000004" table:style-name="ce4">
            <text:p>0.554794521</text:p>
          </table:table-cell>
          <table:table-cell office:value-type="float" office:value="0.69230769199999997" table:style-name="ce4">
            <text:p>0.692307692</text:p>
          </table:table-cell>
          <table:table-cell office:value-type="float" office:value="0.34304618799999997" table:style-name="ce4">
            <text:p>0.343046188</text:p>
          </table:table-cell>
          <table:table-cell table:number-columns-repeated="16368"/>
        </table:table-row>
        <table:table-row table:style-name="ro2">
          <table:table-cell office:value-type="percentage" office:value="0.61654135352332839" table:formula="of:=2/(1/[.N129]+1/[.O129])" table:style-name="ce8">
            <text:p>61.65%</text:p>
          </table:table-cell>
          <table:table-cell office:value-type="float" office:value="34.34797373328189" table:formula="of:=[.G129]/[.E129]" table:style-name="ce14">
            <text:p>34.34797373</text:p>
          </table:table-cell>
          <table:table-cell office:value-type="float" office:value="3456" table:style-name="ce18">
            <text:p>3456</text:p>
          </table:table-cell>
          <table:table-cell office:value-type="float" office:value="4608" table:style-name="ce20">
            <text:p>4608</text:p>
          </table:table-cell>
          <table:table-cell office:value-type="float" office:value="15.925248" table:formula="of:=[Sheet1.$C129]*[Sheet1.$D129]/1000000" table:style-name="ce16">
            <text:p>15.925248</text:p>
          </table:table-cell>
          <table:table-cell office:value-type="string" table:style-name="ce4">
            <text:p>test_img_0069.jpg</text:p>
          </table:table-cell>
          <table:table-cell office:value-type="float" office:value="547" table:style-name="ce4">
            <text:p>547</text:p>
          </table:table-cell>
          <table:table-cell office:value-type="float" office:value="527" table:style-name="ce4">
            <text:p>527</text:p>
          </table:table-cell>
          <table:table-cell office:value-type="float" office:value="20" table:style-name="ce4">
            <text:p>20</text:p>
          </table:table-cell>
          <table:table-cell office:value-type="float" office:value="400" table:style-name="ce4">
            <text:p>400</text:p>
          </table:table-cell>
          <table:table-cell office:value-type="string" table:style-name="ce9">
            <text:p>3.66%</text:p>
          </table:table-cell>
          <table:table-cell office:value-type="float" office:value="88.402459410000006" table:style-name="ce4">
            <text:p>88.40245941</text:p>
          </table:table-cell>
          <table:table-cell office:value-type="float" office:value="0.977494321" table:style-name="ce4">
            <text:p>0.977494321</text:p>
          </table:table-cell>
          <table:table-cell office:value-type="float" office:value="0.62239089199999997" table:style-name="ce4">
            <text:p>0.622390892</text:p>
          </table:table-cell>
          <table:table-cell office:value-type="float" office:value="0.61080074500000003" table:style-name="ce4">
            <text:p>0.610800745</text:p>
          </table:table-cell>
          <table:table-cell office:value-type="float" office:value="4.7049231530000002" table:style-name="ce4">
            <text:p>4.704923153</text:p>
          </table:table-cell>
          <table:table-cell table:number-columns-repeated="16368"/>
        </table:table-row>
        <table:table-row table:style-name="ro2">
          <table:table-cell office:value-type="percentage" office:value="0.6169811323641029" table:formula="of:=2/(1/[.N130]+1/[.O130])" table:style-name="ce8">
            <text:p>61.70%</text:p>
          </table:table-cell>
          <table:table-cell office:value-type="float" office:value="78.185530733471083" table:formula="of:=[.G130]/[.E130]" table:style-name="ce14">
            <text:p>78.18553073</text:p>
          </table:table-cell>
          <table:table-cell office:value-type="float" office:value="2112" table:style-name="ce18">
            <text:p>2112</text:p>
          </table:table-cell>
          <table:table-cell office:value-type="float" office:value="2816" table:style-name="ce20">
            <text:p>2816</text:p>
          </table:table-cell>
          <table:table-cell office:value-type="float" office:value="5.9473919999999998" table:formula="of:=[Sheet1.$C130]*[Sheet1.$D130]/1000000" table:style-name="ce16">
            <text:p>5.947392</text:p>
          </table:table-cell>
          <table:table-cell office:value-type="string" table:style-name="ce4">
            <text:p>test_img_0313.jpg</text:p>
          </table:table-cell>
          <table:table-cell office:value-type="float" office:value="465" table:style-name="ce4">
            <text:p>465</text:p>
          </table:table-cell>
          <table:table-cell office:value-type="float" office:value="607" table:style-name="ce4">
            <text:p>607</text:p>
          </table:table-cell>
          <table:table-cell office:value-type="float" office:value="142" table:style-name="ce4">
            <text:p>142</text:p>
          </table:table-cell>
          <table:table-cell office:value-type="float" office:value="20164" table:style-name="ce4">
            <text:p>20164</text:p>
          </table:table-cell>
          <table:table-cell office:value-type="string" table:style-name="ce9">
            <text:p>30.54%</text:p>
          </table:table-cell>
          <table:table-cell office:value-type="float" office:value="97.6305227" table:style-name="ce4">
            <text:p>97.6305227</text:p>
          </table:table-cell>
          <table:table-cell office:value-type="float" office:value="0.97256792700000005" table:style-name="ce4">
            <text:p>0.972567927</text:p>
          </table:table-cell>
          <table:table-cell office:value-type="float" office:value="0.53871499199999995" table:style-name="ce4">
            <text:p>0.538714992</text:p>
          </table:table-cell>
          <table:table-cell office:value-type="float" office:value="0.72185430500000003" table:style-name="ce4">
            <text:p>0.721854305</text:p>
          </table:table-cell>
          <table:table-cell office:value-type="float" office:value="1.5329937929999999" table:style-name="ce4">
            <text:p>1.532993793</text:p>
          </table:table-cell>
          <table:table-cell table:number-columns-repeated="16368"/>
        </table:table-row>
        <table:table-row table:style-name="ro2">
          <table:table-cell office:value-type="percentage" office:value="0.61744966454195838" table:formula="of:=2/(1/[.N131]+1/[.O131])" table:style-name="ce8">
            <text:p>61.74%</text:p>
          </table:table-cell>
          <table:table-cell office:value-type="float" office:value="4036.3636363636365" table:formula="of:=[.G131]/[.E131]" table:style-name="ce14">
            <text:p>4036.363636</text:p>
          </table:table-cell>
          <table:table-cell office:value-type="float" office:value="500" table:style-name="ce18">
            <text:p>500</text:p>
          </table:table-cell>
          <table:table-cell office:value-type="float" office:value="715" table:style-name="ce20">
            <text:p>715</text:p>
          </table:table-cell>
          <table:table-cell office:value-type="float" office:value="0.35749999999999998" table:formula="of:=[Sheet1.$C131]*[Sheet1.$D131]/1000000" table:style-name="ce16">
            <text:p>0.3575</text:p>
          </table:table-cell>
          <table:table-cell office:value-type="string" table:style-name="ce4">
            <text:p>test_img_0106.jpg</text:p>
          </table:table-cell>
          <table:table-cell office:value-type="float" office:value="1443" table:style-name="ce4">
            <text:p>1443</text:p>
          </table:table-cell>
          <table:table-cell office:value-type="float" office:value="799" table:style-name="ce4">
            <text:p>799</text:p>
          </table:table-cell>
          <table:table-cell office:value-type="float" office:value="644" table:style-name="ce4">
            <text:p>644</text:p>
          </table:table-cell>
          <table:table-cell office:value-type="float" office:value="414736" table:style-name="ce4">
            <text:p>414736</text:p>
          </table:table-cell>
          <table:table-cell office:value-type="string" table:style-name="ce9">
            <text:p>44.63%</text:p>
          </table:table-cell>
          <table:table-cell office:value-type="float" office:value="15.21653336" table:style-name="ce4">
            <text:p>15.21653336</text:p>
          </table:table-cell>
          <table:table-cell office:value-type="float" office:value="0.65193359799999995" table:style-name="ce4">
            <text:p>0.651933598</text:p>
          </table:table-cell>
          <table:table-cell office:value-type="float" office:value="0.86357947400000001" table:style-name="ce4">
            <text:p>0.863579474</text:p>
          </table:table-cell>
          <table:table-cell office:value-type="float" office:value="0.480501393" table:style-name="ce4">
            <text:p>0.480501393</text:p>
          </table:table-cell>
          <table:table-cell office:value-type="float" office:value="0.72873473200000005" table:style-name="ce4">
            <text:p>0.728734732</text:p>
          </table:table-cell>
          <table:table-cell table:number-columns-repeated="16368"/>
        </table:table-row>
        <table:table-row table:style-name="ro2">
          <table:table-cell office:value-type="percentage" office:value="0.62060889939693642" table:formula="of:=2/(1/[.N132]+1/[.O132])" table:style-name="ce8">
            <text:p>62.06%</text:p>
          </table:table-cell>
          <table:table-cell office:value-type="float" office:value="41.478437034277192" table:formula="of:=[.G132]/[.E132]" table:style-name="ce14">
            <text:p>41.47843703</text:p>
          </table:table-cell>
          <table:table-cell office:value-type="float" office:value="4096" table:style-name="ce18">
            <text:p>4096</text:p>
          </table:table-cell>
          <table:table-cell office:value-type="float" office:value="2684" table:style-name="ce20">
            <text:p>2684</text:p>
          </table:table-cell>
          <table:table-cell office:value-type="float" office:value="10.993664000000001" table:formula="of:=[Sheet1.$C132]*[Sheet1.$D132]/1000000" table:style-name="ce16">
            <text:p>10.993664</text:p>
          </table:table-cell>
          <table:table-cell office:value-type="string" table:style-name="ce4">
            <text:p>test_img_0130.jpg</text:p>
          </table:table-cell>
          <table:table-cell office:value-type="float" office:value="456" table:style-name="ce4">
            <text:p>456</text:p>
          </table:table-cell>
          <table:table-cell office:value-type="float" office:value="406" table:style-name="ce4">
            <text:p>406</text:p>
          </table:table-cell>
          <table:table-cell office:value-type="float" office:value="50" table:style-name="ce4">
            <text:p>50</text:p>
          </table:table-cell>
          <table:table-cell office:value-type="float" office:value="2500" table:style-name="ce4">
            <text:p>2500</text:p>
          </table:table-cell>
          <table:table-cell office:value-type="string" table:style-name="ce9">
            <text:p>10.96%</text:p>
          </table:table-cell>
          <table:table-cell office:value-type="float" office:value="99.017721910000006" table:style-name="ce4">
            <text:p>99.01772191</text:p>
          </table:table-cell>
          <table:table-cell office:value-type="float" office:value="0.97291729100000002" table:style-name="ce4">
            <text:p>0.972917291</text:p>
          </table:table-cell>
          <table:table-cell office:value-type="float" office:value="0.65270936000000002" table:style-name="ce4">
            <text:p>0.65270936</text:p>
          </table:table-cell>
          <table:table-cell office:value-type="float" office:value="0.59151785700000004" table:style-name="ce4">
            <text:p>0.591517857</text:p>
          </table:table-cell>
          <table:table-cell office:value-type="float" office:value="3.3387897010000001" table:style-name="ce4">
            <text:p>3.338789701</text:p>
          </table:table-cell>
          <table:table-cell table:number-columns-repeated="16368"/>
        </table:table-row>
        <table:table-row table:style-name="ro2">
          <table:table-cell office:value-type="percentage" office:value="0.62068965500706519" table:formula="of:=2/(1/[.N133]+1/[.O133])" table:style-name="ce8">
            <text:p>62.07%</text:p>
          </table:table-cell>
          <table:table-cell office:value-type="float" office:value="37.26172046037405" table:formula="of:=[.G133]/[.E133]" table:style-name="ce14">
            <text:p>37.26172046</text:p>
          </table:table-cell>
          <table:table-cell office:value-type="float" office:value="2336" table:style-name="ce18">
            <text:p>2336</text:p>
          </table:table-cell>
          <table:table-cell office:value-type="float" office:value="3504" table:style-name="ce20">
            <text:p>3504</text:p>
          </table:table-cell>
          <table:table-cell office:value-type="float" office:value="8.1853440000000006" table:formula="of:=[Sheet1.$C133]*[Sheet1.$D133]/1000000" table:style-name="ce16">
            <text:p>8.185344</text:p>
          </table:table-cell>
          <table:table-cell office:value-type="string" table:style-name="ce4">
            <text:p>test_img_0126.jpg</text:p>
          </table:table-cell>
          <table:table-cell office:value-type="float" office:value="305" table:style-name="ce4">
            <text:p>305</text:p>
          </table:table-cell>
          <table:table-cell office:value-type="float" office:value="251" table:style-name="ce4">
            <text:p>251</text:p>
          </table:table-cell>
          <table:table-cell office:value-type="float" office:value="54" table:style-name="ce4">
            <text:p>54</text:p>
          </table:table-cell>
          <table:table-cell office:value-type="float" office:value="2916" table:style-name="ce4">
            <text:p>2916</text:p>
          </table:table-cell>
          <table:table-cell office:value-type="string" table:style-name="ce9">
            <text:p>17.70%</text:p>
          </table:table-cell>
          <table:table-cell office:value-type="float" office:value="100.2363596" table:style-name="ce4">
            <text:p>100.2363596</text:p>
          </table:table-cell>
          <table:table-cell office:value-type="float" office:value="0.97558753200000004" table:style-name="ce4">
            <text:p>0.975587532</text:p>
          </table:table-cell>
          <table:table-cell office:value-type="float" office:value="0.68127490000000002" table:style-name="ce4">
            <text:p>0.6812749</text:p>
          </table:table-cell>
          <table:table-cell office:value-type="float" office:value="0.56999999999999995" table:style-name="ce4">
            <text:p>0.57</text:p>
          </table:table-cell>
          <table:table-cell office:value-type="float" office:value="2.0422968859999999" table:style-name="ce4">
            <text:p>2.042296886</text:p>
          </table:table-cell>
          <table:table-cell table:number-columns-repeated="16368"/>
        </table:table-row>
        <table:table-row table:style-name="ro2">
          <table:table-cell office:value-type="percentage" office:value="0.62077922084759829" table:formula="of:=2/(1/[.N134]+1/[.O134])" table:style-name="ce8">
            <text:p>62.08%</text:p>
          </table:table-cell>
          <table:table-cell office:value-type="float" office:value="381.75229673032408" table:formula="of:=[.G134]/[.E134]" table:style-name="ce14">
            <text:p>381.7522967</text:p>
          </table:table-cell>
          <table:table-cell office:value-type="float" office:value="2304" table:style-name="ce18">
            <text:p>2304</text:p>
          </table:table-cell>
          <table:table-cell office:value-type="float" office:value="3072" table:style-name="ce20">
            <text:p>3072</text:p>
          </table:table-cell>
          <table:table-cell office:value-type="float" office:value="7.0778879999999997" table:formula="of:=[Sheet1.$C134]*[Sheet1.$D134]/1000000" table:style-name="ce16">
            <text:p>7.077888</text:p>
          </table:table-cell>
          <table:table-cell office:value-type="string" table:style-name="ce4">
            <text:p>test_img_0306.jpg</text:p>
          </table:table-cell>
          <table:table-cell office:value-type="float" office:value="2702" table:style-name="ce4">
            <text:p>2702</text:p>
          </table:table-cell>
          <table:table-cell office:value-type="float" office:value="3508" table:style-name="ce4">
            <text:p>3508</text:p>
          </table:table-cell>
          <table:table-cell office:value-type="float" office:value="806" table:style-name="ce4">
            <text:p>806</text:p>
          </table:table-cell>
          <table:table-cell office:value-type="float" office:value="649636" table:style-name="ce4">
            <text:p>649636</text:p>
          </table:table-cell>
          <table:table-cell office:value-type="string" table:style-name="ce9">
            <text:p>29.83%</text:p>
          </table:table-cell>
          <table:table-cell office:value-type="float" office:value="64.635952410000002" table:style-name="ce4">
            <text:p>64.63595241</text:p>
          </table:table-cell>
          <table:table-cell office:value-type="float" office:value="0.806464709" table:style-name="ce4">
            <text:p>0.806464709</text:p>
          </table:table-cell>
          <table:table-cell office:value-type="float" office:value="0.54503990899999999" table:style-name="ce4">
            <text:p>0.545039909</text:p>
          </table:table-cell>
          <table:table-cell office:value-type="float" office:value="0.720965309" table:style-name="ce4">
            <text:p>0.720965309</text:p>
          </table:table-cell>
          <table:table-cell office:value-type="float" office:value="2.4844148160000001" table:style-name="ce4">
            <text:p>2.484414816</text:p>
          </table:table-cell>
          <table:table-cell table:number-columns-repeated="16368"/>
        </table:table-row>
        <table:table-row table:style-name="ro2">
          <table:table-cell office:value-type="percentage" office:value="0.62138084625794765" table:formula="of:=2/(1/[.N135]+1/[.O135])" table:style-name="ce8">
            <text:p>62.14%</text:p>
          </table:table-cell>
          <table:table-cell office:value-type="float" office:value="46.029342413905034" table:formula="of:=[.G135]/[.E135]" table:style-name="ce14">
            <text:p>46.02934241</text:p>
          </table:table-cell>
          <table:table-cell office:value-type="float" office:value="2437" table:style-name="ce18">
            <text:p>2437</text:p>
          </table:table-cell>
          <table:table-cell office:value-type="float" office:value="4288" table:style-name="ce20">
            <text:p>4288</text:p>
          </table:table-cell>
          <table:table-cell office:value-type="float" office:value="10.449856" table:formula="of:=[Sheet1.$C135]*[Sheet1.$D135]/1000000" table:style-name="ce16">
            <text:p>10.449856</text:p>
          </table:table-cell>
          <table:table-cell office:value-type="string" table:style-name="ce4">
            <text:p>test_img_0073.jpg</text:p>
          </table:table-cell>
          <table:table-cell office:value-type="float" office:value="481" table:style-name="ce4">
            <text:p>481</text:p>
          </table:table-cell>
          <table:table-cell office:value-type="float" office:value="423" table:style-name="ce4">
            <text:p>423</text:p>
          </table:table-cell>
          <table:table-cell office:value-type="float" office:value="58" table:style-name="ce4">
            <text:p>58</text:p>
          </table:table-cell>
          <table:table-cell office:value-type="float" office:value="3364" table:style-name="ce4">
            <text:p>3364</text:p>
          </table:table-cell>
          <table:table-cell office:value-type="string" table:style-name="ce9">
            <text:p>12.06%</text:p>
          </table:table-cell>
          <table:table-cell office:value-type="float" office:value="94.692163640000004" table:style-name="ce4">
            <text:p>94.69216364</text:p>
          </table:table-cell>
          <table:table-cell office:value-type="float" office:value="0.97391037899999999" table:style-name="ce4">
            <text:p>0.973910379</text:p>
          </table:table-cell>
          <table:table-cell office:value-type="float" office:value="0.65957446799999997" table:style-name="ce4">
            <text:p>0.659574468</text:p>
          </table:table-cell>
          <table:table-cell office:value-type="float" office:value="0.58736842099999997" table:style-name="ce4">
            <text:p>0.587368421</text:p>
          </table:table-cell>
          <table:table-cell office:value-type="float" office:value="2.408997297" table:style-name="ce4">
            <text:p>2.408997297</text:p>
          </table:table-cell>
          <table:table-cell table:number-columns-repeated="16368"/>
        </table:table-row>
        <table:table-row table:style-name="ro2">
          <table:table-cell office:value-type="percentage" office:value="0.62542955360838914" table:formula="of:=2/(1/[.N136]+1/[.O136])" table:style-name="ce8">
            <text:p>62.54%</text:p>
          </table:table-cell>
          <table:table-cell office:value-type="float" office:value="96.554494253076498" table:formula="of:=[.G136]/[.E136]" table:style-name="ce14">
            <text:p>96.55449425</text:p>
          </table:table-cell>
          <table:table-cell office:value-type="float" office:value="1084" table:style-name="ce18">
            <text:p>1084</text:p>
          </table:table-cell>
          <table:table-cell office:value-type="float" office:value="1672" table:style-name="ce20">
            <text:p>1672</text:p>
          </table:table-cell>
          <table:table-cell office:value-type="float" office:value="1.8124480000000001" table:formula="of:=[Sheet1.$C136]*[Sheet1.$D136]/1000000" table:style-name="ce16">
            <text:p>1.812448</text:p>
          </table:table-cell>
          <table:table-cell office:value-type="string" table:style-name="ce4">
            <text:p>test_img_0101.jpg</text:p>
          </table:table-cell>
          <table:table-cell office:value-type="float" office:value="175" table:style-name="ce4">
            <text:p>175</text:p>
          </table:table-cell>
          <table:table-cell office:value-type="float" office:value="121" table:style-name="ce4">
            <text:p>121</text:p>
          </table:table-cell>
          <table:table-cell office:value-type="float" office:value="54" table:style-name="ce4">
            <text:p>54</text:p>
          </table:table-cell>
          <table:table-cell office:value-type="float" office:value="2916" table:style-name="ce4">
            <text:p>2916</text:p>
          </table:table-cell>
          <table:table-cell office:value-type="string" table:style-name="ce9">
            <text:p>30.86%</text:p>
          </table:table-cell>
          <table:table-cell office:value-type="float" office:value="100.7229439" table:style-name="ce4">
            <text:p>100.7229439</text:p>
          </table:table-cell>
          <table:table-cell office:value-type="float" office:value="0.95553649699999998" table:style-name="ce4">
            <text:p>0.955536497</text:p>
          </table:table-cell>
          <table:table-cell office:value-type="float" office:value="0.75206611599999995" table:style-name="ce4">
            <text:p>0.752066116</text:p>
          </table:table-cell>
          <table:table-cell office:value-type="float" office:value="0.53529411800000004" table:style-name="ce4">
            <text:p>0.535294118</text:p>
          </table:table-cell>
          <table:table-cell office:value-type="float" office:value="0.54761671999999995" table:style-name="ce4">
            <text:p>0.54761672</text:p>
          </table:table-cell>
          <table:table-cell table:number-columns-repeated="16368"/>
        </table:table-row>
        <table:table-row table:style-name="ro2">
          <table:table-cell office:value-type="percentage" office:value="0.62616822407115802" table:formula="of:=2/(1/[.N137]+1/[.O137])" table:style-name="ce8">
            <text:p>62.62%</text:p>
          </table:table-cell>
          <table:table-cell office:value-type="float" office:value="74.150148502066116" table:formula="of:=[.G137]/[.E137]" table:style-name="ce14">
            <text:p>74.1501485</text:p>
          </table:table-cell>
          <table:table-cell office:value-type="float" office:value="2112" table:style-name="ce18">
            <text:p>2112</text:p>
          </table:table-cell>
          <table:table-cell office:value-type="float" office:value="2816" table:style-name="ce20">
            <text:p>2816</text:p>
          </table:table-cell>
          <table:table-cell office:value-type="float" office:value="5.9473919999999998" table:formula="of:=[Sheet1.$C137]*[Sheet1.$D137]/1000000" table:style-name="ce16">
            <text:p>5.947392</text:p>
          </table:table-cell>
          <table:table-cell office:value-type="string" table:style-name="ce4">
            <text:p>test_img_0109.jpg</text:p>
          </table:table-cell>
          <table:table-cell office:value-type="float" office:value="441" table:style-name="ce4">
            <text:p>441</text:p>
          </table:table-cell>
          <table:table-cell office:value-type="float" office:value="421" table:style-name="ce4">
            <text:p>421</text:p>
          </table:table-cell>
          <table:table-cell office:value-type="float" office:value="20" table:style-name="ce4">
            <text:p>20</text:p>
          </table:table-cell>
          <table:table-cell office:value-type="float" office:value="400" table:style-name="ce4">
            <text:p>400</text:p>
          </table:table-cell>
          <table:table-cell office:value-type="string" table:style-name="ce9">
            <text:p>4.54%</text:p>
          </table:table-cell>
          <table:table-cell office:value-type="float" office:value="97.588948849999994" table:style-name="ce4">
            <text:p>97.58894885</text:p>
          </table:table-cell>
          <table:table-cell office:value-type="float" office:value="0.96727748000000002" table:style-name="ce4">
            <text:p>0.96727748</text:p>
          </table:table-cell>
          <table:table-cell office:value-type="float" office:value="0.63657957200000004" table:style-name="ce4">
            <text:p>0.636579572</text:p>
          </table:table-cell>
          <table:table-cell office:value-type="float" office:value="0.61609195400000005" table:style-name="ce4">
            <text:p>0.616091954</text:p>
          </table:table-cell>
          <table:table-cell office:value-type="float" office:value="1.4933385850000001" table:style-name="ce4">
            <text:p>1.493338585</text:p>
          </table:table-cell>
          <table:table-cell table:number-columns-repeated="16368"/>
        </table:table-row>
        <table:table-row table:style-name="ro2">
          <table:table-cell office:value-type="percentage" office:value="0.62822458253888158" table:formula="of:=2/(1/[.N138]+1/[.O138])" table:style-name="ce8">
            <text:p>62.82%</text:p>
          </table:table-cell>
          <table:table-cell office:value-type="float" office:value="31.808247064764551" table:formula="of:=[.G138]/[.E138]" table:style-name="ce14">
            <text:p>31.80824706</text:p>
          </table:table-cell>
          <table:table-cell office:value-type="float" office:value="2848" table:style-name="ce18">
            <text:p>2848</text:p>
          </table:table-cell>
          <table:table-cell office:value-type="float" office:value="4272" table:style-name="ce20">
            <text:p>4272</text:p>
          </table:table-cell>
          <table:table-cell office:value-type="float" office:value="12.166656" table:formula="of:=[Sheet1.$C138]*[Sheet1.$D138]/1000000" table:style-name="ce16">
            <text:p>12.166656</text:p>
          </table:table-cell>
          <table:table-cell office:value-type="string" table:style-name="ce4">
            <text:p>test_img_0146.jpg</text:p>
          </table:table-cell>
          <table:table-cell office:value-type="float" office:value="387" table:style-name="ce4">
            <text:p>387</text:p>
          </table:table-cell>
          <table:table-cell office:value-type="float" office:value="284" table:style-name="ce4">
            <text:p>284</text:p>
          </table:table-cell>
          <table:table-cell office:value-type="float" office:value="103" table:style-name="ce4">
            <text:p>103</text:p>
          </table:table-cell>
          <table:table-cell office:value-type="float" office:value="10609" table:style-name="ce4">
            <text:p>10609</text:p>
          </table:table-cell>
          <table:table-cell office:value-type="string" table:style-name="ce9">
            <text:p>26.61%</text:p>
          </table:table-cell>
          <table:table-cell office:value-type="float" office:value="118.4978093" table:style-name="ce4">
            <text:p>118.4978093</text:p>
          </table:table-cell>
          <table:table-cell office:value-type="float" office:value="0.98225209800000002" table:style-name="ce4">
            <text:p>0.982252098</text:p>
          </table:table-cell>
          <table:table-cell office:value-type="float" office:value="0.72887323900000001" table:style-name="ce4">
            <text:p>0.728873239</text:p>
          </table:table-cell>
          <table:table-cell office:value-type="float" office:value="0.55200000000000005" table:style-name="ce4">
            <text:p>0.552</text:p>
          </table:table-cell>
          <table:table-cell office:value-type="float" office:value="3.9685006139999999" table:style-name="ce4">
            <text:p>3.968500614</text:p>
          </table:table-cell>
          <table:table-cell table:number-columns-repeated="16368"/>
        </table:table-row>
        <table:table-row table:style-name="ro2">
          <table:table-cell office:value-type="percentage" office:value="0.63390663400794445" table:formula="of:=2/(1/[.N139]+1/[.O139])" table:style-name="ce8">
            <text:p>63.39%</text:p>
          </table:table-cell>
          <table:table-cell office:value-type="float" office:value="93.5374149659864" table:formula="of:=[.G139]/[.E139]" table:style-name="ce14">
            <text:p>93.53741497</text:p>
          </table:table-cell>
          <table:table-cell office:value-type="float" office:value="1400" table:style-name="ce18">
            <text:p>1400</text:p>
          </table:table-cell>
          <table:table-cell office:value-type="float" office:value="2100" table:style-name="ce20">
            <text:p>2100</text:p>
          </table:table-cell>
          <table:table-cell office:value-type="float" office:value="2.94" table:formula="of:=[Sheet1.$C139]*[Sheet1.$D139]/1000000" table:style-name="ce16">
            <text:p>2.94</text:p>
          </table:table-cell>
          <table:table-cell office:value-type="string" table:style-name="ce4">
            <text:p>test_img_0188.jpg</text:p>
          </table:table-cell>
          <table:table-cell office:value-type="float" office:value="275" table:style-name="ce4">
            <text:p>275</text:p>
          </table:table-cell>
          <table:table-cell office:value-type="float" office:value="137" table:style-name="ce4">
            <text:p>137</text:p>
          </table:table-cell>
          <table:table-cell office:value-type="float" office:value="138" table:style-name="ce4">
            <text:p>138</text:p>
          </table:table-cell>
          <table:table-cell office:value-type="float" office:value="19044" table:style-name="ce4">
            <text:p>19044</text:p>
          </table:table-cell>
          <table:table-cell office:value-type="string" table:style-name="ce9">
            <text:p>50.18%</text:p>
          </table:table-cell>
          <table:table-cell office:value-type="float" office:value="69.746864430000002" table:style-name="ce4">
            <text:p>69.74686443</text:p>
          </table:table-cell>
          <table:table-cell office:value-type="float" office:value="0.95723252199999997" table:style-name="ce4">
            <text:p>0.957232522</text:p>
          </table:table-cell>
          <table:table-cell office:value-type="float" office:value="0.94160583899999994" table:style-name="ce4">
            <text:p>0.941605839</text:p>
          </table:table-cell>
          <table:table-cell office:value-type="float" office:value="0.47777777799999999" table:style-name="ce4">
            <text:p>0.477777778</text:p>
          </table:table-cell>
          <table:table-cell office:value-type="float" office:value="0.83947730099999995" table:style-name="ce4">
            <text:p>0.839477301</text:p>
          </table:table-cell>
          <table:table-cell table:number-columns-repeated="16368"/>
        </table:table-row>
        <table:table-row table:style-name="ro2">
          <table:table-cell office:value-type="percentage" office:value="0.63461538439053256" table:formula="of:=2/(1/[.N140]+1/[.O140])" table:style-name="ce8">
            <text:p>63.46%</text:p>
          </table:table-cell>
          <table:table-cell office:value-type="float" office:value="21.862139917695472" table:formula="of:=[.G140]/[.E140]" table:style-name="ce14">
            <text:p>21.86213992</text:p>
          </table:table-cell>
          <table:table-cell office:value-type="float" office:value="2160" table:style-name="ce18">
            <text:p>2160</text:p>
          </table:table-cell>
          <table:table-cell office:value-type="float" office:value="3240" table:style-name="ce20">
            <text:p>3240</text:p>
          </table:table-cell>
          <table:table-cell office:value-type="float" office:value="6.9984000000000002" table:formula="of:=[Sheet1.$C140]*[Sheet1.$D140]/1000000" table:style-name="ce16">
            <text:p>6.9984</text:p>
          </table:table-cell>
          <table:table-cell office:value-type="string" table:style-name="ce4">
            <text:p>test_img_0045_4k.jpg</text:p>
          </table:table-cell>
          <table:table-cell office:value-type="float" office:value="153" table:style-name="ce4">
            <text:p>153</text:p>
          </table:table-cell>
          <table:table-cell office:value-type="float" office:value="160" table:style-name="ce4">
            <text:p>160</text:p>
          </table:table-cell>
          <table:table-cell office:value-type="float" office:value="7" table:style-name="ce4">
            <text:p>7</text:p>
          </table:table-cell>
          <table:table-cell office:value-type="float" office:value="49" table:style-name="ce4">
            <text:p>49</text:p>
          </table:table-cell>
          <table:table-cell office:value-type="string" table:style-name="ce9">
            <text:p>4.58%</text:p>
          </table:table-cell>
          <table:table-cell office:value-type="float" office:value="120.0843998" table:style-name="ce4">
            <text:p>120.0843998</text:p>
          </table:table-cell>
          <table:table-cell office:value-type="float" office:value="0.98289763900000005" table:style-name="ce4">
            <text:p>0.982897639</text:p>
          </table:table-cell>
          <table:table-cell office:value-type="float" office:value="0.61875000000000002" table:style-name="ce4">
            <text:p>0.61875</text:p>
          </table:table-cell>
          <table:table-cell office:value-type="float" office:value="0.65131578899999998" table:style-name="ce4">
            <text:p>0.651315789</text:p>
          </table:table-cell>
          <table:table-cell office:value-type="float" office:value="2.152045727" table:style-name="ce4">
            <text:p>2.152045727</text:p>
          </table:table-cell>
          <table:table-cell table:number-columns-repeated="16368"/>
        </table:table-row>
        <table:table-row table:style-name="ro2">
          <table:table-cell office:value-type="percentage" office:value="0.63630363048465488" table:formula="of:=2/(1/[.N141]+1/[.O141])" table:style-name="ce8">
            <text:p>63.63%</text:p>
          </table:table-cell>
          <table:table-cell office:value-type="float" office:value="189.62075848303394" table:formula="of:=[.G141]/[.E141]" table:style-name="ce14">
            <text:p>189.6207585</text:p>
          </table:table-cell>
          <table:table-cell office:value-type="float" office:value="1670" table:style-name="ce18">
            <text:p>1670</text:p>
          </table:table-cell>
          <table:table-cell office:value-type="float" office:value="2400" table:style-name="ce20">
            <text:p>2400</text:p>
          </table:table-cell>
          <table:table-cell office:value-type="float" office:value="4.008" table:formula="of:=[Sheet1.$C141]*[Sheet1.$D141]/1000000" table:style-name="ce16">
            <text:p>4.008</text:p>
          </table:table-cell>
          <table:table-cell office:value-type="string" table:style-name="ce4">
            <text:p>test_img_0116.jpg</text:p>
          </table:table-cell>
          <table:table-cell office:value-type="float" office:value="760" table:style-name="ce4">
            <text:p>760</text:p>
          </table:table-cell>
          <table:table-cell office:value-type="float" office:value="763" table:style-name="ce4">
            <text:p>763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string" table:style-name="ce9">
            <text:p>0.39%</text:p>
          </table:table-cell>
          <table:table-cell office:value-type="float" office:value="61.463807920000001" table:style-name="ce4">
            <text:p>61.46380792</text:p>
          </table:table-cell>
          <table:table-cell office:value-type="float" office:value="0.91519127600000005" table:style-name="ce4">
            <text:p>0.915191276</text:p>
          </table:table-cell>
          <table:table-cell office:value-type="float" office:value="0.63171690700000005" table:style-name="ce4">
            <text:p>0.631716907</text:p>
          </table:table-cell>
          <table:table-cell office:value-type="float" office:value="0.64095744700000001" table:style-name="ce4">
            <text:p>0.640957447</text:p>
          </table:table-cell>
          <table:table-cell office:value-type="float" office:value="1.2476663589999999" table:style-name="ce4">
            <text:p>1.247666359</text:p>
          </table:table-cell>
          <table:table-cell table:number-columns-repeated="16368"/>
        </table:table-row>
        <table:table-row table:style-name="ro2">
          <table:table-cell office:value-type="percentage" office:value="0.63703703662244171" table:formula="of:=2/(1/[.N142]+1/[.O142])" table:style-name="ce8">
            <text:p>63.70%</text:p>
          </table:table-cell>
          <table:table-cell office:value-type="float" office:value="24.477640787760414" table:formula="of:=[.G142]/[.E142]" table:style-name="ce14">
            <text:p>24.47764079</text:p>
          </table:table-cell>
          <table:table-cell office:value-type="float" office:value="1536" table:style-name="ce18">
            <text:p>1536</text:p>
          </table:table-cell>
          <table:table-cell office:value-type="float" office:value="2048" table:style-name="ce20">
            <text:p>2048</text:p>
          </table:table-cell>
          <table:table-cell office:value-type="float" office:value="3.1457280000000001" table:formula="of:=[Sheet1.$C142]*[Sheet1.$D142]/1000000" table:style-name="ce16">
            <text:p>3.145728</text:p>
          </table:table-cell>
          <table:table-cell office:value-type="string" table:style-name="ce4">
            <text:p>test_img_0007.jpg</text:p>
          </table:table-cell>
          <table:table-cell office:value-type="float" office:value="77" table:style-name="ce4">
            <text:p>77</text:p>
          </table:table-cell>
          <table:table-cell office:value-type="float" office:value="58" table:style-name="ce4">
            <text:p>58</text:p>
          </table:table-cell>
          <table:table-cell office:value-type="float" office:value="19" table:style-name="ce4">
            <text:p>19</text:p>
          </table:table-cell>
          <table:table-cell office:value-type="float" office:value="361" table:style-name="ce4">
            <text:p>361</text:p>
          </table:table-cell>
          <table:table-cell office:value-type="string" table:style-name="ce9">
            <text:p>24.68%</text:p>
          </table:table-cell>
          <table:table-cell office:value-type="float" office:value="102.4783564" table:style-name="ce4">
            <text:p>102.4783564</text:p>
          </table:table-cell>
          <table:table-cell office:value-type="float" office:value="0.98713147999999995" table:style-name="ce4">
            <text:p>0.98713148</text:p>
          </table:table-cell>
          <table:table-cell office:value-type="float" office:value="0.74137931000000001" table:style-name="ce4">
            <text:p>0.74137931</text:p>
          </table:table-cell>
          <table:table-cell office:value-type="float" office:value="0.55844155799999995" table:style-name="ce4">
            <text:p>0.558441558</text:p>
          </table:table-cell>
          <table:table-cell office:value-type="float" office:value="0.69447469699999997" table:style-name="ce4">
            <text:p>0.694474697</text:p>
          </table:table-cell>
          <table:table-cell table:number-columns-repeated="16368"/>
        </table:table-row>
        <table:table-row table:style-name="ro2">
          <table:table-cell office:value-type="percentage" office:value="0.6454652537103972" table:formula="of:=2/(1/[.N143]+1/[.O143])" table:style-name="ce8">
            <text:p>64.55%</text:p>
          </table:table-cell>
          <table:table-cell office:value-type="float" office:value="133.31335096213235" table:formula="of:=[.G143]/[.E143]" table:style-name="ce14">
            <text:p>133.313351</text:p>
          </table:table-cell>
          <table:table-cell office:value-type="float" office:value="3683" table:style-name="ce18">
            <text:p>3683</text:p>
          </table:table-cell>
          <table:table-cell office:value-type="float" office:value="2165" table:style-name="ce20">
            <text:p>2165</text:p>
          </table:table-cell>
          <table:table-cell office:value-type="float" office:value="7.9736950000000002" table:formula="of:=[Sheet1.$C143]*[Sheet1.$D143]/1000000" table:style-name="ce16">
            <text:p>7.973695</text:p>
          </table:table-cell>
          <table:table-cell office:value-type="string" table:style-name="ce4">
            <text:p>test_img_0160.jpg</text:p>
          </table:table-cell>
          <table:table-cell office:value-type="float" office:value="1063" table:style-name="ce4">
            <text:p>1063</text:p>
          </table:table-cell>
          <table:table-cell office:value-type="float" office:value="646" table:style-name="ce4">
            <text:p>646</text:p>
          </table:table-cell>
          <table:table-cell office:value-type="float" office:value="417" table:style-name="ce4">
            <text:p>417</text:p>
          </table:table-cell>
          <table:table-cell office:value-type="float" office:value="173889" table:style-name="ce4">
            <text:p>173889</text:p>
          </table:table-cell>
          <table:table-cell office:value-type="string" table:style-name="ce9">
            <text:p>39.23%</text:p>
          </table:table-cell>
          <table:table-cell office:value-type="float" office:value="78.187253209999994" table:style-name="ce4">
            <text:p>78.18725321</text:p>
          </table:table-cell>
          <table:table-cell office:value-type="float" office:value="0.93891259000000005" table:style-name="ce4">
            <text:p>0.93891259</text:p>
          </table:table-cell>
          <table:table-cell office:value-type="float" office:value="0.84829721400000002" table:style-name="ce4">
            <text:p>0.848297214</text:p>
          </table:table-cell>
          <table:table-cell office:value-type="float" office:value="0.52091254799999998" table:style-name="ce4">
            <text:p>0.520912548</text:p>
          </table:table-cell>
          <table:table-cell office:value-type="float" office:value="2.8838276860000001" table:style-name="ce4">
            <text:p>2.883827686</text:p>
          </table:table-cell>
          <table:table-cell table:number-columns-repeated="16368"/>
        </table:table-row>
        <table:table-row table:style-name="ro2">
          <table:table-cell office:value-type="percentage" office:value="0.64852607685297792" table:formula="of:=2/(1/[.N144]+1/[.O144])" table:style-name="ce8">
            <text:p>64.85%</text:p>
          </table:table-cell>
          <table:table-cell office:value-type="float" office:value="35.163546079905245" table:formula="of:=[.G144]/[.E144]" table:style-name="ce14">
            <text:p>35.16354608</text:p>
          </table:table-cell>
          <table:table-cell office:value-type="float" office:value="2160" table:style-name="ce18">
            <text:p>2160</text:p>
          </table:table-cell>
          <table:table-cell office:value-type="float" office:value="3252" table:style-name="ce20">
            <text:p>3252</text:p>
          </table:table-cell>
          <table:table-cell office:value-type="float" office:value="7.0243200000000003" table:formula="of:=[Sheet1.$C144]*[Sheet1.$D144]/1000000" table:style-name="ce16">
            <text:p>7.02432</text:p>
          </table:table-cell>
          <table:table-cell office:value-type="string" table:style-name="ce4">
            <text:p>test_img_0158_4k.jpg</text:p>
          </table:table-cell>
          <table:table-cell office:value-type="float" office:value="247" table:style-name="ce4">
            <text:p>247</text:p>
          </table:table-cell>
          <table:table-cell office:value-type="float" office:value="198" table:style-name="ce4">
            <text:p>198</text:p>
          </table:table-cell>
          <table:table-cell office:value-type="float" office:value="49" table:style-name="ce4">
            <text:p>49</text:p>
          </table:table-cell>
          <table:table-cell office:value-type="float" office:value="2401" table:style-name="ce4">
            <text:p>2401</text:p>
          </table:table-cell>
          <table:table-cell office:value-type="string" table:style-name="ce9">
            <text:p>19.84%</text:p>
          </table:table-cell>
          <table:table-cell office:value-type="float" office:value="105.8745342" table:style-name="ce4">
            <text:p>105.8745342</text:p>
          </table:table-cell>
          <table:table-cell office:value-type="float" office:value="0.98122185900000003" table:style-name="ce4">
            <text:p>0.981221859</text:p>
          </table:table-cell>
          <table:table-cell office:value-type="float" office:value="0.72222222199999997" table:style-name="ce4">
            <text:p>0.722222222</text:p>
          </table:table-cell>
          <table:table-cell office:value-type="float" office:value="0.588477366" table:style-name="ce4">
            <text:p>0.588477366</text:p>
          </table:table-cell>
          <table:table-cell office:value-type="float" office:value="2.223397732" table:style-name="ce4">
            <text:p>2.223397732</text:p>
          </table:table-cell>
          <table:table-cell table:number-columns-repeated="16368"/>
        </table:table-row>
        <table:table-row table:style-name="ro2">
          <table:table-cell office:value-type="percentage" office:value="0.64971751402927003" table:formula="of:=2/(1/[.N145]+1/[.O145])" table:style-name="ce8">
            <text:p>64.97%</text:p>
          </table:table-cell>
          <table:table-cell office:value-type="float" office:value="97.841605778113703" table:formula="of:=[.G145]/[.E145]" table:style-name="ce14">
            <text:p>97.84160578</text:p>
          </table:table-cell>
          <table:table-cell office:value-type="float" office:value="1260" table:style-name="ce18">
            <text:p>1260</text:p>
          </table:table-cell>
          <table:table-cell office:value-type="float" office:value="1890" table:style-name="ce20">
            <text:p>1890</text:p>
          </table:table-cell>
          <table:table-cell office:value-type="float" office:value="2.3814000000000002" table:formula="of:=[Sheet1.$C145]*[Sheet1.$D145]/1000000" table:style-name="ce16">
            <text:p>2.3814</text:p>
          </table:table-cell>
          <table:table-cell office:value-type="string" table:style-name="ce4">
            <text:p>test_img_0070.jpg</text:p>
          </table:table-cell>
          <table:table-cell office:value-type="float" office:value="233" table:style-name="ce4">
            <text:p>233</text:p>
          </table:table-cell>
          <table:table-cell office:value-type="float" office:value="125" table:style-name="ce4">
            <text:p>125</text:p>
          </table:table-cell>
          <table:table-cell office:value-type="float" office:value="108" table:style-name="ce4">
            <text:p>108</text:p>
          </table:table-cell>
          <table:table-cell office:value-type="float" office:value="11664" table:style-name="ce4">
            <text:p>11664</text:p>
          </table:table-cell>
          <table:table-cell office:value-type="string" table:style-name="ce9">
            <text:p>46.35%</text:p>
          </table:table-cell>
          <table:table-cell office:value-type="float" office:value="43.64685008" table:style-name="ce4">
            <text:p>43.64685008</text:p>
          </table:table-cell>
          <table:table-cell office:value-type="float" office:value="0.94754912899999999" table:style-name="ce4">
            <text:p>0.947549129</text:p>
          </table:table-cell>
          <table:table-cell office:value-type="float" office:value="0.92" table:style-name="ce4">
            <text:p>0.92</text:p>
          </table:table-cell>
          <table:table-cell office:value-type="float" office:value="0.502183406" table:style-name="ce4">
            <text:p>0.502183406</text:p>
          </table:table-cell>
          <table:table-cell office:value-type="float" office:value="0.63844537700000004" table:style-name="ce4">
            <text:p>0.638445377</text:p>
          </table:table-cell>
          <table:table-cell table:number-columns-repeated="16368"/>
        </table:table-row>
        <table:table-row table:style-name="ro2">
          <table:table-cell office:value-type="percentage" office:value="0.65045592702790989" table:formula="of:=2/(1/[.N146]+1/[.O146])" table:style-name="ce8">
            <text:p>65.05%</text:p>
          </table:table-cell>
          <table:table-cell office:value-type="float" office:value="228.500445552017" table:formula="of:=[.G146]/[.E146]" table:style-name="ce14">
            <text:p>228.5004456</text:p>
          </table:table-cell>
          <table:table-cell office:value-type="float" office:value="1183" table:style-name="ce18">
            <text:p>1183</text:p>
          </table:table-cell>
          <table:table-cell office:value-type="float" office:value="1772" table:style-name="ce20">
            <text:p>1772</text:p>
          </table:table-cell>
          <table:table-cell office:value-type="float" office:value="2.096276" table:formula="of:=[Sheet1.$C146]*[Sheet1.$D146]/1000000" table:style-name="ce16">
            <text:p>2.096276</text:p>
          </table:table-cell>
          <table:table-cell office:value-type="string" table:style-name="ce4">
            <text:p>test_img_0022.jpg</text:p>
          </table:table-cell>
          <table:table-cell office:value-type="float" office:value="479" table:style-name="ce4">
            <text:p>479</text:p>
          </table:table-cell>
          <table:table-cell office:value-type="float" office:value="513" table:style-name="ce4">
            <text:p>513</text:p>
          </table:table-cell>
          <table:table-cell office:value-type="float" office:value="34" table:style-name="ce4">
            <text:p>34</text:p>
          </table:table-cell>
          <table:table-cell office:value-type="float" office:value="1156" table:style-name="ce4">
            <text:p>1156</text:p>
          </table:table-cell>
          <table:table-cell office:value-type="string" table:style-name="ce9">
            <text:p>7.10%</text:p>
          </table:table-cell>
          <table:table-cell office:value-type="float" office:value="69.011751189999998" table:style-name="ce4">
            <text:p>69.01175119</text:p>
          </table:table-cell>
          <table:table-cell office:value-type="float" office:value="0.90037459900000005" table:style-name="ce4">
            <text:p>0.900374599</text:p>
          </table:table-cell>
          <table:table-cell office:value-type="float" office:value="0.62573099399999998" table:style-name="ce4">
            <text:p>0.625730994</text:p>
          </table:table-cell>
          <table:table-cell office:value-type="float" office:value="0.67721518999999997" table:style-name="ce4">
            <text:p>0.67721519</text:p>
          </table:table-cell>
          <table:table-cell office:value-type="float" office:value="0.67864346499999995" table:style-name="ce4">
            <text:p>0.678643465</text:p>
          </table:table-cell>
          <table:table-cell table:number-columns-repeated="16368"/>
        </table:table-row>
        <table:table-row table:style-name="ro2">
          <table:table-cell office:value-type="percentage" office:value="0.65291113409997492" table:formula="of:=2/(1/[.N147]+1/[.O147])" table:style-name="ce8">
            <text:p>65.29%</text:p>
          </table:table-cell>
          <table:table-cell office:value-type="float" office:value="285.2429690527598" table:formula="of:=[.G147]/[.E147]" table:style-name="ce14">
            <text:p>285.2429691</text:p>
          </table:table-cell>
          <table:table-cell office:value-type="float" office:value="2007" table:style-name="ce18">
            <text:p>2007</text:p>
          </table:table-cell>
          <table:table-cell office:value-type="float" office:value="4608" table:style-name="ce20">
            <text:p>4608</text:p>
          </table:table-cell>
          <table:table-cell office:value-type="float" office:value="9.2482559999999996" table:formula="of:=[Sheet1.$C147]*[Sheet1.$D147]/1000000" table:style-name="ce16">
            <text:p>9.248256</text:p>
          </table:table-cell>
          <table:table-cell office:value-type="string" table:style-name="ce4">
            <text:p>test_img_0062.jpg</text:p>
          </table:table-cell>
          <table:table-cell office:value-type="float" office:value="2638" table:style-name="ce4">
            <text:p>2638</text:p>
          </table:table-cell>
          <table:table-cell office:value-type="float" office:value="2290" table:style-name="ce4">
            <text:p>2290</text:p>
          </table:table-cell>
          <table:table-cell office:value-type="float" office:value="348" table:style-name="ce4">
            <text:p>348</text:p>
          </table:table-cell>
          <table:table-cell office:value-type="float" office:value="121104" table:style-name="ce4">
            <text:p>121104</text:p>
          </table:table-cell>
          <table:table-cell office:value-type="string" table:style-name="ce9">
            <text:p>13.19%</text:p>
          </table:table-cell>
          <table:table-cell office:value-type="float" office:value="41.744699660000002" table:style-name="ce4">
            <text:p>41.74469966</text:p>
          </table:table-cell>
          <table:table-cell office:value-type="float" office:value="0.88036558300000001" table:style-name="ce4">
            <text:p>0.880365583</text:p>
          </table:table-cell>
          <table:table-cell office:value-type="float" office:value="0.69781659399999996" table:style-name="ce4">
            <text:p>0.697816594</text:p>
          </table:table-cell>
          <table:table-cell office:value-type="float" office:value="0.613435701" table:style-name="ce4">
            <text:p>0.613435701</text:p>
          </table:table-cell>
          <table:table-cell office:value-type="float" office:value="3.0480272770000001" table:style-name="ce4">
            <text:p>3.048027277</text:p>
          </table:table-cell>
          <table:table-cell table:number-columns-repeated="16368"/>
        </table:table-row>
        <table:table-row table:style-name="ro2">
          <table:table-cell office:value-type="percentage" office:value="0.6555323589530293" table:formula="of:=2/(1/[.N148]+1/[.O148])" table:style-name="ce8">
            <text:p>65.55%</text:p>
          </table:table-cell>
          <table:table-cell office:value-type="float" office:value="39.194191008322136" table:formula="of:=[.G148]/[.E148]" table:style-name="ce14">
            <text:p>39.19419101</text:p>
          </table:table-cell>
          <table:table-cell office:value-type="float" office:value="2160" table:style-name="ce18">
            <text:p>2160</text:p>
          </table:table-cell>
          <table:table-cell office:value-type="float" office:value="3142" table:style-name="ce20">
            <text:p>3142</text:p>
          </table:table-cell>
          <table:table-cell office:value-type="float" office:value="6.7867199999999999" table:formula="of:=[Sheet1.$C148]*[Sheet1.$D148]/1000000" table:style-name="ce16">
            <text:p>6.78672</text:p>
          </table:table-cell>
          <table:table-cell office:value-type="string" table:style-name="ce4">
            <text:p>test_img_0213_4k.jpg</text:p>
          </table:table-cell>
          <table:table-cell office:value-type="float" office:value="266" table:style-name="ce4">
            <text:p>266</text:p>
          </table:table-cell>
          <table:table-cell office:value-type="float" office:value="218" table:style-name="ce4">
            <text:p>218</text:p>
          </table:table-cell>
          <table:table-cell office:value-type="float" office:value="48" table:style-name="ce4">
            <text:p>48</text:p>
          </table:table-cell>
          <table:table-cell office:value-type="float" office:value="2304" table:style-name="ce4">
            <text:p>2304</text:p>
          </table:table-cell>
          <table:table-cell office:value-type="string" table:style-name="ce9">
            <text:p>18.05%</text:p>
          </table:table-cell>
          <table:table-cell office:value-type="float" office:value="87.648476549999998" table:style-name="ce4">
            <text:p>87.64847655</text:p>
          </table:table-cell>
          <table:table-cell office:value-type="float" office:value="0.97301704300000003" table:style-name="ce4">
            <text:p>0.973017043</text:p>
          </table:table-cell>
          <table:table-cell office:value-type="float" office:value="0.72018348600000004" table:style-name="ce4">
            <text:p>0.720183486</text:p>
          </table:table-cell>
          <table:table-cell office:value-type="float" office:value="0.60153256700000002" table:style-name="ce4">
            <text:p>0.601532567</text:p>
          </table:table-cell>
          <table:table-cell office:value-type="float" office:value="2.2351894379999999" table:style-name="ce4">
            <text:p>2.235189438</text:p>
          </table:table-cell>
          <table:table-cell table:number-columns-repeated="16368"/>
        </table:table-row>
        <table:table-row table:style-name="ro2">
          <table:table-cell office:value-type="percentage" office:value="0.65690376583051757" table:formula="of:=2/(1/[.N149]+1/[.O149])" table:style-name="ce8">
            <text:p>65.69%</text:p>
          </table:table-cell>
          <table:table-cell office:value-type="float" office:value="39.86625514403292" table:formula="of:=[.G149]/[.E149]" table:style-name="ce14">
            <text:p>39.86625514</text:p>
          </table:table-cell>
          <table:table-cell office:value-type="float" office:value="2160" table:style-name="ce18">
            <text:p>2160</text:p>
          </table:table-cell>
          <table:table-cell office:value-type="float" office:value="3240" table:style-name="ce20">
            <text:p>3240</text:p>
          </table:table-cell>
          <table:table-cell office:value-type="float" office:value="6.9984000000000002" table:formula="of:=[Sheet1.$C149]*[Sheet1.$D149]/1000000" table:style-name="ce16">
            <text:p>6.9984</text:p>
          </table:table-cell>
          <table:table-cell office:value-type="string" table:style-name="ce4">
            <text:p>test_img_0162_4k.jpg</text:p>
          </table:table-cell>
          <table:table-cell office:value-type="float" office:value="279" table:style-name="ce4">
            <text:p>279</text:p>
          </table:table-cell>
          <table:table-cell office:value-type="float" office:value="203" table:style-name="ce4">
            <text:p>203</text:p>
          </table:table-cell>
          <table:table-cell office:value-type="float" office:value="76" table:style-name="ce4">
            <text:p>76</text:p>
          </table:table-cell>
          <table:table-cell office:value-type="float" office:value="5776" table:style-name="ce4">
            <text:p>5776</text:p>
          </table:table-cell>
          <table:table-cell office:value-type="string" table:style-name="ce9">
            <text:p>27.24%</text:p>
          </table:table-cell>
          <table:table-cell office:value-type="float" office:value="104.13006900000001" table:style-name="ce4">
            <text:p>104.130069</text:p>
          </table:table-cell>
          <table:table-cell office:value-type="float" office:value="0.97804928099999999" table:style-name="ce4">
            <text:p>0.978049281</text:p>
          </table:table-cell>
          <table:table-cell office:value-type="float" office:value="0.77339901499999997" table:style-name="ce4">
            <text:p>0.773399015</text:p>
          </table:table-cell>
          <table:table-cell office:value-type="float" office:value="0.57090909099999998" table:style-name="ce4">
            <text:p>0.570909091</text:p>
          </table:table-cell>
          <table:table-cell office:value-type="float" office:value="2.2258169649999999" table:style-name="ce4">
            <text:p>2.225816965</text:p>
          </table:table-cell>
          <table:table-cell table:number-columns-repeated="16368"/>
        </table:table-row>
        <table:table-row table:style-name="ro2">
          <table:table-cell office:value-type="percentage" office:value="0.65846153811029584" table:formula="of:=2/(1/[.N150]+1/[.O150])" table:style-name="ce8">
            <text:p>65.85%</text:p>
          </table:table-cell>
          <table:table-cell office:value-type="float" office:value="53.112541804710318" table:formula="of:=[.G150]/[.E150]" table:style-name="ce14">
            <text:p>53.1125418</text:p>
          </table:table-cell>
          <table:table-cell office:value-type="float" office:value="3504" table:style-name="ce18">
            <text:p>3504</text:p>
          </table:table-cell>
          <table:table-cell office:value-type="float" office:value="2332" table:style-name="ce20">
            <text:p>2332</text:p>
          </table:table-cell>
          <table:table-cell office:value-type="float" office:value="8.1713280000000008" table:formula="of:=[Sheet1.$C150]*[Sheet1.$D150]/1000000" table:style-name="ce16">
            <text:p>8.171328</text:p>
          </table:table-cell>
          <table:table-cell office:value-type="string" table:style-name="ce4">
            <text:p>test_img_0211.jpg</text:p>
          </table:table-cell>
          <table:table-cell office:value-type="float" office:value="434" table:style-name="ce4">
            <text:p>434</text:p>
          </table:table-cell>
          <table:table-cell office:value-type="float" office:value="555" table:style-name="ce4">
            <text:p>555</text:p>
          </table:table-cell>
          <table:table-cell office:value-type="float" office:value="121" table:style-name="ce4">
            <text:p>121</text:p>
          </table:table-cell>
          <table:table-cell office:value-type="float" office:value="14641" table:style-name="ce4">
            <text:p>14641</text:p>
          </table:table-cell>
          <table:table-cell office:value-type="string" table:style-name="ce9">
            <text:p>27.88%</text:p>
          </table:table-cell>
          <table:table-cell office:value-type="float" office:value="110.4659128" table:style-name="ce4">
            <text:p>110.4659128</text:p>
          </table:table-cell>
          <table:table-cell office:value-type="float" office:value="0.97895789600000005" table:style-name="ce4">
            <text:p>0.978957896</text:p>
          </table:table-cell>
          <table:table-cell office:value-type="float" office:value="0.57837837800000003" table:style-name="ce4">
            <text:p>0.578378378</text:p>
          </table:table-cell>
          <table:table-cell office:value-type="float" office:value="0.764285714" table:style-name="ce4">
            <text:p>0.764285714</text:p>
          </table:table-cell>
          <table:table-cell office:value-type="float" office:value="2.7272436619999998" table:style-name="ce4">
            <text:p>2.727243662</text:p>
          </table:table-cell>
          <table:table-cell table:number-columns-repeated="16368"/>
        </table:table-row>
        <table:table-row table:style-name="ro2">
          <table:table-cell office:value-type="percentage" office:value="0.66066066041519" table:formula="of:=2/(1/[.N151]+1/[.O151])" table:style-name="ce8">
            <text:p>66.07%</text:p>
          </table:table-cell>
          <table:table-cell office:value-type="float" office:value="173.60628871420238" table:formula="of:=[.G151]/[.E151]" table:style-name="ce14">
            <text:p>173.6062887</text:p>
          </table:table-cell>
          <table:table-cell office:value-type="float" office:value="695" table:style-name="ce18">
            <text:p>695</text:p>
          </table:table-cell>
          <table:table-cell office:value-type="float" office:value="1036" table:style-name="ce20">
            <text:p>1036</text:p>
          </table:table-cell>
          <table:table-cell office:value-type="float" office:value="0.72001999999999999" table:formula="of:=[Sheet1.$C151]*[Sheet1.$D151]/1000000" table:style-name="ce16">
            <text:p>0.72002</text:p>
          </table:table-cell>
          <table:table-cell office:value-type="string" table:style-name="ce4">
            <text:p>test_img_0235.jpg</text:p>
          </table:table-cell>
          <table:table-cell office:value-type="float" office:value="125" table:style-name="ce4">
            <text:p>125</text:p>
          </table:table-cell>
          <table:table-cell office:value-type="float" office:value="211" table:style-name="ce4">
            <text:p>211</text:p>
          </table:table-cell>
          <table:table-cell office:value-type="float" office:value="86" table:style-name="ce4">
            <text:p>86</text:p>
          </table:table-cell>
          <table:table-cell office:value-type="float" office:value="7396" table:style-name="ce4">
            <text:p>7396</text:p>
          </table:table-cell>
          <table:table-cell office:value-type="string" table:style-name="ce9">
            <text:p>68.80%</text:p>
          </table:table-cell>
          <table:table-cell office:value-type="float" office:value="74.955247299999996" table:style-name="ce4">
            <text:p>74.9552473</text:p>
          </table:table-cell>
          <table:table-cell office:value-type="float" office:value="0.96463326599999999" table:style-name="ce4">
            <text:p>0.964633266</text:p>
          </table:table-cell>
          <table:table-cell office:value-type="float" office:value="0.52132701400000003" table:style-name="ce4">
            <text:p>0.521327014</text:p>
          </table:table-cell>
          <table:table-cell office:value-type="float" office:value="0.90163934400000001" table:style-name="ce4">
            <text:p>0.901639344</text:p>
          </table:table-cell>
          <table:table-cell office:value-type="float" office:value="0.27730750999999998" table:style-name="ce4">
            <text:p>0.27730751</text:p>
          </table:table-cell>
          <table:table-cell table:number-columns-repeated="16368"/>
        </table:table-row>
        <table:table-row table:style-name="ro2">
          <table:table-cell office:value-type="percentage" office:value="0.66083150997657403" table:formula="of:=2/(1/[.N152]+1/[.O152])" table:style-name="ce8">
            <text:p>66.08%</text:p>
          </table:table-cell>
          <table:table-cell office:value-type="float" office:value="195.79894973743436" table:formula="of:=[.G152]/[.E152]" table:style-name="ce14">
            <text:p>195.7989497</text:p>
          </table:table-cell>
          <table:table-cell office:value-type="float" office:value="1333" table:style-name="ce18">
            <text:p>1333</text:p>
          </table:table-cell>
          <table:table-cell office:value-type="float" office:value="2000" table:style-name="ce20">
            <text:p>2000</text:p>
          </table:table-cell>
          <table:table-cell office:value-type="float" office:value="2.6659999999999999" table:formula="of:=[Sheet1.$C152]*[Sheet1.$D152]/1000000" table:style-name="ce16">
            <text:p>2.666</text:p>
          </table:table-cell>
          <table:table-cell office:value-type="string" table:style-name="ce4">
            <text:p>test_img_0204.jpg</text:p>
          </table:table-cell>
          <table:table-cell office:value-type="float" office:value="522" table:style-name="ce4">
            <text:p>522</text:p>
          </table:table-cell>
          <table:table-cell office:value-type="float" office:value="397" table:style-name="ce4">
            <text:p>397</text:p>
          </table:table-cell>
          <table:table-cell office:value-type="float" office:value="125" table:style-name="ce4">
            <text:p>125</text:p>
          </table:table-cell>
          <table:table-cell office:value-type="float" office:value="15625" table:style-name="ce4">
            <text:p>15625</text:p>
          </table:table-cell>
          <table:table-cell office:value-type="string" table:style-name="ce9">
            <text:p>23.95%</text:p>
          </table:table-cell>
          <table:table-cell office:value-type="float" office:value="80.580437840000002" table:style-name="ce4">
            <text:p>80.58043784</text:p>
          </table:table-cell>
          <table:table-cell office:value-type="float" office:value="0.94475754000000001" table:style-name="ce4">
            <text:p>0.94475754</text:p>
          </table:table-cell>
          <table:table-cell office:value-type="float" office:value="0.76070528999999998" table:style-name="ce4">
            <text:p>0.76070529</text:p>
          </table:table-cell>
          <table:table-cell office:value-type="float" office:value="0.58413926500000002" table:style-name="ce4">
            <text:p>0.584139265</text:p>
          </table:table-cell>
          <table:table-cell office:value-type="float" office:value="0.88121843300000002" table:style-name="ce4">
            <text:p>0.881218433</text:p>
          </table:table-cell>
          <table:table-cell table:number-columns-repeated="16368"/>
        </table:table-row>
        <table:table-row table:style-name="ro2">
          <table:table-cell office:value-type="percentage" office:value="0.66272189327481534" table:formula="of:=2/(1/[.N153]+1/[.O153])" table:style-name="ce8">
            <text:p>66.27%</text:p>
          </table:table-cell>
          <table:table-cell office:value-type="float" office:value="13.170251265489361" table:formula="of:=[.G153]/[.E153]" table:style-name="ce14">
            <text:p>13.17025127</text:p>
          </table:table-cell>
          <table:table-cell office:value-type="float" office:value="2160" table:style-name="ce18">
            <text:p>2160</text:p>
          </table:table-cell>
          <table:table-cell office:value-type="float" office:value="3234" table:style-name="ce20">
            <text:p>3234</text:p>
          </table:table-cell>
          <table:table-cell office:value-type="float" office:value="6.9854399999999996" table:formula="of:=[Sheet1.$C153]*[Sheet1.$D153]/1000000" table:style-name="ce16">
            <text:p>6.98544</text:p>
          </table:table-cell>
          <table:table-cell office:value-type="string" table:style-name="ce4">
            <text:p>test_img_0008_4k.jpg</text:p>
          </table:table-cell>
          <table:table-cell office:value-type="float" office:value="92" table:style-name="ce4">
            <text:p>92</text:p>
          </table:table-cell>
          <table:table-cell office:value-type="float" office:value="77" table:style-name="ce4">
            <text:p>77</text:p>
          </table:table-cell>
          <table:table-cell office:value-type="float" office:value="15" table:style-name="ce4">
            <text:p>15</text:p>
          </table:table-cell>
          <table:table-cell office:value-type="float" office:value="225" table:style-name="ce4">
            <text:p>225</text:p>
          </table:table-cell>
          <table:table-cell office:value-type="string" table:style-name="ce9">
            <text:p>16.30%</text:p>
          </table:table-cell>
          <table:table-cell office:value-type="float" office:value="118.4112591" table:style-name="ce4">
            <text:p>118.4112591</text:p>
          </table:table-cell>
          <table:table-cell office:value-type="float" office:value="0.99232726699999996" table:style-name="ce4">
            <text:p>0.992327267</text:p>
          </table:table-cell>
          <table:table-cell office:value-type="float" office:value="0.72727272700000001" table:style-name="ce4">
            <text:p>0.727272727</text:p>
          </table:table-cell>
          <table:table-cell office:value-type="float" office:value="0.60869565199999998" table:style-name="ce4">
            <text:p>0.608695652</text:p>
          </table:table-cell>
          <table:table-cell office:value-type="float" office:value="2.1663329600000001" table:style-name="ce4">
            <text:p>2.16633296</text:p>
          </table:table-cell>
          <table:table-cell table:number-columns-repeated="16368"/>
        </table:table-row>
        <table:table-row table:style-name="ro2">
          <table:table-cell office:value-type="percentage" office:value="0.66561514185425263" table:formula="of:=2/(1/[.N154]+1/[.O154])" table:style-name="ce8">
            <text:p>66.56%</text:p>
          </table:table-cell>
          <table:table-cell office:value-type="float" office:value="36.913199207437891" table:formula="of:=[.G154]/[.E154]" table:style-name="ce14">
            <text:p>36.91319921</text:p>
          </table:table-cell>
          <table:table-cell office:value-type="float" office:value="2592" table:style-name="ce18">
            <text:p>2592</text:p>
          </table:table-cell>
          <table:table-cell office:value-type="float" office:value="3888" table:style-name="ce20">
            <text:p>3888</text:p>
          </table:table-cell>
          <table:table-cell office:value-type="float" office:value="10.077696" table:formula="of:=[Sheet1.$C154]*[Sheet1.$D154]/1000000" table:style-name="ce16">
            <text:p>10.077696</text:p>
          </table:table-cell>
          <table:table-cell office:value-type="string" table:style-name="ce4">
            <text:p>test_img_0163.jpg</text:p>
          </table:table-cell>
          <table:table-cell office:value-type="float" office:value="372" table:style-name="ce4">
            <text:p>372</text:p>
          </table:table-cell>
          <table:table-cell office:value-type="float" office:value="268" table:style-name="ce4">
            <text:p>268</text:p>
          </table:table-cell>
          <table:table-cell office:value-type="float" office:value="104" table:style-name="ce4">
            <text:p>104</text:p>
          </table:table-cell>
          <table:table-cell office:value-type="float" office:value="10816" table:style-name="ce4">
            <text:p>10816</text:p>
          </table:table-cell>
          <table:table-cell office:value-type="string" table:style-name="ce9">
            <text:p>27.96%</text:p>
          </table:table-cell>
          <table:table-cell office:value-type="float" office:value="104.5311394" table:style-name="ce4">
            <text:p>104.5311394</text:p>
          </table:table-cell>
          <table:table-cell office:value-type="float" office:value="0.97904501899999996" table:style-name="ce4">
            <text:p>0.979045019</text:p>
          </table:table-cell>
          <table:table-cell office:value-type="float" office:value="0.78731343300000001" table:style-name="ce4">
            <text:p>0.787313433</text:p>
          </table:table-cell>
          <table:table-cell office:value-type="float" office:value="0.57650273200000002" table:style-name="ce4">
            <text:p>0.576502732</text:p>
          </table:table-cell>
          <table:table-cell office:value-type="float" office:value="3.271103621" table:style-name="ce4">
            <text:p>3.271103621</text:p>
          </table:table-cell>
          <table:table-cell table:number-columns-repeated="16368"/>
        </table:table-row>
        <table:table-row table:style-name="ro2">
          <table:table-cell office:value-type="percentage" office:value="0.6708756517660982" table:formula="of:=2/(1/[.N155]+1/[.O155])" table:style-name="ce8">
            <text:p>67.09%</text:p>
          </table:table-cell>
          <table:table-cell office:value-type="float" office:value="118.10735310928212" table:formula="of:=[.G155]/[.E155]" table:style-name="ce14">
            <text:p>118.1073531</text:p>
          </table:table-cell>
          <table:table-cell office:value-type="float" office:value="3456" table:style-name="ce18">
            <text:p>3456</text:p>
          </table:table-cell>
          <table:table-cell office:value-type="float" office:value="5184" table:style-name="ce20">
            <text:p>5184</text:p>
          </table:table-cell>
          <table:table-cell office:value-type="float" office:value="17.915904000000001" table:formula="of:=[Sheet1.$C155]*[Sheet1.$D155]/1000000" table:style-name="ce16">
            <text:p>17.915904</text:p>
          </table:table-cell>
          <table:table-cell office:value-type="string" table:style-name="ce4">
            <text:p>test_img_0260.jpg</text:p>
          </table:table-cell>
          <table:table-cell office:value-type="float" office:value="2116" table:style-name="ce4">
            <text:p>2116</text:p>
          </table:table-cell>
          <table:table-cell office:value-type="float" office:value="1563" table:style-name="ce4">
            <text:p>1563</text:p>
          </table:table-cell>
          <table:table-cell office:value-type="float" office:value="553" table:style-name="ce4">
            <text:p>553</text:p>
          </table:table-cell>
          <table:table-cell office:value-type="float" office:value="305809" table:style-name="ce4">
            <text:p>305809</text:p>
          </table:table-cell>
          <table:table-cell office:value-type="string" table:style-name="ce9">
            <text:p>26.13%</text:p>
          </table:table-cell>
          <table:table-cell office:value-type="float" office:value="50.273410349999999" table:style-name="ce4">
            <text:p>50.27341035</text:p>
          </table:table-cell>
          <table:table-cell office:value-type="float" office:value="0.93970193400000002" table:style-name="ce4">
            <text:p>0.939701934</text:p>
          </table:table-cell>
          <table:table-cell office:value-type="float" office:value="0.78182981399999996" table:style-name="ce4">
            <text:p>0.781829814</text:p>
          </table:table-cell>
          <table:table-cell office:value-type="float" office:value="0.58750000000000002" table:style-name="ce4">
            <text:p>0.5875</text:p>
          </table:table-cell>
          <table:table-cell office:value-type="float" office:value="6.53531599" table:style-name="ce4">
            <text:p>6.53531599</text:p>
          </table:table-cell>
          <table:table-cell table:number-columns-repeated="16368"/>
        </table:table-row>
        <table:table-row table:style-name="ro2">
          <table:table-cell office:value-type="percentage" office:value="0.67326732693552915" table:formula="of:=2/(1/[.N156]+1/[.O156])" table:style-name="ce8">
            <text:p>67.33%</text:p>
          </table:table-cell>
          <table:table-cell office:value-type="float" office:value="48.296753543667123" table:formula="of:=[.G156]/[.E156]" table:style-name="ce14">
            <text:p>48.29675354</text:p>
          </table:table-cell>
          <table:table-cell office:value-type="float" office:value="2160" table:style-name="ce18">
            <text:p>2160</text:p>
          </table:table-cell>
          <table:table-cell office:value-type="float" office:value="3240" table:style-name="ce20">
            <text:p>3240</text:p>
          </table:table-cell>
          <table:table-cell office:value-type="float" office:value="6.9984000000000002" table:formula="of:=[Sheet1.$C156]*[Sheet1.$D156]/1000000" table:style-name="ce16">
            <text:p>6.9984</text:p>
          </table:table-cell>
          <table:table-cell office:value-type="string" table:style-name="ce4">
            <text:p>test_img_0259_4k.jpg</text:p>
          </table:table-cell>
          <table:table-cell office:value-type="float" office:value="338" table:style-name="ce4">
            <text:p>338</text:p>
          </table:table-cell>
          <table:table-cell office:value-type="float" office:value="271" table:style-name="ce4">
            <text:p>271</text:p>
          </table:table-cell>
          <table:table-cell office:value-type="float" office:value="67" table:style-name="ce4">
            <text:p>67</text:p>
          </table:table-cell>
          <table:table-cell office:value-type="float" office:value="4489" table:style-name="ce4">
            <text:p>4489</text:p>
          </table:table-cell>
          <table:table-cell office:value-type="string" table:style-name="ce9">
            <text:p>19.82%</text:p>
          </table:table-cell>
          <table:table-cell office:value-type="float" office:value="95.003007220000001" table:style-name="ce4">
            <text:p>95.00300722</text:p>
          </table:table-cell>
          <table:table-cell office:value-type="float" office:value="0.97453272400000002" table:style-name="ce4">
            <text:p>0.974532724</text:p>
          </table:table-cell>
          <table:table-cell office:value-type="float" office:value="0.75276752800000002" table:style-name="ce4">
            <text:p>0.752767528</text:p>
          </table:table-cell>
          <table:table-cell office:value-type="float" office:value="0.60895522400000002" table:style-name="ce4">
            <text:p>0.608955224</text:p>
          </table:table-cell>
          <table:table-cell office:value-type="float" office:value="2.241127729" table:style-name="ce4">
            <text:p>2.241127729</text:p>
          </table:table-cell>
          <table:table-cell table:number-columns-repeated="16368"/>
        </table:table-row>
        <table:table-row table:style-name="ro2">
          <table:table-cell office:value-type="percentage" office:value="0.67494824032328715" table:formula="of:=2/(1/[.N157]+1/[.O157])" table:style-name="ce8">
            <text:p>67.49%</text:p>
          </table:table-cell>
          <table:table-cell office:value-type="float" office:value="74.828939649015396" table:formula="of:=[.G157]/[.E157]" table:style-name="ce14">
            <text:p>74.82893965</text:p>
          </table:table-cell>
          <table:table-cell office:value-type="float" office:value="2592" table:style-name="ce18">
            <text:p>2592</text:p>
          </table:table-cell>
          <table:table-cell office:value-type="float" office:value="3872" table:style-name="ce20">
            <text:p>3872</text:p>
          </table:table-cell>
          <table:table-cell office:value-type="float" office:value="10.036224000000001" table:formula="of:=[Sheet1.$C157]*[Sheet1.$D157]/1000000" table:style-name="ce16">
            <text:p>10.036224</text:p>
          </table:table-cell>
          <table:table-cell office:value-type="string" table:style-name="ce4">
            <text:p>test_img_0137.jpg</text:p>
          </table:table-cell>
          <table:table-cell office:value-type="float" office:value="751" table:style-name="ce4">
            <text:p>751</text:p>
          </table:table-cell>
          <table:table-cell office:value-type="float" office:value="703" table:style-name="ce4">
            <text:p>703</text:p>
          </table:table-cell>
          <table:table-cell office:value-type="float" office:value="48" table:style-name="ce4">
            <text:p>48</text:p>
          </table:table-cell>
          <table:table-cell office:value-type="float" office:value="2304" table:style-name="ce4">
            <text:p>2304</text:p>
          </table:table-cell>
          <table:table-cell office:value-type="string" table:style-name="ce9">
            <text:p>6.39%</text:p>
          </table:table-cell>
          <table:table-cell office:value-type="float" office:value="108.11967110000001" table:style-name="ce4">
            <text:p>108.1196711</text:p>
          </table:table-cell>
          <table:table-cell office:value-type="float" office:value="0.97052879800000003" table:style-name="ce4">
            <text:p>0.970528798</text:p>
          </table:table-cell>
          <table:table-cell office:value-type="float" office:value="0.69559032700000001" table:style-name="ce4">
            <text:p>0.695590327</text:p>
          </table:table-cell>
          <table:table-cell office:value-type="float" office:value="0.65549597900000001" table:style-name="ce4">
            <text:p>0.655495979</text:p>
          </table:table-cell>
          <table:table-cell office:value-type="float" office:value="3.431601524" table:style-name="ce4">
            <text:p>3.431601524</text:p>
          </table:table-cell>
          <table:table-cell table:number-columns-repeated="16368"/>
        </table:table-row>
        <table:table-row table:style-name="ro2">
          <table:table-cell office:value-type="percentage" office:value="0.67590027719402657" table:formula="of:=2/(1/[.N158]+1/[.O158])" table:style-name="ce8">
            <text:p>67.59%</text:p>
          </table:table-cell>
          <table:table-cell office:value-type="float" office:value="291.82295573893475" table:formula="of:=[.G158]/[.E158]" table:style-name="ce14">
            <text:p>291.8229557</text:p>
          </table:table-cell>
          <table:table-cell office:value-type="float" office:value="1333" table:style-name="ce18">
            <text:p>1333</text:p>
          </table:table-cell>
          <table:table-cell office:value-type="float" office:value="2000" table:style-name="ce20">
            <text:p>2000</text:p>
          </table:table-cell>
          <table:table-cell office:value-type="float" office:value="2.6659999999999999" table:formula="of:=[Sheet1.$C158]*[Sheet1.$D158]/1000000" table:style-name="ce16">
            <text:p>2.666</text:p>
          </table:table-cell>
          <table:table-cell office:value-type="string" table:style-name="ce4">
            <text:p>test_img_0205.jpg</text:p>
          </table:table-cell>
          <table:table-cell office:value-type="float" office:value="778" table:style-name="ce4">
            <text:p>778</text:p>
          </table:table-cell>
          <table:table-cell office:value-type="float" office:value="683" table:style-name="ce4">
            <text:p>683</text:p>
          </table:table-cell>
          <table:table-cell office:value-type="float" office:value="95" table:style-name="ce4">
            <text:p>95</text:p>
          </table:table-cell>
          <table:table-cell office:value-type="float" office:value="9025" table:style-name="ce4">
            <text:p>9025</text:p>
          </table:table-cell>
          <table:table-cell office:value-type="string" table:style-name="ce9">
            <text:p>12.21%</text:p>
          </table:table-cell>
          <table:table-cell office:value-type="float" office:value="75.290296249999997" table:style-name="ce4">
            <text:p>75.29029625</text:p>
          </table:table-cell>
          <table:table-cell office:value-type="float" office:value="0.937568705" table:style-name="ce4">
            <text:p>0.937568705</text:p>
          </table:table-cell>
          <table:table-cell office:value-type="float" office:value="0.71449487599999995" table:style-name="ce4">
            <text:p>0.714494876</text:p>
          </table:table-cell>
          <table:table-cell office:value-type="float" office:value="0.64126149799999999" table:style-name="ce4">
            <text:p>0.641261498</text:p>
          </table:table-cell>
          <table:table-cell office:value-type="float" office:value="0.973622561" table:style-name="ce4">
            <text:p>0.973622561</text:p>
          </table:table-cell>
          <table:table-cell table:number-columns-repeated="16368"/>
        </table:table-row>
        <table:table-row table:style-name="ro2">
          <table:table-cell office:value-type="percentage" office:value="0.67724550886507218" table:formula="of:=2/(1/[.N159]+1/[.O159])" table:style-name="ce8">
            <text:p>67.72%</text:p>
          </table:table-cell>
          <table:table-cell office:value-type="float" office:value="170.04610501294025" table:formula="of:=[.G159]/[.E159]" table:style-name="ce14">
            <text:p>170.046105</text:p>
          </table:table-cell>
          <table:table-cell office:value-type="float" office:value="2455" table:style-name="ce18">
            <text:p>2455</text:p>
          </table:table-cell>
          <table:table-cell office:value-type="float" office:value="3871" table:style-name="ce20">
            <text:p>3871</text:p>
          </table:table-cell>
          <table:table-cell office:value-type="float" office:value="9.5033049999999992" table:formula="of:=[Sheet1.$C159]*[Sheet1.$D159]/1000000" table:style-name="ce16">
            <text:p>9.503305</text:p>
          </table:table-cell>
          <table:table-cell office:value-type="string" table:style-name="ce4">
            <text:p>test_img_0318.jpg</text:p>
          </table:table-cell>
          <table:table-cell office:value-type="float" office:value="1616" table:style-name="ce4">
            <text:p>1616</text:p>
          </table:table-cell>
          <table:table-cell office:value-type="float" office:value="1760" table:style-name="ce4">
            <text:p>1760</text:p>
          </table:table-cell>
          <table:table-cell office:value-type="float" office:value="144" table:style-name="ce4">
            <text:p>144</text:p>
          </table:table-cell>
          <table:table-cell office:value-type="float" office:value="20736" table:style-name="ce4">
            <text:p>20736</text:p>
          </table:table-cell>
          <table:table-cell office:value-type="string" table:style-name="ce9">
            <text:p>8.91%</text:p>
          </table:table-cell>
          <table:table-cell office:value-type="float" office:value="67.521050529999997" table:style-name="ce4">
            <text:p>67.52105053</text:p>
          </table:table-cell>
          <table:table-cell office:value-type="float" office:value="0.93668874300000005" table:style-name="ce4">
            <text:p>0.936688743</text:p>
          </table:table-cell>
          <table:table-cell office:value-type="float" office:value="0.64261363599999999" table:style-name="ce4">
            <text:p>0.642613636</text:p>
          </table:table-cell>
          <table:table-cell office:value-type="float" office:value="0.71582278499999996" table:style-name="ce4">
            <text:p>0.715822785</text:p>
          </table:table-cell>
          <table:table-cell office:value-type="float" office:value="2.775655746" table:style-name="ce4">
            <text:p>2.775655746</text:p>
          </table:table-cell>
          <table:table-cell table:number-columns-repeated="16368"/>
        </table:table-row>
        <table:table-row table:style-name="ro2">
          <table:table-cell office:value-type="percentage" office:value="0.67755102056809668" table:formula="of:=2/(1/[.N160]+1/[.O160])" table:style-name="ce8">
            <text:p>67.76%</text:p>
          </table:table-cell>
          <table:table-cell office:value-type="float" office:value="36.504500790215076" table:formula="of:=[.G160]/[.E160]" table:style-name="ce14">
            <text:p>36.50450079</text:p>
          </table:table-cell>
          <table:table-cell office:value-type="float" office:value="2160" table:style-name="ce18">
            <text:p>2160</text:p>
          </table:table-cell>
          <table:table-cell office:value-type="float" office:value="3234" table:style-name="ce20">
            <text:p>3234</text:p>
          </table:table-cell>
          <table:table-cell office:value-type="float" office:value="6.9854399999999996" table:formula="of:=[Sheet1.$C160]*[Sheet1.$D160]/1000000" table:style-name="ce16">
            <text:p>6.98544</text:p>
          </table:table-cell>
          <table:table-cell office:value-type="string" table:style-name="ce4">
            <text:p>test_img_0067_4k.jpg</text:p>
          </table:table-cell>
          <table:table-cell office:value-type="float" office:value="255" table:style-name="ce4">
            <text:p>255</text:p>
          </table:table-cell>
          <table:table-cell office:value-type="float" office:value="240" table:style-name="ce4">
            <text:p>240</text:p>
          </table:table-cell>
          <table:table-cell office:value-type="float" office:value="15" table:style-name="ce4">
            <text:p>15</text:p>
          </table:table-cell>
          <table:table-cell office:value-type="float" office:value="225" table:style-name="ce4">
            <text:p>225</text:p>
          </table:table-cell>
          <table:table-cell office:value-type="string" table:style-name="ce9">
            <text:p>5.88%</text:p>
          </table:table-cell>
          <table:table-cell office:value-type="float" office:value="96.016696830000001" table:style-name="ce4">
            <text:p>96.01669683</text:p>
          </table:table-cell>
          <table:table-cell office:value-type="float" office:value="0.98123613200000004" table:style-name="ce4">
            <text:p>0.981236132</text:p>
          </table:table-cell>
          <table:table-cell office:value-type="float" office:value="0.69166666700000001" table:style-name="ce4">
            <text:p>0.691666667</text:p>
          </table:table-cell>
          <table:table-cell office:value-type="float" office:value="0.66400000000000003" table:style-name="ce4">
            <text:p>0.664</text:p>
          </table:table-cell>
          <table:table-cell office:value-type="float" office:value="2.2105796340000001" table:style-name="ce4">
            <text:p>2.210579634</text:p>
          </table:table-cell>
          <table:table-cell table:number-columns-repeated="16368"/>
        </table:table-row>
        <table:table-row table:style-name="ro2">
          <table:table-cell office:value-type="percentage" office:value="0.67817509251520924" table:formula="of:=2/(1/[.N161]+1/[.O161])" table:style-name="ce8">
            <text:p>67.82%</text:p>
          </table:table-cell>
          <table:table-cell office:value-type="float" office:value="59.47788065843622" table:formula="of:=[.G161]/[.E161]" table:style-name="ce14">
            <text:p>59.47788066</text:p>
          </table:table-cell>
          <table:table-cell office:value-type="float" office:value="2160" table:style-name="ce18">
            <text:p>2160</text:p>
          </table:table-cell>
          <table:table-cell office:value-type="float" office:value="2880" table:style-name="ce20">
            <text:p>2880</text:p>
          </table:table-cell>
          <table:table-cell office:value-type="float" office:value="6.2207999999999997" table:formula="of:=[Sheet1.$C161]*[Sheet1.$D161]/1000000" table:style-name="ce16">
            <text:p>6.2208</text:p>
          </table:table-cell>
          <table:table-cell office:value-type="string" table:style-name="ce4">
            <text:p>test_img_0095_4k.jpg</text:p>
          </table:table-cell>
          <table:table-cell office:value-type="float" office:value="370" table:style-name="ce4">
            <text:p>370</text:p>
          </table:table-cell>
          <table:table-cell office:value-type="float" office:value="446" table:style-name="ce4">
            <text:p>446</text:p>
          </table:table-cell>
          <table:table-cell office:value-type="float" office:value="76" table:style-name="ce4">
            <text:p>76</text:p>
          </table:table-cell>
          <table:table-cell office:value-type="float" office:value="5776" table:style-name="ce4">
            <text:p>5776</text:p>
          </table:table-cell>
          <table:table-cell office:value-type="string" table:style-name="ce9">
            <text:p>20.54%</text:p>
          </table:table-cell>
          <table:table-cell office:value-type="float" office:value="82.300669830000004" table:style-name="ce4">
            <text:p>82.30066983</text:p>
          </table:table-cell>
          <table:table-cell office:value-type="float" office:value="0.97166022900000004" table:style-name="ce4">
            <text:p>0.971660229</text:p>
          </table:table-cell>
          <table:table-cell office:value-type="float" office:value="0.61659192799999996" table:style-name="ce4">
            <text:p>0.616591928</text:p>
          </table:table-cell>
          <table:table-cell office:value-type="float" office:value="0.75342465800000002" table:style-name="ce4">
            <text:p>0.753424658</text:p>
          </table:table-cell>
          <table:table-cell office:value-type="float" office:value="2.0787408350000001" table:style-name="ce4">
            <text:p>2.078740835</text:p>
          </table:table-cell>
          <table:table-cell table:number-columns-repeated="16368"/>
        </table:table-row>
        <table:table-row table:style-name="ro2">
          <table:table-cell office:value-type="percentage" office:value="0.67830758854531803" table:formula="of:=2/(1/[.N162]+1/[.O162])" table:style-name="ce8">
            <text:p>67.83%</text:p>
          </table:table-cell>
          <table:table-cell office:value-type="float" office:value="2570.4742818971272" table:formula="of:=[.G162]/[.E162]" table:style-name="ce14">
            <text:p>2570.474282</text:p>
          </table:table-cell>
          <table:table-cell office:value-type="float" office:value="499" table:style-name="ce18">
            <text:p>499</text:p>
          </table:table-cell>
          <table:table-cell office:value-type="float" office:value="750" table:style-name="ce20">
            <text:p>750</text:p>
          </table:table-cell>
          <table:table-cell office:value-type="float" office:value="0.37425000000000003" table:formula="of:=[Sheet1.$C162]*[Sheet1.$D162]/1000000" table:style-name="ce16">
            <text:p>0.37425</text:p>
          </table:table-cell>
          <table:table-cell office:value-type="string" table:style-name="ce4">
            <text:p>test_img_0329.jpg</text:p>
          </table:table-cell>
          <table:table-cell office:value-type="float" office:value="962" table:style-name="ce4">
            <text:p>962</text:p>
          </table:table-cell>
          <table:table-cell office:value-type="float" office:value="543" table:style-name="ce4">
            <text:p>543</text:p>
          </table:table-cell>
          <table:table-cell office:value-type="float" office:value="419" table:style-name="ce4">
            <text:p>419</text:p>
          </table:table-cell>
          <table:table-cell office:value-type="float" office:value="175561" table:style-name="ce4">
            <text:p>175561</text:p>
          </table:table-cell>
          <table:table-cell office:value-type="string" table:style-name="ce9">
            <text:p>43.56%</text:p>
          </table:table-cell>
          <table:table-cell office:value-type="float" office:value="16.445539780000001" table:style-name="ce4">
            <text:p>16.44553978</text:p>
          </table:table-cell>
          <table:table-cell office:value-type="float" office:value="0.51961093700000005" table:style-name="ce4">
            <text:p>0.519610937</text:p>
          </table:table-cell>
          <table:table-cell office:value-type="float" office:value="0.93001841600000001" table:style-name="ce4">
            <text:p>0.930018416</text:p>
          </table:table-cell>
          <table:table-cell office:value-type="float" office:value="0.53382663799999996" table:style-name="ce4">
            <text:p>0.533826638</text:p>
          </table:table-cell>
          <table:table-cell office:value-type="float" office:value="0.49950146699999998" table:style-name="ce4">
            <text:p>0.499501467</text:p>
          </table:table-cell>
          <table:table-cell table:number-columns-repeated="16368"/>
        </table:table-row>
        <table:table-row table:style-name="ro2">
          <table:table-cell office:value-type="percentage" office:value="0.67992541904034831" table:formula="of:=2/(1/[.N163]+1/[.O163])" table:style-name="ce8">
            <text:p>67.99%</text:p>
          </table:table-cell>
          <table:table-cell office:value-type="float" office:value="92.476370934646553" table:formula="of:=[.G163]/[.E163]" table:style-name="ce14">
            <text:p>92.47637093</text:p>
          </table:table-cell>
          <table:table-cell office:value-type="float" office:value="2736" table:style-name="ce18">
            <text:p>2736</text:p>
          </table:table-cell>
          <table:table-cell office:value-type="float" office:value="3648" table:style-name="ce20">
            <text:p>3648</text:p>
          </table:table-cell>
          <table:table-cell office:value-type="float" office:value="9.9809280000000005" table:formula="of:=[Sheet1.$C163]*[Sheet1.$D163]/1000000" table:style-name="ce16">
            <text:p>9.980928</text:p>
          </table:table-cell>
          <table:table-cell office:value-type="string" table:style-name="ce4">
            <text:p>test_img_0002.jpg</text:p>
          </table:table-cell>
          <table:table-cell office:value-type="float" office:value="923" table:style-name="ce4">
            <text:p>923</text:p>
          </table:table-cell>
          <table:table-cell office:value-type="float" office:value="706" table:style-name="ce4">
            <text:p>706</text:p>
          </table:table-cell>
          <table:table-cell office:value-type="float" office:value="217" table:style-name="ce4">
            <text:p>217</text:p>
          </table:table-cell>
          <table:table-cell office:value-type="float" office:value="47089" table:style-name="ce4">
            <text:p>47089</text:p>
          </table:table-cell>
          <table:table-cell office:value-type="string" table:style-name="ce9">
            <text:p>23.51%</text:p>
          </table:table-cell>
          <table:table-cell office:value-type="float" office:value="117.07264720000001" table:style-name="ce4">
            <text:p>117.0726472</text:p>
          </table:table-cell>
          <table:table-cell office:value-type="float" office:value="0.96029157200000004" table:style-name="ce4">
            <text:p>0.960291572</text:p>
          </table:table-cell>
          <table:table-cell office:value-type="float" office:value="0.77478753499999997" table:style-name="ce4">
            <text:p>0.774787535</text:p>
          </table:table-cell>
          <table:table-cell office:value-type="float" office:value="0.60575858199999999" table:style-name="ce4">
            <text:p>0.605758582</text:p>
          </table:table-cell>
          <table:table-cell office:value-type="float" office:value="3.2826557159999998" table:style-name="ce4">
            <text:p>3.282655716</text:p>
          </table:table-cell>
          <table:table-cell table:number-columns-repeated="16368"/>
        </table:table-row>
        <table:table-row table:style-name="ro2">
          <table:table-cell office:value-type="percentage" office:value="0.68054484712129104" table:formula="of:=2/(1/[.N164]+1/[.O164])" table:style-name="ce8">
            <text:p>68.05%</text:p>
          </table:table-cell>
          <table:table-cell office:value-type="float" office:value="351.46459899749374" table:formula="of:=[.G164]/[.E164]" table:style-name="ce14">
            <text:p>351.464599</text:p>
          </table:table-cell>
          <table:table-cell office:value-type="float" office:value="2016" table:style-name="ce18">
            <text:p>2016</text:p>
          </table:table-cell>
          <table:table-cell office:value-type="float" office:value="3040" table:style-name="ce20">
            <text:p>3040</text:p>
          </table:table-cell>
          <table:table-cell office:value-type="float" office:value="6.1286399999999999" table:formula="of:=[Sheet1.$C164]*[Sheet1.$D164]/1000000" table:style-name="ce16">
            <text:p>6.12864</text:p>
          </table:table-cell>
          <table:table-cell office:value-type="string" table:style-name="ce4">
            <text:p>test_img_0303.jpg</text:p>
          </table:table-cell>
          <table:table-cell office:value-type="float" office:value="2154" table:style-name="ce4">
            <text:p>2154</text:p>
          </table:table-cell>
          <table:table-cell office:value-type="float" office:value="1767" table:style-name="ce4">
            <text:p>1767</text:p>
          </table:table-cell>
          <table:table-cell office:value-type="float" office:value="387" table:style-name="ce4">
            <text:p>387</text:p>
          </table:table-cell>
          <table:table-cell office:value-type="float" office:value="149769" table:style-name="ce4">
            <text:p>149769</text:p>
          </table:table-cell>
          <table:table-cell office:value-type="string" table:style-name="ce9">
            <text:p>17.97%</text:p>
          </table:table-cell>
          <table:table-cell office:value-type="float" office:value="40.804344350000001" table:style-name="ce4">
            <text:p>40.80434435</text:p>
          </table:table-cell>
          <table:table-cell office:value-type="float" office:value="0.86244425199999997" table:style-name="ce4">
            <text:p>0.862444252</text:p>
          </table:table-cell>
          <table:table-cell office:value-type="float" office:value="0.74929258600000004" table:style-name="ce4">
            <text:p>0.749292586</text:p>
          </table:table-cell>
          <table:table-cell office:value-type="float" office:value="0.62335216599999999" table:style-name="ce4">
            <text:p>0.623352166</text:p>
          </table:table-cell>
          <table:table-cell office:value-type="float" office:value="2.0401854519999998" table:style-name="ce4">
            <text:p>2.040185452</text:p>
          </table:table-cell>
          <table:table-cell table:number-columns-repeated="16368"/>
        </table:table-row>
        <table:table-row table:style-name="ro2">
          <table:table-cell office:value-type="percentage" office:value="0.68115942023864628" table:formula="of:=2/(1/[.N165]+1/[.O165])" table:style-name="ce8">
            <text:p>68.12%</text:p>
          </table:table-cell>
          <table:table-cell office:value-type="float" office:value="33.648814555407959" table:formula="of:=[.G165]/[.E165]" table:style-name="ce14">
            <text:p>33.64881456</text:p>
          </table:table-cell>
          <table:table-cell office:value-type="float" office:value="2912" table:style-name="ce18">
            <text:p>2912</text:p>
          </table:table-cell>
          <table:table-cell office:value-type="float" office:value="4368" table:style-name="ce20">
            <text:p>4368</text:p>
          </table:table-cell>
          <table:table-cell office:value-type="float" office:value="12.719616" table:formula="of:=[Sheet1.$C165]*[Sheet1.$D165]/1000000" table:style-name="ce16">
            <text:p>12.719616</text:p>
          </table:table-cell>
          <table:table-cell office:value-type="string" table:style-name="ce4">
            <text:p>test_img_0139.jpg</text:p>
          </table:table-cell>
          <table:table-cell office:value-type="float" office:value="428" table:style-name="ce4">
            <text:p>428</text:p>
          </table:table-cell>
          <table:table-cell office:value-type="float" office:value="407" table:style-name="ce4">
            <text:p>407</text:p>
          </table:table-cell>
          <table:table-cell office:value-type="float" office:value="21" table:style-name="ce4">
            <text:p>21</text:p>
          </table:table-cell>
          <table:table-cell office:value-type="float" office:value="441" table:style-name="ce4">
            <text:p>441</text:p>
          </table:table-cell>
          <table:table-cell office:value-type="string" table:style-name="ce9">
            <text:p>4.91%</text:p>
          </table:table-cell>
          <table:table-cell office:value-type="float" office:value="116.0438259" table:style-name="ce4">
            <text:p>116.0438259</text:p>
          </table:table-cell>
          <table:table-cell office:value-type="float" office:value="0.98013052499999997" table:style-name="ce4">
            <text:p>0.980130525</text:p>
          </table:table-cell>
          <table:table-cell office:value-type="float" office:value="0.69287469300000004" table:style-name="ce4">
            <text:p>0.692874693</text:p>
          </table:table-cell>
          <table:table-cell office:value-type="float" office:value="0.66983372900000004" table:style-name="ce4">
            <text:p>0.669833729</text:p>
          </table:table-cell>
          <table:table-cell office:value-type="float" office:value="4.0856018069999998" table:style-name="ce4">
            <text:p>4.085601807</text:p>
          </table:table-cell>
          <table:table-cell table:number-columns-repeated="16368"/>
        </table:table-row>
        <table:table-row table:style-name="ro2">
          <table:table-cell office:value-type="percentage" office:value="0.68266764392651103" table:formula="of:=2/(1/[.N166]+1/[.O166])" table:style-name="ce8">
            <text:p>68.27%</text:p>
          </table:table-cell>
          <table:table-cell office:value-type="float" office:value="715.05698860227949" table:formula="of:=[.G166]/[.E166]" table:style-name="ce14">
            <text:p>715.0569886</text:p>
          </table:table-cell>
          <table:table-cell office:value-type="float" office:value="1667" table:style-name="ce18">
            <text:p>1667</text:p>
          </table:table-cell>
          <table:table-cell office:value-type="float" office:value="2500" table:style-name="ce20">
            <text:p>2500</text:p>
          </table:table-cell>
          <table:table-cell office:value-type="float" office:value="4.1675000000000004" table:formula="of:=[Sheet1.$C166]*[Sheet1.$D166]/1000000" table:style-name="ce16">
            <text:p>4.1675</text:p>
          </table:table-cell>
          <table:table-cell office:value-type="string" table:style-name="ce4">
            <text:p>test_img_0066.jpg</text:p>
          </table:table-cell>
          <table:table-cell office:value-type="float" office:value="2980" table:style-name="ce4">
            <text:p>2980</text:p>
          </table:table-cell>
          <table:table-cell office:value-type="float" office:value="2505" table:style-name="ce4">
            <text:p>2505</text:p>
          </table:table-cell>
          <table:table-cell office:value-type="float" office:value="475" table:style-name="ce4">
            <text:p>475</text:p>
          </table:table-cell>
          <table:table-cell office:value-type="float" office:value="225625" table:style-name="ce4">
            <text:p>225625</text:p>
          </table:table-cell>
          <table:table-cell office:value-type="string" table:style-name="ce9">
            <text:p>15.94%</text:p>
          </table:table-cell>
          <table:table-cell office:value-type="float" office:value="84.439577259999993" table:style-name="ce4">
            <text:p>84.43957726</text:p>
          </table:table-cell>
          <table:table-cell office:value-type="float" office:value="0.889430206" table:style-name="ce4">
            <text:p>0.889430206</text:p>
          </table:table-cell>
          <table:table-cell office:value-type="float" office:value="0.74371257499999999" table:style-name="ce4">
            <text:p>0.743712575</text:p>
          </table:table-cell>
          <table:table-cell office:value-type="float" office:value="0.630883847" table:style-name="ce4">
            <text:p>0.630883847</text:p>
          </table:table-cell>
          <table:table-cell office:value-type="float" office:value="2.4416406149999998" table:style-name="ce4">
            <text:p>2.441640615</text:p>
          </table:table-cell>
          <table:table-cell table:number-columns-repeated="16368"/>
        </table:table-row>
        <table:table-row table:style-name="ro2">
          <table:table-cell office:value-type="percentage" office:value="0.6832917706161985" table:formula="of:=2/(1/[.N167]+1/[.O167])" table:style-name="ce8">
            <text:p>68.33%</text:p>
          </table:table-cell>
          <table:table-cell office:value-type="float" office:value="99.929643918408146" table:formula="of:=[.G167]/[.E167]" table:style-name="ce14">
            <text:p>99.92964392</text:p>
          </table:table-cell>
          <table:table-cell office:value-type="float" office:value="3149" table:style-name="ce18">
            <text:p>3149</text:p>
          </table:table-cell>
          <table:table-cell office:value-type="float" office:value="2037" table:style-name="ce20">
            <text:p>2037</text:p>
          </table:table-cell>
          <table:table-cell office:value-type="float" office:value="6.4145130000000004" table:formula="of:=[Sheet1.$C167]*[Sheet1.$D167]/1000000" table:style-name="ce16">
            <text:p>6.414513</text:p>
          </table:table-cell>
          <table:table-cell office:value-type="string" table:style-name="ce4">
            <text:p>test_img_0153.jpg</text:p>
          </table:table-cell>
          <table:table-cell office:value-type="float" office:value="641" table:style-name="ce4">
            <text:p>641</text:p>
          </table:table-cell>
          <table:table-cell office:value-type="float" office:value="581" table:style-name="ce4">
            <text:p>581</text:p>
          </table:table-cell>
          <table:table-cell office:value-type="float" office:value="60" table:style-name="ce4">
            <text:p>60</text:p>
          </table:table-cell>
          <table:table-cell office:value-type="float" office:value="3600" table:style-name="ce4">
            <text:p>3600</text:p>
          </table:table-cell>
          <table:table-cell office:value-type="string" table:style-name="ce9">
            <text:p>9.36%</text:p>
          </table:table-cell>
          <table:table-cell office:value-type="float" office:value="100.8830717" table:style-name="ce4">
            <text:p>100.8830717</text:p>
          </table:table-cell>
          <table:table-cell office:value-type="float" office:value="0.95849815900000002" table:style-name="ce4">
            <text:p>0.958498159</text:p>
          </table:table-cell>
          <table:table-cell office:value-type="float" office:value="0.70740103300000001" table:style-name="ce4">
            <text:p>0.707401033</text:p>
          </table:table-cell>
          <table:table-cell office:value-type="float" office:value="0.66077170399999996" table:style-name="ce4">
            <text:p>0.660771704</text:p>
          </table:table-cell>
          <table:table-cell office:value-type="float" office:value="2.0236968989999999" table:style-name="ce4">
            <text:p>2.023696899</text:p>
          </table:table-cell>
          <table:table-cell table:number-columns-repeated="16368"/>
        </table:table-row>
        <table:table-row table:style-name="ro2">
          <table:table-cell office:value-type="percentage" office:value="0.68350168340231154" table:formula="of:=2/(1/[.N168]+1/[.O168])" table:style-name="ce8">
            <text:p>68.35%</text:p>
          </table:table-cell>
          <table:table-cell office:value-type="float" office:value="51.279578189300416" table:formula="of:=[.G168]/[.E168]" table:style-name="ce14">
            <text:p>51.27957819</text:p>
          </table:table-cell>
          <table:table-cell office:value-type="float" office:value="2160" table:style-name="ce18">
            <text:p>2160</text:p>
          </table:table-cell>
          <table:table-cell office:value-type="float" office:value="2880" table:style-name="ce20">
            <text:p>2880</text:p>
          </table:table-cell>
          <table:table-cell office:value-type="float" office:value="6.2207999999999997" table:formula="of:=[Sheet1.$C168]*[Sheet1.$D168]/1000000" table:style-name="ce16">
            <text:p>6.2208</text:p>
          </table:table-cell>
          <table:table-cell office:value-type="string" table:style-name="ce4">
            <text:p>test_img_0025_4k.jpg</text:p>
          </table:table-cell>
          <table:table-cell office:value-type="float" office:value="319" table:style-name="ce4">
            <text:p>319</text:p>
          </table:table-cell>
          <table:table-cell office:value-type="float" office:value="281" table:style-name="ce4">
            <text:p>281</text:p>
          </table:table-cell>
          <table:table-cell office:value-type="float" office:value="38" table:style-name="ce4">
            <text:p>38</text:p>
          </table:table-cell>
          <table:table-cell office:value-type="float" office:value="1444" table:style-name="ce4">
            <text:p>1444</text:p>
          </table:table-cell>
          <table:table-cell office:value-type="string" table:style-name="ce9">
            <text:p>11.91%</text:p>
          </table:table-cell>
          <table:table-cell office:value-type="float" office:value="106.8583723" table:style-name="ce4">
            <text:p>106.8583723</text:p>
          </table:table-cell>
          <table:table-cell office:value-type="float" office:value="0.97900427199999995" table:style-name="ce4">
            <text:p>0.979004272</text:p>
          </table:table-cell>
          <table:table-cell office:value-type="float" office:value="0.72241992899999996" table:style-name="ce4">
            <text:p>0.722419929</text:p>
          </table:table-cell>
          <table:table-cell office:value-type="float" office:value="0.64856230000000004" table:style-name="ce4">
            <text:p>0.6485623</text:p>
          </table:table-cell>
          <table:table-cell office:value-type="float" office:value="2.021883249" table:style-name="ce4">
            <text:p>2.021883249</text:p>
          </table:table-cell>
          <table:table-cell table:number-columns-repeated="16368"/>
        </table:table-row>
        <table:table-row table:style-name="ro2">
          <table:table-cell office:value-type="percentage" office:value="0.68404588140668121" table:formula="of:=2/(1/[.N169]+1/[.O169])" table:style-name="ce8">
            <text:p>68.40%</text:p>
          </table:table-cell>
          <table:table-cell office:value-type="float" office:value="74.990853133608823" table:formula="of:=[.G169]/[.E169]" table:style-name="ce14">
            <text:p>74.99085313</text:p>
          </table:table-cell>
          <table:table-cell office:value-type="float" office:value="2112" table:style-name="ce18">
            <text:p>2112</text:p>
          </table:table-cell>
          <table:table-cell office:value-type="float" office:value="2816" table:style-name="ce20">
            <text:p>2816</text:p>
          </table:table-cell>
          <table:table-cell office:value-type="float" office:value="5.9473919999999998" table:formula="of:=[Sheet1.$C169]*[Sheet1.$D169]/1000000" table:style-name="ce16">
            <text:p>5.947392</text:p>
          </table:table-cell>
          <table:table-cell office:value-type="string" table:style-name="ce4">
            <text:p>test_img_0144.jpg</text:p>
          </table:table-cell>
          <table:table-cell office:value-type="float" office:value="446" table:style-name="ce4">
            <text:p>446</text:p>
          </table:table-cell>
          <table:table-cell office:value-type="float" office:value="525" table:style-name="ce4">
            <text:p>525</text:p>
          </table:table-cell>
          <table:table-cell office:value-type="float" office:value="79" table:style-name="ce4">
            <text:p>79</text:p>
          </table:table-cell>
          <table:table-cell office:value-type="float" office:value="6241" table:style-name="ce4">
            <text:p>6241</text:p>
          </table:table-cell>
          <table:table-cell office:value-type="string" table:style-name="ce9">
            <text:p>17.71%</text:p>
          </table:table-cell>
          <table:table-cell office:value-type="float" office:value="89.051157779999997" table:style-name="ce4">
            <text:p>89.05115778</text:p>
          </table:table-cell>
          <table:table-cell office:value-type="float" office:value="0.964332733" table:style-name="ce4">
            <text:p>0.964332733</text:p>
          </table:table-cell>
          <table:table-cell office:value-type="float" office:value="0.62476190499999995" table:style-name="ce4">
            <text:p>0.624761905</text:p>
          </table:table-cell>
          <table:table-cell office:value-type="float" office:value="0.75576036899999999" table:style-name="ce4">
            <text:p>0.755760369</text:p>
          </table:table-cell>
          <table:table-cell office:value-type="float" office:value="1.5270917420000001" table:style-name="ce4">
            <text:p>1.527091742</text:p>
          </table:table-cell>
          <table:table-cell table:number-columns-repeated="16368"/>
        </table:table-row>
        <table:table-row table:style-name="ro2">
          <table:table-cell office:value-type="percentage" office:value="0.68608414241549631" table:formula="of:=2/(1/[.N170]+1/[.O170])" table:style-name="ce8">
            <text:p>68.61%</text:p>
          </table:table-cell>
          <table:table-cell office:value-type="float" office:value="43.152720621856425" table:formula="of:=[.G170]/[.E170]" table:style-name="ce14">
            <text:p>43.15272062</text:p>
          </table:table-cell>
          <table:table-cell office:value-type="float" office:value="2160" table:style-name="ce18">
            <text:p>2160</text:p>
          </table:table-cell>
          <table:table-cell office:value-type="float" office:value="3240" table:style-name="ce20">
            <text:p>3240</text:p>
          </table:table-cell>
          <table:table-cell office:value-type="float" office:value="6.9984000000000002" table:formula="of:=[Sheet1.$C170]*[Sheet1.$D170]/1000000" table:style-name="ce16">
            <text:p>6.9984</text:p>
          </table:table-cell>
          <table:table-cell office:value-type="string" table:style-name="ce4">
            <text:p>test_img_0036_4k.jpg</text:p>
          </table:table-cell>
          <table:table-cell office:value-type="float" office:value="302" table:style-name="ce4">
            <text:p>302</text:p>
          </table:table-cell>
          <table:table-cell office:value-type="float" office:value="324" table:style-name="ce4">
            <text:p>324</text:p>
          </table:table-cell>
          <table:table-cell office:value-type="float" office:value="22" table:style-name="ce4">
            <text:p>22</text:p>
          </table:table-cell>
          <table:table-cell office:value-type="float" office:value="484" table:style-name="ce4">
            <text:p>484</text:p>
          </table:table-cell>
          <table:table-cell office:value-type="string" table:style-name="ce9">
            <text:p>7.28%</text:p>
          </table:table-cell>
          <table:table-cell office:value-type="float" office:value="115.7186054" table:style-name="ce4">
            <text:p>115.7186054</text:p>
          </table:table-cell>
          <table:table-cell office:value-type="float" office:value="0.98282425600000001" table:style-name="ce4">
            <text:p>0.982824256</text:p>
          </table:table-cell>
          <table:table-cell office:value-type="float" office:value="0.65432098800000005" table:style-name="ce4">
            <text:p>0.654320988</text:p>
          </table:table-cell>
          <table:table-cell office:value-type="float" office:value="0.72108843499999997" table:style-name="ce4">
            <text:p>0.721088435</text:p>
          </table:table-cell>
          <table:table-cell office:value-type="float" office:value="2.1200823780000002" table:style-name="ce4">
            <text:p>2.120082378</text:p>
          </table:table-cell>
          <table:table-cell table:number-columns-repeated="16368"/>
        </table:table-row>
        <table:table-row table:style-name="ro2">
          <table:table-cell office:value-type="percentage" office:value="0.68649885575250436" table:formula="of:=2/(1/[.N171]+1/[.O171])" table:style-name="ce8">
            <text:p>68.65%</text:p>
          </table:table-cell>
          <table:table-cell office:value-type="float" office:value="95.951725979646923" table:formula="of:=[.G171]/[.E171]" table:style-name="ce14">
            <text:p>95.95172598</text:p>
          </table:table-cell>
          <table:table-cell office:value-type="float" office:value="1814" table:style-name="ce18">
            <text:p>1814</text:p>
          </table:table-cell>
          <table:table-cell office:value-type="float" office:value="2729" table:style-name="ce20">
            <text:p>2729</text:p>
          </table:table-cell>
          <table:table-cell office:value-type="float" office:value="4.9504060000000001" table:formula="of:=[Sheet1.$C171]*[Sheet1.$D171]/1000000" table:style-name="ce16">
            <text:p>4.950406</text:p>
          </table:table-cell>
          <table:table-cell office:value-type="string" table:style-name="ce4">
            <text:p>test_img_0131.jpg</text:p>
          </table:table-cell>
          <table:table-cell office:value-type="float" office:value="475" table:style-name="ce4">
            <text:p>475</text:p>
          </table:table-cell>
          <table:table-cell office:value-type="float" office:value="406" table:style-name="ce4">
            <text:p>406</text:p>
          </table:table-cell>
          <table:table-cell office:value-type="float" office:value="69" table:style-name="ce4">
            <text:p>69</text:p>
          </table:table-cell>
          <table:table-cell office:value-type="float" office:value="4761" table:style-name="ce4">
            <text:p>4761</text:p>
          </table:table-cell>
          <table:table-cell office:value-type="string" table:style-name="ce9">
            <text:p>14.53%</text:p>
          </table:table-cell>
          <table:table-cell office:value-type="float" office:value="108.5404279" table:style-name="ce4">
            <text:p>108.5404279</text:p>
          </table:table-cell>
          <table:table-cell office:value-type="float" office:value="0.98075144000000003" table:style-name="ce4">
            <text:p>0.98075144</text:p>
          </table:table-cell>
          <table:table-cell office:value-type="float" office:value="0.73891625599999999" table:style-name="ce4">
            <text:p>0.738916256</text:p>
          </table:table-cell>
          <table:table-cell office:value-type="float" office:value="0.64102564100000003" table:style-name="ce4">
            <text:p>0.641025641</text:p>
          </table:table-cell>
          <table:table-cell office:value-type="float" office:value="1.426491022" table:style-name="ce4">
            <text:p>1.426491022</text:p>
          </table:table-cell>
          <table:table-cell table:number-columns-repeated="16368"/>
        </table:table-row>
        <table:table-row table:style-name="ro2">
          <table:table-cell office:value-type="percentage" office:value="0.69171885849650128" table:formula="of:=2/(1/[.N172]+1/[.O172])" table:style-name="ce8">
            <text:p>69.17%</text:p>
          </table:table-cell>
          <table:table-cell office:value-type="float" office:value="89.643025289211721" table:formula="of:=[.G172]/[.E172]" table:style-name="ce14">
            <text:p>89.64302529</text:p>
          </table:table-cell>
          <table:table-cell office:value-type="float" office:value="2520" table:style-name="ce18">
            <text:p>2520</text:p>
          </table:table-cell>
          <table:table-cell office:value-type="float" office:value="3776" table:style-name="ce20">
            <text:p>3776</text:p>
          </table:table-cell>
          <table:table-cell office:value-type="float" office:value="9.5155200000000004" table:formula="of:=[Sheet1.$C172]*[Sheet1.$D172]/1000000" table:style-name="ce16">
            <text:p>9.51552</text:p>
          </table:table-cell>
          <table:table-cell office:value-type="string" table:style-name="ce4">
            <text:p>test_img_0016.jpg</text:p>
          </table:table-cell>
          <table:table-cell office:value-type="float" office:value="853" table:style-name="ce4">
            <text:p>853</text:p>
          </table:table-cell>
          <table:table-cell office:value-type="float" office:value="596" table:style-name="ce4">
            <text:p>596</text:p>
          </table:table-cell>
          <table:table-cell office:value-type="float" office:value="257" table:style-name="ce4">
            <text:p>257</text:p>
          </table:table-cell>
          <table:table-cell office:value-type="float" office:value="66049" table:style-name="ce4">
            <text:p>66049</text:p>
          </table:table-cell>
          <table:table-cell office:value-type="string" table:style-name="ce9">
            <text:p>30.13%</text:p>
          </table:table-cell>
          <table:table-cell office:value-type="float" office:value="98.211300410000007" table:style-name="ce4">
            <text:p>98.21130041</text:p>
          </table:table-cell>
          <table:table-cell office:value-type="float" office:value="0.95050709200000005" table:style-name="ce4">
            <text:p>0.950507092</text:p>
          </table:table-cell>
          <table:table-cell office:value-type="float" office:value="0.83389261699999995" table:style-name="ce4">
            <text:p>0.833892617</text:p>
          </table:table-cell>
          <table:table-cell office:value-type="float" office:value="0.59096313899999997" table:style-name="ce4">
            <text:p>0.590963139</text:p>
          </table:table-cell>
          <table:table-cell office:value-type="float" office:value="2.2939436440000001" table:style-name="ce4">
            <text:p>2.293943644</text:p>
          </table:table-cell>
          <table:table-cell table:number-columns-repeated="16368"/>
        </table:table-row>
        <table:table-row table:style-name="ro2">
          <table:table-cell office:value-type="percentage" office:value="0.69208211152066113" table:formula="of:=2/(1/[.N173]+1/[.O173])" table:style-name="ce8">
            <text:p>69.21%</text:p>
          </table:table-cell>
          <table:table-cell office:value-type="float" office:value="76.388888888888886" table:formula="of:=[.G173]/[.E173]" table:style-name="ce14">
            <text:p>76.38888889</text:p>
          </table:table-cell>
          <table:table-cell office:value-type="float" office:value="1275" table:style-name="ce18">
            <text:p>1275</text:p>
          </table:table-cell>
          <table:table-cell office:value-type="float" office:value="1920" table:style-name="ce20">
            <text:p>1920</text:p>
          </table:table-cell>
          <table:table-cell office:value-type="float" office:value="2.448" table:formula="of:=[Sheet1.$C173]*[Sheet1.$D173]/1000000" table:style-name="ce16">
            <text:p>2.448</text:p>
          </table:table-cell>
          <table:table-cell office:value-type="string" table:style-name="ce4">
            <text:p>test_img_0051.jpg</text:p>
          </table:table-cell>
          <table:table-cell office:value-type="float" office:value="187" table:style-name="ce4">
            <text:p>187</text:p>
          </table:table-cell>
          <table:table-cell office:value-type="float" office:value="155" table:style-name="ce4">
            <text:p>155</text:p>
          </table:table-cell>
          <table:table-cell office:value-type="float" office:value="32" table:style-name="ce4">
            <text:p>32</text:p>
          </table:table-cell>
          <table:table-cell office:value-type="float" office:value="1024" table:style-name="ce4">
            <text:p>1024</text:p>
          </table:table-cell>
          <table:table-cell office:value-type="string" table:style-name="ce9">
            <text:p>17.11%</text:p>
          </table:table-cell>
          <table:table-cell office:value-type="float" office:value="50.906172750000003" table:style-name="ce4">
            <text:p>50.90617275</text:p>
          </table:table-cell>
          <table:table-cell office:value-type="float" office:value="0.95702479600000001" table:style-name="ce4">
            <text:p>0.957024796</text:p>
          </table:table-cell>
          <table:table-cell office:value-type="float" office:value="0.76129032299999999" table:style-name="ce4">
            <text:p>0.761290323</text:p>
          </table:table-cell>
          <table:table-cell office:value-type="float" office:value="0.63440860200000004" table:style-name="ce4">
            <text:p>0.634408602</text:p>
          </table:table-cell>
          <table:table-cell office:value-type="float" office:value="0.68957900999999999" table:style-name="ce4">
            <text:p>0.68957901</text:p>
          </table:table-cell>
          <table:table-cell table:number-columns-repeated="16368"/>
        </table:table-row>
        <table:table-row table:style-name="ro2">
          <table:table-cell office:value-type="percentage" office:value="0.69227121869113273" table:formula="of:=2/(1/[.N174]+1/[.O174])" table:style-name="ce8">
            <text:p>69.23%</text:p>
          </table:table-cell>
          <table:table-cell office:value-type="float" office:value="118.64427143406382" table:formula="of:=[.G174]/[.E174]" table:style-name="ce14">
            <text:p>118.6442714</text:p>
          </table:table-cell>
          <table:table-cell office:value-type="float" office:value="3264" table:style-name="ce18">
            <text:p>3264</text:p>
          </table:table-cell>
          <table:table-cell office:value-type="float" office:value="2448" table:style-name="ce20">
            <text:p>2448</text:p>
          </table:table-cell>
          <table:table-cell office:value-type="float" office:value="7.990272" table:formula="of:=[Sheet1.$C174]*[Sheet1.$D174]/1000000" table:style-name="ce16">
            <text:p>7.990272</text:p>
          </table:table-cell>
          <table:table-cell office:value-type="string" table:style-name="ce4">
            <text:p>test_img_0273.jpg</text:p>
          </table:table-cell>
          <table:table-cell office:value-type="float" office:value="948" table:style-name="ce4">
            <text:p>948</text:p>
          </table:table-cell>
          <table:table-cell office:value-type="float" office:value="1179" table:style-name="ce4">
            <text:p>1179</text:p>
          </table:table-cell>
          <table:table-cell office:value-type="float" office:value="231" table:style-name="ce4">
            <text:p>231</text:p>
          </table:table-cell>
          <table:table-cell office:value-type="float" office:value="53361" table:style-name="ce4">
            <text:p>53361</text:p>
          </table:table-cell>
          <table:table-cell office:value-type="string" table:style-name="ce9">
            <text:p>24.37%</text:p>
          </table:table-cell>
          <table:table-cell office:value-type="float" office:value="61.251614429999997" table:style-name="ce4">
            <text:p>61.25161443</text:p>
          </table:table-cell>
          <table:table-cell office:value-type="float" office:value="0.95033916200000002" table:style-name="ce4">
            <text:p>0.950339162</text:p>
          </table:table-cell>
          <table:table-cell office:value-type="float" office:value="0.619168787" table:style-name="ce4">
            <text:p>0.619168787</text:p>
          </table:table-cell>
          <table:table-cell office:value-type="float" office:value="0.78494623699999999" table:style-name="ce4">
            <text:p>0.784946237</text:p>
          </table:table-cell>
          <table:table-cell office:value-type="float" office:value="2.7005035880000001" table:style-name="ce4">
            <text:p>2.700503588</text:p>
          </table:table-cell>
          <table:table-cell table:number-columns-repeated="16368"/>
        </table:table-row>
        <table:table-row table:style-name="ro2">
          <table:table-cell office:value-type="percentage" office:value="0.69271758450483811" table:formula="of:=2/(1/[.N175]+1/[.O175])" table:style-name="ce8">
            <text:p>69.27%</text:p>
          </table:table-cell>
          <table:table-cell office:value-type="float" office:value="1111.0623803049573" table:formula="of:=[.G175]/[.E175]" table:style-name="ce14">
            <text:p>1111.06238</text:p>
          </table:table-cell>
          <table:table-cell office:value-type="float" office:value="453" table:style-name="ce18">
            <text:p>453</text:p>
          </table:table-cell>
          <table:table-cell office:value-type="float" office:value="604" table:style-name="ce20">
            <text:p>604</text:p>
          </table:table-cell>
          <table:table-cell office:value-type="float" office:value="0.27361200000000002" table:formula="of:=[Sheet1.$C175]*[Sheet1.$D175]/1000000" table:style-name="ce16">
            <text:p>0.273612</text:p>
          </table:table-cell>
          <table:table-cell office:value-type="string" table:style-name="ce4">
            <text:p>test_img_0099.jpg</text:p>
          </table:table-cell>
          <table:table-cell office:value-type="float" office:value="304" table:style-name="ce4">
            <text:p>304</text:p>
          </table:table-cell>
          <table:table-cell office:value-type="float" office:value="264" table:style-name="ce4">
            <text:p>264</text:p>
          </table:table-cell>
          <table:table-cell office:value-type="float" office:value="40" table:style-name="ce4">
            <text:p>40</text:p>
          </table:table-cell>
          <table:table-cell office:value-type="float" office:value="1600" table:style-name="ce4">
            <text:p>1600</text:p>
          </table:table-cell>
          <table:table-cell office:value-type="string" table:style-name="ce9">
            <text:p>13.16%</text:p>
          </table:table-cell>
          <table:table-cell office:value-type="float" office:value="25.623457590000001" table:style-name="ce4">
            <text:p>25.62345759</text:p>
          </table:table-cell>
          <table:table-cell office:value-type="float" office:value="0.76398825100000001" table:style-name="ce4">
            <text:p>0.763988251</text:p>
          </table:table-cell>
          <table:table-cell office:value-type="float" office:value="0.73863636399999999" table:style-name="ce4">
            <text:p>0.738636364</text:p>
          </table:table-cell>
          <table:table-cell office:value-type="float" office:value="0.65217391300000005" table:style-name="ce4">
            <text:p>0.652173913</text:p>
          </table:table-cell>
          <table:table-cell office:value-type="float" office:value="0.220983982" table:style-name="ce4">
            <text:p>0.220983982</text:p>
          </table:table-cell>
          <table:table-cell table:number-columns-repeated="16368"/>
        </table:table-row>
        <table:table-row table:style-name="ro2">
          <table:table-cell office:value-type="percentage" office:value="0.69323370700460796" table:formula="of:=2/(1/[.N176]+1/[.O176])" table:style-name="ce8">
            <text:p>69.32%</text:p>
          </table:table-cell>
          <table:table-cell office:value-type="float" office:value="342.36907958984375" table:formula="of:=[.G176]/[.E176]" table:style-name="ce14">
            <text:p>342.3690796</text:p>
          </table:table-cell>
          <table:table-cell office:value-type="float" office:value="1536" table:style-name="ce18">
            <text:p>1536</text:p>
          </table:table-cell>
          <table:table-cell office:value-type="float" office:value="2048" table:style-name="ce20">
            <text:p>2048</text:p>
          </table:table-cell>
          <table:table-cell office:value-type="float" office:value="3.1457280000000001" table:formula="of:=[Sheet1.$C176]*[Sheet1.$D176]/1000000" table:style-name="ce16">
            <text:p>3.145728</text:p>
          </table:table-cell>
          <table:table-cell office:value-type="string" table:style-name="ce4">
            <text:p>test_img_0307.jpg</text:p>
          </table:table-cell>
          <table:table-cell office:value-type="float" office:value="1077" table:style-name="ce4">
            <text:p>1077</text:p>
          </table:table-cell>
          <table:table-cell office:value-type="float" office:value="1342" table:style-name="ce4">
            <text:p>1342</text:p>
          </table:table-cell>
          <table:table-cell office:value-type="float" office:value="265" table:style-name="ce4">
            <text:p>265</text:p>
          </table:table-cell>
          <table:table-cell office:value-type="float" office:value="70225" table:style-name="ce4">
            <text:p>70225</text:p>
          </table:table-cell>
          <table:table-cell office:value-type="string" table:style-name="ce9">
            <text:p>24.61%</text:p>
          </table:table-cell>
          <table:table-cell office:value-type="float" office:value="41.739900429999999" table:style-name="ce4">
            <text:p>41.73990043</text:p>
          </table:table-cell>
          <table:table-cell office:value-type="float" office:value="0.85798254600000001" table:style-name="ce4">
            <text:p>0.857982546</text:p>
          </table:table-cell>
          <table:table-cell office:value-type="float" office:value="0.62220566300000002" table:style-name="ce4">
            <text:p>0.622205663</text:p>
          </table:table-cell>
          <table:table-cell office:value-type="float" office:value="0.78256794799999996" table:style-name="ce4">
            <text:p>0.782567948</text:p>
          </table:table-cell>
          <table:table-cell office:value-type="float" office:value="1.1186175350000001" table:style-name="ce4">
            <text:p>1.118617535</text:p>
          </table:table-cell>
          <table:table-cell table:number-columns-repeated="16368"/>
        </table:table-row>
        <table:table-row table:style-name="ro2">
          <table:table-cell office:value-type="percentage" office:value="0.69618949532441421" table:formula="of:=2/(1/[.N177]+1/[.O177])" table:style-name="ce8">
            <text:p>69.62%</text:p>
          </table:table-cell>
          <table:table-cell office:value-type="float" office:value="40.038247187135454" table:formula="of:=[.G177]/[.E177]" table:style-name="ce14">
            <text:p>40.03824719</text:p>
          </table:table-cell>
          <table:table-cell office:value-type="float" office:value="2907" table:style-name="ce18">
            <text:p>2907</text:p>
          </table:table-cell>
          <table:table-cell office:value-type="float" office:value="4356" table:style-name="ce20">
            <text:p>4356</text:p>
          </table:table-cell>
          <table:table-cell office:value-type="float" office:value="12.662891999999999" table:formula="of:=[Sheet1.$C177]*[Sheet1.$D177]/1000000" table:style-name="ce16">
            <text:p>12.662892</text:p>
          </table:table-cell>
          <table:table-cell office:value-type="string" table:style-name="ce4">
            <text:p>test_img_0185.jpg</text:p>
          </table:table-cell>
          <table:table-cell office:value-type="float" office:value="507" table:style-name="ce4">
            <text:p>507</text:p>
          </table:table-cell>
          <table:table-cell office:value-type="float" office:value="481" table:style-name="ce4">
            <text:p>481</text:p>
          </table:table-cell>
          <table:table-cell office:value-type="float" office:value="26" table:style-name="ce4">
            <text:p>26</text:p>
          </table:table-cell>
          <table:table-cell office:value-type="float" office:value="676" table:style-name="ce4">
            <text:p>676</text:p>
          </table:table-cell>
          <table:table-cell office:value-type="string" table:style-name="ce9">
            <text:p>5.13%</text:p>
          </table:table-cell>
          <table:table-cell office:value-type="float" office:value="108.81198430000001" table:style-name="ce4">
            <text:p>108.8119843</text:p>
          </table:table-cell>
          <table:table-cell office:value-type="float" office:value="0.98298950100000004" table:style-name="ce4">
            <text:p>0.982989501</text:p>
          </table:table-cell>
          <table:table-cell office:value-type="float" office:value="0.70270270300000004" table:style-name="ce4">
            <text:p>0.702702703</text:p>
          </table:table-cell>
          <table:table-cell office:value-type="float" office:value="0.68979591799999995" table:style-name="ce4">
            <text:p>0.689795918</text:p>
          </table:table-cell>
          <table:table-cell office:value-type="float" office:value="4.0931239130000003" table:style-name="ce4">
            <text:p>4.093123913</text:p>
          </table:table-cell>
          <table:table-cell table:number-columns-repeated="16368"/>
        </table:table-row>
        <table:table-row table:style-name="ro2">
          <table:table-cell office:value-type="percentage" office:value="0.69638932474027149" table:formula="of:=2/(1/[.N178]+1/[.O178])" table:style-name="ce8">
            <text:p>69.64%</text:p>
          </table:table-cell>
          <table:table-cell office:value-type="float" office:value="279.42894883909975" table:formula="of:=[.G178]/[.E178]" table:style-name="ce14">
            <text:p>279.4289488</text:p>
          </table:table-cell>
          <table:table-cell office:value-type="float" office:value="1944" table:style-name="ce18">
            <text:p>1944</text:p>
          </table:table-cell>
          <table:table-cell office:value-type="float" office:value="2592" table:style-name="ce20">
            <text:p>2592</text:p>
          </table:table-cell>
          <table:table-cell office:value-type="float" office:value="5.0388479999999998" table:formula="of:=[Sheet1.$C178]*[Sheet1.$D178]/1000000" table:style-name="ce16">
            <text:p>5.038848</text:p>
          </table:table-cell>
          <table:table-cell office:value-type="string" table:style-name="ce4">
            <text:p>test_img_0327.jpg</text:p>
          </table:table-cell>
          <table:table-cell office:value-type="float" office:value="1408" table:style-name="ce4">
            <text:p>1408</text:p>
          </table:table-cell>
          <table:table-cell office:value-type="float" office:value="1804" table:style-name="ce4">
            <text:p>1804</text:p>
          </table:table-cell>
          <table:table-cell office:value-type="float" office:value="396" table:style-name="ce4">
            <text:p>396</text:p>
          </table:table-cell>
          <table:table-cell office:value-type="float" office:value="156816" table:style-name="ce4">
            <text:p>156816</text:p>
          </table:table-cell>
          <table:table-cell office:value-type="string" table:style-name="ce9">
            <text:p>28.13%</text:p>
          </table:table-cell>
          <table:table-cell office:value-type="float" office:value="40.206563060000001" table:style-name="ce4">
            <text:p>40.20656306</text:p>
          </table:table-cell>
          <table:table-cell office:value-type="float" office:value="0.87360972199999998" table:style-name="ce4">
            <text:p>0.873609722</text:p>
          </table:table-cell>
          <table:table-cell office:value-type="float" office:value="0.61474501100000001" table:style-name="ce4">
            <text:p>0.614745011</text:p>
          </table:table-cell>
          <table:table-cell office:value-type="float" office:value="0.80304127400000003" table:style-name="ce4">
            <text:p>0.803041274</text:p>
          </table:table-cell>
          <table:table-cell office:value-type="float" office:value="1.822859526" table:style-name="ce4">
            <text:p>1.822859526</text:p>
          </table:table-cell>
          <table:table-cell table:number-columns-repeated="16368"/>
        </table:table-row>
        <table:table-row table:style-name="ro2">
          <table:table-cell office:value-type="percentage" office:value="0.69690721621728891" table:formula="of:=2/(1/[.N179]+1/[.O179])" table:style-name="ce8">
            <text:p>69.69%</text:p>
          </table:table-cell>
          <table:table-cell office:value-type="float" office:value="573.15826416015625" table:formula="of:=[.G179]/[.E179]" table:style-name="ce14">
            <text:p>573.1582642</text:p>
          </table:table-cell>
          <table:table-cell office:value-type="float" office:value="1024" table:style-name="ce18">
            <text:p>1024</text:p>
          </table:table-cell>
          <table:table-cell office:value-type="float" office:value="1024" table:style-name="ce20">
            <text:p>1024</text:p>
          </table:table-cell>
          <table:table-cell office:value-type="float" office:value="1.048576" table:formula="of:=[Sheet1.$C179]*[Sheet1.$D179]/1000000" table:style-name="ce16">
            <text:p>1.048576</text:p>
          </table:table-cell>
          <table:table-cell office:value-type="string" table:style-name="ce4">
            <text:p>test_img_0333.jpg</text:p>
          </table:table-cell>
          <table:table-cell office:value-type="float" office:value="601" table:style-name="ce4">
            <text:p>601</text:p>
          </table:table-cell>
          <table:table-cell office:value-type="float" office:value="859" table:style-name="ce4">
            <text:p>859</text:p>
          </table:table-cell>
          <table:table-cell office:value-type="float" office:value="258" table:style-name="ce4">
            <text:p>258</text:p>
          </table:table-cell>
          <table:table-cell office:value-type="float" office:value="66564" table:style-name="ce4">
            <text:p>66564</text:p>
          </table:table-cell>
          <table:table-cell office:value-type="string" table:style-name="ce9">
            <text:p>42.93%</text:p>
          </table:table-cell>
          <table:table-cell office:value-type="float" office:value="31.017371690000001" table:style-name="ce4">
            <text:p>31.01737169</text:p>
          </table:table-cell>
          <table:table-cell office:value-type="float" office:value="0.77729475999999997" table:style-name="ce4">
            <text:p>0.77729476</text:p>
          </table:table-cell>
          <table:table-cell office:value-type="float" office:value="0.59022118700000004" table:style-name="ce4">
            <text:p>0.590221187</text:p>
          </table:table-cell>
          <table:table-cell office:value-type="float" office:value="0.85067114099999996" table:style-name="ce4">
            <text:p>0.850671141</text:p>
          </table:table-cell>
          <table:table-cell office:value-type="float" office:value="0.50669050199999999" table:style-name="ce4">
            <text:p>0.506690502</text:p>
          </table:table-cell>
          <table:table-cell table:number-columns-repeated="16368"/>
        </table:table-row>
        <table:table-row table:style-name="ro2">
          <table:table-cell office:value-type="percentage" office:value="0.69720496921297526" table:formula="of:=2/(1/[.N180]+1/[.O180])" table:style-name="ce8">
            <text:p>69.72%</text:p>
          </table:table-cell>
          <table:table-cell office:value-type="float" office:value="69.04987373737373" table:formula="of:=[.G180]/[.E180]" table:style-name="ce14">
            <text:p>69.04987374</text:p>
          </table:table-cell>
          <table:table-cell office:value-type="float" office:value="2592" table:style-name="ce18">
            <text:p>2592</text:p>
          </table:table-cell>
          <table:table-cell office:value-type="float" office:value="3872" table:style-name="ce20">
            <text:p>3872</text:p>
          </table:table-cell>
          <table:table-cell office:value-type="float" office:value="10.036224000000001" table:formula="of:=[Sheet1.$C180]*[Sheet1.$D180]/1000000" table:style-name="ce16">
            <text:p>10.036224</text:p>
          </table:table-cell>
          <table:table-cell office:value-type="string" table:style-name="ce4">
            <text:p>test_img_0083.jpg</text:p>
          </table:table-cell>
          <table:table-cell office:value-type="float" office:value="693" table:style-name="ce4">
            <text:p>693</text:p>
          </table:table-cell>
          <table:table-cell office:value-type="float" office:value="627" table:style-name="ce4">
            <text:p>627</text:p>
          </table:table-cell>
          <table:table-cell office:value-type="float" office:value="66" table:style-name="ce4">
            <text:p>66</text:p>
          </table:table-cell>
          <table:table-cell office:value-type="float" office:value="4356" table:style-name="ce4">
            <text:p>4356</text:p>
          </table:table-cell>
          <table:table-cell office:value-type="string" table:style-name="ce9">
            <text:p>9.52%</text:p>
          </table:table-cell>
          <table:table-cell office:value-type="float" office:value="117.5581083" table:style-name="ce4">
            <text:p>117.5581083</text:p>
          </table:table-cell>
          <table:table-cell office:value-type="float" office:value="0.97824345599999996" table:style-name="ce4">
            <text:p>0.978243456</text:p>
          </table:table-cell>
          <table:table-cell office:value-type="float" office:value="0.71610845300000003" table:style-name="ce4">
            <text:p>0.716108453</text:p>
          </table:table-cell>
          <table:table-cell office:value-type="float" office:value="0.67927382800000002" table:style-name="ce4">
            <text:p>0.679273828</text:p>
          </table:table-cell>
          <table:table-cell office:value-type="float" office:value="2.5986976620000002" table:style-name="ce4">
            <text:p>2.598697662</text:p>
          </table:table-cell>
          <table:table-cell table:number-columns-repeated="16368"/>
        </table:table-row>
        <table:table-row table:style-name="ro2">
          <table:table-cell office:value-type="percentage" office:value="0.69781931450056778" table:formula="of:=2/(1/[.N181]+1/[.O181])" table:style-name="ce8">
            <text:p>69.78%</text:p>
          </table:table-cell>
          <table:table-cell office:value-type="float" office:value="74.216867469879517" table:formula="of:=[.G181]/[.E181]" table:style-name="ce14">
            <text:p>74.21686747</text:p>
          </table:table-cell>
          <table:table-cell office:value-type="float" office:value="1660" table:style-name="ce18">
            <text:p>1660</text:p>
          </table:table-cell>
          <table:table-cell office:value-type="float" office:value="2500" table:style-name="ce20">
            <text:p>2500</text:p>
          </table:table-cell>
          <table:table-cell office:value-type="float" office:value="4.1500000000000004" table:formula="of:=[Sheet1.$C181]*[Sheet1.$D181]/1000000" table:style-name="ce16">
            <text:p>4.15</text:p>
          </table:table-cell>
          <table:table-cell office:value-type="string" table:style-name="ce4">
            <text:p>test_img_0245.jpg</text:p>
          </table:table-cell>
          <table:table-cell office:value-type="float" office:value="308" table:style-name="ce4">
            <text:p>308</text:p>
          </table:table-cell>
          <table:table-cell office:value-type="float" office:value="335" table:style-name="ce4">
            <text:p>335</text:p>
          </table:table-cell>
          <table:table-cell office:value-type="float" office:value="27" table:style-name="ce4">
            <text:p>27</text:p>
          </table:table-cell>
          <table:table-cell office:value-type="float" office:value="729" table:style-name="ce4">
            <text:p>729</text:p>
          </table:table-cell>
          <table:table-cell office:value-type="string" table:style-name="ce9">
            <text:p>8.77%</text:p>
          </table:table-cell>
          <table:table-cell office:value-type="float" office:value="100.74723160000001" table:style-name="ce4">
            <text:p>100.7472316</text:p>
          </table:table-cell>
          <table:table-cell office:value-type="float" office:value="0.97547125499999998" table:style-name="ce4">
            <text:p>0.975471255</text:p>
          </table:table-cell>
          <table:table-cell office:value-type="float" office:value="0.66865671599999998" table:style-name="ce4">
            <text:p>0.668656716</text:p>
          </table:table-cell>
          <table:table-cell office:value-type="float" office:value="0.72964169400000001" table:style-name="ce4">
            <text:p>0.729641694</text:p>
          </table:table-cell>
          <table:table-cell office:value-type="float" office:value="1.1372215750000001" table:style-name="ce4">
            <text:p>1.137221575</text:p>
          </table:table-cell>
          <table:table-cell table:number-columns-repeated="16368"/>
        </table:table-row>
        <table:table-row table:style-name="ro2">
          <table:table-cell office:value-type="percentage" office:value="0.69893689233089606" table:formula="of:=2/(1/[.N182]+1/[.O182])" table:style-name="ce8">
            <text:p>69.89%</text:p>
          </table:table-cell>
          <table:table-cell office:value-type="float" office:value="864.0625" table:formula="of:=[.G182]/[.E182]" table:style-name="ce14">
            <text:p>864.0625</text:p>
          </table:table-cell>
          <table:table-cell office:value-type="float" office:value="1200" table:style-name="ce18">
            <text:p>1200</text:p>
          </table:table-cell>
          <table:table-cell office:value-type="float" office:value="1600" table:style-name="ce20">
            <text:p>1600</text:p>
          </table:table-cell>
          <table:table-cell office:value-type="float" office:value="1.92" table:formula="of:=[Sheet1.$C182]*[Sheet1.$D182]/1000000" table:style-name="ce16">
            <text:p>1.92</text:p>
          </table:table-cell>
          <table:table-cell office:value-type="string" table:style-name="ce4">
            <text:p>test_img_0325.jpg</text:p>
          </table:table-cell>
          <table:table-cell office:value-type="float" office:value="1659" table:style-name="ce4">
            <text:p>1659</text:p>
          </table:table-cell>
          <table:table-cell office:value-type="float" office:value="2784" table:style-name="ce4">
            <text:p>2784</text:p>
          </table:table-cell>
          <table:table-cell office:value-type="float" office:value="1125" table:style-name="ce4">
            <text:p>1125</text:p>
          </table:table-cell>
          <table:table-cell office:value-type="float" office:value="1265625" table:style-name="ce4">
            <text:p>1265625</text:p>
          </table:table-cell>
          <table:table-cell office:value-type="string" table:style-name="ce9">
            <text:p>67.81%</text:p>
          </table:table-cell>
          <table:table-cell office:value-type="float" office:value="28.397876589999999" table:style-name="ce4">
            <text:p>28.39787659</text:p>
          </table:table-cell>
          <table:table-cell office:value-type="float" office:value="0.76236835700000005" table:style-name="ce4">
            <text:p>0.762368357</text:p>
          </table:table-cell>
          <table:table-cell office:value-type="float" office:value="0.55495689699999995" table:style-name="ce4">
            <text:p>0.554956897</text:p>
          </table:table-cell>
          <table:table-cell office:value-type="float" office:value="0.94379963300000003" table:style-name="ce4">
            <text:p>0.943799633</text:p>
          </table:table-cell>
          <table:table-cell office:value-type="float" office:value="1.2789859770000001" table:style-name="ce4">
            <text:p>1.278985977</text:p>
          </table:table-cell>
          <table:table-cell table:number-columns-repeated="16368"/>
        </table:table-row>
        <table:table-row table:style-name="ro2">
          <table:table-cell office:value-type="percentage" office:value="0.70301418449691444" table:formula="of:=2/(1/[.N183]+1/[.O183])" table:style-name="ce8">
            <text:p>70.30%</text:p>
          </table:table-cell>
          <table:table-cell office:value-type="float" office:value="213.14620971679688" table:formula="of:=[.G183]/[.E183]" table:style-name="ce14">
            <text:p>213.1462097</text:p>
          </table:table-cell>
          <table:table-cell office:value-type="float" office:value="2048" table:style-name="ce18">
            <text:p>2048</text:p>
          </table:table-cell>
          <table:table-cell office:value-type="float" office:value="3072" table:style-name="ce20">
            <text:p>3072</text:p>
          </table:table-cell>
          <table:table-cell office:value-type="float" office:value="6.2914560000000002" table:formula="of:=[Sheet1.$C183]*[Sheet1.$D183]/1000000" table:style-name="ce16">
            <text:p>6.291456</text:p>
          </table:table-cell>
          <table:table-cell office:value-type="string" table:style-name="ce4">
            <text:p>test_img_0296.jpg</text:p>
          </table:table-cell>
          <table:table-cell office:value-type="float" office:value="1341" table:style-name="ce4">
            <text:p>1341</text:p>
          </table:table-cell>
          <table:table-cell office:value-type="float" office:value="934" table:style-name="ce4">
            <text:p>934</text:p>
          </table:table-cell>
          <table:table-cell office:value-type="float" office:value="407" table:style-name="ce4">
            <text:p>407</text:p>
          </table:table-cell>
          <table:table-cell office:value-type="float" office:value="165649" table:style-name="ce4">
            <text:p>165649</text:p>
          </table:table-cell>
          <table:table-cell office:value-type="string" table:style-name="ce9">
            <text:p>30.35%</text:p>
          </table:table-cell>
          <table:table-cell office:value-type="float" office:value="46.994104999999998" table:style-name="ce4">
            <text:p>46.994105</text:p>
          </table:table-cell>
          <table:table-cell office:value-type="float" office:value="0.90207052799999998" table:style-name="ce4">
            <text:p>0.902070528</text:p>
          </table:table-cell>
          <table:table-cell office:value-type="float" office:value="0.84903640300000005" table:style-name="ce4">
            <text:p>0.849036403</text:p>
          </table:table-cell>
          <table:table-cell office:value-type="float" office:value="0.59984871399999995" table:style-name="ce4">
            <text:p>0.599848714</text:p>
          </table:table-cell>
          <table:table-cell office:value-type="float" office:value="1.829564333" table:style-name="ce4">
            <text:p>1.829564333</text:p>
          </table:table-cell>
          <table:table-cell table:number-columns-repeated="16368"/>
        </table:table-row>
        <table:table-row table:style-name="ro2">
          <table:table-cell office:value-type="percentage" office:value="0.7055467512434217" table:formula="of:=2/(1/[.N184]+1/[.O184])" table:style-name="ce8">
            <text:p>70.55%</text:p>
          </table:table-cell>
          <table:table-cell office:value-type="float" office:value="1130.9803001876173" table:formula="of:=[.G184]/[.E184]" table:style-name="ce14">
            <text:p>1130.9803</text:p>
          </table:table-cell>
          <table:table-cell office:value-type="float" office:value="1066" table:style-name="ce18">
            <text:p>1066</text:p>
          </table:table-cell>
          <table:table-cell office:value-type="float" office:value="1600" table:style-name="ce20">
            <text:p>1600</text:p>
          </table:table-cell>
          <table:table-cell office:value-type="float" office:value="1.7056" table:formula="of:=[Sheet1.$C184]*[Sheet1.$D184]/1000000" table:style-name="ce16">
            <text:p>1.7056</text:p>
          </table:table-cell>
          <table:table-cell office:value-type="string" table:style-name="ce4">
            <text:p>test_img_0093.jpg</text:p>
          </table:table-cell>
          <table:table-cell office:value-type="float" office:value="1929" table:style-name="ce4">
            <text:p>1929</text:p>
          </table:table-cell>
          <table:table-cell office:value-type="float" office:value="1245" table:style-name="ce4">
            <text:p>1245</text:p>
          </table:table-cell>
          <table:table-cell office:value-type="float" office:value="684" table:style-name="ce4">
            <text:p>684</text:p>
          </table:table-cell>
          <table:table-cell office:value-type="float" office:value="467856" table:style-name="ce4">
            <text:p>467856</text:p>
          </table:table-cell>
          <table:table-cell office:value-type="string" table:style-name="ce9">
            <text:p>35.46%</text:p>
          </table:table-cell>
          <table:table-cell office:value-type="float" office:value="81.21907118" table:style-name="ce4">
            <text:p>81.21907118</text:p>
          </table:table-cell>
          <table:table-cell office:value-type="float" office:value="0.90948536499999999" table:style-name="ce4">
            <text:p>0.909485365</text:p>
          </table:table-cell>
          <table:table-cell office:value-type="float" office:value="0.89397590400000004" table:style-name="ce4">
            <text:p>0.893975904</text:p>
          </table:table-cell>
          <table:table-cell office:value-type="float" office:value="0.582722513" table:style-name="ce4">
            <text:p>0.582722513</text:p>
          </table:table-cell>
          <table:table-cell office:value-type="float" office:value="1.3304693700000001" table:style-name="ce4">
            <text:p>1.33046937</text:p>
          </table:table-cell>
          <table:table-cell table:number-columns-repeated="16368"/>
        </table:table-row>
        <table:table-row table:style-name="ro2">
          <table:table-cell office:value-type="percentage" office:value="0.7066666668560001" table:formula="of:=2/(1/[.N185]+1/[.O185])" table:style-name="ce8">
            <text:p>70.67%</text:p>
          </table:table-cell>
          <table:table-cell office:value-type="float" office:value="112.96296296296296" table:formula="of:=[.G185]/[.E185]" table:style-name="ce14">
            <text:p>112.962963</text:p>
          </table:table-cell>
          <table:table-cell office:value-type="float" office:value="1200" table:style-name="ce18">
            <text:p>1200</text:p>
          </table:table-cell>
          <table:table-cell office:value-type="float" office:value="1800" table:style-name="ce20">
            <text:p>1800</text:p>
          </table:table-cell>
          <table:table-cell office:value-type="float" office:value="2.16" table:formula="of:=[Sheet1.$C185]*[Sheet1.$D185]/1000000" table:style-name="ce16">
            <text:p>2.16</text:p>
          </table:table-cell>
          <table:table-cell office:value-type="string" table:style-name="ce4">
            <text:p>test_img_0234.jpg</text:p>
          </table:table-cell>
          <table:table-cell office:value-type="float" office:value="244" table:style-name="ce4">
            <text:p>244</text:p>
          </table:table-cell>
          <table:table-cell office:value-type="float" office:value="207" table:style-name="ce4">
            <text:p>207</text:p>
          </table:table-cell>
          <table:table-cell office:value-type="float" office:value="37" table:style-name="ce4">
            <text:p>37</text:p>
          </table:table-cell>
          <table:table-cell office:value-type="float" office:value="1369" table:style-name="ce4">
            <text:p>1369</text:p>
          </table:table-cell>
          <table:table-cell office:value-type="string" table:style-name="ce9">
            <text:p>15.16%</text:p>
          </table:table-cell>
          <table:table-cell office:value-type="float" office:value="50.735325240000002" table:style-name="ce4">
            <text:p>50.73532524</text:p>
          </table:table-cell>
          <table:table-cell office:value-type="float" office:value="0.95700295400000002" table:style-name="ce4">
            <text:p>0.957002954</text:p>
          </table:table-cell>
          <table:table-cell office:value-type="float" office:value="0.768115942" table:style-name="ce4">
            <text:p>0.768115942</text:p>
          </table:table-cell>
          <table:table-cell office:value-type="float" office:value="0.65432098800000005" table:style-name="ce4">
            <text:p>0.654320988</text:p>
          </table:table-cell>
          <table:table-cell office:value-type="float" office:value="0.64601397500000002" table:style-name="ce4">
            <text:p>0.646013975</text:p>
          </table:table-cell>
          <table:table-cell table:number-columns-repeated="16368"/>
        </table:table-row>
        <table:table-row table:style-name="ro2">
          <table:table-cell office:value-type="percentage" office:value="0.70826519024528067" table:formula="of:=2/(1/[.N186]+1/[.O186])" table:style-name="ce8">
            <text:p>70.83%</text:p>
          </table:table-cell>
          <table:table-cell office:value-type="float" office:value="504.10517939814815" table:formula="of:=[.G186]/[.E186]" table:style-name="ce14">
            <text:p>504.1051794</text:p>
          </table:table-cell>
          <table:table-cell office:value-type="float" office:value="2304" table:style-name="ce18">
            <text:p>2304</text:p>
          </table:table-cell>
          <table:table-cell office:value-type="float" office:value="3072" table:style-name="ce20">
            <text:p>3072</text:p>
          </table:table-cell>
          <table:table-cell office:value-type="float" office:value="7.0778879999999997" table:formula="of:=[Sheet1.$C186]*[Sheet1.$D186]/1000000" table:style-name="ce16">
            <text:p>7.077888</text:p>
          </table:table-cell>
          <table:table-cell office:value-type="string" table:style-name="ce4">
            <text:p>test_img_0308.jpg</text:p>
          </table:table-cell>
          <table:table-cell office:value-type="float" office:value="3568" table:style-name="ce4">
            <text:p>3568</text:p>
          </table:table-cell>
          <table:table-cell office:value-type="float" office:value="4441" table:style-name="ce4">
            <text:p>4441</text:p>
          </table:table-cell>
          <table:table-cell office:value-type="float" office:value="873" table:style-name="ce4">
            <text:p>873</text:p>
          </table:table-cell>
          <table:table-cell office:value-type="float" office:value="762129" table:style-name="ce4">
            <text:p>762129</text:p>
          </table:table-cell>
          <table:table-cell office:value-type="string" table:style-name="ce9">
            <text:p>24.47%</text:p>
          </table:table-cell>
          <table:table-cell office:value-type="float" office:value="52.028892159999998" table:style-name="ce4">
            <text:p>52.02889216</text:p>
          </table:table-cell>
          <table:table-cell office:value-type="float" office:value="0.81593705100000002" table:style-name="ce4">
            <text:p>0.815937051</text:p>
          </table:table-cell>
          <table:table-cell office:value-type="float" office:value="0.63386624599999997" table:style-name="ce4">
            <text:p>0.633866246</text:p>
          </table:table-cell>
          <table:table-cell office:value-type="float" office:value="0.80245153899999999" table:style-name="ce4">
            <text:p>0.802451539</text:p>
          </table:table-cell>
          <table:table-cell office:value-type="float" office:value="2.9491152760000001" table:style-name="ce4">
            <text:p>2.949115276</text:p>
          </table:table-cell>
          <table:table-cell table:number-columns-repeated="16368"/>
        </table:table-row>
        <table:table-row table:style-name="ro2">
          <table:table-cell office:value-type="percentage" office:value="0.71046931403657021" table:formula="of:=2/(1/[.N187]+1/[.O187])" table:style-name="ce8">
            <text:p>71.05%</text:p>
          </table:table-cell>
          <table:table-cell office:value-type="float" office:value="44.206532921810698" table:formula="of:=[.G187]/[.E187]" table:style-name="ce14">
            <text:p>44.20653292</text:p>
          </table:table-cell>
          <table:table-cell office:value-type="float" office:value="5184" table:style-name="ce18">
            <text:p>5184</text:p>
          </table:table-cell>
          <table:table-cell office:value-type="float" office:value="3456" table:style-name="ce20">
            <text:p>3456</text:p>
          </table:table-cell>
          <table:table-cell office:value-type="float" office:value="17.915904000000001" table:formula="of:=[Sheet1.$C187]*[Sheet1.$D187]/1000000" table:style-name="ce16">
            <text:p>17.915904</text:p>
          </table:table-cell>
          <table:table-cell office:value-type="string" table:style-name="ce4">
            <text:p>test_img_0090.jpg</text:p>
          </table:table-cell>
          <table:table-cell office:value-type="float" office:value="792" table:style-name="ce4">
            <text:p>792</text:p>
          </table:table-cell>
          <table:table-cell office:value-type="float" office:value="605" table:style-name="ce4">
            <text:p>605</text:p>
          </table:table-cell>
          <table:table-cell office:value-type="float" office:value="187" table:style-name="ce4">
            <text:p>187</text:p>
          </table:table-cell>
          <table:table-cell office:value-type="float" office:value="34969" table:style-name="ce4">
            <text:p>34969</text:p>
          </table:table-cell>
          <table:table-cell office:value-type="string" table:style-name="ce9">
            <text:p>23.61%</text:p>
          </table:table-cell>
          <table:table-cell office:value-type="float" office:value="89.525534100000002" table:style-name="ce4">
            <text:p>89.5255341</text:p>
          </table:table-cell>
          <table:table-cell office:value-type="float" office:value="0.97609573699999996" table:style-name="ce4">
            <text:p>0.976095737</text:p>
          </table:table-cell>
          <table:table-cell office:value-type="float" office:value="0.81322313999999996" table:style-name="ce4">
            <text:p>0.81322314</text:p>
          </table:table-cell>
          <table:table-cell office:value-type="float" office:value="0.63076923100000004" table:style-name="ce4">
            <text:p>0.630769231</text:p>
          </table:table-cell>
          <table:table-cell office:value-type="float" office:value="5.7979056839999998" table:style-name="ce4">
            <text:p>5.797905684</text:p>
          </table:table-cell>
          <table:table-cell table:number-columns-repeated="16368"/>
        </table:table-row>
        <table:table-row table:style-name="ro2">
          <table:table-cell office:value-type="percentage" office:value="0.71065989828869602" table:formula="of:=2/(1/[.N188]+1/[.O188])" table:style-name="ce8">
            <text:p>71.07%</text:p>
          </table:table-cell>
          <table:table-cell office:value-type="float" office:value="38.275526556776562" table:formula="of:=[.G188]/[.E188]" table:style-name="ce14">
            <text:p>38.27552656</text:p>
          </table:table-cell>
          <table:table-cell office:value-type="float" office:value="1365" table:style-name="ce18">
            <text:p>1365</text:p>
          </table:table-cell>
          <table:table-cell office:value-type="float" office:value="2048" table:style-name="ce20">
            <text:p>2048</text:p>
          </table:table-cell>
          <table:table-cell office:value-type="float" office:value="2.7955199999999998" table:formula="of:=[Sheet1.$C188]*[Sheet1.$D188]/1000000" table:style-name="ce16">
            <text:p>2.79552</text:p>
          </table:table-cell>
          <table:table-cell office:value-type="string" table:style-name="ce4">
            <text:p>test_img_0096.jpg</text:p>
          </table:table-cell>
          <table:table-cell office:value-type="float" office:value="107" table:style-name="ce4">
            <text:p>107</text:p>
          </table:table-cell>
          <table:table-cell office:value-type="float" office:value="90" table:style-name="ce4">
            <text:p>90</text:p>
          </table:table-cell>
          <table:table-cell office:value-type="float" office:value="17" table:style-name="ce4">
            <text:p>17</text:p>
          </table:table-cell>
          <table:table-cell office:value-type="float" office:value="289" table:style-name="ce4">
            <text:p>289</text:p>
          </table:table-cell>
          <table:table-cell office:value-type="string" table:style-name="ce9">
            <text:p>15.89%</text:p>
          </table:table-cell>
          <table:table-cell office:value-type="float" office:value="100.4140787" table:style-name="ce4">
            <text:p>100.4140787</text:p>
          </table:table-cell>
          <table:table-cell office:value-type="float" office:value="0.98038384300000003" table:style-name="ce4">
            <text:p>0.980383843</text:p>
          </table:table-cell>
          <table:table-cell office:value-type="float" office:value="0.77777777800000003" table:style-name="ce4">
            <text:p>0.777777778</text:p>
          </table:table-cell>
          <table:table-cell office:value-type="float" office:value="0.65420560699999997" table:style-name="ce4">
            <text:p>0.654205607</text:p>
          </table:table-cell>
          <table:table-cell office:value-type="float" office:value="0.71782803500000003" table:style-name="ce4">
            <text:p>0.717828035</text:p>
          </table:table-cell>
          <table:table-cell table:number-columns-repeated="16368"/>
        </table:table-row>
        <table:table-row table:style-name="ro2">
          <table:table-cell office:value-type="percentage" office:value="0.71092669445285039" table:formula="of:=2/(1/[.N189]+1/[.O189])" table:style-name="ce8">
            <text:p>71.09%</text:p>
          </table:table-cell>
          <table:table-cell office:value-type="float" office:value="45.643431570299143" table:formula="of:=[.G189]/[.E189]" table:style-name="ce14">
            <text:p>45.64343157</text:p>
          </table:table-cell>
          <table:table-cell office:value-type="float" office:value="2177" table:style-name="ce18">
            <text:p>2177</text:p>
          </table:table-cell>
          <table:table-cell office:value-type="float" office:value="3311" table:style-name="ce20">
            <text:p>3311</text:p>
          </table:table-cell>
          <table:table-cell office:value-type="float" office:value="7.2080469999999996" table:formula="of:=[Sheet1.$C189]*[Sheet1.$D189]/1000000" table:style-name="ce16">
            <text:p>7.208047</text:p>
          </table:table-cell>
          <table:table-cell office:value-type="string" table:style-name="ce4">
            <text:p>test_img_0240.jpg</text:p>
          </table:table-cell>
          <table:table-cell office:value-type="float" office:value="329" table:style-name="ce4">
            <text:p>329</text:p>
          </table:table-cell>
          <table:table-cell office:value-type="float" office:value="396" table:style-name="ce4">
            <text:p>396</text:p>
          </table:table-cell>
          <table:table-cell office:value-type="float" office:value="67" table:style-name="ce4">
            <text:p>67</text:p>
          </table:table-cell>
          <table:table-cell office:value-type="float" office:value="4489" table:style-name="ce4">
            <text:p>4489</text:p>
          </table:table-cell>
          <table:table-cell office:value-type="string" table:style-name="ce9">
            <text:p>20.36%</text:p>
          </table:table-cell>
          <table:table-cell office:value-type="float" office:value="98.887430030000004" table:style-name="ce4">
            <text:p>98.88743003</text:p>
          </table:table-cell>
          <table:table-cell office:value-type="float" office:value="0.96982979499999999" table:style-name="ce4">
            <text:p>0.969829795</text:p>
          </table:table-cell>
          <table:table-cell office:value-type="float" office:value="0.64898989900000004" table:style-name="ce4">
            <text:p>0.648989899</text:p>
          </table:table-cell>
          <table:table-cell office:value-type="float" office:value="0.78593272199999997" table:style-name="ce4">
            <text:p>0.785932722</text:p>
          </table:table-cell>
          <table:table-cell office:value-type="float" office:value="1.688858747" table:style-name="ce4">
            <text:p>1.688858747</text:p>
          </table:table-cell>
          <table:table-cell table:number-columns-repeated="16368"/>
        </table:table-row>
        <table:table-row table:style-name="ro2">
          <table:table-cell office:value-type="percentage" office:value="0.71099050221487614" table:formula="of:=2/(1/[.N190]+1/[.O190])" table:style-name="ce8">
            <text:p>71.10%</text:p>
          </table:table-cell>
          <table:table-cell office:value-type="float" office:value="64.628953771289531" table:formula="of:=[.G190]/[.E190]" table:style-name="ce14">
            <text:p>64.62895377</text:p>
          </table:table-cell>
          <table:table-cell office:value-type="float" office:value="2055" table:style-name="ce18">
            <text:p>2055</text:p>
          </table:table-cell>
          <table:table-cell office:value-type="float" office:value="3072" table:style-name="ce20">
            <text:p>3072</text:p>
          </table:table-cell>
          <table:table-cell office:value-type="float" office:value="6.3129600000000003" table:formula="of:=[Sheet1.$C190]*[Sheet1.$D190]/1000000" table:style-name="ce16">
            <text:p>6.31296</text:p>
          </table:table-cell>
          <table:table-cell office:value-type="string" table:style-name="ce4">
            <text:p>test_img_0127.jpg</text:p>
          </table:table-cell>
          <table:table-cell office:value-type="float" office:value="408" table:style-name="ce4">
            <text:p>408</text:p>
          </table:table-cell>
          <table:table-cell office:value-type="float" office:value="335" table:style-name="ce4">
            <text:p>335</text:p>
          </table:table-cell>
          <table:table-cell office:value-type="float" office:value="73" table:style-name="ce4">
            <text:p>73</text:p>
          </table:table-cell>
          <table:table-cell office:value-type="float" office:value="5329" table:style-name="ce4">
            <text:p>5329</text:p>
          </table:table-cell>
          <table:table-cell office:value-type="string" table:style-name="ce9">
            <text:p>17.89%</text:p>
          </table:table-cell>
          <table:table-cell office:value-type="float" office:value="66.704578549999994" table:style-name="ce4">
            <text:p>66.70457855</text:p>
          </table:table-cell>
          <table:table-cell office:value-type="float" office:value="0.96904396199999998" table:style-name="ce4">
            <text:p>0.969043962</text:p>
          </table:table-cell>
          <table:table-cell office:value-type="float" office:value="0.78208955199999997" table:style-name="ce4">
            <text:p>0.782089552</text:p>
          </table:table-cell>
          <table:table-cell office:value-type="float" office:value="0.65174129400000003" table:style-name="ce4">
            <text:p>0.651741294</text:p>
          </table:table-cell>
          <table:table-cell office:value-type="float" office:value="1.6127996440000001" table:style-name="ce4">
            <text:p>1.612799644</text:p>
          </table:table-cell>
          <table:table-cell table:number-columns-repeated="16368"/>
        </table:table-row>
        <table:table-row table:style-name="ro2">
          <table:table-cell office:value-type="percentage" office:value="0.71102661602388351" table:formula="of:=2/(1/[.N191]+1/[.O191])" table:style-name="ce8">
            <text:p>71.10%</text:p>
          </table:table-cell>
          <table:table-cell office:value-type="float" office:value="185.33070882161459" table:formula="of:=[.G191]/[.E191]" table:style-name="ce14">
            <text:p>185.3307088</text:p>
          </table:table-cell>
          <table:table-cell office:value-type="float" office:value="2048" table:style-name="ce18">
            <text:p>2048</text:p>
          </table:table-cell>
          <table:table-cell office:value-type="float" office:value="3072" table:style-name="ce20">
            <text:p>3072</text:p>
          </table:table-cell>
          <table:table-cell office:value-type="float" office:value="6.2914560000000002" table:formula="of:=[Sheet1.$C191]*[Sheet1.$D191]/1000000" table:style-name="ce16">
            <text:p>6.291456</text:p>
          </table:table-cell>
          <table:table-cell office:value-type="string" table:style-name="ce4">
            <text:p>test_img_0112.jpg</text:p>
          </table:table-cell>
          <table:table-cell office:value-type="float" office:value="1166" table:style-name="ce4">
            <text:p>1166</text:p>
          </table:table-cell>
          <table:table-cell office:value-type="float" office:value="1480" table:style-name="ce4">
            <text:p>1480</text:p>
          </table:table-cell>
          <table:table-cell office:value-type="float" office:value="314" table:style-name="ce4">
            <text:p>314</text:p>
          </table:table-cell>
          <table:table-cell office:value-type="float" office:value="98596" table:style-name="ce4">
            <text:p>98596</text:p>
          </table:table-cell>
          <table:table-cell office:value-type="string" table:style-name="ce9">
            <text:p>26.93%</text:p>
          </table:table-cell>
          <table:table-cell office:value-type="float" office:value="84.615723939999995" table:style-name="ce4">
            <text:p>84.61572394</text:p>
          </table:table-cell>
          <table:table-cell office:value-type="float" office:value="0.929629916" table:style-name="ce4">
            <text:p>0.929629916</text:p>
          </table:table-cell>
          <table:table-cell office:value-type="float" office:value="0.631756757" table:style-name="ce4">
            <text:p>0.631756757</text:p>
          </table:table-cell>
          <table:table-cell office:value-type="float" office:value="0.81304347799999999" table:style-name="ce4">
            <text:p>0.813043478</text:p>
          </table:table-cell>
          <table:table-cell office:value-type="float" office:value="1.7894566059999999" table:style-name="ce4">
            <text:p>1.789456606</text:p>
          </table:table-cell>
          <table:table-cell table:number-columns-repeated="16368"/>
        </table:table-row>
        <table:table-row table:style-name="ro2">
          <table:table-cell office:value-type="percentage" office:value="0.71339471327437265" table:formula="of:=2/(1/[.N192]+1/[.O192])" table:style-name="ce8">
            <text:p>71.34%</text:p>
          </table:table-cell>
          <table:table-cell office:value-type="float" office:value="282.18587239583337" table:formula="of:=[.G192]/[.E192]" table:style-name="ce14">
            <text:p>282.1858724</text:p>
          </table:table-cell>
          <table:table-cell office:value-type="float" office:value="2560" table:style-name="ce18">
            <text:p>2560</text:p>
          </table:table-cell>
          <table:table-cell office:value-type="float" office:value="1920" table:style-name="ce20">
            <text:p>1920</text:p>
          </table:table-cell>
          <table:table-cell office:value-type="float" office:value="4.9151999999999996" table:formula="of:=[Sheet1.$C192]*[Sheet1.$D192]/1000000" table:style-name="ce16">
            <text:p>4.9152</text:p>
          </table:table-cell>
          <table:table-cell office:value-type="string" table:style-name="ce4">
            <text:p>test_img_0104.jpg</text:p>
          </table:table-cell>
          <table:table-cell office:value-type="float" office:value="1387" table:style-name="ce4">
            <text:p>1387</text:p>
          </table:table-cell>
          <table:table-cell office:value-type="float" office:value="2000" table:style-name="ce4">
            <text:p>2000</text:p>
          </table:table-cell>
          <table:table-cell office:value-type="float" office:value="613" table:style-name="ce4">
            <text:p>613</text:p>
          </table:table-cell>
          <table:table-cell office:value-type="float" office:value="375769" table:style-name="ce4">
            <text:p>375769</text:p>
          </table:table-cell>
          <table:table-cell office:value-type="string" table:style-name="ce9">
            <text:p>44.20%</text:p>
          </table:table-cell>
          <table:table-cell office:value-type="float" office:value="76.675090969999999" table:style-name="ce4">
            <text:p>76.67509097</text:p>
          </table:table-cell>
          <table:table-cell office:value-type="float" office:value="0.91860407899999996" table:style-name="ce4">
            <text:p>0.918604079</text:p>
          </table:table-cell>
          <table:table-cell office:value-type="float" office:value="0.60050000000000003" table:style-name="ce4">
            <text:p>0.6005</text:p>
          </table:table-cell>
          <table:table-cell office:value-type="float" office:value="0.87856620299999999" table:style-name="ce4">
            <text:p>0.878566203</text:p>
          </table:table-cell>
          <table:table-cell office:value-type="float" office:value="1.7369380000000001" table:style-name="ce4">
            <text:p>1.736938</text:p>
          </table:table-cell>
          <table:table-cell table:number-columns-repeated="16368"/>
        </table:table-row>
        <table:table-row table:style-name="ro2">
          <table:table-cell office:value-type="percentage" office:value="0.7134502924574988" table:formula="of:=2/(1/[.N193]+1/[.O193])" table:style-name="ce8">
            <text:p>71.35%</text:p>
          </table:table-cell>
          <table:table-cell office:value-type="float" office:value="116.19015957446808" table:formula="of:=[.G193]/[.E193]" table:style-name="ce14">
            <text:p>116.1901596</text:p>
          </table:table-cell>
          <table:table-cell office:value-type="float" office:value="2000" table:style-name="ce18">
            <text:p>2000</text:p>
          </table:table-cell>
          <table:table-cell office:value-type="float" office:value="3008" table:style-name="ce20">
            <text:p>3008</text:p>
          </table:table-cell>
          <table:table-cell office:value-type="float" office:value="6.016" table:formula="of:=[Sheet1.$C193]*[Sheet1.$D193]/1000000" table:style-name="ce16">
            <text:p>6.016</text:p>
          </table:table-cell>
          <table:table-cell office:value-type="string" table:style-name="ce4">
            <text:p>test_img_0229.jpg</text:p>
          </table:table-cell>
          <table:table-cell office:value-type="float" office:value="699" table:style-name="ce4">
            <text:p>699</text:p>
          </table:table-cell>
          <table:table-cell office:value-type="float" office:value="1019" table:style-name="ce4">
            <text:p>1019</text:p>
          </table:table-cell>
          <table:table-cell office:value-type="float" office:value="320" table:style-name="ce4">
            <text:p>320</text:p>
          </table:table-cell>
          <table:table-cell office:value-type="float" office:value="102400" table:style-name="ce4">
            <text:p>102400</text:p>
          </table:table-cell>
          <table:table-cell office:value-type="string" table:style-name="ce9">
            <text:p>45.78%</text:p>
          </table:table-cell>
          <table:table-cell office:value-type="float" office:value="99.685699850000006" table:style-name="ce4">
            <text:p>99.68569985</text:p>
          </table:table-cell>
          <table:table-cell office:value-type="float" office:value="0.956833975" table:style-name="ce4">
            <text:p>0.956833975</text:p>
          </table:table-cell>
          <table:table-cell office:value-type="float" office:value="0.59862610400000005" table:style-name="ce4">
            <text:p>0.598626104</text:p>
          </table:table-cell>
          <table:table-cell office:value-type="float" office:value="0.88277858200000003" table:style-name="ce4">
            <text:p>0.882778582</text:p>
          </table:table-cell>
          <table:table-cell office:value-type="float" office:value="1.5965733529999999" table:style-name="ce4">
            <text:p>1.596573353</text:p>
          </table:table-cell>
          <table:table-cell table:number-columns-repeated="16368"/>
        </table:table-row>
        <table:table-row table:style-name="ro2">
          <table:table-cell office:value-type="percentage" office:value="0.71428571418431119" table:formula="of:=2/(1/[.N194]+1/[.O194])" table:style-name="ce8">
            <text:p>71.43%</text:p>
          </table:table-cell>
          <table:table-cell office:value-type="float" office:value="76.961436170212764" table:formula="of:=[.G194]/[.E194]" table:style-name="ce14">
            <text:p>76.96143617</text:p>
          </table:table-cell>
          <table:table-cell office:value-type="float" office:value="2000" table:style-name="ce18">
            <text:p>2000</text:p>
          </table:table-cell>
          <table:table-cell office:value-type="float" office:value="3008" table:style-name="ce20">
            <text:p>3008</text:p>
          </table:table-cell>
          <table:table-cell office:value-type="float" office:value="6.016" table:formula="of:=[Sheet1.$C194]*[Sheet1.$D194]/1000000" table:style-name="ce16">
            <text:p>6.016</text:p>
          </table:table-cell>
          <table:table-cell office:value-type="string" table:style-name="ce4">
            <text:p>test_img_0207.jpg</text:p>
          </table:table-cell>
          <table:table-cell office:value-type="float" office:value="463" table:style-name="ce4">
            <text:p>463</text:p>
          </table:table-cell>
          <table:table-cell office:value-type="float" office:value="493" table:style-name="ce4">
            <text:p>493</text:p>
          </table:table-cell>
          <table:table-cell office:value-type="float" office:value="30" table:style-name="ce4">
            <text:p>30</text:p>
          </table:table-cell>
          <table:table-cell office:value-type="float" office:value="900" table:style-name="ce4">
            <text:p>900</text:p>
          </table:table-cell>
          <table:table-cell office:value-type="string" table:style-name="ce9">
            <text:p>6.48%</text:p>
          </table:table-cell>
          <table:table-cell office:value-type="float" office:value="93.303607670000005" table:style-name="ce4">
            <text:p>93.30360767</text:p>
          </table:table-cell>
          <table:table-cell office:value-type="float" office:value="0.96586755400000002" table:style-name="ce4">
            <text:p>0.965867554</text:p>
          </table:table-cell>
          <table:table-cell office:value-type="float" office:value="0.68965517200000004" table:style-name="ce4">
            <text:p>0.689655172</text:p>
          </table:table-cell>
          <table:table-cell office:value-type="float" office:value="0.74074074099999998" table:style-name="ce4">
            <text:p>0.740740741</text:p>
          </table:table-cell>
          <table:table-cell office:value-type="float" office:value="1.4828248020000001" table:style-name="ce4">
            <text:p>1.482824802</text:p>
          </table:table-cell>
          <table:table-cell table:number-columns-repeated="16368"/>
        </table:table-row>
        <table:table-row table:style-name="ro2">
          <table:table-cell office:value-type="percentage" office:value="0.71600192223844117" table:formula="of:=2/(1/[.N195]+1/[.O195])" table:style-name="ce8">
            <text:p>71.60%</text:p>
          </table:table-cell>
          <table:table-cell office:value-type="float" office:value="71.914107711226848" table:formula="of:=[.G195]/[.E195]" table:style-name="ce14">
            <text:p>71.91410771</text:p>
          </table:table-cell>
          <table:table-cell office:value-type="float" office:value="3072" table:style-name="ce18">
            <text:p>3072</text:p>
          </table:table-cell>
          <table:table-cell office:value-type="float" office:value="4608" table:style-name="ce20">
            <text:p>4608</text:p>
          </table:table-cell>
          <table:table-cell office:value-type="float" office:value="14.155775999999999" table:formula="of:=[Sheet1.$C195]*[Sheet1.$D195]/1000000" table:style-name="ce16">
            <text:p>14.155776</text:p>
          </table:table-cell>
          <table:table-cell office:value-type="string" table:style-name="ce4">
            <text:p>test_img_0035.jpg</text:p>
          </table:table-cell>
          <table:table-cell office:value-type="float" office:value="1018" table:style-name="ce4">
            <text:p>1018</text:p>
          </table:table-cell>
          <table:table-cell office:value-type="float" office:value="1084" table:style-name="ce4">
            <text:p>1084</text:p>
          </table:table-cell>
          <table:table-cell office:value-type="float" office:value="66" table:style-name="ce4">
            <text:p>66</text:p>
          </table:table-cell>
          <table:table-cell office:value-type="float" office:value="4356" table:style-name="ce4">
            <text:p>4356</text:p>
          </table:table-cell>
          <table:table-cell office:value-type="string" table:style-name="ce9">
            <text:p>6.48%</text:p>
          </table:table-cell>
          <table:table-cell office:value-type="float" office:value="95.061645260000006" table:style-name="ce4">
            <text:p>95.06164526</text:p>
          </table:table-cell>
          <table:table-cell office:value-type="float" office:value="0.968769302" table:style-name="ce4">
            <text:p>0.968769302</text:p>
          </table:table-cell>
          <table:table-cell office:value-type="float" office:value="0.68726937300000002" table:style-name="ce4">
            <text:p>0.687269373</text:p>
          </table:table-cell>
          <table:table-cell office:value-type="float" office:value="0.74724172499999997" table:style-name="ce4">
            <text:p>0.747241725</text:p>
          </table:table-cell>
          <table:table-cell office:value-type="float" office:value="4.3271749020000003" table:style-name="ce4">
            <text:p>4.327174902</text:p>
          </table:table-cell>
          <table:table-cell table:number-columns-repeated="16368"/>
        </table:table-row>
        <table:table-row table:style-name="ro2">
          <table:table-cell office:value-type="percentage" office:value="0.7160161507150018" table:formula="of:=2/(1/[.N196]+1/[.O196])" table:style-name="ce8">
            <text:p>71.60%</text:p>
          </table:table-cell>
          <table:table-cell office:value-type="float" office:value="321.29629629629625" table:formula="of:=[.G196]/[.E196]" table:style-name="ce14">
            <text:p>321.2962963</text:p>
          </table:table-cell>
          <table:table-cell office:value-type="float" office:value="900" table:style-name="ce18">
            <text:p>900</text:p>
          </table:table-cell>
          <table:table-cell office:value-type="float" office:value="1200" table:style-name="ce20">
            <text:p>1200</text:p>
          </table:table-cell>
          <table:table-cell office:value-type="float" office:value="1.08" table:formula="of:=[Sheet1.$C196]*[Sheet1.$D196]/1000000" table:style-name="ce16">
            <text:p>1.08</text:p>
          </table:table-cell>
          <table:table-cell office:value-type="string" table:style-name="ce4">
            <text:p>test_img_0080.jpg</text:p>
          </table:table-cell>
          <table:table-cell office:value-type="float" office:value="347" table:style-name="ce4">
            <text:p>347</text:p>
          </table:table-cell>
          <table:table-cell office:value-type="float" office:value="397" table:style-name="ce4">
            <text:p>397</text:p>
          </table:table-cell>
          <table:table-cell office:value-type="float" office:value="50" table:style-name="ce4">
            <text:p>50</text:p>
          </table:table-cell>
          <table:table-cell office:value-type="float" office:value="2500" table:style-name="ce4">
            <text:p>2500</text:p>
          </table:table-cell>
          <table:table-cell office:value-type="string" table:style-name="ce9">
            <text:p>14.41%</text:p>
          </table:table-cell>
          <table:table-cell office:value-type="float" office:value="36.083162790000003" table:style-name="ce4">
            <text:p>36.08316279</text:p>
          </table:table-cell>
          <table:table-cell office:value-type="float" office:value="0.88801696799999996" table:style-name="ce4">
            <text:p>0.888016968</text:p>
          </table:table-cell>
          <table:table-cell office:value-type="float" office:value="0.67002518899999997" table:style-name="ce4">
            <text:p>0.670025189</text:p>
          </table:table-cell>
          <table:table-cell office:value-type="float" office:value="0.76878612700000004" table:style-name="ce4">
            <text:p>0.768786127</text:p>
          </table:table-cell>
          <table:table-cell office:value-type="float" office:value="0.43860817000000002" table:style-name="ce4">
            <text:p>0.43860817</text:p>
          </table:table-cell>
          <table:table-cell table:number-columns-repeated="16368"/>
        </table:table-row>
        <table:table-row table:style-name="ro2">
          <table:table-cell office:value-type="percentage" office:value="0.71704957684848725" table:formula="of:=2/(1/[.N197]+1/[.O197])" table:style-name="ce8">
            <text:p>71.70%</text:p>
          </table:table-cell>
          <table:table-cell office:value-type="float" office:value="154.76296536978029" table:formula="of:=[.G197]/[.E197]" table:style-name="ce14">
            <text:p>154.7629654</text:p>
          </table:table-cell>
          <table:table-cell office:value-type="float" office:value="2848" table:style-name="ce18">
            <text:p>2848</text:p>
          </table:table-cell>
          <table:table-cell office:value-type="float" office:value="4288" table:style-name="ce20">
            <text:p>4288</text:p>
          </table:table-cell>
          <table:table-cell office:value-type="float" office:value="12.212224000000001" table:formula="of:=[Sheet1.$C197]*[Sheet1.$D197]/1000000" table:style-name="ce16">
            <text:p>12.212224</text:p>
          </table:table-cell>
          <table:table-cell office:value-type="string" table:style-name="ce4">
            <text:p>test_img_0222.jpg</text:p>
          </table:table-cell>
          <table:table-cell office:value-type="float" office:value="1890" table:style-name="ce4">
            <text:p>1890</text:p>
          </table:table-cell>
          <table:table-cell office:value-type="float" office:value="1458" table:style-name="ce4">
            <text:p>1458</text:p>
          </table:table-cell>
          <table:table-cell office:value-type="float" office:value="432" table:style-name="ce4">
            <text:p>432</text:p>
          </table:table-cell>
          <table:table-cell office:value-type="float" office:value="186624" table:style-name="ce4">
            <text:p>186624</text:p>
          </table:table-cell>
          <table:table-cell office:value-type="string" table:style-name="ce9">
            <text:p>22.86%</text:p>
          </table:table-cell>
          <table:table-cell office:value-type="float" office:value="51.782232200000003" table:style-name="ce4">
            <text:p>51.7822322</text:p>
          </table:table-cell>
          <table:table-cell office:value-type="float" office:value="0.93800759300000003" table:style-name="ce4">
            <text:p>0.938007593</text:p>
          </table:table-cell>
          <table:table-cell office:value-type="float" office:value="0.81344307299999996" table:style-name="ce4">
            <text:p>0.813443073</text:p>
          </table:table-cell>
          <table:table-cell office:value-type="float" office:value="0.64108108100000005" table:style-name="ce4">
            <text:p>0.641081081</text:p>
          </table:table-cell>
          <table:table-cell office:value-type="float" office:value="4.2761590480000002" table:style-name="ce4">
            <text:p>4.276159048</text:p>
          </table:table-cell>
          <table:table-cell table:number-columns-repeated="16368"/>
        </table:table-row>
        <table:table-row table:style-name="ro2">
          <table:table-cell office:value-type="percentage" office:value="0.71794871784083047" table:formula="of:=2/(1/[.N198]+1/[.O198])" table:style-name="ce8">
            <text:p>71.79%</text:p>
          </table:table-cell>
          <table:table-cell office:value-type="float" office:value="729.62962962962956" table:formula="of:=[.G198]/[.E198]" table:style-name="ce14">
            <text:p>729.6296296</text:p>
          </table:table-cell>
          <table:table-cell office:value-type="float" office:value="600" table:style-name="ce18">
            <text:p>600</text:p>
          </table:table-cell>
          <table:table-cell office:value-type="float" office:value="900" table:style-name="ce20">
            <text:p>900</text:p>
          </table:table-cell>
          <table:table-cell office:value-type="float" office:value="0.54" table:formula="of:=[Sheet1.$C198]*[Sheet1.$D198]/1000000" table:style-name="ce16">
            <text:p>0.54</text:p>
          </table:table-cell>
          <table:table-cell office:value-type="string" table:style-name="ce4">
            <text:p>test_img_0031.jpg</text:p>
          </table:table-cell>
          <table:table-cell office:value-type="float" office:value="394" table:style-name="ce4">
            <text:p>394</text:p>
          </table:table-cell>
          <table:table-cell office:value-type="float" office:value="273" table:style-name="ce4">
            <text:p>273</text:p>
          </table:table-cell>
          <table:table-cell office:value-type="float" office:value="121" table:style-name="ce4">
            <text:p>121</text:p>
          </table:table-cell>
          <table:table-cell office:value-type="float" office:value="14641" table:style-name="ce4">
            <text:p>14641</text:p>
          </table:table-cell>
          <table:table-cell office:value-type="string" table:style-name="ce9">
            <text:p>30.71%</text:p>
          </table:table-cell>
          <table:table-cell office:value-type="float" office:value="42.467350949999997" table:style-name="ce4">
            <text:p>42.46735095</text:p>
          </table:table-cell>
          <table:table-cell office:value-type="float" office:value="0.92337814100000004" table:style-name="ce4">
            <text:p>0.923378141</text:p>
          </table:table-cell>
          <table:table-cell office:value-type="float" office:value="0.87179487200000005" table:style-name="ce4">
            <text:p>0.871794872</text:p>
          </table:table-cell>
          <table:table-cell office:value-type="float" office:value="0.61025640999999997" table:style-name="ce4">
            <text:p>0.61025641</text:p>
          </table:table-cell>
          <table:table-cell office:value-type="float" office:value="0.34193062800000001" table:style-name="ce4">
            <text:p>0.341930628</text:p>
          </table:table-cell>
          <table:table-cell table:number-columns-repeated="16368"/>
        </table:table-row>
        <table:table-row table:style-name="ro2">
          <table:table-cell office:value-type="percentage" office:value="0.71957671987684269" table:formula="of:=2/(1/[.N199]+1/[.O199])" table:style-name="ce8">
            <text:p>71.96%</text:p>
          </table:table-cell>
          <table:table-cell office:value-type="float" office:value="2495.3846153846152" table:formula="of:=[.G199]/[.E199]" table:style-name="ce14">
            <text:p>2495.384615</text:p>
          </table:table-cell>
          <table:table-cell office:value-type="float" office:value="500" table:style-name="ce18">
            <text:p>500</text:p>
          </table:table-cell>
          <table:table-cell office:value-type="float" office:value="650" table:style-name="ce20">
            <text:p>650</text:p>
          </table:table-cell>
          <table:table-cell office:value-type="float" office:value="0.32500000000000001" table:formula="of:=[Sheet1.$C199]*[Sheet1.$D199]/1000000" table:style-name="ce16">
            <text:p>0.325</text:p>
          </table:table-cell>
          <table:table-cell office:value-type="string" table:style-name="ce4">
            <text:p>test_img_0128.jpg</text:p>
          </table:table-cell>
          <table:table-cell office:value-type="float" office:value="811" table:style-name="ce4">
            <text:p>811</text:p>
          </table:table-cell>
          <table:table-cell office:value-type="float" office:value="526" table:style-name="ce4">
            <text:p>526</text:p>
          </table:table-cell>
          <table:table-cell office:value-type="float" office:value="285" table:style-name="ce4">
            <text:p>285</text:p>
          </table:table-cell>
          <table:table-cell office:value-type="float" office:value="81225" table:style-name="ce4">
            <text:p>81225</text:p>
          </table:table-cell>
          <table:table-cell office:value-type="string" table:style-name="ce9">
            <text:p>35.14%</text:p>
          </table:table-cell>
          <table:table-cell office:value-type="float" office:value="38.079665630000001" table:style-name="ce4">
            <text:p>38.07966563</text:p>
          </table:table-cell>
          <table:table-cell office:value-type="float" office:value="0.664507611" table:style-name="ce4">
            <text:p>0.664507611</text:p>
          </table:table-cell>
          <table:table-cell office:value-type="float" office:value="0.90494296600000002" table:style-name="ce4">
            <text:p>0.904942966</text:p>
          </table:table-cell>
          <table:table-cell office:value-type="float" office:value="0.59723964900000004" table:style-name="ce4">
            <text:p>0.597239649</text:p>
          </table:table-cell>
          <table:table-cell office:value-type="float" office:value="0.43158125899999999" table:style-name="ce4">
            <text:p>0.431581259</text:p>
          </table:table-cell>
          <table:table-cell table:number-columns-repeated="16368"/>
        </table:table-row>
        <table:table-row table:style-name="ro2">
          <table:table-cell office:value-type="percentage" office:value="0.72705314018697043" table:formula="of:=2/(1/[.N200]+1/[.O200])" table:style-name="ce8">
            <text:p>72.71%</text:p>
          </table:table-cell>
          <table:table-cell office:value-type="float" office:value="45.336813593106996" table:formula="of:=[.G200]/[.E200]" table:style-name="ce14">
            <text:p>45.33681359</text:p>
          </table:table-cell>
          <table:table-cell office:value-type="float" office:value="2304" table:style-name="ce18">
            <text:p>2304</text:p>
          </table:table-cell>
          <table:table-cell office:value-type="float" office:value="3456" table:style-name="ce20">
            <text:p>3456</text:p>
          </table:table-cell>
          <table:table-cell office:value-type="float" office:value="7.9626239999999999" table:formula="of:=[Sheet1.$C200]*[Sheet1.$D200]/1000000" table:style-name="ce16">
            <text:p>7.962624</text:p>
          </table:table-cell>
          <table:table-cell office:value-type="string" table:style-name="ce4">
            <text:p>test_img_0055.jpg</text:p>
          </table:table-cell>
          <table:table-cell office:value-type="float" office:value="361" table:style-name="ce4">
            <text:p>361</text:p>
          </table:table-cell>
          <table:table-cell office:value-type="float" office:value="470" table:style-name="ce4">
            <text:p>470</text:p>
          </table:table-cell>
          <table:table-cell office:value-type="float" office:value="109" table:style-name="ce4">
            <text:p>109</text:p>
          </table:table-cell>
          <table:table-cell office:value-type="float" office:value="11881" table:style-name="ce4">
            <text:p>11881</text:p>
          </table:table-cell>
          <table:table-cell office:value-type="string" table:style-name="ce9">
            <text:p>30.19%</text:p>
          </table:table-cell>
          <table:table-cell office:value-type="float" office:value="95.656649770000001" table:style-name="ce4">
            <text:p>95.65664977</text:p>
          </table:table-cell>
          <table:table-cell office:value-type="float" office:value="0.98266345899999996" table:style-name="ce4">
            <text:p>0.982663459</text:p>
          </table:table-cell>
          <table:table-cell office:value-type="float" office:value="0.64042553199999996" table:style-name="ce4">
            <text:p>0.640425532</text:p>
          </table:table-cell>
          <table:table-cell office:value-type="float" office:value="0.84078212299999999" table:style-name="ce4">
            <text:p>0.840782123</text:p>
          </table:table-cell>
          <table:table-cell office:value-type="float" office:value="1.887300253" table:style-name="ce4">
            <text:p>1.887300253</text:p>
          </table:table-cell>
          <table:table-cell table:number-columns-repeated="16368"/>
        </table:table-row>
        <table:table-row table:style-name="ro2">
          <table:table-cell office:value-type="percentage" office:value="0.72849915670704035" table:formula="of:=2/(1/[.N201]+1/[.O201])" table:style-name="ce8">
            <text:p>72.85%</text:p>
          </table:table-cell>
          <table:table-cell office:value-type="float" office:value="380.02806361085129" table:formula="of:=[.G201]/[.E201]" table:style-name="ce14">
            <text:p>380.0280636</text:p>
          </table:table-cell>
          <table:table-cell office:value-type="float" office:value="1069" table:style-name="ce18">
            <text:p>1069</text:p>
          </table:table-cell>
          <table:table-cell office:value-type="float" office:value="1600" table:style-name="ce20">
            <text:p>1600</text:p>
          </table:table-cell>
          <table:table-cell office:value-type="float" office:value="1.7103999999999999" table:formula="of:=[Sheet1.$C201]*[Sheet1.$D201]/1000000" table:style-name="ce16">
            <text:p>1.7104</text:p>
          </table:table-cell>
          <table:table-cell office:value-type="string" table:style-name="ce4">
            <text:p>test_img_0324.jpg</text:p>
          </table:table-cell>
          <table:table-cell office:value-type="float" office:value="650" table:style-name="ce4">
            <text:p>650</text:p>
          </table:table-cell>
          <table:table-cell office:value-type="float" office:value="545" table:style-name="ce4">
            <text:p>545</text:p>
          </table:table-cell>
          <table:table-cell office:value-type="float" office:value="105" table:style-name="ce4">
            <text:p>105</text:p>
          </table:table-cell>
          <table:table-cell office:value-type="float" office:value="11025" table:style-name="ce4">
            <text:p>11025</text:p>
          </table:table-cell>
          <table:table-cell office:value-type="string" table:style-name="ce9">
            <text:p>16.15%</text:p>
          </table:table-cell>
          <table:table-cell office:value-type="float" office:value="53.968466659999997" table:style-name="ce4">
            <text:p>53.96846666</text:p>
          </table:table-cell>
          <table:table-cell office:value-type="float" office:value="0.90752423599999998" table:style-name="ce4">
            <text:p>0.907524236</text:p>
          </table:table-cell>
          <table:table-cell office:value-type="float" office:value="0.79266055000000002" table:style-name="ce4">
            <text:p>0.79266055</text:p>
          </table:table-cell>
          <table:table-cell office:value-type="float" office:value="0.67394695800000004" table:style-name="ce4">
            <text:p>0.673946958</text:p>
          </table:table-cell>
          <table:table-cell office:value-type="float" office:value="0.73548102400000004" table:style-name="ce4">
            <text:p>0.735481024</text:p>
          </table:table-cell>
          <table:table-cell table:number-columns-repeated="16368"/>
        </table:table-row>
        <table:table-row table:style-name="ro2">
          <table:table-cell office:value-type="percentage" office:value="0.72905109520192912" table:formula="of:=2/(1/[.N202]+1/[.O202])" table:style-name="ce8">
            <text:p>72.91%</text:p>
          </table:table-cell>
          <table:table-cell office:value-type="float" office:value="1390.9213016405683" table:formula="of:=[.G202]/[.E202]" table:style-name="ce14">
            <text:p>1390.921302</text:p>
          </table:table-cell>
          <table:table-cell office:value-type="float" office:value="1171" table:style-name="ce18">
            <text:p>1171</text:p>
          </table:table-cell>
          <table:table-cell office:value-type="float" office:value="1592" table:style-name="ce20">
            <text:p>1592</text:p>
          </table:table-cell>
          <table:table-cell office:value-type="float" office:value="1.8642319999999999" table:formula="of:=[Sheet1.$C202]*[Sheet1.$D202]/1000000" table:style-name="ce16">
            <text:p>1.864232</text:p>
          </table:table-cell>
          <table:table-cell office:value-type="string" table:style-name="ce4">
            <text:p>test_img_0304.jpg</text:p>
          </table:table-cell>
          <table:table-cell office:value-type="float" office:value="2593" table:style-name="ce4">
            <text:p>2593</text:p>
          </table:table-cell>
          <table:table-cell office:value-type="float" office:value="4293" table:style-name="ce4">
            <text:p>4293</text:p>
          </table:table-cell>
          <table:table-cell office:value-type="float" office:value="1700" table:style-name="ce4">
            <text:p>1700</text:p>
          </table:table-cell>
          <table:table-cell office:value-type="float" office:value="2890000" table:style-name="ce4">
            <text:p>2890000</text:p>
          </table:table-cell>
          <table:table-cell office:value-type="string" table:style-name="ce9">
            <text:p>65.56%</text:p>
          </table:table-cell>
          <table:table-cell office:value-type="float" office:value="25.349926709999998" table:style-name="ce4">
            <text:p>25.34992671</text:p>
          </table:table-cell>
          <table:table-cell office:value-type="float" office:value="0.70186720599999997" table:style-name="ce4">
            <text:p>0.701867206</text:p>
          </table:table-cell>
          <table:table-cell office:value-type="float" office:value="0.58164453800000004" table:style-name="ce4">
            <text:p>0.581644538</text:p>
          </table:table-cell>
          <table:table-cell office:value-type="float" office:value="0.97653500199999999" table:style-name="ce4">
            <text:p>0.976535002</text:p>
          </table:table-cell>
          <table:table-cell office:value-type="float" office:value="1.726570129" table:style-name="ce4">
            <text:p>1.726570129</text:p>
          </table:table-cell>
          <table:table-cell table:number-columns-repeated="16368"/>
        </table:table-row>
        <table:table-row table:style-name="ro2">
          <table:table-cell office:value-type="percentage" office:value="0.72910662840602036" table:formula="of:=2/(1/[.N203]+1/[.O203])" table:style-name="ce8">
            <text:p>72.91%</text:p>
          </table:table-cell>
          <table:table-cell office:value-type="float" office:value="322.06547777482035" table:formula="of:=[.G203]/[.E203]" table:style-name="ce14">
            <text:p>322.0654778</text:p>
          </table:table-cell>
          <table:table-cell office:value-type="float" office:value="867" table:style-name="ce18">
            <text:p>867</text:p>
          </table:table-cell>
          <table:table-cell office:value-type="float" office:value="1300" table:style-name="ce20">
            <text:p>1300</text:p>
          </table:table-cell>
          <table:table-cell office:value-type="float" office:value="1.1271" table:formula="of:=[Sheet1.$C203]*[Sheet1.$D203]/1000000" table:style-name="ce16">
            <text:p>1.1271</text:p>
          </table:table-cell>
          <table:table-cell office:value-type="string" table:style-name="ce4">
            <text:p>test_img_0068.jpg</text:p>
          </table:table-cell>
          <table:table-cell office:value-type="float" office:value="363" table:style-name="ce4">
            <text:p>363</text:p>
          </table:table-cell>
          <table:table-cell office:value-type="float" office:value="335" table:style-name="ce4">
            <text:p>335</text:p>
          </table:table-cell>
          <table:table-cell office:value-type="float" office:value="28" table:style-name="ce4">
            <text:p>28</text:p>
          </table:table-cell>
          <table:table-cell office:value-type="float" office:value="784" table:style-name="ce4">
            <text:p>784</text:p>
          </table:table-cell>
          <table:table-cell office:value-type="string" table:style-name="ce9">
            <text:p>7.71%</text:p>
          </table:table-cell>
          <table:table-cell office:value-type="float" office:value="78.946007280000003" table:style-name="ce4">
            <text:p>78.94600728</text:p>
          </table:table-cell>
          <table:table-cell office:value-type="float" office:value="0.94224226700000002" table:style-name="ce4">
            <text:p>0.942242267</text:p>
          </table:table-cell>
          <table:table-cell office:value-type="float" office:value="0.75522388100000004" table:style-name="ce4">
            <text:p>0.755223881</text:p>
          </table:table-cell>
          <table:table-cell office:value-type="float" office:value="0.70473537600000002" table:style-name="ce4">
            <text:p>0.704735376</text:p>
          </table:table-cell>
          <table:table-cell office:value-type="float" office:value="0.49398398399999999" table:style-name="ce4">
            <text:p>0.493983984</text:p>
          </table:table-cell>
          <table:table-cell table:number-columns-repeated="16368"/>
        </table:table-row>
        <table:table-row table:style-name="ro2">
          <table:table-cell office:value-type="percentage" office:value="0.72933333325792715" table:formula="of:=2/(1/[.N204]+1/[.O204])" table:style-name="ce8">
            <text:p>72.93%</text:p>
          </table:table-cell>
          <table:table-cell office:value-type="float" office:value="86.906024948559661" table:formula="of:=[.G204]/[.E204]" table:style-name="ce14">
            <text:p>86.90602495</text:p>
          </table:table-cell>
          <table:table-cell office:value-type="float" office:value="3456" table:style-name="ce18">
            <text:p>3456</text:p>
          </table:table-cell>
          <table:table-cell office:value-type="float" office:value="5184" table:style-name="ce20">
            <text:p>5184</text:p>
          </table:table-cell>
          <table:table-cell office:value-type="float" office:value="17.915904000000001" table:formula="of:=[Sheet1.$C204]*[Sheet1.$D204]/1000000" table:style-name="ce16">
            <text:p>17.915904</text:p>
          </table:table-cell>
          <table:table-cell office:value-type="string" table:style-name="ce4">
            <text:p>test_img_0089.jpg</text:p>
          </table:table-cell>
          <table:table-cell office:value-type="float" office:value="1557" table:style-name="ce4">
            <text:p>1557</text:p>
          </table:table-cell>
          <table:table-cell office:value-type="float" office:value="1472" table:style-name="ce4">
            <text:p>1472</text:p>
          </table:table-cell>
          <table:table-cell office:value-type="float" office:value="85" table:style-name="ce4">
            <text:p>85</text:p>
          </table:table-cell>
          <table:table-cell office:value-type="float" office:value="7225" table:style-name="ce4">
            <text:p>7225</text:p>
          </table:table-cell>
          <table:table-cell office:value-type="string" table:style-name="ce9">
            <text:p>5.46%</text:p>
          </table:table-cell>
          <table:table-cell office:value-type="float" office:value="84.672002019999994" table:style-name="ce4">
            <text:p>84.67200202</text:p>
          </table:table-cell>
          <table:table-cell office:value-type="float" office:value="0.95359551499999995" table:style-name="ce4">
            <text:p>0.953595515</text:p>
          </table:table-cell>
          <table:table-cell office:value-type="float" office:value="0.74320652200000004" table:style-name="ce4">
            <text:p>0.743206522</text:p>
          </table:table-cell>
          <table:table-cell office:value-type="float" office:value="0.71596858600000002" table:style-name="ce4">
            <text:p>0.715968586</text:p>
          </table:table-cell>
          <table:table-cell office:value-type="float" office:value="6.4233791829999998" table:style-name="ce4">
            <text:p>6.423379183</text:p>
          </table:table-cell>
          <table:table-cell table:number-columns-repeated="16368"/>
        </table:table-row>
        <table:table-row table:style-name="ro2">
          <table:table-cell office:value-type="percentage" office:value="0.73170731685477386" table:formula="of:=2/(1/[.N205]+1/[.O205])" table:style-name="ce8">
            <text:p>73.17%</text:p>
          </table:table-cell>
          <table:table-cell office:value-type="float" office:value="92.728758169934636" table:formula="of:=[.G205]/[.E205]" table:style-name="ce14">
            <text:p>92.72875817</text:p>
          </table:table-cell>
          <table:table-cell office:value-type="float" office:value="1275" table:style-name="ce18">
            <text:p>1275</text:p>
          </table:table-cell>
          <table:table-cell office:value-type="float" office:value="1920" table:style-name="ce20">
            <text:p>1920</text:p>
          </table:table-cell>
          <table:table-cell office:value-type="float" office:value="2.448" table:formula="of:=[Sheet1.$C205]*[Sheet1.$D205]/1000000" table:style-name="ce16">
            <text:p>2.448</text:p>
          </table:table-cell>
          <table:table-cell office:value-type="string" table:style-name="ce4">
            <text:p>test_img_0060.jpg</text:p>
          </table:table-cell>
          <table:table-cell office:value-type="float" office:value="227" table:style-name="ce4">
            <text:p>227</text:p>
          </table:table-cell>
          <table:table-cell office:value-type="float" office:value="267" table:style-name="ce4">
            <text:p>267</text:p>
          </table:table-cell>
          <table:table-cell office:value-type="float" office:value="40" table:style-name="ce4">
            <text:p>40</text:p>
          </table:table-cell>
          <table:table-cell office:value-type="float" office:value="1600" table:style-name="ce4">
            <text:p>1600</text:p>
          </table:table-cell>
          <table:table-cell office:value-type="string" table:style-name="ce9">
            <text:p>17.62%</text:p>
          </table:table-cell>
          <table:table-cell office:value-type="float" office:value="74.347151650000001" table:style-name="ce4">
            <text:p>74.34715165</text:p>
          </table:table-cell>
          <table:table-cell office:value-type="float" office:value="0.97153544700000005" table:style-name="ce4">
            <text:p>0.971535447</text:p>
          </table:table-cell>
          <table:table-cell office:value-type="float" office:value="0.67415730299999999" table:style-name="ce4">
            <text:p>0.674157303</text:p>
          </table:table-cell>
          <table:table-cell office:value-type="float" office:value="0.8" table:style-name="ce4">
            <text:p>0.8</text:p>
          </table:table-cell>
          <table:table-cell office:value-type="float" office:value="0.66247343999999997" table:style-name="ce4">
            <text:p>0.66247344</text:p>
          </table:table-cell>
          <table:table-cell table:number-columns-repeated="16368"/>
        </table:table-row>
        <table:table-row table:style-name="ro2">
          <table:table-cell office:value-type="percentage" office:value="0.73228840093136738" table:formula="of:=2/(1/[.N206]+1/[.O206])" table:style-name="ce8">
            <text:p>73.23%</text:p>
          </table:table-cell>
          <table:table-cell office:value-type="float" office:value="91.032043279234301" table:formula="of:=[.G206]/[.E206]" table:style-name="ce14">
            <text:p>91.03204328</text:p>
          </table:table-cell>
          <table:table-cell office:value-type="float" office:value="2848" table:style-name="ce18">
            <text:p>2848</text:p>
          </table:table-cell>
          <table:table-cell office:value-type="float" office:value="3159" table:style-name="ce20">
            <text:p>3159</text:p>
          </table:table-cell>
          <table:table-cell office:value-type="float" office:value="8.9968319999999995" table:formula="of:=[Sheet1.$C206]*[Sheet1.$D206]/1000000" table:style-name="ce16">
            <text:p>8.996832</text:p>
          </table:table-cell>
          <table:table-cell office:value-type="string" table:style-name="ce4">
            <text:p>test_img_0148.jpg</text:p>
          </table:table-cell>
          <table:table-cell office:value-type="float" office:value="819" table:style-name="ce4">
            <text:p>819</text:p>
          </table:table-cell>
          <table:table-cell office:value-type="float" office:value="792" table:style-name="ce4">
            <text:p>792</text:p>
          </table:table-cell>
          <table:table-cell office:value-type="float" office:value="27" table:style-name="ce4">
            <text:p>27</text:p>
          </table:table-cell>
          <table:table-cell office:value-type="float" office:value="729" table:style-name="ce4">
            <text:p>729</text:p>
          </table:table-cell>
          <table:table-cell office:value-type="string" table:style-name="ce9">
            <text:p>3.30%</text:p>
          </table:table-cell>
          <table:table-cell office:value-type="float" office:value="118.4315309" table:style-name="ce4">
            <text:p>118.4315309</text:p>
          </table:table-cell>
          <table:table-cell office:value-type="float" office:value="0.97123404199999996" table:style-name="ce4">
            <text:p>0.971234042</text:p>
          </table:table-cell>
          <table:table-cell office:value-type="float" office:value="0.73737373699999997" table:style-name="ce4">
            <text:p>0.737373737</text:p>
          </table:table-cell>
          <table:table-cell office:value-type="float" office:value="0.72727272700000001" table:style-name="ce4">
            <text:p>0.727272727</text:p>
          </table:table-cell>
          <table:table-cell office:value-type="float" office:value="3.0540916920000001" table:style-name="ce4">
            <text:p>3.054091692</text:p>
          </table:table-cell>
          <table:table-cell table:number-columns-repeated="16368"/>
        </table:table-row>
        <table:table-row table:style-name="ro2">
          <table:table-cell office:value-type="percentage" office:value="0.73246951212114864" table:formula="of:=2/(1/[.N207]+1/[.O207])" table:style-name="ce8">
            <text:p>73.25%</text:p>
          </table:table-cell>
          <table:table-cell office:value-type="float" office:value="1196.8315972222222" table:formula="of:=[.G207]/[.E207]" table:style-name="ce14">
            <text:p>1196.831597</text:p>
          </table:table-cell>
          <table:table-cell office:value-type="float" office:value="720" table:style-name="ce18">
            <text:p>720</text:p>
          </table:table-cell>
          <table:table-cell office:value-type="float" office:value="1280" table:style-name="ce20">
            <text:p>1280</text:p>
          </table:table-cell>
          <table:table-cell office:value-type="float" office:value="0.92159999999999997" table:formula="of:=[Sheet1.$C207]*[Sheet1.$D207]/1000000" table:style-name="ce16">
            <text:p>0.9216</text:p>
          </table:table-cell>
          <table:table-cell office:value-type="string" table:style-name="ce4">
            <text:p>test_img_0267.jpg</text:p>
          </table:table-cell>
          <table:table-cell office:value-type="float" office:value="1103" table:style-name="ce4">
            <text:p>1103</text:p>
          </table:table-cell>
          <table:table-cell office:value-type="float" office:value="1535" table:style-name="ce4">
            <text:p>1535</text:p>
          </table:table-cell>
          <table:table-cell office:value-type="float" office:value="432" table:style-name="ce4">
            <text:p>432</text:p>
          </table:table-cell>
          <table:table-cell office:value-type="float" office:value="186624" table:style-name="ce4">
            <text:p>186624</text:p>
          </table:table-cell>
          <table:table-cell office:value-type="string" table:style-name="ce9">
            <text:p>39.17%</text:p>
          </table:table-cell>
          <table:table-cell office:value-type="float" office:value="24.23762" table:style-name="ce4">
            <text:p>24.23762</text:p>
          </table:table-cell>
          <table:table-cell office:value-type="float" office:value="0.59985599899999997" table:style-name="ce4">
            <text:p>0.599855999</text:p>
          </table:table-cell>
          <table:table-cell office:value-type="float" office:value="0.626058632" table:style-name="ce4">
            <text:p>0.626058632</text:p>
          </table:table-cell>
          <table:table-cell office:value-type="float" office:value="0.88246097300000004" table:style-name="ce4">
            <text:p>0.882460973</text:p>
          </table:table-cell>
          <table:table-cell office:value-type="float" office:value="0.71148633999999999" table:style-name="ce4">
            <text:p>0.71148634</text:p>
          </table:table-cell>
          <table:table-cell table:number-columns-repeated="16368"/>
        </table:table-row>
        <table:table-row table:style-name="ro2">
          <table:table-cell office:value-type="percentage" office:value="0.73267326757785467" table:formula="of:=2/(1/[.N208]+1/[.O208])" table:style-name="ce8">
            <text:p>73.27%</text:p>
          </table:table-cell>
          <table:table-cell office:value-type="float" office:value="137.87555957300276" table:formula="of:=[.G208]/[.E208]" table:style-name="ce14">
            <text:p>137.8755596</text:p>
          </table:table-cell>
          <table:table-cell office:value-type="float" office:value="2112" table:style-name="ce18">
            <text:p>2112</text:p>
          </table:table-cell>
          <table:table-cell office:value-type="float" office:value="2816" table:style-name="ce20">
            <text:p>2816</text:p>
          </table:table-cell>
          <table:table-cell office:value-type="float" office:value="5.9473919999999998" table:formula="of:=[Sheet1.$C208]*[Sheet1.$D208]/1000000" table:style-name="ce16">
            <text:p>5.947392</text:p>
          </table:table-cell>
          <table:table-cell office:value-type="string" table:style-name="ce4">
            <text:p>test_img_0314.jpg</text:p>
          </table:table-cell>
          <table:table-cell office:value-type="float" office:value="820" table:style-name="ce4">
            <text:p>820</text:p>
          </table:table-cell>
          <table:table-cell office:value-type="float" office:value="909" table:style-name="ce4">
            <text:p>909</text:p>
          </table:table-cell>
          <table:table-cell office:value-type="float" office:value="89" table:style-name="ce4">
            <text:p>89</text:p>
          </table:table-cell>
          <table:table-cell office:value-type="float" office:value="7921" table:style-name="ce4">
            <text:p>7921</text:p>
          </table:table-cell>
          <table:table-cell office:value-type="string" table:style-name="ce9">
            <text:p>10.85%</text:p>
          </table:table-cell>
          <table:table-cell office:value-type="float" office:value="87.850565500000002" table:style-name="ce4">
            <text:p>87.8505655</text:p>
          </table:table-cell>
          <table:table-cell office:value-type="float" office:value="0.95839911300000002" table:style-name="ce4">
            <text:p>0.958399113</text:p>
          </table:table-cell>
          <table:table-cell office:value-type="float" office:value="0.69196919700000004" table:style-name="ce4">
            <text:p>0.691969197</text:p>
          </table:table-cell>
          <table:table-cell office:value-type="float" office:value="0.77846534700000003" table:style-name="ce4">
            <text:p>0.778465347</text:p>
          </table:table-cell>
          <table:table-cell office:value-type="float" office:value="1.678603888" table:style-name="ce4">
            <text:p>1.678603888</text:p>
          </table:table-cell>
          <table:table-cell table:number-columns-repeated="16368"/>
        </table:table-row>
        <table:table-row table:style-name="ro2">
          <table:table-cell office:value-type="percentage" office:value="0.73282442768673151" table:formula="of:=2/(1/[.N209]+1/[.O209])" table:style-name="ce8">
            <text:p>73.28%</text:p>
          </table:table-cell>
          <table:table-cell office:value-type="float" office:value="22.982373649691358" table:formula="of:=[.G209]/[.E209]" table:style-name="ce14">
            <text:p>22.98237365</text:p>
          </table:table-cell>
          <table:table-cell office:value-type="float" office:value="1728" table:style-name="ce18">
            <text:p>1728</text:p>
          </table:table-cell>
          <table:table-cell office:value-type="float" office:value="3072" table:style-name="ce20">
            <text:p>3072</text:p>
          </table:table-cell>
          <table:table-cell office:value-type="float" office:value="5.3084160000000002" table:formula="of:=[Sheet1.$C209]*[Sheet1.$D209]/1000000" table:style-name="ce16">
            <text:p>5.308416</text:p>
          </table:table-cell>
          <table:table-cell office:value-type="string" table:style-name="ce4">
            <text:p>test_img_0189.jpg</text:p>
          </table:table-cell>
          <table:table-cell office:value-type="float" office:value="122" table:style-name="ce4">
            <text:p>122</text:p>
          </table:table-cell>
          <table:table-cell office:value-type="float" office:value="140" table:style-name="ce4">
            <text:p>140</text:p>
          </table:table-cell>
          <table:table-cell office:value-type="float" office:value="18" table:style-name="ce4">
            <text:p>18</text:p>
          </table:table-cell>
          <table:table-cell office:value-type="float" office:value="324" table:style-name="ce4">
            <text:p>324</text:p>
          </table:table-cell>
          <table:table-cell office:value-type="string" table:style-name="ce9">
            <text:p>14.75%</text:p>
          </table:table-cell>
          <table:table-cell office:value-type="float" office:value="126.495137" table:style-name="ce4">
            <text:p>126.495137</text:p>
          </table:table-cell>
          <table:table-cell office:value-type="float" office:value="0.99027542899999998" table:style-name="ce4">
            <text:p>0.990275429</text:p>
          </table:table-cell>
          <table:table-cell office:value-type="float" office:value="0.68571428599999995" table:style-name="ce4">
            <text:p>0.685714286</text:p>
          </table:table-cell>
          <table:table-cell office:value-type="float" office:value="0.78688524599999998" table:style-name="ce4">
            <text:p>0.786885246</text:p>
          </table:table-cell>
          <table:table-cell office:value-type="float" office:value="1.1863417629999999" table:style-name="ce4">
            <text:p>1.186341763</text:p>
          </table:table-cell>
          <table:table-cell table:number-columns-repeated="16368"/>
        </table:table-row>
        <table:table-row table:style-name="ro2">
          <table:table-cell office:value-type="percentage" office:value="0.73536585372471752" table:formula="of:=2/(1/[.N210]+1/[.O210])" table:style-name="ce8">
            <text:p>73.54%</text:p>
          </table:table-cell>
          <table:table-cell office:value-type="float" office:value="441.74382716049388" table:formula="of:=[.G210]/[.E210]" table:style-name="ce14">
            <text:p>441.7438272</text:p>
          </table:table-cell>
          <table:table-cell office:value-type="float" office:value="1080" table:style-name="ce18">
            <text:p>1080</text:p>
          </table:table-cell>
          <table:table-cell office:value-type="float" office:value="1920" table:style-name="ce20">
            <text:p>1920</text:p>
          </table:table-cell>
          <table:table-cell office:value-type="float" office:value="2.0735999999999999" table:formula="of:=[Sheet1.$C210]*[Sheet1.$D210]/1000000" table:style-name="ce16">
            <text:p>2.0736</text:p>
          </table:table-cell>
          <table:table-cell office:value-type="string" table:style-name="ce4">
            <text:p>test_img_0271.jpg</text:p>
          </table:table-cell>
          <table:table-cell office:value-type="float" office:value="916" table:style-name="ce4">
            <text:p>916</text:p>
          </table:table-cell>
          <table:table-cell office:value-type="float" office:value="750" table:style-name="ce4">
            <text:p>750</text:p>
          </table:table-cell>
          <table:table-cell office:value-type="float" office:value="166" table:style-name="ce4">
            <text:p>166</text:p>
          </table:table-cell>
          <table:table-cell office:value-type="float" office:value="27556" table:style-name="ce4">
            <text:p>27556</text:p>
          </table:table-cell>
          <table:table-cell office:value-type="string" table:style-name="ce9">
            <text:p>18.12%</text:p>
          </table:table-cell>
          <table:table-cell office:value-type="float" office:value="71.301647320000001" table:style-name="ce4">
            <text:p>71.30164732</text:p>
          </table:table-cell>
          <table:table-cell office:value-type="float" office:value="0.93319250899999995" table:style-name="ce4">
            <text:p>0.933192509</text:p>
          </table:table-cell>
          <table:table-cell office:value-type="float" office:value="0.80400000000000005" table:style-name="ce4">
            <text:p>0.804</text:p>
          </table:table-cell>
          <table:table-cell office:value-type="float" office:value="0.67752809000000003" table:style-name="ce4">
            <text:p>0.67752809</text:p>
          </table:table-cell>
          <table:table-cell office:value-type="float" office:value="0.89558553699999999" table:style-name="ce4">
            <text:p>0.895585537</text:p>
          </table:table-cell>
          <table:table-cell table:number-columns-repeated="16368"/>
        </table:table-row>
        <table:table-row table:style-name="ro2">
          <table:table-cell office:value-type="percentage" office:value="0.73992674001962544" table:formula="of:=2/(1/[.N211]+1/[.O211])" table:style-name="ce8">
            <text:p>73.99%</text:p>
          </table:table-cell>
          <table:table-cell office:value-type="float" office:value="31.789143880208336" table:formula="of:=[.G211]/[.E211]" table:style-name="ce14">
            <text:p>31.78914388</text:p>
          </table:table-cell>
          <table:table-cell office:value-type="float" office:value="3072" table:style-name="ce18">
            <text:p>3072</text:p>
          </table:table-cell>
          <table:table-cell office:value-type="float" office:value="4608" table:style-name="ce20">
            <text:p>4608</text:p>
          </table:table-cell>
          <table:table-cell office:value-type="float" office:value="14.155775999999999" table:formula="of:=[Sheet1.$C211]*[Sheet1.$D211]/1000000" table:style-name="ce16">
            <text:p>14.155776</text:p>
          </table:table-cell>
          <table:table-cell office:value-type="string" table:style-name="ce4">
            <text:p>test_img_0029.jpg</text:p>
          </table:table-cell>
          <table:table-cell office:value-type="float" office:value="450" table:style-name="ce4">
            <text:p>450</text:p>
          </table:table-cell>
          <table:table-cell office:value-type="float" office:value="376" table:style-name="ce4">
            <text:p>376</text:p>
          </table:table-cell>
          <table:table-cell office:value-type="float" office:value="74" table:style-name="ce4">
            <text:p>74</text:p>
          </table:table-cell>
          <table:table-cell office:value-type="float" office:value="5476" table:style-name="ce4">
            <text:p>5476</text:p>
          </table:table-cell>
          <table:table-cell office:value-type="string" table:style-name="ce9">
            <text:p>16.44%</text:p>
          </table:table-cell>
          <table:table-cell office:value-type="float" office:value="103.5080011" table:style-name="ce4">
            <text:p>103.5080011</text:p>
          </table:table-cell>
          <table:table-cell office:value-type="float" office:value="0.98463211399999995" table:style-name="ce4">
            <text:p>0.984632114</text:p>
          </table:table-cell>
          <table:table-cell office:value-type="float" office:value="0.80585106399999995" table:style-name="ce4">
            <text:p>0.805851064</text:p>
          </table:table-cell>
          <table:table-cell office:value-type="float" office:value="0.68397291199999999" table:style-name="ce4">
            <text:p>0.683972912</text:p>
          </table:table-cell>
          <table:table-cell office:value-type="float" office:value="4.1630539889999998" table:style-name="ce4">
            <text:p>4.163053989</text:p>
          </table:table-cell>
          <table:table-cell table:number-columns-repeated="16368"/>
        </table:table-row>
        <table:table-row table:style-name="ro2">
          <table:table-cell office:value-type="percentage" office:value="0.74029850725710766" table:formula="of:=2/(1/[.N212]+1/[.O212])" table:style-name="ce8">
            <text:p>74.03%</text:p>
          </table:table-cell>
          <table:table-cell office:value-type="float" office:value="468.33686633843911" table:formula="of:=[.G212]/[.E212]" table:style-name="ce14">
            <text:p>468.3368663</text:p>
          </table:table-cell>
          <table:table-cell office:value-type="float" office:value="1371" table:style-name="ce18">
            <text:p>1371</text:p>
          </table:table-cell>
          <table:table-cell office:value-type="float" office:value="2048" table:style-name="ce20">
            <text:p>2048</text:p>
          </table:table-cell>
          <table:table-cell office:value-type="float" office:value="2.8078080000000001" table:formula="of:=[Sheet1.$C212]*[Sheet1.$D212]/1000000" table:style-name="ce16">
            <text:p>2.807808</text:p>
          </table:table-cell>
          <table:table-cell office:value-type="string" table:style-name="ce4">
            <text:p>test_img_0180.jpg</text:p>
          </table:table-cell>
          <table:table-cell office:value-type="float" office:value="1315" table:style-name="ce4">
            <text:p>1315</text:p>
          </table:table-cell>
          <table:table-cell office:value-type="float" office:value="1385" table:style-name="ce4">
            <text:p>1385</text:p>
          </table:table-cell>
          <table:table-cell office:value-type="float" office:value="70" table:style-name="ce4">
            <text:p>70</text:p>
          </table:table-cell>
          <table:table-cell office:value-type="float" office:value="4900" table:style-name="ce4">
            <text:p>4900</text:p>
          </table:table-cell>
          <table:table-cell office:value-type="string" table:style-name="ce9">
            <text:p>5.32%</text:p>
          </table:table-cell>
          <table:table-cell office:value-type="float" office:value="43.85760904" table:style-name="ce4">
            <text:p>43.85760904</text:p>
          </table:table-cell>
          <table:table-cell office:value-type="float" office:value="0.87233487300000001" table:style-name="ce4">
            <text:p>0.872334873</text:p>
          </table:table-cell>
          <table:table-cell office:value-type="float" office:value="0.71624548700000001" table:style-name="ce4">
            <text:p>0.716245487</text:p>
          </table:table-cell>
          <table:table-cell office:value-type="float" office:value="0.76602316599999998" table:style-name="ce4">
            <text:p>0.766023166</text:p>
          </table:table-cell>
          <table:table-cell office:value-type="float" office:value="1.2804310320000001" table:style-name="ce4">
            <text:p>1.280431032</text:p>
          </table:table-cell>
          <table:table-cell table:number-columns-repeated="16368"/>
        </table:table-row>
        <table:table-row table:style-name="ro2">
          <table:table-cell office:value-type="percentage" office:value="0.74141876444146104" table:formula="of:=2/(1/[.N213]+1/[.O213])" table:style-name="ce8">
            <text:p>74.14%</text:p>
          </table:table-cell>
          <table:table-cell office:value-type="float" office:value="64.376599222666158" table:formula="of:=[.G213]/[.E213]" table:style-name="ce14">
            <text:p>64.37659922</text:p>
          </table:table-cell>
          <table:table-cell office:value-type="float" office:value="2930" table:style-name="ce18">
            <text:p>2930</text:p>
          </table:table-cell>
          <table:table-cell office:value-type="float" office:value="4395" table:style-name="ce20">
            <text:p>4395</text:p>
          </table:table-cell>
          <table:table-cell office:value-type="float" office:value="12.87735" table:formula="of:=[Sheet1.$C213]*[Sheet1.$D213]/1000000" table:style-name="ce16">
            <text:p>12.87735</text:p>
          </table:table-cell>
          <table:table-cell office:value-type="string" table:style-name="ce4">
            <text:p>test_img_0254.jpg</text:p>
          </table:table-cell>
          <table:table-cell office:value-type="float" office:value="829" table:style-name="ce4">
            <text:p>829</text:p>
          </table:table-cell>
          <table:table-cell office:value-type="float" office:value="929" table:style-name="ce4">
            <text:p>929</text:p>
          </table:table-cell>
          <table:table-cell office:value-type="float" office:value="100" table:style-name="ce4">
            <text:p>100</text:p>
          </table:table-cell>
          <table:table-cell office:value-type="float" office:value="10000" table:style-name="ce4">
            <text:p>10000</text:p>
          </table:table-cell>
          <table:table-cell office:value-type="string" table:style-name="ce9">
            <text:p>12.06%</text:p>
          </table:table-cell>
          <table:table-cell office:value-type="float" office:value="108.63952810000001" table:style-name="ce4">
            <text:p>108.6395281</text:p>
          </table:table-cell>
          <table:table-cell office:value-type="float" office:value="0.97654259499999996" table:style-name="ce4">
            <text:p>0.976542595</text:p>
          </table:table-cell>
          <table:table-cell office:value-type="float" office:value="0.69752422000000003" table:style-name="ce4">
            <text:p>0.69752422</text:p>
          </table:table-cell>
          <table:table-cell office:value-type="float" office:value="0.79120879099999997" table:style-name="ce4">
            <text:p>0.791208791</text:p>
          </table:table-cell>
          <table:table-cell office:value-type="float" office:value="4.4926800729999998" table:style-name="ce4">
            <text:p>4.492680073</text:p>
          </table:table-cell>
          <table:table-cell table:number-columns-repeated="16368"/>
        </table:table-row>
        <table:table-row table:style-name="ro2">
          <table:table-cell office:value-type="percentage" office:value="0.74200913260141577" table:formula="of:=2/(1/[.N214]+1/[.O214])" table:style-name="ce8">
            <text:p>74.20%</text:p>
          </table:table-cell>
          <table:table-cell office:value-type="float" office:value="50.010314627391899" table:formula="of:=[.G214]/[.E214]" table:style-name="ce14">
            <text:p>50.01031463</text:p>
          </table:table-cell>
          <table:table-cell office:value-type="float" office:value="2305" table:style-name="ce18">
            <text:p>2305</text:p>
          </table:table-cell>
          <table:table-cell office:value-type="float" office:value="3470" table:style-name="ce20">
            <text:p>3470</text:p>
          </table:table-cell>
          <table:table-cell office:value-type="float" office:value="7.9983500000000003" table:formula="of:=[Sheet1.$C214]*[Sheet1.$D214]/1000000" table:style-name="ce16">
            <text:p>7.99835</text:p>
          </table:table-cell>
          <table:table-cell office:value-type="string" table:style-name="ce4">
            <text:p>test_img_0178.jpg</text:p>
          </table:table-cell>
          <table:table-cell office:value-type="float" office:value="400" table:style-name="ce4">
            <text:p>400</text:p>
          </table:table-cell>
          <table:table-cell office:value-type="float" office:value="478" table:style-name="ce4">
            <text:p>478</text:p>
          </table:table-cell>
          <table:table-cell office:value-type="float" office:value="78" table:style-name="ce4">
            <text:p>78</text:p>
          </table:table-cell>
          <table:table-cell office:value-type="float" office:value="6084" table:style-name="ce4">
            <text:p>6084</text:p>
          </table:table-cell>
          <table:table-cell office:value-type="string" table:style-name="ce9">
            <text:p>19.50%</text:p>
          </table:table-cell>
          <table:table-cell office:value-type="float" office:value="114.9640374" table:style-name="ce4">
            <text:p>114.9640374</text:p>
          </table:table-cell>
          <table:table-cell office:value-type="float" office:value="0.98255504400000004" table:style-name="ce4">
            <text:p>0.982555044</text:p>
          </table:table-cell>
          <table:table-cell office:value-type="float" office:value="0.67991631799999996" table:style-name="ce4">
            <text:p>0.679916318</text:p>
          </table:table-cell>
          <table:table-cell office:value-type="float" office:value="0.81658291500000002" table:style-name="ce4">
            <text:p>0.816582915</text:p>
          </table:table-cell>
          <table:table-cell office:value-type="float" office:value="2.018577337" table:style-name="ce4">
            <text:p>2.018577337</text:p>
          </table:table-cell>
          <table:table-cell table:number-columns-repeated="16368"/>
        </table:table-row>
        <table:table-row table:style-name="ro2">
          <table:table-cell office:value-type="percentage" office:value="0.74521805666466301" table:formula="of:=2/(1/[.N215]+1/[.O215])" table:style-name="ce8">
            <text:p>74.52%</text:p>
          </table:table-cell>
          <table:table-cell office:value-type="float" office:value="421.91876750700283" table:formula="of:=[.G215]/[.E215]" table:style-name="ce14">
            <text:p>421.9187675</text:p>
          </table:table-cell>
          <table:table-cell office:value-type="float" office:value="1071" table:style-name="ce18">
            <text:p>1071</text:p>
          </table:table-cell>
          <table:table-cell office:value-type="float" office:value="1600" table:style-name="ce20">
            <text:p>1600</text:p>
          </table:table-cell>
          <table:table-cell office:value-type="float" office:value="1.7136" table:formula="of:=[Sheet1.$C215]*[Sheet1.$D215]/1000000" table:style-name="ce16">
            <text:p>1.7136</text:p>
          </table:table-cell>
          <table:table-cell office:value-type="string" table:style-name="ce4">
            <text:p>test_img_0119.jpg</text:p>
          </table:table-cell>
          <table:table-cell office:value-type="float" office:value="723" table:style-name="ce4">
            <text:p>723</text:p>
          </table:table-cell>
          <table:table-cell office:value-type="float" office:value="594" table:style-name="ce4">
            <text:p>594</text:p>
          </table:table-cell>
          <table:table-cell office:value-type="float" office:value="129" table:style-name="ce4">
            <text:p>129</text:p>
          </table:table-cell>
          <table:table-cell office:value-type="float" office:value="16641" table:style-name="ce4">
            <text:p>16641</text:p>
          </table:table-cell>
          <table:table-cell office:value-type="string" table:style-name="ce9">
            <text:p>17.84%</text:p>
          </table:table-cell>
          <table:table-cell office:value-type="float" office:value="94.464266989999999" table:style-name="ce4">
            <text:p>94.46426699</text:p>
          </table:table-cell>
          <table:table-cell office:value-type="float" office:value="0.94211756499999999" table:style-name="ce4">
            <text:p>0.942117565</text:p>
          </table:table-cell>
          <table:table-cell office:value-type="float" office:value="0.81986532000000001" table:style-name="ce4">
            <text:p>0.81986532</text:p>
          </table:table-cell>
          <table:table-cell office:value-type="float" office:value="0.68302945299999995" table:style-name="ce4">
            <text:p>0.683029453</text:p>
          </table:table-cell>
          <table:table-cell office:value-type="float" office:value="0.76203489300000005" table:style-name="ce4">
            <text:p>0.762034893</text:p>
          </table:table-cell>
          <table:table-cell table:number-columns-repeated="16368"/>
        </table:table-row>
        <table:table-row table:style-name="ro2">
          <table:table-cell office:value-type="percentage" office:value="0.74526315785927988" table:formula="of:=2/(1/[.N216]+1/[.O216])" table:style-name="ce8">
            <text:p>74.53%</text:p>
          </table:table-cell>
          <table:table-cell office:value-type="float" office:value="38.36630839095411" table:formula="of:=[.G216]/[.E216]" table:style-name="ce14">
            <text:p>38.36630839</text:p>
          </table:table-cell>
          <table:table-cell office:value-type="float" office:value="2160" table:style-name="ce18">
            <text:p>2160</text:p>
          </table:table-cell>
          <table:table-cell office:value-type="float" office:value="3246" table:style-name="ce20">
            <text:p>3246</text:p>
          </table:table-cell>
          <table:table-cell office:value-type="float" office:value="7.0113599999999998" table:formula="of:=[Sheet1.$C216]*[Sheet1.$D216]/1000000" table:style-name="ce16">
            <text:p>7.01136</text:p>
          </table:table-cell>
          <table:table-cell office:value-type="string" table:style-name="ce4">
            <text:p>test_img_0182_4k.jpg</text:p>
          </table:table-cell>
          <table:table-cell office:value-type="float" office:value="269" table:style-name="ce4">
            <text:p>269</text:p>
          </table:table-cell>
          <table:table-cell office:value-type="float" office:value="207" table:style-name="ce4">
            <text:p>207</text:p>
          </table:table-cell>
          <table:table-cell office:value-type="float" office:value="62" table:style-name="ce4">
            <text:p>62</text:p>
          </table:table-cell>
          <table:table-cell office:value-type="float" office:value="3844" table:style-name="ce4">
            <text:p>3844</text:p>
          </table:table-cell>
          <table:table-cell office:value-type="string" table:style-name="ce9">
            <text:p>23.05%</text:p>
          </table:table-cell>
          <table:table-cell office:value-type="float" office:value="107.8297117" table:style-name="ce4">
            <text:p>107.8297117</text:p>
          </table:table-cell>
          <table:table-cell office:value-type="float" office:value="0.981803651" table:style-name="ce4">
            <text:p>0.981803651</text:p>
          </table:table-cell>
          <table:table-cell office:value-type="float" office:value="0.85507246400000003" table:style-name="ce4">
            <text:p>0.855072464</text:p>
          </table:table-cell>
          <table:table-cell office:value-type="float" office:value="0.66044776100000002" table:style-name="ce4">
            <text:p>0.660447761</text:p>
          </table:table-cell>
          <table:table-cell office:value-type="float" office:value="2.1929445269999999" table:style-name="ce4">
            <text:p>2.192944527</text:p>
          </table:table-cell>
          <table:table-cell table:number-columns-repeated="16368"/>
        </table:table-row>
        <table:table-row table:style-name="ro2">
          <table:table-cell office:value-type="percentage" office:value="0.74618585284607408" table:formula="of:=2/(1/[.N217]+1/[.O217])" table:style-name="ce8">
            <text:p>74.62%</text:p>
          </table:table-cell>
          <table:table-cell office:value-type="float" office:value="436.28185907046475" table:formula="of:=[.G217]/[.E217]" table:style-name="ce14">
            <text:p>436.2818591</text:p>
          </table:table-cell>
          <table:table-cell office:value-type="float" office:value="667" table:style-name="ce18">
            <text:p>667</text:p>
          </table:table-cell>
          <table:table-cell office:value-type="float" office:value="1000" table:style-name="ce20">
            <text:p>1000</text:p>
          </table:table-cell>
          <table:table-cell office:value-type="float" office:value="0.66700000000000004" table:formula="of:=[Sheet1.$C217]*[Sheet1.$D217]/1000000" table:style-name="ce16">
            <text:p>0.667</text:p>
          </table:table-cell>
          <table:table-cell office:value-type="string" table:style-name="ce4">
            <text:p>test_img_0115.jpg</text:p>
          </table:table-cell>
          <table:table-cell office:value-type="float" office:value="291" table:style-name="ce4">
            <text:p>291</text:p>
          </table:table-cell>
          <table:table-cell office:value-type="float" office:value="434" table:style-name="ce4">
            <text:p>434</text:p>
          </table:table-cell>
          <table:table-cell office:value-type="float" office:value="143" table:style-name="ce4">
            <text:p>143</text:p>
          </table:table-cell>
          <table:table-cell office:value-type="float" office:value="20449" table:style-name="ce4">
            <text:p>20449</text:p>
          </table:table-cell>
          <table:table-cell office:value-type="string" table:style-name="ce9">
            <text:p>49.14%</text:p>
          </table:table-cell>
          <table:table-cell office:value-type="float" office:value="45.607938920000002" table:style-name="ce4">
            <text:p>45.60793892</text:p>
          </table:table-cell>
          <table:table-cell office:value-type="float" office:value="0.88302051100000001" table:style-name="ce4">
            <text:p>0.883020511</text:p>
          </table:table-cell>
          <table:table-cell office:value-type="float" office:value="0.61981566799999999" table:style-name="ce4">
            <text:p>0.619815668</text:p>
          </table:table-cell>
          <table:table-cell office:value-type="float" office:value="0.93728222999999999" table:style-name="ce4">
            <text:p>0.93728223</text:p>
          </table:table-cell>
          <table:table-cell office:value-type="float" office:value="0.33109235799999998" table:style-name="ce4">
            <text:p>0.331092358</text:p>
          </table:table-cell>
          <table:table-cell table:number-columns-repeated="16368"/>
        </table:table-row>
        <table:table-row table:style-name="ro2">
          <table:table-cell office:value-type="percentage" office:value="0.74706343013607279" table:formula="of:=2/(1/[.N218]+1/[.O218])" table:style-name="ce8">
            <text:p>74.71%</text:p>
          </table:table-cell>
          <table:table-cell office:value-type="float" office:value="902.87077148072592" table:formula="of:=[.G218]/[.E218]" table:style-name="ce14">
            <text:p>902.8707715</text:p>
          </table:table-cell>
          <table:table-cell office:value-type="float" office:value="569" table:style-name="ce18">
            <text:p>569</text:p>
          </table:table-cell>
          <table:table-cell office:value-type="float" office:value="983" table:style-name="ce20">
            <text:p>983</text:p>
          </table:table-cell>
          <table:table-cell office:value-type="float" office:value="0.55932700000000002" table:formula="of:=[Sheet1.$C218]*[Sheet1.$D218]/1000000" table:style-name="ce16">
            <text:p>0.559327</text:p>
          </table:table-cell>
          <table:table-cell office:value-type="string" table:style-name="ce4">
            <text:p>test_img_0103.jpg</text:p>
          </table:table-cell>
          <table:table-cell office:value-type="float" office:value="505" table:style-name="ce4">
            <text:p>505</text:p>
          </table:table-cell>
          <table:table-cell office:value-type="float" office:value="778" table:style-name="ce4">
            <text:p>778</text:p>
          </table:table-cell>
          <table:table-cell office:value-type="float" office:value="273" table:style-name="ce4">
            <text:p>273</text:p>
          </table:table-cell>
          <table:table-cell office:value-type="float" office:value="74529" table:style-name="ce4">
            <text:p>74529</text:p>
          </table:table-cell>
          <table:table-cell office:value-type="string" table:style-name="ce9">
            <text:p>54.06%</text:p>
          </table:table-cell>
          <table:table-cell office:value-type="float" office:value="32.25859028" table:style-name="ce4">
            <text:p>32.25859028</text:p>
          </table:table-cell>
          <table:table-cell office:value-type="float" office:value="0.77949573400000005" table:style-name="ce4">
            <text:p>0.779495734</text:p>
          </table:table-cell>
          <table:table-cell office:value-type="float" office:value="0.61311053999999998" table:style-name="ce4">
            <text:p>0.61311054</text:p>
          </table:table-cell>
          <table:table-cell office:value-type="float" office:value="0.95591182399999997" table:style-name="ce4">
            <text:p>0.955911824</text:p>
          </table:table-cell>
          <table:table-cell office:value-type="float" office:value="0.41339564299999998" table:style-name="ce4">
            <text:p>0.413395643</text:p>
          </table:table-cell>
          <table:table-cell table:number-columns-repeated="16368"/>
        </table:table-row>
        <table:table-row table:style-name="ro2">
          <table:table-cell office:value-type="percentage" office:value="0.74763563961516033" table:formula="of:=2/(1/[.N219]+1/[.O219])" table:style-name="ce8">
            <text:p>74.76%</text:p>
          </table:table-cell>
          <table:table-cell office:value-type="float" office:value="239.96667632570271" table:formula="of:=[.G219]/[.E219]" table:style-name="ce14">
            <text:p>239.9666763</text:p>
          </table:table-cell>
          <table:table-cell office:value-type="float" office:value="1624" table:style-name="ce18">
            <text:p>1624</text:p>
          </table:table-cell>
          <table:table-cell office:value-type="float" office:value="2448" table:style-name="ce20">
            <text:p>2448</text:p>
          </table:table-cell>
          <table:table-cell office:value-type="float" office:value="3.975552" table:formula="of:=[Sheet1.$C219]*[Sheet1.$D219]/1000000" table:style-name="ce16">
            <text:p>3.975552</text:p>
          </table:table-cell>
          <table:table-cell office:value-type="string" table:style-name="ce4">
            <text:p>test_img_0053.jpg</text:p>
          </table:table-cell>
          <table:table-cell office:value-type="float" office:value="954" table:style-name="ce4">
            <text:p>954</text:p>
          </table:table-cell>
          <table:table-cell office:value-type="float" office:value="1066" table:style-name="ce4">
            <text:p>1066</text:p>
          </table:table-cell>
          <table:table-cell office:value-type="float" office:value="112" table:style-name="ce4">
            <text:p>112</text:p>
          </table:table-cell>
          <table:table-cell office:value-type="float" office:value="12544" table:style-name="ce4">
            <text:p>12544</text:p>
          </table:table-cell>
          <table:table-cell office:value-type="string" table:style-name="ce9">
            <text:p>11.74%</text:p>
          </table:table-cell>
          <table:table-cell office:value-type="float" office:value="48.169511669999999" table:style-name="ce4">
            <text:p>48.16951167</text:p>
          </table:table-cell>
          <table:table-cell office:value-type="float" office:value="0.90830061500000003" table:style-name="ce4">
            <text:p>0.908300615</text:p>
          </table:table-cell>
          <table:table-cell office:value-type="float" office:value="0.70450281400000003" table:style-name="ce4">
            <text:p>0.704502814</text:p>
          </table:table-cell>
          <table:table-cell office:value-type="float" office:value="0.79639448599999996" table:style-name="ce4">
            <text:p>0.796394486</text:p>
          </table:table-cell>
          <table:table-cell office:value-type="float" office:value="1.353893995" table:style-name="ce4">
            <text:p>1.353893995</text:p>
          </table:table-cell>
          <table:table-cell table:number-columns-repeated="16368"/>
        </table:table-row>
        <table:table-row table:style-name="ro2">
          <table:table-cell office:value-type="percentage" office:value="0.74831081100208863" table:formula="of:=2/(1/[.N220]+1/[.O220])" table:style-name="ce8">
            <text:p>74.83%</text:p>
          </table:table-cell>
          <table:table-cell office:value-type="float" office:value="175.53020609895708" table:formula="of:=[.G220]/[.E220]" table:style-name="ce14">
            <text:p>175.5302061</text:p>
          </table:table-cell>
          <table:table-cell office:value-type="float" office:value="1534" table:style-name="ce18">
            <text:p>1534</text:p>
          </table:table-cell>
          <table:table-cell office:value-type="float" office:value="2362" table:style-name="ce20">
            <text:p>2362</text:p>
          </table:table-cell>
          <table:table-cell office:value-type="float" office:value="3.6233080000000002" table:formula="of:=[Sheet1.$C220]*[Sheet1.$D220]/1000000" table:style-name="ce16">
            <text:p>3.623308</text:p>
          </table:table-cell>
          <table:table-cell office:value-type="string" table:style-name="ce4">
            <text:p>test_img_0091.jpg</text:p>
          </table:table-cell>
          <table:table-cell office:value-type="float" office:value="636" table:style-name="ce4">
            <text:p>636</text:p>
          </table:table-cell>
          <table:table-cell office:value-type="float" office:value="558" table:style-name="ce4">
            <text:p>558</text:p>
          </table:table-cell>
          <table:table-cell office:value-type="float" office:value="78" table:style-name="ce4">
            <text:p>78</text:p>
          </table:table-cell>
          <table:table-cell office:value-type="float" office:value="6084" table:style-name="ce4">
            <text:p>6084</text:p>
          </table:table-cell>
          <table:table-cell office:value-type="string" table:style-name="ce9">
            <text:p>12.26%</text:p>
          </table:table-cell>
          <table:table-cell office:value-type="float" office:value="50.279666650000003" table:style-name="ce4">
            <text:p>50.27966665</text:p>
          </table:table-cell>
          <table:table-cell office:value-type="float" office:value="0.93352620500000005" table:style-name="ce4">
            <text:p>0.933526205</text:p>
          </table:table-cell>
          <table:table-cell office:value-type="float" office:value="0.79390680999999996" table:style-name="ce4">
            <text:p>0.79390681</text:p>
          </table:table-cell>
          <table:table-cell office:value-type="float" office:value="0.70766773199999999" table:style-name="ce4">
            <text:p>0.707667732</text:p>
          </table:table-cell>
          <table:table-cell office:value-type="float" office:value="1.0677828789999999" table:style-name="ce4">
            <text:p>1.067782879</text:p>
          </table:table-cell>
          <table:table-cell table:number-columns-repeated="16368"/>
        </table:table-row>
        <table:table-row table:style-name="ro2">
          <table:table-cell office:value-type="percentage" office:value="0.749103942546261" table:formula="of:=2/(1/[.N221]+1/[.O221])" table:style-name="ce8">
            <text:p>74.91%</text:p>
          </table:table-cell>
          <table:table-cell office:value-type="float" office:value="1044.5500600616285" table:formula="of:=[.G221]/[.E221]" table:style-name="ce14">
            <text:p>1044.55006</text:p>
          </table:table-cell>
          <table:table-cell office:value-type="float" office:value="467" table:style-name="ce18">
            <text:p>467</text:p>
          </table:table-cell>
          <table:table-cell office:value-type="float" office:value="697" table:style-name="ce20">
            <text:p>697</text:p>
          </table:table-cell>
          <table:table-cell office:value-type="float" office:value="0.32549899999999998" table:formula="of:=[Sheet1.$C221]*[Sheet1.$D221]/1000000" table:style-name="ce16">
            <text:p>0.325499</text:p>
          </table:table-cell>
          <table:table-cell office:value-type="string" table:style-name="ce4">
            <text:p>test_img_0252.jpg</text:p>
          </table:table-cell>
          <table:table-cell office:value-type="float" office:value="340" table:style-name="ce4">
            <text:p>340</text:p>
          </table:table-cell>
          <table:table-cell office:value-type="float" office:value="233" table:style-name="ce4">
            <text:p>233</text:p>
          </table:table-cell>
          <table:table-cell office:value-type="float" office:value="107" table:style-name="ce4">
            <text:p>107</text:p>
          </table:table-cell>
          <table:table-cell office:value-type="float" office:value="11449" table:style-name="ce4">
            <text:p>11449</text:p>
          </table:table-cell>
          <table:table-cell office:value-type="string" table:style-name="ce9">
            <text:p>31.47%</text:p>
          </table:table-cell>
          <table:table-cell office:value-type="float" office:value="20.362800700000001" table:style-name="ce4">
            <text:p>20.3628007</text:p>
          </table:table-cell>
          <table:table-cell office:value-type="float" office:value="0.90934272500000002" table:style-name="ce4">
            <text:p>0.909342725</text:p>
          </table:table-cell>
          <table:table-cell office:value-type="float" office:value="0.89699570799999995" table:style-name="ce4">
            <text:p>0.896995708</text:p>
          </table:table-cell>
          <table:table-cell office:value-type="float" office:value="0.64307692299999997" table:style-name="ce4">
            <text:p>0.643076923</text:p>
          </table:table-cell>
          <table:table-cell office:value-type="float" office:value="0.22118020099999999" table:style-name="ce4">
            <text:p>0.221180201</text:p>
          </table:table-cell>
          <table:table-cell table:number-columns-repeated="16368"/>
        </table:table-row>
        <table:table-row table:style-name="ro2">
          <table:table-cell office:value-type="percentage" office:value="0.74940334131553143" table:formula="of:=2/(1/[.N222]+1/[.O222])" table:style-name="ce8">
            <text:p>74.94%</text:p>
          </table:table-cell>
          <table:table-cell office:value-type="float" office:value="31.491171072580737" table:formula="of:=[.G222]/[.E222]" table:style-name="ce14">
            <text:p>31.49117107</text:p>
          </table:table-cell>
          <table:table-cell office:value-type="float" office:value="2160" table:style-name="ce18">
            <text:p>2160</text:p>
          </table:table-cell>
          <table:table-cell office:value-type="float" office:value="3249" table:style-name="ce20">
            <text:p>3249</text:p>
          </table:table-cell>
          <table:table-cell office:value-type="float" office:value="7.0178399999999996" table:formula="of:=[Sheet1.$C222]*[Sheet1.$D222]/1000000" table:style-name="ce16">
            <text:p>7.01784</text:p>
          </table:table-cell>
          <table:table-cell office:value-type="string" table:style-name="ce4">
            <text:p>test_img_0034_4k.jpg</text:p>
          </table:table-cell>
          <table:table-cell office:value-type="float" office:value="221" table:style-name="ce4">
            <text:p>221</text:p>
          </table:table-cell>
          <table:table-cell office:value-type="float" office:value="202" table:style-name="ce4">
            <text:p>202</text:p>
          </table:table-cell>
          <table:table-cell office:value-type="float" office:value="19" table:style-name="ce4">
            <text:p>19</text:p>
          </table:table-cell>
          <table:table-cell office:value-type="float" office:value="361" table:style-name="ce4">
            <text:p>361</text:p>
          </table:table-cell>
          <table:table-cell office:value-type="string" table:style-name="ce9">
            <text:p>8.60%</text:p>
          </table:table-cell>
          <table:table-cell office:value-type="float" office:value="119.7094309" table:style-name="ce4">
            <text:p>119.7094309</text:p>
          </table:table-cell>
          <table:table-cell office:value-type="float" office:value="0.98418413500000002" table:style-name="ce4">
            <text:p>0.984184135</text:p>
          </table:table-cell>
          <table:table-cell office:value-type="float" office:value="0.77722772299999998" table:style-name="ce4">
            <text:p>0.777227723</text:p>
          </table:table-cell>
          <table:table-cell office:value-type="float" office:value="0.72350230400000004" table:style-name="ce4">
            <text:p>0.723502304</text:p>
          </table:table-cell>
          <table:table-cell office:value-type="float" office:value="2.2472627159999998" table:style-name="ce4">
            <text:p>2.247262716</text:p>
          </table:table-cell>
          <table:table-cell table:number-columns-repeated="16368"/>
        </table:table-row>
        <table:table-row table:style-name="ro2">
          <table:table-cell office:value-type="percentage" office:value="0.7496159753550935" table:formula="of:=2/(1/[.N223]+1/[.O223])" table:style-name="ce8">
            <text:p>74.96%</text:p>
          </table:table-cell>
          <table:table-cell office:value-type="float" office:value="98.564738116477642" table:formula="of:=[.G223]/[.E223]" table:style-name="ce14">
            <text:p>98.56473812</text:p>
          </table:table-cell>
          <table:table-cell office:value-type="float" office:value="1416" table:style-name="ce18">
            <text:p>1416</text:p>
          </table:table-cell>
          <table:table-cell office:value-type="float" office:value="2128" table:style-name="ce20">
            <text:p>2128</text:p>
          </table:table-cell>
          <table:table-cell office:value-type="float" office:value="3.0132479999999999" table:formula="of:=[Sheet1.$C223]*[Sheet1.$D223]/1000000" table:style-name="ce16">
            <text:p>3.013248</text:p>
          </table:table-cell>
          <table:table-cell office:value-type="string" table:style-name="ce4">
            <text:p>test_img_0038.jpg</text:p>
          </table:table-cell>
          <table:table-cell office:value-type="float" office:value="297" table:style-name="ce4">
            <text:p>297</text:p>
          </table:table-cell>
          <table:table-cell office:value-type="float" office:value="360" table:style-name="ce4">
            <text:p>360</text:p>
          </table:table-cell>
          <table:table-cell office:value-type="float" office:value="63" table:style-name="ce4">
            <text:p>63</text:p>
          </table:table-cell>
          <table:table-cell office:value-type="float" office:value="3969" table:style-name="ce4">
            <text:p>3969</text:p>
          </table:table-cell>
          <table:table-cell office:value-type="string" table:style-name="ce9">
            <text:p>21.21%</text:p>
          </table:table-cell>
          <table:table-cell office:value-type="float" office:value="79.903710050000001" table:style-name="ce4">
            <text:p>79.90371005</text:p>
          </table:table-cell>
          <table:table-cell office:value-type="float" office:value="0.96296737399999999" table:style-name="ce4">
            <text:p>0.962967374</text:p>
          </table:table-cell>
          <table:table-cell office:value-type="float" office:value="0.67777777800000005" table:style-name="ce4">
            <text:p>0.677777778</text:p>
          </table:table-cell>
          <table:table-cell office:value-type="float" office:value="0.83848797200000003" table:style-name="ce4">
            <text:p>0.838487972</text:p>
          </table:table-cell>
          <table:table-cell office:value-type="float" office:value="0.86885976799999998" table:style-name="ce4">
            <text:p>0.868859768</text:p>
          </table:table-cell>
          <table:table-cell table:number-columns-repeated="16368"/>
        </table:table-row>
        <table:table-row table:style-name="ro2">
          <table:table-cell office:value-type="percentage" office:value="0.74967907611397389" table:formula="of:=2/(1/[.N224]+1/[.O224])" table:style-name="ce8">
            <text:p>74.97%</text:p>
          </table:table-cell>
          <table:table-cell office:value-type="float" office:value="364.58333333333337" table:formula="of:=[.G224]/[.E224]" table:style-name="ce14">
            <text:p>364.5833333</text:p>
          </table:table-cell>
          <table:table-cell office:value-type="float" office:value="800" table:style-name="ce18">
            <text:p>800</text:p>
          </table:table-cell>
          <table:table-cell office:value-type="float" office:value="1200" table:style-name="ce20">
            <text:p>1200</text:p>
          </table:table-cell>
          <table:table-cell office:value-type="float" office:value="0.96" table:formula="of:=[Sheet1.$C224]*[Sheet1.$D224]/1000000" table:style-name="ce16">
            <text:p>0.96</text:p>
          </table:table-cell>
          <table:table-cell office:value-type="string" table:style-name="ce4">
            <text:p>test_img_0003.jpg</text:p>
          </table:table-cell>
          <table:table-cell office:value-type="float" office:value="350" table:style-name="ce4">
            <text:p>350</text:p>
          </table:table-cell>
          <table:table-cell office:value-type="float" office:value="431" table:style-name="ce4">
            <text:p>431</text:p>
          </table:table-cell>
          <table:table-cell office:value-type="float" office:value="81" table:style-name="ce4">
            <text:p>81</text:p>
          </table:table-cell>
          <table:table-cell office:value-type="float" office:value="6561" table:style-name="ce4">
            <text:p>6561</text:p>
          </table:table-cell>
          <table:table-cell office:value-type="string" table:style-name="ce9">
            <text:p>23.14%</text:p>
          </table:table-cell>
          <table:table-cell office:value-type="float" office:value="51.709270779999997" table:style-name="ce4">
            <text:p>51.70927078</text:p>
          </table:table-cell>
          <table:table-cell office:value-type="float" office:value="0.91885283399999995" table:style-name="ce4">
            <text:p>0.918852834</text:p>
          </table:table-cell>
          <table:table-cell office:value-type="float" office:value="0.67749420000000005" table:style-name="ce4">
            <text:p>0.6774942</text:p>
          </table:table-cell>
          <table:table-cell office:value-type="float" office:value="0.83908046000000003" table:style-name="ce4">
            <text:p>0.83908046</text:p>
          </table:table-cell>
          <table:table-cell office:value-type="float" office:value="0.43798637400000001" table:style-name="ce4">
            <text:p>0.437986374</text:p>
          </table:table-cell>
          <table:table-cell table:number-columns-repeated="16368"/>
        </table:table-row>
        <table:table-row table:style-name="ro2">
          <table:table-cell office:value-type="percentage" office:value="0.75102040772428158" table:formula="of:=2/(1/[.N225]+1/[.O225])" table:style-name="ce8">
            <text:p>75.10%</text:p>
          </table:table-cell>
          <table:table-cell office:value-type="float" office:value="174.38271604938271" table:formula="of:=[.G225]/[.E225]" table:style-name="ce14">
            <text:p>174.382716</text:p>
          </table:table-cell>
          <table:table-cell office:value-type="float" office:value="600" table:style-name="ce18">
            <text:p>600</text:p>
          </table:table-cell>
          <table:table-cell office:value-type="float" office:value="1080" table:style-name="ce20">
            <text:p>1080</text:p>
          </table:table-cell>
          <table:table-cell office:value-type="float" office:value="0.64800000000000002" table:formula="of:=[Sheet1.$C225]*[Sheet1.$D225]/1000000" table:style-name="ce16">
            <text:p>0.648</text:p>
          </table:table-cell>
          <table:table-cell office:value-type="string" table:style-name="ce4">
            <text:p>test_img_0026.jpg</text:p>
          </table:table-cell>
          <table:table-cell office:value-type="float" office:value="113" table:style-name="ce4">
            <text:p>113</text:p>
          </table:table-cell>
          <table:table-cell office:value-type="float" office:value="135" table:style-name="ce4">
            <text:p>135</text:p>
          </table:table-cell>
          <table:table-cell office:value-type="float" office:value="22" table:style-name="ce4">
            <text:p>22</text:p>
          </table:table-cell>
          <table:table-cell office:value-type="float" office:value="484" table:style-name="ce4">
            <text:p>484</text:p>
          </table:table-cell>
          <table:table-cell office:value-type="string" table:style-name="ce9">
            <text:p>19.47%</text:p>
          </table:table-cell>
          <table:table-cell office:value-type="float" office:value="68.978960349999994" table:style-name="ce4">
            <text:p>68.97896035</text:p>
          </table:table-cell>
          <table:table-cell office:value-type="float" office:value="0.95561443700000004" table:style-name="ce4">
            <text:p>0.955614437</text:p>
          </table:table-cell>
          <table:table-cell office:value-type="float" office:value="0.68148148099999994" table:style-name="ce4">
            <text:p>0.681481481</text:p>
          </table:table-cell>
          <table:table-cell office:value-type="float" office:value="0.83636363599999997" table:style-name="ce4">
            <text:p>0.836363636</text:p>
          </table:table-cell>
          <table:table-cell office:value-type="float" office:value="0.27570104600000001" table:style-name="ce4">
            <text:p>0.275701046</text:p>
          </table:table-cell>
          <table:table-cell table:number-columns-repeated="16368"/>
        </table:table-row>
        <table:table-row table:style-name="ro2">
          <table:table-cell office:value-type="percentage" office:value="0.75265957408748307" table:formula="of:=2/(1/[.N226]+1/[.O226])" table:style-name="ce8">
            <text:p>75.27%</text:p>
          </table:table-cell>
          <table:table-cell office:value-type="float" office:value="138.03450862715678" table:formula="of:=[.G226]/[.E226]" table:style-name="ce14">
            <text:p>138.0345086</text:p>
          </table:table-cell>
          <table:table-cell office:value-type="float" office:value="1333" table:style-name="ce18">
            <text:p>1333</text:p>
          </table:table-cell>
          <table:table-cell office:value-type="float" office:value="2000" table:style-name="ce20">
            <text:p>2000</text:p>
          </table:table-cell>
          <table:table-cell office:value-type="float" office:value="2.6659999999999999" table:formula="of:=[Sheet1.$C226]*[Sheet1.$D226]/1000000" table:style-name="ce16">
            <text:p>2.666</text:p>
          </table:table-cell>
          <table:table-cell office:value-type="string" table:style-name="ce4">
            <text:p>test_img_0203.jpg</text:p>
          </table:table-cell>
          <table:table-cell office:value-type="float" office:value="368" table:style-name="ce4">
            <text:p>368</text:p>
          </table:table-cell>
          <table:table-cell office:value-type="float" office:value="388" table:style-name="ce4">
            <text:p>388</text:p>
          </table:table-cell>
          <table:table-cell office:value-type="float" office:value="20" table:style-name="ce4">
            <text:p>20</text:p>
          </table:table-cell>
          <table:table-cell office:value-type="float" office:value="400" table:style-name="ce4">
            <text:p>400</text:p>
          </table:table-cell>
          <table:table-cell office:value-type="string" table:style-name="ce9">
            <text:p>5.43%</text:p>
          </table:table-cell>
          <table:table-cell office:value-type="float" office:value="91.25674626" table:style-name="ce4">
            <text:p>91.25674626</text:p>
          </table:table-cell>
          <table:table-cell office:value-type="float" office:value="0.95210137500000003" table:style-name="ce4">
            <text:p>0.952101375</text:p>
          </table:table-cell>
          <table:table-cell office:value-type="float" office:value="0.72938144299999996" table:style-name="ce4">
            <text:p>0.729381443</text:p>
          </table:table-cell>
          <table:table-cell office:value-type="float" office:value="0.77747252700000002" table:style-name="ce4">
            <text:p>0.777472527</text:p>
          </table:table-cell>
          <table:table-cell office:value-type="float" office:value="0.82594513899999999" table:style-name="ce4">
            <text:p>0.825945139</text:p>
          </table:table-cell>
          <table:table-cell table:number-columns-repeated="16368"/>
        </table:table-row>
        <table:table-row table:style-name="ro2">
          <table:table-cell office:value-type="percentage" office:value="0.75326797415200886" table:formula="of:=2/(1/[.N227]+1/[.O227])" table:style-name="ce8">
            <text:p>75.33%</text:p>
          </table:table-cell>
          <table:table-cell office:value-type="float" office:value="781.25" table:formula="of:=[.G227]/[.E227]" table:style-name="ce14">
            <text:p>781.25</text:p>
          </table:table-cell>
          <table:table-cell office:value-type="float" office:value="720" table:style-name="ce18">
            <text:p>720</text:p>
          </table:table-cell>
          <table:table-cell office:value-type="float" office:value="960" table:style-name="ce20">
            <text:p>960</text:p>
          </table:table-cell>
          <table:table-cell office:value-type="float" office:value="0.69120000000000004" table:formula="of:=[Sheet1.$C227]*[Sheet1.$D227]/1000000" table:style-name="ce16">
            <text:p>0.6912</text:p>
          </table:table-cell>
          <table:table-cell office:value-type="string" table:style-name="ce4">
            <text:p>test_img_0011.jpg</text:p>
          </table:table-cell>
          <table:table-cell office:value-type="float" office:value="540" table:style-name="ce4">
            <text:p>540</text:p>
          </table:table-cell>
          <table:table-cell office:value-type="float" office:value="694" table:style-name="ce4">
            <text:p>694</text:p>
          </table:table-cell>
          <table:table-cell office:value-type="float" office:value="154" table:style-name="ce4">
            <text:p>154</text:p>
          </table:table-cell>
          <table:table-cell office:value-type="float" office:value="23716" table:style-name="ce4">
            <text:p>23716</text:p>
          </table:table-cell>
          <table:table-cell office:value-type="string" table:style-name="ce9">
            <text:p>28.52%</text:p>
          </table:table-cell>
          <table:table-cell office:value-type="float" office:value="30.431774650000001" table:style-name="ce4">
            <text:p>30.43177465</text:p>
          </table:table-cell>
          <table:table-cell office:value-type="float" office:value="0.79766144000000005" table:style-name="ce4">
            <text:p>0.79766144</text:p>
          </table:table-cell>
          <table:table-cell office:value-type="float" office:value="0.66426512999999998" table:style-name="ce4">
            <text:p>0.66426513</text:p>
          </table:table-cell>
          <table:table-cell office:value-type="float" office:value="0.86981132100000003" table:style-name="ce4">
            <text:p>0.869811321</text:p>
          </table:table-cell>
          <table:table-cell office:value-type="float" office:value="0.42996788000000002" table:style-name="ce4">
            <text:p>0.42996788</text:p>
          </table:table-cell>
          <table:table-cell table:number-columns-repeated="16368"/>
        </table:table-row>
        <table:table-row table:style-name="ro2">
          <table:table-cell office:value-type="percentage" office:value="0.75364077648666083" table:formula="of:=2/(1/[.N228]+1/[.O228])" table:style-name="ce8">
            <text:p>75.36%</text:p>
          </table:table-cell>
          <table:table-cell office:value-type="float" office:value="240.94594740013775" table:formula="of:=[.G228]/[.E228]" table:style-name="ce14">
            <text:p>240.9459474</text:p>
          </table:table-cell>
          <table:table-cell office:value-type="float" office:value="2112" table:style-name="ce18">
            <text:p>2112</text:p>
          </table:table-cell>
          <table:table-cell office:value-type="float" office:value="2816" table:style-name="ce20">
            <text:p>2816</text:p>
          </table:table-cell>
          <table:table-cell office:value-type="float" office:value="5.9473919999999998" table:formula="of:=[Sheet1.$C228]*[Sheet1.$D228]/1000000" table:style-name="ce16">
            <text:p>5.947392</text:p>
          </table:table-cell>
          <table:table-cell office:value-type="string" table:style-name="ce4">
            <text:p>test_img_0293.jpg</text:p>
          </table:table-cell>
          <table:table-cell office:value-type="float" office:value="1433" table:style-name="ce4">
            <text:p>1433</text:p>
          </table:table-cell>
          <table:table-cell office:value-type="float" office:value="1882" table:style-name="ce4">
            <text:p>1882</text:p>
          </table:table-cell>
          <table:table-cell office:value-type="float" office:value="449" table:style-name="ce4">
            <text:p>449</text:p>
          </table:table-cell>
          <table:table-cell office:value-type="float" office:value="201601" table:style-name="ce4">
            <text:p>201601</text:p>
          </table:table-cell>
          <table:table-cell office:value-type="string" table:style-name="ce9">
            <text:p>31.33%</text:p>
          </table:table-cell>
          <table:table-cell office:value-type="float" office:value="87.599392390000006" table:style-name="ce4">
            <text:p>87.59939239</text:p>
          </table:table-cell>
          <table:table-cell office:value-type="float" office:value="0.93755705499999997" table:style-name="ce4">
            <text:p>0.937557055</text:p>
          </table:table-cell>
          <table:table-cell office:value-type="float" office:value="0.65993623800000001" table:style-name="ce4">
            <text:p>0.659936238</text:p>
          </table:table-cell>
          <table:table-cell office:value-type="float" office:value="0.87835926399999997" table:style-name="ce4">
            <text:p>0.878359264</text:p>
          </table:table-cell>
          <table:table-cell office:value-type="float" office:value="2.0058844090000001" table:style-name="ce4">
            <text:p>2.005884409</text:p>
          </table:table-cell>
          <table:table-cell table:number-columns-repeated="16368"/>
        </table:table-row>
        <table:table-row table:style-name="ro2">
          <table:table-cell office:value-type="percentage" office:value="0.75416456346215188" table:formula="of:=2/(1/[.N229]+1/[.O229])" table:style-name="ce8">
            <text:p>75.42%</text:p>
          </table:table-cell>
          <table:table-cell office:value-type="float" office:value="208.42666666666668" table:formula="of:=[.G229]/[.E229]" table:style-name="ce14">
            <text:p>208.4266667</text:p>
          </table:table-cell>
          <table:table-cell office:value-type="float" office:value="1875" table:style-name="ce18">
            <text:p>1875</text:p>
          </table:table-cell>
          <table:table-cell office:value-type="float" office:value="2500" table:style-name="ce20">
            <text:p>2500</text:p>
          </table:table-cell>
          <table:table-cell office:value-type="float" office:value="4.6875" table:formula="of:=[Sheet1.$C229]*[Sheet1.$D229]/1000000" table:style-name="ce16">
            <text:p>4.6875</text:p>
          </table:table-cell>
          <table:table-cell office:value-type="string" table:style-name="ce4">
            <text:p>test_img_0001.jpg</text:p>
          </table:table-cell>
          <table:table-cell office:value-type="float" office:value="977" table:style-name="ce4">
            <text:p>977</text:p>
          </table:table-cell>
          <table:table-cell office:value-type="float" office:value="1013" table:style-name="ce4">
            <text:p>1013</text:p>
          </table:table-cell>
          <table:table-cell office:value-type="float" office:value="36" table:style-name="ce4">
            <text:p>36</text:p>
          </table:table-cell>
          <table:table-cell office:value-type="float" office:value="1296" table:style-name="ce4">
            <text:p>1296</text:p>
          </table:table-cell>
          <table:table-cell office:value-type="string" table:style-name="ce9">
            <text:p>3.68%</text:p>
          </table:table-cell>
          <table:table-cell office:value-type="float" office:value="46.964590739999998" table:style-name="ce4">
            <text:p>46.96459074</text:p>
          </table:table-cell>
          <table:table-cell office:value-type="float" office:value="0.90602953100000005" table:style-name="ce4">
            <text:p>0.906029531</text:p>
          </table:table-cell>
          <table:table-cell office:value-type="float" office:value="0.73741362300000002" table:style-name="ce4">
            <text:p>0.737413623</text:p>
          </table:table-cell>
          <table:table-cell office:value-type="float" office:value="0.77169421500000002" table:style-name="ce4">
            <text:p>0.771694215</text:p>
          </table:table-cell>
          <table:table-cell office:value-type="float" office:value="1.5291388029999999" table:style-name="ce4">
            <text:p>1.529138803</text:p>
          </table:table-cell>
          <table:table-cell table:number-columns-repeated="16368"/>
        </table:table-row>
        <table:table-row table:style-name="ro2">
          <table:table-cell office:value-type="percentage" office:value="0.75713516415397764" table:formula="of:=2/(1/[.N230]+1/[.O230])" table:style-name="ce8">
            <text:p>75.71%</text:p>
          </table:table-cell>
          <table:table-cell office:value-type="float" office:value="95.656785042930451" table:formula="of:=[.G230]/[.E230]" table:style-name="ce14">
            <text:p>95.65678504</text:p>
          </table:table-cell>
          <table:table-cell office:value-type="float" office:value="2592" table:style-name="ce18">
            <text:p>2592</text:p>
          </table:table-cell>
          <table:table-cell office:value-type="float" office:value="3888" table:style-name="ce20">
            <text:p>3888</text:p>
          </table:table-cell>
          <table:table-cell office:value-type="float" office:value="10.077696" table:formula="of:=[Sheet1.$C230]*[Sheet1.$D230]/1000000" table:style-name="ce16">
            <text:p>10.077696</text:p>
          </table:table-cell>
          <table:table-cell office:value-type="string" table:style-name="ce4">
            <text:p>test_img_0118.jpg</text:p>
          </table:table-cell>
          <table:table-cell office:value-type="float" office:value="964" table:style-name="ce4">
            <text:p>964</text:p>
          </table:table-cell>
          <table:table-cell office:value-type="float" office:value="907" table:style-name="ce4">
            <text:p>907</text:p>
          </table:table-cell>
          <table:table-cell office:value-type="float" office:value="57" table:style-name="ce4">
            <text:p>57</text:p>
          </table:table-cell>
          <table:table-cell office:value-type="float" office:value="3249" table:style-name="ce4">
            <text:p>3249</text:p>
          </table:table-cell>
          <table:table-cell office:value-type="string" table:style-name="ce9">
            <text:p>5.91%</text:p>
          </table:table-cell>
          <table:table-cell office:value-type="float" office:value="75.995410489999998" table:style-name="ce4">
            <text:p>75.99541049</text:p>
          </table:table-cell>
          <table:table-cell office:value-type="float" office:value="0.96156140099999998" table:style-name="ce4">
            <text:p>0.961561401</text:p>
          </table:table-cell>
          <table:table-cell office:value-type="float" office:value="0.77508268999999996" table:style-name="ce4">
            <text:p>0.77508269</text:p>
          </table:table-cell>
          <table:table-cell office:value-type="float" office:value="0.74" table:style-name="ce4">
            <text:p>0.74</text:p>
          </table:table-cell>
          <table:table-cell office:value-type="float" office:value="3.8158326150000001" table:style-name="ce4">
            <text:p>3.815832615</text:p>
          </table:table-cell>
          <table:table-cell table:number-columns-repeated="16368"/>
        </table:table-row>
        <table:table-row table:style-name="ro2">
          <table:table-cell office:value-type="percentage" office:value="0.75838926183041178" table:formula="of:=2/(1/[.N231]+1/[.O231])" table:style-name="ce8">
            <text:p>75.84%</text:p>
          </table:table-cell>
          <table:table-cell office:value-type="float" office:value="1597.2222222222222" table:formula="of:=[.G231]/[.E231]" table:style-name="ce14">
            <text:p>1597.222222</text:p>
          </table:table-cell>
          <table:table-cell office:value-type="float" office:value="990" table:style-name="ce18">
            <text:p>990</text:p>
          </table:table-cell>
          <table:table-cell office:value-type="float" office:value="1600" table:style-name="ce20">
            <text:p>1600</text:p>
          </table:table-cell>
          <table:table-cell office:value-type="float" office:value="1.5840000000000001" table:formula="of:=[Sheet1.$C231]*[Sheet1.$D231]/1000000" table:style-name="ce16">
            <text:p>1.584</text:p>
          </table:table-cell>
          <table:table-cell office:value-type="string" table:style-name="ce4">
            <text:p>test_img_0037.jpg</text:p>
          </table:table-cell>
          <table:table-cell office:value-type="float" office:value="2530" table:style-name="ce4">
            <text:p>2530</text:p>
          </table:table-cell>
          <table:table-cell office:value-type="float" office:value="1979" table:style-name="ce4">
            <text:p>1979</text:p>
          </table:table-cell>
          <table:table-cell office:value-type="float" office:value="551" table:style-name="ce4">
            <text:p>551</text:p>
          </table:table-cell>
          <table:table-cell office:value-type="float" office:value="303601" table:style-name="ce4">
            <text:p>303601</text:p>
          </table:table-cell>
          <table:table-cell office:value-type="string" table:style-name="ce9">
            <text:p>21.78%</text:p>
          </table:table-cell>
          <table:table-cell office:value-type="float" office:value="28.031216149999999" table:style-name="ce4">
            <text:p>28.03121615</text:p>
          </table:table-cell>
          <table:table-cell office:value-type="float" office:value="0.75616903499999999" table:style-name="ce4">
            <text:p>0.756169035</text:p>
          </table:table-cell>
          <table:table-cell office:value-type="float" office:value="0.85649317800000002" table:style-name="ce4">
            <text:p>0.856493178</text:p>
          </table:table-cell>
          <table:table-cell office:value-type="float" office:value="0.68044961900000001" table:style-name="ce4">
            <text:p>0.680449619</text:p>
          </table:table-cell>
          <table:table-cell office:value-type="float" office:value="1.523262501" table:style-name="ce4">
            <text:p>1.523262501</text:p>
          </table:table-cell>
          <table:table-cell table:number-columns-repeated="16368"/>
        </table:table-row>
        <table:table-row table:style-name="ro2">
          <table:table-cell office:value-type="percentage" office:value="0.75857338802263363" table:formula="of:=2/(1/[.N232]+1/[.O232])" table:style-name="ce8">
            <text:p>75.86%</text:p>
          </table:table-cell>
          <table:table-cell office:value-type="float" office:value="126.33360916171334" table:formula="of:=[.G232]/[.E232]" table:style-name="ce14">
            <text:p>126.3336092</text:p>
          </table:table-cell>
          <table:table-cell office:value-type="float" office:value="2060" table:style-name="ce18">
            <text:p>2060</text:p>
          </table:table-cell>
          <table:table-cell office:value-type="float" office:value="3074" table:style-name="ce20">
            <text:p>3074</text:p>
          </table:table-cell>
          <table:table-cell office:value-type="float" office:value="6.3324400000000001" table:formula="of:=[Sheet1.$C232]*[Sheet1.$D232]/1000000" table:style-name="ce16">
            <text:p>6.33244</text:p>
          </table:table-cell>
          <table:table-cell office:value-type="string" table:style-name="ce4">
            <text:p>test_img_0114.jpg</text:p>
          </table:table-cell>
          <table:table-cell office:value-type="float" office:value="800" table:style-name="ce4">
            <text:p>800</text:p>
          </table:table-cell>
          <table:table-cell office:value-type="float" office:value="675" table:style-name="ce4">
            <text:p>675</text:p>
          </table:table-cell>
          <table:table-cell office:value-type="float" office:value="125" table:style-name="ce4">
            <text:p>125</text:p>
          </table:table-cell>
          <table:table-cell office:value-type="float" office:value="15625" table:style-name="ce4">
            <text:p>15625</text:p>
          </table:table-cell>
          <table:table-cell office:value-type="string" table:style-name="ce9">
            <text:p>15.63%</text:p>
          </table:table-cell>
          <table:table-cell office:value-type="float" office:value="66.428273020000006" table:style-name="ce4">
            <text:p>66.42827302</text:p>
          </table:table-cell>
          <table:table-cell office:value-type="float" office:value="0.94898055800000003" table:style-name="ce4">
            <text:p>0.948980558</text:p>
          </table:table-cell>
          <table:table-cell office:value-type="float" office:value="0.81925925899999996" table:style-name="ce4">
            <text:p>0.819259259</text:p>
          </table:table-cell>
          <table:table-cell office:value-type="float" office:value="0.70625798200000001" table:style-name="ce4">
            <text:p>0.706257982</text:p>
          </table:table-cell>
          <table:table-cell office:value-type="float" office:value="1.8709468840000001" table:style-name="ce4">
            <text:p>1.870946884</text:p>
          </table:table-cell>
          <table:table-cell table:number-columns-repeated="16368"/>
        </table:table-row>
        <table:table-row table:style-name="ro2">
          <table:table-cell office:value-type="percentage" office:value="0.75896790454838703" table:formula="of:=2/(1/[.N233]+1/[.O233])" table:style-name="ce8">
            <text:p>75.90%</text:p>
          </table:table-cell>
          <table:table-cell office:value-type="float" office:value="226.33870442708331" table:formula="of:=[.G233]/[.E233]" table:style-name="ce14">
            <text:p>226.3387044</text:p>
          </table:table-cell>
          <table:table-cell office:value-type="float" office:value="1536" table:style-name="ce18">
            <text:p>1536</text:p>
          </table:table-cell>
          <table:table-cell office:value-type="float" office:value="2048" table:style-name="ce20">
            <text:p>2048</text:p>
          </table:table-cell>
          <table:table-cell office:value-type="float" office:value="3.1457280000000001" table:formula="of:=[Sheet1.$C233]*[Sheet1.$D233]/1000000" table:style-name="ce16">
            <text:p>3.145728</text:p>
          </table:table-cell>
          <table:table-cell office:value-type="string" table:style-name="ce4">
            <text:p>test_img_0218.jpg</text:p>
          </table:table-cell>
          <table:table-cell office:value-type="float" office:value="712" table:style-name="ce4">
            <text:p>712</text:p>
          </table:table-cell>
          <table:table-cell office:value-type="float" office:value="887" table:style-name="ce4">
            <text:p>887</text:p>
          </table:table-cell>
          <table:table-cell office:value-type="float" office:value="175" table:style-name="ce4">
            <text:p>175</text:p>
          </table:table-cell>
          <table:table-cell office:value-type="float" office:value="30625" table:style-name="ce4">
            <text:p>30625</text:p>
          </table:table-cell>
          <table:table-cell office:value-type="string" table:style-name="ce9">
            <text:p>24.58%</text:p>
          </table:table-cell>
          <table:table-cell office:value-type="float" office:value="50.492073589999997" table:style-name="ce4">
            <text:p>50.49207359</text:p>
          </table:table-cell>
          <table:table-cell office:value-type="float" office:value="0.91354888700000003" table:style-name="ce4">
            <text:p>0.913548887</text:p>
          </table:table-cell>
          <table:table-cell office:value-type="float" office:value="0.67981961700000004" table:style-name="ce4">
            <text:p>0.679819617</text:p>
          </table:table-cell>
          <table:table-cell office:value-type="float" office:value="0.85897435899999997" table:style-name="ce4">
            <text:p>0.858974359</text:p>
          </table:table-cell>
          <table:table-cell office:value-type="float" office:value="0.96860837899999996" table:style-name="ce4">
            <text:p>0.968608379</text:p>
          </table:table-cell>
          <table:table-cell table:number-columns-repeated="16368"/>
        </table:table-row>
        <table:table-row table:style-name="ro2">
          <table:table-cell office:value-type="percentage" office:value="0.75897435877449038" table:formula="of:=2/(1/[.N234]+1/[.O234])" table:style-name="ce8">
            <text:p>75.90%</text:p>
          </table:table-cell>
          <table:table-cell office:value-type="float" office:value="392.15686274509807" table:formula="of:=[.G234]/[.E234]" table:style-name="ce14">
            <text:p>392.1568627</text:p>
          </table:table-cell>
          <table:table-cell office:value-type="float" office:value="1275" table:style-name="ce18">
            <text:p>1275</text:p>
          </table:table-cell>
          <table:table-cell office:value-type="float" office:value="1920" table:style-name="ce20">
            <text:p>1920</text:p>
          </table:table-cell>
          <table:table-cell office:value-type="float" office:value="2.448" table:formula="of:=[Sheet1.$C234]*[Sheet1.$D234]/1000000" table:style-name="ce16">
            <text:p>2.448</text:p>
          </table:table-cell>
          <table:table-cell office:value-type="string" table:style-name="ce4">
            <text:p>test_img_0041.jpg</text:p>
          </table:table-cell>
          <table:table-cell office:value-type="float" office:value="960" table:style-name="ce4">
            <text:p>960</text:p>
          </table:table-cell>
          <table:table-cell office:value-type="float" office:value="1000" table:style-name="ce4">
            <text:p>1000</text:p>
          </table:table-cell>
          <table:table-cell office:value-type="float" office:value="40" table:style-name="ce4">
            <text:p>40</text:p>
          </table:table-cell>
          <table:table-cell office:value-type="float" office:value="1600" table:style-name="ce4">
            <text:p>1600</text:p>
          </table:table-cell>
          <table:table-cell office:value-type="string" table:style-name="ce9">
            <text:p>4.17%</text:p>
          </table:table-cell>
          <table:table-cell office:value-type="float" office:value="50.314082550000002" table:style-name="ce4">
            <text:p>50.31408255</text:p>
          </table:table-cell>
          <table:table-cell office:value-type="float" office:value="0.89135612600000003" table:style-name="ce4">
            <text:p>0.891356126</text:p>
          </table:table-cell>
          <table:table-cell office:value-type="float" office:value="0.74" table:style-name="ce4">
            <text:p>0.74</text:p>
          </table:table-cell>
          <table:table-cell office:value-type="float" office:value="0.77894736799999997" table:style-name="ce4">
            <text:p>0.778947368</text:p>
          </table:table-cell>
          <table:table-cell office:value-type="float" office:value="0.99491500899999996" table:style-name="ce4">
            <text:p>0.994915009</text:p>
          </table:table-cell>
          <table:table-cell table:number-columns-repeated="16368"/>
        </table:table-row>
        <table:table-row table:style-name="ro2">
          <table:table-cell office:value-type="percentage" office:value="0.76068376041026553" table:formula="of:=2/(1/[.N235]+1/[.O235])" table:style-name="ce8">
            <text:p>76.07%</text:p>
          </table:table-cell>
          <table:table-cell office:value-type="float" office:value="230.05993545412633" table:formula="of:=[.G235]/[.E235]" table:style-name="ce14">
            <text:p>230.0599355</text:p>
          </table:table-cell>
          <table:table-cell office:value-type="float" office:value="1205" table:style-name="ce18">
            <text:p>1205</text:p>
          </table:table-cell>
          <table:table-cell office:value-type="float" office:value="1800" table:style-name="ce20">
            <text:p>1800</text:p>
          </table:table-cell>
          <table:table-cell office:value-type="float" office:value="2.169" table:formula="of:=[Sheet1.$C235]*[Sheet1.$D235]/1000000" table:style-name="ce16">
            <text:p>2.169</text:p>
          </table:table-cell>
          <table:table-cell office:value-type="string" table:style-name="ce4">
            <text:p>test_img_0122.jpg</text:p>
          </table:table-cell>
          <table:table-cell office:value-type="float" office:value="499" table:style-name="ce4">
            <text:p>499</text:p>
          </table:table-cell>
          <table:table-cell office:value-type="float" office:value="445" table:style-name="ce4">
            <text:p>445</text:p>
          </table:table-cell>
          <table:table-cell office:value-type="float" office:value="54" table:style-name="ce4">
            <text:p>54</text:p>
          </table:table-cell>
          <table:table-cell office:value-type="float" office:value="2916" table:style-name="ce4">
            <text:p>2916</text:p>
          </table:table-cell>
          <table:table-cell office:value-type="string" table:style-name="ce9">
            <text:p>10.82%</text:p>
          </table:table-cell>
          <table:table-cell office:value-type="float" office:value="60.428996380000001" table:style-name="ce4">
            <text:p>60.42899638</text:p>
          </table:table-cell>
          <table:table-cell office:value-type="float" office:value="0.92315330100000004" table:style-name="ce4">
            <text:p>0.923153301</text:p>
          </table:table-cell>
          <table:table-cell office:value-type="float" office:value="0.8" table:style-name="ce4">
            <text:p>0.8</text:p>
          </table:table-cell>
          <table:table-cell office:value-type="float" office:value="0.72505091600000005" table:style-name="ce4">
            <text:p>0.725050916</text:p>
          </table:table-cell>
          <table:table-cell office:value-type="float" office:value="0.78869772000000005" table:style-name="ce4">
            <text:p>0.78869772</text:p>
          </table:table-cell>
          <table:table-cell table:number-columns-repeated="16368"/>
        </table:table-row>
        <table:table-row table:style-name="ro2">
          <table:table-cell office:value-type="percentage" office:value="0.76140350877700835" table:formula="of:=2/(1/[.N236]+1/[.O236])" table:style-name="ce8">
            <text:p>76.14%</text:p>
          </table:table-cell>
          <table:table-cell office:value-type="float" office:value="268.75" table:formula="of:=[.G236]/[.E236]" table:style-name="ce14">
            <text:p>268.75</text:p>
          </table:table-cell>
          <table:table-cell office:value-type="float" office:value="800" table:style-name="ce18">
            <text:p>800</text:p>
          </table:table-cell>
          <table:table-cell office:value-type="float" office:value="1200" table:style-name="ce20">
            <text:p>1200</text:p>
          </table:table-cell>
          <table:table-cell office:value-type="float" office:value="0.96" table:formula="of:=[Sheet1.$C236]*[Sheet1.$D236]/1000000" table:style-name="ce16">
            <text:p>0.96</text:p>
          </table:table-cell>
          <table:table-cell office:value-type="string" table:style-name="ce4">
            <text:p>test_img_0263.jpg</text:p>
          </table:table-cell>
          <table:table-cell office:value-type="float" office:value="258" table:style-name="ce4">
            <text:p>258</text:p>
          </table:table-cell>
          <table:table-cell office:value-type="float" office:value="315" table:style-name="ce4">
            <text:p>315</text:p>
          </table:table-cell>
          <table:table-cell office:value-type="float" office:value="57" table:style-name="ce4">
            <text:p>57</text:p>
          </table:table-cell>
          <table:table-cell office:value-type="float" office:value="3249" table:style-name="ce4">
            <text:p>3249</text:p>
          </table:table-cell>
          <table:table-cell office:value-type="string" table:style-name="ce9">
            <text:p>22.09%</text:p>
          </table:table-cell>
          <table:table-cell office:value-type="float" office:value="61.914573930000003" table:style-name="ce4">
            <text:p>61.91457393</text:p>
          </table:table-cell>
          <table:table-cell office:value-type="float" office:value="0.93175349299999999" table:style-name="ce4">
            <text:p>0.931753493</text:p>
          </table:table-cell>
          <table:table-cell office:value-type="float" office:value="0.688888889" table:style-name="ce4">
            <text:p>0.688888889</text:p>
          </table:table-cell>
          <table:table-cell office:value-type="float" office:value="0.85098039199999997" table:style-name="ce4">
            <text:p>0.850980392</text:p>
          </table:table-cell>
          <table:table-cell office:value-type="float" office:value="0.39765095700000003" table:style-name="ce4">
            <text:p>0.397650957</text:p>
          </table:table-cell>
          <table:table-cell table:number-columns-repeated="16368"/>
        </table:table-row>
        <table:table-row table:style-name="ro2">
          <table:table-cell office:value-type="percentage" office:value="0.76247848536710694" table:formula="of:=2/(1/[.N237]+1/[.O237])" table:style-name="ce8">
            <text:p>76.25%</text:p>
          </table:table-cell>
          <table:table-cell office:value-type="float" office:value="856.10545154185024" table:formula="of:=[.G237]/[.E237]" table:style-name="ce14">
            <text:p>856.1054515</text:p>
          </table:table-cell>
          <table:table-cell office:value-type="float" office:value="681" table:style-name="ce18">
            <text:p>681</text:p>
          </table:table-cell>
          <table:table-cell office:value-type="float" office:value="1024" table:style-name="ce20">
            <text:p>1024</text:p>
          </table:table-cell>
          <table:table-cell office:value-type="float" office:value="0.69734399999999996" table:formula="of:=[Sheet1.$C237]*[Sheet1.$D237]/1000000" table:style-name="ce16">
            <text:p>0.697344</text:p>
          </table:table-cell>
          <table:table-cell office:value-type="string" table:style-name="ce4">
            <text:p>test_img_0054.jpg</text:p>
          </table:table-cell>
          <table:table-cell office:value-type="float" office:value="597" table:style-name="ce4">
            <text:p>597</text:p>
          </table:table-cell>
          <table:table-cell office:value-type="float" office:value="574" table:style-name="ce4">
            <text:p>574</text:p>
          </table:table-cell>
          <table:table-cell office:value-type="float" office:value="23" table:style-name="ce4">
            <text:p>23</text:p>
          </table:table-cell>
          <table:table-cell office:value-type="float" office:value="529" table:style-name="ce4">
            <text:p>529</text:p>
          </table:table-cell>
          <table:table-cell office:value-type="string" table:style-name="ce9">
            <text:p>3.85%</text:p>
          </table:table-cell>
          <table:table-cell office:value-type="float" office:value="31.215360700000002" table:style-name="ce4">
            <text:p>31.2153607</text:p>
          </table:table-cell>
          <table:table-cell office:value-type="float" office:value="0.76706438200000004" table:style-name="ce4">
            <text:p>0.767064382</text:p>
          </table:table-cell>
          <table:table-cell office:value-type="float" office:value="0.77177700299999996" table:style-name="ce4">
            <text:p>0.771777003</text:p>
          </table:table-cell>
          <table:table-cell office:value-type="float" office:value="0.75340136099999999" table:style-name="ce4">
            <text:p>0.753401361</text:p>
          </table:table-cell>
          <table:table-cell office:value-type="float" office:value="0.42728281000000001" table:style-name="ce4">
            <text:p>0.42728281</text:p>
          </table:table-cell>
          <table:table-cell table:number-columns-repeated="16368"/>
        </table:table-row>
        <table:table-row table:style-name="ro2">
          <table:table-cell office:value-type="percentage" office:value="0.76433121008216698" table:formula="of:=2/(1/[.N238]+1/[.O238])" table:style-name="ce8">
            <text:p>76.43%</text:p>
          </table:table-cell>
          <table:table-cell office:value-type="float" office:value="76.46147890050328" table:formula="of:=[.G238]/[.E238]" table:style-name="ce14">
            <text:p>76.4614789</text:p>
          </table:table-cell>
          <table:table-cell office:value-type="float" office:value="2160" table:style-name="ce18">
            <text:p>2160</text:p>
          </table:table-cell>
          <table:table-cell office:value-type="float" office:value="1435" table:style-name="ce20">
            <text:p>1435</text:p>
          </table:table-cell>
          <table:table-cell office:value-type="float" office:value="3.0996000000000001" table:formula="of:=[Sheet1.$C238]*[Sheet1.$D238]/1000000" table:style-name="ce16">
            <text:p>3.0996</text:p>
          </table:table-cell>
          <table:table-cell office:value-type="string" table:style-name="ce4">
            <text:p>test_img_0009_4k.jpg</text:p>
          </table:table-cell>
          <table:table-cell office:value-type="float" office:value="237" table:style-name="ce4">
            <text:p>237</text:p>
          </table:table-cell>
          <table:table-cell office:value-type="float" office:value="236" table:style-name="ce4">
            <text:p>23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9">
            <text:p>0.42%</text:p>
          </table:table-cell>
          <table:table-cell office:value-type="float" office:value="108.15841589999999" table:style-name="ce4">
            <text:p>108.1584159</text:p>
          </table:table-cell>
          <table:table-cell office:value-type="float" office:value="0.975700609" table:style-name="ce4">
            <text:p>0.975700609</text:p>
          </table:table-cell>
          <table:table-cell office:value-type="float" office:value="0.76271186400000002" table:style-name="ce4">
            <text:p>0.762711864</text:p>
          </table:table-cell>
          <table:table-cell office:value-type="float" office:value="0.76595744700000001" table:style-name="ce4">
            <text:p>0.765957447</text:p>
          </table:table-cell>
          <table:table-cell office:value-type="float" office:value="1.0439655779999999" table:style-name="ce4">
            <text:p>1.043965578</text:p>
          </table:table-cell>
          <table:table-cell table:number-columns-repeated="16368"/>
        </table:table-row>
        <table:table-row table:style-name="ro2">
          <table:table-cell office:value-type="percentage" office:value="0.76446280973657033" table:formula="of:=2/(1/[.N239]+1/[.O239])" table:style-name="ce8">
            <text:p>76.45%</text:p>
          </table:table-cell>
          <table:table-cell office:value-type="float" office:value="572.74871251865045" table:formula="of:=[.G239]/[.E239]" table:style-name="ce14">
            <text:p>572.7487125</text:p>
          </table:table-cell>
          <table:table-cell office:value-type="float" office:value="526" table:style-name="ce18">
            <text:p>526</text:p>
          </table:table-cell>
          <table:table-cell office:value-type="float" office:value="790" table:style-name="ce20">
            <text:p>790</text:p>
          </table:table-cell>
          <table:table-cell office:value-type="float" office:value="0.41554000000000002" table:formula="of:=[Sheet1.$C239]*[Sheet1.$D239]/1000000" table:style-name="ce16">
            <text:p>0.41554</text:p>
          </table:table-cell>
          <table:table-cell office:value-type="string" table:style-name="ce4">
            <text:p>test_img_0242.jpg</text:p>
          </table:table-cell>
          <table:table-cell office:value-type="float" office:value="238" table:style-name="ce4">
            <text:p>238</text:p>
          </table:table-cell>
          <table:table-cell office:value-type="float" office:value="253" table:style-name="ce4">
            <text:p>253</text:p>
          </table:table-cell>
          <table:table-cell office:value-type="float" office:value="15" table:style-name="ce4">
            <text:p>15</text:p>
          </table:table-cell>
          <table:table-cell office:value-type="float" office:value="225" table:style-name="ce4">
            <text:p>225</text:p>
          </table:table-cell>
          <table:table-cell office:value-type="string" table:style-name="ce9">
            <text:p>6.30%</text:p>
          </table:table-cell>
          <table:table-cell office:value-type="float" office:value="56.717399409999999" table:style-name="ce4">
            <text:p>56.71739941</text:p>
          </table:table-cell>
          <table:table-cell office:value-type="float" office:value="0.94090234299999997" table:style-name="ce4">
            <text:p>0.940902343</text:p>
          </table:table-cell>
          <table:table-cell office:value-type="float" office:value="0.73122529599999997" table:style-name="ce4">
            <text:p>0.731225296</text:p>
          </table:table-cell>
          <table:table-cell office:value-type="float" office:value="0.80086580100000004" table:style-name="ce4">
            <text:p>0.800865801</text:p>
          </table:table-cell>
          <table:table-cell office:value-type="float" office:value="0.27818942099999999" table:style-name="ce4">
            <text:p>0.278189421</text:p>
          </table:table-cell>
          <table:table-cell table:number-columns-repeated="16368"/>
        </table:table-row>
        <table:table-row table:style-name="ro2">
          <table:table-cell office:value-type="percentage" office:value="0.7663981589684955" table:formula="of:=2/(1/[.N240]+1/[.O240])" table:style-name="ce8">
            <text:p>76.64%</text:p>
          </table:table-cell>
          <table:table-cell office:value-type="float" office:value="125.885009765625" table:formula="of:=[.G240]/[.E240]" table:style-name="ce14">
            <text:p>125.8850098</text:p>
          </table:table-cell>
          <table:table-cell office:value-type="float" office:value="1536" table:style-name="ce18">
            <text:p>1536</text:p>
          </table:table-cell>
          <table:table-cell office:value-type="float" office:value="2048" table:style-name="ce20">
            <text:p>2048</text:p>
          </table:table-cell>
          <table:table-cell office:value-type="float" office:value="3.1457280000000001" table:formula="of:=[Sheet1.$C240]*[Sheet1.$D240]/1000000" table:style-name="ce16">
            <text:p>3.145728</text:p>
          </table:table-cell>
          <table:table-cell office:value-type="string" table:style-name="ce4">
            <text:p>test_img_0150.jpg</text:p>
          </table:table-cell>
          <table:table-cell office:value-type="float" office:value="396" table:style-name="ce4">
            <text:p>396</text:p>
          </table:table-cell>
          <table:table-cell office:value-type="float" office:value="478" table:style-name="ce4">
            <text:p>478</text:p>
          </table:table-cell>
          <table:table-cell office:value-type="float" office:value="82" table:style-name="ce4">
            <text:p>82</text:p>
          </table:table-cell>
          <table:table-cell office:value-type="float" office:value="6724" table:style-name="ce4">
            <text:p>6724</text:p>
          </table:table-cell>
          <table:table-cell office:value-type="string" table:style-name="ce9">
            <text:p>20.71%</text:p>
          </table:table-cell>
          <table:table-cell office:value-type="float" office:value="66.292405759999994" table:style-name="ce4">
            <text:p>66.29240576</text:p>
          </table:table-cell>
          <table:table-cell office:value-type="float" office:value="0.95408521599999996" table:style-name="ce4">
            <text:p>0.954085216</text:p>
          </table:table-cell>
          <table:table-cell office:value-type="float" office:value="0.69665272" table:style-name="ce4">
            <text:p>0.69665272</text:p>
          </table:table-cell>
          <table:table-cell office:value-type="float" office:value="0.85166240400000004" table:style-name="ce4">
            <text:p>0.851662404</text:p>
          </table:table-cell>
          <table:table-cell office:value-type="float" office:value="0.81093263599999998" table:style-name="ce4">
            <text:p>0.810932636</text:p>
          </table:table-cell>
          <table:table-cell table:number-columns-repeated="16368"/>
        </table:table-row>
        <table:table-row table:style-name="ro2">
          <table:table-cell office:value-type="percentage" office:value="0.76681770642191227" table:formula="of:=2/(1/[.N241]+1/[.O241])" table:style-name="ce8">
            <text:p>76.68%</text:p>
          </table:table-cell>
          <table:table-cell office:value-type="float" office:value="230.87977714424133" table:formula="of:=[.G241]/[.E241]" table:style-name="ce14">
            <text:p>230.8797771</text:p>
          </table:table-cell>
          <table:table-cell office:value-type="float" office:value="3216" table:style-name="ce18">
            <text:p>3216</text:p>
          </table:table-cell>
          <table:table-cell office:value-type="float" office:value="2136" table:style-name="ce20">
            <text:p>2136</text:p>
          </table:table-cell>
          <table:table-cell office:value-type="float" office:value="6.8693759999999999" table:formula="of:=[Sheet1.$C241]*[Sheet1.$D241]/1000000" table:style-name="ce16">
            <text:p>6.869376</text:p>
          </table:table-cell>
          <table:table-cell office:value-type="string" table:style-name="ce4">
            <text:p>test_img_0164.jpg</text:p>
          </table:table-cell>
          <table:table-cell office:value-type="float" office:value="1586" table:style-name="ce4">
            <text:p>1586</text:p>
          </table:table-cell>
          <table:table-cell office:value-type="float" office:value="1301" table:style-name="ce4">
            <text:p>1301</text:p>
          </table:table-cell>
          <table:table-cell office:value-type="float" office:value="285" table:style-name="ce4">
            <text:p>285</text:p>
          </table:table-cell>
          <table:table-cell office:value-type="float" office:value="81225" table:style-name="ce4">
            <text:p>81225</text:p>
          </table:table-cell>
          <table:table-cell office:value-type="string" table:style-name="ce9">
            <text:p>17.97%</text:p>
          </table:table-cell>
          <table:table-cell office:value-type="float" office:value="40.437680720000003" table:style-name="ce4">
            <text:p>40.43768072</text:p>
          </table:table-cell>
          <table:table-cell office:value-type="float" office:value="0.91270038399999998" table:style-name="ce4">
            <text:p>0.912700384</text:p>
          </table:table-cell>
          <table:table-cell office:value-type="float" office:value="0.84550345900000001" table:style-name="ce4">
            <text:p>0.845503459</text:p>
          </table:table-cell>
          <table:table-cell office:value-type="float" office:value="0.701530612" table:style-name="ce4">
            <text:p>0.701530612</text:p>
          </table:table-cell>
          <table:table-cell office:value-type="float" office:value="2.6572833060000001" table:style-name="ce4">
            <text:p>2.657283306</text:p>
          </table:table-cell>
          <table:table-cell table:number-columns-repeated="16368"/>
        </table:table-row>
        <table:table-row table:style-name="ro2">
          <table:table-cell office:value-type="percentage" office:value="0.76736493931212946" table:formula="of:=2/(1/[.N242]+1/[.O242])" table:style-name="ce8">
            <text:p>76.74%</text:p>
          </table:table-cell>
          <table:table-cell office:value-type="float" office:value="706.38020833333337" table:formula="of:=[.G242]/[.E242]" table:style-name="ce14">
            <text:p>706.3802083</text:p>
          </table:table-cell>
          <table:table-cell office:value-type="float" office:value="640" table:style-name="ce18">
            <text:p>640</text:p>
          </table:table-cell>
          <table:table-cell office:value-type="float" office:value="960" table:style-name="ce20">
            <text:p>960</text:p>
          </table:table-cell>
          <table:table-cell office:value-type="float" office:value="0.61439999999999995" table:formula="of:=[Sheet1.$C242]*[Sheet1.$D242]/1000000" table:style-name="ce16">
            <text:p>0.6144</text:p>
          </table:table-cell>
          <table:table-cell office:value-type="string" table:style-name="ce4">
            <text:p>test_img_0012.jpg</text:p>
          </table:table-cell>
          <table:table-cell office:value-type="float" office:value="434" table:style-name="ce4">
            <text:p>434</text:p>
          </table:table-cell>
          <table:table-cell office:value-type="float" office:value="477" table:style-name="ce4">
            <text:p>477</text:p>
          </table:table-cell>
          <table:table-cell office:value-type="float" office:value="43" table:style-name="ce4">
            <text:p>43</text:p>
          </table:table-cell>
          <table:table-cell office:value-type="float" office:value="1849" table:style-name="ce4">
            <text:p>1849</text:p>
          </table:table-cell>
          <table:table-cell office:value-type="string" table:style-name="ce9">
            <text:p>9.91%</text:p>
          </table:table-cell>
          <table:table-cell office:value-type="float" office:value="32.831001970000003" table:style-name="ce4">
            <text:p>32.83100197</text:p>
          </table:table-cell>
          <table:table-cell office:value-type="float" office:value="0.83386824999999998" table:style-name="ce4">
            <text:p>0.83386825</text:p>
          </table:table-cell>
          <table:table-cell office:value-type="float" office:value="0.72955974800000001" table:style-name="ce4">
            <text:p>0.729559748</text:p>
          </table:table-cell>
          <table:table-cell office:value-type="float" office:value="0.80930232599999996" table:style-name="ce4">
            <text:p>0.809302326</text:p>
          </table:table-cell>
          <table:table-cell office:value-type="float" office:value="0.36717367200000001" table:style-name="ce4">
            <text:p>0.367173672</text:p>
          </table:table-cell>
          <table:table-cell table:number-columns-repeated="16368"/>
        </table:table-row>
        <table:table-row table:style-name="ro2">
          <table:table-cell office:value-type="percentage" office:value="0.76810414957177642" table:formula="of:=2/(1/[.N243]+1/[.O243])" table:style-name="ce8">
            <text:p>76.81%</text:p>
          </table:table-cell>
          <table:table-cell office:value-type="float" office:value="223.34070464392568" table:formula="of:=[.G243]/[.E243]" table:style-name="ce14">
            <text:p>223.3407046</text:p>
          </table:table-cell>
          <table:table-cell office:value-type="float" office:value="1825" table:style-name="ce18">
            <text:p>1825</text:p>
          </table:table-cell>
          <table:table-cell office:value-type="float" office:value="2738" table:style-name="ce20">
            <text:p>2738</text:p>
          </table:table-cell>
          <table:table-cell office:value-type="float" office:value="4.9968500000000002" table:formula="of:=[Sheet1.$C243]*[Sheet1.$D243]/1000000" table:style-name="ce16">
            <text:p>4.99685</text:p>
          </table:table-cell>
          <table:table-cell office:value-type="string" table:style-name="ce4">
            <text:p>test_img_0078.jpg</text:p>
          </table:table-cell>
          <table:table-cell office:value-type="float" office:value="1116" table:style-name="ce4">
            <text:p>1116</text:p>
          </table:table-cell>
          <table:table-cell office:value-type="float" office:value="1357" table:style-name="ce4">
            <text:p>1357</text:p>
          </table:table-cell>
          <table:table-cell office:value-type="float" office:value="241" table:style-name="ce4">
            <text:p>241</text:p>
          </table:table-cell>
          <table:table-cell office:value-type="float" office:value="58081" table:style-name="ce4">
            <text:p>58081</text:p>
          </table:table-cell>
          <table:table-cell office:value-type="string" table:style-name="ce9">
            <text:p>21.59%</text:p>
          </table:table-cell>
          <table:table-cell office:value-type="float" office:value="83.031198110000005" table:style-name="ce4">
            <text:p>83.03119811</text:p>
          </table:table-cell>
          <table:table-cell office:value-type="float" office:value="0.94304880499999999" table:style-name="ce4">
            <text:p>0.943048805</text:p>
          </table:table-cell>
          <table:table-cell office:value-type="float" office:value="0.69565217400000001" table:style-name="ce4">
            <text:p>0.695652174</text:p>
          </table:table-cell>
          <table:table-cell office:value-type="float" office:value="0.857402361" table:style-name="ce4">
            <text:p>0.857402361</text:p>
          </table:table-cell>
          <table:table-cell office:value-type="float" office:value="1.7492182249999999" table:style-name="ce4">
            <text:p>1.749218225</text:p>
          </table:table-cell>
          <table:table-cell table:number-columns-repeated="16368"/>
        </table:table-row>
        <table:table-row table:style-name="ro2">
          <table:table-cell office:value-type="percentage" office:value="0.76811594219353818" table:formula="of:=2/(1/[.N244]+1/[.O244])" table:style-name="ce8">
            <text:p>76.81%</text:p>
          </table:table-cell>
          <table:table-cell office:value-type="float" office:value="421.55253283302062" table:formula="of:=[.G244]/[.E244]" table:style-name="ce14">
            <text:p>421.5525328</text:p>
          </table:table-cell>
          <table:table-cell office:value-type="float" office:value="1066" table:style-name="ce18">
            <text:p>1066</text:p>
          </table:table-cell>
          <table:table-cell office:value-type="float" office:value="1600" table:style-name="ce20">
            <text:p>1600</text:p>
          </table:table-cell>
          <table:table-cell office:value-type="float" office:value="1.7056" table:formula="of:=[Sheet1.$C244]*[Sheet1.$D244]/1000000" table:style-name="ce16">
            <text:p>1.7056</text:p>
          </table:table-cell>
          <table:table-cell office:value-type="string" table:style-name="ce4">
            <text:p>test_img_0201.jpg</text:p>
          </table:table-cell>
          <table:table-cell office:value-type="float" office:value="719" table:style-name="ce4">
            <text:p>719</text:p>
          </table:table-cell>
          <table:table-cell office:value-type="float" office:value="671" table:style-name="ce4">
            <text:p>671</text:p>
          </table:table-cell>
          <table:table-cell office:value-type="float" office:value="48" table:style-name="ce4">
            <text:p>48</text:p>
          </table:table-cell>
          <table:table-cell office:value-type="float" office:value="2304" table:style-name="ce4">
            <text:p>2304</text:p>
          </table:table-cell>
          <table:table-cell office:value-type="string" table:style-name="ce9">
            <text:p>6.68%</text:p>
          </table:table-cell>
          <table:table-cell office:value-type="float" office:value="52.491771059999998" table:style-name="ce4">
            <text:p>52.49177106</text:p>
          </table:table-cell>
          <table:table-cell office:value-type="float" office:value="0.88704810599999995" table:style-name="ce4">
            <text:p>0.887048106</text:p>
          </table:table-cell>
          <table:table-cell office:value-type="float" office:value="0.78986587200000002" table:style-name="ce4">
            <text:p>0.789865872</text:p>
          </table:table-cell>
          <table:table-cell office:value-type="float" office:value="0.74753173500000003" table:style-name="ce4">
            <text:p>0.747531735</text:p>
          </table:table-cell>
          <table:table-cell office:value-type="float" office:value="0.73096942899999995" table:style-name="ce4">
            <text:p>0.730969429</text:p>
          </table:table-cell>
          <table:table-cell table:number-columns-repeated="16368"/>
        </table:table-row>
        <table:table-row table:style-name="ro2">
          <table:table-cell office:value-type="percentage" office:value="0.768342951298573" table:formula="of:=2/(1/[.N245]+1/[.O245])" table:style-name="ce8">
            <text:p>76.83%</text:p>
          </table:table-cell>
          <table:table-cell office:value-type="float" office:value="760.86544296116506" table:formula="of:=[.G245]/[.E245]" table:style-name="ce14">
            <text:p>760.865443</text:p>
          </table:table-cell>
          <table:table-cell office:value-type="float" office:value="824" table:style-name="ce18">
            <text:p>824</text:p>
          </table:table-cell>
          <table:table-cell office:value-type="float" office:value="1024" table:style-name="ce20">
            <text:p>1024</text:p>
          </table:table-cell>
          <table:table-cell office:value-type="float" office:value="0.84377599999999997" table:formula="of:=[Sheet1.$C245]*[Sheet1.$D245]/1000000" table:style-name="ce16">
            <text:p>0.843776</text:p>
          </table:table-cell>
          <table:table-cell office:value-type="string" table:style-name="ce4">
            <text:p>test_img_0310.jpg</text:p>
          </table:table-cell>
          <table:table-cell office:value-type="float" office:value="642" table:style-name="ce4">
            <text:p>642</text:p>
          </table:table-cell>
          <table:table-cell office:value-type="float" office:value="580" table:style-name="ce4">
            <text:p>580</text:p>
          </table:table-cell>
          <table:table-cell office:value-type="float" office:value="62" table:style-name="ce4">
            <text:p>62</text:p>
          </table:table-cell>
          <table:table-cell office:value-type="float" office:value="3844" table:style-name="ce4">
            <text:p>3844</text:p>
          </table:table-cell>
          <table:table-cell office:value-type="string" table:style-name="ce9">
            <text:p>9.66%</text:p>
          </table:table-cell>
          <table:table-cell office:value-type="float" office:value="55.33292213" table:style-name="ce4">
            <text:p>55.33292213</text:p>
          </table:table-cell>
          <table:table-cell office:value-type="float" office:value="0.89199398299999999" table:style-name="ce4">
            <text:p>0.891993983</text:p>
          </table:table-cell>
          <table:table-cell office:value-type="float" office:value="0.80344827600000002" table:style-name="ce4">
            <text:p>0.803448276</text:p>
          </table:table-cell>
          <table:table-cell office:value-type="float" office:value="0.73617693500000003" table:style-name="ce4">
            <text:p>0.736176935</text:p>
          </table:table-cell>
          <table:table-cell office:value-type="float" office:value="0.51349449199999997" table:style-name="ce4">
            <text:p>0.513494492</text:p>
          </table:table-cell>
          <table:table-cell table:number-columns-repeated="16368"/>
        </table:table-row>
        <table:table-row table:style-name="ro2">
          <table:table-cell office:value-type="percentage" office:value="0.76851851834777951" table:formula="of:=2/(1/[.N246]+1/[.O246])" table:style-name="ce8">
            <text:p>76.85%</text:p>
          </table:table-cell>
          <table:table-cell office:value-type="float" office:value="135.51484578963672" table:formula="of:=[.G246]/[.E246]" table:style-name="ce14">
            <text:p>135.5148458</text:p>
          </table:table-cell>
          <table:table-cell office:value-type="float" office:value="1080" table:style-name="ce18">
            <text:p>1080</text:p>
          </table:table-cell>
          <table:table-cell office:value-type="float" office:value="1674" table:style-name="ce20">
            <text:p>1674</text:p>
          </table:table-cell>
          <table:table-cell office:value-type="float" office:value="1.80792" table:formula="of:=[Sheet1.$C246]*[Sheet1.$D246]/1000000" table:style-name="ce16">
            <text:p>1.80792</text:p>
          </table:table-cell>
          <table:table-cell office:value-type="string" table:style-name="ce4">
            <text:p>test_img_0265.jpg</text:p>
          </table:table-cell>
          <table:table-cell office:value-type="float" office:value="245" table:style-name="ce4">
            <text:p>245</text:p>
          </table:table-cell>
          <table:table-cell office:value-type="float" office:value="191" table:style-name="ce4">
            <text:p>191</text:p>
          </table:table-cell>
          <table:table-cell office:value-type="float" office:value="54" table:style-name="ce4">
            <text:p>54</text:p>
          </table:table-cell>
          <table:table-cell office:value-type="float" office:value="2916" table:style-name="ce4">
            <text:p>2916</text:p>
          </table:table-cell>
          <table:table-cell office:value-type="string" table:style-name="ce9">
            <text:p>22.04%</text:p>
          </table:table-cell>
          <table:table-cell office:value-type="float" office:value="79.699570629999997" table:style-name="ce4">
            <text:p>79.69957063</text:p>
          </table:table-cell>
          <table:table-cell office:value-type="float" office:value="0.95659495299999997" table:style-name="ce4">
            <text:p>0.956594953</text:p>
          </table:table-cell>
          <table:table-cell office:value-type="float" office:value="0.86910994799999997" table:style-name="ce4">
            <text:p>0.869109948</text:p>
          </table:table-cell>
          <table:table-cell office:value-type="float" office:value="0.68879668000000005" table:style-name="ce4">
            <text:p>0.68879668</text:p>
          </table:table-cell>
          <table:table-cell office:value-type="float" office:value="0.56418585799999998" table:style-name="ce4">
            <text:p>0.564185858</text:p>
          </table:table-cell>
          <table:table-cell table:number-columns-repeated="16368"/>
        </table:table-row>
        <table:table-row table:style-name="ro2">
          <table:table-cell office:value-type="percentage" office:value="0.77099236632452928" table:formula="of:=2/(1/[.N247]+1/[.O247])" table:style-name="ce8">
            <text:p>77.10%</text:p>
          </table:table-cell>
          <table:table-cell office:value-type="float" office:value="461.15451388888886" table:formula="of:=[.G247]/[.E247]" table:style-name="ce14">
            <text:p>461.1545139</text:p>
          </table:table-cell>
          <table:table-cell office:value-type="float" office:value="576" table:style-name="ce18">
            <text:p>576</text:p>
          </table:table-cell>
          <table:table-cell office:value-type="float" office:value="1024" table:style-name="ce20">
            <text:p>1024</text:p>
          </table:table-cell>
          <table:table-cell office:value-type="float" office:value="0.58982400000000001" table:formula="of:=[Sheet1.$C247]*[Sheet1.$D247]/1000000" table:style-name="ce16">
            <text:p>0.589824</text:p>
          </table:table-cell>
          <table:table-cell office:value-type="string" table:style-name="ce4">
            <text:p>test_img_0177.jpg</text:p>
          </table:table-cell>
          <table:table-cell office:value-type="float" office:value="272" table:style-name="ce4">
            <text:p>272</text:p>
          </table:table-cell>
          <table:table-cell office:value-type="float" office:value="253" table:style-name="ce4">
            <text:p>253</text:p>
          </table:table-cell>
          <table:table-cell office:value-type="float" office:value="19" table:style-name="ce4">
            <text:p>19</text:p>
          </table:table-cell>
          <table:table-cell office:value-type="float" office:value="361" table:style-name="ce4">
            <text:p>361</text:p>
          </table:table-cell>
          <table:table-cell office:value-type="string" table:style-name="ce9">
            <text:p>6.99%</text:p>
          </table:table-cell>
          <table:table-cell office:value-type="float" office:value="46.633271200000003" table:style-name="ce4">
            <text:p>46.6332712</text:p>
          </table:table-cell>
          <table:table-cell office:value-type="float" office:value="0.92073703699999998" table:style-name="ce4">
            <text:p>0.920737037</text:p>
          </table:table-cell>
          <table:table-cell office:value-type="float" office:value="0.798418972" table:style-name="ce4">
            <text:p>0.798418972</text:p>
          </table:table-cell>
          <table:table-cell office:value-type="float" office:value="0.74538745399999995" table:style-name="ce4">
            <text:p>0.745387454</text:p>
          </table:table-cell>
          <table:table-cell office:value-type="float" office:value="0.31038141299999999" table:style-name="ce4">
            <text:p>0.310381413</text:p>
          </table:table-cell>
          <table:table-cell table:number-columns-repeated="16368"/>
        </table:table-row>
        <table:table-row table:style-name="ro2">
          <table:table-cell office:value-type="percentage" office:value="0.77246871463344935" table:formula="of:=2/(1/[.N248]+1/[.O248])" table:style-name="ce8">
            <text:p>77.25%</text:p>
          </table:table-cell>
          <table:table-cell office:value-type="float" office:value="294.6311587706777" table:formula="of:=[.G248]/[.E248]" table:style-name="ce14">
            <text:p>294.6311588</text:p>
          </table:table-cell>
          <table:table-cell office:value-type="float" office:value="2395" table:style-name="ce18">
            <text:p>2395</text:p>
          </table:table-cell>
          <table:table-cell office:value-type="float" office:value="3421" table:style-name="ce20">
            <text:p>3421</text:p>
          </table:table-cell>
          <table:table-cell office:value-type="float" office:value="8.1932950000000009" table:formula="of:=[Sheet1.$C248]*[Sheet1.$D248]/1000000" table:style-name="ce16">
            <text:p>8.193295</text:p>
          </table:table-cell>
          <table:table-cell office:value-type="string" table:style-name="ce4">
            <text:p>test_img_0320.jpg</text:p>
          </table:table-cell>
          <table:table-cell office:value-type="float" office:value="2414" table:style-name="ce4">
            <text:p>2414</text:p>
          </table:table-cell>
          <table:table-cell office:value-type="float" office:value="2895" table:style-name="ce4">
            <text:p>2895</text:p>
          </table:table-cell>
          <table:table-cell office:value-type="float" office:value="481" table:style-name="ce4">
            <text:p>481</text:p>
          </table:table-cell>
          <table:table-cell office:value-type="float" office:value="231361" table:style-name="ce4">
            <text:p>231361</text:p>
          </table:table-cell>
          <table:table-cell office:value-type="string" table:style-name="ce9">
            <text:p>19.93%</text:p>
          </table:table-cell>
          <table:table-cell office:value-type="float" office:value="58.962948300000001" table:style-name="ce4">
            <text:p>58.9629483</text:p>
          </table:table-cell>
          <table:table-cell office:value-type="float" office:value="0.90276339500000002" table:style-name="ce4">
            <text:p>0.902763395</text:p>
          </table:table-cell>
          <table:table-cell office:value-type="float" office:value="0.70362694299999995" table:style-name="ce4">
            <text:p>0.703626943</text:p>
          </table:table-cell>
          <table:table-cell office:value-type="float" office:value="0.85624211900000002" table:style-name="ce4">
            <text:p>0.856242119</text:p>
          </table:table-cell>
          <table:table-cell office:value-type="float" office:value="2.9284205440000002" table:style-name="ce4">
            <text:p>2.928420544</text:p>
          </table:table-cell>
          <table:table-cell table:number-columns-repeated="16368"/>
        </table:table-row>
        <table:table-row table:style-name="ro2">
          <table:table-cell office:value-type="percentage" office:value="0.77315827884723409" table:formula="of:=2/(1/[.N249]+1/[.O249])" table:style-name="ce8">
            <text:p>77.32%</text:p>
          </table:table-cell>
          <table:table-cell office:value-type="float" office:value="1533.7711069418388" table:formula="of:=[.G249]/[.E249]" table:style-name="ce14">
            <text:p>1533.771107</text:p>
          </table:table-cell>
          <table:table-cell office:value-type="float" office:value="533" table:style-name="ce18">
            <text:p>533</text:p>
          </table:table-cell>
          <table:table-cell office:value-type="float" office:value="800" table:style-name="ce20">
            <text:p>800</text:p>
          </table:table-cell>
          <table:table-cell office:value-type="float" office:value="0.4264" table:formula="of:=[Sheet1.$C249]*[Sheet1.$D249]/1000000" table:style-name="ce16">
            <text:p>0.4264</text:p>
          </table:table-cell>
          <table:table-cell office:value-type="string" table:style-name="ce4">
            <text:p>test_img_0305.jpg</text:p>
          </table:table-cell>
          <table:table-cell office:value-type="float" office:value="654" table:style-name="ce4">
            <text:p>654</text:p>
          </table:table-cell>
          <table:table-cell office:value-type="float" office:value="733" table:style-name="ce4">
            <text:p>733</text:p>
          </table:table-cell>
          <table:table-cell office:value-type="float" office:value="79" table:style-name="ce4">
            <text:p>79</text:p>
          </table:table-cell>
          <table:table-cell office:value-type="float" office:value="6241" table:style-name="ce4">
            <text:p>6241</text:p>
          </table:table-cell>
          <table:table-cell office:value-type="string" table:style-name="ce9">
            <text:p>12.08%</text:p>
          </table:table-cell>
          <table:table-cell office:value-type="float" office:value="58.977868919999999" table:style-name="ce4">
            <text:p>58.97786892</text:p>
          </table:table-cell>
          <table:table-cell office:value-type="float" office:value="0.85574743900000005" table:style-name="ce4">
            <text:p>0.855747439</text:p>
          </table:table-cell>
          <table:table-cell office:value-type="float" office:value="0.72305593499999998" table:style-name="ce4">
            <text:p>0.723055935</text:p>
          </table:table-cell>
          <table:table-cell office:value-type="float" office:value="0.83072100299999996" table:style-name="ce4">
            <text:p>0.830721003</text:p>
          </table:table-cell>
          <table:table-cell office:value-type="float" office:value="0.47746777499999998" table:style-name="ce4">
            <text:p>0.477467775</text:p>
          </table:table-cell>
          <table:table-cell table:number-columns-repeated="16368"/>
        </table:table-row>
        <table:table-row table:style-name="ro2">
          <table:table-cell office:value-type="percentage" office:value="0.77351916332424819" table:formula="of:=2/(1/[.N250]+1/[.O250])" table:style-name="ce8">
            <text:p>77.35%</text:p>
          </table:table-cell>
          <table:table-cell office:value-type="float" office:value="562.5" table:formula="of:=[.G250]/[.E250]" table:style-name="ce14">
            <text:p>562.5</text:p>
          </table:table-cell>
          <table:table-cell office:value-type="float" office:value="600" table:style-name="ce18">
            <text:p>600</text:p>
          </table:table-cell>
          <table:table-cell office:value-type="float" office:value="800" table:style-name="ce20">
            <text:p>800</text:p>
          </table:table-cell>
          <table:table-cell office:value-type="float" office:value="0.48" table:formula="of:=[Sheet1.$C250]*[Sheet1.$D250]/1000000" table:style-name="ce16">
            <text:p>0.48</text:p>
          </table:table-cell>
          <table:table-cell office:value-type="string" table:style-name="ce4">
            <text:p>test_img_0312.jpg</text:p>
          </table:table-cell>
          <table:table-cell office:value-type="float" office:value="270" table:style-name="ce4">
            <text:p>270</text:p>
          </table:table-cell>
          <table:table-cell office:value-type="float" office:value="305" table:style-name="ce4">
            <text:p>305</text:p>
          </table:table-cell>
          <table:table-cell office:value-type="float" office:value="35" table:style-name="ce4">
            <text:p>35</text:p>
          </table:table-cell>
          <table:table-cell office:value-type="float" office:value="1225" table:style-name="ce4">
            <text:p>1225</text:p>
          </table:table-cell>
          <table:table-cell office:value-type="string" table:style-name="ce9">
            <text:p>12.96%</text:p>
          </table:table-cell>
          <table:table-cell office:value-type="float" office:value="37.886857579999997" table:style-name="ce4">
            <text:p>37.88685758</text:p>
          </table:table-cell>
          <table:table-cell office:value-type="float" office:value="0.91588344200000005" table:style-name="ce4">
            <text:p>0.915883442</text:p>
          </table:table-cell>
          <table:table-cell office:value-type="float" office:value="0.72786885199999996" table:style-name="ce4">
            <text:p>0.727868852</text:p>
          </table:table-cell>
          <table:table-cell office:value-type="float" office:value="0.82527881000000003" table:style-name="ce4">
            <text:p>0.82527881</text:p>
          </table:table-cell>
          <table:table-cell office:value-type="float" office:value="0.30697059599999998" table:style-name="ce4">
            <text:p>0.306970596</text:p>
          </table:table-cell>
          <table:table-cell table:number-columns-repeated="16368"/>
        </table:table-row>
        <table:table-row table:style-name="ro2">
          <table:table-cell office:value-type="percentage" office:value="0.77709611428154779" table:formula="of:=2/(1/[.N251]+1/[.O251])" table:style-name="ce8">
            <text:p>77.71%</text:p>
          </table:table-cell>
          <table:table-cell office:value-type="float" office:value="150.23275161306711" table:formula="of:=[.G251]/[.E251]" table:style-name="ce14">
            <text:p>150.2327516</text:p>
          </table:table-cell>
          <table:table-cell office:value-type="float" office:value="1944" table:style-name="ce18">
            <text:p>1944</text:p>
          </table:table-cell>
          <table:table-cell office:value-type="float" office:value="2592" table:style-name="ce20">
            <text:p>2592</text:p>
          </table:table-cell>
          <table:table-cell office:value-type="float" office:value="5.0388479999999998" table:formula="of:=[Sheet1.$C251]*[Sheet1.$D251]/1000000" table:style-name="ce16">
            <text:p>5.038848</text:p>
          </table:table-cell>
          <table:table-cell office:value-type="string" table:style-name="ce4">
            <text:p>test_img_0124.jpg</text:p>
          </table:table-cell>
          <table:table-cell office:value-type="float" office:value="757" table:style-name="ce4">
            <text:p>757</text:p>
          </table:table-cell>
          <table:table-cell office:value-type="float" office:value="717" table:style-name="ce4">
            <text:p>717</text:p>
          </table:table-cell>
          <table:table-cell office:value-type="float" office:value="40" table:style-name="ce4">
            <text:p>40</text:p>
          </table:table-cell>
          <table:table-cell office:value-type="float" office:value="1600" table:style-name="ce4">
            <text:p>1600</text:p>
          </table:table-cell>
          <table:table-cell office:value-type="string" table:style-name="ce9">
            <text:p>5.28%</text:p>
          </table:table-cell>
          <table:table-cell office:value-type="float" office:value="116.18350770000001" table:style-name="ce4">
            <text:p>116.1835077</text:p>
          </table:table-cell>
          <table:table-cell office:value-type="float" office:value="0.96594071299999995" table:style-name="ce4">
            <text:p>0.965940713</text:p>
          </table:table-cell>
          <table:table-cell office:value-type="float" office:value="0.79497907899999998" table:style-name="ce4">
            <text:p>0.794979079</text:p>
          </table:table-cell>
          <table:table-cell office:value-type="float" office:value="0.76" table:style-name="ce4">
            <text:p>0.76</text:p>
          </table:table-cell>
          <table:table-cell office:value-type="float" office:value="1.492986202" table:style-name="ce4">
            <text:p>1.492986202</text:p>
          </table:table-cell>
          <table:table-cell table:number-columns-repeated="16368"/>
        </table:table-row>
        <table:table-row table:style-name="ro2">
          <table:table-cell office:value-type="percentage" office:value="0.77844311391774546" table:formula="of:=2/(1/[.N252]+1/[.O252])" table:style-name="ce8">
            <text:p>77.84%</text:p>
          </table:table-cell>
          <table:table-cell office:value-type="float" office:value="80.597889800703399" table:formula="of:=[.G252]/[.E252]" table:style-name="ce14">
            <text:p>80.5978898</text:p>
          </table:table-cell>
          <table:table-cell office:value-type="float" office:value="853" table:style-name="ce18">
            <text:p>853</text:p>
          </table:table-cell>
          <table:table-cell office:value-type="float" office:value="1280" table:style-name="ce20">
            <text:p>1280</text:p>
          </table:table-cell>
          <table:table-cell office:value-type="float" office:value="1.0918399999999999" table:formula="of:=[Sheet1.$C252]*[Sheet1.$D252]/1000000" table:style-name="ce16">
            <text:p>1.09184</text:p>
          </table:table-cell>
          <table:table-cell office:value-type="string" table:style-name="ce4">
            <text:p>test_img_0039.jpg</text:p>
          </table:table-cell>
          <table:table-cell office:value-type="float" office:value="88" table:style-name="ce4">
            <text:p>88</text:p>
          </table:table-cell>
          <table:table-cell office:value-type="float" office:value="79" table:style-name="ce4">
            <text:p>79</text:p>
          </table:table-cell>
          <table:table-cell office:value-type="float" office:value="9" table:style-name="ce4">
            <text:p>9</text:p>
          </table:table-cell>
          <table:table-cell office:value-type="float" office:value="81" table:style-name="ce4">
            <text:p>81</text:p>
          </table:table-cell>
          <table:table-cell office:value-type="string" table:style-name="ce9">
            <text:p>10.23%</text:p>
          </table:table-cell>
          <table:table-cell office:value-type="float" office:value="57.884065759999999" table:style-name="ce4">
            <text:p>57.88406576</text:p>
          </table:table-cell>
          <table:table-cell office:value-type="float" office:value="0.97318575500000004" table:style-name="ce4">
            <text:p>0.973185755</text:p>
          </table:table-cell>
          <table:table-cell office:value-type="float" office:value="0.82278481000000003" table:style-name="ce4">
            <text:p>0.82278481</text:p>
          </table:table-cell>
          <table:table-cell office:value-type="float" office:value="0.73863636399999999" table:style-name="ce4">
            <text:p>0.738636364</text:p>
          </table:table-cell>
          <table:table-cell office:value-type="float" office:value="0.361982584" table:style-name="ce4">
            <text:p>0.361982584</text:p>
          </table:table-cell>
          <table:table-cell table:number-columns-repeated="16368"/>
        </table:table-row>
        <table:table-row table:style-name="ro2">
          <table:table-cell office:value-type="percentage" office:value="0.77956989217146488" table:formula="of:=2/(1/[.N253]+1/[.O253])" table:style-name="ce8">
            <text:p>77.96%</text:p>
          </table:table-cell>
          <table:table-cell office:value-type="float" office:value="243.06826500732063" table:formula="of:=[.G253]/[.E253]" table:style-name="ce14">
            <text:p>243.068265</text:p>
          </table:table-cell>
          <table:table-cell office:value-type="float" office:value="683" table:style-name="ce18">
            <text:p>683</text:p>
          </table:table-cell>
          <table:table-cell office:value-type="float" office:value="1024" table:style-name="ce20">
            <text:p>1024</text:p>
          </table:table-cell>
          <table:table-cell office:value-type="float" office:value="0.69939200000000001" table:formula="of:=[Sheet1.$C253]*[Sheet1.$D253]/1000000" table:style-name="ce16">
            <text:p>0.699392</text:p>
          </table:table-cell>
          <table:table-cell office:value-type="string" table:style-name="ce4">
            <text:p>test_img_0238.jpg</text:p>
          </table:table-cell>
          <table:table-cell office:value-type="float" office:value="170" table:style-name="ce4">
            <text:p>170</text:p>
          </table:table-cell>
          <table:table-cell office:value-type="float" office:value="202" table:style-name="ce4">
            <text:p>202</text:p>
          </table:table-cell>
          <table:table-cell office:value-type="float" office:value="32" table:style-name="ce4">
            <text:p>32</text:p>
          </table:table-cell>
          <table:table-cell office:value-type="float" office:value="1024" table:style-name="ce4">
            <text:p>1024</text:p>
          </table:table-cell>
          <table:table-cell office:value-type="string" table:style-name="ce9">
            <text:p>18.82%</text:p>
          </table:table-cell>
          <table:table-cell office:value-type="float" office:value="41.75482487" table:style-name="ce4">
            <text:p>41.75482487</text:p>
          </table:table-cell>
          <table:table-cell office:value-type="float" office:value="0.92019649699999995" table:style-name="ce4">
            <text:p>0.920196497</text:p>
          </table:table-cell>
          <table:table-cell office:value-type="float" office:value="0.71782178200000002" table:style-name="ce4">
            <text:p>0.717821782</text:p>
          </table:table-cell>
          <table:table-cell office:value-type="float" office:value="0.85294117599999997" table:style-name="ce4">
            <text:p>0.852941176</text:p>
          </table:table-cell>
          <table:table-cell office:value-type="float" office:value="0.27838969200000002" table:style-name="ce4">
            <text:p>0.278389692</text:p>
          </table:table-cell>
          <table:table-cell table:number-columns-repeated="16368"/>
        </table:table-row>
        <table:table-row table:style-name="ro2">
          <table:table-cell office:value-type="percentage" office:value="0.77959927159419506" table:formula="of:=2/(1/[.N254]+1/[.O254])" table:style-name="ce8">
            <text:p>77.96%</text:p>
          </table:table-cell>
          <table:table-cell office:value-type="float" office:value="370.82303269353628" table:formula="of:=[.G254]/[.E254]" table:style-name="ce14">
            <text:p>370.8230327</text:p>
          </table:table-cell>
          <table:table-cell office:value-type="float" office:value="695" table:style-name="ce18">
            <text:p>695</text:p>
          </table:table-cell>
          <table:table-cell office:value-type="float" office:value="1036" table:style-name="ce20">
            <text:p>1036</text:p>
          </table:table-cell>
          <table:table-cell office:value-type="float" office:value="0.72001999999999999" table:formula="of:=[Sheet1.$C254]*[Sheet1.$D254]/1000000" table:style-name="ce16">
            <text:p>0.72002</text:p>
          </table:table-cell>
          <table:table-cell office:value-type="string" table:style-name="ce4">
            <text:p>test_img_0236.jpg</text:p>
          </table:table-cell>
          <table:table-cell office:value-type="float" office:value="267" table:style-name="ce4">
            <text:p>267</text:p>
          </table:table-cell>
          <table:table-cell office:value-type="float" office:value="285" table:style-name="ce4">
            <text:p>285</text:p>
          </table:table-cell>
          <table:table-cell office:value-type="float" office:value="18" table:style-name="ce4">
            <text:p>18</text:p>
          </table:table-cell>
          <table:table-cell office:value-type="float" office:value="324" table:style-name="ce4">
            <text:p>324</text:p>
          </table:table-cell>
          <table:table-cell office:value-type="string" table:style-name="ce9">
            <text:p>6.74%</text:p>
          </table:table-cell>
          <table:table-cell office:value-type="float" office:value="89.251273100000006" table:style-name="ce4">
            <text:p>89.2512731</text:p>
          </table:table-cell>
          <table:table-cell office:value-type="float" office:value="0.936429226" table:style-name="ce4">
            <text:p>0.936429226</text:p>
          </table:table-cell>
          <table:table-cell office:value-type="float" office:value="0.750877193" table:style-name="ce4">
            <text:p>0.750877193</text:p>
          </table:table-cell>
          <table:table-cell office:value-type="float" office:value="0.81060606099999999" table:style-name="ce4">
            <text:p>0.810606061</text:p>
          </table:table-cell>
          <table:table-cell office:value-type="float" office:value="0.33682775500000001" table:style-name="ce4">
            <text:p>0.336827755</text:p>
          </table:table-cell>
          <table:table-cell table:number-columns-repeated="16368"/>
        </table:table-row>
        <table:table-row table:style-name="ro2">
          <table:table-cell office:value-type="percentage" office:value="0.78150498649908817" table:formula="of:=2/(1/[.N255]+1/[.O255])" table:style-name="ce8">
            <text:p>78.15%</text:p>
          </table:table-cell>
          <table:table-cell office:value-type="float" office:value="99.073984767946953" table:formula="of:=[.G255]/[.E255]" table:style-name="ce14">
            <text:p>99.07398477</text:p>
          </table:table-cell>
          <table:table-cell office:value-type="float" office:value="3456" table:style-name="ce18">
            <text:p>3456</text:p>
          </table:table-cell>
          <table:table-cell office:value-type="float" office:value="5184" table:style-name="ce20">
            <text:p>5184</text:p>
          </table:table-cell>
          <table:table-cell office:value-type="float" office:value="17.915904000000001" table:formula="of:=[Sheet1.$C255]*[Sheet1.$D255]/1000000" table:style-name="ce16">
            <text:p>17.915904</text:p>
          </table:table-cell>
          <table:table-cell office:value-type="string" table:style-name="ce4">
            <text:p>test_img_0217.jpg</text:p>
          </table:table-cell>
          <table:table-cell office:value-type="float" office:value="1775" table:style-name="ce4">
            <text:p>1775</text:p>
          </table:table-cell>
          <table:table-cell office:value-type="float" office:value="1561" table:style-name="ce4">
            <text:p>1561</text:p>
          </table:table-cell>
          <table:table-cell office:value-type="float" office:value="214" table:style-name="ce4">
            <text:p>214</text:p>
          </table:table-cell>
          <table:table-cell office:value-type="float" office:value="45796" table:style-name="ce4">
            <text:p>45796</text:p>
          </table:table-cell>
          <table:table-cell office:value-type="string" table:style-name="ce9">
            <text:p>12.06%</text:p>
          </table:table-cell>
          <table:table-cell office:value-type="float" office:value="111.28407180000001" table:style-name="ce4">
            <text:p>111.2840718</text:p>
          </table:table-cell>
          <table:table-cell office:value-type="float" office:value="0.96671933700000001" table:style-name="ce4">
            <text:p>0.966719337</text:p>
          </table:table-cell>
          <table:table-cell office:value-type="float" office:value="0.82831518299999995" table:style-name="ce4">
            <text:p>0.828315183</text:p>
          </table:table-cell>
          <table:table-cell office:value-type="float" office:value="0.739702517" table:style-name="ce4">
            <text:p>0.739702517</text:p>
          </table:table-cell>
          <table:table-cell office:value-type="float" office:value="6.2386691570000004" table:style-name="ce4">
            <text:p>6.238669157</text:p>
          </table:table-cell>
          <table:table-cell table:number-columns-repeated="16368"/>
        </table:table-row>
        <table:table-row table:style-name="ro2">
          <table:table-cell office:value-type="percentage" office:value="0.78195488711911365" table:formula="of:=2/(1/[.N256]+1/[.O256])" table:style-name="ce8">
            <text:p>78.20%</text:p>
          </table:table-cell>
          <table:table-cell office:value-type="float" office:value="433.28335832083957" table:formula="of:=[.G256]/[.E256]" table:style-name="ce14">
            <text:p>433.2833583</text:p>
          </table:table-cell>
          <table:table-cell office:value-type="float" office:value="667" table:style-name="ce18">
            <text:p>667</text:p>
          </table:table-cell>
          <table:table-cell office:value-type="float" office:value="1000" table:style-name="ce20">
            <text:p>1000</text:p>
          </table:table-cell>
          <table:table-cell office:value-type="float" office:value="0.66700000000000004" table:formula="of:=[Sheet1.$C256]*[Sheet1.$D256]/1000000" table:style-name="ce16">
            <text:p>0.667</text:p>
          </table:table-cell>
          <table:table-cell office:value-type="string" table:style-name="ce4">
            <text:p>test_img_0243.jpg</text:p>
          </table:table-cell>
          <table:table-cell office:value-type="float" office:value="289" table:style-name="ce4">
            <text:p>289</text:p>
          </table:table-cell>
          <table:table-cell office:value-type="float" office:value="252" table:style-name="ce4">
            <text:p>252</text:p>
          </table:table-cell>
          <table:table-cell office:value-type="float" office:value="37" table:style-name="ce4">
            <text:p>37</text:p>
          </table:table-cell>
          <table:table-cell office:value-type="float" office:value="1369" table:style-name="ce4">
            <text:p>1369</text:p>
          </table:table-cell>
          <table:table-cell office:value-type="string" table:style-name="ce9">
            <text:p>12.80%</text:p>
          </table:table-cell>
          <table:table-cell office:value-type="float" office:value="41.305854140000001" table:style-name="ce4">
            <text:p>41.30585414</text:p>
          </table:table-cell>
          <table:table-cell office:value-type="float" office:value="0.91635990499999997" table:style-name="ce4">
            <text:p>0.916359905</text:p>
          </table:table-cell>
          <table:table-cell office:value-type="float" office:value="0.825396825" table:style-name="ce4">
            <text:p>0.825396825</text:p>
          </table:table-cell>
          <table:table-cell office:value-type="float" office:value="0.74285714300000005" table:style-name="ce4">
            <text:p>0.742857143</text:p>
          </table:table-cell>
          <table:table-cell office:value-type="float" office:value="0.28326606799999998" table:style-name="ce4">
            <text:p>0.283266068</text:p>
          </table:table-cell>
          <table:table-cell table:number-columns-repeated="16368"/>
        </table:table-row>
        <table:table-row table:style-name="ro2">
          <table:table-cell office:value-type="percentage" office:value="0.78220140530919391" table:formula="of:=2/(1/[.N257]+1/[.O257])" table:style-name="ce8">
            <text:p>78.22%</text:p>
          </table:table-cell>
          <table:table-cell office:value-type="float" office:value="64.109645246812278" table:formula="of:=[.G257]/[.E257]" table:style-name="ce14">
            <text:p>64.10964525</text:p>
          </table:table-cell>
          <table:table-cell office:value-type="float" office:value="2136" table:style-name="ce18">
            <text:p>2136</text:p>
          </table:table-cell>
          <table:table-cell office:value-type="float" office:value="2848" table:style-name="ce20">
            <text:p>2848</text:p>
          </table:table-cell>
          <table:table-cell office:value-type="float" office:value="6.0833279999999998" table:formula="of:=[Sheet1.$C257]*[Sheet1.$D257]/1000000" table:style-name="ce16">
            <text:p>6.083328</text:p>
          </table:table-cell>
          <table:table-cell office:value-type="string" table:style-name="ce4">
            <text:p>test_img_0149.jpg</text:p>
          </table:table-cell>
          <table:table-cell office:value-type="float" office:value="390" table:style-name="ce4">
            <text:p>390</text:p>
          </table:table-cell>
          <table:table-cell office:value-type="float" office:value="468" table:style-name="ce4">
            <text:p>468</text:p>
          </table:table-cell>
          <table:table-cell office:value-type="float" office:value="78" table:style-name="ce4">
            <text:p>78</text:p>
          </table:table-cell>
          <table:table-cell office:value-type="float" office:value="6084" table:style-name="ce4">
            <text:p>6084</text:p>
          </table:table-cell>
          <table:table-cell office:value-type="string" table:style-name="ce9">
            <text:p>20.00%</text:p>
          </table:table-cell>
          <table:table-cell office:value-type="float" office:value="107.3579175" table:style-name="ce4">
            <text:p>107.3579175</text:p>
          </table:table-cell>
          <table:table-cell office:value-type="float" office:value="0.98109794800000005" table:style-name="ce4">
            <text:p>0.981097948</text:p>
          </table:table-cell>
          <table:table-cell office:value-type="float" office:value="0.713675214" table:style-name="ce4">
            <text:p>0.713675214</text:p>
          </table:table-cell>
          <table:table-cell office:value-type="float" office:value="0.86528497400000004" table:style-name="ce4">
            <text:p>0.865284974</text:p>
          </table:table-cell>
          <table:table-cell office:value-type="float" office:value="1.649953604" table:style-name="ce4">
            <text:p>1.649953604</text:p>
          </table:table-cell>
          <table:table-cell table:number-columns-repeated="16368"/>
        </table:table-row>
        <table:table-row table:style-name="ro2">
          <table:table-cell office:value-type="percentage" office:value="0.78288770035268085" table:formula="of:=2/(1/[.N258]+1/[.O258])" table:style-name="ce8">
            <text:p>78.29%</text:p>
          </table:table-cell>
          <table:table-cell office:value-type="float" office:value="55.481431470050296" table:formula="of:=[.G258]/[.E258]" table:style-name="ce14">
            <text:p>55.48143147</text:p>
          </table:table-cell>
          <table:table-cell office:value-type="float" office:value="3456" table:style-name="ce18">
            <text:p>3456</text:p>
          </table:table-cell>
          <table:table-cell office:value-type="float" office:value="5184" table:style-name="ce20">
            <text:p>5184</text:p>
          </table:table-cell>
          <table:table-cell office:value-type="float" office:value="17.915904000000001" table:formula="of:=[Sheet1.$C258]*[Sheet1.$D258]/1000000" table:style-name="ce16">
            <text:p>17.915904</text:p>
          </table:table-cell>
          <table:table-cell office:value-type="string" table:style-name="ce4">
            <text:p>test_img_0258.jpg</text:p>
          </table:table-cell>
          <table:table-cell office:value-type="float" office:value="994" table:style-name="ce4">
            <text:p>994</text:p>
          </table:table-cell>
          <table:table-cell office:value-type="float" office:value="889" table:style-name="ce4">
            <text:p>889</text:p>
          </table:table-cell>
          <table:table-cell office:value-type="float" office:value="105" table:style-name="ce4">
            <text:p>105</text:p>
          </table:table-cell>
          <table:table-cell office:value-type="float" office:value="11025" table:style-name="ce4">
            <text:p>11025</text:p>
          </table:table-cell>
          <table:table-cell office:value-type="string" table:style-name="ce9">
            <text:p>10.56%</text:p>
          </table:table-cell>
          <table:table-cell office:value-type="float" office:value="103.98588789999999" table:style-name="ce4">
            <text:p>103.9858879</text:p>
          </table:table-cell>
          <table:table-cell office:value-type="float" office:value="0.97525324400000002" table:style-name="ce4">
            <text:p>0.975253244</text:p>
          </table:table-cell>
          <table:table-cell office:value-type="float" office:value="0.82339707500000003" table:style-name="ce4">
            <text:p>0.823397075</text:p>
          </table:table-cell>
          <table:table-cell office:value-type="float" office:value="0.74617736999999995" table:style-name="ce4">
            <text:p>0.74617737</text:p>
          </table:table-cell>
          <table:table-cell office:value-type="float" office:value="5.9279215340000002" table:style-name="ce4">
            <text:p>5.927921534</text:p>
          </table:table-cell>
          <table:table-cell table:number-columns-repeated="16368"/>
        </table:table-row>
        <table:table-row table:style-name="ro2">
          <table:table-cell office:value-type="percentage" office:value="0.78359908874031703" table:formula="of:=2/(1/[.N259]+1/[.O259])" table:style-name="ce8">
            <text:p>78.36%</text:p>
          </table:table-cell>
          <table:table-cell office:value-type="float" office:value="2346.4373464373466" table:formula="of:=[.G259]/[.E259]" table:style-name="ce14">
            <text:p>2346.437346</text:p>
          </table:table-cell>
          <table:table-cell office:value-type="float" office:value="407" table:style-name="ce18">
            <text:p>407</text:p>
          </table:table-cell>
          <table:table-cell office:value-type="float" office:value="1600" table:style-name="ce20">
            <text:p>1600</text:p>
          </table:table-cell>
          <table:table-cell office:value-type="float" office:value="0.6512" table:formula="of:=[Sheet1.$C259]*[Sheet1.$D259]/1000000" table:style-name="ce16">
            <text:p>0.6512</text:p>
          </table:table-cell>
          <table:table-cell office:value-type="string" table:style-name="ce4">
            <text:p>test_img_0013.jpg</text:p>
          </table:table-cell>
          <table:table-cell office:value-type="float" office:value="1528" table:style-name="ce4">
            <text:p>1528</text:p>
          </table:table-cell>
          <table:table-cell office:value-type="float" office:value="1559" table:style-name="ce4">
            <text:p>1559</text:p>
          </table:table-cell>
          <table:table-cell office:value-type="float" office:value="31" table:style-name="ce4">
            <text:p>31</text:p>
          </table:table-cell>
          <table:table-cell office:value-type="float" office:value="961" table:style-name="ce4">
            <text:p>961</text:p>
          </table:table-cell>
          <table:table-cell office:value-type="string" table:style-name="ce9">
            <text:p>2.03%</text:p>
          </table:table-cell>
          <table:table-cell office:value-type="float" office:value="23.275741270000001" table:style-name="ce4">
            <text:p>23.27574127</text:p>
          </table:table-cell>
          <table:table-cell office:value-type="float" office:value="0.67795311999999996" table:style-name="ce4">
            <text:p>0.67795312</text:p>
          </table:table-cell>
          <table:table-cell office:value-type="float" office:value="0.77228992900000004" table:style-name="ce4">
            <text:p>0.772289929</text:p>
          </table:table-cell>
          <table:table-cell office:value-type="float" office:value="0.79524438600000003" table:style-name="ce4">
            <text:p>0.795244386</text:p>
          </table:table-cell>
          <table:table-cell office:value-type="float" office:value="0.94955944999999997" table:style-name="ce4">
            <text:p>0.94955945</text:p>
          </table:table-cell>
          <table:table-cell table:number-columns-repeated="16368"/>
        </table:table-row>
        <table:table-row table:style-name="ro2">
          <table:table-cell office:value-type="percentage" office:value="0.78482228632706663" table:formula="of:=2/(1/[.N260]+1/[.O260])" table:style-name="ce8">
            <text:p>78.48%</text:p>
          </table:table-cell>
          <table:table-cell office:value-type="float" office:value="545.83333333333337" table:formula="of:=[.G260]/[.E260]" table:style-name="ce14">
            <text:p>545.8333333</text:p>
          </table:table-cell>
          <table:table-cell office:value-type="float" office:value="1200" table:style-name="ce18">
            <text:p>1200</text:p>
          </table:table-cell>
          <table:table-cell office:value-type="float" office:value="1600" table:style-name="ce20">
            <text:p>1600</text:p>
          </table:table-cell>
          <table:table-cell office:value-type="float" office:value="1.92" table:formula="of:=[Sheet1.$C260]*[Sheet1.$D260]/1000000" table:style-name="ce16">
            <text:p>1.92</text:p>
          </table:table-cell>
          <table:table-cell office:value-type="string" table:style-name="ce4">
            <text:p>test_img_0215.jpg</text:p>
          </table:table-cell>
          <table:table-cell office:value-type="float" office:value="1048" table:style-name="ce4">
            <text:p>1048</text:p>
          </table:table-cell>
          <table:table-cell office:value-type="float" office:value="1045" table:style-name="ce4">
            <text:p>1045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string" table:style-name="ce9">
            <text:p>0.29%</text:p>
          </table:table-cell>
          <table:table-cell office:value-type="float" office:value="61.275226660000001" table:style-name="ce4">
            <text:p>61.27522666</text:p>
          </table:table-cell>
          <table:table-cell office:value-type="float" office:value="0.89220574799999997" table:style-name="ce4">
            <text:p>0.892205748</text:p>
          </table:table-cell>
          <table:table-cell office:value-type="float" office:value="0.78181818199999997" table:style-name="ce4">
            <text:p>0.781818182</text:p>
          </table:table-cell>
          <table:table-cell office:value-type="float" office:value="0.787849566" table:style-name="ce4">
            <text:p>0.787849566</text:p>
          </table:table-cell>
          <table:table-cell office:value-type="float" office:value="0.94127059000000002" table:style-name="ce4">
            <text:p>0.94127059</text:p>
          </table:table-cell>
          <table:table-cell table:number-columns-repeated="16368"/>
        </table:table-row>
        <table:table-row table:style-name="ro2">
          <table:table-cell office:value-type="percentage" office:value="0.78518518486" table:formula="of:=2/(1/[.N261]+1/[.O261])" table:style-name="ce8">
            <text:p>78.52%</text:p>
          </table:table-cell>
          <table:table-cell office:value-type="float" office:value="380.85937500000006" table:formula="of:=[.G261]/[.E261]" table:style-name="ce14">
            <text:p>380.859375</text:p>
          </table:table-cell>
          <table:table-cell office:value-type="float" office:value="480" table:style-name="ce18">
            <text:p>480</text:p>
          </table:table-cell>
          <table:table-cell office:value-type="float" office:value="640" table:style-name="ce20">
            <text:p>640</text:p>
          </table:table-cell>
          <table:table-cell office:value-type="float" office:value="0.30719999999999997" table:formula="of:=[Sheet1.$C261]*[Sheet1.$D261]/1000000" table:style-name="ce16">
            <text:p>0.3072</text:p>
          </table:table-cell>
          <table:table-cell office:value-type="string" table:style-name="ce4">
            <text:p>test_img_0175.jpg</text:p>
          </table:table-cell>
          <table:table-cell office:value-type="float" office:value="117" table:style-name="ce4">
            <text:p>117</text:p>
          </table:table-cell>
          <table:table-cell office:value-type="float" office:value="153" table:style-name="ce4">
            <text:p>153</text:p>
          </table:table-cell>
          <table:table-cell office:value-type="float" office:value="36" table:style-name="ce4">
            <text:p>36</text:p>
          </table:table-cell>
          <table:table-cell office:value-type="float" office:value="1296" table:style-name="ce4">
            <text:p>1296</text:p>
          </table:table-cell>
          <table:table-cell office:value-type="string" table:style-name="ce9">
            <text:p>30.77%</text:p>
          </table:table-cell>
          <table:table-cell office:value-type="float" office:value="29.333940460000001" table:style-name="ce4">
            <text:p>29.33394046</text:p>
          </table:table-cell>
          <table:table-cell office:value-type="float" office:value="0.91496858400000003" table:style-name="ce4">
            <text:p>0.914968584</text:p>
          </table:table-cell>
          <table:table-cell office:value-type="float" office:value="0.69281045699999999" table:style-name="ce4">
            <text:p>0.692810457</text:p>
          </table:table-cell>
          <table:table-cell office:value-type="float" office:value="0.90598290599999998" table:style-name="ce4">
            <text:p>0.905982906</text:p>
          </table:table-cell>
          <table:table-cell office:value-type="float" office:value="0.156189203" table:style-name="ce4">
            <text:p>0.156189203</text:p>
          </table:table-cell>
          <table:table-cell table:number-columns-repeated="16368"/>
        </table:table-row>
        <table:table-row table:style-name="ro2">
          <table:table-cell office:value-type="percentage" office:value="0.78622087103987504" table:formula="of:=2/(1/[.N262]+1/[.O262])" table:style-name="ce8">
            <text:p>78.62%</text:p>
          </table:table-cell>
          <table:table-cell office:value-type="float" office:value="286.33327813655683" table:formula="of:=[.G262]/[.E262]" table:style-name="ce14">
            <text:p>286.3332781</text:p>
          </table:table-cell>
          <table:table-cell office:value-type="float" office:value="2196" table:style-name="ce18">
            <text:p>2196</text:p>
          </table:table-cell>
          <table:table-cell office:value-type="float" office:value="3300" table:style-name="ce20">
            <text:p>3300</text:p>
          </table:table-cell>
          <table:table-cell office:value-type="float" office:value="7.2468000000000004" table:formula="of:=[Sheet1.$C262]*[Sheet1.$D262]/1000000" table:style-name="ce16">
            <text:p>7.2468</text:p>
          </table:table-cell>
          <table:table-cell office:value-type="string" table:style-name="ce4">
            <text:p>test_img_0156.jpg</text:p>
          </table:table-cell>
          <table:table-cell office:value-type="float" office:value="2075" table:style-name="ce4">
            <text:p>2075</text:p>
          </table:table-cell>
          <table:table-cell office:value-type="float" office:value="1912" table:style-name="ce4">
            <text:p>1912</text:p>
          </table:table-cell>
          <table:table-cell office:value-type="float" office:value="163" table:style-name="ce4">
            <text:p>163</text:p>
          </table:table-cell>
          <table:table-cell office:value-type="float" office:value="26569" table:style-name="ce4">
            <text:p>26569</text:p>
          </table:table-cell>
          <table:table-cell office:value-type="string" table:style-name="ce9">
            <text:p>7.86%</text:p>
          </table:table-cell>
          <table:table-cell office:value-type="float" office:value="48.37781562" table:style-name="ce4">
            <text:p>48.37781562</text:p>
          </table:table-cell>
          <table:table-cell office:value-type="float" office:value="0.90991898500000001" table:style-name="ce4">
            <text:p>0.909918985</text:p>
          </table:table-cell>
          <table:table-cell office:value-type="float" office:value="0.81171548100000002" table:style-name="ce4">
            <text:p>0.811715481</text:p>
          </table:table-cell>
          <table:table-cell office:value-type="float" office:value="0.762278978" table:style-name="ce4">
            <text:p>0.762278978</text:p>
          </table:table-cell>
          <table:table-cell office:value-type="float" office:value="2.2749178410000002" table:style-name="ce4">
            <text:p>2.274917841</text:p>
          </table:table-cell>
          <table:table-cell table:number-columns-repeated="16368"/>
        </table:table-row>
        <table:table-row table:style-name="ro2">
          <table:table-cell office:value-type="percentage" office:value="0.78656716408381933" table:formula="of:=2/(1/[.N263]+1/[.O263])" table:style-name="ce8">
            <text:p>78.66%</text:p>
          </table:table-cell>
          <table:table-cell office:value-type="float" office:value="1161.2667761575342" table:formula="of:=[.G263]/[.E263]" table:style-name="ce14">
            <text:p>1161.266776</text:p>
          </table:table-cell>
          <table:table-cell office:value-type="float" office:value="852" table:style-name="ce18">
            <text:p>852</text:p>
          </table:table-cell>
          <table:table-cell office:value-type="float" office:value="566" table:style-name="ce20">
            <text:p>566</text:p>
          </table:table-cell>
          <table:table-cell office:value-type="float" office:value="0.48223199999999999" table:formula="of:=[Sheet1.$C263]*[Sheet1.$D263]/1000000" table:style-name="ce16">
            <text:p>0.482232</text:p>
          </table:table-cell>
          <table:table-cell office:value-type="string" table:style-name="ce4">
            <text:p>test_img_0279.jpg</text:p>
          </table:table-cell>
          <table:table-cell office:value-type="float" office:value="560" table:style-name="ce4">
            <text:p>560</text:p>
          </table:table-cell>
          <table:table-cell office:value-type="float" office:value="787" table:style-name="ce4">
            <text:p>787</text:p>
          </table:table-cell>
          <table:table-cell office:value-type="float" office:value="227" table:style-name="ce4">
            <text:p>227</text:p>
          </table:table-cell>
          <table:table-cell office:value-type="float" office:value="51529" table:style-name="ce4">
            <text:p>51529</text:p>
          </table:table-cell>
          <table:table-cell office:value-type="string" table:style-name="ce9">
            <text:p>40.54%</text:p>
          </table:table-cell>
          <table:table-cell office:value-type="float" office:value="32.530223929999998" table:style-name="ce4">
            <text:p>32.53022393</text:p>
          </table:table-cell>
          <table:table-cell office:value-type="float" office:value="0.84802154600000001" table:style-name="ce4">
            <text:p>0.848021546</text:p>
          </table:table-cell>
          <table:table-cell office:value-type="float" office:value="0.66963151200000004" table:style-name="ce4">
            <text:p>0.669631512</text:p>
          </table:table-cell>
          <table:table-cell office:value-type="float" office:value="0.95298372499999995" table:style-name="ce4">
            <text:p>0.952983725</text:p>
          </table:table-cell>
          <table:table-cell office:value-type="float" office:value="0.45075678800000002" table:style-name="ce4">
            <text:p>0.450756788</text:p>
          </table:table-cell>
          <table:table-cell table:number-columns-repeated="16368"/>
        </table:table-row>
        <table:table-row table:style-name="ro2">
          <table:table-cell office:value-type="percentage" office:value="0.78667724065554245" table:formula="of:=2/(1/[.N264]+1/[.O264])" table:style-name="ce8">
            <text:p>78.67%</text:p>
          </table:table-cell>
          <table:table-cell office:value-type="float" office:value="921.22395833333337" table:formula="of:=[.G264]/[.E264]" table:style-name="ce14">
            <text:p>921.2239583</text:p>
          </table:table-cell>
          <table:table-cell office:value-type="float" office:value="640" table:style-name="ce18">
            <text:p>640</text:p>
          </table:table-cell>
          <table:table-cell office:value-type="float" office:value="960" table:style-name="ce20">
            <text:p>960</text:p>
          </table:table-cell>
          <table:table-cell office:value-type="float" office:value="0.61439999999999995" table:formula="of:=[Sheet1.$C264]*[Sheet1.$D264]/1000000" table:style-name="ce16">
            <text:p>0.6144</text:p>
          </table:table-cell>
          <table:table-cell office:value-type="string" table:style-name="ce4">
            <text:p>test_img_0010.jpg</text:p>
          </table:table-cell>
          <table:table-cell office:value-type="float" office:value="566" table:style-name="ce4">
            <text:p>566</text:p>
          </table:table-cell>
          <table:table-cell office:value-type="float" office:value="702" table:style-name="ce4">
            <text:p>702</text:p>
          </table:table-cell>
          <table:table-cell office:value-type="float" office:value="136" table:style-name="ce4">
            <text:p>136</text:p>
          </table:table-cell>
          <table:table-cell office:value-type="float" office:value="18496" table:style-name="ce4">
            <text:p>18496</text:p>
          </table:table-cell>
          <table:table-cell office:value-type="string" table:style-name="ce9">
            <text:p>24.03%</text:p>
          </table:table-cell>
          <table:table-cell office:value-type="float" office:value="33.203199959999999" table:style-name="ce4">
            <text:p>33.20319996</text:p>
          </table:table-cell>
          <table:table-cell office:value-type="float" office:value="0.81718375799999998" table:style-name="ce4">
            <text:p>0.817183758</text:p>
          </table:table-cell>
          <table:table-cell office:value-type="float" office:value="0.70655270699999995" table:style-name="ce4">
            <text:p>0.706552707</text:p>
          </table:table-cell>
          <table:table-cell office:value-type="float" office:value="0.88729874799999997" table:style-name="ce4">
            <text:p>0.887298748</text:p>
          </table:table-cell>
          <table:table-cell office:value-type="float" office:value="0.44712090500000001" table:style-name="ce4">
            <text:p>0.447120905</text:p>
          </table:table-cell>
          <table:table-cell table:number-columns-repeated="16368"/>
        </table:table-row>
        <table:table-row table:style-name="ro2">
          <table:table-cell office:value-type="percentage" office:value="0.78717201134365222" table:formula="of:=2/(1/[.N265]+1/[.O265])" table:style-name="ce8">
            <text:p>78.72%</text:p>
          </table:table-cell>
          <table:table-cell office:value-type="float" office:value="4455.1282051282051" table:formula="of:=[.G265]/[.E265]" table:style-name="ce14">
            <text:p>4455.128205</text:p>
          </table:table-cell>
          <table:table-cell office:value-type="float" office:value="300" table:style-name="ce18">
            <text:p>300</text:p>
          </table:table-cell>
          <table:table-cell office:value-type="float" office:value="416" table:style-name="ce20">
            <text:p>416</text:p>
          </table:table-cell>
          <table:table-cell office:value-type="float" office:value="0.12479999999999999" table:formula="of:=[Sheet1.$C265]*[Sheet1.$D265]/1000000" table:style-name="ce16">
            <text:p>0.1248</text:p>
          </table:table-cell>
          <table:table-cell office:value-type="string" table:style-name="ce4">
            <text:p>test_img_0290.jpg</text:p>
          </table:table-cell>
          <table:table-cell office:value-type="float" office:value="556" table:style-name="ce4">
            <text:p>556</text:p>
          </table:table-cell>
          <table:table-cell office:value-type="float" office:value="479" table:style-name="ce4">
            <text:p>479</text:p>
          </table:table-cell>
          <table:table-cell office:value-type="float" office:value="77" table:style-name="ce4">
            <text:p>77</text:p>
          </table:table-cell>
          <table:table-cell office:value-type="float" office:value="5929" table:style-name="ce4">
            <text:p>5929</text:p>
          </table:table-cell>
          <table:table-cell office:value-type="string" table:style-name="ce9">
            <text:p>13.85%</text:p>
          </table:table-cell>
          <table:table-cell office:value-type="float" office:value="22.924721389999998" table:style-name="ce4">
            <text:p>22.92472139</text:p>
          </table:table-cell>
          <table:table-cell office:value-type="float" office:value="0.75413273999999997" table:style-name="ce4">
            <text:p>0.75413274</text:p>
          </table:table-cell>
          <table:table-cell office:value-type="float" office:value="0.84551148200000004" table:style-name="ce4">
            <text:p>0.845511482</text:p>
          </table:table-cell>
          <table:table-cell office:value-type="float" office:value="0.73636363599999999" table:style-name="ce4">
            <text:p>0.736363636</text:p>
          </table:table-cell>
          <table:table-cell office:value-type="float" office:value="0.33605790099999999" table:style-name="ce4">
            <text:p>0.336057901</text:p>
          </table:table-cell>
          <table:table-cell table:number-columns-repeated="16368"/>
        </table:table-row>
        <table:table-row table:style-name="ro2">
          <table:table-cell office:value-type="percentage" office:value="0.78718783938838022" table:formula="of:=2/(1/[.N266]+1/[.O266])" table:style-name="ce8">
            <text:p>78.72%</text:p>
          </table:table-cell>
          <table:table-cell office:value-type="float" office:value="1500" table:formula="of:=[.G266]/[.E266]" table:style-name="ce14">
            <text:p>1500</text:p>
          </table:table-cell>
          <table:table-cell office:value-type="float" office:value="600" table:style-name="ce18">
            <text:p>600</text:p>
          </table:table-cell>
          <table:table-cell office:value-type="float" office:value="900" table:style-name="ce20">
            <text:p>900</text:p>
          </table:table-cell>
          <table:table-cell office:value-type="float" office:value="0.54" table:formula="of:=[Sheet1.$C266]*[Sheet1.$D266]/1000000" table:style-name="ce16">
            <text:p>0.54</text:p>
          </table:table-cell>
          <table:table-cell office:value-type="string" table:style-name="ce4">
            <text:p>test_img_0143.jpg</text:p>
          </table:table-cell>
          <table:table-cell office:value-type="float" office:value="810" table:style-name="ce4">
            <text:p>810</text:p>
          </table:table-cell>
          <table:table-cell office:value-type="float" office:value="1037" table:style-name="ce4">
            <text:p>1037</text:p>
          </table:table-cell>
          <table:table-cell office:value-type="float" office:value="227" table:style-name="ce4">
            <text:p>227</text:p>
          </table:table-cell>
          <table:table-cell office:value-type="float" office:value="51529" table:style-name="ce4">
            <text:p>51529</text:p>
          </table:table-cell>
          <table:table-cell office:value-type="string" table:style-name="ce9">
            <text:p>28.02%</text:p>
          </table:table-cell>
          <table:table-cell office:value-type="float" office:value="26.557860300000002" table:style-name="ce4">
            <text:p>26.5578603</text:p>
          </table:table-cell>
          <table:table-cell office:value-type="float" office:value="0.74749717299999996" table:style-name="ce4">
            <text:p>0.747497173</text:p>
          </table:table-cell>
          <table:table-cell office:value-type="float" office:value="0.69913211200000003" table:style-name="ce4">
            <text:p>0.699132112</text:p>
          </table:table-cell>
          <table:table-cell office:value-type="float" office:value="0.900621118" table:style-name="ce4">
            <text:p>0.900621118</text:p>
          </table:table-cell>
          <table:table-cell office:value-type="float" office:value="0.57369136799999998" table:style-name="ce4">
            <text:p>0.573691368</text:p>
          </table:table-cell>
          <table:table-cell table:number-columns-repeated="16368"/>
        </table:table-row>
        <table:table-row table:style-name="ro2">
          <table:table-cell office:value-type="percentage" office:value="0.78744939229406519" table:formula="of:=2/(1/[.N267]+1/[.O267])" table:style-name="ce8">
            <text:p>78.74%</text:p>
          </table:table-cell>
          <table:table-cell office:value-type="float" office:value="1533.3886736764437" table:formula="of:=[.G267]/[.E267]" table:style-name="ce14">
            <text:p>1533.388674</text:p>
          </table:table-cell>
          <table:table-cell office:value-type="float" office:value="417" table:style-name="ce18">
            <text:p>417</text:p>
          </table:table-cell>
          <table:table-cell office:value-type="float" office:value="832" table:style-name="ce20">
            <text:p>832</text:p>
          </table:table-cell>
          <table:table-cell office:value-type="float" office:value="0.34694399999999997" table:formula="of:=[Sheet1.$C267]*[Sheet1.$D267]/1000000" table:style-name="ce16">
            <text:p>0.346944</text:p>
          </table:table-cell>
          <table:table-cell office:value-type="string" table:style-name="ce4">
            <text:p>test_img_0191.jpg</text:p>
          </table:table-cell>
          <table:table-cell office:value-type="float" office:value="532" table:style-name="ce4">
            <text:p>532</text:p>
          </table:table-cell>
          <table:table-cell office:value-type="float" office:value="459" table:style-name="ce4">
            <text:p>459</text:p>
          </table:table-cell>
          <table:table-cell office:value-type="float" office:value="73" table:style-name="ce4">
            <text:p>73</text:p>
          </table:table-cell>
          <table:table-cell office:value-type="float" office:value="5329" table:style-name="ce4">
            <text:p>5329</text:p>
          </table:table-cell>
          <table:table-cell office:value-type="string" table:style-name="ce9">
            <text:p>13.72%</text:p>
          </table:table-cell>
          <table:table-cell office:value-type="float" office:value="31.035833929999999" table:style-name="ce4">
            <text:p>31.03583393</text:p>
          </table:table-cell>
          <table:table-cell office:value-type="float" office:value="0.882606416" table:style-name="ce4">
            <text:p>0.882606416</text:p>
          </table:table-cell>
          <table:table-cell office:value-type="float" office:value="0.84749455299999998" table:style-name="ce4">
            <text:p>0.847494553</text:p>
          </table:table-cell>
          <table:table-cell office:value-type="float" office:value="0.73534971599999999" table:style-name="ce4">
            <text:p>0.735349716</text:p>
          </table:table-cell>
          <table:table-cell office:value-type="float" office:value="0.38550639199999998" table:style-name="ce4">
            <text:p>0.385506392</text:p>
          </table:table-cell>
          <table:table-cell table:number-columns-repeated="16368"/>
        </table:table-row>
        <table:table-row table:style-name="ro2">
          <table:table-cell office:value-type="percentage" office:value="0.78791208810182334" table:formula="of:=2/(1/[.N268]+1/[.O268])" table:style-name="ce8">
            <text:p>78.79%</text:p>
          </table:table-cell>
          <table:table-cell office:value-type="float" office:value="143.57398950072377" table:formula="of:=[.G268]/[.E268]" table:style-name="ce14">
            <text:p>143.5739895</text:p>
          </table:table-cell>
          <table:table-cell office:value-type="float" office:value="2118" table:style-name="ce18">
            <text:p>2118</text:p>
          </table:table-cell>
          <table:table-cell office:value-type="float" office:value="3032" table:style-name="ce20">
            <text:p>3032</text:p>
          </table:table-cell>
          <table:table-cell office:value-type="float" office:value="6.4217760000000004" table:formula="of:=[Sheet1.$C268]*[Sheet1.$D268]/1000000" table:style-name="ce16">
            <text:p>6.421776</text:p>
          </table:table-cell>
          <table:table-cell office:value-type="string" table:style-name="ce4">
            <text:p>test_img_0319.jpg</text:p>
          </table:table-cell>
          <table:table-cell office:value-type="float" office:value="922" table:style-name="ce4">
            <text:p>922</text:p>
          </table:table-cell>
          <table:table-cell office:value-type="float" office:value="904" table:style-name="ce4">
            <text:p>904</text:p>
          </table:table-cell>
          <table:table-cell office:value-type="float" office:value="18" table:style-name="ce4">
            <text:p>18</text:p>
          </table:table-cell>
          <table:table-cell office:value-type="float" office:value="324" table:style-name="ce4">
            <text:p>324</text:p>
          </table:table-cell>
          <table:table-cell office:value-type="string" table:style-name="ce9">
            <text:p>1.95%</text:p>
          </table:table-cell>
          <table:table-cell office:value-type="float" office:value="114.31996119999999" table:style-name="ce4">
            <text:p>114.3199612</text:p>
          </table:table-cell>
          <table:table-cell office:value-type="float" office:value="0.95819987100000004" table:style-name="ce4">
            <text:p>0.958199871</text:p>
          </table:table-cell>
          <table:table-cell office:value-type="float" office:value="0.79314159299999998" table:style-name="ce4">
            <text:p>0.793141593</text:p>
          </table:table-cell>
          <table:table-cell office:value-type="float" office:value="0.78275109200000004" table:style-name="ce4">
            <text:p>0.782751092</text:p>
          </table:table-cell>
          <table:table-cell office:value-type="float" office:value="1.864130259" table:style-name="ce4">
            <text:p>1.864130259</text:p>
          </table:table-cell>
          <table:table-cell table:number-columns-repeated="16368"/>
        </table:table-row>
        <table:table-row table:style-name="ro2">
          <table:table-cell office:value-type="percentage" office:value="0.78791400363620734" table:formula="of:=2/(1/[.N269]+1/[.O269])" table:style-name="ce8">
            <text:p>78.79%</text:p>
          </table:table-cell>
          <table:table-cell office:value-type="float" office:value="90.199188385916784" table:formula="of:=[.G269]/[.E269]" table:style-name="ce14">
            <text:p>90.19918839</text:p>
          </table:table-cell>
          <table:table-cell office:value-type="float" office:value="2592" table:style-name="ce18">
            <text:p>2592</text:p>
          </table:table-cell>
          <table:table-cell office:value-type="float" office:value="3888" table:style-name="ce20">
            <text:p>3888</text:p>
          </table:table-cell>
          <table:table-cell office:value-type="float" office:value="10.077696" table:formula="of:=[Sheet1.$C269]*[Sheet1.$D269]/1000000" table:style-name="ce16">
            <text:p>10.077696</text:p>
          </table:table-cell>
          <table:table-cell office:value-type="string" table:style-name="ce4">
            <text:p>test_img_0311.jpg</text:p>
          </table:table-cell>
          <table:table-cell office:value-type="float" office:value="909" table:style-name="ce4">
            <text:p>909</text:p>
          </table:table-cell>
          <table:table-cell office:value-type="float" office:value="823" table:style-name="ce4">
            <text:p>823</text:p>
          </table:table-cell>
          <table:table-cell office:value-type="float" office:value="86" table:style-name="ce4">
            <text:p>86</text:p>
          </table:table-cell>
          <table:table-cell office:value-type="float" office:value="7396" table:style-name="ce4">
            <text:p>7396</text:p>
          </table:table-cell>
          <table:table-cell office:value-type="string" table:style-name="ce9">
            <text:p>9.46%</text:p>
          </table:table-cell>
          <table:table-cell office:value-type="float" office:value="65.364768470000001" table:style-name="ce4">
            <text:p>65.36476847</text:p>
          </table:table-cell>
          <table:table-cell office:value-type="float" office:value="0.95459927499999997" table:style-name="ce4">
            <text:p>0.954599275</text:p>
          </table:table-cell>
          <table:table-cell office:value-type="float" office:value="0.82381530999999997" table:style-name="ce4">
            <text:p>0.82381531</text:p>
          </table:table-cell>
          <table:table-cell office:value-type="float" office:value="0.75501113600000003" table:style-name="ce4">
            <text:p>0.755011136</text:p>
          </table:table-cell>
          <table:table-cell office:value-type="float" office:value="3.7210450169999998" table:style-name="ce4">
            <text:p>3.721045017</text:p>
          </table:table-cell>
          <table:table-cell table:number-columns-repeated="16368"/>
        </table:table-row>
        <table:table-row table:style-name="ro2">
          <table:table-cell office:value-type="percentage" office:value="0.78853046579377328" table:formula="of:=2/(1/[.N270]+1/[.O270])" table:style-name="ce8">
            <text:p>78.85%</text:p>
          </table:table-cell>
          <table:table-cell office:value-type="float" office:value="66.390174897119351" table:formula="of:=[.G270]/[.E270]" table:style-name="ce14">
            <text:p>66.3901749</text:p>
          </table:table-cell>
          <table:table-cell office:value-type="float" office:value="2160" table:style-name="ce18">
            <text:p>2160</text:p>
          </table:table-cell>
          <table:table-cell office:value-type="float" office:value="2880" table:style-name="ce20">
            <text:p>2880</text:p>
          </table:table-cell>
          <table:table-cell office:value-type="float" office:value="6.2207999999999997" table:formula="of:=[Sheet1.$C270]*[Sheet1.$D270]/1000000" table:style-name="ce16">
            <text:p>6.2208</text:p>
          </table:table-cell>
          <table:table-cell office:value-type="string" table:style-name="ce4">
            <text:p>test_img_0015_4k.jpg</text:p>
          </table:table-cell>
          <table:table-cell office:value-type="float" office:value="413" table:style-name="ce4">
            <text:p>413</text:p>
          </table:table-cell>
          <table:table-cell office:value-type="float" office:value="430" table:style-name="ce4">
            <text:p>430</text:p>
          </table:table-cell>
          <table:table-cell office:value-type="float" office:value="17" table:style-name="ce4">
            <text:p>17</text:p>
          </table:table-cell>
          <table:table-cell office:value-type="float" office:value="289" table:style-name="ce4">
            <text:p>289</text:p>
          </table:table-cell>
          <table:table-cell office:value-type="string" table:style-name="ce9">
            <text:p>4.12%</text:p>
          </table:table-cell>
          <table:table-cell office:value-type="float" office:value="99.095307450000007" table:style-name="ce4">
            <text:p>99.09530745</text:p>
          </table:table-cell>
          <table:table-cell office:value-type="float" office:value="0.97484235100000005" table:style-name="ce4">
            <text:p>0.974842351</text:p>
          </table:table-cell>
          <table:table-cell office:value-type="float" office:value="0.76744186000000003" table:style-name="ce4">
            <text:p>0.76744186</text:p>
          </table:table-cell>
          <table:table-cell office:value-type="float" office:value="0.81081081099999996" table:style-name="ce4">
            <text:p>0.810810811</text:p>
          </table:table-cell>
          <table:table-cell office:value-type="float" office:value="2.0697815419999999" table:style-name="ce4">
            <text:p>2.069781542</text:p>
          </table:table-cell>
          <table:table-cell table:number-columns-repeated="16368"/>
        </table:table-row>
        <table:table-row table:style-name="ro2">
          <table:table-cell office:value-type="percentage" office:value="0.79145299124966217" table:formula="of:=2/(1/[.N271]+1/[.O271])" table:style-name="ce8">
            <text:p>79.15%</text:p>
          </table:table-cell>
          <table:table-cell office:value-type="float" office:value="339.37782533390617" table:formula="of:=[.G271]/[.E271]" table:style-name="ce14">
            <text:p>339.3778253</text:p>
          </table:table-cell>
          <table:table-cell office:value-type="float" office:value="1523" table:style-name="ce18">
            <text:p>1523</text:p>
          </table:table-cell>
          <table:table-cell office:value-type="float" office:value="2430" table:style-name="ce20">
            <text:p>2430</text:p>
          </table:table-cell>
          <table:table-cell office:value-type="float" office:value="3.7008899999999998" table:formula="of:=[Sheet1.$C271]*[Sheet1.$D271]/1000000" table:style-name="ce16">
            <text:p>3.70089</text:p>
          </table:table-cell>
          <table:table-cell office:value-type="string" table:style-name="ce4">
            <text:p>test_img_0125.jpg</text:p>
          </table:table-cell>
          <table:table-cell office:value-type="float" office:value="1256" table:style-name="ce4">
            <text:p>1256</text:p>
          </table:table-cell>
          <table:table-cell office:value-type="float" office:value="1103" table:style-name="ce4">
            <text:p>1103</text:p>
          </table:table-cell>
          <table:table-cell office:value-type="float" office:value="153" table:style-name="ce4">
            <text:p>153</text:p>
          </table:table-cell>
          <table:table-cell office:value-type="float" office:value="23409" table:style-name="ce4">
            <text:p>23409</text:p>
          </table:table-cell>
          <table:table-cell office:value-type="string" table:style-name="ce9">
            <text:p>12.18%</text:p>
          </table:table-cell>
          <table:table-cell office:value-type="float" office:value="46.091723850000001" table:style-name="ce4">
            <text:p>46.09172385</text:p>
          </table:table-cell>
          <table:table-cell office:value-type="float" office:value="0.88919493599999999" table:style-name="ce4">
            <text:p>0.889194936</text:p>
          </table:table-cell>
          <table:table-cell office:value-type="float" office:value="0.83952855800000004" table:style-name="ce4">
            <text:p>0.839528558</text:p>
          </table:table-cell>
          <table:table-cell office:value-type="float" office:value="0.74858528700000004" table:style-name="ce4">
            <text:p>0.748585287</text:p>
          </table:table-cell>
          <table:table-cell office:value-type="float" office:value="1.3128018379999999" table:style-name="ce4">
            <text:p>1.312801838</text:p>
          </table:table-cell>
          <table:table-cell table:number-columns-repeated="16368"/>
        </table:table-row>
        <table:table-row table:style-name="ro2">
          <table:table-cell office:value-type="percentage" office:value="0.79300291536555345" table:formula="of:=2/(1/[.N272]+1/[.O272])" table:style-name="ce8">
            <text:p>79.30%</text:p>
          </table:table-cell>
          <table:table-cell office:value-type="float" office:value="154.7845838218054" table:formula="of:=[.G272]/[.E272]" table:style-name="ce14">
            <text:p>154.7845838</text:p>
          </table:table-cell>
          <table:table-cell office:value-type="float" office:value="853" table:style-name="ce18">
            <text:p>853</text:p>
          </table:table-cell>
          <table:table-cell office:value-type="float" office:value="1280" table:style-name="ce20">
            <text:p>1280</text:p>
          </table:table-cell>
          <table:table-cell office:value-type="float" office:value="1.0918399999999999" table:formula="of:=[Sheet1.$C272]*[Sheet1.$D272]/1000000" table:style-name="ce16">
            <text:p>1.09184</text:p>
          </table:table-cell>
          <table:table-cell office:value-type="string" table:style-name="ce4">
            <text:p>test_img_0044.jpg</text:p>
          </table:table-cell>
          <table:table-cell office:value-type="float" office:value="169" table:style-name="ce4">
            <text:p>169</text:p>
          </table:table-cell>
          <table:table-cell office:value-type="float" office:value="176" table:style-name="ce4">
            <text:p>176</text:p>
          </table:table-cell>
          <table:table-cell office:value-type="float" office:value="7" table:style-name="ce4">
            <text:p>7</text:p>
          </table:table-cell>
          <table:table-cell office:value-type="float" office:value="49" table:style-name="ce4">
            <text:p>49</text:p>
          </table:table-cell>
          <table:table-cell office:value-type="string" table:style-name="ce9">
            <text:p>4.14%</text:p>
          </table:table-cell>
          <table:table-cell office:value-type="float" office:value="59.807434059999999" table:style-name="ce4">
            <text:p>59.80743406</text:p>
          </table:table-cell>
          <table:table-cell office:value-type="float" office:value="0.95872803200000001" table:style-name="ce4">
            <text:p>0.958728032</text:p>
          </table:table-cell>
          <table:table-cell office:value-type="float" office:value="0.77272727299999999" table:style-name="ce4">
            <text:p>0.772727273</text:p>
          </table:table-cell>
          <table:table-cell office:value-type="float" office:value="0.81437125700000002" table:style-name="ce4">
            <text:p>0.814371257</text:p>
          </table:table-cell>
          <table:table-cell office:value-type="float" office:value="0.38388371500000001" table:style-name="ce4">
            <text:p>0.383883715</text:p>
          </table:table-cell>
          <table:table-cell table:number-columns-repeated="16368"/>
        </table:table-row>
        <table:table-row table:style-name="ro2">
          <table:table-cell office:value-type="percentage" office:value="0.79420639709173679" table:formula="of:=2/(1/[.N273]+1/[.O273])" table:style-name="ce8">
            <text:p>79.42%</text:p>
          </table:table-cell>
          <table:table-cell office:value-type="float" office:value="167.10141881673238" table:formula="of:=[.G273]/[.E273]" table:style-name="ce14">
            <text:p>167.1014188</text:p>
          </table:table-cell>
          <table:table-cell office:value-type="float" office:value="1770" table:style-name="ce18">
            <text:p>1770</text:p>
          </table:table-cell>
          <table:table-cell office:value-type="float" office:value="2742" table:style-name="ce20">
            <text:p>2742</text:p>
          </table:table-cell>
          <table:table-cell office:value-type="float" office:value="4.8533400000000002" table:formula="of:=[Sheet1.$C273]*[Sheet1.$D273]/1000000" table:style-name="ce16">
            <text:p>4.85334</text:p>
          </table:table-cell>
          <table:table-cell office:value-type="string" table:style-name="ce4">
            <text:p>test_img_0317.jpg</text:p>
          </table:table-cell>
          <table:table-cell office:value-type="float" office:value="811" table:style-name="ce4">
            <text:p>811</text:p>
          </table:table-cell>
          <table:table-cell office:value-type="float" office:value="860" table:style-name="ce4">
            <text:p>860</text:p>
          </table:table-cell>
          <table:table-cell office:value-type="float" office:value="49" table:style-name="ce4">
            <text:p>49</text:p>
          </table:table-cell>
          <table:table-cell office:value-type="float" office:value="2401" table:style-name="ce4">
            <text:p>2401</text:p>
          </table:table-cell>
          <table:table-cell office:value-type="string" table:style-name="ce9">
            <text:p>6.04%</text:p>
          </table:table-cell>
          <table:table-cell office:value-type="float" office:value="89.712103859999999" table:style-name="ce4">
            <text:p>89.71210386</text:p>
          </table:table-cell>
          <table:table-cell office:value-type="float" office:value="0.95119658200000001" table:style-name="ce4">
            <text:p>0.951196582</text:p>
          </table:table-cell>
          <table:table-cell office:value-type="float" office:value="0.76511627900000001" table:style-name="ce4">
            <text:p>0.765116279</text:p>
          </table:table-cell>
          <table:table-cell office:value-type="float" office:value="0.82559598499999998" table:style-name="ce4">
            <text:p>0.825595985</text:p>
          </table:table-cell>
          <table:table-cell office:value-type="float" office:value="1.3941433430000001" table:style-name="ce4">
            <text:p>1.394143343</text:p>
          </table:table-cell>
          <table:table-cell table:number-columns-repeated="16368"/>
        </table:table-row>
        <table:table-row table:style-name="ro2">
          <table:table-cell office:value-type="percentage" office:value="0.79587628882762451" table:formula="of:=2/(1/[.N274]+1/[.O274])" table:style-name="ce8">
            <text:p>79.59%</text:p>
          </table:table-cell>
          <table:table-cell office:value-type="float" office:value="1803.7177063642093" table:formula="of:=[.G274]/[.E274]" table:style-name="ce14">
            <text:p>1803.717706</text:p>
          </table:table-cell>
          <table:table-cell office:value-type="float" office:value="276" table:style-name="ce18">
            <text:p>276</text:p>
          </table:table-cell>
          <table:table-cell office:value-type="float" office:value="460" table:style-name="ce20">
            <text:p>460</text:p>
          </table:table-cell>
          <table:table-cell office:value-type="float" office:value="0.12695999999999999" table:formula="of:=[Sheet1.$C274]*[Sheet1.$D274]/1000000" table:style-name="ce16">
            <text:p>0.12696</text:p>
          </table:table-cell>
          <table:table-cell office:value-type="string" table:style-name="ce4">
            <text:p>test_img_0287.jpg</text:p>
          </table:table-cell>
          <table:table-cell office:value-type="float" office:value="229" table:style-name="ce4">
            <text:p>229</text:p>
          </table:table-cell>
          <table:table-cell office:value-type="float" office:value="257" table:style-name="ce4">
            <text:p>257</text:p>
          </table:table-cell>
          <table:table-cell office:value-type="float" office:value="28" table:style-name="ce4">
            <text:p>28</text:p>
          </table:table-cell>
          <table:table-cell office:value-type="float" office:value="784" table:style-name="ce4">
            <text:p>784</text:p>
          </table:table-cell>
          <table:table-cell office:value-type="string" table:style-name="ce9">
            <text:p>12.23%</text:p>
          </table:table-cell>
          <table:table-cell office:value-type="float" office:value="29.695907070000001" table:style-name="ce4">
            <text:p>29.69590707</text:p>
          </table:table-cell>
          <table:table-cell office:value-type="float" office:value="0.76165928999999999" table:style-name="ce4">
            <text:p>0.76165929</text:p>
          </table:table-cell>
          <table:table-cell office:value-type="float" office:value="0.75097276300000004" table:style-name="ce4">
            <text:p>0.750972763</text:p>
          </table:table-cell>
          <table:table-cell office:value-type="float" office:value="0.84649122799999998" table:style-name="ce4">
            <text:p>0.846491228</text:p>
          </table:table-cell>
          <table:table-cell office:value-type="float" office:value="0.19998908000000001" table:style-name="ce4">
            <text:p>0.19998908</text:p>
          </table:table-cell>
          <table:table-cell table:number-columns-repeated="16368"/>
        </table:table-row>
        <table:table-row table:style-name="ro2">
          <table:table-cell office:value-type="percentage" office:value="0.79608482857094109" table:formula="of:=2/(1/[.N275]+1/[.O275])" table:style-name="ce8">
            <text:p>79.61%</text:p>
          </table:table-cell>
          <table:table-cell office:value-type="float" office:value="437.52287701317715" table:formula="of:=[.G275]/[.E275]" table:style-name="ce14">
            <text:p>437.522877</text:p>
          </table:table-cell>
          <table:table-cell office:value-type="float" office:value="683" table:style-name="ce18">
            <text:p>683</text:p>
          </table:table-cell>
          <table:table-cell office:value-type="float" office:value="1024" table:style-name="ce20">
            <text:p>1024</text:p>
          </table:table-cell>
          <table:table-cell office:value-type="float" office:value="0.69939200000000001" table:formula="of:=[Sheet1.$C275]*[Sheet1.$D275]/1000000" table:style-name="ce16">
            <text:p>0.699392</text:p>
          </table:table-cell>
          <table:table-cell office:value-type="string" table:style-name="ce4">
            <text:p>test_img_0239.jpg</text:p>
          </table:table-cell>
          <table:table-cell office:value-type="float" office:value="306" table:style-name="ce4">
            <text:p>306</text:p>
          </table:table-cell>
          <table:table-cell office:value-type="float" office:value="312" table:style-name="ce4">
            <text:p>312</text:p>
          </table:table-cell>
          <table:table-cell office:value-type="float" office:value="6" table:style-name="ce4">
            <text:p>6</text:p>
          </table:table-cell>
          <table:table-cell office:value-type="float" office:value="36" table:style-name="ce4">
            <text:p>36</text:p>
          </table:table-cell>
          <table:table-cell office:value-type="string" table:style-name="ce9">
            <text:p>1.96%</text:p>
          </table:table-cell>
          <table:table-cell office:value-type="float" office:value="45.808337850000001" table:style-name="ce4">
            <text:p>45.80833785</text:p>
          </table:table-cell>
          <table:table-cell office:value-type="float" office:value="0.92081534200000004" table:style-name="ce4">
            <text:p>0.920815342</text:p>
          </table:table-cell>
          <table:table-cell office:value-type="float" office:value="0.78205128199999996" table:style-name="ce4">
            <text:p>0.782051282</text:p>
          </table:table-cell>
          <table:table-cell office:value-type="float" office:value="0.81063122899999995" table:style-name="ce4">
            <text:p>0.810631229</text:p>
          </table:table-cell>
          <table:table-cell office:value-type="float" office:value="0.32504630099999998" table:style-name="ce4">
            <text:p>0.325046301</text:p>
          </table:table-cell>
          <table:table-cell table:number-columns-repeated="16368"/>
        </table:table-row>
        <table:table-row table:style-name="ro2">
          <table:table-cell office:value-type="percentage" office:value="0.79683377290751944" table:formula="of:=2/(1/[.N276]+1/[.O276])" table:style-name="ce8">
            <text:p>79.68%</text:p>
          </table:table-cell>
          <table:table-cell office:value-type="float" office:value="965.07352941176464" table:formula="of:=[.G276]/[.E276]" table:style-name="ce14">
            <text:p>965.0735294</text:p>
          </table:table-cell>
          <table:table-cell office:value-type="float" office:value="640" table:style-name="ce18">
            <text:p>640</text:p>
          </table:table-cell>
          <table:table-cell office:value-type="float" office:value="578" table:style-name="ce20">
            <text:p>578</text:p>
          </table:table-cell>
          <table:table-cell office:value-type="float" office:value="0.36992000000000003" table:formula="of:=[Sheet1.$C276]*[Sheet1.$D276]/1000000" table:style-name="ce16">
            <text:p>0.36992</text:p>
          </table:table-cell>
          <table:table-cell office:value-type="string" table:style-name="ce4">
            <text:p>test_img_0291.jpg</text:p>
          </table:table-cell>
          <table:table-cell office:value-type="float" office:value="357" table:style-name="ce4">
            <text:p>357</text:p>
          </table:table-cell>
          <table:table-cell office:value-type="float" office:value="407" table:style-name="ce4">
            <text:p>407</text:p>
          </table:table-cell>
          <table:table-cell office:value-type="float" office:value="50" table:style-name="ce4">
            <text:p>50</text:p>
          </table:table-cell>
          <table:table-cell office:value-type="float" office:value="2500" table:style-name="ce4">
            <text:p>2500</text:p>
          </table:table-cell>
          <table:table-cell office:value-type="string" table:style-name="ce9">
            <text:p>14.01%</text:p>
          </table:table-cell>
          <table:table-cell office:value-type="float" office:value="29.875636199999999" table:style-name="ce4">
            <text:p>29.8756362</text:p>
          </table:table-cell>
          <table:table-cell office:value-type="float" office:value="0.847438739" table:style-name="ce4">
            <text:p>0.847438739</text:p>
          </table:table-cell>
          <table:table-cell office:value-type="float" office:value="0.74201474199999995" table:style-name="ce4">
            <text:p>0.742014742</text:p>
          </table:table-cell>
          <table:table-cell office:value-type="float" office:value="0.86039885999999999" table:style-name="ce4">
            <text:p>0.86039886</text:p>
          </table:table-cell>
          <table:table-cell office:value-type="float" office:value="0.30822753899999999" table:style-name="ce4">
            <text:p>0.308227539</text:p>
          </table:table-cell>
          <table:table-cell table:number-columns-repeated="16368"/>
        </table:table-row>
        <table:table-row table:style-name="ro2">
          <table:table-cell office:value-type="percentage" office:value="0.79723388523422145" table:formula="of:=2/(1/[.N277]+1/[.O277])" table:style-name="ce8">
            <text:p>79.72%</text:p>
          </table:table-cell>
          <table:table-cell office:value-type="float" office:value="255.31784497170781" table:formula="of:=[.G277]/[.E277]" table:style-name="ce14">
            <text:p>255.317845</text:p>
          </table:table-cell>
          <table:table-cell office:value-type="float" office:value="2304" table:style-name="ce18">
            <text:p>2304</text:p>
          </table:table-cell>
          <table:table-cell office:value-type="float" office:value="3456" table:style-name="ce20">
            <text:p>3456</text:p>
          </table:table-cell>
          <table:table-cell office:value-type="float" office:value="7.9626239999999999" table:formula="of:=[Sheet1.$C277]*[Sheet1.$D277]/1000000" table:style-name="ce16">
            <text:p>7.962624</text:p>
          </table:table-cell>
          <table:table-cell office:value-type="string" table:style-name="ce4">
            <text:p>test_img_0323.jpg</text:p>
          </table:table-cell>
          <table:table-cell office:value-type="float" office:value="2033" table:style-name="ce4">
            <text:p>2033</text:p>
          </table:table-cell>
          <table:table-cell office:value-type="float" office:value="2045" table:style-name="ce4">
            <text:p>2045</text:p>
          </table:table-cell>
          <table:table-cell office:value-type="float" office:value="12" table:style-name="ce4">
            <text:p>12</text:p>
          </table:table-cell>
          <table:table-cell office:value-type="float" office:value="144" table:style-name="ce4">
            <text:p>144</text:p>
          </table:table-cell>
          <table:table-cell office:value-type="string" table:style-name="ce9">
            <text:p>0.59%</text:p>
          </table:table-cell>
          <table:table-cell office:value-type="float" office:value="45.444387599999999" table:style-name="ce4">
            <text:p>45.4443876</text:p>
          </table:table-cell>
          <table:table-cell office:value-type="float" office:value="0.92478589700000002" table:style-name="ce4">
            <text:p>0.924785897</text:p>
          </table:table-cell>
          <table:table-cell office:value-type="float" office:value="0.78924205400000003" table:style-name="ce4">
            <text:p>0.789242054</text:p>
          </table:table-cell>
          <table:table-cell office:value-type="float" office:value="0.80538922199999996" table:style-name="ce4">
            <text:p>0.805389222</text:p>
          </table:table-cell>
          <table:table-cell office:value-type="float" office:value="2.4034507270000001" table:style-name="ce4">
            <text:p>2.403450727</text:p>
          </table:table-cell>
          <table:table-cell table:number-columns-repeated="16368"/>
        </table:table-row>
        <table:table-row table:style-name="ro2">
          <table:table-cell office:value-type="percentage" office:value="0.8006756754079849" table:formula="of:=2/(1/[.N278]+1/[.O278])" table:style-name="ce8">
            <text:p>80.07%</text:p>
          </table:table-cell>
          <table:table-cell office:value-type="float" office:value="2047.8890989287966" table:formula="of:=[.G278]/[.E278]" table:style-name="ce14">
            <text:p>2047.889099</text:p>
          </table:table-cell>
          <table:table-cell office:value-type="float" office:value="276" table:style-name="ce18">
            <text:p>276</text:p>
          </table:table-cell>
          <table:table-cell office:value-type="float" office:value="460" table:style-name="ce20">
            <text:p>460</text:p>
          </table:table-cell>
          <table:table-cell office:value-type="float" office:value="0.12695999999999999" table:formula="of:=[Sheet1.$C278]*[Sheet1.$D278]/1000000" table:style-name="ce16">
            <text:p>0.12696</text:p>
          </table:table-cell>
          <table:table-cell office:value-type="string" table:style-name="ce4">
            <text:p>test_img_0292.jpg</text:p>
          </table:table-cell>
          <table:table-cell office:value-type="float" office:value="260" table:style-name="ce4">
            <text:p>260</text:p>
          </table:table-cell>
          <table:table-cell office:value-type="float" office:value="334" table:style-name="ce4">
            <text:p>334</text:p>
          </table:table-cell>
          <table:table-cell office:value-type="float" office:value="74" table:style-name="ce4">
            <text:p>74</text:p>
          </table:table-cell>
          <table:table-cell office:value-type="float" office:value="5476" table:style-name="ce4">
            <text:p>5476</text:p>
          </table:table-cell>
          <table:table-cell office:value-type="string" table:style-name="ce9">
            <text:p>28.46%</text:p>
          </table:table-cell>
          <table:table-cell office:value-type="float" office:value="30.88459366" table:style-name="ce4">
            <text:p>30.88459366</text:p>
          </table:table-cell>
          <table:table-cell office:value-type="float" office:value="0.82147951699999999" table:style-name="ce4">
            <text:p>0.821479517</text:p>
          </table:table-cell>
          <table:table-cell office:value-type="float" office:value="0.70958083800000005" table:style-name="ce4">
            <text:p>0.709580838</text:p>
          </table:table-cell>
          <table:table-cell office:value-type="float" office:value="0.91860465099999999" table:style-name="ce4">
            <text:p>0.918604651</text:p>
          </table:table-cell>
          <table:table-cell office:value-type="float" office:value="0.21631240800000001" table:style-name="ce4">
            <text:p>0.216312408</text:p>
          </table:table-cell>
          <table:table-cell table:number-columns-repeated="16368"/>
        </table:table-row>
        <table:table-row table:style-name="ro2">
          <table:table-cell office:value-type="percentage" office:value="0.80211081743807133" table:formula="of:=2/(1/[.N279]+1/[.O279])" table:style-name="ce8">
            <text:p>80.21%</text:p>
          </table:table-cell>
          <table:table-cell office:value-type="float" office:value="56.870141746684958" table:formula="of:=[.G279]/[.E279]" table:style-name="ce14">
            <text:p>56.87014175</text:p>
          </table:table-cell>
          <table:table-cell office:value-type="float" office:value="2160" table:style-name="ce18">
            <text:p>2160</text:p>
          </table:table-cell>
          <table:table-cell office:value-type="float" office:value="3240" table:style-name="ce20">
            <text:p>3240</text:p>
          </table:table-cell>
          <table:table-cell office:value-type="float" office:value="6.9984000000000002" table:formula="of:=[Sheet1.$C279]*[Sheet1.$D279]/1000000" table:style-name="ce16">
            <text:p>6.9984</text:p>
          </table:table-cell>
          <table:table-cell office:value-type="string" table:style-name="ce4">
            <text:p>test_img_0140_4k.jpg</text:p>
          </table:table-cell>
          <table:table-cell office:value-type="float" office:value="398" table:style-name="ce4">
            <text:p>398</text:p>
          </table:table-cell>
          <table:table-cell office:value-type="float" office:value="368" table:style-name="ce4">
            <text:p>368</text:p>
          </table:table-cell>
          <table:table-cell office:value-type="float" office:value="30" table:style-name="ce4">
            <text:p>30</text:p>
          </table:table-cell>
          <table:table-cell office:value-type="float" office:value="900" table:style-name="ce4">
            <text:p>900</text:p>
          </table:table-cell>
          <table:table-cell office:value-type="string" table:style-name="ce9">
            <text:p>7.54%</text:p>
          </table:table-cell>
          <table:table-cell office:value-type="float" office:value="101.8284958" table:style-name="ce4">
            <text:p>101.8284958</text:p>
          </table:table-cell>
          <table:table-cell office:value-type="float" office:value="0.97742966600000003" table:style-name="ce4">
            <text:p>0.977429666</text:p>
          </table:table-cell>
          <table:table-cell office:value-type="float" office:value="0.82608695600000004" table:style-name="ce4">
            <text:p>0.826086956</text:p>
          </table:table-cell>
          <table:table-cell office:value-type="float" office:value="0.77948717899999997" table:style-name="ce4">
            <text:p>0.779487179</text:p>
          </table:table-cell>
          <table:table-cell office:value-type="float" office:value="2.266325712" table:style-name="ce4">
            <text:p>2.266325712</text:p>
          </table:table-cell>
          <table:table-cell table:number-columns-repeated="16368"/>
        </table:table-row>
        <table:table-row table:style-name="ro2">
          <table:table-cell office:value-type="percentage" office:value="0.80387409200718773" table:formula="of:=2/(1/[.N280]+1/[.O280])" table:style-name="ce8">
            <text:p>80.39%</text:p>
          </table:table-cell>
          <table:table-cell office:value-type="float" office:value="184.09290738569754" table:formula="of:=[.G280]/[.E280]" table:style-name="ce14">
            <text:p>184.0929074</text:p>
          </table:table-cell>
          <table:table-cell office:value-type="float" office:value="853" table:style-name="ce18">
            <text:p>853</text:p>
          </table:table-cell>
          <table:table-cell office:value-type="float" office:value="1280" table:style-name="ce20">
            <text:p>1280</text:p>
          </table:table-cell>
          <table:table-cell office:value-type="float" office:value="1.0918399999999999" table:formula="of:=[Sheet1.$C280]*[Sheet1.$D280]/1000000" table:style-name="ce16">
            <text:p>1.09184</text:p>
          </table:table-cell>
          <table:table-cell office:value-type="string" table:style-name="ce4">
            <text:p>test_img_0040.jpg</text:p>
          </table:table-cell>
          <table:table-cell office:value-type="float" office:value="201" table:style-name="ce4">
            <text:p>201</text:p>
          </table:table-cell>
          <table:table-cell office:value-type="float" office:value="213" table:style-name="ce4">
            <text:p>213</text:p>
          </table:table-cell>
          <table:table-cell office:value-type="float" office:value="12" table:style-name="ce4">
            <text:p>12</text:p>
          </table:table-cell>
          <table:table-cell office:value-type="float" office:value="144" table:style-name="ce4">
            <text:p>144</text:p>
          </table:table-cell>
          <table:table-cell office:value-type="string" table:style-name="ce9">
            <text:p>5.97%</text:p>
          </table:table-cell>
          <table:table-cell office:value-type="float" office:value="72.281281919999998" table:style-name="ce4">
            <text:p>72.28128192</text:p>
          </table:table-cell>
          <table:table-cell office:value-type="float" office:value="0.95163772199999996" table:style-name="ce4">
            <text:p>0.951637722</text:p>
          </table:table-cell>
          <table:table-cell office:value-type="float" office:value="0.77934272299999996" table:style-name="ce4">
            <text:p>0.779342723</text:p>
          </table:table-cell>
          <table:table-cell office:value-type="float" office:value="0.83" table:style-name="ce4">
            <text:p>0.83</text:p>
          </table:table-cell>
          <table:table-cell office:value-type="float" office:value="0.39831018400000001" table:style-name="ce4">
            <text:p>0.398310184</text:p>
          </table:table-cell>
          <table:table-cell table:number-columns-repeated="16368"/>
        </table:table-row>
        <table:table-row table:style-name="ro2">
          <table:table-cell office:value-type="percentage" office:value="0.80425728856654244" table:formula="of:=2/(1/[.N281]+1/[.O281])" table:style-name="ce8">
            <text:p>80.43%</text:p>
          </table:table-cell>
          <table:table-cell office:value-type="float" office:value="629.11571025399803" table:formula="of:=[.G281]/[.E281]" table:style-name="ce14">
            <text:p>629.1157103</text:p>
          </table:table-cell>
          <table:table-cell office:value-type="float" office:value="1063" table:style-name="ce18">
            <text:p>1063</text:p>
          </table:table-cell>
          <table:table-cell office:value-type="float" office:value="1600" table:style-name="ce20">
            <text:p>1600</text:p>
          </table:table-cell>
          <table:table-cell office:value-type="float" office:value="1.7008000000000001" table:formula="of:=[Sheet1.$C281]*[Sheet1.$D281]/1000000" table:style-name="ce16">
            <text:p>1.7008</text:p>
          </table:table-cell>
          <table:table-cell office:value-type="string" table:style-name="ce4">
            <text:p>test_img_0275.jpg</text:p>
          </table:table-cell>
          <table:table-cell office:value-type="float" office:value="1070" table:style-name="ce4">
            <text:p>1070</text:p>
          </table:table-cell>
          <table:table-cell office:value-type="float" office:value="1111" table:style-name="ce4">
            <text:p>1111</text:p>
          </table:table-cell>
          <table:table-cell office:value-type="float" office:value="41" table:style-name="ce4">
            <text:p>41</text:p>
          </table:table-cell>
          <table:table-cell office:value-type="float" office:value="1681" table:style-name="ce4">
            <text:p>1681</text:p>
          </table:table-cell>
          <table:table-cell office:value-type="string" table:style-name="ce9">
            <text:p>3.83%</text:p>
          </table:table-cell>
          <table:table-cell office:value-type="float" office:value="37.506672569999999" table:style-name="ce4">
            <text:p>37.50667257</text:p>
          </table:table-cell>
          <table:table-cell office:value-type="float" office:value="0.88266642699999998" table:style-name="ce4">
            <text:p>0.882666427</text:p>
          </table:table-cell>
          <table:table-cell office:value-type="float" office:value="0.78217821799999998" table:style-name="ce4">
            <text:p>0.782178218</text:p>
          </table:table-cell>
          <table:table-cell office:value-type="float" office:value="0.82761904799999997" table:style-name="ce4">
            <text:p>0.827619048</text:p>
          </table:table-cell>
          <table:table-cell office:value-type="float" office:value="0.957225561" table:style-name="ce4">
            <text:p>0.957225561</text:p>
          </table:table-cell>
          <table:table-cell table:number-columns-repeated="16368"/>
        </table:table-row>
        <table:table-row table:style-name="ro2">
          <table:table-cell office:value-type="percentage" office:value="0.80597014945320933" table:formula="of:=2/(1/[.N282]+1/[.O282])" table:style-name="ce8">
            <text:p>80.60%</text:p>
          </table:table-cell>
          <table:table-cell office:value-type="float" office:value="867.91010388739949" table:formula="of:=[.G282]/[.E282]" table:style-name="ce14">
            <text:p>867.9101039</text:p>
          </table:table-cell>
          <table:table-cell office:value-type="float" office:value="746" table:style-name="ce18">
            <text:p>746</text:p>
          </table:table-cell>
          <table:table-cell office:value-type="float" office:value="1024" table:style-name="ce20">
            <text:p>1024</text:p>
          </table:table-cell>
          <table:table-cell office:value-type="float" office:value="0.76390400000000003" table:formula="of:=[Sheet1.$C282]*[Sheet1.$D282]/1000000" table:style-name="ce16">
            <text:p>0.763904</text:p>
          </table:table-cell>
          <table:table-cell office:value-type="string" table:style-name="ce4">
            <text:p>test_img_0309.jpg</text:p>
          </table:table-cell>
          <table:table-cell office:value-type="float" office:value="663" table:style-name="ce4">
            <text:p>663</text:p>
          </table:table-cell>
          <table:table-cell office:value-type="float" office:value="616" table:style-name="ce4">
            <text:p>616</text:p>
          </table:table-cell>
          <table:table-cell office:value-type="float" office:value="47" table:style-name="ce4">
            <text:p>47</text:p>
          </table:table-cell>
          <table:table-cell office:value-type="float" office:value="2209" table:style-name="ce4">
            <text:p>2209</text:p>
          </table:table-cell>
          <table:table-cell office:value-type="string" table:style-name="ce9">
            <text:p>7.09%</text:p>
          </table:table-cell>
          <table:table-cell office:value-type="float" office:value="27.635362730000001" table:style-name="ce4">
            <text:p>27.63536273</text:p>
          </table:table-cell>
          <table:table-cell office:value-type="float" office:value="0.66382448800000005" table:style-name="ce4">
            <text:p>0.663824488</text:p>
          </table:table-cell>
          <table:table-cell office:value-type="float" office:value="0.83279220799999998" table:style-name="ce4">
            <text:p>0.832792208</text:p>
          </table:table-cell>
          <table:table-cell office:value-type="float" office:value="0.780821918" table:style-name="ce4">
            <text:p>0.780821918</text:p>
          </table:table-cell>
          <table:table-cell office:value-type="float" office:value="0.43600797699999999" table:style-name="ce4">
            <text:p>0.436007977</text:p>
          </table:table-cell>
          <table:table-cell table:number-columns-repeated="16368"/>
        </table:table-row>
        <table:table-row table:style-name="ro2">
          <table:table-cell office:value-type="percentage" office:value="0.80745341611519617" table:formula="of:=2/(1/[.N283]+1/[.O283])" table:style-name="ce8">
            <text:p>80.75%</text:p>
          </table:table-cell>
          <table:table-cell office:value-type="float" office:value="460.82949308755758" table:formula="of:=[.G283]/[.E283]" table:style-name="ce14">
            <text:p>460.8294931</text:p>
          </table:table-cell>
          <table:table-cell office:value-type="float" office:value="465" table:style-name="ce18">
            <text:p>465</text:p>
          </table:table-cell>
          <table:table-cell office:value-type="float" office:value="700" table:style-name="ce20">
            <text:p>700</text:p>
          </table:table-cell>
          <table:table-cell office:value-type="float" office:value="0.32550000000000001" table:formula="of:=[Sheet1.$C283]*[Sheet1.$D283]/1000000" table:style-name="ce16">
            <text:p>0.3255</text:p>
          </table:table-cell>
          <table:table-cell office:value-type="string" table:style-name="ce4">
            <text:p>test_img_0121.jpg</text:p>
          </table:table-cell>
          <table:table-cell office:value-type="float" office:value="150" table:style-name="ce4">
            <text:p>150</text:p>
          </table:table-cell>
          <table:table-cell office:value-type="float" office:value="173" table:style-name="ce4">
            <text:p>173</text:p>
          </table:table-cell>
          <table:table-cell office:value-type="float" office:value="23" table:style-name="ce4">
            <text:p>23</text:p>
          </table:table-cell>
          <table:table-cell office:value-type="float" office:value="529" table:style-name="ce4">
            <text:p>529</text:p>
          </table:table-cell>
          <table:table-cell office:value-type="string" table:style-name="ce9">
            <text:p>15.33%</text:p>
          </table:table-cell>
          <table:table-cell office:value-type="float" office:value="32.733337040000002" table:style-name="ce4">
            <text:p>32.73333704</text:p>
          </table:table-cell>
          <table:table-cell office:value-type="float" office:value="0.90353677600000004" table:style-name="ce4">
            <text:p>0.903536776</text:p>
          </table:table-cell>
          <table:table-cell office:value-type="float" office:value="0.75144508700000001" table:style-name="ce4">
            <text:p>0.751445087</text:p>
          </table:table-cell>
          <table:table-cell office:value-type="float" office:value="0.87248322099999998" table:style-name="ce4">
            <text:p>0.872483221</text:p>
          </table:table-cell>
          <table:table-cell office:value-type="float" office:value="0.18723487899999999" table:style-name="ce4">
            <text:p>0.187234879</text:p>
          </table:table-cell>
          <table:table-cell table:number-columns-repeated="16368"/>
        </table:table-row>
        <table:table-row table:style-name="ro2">
          <table:table-cell office:value-type="percentage" office:value="0.80765550220461446" table:formula="of:=2/(1/[.N284]+1/[.O284])" table:style-name="ce8">
            <text:p>80.77%</text:p>
          </table:table-cell>
          <table:table-cell office:value-type="float" office:value="729.87874348958337" table:formula="of:=[.G284]/[.E284]" table:style-name="ce14">
            <text:p>729.8787435</text:p>
          </table:table-cell>
          <table:table-cell office:value-type="float" office:value="768" table:style-name="ce18">
            <text:p>768</text:p>
          </table:table-cell>
          <table:table-cell office:value-type="float" office:value="1024" table:style-name="ce20">
            <text:p>1024</text:p>
          </table:table-cell>
          <table:table-cell office:value-type="float" office:value="0.78643200000000002" table:formula="of:=[Sheet1.$C284]*[Sheet1.$D284]/1000000" table:style-name="ce16">
            <text:p>0.786432</text:p>
          </table:table-cell>
          <table:table-cell office:value-type="string" table:style-name="ce4">
            <text:p>test_img_0282.jpg</text:p>
          </table:table-cell>
          <table:table-cell office:value-type="float" office:value="574" table:style-name="ce4">
            <text:p>574</text:p>
          </table:table-cell>
          <table:table-cell office:value-type="float" office:value="477" table:style-name="ce4">
            <text:p>477</text:p>
          </table:table-cell>
          <table:table-cell office:value-type="float" office:value="97" table:style-name="ce4">
            <text:p>97</text:p>
          </table:table-cell>
          <table:table-cell office:value-type="float" office:value="9409" table:style-name="ce4">
            <text:p>9409</text:p>
          </table:table-cell>
          <table:table-cell office:value-type="string" table:style-name="ce9">
            <text:p>16.90%</text:p>
          </table:table-cell>
          <table:table-cell office:value-type="float" office:value="29.112554110000001" table:style-name="ce4">
            <text:p>29.11255411</text:p>
          </table:table-cell>
          <table:table-cell office:value-type="float" office:value="0.76402481200000005" table:style-name="ce4">
            <text:p>0.764024812</text:p>
          </table:table-cell>
          <table:table-cell office:value-type="float" office:value="0.884696017" table:style-name="ce4">
            <text:p>0.884696017</text:p>
          </table:table-cell>
          <table:table-cell office:value-type="float" office:value="0.74295774599999997" table:style-name="ce4">
            <text:p>0.742957746</text:p>
          </table:table-cell>
          <table:table-cell office:value-type="float" office:value="0.40128493300000001" table:style-name="ce4">
            <text:p>0.401284933</text:p>
          </table:table-cell>
          <table:table-cell table:number-columns-repeated="16368"/>
        </table:table-row>
        <table:table-row table:style-name="ro2">
          <table:table-cell office:value-type="percentage" office:value="0.80772556926973471" table:formula="of:=2/(1/[.N285]+1/[.O285])" table:style-name="ce8">
            <text:p>80.77%</text:p>
          </table:table-cell>
          <table:table-cell office:value-type="float" office:value="175.16548056320784" table:formula="of:=[.G285]/[.E285]" table:style-name="ce14">
            <text:p>175.1654806</text:p>
          </table:table-cell>
          <table:table-cell office:value-type="float" office:value="2592" table:style-name="ce18">
            <text:p>2592</text:p>
          </table:table-cell>
          <table:table-cell office:value-type="float" office:value="3872" table:style-name="ce20">
            <text:p>3872</text:p>
          </table:table-cell>
          <table:table-cell office:value-type="float" office:value="10.036224000000001" table:formula="of:=[Sheet1.$C285]*[Sheet1.$D285]/1000000" table:style-name="ce16">
            <text:p>10.036224</text:p>
          </table:table-cell>
          <table:table-cell office:value-type="string" table:style-name="ce4">
            <text:p>test_img_0183.jpg</text:p>
          </table:table-cell>
          <table:table-cell office:value-type="float" office:value="1758" table:style-name="ce4">
            <text:p>1758</text:p>
          </table:table-cell>
          <table:table-cell office:value-type="float" office:value="1744" table:style-name="ce4">
            <text:p>1744</text:p>
          </table:table-cell>
          <table:table-cell office:value-type="float" office:value="14" table:style-name="ce4">
            <text:p>14</text:p>
          </table:table-cell>
          <table:table-cell office:value-type="float" office:value="196" table:style-name="ce4">
            <text:p>196</text:p>
          </table:table-cell>
          <table:table-cell office:value-type="string" table:style-name="ce9">
            <text:p>0.80%</text:p>
          </table:table-cell>
          <table:table-cell office:value-type="float" office:value="85.213770479999994" table:style-name="ce4">
            <text:p>85.21377048</text:p>
          </table:table-cell>
          <table:table-cell office:value-type="float" office:value="0.95879395700000003" table:style-name="ce4">
            <text:p>0.958793957</text:p>
          </table:table-cell>
          <table:table-cell office:value-type="float" office:value="0.80332568800000004" table:style-name="ce4">
            <text:p>0.803325688</text:p>
          </table:table-cell>
          <table:table-cell office:value-type="float" office:value="0.81217391299999997" table:style-name="ce4">
            <text:p>0.812173913</text:p>
          </table:table-cell>
          <table:table-cell office:value-type="float" office:value="3.862894297" table:style-name="ce4">
            <text:p>3.862894297</text:p>
          </table:table-cell>
          <table:table-cell table:number-columns-repeated="16368"/>
        </table:table-row>
        <table:table-row table:style-name="ro2">
          <table:table-cell office:value-type="percentage" office:value="0.80842105266499953" table:formula="of:=2/(1/[.N286]+1/[.O286])" table:style-name="ce8">
            <text:p>80.84%</text:p>
          </table:table-cell>
          <table:table-cell office:value-type="float" office:value="201.85185185185185" table:formula="of:=[.G286]/[.E286]" table:style-name="ce14">
            <text:p>201.8518519</text:p>
          </table:table-cell>
          <table:table-cell office:value-type="float" office:value="1200" table:style-name="ce18">
            <text:p>1200</text:p>
          </table:table-cell>
          <table:table-cell office:value-type="float" office:value="1800" table:style-name="ce20">
            <text:p>1800</text:p>
          </table:table-cell>
          <table:table-cell office:value-type="float" office:value="2.16" table:formula="of:=[Sheet1.$C286]*[Sheet1.$D286]/1000000" table:style-name="ce16">
            <text:p>2.16</text:p>
          </table:table-cell>
          <table:table-cell office:value-type="string" table:style-name="ce4">
            <text:p>test_img_0006.jpg</text:p>
          </table:table-cell>
          <table:table-cell office:value-type="float" office:value="436" table:style-name="ce4">
            <text:p>436</text:p>
          </table:table-cell>
          <table:table-cell office:value-type="float" office:value="521" table:style-name="ce4">
            <text:p>521</text:p>
          </table:table-cell>
          <table:table-cell office:value-type="float" office:value="85" table:style-name="ce4">
            <text:p>85</text:p>
          </table:table-cell>
          <table:table-cell office:value-type="float" office:value="7225" table:style-name="ce4">
            <text:p>7225</text:p>
          </table:table-cell>
          <table:table-cell office:value-type="string" table:style-name="ce9">
            <text:p>19.50%</text:p>
          </table:table-cell>
          <table:table-cell office:value-type="float" office:value="59.222144450000002" table:style-name="ce4">
            <text:p>59.22214445</text:p>
          </table:table-cell>
          <table:table-cell office:value-type="float" office:value="0.95022885000000001" table:style-name="ce4">
            <text:p>0.95022885</text:p>
          </table:table-cell>
          <table:table-cell office:value-type="float" office:value="0.73704414600000001" table:style-name="ce4">
            <text:p>0.737044146</text:p>
          </table:table-cell>
          <table:table-cell office:value-type="float" office:value="0.89510489500000001" table:style-name="ce4">
            <text:p>0.895104895</text:p>
          </table:table-cell>
          <table:table-cell office:value-type="float" office:value="0.74193167699999996" table:style-name="ce4">
            <text:p>0.741931677</text:p>
          </table:table-cell>
          <table:table-cell table:number-columns-repeated="16368"/>
        </table:table-row>
        <table:table-row table:style-name="ro2">
          <table:table-cell office:value-type="percentage" office:value="0.80877288388983859" table:formula="of:=2/(1/[.N287]+1/[.O287])" table:style-name="ce8">
            <text:p>80.88%</text:p>
          </table:table-cell>
          <table:table-cell office:value-type="float" office:value="326.27174644367551" table:formula="of:=[.G287]/[.E287]" table:style-name="ce14">
            <text:p>326.2717464</text:p>
          </table:table-cell>
          <table:table-cell office:value-type="float" office:value="2448" table:style-name="ce18">
            <text:p>2448</text:p>
          </table:table-cell>
          <table:table-cell office:value-type="float" office:value="3264" table:style-name="ce20">
            <text:p>3264</text:p>
          </table:table-cell>
          <table:table-cell office:value-type="float" office:value="7.990272" table:formula="of:=[Sheet1.$C287]*[Sheet1.$D287]/1000000" table:style-name="ce16">
            <text:p>7.990272</text:p>
          </table:table-cell>
          <table:table-cell office:value-type="string" table:style-name="ce4">
            <text:p>test_img_0331.jpg</text:p>
          </table:table-cell>
          <table:table-cell office:value-type="float" office:value="2607" table:style-name="ce4">
            <text:p>2607</text:p>
          </table:table-cell>
          <table:table-cell office:value-type="float" office:value="2947" table:style-name="ce4">
            <text:p>2947</text:p>
          </table:table-cell>
          <table:table-cell office:value-type="float" office:value="340" table:style-name="ce4">
            <text:p>340</text:p>
          </table:table-cell>
          <table:table-cell office:value-type="float" office:value="115600" table:style-name="ce4">
            <text:p>115600</text:p>
          </table:table-cell>
          <table:table-cell office:value-type="string" table:style-name="ce9">
            <text:p>13.04%</text:p>
          </table:table-cell>
          <table:table-cell office:value-type="float" office:value="38.371508890000001" table:style-name="ce4">
            <text:p>38.37150889</text:p>
          </table:table-cell>
          <table:table-cell office:value-type="float" office:value="0.90600828200000005" table:style-name="ce4">
            <text:p>0.906008282</text:p>
          </table:table-cell>
          <table:table-cell office:value-type="float" office:value="0.75704105899999996" table:style-name="ce4">
            <text:p>0.757041059</text:p>
          </table:table-cell>
          <table:table-cell office:value-type="float" office:value="0.868093385" table:style-name="ce4">
            <text:p>0.868093385</text:p>
          </table:table-cell>
          <table:table-cell office:value-type="float" office:value="2.8601038459999999" table:style-name="ce4">
            <text:p>2.860103846</text:p>
          </table:table-cell>
          <table:table-cell table:number-columns-repeated="16368"/>
        </table:table-row>
        <table:table-row table:style-name="ro2">
          <table:table-cell office:value-type="percentage" office:value="0.81213357137844422" table:formula="of:=2/(1/[.N288]+1/[.O288])" table:style-name="ce8">
            <text:p>81.21%</text:p>
          </table:table-cell>
          <table:table-cell office:value-type="float" office:value="202.48618164563453" table:formula="of:=[.G288]/[.E288]" table:style-name="ce14">
            <text:p>202.4861816</text:p>
          </table:table-cell>
          <table:table-cell office:value-type="float" office:value="2736" table:style-name="ce18">
            <text:p>2736</text:p>
          </table:table-cell>
          <table:table-cell office:value-type="float" office:value="3648" table:style-name="ce20">
            <text:p>3648</text:p>
          </table:table-cell>
          <table:table-cell office:value-type="float" office:value="9.9809280000000005" table:formula="of:=[Sheet1.$C288]*[Sheet1.$D288]/1000000" table:style-name="ce16">
            <text:p>9.980928</text:p>
          </table:table-cell>
          <table:table-cell office:value-type="string" table:style-name="ce4">
            <text:p>test_img_0179.jpg</text:p>
          </table:table-cell>
          <table:table-cell office:value-type="float" office:value="2021" table:style-name="ce4">
            <text:p>2021</text:p>
          </table:table-cell>
          <table:table-cell office:value-type="float" office:value="1923" table:style-name="ce4">
            <text:p>1923</text:p>
          </table:table-cell>
          <table:table-cell office:value-type="float" office:value="98" table:style-name="ce4">
            <text:p>98</text:p>
          </table:table-cell>
          <table:table-cell office:value-type="float" office:value="9604" table:style-name="ce4">
            <text:p>9604</text:p>
          </table:table-cell>
          <table:table-cell office:value-type="string" table:style-name="ce9">
            <text:p>4.85%</text:p>
          </table:table-cell>
          <table:table-cell office:value-type="float" office:value="98.940382709999994" table:style-name="ce4">
            <text:p>98.94038271</text:p>
          </table:table-cell>
          <table:table-cell office:value-type="float" office:value="0.94152201499999999" table:style-name="ce4">
            <text:p>0.941522015</text:p>
          </table:table-cell>
          <table:table-cell office:value-type="float" office:value="0.82839313599999997" table:style-name="ce4">
            <text:p>0.828393136</text:p>
          </table:table-cell>
          <table:table-cell office:value-type="float" office:value="0.79649999999999999" table:style-name="ce4">
            <text:p>0.7965</text:p>
          </table:table-cell>
          <table:table-cell office:value-type="float" office:value="3.7709023949999998" table:style-name="ce4">
            <text:p>3.770902395</text:p>
          </table:table-cell>
          <table:table-cell table:number-columns-repeated="16368"/>
        </table:table-row>
        <table:table-row table:style-name="ro2">
          <table:table-cell office:value-type="percentage" office:value="0.81327921164740424" table:formula="of:=2/(1/[.N289]+1/[.O289])" table:style-name="ce8">
            <text:p>81.33%</text:p>
          </table:table-cell>
          <table:table-cell office:value-type="float" office:value="1593.3641975308642" table:formula="of:=[.G289]/[.E289]" table:style-name="ce14">
            <text:p>1593.364198</text:p>
          </table:table-cell>
          <table:table-cell office:value-type="float" office:value="1080" table:style-name="ce18">
            <text:p>1080</text:p>
          </table:table-cell>
          <table:table-cell office:value-type="float" office:value="1920" table:style-name="ce20">
            <text:p>1920</text:p>
          </table:table-cell>
          <table:table-cell office:value-type="float" office:value="2.0735999999999999" table:formula="of:=[Sheet1.$C289]*[Sheet1.$D289]/1000000" table:style-name="ce16">
            <text:p>2.0736</text:p>
          </table:table-cell>
          <table:table-cell office:value-type="string" table:style-name="ce4">
            <text:p>test_img_0269.jpg</text:p>
          </table:table-cell>
          <table:table-cell office:value-type="float" office:value="3304" table:style-name="ce4">
            <text:p>3304</text:p>
          </table:table-cell>
          <table:table-cell office:value-type="float" office:value="3631" table:style-name="ce4">
            <text:p>3631</text:p>
          </table:table-cell>
          <table:table-cell office:value-type="float" office:value="327" table:style-name="ce4">
            <text:p>327</text:p>
          </table:table-cell>
          <table:table-cell office:value-type="float" office:value="106929" table:style-name="ce4">
            <text:p>106929</text:p>
          </table:table-cell>
          <table:table-cell office:value-type="string" table:style-name="ce9">
            <text:p>9.90%</text:p>
          </table:table-cell>
          <table:table-cell office:value-type="float" office:value="27.669608220000001" table:style-name="ce4">
            <text:p>27.66960822</text:p>
          </table:table-cell>
          <table:table-cell office:value-type="float" office:value="0.73606326799999999" table:style-name="ce4">
            <text:p>0.736063268</text:p>
          </table:table-cell>
          <table:table-cell office:value-type="float" office:value="0.77251445900000004" table:style-name="ce4">
            <text:p>0.772514459</text:p>
          </table:table-cell>
          <table:table-cell office:value-type="float" office:value="0.85858585899999995" table:style-name="ce4">
            <text:p>0.858585859</text:p>
          </table:table-cell>
          <table:table-cell office:value-type="float" office:value="2.1086852550000001" table:style-name="ce4">
            <text:p>2.108685255</text:p>
          </table:table-cell>
          <table:table-cell table:number-columns-repeated="16368"/>
        </table:table-row>
        <table:table-row table:style-name="ro2">
          <table:table-cell office:value-type="percentage" office:value="0.81356771483853307" table:formula="of:=2/(1/[.N290]+1/[.O290])" table:style-name="ce8">
            <text:p>81.36%</text:p>
          </table:table-cell>
          <table:table-cell office:value-type="float" office:value="395.04888079490075" table:formula="of:=[.G290]/[.E290]" table:style-name="ce14">
            <text:p>395.0488808</text:p>
          </table:table-cell>
          <table:table-cell office:value-type="float" office:value="1825" table:style-name="ce18">
            <text:p>1825</text:p>
          </table:table-cell>
          <table:table-cell office:value-type="float" office:value="2738" table:style-name="ce20">
            <text:p>2738</text:p>
          </table:table-cell>
          <table:table-cell office:value-type="float" office:value="4.9968500000000002" table:formula="of:=[Sheet1.$C290]*[Sheet1.$D290]/1000000" table:style-name="ce16">
            <text:p>4.99685</text:p>
          </table:table-cell>
          <table:table-cell office:value-type="string" table:style-name="ce4">
            <text:p>test_img_0079.jpg</text:p>
          </table:table-cell>
          <table:table-cell office:value-type="float" office:value="1974" table:style-name="ce4">
            <text:p>1974</text:p>
          </table:table-cell>
          <table:table-cell office:value-type="float" office:value="2093" table:style-name="ce4">
            <text:p>2093</text:p>
          </table:table-cell>
          <table:table-cell office:value-type="float" office:value="119" table:style-name="ce4">
            <text:p>119</text:p>
          </table:table-cell>
          <table:table-cell office:value-type="float" office:value="14161" table:style-name="ce4">
            <text:p>14161</text:p>
          </table:table-cell>
          <table:table-cell office:value-type="string" table:style-name="ce9">
            <text:p>6.03%</text:p>
          </table:table-cell>
          <table:table-cell office:value-type="float" office:value="80.88844057" table:style-name="ce4">
            <text:p>80.88844057</text:p>
          </table:table-cell>
          <table:table-cell office:value-type="float" office:value="0.92010185899999997" table:style-name="ce4">
            <text:p>0.920101859</text:p>
          </table:table-cell>
          <table:table-cell office:value-type="float" office:value="0.78499761099999998" table:style-name="ce4">
            <text:p>0.784997611</text:p>
          </table:table-cell>
          <table:table-cell office:value-type="float" office:value="0.84429599200000005" table:style-name="ce4">
            <text:p>0.844295992</text:p>
          </table:table-cell>
          <table:table-cell office:value-type="float" office:value="2.1219663620000002" table:style-name="ce4">
            <text:p>2.121966362</text:p>
          </table:table-cell>
          <table:table-cell table:number-columns-repeated="16368"/>
        </table:table-row>
        <table:table-row table:style-name="ro2">
          <table:table-cell office:value-type="percentage" office:value="0.81434291920897994" table:formula="of:=2/(1/[.N291]+1/[.O291])" table:style-name="ce8">
            <text:p>81.43%</text:p>
          </table:table-cell>
          <table:table-cell office:value-type="float" office:value="509.78503057999683" table:formula="of:=[.G291]/[.E291]" table:style-name="ce14">
            <text:p>509.7850306</text:p>
          </table:table-cell>
          <table:table-cell office:value-type="float" office:value="1944" table:style-name="ce18">
            <text:p>1944</text:p>
          </table:table-cell>
          <table:table-cell office:value-type="float" office:value="2896" table:style-name="ce20">
            <text:p>2896</text:p>
          </table:table-cell>
          <table:table-cell office:value-type="float" office:value="5.6298240000000002" table:formula="of:=[Sheet1.$C291]*[Sheet1.$D291]/1000000" table:style-name="ce16">
            <text:p>5.629824</text:p>
          </table:table-cell>
          <table:table-cell office:value-type="string" table:style-name="ce4">
            <text:p>test_img_0206.jpg</text:p>
          </table:table-cell>
          <table:table-cell office:value-type="float" office:value="2870" table:style-name="ce4">
            <text:p>2870</text:p>
          </table:table-cell>
          <table:table-cell office:value-type="float" office:value="2653" table:style-name="ce4">
            <text:p>2653</text:p>
          </table:table-cell>
          <table:table-cell office:value-type="float" office:value="217" table:style-name="ce4">
            <text:p>217</text:p>
          </table:table-cell>
          <table:table-cell office:value-type="float" office:value="47089" table:style-name="ce4">
            <text:p>47089</text:p>
          </table:table-cell>
          <table:table-cell office:value-type="string" table:style-name="ce9">
            <text:p>7.56%</text:p>
          </table:table-cell>
          <table:table-cell office:value-type="float" office:value="86.012759880000004" table:style-name="ce4">
            <text:p>86.01275988</text:p>
          </table:table-cell>
          <table:table-cell office:value-type="float" office:value="0.91438831899999995" table:style-name="ce4">
            <text:p>0.914388319</text:p>
          </table:table-cell>
          <table:table-cell office:value-type="float" office:value="0.84319638100000005" table:style-name="ce4">
            <text:p>0.843196381</text:p>
          </table:table-cell>
          <table:table-cell office:value-type="float" office:value="0.78739880299999998" table:style-name="ce4">
            <text:p>0.787398803</text:p>
          </table:table-cell>
          <table:table-cell office:value-type="float" office:value="2.6362037659999999" table:style-name="ce4">
            <text:p>2.636203766</text:p>
          </table:table-cell>
          <table:table-cell table:number-columns-repeated="16368"/>
        </table:table-row>
        <table:table-row table:style-name="ro2">
          <table:table-cell office:value-type="percentage" office:value="0.8159128338378232" table:formula="of:=2/(1/[.N292]+1/[.O292])" table:style-name="ce8">
            <text:p>81.59%</text:p>
          </table:table-cell>
          <table:table-cell office:value-type="float" office:value="1761.6705246913582" table:formula="of:=[.G292]/[.E292]" table:style-name="ce14">
            <text:p>1761.670525</text:p>
          </table:table-cell>
          <table:table-cell office:value-type="float" office:value="1080" table:style-name="ce18">
            <text:p>1080</text:p>
          </table:table-cell>
          <table:table-cell office:value-type="float" office:value="1920" table:style-name="ce20">
            <text:p>1920</text:p>
          </table:table-cell>
          <table:table-cell office:value-type="float" office:value="2.0735999999999999" table:formula="of:=[Sheet1.$C292]*[Sheet1.$D292]/1000000" table:style-name="ce16">
            <text:p>2.0736</text:p>
          </table:table-cell>
          <table:table-cell office:value-type="string" table:style-name="ce4">
            <text:p>test_img_0266.jpg</text:p>
          </table:table-cell>
          <table:table-cell office:value-type="float" office:value="3653" table:style-name="ce4">
            <text:p>3653</text:p>
          </table:table-cell>
          <table:table-cell office:value-type="float" office:value="4300" table:style-name="ce4">
            <text:p>4300</text:p>
          </table:table-cell>
          <table:table-cell office:value-type="float" office:value="647" table:style-name="ce4">
            <text:p>647</text:p>
          </table:table-cell>
          <table:table-cell office:value-type="float" office:value="418609" table:style-name="ce4">
            <text:p>418609</text:p>
          </table:table-cell>
          <table:table-cell office:value-type="string" table:style-name="ce9">
            <text:p>17.71%</text:p>
          </table:table-cell>
          <table:table-cell office:value-type="float" office:value="31.150376390000002" table:style-name="ce4">
            <text:p>31.15037639</text:p>
          </table:table-cell>
          <table:table-cell office:value-type="float" office:value="0.67440639700000005" table:style-name="ce4">
            <text:p>0.674406397</text:p>
          </table:table-cell>
          <table:table-cell office:value-type="float" office:value="0.74883720899999995" table:style-name="ce4">
            <text:p>0.748837209</text:p>
          </table:table-cell>
          <table:table-cell office:value-type="float" office:value="0.89618703" table:style-name="ce4">
            <text:p>0.89618703</text:p>
          </table:table-cell>
          <table:table-cell office:value-type="float" office:value="2.288971901" table:style-name="ce4">
            <text:p>2.288971901</text:p>
          </table:table-cell>
          <table:table-cell table:number-columns-repeated="16368"/>
        </table:table-row>
        <table:table-row table:style-name="ro2">
          <table:table-cell office:value-type="percentage" office:value="0.81620669443715199" table:formula="of:=2/(1/[.N293]+1/[.O293])" table:style-name="ce8">
            <text:p>81.62%</text:p>
          </table:table-cell>
          <table:table-cell office:value-type="float" office:value="702.94074292452831" table:formula="of:=[.G293]/[.E293]" table:style-name="ce14">
            <text:p>702.9407429</text:p>
          </table:table-cell>
          <table:table-cell office:value-type="float" office:value="848" table:style-name="ce18">
            <text:p>848</text:p>
          </table:table-cell>
          <table:table-cell office:value-type="float" office:value="1280" table:style-name="ce20">
            <text:p>1280</text:p>
          </table:table-cell>
          <table:table-cell office:value-type="float" office:value="1.08544" table:formula="of:=[Sheet1.$C293]*[Sheet1.$D293]/1000000" table:style-name="ce16">
            <text:p>1.08544</text:p>
          </table:table-cell>
          <table:table-cell office:value-type="string" table:style-name="ce4">
            <text:p>test_img_0120.jpg</text:p>
          </table:table-cell>
          <table:table-cell office:value-type="float" office:value="763" table:style-name="ce4">
            <text:p>763</text:p>
          </table:table-cell>
          <table:table-cell office:value-type="float" office:value="953" table:style-name="ce4">
            <text:p>953</text:p>
          </table:table-cell>
          <table:table-cell office:value-type="float" office:value="190" table:style-name="ce4">
            <text:p>190</text:p>
          </table:table-cell>
          <table:table-cell office:value-type="float" office:value="36100" table:style-name="ce4">
            <text:p>36100</text:p>
          </table:table-cell>
          <table:table-cell office:value-type="string" table:style-name="ce9">
            <text:p>24.90%</text:p>
          </table:table-cell>
          <table:table-cell office:value-type="float" office:value="39.372987119999998" table:style-name="ce4">
            <text:p>39.37298712</text:p>
          </table:table-cell>
          <table:table-cell office:value-type="float" office:value="0.85437395199999999" table:style-name="ce4">
            <text:p>0.854373952</text:p>
          </table:table-cell>
          <table:table-cell office:value-type="float" office:value="0.72927597099999997" table:style-name="ce4">
            <text:p>0.729275971</text:p>
          </table:table-cell>
          <table:table-cell office:value-type="float" office:value="0.926666667" table:style-name="ce4">
            <text:p>0.926666667</text:p>
          </table:table-cell>
          <table:table-cell office:value-type="float" office:value="0.67928576500000004" table:style-name="ce4">
            <text:p>0.679285765</text:p>
          </table:table-cell>
          <table:table-cell table:number-columns-repeated="16368"/>
        </table:table-row>
        <table:table-row table:style-name="ro2">
          <table:table-cell office:value-type="percentage" office:value="0.81962025330760113" table:formula="of:=2/(1/[.N294]+1/[.O294])" table:style-name="ce8">
            <text:p>81.96%</text:p>
          </table:table-cell>
          <table:table-cell office:value-type="float" office:value="243.83389539112611" table:formula="of:=[.G294]/[.E294]" table:style-name="ce14">
            <text:p>243.8338954</text:p>
          </table:table-cell>
          <table:table-cell office:value-type="float" office:value="1704" table:style-name="ce18">
            <text:p>1704</text:p>
          </table:table-cell>
          <table:table-cell office:value-type="float" office:value="2272" table:style-name="ce20">
            <text:p>2272</text:p>
          </table:table-cell>
          <table:table-cell office:value-type="float" office:value="3.8714879999999998" table:formula="of:=[Sheet1.$C294]*[Sheet1.$D294]/1000000" table:style-name="ce16">
            <text:p>3.871488</text:p>
          </table:table-cell>
          <table:table-cell office:value-type="string" table:style-name="ce4">
            <text:p>test_img_0133.jpg</text:p>
          </table:table-cell>
          <table:table-cell office:value-type="float" office:value="944" table:style-name="ce4">
            <text:p>944</text:p>
          </table:table-cell>
          <table:table-cell office:value-type="float" office:value="967" table:style-name="ce4">
            <text:p>967</text:p>
          </table:table-cell>
          <table:table-cell office:value-type="float" office:value="23" table:style-name="ce4">
            <text:p>23</text:p>
          </table:table-cell>
          <table:table-cell office:value-type="float" office:value="529" table:style-name="ce4">
            <text:p>529</text:p>
          </table:table-cell>
          <table:table-cell office:value-type="string" table:style-name="ce9">
            <text:p>2.44%</text:p>
          </table:table-cell>
          <table:table-cell office:value-type="float" office:value="79.25664304" table:style-name="ce4">
            <text:p>79.25664304</text:p>
          </table:table-cell>
          <table:table-cell office:value-type="float" office:value="0.94194032699999997" table:style-name="ce4">
            <text:p>0.941940327</text:p>
          </table:table-cell>
          <table:table-cell office:value-type="float" office:value="0.80351602899999996" table:style-name="ce4">
            <text:p>0.803516029</text:p>
          </table:table-cell>
          <table:table-cell office:value-type="float" office:value="0.83638320799999999" table:style-name="ce4">
            <text:p>0.836383208</text:p>
          </table:table-cell>
          <table:table-cell office:value-type="float" office:value="1.2679119109999999" table:style-name="ce4">
            <text:p>1.267911911</text:p>
          </table:table-cell>
          <table:table-cell table:number-columns-repeated="16368"/>
        </table:table-row>
        <table:table-row table:style-name="ro2">
          <table:table-cell office:value-type="percentage" office:value="0.81963470322005116" table:formula="of:=2/(1/[.N295]+1/[.O295])" table:style-name="ce8">
            <text:p>81.96%</text:p>
          </table:table-cell>
          <table:table-cell office:value-type="float" office:value="255.99211165048544" table:formula="of:=[.G295]/[.E295]" table:style-name="ce14">
            <text:p>255.9921117</text:p>
          </table:table-cell>
          <table:table-cell office:value-type="float" office:value="1024" table:style-name="ce18">
            <text:p>1024</text:p>
          </table:table-cell>
          <table:table-cell office:value-type="float" office:value="1545" table:style-name="ce20">
            <text:p>1545</text:p>
          </table:table-cell>
          <table:table-cell office:value-type="float" office:value="1.5820799999999999" table:formula="of:=[Sheet1.$C295]*[Sheet1.$D295]/1000000" table:style-name="ce16">
            <text:p>1.58208</text:p>
          </table:table-cell>
          <table:table-cell office:value-type="string" table:style-name="ce4">
            <text:p>test_img_0028.jpg</text:p>
          </table:table-cell>
          <table:table-cell office:value-type="float" office:value="405" table:style-name="ce4">
            <text:p>405</text:p>
          </table:table-cell>
          <table:table-cell office:value-type="float" office:value="475" table:style-name="ce4">
            <text:p>475</text:p>
          </table:table-cell>
          <table:table-cell office:value-type="float" office:value="70" table:style-name="ce4">
            <text:p>70</text:p>
          </table:table-cell>
          <table:table-cell office:value-type="float" office:value="4900" table:style-name="ce4">
            <text:p>4900</text:p>
          </table:table-cell>
          <table:table-cell office:value-type="string" table:style-name="ce9">
            <text:p>17.28%</text:p>
          </table:table-cell>
          <table:table-cell office:value-type="float" office:value="75.610507889999994" table:style-name="ce4">
            <text:p>75.61050789</text:p>
          </table:table-cell>
          <table:table-cell office:value-type="float" office:value="0.93248196500000002" table:style-name="ce4">
            <text:p>0.932481965</text:p>
          </table:table-cell>
          <table:table-cell office:value-type="float" office:value="0.75578947399999996" table:style-name="ce4">
            <text:p>0.755789474</text:p>
          </table:table-cell>
          <table:table-cell office:value-type="float" office:value="0.89526184499999995" table:style-name="ce4">
            <text:p>0.895261845</text:p>
          </table:table-cell>
          <table:table-cell office:value-type="float" office:value="0.55739331199999997" table:style-name="ce4">
            <text:p>0.557393312</text:p>
          </table:table-cell>
          <table:table-cell table:number-columns-repeated="16368"/>
        </table:table-row>
        <table:table-row table:style-name="ro2">
          <table:table-cell office:value-type="percentage" office:value="0.82164328642620699" table:formula="of:=2/(1/[.N296]+1/[.O296])" table:style-name="ce8">
            <text:p>82.16%</text:p>
          </table:table-cell>
          <table:table-cell office:value-type="float" office:value="617.97752808988764" table:formula="of:=[.G296]/[.E296]" table:style-name="ce14">
            <text:p>617.9775281</text:p>
          </table:table-cell>
          <table:table-cell office:value-type="float" office:value="534" table:style-name="ce18">
            <text:p>534</text:p>
          </table:table-cell>
          <table:table-cell office:value-type="float" office:value="800" table:style-name="ce20">
            <text:p>800</text:p>
          </table:table-cell>
          <table:table-cell office:value-type="float" office:value="0.42720000000000002" table:formula="of:=[Sheet1.$C296]*[Sheet1.$D296]/1000000" table:style-name="ce16">
            <text:p>0.4272</text:p>
          </table:table-cell>
          <table:table-cell office:value-type="string" table:style-name="ce4">
            <text:p>test_img_0102.jpg</text:p>
          </table:table-cell>
          <table:table-cell office:value-type="float" office:value="264" table:style-name="ce4">
            <text:p>264</text:p>
          </table:table-cell>
          <table:table-cell office:value-type="float" office:value="239" table:style-name="ce4">
            <text:p>239</text:p>
          </table:table-cell>
          <table:table-cell office:value-type="float" office:value="25" table:style-name="ce4">
            <text:p>25</text:p>
          </table:table-cell>
          <table:table-cell office:value-type="float" office:value="625" table:style-name="ce4">
            <text:p>625</text:p>
          </table:table-cell>
          <table:table-cell office:value-type="string" table:style-name="ce9">
            <text:p>9.47%</text:p>
          </table:table-cell>
          <table:table-cell office:value-type="float" office:value="57.918521069999997" table:style-name="ce4">
            <text:p>57.91852107</text:p>
          </table:table-cell>
          <table:table-cell office:value-type="float" office:value="0.92197077000000005" table:style-name="ce4">
            <text:p>0.92197077</text:p>
          </table:table-cell>
          <table:table-cell office:value-type="float" office:value="0.85774058600000003" table:style-name="ce4">
            <text:p>0.857740586</text:p>
          </table:table-cell>
          <table:table-cell office:value-type="float" office:value="0.78846153799999996" table:style-name="ce4">
            <text:p>0.788461538</text:p>
          </table:table-cell>
          <table:table-cell office:value-type="float" office:value="0.298933744" table:style-name="ce4">
            <text:p>0.298933744</text:p>
          </table:table-cell>
          <table:table-cell table:number-columns-repeated="16368"/>
        </table:table-row>
        <table:table-row table:style-name="ro2">
          <table:table-cell office:value-type="percentage" office:value="0.8228363322940927" table:formula="of:=2/(1/[.N297]+1/[.O297])" table:style-name="ce8">
            <text:p>82.28%</text:p>
          </table:table-cell>
          <table:table-cell office:value-type="float" office:value="632.6871135516418" table:formula="of:=[.G297]/[.E297]" table:style-name="ce14">
            <text:p>632.6871136</text:p>
          </table:table-cell>
          <table:table-cell office:value-type="float" office:value="1744" table:style-name="ce18">
            <text:p>1744</text:p>
          </table:table-cell>
          <table:table-cell office:value-type="float" office:value="4110" table:style-name="ce20">
            <text:p>4110</text:p>
          </table:table-cell>
          <table:table-cell office:value-type="float" office:value="7.16784" table:formula="of:=[Sheet1.$C297]*[Sheet1.$D297]/1000000" table:style-name="ce16">
            <text:p>7.16784</text:p>
          </table:table-cell>
          <table:table-cell office:value-type="string" table:style-name="ce4">
            <text:p>test_img_0058.jpg</text:p>
          </table:table-cell>
          <table:table-cell office:value-type="float" office:value="4535" table:style-name="ce4">
            <text:p>4535</text:p>
          </table:table-cell>
          <table:table-cell office:value-type="float" office:value="4876" table:style-name="ce4">
            <text:p>4876</text:p>
          </table:table-cell>
          <table:table-cell office:value-type="float" office:value="341" table:style-name="ce4">
            <text:p>341</text:p>
          </table:table-cell>
          <table:table-cell office:value-type="float" office:value="116281" table:style-name="ce4">
            <text:p>116281</text:p>
          </table:table-cell>
          <table:table-cell office:value-type="string" table:style-name="ce9">
            <text:p>7.52%</text:p>
          </table:table-cell>
          <table:table-cell office:value-type="float" office:value="47.919591930000003" table:style-name="ce4">
            <text:p>47.91959193</text:p>
          </table:table-cell>
          <table:table-cell office:value-type="float" office:value="0.87619298499999998" table:style-name="ce4">
            <text:p>0.876192985</text:p>
          </table:table-cell>
          <table:table-cell office:value-type="float" office:value="0.78773584900000004" table:style-name="ce4">
            <text:p>0.787735849</text:p>
          </table:table-cell>
          <table:table-cell office:value-type="float" office:value="0.86121076200000002" table:style-name="ce4">
            <text:p>0.861210762</text:p>
          </table:table-cell>
          <table:table-cell office:value-type="float" office:value="3.6829741" table:style-name="ce4">
            <text:p>3.6829741</text:p>
          </table:table-cell>
          <table:table-cell table:number-columns-repeated="16368"/>
        </table:table-row>
        <table:table-row table:style-name="ro2">
          <table:table-cell office:value-type="percentage" office:value="0.82999257574566709" table:formula="of:=2/(1/[.N298]+1/[.O298])" table:style-name="ce8">
            <text:p>83.00%</text:p>
          </table:table-cell>
          <table:table-cell office:value-type="float" office:value="120.89816958161865" table:formula="of:=[.G298]/[.E298]" table:style-name="ce14">
            <text:p>120.8981696</text:p>
          </table:table-cell>
          <table:table-cell office:value-type="float" office:value="3456" table:style-name="ce18">
            <text:p>3456</text:p>
          </table:table-cell>
          <table:table-cell office:value-type="float" office:value="5184" table:style-name="ce20">
            <text:p>5184</text:p>
          </table:table-cell>
          <table:table-cell office:value-type="float" office:value="17.915904000000001" table:formula="of:=[Sheet1.$C298]*[Sheet1.$D298]/1000000" table:style-name="ce16">
            <text:p>17.915904</text:p>
          </table:table-cell>
          <table:table-cell office:value-type="string" table:style-name="ce4">
            <text:p>test_img_0184.jpg</text:p>
          </table:table-cell>
          <table:table-cell office:value-type="float" office:value="2166" table:style-name="ce4">
            <text:p>2166</text:p>
          </table:table-cell>
          <table:table-cell office:value-type="float" office:value="1910" table:style-name="ce4">
            <text:p>1910</text:p>
          </table:table-cell>
          <table:table-cell office:value-type="float" office:value="256" table:style-name="ce4">
            <text:p>256</text:p>
          </table:table-cell>
          <table:table-cell office:value-type="float" office:value="65536" table:style-name="ce4">
            <text:p>65536</text:p>
          </table:table-cell>
          <table:table-cell office:value-type="string" table:style-name="ce9">
            <text:p>11.82%</text:p>
          </table:table-cell>
          <table:table-cell office:value-type="float" office:value="80.694667809999999" table:style-name="ce4">
            <text:p>80.69466781</text:p>
          </table:table-cell>
          <table:table-cell office:value-type="float" office:value="0.94702951099999999" table:style-name="ce4">
            <text:p>0.947029511</text:p>
          </table:table-cell>
          <table:table-cell office:value-type="float" office:value="0.87801047099999996" table:style-name="ce4">
            <text:p>0.878010471</text:p>
          </table:table-cell>
          <table:table-cell office:value-type="float" office:value="0.78695448099999998" table:style-name="ce4">
            <text:p>0.786954481</text:p>
          </table:table-cell>
          <table:table-cell office:value-type="float" office:value="6.5724258420000004" table:style-name="ce4">
            <text:p>6.572425842</text:p>
          </table:table-cell>
          <table:table-cell table:number-columns-repeated="16368"/>
        </table:table-row>
        <table:table-row table:style-name="ro2">
          <table:table-cell office:value-type="percentage" office:value="0.83255813941008106" table:formula="of:=2/(1/[.N299]+1/[.O299])" table:style-name="ce8">
            <text:p>83.26%</text:p>
          </table:table-cell>
          <table:table-cell office:value-type="float" office:value="2846.6257668711655" table:formula="of:=[.G299]/[.E299]" table:style-name="ce14">
            <text:p>2846.625767</text:p>
          </table:table-cell>
          <table:table-cell office:value-type="float" office:value="163" table:style-name="ce18">
            <text:p>163</text:p>
          </table:table-cell>
          <table:table-cell office:value-type="float" office:value="500" table:style-name="ce20">
            <text:p>500</text:p>
          </table:table-cell>
          <table:table-cell office:value-type="float" office:value="8.1500000000000003E-2" table:formula="of:=[Sheet1.$C299]*[Sheet1.$D299]/1000000" table:style-name="ce16">
            <text:p>0.0815</text:p>
          </table:table-cell>
          <table:table-cell office:value-type="string" table:style-name="ce4">
            <text:p>test_img_0100.jpg</text:p>
          </table:table-cell>
          <table:table-cell office:value-type="float" office:value="232" table:style-name="ce4">
            <text:p>232</text:p>
          </table:table-cell>
          <table:table-cell office:value-type="float" office:value="199" table:style-name="ce4">
            <text:p>199</text:p>
          </table:table-cell>
          <table:table-cell office:value-type="float" office:value="33" table:style-name="ce4">
            <text:p>33</text:p>
          </table:table-cell>
          <table:table-cell office:value-type="float" office:value="1089" table:style-name="ce4">
            <text:p>1089</text:p>
          </table:table-cell>
          <table:table-cell office:value-type="string" table:style-name="ce9">
            <text:p>14.22%</text:p>
          </table:table-cell>
          <table:table-cell office:value-type="float" office:value="16.721859479999999" table:style-name="ce4">
            <text:p>16.72185948</text:p>
          </table:table-cell>
          <table:table-cell office:value-type="float" office:value="0.78739754299999998" table:style-name="ce4">
            <text:p>0.787397543</text:p>
          </table:table-cell>
          <table:table-cell office:value-type="float" office:value="0.89949748699999998" table:style-name="ce4">
            <text:p>0.899497487</text:p>
          </table:table-cell>
          <table:table-cell office:value-type="float" office:value="0.77489177499999995" table:style-name="ce4">
            <text:p>0.774891775</text:p>
          </table:table-cell>
          <table:table-cell office:value-type="float" office:value="1.021209002" table:style-name="ce4">
            <text:p>1.021209002</text:p>
          </table:table-cell>
          <table:table-cell table:number-columns-repeated="16368"/>
        </table:table-row>
        <table:table-row table:style-name="ro2">
          <table:table-cell office:value-type="percentage" office:value="0.83294117618697305" table:formula="of:=2/(1/[.N300]+1/[.O300])" table:style-name="ce8">
            <text:p>83.29%</text:p>
          </table:table-cell>
          <table:table-cell office:value-type="float" office:value="1026.5311182742375" table:formula="of:=[.G300]/[.E300]" table:style-name="ce14">
            <text:p>1026.531118</text:p>
          </table:table-cell>
          <table:table-cell office:value-type="float" office:value="370" table:style-name="ce18">
            <text:p>370</text:p>
          </table:table-cell>
          <table:table-cell office:value-type="float" office:value="545" table:style-name="ce20">
            <text:p>545</text:p>
          </table:table-cell>
          <table:table-cell office:value-type="float" office:value="0.20165" table:formula="of:=[Sheet1.$C300]*[Sheet1.$D300]/1000000" table:style-name="ce16">
            <text:p>0.20165</text:p>
          </table:table-cell>
          <table:table-cell office:value-type="string" table:style-name="ce4">
            <text:p>test_img_0301.jpg</text:p>
          </table:table-cell>
          <table:table-cell office:value-type="float" office:value="207" table:style-name="ce4">
            <text:p>207</text:p>
          </table:table-cell>
          <table:table-cell office:value-type="float" office:value="222" table:style-name="ce4">
            <text:p>222</text:p>
          </table:table-cell>
          <table:table-cell office:value-type="float" office:value="15" table:style-name="ce4">
            <text:p>15</text:p>
          </table:table-cell>
          <table:table-cell office:value-type="float" office:value="225" table:style-name="ce4">
            <text:p>225</text:p>
          </table:table-cell>
          <table:table-cell office:value-type="string" table:style-name="ce9">
            <text:p>7.25%</text:p>
          </table:table-cell>
          <table:table-cell office:value-type="float" office:value="30.55835866" table:style-name="ce4">
            <text:p>30.55835866</text:p>
          </table:table-cell>
          <table:table-cell office:value-type="float" office:value="0.88262463199999996" table:style-name="ce4">
            <text:p>0.882624632</text:p>
          </table:table-cell>
          <table:table-cell office:value-type="float" office:value="0.79729729699999996" table:style-name="ce4">
            <text:p>0.797297297</text:p>
          </table:table-cell>
          <table:table-cell office:value-type="float" office:value="0.87192118200000002" table:style-name="ce4">
            <text:p>0.871921182</text:p>
          </table:table-cell>
          <table:table-cell office:value-type="float" office:value="0.193928719" table:style-name="ce4">
            <text:p>0.193928719</text:p>
          </table:table-cell>
          <table:table-cell table:number-columns-repeated="16368"/>
        </table:table-row>
        <table:table-row table:style-name="ro2">
          <table:table-cell office:value-type="percentage" office:value="0.83751010478799404" table:formula="of:=2/(1/[.N301]+1/[.O301])" table:style-name="ce8">
            <text:p>83.75%</text:p>
          </table:table-cell>
          <table:table-cell office:value-type="float" office:value="872.5637181409295" table:formula="of:=[.G301]/[.E301]" table:style-name="ce14">
            <text:p>872.5637181</text:p>
          </table:table-cell>
          <table:table-cell office:value-type="float" office:value="667" table:style-name="ce18">
            <text:p>667</text:p>
          </table:table-cell>
          <table:table-cell office:value-type="float" office:value="1000" table:style-name="ce20">
            <text:p>1000</text:p>
          </table:table-cell>
          <table:table-cell office:value-type="float" office:value="0.66700000000000004" table:formula="of:=[Sheet1.$C301]*[Sheet1.$D301]/1000000" table:style-name="ce16">
            <text:p>0.667</text:p>
          </table:table-cell>
          <table:table-cell office:value-type="string" table:style-name="ce4">
            <text:p>test_img_0285.jpg</text:p>
          </table:table-cell>
          <table:table-cell office:value-type="float" office:value="582" table:style-name="ce4">
            <text:p>582</text:p>
          </table:table-cell>
          <table:table-cell office:value-type="float" office:value="663" table:style-name="ce4">
            <text:p>663</text:p>
          </table:table-cell>
          <table:table-cell office:value-type="float" office:value="81" table:style-name="ce4">
            <text:p>81</text:p>
          </table:table-cell>
          <table:table-cell office:value-type="float" office:value="6561" table:style-name="ce4">
            <text:p>6561</text:p>
          </table:table-cell>
          <table:table-cell office:value-type="string" table:style-name="ce9">
            <text:p>13.92%</text:p>
          </table:table-cell>
          <table:table-cell office:value-type="float" office:value="30.054565140000001" table:style-name="ce4">
            <text:p>30.05456514</text:p>
          </table:table-cell>
          <table:table-cell office:value-type="float" office:value="0.81821621300000003" table:style-name="ce4">
            <text:p>0.818216213</text:p>
          </table:table-cell>
          <table:table-cell office:value-type="float" office:value="0.781297134" table:style-name="ce4">
            <text:p>0.781297134</text:p>
          </table:table-cell>
          <table:table-cell office:value-type="float" office:value="0.90243902399999998" table:style-name="ce4">
            <text:p>0.902439024</text:p>
          </table:table-cell>
          <table:table-cell office:value-type="float" office:value="0.431246042" table:style-name="ce4">
            <text:p>0.431246042</text:p>
          </table:table-cell>
          <table:table-cell table:number-columns-repeated="16368"/>
        </table:table-row>
        <table:table-row table:style-name="ro2">
          <table:table-cell office:value-type="percentage" office:value="0.83786505573753545" table:formula="of:=2/(1/[.N302]+1/[.O302])" table:style-name="ce8">
            <text:p>83.79%</text:p>
          </table:table-cell>
          <table:table-cell office:value-type="float" office:value="3187.2072599531612" table:formula="of:=[.G302]/[.E302]" table:style-name="ce14">
            <text:p>3187.20726</text:p>
          </table:table-cell>
          <table:table-cell office:value-type="float" office:value="427" table:style-name="ce18">
            <text:p>427</text:p>
          </table:table-cell>
          <table:table-cell office:value-type="float" office:value="640" table:style-name="ce20">
            <text:p>640</text:p>
          </table:table-cell>
          <table:table-cell office:value-type="float" office:value="0.27328000000000002" table:formula="of:=[Sheet1.$C302]*[Sheet1.$D302]/1000000" table:style-name="ce16">
            <text:p>0.27328</text:p>
          </table:table-cell>
          <table:table-cell office:value-type="string" table:style-name="ce4">
            <text:p>test_img_0281.jpg</text:p>
          </table:table-cell>
          <table:table-cell office:value-type="float" office:value="871" table:style-name="ce4">
            <text:p>871</text:p>
          </table:table-cell>
          <table:table-cell office:value-type="float" office:value="1123" table:style-name="ce4">
            <text:p>1123</text:p>
          </table:table-cell>
          <table:table-cell office:value-type="float" office:value="252" table:style-name="ce4">
            <text:p>252</text:p>
          </table:table-cell>
          <table:table-cell office:value-type="float" office:value="63504" table:style-name="ce4">
            <text:p>63504</text:p>
          </table:table-cell>
          <table:table-cell office:value-type="string" table:style-name="ce9">
            <text:p>28.93%</text:p>
          </table:table-cell>
          <table:table-cell office:value-type="float" office:value="20.07579149" table:style-name="ce4">
            <text:p>20.07579149</text:p>
          </table:table-cell>
          <table:table-cell office:value-type="float" office:value="0.64679819999999999" table:style-name="ce4">
            <text:p>0.6467982</text:p>
          </table:table-cell>
          <table:table-cell office:value-type="float" office:value="0.74087266299999999" table:style-name="ce4">
            <text:p>0.740872663</text:p>
          </table:table-cell>
          <table:table-cell office:value-type="float" office:value="0.96407879500000004" table:style-name="ce4">
            <text:p>0.964078795</text:p>
          </table:table-cell>
          <table:table-cell office:value-type="float" office:value="0.548388243" table:style-name="ce4">
            <text:p>0.548388243</text:p>
          </table:table-cell>
          <table:table-cell table:number-columns-repeated="16368"/>
        </table:table-row>
        <table:table-row table:style-name="ro2">
          <table:table-cell office:value-type="percentage" office:value="0.84114977294193805" table:formula="of:=2/(1/[.N303]+1/[.O303])" table:style-name="ce8">
            <text:p>84.11%</text:p>
          </table:table-cell>
          <table:table-cell office:value-type="float" office:value="391.38349514563112" table:formula="of:=[.G303]/[.E303]" table:style-name="ce14">
            <text:p>391.3834951</text:p>
          </table:table-cell>
          <table:table-cell office:value-type="float" office:value="1030" table:style-name="ce18">
            <text:p>1030</text:p>
          </table:table-cell>
          <table:table-cell office:value-type="float" office:value="1600" table:style-name="ce20">
            <text:p>1600</text:p>
          </table:table-cell>
          <table:table-cell office:value-type="float" office:value="1.6479999999999999" table:formula="of:=[Sheet1.$C303]*[Sheet1.$D303]/1000000" table:style-name="ce16">
            <text:p>1.648</text:p>
          </table:table-cell>
          <table:table-cell office:value-type="string" table:style-name="ce4">
            <text:p>test_img_0092.jpg</text:p>
          </table:table-cell>
          <table:table-cell office:value-type="float" office:value="645" table:style-name="ce4">
            <text:p>645</text:p>
          </table:table-cell>
          <table:table-cell office:value-type="float" office:value="687" table:style-name="ce4">
            <text:p>687</text:p>
          </table:table-cell>
          <table:table-cell office:value-type="float" office:value="42" table:style-name="ce4">
            <text:p>42</text:p>
          </table:table-cell>
          <table:table-cell office:value-type="float" office:value="1764" table:style-name="ce4">
            <text:p>1764</text:p>
          </table:table-cell>
          <table:table-cell office:value-type="string" table:style-name="ce9">
            <text:p>6.51%</text:p>
          </table:table-cell>
          <table:table-cell office:value-type="float" office:value="84.303623599999995" table:style-name="ce4">
            <text:p>84.3036236</text:p>
          </table:table-cell>
          <table:table-cell office:value-type="float" office:value="0.92156015199999997" table:style-name="ce4">
            <text:p>0.921560152</text:p>
          </table:table-cell>
          <table:table-cell office:value-type="float" office:value="0.80931586600000005" table:style-name="ce4">
            <text:p>0.809315866</text:p>
          </table:table-cell>
          <table:table-cell office:value-type="float" office:value="0.87559055100000005" table:style-name="ce4">
            <text:p>0.875590551</text:p>
          </table:table-cell>
          <table:table-cell office:value-type="float" office:value="0.71680879600000003" table:style-name="ce4">
            <text:p>0.716808796</text:p>
          </table:table-cell>
          <table:table-cell table:number-columns-repeated="16368"/>
        </table:table-row>
        <table:table-row table:style-name="ro2">
          <table:table-cell office:value-type="percentage" office:value="0.84210526326669743" table:formula="of:=2/(1/[.N304]+1/[.O304])" table:style-name="ce8">
            <text:p>84.21%</text:p>
          </table:table-cell>
          <table:table-cell office:value-type="float" office:value="788.51916101561267" table:formula="of:=[.G304]/[.E304]" table:style-name="ce14">
            <text:p>788.519161</text:p>
          </table:table-cell>
          <table:table-cell office:value-type="float" office:value="373" table:style-name="ce18">
            <text:p>373</text:p>
          </table:table-cell>
          <table:table-cell office:value-type="float" office:value="561" table:style-name="ce20">
            <text:p>561</text:p>
          </table:table-cell>
          <table:table-cell office:value-type="float" office:value="0.20925299999999999" table:formula="of:=[Sheet1.$C304]*[Sheet1.$D304]/1000000" table:style-name="ce16">
            <text:p>0.209253</text:p>
          </table:table-cell>
          <table:table-cell office:value-type="string" table:style-name="ce4">
            <text:p>test_img_0299.jpg</text:p>
          </table:table-cell>
          <table:table-cell office:value-type="float" office:value="165" table:style-name="ce4">
            <text:p>165</text:p>
          </table:table-cell>
          <table:table-cell office:value-type="float" office:value="177" table:style-name="ce4">
            <text:p>177</text:p>
          </table:table-cell>
          <table:table-cell office:value-type="float" office:value="12" table:style-name="ce4">
            <text:p>12</text:p>
          </table:table-cell>
          <table:table-cell office:value-type="float" office:value="144" table:style-name="ce4">
            <text:p>144</text:p>
          </table:table-cell>
          <table:table-cell office:value-type="string" table:style-name="ce9">
            <text:p>7.27%</text:p>
          </table:table-cell>
          <table:table-cell office:value-type="float" office:value="34.225608960000002" table:style-name="ce4">
            <text:p>34.22560896</text:p>
          </table:table-cell>
          <table:table-cell office:value-type="float" office:value="0.90160270200000003" table:style-name="ce4">
            <text:p>0.901602702</text:p>
          </table:table-cell>
          <table:table-cell office:value-type="float" office:value="0.81355932200000003" table:style-name="ce4">
            <text:p>0.813559322</text:p>
          </table:table-cell>
          <table:table-cell office:value-type="float" office:value="0.87272727299999997" table:style-name="ce4">
            <text:p>0.872727273</text:p>
          </table:table-cell>
          <table:table-cell office:value-type="float" office:value="0.18114685999999999" table:style-name="ce4">
            <text:p>0.18114686</text:p>
          </table:table-cell>
          <table:table-cell table:number-columns-repeated="16368"/>
        </table:table-row>
        <table:table-row table:style-name="ro2">
          <table:table-cell office:value-type="percentage" office:value="0.8436578172660002" table:formula="of:=2/(1/[.N305]+1/[.O305])" table:style-name="ce8">
            <text:p>84.37%</text:p>
          </table:table-cell>
          <table:table-cell office:value-type="float" office:value="488.47926267281105" table:formula="of:=[.G305]/[.E305]" table:style-name="ce14">
            <text:p>488.4792627</text:p>
          </table:table-cell>
          <table:table-cell office:value-type="float" office:value="465" table:style-name="ce18">
            <text:p>465</text:p>
          </table:table-cell>
          <table:table-cell office:value-type="float" office:value="700" table:style-name="ce20">
            <text:p>700</text:p>
          </table:table-cell>
          <table:table-cell office:value-type="float" office:value="0.32550000000000001" table:formula="of:=[Sheet1.$C305]*[Sheet1.$D305]/1000000" table:style-name="ce16">
            <text:p>0.3255</text:p>
          </table:table-cell>
          <table:table-cell office:value-type="string" table:style-name="ce4">
            <text:p>test_img_0194.jpg</text:p>
          </table:table-cell>
          <table:table-cell office:value-type="float" office:value="159" table:style-name="ce4">
            <text:p>159</text:p>
          </table:table-cell>
          <table:table-cell office:value-type="float" office:value="181" table:style-name="ce4">
            <text:p>181</text:p>
          </table:table-cell>
          <table:table-cell office:value-type="float" office:value="22" table:style-name="ce4">
            <text:p>22</text:p>
          </table:table-cell>
          <table:table-cell office:value-type="float" office:value="484" table:style-name="ce4">
            <text:p>484</text:p>
          </table:table-cell>
          <table:table-cell office:value-type="string" table:style-name="ce9">
            <text:p>13.84%</text:p>
          </table:table-cell>
          <table:table-cell office:value-type="float" office:value="33.161961759999997" table:style-name="ce4">
            <text:p>33.16196176</text:p>
          </table:table-cell>
          <table:table-cell office:value-type="float" office:value="0.89153918899999995" table:style-name="ce4">
            <text:p>0.891539189</text:p>
          </table:table-cell>
          <table:table-cell office:value-type="float" office:value="0.79005524900000001" table:style-name="ce4">
            <text:p>0.790055249</text:p>
          </table:table-cell>
          <table:table-cell office:value-type="float" office:value="0.90506329100000005" table:style-name="ce4">
            <text:p>0.905063291</text:p>
          </table:table-cell>
          <table:table-cell office:value-type="float" office:value="0.18585085900000001" table:style-name="ce4">
            <text:p>0.185850859</text:p>
          </table:table-cell>
          <table:table-cell table:number-columns-repeated="16368"/>
        </table:table-row>
        <table:table-row table:style-name="ro2">
          <table:table-cell office:value-type="percentage" office:value="0.8437500002044005" table:formula="of:=2/(1/[.N306]+1/[.O306])" table:style-name="ce8">
            <text:p>84.38%</text:p>
          </table:table-cell>
          <table:table-cell office:value-type="float" office:value="520.21696252465483" table:formula="of:=[.G306]/[.E306]" table:style-name="ce14">
            <text:p>520.2169625</text:p>
          </table:table-cell>
          <table:table-cell office:value-type="float" office:value="520" table:style-name="ce18">
            <text:p>520</text:p>
          </table:table-cell>
          <table:table-cell office:value-type="float" office:value="780" table:style-name="ce20">
            <text:p>780</text:p>
          </table:table-cell>
          <table:table-cell office:value-type="float" office:value="0.40560000000000002" table:formula="of:=[Sheet1.$C306]*[Sheet1.$D306]/1000000" table:style-name="ce16">
            <text:p>0.4056</text:p>
          </table:table-cell>
          <table:table-cell office:value-type="string" table:style-name="ce4">
            <text:p>test_img_0195.jpg</text:p>
          </table:table-cell>
          <table:table-cell office:value-type="float" office:value="211" table:style-name="ce4">
            <text:p>211</text:p>
          </table:table-cell>
          <table:table-cell office:value-type="float" office:value="242" table:style-name="ce4">
            <text:p>242</text:p>
          </table:table-cell>
          <table:table-cell office:value-type="float" office:value="31" table:style-name="ce4">
            <text:p>31</text:p>
          </table:table-cell>
          <table:table-cell office:value-type="float" office:value="961" table:style-name="ce4">
            <text:p>961</text:p>
          </table:table-cell>
          <table:table-cell office:value-type="string" table:style-name="ce9">
            <text:p>14.69%</text:p>
          </table:table-cell>
          <table:table-cell office:value-type="float" office:value="75.967022020000002" table:style-name="ce4">
            <text:p>75.96702202</text:p>
          </table:table-cell>
          <table:table-cell office:value-type="float" office:value="0.94039687800000005" table:style-name="ce4">
            <text:p>0.940396878</text:p>
          </table:table-cell>
          <table:table-cell office:value-type="float" office:value="0.78099173600000005" table:style-name="ce4">
            <text:p>0.780991736</text:p>
          </table:table-cell>
          <table:table-cell office:value-type="float" office:value="0.91747572799999999" table:style-name="ce4">
            <text:p>0.917475728</text:p>
          </table:table-cell>
          <table:table-cell office:value-type="float" office:value="0.26946306199999998" table:style-name="ce4">
            <text:p>0.269463062</text:p>
          </table:table-cell>
          <table:table-cell table:number-columns-repeated="16368"/>
        </table:table-row>
        <table:table-row table:style-name="ro2">
          <table:table-cell office:value-type="percentage" office:value="0.84646794595594865" table:formula="of:=2/(1/[.N307]+1/[.O307])" table:style-name="ce8">
            <text:p>84.65%</text:p>
          </table:table-cell>
          <table:table-cell office:value-type="float" office:value="600.47999876725839" table:formula="of:=[.G307]/[.E307]" table:style-name="ce14">
            <text:p>600.4799988</text:p>
          </table:table-cell>
          <table:table-cell office:value-type="float" office:value="1664" table:style-name="ce18">
            <text:p>1664</text:p>
          </table:table-cell>
          <table:table-cell office:value-type="float" office:value="2496" table:style-name="ce20">
            <text:p>2496</text:p>
          </table:table-cell>
          <table:table-cell office:value-type="float" office:value="4.1533439999999997" table:formula="of:=[Sheet1.$C307]*[Sheet1.$D307]/1000000" table:style-name="ce16">
            <text:p>4.153344</text:p>
          </table:table-cell>
          <table:table-cell office:value-type="string" table:style-name="ce4">
            <text:p>test_img_0049.jpg</text:p>
          </table:table-cell>
          <table:table-cell office:value-type="float" office:value="2494" table:style-name="ce4">
            <text:p>2494</text:p>
          </table:table-cell>
          <table:table-cell office:value-type="float" office:value="2458" table:style-name="ce4">
            <text:p>2458</text:p>
          </table:table-cell>
          <table:table-cell office:value-type="float" office:value="36" table:style-name="ce4">
            <text:p>36</text:p>
          </table:table-cell>
          <table:table-cell office:value-type="float" office:value="1296" table:style-name="ce4">
            <text:p>1296</text:p>
          </table:table-cell>
          <table:table-cell office:value-type="string" table:style-name="ce9">
            <text:p>1.44%</text:p>
          </table:table-cell>
          <table:table-cell office:value-type="float" office:value="60.742429719999997" table:style-name="ce4">
            <text:p>60.74242972</text:p>
          </table:table-cell>
          <table:table-cell office:value-type="float" office:value="0.87813147000000003" table:style-name="ce4">
            <text:p>0.87813147</text:p>
          </table:table-cell>
          <table:table-cell office:value-type="float" office:value="0.84336859200000003" table:style-name="ce4">
            <text:p>0.843368592</text:p>
          </table:table-cell>
          <table:table-cell office:value-type="float" office:value="0.84959016399999998" table:style-name="ce4">
            <text:p>0.849590164</text:p>
          </table:table-cell>
          <table:table-cell office:value-type="float" office:value="1.997340441" table:style-name="ce4">
            <text:p>1.997340441</text:p>
          </table:table-cell>
          <table:table-cell table:number-columns-repeated="16368"/>
        </table:table-row>
        <table:table-row table:style-name="ro2">
          <table:table-cell office:value-type="percentage" office:value="0.84742647056847431" table:formula="of:=2/(1/[.N308]+1/[.O308])" table:style-name="ce8">
            <text:p>84.74%</text:p>
          </table:table-cell>
          <table:table-cell office:value-type="float" office:value="1041.3867239989252" table:formula="of:=[.G308]/[.E308]" table:style-name="ce14">
            <text:p>1041.386724</text:p>
          </table:table-cell>
          <table:table-cell office:value-type="float" office:value="549" table:style-name="ce18">
            <text:p>549</text:p>
          </table:table-cell>
          <table:table-cell office:value-type="float" office:value="976" table:style-name="ce20">
            <text:p>976</text:p>
          </table:table-cell>
          <table:table-cell office:value-type="float" office:value="0.53582399999999997" table:formula="of:=[Sheet1.$C308]*[Sheet1.$D308]/1000000" table:style-name="ce16">
            <text:p>0.535824</text:p>
          </table:table-cell>
          <table:table-cell office:value-type="string" table:style-name="ce4">
            <text:p>test_img_0280.jpg</text:p>
          </table:table-cell>
          <table:table-cell office:value-type="float" office:value="558" table:style-name="ce4">
            <text:p>558</text:p>
          </table:table-cell>
          <table:table-cell office:value-type="float" office:value="534" table:style-name="ce4">
            <text:p>534</text:p>
          </table:table-cell>
          <table:table-cell office:value-type="float" office:value="24" table:style-name="ce4">
            <text:p>24</text:p>
          </table:table-cell>
          <table:table-cell office:value-type="float" office:value="576" table:style-name="ce4">
            <text:p>576</text:p>
          </table:table-cell>
          <table:table-cell office:value-type="string" table:style-name="ce9">
            <text:p>4.30%</text:p>
          </table:table-cell>
          <table:table-cell office:value-type="float" office:value="54.17800819" table:style-name="ce4">
            <text:p>54.17800819</text:p>
          </table:table-cell>
          <table:table-cell office:value-type="float" office:value="0.89318706999999997" table:style-name="ce4">
            <text:p>0.89318707</text:p>
          </table:table-cell>
          <table:table-cell office:value-type="float" office:value="0.86329588000000002" table:style-name="ce4">
            <text:p>0.86329588</text:p>
          </table:table-cell>
          <table:table-cell office:value-type="float" office:value="0.83212996400000006" table:style-name="ce4">
            <text:p>0.832129964</text:p>
          </table:table-cell>
          <table:table-cell office:value-type="float" office:value="0.42140460000000002" table:style-name="ce4">
            <text:p>0.4214046</text:p>
          </table:table-cell>
          <table:table-cell table:number-columns-repeated="16368"/>
        </table:table-row>
        <table:table-row table:style-name="ro2">
          <table:table-cell office:value-type="percentage" office:value="0.8496376815144141" table:formula="of:=2/(1/[.N309]+1/[.O309])" table:style-name="ce8">
            <text:p>84.96%</text:p>
          </table:table-cell>
          <table:table-cell office:value-type="float" office:value="1904.4117647058822" table:formula="of:=[.G309]/[.E309]" table:style-name="ce14">
            <text:p>1904.411765</text:p>
          </table:table-cell>
          <table:table-cell office:value-type="float" office:value="425" table:style-name="ce18">
            <text:p>425</text:p>
          </table:table-cell>
          <table:table-cell office:value-type="float" office:value="640" table:style-name="ce20">
            <text:p>640</text:p>
          </table:table-cell>
          <table:table-cell office:value-type="float" office:value="0.27200000000000002" table:formula="of:=[Sheet1.$C309]*[Sheet1.$D309]/1000000" table:style-name="ce16">
            <text:p>0.272</text:p>
          </table:table-cell>
          <table:table-cell office:value-type="string" table:style-name="ce4">
            <text:p>test_img_0278.jpg</text:p>
          </table:table-cell>
          <table:table-cell office:value-type="float" office:value="518" table:style-name="ce4">
            <text:p>518</text:p>
          </table:table-cell>
          <table:table-cell office:value-type="float" office:value="588" table:style-name="ce4">
            <text:p>588</text:p>
          </table:table-cell>
          <table:table-cell office:value-type="float" office:value="70" table:style-name="ce4">
            <text:p>70</text:p>
          </table:table-cell>
          <table:table-cell office:value-type="float" office:value="4900" table:style-name="ce4">
            <text:p>4900</text:p>
          </table:table-cell>
          <table:table-cell office:value-type="string" table:style-name="ce9">
            <text:p>13.51%</text:p>
          </table:table-cell>
          <table:table-cell office:value-type="float" office:value="26.435359819999999" table:style-name="ce4">
            <text:p>26.43535982</text:p>
          </table:table-cell>
          <table:table-cell office:value-type="float" office:value="0.77445969199999998" table:style-name="ce4">
            <text:p>0.774459692</text:p>
          </table:table-cell>
          <table:table-cell office:value-type="float" office:value="0.79761904800000005" table:style-name="ce4">
            <text:p>0.797619048</text:p>
          </table:table-cell>
          <table:table-cell office:value-type="float" office:value="0.90891472900000003" table:style-name="ce4">
            <text:p>0.908914729</text:p>
          </table:table-cell>
          <table:table-cell office:value-type="float" office:value="0.339190722" table:style-name="ce4">
            <text:p>0.339190722</text:p>
          </table:table-cell>
          <table:table-cell table:number-columns-repeated="16368"/>
        </table:table-row>
        <table:table-row table:style-name="ro2">
          <table:table-cell office:value-type="percentage" office:value="0.8498659516976762" table:formula="of:=2/(1/[.N310]+1/[.O310])" table:style-name="ce8">
            <text:p>84.99%</text:p>
          </table:table-cell>
          <table:table-cell office:value-type="float" office:value="167.20274813890131" table:formula="of:=[.G310]/[.E310]" table:style-name="ce14">
            <text:p>167.2027481</text:p>
          </table:table-cell>
          <table:table-cell office:value-type="float" office:value="1210" table:style-name="ce18">
            <text:p>1210</text:p>
          </table:table-cell>
          <table:table-cell office:value-type="float" office:value="1814" table:style-name="ce20">
            <text:p>1814</text:p>
          </table:table-cell>
          <table:table-cell office:value-type="float" office:value="2.1949399999999999" table:formula="of:=[Sheet1.$C310]*[Sheet1.$D310]/1000000" table:style-name="ce16">
            <text:p>2.19494</text:p>
          </table:table-cell>
          <table:table-cell office:value-type="string" table:style-name="ce4">
            <text:p>test_img_0030.jpg</text:p>
          </table:table-cell>
          <table:table-cell office:value-type="float" office:value="367" table:style-name="ce4">
            <text:p>367</text:p>
          </table:table-cell>
          <table:table-cell office:value-type="float" office:value="381" table:style-name="ce4">
            <text:p>381</text:p>
          </table:table-cell>
          <table:table-cell office:value-type="float" office:value="14" table:style-name="ce4">
            <text:p>14</text:p>
          </table:table-cell>
          <table:table-cell office:value-type="float" office:value="196" table:style-name="ce4">
            <text:p>196</text:p>
          </table:table-cell>
          <table:table-cell office:value-type="string" table:style-name="ce9">
            <text:p>3.81%</text:p>
          </table:table-cell>
          <table:table-cell office:value-type="float" office:value="65.563371500000002" table:style-name="ce4">
            <text:p>65.5633715</text:p>
          </table:table-cell>
          <table:table-cell office:value-type="float" office:value="0.95588807799999997" table:style-name="ce4">
            <text:p>0.955888078</text:p>
          </table:table-cell>
          <table:table-cell office:value-type="float" office:value="0.83202099699999998" table:style-name="ce4">
            <text:p>0.832020997</text:p>
          </table:table-cell>
          <table:table-cell office:value-type="float" office:value="0.86849315100000002" table:style-name="ce4">
            <text:p>0.868493151</text:p>
          </table:table-cell>
          <table:table-cell office:value-type="float" office:value="0.69505381600000005" table:style-name="ce4">
            <text:p>0.695053816</text:p>
          </table:table-cell>
          <table:table-cell table:number-columns-repeated="16368"/>
        </table:table-row>
        <table:table-row table:style-name="ro2">
          <table:table-cell office:value-type="percentage" office:value="0.85036540083678402" table:formula="of:=2/(1/[.N311]+1/[.O311])" table:style-name="ce8">
            <text:p>85.04%</text:p>
          </table:table-cell>
          <table:table-cell office:value-type="float" office:value="610.68137775541766" table:formula="of:=[.G311]/[.E311]" table:style-name="ce14">
            <text:p>610.6813778</text:p>
          </table:table-cell>
          <table:table-cell office:value-type="float" office:value="2136" table:style-name="ce18">
            <text:p>2136</text:p>
          </table:table-cell>
          <table:table-cell office:value-type="float" office:value="3216" table:style-name="ce20">
            <text:p>3216</text:p>
          </table:table-cell>
          <table:table-cell office:value-type="float" office:value="6.8693759999999999" table:formula="of:=[Sheet1.$C311]*[Sheet1.$D311]/1000000" table:style-name="ce16">
            <text:p>6.869376</text:p>
          </table:table-cell>
          <table:table-cell office:value-type="string" table:style-name="ce4">
            <text:p>test_img_0167.jpg</text:p>
          </table:table-cell>
          <table:table-cell office:value-type="float" office:value="4195" table:style-name="ce4">
            <text:p>4195</text:p>
          </table:table-cell>
          <table:table-cell office:value-type="float" office:value="4221" table:style-name="ce4">
            <text:p>4221</text:p>
          </table:table-cell>
          <table:table-cell office:value-type="float" office:value="26" table:style-name="ce4">
            <text:p>26</text:p>
          </table:table-cell>
          <table:table-cell office:value-type="float" office:value="676" table:style-name="ce4">
            <text:p>676</text:p>
          </table:table-cell>
          <table:table-cell office:value-type="string" table:style-name="ce9">
            <text:p>0.62%</text:p>
          </table:table-cell>
          <table:table-cell office:value-type="float" office:value="53.733691610000001" table:style-name="ce4">
            <text:p>53.73369161</text:p>
          </table:table-cell>
          <table:table-cell office:value-type="float" office:value="0.89493682600000002" table:style-name="ce4">
            <text:p>0.894936826</text:p>
          </table:table-cell>
          <table:table-cell office:value-type="float" office:value="0.84079601999999998" table:style-name="ce4">
            <text:p>0.84079602</text:p>
          </table:table-cell>
          <table:table-cell office:value-type="float" office:value="0.860155114" table:style-name="ce4">
            <text:p>0.860155114</text:p>
          </table:table-cell>
          <table:table-cell office:value-type="float" office:value="3.3675022129999999" table:style-name="ce4">
            <text:p>3.367502213</text:p>
          </table:table-cell>
          <table:table-cell table:number-columns-repeated="16368"/>
        </table:table-row>
        <table:table-row table:style-name="ro2">
          <table:table-cell office:value-type="percentage" office:value="0.8515081208785914" table:formula="of:=2/(1/[.N312]+1/[.O312])" table:style-name="ce8">
            <text:p>85.15%</text:p>
          </table:table-cell>
          <table:table-cell office:value-type="float" office:value="418.55949589683473" table:formula="of:=[.G312]/[.E312]" table:style-name="ce14">
            <text:p>418.5594959</text:p>
          </table:table-cell>
          <table:table-cell office:value-type="float" office:value="853" table:style-name="ce18">
            <text:p>853</text:p>
          </table:table-cell>
          <table:table-cell office:value-type="float" office:value="1280" table:style-name="ce20">
            <text:p>1280</text:p>
          </table:table-cell>
          <table:table-cell office:value-type="float" office:value="1.0918399999999999" table:formula="of:=[Sheet1.$C312]*[Sheet1.$D312]/1000000" table:style-name="ce16">
            <text:p>1.09184</text:p>
          </table:table-cell>
          <table:table-cell office:value-type="string" table:style-name="ce4">
            <text:p>test_img_0274.jpg</text:p>
          </table:table-cell>
          <table:table-cell office:value-type="float" office:value="457" table:style-name="ce4">
            <text:p>457</text:p>
          </table:table-cell>
          <table:table-cell office:value-type="float" office:value="412" table:style-name="ce4">
            <text:p>412</text:p>
          </table:table-cell>
          <table:table-cell office:value-type="float" office:value="45" table:style-name="ce4">
            <text:p>45</text:p>
          </table:table-cell>
          <table:table-cell office:value-type="float" office:value="2025" table:style-name="ce4">
            <text:p>2025</text:p>
          </table:table-cell>
          <table:table-cell office:value-type="string" table:style-name="ce9">
            <text:p>9.85%</text:p>
          </table:table-cell>
          <table:table-cell office:value-type="float" office:value="36.479900520000001" table:style-name="ce4">
            <text:p>36.47990052</text:p>
          </table:table-cell>
          <table:table-cell office:value-type="float" office:value="0.87139419200000001" table:style-name="ce4">
            <text:p>0.871394192</text:p>
          </table:table-cell>
          <table:table-cell office:value-type="float" office:value="0.89077669900000001" table:style-name="ce4">
            <text:p>0.890776699</text:p>
          </table:table-cell>
          <table:table-cell office:value-type="float" office:value="0.81555555599999996" table:style-name="ce4">
            <text:p>0.815555556</text:p>
          </table:table-cell>
          <table:table-cell office:value-type="float" office:value="0.475211143" table:style-name="ce4">
            <text:p>0.475211143</text:p>
          </table:table-cell>
          <table:table-cell table:number-columns-repeated="16368"/>
        </table:table-row>
        <table:table-row table:style-name="ro2">
          <table:table-cell office:value-type="percentage" office:value="0.85424873416489133" table:formula="of:=2/(1/[.N313]+1/[.O313])" table:style-name="ce8">
            <text:p>85.42%</text:p>
          </table:table-cell>
          <table:table-cell office:value-type="float" office:value="1615.9877605660738" table:formula="of:=[.G313]/[.E313]" table:style-name="ce14">
            <text:p>1615.987761</text:p>
          </table:table-cell>
          <table:table-cell office:value-type="float" office:value="630" table:style-name="ce18">
            <text:p>630</text:p>
          </table:table-cell>
          <table:table-cell office:value-type="float" office:value="830" table:style-name="ce20">
            <text:p>830</text:p>
          </table:table-cell>
          <table:table-cell office:value-type="float" office:value="0.52290000000000003" table:formula="of:=[Sheet1.$C313]*[Sheet1.$D313]/1000000" table:style-name="ce16">
            <text:p>0.5229</text:p>
          </table:table-cell>
          <table:table-cell office:value-type="string" table:style-name="ce4">
            <text:p>test_img_0155.jpg</text:p>
          </table:table-cell>
          <table:table-cell office:value-type="float" office:value="845" table:style-name="ce4">
            <text:p>845</text:p>
          </table:table-cell>
          <table:table-cell office:value-type="float" office:value="940" table:style-name="ce4">
            <text:p>940</text:p>
          </table:table-cell>
          <table:table-cell office:value-type="float" office:value="95" table:style-name="ce4">
            <text:p>95</text:p>
          </table:table-cell>
          <table:table-cell office:value-type="float" office:value="9025" table:style-name="ce4">
            <text:p>9025</text:p>
          </table:table-cell>
          <table:table-cell office:value-type="string" table:style-name="ce9">
            <text:p>11.24%</text:p>
          </table:table-cell>
          <table:table-cell office:value-type="float" office:value="26.81486215" table:style-name="ce4">
            <text:p>26.81486215</text:p>
          </table:table-cell>
          <table:table-cell office:value-type="float" office:value="0.81326539200000003" table:style-name="ce4">
            <text:p>0.813265392</text:p>
          </table:table-cell>
          <table:table-cell office:value-type="float" office:value="0.80744680899999999" table:style-name="ce4">
            <text:p>0.807446809</text:p>
          </table:table-cell>
          <table:table-cell office:value-type="float" office:value="0.90681003599999999" table:style-name="ce4">
            <text:p>0.906810036</text:p>
          </table:table-cell>
          <table:table-cell office:value-type="float" office:value="0.55646204899999996" table:style-name="ce4">
            <text:p>0.556462049</text:p>
          </table:table-cell>
          <table:table-cell table:number-columns-repeated="16368"/>
        </table:table-row>
        <table:table-row table:style-name="ro2">
          <table:table-cell office:value-type="percentage" office:value="0.85442260408150894" table:formula="of:=2/(1/[.N314]+1/[.O314])" table:style-name="ce8">
            <text:p>85.44%</text:p>
          </table:table-cell>
          <table:table-cell office:value-type="float" office:value="402.43924506450969" table:formula="of:=[.G314]/[.E314]" table:style-name="ce14">
            <text:p>402.4392451</text:p>
          </table:table-cell>
          <table:table-cell office:value-type="float" office:value="1635" table:style-name="ce18">
            <text:p>1635</text:p>
          </table:table-cell>
          <table:table-cell office:value-type="float" office:value="2535" table:style-name="ce20">
            <text:p>2535</text:p>
          </table:table-cell>
          <table:table-cell office:value-type="float" office:value="4.1447250000000002" table:formula="of:=[Sheet1.$C314]*[Sheet1.$D314]/1000000" table:style-name="ce16">
            <text:p>4.144725</text:p>
          </table:table-cell>
          <table:table-cell office:value-type="string" table:style-name="ce4">
            <text:p>test_img_0330.jpg</text:p>
          </table:table-cell>
          <table:table-cell office:value-type="float" office:value="1668" table:style-name="ce4">
            <text:p>1668</text:p>
          </table:table-cell>
          <table:table-cell office:value-type="float" office:value="1609" table:style-name="ce4">
            <text:p>1609</text:p>
          </table:table-cell>
          <table:table-cell office:value-type="float" office:value="59" table:style-name="ce4">
            <text:p>59</text:p>
          </table:table-cell>
          <table:table-cell office:value-type="float" office:value="3481" table:style-name="ce4">
            <text:p>3481</text:p>
          </table:table-cell>
          <table:table-cell office:value-type="string" table:style-name="ce9">
            <text:p>3.54%</text:p>
          </table:table-cell>
          <table:table-cell office:value-type="float" office:value="37.31044533" table:style-name="ce4">
            <text:p>37.31044533</text:p>
          </table:table-cell>
          <table:table-cell office:value-type="float" office:value="0.90392035299999995" table:style-name="ce4">
            <text:p>0.903920353</text:p>
          </table:table-cell>
          <table:table-cell office:value-type="float" office:value="0.86451211900000002" table:style-name="ce4">
            <text:p>0.864512119</text:p>
          </table:table-cell>
          <table:table-cell office:value-type="float" office:value="0.84456587699999996" table:style-name="ce4">
            <text:p>0.844565877</text:p>
          </table:table-cell>
          <table:table-cell office:value-type="float" office:value="1.6193206309999999" table:style-name="ce4">
            <text:p>1.619320631</text:p>
          </table:table-cell>
          <table:table-cell table:number-columns-repeated="16368"/>
        </table:table-row>
        <table:table-row table:style-name="ro2">
          <table:table-cell office:value-type="percentage" office:value="0.85767720202095876" table:formula="of:=2/(1/[.N315]+1/[.O315])" table:style-name="ce8">
            <text:p>85.77%</text:p>
          </table:table-cell>
          <table:table-cell office:value-type="float" office:value="487.7594752518018" table:formula="of:=[.G315]/[.E315]" table:style-name="ce14">
            <text:p>487.7594753</text:p>
          </table:table-cell>
          <table:table-cell office:value-type="float" office:value="1944" table:style-name="ce18">
            <text:p>1944</text:p>
          </table:table-cell>
          <table:table-cell office:value-type="float" office:value="2896" table:style-name="ce20">
            <text:p>2896</text:p>
          </table:table-cell>
          <table:table-cell office:value-type="float" office:value="5.6298240000000002" table:formula="of:=[Sheet1.$C315]*[Sheet1.$D315]/1000000" table:style-name="ce16">
            <text:p>5.629824</text:p>
          </table:table-cell>
          <table:table-cell office:value-type="string" table:style-name="ce4">
            <text:p>test_img_0220.jpg</text:p>
          </table:table-cell>
          <table:table-cell office:value-type="float" office:value="2746" table:style-name="ce4">
            <text:p>2746</text:p>
          </table:table-cell>
          <table:table-cell office:value-type="float" office:value="2638" table:style-name="ce4">
            <text:p>2638</text:p>
          </table:table-cell>
          <table:table-cell office:value-type="float" office:value="108" table:style-name="ce4">
            <text:p>108</text:p>
          </table:table-cell>
          <table:table-cell office:value-type="float" office:value="11664" table:style-name="ce4">
            <text:p>11664</text:p>
          </table:table-cell>
          <table:table-cell office:value-type="string" table:style-name="ce9">
            <text:p>3.93%</text:p>
          </table:table-cell>
          <table:table-cell office:value-type="float" office:value="43.232826529999997" table:style-name="ce4">
            <text:p>43.23282653</text:p>
          </table:table-cell>
          <table:table-cell office:value-type="float" office:value="0.90527597800000004" table:style-name="ce4">
            <text:p>0.905275978</text:p>
          </table:table-cell>
          <table:table-cell office:value-type="float" office:value="0.86921910499999999" table:style-name="ce4">
            <text:p>0.869219105</text:p>
          </table:table-cell>
          <table:table-cell office:value-type="float" office:value="0.84643780000000002" table:style-name="ce4">
            <text:p>0.8464378</text:p>
          </table:table-cell>
          <table:table-cell office:value-type="float" office:value="2.4746706490000001" table:style-name="ce4">
            <text:p>2.474670649</text:p>
          </table:table-cell>
          <table:table-cell table:number-columns-repeated="16368"/>
        </table:table-row>
        <table:table-row table:style-name="ro2">
          <table:table-cell office:value-type="percentage" office:value="0.85988700573053711" table:formula="of:=2/(1/[.N316]+1/[.O316])" table:style-name="ce8">
            <text:p>85.99%</text:p>
          </table:table-cell>
          <table:table-cell office:value-type="float" office:value="3904.166666666667" table:formula="of:=[.G316]/[.E316]" table:style-name="ce14">
            <text:p>3904.166667</text:p>
          </table:table-cell>
          <table:table-cell office:value-type="float" office:value="400" table:style-name="ce18">
            <text:p>400</text:p>
          </table:table-cell>
          <table:table-cell office:value-type="float" office:value="600" table:style-name="ce20">
            <text:p>600</text:p>
          </table:table-cell>
          <table:table-cell office:value-type="float" office:value="0.24" table:formula="of:=[Sheet1.$C316]*[Sheet1.$D316]/1000000" table:style-name="ce16">
            <text:p>0.24</text:p>
          </table:table-cell>
          <table:table-cell office:value-type="string" table:style-name="ce4">
            <text:p>test_img_0286.jpg</text:p>
          </table:table-cell>
          <table:table-cell office:value-type="float" office:value="937" table:style-name="ce4">
            <text:p>937</text:p>
          </table:table-cell>
          <table:table-cell office:value-type="float" office:value="840" table:style-name="ce4">
            <text:p>840</text:p>
          </table:table-cell>
          <table:table-cell office:value-type="float" office:value="97" table:style-name="ce4">
            <text:p>97</text:p>
          </table:table-cell>
          <table:table-cell office:value-type="float" office:value="9409" table:style-name="ce4">
            <text:p>9409</text:p>
          </table:table-cell>
          <table:table-cell office:value-type="string" table:style-name="ce9">
            <text:p>10.35%</text:p>
          </table:table-cell>
          <table:table-cell office:value-type="float" office:value="19.662627140000001" table:style-name="ce4">
            <text:p>19.66262714</text:p>
          </table:table-cell>
          <table:table-cell office:value-type="float" office:value="0.71018969899999995" table:style-name="ce4">
            <text:p>0.710189699</text:p>
          </table:table-cell>
          <table:table-cell office:value-type="float" office:value="0.90595238099999997" table:style-name="ce4">
            <text:p>0.905952381</text:p>
          </table:table-cell>
          <table:table-cell office:value-type="float" office:value="0.81827956999999996" table:style-name="ce4">
            <text:p>0.81827957</text:p>
          </table:table-cell>
          <table:table-cell office:value-type="float" office:value="0.54734754600000002" table:style-name="ce4">
            <text:p>0.547347546</text:p>
          </table:table-cell>
          <table:table-cell table:number-columns-repeated="16368"/>
        </table:table-row>
        <table:table-row table:style-name="ro2">
          <table:table-cell office:value-type="percentage" office:value="0.86148007578350128" table:formula="of:=2/(1/[.N317]+1/[.O317])" table:style-name="ce8">
            <text:p>86.15%</text:p>
          </table:table-cell>
          <table:table-cell office:value-type="float" office:value="2091.666666666667" table:formula="of:=[.G317]/[.E317]" table:style-name="ce14">
            <text:p>2091.666667</text:p>
          </table:table-cell>
          <table:table-cell office:value-type="float" office:value="300" table:style-name="ce18">
            <text:p>300</text:p>
          </table:table-cell>
          <table:table-cell office:value-type="float" office:value="400" table:style-name="ce20">
            <text:p>400</text:p>
          </table:table-cell>
          <table:table-cell office:value-type="float" office:value="0.12" table:formula="of:=[Sheet1.$C317]*[Sheet1.$D317]/1000000" table:style-name="ce16">
            <text:p>0.12</text:p>
          </table:table-cell>
          <table:table-cell office:value-type="string" table:style-name="ce4">
            <text:p>test_img_0289.jpg</text:p>
          </table:table-cell>
          <table:table-cell office:value-type="float" office:value="251" table:style-name="ce4">
            <text:p>251</text:p>
          </table:table-cell>
          <table:table-cell office:value-type="float" office:value="276" table:style-name="ce4">
            <text:p>276</text:p>
          </table:table-cell>
          <table:table-cell office:value-type="float" office:value="25" table:style-name="ce4">
            <text:p>25</text:p>
          </table:table-cell>
          <table:table-cell office:value-type="float" office:value="625" table:style-name="ce4">
            <text:p>625</text:p>
          </table:table-cell>
          <table:table-cell office:value-type="string" table:style-name="ce9">
            <text:p>9.96%</text:p>
          </table:table-cell>
          <table:table-cell office:value-type="float" office:value="36.411808409999999" table:style-name="ce4">
            <text:p>36.41180841</text:p>
          </table:table-cell>
          <table:table-cell office:value-type="float" office:value="0.82873637300000003" table:style-name="ce4">
            <text:p>0.828736373</text:p>
          </table:table-cell>
          <table:table-cell office:value-type="float" office:value="0.82246376799999998" table:style-name="ce4">
            <text:p>0.822463768</text:p>
          </table:table-cell>
          <table:table-cell office:value-type="float" office:value="0.90438247000000005" table:style-name="ce4">
            <text:p>0.90438247</text:p>
          </table:table-cell>
          <table:table-cell office:value-type="float" office:value="0.19715166100000001" table:style-name="ce4">
            <text:p>0.197151661</text:p>
          </table:table-cell>
          <table:table-cell table:number-columns-repeated="16368"/>
        </table:table-row>
        <table:table-row table:style-name="ro2">
          <table:table-cell office:value-type="percentage" office:value="0.86194029857727217" table:formula="of:=2/(1/[.N318]+1/[.O318])" table:style-name="ce8">
            <text:p>86.19%</text:p>
          </table:table-cell>
          <table:table-cell office:value-type="float" office:value="3026.7295597484276" table:formula="of:=[.G318]/[.E318]" table:style-name="ce14">
            <text:p>3026.72956</text:p>
          </table:table-cell>
          <table:table-cell office:value-type="float" office:value="424" table:style-name="ce18">
            <text:p>424</text:p>
          </table:table-cell>
          <table:table-cell office:value-type="float" office:value="600" table:style-name="ce20">
            <text:p>600</text:p>
          </table:table-cell>
          <table:table-cell office:value-type="float" office:value="0.25440000000000002" table:formula="of:=[Sheet1.$C318]*[Sheet1.$D318]/1000000" table:style-name="ce16">
            <text:p>0.2544</text:p>
          </table:table-cell>
          <table:table-cell office:value-type="string" table:style-name="ce4">
            <text:p>test_img_0332.jpg</text:p>
          </table:table-cell>
          <table:table-cell office:value-type="float" office:value="770" table:style-name="ce4">
            <text:p>770</text:p>
          </table:table-cell>
          <table:table-cell office:value-type="float" office:value="847" table:style-name="ce4">
            <text:p>847</text:p>
          </table:table-cell>
          <table:table-cell office:value-type="float" office:value="77" table:style-name="ce4">
            <text:p>77</text:p>
          </table:table-cell>
          <table:table-cell office:value-type="float" office:value="5929" table:style-name="ce4">
            <text:p>5929</text:p>
          </table:table-cell>
          <table:table-cell office:value-type="string" table:style-name="ce9">
            <text:p>10.00%</text:p>
          </table:table-cell>
          <table:table-cell office:value-type="float" office:value="22.848993910000001" table:style-name="ce4">
            <text:p>22.84899391</text:p>
          </table:table-cell>
          <table:table-cell office:value-type="float" office:value="0.702262579" table:style-name="ce4">
            <text:p>0.702262579</text:p>
          </table:table-cell>
          <table:table-cell office:value-type="float" office:value="0.81818181800000001" table:style-name="ce4">
            <text:p>0.818181818</text:p>
          </table:table-cell>
          <table:table-cell office:value-type="float" office:value="0.91064389000000001" table:style-name="ce4">
            <text:p>0.91064389</text:p>
          </table:table-cell>
          <table:table-cell office:value-type="float" office:value="0.471723318" table:style-name="ce4">
            <text:p>0.471723318</text:p>
          </table:table-cell>
          <table:table-cell table:number-columns-repeated="16368"/>
        </table:table-row>
        <table:table-row table:style-name="ro2">
          <table:table-cell office:value-type="percentage" office:value="0.86197183091766649" table:formula="of:=2/(1/[.N319]+1/[.O319])" table:style-name="ce8">
            <text:p>86.20%</text:p>
          </table:table-cell>
          <table:table-cell office:value-type="float" office:value="3143.310546875" table:formula="of:=[.G319]/[.E319]" table:style-name="ce14">
            <text:p>3143.310547</text:p>
          </table:table-cell>
          <table:table-cell office:value-type="float" office:value="768" table:style-name="ce18">
            <text:p>768</text:p>
          </table:table-cell>
          <table:table-cell office:value-type="float" office:value="1024" table:style-name="ce20">
            <text:p>1024</text:p>
          </table:table-cell>
          <table:table-cell office:value-type="float" office:value="0.78643200000000002" table:formula="of:=[Sheet1.$C319]*[Sheet1.$D319]/1000000" table:style-name="ce16">
            <text:p>0.786432</text:p>
          </table:table-cell>
          <table:table-cell office:value-type="string" table:style-name="ce4">
            <text:p>test_img_0321.jpg</text:p>
          </table:table-cell>
          <table:table-cell office:value-type="float" office:value="2472" table:style-name="ce4">
            <text:p>2472</text:p>
          </table:table-cell>
          <table:table-cell office:value-type="float" office:value="2878" table:style-name="ce4">
            <text:p>2878</text:p>
          </table:table-cell>
          <table:table-cell office:value-type="float" office:value="406" table:style-name="ce4">
            <text:p>406</text:p>
          </table:table-cell>
          <table:table-cell office:value-type="float" office:value="164836" table:style-name="ce4">
            <text:p>164836</text:p>
          </table:table-cell>
          <table:table-cell office:value-type="string" table:style-name="ce9">
            <text:p>16.42%</text:p>
          </table:table-cell>
          <table:table-cell office:value-type="float" office:value="19.07460725" table:style-name="ce4">
            <text:p>19.07460725</text:p>
          </table:table-cell>
          <table:table-cell office:value-type="float" office:value="0.58902520700000005" table:style-name="ce4">
            <text:p>0.589025207</text:p>
          </table:table-cell>
          <table:table-cell office:value-type="float" office:value="0.79742877000000001" table:style-name="ce4">
            <text:p>0.79742877</text:p>
          </table:table-cell>
          <table:table-cell office:value-type="float" office:value="0.93788312200000001" table:style-name="ce4">
            <text:p>0.937883122</text:p>
          </table:table-cell>
          <table:table-cell office:value-type="float" office:value="1.38282752" table:style-name="ce4">
            <text:p>1.38282752</text:p>
          </table:table-cell>
          <table:table-cell table:number-columns-repeated="16368"/>
        </table:table-row>
        <table:table-row table:style-name="ro2">
          <table:table-cell office:value-type="percentage" office:value="0.86228342947279224" table:formula="of:=2/(1/[.N320]+1/[.O320])" table:style-name="ce8">
            <text:p>86.23%</text:p>
          </table:table-cell>
          <table:table-cell office:value-type="float" office:value="337.00295339780496" table:formula="of:=[.G320]/[.E320]" table:style-name="ce14">
            <text:p>337.0029534</text:p>
          </table:table-cell>
          <table:table-cell office:value-type="float" office:value="2136" table:style-name="ce18">
            <text:p>2136</text:p>
          </table:table-cell>
          <table:table-cell office:value-type="float" office:value="3216" table:style-name="ce20">
            <text:p>3216</text:p>
          </table:table-cell>
          <table:table-cell office:value-type="float" office:value="6.8693759999999999" table:formula="of:=[Sheet1.$C320]*[Sheet1.$D320]/1000000" table:style-name="ce16">
            <text:p>6.869376</text:p>
          </table:table-cell>
          <table:table-cell office:value-type="string" table:style-name="ce4">
            <text:p>test_img_0166.jpg</text:p>
          </table:table-cell>
          <table:table-cell office:value-type="float" office:value="2315" table:style-name="ce4">
            <text:p>2315</text:p>
          </table:table-cell>
          <table:table-cell office:value-type="float" office:value="2222" table:style-name="ce4">
            <text:p>2222</text:p>
          </table:table-cell>
          <table:table-cell office:value-type="float" office:value="93" table:style-name="ce4">
            <text:p>93</text:p>
          </table:table-cell>
          <table:table-cell office:value-type="float" office:value="8649" table:style-name="ce4">
            <text:p>8649</text:p>
          </table:table-cell>
          <table:table-cell office:value-type="string" table:style-name="ce9">
            <text:p>4.02%</text:p>
          </table:table-cell>
          <table:table-cell office:value-type="float" office:value="46.018536689999998" table:style-name="ce4">
            <text:p>46.01853669</text:p>
          </table:table-cell>
          <table:table-cell office:value-type="float" office:value="0.90420723700000005" table:style-name="ce4">
            <text:p>0.904207237</text:p>
          </table:table-cell>
          <table:table-cell office:value-type="float" office:value="0.87353735399999999" table:style-name="ce4">
            <text:p>0.873537354</text:p>
          </table:table-cell>
          <table:table-cell office:value-type="float" office:value="0.85131578900000004" table:style-name="ce4">
            <text:p>0.851315789</text:p>
          </table:table-cell>
          <table:table-cell office:value-type="float" office:value="2.5145075320000001" table:style-name="ce4">
            <text:p>2.514507532</text:p>
          </table:table-cell>
          <table:table-cell table:number-columns-repeated="16368"/>
        </table:table-row>
        <table:table-row table:style-name="ro2">
          <table:table-cell office:value-type="percentage" office:value="0.86696832537362267" table:formula="of:=2/(1/[.N321]+1/[.O321])" table:style-name="ce8">
            <text:p>86.70%</text:p>
          </table:table-cell>
          <table:table-cell office:value-type="float" office:value="2792.5925925925926" table:formula="of:=[.G321]/[.E321]" table:style-name="ce14">
            <text:p>2792.592593</text:p>
          </table:table-cell>
          <table:table-cell office:value-type="float" office:value="600" table:style-name="ce18">
            <text:p>600</text:p>
          </table:table-cell>
          <table:table-cell office:value-type="float" office:value="900" table:style-name="ce20">
            <text:p>900</text:p>
          </table:table-cell>
          <table:table-cell office:value-type="float" office:value="0.54" table:formula="of:=[Sheet1.$C321]*[Sheet1.$D321]/1000000" table:style-name="ce16">
            <text:p>0.54</text:p>
          </table:table-cell>
          <table:table-cell office:value-type="string" table:style-name="ce4">
            <text:p>test_img_0334.jpg</text:p>
          </table:table-cell>
          <table:table-cell office:value-type="float" office:value="1508" table:style-name="ce4">
            <text:p>1508</text:p>
          </table:table-cell>
          <table:table-cell office:value-type="float" office:value="1819" table:style-name="ce4">
            <text:p>1819</text:p>
          </table:table-cell>
          <table:table-cell office:value-type="float" office:value="311" table:style-name="ce4">
            <text:p>311</text:p>
          </table:table-cell>
          <table:table-cell office:value-type="float" office:value="96721" table:style-name="ce4">
            <text:p>96721</text:p>
          </table:table-cell>
          <table:table-cell office:value-type="string" table:style-name="ce9">
            <text:p>20.62%</text:p>
          </table:table-cell>
          <table:table-cell office:value-type="float" office:value="22.281516969999998" table:style-name="ce4">
            <text:p>22.28151697</text:p>
          </table:table-cell>
          <table:table-cell office:value-type="float" office:value="0.75851524999999997" table:style-name="ce4">
            <text:p>0.75851525</text:p>
          </table:table-cell>
          <table:table-cell office:value-type="float" office:value="0.78999450199999999" table:style-name="ce4">
            <text:p>0.789994502</text:p>
          </table:table-cell>
          <table:table-cell office:value-type="float" office:value="0.96056149700000004" table:style-name="ce4">
            <text:p>0.960561497</text:p>
          </table:table-cell>
          <table:table-cell office:value-type="float" office:value="0.88282346700000003" table:style-name="ce4">
            <text:p>0.882823467</text:p>
          </table:table-cell>
          <table:table-cell table:number-columns-repeated="16368"/>
        </table:table-row>
        <table:table-row table:style-name="ro2">
          <table:table-cell office:value-type="percentage" office:value="0.86789822237676006" table:formula="of:=2/(1/[.N322]+1/[.O322])" table:style-name="ce8">
            <text:p>86.79%</text:p>
          </table:table-cell>
          <table:table-cell office:value-type="float" office:value="228.16723700068871" table:formula="of:=[.G322]/[.E322]" table:style-name="ce14">
            <text:p>228.167237</text:p>
          </table:table-cell>
          <table:table-cell office:value-type="float" office:value="2112" table:style-name="ce18">
            <text:p>2112</text:p>
          </table:table-cell>
          <table:table-cell office:value-type="float" office:value="2816" table:style-name="ce20">
            <text:p>2816</text:p>
          </table:table-cell>
          <table:table-cell office:value-type="float" office:value="5.9473919999999998" table:formula="of:=[Sheet1.$C322]*[Sheet1.$D322]/1000000" table:style-name="ce16">
            <text:p>5.947392</text:p>
          </table:table-cell>
          <table:table-cell office:value-type="string" table:style-name="ce4">
            <text:p>test_img_0064.jpg</text:p>
          </table:table-cell>
          <table:table-cell office:value-type="float" office:value="1357" table:style-name="ce4">
            <text:p>1357</text:p>
          </table:table-cell>
          <table:table-cell office:value-type="float" office:value="1528" table:style-name="ce4">
            <text:p>1528</text:p>
          </table:table-cell>
          <table:table-cell office:value-type="float" office:value="171" table:style-name="ce4">
            <text:p>171</text:p>
          </table:table-cell>
          <table:table-cell office:value-type="float" office:value="29241" table:style-name="ce4">
            <text:p>29241</text:p>
          </table:table-cell>
          <table:table-cell office:value-type="string" table:style-name="ce9">
            <text:p>12.60%</text:p>
          </table:table-cell>
          <table:table-cell office:value-type="float" office:value="77.860927520000004" table:style-name="ce4">
            <text:p>77.86092752</text:p>
          </table:table-cell>
          <table:table-cell office:value-type="float" office:value="0.95323154300000001" table:style-name="ce4">
            <text:p>0.953231543</text:p>
          </table:table-cell>
          <table:table-cell office:value-type="float" office:value="0.81479057600000004" table:style-name="ce4">
            <text:p>0.814790576</text:p>
          </table:table-cell>
          <table:table-cell office:value-type="float" office:value="0.92841163299999996" table:style-name="ce4">
            <text:p>0.928411633</text:p>
          </table:table-cell>
          <table:table-cell office:value-type="float" office:value="1.8597421649999999" table:style-name="ce4">
            <text:p>1.859742165</text:p>
          </table:table-cell>
          <table:table-cell table:number-columns-repeated="16368"/>
        </table:table-row>
        <table:table-row table:style-name="ro2">
          <table:table-cell office:value-type="percentage" office:value="0.86816801630447471" table:formula="of:=2/(1/[.N323]+1/[.O323])" table:style-name="ce8">
            <text:p>86.82%</text:p>
          </table:table-cell>
          <table:table-cell office:value-type="float" office:value="886.36331161408316" table:formula="of:=[.G323]/[.E323]" table:style-name="ce14">
            <text:p>886.3633116</text:p>
          </table:table-cell>
          <table:table-cell office:value-type="float" office:value="1728" table:style-name="ce18">
            <text:p>1728</text:p>
          </table:table-cell>
          <table:table-cell office:value-type="float" office:value="2592" table:style-name="ce20">
            <text:p>2592</text:p>
          </table:table-cell>
          <table:table-cell office:value-type="float" office:value="4.4789760000000003" table:formula="of:=[Sheet1.$C323]*[Sheet1.$D323]/1000000" table:style-name="ce16">
            <text:p>4.478976</text:p>
          </table:table-cell>
          <table:table-cell office:value-type="string" table:style-name="ce4">
            <text:p>test_img_0255.jpg</text:p>
          </table:table-cell>
          <table:table-cell office:value-type="float" office:value="3970" table:style-name="ce4">
            <text:p>3970</text:p>
          </table:table-cell>
          <table:table-cell office:value-type="float" office:value="3989" table:style-name="ce4">
            <text:p>3989</text:p>
          </table:table-cell>
          <table:table-cell office:value-type="float" office:value="19" table:style-name="ce4">
            <text:p>19</text:p>
          </table:table-cell>
          <table:table-cell office:value-type="float" office:value="361" table:style-name="ce4">
            <text:p>361</text:p>
          </table:table-cell>
          <table:table-cell office:value-type="string" table:style-name="ce9">
            <text:p>0.48%</text:p>
          </table:table-cell>
          <table:table-cell office:value-type="float" office:value="37.504282670000002" table:style-name="ce4">
            <text:p>37.50428267</text:p>
          </table:table-cell>
          <table:table-cell office:value-type="float" office:value="0.84722235300000004" table:style-name="ce4">
            <text:p>0.847222353</text:p>
          </table:table-cell>
          <table:table-cell office:value-type="float" office:value="0.86011531699999999" table:style-name="ce4">
            <text:p>0.860115317</text:p>
          </table:table-cell>
          <table:table-cell office:value-type="float" office:value="0.87637292499999997" table:style-name="ce4">
            <text:p>0.876372925</text:p>
          </table:table-cell>
          <table:table-cell office:value-type="float" office:value="2.8831467630000001" table:style-name="ce4">
            <text:p>2.883146763</text:p>
          </table:table-cell>
          <table:table-cell table:number-columns-repeated="16368"/>
        </table:table-row>
        <table:table-row table:style-name="ro2">
          <table:table-cell office:value-type="percentage" office:value="0.86999022453833963" table:formula="of:=2/(1/[.N324]+1/[.O324])" table:style-name="ce8">
            <text:p>87.00%</text:p>
          </table:table-cell>
          <table:table-cell office:value-type="float" office:value="603.63651633492907" table:formula="of:=[.G324]/[.E324]" table:style-name="ce14">
            <text:p>603.6365163</text:p>
          </table:table-cell>
          <table:table-cell office:value-type="float" office:value="756" table:style-name="ce18">
            <text:p>756</text:p>
          </table:table-cell>
          <table:table-cell office:value-type="float" office:value="1008" table:style-name="ce20">
            <text:p>1008</text:p>
          </table:table-cell>
          <table:table-cell office:value-type="float" office:value="0.76204799999999995" table:formula="of:=[Sheet1.$C324]*[Sheet1.$D324]/1000000" table:style-name="ce16">
            <text:p>0.762048</text:p>
          </table:table-cell>
          <table:table-cell office:value-type="string" table:style-name="ce4">
            <text:p>test_img_0110.jpg</text:p>
          </table:table-cell>
          <table:table-cell office:value-type="float" office:value="460" table:style-name="ce4">
            <text:p>460</text:p>
          </table:table-cell>
          <table:table-cell office:value-type="float" office:value="566" table:style-name="ce4">
            <text:p>566</text:p>
          </table:table-cell>
          <table:table-cell office:value-type="float" office:value="106" table:style-name="ce4">
            <text:p>106</text:p>
          </table:table-cell>
          <table:table-cell office:value-type="float" office:value="11236" table:style-name="ce4">
            <text:p>11236</text:p>
          </table:table-cell>
          <table:table-cell office:value-type="string" table:style-name="ce9">
            <text:p>23.04%</text:p>
          </table:table-cell>
          <table:table-cell office:value-type="float" office:value="30.919025770000001" table:style-name="ce4">
            <text:p>30.91902577</text:p>
          </table:table-cell>
          <table:table-cell office:value-type="float" office:value="0.85643528899999999" table:style-name="ce4">
            <text:p>0.856435289</text:p>
          </table:table-cell>
          <table:table-cell office:value-type="float" office:value="0.78621908100000004" table:style-name="ce4">
            <text:p>0.786219081</text:p>
          </table:table-cell>
          <table:table-cell office:value-type="float" office:value="0.97374179400000005" table:style-name="ce4">
            <text:p>0.973741794</text:p>
          </table:table-cell>
          <table:table-cell office:value-type="float" office:value="0.37025737800000003" table:style-name="ce4">
            <text:p>0.370257378</text:p>
          </table:table-cell>
          <table:table-cell table:number-columns-repeated="16368"/>
        </table:table-row>
        <table:table-row table:style-name="ro2">
          <table:table-cell office:value-type="percentage" office:value="0.87595419871709101" table:formula="of:=2/(1/[.N325]+1/[.O325])" table:style-name="ce8">
            <text:p>87.60%</text:p>
          </table:table-cell>
          <table:table-cell office:value-type="float" office:value="353.83597883597884" table:formula="of:=[.G325]/[.E325]" table:style-name="ce14">
            <text:p>353.8359788</text:p>
          </table:table-cell>
          <table:table-cell office:value-type="float" office:value="840" table:style-name="ce18">
            <text:p>840</text:p>
          </table:table-cell>
          <table:table-cell office:value-type="float" office:value="1800" table:style-name="ce20">
            <text:p>1800</text:p>
          </table:table-cell>
          <table:table-cell office:value-type="float" office:value="1.512" table:formula="of:=[Sheet1.$C325]*[Sheet1.$D325]/1000000" table:style-name="ce16">
            <text:p>1.512</text:p>
          </table:table-cell>
          <table:table-cell office:value-type="string" table:style-name="ce4">
            <text:p>test_img_0219.jpg</text:p>
          </table:table-cell>
          <table:table-cell office:value-type="float" office:value="535" table:style-name="ce4">
            <text:p>535</text:p>
          </table:table-cell>
          <table:table-cell office:value-type="float" office:value="520" table:style-name="ce4">
            <text:p>520</text:p>
          </table:table-cell>
          <table:table-cell office:value-type="float" office:value="15" table:style-name="ce4">
            <text:p>15</text:p>
          </table:table-cell>
          <table:table-cell office:value-type="float" office:value="225" table:style-name="ce4">
            <text:p>225</text:p>
          </table:table-cell>
          <table:table-cell office:value-type="string" table:style-name="ce9">
            <text:p>2.80%</text:p>
          </table:table-cell>
          <table:table-cell office:value-type="float" office:value="69.625468710000007" table:style-name="ce4">
            <text:p>69.62546871</text:p>
          </table:table-cell>
          <table:table-cell office:value-type="float" office:value="0.91400454099999995" table:style-name="ce4">
            <text:p>0.914004541</text:p>
          </table:table-cell>
          <table:table-cell office:value-type="float" office:value="0.88269230799999998" table:style-name="ce4">
            <text:p>0.882692308</text:p>
          </table:table-cell>
          <table:table-cell office:value-type="float" office:value="0.86931818199999999" table:style-name="ce4">
            <text:p>0.869318182</text:p>
          </table:table-cell>
          <table:table-cell office:value-type="float" office:value="1.237966299" table:style-name="ce4">
            <text:p>1.237966299</text:p>
          </table:table-cell>
          <table:table-cell table:number-columns-repeated="16368"/>
        </table:table-row>
        <table:table-row table:style-name="ro2">
          <table:table-cell office:value-type="percentage" office:value="0.88209606964979059" table:formula="of:=2/(1/[.N326]+1/[.O326])" table:style-name="ce8">
            <text:p>88.21%</text:p>
          </table:table-cell>
          <table:table-cell office:value-type="float" office:value="804.7498122250438" table:formula="of:=[.G326]/[.E326]" table:style-name="ce14">
            <text:p>804.7498122</text:p>
          </table:table-cell>
          <table:table-cell office:value-type="float" office:value="511" table:style-name="ce18">
            <text:p>511</text:p>
          </table:table-cell>
          <table:table-cell office:value-type="float" office:value="766" table:style-name="ce20">
            <text:p>766</text:p>
          </table:table-cell>
          <table:table-cell office:value-type="float" office:value="0.391426" table:formula="of:=[Sheet1.$C326]*[Sheet1.$D326]/1000000" table:style-name="ce16">
            <text:p>0.391426</text:p>
          </table:table-cell>
          <table:table-cell office:value-type="string" table:style-name="ce4">
            <text:p>test_img_0302.jpg</text:p>
          </table:table-cell>
          <table:table-cell office:value-type="float" office:value="315" table:style-name="ce4">
            <text:p>315</text:p>
          </table:table-cell>
          <table:table-cell office:value-type="float" office:value="379" table:style-name="ce4">
            <text:p>379</text:p>
          </table:table-cell>
          <table:table-cell office:value-type="float" office:value="64" table:style-name="ce4">
            <text:p>64</text:p>
          </table:table-cell>
          <table:table-cell office:value-type="float" office:value="4096" table:style-name="ce4">
            <text:p>4096</text:p>
          </table:table-cell>
          <table:table-cell office:value-type="string" table:style-name="ce9">
            <text:p>20.32%</text:p>
          </table:table-cell>
          <table:table-cell office:value-type="float" office:value="33.469458230000001" table:style-name="ce4">
            <text:p>33.46945823</text:p>
          </table:table-cell>
          <table:table-cell office:value-type="float" office:value="0.90803076100000002" table:style-name="ce4">
            <text:p>0.908030761</text:p>
          </table:table-cell>
          <table:table-cell office:value-type="float" office:value="0.79947229500000005" table:style-name="ce4">
            <text:p>0.799472295</text:p>
          </table:table-cell>
          <table:table-cell office:value-type="float" office:value="0.98376623399999996" table:style-name="ce4">
            <text:p>0.983766234</text:p>
          </table:table-cell>
          <table:table-cell office:value-type="float" office:value="0.23810911200000001" table:style-name="ce4">
            <text:p>0.238109112</text:p>
          </table:table-cell>
          <table:table-cell table:number-columns-repeated="16368"/>
        </table:table-row>
        <table:table-row table:style-name="ro2">
          <table:table-cell office:value-type="percentage" office:value="0.88286334088502316" table:formula="of:=2/(1/[.N327]+1/[.O327])" table:style-name="ce8">
            <text:p>88.29%</text:p>
          </table:table-cell>
          <table:table-cell office:value-type="float" office:value="1550.2183406113538" table:formula="of:=[.G327]/[.E327]" table:style-name="ce14">
            <text:p>1550.218341</text:p>
          </table:table-cell>
          <table:table-cell office:value-type="float" office:value="600" table:style-name="ce18">
            <text:p>600</text:p>
          </table:table-cell>
          <table:table-cell office:value-type="float" office:value="458" table:style-name="ce20">
            <text:p>458</text:p>
          </table:table-cell>
          <table:table-cell office:value-type="float" office:value="0.27479999999999999" table:formula="of:=[Sheet1.$C327]*[Sheet1.$D327]/1000000" table:style-name="ce16">
            <text:p>0.2748</text:p>
          </table:table-cell>
          <table:table-cell office:value-type="string" table:style-name="ce4">
            <text:p>test_img_0328.jpg</text:p>
          </table:table-cell>
          <table:table-cell office:value-type="float" office:value="426" table:style-name="ce4">
            <text:p>426</text:p>
          </table:table-cell>
          <table:table-cell office:value-type="float" office:value="499" table:style-name="ce4">
            <text:p>499</text:p>
          </table:table-cell>
          <table:table-cell office:value-type="float" office:value="73" table:style-name="ce4">
            <text:p>73</text:p>
          </table:table-cell>
          <table:table-cell office:value-type="float" office:value="5329" table:style-name="ce4">
            <text:p>5329</text:p>
          </table:table-cell>
          <table:table-cell office:value-type="string" table:style-name="ce9">
            <text:p>17.14%</text:p>
          </table:table-cell>
          <table:table-cell office:value-type="float" office:value="29.694014249999999" table:style-name="ce4">
            <text:p>29.69401425</text:p>
          </table:table-cell>
          <table:table-cell office:value-type="float" office:value="0.83057701399999995" table:style-name="ce4">
            <text:p>0.830577014</text:p>
          </table:table-cell>
          <table:table-cell office:value-type="float" office:value="0.815631263" table:style-name="ce4">
            <text:p>0.815631263</text:p>
          </table:table-cell>
          <table:table-cell office:value-type="float" office:value="0.96217494100000001" table:style-name="ce4">
            <text:p>0.962174941</text:p>
          </table:table-cell>
          <table:table-cell office:value-type="float" office:value="0.30452203799999999" table:style-name="ce4">
            <text:p>0.304522038</text:p>
          </table:table-cell>
          <table:table-cell table:number-columns-repeated="16368"/>
        </table:table-row>
        <table:table-row table:style-name="ro2">
          <table:table-cell office:value-type="percentage" office:value="0.89726027367010686" table:formula="of:=2/(1/[.N328]+1/[.O328])" table:style-name="ce8">
            <text:p>89.73%</text:p>
          </table:table-cell>
          <table:table-cell office:value-type="float" office:value="235.29411764705881" table:formula="of:=[.G328]/[.E328]" table:style-name="ce14">
            <text:p>235.2941176</text:p>
          </table:table-cell>
          <table:table-cell office:value-type="float" office:value="646" table:style-name="ce18">
            <text:p>646</text:p>
          </table:table-cell>
          <table:table-cell office:value-type="float" office:value="1000" table:style-name="ce20">
            <text:p>1000</text:p>
          </table:table-cell>
          <table:table-cell office:value-type="float" office:value="0.64600000000000002" table:formula="of:=[Sheet1.$C328]*[Sheet1.$D328]/1000000" table:style-name="ce16">
            <text:p>0.646</text:p>
          </table:table-cell>
          <table:table-cell office:value-type="string" table:style-name="ce4">
            <text:p>test_img_0134.jpg</text:p>
          </table:table-cell>
          <table:table-cell office:value-type="float" office:value="152" table:style-name="ce4">
            <text:p>152</text:p>
          </table:table-cell>
          <table:table-cell office:value-type="float" office:value="142" table:style-name="ce4">
            <text:p>142</text:p>
          </table:table-cell>
          <table:table-cell office:value-type="float" office:value="10" table:style-name="ce4">
            <text:p>10</text:p>
          </table:table-cell>
          <table:table-cell office:value-type="float" office:value="100" table:style-name="ce4">
            <text:p>100</text:p>
          </table:table-cell>
          <table:table-cell office:value-type="string" table:style-name="ce9">
            <text:p>6.58%</text:p>
          </table:table-cell>
          <table:table-cell office:value-type="float" office:value="40.422025210000001" table:style-name="ce4">
            <text:p>40.42202521</text:p>
          </table:table-cell>
          <table:table-cell office:value-type="float" office:value="0.93518970000000001" table:style-name="ce4">
            <text:p>0.9351897</text:p>
          </table:table-cell>
          <table:table-cell office:value-type="float" office:value="0.92253521100000002" table:style-name="ce4">
            <text:p>0.922535211</text:p>
          </table:table-cell>
          <table:table-cell office:value-type="float" office:value="0.87333333300000004" table:style-name="ce4">
            <text:p>0.873333333</text:p>
          </table:table-cell>
          <table:table-cell office:value-type="float" office:value="0.264080763" table:style-name="ce4">
            <text:p>0.264080763</text:p>
          </table:table-cell>
          <table:table-cell table:number-columns-repeated="16368"/>
        </table:table-row>
        <table:table-row table:style-name="ro2">
          <table:table-cell office:value-type="percentage" office:value="0.95238095199999995" table:formula="of:=2/(1/[.N329]+1/[.O329])" table:style-name="ce8">
            <text:p>95.24%</text:p>
          </table:table-cell>
          <table:table-cell office:value-type="float" office:value="286.35682158920537" table:formula="of:=[.G329]/[.E329]" table:style-name="ce14">
            <text:p>286.3568216</text:p>
          </table:table-cell>
          <table:table-cell office:value-type="float" office:value="667" table:style-name="ce18">
            <text:p>667</text:p>
          </table:table-cell>
          <table:table-cell office:value-type="float" office:value="1000" table:style-name="ce20">
            <text:p>1000</text:p>
          </table:table-cell>
          <table:table-cell office:value-type="float" office:value="0.66700000000000004" table:formula="of:=[Sheet1.$C329]*[Sheet1.$D329]/1000000" table:style-name="ce16">
            <text:p>0.667</text:p>
          </table:table-cell>
          <table:table-cell office:value-type="string" table:style-name="ce4">
            <text:p>test_img_0017.jpg</text:p>
          </table:table-cell>
          <table:table-cell office:value-type="float" office:value="191" table:style-name="ce4">
            <text:p>191</text:p>
          </table:table-cell>
          <table:table-cell office:value-type="float" office:value="189" table:style-name="ce4">
            <text:p>189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office:value-type="string" table:style-name="ce9">
            <text:p>1.05%</text:p>
          </table:table-cell>
          <table:table-cell office:value-type="float" office:value="38.594391690000002" table:style-name="ce4">
            <text:p>38.59439169</text:p>
          </table:table-cell>
          <table:table-cell office:value-type="float" office:value="0.92401671100000005" table:style-name="ce4">
            <text:p>0.924016711</text:p>
          </table:table-cell>
          <table:table-cell office:value-type="float" office:value="0.95238095199999995" table:style-name="ce4">
            <text:p>0.952380952</text:p>
          </table:table-cell>
          <table:table-cell office:value-type="float" office:value="0.95238095199999995" table:style-name="ce4">
            <text:p>0.952380952</text:p>
          </table:table-cell>
          <table:table-cell office:value-type="float" office:value="0.26907515500000001" table:style-name="ce4">
            <text:p>0.269075155</text:p>
          </table:table-cell>
          <table:table-cell table:number-columns-repeated="16368"/>
        </table:table-row>
        <table:table-row table:style-name="ro2">
          <table:table-cell office:value-type="percentage" office:value="0" table:formula="of:=2/(1/[.N330]+1/[.O330])" table:style-name="ce8">
            <text:p>#DIV/0!</text:p>
          </table:table-cell>
          <table:table-cell office:value-type="float" office:value="20.08916093688859" table:formula="of:=[.G330]/[.E330]" table:style-name="ce14">
            <text:p>20.08916094</text:p>
          </table:table-cell>
          <table:table-cell office:value-type="float" office:value="2136" table:style-name="ce18">
            <text:p>2136</text:p>
          </table:table-cell>
          <table:table-cell office:value-type="float" office:value="3216" table:style-name="ce20">
            <text:p>3216</text:p>
          </table:table-cell>
          <table:table-cell office:value-type="float" office:value="6.8693759999999999" table:formula="of:=[Sheet1.$C330]*[Sheet1.$D330]/1000000" table:style-name="ce16">
            <text:p>6.869376</text:p>
          </table:table-cell>
          <table:table-cell office:value-type="string" table:style-name="ce4">
            <text:p>test_img_0168.jpg</text:p>
          </table:table-cell>
          <table:table-cell office:value-type="float" office:value="138" table:style-name="ce4">
            <text:p>138</text:p>
          </table:table-cell>
          <table:table-cell office:value-type="float" office:value="0" table:style-name="ce4">
            <text:p>0</text:p>
          </table:table-cell>
          <table:table-cell office:value-type="float" office:value="138" table:style-name="ce4">
            <text:p>138</text:p>
          </table:table-cell>
          <table:table-cell office:value-type="float" office:value="19044" table:style-name="ce4">
            <text:p>19044</text:p>
          </table:table-cell>
          <table:table-cell office:value-type="string" table:style-name="ce9">
            <text:p>100.00%</text:p>
          </table:table-cell>
          <table:table-cell office:value-type="float" office:value="74.12763692" table:style-name="ce4">
            <text:p>74.12763692</text:p>
          </table:table-cell>
          <table:table-cell office:value-type="float" office:value="0.97779070499999998" table:style-name="ce4">
            <text:p>0.9777907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6018886569999999" table:style-name="ce4">
            <text:p>1.601888657</text:p>
          </table:table-cell>
          <table:table-cell table:number-columns-repeated="16368"/>
        </table:table-row>
        <table:table-row table:style-name="ro2">
          <table:table-cell office:value-type="percentage" office:value="0" table:formula="of:=2/(1/[.N331]+1/[.O331])" table:style-name="ce8">
            <text:p>#DIV/0!</text:p>
          </table:table-cell>
          <table:table-cell office:value-type="float" office:value="33.34327980324074" table:formula="of:=[.G331]/[.E331]" table:style-name="ce14">
            <text:p>33.3432798</text:p>
          </table:table-cell>
          <table:table-cell office:value-type="float" office:value="2304" table:style-name="ce18">
            <text:p>2304</text:p>
          </table:table-cell>
          <table:table-cell office:value-type="float" office:value="3072" table:style-name="ce20">
            <text:p>3072</text:p>
          </table:table-cell>
          <table:table-cell office:value-type="float" office:value="7.0778879999999997" table:formula="of:=[Sheet1.$C331]*[Sheet1.$D331]/1000000" table:style-name="ce16">
            <text:p>7.077888</text:p>
          </table:table-cell>
          <table:table-cell office:value-type="string" table:style-name="ce4">
            <text:p>test_img_0300.jpg</text:p>
          </table:table-cell>
          <table:table-cell office:value-type="float" office:value="236" table:style-name="ce4">
            <text:p>236</text:p>
          </table:table-cell>
          <table:table-cell office:value-type="float" office:value="0" table:style-name="ce4">
            <text:p>0</text:p>
          </table:table-cell>
          <table:table-cell office:value-type="float" office:value="236" table:style-name="ce4">
            <text:p>236</text:p>
          </table:table-cell>
          <table:table-cell office:value-type="float" office:value="55696" table:style-name="ce4">
            <text:p>55696</text:p>
          </table:table-cell>
          <table:table-cell office:value-type="string" table:style-name="ce9">
            <text:p>100.00%</text:p>
          </table:table-cell>
          <table:table-cell office:value-type="float" office:value="44.044071049999999" table:style-name="ce4">
            <text:p>44.04407105</text:p>
          </table:table-cell>
          <table:table-cell office:value-type="float" office:value="0.95976883700000004" table:style-name="ce4">
            <text:p>0.95976883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458340406" table:style-name="ce4">
            <text:p>1.458340406</text:p>
          </table:table-cell>
          <table:table-cell table:number-columns-repeated="16368"/>
        </table:table-row>
        <table:table-row table:style-name="ro2">
          <table:table-cell office:value-type="percentage" office:value="0" table:formula="of:=2/(1/[.N332]+1/[.O332])" table:style-name="ce8">
            <text:p>#DIV/0!</text:p>
          </table:table-cell>
          <table:table-cell office:value-type="float" office:value="35.722893640464136" table:formula="of:=[.G332]/[.E332]" table:style-name="ce14">
            <text:p>35.72289364</text:p>
          </table:table-cell>
          <table:table-cell office:value-type="float" office:value="2160" table:style-name="ce18">
            <text:p>2160</text:p>
          </table:table-cell>
          <table:table-cell office:value-type="float" office:value="3227" table:style-name="ce20">
            <text:p>3227</text:p>
          </table:table-cell>
          <table:table-cell office:value-type="float" office:value="6.9703200000000001" table:formula="of:=[Sheet1.$C332]*[Sheet1.$D332]/1000000" table:style-name="ce16">
            <text:p>6.97032</text:p>
          </table:table-cell>
          <table:table-cell office:value-type="string" table:style-name="ce4">
            <text:p>test_img_0098_4k.jpg</text:p>
          </table:table-cell>
          <table:table-cell office:value-type="float" office:value="249" table:style-name="ce4">
            <text:p>249</text:p>
          </table:table-cell>
          <table:table-cell office:value-type="float" office:value="0" table:style-name="ce4">
            <text:p>0</text:p>
          </table:table-cell>
          <table:table-cell office:value-type="float" office:value="249" table:style-name="ce4">
            <text:p>249</text:p>
          </table:table-cell>
          <table:table-cell office:value-type="float" office:value="62001" table:style-name="ce4">
            <text:p>62001</text:p>
          </table:table-cell>
          <table:table-cell office:value-type="string" table:style-name="ce9">
            <text:p>100.00%</text:p>
          </table:table-cell>
          <table:table-cell office:value-type="float" office:value="62.548403149999999" table:style-name="ce4">
            <text:p>62.54840315</text:p>
          </table:table-cell>
          <table:table-cell office:value-type="float" office:value="0.96646055500000005" table:style-name="ce4">
            <text:p>0.96646055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730891943" table:style-name="ce4">
            <text:p>1.730891943</text:p>
          </table:table-cell>
          <table:table-cell table:number-columns-repeated="16368"/>
        </table:table-row>
        <table:table-row table:style-name="ro2">
          <table:table-cell office:value-type="percentage" office:value="0" table:formula="of:=2/(1/[.N333]+1/[.O333])" table:style-name="ce8">
            <text:p>#DIV/0!</text:p>
          </table:table-cell>
          <table:table-cell office:value-type="float" office:value="30.864197530864196" table:formula="of:=[.G333]/[.E333]" table:style-name="ce14">
            <text:p>30.86419753</text:p>
          </table:table-cell>
          <table:table-cell office:value-type="float" office:value="2160" table:style-name="ce18">
            <text:p>2160</text:p>
          </table:table-cell>
          <table:table-cell office:value-type="float" office:value="3240" table:style-name="ce20">
            <text:p>3240</text:p>
          </table:table-cell>
          <table:table-cell office:value-type="float" office:value="6.9984000000000002" table:formula="of:=[Sheet1.$C333]*[Sheet1.$D333]/1000000" table:style-name="ce16">
            <text:p>6.9984</text:p>
          </table:table-cell>
          <table:table-cell office:value-type="string" table:style-name="ce4">
            <text:p>test_img_0288_4k.jpg</text:p>
          </table:table-cell>
          <table:table-cell office:value-type="float" office:value="216" table:style-name="ce4">
            <text:p>216</text:p>
          </table:table-cell>
          <table:table-cell office:value-type="float" office:value="0" table:style-name="ce4">
            <text:p>0</text:p>
          </table:table-cell>
          <table:table-cell office:value-type="float" office:value="216" table:style-name="ce4">
            <text:p>216</text:p>
          </table:table-cell>
          <table:table-cell office:value-type="float" office:value="46656" table:style-name="ce4">
            <text:p>46656</text:p>
          </table:table-cell>
          <table:table-cell office:value-type="string" table:style-name="ce9">
            <text:p>100.00%</text:p>
          </table:table-cell>
          <table:table-cell office:value-type="float" office:value="97.089606619999998" table:style-name="ce4">
            <text:p>97.08960662</text:p>
          </table:table-cell>
          <table:table-cell office:value-type="float" office:value="0.97299335399999998" table:style-name="ce4">
            <text:p>0.97299335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1117868419999999" table:style-name="ce4">
            <text:p>2.111786842</text:p>
          </table:table-cell>
          <table:table-cell table:number-columns-repeated="16368"/>
        </table:table-row>
        <table:table-row table:style-name="ro2">
          <table:table-cell office:value-type="percentage" office:value="0" table:formula="of:=2/(1/[.N334]+1/[.O334])" table:style-name="ce8">
            <text:p>#DIV/0!</text:p>
          </table:table-cell>
          <table:table-cell office:value-type="float" office:value="20.804122066048812" table:formula="of:=[.G334]/[.E334]" table:style-name="ce14">
            <text:p>20.80412207</text:p>
          </table:table-cell>
          <table:table-cell office:value-type="float" office:value="2160" table:style-name="ce18">
            <text:p>2160</text:p>
          </table:table-cell>
          <table:table-cell office:value-type="float" office:value="3249" table:style-name="ce20">
            <text:p>3249</text:p>
          </table:table-cell>
          <table:table-cell office:value-type="float" office:value="7.0178399999999996" table:formula="of:=[Sheet1.$C334]*[Sheet1.$D334]/1000000" table:style-name="ce16">
            <text:p>7.01784</text:p>
          </table:table-cell>
          <table:table-cell office:value-type="string" table:style-name="ce4">
            <text:p>test_img_0094_4k.jpg</text:p>
          </table:table-cell>
          <table:table-cell office:value-type="float" office:value="146" table:style-name="ce4">
            <text:p>146</text:p>
          </table:table-cell>
          <table:table-cell office:value-type="float" office:value="3" table:style-name="ce4">
            <text:p>3</text:p>
          </table:table-cell>
          <table:table-cell office:value-type="float" office:value="143" table:style-name="ce4">
            <text:p>143</text:p>
          </table:table-cell>
          <table:table-cell office:value-type="float" office:value="20449" table:style-name="ce4">
            <text:p>20449</text:p>
          </table:table-cell>
          <table:table-cell office:value-type="string" table:style-name="ce9">
            <text:p>97.95%</text:p>
          </table:table-cell>
          <table:table-cell office:value-type="float" office:value="59.192184660000002" table:style-name="ce4">
            <text:p>59.19218466</text:p>
          </table:table-cell>
          <table:table-cell office:value-type="float" office:value="0.97464532199999998" table:style-name="ce4">
            <text:p>0.97464532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1089072230000001" table:style-name="ce4">
            <text:p>2.108907223</text:p>
          </table:table-cell>
          <table:table-cell table:number-columns-repeated="16368"/>
        </table:table-row>
        <table:table-row table:style-name="ro2">
          <table:table-cell office:value-type="percentage" office:value="0" table:formula="of:=2/(1/[.N335]+1/[.O335])" table:style-name="ce8">
            <text:p>#DIV/0!</text:p>
          </table:table-cell>
          <table:table-cell office:value-type="float" office:value="22.147919524462733" table:formula="of:=[.G335]/[.E335]" table:style-name="ce14">
            <text:p>22.14791952</text:p>
          </table:table-cell>
          <table:table-cell office:value-type="float" office:value="2160" table:style-name="ce18">
            <text:p>2160</text:p>
          </table:table-cell>
          <table:table-cell office:value-type="float" office:value="3240" table:style-name="ce20">
            <text:p>3240</text:p>
          </table:table-cell>
          <table:table-cell office:value-type="float" office:value="6.9984000000000002" table:formula="of:=[Sheet1.$C335]*[Sheet1.$D335]/1000000" table:style-name="ce16">
            <text:p>6.9984</text:p>
          </table:table-cell>
          <table:table-cell office:value-type="string" table:style-name="ce4">
            <text:p>test_img_0043_4k.jpg</text:p>
          </table:table-cell>
          <table:table-cell office:value-type="float" office:value="155" table:style-name="ce4">
            <text:p>155</text:p>
          </table:table-cell>
          <table:table-cell office:value-type="float" office:value="1" table:style-name="ce4">
            <text:p>1</text:p>
          </table:table-cell>
          <table:table-cell office:value-type="float" office:value="154" table:style-name="ce4">
            <text:p>154</text:p>
          </table:table-cell>
          <table:table-cell office:value-type="float" office:value="23716" table:style-name="ce4">
            <text:p>23716</text:p>
          </table:table-cell>
          <table:table-cell office:value-type="string" table:style-name="ce9">
            <text:p>99.35%</text:p>
          </table:table-cell>
          <table:table-cell office:value-type="float" office:value="58.59073506" table:style-name="ce4">
            <text:p>58.59073506</text:p>
          </table:table-cell>
          <table:table-cell office:value-type="float" office:value="0.972564294" table:style-name="ce4">
            <text:p>0.97256429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1686809060000001" table:style-name="ce4">
            <text:p>2.168680906</text:p>
          </table:table-cell>
          <table:table-cell table:number-columns-repeated="16368"/>
        </table:table-row>
        <table:table-row table:style-name="ro2">
          <table:table-cell table:style-name="ce8"/>
          <table:table-cell table:style-name="ce14"/>
          <table:table-cell table:style-name="ce18"/>
          <table:table-cell table:style-name="ce20"/>
          <table:table-cell table:style-name="ce16"/>
          <table:table-cell table:style-name="ce4"/>
          <table:table-cell office:value-type="float" office:value="718.94311379999999" table:style-name="ce4">
            <text:p>718.9431138</text:p>
          </table:table-cell>
          <table:table-cell office:value-type="float" office:value="642.29640719999998" table:style-name="ce4">
            <text:p>642.2964072</text:p>
          </table:table-cell>
          <table:table-cell office:value-type="float" office:value="190.760479" table:style-name="ce4">
            <text:p>190.760479</text:p>
          </table:table-cell>
          <table:table-cell office:value-type="float" office:value="96334.916169999997" table:style-name="ce4">
            <text:p>96334.91617</text:p>
          </table:table-cell>
          <table:table-cell office:value-type="string" table:style-name="ce9">
            <text:p>33.11%</text:p>
          </table:table-cell>
          <table:table-cell office:value-type="float" office:value="71.125335210000003" table:style-name="ce4">
            <text:p>71.12533521</text:p>
          </table:table-cell>
          <table:table-cell office:value-type="float" office:value="0.92341761519999999" table:style-name="ce4">
            <text:p>0.923417615</text:p>
          </table:table-cell>
          <table:table-cell office:value-type="float" office:value="0.67105977149999996" table:style-name="ce4">
            <text:p>0.671059772</text:p>
          </table:table-cell>
          <table:table-cell office:value-type="float" office:value="0.5843544235" table:style-name="ce4">
            <text:p>0.584354424</text:p>
          </table:table-cell>
          <table:table-cell office:value-type="float" office:value="1.941964177" table:style-name="ce4">
            <text:p>1.941964177</text:p>
          </table:table-cell>
          <table:table-cell table:number-columns-repeated="16368"/>
        </table:table-row>
        <table:table-row table:style-name="ro2">
          <table:table-cell/>
          <table:table-cell table:style-name="ce14"/>
          <table:table-cell table:style-name="ce18"/>
          <table:table-cell table:style-name="ce20"/>
          <table:table-cell table:style-name="ce16"/>
          <table:table-cell table:number-columns-repeated="4"/>
          <table:table-cell office:value-type="float" office:value="310.37866580000002" table:style-name="ce4">
            <text:p>310.3786658</text:p>
          </table:table-cell>
          <table:table-cell office:value-type="string" table:style-name="ce9">
            <text:p>66.89%</text:p>
          </table:table-cell>
          <table:table-cell table:number-columns-repeated="16373"/>
        </table:table-row>
        <table:table-row table:style-name="ro2">
          <table:table-cell/>
          <table:table-cell table:style-name="ce14"/>
          <table:table-cell table:style-name="ce18"/>
          <table:table-cell table:style-name="ce20"/>
          <table:table-cell table:style-name="ce16"/>
          <table:table-cell table:number-columns-repeated="4"/>
          <table:table-cell table:number-columns-repeated="1014" table:style-name="ce4"/>
          <table:table-cell table:number-columns-repeated="15361"/>
        </table:table-row>
        <table:table-row table:number-rows-repeated="1048238" table:style-name="ro4">
          <table:table-cell/>
          <table:table-cell table:style-name="ce14"/>
          <table:table-cell table:style-name="ce18"/>
          <table:table-cell table:style-name="ce20"/>
          <table:table-cell table:style-name="ce16"/>
          <table:table-cell table:number-columns-repeated="16379"/>
        </table:table-row>
      </table:table>
      <table:database-ranges>
        <table:database-range table:target-range-address="Sheet2.A1:Sheet2.G302" table:name="__Anonymous_Sheet_DB__0">
          <table:sort>
            <table:sort-by table:field-number="6"/>
          </table:sort>
        </table:database-range>
        <table:database-range table:target-range-address="Sheet1.A1:Sheet1.P337" table:name="__Anonymous_Sheet_DB__1">
          <table:sort>
            <table:sort-by table:field-number="0"/>
          </table:sort>
        </table:database-range>
        <table:database-range table:target-range-address="Sheet3.A1:Sheet3.K2594" table:contains-header="false">
          <table:sort>
            <table:sort-by table:field-number="1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fo:background-color="#FFCCCC"/>
      <style:text-properties fo:color="#CC0000"/>
    </style:style>
    <style:style style:name="cf2" style:family="table-cell" style:data-style-name="N0">
      <style:table-cell-properties fo:background-color="#CCFFCC"/>
      <style:text-properties fo:color="#006600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creator>Tarik Reza Toha</dc:creator>
    <meta:creation-date>2020-09-10T04:06:24Z</meta:creation-date>
    <dc:date>2020-09-21T02:37:11Z</dc:date>
    <meta:editing-cycles>24</meta:editing-cycles>
    <meta:editing-duration>PT4932S</meta:editing-duration>
  </office:meta>
</office:document-meta>
</file>